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9193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48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5118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1.5547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940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6371" table:default-cell-style-name="ce3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K_KEM_Cyc</text:p>
          </table:table-cell>
          <table:table-cell office:value-type="string" calcext:value-type="string">
            <text:p>K_KEM_ns</text:p>
          </table:table-cell>
          <table:table-cell office:value-type="string" calcext:value-type="string">
            <text:p>K_SIG_Cyc</text:p>
          </table:table-cell>
          <table:table-cell office:value-type="string" calcext:value-type="string">
            <text:p>K_SIG_ns</text:p>
          </table:table-cell>
          <table:table-cell office:value-type="string" calcext:value-type="string">
            <text:p>Sign_Cyc</text:p>
          </table:table-cell>
          <table:table-cell office:value-type="string" calcext:value-type="string">
            <text:p>Sign_ns</text:p>
          </table:table-cell>
          <table:table-cell office:value-type="string" calcext:value-type="string">
            <text:p>Verify_Cyc</text:p>
          </table:table-cell>
          <table:table-cell office:value-type="string" calcext:value-type="string">
            <text:p>Verify_ns</text:p>
          </table:table-cell>
          <table:table-cell office:value-type="string" calcext:value-type="string">
            <text:p>E_Cyc</text:p>
          </table:table-cell>
          <table:table-cell office:value-type="string" calcext:value-type="string">
            <text:p>E_ns</text:p>
          </table:table-cell>
          <table:table-cell office:value-type="string" calcext:value-type="string">
            <text:p>D_Cyc</text:p>
          </table:table-cell>
          <table:table-cell office:value-type="string" calcext:value-type="string">
            <text:p>D_ns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510" calcext:value-type="float">
            <text:p>507510</text:p>
          </table:table-cell>
          <table:table-cell office:value-type="float" office:value="189346" calcext:value-type="float">
            <text:p>189346</text:p>
          </table:table-cell>
          <table:table-cell office:value-type="float" office:value="1310550" calcext:value-type="float">
            <text:p>1310550</text:p>
          </table:table-cell>
          <table:table-cell office:value-type="float" office:value="488047" calcext:value-type="float">
            <text:p>488047</text:p>
          </table:table-cell>
          <table:table-cell office:value-type="float" office:value="4266576" calcext:value-type="float">
            <text:p>4266576</text:p>
          </table:table-cell>
          <table:table-cell office:value-type="float" office:value="1587852" calcext:value-type="float">
            <text:p>1587852</text:p>
          </table:table-cell>
          <table:table-cell office:value-type="float" office:value="1244764" calcext:value-type="float">
            <text:p>1244764</text:p>
          </table:table-cell>
          <table:table-cell office:value-type="float" office:value="463584" calcext:value-type="float">
            <text:p>463584</text:p>
          </table:table-cell>
          <table:table-cell office:value-type="float" office:value="495284" calcext:value-type="float">
            <text:p>495284</text:p>
          </table:table-cell>
          <table:table-cell office:value-type="float" office:value="184457" calcext:value-type="float">
            <text:p>184457</text:p>
          </table:table-cell>
          <table:table-cell office:value-type="float" office:value="607126" calcext:value-type="float">
            <text:p>607126</text:p>
          </table:table-cell>
          <table:table-cell office:value-type="float" office:value="226129" calcext:value-type="float">
            <text:p>226129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2170" calcext:value-type="float">
            <text:p>592170</text:p>
          </table:table-cell>
          <table:table-cell office:value-type="float" office:value="220948" calcext:value-type="float">
            <text:p>220948</text:p>
          </table:table-cell>
          <table:table-cell office:value-type="float" office:value="1725086" calcext:value-type="float">
            <text:p>1725086</text:p>
          </table:table-cell>
          <table:table-cell office:value-type="float" office:value="642272" calcext:value-type="float">
            <text:p>642272</text:p>
          </table:table-cell>
          <table:table-cell office:value-type="float" office:value="2639193" calcext:value-type="float">
            <text:p>2639193</text:p>
          </table:table-cell>
          <table:table-cell office:value-type="float" office:value="983728" calcext:value-type="float">
            <text:p>983728</text:p>
          </table:table-cell>
          <table:table-cell office:value-type="float" office:value="1360420" calcext:value-type="float">
            <text:p>1360420</text:p>
          </table:table-cell>
          <table:table-cell office:value-type="float" office:value="506571" calcext:value-type="float">
            <text:p>506571</text:p>
          </table:table-cell>
          <table:table-cell office:value-type="float" office:value="587320" calcext:value-type="float">
            <text:p>587320</text:p>
          </table:table-cell>
          <table:table-cell office:value-type="float" office:value="218830" calcext:value-type="float">
            <text:p>218830</text:p>
          </table:table-cell>
          <table:table-cell office:value-type="float" office:value="648646" calcext:value-type="float">
            <text:p>648646</text:p>
          </table:table-cell>
          <table:table-cell office:value-type="float" office:value="241617" calcext:value-type="float">
            <text:p>241617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8450" calcext:value-type="float">
            <text:p>588450</text:p>
          </table:table-cell>
          <table:table-cell office:value-type="float" office:value="219536" calcext:value-type="float">
            <text:p>219536</text:p>
          </table:table-cell>
          <table:table-cell office:value-type="float" office:value="1622666" calcext:value-type="float">
            <text:p>1622666</text:p>
          </table:table-cell>
          <table:table-cell office:value-type="float" office:value="604245" calcext:value-type="float">
            <text:p>604245</text:p>
          </table:table-cell>
          <table:table-cell office:value-type="float" office:value="3146596" calcext:value-type="float">
            <text:p>3146596</text:p>
          </table:table-cell>
          <table:table-cell office:value-type="float" office:value="1171349" calcext:value-type="float">
            <text:p>1171349</text:p>
          </table:table-cell>
          <table:table-cell office:value-type="float" office:value="1567872" calcext:value-type="float">
            <text:p>1567872</text:p>
          </table:table-cell>
          <table:table-cell office:value-type="float" office:value="583863" calcext:value-type="float">
            <text:p>583863</text:p>
          </table:table-cell>
          <table:table-cell office:value-type="float" office:value="593598" calcext:value-type="float">
            <text:p>593598</text:p>
          </table:table-cell>
          <table:table-cell office:value-type="float" office:value="221286" calcext:value-type="float">
            <text:p>221286</text:p>
          </table:table-cell>
          <table:table-cell office:value-type="float" office:value="666466" calcext:value-type="float">
            <text:p>666466</text:p>
          </table:table-cell>
          <table:table-cell office:value-type="float" office:value="248343" calcext:value-type="float">
            <text:p>248343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6142" calcext:value-type="float">
            <text:p>586142</text:p>
          </table:table-cell>
          <table:table-cell office:value-type="float" office:value="218683" calcext:value-type="float">
            <text:p>218683</text:p>
          </table:table-cell>
          <table:table-cell office:value-type="float" office:value="1619106" calcext:value-type="float">
            <text:p>1619106</text:p>
          </table:table-cell>
          <table:table-cell office:value-type="float" office:value="603002" calcext:value-type="float">
            <text:p>603002</text:p>
          </table:table-cell>
          <table:table-cell office:value-type="float" office:value="3117002" calcext:value-type="float">
            <text:p>3117002</text:p>
          </table:table-cell>
          <table:table-cell office:value-type="float" office:value="1160235" calcext:value-type="float">
            <text:p>1160235</text:p>
          </table:table-cell>
          <table:table-cell office:value-type="float" office:value="1534996" calcext:value-type="float">
            <text:p>1534996</text:p>
          </table:table-cell>
          <table:table-cell office:value-type="float" office:value="571488" calcext:value-type="float">
            <text:p>571488</text:p>
          </table:table-cell>
          <table:table-cell office:value-type="float" office:value="592670" calcext:value-type="float">
            <text:p>592670</text:p>
          </table:table-cell>
          <table:table-cell office:value-type="float" office:value="220963" calcext:value-type="float">
            <text:p>220963</text:p>
          </table:table-cell>
          <table:table-cell office:value-type="float" office:value="698986" calcext:value-type="float">
            <text:p>698986</text:p>
          </table:table-cell>
          <table:table-cell office:value-type="float" office:value="260523" calcext:value-type="float">
            <text:p>260523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6200" calcext:value-type="float">
            <text:p>476200</text:p>
          </table:table-cell>
          <table:table-cell office:value-type="float" office:value="177518" calcext:value-type="float">
            <text:p>177518</text:p>
          </table:table-cell>
          <table:table-cell office:value-type="float" office:value="1320562" calcext:value-type="float">
            <text:p>1320562</text:p>
          </table:table-cell>
          <table:table-cell office:value-type="float" office:value="491770" calcext:value-type="float">
            <text:p>491770</text:p>
          </table:table-cell>
          <table:table-cell office:value-type="float" office:value="2472614" calcext:value-type="float">
            <text:p>2472614</text:p>
          </table:table-cell>
          <table:table-cell office:value-type="float" office:value="921126" calcext:value-type="float">
            <text:p>921126</text:p>
          </table:table-cell>
          <table:table-cell office:value-type="float" office:value="1231494" calcext:value-type="float">
            <text:p>1231494</text:p>
          </table:table-cell>
          <table:table-cell office:value-type="float" office:value="458389" calcext:value-type="float">
            <text:p>458389</text:p>
          </table:table-cell>
          <table:table-cell office:value-type="float" office:value="512224" calcext:value-type="float">
            <text:p>512224</text:p>
          </table:table-cell>
          <table:table-cell office:value-type="float" office:value="190860" calcext:value-type="float">
            <text:p>190860</text:p>
          </table:table-cell>
          <table:table-cell office:value-type="float" office:value="571532" calcext:value-type="float">
            <text:p>571532</text:p>
          </table:table-cell>
          <table:table-cell office:value-type="float" office:value="212905" calcext:value-type="float">
            <text:p>212905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8716" calcext:value-type="float">
            <text:p>558716</text:p>
          </table:table-cell>
          <table:table-cell office:value-type="float" office:value="208639" calcext:value-type="float">
            <text:p>208639</text:p>
          </table:table-cell>
          <table:table-cell office:value-type="float" office:value="1532634" calcext:value-type="float">
            <text:p>1532634</text:p>
          </table:table-cell>
          <table:table-cell office:value-type="float" office:value="570720" calcext:value-type="float">
            <text:p>570720</text:p>
          </table:table-cell>
          <table:table-cell office:value-type="float" office:value="4949892" calcext:value-type="float">
            <text:p>4949892</text:p>
          </table:table-cell>
          <table:table-cell office:value-type="float" office:value="1841898" calcext:value-type="float">
            <text:p>1841898</text:p>
          </table:table-cell>
          <table:table-cell office:value-type="float" office:value="1481706" calcext:value-type="float">
            <text:p>1481706</text:p>
          </table:table-cell>
          <table:table-cell office:value-type="float" office:value="551812" calcext:value-type="float">
            <text:p>551812</text:p>
          </table:table-cell>
          <table:table-cell office:value-type="float" office:value="580208" calcext:value-type="float">
            <text:p>580208</text:p>
          </table:table-cell>
          <table:table-cell office:value-type="float" office:value="216291" calcext:value-type="float">
            <text:p>216291</text:p>
          </table:table-cell>
          <table:table-cell office:value-type="float" office:value="600960" calcext:value-type="float">
            <text:p>600960</text:p>
          </table:table-cell>
          <table:table-cell office:value-type="float" office:value="223926" calcext:value-type="float">
            <text:p>223926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0380" calcext:value-type="float">
            <text:p>580380</text:p>
          </table:table-cell>
          <table:table-cell office:value-type="float" office:value="216685" calcext:value-type="float">
            <text:p>216685</text:p>
          </table:table-cell>
          <table:table-cell office:value-type="float" office:value="1517386" calcext:value-type="float">
            <text:p>1517386</text:p>
          </table:table-cell>
          <table:table-cell office:value-type="float" office:value="564995" calcext:value-type="float">
            <text:p>564995</text:p>
          </table:table-cell>
          <table:table-cell office:value-type="float" office:value="2960202" calcext:value-type="float">
            <text:p>2960202</text:p>
          </table:table-cell>
          <table:table-cell office:value-type="float" office:value="1101875" calcext:value-type="float">
            <text:p>1101875</text:p>
          </table:table-cell>
          <table:table-cell office:value-type="float" office:value="1479996" calcext:value-type="float">
            <text:p>1479996</text:p>
          </table:table-cell>
          <table:table-cell office:value-type="float" office:value="551074" calcext:value-type="float">
            <text:p>551074</text:p>
          </table:table-cell>
          <table:table-cell office:value-type="float" office:value="580292" calcext:value-type="float">
            <text:p>580292</text:p>
          </table:table-cell>
          <table:table-cell office:value-type="float" office:value="216323" calcext:value-type="float">
            <text:p>216323</text:p>
          </table:table-cell>
          <table:table-cell office:value-type="float" office:value="660970" calcext:value-type="float">
            <text:p>660970</text:p>
          </table:table-cell>
          <table:table-cell office:value-type="float" office:value="246378" calcext:value-type="float">
            <text:p>246378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2398" calcext:value-type="float">
            <text:p>452398</text:p>
          </table:table-cell>
          <table:table-cell office:value-type="float" office:value="168624" calcext:value-type="float">
            <text:p>168624</text:p>
          </table:table-cell>
          <table:table-cell office:value-type="float" office:value="1160624" calcext:value-type="float">
            <text:p>1160624</text:p>
          </table:table-cell>
          <table:table-cell office:value-type="float" office:value="432401" calcext:value-type="float">
            <text:p>432401</text:p>
          </table:table-cell>
          <table:table-cell office:value-type="float" office:value="3626858" calcext:value-type="float">
            <text:p>3626858</text:p>
          </table:table-cell>
          <table:table-cell office:value-type="float" office:value="1349639" calcext:value-type="float">
            <text:p>1349639</text:p>
          </table:table-cell>
          <table:table-cell office:value-type="float" office:value="1175548" calcext:value-type="float">
            <text:p>1175548</text:p>
          </table:table-cell>
          <table:table-cell office:value-type="float" office:value="437514" calcext:value-type="float">
            <text:p>437514</text:p>
          </table:table-cell>
          <table:table-cell office:value-type="float" office:value="443104" calcext:value-type="float">
            <text:p>443104</text:p>
          </table:table-cell>
          <table:table-cell office:value-type="float" office:value="165040" calcext:value-type="float">
            <text:p>165040</text:p>
          </table:table-cell>
          <table:table-cell office:value-type="float" office:value="540104" calcext:value-type="float">
            <text:p>540104</text:p>
          </table:table-cell>
          <table:table-cell office:value-type="float" office:value="201318" calcext:value-type="float">
            <text:p>201318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5458" calcext:value-type="float">
            <text:p>525458</text:p>
          </table:table-cell>
          <table:table-cell office:value-type="float" office:value="196062" calcext:value-type="float">
            <text:p>196062</text:p>
          </table:table-cell>
          <table:table-cell office:value-type="float" office:value="1444222" calcext:value-type="float">
            <text:p>1444222</text:p>
          </table:table-cell>
          <table:table-cell office:value-type="float" office:value="537694" calcext:value-type="float">
            <text:p>537694</text:p>
          </table:table-cell>
          <table:table-cell office:value-type="float" office:value="4560942" calcext:value-type="float">
            <text:p>4560942</text:p>
          </table:table-cell>
          <table:table-cell office:value-type="float" office:value="1697267" calcext:value-type="float">
            <text:p>1697267</text:p>
          </table:table-cell>
          <table:table-cell office:value-type="float" office:value="1441464" calcext:value-type="float">
            <text:p>1441464</text:p>
          </table:table-cell>
          <table:table-cell office:value-type="float" office:value="536739" calcext:value-type="float">
            <text:p>536739</text:p>
          </table:table-cell>
          <table:table-cell office:value-type="float" office:value="550750" calcext:value-type="float">
            <text:p>550750</text:p>
          </table:table-cell>
          <table:table-cell office:value-type="float" office:value="205337" calcext:value-type="float">
            <text:p>205337</text:p>
          </table:table-cell>
          <table:table-cell office:value-type="float" office:value="561894" calcext:value-type="float">
            <text:p>561894</text:p>
          </table:table-cell>
          <table:table-cell office:value-type="float" office:value="209262" calcext:value-type="float">
            <text:p>209262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3122" calcext:value-type="float">
            <text:p>523122</text:p>
          </table:table-cell>
          <table:table-cell office:value-type="float" office:value="195180" calcext:value-type="float">
            <text:p>195180</text:p>
          </table:table-cell>
          <table:table-cell office:value-type="float" office:value="1488976" calcext:value-type="float">
            <text:p>1488976</text:p>
          </table:table-cell>
          <table:table-cell office:value-type="float" office:value="554371" calcext:value-type="float">
            <text:p>554371</text:p>
          </table:table-cell>
          <table:table-cell office:value-type="float" office:value="2708626" calcext:value-type="float">
            <text:p>2708626</text:p>
          </table:table-cell>
          <table:table-cell office:value-type="float" office:value="1008248" calcext:value-type="float">
            <text:p>1008248</text:p>
          </table:table-cell>
          <table:table-cell office:value-type="float" office:value="1394866" calcext:value-type="float">
            <text:p>1394866</text:p>
          </table:table-cell>
          <table:table-cell office:value-type="float" office:value="519332" calcext:value-type="float">
            <text:p>519332</text:p>
          </table:table-cell>
          <table:table-cell office:value-type="float" office:value="563610" calcext:value-type="float">
            <text:p>563610</text:p>
          </table:table-cell>
          <table:table-cell office:value-type="float" office:value="210097" calcext:value-type="float">
            <text:p>210097</text:p>
          </table:table-cell>
          <table:table-cell office:value-type="float" office:value="617904" calcext:value-type="float">
            <text:p>617904</text:p>
          </table:table-cell>
          <table:table-cell office:value-type="float" office:value="230161" calcext:value-type="float">
            <text:p>230161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582" calcext:value-type="float">
            <text:p>484582</text:p>
          </table:table-cell>
          <table:table-cell office:value-type="float" office:value="180566" calcext:value-type="float">
            <text:p>180566</text:p>
          </table:table-cell>
          <table:table-cell office:value-type="float" office:value="1180948" calcext:value-type="float">
            <text:p>1180948</text:p>
          </table:table-cell>
          <table:table-cell office:value-type="float" office:value="439938" calcext:value-type="float">
            <text:p>439938</text:p>
          </table:table-cell>
          <table:table-cell office:value-type="float" office:value="6174708" calcext:value-type="float">
            <text:p>6174708</text:p>
          </table:table-cell>
          <table:table-cell office:value-type="float" office:value="2297269" calcext:value-type="float">
            <text:p>2297269</text:p>
          </table:table-cell>
          <table:table-cell office:value-type="float" office:value="1168654" calcext:value-type="float">
            <text:p>1168654</text:p>
          </table:table-cell>
          <table:table-cell office:value-type="float" office:value="435013" calcext:value-type="float">
            <text:p>435013</text:p>
          </table:table-cell>
          <table:table-cell office:value-type="float" office:value="460804" calcext:value-type="float">
            <text:p>460804</text:p>
          </table:table-cell>
          <table:table-cell office:value-type="float" office:value="171654" calcext:value-type="float">
            <text:p>171654</text:p>
          </table:table-cell>
          <table:table-cell office:value-type="float" office:value="537886" calcext:value-type="float">
            <text:p>537886</text:p>
          </table:table-cell>
          <table:table-cell office:value-type="float" office:value="200303" calcext:value-type="float">
            <text:p>200303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9734" calcext:value-type="float">
            <text:p>469734</text:p>
          </table:table-cell>
          <table:table-cell office:value-type="float" office:value="175014" calcext:value-type="float">
            <text:p>175014</text:p>
          </table:table-cell>
          <table:table-cell office:value-type="float" office:value="1232370" calcext:value-type="float">
            <text:p>1232370</text:p>
          </table:table-cell>
          <table:table-cell office:value-type="float" office:value="458748" calcext:value-type="float">
            <text:p>458748</text:p>
          </table:table-cell>
          <table:table-cell office:value-type="float" office:value="4866344" calcext:value-type="float">
            <text:p>4866344</text:p>
          </table:table-cell>
          <table:table-cell office:value-type="float" office:value="1810553" calcext:value-type="float">
            <text:p>1810553</text:p>
          </table:table-cell>
          <table:table-cell office:value-type="float" office:value="1166776" calcext:value-type="float">
            <text:p>1166776</text:p>
          </table:table-cell>
          <table:table-cell office:value-type="float" office:value="434268" calcext:value-type="float">
            <text:p>434268</text:p>
          </table:table-cell>
          <table:table-cell office:value-type="float" office:value="472150" calcext:value-type="float">
            <text:p>472150</text:p>
          </table:table-cell>
          <table:table-cell office:value-type="float" office:value="175846" calcext:value-type="float">
            <text:p>175846</text:p>
          </table:table-cell>
          <table:table-cell office:value-type="float" office:value="537502" calcext:value-type="float">
            <text:p>537502</text:p>
          </table:table-cell>
          <table:table-cell office:value-type="float" office:value="200183" calcext:value-type="float">
            <text:p>200183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3238" calcext:value-type="float">
            <text:p>443238</text:p>
          </table:table-cell>
          <table:table-cell office:value-type="float" office:value="165159" calcext:value-type="float">
            <text:p>165159</text:p>
          </table:table-cell>
          <table:table-cell office:value-type="float" office:value="1193260" calcext:value-type="float">
            <text:p>1193260</text:p>
          </table:table-cell>
          <table:table-cell office:value-type="float" office:value="444196" calcext:value-type="float">
            <text:p>444196</text:p>
          </table:table-cell>
          <table:table-cell office:value-type="float" office:value="1635438" calcext:value-type="float">
            <text:p>1635438</text:p>
          </table:table-cell>
          <table:table-cell office:value-type="float" office:value="608684" calcext:value-type="float">
            <text:p>608684</text:p>
          </table:table-cell>
          <table:table-cell office:value-type="float" office:value="1170448" calcext:value-type="float">
            <text:p>1170448</text:p>
          </table:table-cell>
          <table:table-cell office:value-type="float" office:value="435629" calcext:value-type="float">
            <text:p>435629</text:p>
          </table:table-cell>
          <table:table-cell office:value-type="float" office:value="465404" calcext:value-type="float">
            <text:p>465404</text:p>
          </table:table-cell>
          <table:table-cell office:value-type="float" office:value="173334" calcext:value-type="float">
            <text:p>173334</text:p>
          </table:table-cell>
          <table:table-cell office:value-type="float" office:value="596926" calcext:value-type="float">
            <text:p>596926</text:p>
          </table:table-cell>
          <table:table-cell office:value-type="float" office:value="222295" calcext:value-type="float">
            <text:p>222295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8928" calcext:value-type="float">
            <text:p>558928</text:p>
          </table:table-cell>
          <table:table-cell office:value-type="float" office:value="208555" calcext:value-type="float">
            <text:p>208555</text:p>
          </table:table-cell>
          <table:table-cell office:value-type="float" office:value="1546178" calcext:value-type="float">
            <text:p>1546178</text:p>
          </table:table-cell>
          <table:table-cell office:value-type="float" office:value="575748" calcext:value-type="float">
            <text:p>575748</text:p>
          </table:table-cell>
          <table:table-cell office:value-type="float" office:value="10516659" calcext:value-type="float">
            <text:p>10516659</text:p>
          </table:table-cell>
          <table:table-cell office:value-type="float" office:value="3913693" calcext:value-type="float">
            <text:p>3913693</text:p>
          </table:table-cell>
          <table:table-cell office:value-type="float" office:value="1237956" calcext:value-type="float">
            <text:p>1237956</text:p>
          </table:table-cell>
          <table:table-cell office:value-type="float" office:value="461007" calcext:value-type="float">
            <text:p>461007</text:p>
          </table:table-cell>
          <table:table-cell office:value-type="float" office:value="524414" calcext:value-type="float">
            <text:p>524414</text:p>
          </table:table-cell>
          <table:table-cell office:value-type="float" office:value="195323" calcext:value-type="float">
            <text:p>195323</text:p>
          </table:table-cell>
          <table:table-cell office:value-type="float" office:value="590750" calcext:value-type="float">
            <text:p>590750</text:p>
          </table:table-cell>
          <table:table-cell office:value-type="float" office:value="220050" calcext:value-type="float">
            <text:p>220050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1146" calcext:value-type="float">
            <text:p>551146</text:p>
          </table:table-cell>
          <table:table-cell office:value-type="float" office:value="205650" calcext:value-type="float">
            <text:p>205650</text:p>
          </table:table-cell>
          <table:table-cell office:value-type="float" office:value="1523530" calcext:value-type="float">
            <text:p>1523530</text:p>
          </table:table-cell>
          <table:table-cell office:value-type="float" office:value="567249" calcext:value-type="float">
            <text:p>567249</text:p>
          </table:table-cell>
          <table:table-cell office:value-type="float" office:value="4617574" calcext:value-type="float">
            <text:p>4617574</text:p>
          </table:table-cell>
          <table:table-cell office:value-type="float" office:value="1718448" calcext:value-type="float">
            <text:p>1718448</text:p>
          </table:table-cell>
          <table:table-cell office:value-type="float" office:value="1662890" calcext:value-type="float">
            <text:p>1662890</text:p>
          </table:table-cell>
          <table:table-cell office:value-type="float" office:value="619176" calcext:value-type="float">
            <text:p>619176</text:p>
          </table:table-cell>
          <table:table-cell office:value-type="float" office:value="642930" calcext:value-type="float">
            <text:p>642930</text:p>
          </table:table-cell>
          <table:table-cell office:value-type="float" office:value="239805" calcext:value-type="float">
            <text:p>239805</text:p>
          </table:table-cell>
          <table:table-cell office:value-type="float" office:value="656196" calcext:value-type="float">
            <text:p>656196</text:p>
          </table:table-cell>
          <table:table-cell office:value-type="float" office:value="244380" calcext:value-type="float">
            <text:p>244380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8880" calcext:value-type="float">
            <text:p>558880</text:p>
          </table:table-cell>
          <table:table-cell office:value-type="float" office:value="208648" calcext:value-type="float">
            <text:p>208648</text:p>
          </table:table-cell>
          <table:table-cell office:value-type="float" office:value="1557078" calcext:value-type="float">
            <text:p>1557078</text:p>
          </table:table-cell>
          <table:table-cell office:value-type="float" office:value="579850" calcext:value-type="float">
            <text:p>579850</text:p>
          </table:table-cell>
          <table:table-cell office:value-type="float" office:value="2157776" calcext:value-type="float">
            <text:p>2157776</text:p>
          </table:table-cell>
          <table:table-cell office:value-type="float" office:value="803204" calcext:value-type="float">
            <text:p>803204</text:p>
          </table:table-cell>
          <table:table-cell office:value-type="float" office:value="1510124" calcext:value-type="float">
            <text:p>1510124</text:p>
          </table:table-cell>
          <table:table-cell office:value-type="float" office:value="562302" calcext:value-type="float">
            <text:p>562302</text:p>
          </table:table-cell>
          <table:table-cell office:value-type="float" office:value="579494" calcext:value-type="float">
            <text:p>579494</text:p>
          </table:table-cell>
          <table:table-cell office:value-type="float" office:value="216033" calcext:value-type="float">
            <text:p>216033</text:p>
          </table:table-cell>
          <table:table-cell office:value-type="float" office:value="712370" calcext:value-type="float">
            <text:p>712370</text:p>
          </table:table-cell>
          <table:table-cell office:value-type="float" office:value="265679" calcext:value-type="float">
            <text:p>265679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5128" calcext:value-type="float">
            <text:p>435128</text:p>
          </table:table-cell>
          <table:table-cell office:value-type="float" office:value="162309" calcext:value-type="float">
            <text:p>162309</text:p>
          </table:table-cell>
          <table:table-cell office:value-type="float" office:value="1180322" calcext:value-type="float">
            <text:p>1180322</text:p>
          </table:table-cell>
          <table:table-cell office:value-type="float" office:value="439544" calcext:value-type="float">
            <text:p>439544</text:p>
          </table:table-cell>
          <table:table-cell office:value-type="float" office:value="3223928" calcext:value-type="float">
            <text:p>3223928</text:p>
          </table:table-cell>
          <table:table-cell office:value-type="float" office:value="1199606" calcext:value-type="float">
            <text:p>1199606</text:p>
          </table:table-cell>
          <table:table-cell office:value-type="float" office:value="1120494" calcext:value-type="float">
            <text:p>1120494</text:p>
          </table:table-cell>
          <table:table-cell office:value-type="float" office:value="417051" calcext:value-type="float">
            <text:p>417051</text:p>
          </table:table-cell>
          <table:table-cell office:value-type="float" office:value="444718" calcext:value-type="float">
            <text:p>444718</text:p>
          </table:table-cell>
          <table:table-cell office:value-type="float" office:value="165633" calcext:value-type="float">
            <text:p>165633</text:p>
          </table:table-cell>
          <table:table-cell office:value-type="float" office:value="541570" calcext:value-type="float">
            <text:p>541570</text:p>
          </table:table-cell>
          <table:table-cell office:value-type="float" office:value="201679" calcext:value-type="float">
            <text:p>201679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9138" calcext:value-type="float">
            <text:p>519138</text:p>
          </table:table-cell>
          <table:table-cell office:value-type="float" office:value="193672" calcext:value-type="float">
            <text:p>193672</text:p>
          </table:table-cell>
          <table:table-cell office:value-type="float" office:value="1459808" calcext:value-type="float">
            <text:p>1459808</text:p>
          </table:table-cell>
          <table:table-cell office:value-type="float" office:value="543669" calcext:value-type="float">
            <text:p>543669</text:p>
          </table:table-cell>
          <table:table-cell office:value-type="float" office:value="2793714" calcext:value-type="float">
            <text:p>2793714</text:p>
          </table:table-cell>
          <table:table-cell office:value-type="float" office:value="1039743" calcext:value-type="float">
            <text:p>1039743</text:p>
          </table:table-cell>
          <table:table-cell office:value-type="float" office:value="1394094" calcext:value-type="float">
            <text:p>1394094</text:p>
          </table:table-cell>
          <table:table-cell office:value-type="float" office:value="519044" calcext:value-type="float">
            <text:p>519044</text:p>
          </table:table-cell>
          <table:table-cell office:value-type="float" office:value="550050" calcext:value-type="float">
            <text:p>550050</text:p>
          </table:table-cell>
          <table:table-cell office:value-type="float" office:value="205050" calcext:value-type="float">
            <text:p>205050</text:p>
          </table:table-cell>
          <table:table-cell office:value-type="float" office:value="860867" calcext:value-type="float">
            <text:p>860867</text:p>
          </table:table-cell>
          <table:table-cell office:value-type="float" office:value="327519" calcext:value-type="float">
            <text:p>327519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5476" calcext:value-type="float">
            <text:p>525476</text:p>
          </table:table-cell>
          <table:table-cell office:value-type="float" office:value="196072" calcext:value-type="float">
            <text:p>196072</text:p>
          </table:table-cell>
          <table:table-cell office:value-type="float" office:value="1437168" calcext:value-type="float">
            <text:p>1437168</text:p>
          </table:table-cell>
          <table:table-cell office:value-type="float" office:value="535066" calcext:value-type="float">
            <text:p>535066</text:p>
          </table:table-cell>
          <table:table-cell office:value-type="float" office:value="3984644" calcext:value-type="float">
            <text:p>3984644</text:p>
          </table:table-cell>
          <table:table-cell office:value-type="float" office:value="1482961" calcext:value-type="float">
            <text:p>1482961</text:p>
          </table:table-cell>
          <table:table-cell office:value-type="float" office:value="1383258" calcext:value-type="float">
            <text:p>1383258</text:p>
          </table:table-cell>
          <table:table-cell office:value-type="float" office:value="515032" calcext:value-type="float">
            <text:p>515032</text:p>
          </table:table-cell>
          <table:table-cell office:value-type="float" office:value="532230" calcext:value-type="float">
            <text:p>532230</text:p>
          </table:table-cell>
          <table:table-cell office:value-type="float" office:value="198406" calcext:value-type="float">
            <text:p>198406</text:p>
          </table:table-cell>
          <table:table-cell office:value-type="float" office:value="643680" calcext:value-type="float">
            <text:p>643680</text:p>
          </table:table-cell>
          <table:table-cell office:value-type="float" office:value="240058" calcext:value-type="float">
            <text:p>240058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0816" calcext:value-type="float">
            <text:p>530816</text:p>
          </table:table-cell>
          <table:table-cell office:value-type="float" office:value="198056" calcext:value-type="float">
            <text:p>198056</text:p>
          </table:table-cell>
          <table:table-cell office:value-type="float" office:value="1421776" calcext:value-type="float">
            <text:p>1421776</text:p>
          </table:table-cell>
          <table:table-cell office:value-type="float" office:value="529324" calcext:value-type="float">
            <text:p>529324</text:p>
          </table:table-cell>
          <table:table-cell office:value-type="float" office:value="2017731" calcext:value-type="float">
            <text:p>2017731</text:p>
          </table:table-cell>
          <table:table-cell office:value-type="float" office:value="752013" calcext:value-type="float">
            <text:p>752013</text:p>
          </table:table-cell>
          <table:table-cell office:value-type="float" office:value="1064330" calcext:value-type="float">
            <text:p>1064330</text:p>
          </table:table-cell>
          <table:table-cell office:value-type="float" office:value="396150" calcext:value-type="float">
            <text:p>396150</text:p>
          </table:table-cell>
          <table:table-cell office:value-type="float" office:value="444126" calcext:value-type="float">
            <text:p>444126</text:p>
          </table:table-cell>
          <table:table-cell office:value-type="float" office:value="165398" calcext:value-type="float">
            <text:p>165398</text:p>
          </table:table-cell>
          <table:table-cell office:value-type="float" office:value="515810" calcext:value-type="float">
            <text:p>515810</text:p>
          </table:table-cell>
          <table:table-cell office:value-type="float" office:value="192105" calcext:value-type="float">
            <text:p>192105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7192" calcext:value-type="float">
            <text:p>507192</text:p>
          </table:table-cell>
          <table:table-cell office:value-type="float" office:value="189235" calcext:value-type="float">
            <text:p>189235</text:p>
          </table:table-cell>
          <table:table-cell office:value-type="float" office:value="1389722" calcext:value-type="float">
            <text:p>1389722</text:p>
          </table:table-cell>
          <table:table-cell office:value-type="float" office:value="517435" calcext:value-type="float">
            <text:p>517435</text:p>
          </table:table-cell>
          <table:table-cell office:value-type="float" office:value="9529614" calcext:value-type="float">
            <text:p>9529614</text:p>
          </table:table-cell>
          <table:table-cell office:value-type="float" office:value="3545658" calcext:value-type="float">
            <text:p>3545658</text:p>
          </table:table-cell>
          <table:table-cell office:value-type="float" office:value="1343522" calcext:value-type="float">
            <text:p>1343522</text:p>
          </table:table-cell>
          <table:table-cell office:value-type="float" office:value="500352" calcext:value-type="float">
            <text:p>500352</text:p>
          </table:table-cell>
          <table:table-cell office:value-type="float" office:value="525726" calcext:value-type="float">
            <text:p>525726</text:p>
          </table:table-cell>
          <table:table-cell office:value-type="float" office:value="195986" calcext:value-type="float">
            <text:p>195986</text:p>
          </table:table-cell>
          <table:table-cell office:value-type="float" office:value="521128" calcext:value-type="float">
            <text:p>521128</text:p>
          </table:table-cell>
          <table:table-cell office:value-type="float" office:value="194061" calcext:value-type="float">
            <text:p>194061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9358" calcext:value-type="float">
            <text:p>499358</text:p>
          </table:table-cell>
          <table:table-cell office:value-type="float" office:value="186317" calcext:value-type="float">
            <text:p>186317</text:p>
          </table:table-cell>
          <table:table-cell office:value-type="float" office:value="1399500" calcext:value-type="float">
            <text:p>1399500</text:p>
          </table:table-cell>
          <table:table-cell office:value-type="float" office:value="521163" calcext:value-type="float">
            <text:p>521163</text:p>
          </table:table-cell>
          <table:table-cell office:value-type="float" office:value="4480380" calcext:value-type="float">
            <text:p>4480380</text:p>
          </table:table-cell>
          <table:table-cell office:value-type="float" office:value="1667199" calcext:value-type="float">
            <text:p>1667199</text:p>
          </table:table-cell>
          <table:table-cell office:value-type="float" office:value="1334022" calcext:value-type="float">
            <text:p>1334022</text:p>
          </table:table-cell>
          <table:table-cell office:value-type="float" office:value="496703" calcext:value-type="float">
            <text:p>496703</text:p>
          </table:table-cell>
          <table:table-cell office:value-type="float" office:value="524254" calcext:value-type="float">
            <text:p>524254</text:p>
          </table:table-cell>
          <table:table-cell office:value-type="float" office:value="195440" calcext:value-type="float">
            <text:p>195440</text:p>
          </table:table-cell>
          <table:table-cell office:value-type="float" office:value="630584" calcext:value-type="float">
            <text:p>630584</text:p>
          </table:table-cell>
          <table:table-cell office:value-type="float" office:value="235081" calcext:value-type="float">
            <text:p>235081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3492" calcext:value-type="float">
            <text:p>503492</text:p>
          </table:table-cell>
          <table:table-cell office:value-type="float" office:value="187849" calcext:value-type="float">
            <text:p>187849</text:p>
          </table:table-cell>
          <table:table-cell office:value-type="float" office:value="1576761" calcext:value-type="float">
            <text:p>1576761</text:p>
          </table:table-cell>
          <table:table-cell office:value-type="float" office:value="587619" calcext:value-type="float">
            <text:p>587619</text:p>
          </table:table-cell>
          <table:table-cell office:value-type="float" office:value="4139886" calcext:value-type="float">
            <text:p>4139886</text:p>
          </table:table-cell>
          <table:table-cell office:value-type="float" office:value="1540576" calcext:value-type="float">
            <text:p>1540576</text:p>
          </table:table-cell>
          <table:table-cell office:value-type="float" office:value="1076648" calcext:value-type="float">
            <text:p>1076648</text:p>
          </table:table-cell>
          <table:table-cell office:value-type="float" office:value="400817" calcext:value-type="float">
            <text:p>400817</text:p>
          </table:table-cell>
          <table:table-cell office:value-type="float" office:value="436394" calcext:value-type="float">
            <text:p>436394</text:p>
          </table:table-cell>
          <table:table-cell office:value-type="float" office:value="162539" calcext:value-type="float">
            <text:p>162539</text:p>
          </table:table-cell>
          <table:table-cell office:value-type="float" office:value="543040" calcext:value-type="float">
            <text:p>543040</text:p>
          </table:table-cell>
          <table:table-cell office:value-type="float" office:value="202314" calcext:value-type="float">
            <text:p>202314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0736" calcext:value-type="float">
            <text:p>520736</text:p>
          </table:table-cell>
          <table:table-cell office:value-type="float" office:value="194309" calcext:value-type="float">
            <text:p>194309</text:p>
          </table:table-cell>
          <table:table-cell office:value-type="float" office:value="1410218" calcext:value-type="float">
            <text:p>1410218</text:p>
          </table:table-cell>
          <table:table-cell office:value-type="float" office:value="525043" calcext:value-type="float">
            <text:p>525043</text:p>
          </table:table-cell>
          <table:table-cell office:value-type="float" office:value="4126836" calcext:value-type="float">
            <text:p>4126836</text:p>
          </table:table-cell>
          <table:table-cell office:value-type="float" office:value="1535828" calcext:value-type="float">
            <text:p>1535828</text:p>
          </table:table-cell>
          <table:table-cell office:value-type="float" office:value="1394524" calcext:value-type="float">
            <text:p>1394524</text:p>
          </table:table-cell>
          <table:table-cell office:value-type="float" office:value="519815" calcext:value-type="float">
            <text:p>519815</text:p>
          </table:table-cell>
          <table:table-cell office:value-type="float" office:value="561890" calcext:value-type="float">
            <text:p>561890</text:p>
          </table:table-cell>
          <table:table-cell office:value-type="float" office:value="209514" calcext:value-type="float">
            <text:p>209514</text:p>
          </table:table-cell>
          <table:table-cell office:value-type="float" office:value="551928" calcext:value-type="float">
            <text:p>551928</text:p>
          </table:table-cell>
          <table:table-cell office:value-type="float" office:value="205563" calcext:value-type="float">
            <text:p>205563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0380" calcext:value-type="float">
            <text:p>540380</text:p>
          </table:table-cell>
          <table:table-cell office:value-type="float" office:value="201630" calcext:value-type="float">
            <text:p>201630</text:p>
          </table:table-cell>
          <table:table-cell office:value-type="float" office:value="1449614" calcext:value-type="float">
            <text:p>1449614</text:p>
          </table:table-cell>
          <table:table-cell office:value-type="float" office:value="539745" calcext:value-type="float">
            <text:p>539745</text:p>
          </table:table-cell>
          <table:table-cell office:value-type="float" office:value="4718268" calcext:value-type="float">
            <text:p>4718268</text:p>
          </table:table-cell>
          <table:table-cell office:value-type="float" office:value="1755853" calcext:value-type="float">
            <text:p>1755853</text:p>
          </table:table-cell>
          <table:table-cell office:value-type="float" office:value="1394470" calcext:value-type="float">
            <text:p>1394470</text:p>
          </table:table-cell>
          <table:table-cell office:value-type="float" office:value="519191" calcext:value-type="float">
            <text:p>519191</text:p>
          </table:table-cell>
          <table:table-cell office:value-type="float" office:value="552314" calcext:value-type="float">
            <text:p>552314</text:p>
          </table:table-cell>
          <table:table-cell office:value-type="float" office:value="205928" calcext:value-type="float">
            <text:p>205928</text:p>
          </table:table-cell>
          <table:table-cell office:value-type="float" office:value="680408" calcext:value-type="float">
            <text:p>680408</text:p>
          </table:table-cell>
          <table:table-cell office:value-type="float" office:value="253667" calcext:value-type="float">
            <text:p>253667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6081" calcext:value-type="float">
            <text:p>886081</text:p>
          </table:table-cell>
          <table:table-cell office:value-type="float" office:value="330612" calcext:value-type="float">
            <text:p>330612</text:p>
          </table:table-cell>
          <table:table-cell office:value-type="float" office:value="1221908" calcext:value-type="float">
            <text:p>1221908</text:p>
          </table:table-cell>
          <table:table-cell office:value-type="float" office:value="454808" calcext:value-type="float">
            <text:p>454808</text:p>
          </table:table-cell>
          <table:table-cell office:value-type="float" office:value="1755990" calcext:value-type="float">
            <text:p>1755990</text:p>
          </table:table-cell>
          <table:table-cell office:value-type="float" office:value="653534" calcext:value-type="float">
            <text:p>653534</text:p>
          </table:table-cell>
          <table:table-cell office:value-type="float" office:value="1150612" calcext:value-type="float">
            <text:p>1150612</text:p>
          </table:table-cell>
          <table:table-cell office:value-type="float" office:value="428239" calcext:value-type="float">
            <text:p>428239</text:p>
          </table:table-cell>
          <table:table-cell office:value-type="float" office:value="476012" calcext:value-type="float">
            <text:p>476012</text:p>
          </table:table-cell>
          <table:table-cell office:value-type="float" office:value="177316" calcext:value-type="float">
            <text:p>177316</text:p>
          </table:table-cell>
          <table:table-cell office:value-type="float" office:value="548056" calcext:value-type="float">
            <text:p>548056</text:p>
          </table:table-cell>
          <table:table-cell office:value-type="float" office:value="204252" calcext:value-type="float">
            <text:p>204252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0748" calcext:value-type="float">
            <text:p>580748</text:p>
          </table:table-cell>
          <table:table-cell office:value-type="float" office:value="216700" calcext:value-type="float">
            <text:p>216700</text:p>
          </table:table-cell>
          <table:table-cell office:value-type="float" office:value="1505462" calcext:value-type="float">
            <text:p>1505462</text:p>
          </table:table-cell>
          <table:table-cell office:value-type="float" office:value="560512" calcext:value-type="float">
            <text:p>560512</text:p>
          </table:table-cell>
          <table:table-cell office:value-type="float" office:value="2185270" calcext:value-type="float">
            <text:p>2185270</text:p>
          </table:table-cell>
          <table:table-cell office:value-type="float" office:value="813586" calcext:value-type="float">
            <text:p>813586</text:p>
          </table:table-cell>
          <table:table-cell office:value-type="float" office:value="1427934" calcext:value-type="float">
            <text:p>1427934</text:p>
          </table:table-cell>
          <table:table-cell office:value-type="float" office:value="535267" calcext:value-type="float">
            <text:p>535267</text:p>
          </table:table-cell>
          <table:table-cell office:value-type="float" office:value="552410" calcext:value-type="float">
            <text:p>552410</text:p>
          </table:table-cell>
          <table:table-cell office:value-type="float" office:value="205930" calcext:value-type="float">
            <text:p>205930</text:p>
          </table:table-cell>
          <table:table-cell office:value-type="float" office:value="660742" calcext:value-type="float">
            <text:p>660742</text:p>
          </table:table-cell>
          <table:table-cell office:value-type="float" office:value="246287" calcext:value-type="float">
            <text:p>246287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2308" calcext:value-type="float">
            <text:p>572308</text:p>
          </table:table-cell>
          <table:table-cell office:value-type="float" office:value="213577" calcext:value-type="float">
            <text:p>213577</text:p>
          </table:table-cell>
          <table:table-cell office:value-type="float" office:value="1516338" calcext:value-type="float">
            <text:p>1516338</text:p>
          </table:table-cell>
          <table:table-cell office:value-type="float" office:value="564571" calcext:value-type="float">
            <text:p>564571</text:p>
          </table:table-cell>
          <table:table-cell office:value-type="float" office:value="5071217" calcext:value-type="float">
            <text:p>5071217</text:p>
          </table:table-cell>
          <table:table-cell office:value-type="float" office:value="1887528" calcext:value-type="float">
            <text:p>1887528</text:p>
          </table:table-cell>
          <table:table-cell office:value-type="float" office:value="1206444" calcext:value-type="float">
            <text:p>1206444</text:p>
          </table:table-cell>
          <table:table-cell office:value-type="float" office:value="449040" calcext:value-type="float">
            <text:p>449040</text:p>
          </table:table-cell>
          <table:table-cell office:value-type="float" office:value="482480" calcext:value-type="float">
            <text:p>482480</text:p>
          </table:table-cell>
          <table:table-cell office:value-type="float" office:value="179727" calcext:value-type="float">
            <text:p>179727</text:p>
          </table:table-cell>
          <table:table-cell office:value-type="float" office:value="616938" calcext:value-type="float">
            <text:p>616938</text:p>
          </table:table-cell>
          <table:table-cell office:value-type="float" office:value="229751" calcext:value-type="float">
            <text:p>229751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6564" calcext:value-type="float">
            <text:p>806564</text:p>
          </table:table-cell>
          <table:table-cell office:value-type="float" office:value="300798" calcext:value-type="float">
            <text:p>300798</text:p>
          </table:table-cell>
          <table:table-cell office:value-type="float" office:value="1652299" calcext:value-type="float">
            <text:p>1652299</text:p>
          </table:table-cell>
          <table:table-cell office:value-type="float" office:value="615644" calcext:value-type="float">
            <text:p>615644</text:p>
          </table:table-cell>
          <table:table-cell office:value-type="float" office:value="3593028" calcext:value-type="float">
            <text:p>3593028</text:p>
          </table:table-cell>
          <table:table-cell office:value-type="float" office:value="1336930" calcext:value-type="float">
            <text:p>1336930</text:p>
          </table:table-cell>
          <table:table-cell office:value-type="float" office:value="1145214" calcext:value-type="float">
            <text:p>1145214</text:p>
          </table:table-cell>
          <table:table-cell office:value-type="float" office:value="426231" calcext:value-type="float">
            <text:p>426231</text:p>
          </table:table-cell>
          <table:table-cell office:value-type="float" office:value="474360" calcext:value-type="float">
            <text:p>474360</text:p>
          </table:table-cell>
          <table:table-cell office:value-type="float" office:value="176691" calcext:value-type="float">
            <text:p>176691</text:p>
          </table:table-cell>
          <table:table-cell office:value-type="float" office:value="562998" calcext:value-type="float">
            <text:p>562998</text:p>
          </table:table-cell>
          <table:table-cell office:value-type="float" office:value="209689" calcext:value-type="float">
            <text:p>209689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3626" calcext:value-type="float">
            <text:p>533626</text:p>
          </table:table-cell>
          <table:table-cell office:value-type="float" office:value="199132" calcext:value-type="float">
            <text:p>199132</text:p>
          </table:table-cell>
          <table:table-cell office:value-type="float" office:value="1432714" calcext:value-type="float">
            <text:p>1432714</text:p>
          </table:table-cell>
          <table:table-cell office:value-type="float" office:value="533414" calcext:value-type="float">
            <text:p>533414</text:p>
          </table:table-cell>
          <table:table-cell office:value-type="float" office:value="3539912" calcext:value-type="float">
            <text:p>3539912</text:p>
          </table:table-cell>
          <table:table-cell office:value-type="float" office:value="1317492" calcext:value-type="float">
            <text:p>1317492</text:p>
          </table:table-cell>
          <table:table-cell office:value-type="float" office:value="1394152" calcext:value-type="float">
            <text:p>1394152</text:p>
          </table:table-cell>
          <table:table-cell office:value-type="float" office:value="519065" calcext:value-type="float">
            <text:p>519065</text:p>
          </table:table-cell>
          <table:table-cell office:value-type="float" office:value="550352" calcext:value-type="float">
            <text:p>550352</text:p>
          </table:table-cell>
          <table:table-cell office:value-type="float" office:value="205172" calcext:value-type="float">
            <text:p>205172</text:p>
          </table:table-cell>
          <table:table-cell office:value-type="float" office:value="559300" calcext:value-type="float">
            <text:p>559300</text:p>
          </table:table-cell>
          <table:table-cell office:value-type="float" office:value="208476" calcext:value-type="float">
            <text:p>208476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5982" calcext:value-type="float">
            <text:p>525982</text:p>
          </table:table-cell>
          <table:table-cell office:value-type="float" office:value="196285" calcext:value-type="float">
            <text:p>196285</text:p>
          </table:table-cell>
          <table:table-cell office:value-type="float" office:value="1424532" calcext:value-type="float">
            <text:p>1424532</text:p>
          </table:table-cell>
          <table:table-cell office:value-type="float" office:value="530371" calcext:value-type="float">
            <text:p>530371</text:p>
          </table:table-cell>
          <table:table-cell office:value-type="float" office:value="2063616" calcext:value-type="float">
            <text:p>2063616</text:p>
          </table:table-cell>
          <table:table-cell office:value-type="float" office:value="768248" calcext:value-type="float">
            <text:p>768248</text:p>
          </table:table-cell>
          <table:table-cell office:value-type="float" office:value="1404218" calcext:value-type="float">
            <text:p>1404218</text:p>
          </table:table-cell>
          <table:table-cell office:value-type="float" office:value="522810" calcext:value-type="float">
            <text:p>522810</text:p>
          </table:table-cell>
          <table:table-cell office:value-type="float" office:value="549436" calcext:value-type="float">
            <text:p>549436</text:p>
          </table:table-cell>
          <table:table-cell office:value-type="float" office:value="204844" calcext:value-type="float">
            <text:p>204844</text:p>
          </table:table-cell>
          <table:table-cell office:value-type="float" office:value="630168" calcext:value-type="float">
            <text:p>630168</text:p>
          </table:table-cell>
          <table:table-cell office:value-type="float" office:value="234907" calcext:value-type="float">
            <text:p>234907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5920" calcext:value-type="float">
            <text:p>555920</text:p>
          </table:table-cell>
          <table:table-cell office:value-type="float" office:value="207370" calcext:value-type="float">
            <text:p>207370</text:p>
          </table:table-cell>
          <table:table-cell office:value-type="float" office:value="1512164" calcext:value-type="float">
            <text:p>1512164</text:p>
          </table:table-cell>
          <table:table-cell office:value-type="float" office:value="562989" calcext:value-type="float">
            <text:p>562989</text:p>
          </table:table-cell>
          <table:table-cell office:value-type="float" office:value="3974150" calcext:value-type="float">
            <text:p>3974150</text:p>
          </table:table-cell>
          <table:table-cell office:value-type="float" office:value="1479714" calcext:value-type="float">
            <text:p>1479714</text:p>
          </table:table-cell>
          <table:table-cell office:value-type="float" office:value="1392666" calcext:value-type="float">
            <text:p>1392666</text:p>
          </table:table-cell>
          <table:table-cell office:value-type="float" office:value="518519" calcext:value-type="float">
            <text:p>518519</text:p>
          </table:table-cell>
          <table:table-cell office:value-type="float" office:value="564266" calcext:value-type="float">
            <text:p>564266</text:p>
          </table:table-cell>
          <table:table-cell office:value-type="float" office:value="210387" calcext:value-type="float">
            <text:p>210387</text:p>
          </table:table-cell>
          <table:table-cell office:value-type="float" office:value="661044" calcext:value-type="float">
            <text:p>661044</text:p>
          </table:table-cell>
          <table:table-cell office:value-type="float" office:value="246427" calcext:value-type="float">
            <text:p>246427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6962" calcext:value-type="float">
            <text:p>496962</text:p>
          </table:table-cell>
          <table:table-cell office:value-type="float" office:value="185405" calcext:value-type="float">
            <text:p>185405</text:p>
          </table:table-cell>
          <table:table-cell office:value-type="float" office:value="1375738" calcext:value-type="float">
            <text:p>1375738</text:p>
          </table:table-cell>
          <table:table-cell office:value-type="float" office:value="512197" calcext:value-type="float">
            <text:p>512197</text:p>
          </table:table-cell>
          <table:table-cell office:value-type="float" office:value="4488580" calcext:value-type="float">
            <text:p>4488580</text:p>
          </table:table-cell>
          <table:table-cell office:value-type="float" office:value="1670372" calcext:value-type="float">
            <text:p>1670372</text:p>
          </table:table-cell>
          <table:table-cell office:value-type="float" office:value="1338512" calcext:value-type="float">
            <text:p>1338512</text:p>
          </table:table-cell>
          <table:table-cell office:value-type="float" office:value="498350" calcext:value-type="float">
            <text:p>498350</text:p>
          </table:table-cell>
          <table:table-cell office:value-type="float" office:value="523208" calcext:value-type="float">
            <text:p>523208</text:p>
          </table:table-cell>
          <table:table-cell office:value-type="float" office:value="195051" calcext:value-type="float">
            <text:p>195051</text:p>
          </table:table-cell>
          <table:table-cell office:value-type="float" office:value="630298" calcext:value-type="float">
            <text:p>630298</text:p>
          </table:table-cell>
          <table:table-cell office:value-type="float" office:value="234935" calcext:value-type="float">
            <text:p>234935</text:p>
          </table:table-cell>
          <table:table-cell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4520" calcext:value-type="float">
            <text:p>434520</text:p>
          </table:table-cell>
          <table:table-cell office:value-type="float" office:value="161905" calcext:value-type="float">
            <text:p>161905</text:p>
          </table:table-cell>
          <table:table-cell office:value-type="float" office:value="1153382" calcext:value-type="float">
            <text:p>1153382</text:p>
          </table:table-cell>
          <table:table-cell office:value-type="float" office:value="434524" calcext:value-type="float">
            <text:p>434524</text:p>
          </table:table-cell>
          <table:table-cell office:value-type="float" office:value="3189692" calcext:value-type="float">
            <text:p>3189692</text:p>
          </table:table-cell>
          <table:table-cell office:value-type="float" office:value="1186924" calcext:value-type="float">
            <text:p>1186924</text:p>
          </table:table-cell>
          <table:table-cell office:value-type="float" office:value="1114966" calcext:value-type="float">
            <text:p>1114966</text:p>
          </table:table-cell>
          <table:table-cell office:value-type="float" office:value="414985" calcext:value-type="float">
            <text:p>414985</text:p>
          </table:table-cell>
          <table:table-cell office:value-type="float" office:value="440104" calcext:value-type="float">
            <text:p>440104</text:p>
          </table:table-cell>
          <table:table-cell office:value-type="float" office:value="163921" calcext:value-type="float">
            <text:p>163921</text:p>
          </table:table-cell>
          <table:table-cell office:value-type="float" office:value="585926" calcext:value-type="float">
            <text:p>585926</text:p>
          </table:table-cell>
          <table:table-cell office:value-type="float" office:value="218286" calcext:value-type="float">
            <text:p>218286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7534" calcext:value-type="float">
            <text:p>547534</text:p>
          </table:table-cell>
          <table:table-cell office:value-type="float" office:value="204366" calcext:value-type="float">
            <text:p>204366</text:p>
          </table:table-cell>
          <table:table-cell office:value-type="float" office:value="1551132" calcext:value-type="float">
            <text:p>1551132</text:p>
          </table:table-cell>
          <table:table-cell office:value-type="float" office:value="577744" calcext:value-type="float">
            <text:p>577744</text:p>
          </table:table-cell>
          <table:table-cell office:value-type="float" office:value="2166342" calcext:value-type="float">
            <text:p>2166342</text:p>
          </table:table-cell>
          <table:table-cell office:value-type="float" office:value="806527" calcext:value-type="float">
            <text:p>806527</text:p>
          </table:table-cell>
          <table:table-cell office:value-type="float" office:value="1467510" calcext:value-type="float">
            <text:p>1467510</text:p>
          </table:table-cell>
          <table:table-cell office:value-type="float" office:value="546421" calcext:value-type="float">
            <text:p>546421</text:p>
          </table:table-cell>
          <table:table-cell office:value-type="float" office:value="577368" calcext:value-type="float">
            <text:p>577368</text:p>
          </table:table-cell>
          <table:table-cell office:value-type="float" office:value="215246" calcext:value-type="float">
            <text:p>215246</text:p>
          </table:table-cell>
          <table:table-cell office:value-type="float" office:value="556860" calcext:value-type="float">
            <text:p>556860</text:p>
          </table:table-cell>
          <table:table-cell office:value-type="float" office:value="207369" calcext:value-type="float">
            <text:p>207369</text:p>
          </table:table-cell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5642" calcext:value-type="float">
            <text:p>575642</text:p>
          </table:table-cell>
          <table:table-cell office:value-type="float" office:value="215972" calcext:value-type="float">
            <text:p>215972</text:p>
          </table:table-cell>
          <table:table-cell office:value-type="float" office:value="1561146" calcext:value-type="float">
            <text:p>1561146</text:p>
          </table:table-cell>
          <table:table-cell office:value-type="float" office:value="581186" calcext:value-type="float">
            <text:p>581186</text:p>
          </table:table-cell>
          <table:table-cell office:value-type="float" office:value="2656170" calcext:value-type="float">
            <text:p>2656170</text:p>
          </table:table-cell>
          <table:table-cell office:value-type="float" office:value="988683" calcext:value-type="float">
            <text:p>988683</text:p>
          </table:table-cell>
          <table:table-cell office:value-type="float" office:value="1411134" calcext:value-type="float">
            <text:p>1411134</text:p>
          </table:table-cell>
          <table:table-cell office:value-type="float" office:value="525436" calcext:value-type="float">
            <text:p>525436</text:p>
          </table:table-cell>
          <table:table-cell office:value-type="float" office:value="551192" calcext:value-type="float">
            <text:p>551192</text:p>
          </table:table-cell>
          <table:table-cell office:value-type="float" office:value="205503" calcext:value-type="float">
            <text:p>205503</text:p>
          </table:table-cell>
          <table:table-cell office:value-type="float" office:value="658704" calcext:value-type="float">
            <text:p>658704</text:p>
          </table:table-cell>
          <table:table-cell office:value-type="float" office:value="245542" calcext:value-type="float">
            <text:p>245542</text:p>
          </table:table-cell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3342" calcext:value-type="float">
            <text:p>503342</text:p>
          </table:table-cell>
          <table:table-cell office:value-type="float" office:value="187824" calcext:value-type="float">
            <text:p>187824</text:p>
          </table:table-cell>
          <table:table-cell office:value-type="float" office:value="1400119" calcext:value-type="float">
            <text:p>1400119</text:p>
          </table:table-cell>
          <table:table-cell office:value-type="float" office:value="521894" calcext:value-type="float">
            <text:p>521894</text:p>
          </table:table-cell>
          <table:table-cell office:value-type="float" office:value="1595678" calcext:value-type="float">
            <text:p>1595678</text:p>
          </table:table-cell>
          <table:table-cell office:value-type="float" office:value="594012" calcext:value-type="float">
            <text:p>594012</text:p>
          </table:table-cell>
          <table:table-cell office:value-type="float" office:value="1137828" calcext:value-type="float">
            <text:p>1137828</text:p>
          </table:table-cell>
          <table:table-cell office:value-type="float" office:value="423491" calcext:value-type="float">
            <text:p>423491</text:p>
          </table:table-cell>
          <table:table-cell office:value-type="float" office:value="458144" calcext:value-type="float">
            <text:p>458144</text:p>
          </table:table-cell>
          <table:table-cell office:value-type="float" office:value="170618" calcext:value-type="float">
            <text:p>170618</text:p>
          </table:table-cell>
          <table:table-cell office:value-type="float" office:value="615370" calcext:value-type="float">
            <text:p>615370</text:p>
          </table:table-cell>
          <table:table-cell office:value-type="float" office:value="229170" calcext:value-type="float">
            <text:p>229170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2522" calcext:value-type="float">
            <text:p>522522</text:p>
          </table:table-cell>
          <table:table-cell office:value-type="float" office:value="194992" calcext:value-type="float">
            <text:p>194992</text:p>
          </table:table-cell>
          <table:table-cell office:value-type="float" office:value="1465282" calcext:value-type="float">
            <text:p>1465282</text:p>
          </table:table-cell>
          <table:table-cell office:value-type="float" office:value="545539" calcext:value-type="float">
            <text:p>545539</text:p>
          </table:table-cell>
          <table:table-cell office:value-type="float" office:value="3527184" calcext:value-type="float">
            <text:p>3527184</text:p>
          </table:table-cell>
          <table:table-cell office:value-type="float" office:value="1312648" calcext:value-type="float">
            <text:p>1312648</text:p>
          </table:table-cell>
          <table:table-cell office:value-type="float" office:value="1394944" calcext:value-type="float">
            <text:p>1394944</text:p>
          </table:table-cell>
          <table:table-cell office:value-type="float" office:value="519362" calcext:value-type="float">
            <text:p>519362</text:p>
          </table:table-cell>
          <table:table-cell office:value-type="float" office:value="556942" calcext:value-type="float">
            <text:p>556942</text:p>
          </table:table-cell>
          <table:table-cell office:value-type="float" office:value="207646" calcext:value-type="float">
            <text:p>207646</text:p>
          </table:table-cell>
          <table:table-cell office:value-type="float" office:value="657322" calcext:value-type="float">
            <text:p>657322</text:p>
          </table:table-cell>
          <table:table-cell office:value-type="float" office:value="245043" calcext:value-type="float">
            <text:p>245043</text:p>
          </table:table-cell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8428" calcext:value-type="float">
            <text:p>548428</text:p>
          </table:table-cell>
          <table:table-cell office:value-type="float" office:value="204632" calcext:value-type="float">
            <text:p>204632</text:p>
          </table:table-cell>
          <table:table-cell office:value-type="float" office:value="1515024" calcext:value-type="float">
            <text:p>1515024</text:p>
          </table:table-cell>
          <table:table-cell office:value-type="float" office:value="564090" calcext:value-type="float">
            <text:p>564090</text:p>
          </table:table-cell>
          <table:table-cell office:value-type="float" office:value="4646214" calcext:value-type="float">
            <text:p>4646214</text:p>
          </table:table-cell>
          <table:table-cell office:value-type="float" office:value="1728942" calcext:value-type="float">
            <text:p>1728942</text:p>
          </table:table-cell>
          <table:table-cell office:value-type="float" office:value="1405346" calcext:value-type="float">
            <text:p>1405346</text:p>
          </table:table-cell>
          <table:table-cell office:value-type="float" office:value="523279" calcext:value-type="float">
            <text:p>523279</text:p>
          </table:table-cell>
          <table:table-cell office:value-type="float" office:value="551654" calcext:value-type="float">
            <text:p>551654</text:p>
          </table:table-cell>
          <table:table-cell office:value-type="float" office:value="205652" calcext:value-type="float">
            <text:p>205652</text:p>
          </table:table-cell>
          <table:table-cell office:value-type="float" office:value="628268" calcext:value-type="float">
            <text:p>628268</text:p>
          </table:table-cell>
          <table:table-cell office:value-type="float" office:value="234200" calcext:value-type="float">
            <text:p>234200</text:p>
          </table:table-cell>
          <table:table-cell table:number-columns-repeated="1637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6078" calcext:value-type="float">
            <text:p>496078</text:p>
          </table:table-cell>
          <table:table-cell office:value-type="float" office:value="185075" calcext:value-type="float">
            <text:p>185075</text:p>
          </table:table-cell>
          <table:table-cell office:value-type="float" office:value="1382862" calcext:value-type="float">
            <text:p>1382862</text:p>
          </table:table-cell>
          <table:table-cell office:value-type="float" office:value="515005" calcext:value-type="float">
            <text:p>515005</text:p>
          </table:table-cell>
          <table:table-cell office:value-type="float" office:value="2884465" calcext:value-type="float">
            <text:p>2884465</text:p>
          </table:table-cell>
          <table:table-cell office:value-type="float" office:value="1073932" calcext:value-type="float">
            <text:p>1073932</text:p>
          </table:table-cell>
          <table:table-cell office:value-type="float" office:value="1063706" calcext:value-type="float">
            <text:p>1063706</text:p>
          </table:table-cell>
          <table:table-cell office:value-type="float" office:value="395933" calcext:value-type="float">
            <text:p>395933</text:p>
          </table:table-cell>
          <table:table-cell office:value-type="float" office:value="472034" calcext:value-type="float">
            <text:p>472034</text:p>
          </table:table-cell>
          <table:table-cell office:value-type="float" office:value="175787" calcext:value-type="float">
            <text:p>175787</text:p>
          </table:table-cell>
          <table:table-cell office:value-type="float" office:value="569032" calcext:value-type="float">
            <text:p>569032</text:p>
          </table:table-cell>
          <table:table-cell office:value-type="float" office:value="211912" calcext:value-type="float">
            <text:p>211912</text:p>
          </table:table-cell>
          <table:table-cell table:number-columns-repeated="1637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2740" calcext:value-type="float">
            <text:p>572740</text:p>
          </table:table-cell>
          <table:table-cell office:value-type="float" office:value="213655" calcext:value-type="float">
            <text:p>213655</text:p>
          </table:table-cell>
          <table:table-cell office:value-type="float" office:value="1515098" calcext:value-type="float">
            <text:p>1515098</text:p>
          </table:table-cell>
          <table:table-cell office:value-type="float" office:value="564086" calcext:value-type="float">
            <text:p>564086</text:p>
          </table:table-cell>
          <table:table-cell office:value-type="float" office:value="4055576" calcext:value-type="float">
            <text:p>4055576</text:p>
          </table:table-cell>
          <table:table-cell office:value-type="float" office:value="1509347" calcext:value-type="float">
            <text:p>1509347</text:p>
          </table:table-cell>
          <table:table-cell office:value-type="float" office:value="1436290" calcext:value-type="float">
            <text:p>1436290</text:p>
          </table:table-cell>
          <table:table-cell office:value-type="float" office:value="534763" calcext:value-type="float">
            <text:p>534763</text:p>
          </table:table-cell>
          <table:table-cell office:value-type="float" office:value="564722" calcext:value-type="float">
            <text:p>564722</text:p>
          </table:table-cell>
          <table:table-cell office:value-type="float" office:value="210536" calcext:value-type="float">
            <text:p>210536</text:p>
          </table:table-cell>
          <table:table-cell office:value-type="float" office:value="665952" calcext:value-type="float">
            <text:p>665952</text:p>
          </table:table-cell>
          <table:table-cell office:value-type="float" office:value="248251" calcext:value-type="float">
            <text:p>248251</text:p>
          </table:table-cell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3160" calcext:value-type="float">
            <text:p>553160</text:p>
          </table:table-cell>
          <table:table-cell office:value-type="float" office:value="206444" calcext:value-type="float">
            <text:p>206444</text:p>
          </table:table-cell>
          <table:table-cell office:value-type="float" office:value="1546874" calcext:value-type="float">
            <text:p>1546874</text:p>
          </table:table-cell>
          <table:table-cell office:value-type="float" office:value="575926" calcext:value-type="float">
            <text:p>575926</text:p>
          </table:table-cell>
          <table:table-cell office:value-type="float" office:value="2839152" calcext:value-type="float">
            <text:p>2839152</text:p>
          </table:table-cell>
          <table:table-cell office:value-type="float" office:value="1056657" calcext:value-type="float">
            <text:p>1056657</text:p>
          </table:table-cell>
          <table:table-cell office:value-type="float" office:value="1396012" calcext:value-type="float">
            <text:p>1396012</text:p>
          </table:table-cell>
          <table:table-cell office:value-type="float" office:value="519759" calcext:value-type="float">
            <text:p>519759</text:p>
          </table:table-cell>
          <table:table-cell office:value-type="float" office:value="555758" calcext:value-type="float">
            <text:p>555758</text:p>
          </table:table-cell>
          <table:table-cell office:value-type="float" office:value="207226" calcext:value-type="float">
            <text:p>207226</text:p>
          </table:table-cell>
          <table:table-cell office:value-type="float" office:value="658438" calcext:value-type="float">
            <text:p>658438</text:p>
          </table:table-cell>
          <table:table-cell office:value-type="float" office:value="245462" calcext:value-type="float">
            <text:p>245462</text:p>
          </table:table-cell>
          <table:table-cell table:number-columns-repeated="1637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5608" calcext:value-type="float">
            <text:p>525608</text:p>
          </table:table-cell>
          <table:table-cell office:value-type="float" office:value="196130" calcext:value-type="float">
            <text:p>196130</text:p>
          </table:table-cell>
          <table:table-cell office:value-type="float" office:value="1457314" calcext:value-type="float">
            <text:p>1457314</text:p>
          </table:table-cell>
          <table:table-cell office:value-type="float" office:value="542650" calcext:value-type="float">
            <text:p>542650</text:p>
          </table:table-cell>
          <table:table-cell office:value-type="float" office:value="4859173" calcext:value-type="float">
            <text:p>4859173</text:p>
          </table:table-cell>
          <table:table-cell office:value-type="float" office:value="1808593" calcext:value-type="float">
            <text:p>1808593</text:p>
          </table:table-cell>
          <table:table-cell office:value-type="float" office:value="1068558" calcext:value-type="float">
            <text:p>1068558</text:p>
          </table:table-cell>
          <table:table-cell office:value-type="float" office:value="397725" calcext:value-type="float">
            <text:p>397725</text:p>
          </table:table-cell>
          <table:table-cell office:value-type="float" office:value="444834" calcext:value-type="float">
            <text:p>444834</text:p>
          </table:table-cell>
          <table:table-cell office:value-type="float" office:value="165760" calcext:value-type="float">
            <text:p>165760</text:p>
          </table:table-cell>
          <table:table-cell office:value-type="float" office:value="526272" calcext:value-type="float">
            <text:p>526272</text:p>
          </table:table-cell>
          <table:table-cell office:value-type="float" office:value="196115" calcext:value-type="float">
            <text:p>196115</text:p>
          </table:table-cell>
          <table:table-cell table:number-columns-repeated="1637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4650" calcext:value-type="float">
            <text:p>524650</text:p>
          </table:table-cell>
          <table:table-cell office:value-type="float" office:value="195748" calcext:value-type="float">
            <text:p>195748</text:p>
          </table:table-cell>
          <table:table-cell office:value-type="float" office:value="1465898" calcext:value-type="float">
            <text:p>1465898</text:p>
          </table:table-cell>
          <table:table-cell office:value-type="float" office:value="545784" calcext:value-type="float">
            <text:p>545784</text:p>
          </table:table-cell>
          <table:table-cell office:value-type="float" office:value="3567834" calcext:value-type="float">
            <text:p>3567834</text:p>
          </table:table-cell>
          <table:table-cell office:value-type="float" office:value="1327822" calcext:value-type="float">
            <text:p>1327822</text:p>
          </table:table-cell>
          <table:table-cell office:value-type="float" office:value="1353734" calcext:value-type="float">
            <text:p>1353734</text:p>
          </table:table-cell>
          <table:table-cell office:value-type="float" office:value="504026" calcext:value-type="float">
            <text:p>504026</text:p>
          </table:table-cell>
          <table:table-cell office:value-type="float" office:value="535296" calcext:value-type="float">
            <text:p>535296</text:p>
          </table:table-cell>
          <table:table-cell office:value-type="float" office:value="200355" calcext:value-type="float">
            <text:p>200355</text:p>
          </table:table-cell>
          <table:table-cell office:value-type="float" office:value="631060" calcext:value-type="float">
            <text:p>631060</text:p>
          </table:table-cell>
          <table:table-cell office:value-type="float" office:value="235238" calcext:value-type="float">
            <text:p>235238</text:p>
          </table:table-cell>
          <table:table-cell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6741" calcext:value-type="float">
            <text:p>966741</text:p>
          </table:table-cell>
          <table:table-cell office:value-type="float" office:value="360714" calcext:value-type="float">
            <text:p>360714</text:p>
          </table:table-cell>
          <table:table-cell office:value-type="float" office:value="1136354" calcext:value-type="float">
            <text:p>1136354</text:p>
          </table:table-cell>
          <table:table-cell office:value-type="float" office:value="425284" calcext:value-type="float">
            <text:p>425284</text:p>
          </table:table-cell>
          <table:table-cell office:value-type="float" office:value="1658356" calcext:value-type="float">
            <text:p>1658356</text:p>
          </table:table-cell>
          <table:table-cell office:value-type="float" office:value="617224" calcext:value-type="float">
            <text:p>617224</text:p>
          </table:table-cell>
          <table:table-cell office:value-type="float" office:value="1129670" calcext:value-type="float">
            <text:p>1129670</text:p>
          </table:table-cell>
          <table:table-cell office:value-type="float" office:value="420477" calcext:value-type="float">
            <text:p>420477</text:p>
          </table:table-cell>
          <table:table-cell office:value-type="float" office:value="504752" calcext:value-type="float">
            <text:p>504752</text:p>
          </table:table-cell>
          <table:table-cell office:value-type="float" office:value="188021" calcext:value-type="float">
            <text:p>188021</text:p>
          </table:table-cell>
          <table:table-cell office:value-type="float" office:value="610138" calcext:value-type="float">
            <text:p>610138</text:p>
          </table:table-cell>
          <table:table-cell office:value-type="float" office:value="227259" calcext:value-type="float">
            <text:p>227259</text:p>
          </table:table-cell>
          <table:table-cell table:number-columns-repeated="1637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9366" calcext:value-type="float">
            <text:p>559366</text:p>
          </table:table-cell>
          <table:table-cell office:value-type="float" office:value="208715" calcext:value-type="float">
            <text:p>208715</text:p>
          </table:table-cell>
          <table:table-cell office:value-type="float" office:value="1446524" calcext:value-type="float">
            <text:p>1446524</text:p>
          </table:table-cell>
          <table:table-cell office:value-type="float" office:value="538600" calcext:value-type="float">
            <text:p>538600</text:p>
          </table:table-cell>
          <table:table-cell office:value-type="float" office:value="3398588" calcext:value-type="float">
            <text:p>3398588</text:p>
          </table:table-cell>
          <table:table-cell office:value-type="float" office:value="1265181" calcext:value-type="float">
            <text:p>1265181</text:p>
          </table:table-cell>
          <table:table-cell office:value-type="float" office:value="1395646" calcext:value-type="float">
            <text:p>1395646</text:p>
          </table:table-cell>
          <table:table-cell office:value-type="float" office:value="519669" calcext:value-type="float">
            <text:p>519669</text:p>
          </table:table-cell>
          <table:table-cell office:value-type="float" office:value="550334" calcext:value-type="float">
            <text:p>550334</text:p>
          </table:table-cell>
          <table:table-cell office:value-type="float" office:value="205159" calcext:value-type="float">
            <text:p>205159</text:p>
          </table:table-cell>
          <table:table-cell office:value-type="float" office:value="556290" calcext:value-type="float">
            <text:p>556290</text:p>
          </table:table-cell>
          <table:table-cell office:value-type="float" office:value="207191" calcext:value-type="float">
            <text:p>207191</text:p>
          </table:table-cell>
          <table:table-cell table:number-columns-repeated="1637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1738" calcext:value-type="float">
            <text:p>521738</text:p>
          </table:table-cell>
          <table:table-cell office:value-type="float" office:value="194644" calcext:value-type="float">
            <text:p>194644</text:p>
          </table:table-cell>
          <table:table-cell office:value-type="float" office:value="1461014" calcext:value-type="float">
            <text:p>1461014</text:p>
          </table:table-cell>
          <table:table-cell office:value-type="float" office:value="544027" calcext:value-type="float">
            <text:p>544027</text:p>
          </table:table-cell>
          <table:table-cell office:value-type="float" office:value="6642720" calcext:value-type="float">
            <text:p>6642720</text:p>
          </table:table-cell>
          <table:table-cell office:value-type="float" office:value="2471775" calcext:value-type="float">
            <text:p>2471775</text:p>
          </table:table-cell>
          <table:table-cell office:value-type="float" office:value="1394472" calcext:value-type="float">
            <text:p>1394472</text:p>
          </table:table-cell>
          <table:table-cell office:value-type="float" office:value="519277" calcext:value-type="float">
            <text:p>519277</text:p>
          </table:table-cell>
          <table:table-cell office:value-type="float" office:value="550324" calcext:value-type="float">
            <text:p>550324</text:p>
          </table:table-cell>
          <table:table-cell office:value-type="float" office:value="205232" calcext:value-type="float">
            <text:p>205232</text:p>
          </table:table-cell>
          <table:table-cell office:value-type="float" office:value="627558" calcext:value-type="float">
            <text:p>627558</text:p>
          </table:table-cell>
          <table:table-cell office:value-type="float" office:value="233912" calcext:value-type="float">
            <text:p>233912</text:p>
          </table:table-cell>
          <table:table-cell table:number-columns-repeated="1637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6324" calcext:value-type="float">
            <text:p>426324</text:p>
          </table:table-cell>
          <table:table-cell office:value-type="float" office:value="158867" calcext:value-type="float">
            <text:p>158867</text:p>
          </table:table-cell>
          <table:table-cell office:value-type="float" office:value="1234204" calcext:value-type="float">
            <text:p>1234204</text:p>
          </table:table-cell>
          <table:table-cell office:value-type="float" office:value="459672" calcext:value-type="float">
            <text:p>459672</text:p>
          </table:table-cell>
          <table:table-cell office:value-type="float" office:value="7920350" calcext:value-type="float">
            <text:p>7920350</text:p>
          </table:table-cell>
          <table:table-cell office:value-type="float" office:value="2946837" calcext:value-type="float">
            <text:p>2946837</text:p>
          </table:table-cell>
          <table:table-cell office:value-type="float" office:value="1110592" calcext:value-type="float">
            <text:p>1110592</text:p>
          </table:table-cell>
          <table:table-cell office:value-type="float" office:value="413350" calcext:value-type="float">
            <text:p>413350</text:p>
          </table:table-cell>
          <table:table-cell office:value-type="float" office:value="443782" calcext:value-type="float">
            <text:p>443782</text:p>
          </table:table-cell>
          <table:table-cell office:value-type="float" office:value="165315" calcext:value-type="float">
            <text:p>165315</text:p>
          </table:table-cell>
          <table:table-cell office:value-type="float" office:value="549510" calcext:value-type="float">
            <text:p>549510</text:p>
          </table:table-cell>
          <table:table-cell office:value-type="float" office:value="204645" calcext:value-type="float">
            <text:p>204645</text:p>
          </table:table-cell>
          <table:table-cell table:number-columns-repeated="1637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7416" calcext:value-type="float">
            <text:p>527416</text:p>
          </table:table-cell>
          <table:table-cell office:value-type="float" office:value="196787" calcext:value-type="float">
            <text:p>196787</text:p>
          </table:table-cell>
          <table:table-cell office:value-type="float" office:value="1462724" calcext:value-type="float">
            <text:p>1462724</text:p>
          </table:table-cell>
          <table:table-cell office:value-type="float" office:value="544642" calcext:value-type="float">
            <text:p>544642</text:p>
          </table:table-cell>
          <table:table-cell office:value-type="float" office:value="3894671" calcext:value-type="float">
            <text:p>3894671</text:p>
          </table:table-cell>
          <table:table-cell office:value-type="float" office:value="1449825" calcext:value-type="float">
            <text:p>1449825</text:p>
          </table:table-cell>
          <table:table-cell office:value-type="float" office:value="1174032" calcext:value-type="float">
            <text:p>1174032</text:p>
          </table:table-cell>
          <table:table-cell office:value-type="float" office:value="437059" calcext:value-type="float">
            <text:p>437059</text:p>
          </table:table-cell>
          <table:table-cell office:value-type="float" office:value="465078" calcext:value-type="float">
            <text:p>465078</text:p>
          </table:table-cell>
          <table:table-cell office:value-type="float" office:value="173204" calcext:value-type="float">
            <text:p>173204</text:p>
          </table:table-cell>
          <table:table-cell office:value-type="float" office:value="576426" calcext:value-type="float">
            <text:p>576426</text:p>
          </table:table-cell>
          <table:table-cell office:value-type="float" office:value="214625" calcext:value-type="float">
            <text:p>214625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1384" calcext:value-type="float">
            <text:p>551384</text:p>
          </table:table-cell>
          <table:table-cell office:value-type="float" office:value="205714" calcext:value-type="float">
            <text:p>205714</text:p>
          </table:table-cell>
          <table:table-cell office:value-type="float" office:value="1525504" calcext:value-type="float">
            <text:p>1525504</text:p>
          </table:table-cell>
          <table:table-cell office:value-type="float" office:value="567980" calcext:value-type="float">
            <text:p>567980</text:p>
          </table:table-cell>
          <table:table-cell office:value-type="float" office:value="5738250" calcext:value-type="float">
            <text:p>5738250</text:p>
          </table:table-cell>
          <table:table-cell office:value-type="float" office:value="2135218" calcext:value-type="float">
            <text:p>2135218</text:p>
          </table:table-cell>
          <table:table-cell office:value-type="float" office:value="1461308" calcext:value-type="float">
            <text:p>1461308</text:p>
          </table:table-cell>
          <table:table-cell office:value-type="float" office:value="544060" calcext:value-type="float">
            <text:p>544060</text:p>
          </table:table-cell>
          <table:table-cell office:value-type="float" office:value="567028" calcext:value-type="float">
            <text:p>567028</text:p>
          </table:table-cell>
          <table:table-cell office:value-type="float" office:value="211511" calcext:value-type="float">
            <text:p>211511</text:p>
          </table:table-cell>
          <table:table-cell office:value-type="float" office:value="582838" calcext:value-type="float">
            <text:p>582838</text:p>
          </table:table-cell>
          <table:table-cell office:value-type="float" office:value="217040" calcext:value-type="float">
            <text:p>217040</text:p>
          </table:table-cell>
          <table:table-cell table:number-columns-repeated="1637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1064" calcext:value-type="float">
            <text:p>441064</text:p>
          </table:table-cell>
          <table:table-cell office:value-type="float" office:value="164457" calcext:value-type="float">
            <text:p>164457</text:p>
          </table:table-cell>
          <table:table-cell office:value-type="float" office:value="1176222" calcext:value-type="float">
            <text:p>1176222</text:p>
          </table:table-cell>
          <table:table-cell office:value-type="float" office:value="437934" calcext:value-type="float">
            <text:p>437934</text:p>
          </table:table-cell>
          <table:table-cell office:value-type="float" office:value="2772102" calcext:value-type="float">
            <text:p>2772102</text:p>
          </table:table-cell>
          <table:table-cell office:value-type="float" office:value="1031702" calcext:value-type="float">
            <text:p>1031702</text:p>
          </table:table-cell>
          <table:table-cell office:value-type="float" office:value="1195162" calcext:value-type="float">
            <text:p>1195162</text:p>
          </table:table-cell>
          <table:table-cell office:value-type="float" office:value="444877" calcext:value-type="float">
            <text:p>444877</text:p>
          </table:table-cell>
          <table:table-cell office:value-type="float" office:value="472540" calcext:value-type="float">
            <text:p>472540</text:p>
          </table:table-cell>
          <table:table-cell office:value-type="float" office:value="176000" calcext:value-type="float">
            <text:p>176000</text:p>
          </table:table-cell>
          <table:table-cell office:value-type="float" office:value="589444" calcext:value-type="float">
            <text:p>589444</text:p>
          </table:table-cell>
          <table:table-cell office:value-type="float" office:value="219587" calcext:value-type="float">
            <text:p>219587</text:p>
          </table:table-cell>
          <table:table-cell table:number-columns-repeated="1637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2666" calcext:value-type="float">
            <text:p>562666</text:p>
          </table:table-cell>
          <table:table-cell office:value-type="float" office:value="210080" calcext:value-type="float">
            <text:p>210080</text:p>
          </table:table-cell>
          <table:table-cell office:value-type="float" office:value="1513476" calcext:value-type="float">
            <text:p>1513476</text:p>
          </table:table-cell>
          <table:table-cell office:value-type="float" office:value="563511" calcext:value-type="float">
            <text:p>563511</text:p>
          </table:table-cell>
          <table:table-cell office:value-type="float" office:value="2943290" calcext:value-type="float">
            <text:p>2943290</text:p>
          </table:table-cell>
          <table:table-cell office:value-type="float" office:value="1095627" calcext:value-type="float">
            <text:p>1095627</text:p>
          </table:table-cell>
          <table:table-cell office:value-type="float" office:value="1565391" calcext:value-type="float">
            <text:p>1565391</text:p>
          </table:table-cell>
          <table:table-cell office:value-type="float" office:value="583705" calcext:value-type="float">
            <text:p>583705</text:p>
          </table:table-cell>
          <table:table-cell office:value-type="float" office:value="496872" calcext:value-type="float">
            <text:p>496872</text:p>
          </table:table-cell>
          <table:table-cell office:value-type="float" office:value="185205" calcext:value-type="float">
            <text:p>185205</text:p>
          </table:table-cell>
          <table:table-cell office:value-type="float" office:value="575184" calcext:value-type="float">
            <text:p>575184</text:p>
          </table:table-cell>
          <table:table-cell office:value-type="float" office:value="214303" calcext:value-type="float">
            <text:p>214303</text:p>
          </table:table-cell>
          <table:table-cell table:number-columns-repeated="1637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0930" calcext:value-type="float">
            <text:p>560930</text:p>
          </table:table-cell>
          <table:table-cell office:value-type="float" office:value="209282" calcext:value-type="float">
            <text:p>209282</text:p>
          </table:table-cell>
          <table:table-cell office:value-type="float" office:value="1525636" calcext:value-type="float">
            <text:p>1525636</text:p>
          </table:table-cell>
          <table:table-cell office:value-type="float" office:value="568006" calcext:value-type="float">
            <text:p>568006</text:p>
          </table:table-cell>
          <table:table-cell office:value-type="float" office:value="6460140" calcext:value-type="float">
            <text:p>6460140</text:p>
          </table:table-cell>
          <table:table-cell office:value-type="float" office:value="2403889" calcext:value-type="float">
            <text:p>2403889</text:p>
          </table:table-cell>
          <table:table-cell office:value-type="float" office:value="1548588" calcext:value-type="float">
            <text:p>1548588</text:p>
          </table:table-cell>
          <table:table-cell office:value-type="float" office:value="576632" calcext:value-type="float">
            <text:p>576632</text:p>
          </table:table-cell>
          <table:table-cell office:value-type="float" office:value="624510" calcext:value-type="float">
            <text:p>624510</text:p>
          </table:table-cell>
          <table:table-cell office:value-type="float" office:value="232882" calcext:value-type="float">
            <text:p>232882</text:p>
          </table:table-cell>
          <table:table-cell office:value-type="float" office:value="619170" calcext:value-type="float">
            <text:p>619170</text:p>
          </table:table-cell>
          <table:table-cell office:value-type="float" office:value="230908" calcext:value-type="float">
            <text:p>230908</text:p>
          </table:table-cell>
          <table:table-cell table:number-columns-repeated="1637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8390" calcext:value-type="float">
            <text:p>588390</text:p>
          </table:table-cell>
          <table:table-cell office:value-type="float" office:value="219572" calcext:value-type="float">
            <text:p>219572</text:p>
          </table:table-cell>
          <table:table-cell office:value-type="float" office:value="1572280" calcext:value-type="float">
            <text:p>1572280</text:p>
          </table:table-cell>
          <table:table-cell office:value-type="float" office:value="585656" calcext:value-type="float">
            <text:p>585656</text:p>
          </table:table-cell>
          <table:table-cell office:value-type="float" office:value="6932510" calcext:value-type="float">
            <text:p>6932510</text:p>
          </table:table-cell>
          <table:table-cell office:value-type="float" office:value="2579583" calcext:value-type="float">
            <text:p>2579583</text:p>
          </table:table-cell>
          <table:table-cell office:value-type="float" office:value="1484492" calcext:value-type="float">
            <text:p>1484492</text:p>
          </table:table-cell>
          <table:table-cell office:value-type="float" office:value="552704" calcext:value-type="float">
            <text:p>552704</text:p>
          </table:table-cell>
          <table:table-cell office:value-type="float" office:value="627112" calcext:value-type="float">
            <text:p>627112</text:p>
          </table:table-cell>
          <table:table-cell office:value-type="float" office:value="233773" calcext:value-type="float">
            <text:p>233773</text:p>
          </table:table-cell>
          <table:table-cell office:value-type="float" office:value="737642" calcext:value-type="float">
            <text:p>737642</text:p>
          </table:table-cell>
          <table:table-cell office:value-type="float" office:value="274963" calcext:value-type="float">
            <text:p>274963</text:p>
          </table:table-cell>
          <table:table-cell table:number-columns-repeated="1637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8542" calcext:value-type="float">
            <text:p>478542</text:p>
          </table:table-cell>
          <table:table-cell office:value-type="float" office:value="178310" calcext:value-type="float">
            <text:p>178310</text:p>
          </table:table-cell>
          <table:table-cell office:value-type="float" office:value="1250088" calcext:value-type="float">
            <text:p>1250088</text:p>
          </table:table-cell>
          <table:table-cell office:value-type="float" office:value="465472" calcext:value-type="float">
            <text:p>465472</text:p>
          </table:table-cell>
          <table:table-cell office:value-type="float" office:value="4865222" calcext:value-type="float">
            <text:p>4865222</text:p>
          </table:table-cell>
          <table:table-cell office:value-type="float" office:value="1810390" calcext:value-type="float">
            <text:p>1810390</text:p>
          </table:table-cell>
          <table:table-cell office:value-type="float" office:value="1168800" calcext:value-type="float">
            <text:p>1168800</text:p>
          </table:table-cell>
          <table:table-cell office:value-type="float" office:value="435015" calcext:value-type="float">
            <text:p>435015</text:p>
          </table:table-cell>
          <table:table-cell office:value-type="float" office:value="456076" calcext:value-type="float">
            <text:p>456076</text:p>
          </table:table-cell>
          <table:table-cell office:value-type="float" office:value="169864" calcext:value-type="float">
            <text:p>169864</text:p>
          </table:table-cell>
          <table:table-cell office:value-type="float" office:value="557720" calcext:value-type="float">
            <text:p>557720</text:p>
          </table:table-cell>
          <table:table-cell office:value-type="float" office:value="207702" calcext:value-type="float">
            <text:p>207702</text:p>
          </table:table-cell>
          <table:table-cell table:number-columns-repeated="1637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0472" calcext:value-type="float">
            <text:p>530472</text:p>
          </table:table-cell>
          <table:table-cell office:value-type="float" office:value="197911" calcext:value-type="float">
            <text:p>197911</text:p>
          </table:table-cell>
          <table:table-cell office:value-type="float" office:value="1448982" calcext:value-type="float">
            <text:p>1448982</text:p>
          </table:table-cell>
          <table:table-cell office:value-type="float" office:value="539579" calcext:value-type="float">
            <text:p>539579</text:p>
          </table:table-cell>
          <table:table-cell office:value-type="float" office:value="2055690" calcext:value-type="float">
            <text:p>2055690</text:p>
          </table:table-cell>
          <table:table-cell office:value-type="float" office:value="765284" calcext:value-type="float">
            <text:p>765284</text:p>
          </table:table-cell>
          <table:table-cell office:value-type="float" office:value="1394532" calcext:value-type="float">
            <text:p>1394532</text:p>
          </table:table-cell>
          <table:table-cell office:value-type="float" office:value="519229" calcext:value-type="float">
            <text:p>519229</text:p>
          </table:table-cell>
          <table:table-cell office:value-type="float" office:value="550084" calcext:value-type="float">
            <text:p>550084</text:p>
          </table:table-cell>
          <table:table-cell office:value-type="float" office:value="205069" calcext:value-type="float">
            <text:p>205069</text:p>
          </table:table-cell>
          <table:table-cell office:value-type="float" office:value="581706" calcext:value-type="float">
            <text:p>581706</text:p>
          </table:table-cell>
          <table:table-cell office:value-type="float" office:value="216620" calcext:value-type="float">
            <text:p>216620</text:p>
          </table:table-cell>
          <table:table-cell table:number-columns-repeated="1637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7936" calcext:value-type="float">
            <text:p>527936</text:p>
          </table:table-cell>
          <table:table-cell office:value-type="float" office:value="208949" calcext:value-type="float">
            <text:p>208949</text:p>
          </table:table-cell>
          <table:table-cell office:value-type="float" office:value="1496056" calcext:value-type="float">
            <text:p>1496056</text:p>
          </table:table-cell>
          <table:table-cell office:value-type="float" office:value="556975" calcext:value-type="float">
            <text:p>556975</text:p>
          </table:table-cell>
          <table:table-cell office:value-type="float" office:value="4134550" calcext:value-type="float">
            <text:p>4134550</text:p>
          </table:table-cell>
          <table:table-cell office:value-type="float" office:value="1538702" calcext:value-type="float">
            <text:p>1538702</text:p>
          </table:table-cell>
          <table:table-cell office:value-type="float" office:value="1393548" calcext:value-type="float">
            <text:p>1393548</text:p>
          </table:table-cell>
          <table:table-cell office:value-type="float" office:value="518849" calcext:value-type="float">
            <text:p>518849</text:p>
          </table:table-cell>
          <table:table-cell office:value-type="float" office:value="556230" calcext:value-type="float">
            <text:p>556230</text:p>
          </table:table-cell>
          <table:table-cell office:value-type="float" office:value="207358" calcext:value-type="float">
            <text:p>207358</text:p>
          </table:table-cell>
          <table:table-cell office:value-type="float" office:value="627128" calcext:value-type="float">
            <text:p>627128</text:p>
          </table:table-cell>
          <table:table-cell office:value-type="float" office:value="233833" calcext:value-type="float">
            <text:p>233833</text:p>
          </table:table-cell>
          <table:table-cell table:number-columns-repeated="1637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0884" calcext:value-type="float">
            <text:p>420884</text:p>
          </table:table-cell>
          <table:table-cell office:value-type="float" office:value="156857" calcext:value-type="float">
            <text:p>156857</text:p>
          </table:table-cell>
          <table:table-cell office:value-type="float" office:value="1157726" calcext:value-type="float">
            <text:p>1157726</text:p>
          </table:table-cell>
          <table:table-cell office:value-type="float" office:value="434393" calcext:value-type="float">
            <text:p>434393</text:p>
          </table:table-cell>
          <table:table-cell office:value-type="float" office:value="5141650" calcext:value-type="float">
            <text:p>5141650</text:p>
          </table:table-cell>
          <table:table-cell office:value-type="float" office:value="1913117" calcext:value-type="float">
            <text:p>1913117</text:p>
          </table:table-cell>
          <table:table-cell office:value-type="float" office:value="1119032" calcext:value-type="float">
            <text:p>1119032</text:p>
          </table:table-cell>
          <table:table-cell office:value-type="float" office:value="416493" calcext:value-type="float">
            <text:p>416493</text:p>
          </table:table-cell>
          <table:table-cell office:value-type="float" office:value="461094" calcext:value-type="float">
            <text:p>461094</text:p>
          </table:table-cell>
          <table:table-cell office:value-type="float" office:value="171723" calcext:value-type="float">
            <text:p>171723</text:p>
          </table:table-cell>
          <table:table-cell office:value-type="float" office:value="557898" calcext:value-type="float">
            <text:p>557898</text:p>
          </table:table-cell>
          <table:table-cell office:value-type="float" office:value="207763" calcext:value-type="float">
            <text:p>207763</text:p>
          </table:table-cell>
          <table:table-cell table:number-columns-repeated="1637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7414" calcext:value-type="float">
            <text:p>527414</text:p>
          </table:table-cell>
          <table:table-cell office:value-type="float" office:value="198944" calcext:value-type="float">
            <text:p>198944</text:p>
          </table:table-cell>
          <table:table-cell office:value-type="float" office:value="1423846" calcext:value-type="float">
            <text:p>1423846</text:p>
          </table:table-cell>
          <table:table-cell office:value-type="float" office:value="530125" calcext:value-type="float">
            <text:p>530125</text:p>
          </table:table-cell>
          <table:table-cell office:value-type="float" office:value="7021925" calcext:value-type="float">
            <text:p>7021925</text:p>
          </table:table-cell>
          <table:table-cell office:value-type="float" office:value="2613210" calcext:value-type="float">
            <text:p>2613210</text:p>
          </table:table-cell>
          <table:table-cell office:value-type="float" office:value="1118162" calcext:value-type="float">
            <text:p>1118162</text:p>
          </table:table-cell>
          <table:table-cell office:value-type="float" office:value="416203" calcext:value-type="float">
            <text:p>416203</text:p>
          </table:table-cell>
          <table:table-cell office:value-type="float" office:value="467802" calcext:value-type="float">
            <text:p>467802</text:p>
          </table:table-cell>
          <table:table-cell office:value-type="float" office:value="174239" calcext:value-type="float">
            <text:p>174239</text:p>
          </table:table-cell>
          <table:table-cell office:value-type="float" office:value="544916" calcext:value-type="float">
            <text:p>544916</text:p>
          </table:table-cell>
          <table:table-cell office:value-type="float" office:value="202921" calcext:value-type="float">
            <text:p>202921</text:p>
          </table:table-cell>
          <table:table-cell table:number-columns-repeated="1637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2416" calcext:value-type="float">
            <text:p>462416</text:p>
          </table:table-cell>
          <table:table-cell office:value-type="float" office:value="172314" calcext:value-type="float">
            <text:p>172314</text:p>
          </table:table-cell>
          <table:table-cell office:value-type="float" office:value="1280220" calcext:value-type="float">
            <text:p>1280220</text:p>
          </table:table-cell>
          <table:table-cell office:value-type="float" office:value="476540" calcext:value-type="float">
            <text:p>476540</text:p>
          </table:table-cell>
          <table:table-cell office:value-type="float" office:value="4639548" calcext:value-type="float">
            <text:p>4639548</text:p>
          </table:table-cell>
          <table:table-cell office:value-type="float" office:value="1728753" calcext:value-type="float">
            <text:p>1728753</text:p>
          </table:table-cell>
          <table:table-cell office:value-type="float" office:value="1187430" calcext:value-type="float">
            <text:p>1187430</text:p>
          </table:table-cell>
          <table:table-cell office:value-type="float" office:value="441948" calcext:value-type="float">
            <text:p>441948</text:p>
          </table:table-cell>
          <table:table-cell office:value-type="float" office:value="466946" calcext:value-type="float">
            <text:p>466946</text:p>
          </table:table-cell>
          <table:table-cell office:value-type="float" office:value="173915" calcext:value-type="float">
            <text:p>173915</text:p>
          </table:table-cell>
          <table:table-cell office:value-type="float" office:value="547098" calcext:value-type="float">
            <text:p>547098</text:p>
          </table:table-cell>
          <table:table-cell office:value-type="float" office:value="203708" calcext:value-type="float">
            <text:p>203708</text:p>
          </table:table-cell>
          <table:table-cell table:number-columns-repeated="1637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5044" calcext:value-type="float">
            <text:p>525044</text:p>
          </table:table-cell>
          <table:table-cell office:value-type="float" office:value="195909" calcext:value-type="float">
            <text:p>195909</text:p>
          </table:table-cell>
          <table:table-cell office:value-type="float" office:value="1717202" calcext:value-type="float">
            <text:p>1717202</text:p>
          </table:table-cell>
          <table:table-cell office:value-type="float" office:value="639539" calcext:value-type="float">
            <text:p>639539</text:p>
          </table:table-cell>
          <table:table-cell office:value-type="float" office:value="7005205" calcext:value-type="float">
            <text:p>7005205</text:p>
          </table:table-cell>
          <table:table-cell office:value-type="float" office:value="2606875" calcext:value-type="float">
            <text:p>2606875</text:p>
          </table:table-cell>
          <table:table-cell office:value-type="float" office:value="1099660" calcext:value-type="float">
            <text:p>1099660</text:p>
          </table:table-cell>
          <table:table-cell office:value-type="float" office:value="409286" calcext:value-type="float">
            <text:p>409286</text:p>
          </table:table-cell>
          <table:table-cell office:value-type="float" office:value="458348" calcext:value-type="float">
            <text:p>458348</text:p>
          </table:table-cell>
          <table:table-cell office:value-type="float" office:value="170745" calcext:value-type="float">
            <text:p>170745</text:p>
          </table:table-cell>
          <table:table-cell office:value-type="float" office:value="548938" calcext:value-type="float">
            <text:p>548938</text:p>
          </table:table-cell>
          <table:table-cell office:value-type="float" office:value="204410" calcext:value-type="float">
            <text:p>204410</text:p>
          </table:table-cell>
          <table:table-cell table:number-columns-repeated="1637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4048" calcext:value-type="float">
            <text:p>544048</text:p>
          </table:table-cell>
          <table:table-cell office:value-type="float" office:value="203040" calcext:value-type="float">
            <text:p>203040</text:p>
          </table:table-cell>
          <table:table-cell office:value-type="float" office:value="1454348" calcext:value-type="float">
            <text:p>1454348</text:p>
          </table:table-cell>
          <table:table-cell office:value-type="float" office:value="541507" calcext:value-type="float">
            <text:p>541507</text:p>
          </table:table-cell>
          <table:table-cell office:value-type="float" office:value="1990474" calcext:value-type="float">
            <text:p>1990474</text:p>
          </table:table-cell>
          <table:table-cell office:value-type="float" office:value="741095" calcext:value-type="float">
            <text:p>741095</text:p>
          </table:table-cell>
          <table:table-cell office:value-type="float" office:value="1327768" calcext:value-type="float">
            <text:p>1327768</text:p>
          </table:table-cell>
          <table:table-cell office:value-type="float" office:value="494352" calcext:value-type="float">
            <text:p>494352</text:p>
          </table:table-cell>
          <table:table-cell office:value-type="float" office:value="524462" calcext:value-type="float">
            <text:p>524462</text:p>
          </table:table-cell>
          <table:table-cell office:value-type="float" office:value="195513" calcext:value-type="float">
            <text:p>195513</text:p>
          </table:table-cell>
          <table:table-cell office:value-type="float" office:value="552040" calcext:value-type="float">
            <text:p>552040</text:p>
          </table:table-cell>
          <table:table-cell office:value-type="float" office:value="205606" calcext:value-type="float">
            <text:p>205606</text:p>
          </table:table-cell>
          <table:table-cell table:number-columns-repeated="1637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7550" calcext:value-type="float">
            <text:p>457550</text:p>
          </table:table-cell>
          <table:table-cell office:value-type="float" office:value="170590" calcext:value-type="float">
            <text:p>170590</text:p>
          </table:table-cell>
          <table:table-cell office:value-type="float" office:value="1105622" calcext:value-type="float">
            <text:p>1105622</text:p>
          </table:table-cell>
          <table:table-cell office:value-type="float" office:value="411790" calcext:value-type="float">
            <text:p>411790</text:p>
          </table:table-cell>
          <table:table-cell office:value-type="float" office:value="1552128" calcext:value-type="float">
            <text:p>1552128</text:p>
          </table:table-cell>
          <table:table-cell office:value-type="float" office:value="577627" calcext:value-type="float">
            <text:p>577627</text:p>
          </table:table-cell>
          <table:table-cell office:value-type="float" office:value="1064938" calcext:value-type="float">
            <text:p>1064938</text:p>
          </table:table-cell>
          <table:table-cell office:value-type="float" office:value="396360" calcext:value-type="float">
            <text:p>396360</text:p>
          </table:table-cell>
          <table:table-cell office:value-type="float" office:value="427776" calcext:value-type="float">
            <text:p>427776</text:p>
          </table:table-cell>
          <table:table-cell office:value-type="float" office:value="159326" calcext:value-type="float">
            <text:p>159326</text:p>
          </table:table-cell>
          <table:table-cell office:value-type="float" office:value="512136" calcext:value-type="float">
            <text:p>512136</text:p>
          </table:table-cell>
          <table:table-cell office:value-type="float" office:value="190749" calcext:value-type="float">
            <text:p>190749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5654" calcext:value-type="float">
            <text:p>535654</text:p>
          </table:table-cell>
          <table:table-cell office:value-type="float" office:value="199863" calcext:value-type="float">
            <text:p>199863</text:p>
          </table:table-cell>
          <table:table-cell office:value-type="float" office:value="1378516" calcext:value-type="float">
            <text:p>1378516</text:p>
          </table:table-cell>
          <table:table-cell office:value-type="float" office:value="513230" calcext:value-type="float">
            <text:p>513230</text:p>
          </table:table-cell>
          <table:table-cell office:value-type="float" office:value="2673296" calcext:value-type="float">
            <text:p>2673296</text:p>
          </table:table-cell>
          <table:table-cell office:value-type="float" office:value="995072" calcext:value-type="float">
            <text:p>995072</text:p>
          </table:table-cell>
          <table:table-cell office:value-type="float" office:value="1559587" calcext:value-type="float">
            <text:p>1559587</text:p>
          </table:table-cell>
          <table:table-cell office:value-type="float" office:value="581079" calcext:value-type="float">
            <text:p>581079</text:p>
          </table:table-cell>
          <table:table-cell office:value-type="float" office:value="451492" calcext:value-type="float">
            <text:p>451492</text:p>
          </table:table-cell>
          <table:table-cell office:value-type="float" office:value="168334" calcext:value-type="float">
            <text:p>168334</text:p>
          </table:table-cell>
          <table:table-cell office:value-type="float" office:value="573528" calcext:value-type="float">
            <text:p>573528</text:p>
          </table:table-cell>
          <table:table-cell office:value-type="float" office:value="213611" calcext:value-type="float">
            <text:p>213611</text:p>
          </table:table-cell>
          <table:table-cell table:number-columns-repeated="1637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1462" calcext:value-type="float">
            <text:p>551462</text:p>
          </table:table-cell>
          <table:table-cell office:value-type="float" office:value="205740" calcext:value-type="float">
            <text:p>205740</text:p>
          </table:table-cell>
          <table:table-cell office:value-type="float" office:value="1658774" calcext:value-type="float">
            <text:p>1658774</text:p>
          </table:table-cell>
          <table:table-cell office:value-type="float" office:value="617651" calcext:value-type="float">
            <text:p>617651</text:p>
          </table:table-cell>
          <table:table-cell office:value-type="float" office:value="2935012" calcext:value-type="float">
            <text:p>2935012</text:p>
          </table:table-cell>
          <table:table-cell office:value-type="float" office:value="1092385" calcext:value-type="float">
            <text:p>1092385</text:p>
          </table:table-cell>
          <table:table-cell office:value-type="float" office:value="1447718" calcext:value-type="float">
            <text:p>1447718</text:p>
          </table:table-cell>
          <table:table-cell office:value-type="float" office:value="539004" calcext:value-type="float">
            <text:p>539004</text:p>
          </table:table-cell>
          <table:table-cell office:value-type="float" office:value="564324" calcext:value-type="float">
            <text:p>564324</text:p>
          </table:table-cell>
          <table:table-cell office:value-type="float" office:value="210379" calcext:value-type="float">
            <text:p>210379</text:p>
          </table:table-cell>
          <table:table-cell office:value-type="float" office:value="661812" calcext:value-type="float">
            <text:p>661812</text:p>
          </table:table-cell>
          <table:table-cell office:value-type="float" office:value="246753" calcext:value-type="float">
            <text:p>246753</text:p>
          </table:table-cell>
          <table:table-cell table:number-columns-repeated="1637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2010" calcext:value-type="float">
            <text:p>462010</text:p>
          </table:table-cell>
          <table:table-cell office:value-type="float" office:value="172198" calcext:value-type="float">
            <text:p>172198</text:p>
          </table:table-cell>
          <table:table-cell office:value-type="float" office:value="1107396" calcext:value-type="float">
            <text:p>1107396</text:p>
          </table:table-cell>
          <table:table-cell office:value-type="float" office:value="412216" calcext:value-type="float">
            <text:p>412216</text:p>
          </table:table-cell>
          <table:table-cell office:value-type="float" office:value="1555432" calcext:value-type="float">
            <text:p>1555432</text:p>
          </table:table-cell>
          <table:table-cell office:value-type="float" office:value="579016" calcext:value-type="float">
            <text:p>579016</text:p>
          </table:table-cell>
          <table:table-cell office:value-type="float" office:value="1059484" calcext:value-type="float">
            <text:p>1059484</text:p>
          </table:table-cell>
          <table:table-cell office:value-type="float" office:value="394336" calcext:value-type="float">
            <text:p>394336</text:p>
          </table:table-cell>
          <table:table-cell office:value-type="float" office:value="420238" calcext:value-type="float">
            <text:p>420238</text:p>
          </table:table-cell>
          <table:table-cell office:value-type="float" office:value="156510" calcext:value-type="float">
            <text:p>156510</text:p>
          </table:table-cell>
          <table:table-cell office:value-type="float" office:value="505580" calcext:value-type="float">
            <text:p>505580</text:p>
          </table:table-cell>
          <table:table-cell office:value-type="float" office:value="188329" calcext:value-type="float">
            <text:p>188329</text:p>
          </table:table-cell>
          <table:table-cell table:number-columns-repeated="1637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2064" calcext:value-type="float">
            <text:p>502064</text:p>
          </table:table-cell>
          <table:table-cell office:value-type="float" office:value="187345" calcext:value-type="float">
            <text:p>187345</text:p>
          </table:table-cell>
          <table:table-cell office:value-type="float" office:value="1363100" calcext:value-type="float">
            <text:p>1363100</text:p>
          </table:table-cell>
          <table:table-cell office:value-type="float" office:value="507629" calcext:value-type="float">
            <text:p>507629</text:p>
          </table:table-cell>
          <table:table-cell office:value-type="float" office:value="11395112" calcext:value-type="float">
            <text:p>11395112</text:p>
          </table:table-cell>
          <table:table-cell office:value-type="float" office:value="4239647" calcext:value-type="float">
            <text:p>4239647</text:p>
          </table:table-cell>
          <table:table-cell office:value-type="float" office:value="1310645" calcext:value-type="float">
            <text:p>1310645</text:p>
          </table:table-cell>
          <table:table-cell office:value-type="float" office:value="488696" calcext:value-type="float">
            <text:p>488696</text:p>
          </table:table-cell>
          <table:table-cell office:value-type="float" office:value="443800" calcext:value-type="float">
            <text:p>443800</text:p>
          </table:table-cell>
          <table:table-cell office:value-type="float" office:value="165308" calcext:value-type="float">
            <text:p>165308</text:p>
          </table:table-cell>
          <table:table-cell office:value-type="float" office:value="529726" calcext:value-type="float">
            <text:p>529726</text:p>
          </table:table-cell>
          <table:table-cell office:value-type="float" office:value="197313" calcext:value-type="float">
            <text:p>197313</text:p>
          </table:table-cell>
          <table:table-cell table:number-columns-repeated="1637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0308" calcext:value-type="float">
            <text:p>550308</text:p>
          </table:table-cell>
          <table:table-cell office:value-type="float" office:value="205343" calcext:value-type="float">
            <text:p>205343</text:p>
          </table:table-cell>
          <table:table-cell office:value-type="float" office:value="1540120" calcext:value-type="float">
            <text:p>1540120</text:p>
          </table:table-cell>
          <table:table-cell office:value-type="float" office:value="573465" calcext:value-type="float">
            <text:p>573465</text:p>
          </table:table-cell>
          <table:table-cell office:value-type="float" office:value="4937884" calcext:value-type="float">
            <text:p>4937884</text:p>
          </table:table-cell>
          <table:table-cell office:value-type="float" office:value="1837492" calcext:value-type="float">
            <text:p>1837492</text:p>
          </table:table-cell>
          <table:table-cell office:value-type="float" office:value="1401960" calcext:value-type="float">
            <text:p>1401960</text:p>
          </table:table-cell>
          <table:table-cell office:value-type="float" office:value="521989" calcext:value-type="float">
            <text:p>521989</text:p>
          </table:table-cell>
          <table:table-cell office:value-type="float" office:value="553180" calcext:value-type="float">
            <text:p>553180</text:p>
          </table:table-cell>
          <table:table-cell office:value-type="float" office:value="206220" calcext:value-type="float">
            <text:p>206220</text:p>
          </table:table-cell>
          <table:table-cell office:value-type="float" office:value="663306" calcext:value-type="float">
            <text:p>663306</text:p>
          </table:table-cell>
          <table:table-cell office:value-type="float" office:value="247261" calcext:value-type="float">
            <text:p>247261</text:p>
          </table:table-cell>
          <table:table-cell table:number-columns-repeated="1637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8322" calcext:value-type="float">
            <text:p>438322</text:p>
          </table:table-cell>
          <table:table-cell office:value-type="float" office:value="163381" calcext:value-type="float">
            <text:p>163381</text:p>
          </table:table-cell>
          <table:table-cell office:value-type="float" office:value="1097956" calcext:value-type="float">
            <text:p>1097956</text:p>
          </table:table-cell>
          <table:table-cell office:value-type="float" office:value="408697" calcext:value-type="float">
            <text:p>408697</text:p>
          </table:table-cell>
          <table:table-cell office:value-type="float" office:value="2102188" calcext:value-type="float">
            <text:p>2102188</text:p>
          </table:table-cell>
          <table:table-cell office:value-type="float" office:value="782279" calcext:value-type="float">
            <text:p>782279</text:p>
          </table:table-cell>
          <table:table-cell office:value-type="float" office:value="1063082" calcext:value-type="float">
            <text:p>1063082</text:p>
          </table:table-cell>
          <table:table-cell office:value-type="float" office:value="395690" calcext:value-type="float">
            <text:p>395690</text:p>
          </table:table-cell>
          <table:table-cell office:value-type="float" office:value="427858" calcext:value-type="float">
            <text:p>427858</text:p>
          </table:table-cell>
          <table:table-cell office:value-type="float" office:value="159344" calcext:value-type="float">
            <text:p>159344</text:p>
          </table:table-cell>
          <table:table-cell office:value-type="float" office:value="629264" calcext:value-type="float">
            <text:p>629264</text:p>
          </table:table-cell>
          <table:table-cell office:value-type="float" office:value="234512" calcext:value-type="float">
            <text:p>234512</text:p>
          </table:table-cell>
          <table:table-cell table:number-columns-repeated="1637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5538" calcext:value-type="float">
            <text:p>525538</text:p>
          </table:table-cell>
          <table:table-cell office:value-type="float" office:value="196119" calcext:value-type="float">
            <text:p>196119</text:p>
          </table:table-cell>
          <table:table-cell office:value-type="float" office:value="1437276" calcext:value-type="float">
            <text:p>1437276</text:p>
          </table:table-cell>
          <table:table-cell office:value-type="float" office:value="535125" calcext:value-type="float">
            <text:p>535125</text:p>
          </table:table-cell>
          <table:table-cell office:value-type="float" office:value="4266628" calcext:value-type="float">
            <text:p>4266628</text:p>
          </table:table-cell>
          <table:table-cell office:value-type="float" office:value="1587834" calcext:value-type="float">
            <text:p>1587834</text:p>
          </table:table-cell>
          <table:table-cell office:value-type="float" office:value="1394872" calcext:value-type="float">
            <text:p>1394872</text:p>
          </table:table-cell>
          <table:table-cell office:value-type="float" office:value="519331" calcext:value-type="float">
            <text:p>519331</text:p>
          </table:table-cell>
          <table:table-cell office:value-type="float" office:value="556332" calcext:value-type="float">
            <text:p>556332</text:p>
          </table:table-cell>
          <table:table-cell office:value-type="float" office:value="207400" calcext:value-type="float">
            <text:p>207400</text:p>
          </table:table-cell>
          <table:table-cell office:value-type="float" office:value="557152" calcext:value-type="float">
            <text:p>557152</text:p>
          </table:table-cell>
          <table:table-cell office:value-type="float" office:value="207484" calcext:value-type="float">
            <text:p>207484</text:p>
          </table:table-cell>
          <table:table-cell table:number-columns-repeated="1637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8146" calcext:value-type="float">
            <text:p>448146</text:p>
          </table:table-cell>
          <table:table-cell office:value-type="float" office:value="166998" calcext:value-type="float">
            <text:p>166998</text:p>
          </table:table-cell>
          <table:table-cell office:value-type="float" office:value="1170212" calcext:value-type="float">
            <text:p>1170212</text:p>
          </table:table-cell>
          <table:table-cell office:value-type="float" office:value="436581" calcext:value-type="float">
            <text:p>436581</text:p>
          </table:table-cell>
          <table:table-cell office:value-type="float" office:value="8430346" calcext:value-type="float">
            <text:p>8430346</text:p>
          </table:table-cell>
          <table:table-cell office:value-type="float" office:value="3136492" calcext:value-type="float">
            <text:p>3136492</text:p>
          </table:table-cell>
          <table:table-cell office:value-type="float" office:value="1189488" calcext:value-type="float">
            <text:p>1189488</text:p>
          </table:table-cell>
          <table:table-cell office:value-type="float" office:value="442809" calcext:value-type="float">
            <text:p>442809</text:p>
          </table:table-cell>
          <table:table-cell office:value-type="float" office:value="469958" calcext:value-type="float">
            <text:p>469958</text:p>
          </table:table-cell>
          <table:table-cell office:value-type="float" office:value="175149" calcext:value-type="float">
            <text:p>175149</text:p>
          </table:table-cell>
          <table:table-cell office:value-type="float" office:value="567554" calcext:value-type="float">
            <text:p>567554</text:p>
          </table:table-cell>
          <table:table-cell office:value-type="float" office:value="211654" calcext:value-type="float">
            <text:p>211654</text:p>
          </table:table-cell>
          <table:table-cell table:number-columns-repeated="1637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5140" calcext:value-type="float">
            <text:p>455140</text:p>
          </table:table-cell>
          <table:table-cell office:value-type="float" office:value="169613" calcext:value-type="float">
            <text:p>169613</text:p>
          </table:table-cell>
          <table:table-cell office:value-type="float" office:value="1220398" calcext:value-type="float">
            <text:p>1220398</text:p>
          </table:table-cell>
          <table:table-cell office:value-type="float" office:value="454545" calcext:value-type="float">
            <text:p>454545</text:p>
          </table:table-cell>
          <table:table-cell office:value-type="float" office:value="6099338" calcext:value-type="float">
            <text:p>6099338</text:p>
          </table:table-cell>
          <table:table-cell office:value-type="float" office:value="2269493" calcext:value-type="float">
            <text:p>2269493</text:p>
          </table:table-cell>
          <table:table-cell office:value-type="float" office:value="1243948" calcext:value-type="float">
            <text:p>1243948</text:p>
          </table:table-cell>
          <table:table-cell office:value-type="float" office:value="462982" calcext:value-type="float">
            <text:p>462982</text:p>
          </table:table-cell>
          <table:table-cell office:value-type="float" office:value="495396" calcext:value-type="float">
            <text:p>495396</text:p>
          </table:table-cell>
          <table:table-cell office:value-type="float" office:value="184496" calcext:value-type="float">
            <text:p>184496</text:p>
          </table:table-cell>
          <table:table-cell office:value-type="float" office:value="596884" calcext:value-type="float">
            <text:p>596884</text:p>
          </table:table-cell>
          <table:table-cell office:value-type="float" office:value="222373" calcext:value-type="float">
            <text:p>222373</text:p>
          </table:table-cell>
          <table:table-cell table:number-columns-repeated="1637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2206" calcext:value-type="float">
            <text:p>552206</text:p>
          </table:table-cell>
          <table:table-cell office:value-type="float" office:value="206012" calcext:value-type="float">
            <text:p>206012</text:p>
          </table:table-cell>
          <table:table-cell office:value-type="float" office:value="1518330" calcext:value-type="float">
            <text:p>1518330</text:p>
          </table:table-cell>
          <table:table-cell office:value-type="float" office:value="565283" calcext:value-type="float">
            <text:p>565283</text:p>
          </table:table-cell>
          <table:table-cell office:value-type="float" office:value="2176624" calcext:value-type="float">
            <text:p>2176624</text:p>
          </table:table-cell>
          <table:table-cell office:value-type="float" office:value="810377" calcext:value-type="float">
            <text:p>810377</text:p>
          </table:table-cell>
          <table:table-cell office:value-type="float" office:value="2142091" calcext:value-type="float">
            <text:p>2142091</text:p>
          </table:table-cell>
          <table:table-cell office:value-type="float" office:value="798085" calcext:value-type="float">
            <text:p>798085</text:p>
          </table:table-cell>
          <table:table-cell office:value-type="float" office:value="501150" calcext:value-type="float">
            <text:p>501150</text:p>
          </table:table-cell>
          <table:table-cell office:value-type="float" office:value="186789" calcext:value-type="float">
            <text:p>186789</text:p>
          </table:table-cell>
          <table:table-cell office:value-type="float" office:value="613582" calcext:value-type="float">
            <text:p>613582</text:p>
          </table:table-cell>
          <table:table-cell office:value-type="float" office:value="228476" calcext:value-type="float">
            <text:p>228476</text:p>
          </table:table-cell>
          <table:table-cell table:number-columns-repeated="1637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3524" calcext:value-type="float">
            <text:p>583524</text:p>
          </table:table-cell>
          <table:table-cell office:value-type="float" office:value="217724" calcext:value-type="float">
            <text:p>217724</text:p>
          </table:table-cell>
          <table:table-cell office:value-type="float" office:value="1517076" calcext:value-type="float">
            <text:p>1517076</text:p>
          </table:table-cell>
          <table:table-cell office:value-type="float" office:value="564884" calcext:value-type="float">
            <text:p>564884</text:p>
          </table:table-cell>
          <table:table-cell office:value-type="float" office:value="2955772" calcext:value-type="float">
            <text:p>2955772</text:p>
          </table:table-cell>
          <table:table-cell office:value-type="float" office:value="1100225" calcext:value-type="float">
            <text:p>1100225</text:p>
          </table:table-cell>
          <table:table-cell office:value-type="float" office:value="1475130" calcext:value-type="float">
            <text:p>1475130</text:p>
          </table:table-cell>
          <table:table-cell office:value-type="float" office:value="549237" calcext:value-type="float">
            <text:p>549237</text:p>
          </table:table-cell>
          <table:table-cell office:value-type="float" office:value="578436" calcext:value-type="float">
            <text:p>578436</text:p>
          </table:table-cell>
          <table:table-cell office:value-type="float" office:value="215632" calcext:value-type="float">
            <text:p>215632</text:p>
          </table:table-cell>
          <table:table-cell office:value-type="float" office:value="660332" calcext:value-type="float">
            <text:p>660332</text:p>
          </table:table-cell>
          <table:table-cell office:value-type="float" office:value="246110" calcext:value-type="float">
            <text:p>246110</text:p>
          </table:table-cell>
          <table:table-cell table:number-columns-repeated="1637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2128" calcext:value-type="float">
            <text:p>462128</text:p>
          </table:table-cell>
          <table:table-cell office:value-type="float" office:value="172222" calcext:value-type="float">
            <text:p>172222</text:p>
          </table:table-cell>
          <table:table-cell office:value-type="float" office:value="1260922" calcext:value-type="float">
            <text:p>1260922</text:p>
          </table:table-cell>
          <table:table-cell office:value-type="float" office:value="469401" calcext:value-type="float">
            <text:p>469401</text:p>
          </table:table-cell>
          <table:table-cell office:value-type="float" office:value="2767720" calcext:value-type="float">
            <text:p>2767720</text:p>
          </table:table-cell>
          <table:table-cell office:value-type="float" office:value="1030118" calcext:value-type="float">
            <text:p>1030118</text:p>
          </table:table-cell>
          <table:table-cell office:value-type="float" office:value="1173236" calcext:value-type="float">
            <text:p>1173236</text:p>
          </table:table-cell>
          <table:table-cell office:value-type="float" office:value="436866" calcext:value-type="float">
            <text:p>436866</text:p>
          </table:table-cell>
          <table:table-cell office:value-type="float" office:value="470236" calcext:value-type="float">
            <text:p>470236</text:p>
          </table:table-cell>
          <table:table-cell office:value-type="float" office:value="175122" calcext:value-type="float">
            <text:p>175122</text:p>
          </table:table-cell>
          <table:table-cell office:value-type="float" office:value="542714" calcext:value-type="float">
            <text:p>542714</text:p>
          </table:table-cell>
          <table:table-cell office:value-type="float" office:value="202125" calcext:value-type="float">
            <text:p>202125</text:p>
          </table:table-cell>
          <table:table-cell table:number-columns-repeated="1637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30072" calcext:value-type="float">
            <text:p>530072</text:p>
          </table:table-cell>
          <table:table-cell office:value-type="float" office:value="197789" calcext:value-type="float">
            <text:p>197789</text:p>
          </table:table-cell>
          <table:table-cell office:value-type="float" office:value="1452976" calcext:value-type="float">
            <text:p>1452976</text:p>
          </table:table-cell>
          <table:table-cell office:value-type="float" office:value="541004" calcext:value-type="float">
            <text:p>541004</text:p>
          </table:table-cell>
          <table:table-cell office:value-type="float" office:value="4445608" calcext:value-type="float">
            <text:p>4445608</text:p>
          </table:table-cell>
          <table:table-cell office:value-type="float" office:value="1654275" calcext:value-type="float">
            <text:p>1654275</text:p>
          </table:table-cell>
          <table:table-cell office:value-type="float" office:value="1405592" calcext:value-type="float">
            <text:p>1405592</text:p>
          </table:table-cell>
          <table:table-cell office:value-type="float" office:value="523498" calcext:value-type="float">
            <text:p>523498</text:p>
          </table:table-cell>
          <table:table-cell office:value-type="float" office:value="551148" calcext:value-type="float">
            <text:p>551148</text:p>
          </table:table-cell>
          <table:table-cell office:value-type="float" office:value="205490" calcext:value-type="float">
            <text:p>205490</text:p>
          </table:table-cell>
          <table:table-cell office:value-type="float" office:value="586026" calcext:value-type="float">
            <text:p>586026</text:p>
          </table:table-cell>
          <table:table-cell office:value-type="float" office:value="218224" calcext:value-type="float">
            <text:p>218224</text:p>
          </table:table-cell>
          <table:table-cell table:number-columns-repeated="1637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0522" calcext:value-type="float">
            <text:p>560522</text:p>
          </table:table-cell>
          <table:table-cell office:value-type="float" office:value="209152" calcext:value-type="float">
            <text:p>209152</text:p>
          </table:table-cell>
          <table:table-cell office:value-type="float" office:value="1509408" calcext:value-type="float">
            <text:p>1509408</text:p>
          </table:table-cell>
          <table:table-cell office:value-type="float" office:value="561967" calcext:value-type="float">
            <text:p>561967</text:p>
          </table:table-cell>
          <table:table-cell office:value-type="float" office:value="2172420" calcext:value-type="float">
            <text:p>2172420</text:p>
          </table:table-cell>
          <table:table-cell office:value-type="float" office:value="808754" calcext:value-type="float">
            <text:p>808754</text:p>
          </table:table-cell>
          <table:table-cell office:value-type="float" office:value="1424686" calcext:value-type="float">
            <text:p>1424686</text:p>
          </table:table-cell>
          <table:table-cell office:value-type="float" office:value="530453" calcext:value-type="float">
            <text:p>530453</text:p>
          </table:table-cell>
          <table:table-cell office:value-type="float" office:value="552892" calcext:value-type="float">
            <text:p>552892</text:p>
          </table:table-cell>
          <table:table-cell office:value-type="float" office:value="206110" calcext:value-type="float">
            <text:p>206110</text:p>
          </table:table-cell>
          <table:table-cell office:value-type="float" office:value="658480" calcext:value-type="float">
            <text:p>658480</text:p>
          </table:table-cell>
          <table:table-cell office:value-type="float" office:value="245461" calcext:value-type="float">
            <text:p>245461</text:p>
          </table:table-cell>
          <table:table-cell table:number-columns-repeated="1637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0966" calcext:value-type="float">
            <text:p>530966</text:p>
          </table:table-cell>
          <table:table-cell office:value-type="float" office:value="198102" calcext:value-type="float">
            <text:p>198102</text:p>
          </table:table-cell>
          <table:table-cell office:value-type="float" office:value="1633819" calcext:value-type="float">
            <text:p>1633819</text:p>
          </table:table-cell>
          <table:table-cell office:value-type="float" office:value="608765" calcext:value-type="float">
            <text:p>608765</text:p>
          </table:table-cell>
          <table:table-cell office:value-type="float" office:value="1654964" calcext:value-type="float">
            <text:p>1654964</text:p>
          </table:table-cell>
          <table:table-cell office:value-type="float" office:value="616083" calcext:value-type="float">
            <text:p>616083</text:p>
          </table:table-cell>
          <table:table-cell office:value-type="float" office:value="1140072" calcext:value-type="float">
            <text:p>1140072</text:p>
          </table:table-cell>
          <table:table-cell office:value-type="float" office:value="424337" calcext:value-type="float">
            <text:p>424337</text:p>
          </table:table-cell>
          <table:table-cell office:value-type="float" office:value="455090" calcext:value-type="float">
            <text:p>455090</text:p>
          </table:table-cell>
          <table:table-cell office:value-type="float" office:value="169494" calcext:value-type="float">
            <text:p>169494</text:p>
          </table:table-cell>
          <table:table-cell office:value-type="float" office:value="548248" calcext:value-type="float">
            <text:p>548248</text:p>
          </table:table-cell>
          <table:table-cell office:value-type="float" office:value="204237" calcext:value-type="float">
            <text:p>204237</text:p>
          </table:table-cell>
          <table:table-cell table:number-columns-repeated="1637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2548" calcext:value-type="float">
            <text:p>522548</text:p>
          </table:table-cell>
          <table:table-cell office:value-type="float" office:value="195048" calcext:value-type="float">
            <text:p>195048</text:p>
          </table:table-cell>
          <table:table-cell office:value-type="float" office:value="1461116" calcext:value-type="float">
            <text:p>1461116</text:p>
          </table:table-cell>
          <table:table-cell office:value-type="float" office:value="544130" calcext:value-type="float">
            <text:p>544130</text:p>
          </table:table-cell>
          <table:table-cell office:value-type="float" office:value="2662814" calcext:value-type="float">
            <text:p>2662814</text:p>
          </table:table-cell>
          <table:table-cell office:value-type="float" office:value="991123" calcext:value-type="float">
            <text:p>991123</text:p>
          </table:table-cell>
          <table:table-cell office:value-type="float" office:value="1394146" calcext:value-type="float">
            <text:p>1394146</text:p>
          </table:table-cell>
          <table:table-cell office:value-type="float" office:value="519088" calcext:value-type="float">
            <text:p>519088</text:p>
          </table:table-cell>
          <table:table-cell office:value-type="float" office:value="546962" calcext:value-type="float">
            <text:p>546962</text:p>
          </table:table-cell>
          <table:table-cell office:value-type="float" office:value="203929" calcext:value-type="float">
            <text:p>203929</text:p>
          </table:table-cell>
          <table:table-cell office:value-type="float" office:value="675014" calcext:value-type="float">
            <text:p>675014</text:p>
          </table:table-cell>
          <table:table-cell office:value-type="float" office:value="251688" calcext:value-type="float">
            <text:p>251688</text:p>
          </table:table-cell>
          <table:table-cell table:number-columns-repeated="1637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8144" calcext:value-type="float">
            <text:p>568144</text:p>
          </table:table-cell>
          <table:table-cell office:value-type="float" office:value="211995" calcext:value-type="float">
            <text:p>211995</text:p>
          </table:table-cell>
          <table:table-cell office:value-type="float" office:value="1494612" calcext:value-type="float">
            <text:p>1494612</text:p>
          </table:table-cell>
          <table:table-cell office:value-type="float" office:value="556455" calcext:value-type="float">
            <text:p>556455</text:p>
          </table:table-cell>
          <table:table-cell office:value-type="float" office:value="3846384" calcext:value-type="float">
            <text:p>3846384</text:p>
          </table:table-cell>
          <table:table-cell office:value-type="float" office:value="1431529" calcext:value-type="float">
            <text:p>1431529</text:p>
          </table:table-cell>
          <table:table-cell office:value-type="float" office:value="1394446" calcext:value-type="float">
            <text:p>1394446</text:p>
          </table:table-cell>
          <table:table-cell office:value-type="float" office:value="519208" calcext:value-type="float">
            <text:p>519208</text:p>
          </table:table-cell>
          <table:table-cell office:value-type="float" office:value="551748" calcext:value-type="float">
            <text:p>551748</text:p>
          </table:table-cell>
          <table:table-cell office:value-type="float" office:value="205710" calcext:value-type="float">
            <text:p>205710</text:p>
          </table:table-cell>
          <table:table-cell office:value-type="float" office:value="678170" calcext:value-type="float">
            <text:p>678170</text:p>
          </table:table-cell>
          <table:table-cell office:value-type="float" office:value="252903" calcext:value-type="float">
            <text:p>252903</text:p>
          </table:table-cell>
          <table:table-cell table:number-columns-repeated="1637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9468" calcext:value-type="float">
            <text:p>559468</text:p>
          </table:table-cell>
          <table:table-cell office:value-type="float" office:value="208885" calcext:value-type="float">
            <text:p>208885</text:p>
          </table:table-cell>
          <table:table-cell office:value-type="float" office:value="1418586" calcext:value-type="float">
            <text:p>1418586</text:p>
          </table:table-cell>
          <table:table-cell office:value-type="float" office:value="528175" calcext:value-type="float">
            <text:p>528175</text:p>
          </table:table-cell>
          <table:table-cell office:value-type="float" office:value="3766357" calcext:value-type="float">
            <text:p>3766357</text:p>
          </table:table-cell>
          <table:table-cell office:value-type="float" office:value="1402064" calcext:value-type="float">
            <text:p>1402064</text:p>
          </table:table-cell>
          <table:table-cell office:value-type="float" office:value="1121494" calcext:value-type="float">
            <text:p>1121494</text:p>
          </table:table-cell>
          <table:table-cell office:value-type="float" office:value="417605" calcext:value-type="float">
            <text:p>417605</text:p>
          </table:table-cell>
          <table:table-cell office:value-type="float" office:value="462606" calcext:value-type="float">
            <text:p>462606</text:p>
          </table:table-cell>
          <table:table-cell office:value-type="float" office:value="172286" calcext:value-type="float">
            <text:p>172286</text:p>
          </table:table-cell>
          <table:table-cell office:value-type="float" office:value="554438" calcext:value-type="float">
            <text:p>554438</text:p>
          </table:table-cell>
          <table:table-cell office:value-type="float" office:value="206465" calcext:value-type="float">
            <text:p>206465</text:p>
          </table:table-cell>
          <table:table-cell table:number-columns-repeated="1637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1208" calcext:value-type="float">
            <text:p>461208</text:p>
          </table:table-cell>
          <table:table-cell office:value-type="float" office:value="171937" calcext:value-type="float">
            <text:p>171937</text:p>
          </table:table-cell>
          <table:table-cell office:value-type="float" office:value="1223790" calcext:value-type="float">
            <text:p>1223790</text:p>
          </table:table-cell>
          <table:table-cell office:value-type="float" office:value="455537" calcext:value-type="float">
            <text:p>455537</text:p>
          </table:table-cell>
          <table:table-cell office:value-type="float" office:value="3378088" calcext:value-type="float">
            <text:p>3378088</text:p>
          </table:table-cell>
          <table:table-cell office:value-type="float" office:value="1256976" calcext:value-type="float">
            <text:p>1256976</text:p>
          </table:table-cell>
          <table:table-cell office:value-type="float" office:value="1182046" calcext:value-type="float">
            <text:p>1182046</text:p>
          </table:table-cell>
          <table:table-cell office:value-type="float" office:value="439943" calcext:value-type="float">
            <text:p>439943</text:p>
          </table:table-cell>
          <table:table-cell office:value-type="float" office:value="470080" calcext:value-type="float">
            <text:p>470080</text:p>
          </table:table-cell>
          <table:table-cell office:value-type="float" office:value="175072" calcext:value-type="float">
            <text:p>175072</text:p>
          </table:table-cell>
          <table:table-cell office:value-type="float" office:value="578796" calcext:value-type="float">
            <text:p>578796</text:p>
          </table:table-cell>
          <table:table-cell office:value-type="float" office:value="215562" calcext:value-type="float">
            <text:p>215562</text:p>
          </table:table-cell>
          <table:table-cell table:number-columns-repeated="1637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1326" calcext:value-type="float">
            <text:p>541326</text:p>
          </table:table-cell>
          <table:table-cell office:value-type="float" office:value="201966" calcext:value-type="float">
            <text:p>201966</text:p>
          </table:table-cell>
          <table:table-cell office:value-type="float" office:value="1461416" calcext:value-type="float">
            <text:p>1461416</text:p>
          </table:table-cell>
          <table:table-cell office:value-type="float" office:value="544175" calcext:value-type="float">
            <text:p>544175</text:p>
          </table:table-cell>
          <table:table-cell office:value-type="float" office:value="3381224" calcext:value-type="float">
            <text:p>3381224</text:p>
          </table:table-cell>
          <table:table-cell office:value-type="float" office:value="1258350" calcext:value-type="float">
            <text:p>1258350</text:p>
          </table:table-cell>
          <table:table-cell office:value-type="float" office:value="1408392" calcext:value-type="float">
            <text:p>1408392</text:p>
          </table:table-cell>
          <table:table-cell office:value-type="float" office:value="524423" calcext:value-type="float">
            <text:p>524423</text:p>
          </table:table-cell>
          <table:table-cell office:value-type="float" office:value="553088" calcext:value-type="float">
            <text:p>553088</text:p>
          </table:table-cell>
          <table:table-cell office:value-type="float" office:value="206208" calcext:value-type="float">
            <text:p>206208</text:p>
          </table:table-cell>
          <table:table-cell office:value-type="float" office:value="589186" calcext:value-type="float">
            <text:p>589186</text:p>
          </table:table-cell>
          <table:table-cell office:value-type="float" office:value="219414" calcext:value-type="float">
            <text:p>219414</text:p>
          </table:table-cell>
          <table:table-cell table:number-columns-repeated="1637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3290" calcext:value-type="float">
            <text:p>553290</text:p>
          </table:table-cell>
          <table:table-cell office:value-type="float" office:value="206471" calcext:value-type="float">
            <text:p>206471</text:p>
          </table:table-cell>
          <table:table-cell office:value-type="float" office:value="1535374" calcext:value-type="float">
            <text:p>1535374</text:p>
          </table:table-cell>
          <table:table-cell office:value-type="float" office:value="571714" calcext:value-type="float">
            <text:p>571714</text:p>
          </table:table-cell>
          <table:table-cell office:value-type="float" office:value="2843740" calcext:value-type="float">
            <text:p>2843740</text:p>
          </table:table-cell>
          <table:table-cell office:value-type="float" office:value="1058526" calcext:value-type="float">
            <text:p>1058526</text:p>
          </table:table-cell>
          <table:table-cell office:value-type="float" office:value="1393734" calcext:value-type="float">
            <text:p>1393734</text:p>
          </table:table-cell>
          <table:table-cell office:value-type="float" office:value="518923" calcext:value-type="float">
            <text:p>518923</text:p>
          </table:table-cell>
          <table:table-cell office:value-type="float" office:value="561562" calcext:value-type="float">
            <text:p>561562</text:p>
          </table:table-cell>
          <table:table-cell office:value-type="float" office:value="209368" calcext:value-type="float">
            <text:p>209368</text:p>
          </table:table-cell>
          <table:table-cell office:value-type="float" office:value="582176" calcext:value-type="float">
            <text:p>582176</text:p>
          </table:table-cell>
          <table:table-cell office:value-type="float" office:value="216914" calcext:value-type="float">
            <text:p>216914</text:p>
          </table:table-cell>
          <table:table-cell table:number-columns-repeated="1637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6976" calcext:value-type="float">
            <text:p>436976</text:p>
          </table:table-cell>
          <table:table-cell office:value-type="float" office:value="162846" calcext:value-type="float">
            <text:p>162846</text:p>
          </table:table-cell>
          <table:table-cell office:value-type="float" office:value="1165768" calcext:value-type="float">
            <text:p>1165768</text:p>
          </table:table-cell>
          <table:table-cell office:value-type="float" office:value="434195" calcext:value-type="float">
            <text:p>434195</text:p>
          </table:table-cell>
          <table:table-cell office:value-type="float" office:value="7837842" calcext:value-type="float">
            <text:p>7837842</text:p>
          </table:table-cell>
          <table:table-cell office:value-type="float" office:value="2915991" calcext:value-type="float">
            <text:p>2915991</text:p>
          </table:table-cell>
          <table:table-cell office:value-type="float" office:value="1139568" calcext:value-type="float">
            <text:p>1139568</text:p>
          </table:table-cell>
          <table:table-cell office:value-type="float" office:value="424170" calcext:value-type="float">
            <text:p>424170</text:p>
          </table:table-cell>
          <table:table-cell office:value-type="float" office:value="440876" calcext:value-type="float">
            <text:p>440876</text:p>
          </table:table-cell>
          <table:table-cell office:value-type="float" office:value="164202" calcext:value-type="float">
            <text:p>164202</text:p>
          </table:table-cell>
          <table:table-cell office:value-type="float" office:value="556974" calcext:value-type="float">
            <text:p>556974</text:p>
          </table:table-cell>
          <table:table-cell office:value-type="float" office:value="207439" calcext:value-type="float">
            <text:p>207439</text:p>
          </table:table-cell>
          <table:table-cell table:number-columns-repeated="1637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7550" calcext:value-type="float">
            <text:p>487550</text:p>
          </table:table-cell>
          <table:table-cell office:value-type="float" office:value="181730" calcext:value-type="float">
            <text:p>181730</text:p>
          </table:table-cell>
          <table:table-cell office:value-type="float" office:value="1218134" calcext:value-type="float">
            <text:p>1218134</text:p>
          </table:table-cell>
          <table:table-cell office:value-type="float" office:value="453746" calcext:value-type="float">
            <text:p>453746</text:p>
          </table:table-cell>
          <table:table-cell office:value-type="float" office:value="3782018" calcext:value-type="float">
            <text:p>3782018</text:p>
          </table:table-cell>
          <table:table-cell office:value-type="float" office:value="1407141" calcext:value-type="float">
            <text:p>1407141</text:p>
          </table:table-cell>
          <table:table-cell office:value-type="float" office:value="1123566" calcext:value-type="float">
            <text:p>1123566</text:p>
          </table:table-cell>
          <table:table-cell office:value-type="float" office:value="418184" calcext:value-type="float">
            <text:p>418184</text:p>
          </table:table-cell>
          <table:table-cell office:value-type="float" office:value="454446" calcext:value-type="float">
            <text:p>454446</text:p>
          </table:table-cell>
          <table:table-cell office:value-type="float" office:value="169265" calcext:value-type="float">
            <text:p>169265</text:p>
          </table:table-cell>
          <table:table-cell office:value-type="float" office:value="558474" calcext:value-type="float">
            <text:p>558474</text:p>
          </table:table-cell>
          <table:table-cell office:value-type="float" office:value="207969" calcext:value-type="float">
            <text:p>207969</text:p>
          </table:table-cell>
          <table:table-cell table:number-columns-repeated="1637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8750" calcext:value-type="float">
            <text:p>428750</text:p>
          </table:table-cell>
          <table:table-cell office:value-type="float" office:value="159768" calcext:value-type="float">
            <text:p>159768</text:p>
          </table:table-cell>
          <table:table-cell office:value-type="float" office:value="1160616" calcext:value-type="float">
            <text:p>1160616</text:p>
          </table:table-cell>
          <table:table-cell office:value-type="float" office:value="432229" calcext:value-type="float">
            <text:p>432229</text:p>
          </table:table-cell>
          <table:table-cell office:value-type="float" office:value="1667208" calcext:value-type="float">
            <text:p>1667208</text:p>
          </table:table-cell>
          <table:table-cell office:value-type="float" office:value="620425" calcext:value-type="float">
            <text:p>620425</text:p>
          </table:table-cell>
          <table:table-cell office:value-type="float" office:value="1110792" calcext:value-type="float">
            <text:p>1110792</text:p>
          </table:table-cell>
          <table:table-cell office:value-type="float" office:value="413423" calcext:value-type="float">
            <text:p>413423</text:p>
          </table:table-cell>
          <table:table-cell office:value-type="float" office:value="487252" calcext:value-type="float">
            <text:p>487252</text:p>
          </table:table-cell>
          <table:table-cell office:value-type="float" office:value="181469" calcext:value-type="float">
            <text:p>181469</text:p>
          </table:table-cell>
          <table:table-cell office:value-type="float" office:value="544784" calcext:value-type="float">
            <text:p>544784</text:p>
          </table:table-cell>
          <table:table-cell office:value-type="float" office:value="202878" calcext:value-type="float">
            <text:p>202878</text:p>
          </table:table-cell>
          <table:table-cell table:number-columns-repeated="1637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9898" calcext:value-type="float">
            <text:p>609898</text:p>
          </table:table-cell>
          <table:table-cell office:value-type="float" office:value="227555" calcext:value-type="float">
            <text:p>227555</text:p>
          </table:table-cell>
          <table:table-cell office:value-type="float" office:value="1533994" calcext:value-type="float">
            <text:p>1533994</text:p>
          </table:table-cell>
          <table:table-cell office:value-type="float" office:value="571116" calcext:value-type="float">
            <text:p>571116</text:p>
          </table:table-cell>
          <table:table-cell office:value-type="float" office:value="8822976" calcext:value-type="float">
            <text:p>8822976</text:p>
          </table:table-cell>
          <table:table-cell office:value-type="float" office:value="3282837" calcext:value-type="float">
            <text:p>3282837</text:p>
          </table:table-cell>
          <table:table-cell office:value-type="float" office:value="1443167" calcext:value-type="float">
            <text:p>1443167</text:p>
          </table:table-cell>
          <table:table-cell office:value-type="float" office:value="537804" calcext:value-type="float">
            <text:p>537804</text:p>
          </table:table-cell>
          <table:table-cell office:value-type="float" office:value="470084" calcext:value-type="float">
            <text:p>470084</text:p>
          </table:table-cell>
          <table:table-cell office:value-type="float" office:value="175108" calcext:value-type="float">
            <text:p>175108</text:p>
          </table:table-cell>
          <table:table-cell office:value-type="float" office:value="550222" calcext:value-type="float">
            <text:p>550222</text:p>
          </table:table-cell>
          <table:table-cell office:value-type="float" office:value="204865" calcext:value-type="float">
            <text:p>204865</text:p>
          </table:table-cell>
          <table:table-cell table:number-columns-repeated="1637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7310" calcext:value-type="float">
            <text:p>547310</text:p>
          </table:table-cell>
          <table:table-cell office:value-type="float" office:value="204203" calcext:value-type="float">
            <text:p>204203</text:p>
          </table:table-cell>
          <table:table-cell office:value-type="float" office:value="1543694" calcext:value-type="float">
            <text:p>1543694</text:p>
          </table:table-cell>
          <table:table-cell office:value-type="float" office:value="574760" calcext:value-type="float">
            <text:p>574760</text:p>
          </table:table-cell>
          <table:table-cell office:value-type="float" office:value="4889782" calcext:value-type="float">
            <text:p>4889782</text:p>
          </table:table-cell>
          <table:table-cell office:value-type="float" office:value="1819569" calcext:value-type="float">
            <text:p>1819569</text:p>
          </table:table-cell>
          <table:table-cell office:value-type="float" office:value="1393828" calcext:value-type="float">
            <text:p>1393828</text:p>
          </table:table-cell>
          <table:table-cell office:value-type="float" office:value="518971" calcext:value-type="float">
            <text:p>518971</text:p>
          </table:table-cell>
          <table:table-cell office:value-type="float" office:value="552032" calcext:value-type="float">
            <text:p>552032</text:p>
          </table:table-cell>
          <table:table-cell office:value-type="float" office:value="205818" calcext:value-type="float">
            <text:p>205818</text:p>
          </table:table-cell>
          <table:table-cell office:value-type="float" office:value="625348" calcext:value-type="float">
            <text:p>625348</text:p>
          </table:table-cell>
          <table:table-cell office:value-type="float" office:value="232940" calcext:value-type="float">
            <text:p>232940</text:p>
          </table:table-cell>
          <table:table-cell table:number-columns-repeated="1637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7110" calcext:value-type="float">
            <text:p>467110</text:p>
          </table:table-cell>
          <table:table-cell office:value-type="float" office:value="174063" calcext:value-type="float">
            <text:p>174063</text:p>
          </table:table-cell>
          <table:table-cell office:value-type="float" office:value="1160116" calcext:value-type="float">
            <text:p>1160116</text:p>
          </table:table-cell>
          <table:table-cell office:value-type="float" office:value="431940" calcext:value-type="float">
            <text:p>431940</text:p>
          </table:table-cell>
          <table:table-cell office:value-type="float" office:value="4732594" calcext:value-type="float">
            <text:p>4732594</text:p>
          </table:table-cell>
          <table:table-cell office:value-type="float" office:value="1760978" calcext:value-type="float">
            <text:p>1760978</text:p>
          </table:table-cell>
          <table:table-cell office:value-type="float" office:value="1109902" calcext:value-type="float">
            <text:p>1109902</text:p>
          </table:table-cell>
          <table:table-cell office:value-type="float" office:value="413083" calcext:value-type="float">
            <text:p>413083</text:p>
          </table:table-cell>
          <table:table-cell office:value-type="float" office:value="447000" calcext:value-type="float">
            <text:p>447000</text:p>
          </table:table-cell>
          <table:table-cell office:value-type="float" office:value="166489" calcext:value-type="float">
            <text:p>166489</text:p>
          </table:table-cell>
          <table:table-cell office:value-type="float" office:value="541208" calcext:value-type="float">
            <text:p>541208</text:p>
          </table:table-cell>
          <table:table-cell office:value-type="float" office:value="201568" calcext:value-type="float">
            <text:p>201568</text:p>
          </table:table-cell>
          <table:table-cell table:number-columns-repeated="1637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4892" calcext:value-type="float">
            <text:p>414892</text:p>
          </table:table-cell>
          <table:table-cell office:value-type="float" office:value="154635" calcext:value-type="float">
            <text:p>154635</text:p>
          </table:table-cell>
          <table:table-cell office:value-type="float" office:value="1129556" calcext:value-type="float">
            <text:p>1129556</text:p>
          </table:table-cell>
          <table:table-cell office:value-type="float" office:value="420441" calcext:value-type="float">
            <text:p>420441</text:p>
          </table:table-cell>
          <table:table-cell office:value-type="float" office:value="4090572" calcext:value-type="float">
            <text:p>4090572</text:p>
          </table:table-cell>
          <table:table-cell office:value-type="float" office:value="1521972" calcext:value-type="float">
            <text:p>1521972</text:p>
          </table:table-cell>
          <table:table-cell office:value-type="float" office:value="1060192" calcext:value-type="float">
            <text:p>1060192</text:p>
          </table:table-cell>
          <table:table-cell office:value-type="float" office:value="394598" calcext:value-type="float">
            <text:p>394598</text:p>
          </table:table-cell>
          <table:table-cell office:value-type="float" office:value="429830" calcext:value-type="float">
            <text:p>429830</text:p>
          </table:table-cell>
          <table:table-cell office:value-type="float" office:value="160106" calcext:value-type="float">
            <text:p>160106</text:p>
          </table:table-cell>
          <table:table-cell office:value-type="float" office:value="518304" calcext:value-type="float">
            <text:p>518304</text:p>
          </table:table-cell>
          <table:table-cell office:value-type="float" office:value="193029" calcext:value-type="float">
            <text:p>193029</text:p>
          </table:table-cell>
          <table:table-cell table:number-columns-repeated="1637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7996" calcext:value-type="float">
            <text:p>507996</text:p>
          </table:table-cell>
          <table:table-cell office:value-type="float" office:value="189515" calcext:value-type="float">
            <text:p>189515</text:p>
          </table:table-cell>
          <table:table-cell office:value-type="float" office:value="1386054" calcext:value-type="float">
            <text:p>1386054</text:p>
          </table:table-cell>
          <table:table-cell office:value-type="float" office:value="516170" calcext:value-type="float">
            <text:p>516170</text:p>
          </table:table-cell>
          <table:table-cell office:value-type="float" office:value="2534036" calcext:value-type="float">
            <text:p>2534036</text:p>
          </table:table-cell>
          <table:table-cell office:value-type="float" office:value="943272" calcext:value-type="float">
            <text:p>943272</text:p>
          </table:table-cell>
          <table:table-cell office:value-type="float" office:value="1327730" calcext:value-type="float">
            <text:p>1327730</text:p>
          </table:table-cell>
          <table:table-cell office:value-type="float" office:value="494334" calcext:value-type="float">
            <text:p>494334</text:p>
          </table:table-cell>
          <table:table-cell office:value-type="float" office:value="526146" calcext:value-type="float">
            <text:p>526146</text:p>
          </table:table-cell>
          <table:table-cell office:value-type="float" office:value="196141" calcext:value-type="float">
            <text:p>196141</text:p>
          </table:table-cell>
          <table:table-cell office:value-type="float" office:value="828981" calcext:value-type="float">
            <text:p>828981</text:p>
          </table:table-cell>
          <table:table-cell office:value-type="float" office:value="309391" calcext:value-type="float">
            <text:p>309391</text:p>
          </table:table-cell>
          <table:table-cell table:number-columns-repeated="1637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2010" calcext:value-type="float">
            <text:p>512010</text:p>
          </table:table-cell>
          <table:table-cell office:value-type="float" office:value="191022" calcext:value-type="float">
            <text:p>191022</text:p>
          </table:table-cell>
          <table:table-cell office:value-type="float" office:value="1387814" calcext:value-type="float">
            <text:p>1387814</text:p>
          </table:table-cell>
          <table:table-cell office:value-type="float" office:value="516918" calcext:value-type="float">
            <text:p>516918</text:p>
          </table:table-cell>
          <table:table-cell office:value-type="float" office:value="7326710" calcext:value-type="float">
            <text:p>7326710</text:p>
          </table:table-cell>
          <table:table-cell office:value-type="float" office:value="2726292" calcext:value-type="float">
            <text:p>2726292</text:p>
          </table:table-cell>
          <table:table-cell office:value-type="float" office:value="1458108" calcext:value-type="float">
            <text:p>1458108</text:p>
          </table:table-cell>
          <table:table-cell office:value-type="float" office:value="543076" calcext:value-type="float">
            <text:p>543076</text:p>
          </table:table-cell>
          <table:table-cell office:value-type="float" office:value="603462" calcext:value-type="float">
            <text:p>603462</text:p>
          </table:table-cell>
          <table:table-cell office:value-type="float" office:value="224947" calcext:value-type="float">
            <text:p>224947</text:p>
          </table:table-cell>
          <table:table-cell office:value-type="float" office:value="707470" calcext:value-type="float">
            <text:p>707470</text:p>
          </table:table-cell>
          <table:table-cell office:value-type="float" office:value="263812" calcext:value-type="float">
            <text:p>263812</text:p>
          </table:table-cell>
          <table:table-cell table:number-columns-repeated="1637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0330" calcext:value-type="float">
            <text:p>470330</text:p>
          </table:table-cell>
          <table:table-cell office:value-type="float" office:value="175260" calcext:value-type="float">
            <text:p>175260</text:p>
          </table:table-cell>
          <table:table-cell office:value-type="float" office:value="1252154" calcext:value-type="float">
            <text:p>1252154</text:p>
          </table:table-cell>
          <table:table-cell office:value-type="float" office:value="466360" calcext:value-type="float">
            <text:p>466360</text:p>
          </table:table-cell>
          <table:table-cell office:value-type="float" office:value="1709334" calcext:value-type="float">
            <text:p>1709334</text:p>
          </table:table-cell>
          <table:table-cell office:value-type="float" office:value="636243" calcext:value-type="float">
            <text:p>636243</text:p>
          </table:table-cell>
          <table:table-cell office:value-type="float" office:value="1216814" calcext:value-type="float">
            <text:p>1216814</text:p>
          </table:table-cell>
          <table:table-cell office:value-type="float" office:value="452935" calcext:value-type="float">
            <text:p>452935</text:p>
          </table:table-cell>
          <table:table-cell office:value-type="float" office:value="478538" calcext:value-type="float">
            <text:p>478538</text:p>
          </table:table-cell>
          <table:table-cell office:value-type="float" office:value="178213" calcext:value-type="float">
            <text:p>178213</text:p>
          </table:table-cell>
          <table:table-cell office:value-type="float" office:value="582216" calcext:value-type="float">
            <text:p>582216</text:p>
          </table:table-cell>
          <table:table-cell office:value-type="float" office:value="216903" calcext:value-type="float">
            <text:p>216903</text:p>
          </table:table-cell>
          <table:table-cell table:number-columns-repeated="1637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5448" calcext:value-type="float">
            <text:p>555448</text:p>
          </table:table-cell>
          <table:table-cell office:value-type="float" office:value="207248" calcext:value-type="float">
            <text:p>207248</text:p>
          </table:table-cell>
          <table:table-cell office:value-type="float" office:value="1547364" calcext:value-type="float">
            <text:p>1547364</text:p>
          </table:table-cell>
          <table:table-cell office:value-type="float" office:value="576114" calcext:value-type="float">
            <text:p>576114</text:p>
          </table:table-cell>
          <table:table-cell office:value-type="float" office:value="2218360" calcext:value-type="float">
            <text:p>2218360</text:p>
          </table:table-cell>
          <table:table-cell office:value-type="float" office:value="825906" calcext:value-type="float">
            <text:p>825906</text:p>
          </table:table-cell>
          <table:table-cell office:value-type="float" office:value="1468682" calcext:value-type="float">
            <text:p>1468682</text:p>
          </table:table-cell>
          <table:table-cell office:value-type="float" office:value="546828" calcext:value-type="float">
            <text:p>546828</text:p>
          </table:table-cell>
          <table:table-cell office:value-type="float" office:value="569132" calcext:value-type="float">
            <text:p>569132</text:p>
          </table:table-cell>
          <table:table-cell office:value-type="float" office:value="212164" calcext:value-type="float">
            <text:p>212164</text:p>
          </table:table-cell>
          <table:table-cell office:value-type="float" office:value="616856" calcext:value-type="float">
            <text:p>616856</text:p>
          </table:table-cell>
          <table:table-cell office:value-type="float" office:value="229822" calcext:value-type="float">
            <text:p>229822</text:p>
          </table:table-cell>
          <table:table-cell table:number-columns-repeated="1637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1188" calcext:value-type="float">
            <text:p>551188</text:p>
          </table:table-cell>
          <table:table-cell office:value-type="float" office:value="205660" calcext:value-type="float">
            <text:p>205660</text:p>
          </table:table-cell>
          <table:table-cell office:value-type="float" office:value="1541854" calcext:value-type="float">
            <text:p>1541854</text:p>
          </table:table-cell>
          <table:table-cell office:value-type="float" office:value="574103" calcext:value-type="float">
            <text:p>574103</text:p>
          </table:table-cell>
          <table:table-cell office:value-type="float" office:value="3739856" calcext:value-type="float">
            <text:p>3739856</text:p>
          </table:table-cell>
          <table:table-cell office:value-type="float" office:value="1391801" calcext:value-type="float">
            <text:p>1391801</text:p>
          </table:table-cell>
          <table:table-cell office:value-type="float" office:value="1454736" calcext:value-type="float">
            <text:p>1454736</text:p>
          </table:table-cell>
          <table:table-cell office:value-type="float" office:value="541624" calcext:value-type="float">
            <text:p>541624</text:p>
          </table:table-cell>
          <table:table-cell office:value-type="float" office:value="549164" calcext:value-type="float">
            <text:p>549164</text:p>
          </table:table-cell>
          <table:table-cell office:value-type="float" office:value="204735" calcext:value-type="float">
            <text:p>204735</text:p>
          </table:table-cell>
          <table:table-cell office:value-type="float" office:value="667030" calcext:value-type="float">
            <text:p>667030</text:p>
          </table:table-cell>
          <table:table-cell office:value-type="float" office:value="248642" calcext:value-type="float">
            <text:p>248642</text:p>
          </table:table-cell>
          <table:table-cell table:number-columns-repeated="1637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4738" calcext:value-type="float">
            <text:p>444738</text:p>
          </table:table-cell>
          <table:table-cell office:value-type="float" office:value="165715" calcext:value-type="float">
            <text:p>165715</text:p>
          </table:table-cell>
          <table:table-cell office:value-type="float" office:value="1154944" calcext:value-type="float">
            <text:p>1154944</text:p>
          </table:table-cell>
          <table:table-cell office:value-type="float" office:value="430028" calcext:value-type="float">
            <text:p>430028</text:p>
          </table:table-cell>
          <table:table-cell office:value-type="float" office:value="1683400" calcext:value-type="float">
            <text:p>1683400</text:p>
          </table:table-cell>
          <table:table-cell office:value-type="float" office:value="626473" calcext:value-type="float">
            <text:p>626473</text:p>
          </table:table-cell>
          <table:table-cell office:value-type="float" office:value="1129010" calcext:value-type="float">
            <text:p>1129010</text:p>
          </table:table-cell>
          <table:table-cell office:value-type="float" office:value="420208" calcext:value-type="float">
            <text:p>420208</text:p>
          </table:table-cell>
          <table:table-cell office:value-type="float" office:value="444800" calcext:value-type="float">
            <text:p>444800</text:p>
          </table:table-cell>
          <table:table-cell office:value-type="float" office:value="165682" calcext:value-type="float">
            <text:p>165682</text:p>
          </table:table-cell>
          <table:table-cell office:value-type="float" office:value="523198" calcext:value-type="float">
            <text:p>523198</text:p>
          </table:table-cell>
          <table:table-cell office:value-type="float" office:value="195085" calcext:value-type="float">
            <text:p>195085</text:p>
          </table:table-cell>
          <table:table-cell table:number-columns-repeated="1637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58972" calcext:value-type="float">
            <text:p>558972</text:p>
          </table:table-cell>
          <table:table-cell office:value-type="float" office:value="208571" calcext:value-type="float">
            <text:p>208571</text:p>
          </table:table-cell>
          <table:table-cell office:value-type="float" office:value="1507400" calcext:value-type="float">
            <text:p>1507400</text:p>
          </table:table-cell>
          <table:table-cell office:value-type="float" office:value="561220" calcext:value-type="float">
            <text:p>561220</text:p>
          </table:table-cell>
          <table:table-cell office:value-type="float" office:value="2160870" calcext:value-type="float">
            <text:p>2160870</text:p>
          </table:table-cell>
          <table:table-cell office:value-type="float" office:value="804496" calcext:value-type="float">
            <text:p>804496</text:p>
          </table:table-cell>
          <table:table-cell office:value-type="float" office:value="1405554" calcext:value-type="float">
            <text:p>1405554</text:p>
          </table:table-cell>
          <table:table-cell office:value-type="float" office:value="523344" calcext:value-type="float">
            <text:p>523344</text:p>
          </table:table-cell>
          <table:table-cell office:value-type="float" office:value="553912" calcext:value-type="float">
            <text:p>553912</text:p>
          </table:table-cell>
          <table:table-cell office:value-type="float" office:value="206490" calcext:value-type="float">
            <text:p>206490</text:p>
          </table:table-cell>
          <table:table-cell office:value-type="float" office:value="666126" calcext:value-type="float">
            <text:p>666126</text:p>
          </table:table-cell>
          <table:table-cell office:value-type="float" office:value="248300" calcext:value-type="float">
            <text:p>248300</text:p>
          </table:table-cell>
          <table:table-cell table:number-columns-repeated="1637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62128" calcext:value-type="float">
            <text:p>562128</text:p>
          </table:table-cell>
          <table:table-cell office:value-type="float" office:value="209786" calcext:value-type="float">
            <text:p>209786</text:p>
          </table:table-cell>
          <table:table-cell office:value-type="float" office:value="1465020" calcext:value-type="float">
            <text:p>1465020</text:p>
          </table:table-cell>
          <table:table-cell office:value-type="float" office:value="545461" calcext:value-type="float">
            <text:p>545461</text:p>
          </table:table-cell>
          <table:table-cell office:value-type="float" office:value="4119060" calcext:value-type="float">
            <text:p>4119060</text:p>
          </table:table-cell>
          <table:table-cell office:value-type="float" office:value="1533055" calcext:value-type="float">
            <text:p>1533055</text:p>
          </table:table-cell>
          <table:table-cell office:value-type="float" office:value="1389287" calcext:value-type="float">
            <text:p>1389287</text:p>
          </table:table-cell>
          <table:table-cell office:value-type="float" office:value="517933" calcext:value-type="float">
            <text:p>517933</text:p>
          </table:table-cell>
          <table:table-cell office:value-type="float" office:value="467686" calcext:value-type="float">
            <text:p>467686</text:p>
          </table:table-cell>
          <table:table-cell office:value-type="float" office:value="174180" calcext:value-type="float">
            <text:p>174180</text:p>
          </table:table-cell>
          <table:table-cell office:value-type="float" office:value="579836" calcext:value-type="float">
            <text:p>579836</text:p>
          </table:table-cell>
          <table:table-cell office:value-type="float" office:value="215950" calcext:value-type="float">
            <text:p>215950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6472" calcext:value-type="float">
            <text:p>556472</text:p>
          </table:table-cell>
          <table:table-cell office:value-type="float" office:value="208015" calcext:value-type="float">
            <text:p>208015</text:p>
          </table:table-cell>
          <table:table-cell office:value-type="float" office:value="1436220" calcext:value-type="float">
            <text:p>1436220</text:p>
          </table:table-cell>
          <table:table-cell office:value-type="float" office:value="534751" calcext:value-type="float">
            <text:p>534751</text:p>
          </table:table-cell>
          <table:table-cell office:value-type="float" office:value="2126275" calcext:value-type="float">
            <text:p>2126275</text:p>
          </table:table-cell>
          <table:table-cell office:value-type="float" office:value="791930" calcext:value-type="float">
            <text:p>791930</text:p>
          </table:table-cell>
          <table:table-cell office:value-type="float" office:value="1118930" calcext:value-type="float">
            <text:p>1118930</text:p>
          </table:table-cell>
          <table:table-cell office:value-type="float" office:value="416495" calcext:value-type="float">
            <text:p>416495</text:p>
          </table:table-cell>
          <table:table-cell office:value-type="float" office:value="523506" calcext:value-type="float">
            <text:p>523506</text:p>
          </table:table-cell>
          <table:table-cell office:value-type="float" office:value="195038" calcext:value-type="float">
            <text:p>195038</text:p>
          </table:table-cell>
          <table:table-cell office:value-type="float" office:value="539164" calcext:value-type="float">
            <text:p>539164</text:p>
          </table:table-cell>
          <table:table-cell office:value-type="float" office:value="200784" calcext:value-type="float">
            <text:p>200784</text:p>
          </table:table-cell>
          <table:table-cell table:number-columns-repeated="1637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2912" calcext:value-type="float">
            <text:p>462912</text:p>
          </table:table-cell>
          <table:table-cell office:value-type="float" office:value="172488" calcext:value-type="float">
            <text:p>172488</text:p>
          </table:table-cell>
          <table:table-cell office:value-type="float" office:value="1161986" calcext:value-type="float">
            <text:p>1161986</text:p>
          </table:table-cell>
          <table:table-cell office:value-type="float" office:value="432655" calcext:value-type="float">
            <text:p>432655</text:p>
          </table:table-cell>
          <table:table-cell office:value-type="float" office:value="3848562" calcext:value-type="float">
            <text:p>3848562</text:p>
          </table:table-cell>
          <table:table-cell office:value-type="float" office:value="1432402" calcext:value-type="float">
            <text:p>1432402</text:p>
          </table:table-cell>
          <table:table-cell office:value-type="float" office:value="1182308" calcext:value-type="float">
            <text:p>1182308</text:p>
          </table:table-cell>
          <table:table-cell office:value-type="float" office:value="440175" calcext:value-type="float">
            <text:p>440175</text:p>
          </table:table-cell>
          <table:table-cell office:value-type="float" office:value="464576" calcext:value-type="float">
            <text:p>464576</text:p>
          </table:table-cell>
          <table:table-cell office:value-type="float" office:value="173099" calcext:value-type="float">
            <text:p>173099</text:p>
          </table:table-cell>
          <table:table-cell office:value-type="float" office:value="577312" calcext:value-type="float">
            <text:p>577312</text:p>
          </table:table-cell>
          <table:table-cell office:value-type="float" office:value="215112" calcext:value-type="float">
            <text:p>215112</text:p>
          </table:table-cell>
          <table:table-cell table:number-columns-repeated="1637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66374" calcext:value-type="float">
            <text:p>466374</text:p>
          </table:table-cell>
          <table:table-cell office:value-type="float" office:value="173786" calcext:value-type="float">
            <text:p>173786</text:p>
          </table:table-cell>
          <table:table-cell office:value-type="float" office:value="1240288" calcext:value-type="float">
            <text:p>1240288</text:p>
          </table:table-cell>
          <table:table-cell office:value-type="float" office:value="461837" calcext:value-type="float">
            <text:p>461837</text:p>
          </table:table-cell>
          <table:table-cell office:value-type="float" office:value="1810444" calcext:value-type="float">
            <text:p>1810444</text:p>
          </table:table-cell>
          <table:table-cell office:value-type="float" office:value="673774" calcext:value-type="float">
            <text:p>673774</text:p>
          </table:table-cell>
          <table:table-cell office:value-type="float" office:value="1350494" calcext:value-type="float">
            <text:p>1350494</text:p>
          </table:table-cell>
          <table:table-cell office:value-type="float" office:value="502742" calcext:value-type="float">
            <text:p>502742</text:p>
          </table:table-cell>
          <table:table-cell office:value-type="float" office:value="521596" calcext:value-type="float">
            <text:p>521596</text:p>
          </table:table-cell>
          <table:table-cell office:value-type="float" office:value="194251" calcext:value-type="float">
            <text:p>194251</text:p>
          </table:table-cell>
          <table:table-cell office:value-type="float" office:value="618614" calcext:value-type="float">
            <text:p>618614</text:p>
          </table:table-cell>
          <table:table-cell office:value-type="float" office:value="230374" calcext:value-type="float">
            <text:p>230374</text:p>
          </table:table-cell>
          <table:table-cell table:number-columns-repeated="1637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57060" calcext:value-type="float">
            <text:p>557060</text:p>
          </table:table-cell>
          <table:table-cell office:value-type="float" office:value="207951" calcext:value-type="float">
            <text:p>207951</text:p>
          </table:table-cell>
          <table:table-cell office:value-type="float" office:value="1557492" calcext:value-type="float">
            <text:p>1557492</text:p>
          </table:table-cell>
          <table:table-cell office:value-type="float" office:value="579979" calcext:value-type="float">
            <text:p>579979</text:p>
          </table:table-cell>
          <table:table-cell office:value-type="float" office:value="3565058" calcext:value-type="float">
            <text:p>3565058</text:p>
          </table:table-cell>
          <table:table-cell office:value-type="float" office:value="1326734" calcext:value-type="float">
            <text:p>1326734</text:p>
          </table:table-cell>
          <table:table-cell office:value-type="float" office:value="2050853" calcext:value-type="float">
            <text:p>2050853</text:p>
          </table:table-cell>
          <table:table-cell office:value-type="float" office:value="764140" calcext:value-type="float">
            <text:p>764140</text:p>
          </table:table-cell>
          <table:table-cell office:value-type="float" office:value="502622" calcext:value-type="float">
            <text:p>502622</text:p>
          </table:table-cell>
          <table:table-cell office:value-type="float" office:value="187234" calcext:value-type="float">
            <text:p>187234</text:p>
          </table:table-cell>
          <table:table-cell office:value-type="float" office:value="585026" calcext:value-type="float">
            <text:p>585026</text:p>
          </table:table-cell>
          <table:table-cell office:value-type="float" office:value="217853" calcext:value-type="float">
            <text:p>217853</text:p>
          </table:table-cell>
          <table:table-cell table:number-columns-repeated="1637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67364" calcext:value-type="float">
            <text:p>567364</text:p>
          </table:table-cell>
          <table:table-cell office:value-type="float" office:value="211712" calcext:value-type="float">
            <text:p>211712</text:p>
          </table:table-cell>
          <table:table-cell office:value-type="float" office:value="1511582" calcext:value-type="float">
            <text:p>1511582</text:p>
          </table:table-cell>
          <table:table-cell office:value-type="float" office:value="562800" calcext:value-type="float">
            <text:p>562800</text:p>
          </table:table-cell>
          <table:table-cell office:value-type="float" office:value="2943886" calcext:value-type="float">
            <text:p>2943886</text:p>
          </table:table-cell>
          <table:table-cell office:value-type="float" office:value="1095819" calcext:value-type="float">
            <text:p>1095819</text:p>
          </table:table-cell>
          <table:table-cell office:value-type="float" office:value="1407036" calcext:value-type="float">
            <text:p>1407036</text:p>
          </table:table-cell>
          <table:table-cell office:value-type="float" office:value="523875" calcext:value-type="float">
            <text:p>523875</text:p>
          </table:table-cell>
          <table:table-cell office:value-type="float" office:value="551322" calcext:value-type="float">
            <text:p>551322</text:p>
          </table:table-cell>
          <table:table-cell office:value-type="float" office:value="205525" calcext:value-type="float">
            <text:p>205525</text:p>
          </table:table-cell>
          <table:table-cell office:value-type="float" office:value="657678" calcext:value-type="float">
            <text:p>657678</text:p>
          </table:table-cell>
          <table:table-cell office:value-type="float" office:value="245128" calcext:value-type="float">
            <text:p>245128</text:p>
          </table:table-cell>
          <table:table-cell table:number-columns-repeated="1637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63042" calcext:value-type="float">
            <text:p>463042</text:p>
          </table:table-cell>
          <table:table-cell office:value-type="float" office:value="172642" calcext:value-type="float">
            <text:p>172642</text:p>
          </table:table-cell>
          <table:table-cell office:value-type="float" office:value="1241072" calcext:value-type="float">
            <text:p>1241072</text:p>
          </table:table-cell>
          <table:table-cell office:value-type="float" office:value="462205" calcext:value-type="float">
            <text:p>462205</text:p>
          </table:table-cell>
          <table:table-cell office:value-type="float" office:value="1721214" calcext:value-type="float">
            <text:p>1721214</text:p>
          </table:table-cell>
          <table:table-cell office:value-type="float" office:value="640535" calcext:value-type="float">
            <text:p>640535</text:p>
          </table:table-cell>
          <table:table-cell office:value-type="float" office:value="1223290" calcext:value-type="float">
            <text:p>1223290</text:p>
          </table:table-cell>
          <table:table-cell office:value-type="float" office:value="455322" calcext:value-type="float">
            <text:p>455322</text:p>
          </table:table-cell>
          <table:table-cell office:value-type="float" office:value="471082" calcext:value-type="float">
            <text:p>471082</text:p>
          </table:table-cell>
          <table:table-cell office:value-type="float" office:value="175446" calcext:value-type="float">
            <text:p>175446</text:p>
          </table:table-cell>
          <table:table-cell office:value-type="float" office:value="600856" calcext:value-type="float">
            <text:p>600856</text:p>
          </table:table-cell>
          <table:table-cell office:value-type="float" office:value="223800" calcext:value-type="float">
            <text:p>223800</text:p>
          </table:table-cell>
          <table:table-cell table:number-columns-repeated="1637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6988" calcext:value-type="float">
            <text:p>526988</text:p>
          </table:table-cell>
          <table:table-cell office:value-type="float" office:value="196624" calcext:value-type="float">
            <text:p>196624</text:p>
          </table:table-cell>
          <table:table-cell office:value-type="float" office:value="1458064" calcext:value-type="float">
            <text:p>1458064</text:p>
          </table:table-cell>
          <table:table-cell office:value-type="float" office:value="542932" calcext:value-type="float">
            <text:p>542932</text:p>
          </table:table-cell>
          <table:table-cell office:value-type="float" office:value="11065505" calcext:value-type="float">
            <text:p>11065505</text:p>
          </table:table-cell>
          <table:table-cell office:value-type="float" office:value="4117540" calcext:value-type="float">
            <text:p>4117540</text:p>
          </table:table-cell>
          <table:table-cell office:value-type="float" office:value="1174808" calcext:value-type="float">
            <text:p>1174808</text:p>
          </table:table-cell>
          <table:table-cell office:value-type="float" office:value="437256" calcext:value-type="float">
            <text:p>437256</text:p>
          </table:table-cell>
          <table:table-cell office:value-type="float" office:value="499030" calcext:value-type="float">
            <text:p>499030</text:p>
          </table:table-cell>
          <table:table-cell office:value-type="float" office:value="185887" calcext:value-type="float">
            <text:p>185887</text:p>
          </table:table-cell>
          <table:table-cell office:value-type="float" office:value="579750" calcext:value-type="float">
            <text:p>579750</text:p>
          </table:table-cell>
          <table:table-cell office:value-type="float" office:value="216021" calcext:value-type="float">
            <text:p>216021</text:p>
          </table:table-cell>
          <table:table-cell table:number-columns-repeated="1637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25436" calcext:value-type="float">
            <text:p>525436</text:p>
          </table:table-cell>
          <table:table-cell office:value-type="float" office:value="196027" calcext:value-type="float">
            <text:p>196027</text:p>
          </table:table-cell>
          <table:table-cell office:value-type="float" office:value="1484438" calcext:value-type="float">
            <text:p>1484438</text:p>
          </table:table-cell>
          <table:table-cell office:value-type="float" office:value="552694" calcext:value-type="float">
            <text:p>552694</text:p>
          </table:table-cell>
          <table:table-cell office:value-type="float" office:value="2065122" calcext:value-type="float">
            <text:p>2065122</text:p>
          </table:table-cell>
          <table:table-cell office:value-type="float" office:value="768844" calcext:value-type="float">
            <text:p>768844</text:p>
          </table:table-cell>
          <table:table-cell office:value-type="float" office:value="1395016" calcext:value-type="float">
            <text:p>1395016</text:p>
          </table:table-cell>
          <table:table-cell office:value-type="float" office:value="519411" calcext:value-type="float">
            <text:p>519411</text:p>
          </table:table-cell>
          <table:table-cell office:value-type="float" office:value="550174" calcext:value-type="float">
            <text:p>550174</text:p>
          </table:table-cell>
          <table:table-cell office:value-type="float" office:value="205128" calcext:value-type="float">
            <text:p>205128</text:p>
          </table:table-cell>
          <table:table-cell office:value-type="float" office:value="716860" calcext:value-type="float">
            <text:p>716860</text:p>
          </table:table-cell>
          <table:table-cell office:value-type="float" office:value="267331" calcext:value-type="float">
            <text:p>267331</text:p>
          </table:table-cell>
          <table:table-cell table:number-columns-repeated="1637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3106" calcext:value-type="float">
            <text:p>533106</text:p>
          </table:table-cell>
          <table:table-cell office:value-type="float" office:value="198948" calcext:value-type="float">
            <text:p>198948</text:p>
          </table:table-cell>
          <table:table-cell office:value-type="float" office:value="1456138" calcext:value-type="float">
            <text:p>1456138</text:p>
          </table:table-cell>
          <table:table-cell office:value-type="float" office:value="542147" calcext:value-type="float">
            <text:p>542147</text:p>
          </table:table-cell>
          <table:table-cell office:value-type="float" office:value="3990746" calcext:value-type="float">
            <text:p>3990746</text:p>
          </table:table-cell>
          <table:table-cell office:value-type="float" office:value="1485214" calcext:value-type="float">
            <text:p>1485214</text:p>
          </table:table-cell>
          <table:table-cell office:value-type="float" office:value="1395314" calcext:value-type="float">
            <text:p>1395314</text:p>
          </table:table-cell>
          <table:table-cell office:value-type="float" office:value="519520" calcext:value-type="float">
            <text:p>519520</text:p>
          </table:table-cell>
          <table:table-cell office:value-type="float" office:value="549194" calcext:value-type="float">
            <text:p>549194</text:p>
          </table:table-cell>
          <table:table-cell office:value-type="float" office:value="204734" calcext:value-type="float">
            <text:p>204734</text:p>
          </table:table-cell>
          <table:table-cell office:value-type="float" office:value="619524" calcext:value-type="float">
            <text:p>619524</text:p>
          </table:table-cell>
          <table:table-cell office:value-type="float" office:value="230727" calcext:value-type="float">
            <text:p>230727</text:p>
          </table:table-cell>
          <table:table-cell table:number-columns-repeated="1637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3284" calcext:value-type="float">
            <text:p>553284</text:p>
          </table:table-cell>
          <table:table-cell office:value-type="float" office:value="206441" calcext:value-type="float">
            <text:p>206441</text:p>
          </table:table-cell>
          <table:table-cell office:value-type="float" office:value="1509716" calcext:value-type="float">
            <text:p>1509716</text:p>
          </table:table-cell>
          <table:table-cell office:value-type="float" office:value="562140" calcext:value-type="float">
            <text:p>562140</text:p>
          </table:table-cell>
          <table:table-cell office:value-type="float" office:value="2175380" calcext:value-type="float">
            <text:p>2175380</text:p>
          </table:table-cell>
          <table:table-cell office:value-type="float" office:value="809938" calcext:value-type="float">
            <text:p>809938</text:p>
          </table:table-cell>
          <table:table-cell office:value-type="float" office:value="1413218" calcext:value-type="float">
            <text:p>1413218</text:p>
          </table:table-cell>
          <table:table-cell office:value-type="float" office:value="526220" calcext:value-type="float">
            <text:p>526220</text:p>
          </table:table-cell>
          <table:table-cell office:value-type="float" office:value="551456" calcext:value-type="float">
            <text:p>551456</text:p>
          </table:table-cell>
          <table:table-cell office:value-type="float" office:value="205577" calcext:value-type="float">
            <text:p>205577</text:p>
          </table:table-cell>
          <table:table-cell office:value-type="float" office:value="661488" calcext:value-type="float">
            <text:p>661488</text:p>
          </table:table-cell>
          <table:table-cell office:value-type="float" office:value="246558" calcext:value-type="float">
            <text:p>246558</text:p>
          </table:table-cell>
          <table:table-cell table:number-columns-repeated="1637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6824" calcext:value-type="float">
            <text:p>436824</text:p>
          </table:table-cell>
          <table:table-cell office:value-type="float" office:value="162785" calcext:value-type="float">
            <text:p>162785</text:p>
          </table:table-cell>
          <table:table-cell office:value-type="float" office:value="1191332" calcext:value-type="float">
            <text:p>1191332</text:p>
          </table:table-cell>
          <table:table-cell office:value-type="float" office:value="443785" calcext:value-type="float">
            <text:p>443785</text:p>
          </table:table-cell>
          <table:table-cell office:value-type="float" office:value="3188290" calcext:value-type="float">
            <text:p>3188290</text:p>
          </table:table-cell>
          <table:table-cell office:value-type="float" office:value="1186294" calcext:value-type="float">
            <text:p>1186294</text:p>
          </table:table-cell>
          <table:table-cell office:value-type="float" office:value="1113310" calcext:value-type="float">
            <text:p>1113310</text:p>
          </table:table-cell>
          <table:table-cell office:value-type="float" office:value="414364" calcext:value-type="float">
            <text:p>414364</text:p>
          </table:table-cell>
          <table:table-cell office:value-type="float" office:value="457338" calcext:value-type="float">
            <text:p>457338</text:p>
          </table:table-cell>
          <table:table-cell office:value-type="float" office:value="170352" calcext:value-type="float">
            <text:p>170352</text:p>
          </table:table-cell>
          <table:table-cell office:value-type="float" office:value="556944" calcext:value-type="float">
            <text:p>556944</text:p>
          </table:table-cell>
          <table:table-cell office:value-type="float" office:value="207432" calcext:value-type="float">
            <text:p>207432</text:p>
          </table:table-cell>
          <table:table-cell table:number-columns-repeated="1637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65048" calcext:value-type="float">
            <text:p>465048</text:p>
          </table:table-cell>
          <table:table-cell office:value-type="float" office:value="173345" calcext:value-type="float">
            <text:p>173345</text:p>
          </table:table-cell>
          <table:table-cell office:value-type="float" office:value="1247686" calcext:value-type="float">
            <text:p>1247686</text:p>
          </table:table-cell>
          <table:table-cell office:value-type="float" office:value="464465" calcext:value-type="float">
            <text:p>464465</text:p>
          </table:table-cell>
          <table:table-cell office:value-type="float" office:value="2302900" calcext:value-type="float">
            <text:p>2302900</text:p>
          </table:table-cell>
          <table:table-cell office:value-type="float" office:value="857019" calcext:value-type="float">
            <text:p>857019</text:p>
          </table:table-cell>
          <table:table-cell office:value-type="float" office:value="1211618" calcext:value-type="float">
            <text:p>1211618</text:p>
          </table:table-cell>
          <table:table-cell office:value-type="float" office:value="451036" calcext:value-type="float">
            <text:p>451036</text:p>
          </table:table-cell>
          <table:table-cell office:value-type="float" office:value="465666" calcext:value-type="float">
            <text:p>465666</text:p>
          </table:table-cell>
          <table:table-cell office:value-type="float" office:value="173427" calcext:value-type="float">
            <text:p>173427</text:p>
          </table:table-cell>
          <table:table-cell office:value-type="float" office:value="585900" calcext:value-type="float">
            <text:p>585900</text:p>
          </table:table-cell>
          <table:table-cell office:value-type="float" office:value="218194" calcext:value-type="float">
            <text:p>218194</text:p>
          </table:table-cell>
          <table:table-cell table:number-columns-repeated="1637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3602" calcext:value-type="float">
            <text:p>553602</text:p>
          </table:table-cell>
          <table:table-cell office:value-type="float" office:value="206585" calcext:value-type="float">
            <text:p>206585</text:p>
          </table:table-cell>
          <table:table-cell office:value-type="float" office:value="1550296" calcext:value-type="float">
            <text:p>1550296</text:p>
          </table:table-cell>
          <table:table-cell office:value-type="float" office:value="577258" calcext:value-type="float">
            <text:p>577258</text:p>
          </table:table-cell>
          <table:table-cell office:value-type="float" office:value="2156774" calcext:value-type="float">
            <text:p>2156774</text:p>
          </table:table-cell>
          <table:table-cell office:value-type="float" office:value="802896" calcext:value-type="float">
            <text:p>802896</text:p>
          </table:table-cell>
          <table:table-cell office:value-type="float" office:value="1482100" calcext:value-type="float">
            <text:p>1482100</text:p>
          </table:table-cell>
          <table:table-cell office:value-type="float" office:value="552152" calcext:value-type="float">
            <text:p>552152</text:p>
          </table:table-cell>
          <table:table-cell office:value-type="float" office:value="578854" calcext:value-type="float">
            <text:p>578854</text:p>
          </table:table-cell>
          <table:table-cell office:value-type="float" office:value="215831" calcext:value-type="float">
            <text:p>215831</text:p>
          </table:table-cell>
          <table:table-cell office:value-type="float" office:value="728858" calcext:value-type="float">
            <text:p>728858</text:p>
          </table:table-cell>
          <table:table-cell office:value-type="float" office:value="271921" calcext:value-type="float">
            <text:p>271921</text:p>
          </table:table-cell>
          <table:table-cell table:number-columns-repeated="1637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0868" calcext:value-type="float">
            <text:p>530868</text:p>
          </table:table-cell>
          <table:table-cell office:value-type="float" office:value="198084" calcext:value-type="float">
            <text:p>198084</text:p>
          </table:table-cell>
          <table:table-cell office:value-type="float" office:value="1449062" calcext:value-type="float">
            <text:p>1449062</text:p>
          </table:table-cell>
          <table:table-cell office:value-type="float" office:value="539560" calcext:value-type="float">
            <text:p>539560</text:p>
          </table:table-cell>
          <table:table-cell office:value-type="float" office:value="2796018" calcext:value-type="float">
            <text:p>2796018</text:p>
          </table:table-cell>
          <table:table-cell office:value-type="float" office:value="1040747" calcext:value-type="float">
            <text:p>1040747</text:p>
          </table:table-cell>
          <table:table-cell office:value-type="float" office:value="1404290" calcext:value-type="float">
            <text:p>1404290</text:p>
          </table:table-cell>
          <table:table-cell office:value-type="float" office:value="522909" calcext:value-type="float">
            <text:p>522909</text:p>
          </table:table-cell>
          <table:table-cell office:value-type="float" office:value="550020" calcext:value-type="float">
            <text:p>550020</text:p>
          </table:table-cell>
          <table:table-cell office:value-type="float" office:value="205050" calcext:value-type="float">
            <text:p>205050</text:p>
          </table:table-cell>
          <table:table-cell office:value-type="float" office:value="661086" calcext:value-type="float">
            <text:p>661086</text:p>
          </table:table-cell>
          <table:table-cell office:value-type="float" office:value="246466" calcext:value-type="float">
            <text:p>246466</text:p>
          </table:table-cell>
          <table:table-cell table:number-columns-repeated="1637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81102" calcext:value-type="float">
            <text:p>581102</text:p>
          </table:table-cell>
          <table:table-cell office:value-type="float" office:value="216848" calcext:value-type="float">
            <text:p>216848</text:p>
          </table:table-cell>
          <table:table-cell office:value-type="float" office:value="1526464" calcext:value-type="float">
            <text:p>1526464</text:p>
          </table:table-cell>
          <table:table-cell office:value-type="float" office:value="568363" calcext:value-type="float">
            <text:p>568363</text:p>
          </table:table-cell>
          <table:table-cell office:value-type="float" office:value="3122029" calcext:value-type="float">
            <text:p>3122029</text:p>
          </table:table-cell>
          <table:table-cell office:value-type="float" office:value="1162393" calcext:value-type="float">
            <text:p>1162393</text:p>
          </table:table-cell>
          <table:table-cell office:value-type="float" office:value="1224978" calcext:value-type="float">
            <text:p>1224978</text:p>
          </table:table-cell>
          <table:table-cell office:value-type="float" office:value="456235" calcext:value-type="float">
            <text:p>456235</text:p>
          </table:table-cell>
          <table:table-cell office:value-type="float" office:value="484804" calcext:value-type="float">
            <text:p>484804</text:p>
          </table:table-cell>
          <table:table-cell office:value-type="float" office:value="180551" calcext:value-type="float">
            <text:p>180551</text:p>
          </table:table-cell>
          <table:table-cell office:value-type="float" office:value="579956" calcext:value-type="float">
            <text:p>579956</text:p>
          </table:table-cell>
          <table:table-cell office:value-type="float" office:value="216133" calcext:value-type="float">
            <text:p>216133</text:p>
          </table:table-cell>
          <table:table-cell table:number-columns-repeated="1637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3068" calcext:value-type="float">
            <text:p>453068</text:p>
          </table:table-cell>
          <table:table-cell office:value-type="float" office:value="168832" calcext:value-type="float">
            <text:p>168832</text:p>
          </table:table-cell>
          <table:table-cell office:value-type="float" office:value="1235834" calcext:value-type="float">
            <text:p>1235834</text:p>
          </table:table-cell>
          <table:table-cell office:value-type="float" office:value="460155" calcext:value-type="float">
            <text:p>460155</text:p>
          </table:table-cell>
          <table:table-cell office:value-type="float" office:value="5430214" calcext:value-type="float">
            <text:p>5430214</text:p>
          </table:table-cell>
          <table:table-cell office:value-type="float" office:value="2020496" calcext:value-type="float">
            <text:p>2020496</text:p>
          </table:table-cell>
          <table:table-cell office:value-type="float" office:value="1177348" calcext:value-type="float">
            <text:p>1177348</text:p>
          </table:table-cell>
          <table:table-cell office:value-type="float" office:value="438213" calcext:value-type="float">
            <text:p>438213</text:p>
          </table:table-cell>
          <table:table-cell office:value-type="float" office:value="468202" calcext:value-type="float">
            <text:p>468202</text:p>
          </table:table-cell>
          <table:table-cell office:value-type="float" office:value="174373" calcext:value-type="float">
            <text:p>174373</text:p>
          </table:table-cell>
          <table:table-cell office:value-type="float" office:value="577650" calcext:value-type="float">
            <text:p>577650</text:p>
          </table:table-cell>
          <table:table-cell office:value-type="float" office:value="215126" calcext:value-type="float">
            <text:p>215126</text:p>
          </table:table-cell>
          <table:table-cell table:number-columns-repeated="1637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4542" calcext:value-type="float">
            <text:p>474542</text:p>
          </table:table-cell>
          <table:table-cell office:value-type="float" office:value="176831" calcext:value-type="float">
            <text:p>176831</text:p>
          </table:table-cell>
          <table:table-cell office:value-type="float" office:value="1254274" calcext:value-type="float">
            <text:p>1254274</text:p>
          </table:table-cell>
          <table:table-cell office:value-type="float" office:value="466883" calcext:value-type="float">
            <text:p>466883</text:p>
          </table:table-cell>
          <table:table-cell office:value-type="float" office:value="4652228" calcext:value-type="float">
            <text:p>4652228</text:p>
          </table:table-cell>
          <table:table-cell office:value-type="float" office:value="1730935" calcext:value-type="float">
            <text:p>1730935</text:p>
          </table:table-cell>
          <table:table-cell office:value-type="float" office:value="1257662" calcext:value-type="float">
            <text:p>1257662</text:p>
          </table:table-cell>
          <table:table-cell office:value-type="float" office:value="468129" calcext:value-type="float">
            <text:p>468129</text:p>
          </table:table-cell>
          <table:table-cell office:value-type="float" office:value="498698" calcext:value-type="float">
            <text:p>498698</text:p>
          </table:table-cell>
          <table:table-cell office:value-type="float" office:value="185728" calcext:value-type="float">
            <text:p>185728</text:p>
          </table:table-cell>
          <table:table-cell office:value-type="float" office:value="612252" calcext:value-type="float">
            <text:p>612252</text:p>
          </table:table-cell>
          <table:table-cell office:value-type="float" office:value="228023" calcext:value-type="float">
            <text:p>228023</text:p>
          </table:table-cell>
          <table:table-cell table:number-columns-repeated="1637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1100" calcext:value-type="float">
            <text:p>551100</text:p>
          </table:table-cell>
          <table:table-cell office:value-type="float" office:value="205609" calcext:value-type="float">
            <text:p>205609</text:p>
          </table:table-cell>
          <table:table-cell office:value-type="float" office:value="1537538" calcext:value-type="float">
            <text:p>1537538</text:p>
          </table:table-cell>
          <table:table-cell office:value-type="float" office:value="572522" calcext:value-type="float">
            <text:p>572522</text:p>
          </table:table-cell>
          <table:table-cell office:value-type="float" office:value="3404788" calcext:value-type="float">
            <text:p>3404788</text:p>
          </table:table-cell>
          <table:table-cell office:value-type="float" office:value="1267089" calcext:value-type="float">
            <text:p>1267089</text:p>
          </table:table-cell>
          <table:table-cell office:value-type="float" office:value="1676603" calcext:value-type="float">
            <text:p>1676603</text:p>
          </table:table-cell>
          <table:table-cell office:value-type="float" office:value="624930" calcext:value-type="float">
            <text:p>624930</text:p>
          </table:table-cell>
          <table:table-cell office:value-type="float" office:value="493724" calcext:value-type="float">
            <text:p>493724</text:p>
          </table:table-cell>
          <table:table-cell office:value-type="float" office:value="184113" calcext:value-type="float">
            <text:p>184113</text:p>
          </table:table-cell>
          <table:table-cell office:value-type="float" office:value="586972" calcext:value-type="float">
            <text:p>586972</text:p>
          </table:table-cell>
          <table:table-cell office:value-type="float" office:value="218590" calcext:value-type="float">
            <text:p>218590</text:p>
          </table:table-cell>
          <table:table-cell table:number-columns-repeated="1637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2136" calcext:value-type="float">
            <text:p>472136</text:p>
          </table:table-cell>
          <table:table-cell office:value-type="float" office:value="175927" calcext:value-type="float">
            <text:p>175927</text:p>
          </table:table-cell>
          <table:table-cell office:value-type="float" office:value="1259132" calcext:value-type="float">
            <text:p>1259132</text:p>
          </table:table-cell>
          <table:table-cell office:value-type="float" office:value="468668" calcext:value-type="float">
            <text:p>468668</text:p>
          </table:table-cell>
          <table:table-cell office:value-type="float" office:value="7355148" calcext:value-type="float">
            <text:p>7355148</text:p>
          </table:table-cell>
          <table:table-cell office:value-type="float" office:value="2736391" calcext:value-type="float">
            <text:p>2736391</text:p>
          </table:table-cell>
          <table:table-cell office:value-type="float" office:value="1196170" calcext:value-type="float">
            <text:p>1196170</text:p>
          </table:table-cell>
          <table:table-cell office:value-type="float" office:value="445204" calcext:value-type="float">
            <text:p>445204</text:p>
          </table:table-cell>
          <table:table-cell office:value-type="float" office:value="475508" calcext:value-type="float">
            <text:p>475508</text:p>
          </table:table-cell>
          <table:table-cell office:value-type="float" office:value="177105" calcext:value-type="float">
            <text:p>177105</text:p>
          </table:table-cell>
          <table:table-cell office:value-type="float" office:value="539434" calcext:value-type="float">
            <text:p>539434</text:p>
          </table:table-cell>
          <table:table-cell office:value-type="float" office:value="200891" calcext:value-type="float">
            <text:p>200891</text:p>
          </table:table-cell>
          <table:table-cell table:number-columns-repeated="1637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53216" calcext:value-type="float">
            <text:p>553216</text:p>
          </table:table-cell>
          <table:table-cell office:value-type="float" office:value="206424" calcext:value-type="float">
            <text:p>206424</text:p>
          </table:table-cell>
          <table:table-cell office:value-type="float" office:value="1540000" calcext:value-type="float">
            <text:p>1540000</text:p>
          </table:table-cell>
          <table:table-cell office:value-type="float" office:value="573449" calcext:value-type="float">
            <text:p>573449</text:p>
          </table:table-cell>
          <table:table-cell office:value-type="float" office:value="2169736" calcext:value-type="float">
            <text:p>2169736</text:p>
          </table:table-cell>
          <table:table-cell office:value-type="float" office:value="808557" calcext:value-type="float">
            <text:p>808557</text:p>
          </table:table-cell>
          <table:table-cell office:value-type="float" office:value="1466136" calcext:value-type="float">
            <text:p>1466136</text:p>
          </table:table-cell>
          <table:table-cell office:value-type="float" office:value="545889" calcext:value-type="float">
            <text:p>545889</text:p>
          </table:table-cell>
          <table:table-cell office:value-type="float" office:value="578590" calcext:value-type="float">
            <text:p>578590</text:p>
          </table:table-cell>
          <table:table-cell office:value-type="float" office:value="215718" calcext:value-type="float">
            <text:p>215718</text:p>
          </table:table-cell>
          <table:table-cell office:value-type="float" office:value="561172" calcext:value-type="float">
            <text:p>561172</text:p>
          </table:table-cell>
          <table:table-cell office:value-type="float" office:value="208989" calcext:value-type="float">
            <text:p>208989</text:p>
          </table:table-cell>
          <table:table-cell table:number-columns-repeated="1637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4458" calcext:value-type="float">
            <text:p>574458</text:p>
          </table:table-cell>
          <table:table-cell office:value-type="float" office:value="214990" calcext:value-type="float">
            <text:p>214990</text:p>
          </table:table-cell>
          <table:table-cell office:value-type="float" office:value="1522250" calcext:value-type="float">
            <text:p>1522250</text:p>
          </table:table-cell>
          <table:table-cell office:value-type="float" office:value="566802" calcext:value-type="float">
            <text:p>566802</text:p>
          </table:table-cell>
          <table:table-cell office:value-type="float" office:value="2953044" calcext:value-type="float">
            <text:p>2953044</text:p>
          </table:table-cell>
          <table:table-cell office:value-type="float" office:value="1099178" calcext:value-type="float">
            <text:p>1099178</text:p>
          </table:table-cell>
          <table:table-cell office:value-type="float" office:value="1592457" calcext:value-type="float">
            <text:p>1592457</text:p>
          </table:table-cell>
          <table:table-cell office:value-type="float" office:value="593656" calcext:value-type="float">
            <text:p>593656</text:p>
          </table:table-cell>
          <table:table-cell office:value-type="float" office:value="498134" calcext:value-type="float">
            <text:p>498134</text:p>
          </table:table-cell>
          <table:table-cell office:value-type="float" office:value="185804" calcext:value-type="float">
            <text:p>185804</text:p>
          </table:table-cell>
          <table:table-cell office:value-type="float" office:value="573034" calcext:value-type="float">
            <text:p>573034</text:p>
          </table:table-cell>
          <table:table-cell office:value-type="float" office:value="213492" calcext:value-type="float">
            <text:p>213492</text:p>
          </table:table-cell>
          <table:table-cell table:number-columns-repeated="1637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4846" calcext:value-type="float">
            <text:p>524846</text:p>
          </table:table-cell>
          <table:table-cell office:value-type="float" office:value="195554" calcext:value-type="float">
            <text:p>195554</text:p>
          </table:table-cell>
          <table:table-cell office:value-type="float" office:value="1282958" calcext:value-type="float">
            <text:p>1282958</text:p>
          </table:table-cell>
          <table:table-cell office:value-type="float" office:value="477647" calcext:value-type="float">
            <text:p>477647</text:p>
          </table:table-cell>
          <table:table-cell office:value-type="float" office:value="4482838" calcext:value-type="float">
            <text:p>4482838</text:p>
          </table:table-cell>
          <table:table-cell office:value-type="float" office:value="1667901" calcext:value-type="float">
            <text:p>1667901</text:p>
          </table:table-cell>
          <table:table-cell office:value-type="float" office:value="1169800" calcext:value-type="float">
            <text:p>1169800</text:p>
          </table:table-cell>
          <table:table-cell office:value-type="float" office:value="435381" calcext:value-type="float">
            <text:p>435381</text:p>
          </table:table-cell>
          <table:table-cell office:value-type="float" office:value="468650" calcext:value-type="float">
            <text:p>468650</text:p>
          </table:table-cell>
          <table:table-cell office:value-type="float" office:value="174552" calcext:value-type="float">
            <text:p>174552</text:p>
          </table:table-cell>
          <table:table-cell office:value-type="float" office:value="564120" calcext:value-type="float">
            <text:p>564120</text:p>
          </table:table-cell>
          <table:table-cell office:value-type="float" office:value="210078" calcext:value-type="float">
            <text:p>210078</text:p>
          </table:table-cell>
          <table:table-cell table:number-columns-repeated="1637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16404" calcext:value-type="float">
            <text:p>516404</text:p>
          </table:table-cell>
          <table:table-cell office:value-type="float" office:value="193267" calcext:value-type="float">
            <text:p>193267</text:p>
          </table:table-cell>
          <table:table-cell office:value-type="float" office:value="1281822" calcext:value-type="float">
            <text:p>1281822</text:p>
          </table:table-cell>
          <table:table-cell office:value-type="float" office:value="477379" calcext:value-type="float">
            <text:p>477379</text:p>
          </table:table-cell>
          <table:table-cell office:value-type="float" office:value="3432740" calcext:value-type="float">
            <text:p>3432740</text:p>
          </table:table-cell>
          <table:table-cell office:value-type="float" office:value="1277259" calcext:value-type="float">
            <text:p>1277259</text:p>
          </table:table-cell>
          <table:table-cell office:value-type="float" office:value="1178366" calcext:value-type="float">
            <text:p>1178366</text:p>
          </table:table-cell>
          <table:table-cell office:value-type="float" office:value="438600" calcext:value-type="float">
            <text:p>438600</text:p>
          </table:table-cell>
          <table:table-cell office:value-type="float" office:value="470134" calcext:value-type="float">
            <text:p>470134</text:p>
          </table:table-cell>
          <table:table-cell office:value-type="float" office:value="175087" calcext:value-type="float">
            <text:p>175087</text:p>
          </table:table-cell>
          <table:table-cell office:value-type="float" office:value="567070" calcext:value-type="float">
            <text:p>567070</text:p>
          </table:table-cell>
          <table:table-cell office:value-type="float" office:value="211174" calcext:value-type="float">
            <text:p>211174</text:p>
          </table:table-cell>
          <table:table-cell table:number-columns-repeated="1637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55576" calcext:value-type="float">
            <text:p>555576</text:p>
          </table:table-cell>
          <table:table-cell office:value-type="float" office:value="207281" calcext:value-type="float">
            <text:p>207281</text:p>
          </table:table-cell>
          <table:table-cell office:value-type="float" office:value="1648090" calcext:value-type="float">
            <text:p>1648090</text:p>
          </table:table-cell>
          <table:table-cell office:value-type="float" office:value="613693" calcext:value-type="float">
            <text:p>613693</text:p>
          </table:table-cell>
          <table:table-cell office:value-type="float" office:value="2177710" calcext:value-type="float">
            <text:p>2177710</text:p>
          </table:table-cell>
          <table:table-cell office:value-type="float" office:value="810935" calcext:value-type="float">
            <text:p>810935</text:p>
          </table:table-cell>
          <table:table-cell office:value-type="float" office:value="1468134" calcext:value-type="float">
            <text:p>1468134</text:p>
          </table:table-cell>
          <table:table-cell office:value-type="float" office:value="546615" calcext:value-type="float">
            <text:p>546615</text:p>
          </table:table-cell>
          <table:table-cell office:value-type="float" office:value="581308" calcext:value-type="float">
            <text:p>581308</text:p>
          </table:table-cell>
          <table:table-cell office:value-type="float" office:value="216698" calcext:value-type="float">
            <text:p>216698</text:p>
          </table:table-cell>
          <table:table-cell office:value-type="float" office:value="594666" calcext:value-type="float">
            <text:p>594666</text:p>
          </table:table-cell>
          <table:table-cell office:value-type="float" office:value="221484" calcext:value-type="float">
            <text:p>221484</text:p>
          </table:table-cell>
          <table:table-cell table:number-columns-repeated="1637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24662" calcext:value-type="float">
            <text:p>524662</text:p>
          </table:table-cell>
          <table:table-cell office:value-type="float" office:value="195775" calcext:value-type="float">
            <text:p>195775</text:p>
          </table:table-cell>
          <table:table-cell office:value-type="float" office:value="1481934" calcext:value-type="float">
            <text:p>1481934</text:p>
          </table:table-cell>
          <table:table-cell office:value-type="float" office:value="551722" calcext:value-type="float">
            <text:p>551722</text:p>
          </table:table-cell>
          <table:table-cell office:value-type="float" office:value="3425674" calcext:value-type="float">
            <text:p>3425674</text:p>
          </table:table-cell>
          <table:table-cell office:value-type="float" office:value="1275524" calcext:value-type="float">
            <text:p>1275524</text:p>
          </table:table-cell>
          <table:table-cell office:value-type="float" office:value="1398472" calcext:value-type="float">
            <text:p>1398472</text:p>
          </table:table-cell>
          <table:table-cell office:value-type="float" office:value="520685" calcext:value-type="float">
            <text:p>520685</text:p>
          </table:table-cell>
          <table:table-cell office:value-type="float" office:value="550396" calcext:value-type="float">
            <text:p>550396</text:p>
          </table:table-cell>
          <table:table-cell office:value-type="float" office:value="205185" calcext:value-type="float">
            <text:p>205185</text:p>
          </table:table-cell>
          <table:table-cell office:value-type="float" office:value="677018" calcext:value-type="float">
            <text:p>677018</text:p>
          </table:table-cell>
          <table:table-cell office:value-type="float" office:value="252536" calcext:value-type="float">
            <text:p>252536</text:p>
          </table:table-cell>
          <table:table-cell table:number-columns-repeated="1637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9181" calcext:value-type="float">
            <text:p>749181</text:p>
          </table:table-cell>
          <table:table-cell office:value-type="float" office:value="279843" calcext:value-type="float">
            <text:p>279843</text:p>
          </table:table-cell>
          <table:table-cell office:value-type="float" office:value="1201796" calcext:value-type="float">
            <text:p>1201796</text:p>
          </table:table-cell>
          <table:table-cell office:value-type="float" office:value="447523" calcext:value-type="float">
            <text:p>447523</text:p>
          </table:table-cell>
          <table:table-cell office:value-type="float" office:value="6291406" calcext:value-type="float">
            <text:p>6291406</text:p>
          </table:table-cell>
          <table:table-cell office:value-type="float" office:value="2340774" calcext:value-type="float">
            <text:p>2340774</text:p>
          </table:table-cell>
          <table:table-cell office:value-type="float" office:value="1179120" calcext:value-type="float">
            <text:p>1179120</text:p>
          </table:table-cell>
          <table:table-cell office:value-type="float" office:value="438854" calcext:value-type="float">
            <text:p>438854</text:p>
          </table:table-cell>
          <table:table-cell office:value-type="float" office:value="484464" calcext:value-type="float">
            <text:p>484464</text:p>
          </table:table-cell>
          <table:table-cell office:value-type="float" office:value="180448" calcext:value-type="float">
            <text:p>180448</text:p>
          </table:table-cell>
          <table:table-cell office:value-type="float" office:value="542768" calcext:value-type="float">
            <text:p>542768</text:p>
          </table:table-cell>
          <table:table-cell office:value-type="float" office:value="202113" calcext:value-type="float">
            <text:p>202113</text:p>
          </table:table-cell>
          <table:table-cell table:number-columns-repeated="1637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3690" calcext:value-type="float">
            <text:p>533690</text:p>
          </table:table-cell>
          <table:table-cell office:value-type="float" office:value="199162" calcext:value-type="float">
            <text:p>199162</text:p>
          </table:table-cell>
          <table:table-cell office:value-type="float" office:value="1457228" calcext:value-type="float">
            <text:p>1457228</text:p>
          </table:table-cell>
          <table:table-cell office:value-type="float" office:value="542558" calcext:value-type="float">
            <text:p>542558</text:p>
          </table:table-cell>
          <table:table-cell office:value-type="float" office:value="2062416" calcext:value-type="float">
            <text:p>2062416</text:p>
          </table:table-cell>
          <table:table-cell office:value-type="float" office:value="767793" calcext:value-type="float">
            <text:p>767793</text:p>
          </table:table-cell>
          <table:table-cell office:value-type="float" office:value="1396104" calcext:value-type="float">
            <text:p>1396104</text:p>
          </table:table-cell>
          <table:table-cell office:value-type="float" office:value="519830" calcext:value-type="float">
            <text:p>519830</text:p>
          </table:table-cell>
          <table:table-cell office:value-type="float" office:value="551768" calcext:value-type="float">
            <text:p>551768</text:p>
          </table:table-cell>
          <table:table-cell office:value-type="float" office:value="205693" calcext:value-type="float">
            <text:p>205693</text:p>
          </table:table-cell>
          <table:table-cell office:value-type="float" office:value="550334" calcext:value-type="float">
            <text:p>550334</text:p>
          </table:table-cell>
          <table:table-cell office:value-type="float" office:value="204951" calcext:value-type="float">
            <text:p>204951</text:p>
          </table:table-cell>
          <table:table-cell table:number-columns-repeated="1637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2894" calcext:value-type="float">
            <text:p>542894</text:p>
          </table:table-cell>
          <table:table-cell office:value-type="float" office:value="202580" calcext:value-type="float">
            <text:p>202580</text:p>
          </table:table-cell>
          <table:table-cell office:value-type="float" office:value="1441196" calcext:value-type="float">
            <text:p>1441196</text:p>
          </table:table-cell>
          <table:table-cell office:value-type="float" office:value="536776" calcext:value-type="float">
            <text:p>536776</text:p>
          </table:table-cell>
          <table:table-cell office:value-type="float" office:value="2657478" calcext:value-type="float">
            <text:p>2657478</text:p>
          </table:table-cell>
          <table:table-cell office:value-type="float" office:value="989425" calcext:value-type="float">
            <text:p>989425</text:p>
          </table:table-cell>
          <table:table-cell office:value-type="float" office:value="1348198" calcext:value-type="float">
            <text:p>1348198</text:p>
          </table:table-cell>
          <table:table-cell office:value-type="float" office:value="502043" calcext:value-type="float">
            <text:p>502043</text:p>
          </table:table-cell>
          <table:table-cell office:value-type="float" office:value="525102" calcext:value-type="float">
            <text:p>525102</text:p>
          </table:table-cell>
          <table:table-cell office:value-type="float" office:value="195774" calcext:value-type="float">
            <text:p>195774</text:p>
          </table:table-cell>
          <table:table-cell office:value-type="float" office:value="629966" calcext:value-type="float">
            <text:p>629966</text:p>
          </table:table-cell>
          <table:table-cell office:value-type="float" office:value="234820" calcext:value-type="float">
            <text:p>234820</text:p>
          </table:table-cell>
          <table:table-cell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7328" calcext:value-type="float">
            <text:p>497328</text:p>
          </table:table-cell>
          <table:table-cell office:value-type="float" office:value="185679" calcext:value-type="float">
            <text:p>185679</text:p>
          </table:table-cell>
          <table:table-cell office:value-type="float" office:value="1399606" calcext:value-type="float">
            <text:p>1399606</text:p>
          </table:table-cell>
          <table:table-cell office:value-type="float" office:value="521299" calcext:value-type="float">
            <text:p>521299</text:p>
          </table:table-cell>
          <table:table-cell office:value-type="float" office:value="4386275" calcext:value-type="float">
            <text:p>4386275</text:p>
          </table:table-cell>
          <table:table-cell office:value-type="float" office:value="1633094" calcext:value-type="float">
            <text:p>1633094</text:p>
          </table:table-cell>
          <table:table-cell office:value-type="float" office:value="1061530" calcext:value-type="float">
            <text:p>1061530</text:p>
          </table:table-cell>
          <table:table-cell office:value-type="float" office:value="395111" calcext:value-type="float">
            <text:p>395111</text:p>
          </table:table-cell>
          <table:table-cell office:value-type="float" office:value="446806" calcext:value-type="float">
            <text:p>446806</text:p>
          </table:table-cell>
          <table:table-cell office:value-type="float" office:value="166403" calcext:value-type="float">
            <text:p>166403</text:p>
          </table:table-cell>
          <table:table-cell office:value-type="float" office:value="519316" calcext:value-type="float">
            <text:p>519316</text:p>
          </table:table-cell>
          <table:table-cell office:value-type="float" office:value="193423" calcext:value-type="float">
            <text:p>193423</text:p>
          </table:table-cell>
          <table:table-cell table:number-columns-repeated="1637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93688" calcext:value-type="float">
            <text:p>493688</text:p>
          </table:table-cell>
          <table:table-cell office:value-type="float" office:value="184243" calcext:value-type="float">
            <text:p>184243</text:p>
          </table:table-cell>
          <table:table-cell office:value-type="float" office:value="1395788" calcext:value-type="float">
            <text:p>1395788</text:p>
          </table:table-cell>
          <table:table-cell office:value-type="float" office:value="519685" calcext:value-type="float">
            <text:p>519685</text:p>
          </table:table-cell>
          <table:table-cell office:value-type="float" office:value="3681164" calcext:value-type="float">
            <text:p>3681164</text:p>
          </table:table-cell>
          <table:table-cell office:value-type="float" office:value="1370007" calcext:value-type="float">
            <text:p>1370007</text:p>
          </table:table-cell>
          <table:table-cell office:value-type="float" office:value="1336220" calcext:value-type="float">
            <text:p>1336220</text:p>
          </table:table-cell>
          <table:table-cell office:value-type="float" office:value="497567" calcext:value-type="float">
            <text:p>497567</text:p>
          </table:table-cell>
          <table:table-cell office:value-type="float" office:value="523834" calcext:value-type="float">
            <text:p>523834</text:p>
          </table:table-cell>
          <table:table-cell office:value-type="float" office:value="195280" calcext:value-type="float">
            <text:p>195280</text:p>
          </table:table-cell>
          <table:table-cell office:value-type="float" office:value="630676" calcext:value-type="float">
            <text:p>630676</text:p>
          </table:table-cell>
          <table:table-cell office:value-type="float" office:value="235111" calcext:value-type="float">
            <text:p>235111</text:p>
          </table:table-cell>
          <table:table-cell table:number-columns-repeated="1637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46962" calcext:value-type="float">
            <text:p>546962</text:p>
          </table:table-cell>
          <table:table-cell office:value-type="float" office:value="204050" calcext:value-type="float">
            <text:p>204050</text:p>
          </table:table-cell>
          <table:table-cell office:value-type="float" office:value="1530572" calcext:value-type="float">
            <text:p>1530572</text:p>
          </table:table-cell>
          <table:table-cell office:value-type="float" office:value="569941" calcext:value-type="float">
            <text:p>569941</text:p>
          </table:table-cell>
          <table:table-cell office:value-type="float" office:value="4968100" calcext:value-type="float">
            <text:p>4968100</text:p>
          </table:table-cell>
          <table:table-cell office:value-type="float" office:value="1848817" calcext:value-type="float">
            <text:p>1848817</text:p>
          </table:table-cell>
          <table:table-cell office:value-type="float" office:value="1469162" calcext:value-type="float">
            <text:p>1469162</text:p>
          </table:table-cell>
          <table:table-cell office:value-type="float" office:value="547001" calcext:value-type="float">
            <text:p>547001</text:p>
          </table:table-cell>
          <table:table-cell office:value-type="float" office:value="590660" calcext:value-type="float">
            <text:p>590660</text:p>
          </table:table-cell>
          <table:table-cell office:value-type="float" office:value="220209" calcext:value-type="float">
            <text:p>220209</text:p>
          </table:table-cell>
          <table:table-cell office:value-type="float" office:value="659644" calcext:value-type="float">
            <text:p>659644</text:p>
          </table:table-cell>
          <table:table-cell office:value-type="float" office:value="245931" calcext:value-type="float">
            <text:p>245931</text:p>
          </table:table-cell>
          <table:table-cell table:number-columns-repeated="1637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22676" calcext:value-type="float">
            <text:p>522676</text:p>
          </table:table-cell>
          <table:table-cell office:value-type="float" office:value="195005" calcext:value-type="float">
            <text:p>195005</text:p>
          </table:table-cell>
          <table:table-cell office:value-type="float" office:value="1462852" calcext:value-type="float">
            <text:p>1462852</text:p>
          </table:table-cell>
          <table:table-cell office:value-type="float" office:value="544721" calcext:value-type="float">
            <text:p>544721</text:p>
          </table:table-cell>
          <table:table-cell office:value-type="float" office:value="2801718" calcext:value-type="float">
            <text:p>2801718</text:p>
          </table:table-cell>
          <table:table-cell office:value-type="float" office:value="1042912" calcext:value-type="float">
            <text:p>1042912</text:p>
          </table:table-cell>
          <table:table-cell office:value-type="float" office:value="1600427" calcext:value-type="float">
            <text:p>1600427</text:p>
          </table:table-cell>
          <table:table-cell office:value-type="float" office:value="596381" calcext:value-type="float">
            <text:p>596381</text:p>
          </table:table-cell>
          <table:table-cell office:value-type="float" office:value="488230" calcext:value-type="float">
            <text:p>488230</text:p>
          </table:table-cell>
          <table:table-cell office:value-type="float" office:value="181827" calcext:value-type="float">
            <text:p>181827</text:p>
          </table:table-cell>
          <table:table-cell office:value-type="float" office:value="573580" calcext:value-type="float">
            <text:p>573580</text:p>
          </table:table-cell>
          <table:table-cell office:value-type="float" office:value="213596" calcext:value-type="float">
            <text:p>213596</text:p>
          </table:table-cell>
          <table:table-cell table:number-columns-repeated="1637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40576" calcext:value-type="float">
            <text:p>540576</text:p>
          </table:table-cell>
          <table:table-cell office:value-type="float" office:value="201706" calcext:value-type="float">
            <text:p>201706</text:p>
          </table:table-cell>
          <table:table-cell office:value-type="float" office:value="1676584" calcext:value-type="float">
            <text:p>1676584</text:p>
          </table:table-cell>
          <table:table-cell office:value-type="float" office:value="624496" calcext:value-type="float">
            <text:p>624496</text:p>
          </table:table-cell>
          <table:table-cell office:value-type="float" office:value="2810456" calcext:value-type="float">
            <text:p>2810456</text:p>
          </table:table-cell>
          <table:table-cell office:value-type="float" office:value="1046240" calcext:value-type="float">
            <text:p>1046240</text:p>
          </table:table-cell>
          <table:table-cell office:value-type="float" office:value="1400876" calcext:value-type="float">
            <text:p>1400876</text:p>
          </table:table-cell>
          <table:table-cell office:value-type="float" office:value="521610" calcext:value-type="float">
            <text:p>521610</text:p>
          </table:table-cell>
          <table:table-cell office:value-type="float" office:value="550918" calcext:value-type="float">
            <text:p>550918</text:p>
          </table:table-cell>
          <table:table-cell office:value-type="float" office:value="205381" calcext:value-type="float">
            <text:p>205381</text:p>
          </table:table-cell>
          <table:table-cell office:value-type="float" office:value="661488" calcext:value-type="float">
            <text:p>661488</text:p>
          </table:table-cell>
          <table:table-cell office:value-type="float" office:value="246554" calcext:value-type="float">
            <text:p>246554</text:p>
          </table:table-cell>
          <table:table-cell table:number-columns-repeated="1637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53774" calcext:value-type="float">
            <text:p>453774</text:p>
          </table:table-cell>
          <table:table-cell office:value-type="float" office:value="169114" calcext:value-type="float">
            <text:p>169114</text:p>
          </table:table-cell>
          <table:table-cell office:value-type="float" office:value="1249010" calcext:value-type="float">
            <text:p>1249010</text:p>
          </table:table-cell>
          <table:table-cell office:value-type="float" office:value="465069" calcext:value-type="float">
            <text:p>465069</text:p>
          </table:table-cell>
          <table:table-cell office:value-type="float" office:value="4910770" calcext:value-type="float">
            <text:p>4910770</text:p>
          </table:table-cell>
          <table:table-cell office:value-type="float" office:value="1827215" calcext:value-type="float">
            <text:p>1827215</text:p>
          </table:table-cell>
          <table:table-cell office:value-type="float" office:value="1216078" calcext:value-type="float">
            <text:p>1216078</text:p>
          </table:table-cell>
          <table:table-cell office:value-type="float" office:value="452714" calcext:value-type="float">
            <text:p>452714</text:p>
          </table:table-cell>
          <table:table-cell office:value-type="float" office:value="474726" calcext:value-type="float">
            <text:p>474726</text:p>
          </table:table-cell>
          <table:table-cell office:value-type="float" office:value="176802" calcext:value-type="float">
            <text:p>176802</text:p>
          </table:table-cell>
          <table:table-cell office:value-type="float" office:value="556574" calcext:value-type="float">
            <text:p>556574</text:p>
          </table:table-cell>
          <table:table-cell office:value-type="float" office:value="207269" calcext:value-type="float">
            <text:p>207269</text:p>
          </table:table-cell>
          <table:table-cell table:number-columns-repeated="1637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6436" calcext:value-type="float">
            <text:p>526436</text:p>
          </table:table-cell>
          <table:table-cell office:value-type="float" office:value="196394" calcext:value-type="float">
            <text:p>196394</text:p>
          </table:table-cell>
          <table:table-cell office:value-type="float" office:value="1442194" calcext:value-type="float">
            <text:p>1442194</text:p>
          </table:table-cell>
          <table:table-cell office:value-type="float" office:value="536945" calcext:value-type="float">
            <text:p>536945</text:p>
          </table:table-cell>
          <table:table-cell office:value-type="float" office:value="2067208" calcext:value-type="float">
            <text:p>2067208</text:p>
          </table:table-cell>
          <table:table-cell office:value-type="float" office:value="769636" calcext:value-type="float">
            <text:p>769636</text:p>
          </table:table-cell>
          <table:table-cell office:value-type="float" office:value="1416694" calcext:value-type="float">
            <text:p>1416694</text:p>
          </table:table-cell>
          <table:table-cell office:value-type="float" office:value="527504" calcext:value-type="float">
            <text:p>527504</text:p>
          </table:table-cell>
          <table:table-cell office:value-type="float" office:value="549862" calcext:value-type="float">
            <text:p>549862</text:p>
          </table:table-cell>
          <table:table-cell office:value-type="float" office:value="204982" calcext:value-type="float">
            <text:p>204982</text:p>
          </table:table-cell>
          <table:table-cell office:value-type="float" office:value="590124" calcext:value-type="float">
            <text:p>590124</text:p>
          </table:table-cell>
          <table:table-cell office:value-type="float" office:value="219829" calcext:value-type="float">
            <text:p>219829</text:p>
          </table:table-cell>
          <table:table-cell table:number-columns-repeated="1637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5008" calcext:value-type="float">
            <text:p>475008</text:p>
          </table:table-cell>
          <table:table-cell office:value-type="float" office:value="176983" calcext:value-type="float">
            <text:p>176983</text:p>
          </table:table-cell>
          <table:table-cell office:value-type="float" office:value="1227928" calcext:value-type="float">
            <text:p>1227928</text:p>
          </table:table-cell>
          <table:table-cell office:value-type="float" office:value="457053" calcext:value-type="float">
            <text:p>457053</text:p>
          </table:table-cell>
          <table:table-cell office:value-type="float" office:value="2641392" calcext:value-type="float">
            <text:p>2641392</text:p>
          </table:table-cell>
          <table:table-cell office:value-type="float" office:value="982824" calcext:value-type="float">
            <text:p>982824</text:p>
          </table:table-cell>
          <table:table-cell office:value-type="float" office:value="1141020" calcext:value-type="float">
            <text:p>1141020</text:p>
          </table:table-cell>
          <table:table-cell office:value-type="float" office:value="424671" calcext:value-type="float">
            <text:p>424671</text:p>
          </table:table-cell>
          <table:table-cell office:value-type="float" office:value="448004" calcext:value-type="float">
            <text:p>448004</text:p>
          </table:table-cell>
          <table:table-cell office:value-type="float" office:value="166848" calcext:value-type="float">
            <text:p>166848</text:p>
          </table:table-cell>
          <table:table-cell office:value-type="float" office:value="555416" calcext:value-type="float">
            <text:p>555416</text:p>
          </table:table-cell>
          <table:table-cell office:value-type="float" office:value="206825" calcext:value-type="float">
            <text:p>206825</text:p>
          </table:table-cell>
          <table:table-cell table:number-columns-repeated="1637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20690" calcext:value-type="float">
            <text:p>520690</text:p>
          </table:table-cell>
          <table:table-cell office:value-type="float" office:value="194304" calcext:value-type="float">
            <text:p>194304</text:p>
          </table:table-cell>
          <table:table-cell office:value-type="float" office:value="1484227" calcext:value-type="float">
            <text:p>1484227</text:p>
          </table:table-cell>
          <table:table-cell office:value-type="float" office:value="553102" calcext:value-type="float">
            <text:p>553102</text:p>
          </table:table-cell>
          <table:table-cell office:value-type="float" office:value="2213904" calcext:value-type="float">
            <text:p>2213904</text:p>
          </table:table-cell>
          <table:table-cell office:value-type="float" office:value="824241" calcext:value-type="float">
            <text:p>824241</text:p>
          </table:table-cell>
          <table:table-cell office:value-type="float" office:value="1118630" calcext:value-type="float">
            <text:p>1118630</text:p>
          </table:table-cell>
          <table:table-cell office:value-type="float" office:value="416477" calcext:value-type="float">
            <text:p>416477</text:p>
          </table:table-cell>
          <table:table-cell office:value-type="float" office:value="477128" calcext:value-type="float">
            <text:p>477128</text:p>
          </table:table-cell>
          <table:table-cell office:value-type="float" office:value="178086" calcext:value-type="float">
            <text:p>178086</text:p>
          </table:table-cell>
          <table:table-cell office:value-type="float" office:value="543428" calcext:value-type="float">
            <text:p>543428</text:p>
          </table:table-cell>
          <table:table-cell office:value-type="float" office:value="202475" calcext:value-type="float">
            <text:p>202475</text:p>
          </table:table-cell>
          <table:table-cell table:number-columns-repeated="1637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1658" calcext:value-type="float">
            <text:p>431658</text:p>
          </table:table-cell>
          <table:table-cell office:value-type="float" office:value="160853" calcext:value-type="float">
            <text:p>160853</text:p>
          </table:table-cell>
          <table:table-cell office:value-type="float" office:value="1149942" calcext:value-type="float">
            <text:p>1149942</text:p>
          </table:table-cell>
          <table:table-cell office:value-type="float" office:value="428243" calcext:value-type="float">
            <text:p>428243</text:p>
          </table:table-cell>
          <table:table-cell office:value-type="float" office:value="2103930" calcext:value-type="float">
            <text:p>2103930</text:p>
          </table:table-cell>
          <table:table-cell office:value-type="float" office:value="782953" calcext:value-type="float">
            <text:p>782953</text:p>
          </table:table-cell>
          <table:table-cell office:value-type="float" office:value="1126754" calcext:value-type="float">
            <text:p>1126754</text:p>
          </table:table-cell>
          <table:table-cell office:value-type="float" office:value="419359" calcext:value-type="float">
            <text:p>419359</text:p>
          </table:table-cell>
          <table:table-cell office:value-type="float" office:value="449620" calcext:value-type="float">
            <text:p>449620</text:p>
          </table:table-cell>
          <table:table-cell office:value-type="float" office:value="167475" calcext:value-type="float">
            <text:p>167475</text:p>
          </table:table-cell>
          <table:table-cell office:value-type="float" office:value="570020" calcext:value-type="float">
            <text:p>570020</text:p>
          </table:table-cell>
          <table:table-cell office:value-type="float" office:value="212306" calcext:value-type="float">
            <text:p>212306</text:p>
          </table:table-cell>
          <table:table-cell table:number-columns-repeated="1637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8212" calcext:value-type="float">
            <text:p>458212</text:p>
          </table:table-cell>
          <table:table-cell office:value-type="float" office:value="170822" calcext:value-type="float">
            <text:p>170822</text:p>
          </table:table-cell>
          <table:table-cell office:value-type="float" office:value="1212106" calcext:value-type="float">
            <text:p>1212106</text:p>
          </table:table-cell>
          <table:table-cell office:value-type="float" office:value="451197" calcext:value-type="float">
            <text:p>451197</text:p>
          </table:table-cell>
          <table:table-cell office:value-type="float" office:value="8953390" calcext:value-type="float">
            <text:p>8953390</text:p>
          </table:table-cell>
          <table:table-cell office:value-type="float" office:value="3330959" calcext:value-type="float">
            <text:p>3330959</text:p>
          </table:table-cell>
          <table:table-cell office:value-type="float" office:value="1177270" calcext:value-type="float">
            <text:p>1177270</text:p>
          </table:table-cell>
          <table:table-cell office:value-type="float" office:value="438185" calcext:value-type="float">
            <text:p>438185</text:p>
          </table:table-cell>
          <table:table-cell office:value-type="float" office:value="474522" calcext:value-type="float">
            <text:p>474522</text:p>
          </table:table-cell>
          <table:table-cell office:value-type="float" office:value="176731" calcext:value-type="float">
            <text:p>176731</text:p>
          </table:table-cell>
          <table:table-cell office:value-type="float" office:value="545990" calcext:value-type="float">
            <text:p>545990</text:p>
          </table:table-cell>
          <table:table-cell office:value-type="float" office:value="203362" calcext:value-type="float">
            <text:p>203362</text:p>
          </table:table-cell>
          <table:table-cell table:number-columns-repeated="1637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62640" calcext:value-type="float">
            <text:p>562640</text:p>
          </table:table-cell>
          <table:table-cell office:value-type="float" office:value="209959" calcext:value-type="float">
            <text:p>209959</text:p>
          </table:table-cell>
          <table:table-cell office:value-type="float" office:value="1535134" calcext:value-type="float">
            <text:p>1535134</text:p>
          </table:table-cell>
          <table:table-cell office:value-type="float" office:value="571797" calcext:value-type="float">
            <text:p>571797</text:p>
          </table:table-cell>
          <table:table-cell office:value-type="float" office:value="6221465" calcext:value-type="float">
            <text:p>6221465</text:p>
          </table:table-cell>
          <table:table-cell office:value-type="float" office:value="2315900" calcext:value-type="float">
            <text:p>2315900</text:p>
          </table:table-cell>
          <table:table-cell office:value-type="float" office:value="1174254" calcext:value-type="float">
            <text:p>1174254</text:p>
          </table:table-cell>
          <table:table-cell office:value-type="float" office:value="437088" calcext:value-type="float">
            <text:p>437088</text:p>
          </table:table-cell>
          <table:table-cell office:value-type="float" office:value="513902" calcext:value-type="float">
            <text:p>513902</text:p>
          </table:table-cell>
          <table:table-cell office:value-type="float" office:value="191408" calcext:value-type="float">
            <text:p>191408</text:p>
          </table:table-cell>
          <table:table-cell office:value-type="float" office:value="581248" calcext:value-type="float">
            <text:p>581248</text:p>
          </table:table-cell>
          <table:table-cell office:value-type="float" office:value="216510" calcext:value-type="float">
            <text:p>216510</text:p>
          </table:table-cell>
          <table:table-cell table:number-columns-repeated="1637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7630" calcext:value-type="float">
            <text:p>527630</text:p>
          </table:table-cell>
          <table:table-cell office:value-type="float" office:value="196897" calcext:value-type="float">
            <text:p>196897</text:p>
          </table:table-cell>
          <table:table-cell office:value-type="float" office:value="1436720" calcext:value-type="float">
            <text:p>1436720</text:p>
          </table:table-cell>
          <table:table-cell office:value-type="float" office:value="534930" calcext:value-type="float">
            <text:p>534930</text:p>
          </table:table-cell>
          <table:table-cell office:value-type="float" office:value="3411080" calcext:value-type="float">
            <text:p>3411080</text:p>
          </table:table-cell>
          <table:table-cell office:value-type="float" office:value="1269650" calcext:value-type="float">
            <text:p>1269650</text:p>
          </table:table-cell>
          <table:table-cell office:value-type="float" office:value="1394784" calcext:value-type="float">
            <text:p>1394784</text:p>
          </table:table-cell>
          <table:table-cell office:value-type="float" office:value="519307" calcext:value-type="float">
            <text:p>519307</text:p>
          </table:table-cell>
          <table:table-cell office:value-type="float" office:value="550728" calcext:value-type="float">
            <text:p>550728</text:p>
          </table:table-cell>
          <table:table-cell office:value-type="float" office:value="205310" calcext:value-type="float">
            <text:p>205310</text:p>
          </table:table-cell>
          <table:table-cell office:value-type="float" office:value="677666" calcext:value-type="float">
            <text:p>677666</text:p>
          </table:table-cell>
          <table:table-cell office:value-type="float" office:value="253615" calcext:value-type="float">
            <text:p>253615</text:p>
          </table:table-cell>
          <table:table-cell table:number-columns-repeated="1637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23252" calcext:value-type="float">
            <text:p>523252</text:p>
          </table:table-cell>
          <table:table-cell office:value-type="float" office:value="195230" calcext:value-type="float">
            <text:p>195230</text:p>
          </table:table-cell>
          <table:table-cell office:value-type="float" office:value="1449934" calcext:value-type="float">
            <text:p>1449934</text:p>
          </table:table-cell>
          <table:table-cell office:value-type="float" office:value="539819" calcext:value-type="float">
            <text:p>539819</text:p>
          </table:table-cell>
          <table:table-cell office:value-type="float" office:value="2785640" calcext:value-type="float">
            <text:p>2785640</text:p>
          </table:table-cell>
          <table:table-cell office:value-type="float" office:value="1036894" calcext:value-type="float">
            <text:p>1036894</text:p>
          </table:table-cell>
          <table:table-cell office:value-type="float" office:value="1403212" calcext:value-type="float">
            <text:p>1403212</text:p>
          </table:table-cell>
          <table:table-cell office:value-type="float" office:value="522461" calcext:value-type="float">
            <text:p>522461</text:p>
          </table:table-cell>
          <table:table-cell office:value-type="float" office:value="551946" calcext:value-type="float">
            <text:p>551946</text:p>
          </table:table-cell>
          <table:table-cell office:value-type="float" office:value="205757" calcext:value-type="float">
            <text:p>205757</text:p>
          </table:table-cell>
          <table:table-cell office:value-type="float" office:value="669998" calcext:value-type="float">
            <text:p>669998</text:p>
          </table:table-cell>
          <table:table-cell office:value-type="float" office:value="250031" calcext:value-type="float">
            <text:p>250031</text:p>
          </table:table-cell>
          <table:table-cell table:number-columns-repeated="1637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22668" calcext:value-type="float">
            <text:p>522668</text:p>
          </table:table-cell>
          <table:table-cell office:value-type="float" office:value="194971" calcext:value-type="float">
            <text:p>194971</text:p>
          </table:table-cell>
          <table:table-cell office:value-type="float" office:value="1492402" calcext:value-type="float">
            <text:p>1492402</text:p>
          </table:table-cell>
          <table:table-cell office:value-type="float" office:value="555764" calcext:value-type="float">
            <text:p>555764</text:p>
          </table:table-cell>
          <table:table-cell office:value-type="float" office:value="2726383" calcext:value-type="float">
            <text:p>2726383</text:p>
          </table:table-cell>
          <table:table-cell office:value-type="float" office:value="1015416" calcext:value-type="float">
            <text:p>1015416</text:p>
          </table:table-cell>
          <table:table-cell office:value-type="float" office:value="1114618" calcext:value-type="float">
            <text:p>1114618</text:p>
          </table:table-cell>
          <table:table-cell office:value-type="float" office:value="414860" calcext:value-type="float">
            <text:p>414860</text:p>
          </table:table-cell>
          <table:table-cell office:value-type="float" office:value="495004" calcext:value-type="float">
            <text:p>495004</text:p>
          </table:table-cell>
          <table:table-cell office:value-type="float" office:value="184429" calcext:value-type="float">
            <text:p>184429</text:p>
          </table:table-cell>
          <table:table-cell office:value-type="float" office:value="567666" calcext:value-type="float">
            <text:p>567666</text:p>
          </table:table-cell>
          <table:table-cell office:value-type="float" office:value="211519" calcext:value-type="float">
            <text:p>211519</text:p>
          </table:table-cell>
          <table:table-cell table:number-columns-repeated="1637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47856" calcext:value-type="float">
            <text:p>547856</text:p>
          </table:table-cell>
          <table:table-cell office:value-type="float" office:value="204364" calcext:value-type="float">
            <text:p>204364</text:p>
          </table:table-cell>
          <table:table-cell office:value-type="float" office:value="1491118" calcext:value-type="float">
            <text:p>1491118</text:p>
          </table:table-cell>
          <table:table-cell office:value-type="float" office:value="555164" calcext:value-type="float">
            <text:p>555164</text:p>
          </table:table-cell>
          <table:table-cell office:value-type="float" office:value="3605234" calcext:value-type="float">
            <text:p>3605234</text:p>
          </table:table-cell>
          <table:table-cell office:value-type="float" office:value="1342479" calcext:value-type="float">
            <text:p>1342479</text:p>
          </table:table-cell>
          <table:table-cell office:value-type="float" office:value="1446672" calcext:value-type="float">
            <text:p>1446672</text:p>
          </table:table-cell>
          <table:table-cell office:value-type="float" office:value="538711" calcext:value-type="float">
            <text:p>538711</text:p>
          </table:table-cell>
          <table:table-cell office:value-type="float" office:value="560744" calcext:value-type="float">
            <text:p>560744</text:p>
          </table:table-cell>
          <table:table-cell office:value-type="float" office:value="209045" calcext:value-type="float">
            <text:p>209045</text:p>
          </table:table-cell>
          <table:table-cell office:value-type="float" office:value="660622" calcext:value-type="float">
            <text:p>660622</text:p>
          </table:table-cell>
          <table:table-cell office:value-type="float" office:value="246284" calcext:value-type="float">
            <text:p>246284</text:p>
          </table:table-cell>
          <table:table-cell table:number-columns-repeated="1637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7170" calcext:value-type="float">
            <text:p>547170</text:p>
          </table:table-cell>
          <table:table-cell office:value-type="float" office:value="204197" calcext:value-type="float">
            <text:p>204197</text:p>
          </table:table-cell>
          <table:table-cell office:value-type="float" office:value="1444074" calcext:value-type="float">
            <text:p>1444074</text:p>
          </table:table-cell>
          <table:table-cell office:value-type="float" office:value="537639" calcext:value-type="float">
            <text:p>537639</text:p>
          </table:table-cell>
          <table:table-cell office:value-type="float" office:value="2090746" calcext:value-type="float">
            <text:p>2090746</text:p>
          </table:table-cell>
          <table:table-cell office:value-type="float" office:value="778364" calcext:value-type="float">
            <text:p>778364</text:p>
          </table:table-cell>
          <table:table-cell office:value-type="float" office:value="1405276" calcext:value-type="float">
            <text:p>1405276</text:p>
          </table:table-cell>
          <table:table-cell office:value-type="float" office:value="523219" calcext:value-type="float">
            <text:p>523219</text:p>
          </table:table-cell>
          <table:table-cell office:value-type="float" office:value="769199" calcext:value-type="float">
            <text:p>769199</text:p>
          </table:table-cell>
          <table:table-cell office:value-type="float" office:value="287229" calcext:value-type="float">
            <text:p>287229</text:p>
          </table:table-cell>
          <table:table-cell office:value-type="float" office:value="553430" calcext:value-type="float">
            <text:p>553430</text:p>
          </table:table-cell>
          <table:table-cell office:value-type="float" office:value="206165" calcext:value-type="float">
            <text:p>206165</text:p>
          </table:table-cell>
          <table:table-cell table:number-columns-repeated="1637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2700" calcext:value-type="float">
            <text:p>552700</text:p>
          </table:table-cell>
          <table:table-cell office:value-type="float" office:value="206240" calcext:value-type="float">
            <text:p>206240</text:p>
          </table:table-cell>
          <table:table-cell office:value-type="float" office:value="1551070" calcext:value-type="float">
            <text:p>1551070</text:p>
          </table:table-cell>
          <table:table-cell office:value-type="float" office:value="577499" calcext:value-type="float">
            <text:p>577499</text:p>
          </table:table-cell>
          <table:table-cell office:value-type="float" office:value="4315250" calcext:value-type="float">
            <text:p>4315250</text:p>
          </table:table-cell>
          <table:table-cell office:value-type="float" office:value="1605776" calcext:value-type="float">
            <text:p>1605776</text:p>
          </table:table-cell>
          <table:table-cell office:value-type="float" office:value="1400364" calcext:value-type="float">
            <text:p>1400364</text:p>
          </table:table-cell>
          <table:table-cell office:value-type="float" office:value="521382" calcext:value-type="float">
            <text:p>521382</text:p>
          </table:table-cell>
          <table:table-cell office:value-type="float" office:value="550100" calcext:value-type="float">
            <text:p>550100</text:p>
          </table:table-cell>
          <table:table-cell office:value-type="float" office:value="205071" calcext:value-type="float">
            <text:p>205071</text:p>
          </table:table-cell>
          <table:table-cell office:value-type="float" office:value="658280" calcext:value-type="float">
            <text:p>658280</text:p>
          </table:table-cell>
          <table:table-cell office:value-type="float" office:value="245392" calcext:value-type="float">
            <text:p>245392</text:p>
          </table:table-cell>
          <table:table-cell table:number-columns-repeated="1637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29362" calcext:value-type="float">
            <text:p>429362</text:p>
          </table:table-cell>
          <table:table-cell office:value-type="float" office:value="159997" calcext:value-type="float">
            <text:p>159997</text:p>
          </table:table-cell>
          <table:table-cell office:value-type="float" office:value="1181916" calcext:value-type="float">
            <text:p>1181916</text:p>
          </table:table-cell>
          <table:table-cell office:value-type="float" office:value="440161" calcext:value-type="float">
            <text:p>440161</text:p>
          </table:table-cell>
          <table:table-cell office:value-type="float" office:value="3192710" calcext:value-type="float">
            <text:p>3192710</text:p>
          </table:table-cell>
          <table:table-cell office:value-type="float" office:value="1187938" calcext:value-type="float">
            <text:p>1187938</text:p>
          </table:table-cell>
          <table:table-cell office:value-type="float" office:value="1120302" calcext:value-type="float">
            <text:p>1120302</text:p>
          </table:table-cell>
          <table:table-cell office:value-type="float" office:value="416952" calcext:value-type="float">
            <text:p>416952</text:p>
          </table:table-cell>
          <table:table-cell office:value-type="float" office:value="447504" calcext:value-type="float">
            <text:p>447504</text:p>
          </table:table-cell>
          <table:table-cell office:value-type="float" office:value="166676" calcext:value-type="float">
            <text:p>166676</text:p>
          </table:table-cell>
          <table:table-cell office:value-type="float" office:value="555208" calcext:value-type="float">
            <text:p>555208</text:p>
          </table:table-cell>
          <table:table-cell office:value-type="float" office:value="206761" calcext:value-type="float">
            <text:p>206761</text:p>
          </table:table-cell>
          <table:table-cell table:number-columns-repeated="1637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6670" calcext:value-type="float">
            <text:p>436670</text:p>
          </table:table-cell>
          <table:table-cell office:value-type="float" office:value="162699" calcext:value-type="float">
            <text:p>162699</text:p>
          </table:table-cell>
          <table:table-cell office:value-type="float" office:value="1201206" calcext:value-type="float">
            <text:p>1201206</text:p>
          </table:table-cell>
          <table:table-cell office:value-type="float" office:value="447132" calcext:value-type="float">
            <text:p>447132</text:p>
          </table:table-cell>
          <table:table-cell office:value-type="float" office:value="1646276" calcext:value-type="float">
            <text:p>1646276</text:p>
          </table:table-cell>
          <table:table-cell office:value-type="float" office:value="612798" calcext:value-type="float">
            <text:p>612798</text:p>
          </table:table-cell>
          <table:table-cell office:value-type="float" office:value="1119700" calcext:value-type="float">
            <text:p>1119700</text:p>
          </table:table-cell>
          <table:table-cell office:value-type="float" office:value="416750" calcext:value-type="float">
            <text:p>416750</text:p>
          </table:table-cell>
          <table:table-cell office:value-type="float" office:value="445248" calcext:value-type="float">
            <text:p>445248</text:p>
          </table:table-cell>
          <table:table-cell office:value-type="float" office:value="165844" calcext:value-type="float">
            <text:p>165844</text:p>
          </table:table-cell>
          <table:table-cell office:value-type="float" office:value="536886" calcext:value-type="float">
            <text:p>536886</text:p>
          </table:table-cell>
          <table:table-cell office:value-type="float" office:value="200040" calcext:value-type="float">
            <text:p>200040</text:p>
          </table:table-cell>
          <table:table-cell table:number-columns-repeated="1637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35886" calcext:value-type="float">
            <text:p>535886</text:p>
          </table:table-cell>
          <table:table-cell office:value-type="float" office:value="199988" calcext:value-type="float">
            <text:p>199988</text:p>
          </table:table-cell>
          <table:table-cell office:value-type="float" office:value="1460574" calcext:value-type="float">
            <text:p>1460574</text:p>
          </table:table-cell>
          <table:table-cell office:value-type="float" office:value="543931" calcext:value-type="float">
            <text:p>543931</text:p>
          </table:table-cell>
          <table:table-cell office:value-type="float" office:value="3797477" calcext:value-type="float">
            <text:p>3797477</text:p>
          </table:table-cell>
          <table:table-cell office:value-type="float" office:value="1413777" calcext:value-type="float">
            <text:p>1413777</text:p>
          </table:table-cell>
          <table:table-cell office:value-type="float" office:value="1178396" calcext:value-type="float">
            <text:p>1178396</text:p>
          </table:table-cell>
          <table:table-cell office:value-type="float" office:value="438768" calcext:value-type="float">
            <text:p>438768</text:p>
          </table:table-cell>
          <table:table-cell office:value-type="float" office:value="553768" calcext:value-type="float">
            <text:p>553768</text:p>
          </table:table-cell>
          <table:table-cell office:value-type="float" office:value="206288" calcext:value-type="float">
            <text:p>206288</text:p>
          </table:table-cell>
          <table:table-cell office:value-type="float" office:value="637062" calcext:value-type="float">
            <text:p>637062</text:p>
          </table:table-cell>
          <table:table-cell office:value-type="float" office:value="237322" calcext:value-type="float">
            <text:p>237322</text:p>
          </table:table-cell>
          <table:table-cell table:number-columns-repeated="1637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64494" calcext:value-type="float">
            <text:p>564494</text:p>
          </table:table-cell>
          <table:table-cell office:value-type="float" office:value="210647" calcext:value-type="float">
            <text:p>210647</text:p>
          </table:table-cell>
          <table:table-cell office:value-type="float" office:value="1461363" calcext:value-type="float">
            <text:p>1461363</text:p>
          </table:table-cell>
          <table:table-cell office:value-type="float" office:value="545409" calcext:value-type="float">
            <text:p>545409</text:p>
          </table:table-cell>
          <table:table-cell office:value-type="float" office:value="2829256" calcext:value-type="float">
            <text:p>2829256</text:p>
          </table:table-cell>
          <table:table-cell office:value-type="float" office:value="1053021" calcext:value-type="float">
            <text:p>1053021</text:p>
          </table:table-cell>
          <table:table-cell office:value-type="float" office:value="1169148" calcext:value-type="float">
            <text:p>1169148</text:p>
          </table:table-cell>
          <table:table-cell office:value-type="float" office:value="435137" calcext:value-type="float">
            <text:p>435137</text:p>
          </table:table-cell>
          <table:table-cell office:value-type="float" office:value="497682" calcext:value-type="float">
            <text:p>497682</text:p>
          </table:table-cell>
          <table:table-cell office:value-type="float" office:value="185350" calcext:value-type="float">
            <text:p>185350</text:p>
          </table:table-cell>
          <table:table-cell office:value-type="float" office:value="661110" calcext:value-type="float">
            <text:p>661110</text:p>
          </table:table-cell>
          <table:table-cell office:value-type="float" office:value="246220" calcext:value-type="float">
            <text:p>246220</text:p>
          </table:table-cell>
          <table:table-cell table:number-columns-repeated="1637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6716" calcext:value-type="float">
            <text:p>596716</text:p>
          </table:table-cell>
          <table:table-cell office:value-type="float" office:value="222666" calcext:value-type="float">
            <text:p>222666</text:p>
          </table:table-cell>
          <table:table-cell office:value-type="float" office:value="1620888" calcext:value-type="float">
            <text:p>1620888</text:p>
          </table:table-cell>
          <table:table-cell office:value-type="float" office:value="603581" calcext:value-type="float">
            <text:p>603581</text:p>
          </table:table-cell>
          <table:table-cell office:value-type="float" office:value="8019583" calcext:value-type="float">
            <text:p>8019583</text:p>
          </table:table-cell>
          <table:table-cell office:value-type="float" office:value="2984830" calcext:value-type="float">
            <text:p>2984830</text:p>
          </table:table-cell>
          <table:table-cell office:value-type="float" office:value="1215258" calcext:value-type="float">
            <text:p>1215258</text:p>
          </table:table-cell>
          <table:table-cell office:value-type="float" office:value="452450" calcext:value-type="float">
            <text:p>452450</text:p>
          </table:table-cell>
          <table:table-cell office:value-type="float" office:value="496224" calcext:value-type="float">
            <text:p>496224</text:p>
          </table:table-cell>
          <table:table-cell office:value-type="float" office:value="184801" calcext:value-type="float">
            <text:p>184801</text:p>
          </table:table-cell>
          <table:table-cell office:value-type="float" office:value="633988" calcext:value-type="float">
            <text:p>633988</text:p>
          </table:table-cell>
          <table:table-cell office:value-type="float" office:value="236088" calcext:value-type="float">
            <text:p>236088</text:p>
          </table:table-cell>
          <table:table-cell table:number-columns-repeated="1637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64388" calcext:value-type="float">
            <text:p>564388</text:p>
          </table:table-cell>
          <table:table-cell office:value-type="float" office:value="210634" calcext:value-type="float">
            <text:p>210634</text:p>
          </table:table-cell>
          <table:table-cell office:value-type="float" office:value="1540742" calcext:value-type="float">
            <text:p>1540742</text:p>
          </table:table-cell>
          <table:table-cell office:value-type="float" office:value="573643" calcext:value-type="float">
            <text:p>573643</text:p>
          </table:table-cell>
          <table:table-cell office:value-type="float" office:value="2294743" calcext:value-type="float">
            <text:p>2294743</text:p>
          </table:table-cell>
          <table:table-cell office:value-type="float" office:value="855651" calcext:value-type="float">
            <text:p>855651</text:p>
          </table:table-cell>
          <table:table-cell office:value-type="float" office:value="1335010" calcext:value-type="float">
            <text:p>1335010</text:p>
          </table:table-cell>
          <table:table-cell office:value-type="float" office:value="498011" calcext:value-type="float">
            <text:p>498011</text:p>
          </table:table-cell>
          <table:table-cell office:value-type="float" office:value="502662" calcext:value-type="float">
            <text:p>502662</text:p>
          </table:table-cell>
          <table:table-cell office:value-type="float" office:value="187194" calcext:value-type="float">
            <text:p>187194</text:p>
          </table:table-cell>
          <table:table-cell office:value-type="float" office:value="607606" calcext:value-type="float">
            <text:p>607606</text:p>
          </table:table-cell>
          <table:table-cell office:value-type="float" office:value="226306" calcext:value-type="float">
            <text:p>226306</text:p>
          </table:table-cell>
          <table:table-cell table:number-columns-repeated="1637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87970" calcext:value-type="float">
            <text:p>587970</text:p>
          </table:table-cell>
          <table:table-cell office:value-type="float" office:value="219346" calcext:value-type="float">
            <text:p>219346</text:p>
          </table:table-cell>
          <table:table-cell office:value-type="float" office:value="1626250" calcext:value-type="float">
            <text:p>1626250</text:p>
          </table:table-cell>
          <table:table-cell office:value-type="float" office:value="605506" calcext:value-type="float">
            <text:p>605506</text:p>
          </table:table-cell>
          <table:table-cell office:value-type="float" office:value="2865058" calcext:value-type="float">
            <text:p>2865058</text:p>
          </table:table-cell>
          <table:table-cell office:value-type="float" office:value="1066375" calcext:value-type="float">
            <text:p>1066375</text:p>
          </table:table-cell>
          <table:table-cell office:value-type="float" office:value="1500754" calcext:value-type="float">
            <text:p>1500754</text:p>
          </table:table-cell>
          <table:table-cell office:value-type="float" office:value="558846" calcext:value-type="float">
            <text:p>558846</text:p>
          </table:table-cell>
          <table:table-cell office:value-type="float" office:value="587734" calcext:value-type="float">
            <text:p>587734</text:p>
          </table:table-cell>
          <table:table-cell office:value-type="float" office:value="220200" calcext:value-type="float">
            <text:p>220200</text:p>
          </table:table-cell>
          <table:table-cell office:value-type="float" office:value="692424" calcext:value-type="float">
            <text:p>692424</text:p>
          </table:table-cell>
          <table:table-cell office:value-type="float" office:value="258818" calcext:value-type="float">
            <text:p>258818</text:p>
          </table:table-cell>
          <table:table-cell table:number-columns-repeated="1637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64086" calcext:value-type="float">
            <text:p>464086</text:p>
          </table:table-cell>
          <table:table-cell office:value-type="float" office:value="172933" calcext:value-type="float">
            <text:p>172933</text:p>
          </table:table-cell>
          <table:table-cell office:value-type="float" office:value="1270324" calcext:value-type="float">
            <text:p>1270324</text:p>
          </table:table-cell>
          <table:table-cell office:value-type="float" office:value="472965" calcext:value-type="float">
            <text:p>472965</text:p>
          </table:table-cell>
          <table:table-cell office:value-type="float" office:value="6545254" calcext:value-type="float">
            <text:p>6545254</text:p>
          </table:table-cell>
          <table:table-cell office:value-type="float" office:value="2435094" calcext:value-type="float">
            <text:p>2435094</text:p>
          </table:table-cell>
          <table:table-cell office:value-type="float" office:value="1252464" calcext:value-type="float">
            <text:p>1252464</text:p>
          </table:table-cell>
          <table:table-cell office:value-type="float" office:value="466159" calcext:value-type="float">
            <text:p>466159</text:p>
          </table:table-cell>
          <table:table-cell office:value-type="float" office:value="490666" calcext:value-type="float">
            <text:p>490666</text:p>
          </table:table-cell>
          <table:table-cell office:value-type="float" office:value="182741" calcext:value-type="float">
            <text:p>182741</text:p>
          </table:table-cell>
          <table:table-cell office:value-type="float" office:value="578108" calcext:value-type="float">
            <text:p>578108</text:p>
          </table:table-cell>
          <table:table-cell office:value-type="float" office:value="215290" calcext:value-type="float">
            <text:p>215290</text:p>
          </table:table-cell>
          <table:table-cell table:number-columns-repeated="1637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1680" calcext:value-type="float">
            <text:p>481680</text:p>
          </table:table-cell>
          <table:table-cell office:value-type="float" office:value="179506" calcext:value-type="float">
            <text:p>179506</text:p>
          </table:table-cell>
          <table:table-cell office:value-type="float" office:value="1309412" calcext:value-type="float">
            <text:p>1309412</text:p>
          </table:table-cell>
          <table:table-cell office:value-type="float" office:value="487408" calcext:value-type="float">
            <text:p>487408</text:p>
          </table:table-cell>
          <table:table-cell office:value-type="float" office:value="2739932" calcext:value-type="float">
            <text:p>2739932</text:p>
          </table:table-cell>
          <table:table-cell office:value-type="float" office:value="1019497" calcext:value-type="float">
            <text:p>1019497</text:p>
          </table:table-cell>
          <table:table-cell office:value-type="float" office:value="1172022" calcext:value-type="float">
            <text:p>1172022</text:p>
          </table:table-cell>
          <table:table-cell office:value-type="float" office:value="436218" calcext:value-type="float">
            <text:p>436218</text:p>
          </table:table-cell>
          <table:table-cell office:value-type="float" office:value="467908" calcext:value-type="float">
            <text:p>467908</text:p>
          </table:table-cell>
          <table:table-cell office:value-type="float" office:value="174278" calcext:value-type="float">
            <text:p>174278</text:p>
          </table:table-cell>
          <table:table-cell office:value-type="float" office:value="576562" calcext:value-type="float">
            <text:p>576562</text:p>
          </table:table-cell>
          <table:table-cell office:value-type="float" office:value="214689" calcext:value-type="float">
            <text:p>214689</text:p>
          </table:table-cell>
          <table:table-cell table:number-columns-repeated="1637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4968" calcext:value-type="float">
            <text:p>574968</text:p>
          </table:table-cell>
          <table:table-cell office:value-type="float" office:value="214525" calcext:value-type="float">
            <text:p>214525</text:p>
          </table:table-cell>
          <table:table-cell office:value-type="float" office:value="1534320" calcext:value-type="float">
            <text:p>1534320</text:p>
          </table:table-cell>
          <table:table-cell office:value-type="float" office:value="571258" calcext:value-type="float">
            <text:p>571258</text:p>
          </table:table-cell>
          <table:table-cell office:value-type="float" office:value="7441805" calcext:value-type="float">
            <text:p>7441805</text:p>
          </table:table-cell>
          <table:table-cell office:value-type="float" office:value="2769461" calcext:value-type="float">
            <text:p>2769461</text:p>
          </table:table-cell>
          <table:table-cell office:value-type="float" office:value="1161972" calcext:value-type="float">
            <text:p>1161972</text:p>
          </table:table-cell>
          <table:table-cell office:value-type="float" office:value="432484" calcext:value-type="float">
            <text:p>432484</text:p>
          </table:table-cell>
          <table:table-cell office:value-type="float" office:value="492400" calcext:value-type="float">
            <text:p>492400</text:p>
          </table:table-cell>
          <table:table-cell office:value-type="float" office:value="183449" calcext:value-type="float">
            <text:p>183449</text:p>
          </table:table-cell>
          <table:table-cell office:value-type="float" office:value="544446" calcext:value-type="float">
            <text:p>544446</text:p>
          </table:table-cell>
          <table:table-cell office:value-type="float" office:value="202750" calcext:value-type="float">
            <text:p>202750</text:p>
          </table:table-cell>
          <table:table-cell table:number-columns-repeated="1637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7978" calcext:value-type="float">
            <text:p>527978</text:p>
          </table:table-cell>
          <table:table-cell office:value-type="float" office:value="197008" calcext:value-type="float">
            <text:p>197008</text:p>
          </table:table-cell>
          <table:table-cell office:value-type="float" office:value="1445006" calcext:value-type="float">
            <text:p>1445006</text:p>
          </table:table-cell>
          <table:table-cell office:value-type="float" office:value="538005" calcext:value-type="float">
            <text:p>538005</text:p>
          </table:table-cell>
          <table:table-cell office:value-type="float" office:value="3988391" calcext:value-type="float">
            <text:p>3988391</text:p>
          </table:table-cell>
          <table:table-cell office:value-type="float" office:value="1484689" calcext:value-type="float">
            <text:p>1484689</text:p>
          </table:table-cell>
          <table:table-cell office:value-type="float" office:value="1169296" calcext:value-type="float">
            <text:p>1169296</text:p>
          </table:table-cell>
          <table:table-cell office:value-type="float" office:value="435214" calcext:value-type="float">
            <text:p>435214</text:p>
          </table:table-cell>
          <table:table-cell office:value-type="float" office:value="493520" calcext:value-type="float">
            <text:p>493520</text:p>
          </table:table-cell>
          <table:table-cell office:value-type="float" office:value="183829" calcext:value-type="float">
            <text:p>183829</text:p>
          </table:table-cell>
          <table:table-cell office:value-type="float" office:value="583788" calcext:value-type="float">
            <text:p>583788</text:p>
          </table:table-cell>
          <table:table-cell office:value-type="float" office:value="217400" calcext:value-type="float">
            <text:p>217400</text:p>
          </table:table-cell>
          <table:table-cell table:number-columns-repeated="1637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56440" calcext:value-type="float">
            <text:p>556440</text:p>
          </table:table-cell>
          <table:table-cell office:value-type="float" office:value="207585" calcext:value-type="float">
            <text:p>207585</text:p>
          </table:table-cell>
          <table:table-cell office:value-type="float" office:value="1516578" calcext:value-type="float">
            <text:p>1516578</text:p>
          </table:table-cell>
          <table:table-cell office:value-type="float" office:value="564660" calcext:value-type="float">
            <text:p>564660</text:p>
          </table:table-cell>
          <table:table-cell office:value-type="float" office:value="2178288" calcext:value-type="float">
            <text:p>2178288</text:p>
          </table:table-cell>
          <table:table-cell office:value-type="float" office:value="810940" calcext:value-type="float">
            <text:p>810940</text:p>
          </table:table-cell>
          <table:table-cell office:value-type="float" office:value="1480804" calcext:value-type="float">
            <text:p>1480804</text:p>
          </table:table-cell>
          <table:table-cell office:value-type="float" office:value="551337" calcext:value-type="float">
            <text:p>551337</text:p>
          </table:table-cell>
          <table:table-cell office:value-type="float" office:value="578160" calcext:value-type="float">
            <text:p>578160</text:p>
          </table:table-cell>
          <table:table-cell office:value-type="float" office:value="215534" calcext:value-type="float">
            <text:p>215534</text:p>
          </table:table-cell>
          <table:table-cell office:value-type="float" office:value="660150" calcext:value-type="float">
            <text:p>660150</text:p>
          </table:table-cell>
          <table:table-cell office:value-type="float" office:value="246060" calcext:value-type="float">
            <text:p>246060</text:p>
          </table:table-cell>
          <table:table-cell table:number-columns-repeated="1637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4576" calcext:value-type="float">
            <text:p>544576</text:p>
          </table:table-cell>
          <table:table-cell office:value-type="float" office:value="203255" calcext:value-type="float">
            <text:p>203255</text:p>
          </table:table-cell>
          <table:table-cell office:value-type="float" office:value="1444014" calcext:value-type="float">
            <text:p>1444014</text:p>
          </table:table-cell>
          <table:table-cell office:value-type="float" office:value="537686" calcext:value-type="float">
            <text:p>537686</text:p>
          </table:table-cell>
          <table:table-cell office:value-type="float" office:value="4344011" calcext:value-type="float">
            <text:p>4344011</text:p>
          </table:table-cell>
          <table:table-cell office:value-type="float" office:value="1617087" calcext:value-type="float">
            <text:p>1617087</text:p>
          </table:table-cell>
          <table:table-cell office:value-type="float" office:value="1162438" calcext:value-type="float">
            <text:p>1162438</text:p>
          </table:table-cell>
          <table:table-cell office:value-type="float" office:value="432684" calcext:value-type="float">
            <text:p>432684</text:p>
          </table:table-cell>
          <table:table-cell office:value-type="float" office:value="461752" calcext:value-type="float">
            <text:p>461752</text:p>
          </table:table-cell>
          <table:table-cell office:value-type="float" office:value="171991" calcext:value-type="float">
            <text:p>171991</text:p>
          </table:table-cell>
          <table:table-cell office:value-type="float" office:value="545796" calcext:value-type="float">
            <text:p>545796</text:p>
          </table:table-cell>
          <table:table-cell office:value-type="float" office:value="203257" calcext:value-type="float">
            <text:p>203257</text:p>
          </table:table-cell>
          <table:table-cell table:number-columns-repeated="1637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26280" calcext:value-type="float">
            <text:p>526280</text:p>
          </table:table-cell>
          <table:table-cell office:value-type="float" office:value="196351" calcext:value-type="float">
            <text:p>196351</text:p>
          </table:table-cell>
          <table:table-cell office:value-type="float" office:value="1506674" calcext:value-type="float">
            <text:p>1506674</text:p>
          </table:table-cell>
          <table:table-cell office:value-type="float" office:value="561160" calcext:value-type="float">
            <text:p>561160</text:p>
          </table:table-cell>
          <table:table-cell office:value-type="float" office:value="2218251" calcext:value-type="float">
            <text:p>2218251</text:p>
          </table:table-cell>
          <table:table-cell office:value-type="float" office:value="826286" calcext:value-type="float">
            <text:p>826286</text:p>
          </table:table-cell>
          <table:table-cell office:value-type="float" office:value="1123576" calcext:value-type="float">
            <text:p>1123576</text:p>
          </table:table-cell>
          <table:table-cell office:value-type="float" office:value="418210" calcext:value-type="float">
            <text:p>418210</text:p>
          </table:table-cell>
          <table:table-cell office:value-type="float" office:value="464252" calcext:value-type="float">
            <text:p>464252</text:p>
          </table:table-cell>
          <table:table-cell office:value-type="float" office:value="172893" calcext:value-type="float">
            <text:p>172893</text:p>
          </table:table-cell>
          <table:table-cell office:value-type="float" office:value="548730" calcext:value-type="float">
            <text:p>548730</text:p>
          </table:table-cell>
          <table:table-cell office:value-type="float" office:value="204358" calcext:value-type="float">
            <text:p>204358</text:p>
          </table:table-cell>
          <table:table-cell table:number-columns-repeated="1637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1148" calcext:value-type="float">
            <text:p>431148</text:p>
          </table:table-cell>
          <table:table-cell office:value-type="float" office:value="160758" calcext:value-type="float">
            <text:p>160758</text:p>
          </table:table-cell>
          <table:table-cell office:value-type="float" office:value="1197810" calcext:value-type="float">
            <text:p>1197810</text:p>
          </table:table-cell>
          <table:table-cell office:value-type="float" office:value="445842" calcext:value-type="float">
            <text:p>445842</text:p>
          </table:table-cell>
          <table:table-cell office:value-type="float" office:value="4207726" calcext:value-type="float">
            <text:p>4207726</text:p>
          </table:table-cell>
          <table:table-cell office:value-type="float" office:value="1565529" calcext:value-type="float">
            <text:p>1565529</text:p>
          </table:table-cell>
          <table:table-cell office:value-type="float" office:value="1123422" calcext:value-type="float">
            <text:p>1123422</text:p>
          </table:table-cell>
          <table:table-cell office:value-type="float" office:value="418120" calcext:value-type="float">
            <text:p>418120</text:p>
          </table:table-cell>
          <table:table-cell office:value-type="float" office:value="449322" calcext:value-type="float">
            <text:p>449322</text:p>
          </table:table-cell>
          <table:table-cell office:value-type="float" office:value="167331" calcext:value-type="float">
            <text:p>167331</text:p>
          </table:table-cell>
          <table:table-cell office:value-type="float" office:value="558268" calcext:value-type="float">
            <text:p>558268</text:p>
          </table:table-cell>
          <table:table-cell office:value-type="float" office:value="207907" calcext:value-type="float">
            <text:p>207907</text:p>
          </table:table-cell>
          <table:table-cell table:number-columns-repeated="1637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66426" calcext:value-type="float">
            <text:p>466426</text:p>
          </table:table-cell>
          <table:table-cell office:value-type="float" office:value="173811" calcext:value-type="float">
            <text:p>173811</text:p>
          </table:table-cell>
          <table:table-cell office:value-type="float" office:value="1160700" calcext:value-type="float">
            <text:p>1160700</text:p>
          </table:table-cell>
          <table:table-cell office:value-type="float" office:value="432062" calcext:value-type="float">
            <text:p>432062</text:p>
          </table:table-cell>
          <table:table-cell office:value-type="float" office:value="2184848" calcext:value-type="float">
            <text:p>2184848</text:p>
          </table:table-cell>
          <table:table-cell office:value-type="float" office:value="813020" calcext:value-type="float">
            <text:p>813020</text:p>
          </table:table-cell>
          <table:table-cell office:value-type="float" office:value="1114294" calcext:value-type="float">
            <text:p>1114294</text:p>
          </table:table-cell>
          <table:table-cell office:value-type="float" office:value="414728" calcext:value-type="float">
            <text:p>414728</text:p>
          </table:table-cell>
          <table:table-cell office:value-type="float" office:value="426250" calcext:value-type="float">
            <text:p>426250</text:p>
          </table:table-cell>
          <table:table-cell office:value-type="float" office:value="158752" calcext:value-type="float">
            <text:p>158752</text:p>
          </table:table-cell>
          <table:table-cell office:value-type="float" office:value="520350" calcext:value-type="float">
            <text:p>520350</text:p>
          </table:table-cell>
          <table:table-cell office:value-type="float" office:value="193782" calcext:value-type="float">
            <text:p>193782</text:p>
          </table:table-cell>
          <table:table-cell table:number-columns-repeated="1637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05486" calcext:value-type="float">
            <text:p>505486</text:p>
          </table:table-cell>
          <table:table-cell office:value-type="float" office:value="188611" calcext:value-type="float">
            <text:p>188611</text:p>
          </table:table-cell>
          <table:table-cell office:value-type="float" office:value="1438830" calcext:value-type="float">
            <text:p>1438830</text:p>
          </table:table-cell>
          <table:table-cell office:value-type="float" office:value="535763" calcext:value-type="float">
            <text:p>535763</text:p>
          </table:table-cell>
          <table:table-cell office:value-type="float" office:value="2537292" calcext:value-type="float">
            <text:p>2537292</text:p>
          </table:table-cell>
          <table:table-cell office:value-type="float" office:value="944388" calcext:value-type="float">
            <text:p>944388</text:p>
          </table:table-cell>
          <table:table-cell office:value-type="float" office:value="1327458" calcext:value-type="float">
            <text:p>1327458</text:p>
          </table:table-cell>
          <table:table-cell office:value-type="float" office:value="494259" calcext:value-type="float">
            <text:p>494259</text:p>
          </table:table-cell>
          <table:table-cell office:value-type="float" office:value="525972" calcext:value-type="float">
            <text:p>525972</text:p>
          </table:table-cell>
          <table:table-cell office:value-type="float" office:value="196102" calcext:value-type="float">
            <text:p>196102</text:p>
          </table:table-cell>
          <table:table-cell office:value-type="float" office:value="694082" calcext:value-type="float">
            <text:p>694082</text:p>
          </table:table-cell>
          <table:table-cell office:value-type="float" office:value="259054" calcext:value-type="float">
            <text:p>259054</text:p>
          </table:table-cell>
          <table:table-cell table:number-columns-repeated="1637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5804" calcext:value-type="float">
            <text:p>525804</text:p>
          </table:table-cell>
          <table:table-cell office:value-type="float" office:value="196186" calcext:value-type="float">
            <text:p>196186</text:p>
          </table:table-cell>
          <table:table-cell office:value-type="float" office:value="1373824" calcext:value-type="float">
            <text:p>1373824</text:p>
          </table:table-cell>
          <table:table-cell office:value-type="float" office:value="511504" calcext:value-type="float">
            <text:p>511504</text:p>
          </table:table-cell>
          <table:table-cell office:value-type="float" office:value="6332358" calcext:value-type="float">
            <text:p>6332358</text:p>
          </table:table-cell>
          <table:table-cell office:value-type="float" office:value="2356265" calcext:value-type="float">
            <text:p>2356265</text:p>
          </table:table-cell>
          <table:table-cell office:value-type="float" office:value="1326944" calcext:value-type="float">
            <text:p>1326944</text:p>
          </table:table-cell>
          <table:table-cell office:value-type="float" office:value="494048" calcext:value-type="float">
            <text:p>494048</text:p>
          </table:table-cell>
          <table:table-cell office:value-type="float" office:value="523222" calcext:value-type="float">
            <text:p>523222</text:p>
          </table:table-cell>
          <table:table-cell office:value-type="float" office:value="195387" calcext:value-type="float">
            <text:p>195387</text:p>
          </table:table-cell>
          <table:table-cell office:value-type="float" office:value="625700" calcext:value-type="float">
            <text:p>625700</text:p>
          </table:table-cell>
          <table:table-cell office:value-type="float" office:value="233273" calcext:value-type="float">
            <text:p>233273</text:p>
          </table:table-cell>
          <table:table-cell table:number-columns-repeated="1637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38690" calcext:value-type="float">
            <text:p>538690</text:p>
          </table:table-cell>
          <table:table-cell office:value-type="float" office:value="200989" calcext:value-type="float">
            <text:p>200989</text:p>
          </table:table-cell>
          <table:table-cell office:value-type="float" office:value="1524624" calcext:value-type="float">
            <text:p>1524624</text:p>
          </table:table-cell>
          <table:table-cell office:value-type="float" office:value="567666" calcext:value-type="float">
            <text:p>567666</text:p>
          </table:table-cell>
          <table:table-cell office:value-type="float" office:value="3145439" calcext:value-type="float">
            <text:p>3145439</text:p>
          </table:table-cell>
          <table:table-cell office:value-type="float" office:value="1171119" calcext:value-type="float">
            <text:p>1171119</text:p>
          </table:table-cell>
          <table:table-cell office:value-type="float" office:value="1153716" calcext:value-type="float">
            <text:p>1153716</text:p>
          </table:table-cell>
          <table:table-cell office:value-type="float" office:value="429627" calcext:value-type="float">
            <text:p>429627</text:p>
          </table:table-cell>
          <table:table-cell office:value-type="float" office:value="464706" calcext:value-type="float">
            <text:p>464706</text:p>
          </table:table-cell>
          <table:table-cell office:value-type="float" office:value="173311" calcext:value-type="float">
            <text:p>173311</text:p>
          </table:table-cell>
          <table:table-cell office:value-type="float" office:value="557972" calcext:value-type="float">
            <text:p>557972</text:p>
          </table:table-cell>
          <table:table-cell office:value-type="float" office:value="207816" calcext:value-type="float">
            <text:p>207816</text:p>
          </table:table-cell>
          <table:table-cell table:number-columns-repeated="1637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52126" calcext:value-type="float">
            <text:p>552126</text:p>
          </table:table-cell>
          <table:table-cell office:value-type="float" office:value="205991" calcext:value-type="float">
            <text:p>205991</text:p>
          </table:table-cell>
          <table:table-cell office:value-type="float" office:value="1521068" calcext:value-type="float">
            <text:p>1521068</text:p>
          </table:table-cell>
          <table:table-cell office:value-type="float" office:value="566446" calcext:value-type="float">
            <text:p>566446</text:p>
          </table:table-cell>
          <table:table-cell office:value-type="float" office:value="4316576" calcext:value-type="float">
            <text:p>4316576</text:p>
          </table:table-cell>
          <table:table-cell office:value-type="float" office:value="1607169" calcext:value-type="float">
            <text:p>1607169</text:p>
          </table:table-cell>
          <table:table-cell office:value-type="float" office:value="1421018" calcext:value-type="float">
            <text:p>1421018</text:p>
          </table:table-cell>
          <table:table-cell office:value-type="float" office:value="529113" calcext:value-type="float">
            <text:p>529113</text:p>
          </table:table-cell>
          <table:table-cell office:value-type="float" office:value="547896" calcext:value-type="float">
            <text:p>547896</text:p>
          </table:table-cell>
          <table:table-cell office:value-type="float" office:value="204279" calcext:value-type="float">
            <text:p>204279</text:p>
          </table:table-cell>
          <table:table-cell office:value-type="float" office:value="657686" calcext:value-type="float">
            <text:p>657686</text:p>
          </table:table-cell>
          <table:table-cell office:value-type="float" office:value="245155" calcext:value-type="float">
            <text:p>245155</text:p>
          </table:table-cell>
          <table:table-cell table:number-columns-repeated="1637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53048" calcext:value-type="float">
            <text:p>553048</text:p>
          </table:table-cell>
          <table:table-cell office:value-type="float" office:value="206424" calcext:value-type="float">
            <text:p>206424</text:p>
          </table:table-cell>
          <table:table-cell office:value-type="float" office:value="1508712" calcext:value-type="float">
            <text:p>1508712</text:p>
          </table:table-cell>
          <table:table-cell office:value-type="float" office:value="561708" calcext:value-type="float">
            <text:p>561708</text:p>
          </table:table-cell>
          <table:table-cell office:value-type="float" office:value="3168503" calcext:value-type="float">
            <text:p>3168503</text:p>
          </table:table-cell>
          <table:table-cell office:value-type="float" office:value="1179898" calcext:value-type="float">
            <text:p>1179898</text:p>
          </table:table-cell>
          <table:table-cell office:value-type="float" office:value="1209862" calcext:value-type="float">
            <text:p>1209862</text:p>
          </table:table-cell>
          <table:table-cell office:value-type="float" office:value="450561" calcext:value-type="float">
            <text:p>450561</text:p>
          </table:table-cell>
          <table:table-cell office:value-type="float" office:value="488362" calcext:value-type="float">
            <text:p>488362</text:p>
          </table:table-cell>
          <table:table-cell office:value-type="float" office:value="181877" calcext:value-type="float">
            <text:p>181877</text:p>
          </table:table-cell>
          <table:table-cell office:value-type="float" office:value="577118" calcext:value-type="float">
            <text:p>577118</text:p>
          </table:table-cell>
          <table:table-cell office:value-type="float" office:value="214897" calcext:value-type="float">
            <text:p>214897</text:p>
          </table:table-cell>
          <table:table-cell table:number-columns-repeated="1637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8748" calcext:value-type="float">
            <text:p>528748</text:p>
          </table:table-cell>
          <table:table-cell office:value-type="float" office:value="197260" calcext:value-type="float">
            <text:p>197260</text:p>
          </table:table-cell>
          <table:table-cell office:value-type="float" office:value="1469258" calcext:value-type="float">
            <text:p>1469258</text:p>
          </table:table-cell>
          <table:table-cell office:value-type="float" office:value="547068" calcext:value-type="float">
            <text:p>547068</text:p>
          </table:table-cell>
          <table:table-cell office:value-type="float" office:value="2063102" calcext:value-type="float">
            <text:p>2063102</text:p>
          </table:table-cell>
          <table:table-cell office:value-type="float" office:value="768007" calcext:value-type="float">
            <text:p>768007</text:p>
          </table:table-cell>
          <table:table-cell office:value-type="float" office:value="1394530" calcext:value-type="float">
            <text:p>1394530</text:p>
          </table:table-cell>
          <table:table-cell office:value-type="float" office:value="519216" calcext:value-type="float">
            <text:p>519216</text:p>
          </table:table-cell>
          <table:table-cell office:value-type="float" office:value="555360" calcext:value-type="float">
            <text:p>555360</text:p>
          </table:table-cell>
          <table:table-cell office:value-type="float" office:value="207028" calcext:value-type="float">
            <text:p>207028</text:p>
          </table:table-cell>
          <table:table-cell office:value-type="float" office:value="587166" calcext:value-type="float">
            <text:p>587166</text:p>
          </table:table-cell>
          <table:table-cell office:value-type="float" office:value="218680" calcext:value-type="float">
            <text:p>218680</text:p>
          </table:table-cell>
          <table:table-cell table:number-columns-repeated="1637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8382" calcext:value-type="float">
            <text:p>558382</text:p>
          </table:table-cell>
          <table:table-cell office:value-type="float" office:value="208339" calcext:value-type="float">
            <text:p>208339</text:p>
          </table:table-cell>
          <table:table-cell office:value-type="float" office:value="1520056" calcext:value-type="float">
            <text:p>1520056</text:p>
          </table:table-cell>
          <table:table-cell office:value-type="float" office:value="565961" calcext:value-type="float">
            <text:p>565961</text:p>
          </table:table-cell>
          <table:table-cell office:value-type="float" office:value="2168728" calcext:value-type="float">
            <text:p>2168728</text:p>
          </table:table-cell>
          <table:table-cell office:value-type="float" office:value="807849" calcext:value-type="float">
            <text:p>807849</text:p>
          </table:table-cell>
          <table:table-cell office:value-type="float" office:value="1483516" calcext:value-type="float">
            <text:p>1483516</text:p>
          </table:table-cell>
          <table:table-cell office:value-type="float" office:value="552342" calcext:value-type="float">
            <text:p>552342</text:p>
          </table:table-cell>
          <table:table-cell office:value-type="float" office:value="581796" calcext:value-type="float">
            <text:p>581796</text:p>
          </table:table-cell>
          <table:table-cell office:value-type="float" office:value="217296" calcext:value-type="float">
            <text:p>217296</text:p>
          </table:table-cell>
          <table:table-cell office:value-type="float" office:value="661874" calcext:value-type="float">
            <text:p>661874</text:p>
          </table:table-cell>
          <table:table-cell office:value-type="float" office:value="246746" calcext:value-type="float">
            <text:p>246746</text:p>
          </table:table-cell>
          <table:table-cell table:number-columns-repeated="1637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0038" calcext:value-type="float">
            <text:p>470038</text:p>
          </table:table-cell>
          <table:table-cell office:value-type="float" office:value="175218" calcext:value-type="float">
            <text:p>175218</text:p>
          </table:table-cell>
          <table:table-cell office:value-type="float" office:value="1253780" calcext:value-type="float">
            <text:p>1253780</text:p>
          </table:table-cell>
          <table:table-cell office:value-type="float" office:value="466710" calcext:value-type="float">
            <text:p>466710</text:p>
          </table:table-cell>
          <table:table-cell office:value-type="float" office:value="2226422" calcext:value-type="float">
            <text:p>2226422</text:p>
          </table:table-cell>
          <table:table-cell office:value-type="float" office:value="828495" calcext:value-type="float">
            <text:p>828495</text:p>
          </table:table-cell>
          <table:table-cell office:value-type="float" office:value="1177338" calcext:value-type="float">
            <text:p>1177338</text:p>
          </table:table-cell>
          <table:table-cell office:value-type="float" office:value="438192" calcext:value-type="float">
            <text:p>438192</text:p>
          </table:table-cell>
          <table:table-cell office:value-type="float" office:value="449930" calcext:value-type="float">
            <text:p>449930</text:p>
          </table:table-cell>
          <table:table-cell office:value-type="float" office:value="167573" calcext:value-type="float">
            <text:p>167573</text:p>
          </table:table-cell>
          <table:table-cell office:value-type="float" office:value="541380" calcext:value-type="float">
            <text:p>541380</text:p>
          </table:table-cell>
          <table:table-cell office:value-type="float" office:value="201632" calcext:value-type="float">
            <text:p>201632</text:p>
          </table:table-cell>
          <table:table-cell table:number-columns-repeated="1637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28006" calcext:value-type="float">
            <text:p>528006</text:p>
          </table:table-cell>
          <table:table-cell office:value-type="float" office:value="197618" calcext:value-type="float">
            <text:p>197618</text:p>
          </table:table-cell>
          <table:table-cell office:value-type="float" office:value="1466672" calcext:value-type="float">
            <text:p>1466672</text:p>
          </table:table-cell>
          <table:table-cell office:value-type="float" office:value="546126" calcext:value-type="float">
            <text:p>546126</text:p>
          </table:table-cell>
          <table:table-cell office:value-type="float" office:value="2670454" calcext:value-type="float">
            <text:p>2670454</text:p>
          </table:table-cell>
          <table:table-cell office:value-type="float" office:value="993980" calcext:value-type="float">
            <text:p>993980</text:p>
          </table:table-cell>
          <table:table-cell office:value-type="float" office:value="1394136" calcext:value-type="float">
            <text:p>1394136</text:p>
          </table:table-cell>
          <table:table-cell office:value-type="float" office:value="519060" calcext:value-type="float">
            <text:p>519060</text:p>
          </table:table-cell>
          <table:table-cell office:value-type="float" office:value="566876" calcext:value-type="float">
            <text:p>566876</text:p>
          </table:table-cell>
          <table:table-cell office:value-type="float" office:value="211452" calcext:value-type="float">
            <text:p>211452</text:p>
          </table:table-cell>
          <table:table-cell office:value-type="float" office:value="549150" calcext:value-type="float">
            <text:p>549150</text:p>
          </table:table-cell>
          <table:table-cell office:value-type="float" office:value="204760" calcext:value-type="float">
            <text:p>204760</text:p>
          </table:table-cell>
          <table:table-cell table:number-columns-repeated="1637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25070" calcext:value-type="float">
            <text:p>525070</text:p>
          </table:table-cell>
          <table:table-cell office:value-type="float" office:value="195958" calcext:value-type="float">
            <text:p>195958</text:p>
          </table:table-cell>
          <table:table-cell office:value-type="float" office:value="1444610" calcext:value-type="float">
            <text:p>1444610</text:p>
          </table:table-cell>
          <table:table-cell office:value-type="float" office:value="538938" calcext:value-type="float">
            <text:p>538938</text:p>
          </table:table-cell>
          <table:table-cell office:value-type="float" office:value="4245584" calcext:value-type="float">
            <text:p>4245584</text:p>
          </table:table-cell>
          <table:table-cell office:value-type="float" office:value="1579892" calcext:value-type="float">
            <text:p>1579892</text:p>
          </table:table-cell>
          <table:table-cell office:value-type="float" office:value="1458012" calcext:value-type="float">
            <text:p>1458012</text:p>
          </table:table-cell>
          <table:table-cell office:value-type="float" office:value="542893" calcext:value-type="float">
            <text:p>542893</text:p>
          </table:table-cell>
          <table:table-cell office:value-type="float" office:value="551308" calcext:value-type="float">
            <text:p>551308</text:p>
          </table:table-cell>
          <table:table-cell office:value-type="float" office:value="205525" calcext:value-type="float">
            <text:p>205525</text:p>
          </table:table-cell>
          <table:table-cell office:value-type="float" office:value="659894" calcext:value-type="float">
            <text:p>659894</text:p>
          </table:table-cell>
          <table:table-cell office:value-type="float" office:value="245993" calcext:value-type="float">
            <text:p>245993</text:p>
          </table:table-cell>
          <table:table-cell table:number-columns-repeated="1637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21934" calcext:value-type="float">
            <text:p>521934</text:p>
          </table:table-cell>
          <table:table-cell office:value-type="float" office:value="194756" calcext:value-type="float">
            <text:p>194756</text:p>
          </table:table-cell>
          <table:table-cell office:value-type="float" office:value="1654017" calcext:value-type="float">
            <text:p>1654017</text:p>
          </table:table-cell>
          <table:table-cell office:value-type="float" office:value="616389" calcext:value-type="float">
            <text:p>616389</text:p>
          </table:table-cell>
          <table:table-cell office:value-type="float" office:value="1644058" calcext:value-type="float">
            <text:p>1644058</text:p>
          </table:table-cell>
          <table:table-cell office:value-type="float" office:value="612056" calcext:value-type="float">
            <text:p>612056</text:p>
          </table:table-cell>
          <table:table-cell office:value-type="float" office:value="1181512" calcext:value-type="float">
            <text:p>1181512</text:p>
          </table:table-cell>
          <table:table-cell office:value-type="float" office:value="439820" calcext:value-type="float">
            <text:p>439820</text:p>
          </table:table-cell>
          <table:table-cell office:value-type="float" office:value="461734" calcext:value-type="float">
            <text:p>461734</text:p>
          </table:table-cell>
          <table:table-cell office:value-type="float" office:value="171950" calcext:value-type="float">
            <text:p>171950</text:p>
          </table:table-cell>
          <table:table-cell office:value-type="float" office:value="545210" calcext:value-type="float">
            <text:p>545210</text:p>
          </table:table-cell>
          <table:table-cell office:value-type="float" office:value="203057" calcext:value-type="float">
            <text:p>203057</text:p>
          </table:table-cell>
          <table:table-cell table:number-columns-repeated="1637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22744" calcext:value-type="float">
            <text:p>522744</text:p>
          </table:table-cell>
          <table:table-cell office:value-type="float" office:value="195031" calcext:value-type="float">
            <text:p>195031</text:p>
          </table:table-cell>
          <table:table-cell office:value-type="float" office:value="1476104" calcext:value-type="float">
            <text:p>1476104</text:p>
          </table:table-cell>
          <table:table-cell office:value-type="float" office:value="549688" calcext:value-type="float">
            <text:p>549688</text:p>
          </table:table-cell>
          <table:table-cell office:value-type="float" office:value="2048200" calcext:value-type="float">
            <text:p>2048200</text:p>
          </table:table-cell>
          <table:table-cell office:value-type="float" office:value="762439" calcext:value-type="float">
            <text:p>762439</text:p>
          </table:table-cell>
          <table:table-cell office:value-type="float" office:value="1408898" calcext:value-type="float">
            <text:p>1408898</text:p>
          </table:table-cell>
          <table:table-cell office:value-type="float" office:value="524600" calcext:value-type="float">
            <text:p>524600</text:p>
          </table:table-cell>
          <table:table-cell office:value-type="float" office:value="550380" calcext:value-type="float">
            <text:p>550380</text:p>
          </table:table-cell>
          <table:table-cell office:value-type="float" office:value="205177" calcext:value-type="float">
            <text:p>205177</text:p>
          </table:table-cell>
          <table:table-cell office:value-type="float" office:value="658038" calcext:value-type="float">
            <text:p>658038</text:p>
          </table:table-cell>
          <table:table-cell office:value-type="float" office:value="245324" calcext:value-type="float">
            <text:p>245324</text:p>
          </table:table-cell>
          <table:table-cell table:number-columns-repeated="1637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1496" calcext:value-type="float">
            <text:p>431496</text:p>
          </table:table-cell>
          <table:table-cell office:value-type="float" office:value="160808" calcext:value-type="float">
            <text:p>160808</text:p>
          </table:table-cell>
          <table:table-cell office:value-type="float" office:value="1273650" calcext:value-type="float">
            <text:p>1273650</text:p>
          </table:table-cell>
          <table:table-cell office:value-type="float" office:value="474362" calcext:value-type="float">
            <text:p>474362</text:p>
          </table:table-cell>
          <table:table-cell office:value-type="float" office:value="2761064" calcext:value-type="float">
            <text:p>2761064</text:p>
          </table:table-cell>
          <table:table-cell office:value-type="float" office:value="1027439" calcext:value-type="float">
            <text:p>1027439</text:p>
          </table:table-cell>
          <table:table-cell office:value-type="float" office:value="1113834" calcext:value-type="float">
            <text:p>1113834</text:p>
          </table:table-cell>
          <table:table-cell office:value-type="float" office:value="414560" calcext:value-type="float">
            <text:p>414560</text:p>
          </table:table-cell>
          <table:table-cell office:value-type="float" office:value="450274" calcext:value-type="float">
            <text:p>450274</text:p>
          </table:table-cell>
          <table:table-cell office:value-type="float" office:value="167691" calcext:value-type="float">
            <text:p>167691</text:p>
          </table:table-cell>
          <table:table-cell office:value-type="float" office:value="548582" calcext:value-type="float">
            <text:p>548582</text:p>
          </table:table-cell>
          <table:table-cell office:value-type="float" office:value="204298" calcext:value-type="float">
            <text:p>204298</text:p>
          </table:table-cell>
          <table:table-cell table:number-columns-repeated="1637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53166" calcext:value-type="float">
            <text:p>553166</text:p>
          </table:table-cell>
          <table:table-cell office:value-type="float" office:value="206415" calcext:value-type="float">
            <text:p>206415</text:p>
          </table:table-cell>
          <table:table-cell office:value-type="float" office:value="1530684" calcext:value-type="float">
            <text:p>1530684</text:p>
          </table:table-cell>
          <table:table-cell office:value-type="float" office:value="570020" calcext:value-type="float">
            <text:p>570020</text:p>
          </table:table-cell>
          <table:table-cell office:value-type="float" office:value="8156072" calcext:value-type="float">
            <text:p>8156072</text:p>
          </table:table-cell>
          <table:table-cell office:value-type="float" office:value="3034771" calcext:value-type="float">
            <text:p>3034771</text:p>
          </table:table-cell>
          <table:table-cell office:value-type="float" office:value="1393848" calcext:value-type="float">
            <text:p>1393848</text:p>
          </table:table-cell>
          <table:table-cell office:value-type="float" office:value="518983" calcext:value-type="float">
            <text:p>518983</text:p>
          </table:table-cell>
          <table:table-cell office:value-type="float" office:value="787393" calcext:value-type="float">
            <text:p>787393</text:p>
          </table:table-cell>
          <table:table-cell office:value-type="float" office:value="293963" calcext:value-type="float">
            <text:p>293963</text:p>
          </table:table-cell>
          <table:table-cell office:value-type="float" office:value="598224" calcext:value-type="float">
            <text:p>598224</text:p>
          </table:table-cell>
          <table:table-cell office:value-type="float" office:value="222869" calcext:value-type="float">
            <text:p>222869</text:p>
          </table:table-cell>
          <table:table-cell table:number-columns-repeated="1637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28948" calcext:value-type="float">
            <text:p>528948</text:p>
          </table:table-cell>
          <table:table-cell office:value-type="float" office:value="197398" calcext:value-type="float">
            <text:p>197398</text:p>
          </table:table-cell>
          <table:table-cell office:value-type="float" office:value="1438212" calcext:value-type="float">
            <text:p>1438212</text:p>
          </table:table-cell>
          <table:table-cell office:value-type="float" office:value="535460" calcext:value-type="float">
            <text:p>535460</text:p>
          </table:table-cell>
          <table:table-cell office:value-type="float" office:value="5170428" calcext:value-type="float">
            <text:p>5170428</text:p>
          </table:table-cell>
          <table:table-cell office:value-type="float" office:value="1924049" calcext:value-type="float">
            <text:p>1924049</text:p>
          </table:table-cell>
          <table:table-cell office:value-type="float" office:value="1404494" calcext:value-type="float">
            <text:p>1404494</text:p>
          </table:table-cell>
          <table:table-cell office:value-type="float" office:value="522933" calcext:value-type="float">
            <text:p>522933</text:p>
          </table:table-cell>
          <table:table-cell office:value-type="float" office:value="551478" calcext:value-type="float">
            <text:p>551478</text:p>
          </table:table-cell>
          <table:table-cell office:value-type="float" office:value="205586" calcext:value-type="float">
            <text:p>205586</text:p>
          </table:table-cell>
          <table:table-cell office:value-type="float" office:value="650526" calcext:value-type="float">
            <text:p>650526</text:p>
          </table:table-cell>
          <table:table-cell office:value-type="float" office:value="242467" calcext:value-type="float">
            <text:p>242467</text:p>
          </table:table-cell>
          <table:table-cell table:number-columns-repeated="1637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0922" calcext:value-type="float">
            <text:p>450922</text:p>
          </table:table-cell>
          <table:table-cell office:value-type="float" office:value="168074" calcext:value-type="float">
            <text:p>168074</text:p>
          </table:table-cell>
          <table:table-cell office:value-type="float" office:value="1208086" calcext:value-type="float">
            <text:p>1208086</text:p>
          </table:table-cell>
          <table:table-cell office:value-type="float" office:value="449801" calcext:value-type="float">
            <text:p>449801</text:p>
          </table:table-cell>
          <table:table-cell office:value-type="float" office:value="2821034" calcext:value-type="float">
            <text:p>2821034</text:p>
          </table:table-cell>
          <table:table-cell office:value-type="float" office:value="1049681" calcext:value-type="float">
            <text:p>1049681</text:p>
          </table:table-cell>
          <table:table-cell office:value-type="float" office:value="1178750" calcext:value-type="float">
            <text:p>1178750</text:p>
          </table:table-cell>
          <table:table-cell office:value-type="float" office:value="438771" calcext:value-type="float">
            <text:p>438771</text:p>
          </table:table-cell>
          <table:table-cell office:value-type="float" office:value="464574" calcext:value-type="float">
            <text:p>464574</text:p>
          </table:table-cell>
          <table:table-cell office:value-type="float" office:value="173025" calcext:value-type="float">
            <text:p>173025</text:p>
          </table:table-cell>
          <table:table-cell office:value-type="float" office:value="548640" calcext:value-type="float">
            <text:p>548640</text:p>
          </table:table-cell>
          <table:table-cell office:value-type="float" office:value="204351" calcext:value-type="float">
            <text:p>204351</text:p>
          </table:table-cell>
          <table:table-cell table:number-columns-repeated="1637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26690" calcext:value-type="float">
            <text:p>526690</text:p>
          </table:table-cell>
          <table:table-cell office:value-type="float" office:value="196518" calcext:value-type="float">
            <text:p>196518</text:p>
          </table:table-cell>
          <table:table-cell office:value-type="float" office:value="1479908" calcext:value-type="float">
            <text:p>1479908</text:p>
          </table:table-cell>
          <table:table-cell office:value-type="float" office:value="550995" calcext:value-type="float">
            <text:p>550995</text:p>
          </table:table-cell>
          <table:table-cell office:value-type="float" office:value="2648230" calcext:value-type="float">
            <text:p>2648230</text:p>
          </table:table-cell>
          <table:table-cell office:value-type="float" office:value="985647" calcext:value-type="float">
            <text:p>985647</text:p>
          </table:table-cell>
          <table:table-cell office:value-type="float" office:value="1393668" calcext:value-type="float">
            <text:p>1393668</text:p>
          </table:table-cell>
          <table:table-cell office:value-type="float" office:value="518938" calcext:value-type="float">
            <text:p>518938</text:p>
          </table:table-cell>
          <table:table-cell office:value-type="float" office:value="551146" calcext:value-type="float">
            <text:p>551146</text:p>
          </table:table-cell>
          <table:table-cell office:value-type="float" office:value="205460" calcext:value-type="float">
            <text:p>205460</text:p>
          </table:table-cell>
          <table:table-cell office:value-type="float" office:value="604738" calcext:value-type="float">
            <text:p>604738</text:p>
          </table:table-cell>
          <table:table-cell office:value-type="float" office:value="225228" calcext:value-type="float">
            <text:p>225228</text:p>
          </table:table-cell>
          <table:table-cell table:number-columns-repeated="1637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20939" calcext:value-type="float">
            <text:p>720939</text:p>
          </table:table-cell>
          <table:table-cell office:value-type="float" office:value="269368" calcext:value-type="float">
            <text:p>269368</text:p>
          </table:table-cell>
          <table:table-cell office:value-type="float" office:value="1187708" calcext:value-type="float">
            <text:p>1187708</text:p>
          </table:table-cell>
          <table:table-cell office:value-type="float" office:value="442107" calcext:value-type="float">
            <text:p>442107</text:p>
          </table:table-cell>
          <table:table-cell office:value-type="float" office:value="5513240" calcext:value-type="float">
            <text:p>5513240</text:p>
          </table:table-cell>
          <table:table-cell office:value-type="float" office:value="2051202" calcext:value-type="float">
            <text:p>2051202</text:p>
          </table:table-cell>
          <table:table-cell office:value-type="float" office:value="1127000" calcext:value-type="float">
            <text:p>1127000</text:p>
          </table:table-cell>
          <table:table-cell office:value-type="float" office:value="419458" calcext:value-type="float">
            <text:p>419458</text:p>
          </table:table-cell>
          <table:table-cell office:value-type="float" office:value="458652" calcext:value-type="float">
            <text:p>458652</text:p>
          </table:table-cell>
          <table:table-cell office:value-type="float" office:value="170856" calcext:value-type="float">
            <text:p>170856</text:p>
          </table:table-cell>
          <table:table-cell office:value-type="float" office:value="543014" calcext:value-type="float">
            <text:p>543014</text:p>
          </table:table-cell>
          <table:table-cell office:value-type="float" office:value="202205" calcext:value-type="float">
            <text:p>202205</text:p>
          </table:table-cell>
          <table:table-cell table:number-columns-repeated="1637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7506" calcext:value-type="float">
            <text:p>437506</text:p>
          </table:table-cell>
          <table:table-cell office:value-type="float" office:value="163839" calcext:value-type="float">
            <text:p>163839</text:p>
          </table:table-cell>
          <table:table-cell office:value-type="float" office:value="1147580" calcext:value-type="float">
            <text:p>1147580</text:p>
          </table:table-cell>
          <table:table-cell office:value-type="float" office:value="427194" calcext:value-type="float">
            <text:p>427194</text:p>
          </table:table-cell>
          <table:table-cell office:value-type="float" office:value="4204438" calcext:value-type="float">
            <text:p>4204438</text:p>
          </table:table-cell>
          <table:table-cell office:value-type="float" office:value="1564344" calcext:value-type="float">
            <text:p>1564344</text:p>
          </table:table-cell>
          <table:table-cell office:value-type="float" office:value="1144534" calcext:value-type="float">
            <text:p>1144534</text:p>
          </table:table-cell>
          <table:table-cell office:value-type="float" office:value="425994" calcext:value-type="float">
            <text:p>425994</text:p>
          </table:table-cell>
          <table:table-cell office:value-type="float" office:value="449714" calcext:value-type="float">
            <text:p>449714</text:p>
          </table:table-cell>
          <table:table-cell office:value-type="float" office:value="167535" calcext:value-type="float">
            <text:p>167535</text:p>
          </table:table-cell>
          <table:table-cell office:value-type="float" office:value="536362" calcext:value-type="float">
            <text:p>536362</text:p>
          </table:table-cell>
          <table:table-cell office:value-type="float" office:value="199780" calcext:value-type="float">
            <text:p>199780</text:p>
          </table:table-cell>
          <table:table-cell table:number-columns-repeated="1637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55012" calcext:value-type="float">
            <text:p>555012</text:p>
          </table:table-cell>
          <table:table-cell office:value-type="float" office:value="207068" calcext:value-type="float">
            <text:p>207068</text:p>
          </table:table-cell>
          <table:table-cell office:value-type="float" office:value="1446814" calcext:value-type="float">
            <text:p>1446814</text:p>
          </table:table-cell>
          <table:table-cell office:value-type="float" office:value="538716" calcext:value-type="float">
            <text:p>538716</text:p>
          </table:table-cell>
          <table:table-cell office:value-type="float" office:value="3140220" calcext:value-type="float">
            <text:p>3140220</text:p>
          </table:table-cell>
          <table:table-cell office:value-type="float" office:value="1168787" calcext:value-type="float">
            <text:p>1168787</text:p>
          </table:table-cell>
          <table:table-cell office:value-type="float" office:value="1380302" calcext:value-type="float">
            <text:p>1380302</text:p>
          </table:table-cell>
          <table:table-cell office:value-type="float" office:value="513959" calcext:value-type="float">
            <text:p>513959</text:p>
          </table:table-cell>
          <table:table-cell office:value-type="float" office:value="525454" calcext:value-type="float">
            <text:p>525454</text:p>
          </table:table-cell>
          <table:table-cell office:value-type="float" office:value="195889" calcext:value-type="float">
            <text:p>195889</text:p>
          </table:table-cell>
          <table:table-cell office:value-type="float" office:value="532464" calcext:value-type="float">
            <text:p>532464</text:p>
          </table:table-cell>
          <table:table-cell office:value-type="float" office:value="198298" calcext:value-type="float">
            <text:p>198298</text:p>
          </table:table-cell>
          <table:table-cell table:number-columns-repeated="1637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17532" calcext:value-type="float">
            <text:p>517532</text:p>
          </table:table-cell>
          <table:table-cell office:value-type="float" office:value="193098" calcext:value-type="float">
            <text:p>193098</text:p>
          </table:table-cell>
          <table:table-cell office:value-type="float" office:value="1445206" calcext:value-type="float">
            <text:p>1445206</text:p>
          </table:table-cell>
          <table:table-cell office:value-type="float" office:value="538141" calcext:value-type="float">
            <text:p>538141</text:p>
          </table:table-cell>
          <table:table-cell office:value-type="float" office:value="2058782" calcext:value-type="float">
            <text:p>2058782</text:p>
          </table:table-cell>
          <table:table-cell office:value-type="float" office:value="766432" calcext:value-type="float">
            <text:p>766432</text:p>
          </table:table-cell>
          <table:table-cell office:value-type="float" office:value="1396734" calcext:value-type="float">
            <text:p>1396734</text:p>
          </table:table-cell>
          <table:table-cell office:value-type="float" office:value="520051" calcext:value-type="float">
            <text:p>520051</text:p>
          </table:table-cell>
          <table:table-cell office:value-type="float" office:value="547518" calcext:value-type="float">
            <text:p>547518</text:p>
          </table:table-cell>
          <table:table-cell office:value-type="float" office:value="204106" calcext:value-type="float">
            <text:p>204106</text:p>
          </table:table-cell>
          <table:table-cell office:value-type="float" office:value="630290" calcext:value-type="float">
            <text:p>630290</text:p>
          </table:table-cell>
          <table:table-cell office:value-type="float" office:value="234934" calcext:value-type="float">
            <text:p>234934</text:p>
          </table:table-cell>
          <table:table-cell table:number-columns-repeated="1637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99850" calcext:value-type="float">
            <text:p>499850</text:p>
          </table:table-cell>
          <table:table-cell office:value-type="float" office:value="186518" calcext:value-type="float">
            <text:p>186518</text:p>
          </table:table-cell>
          <table:table-cell office:value-type="float" office:value="1383262" calcext:value-type="float">
            <text:p>1383262</text:p>
          </table:table-cell>
          <table:table-cell office:value-type="float" office:value="515092" calcext:value-type="float">
            <text:p>515092</text:p>
          </table:table-cell>
          <table:table-cell office:value-type="float" office:value="2993305" calcext:value-type="float">
            <text:p>2993305</text:p>
          </table:table-cell>
          <table:table-cell office:value-type="float" office:value="1114419" calcext:value-type="float">
            <text:p>1114419</text:p>
          </table:table-cell>
          <table:table-cell office:value-type="float" office:value="1109984" calcext:value-type="float">
            <text:p>1109984</text:p>
          </table:table-cell>
          <table:table-cell office:value-type="float" office:value="413227" calcext:value-type="float">
            <text:p>413227</text:p>
          </table:table-cell>
          <table:table-cell office:value-type="float" office:value="454590" calcext:value-type="float">
            <text:p>454590</text:p>
          </table:table-cell>
          <table:table-cell office:value-type="float" office:value="169369" calcext:value-type="float">
            <text:p>169369</text:p>
          </table:table-cell>
          <table:table-cell office:value-type="float" office:value="518500" calcext:value-type="float">
            <text:p>518500</text:p>
          </table:table-cell>
          <table:table-cell office:value-type="float" office:value="193108" calcext:value-type="float">
            <text:p>193108</text:p>
          </table:table-cell>
          <table:table-cell table:number-columns-repeated="1637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3126" calcext:value-type="float">
            <text:p>423126</text:p>
          </table:table-cell>
          <table:table-cell office:value-type="float" office:value="157658" calcext:value-type="float">
            <text:p>157658</text:p>
          </table:table-cell>
          <table:table-cell office:value-type="float" office:value="1142586" calcext:value-type="float">
            <text:p>1142586</text:p>
          </table:table-cell>
          <table:table-cell office:value-type="float" office:value="425419" calcext:value-type="float">
            <text:p>425419</text:p>
          </table:table-cell>
          <table:table-cell office:value-type="float" office:value="4062100" calcext:value-type="float">
            <text:p>4062100</text:p>
          </table:table-cell>
          <table:table-cell office:value-type="float" office:value="1511321" calcext:value-type="float">
            <text:p>1511321</text:p>
          </table:table-cell>
          <table:table-cell office:value-type="float" office:value="1126720" calcext:value-type="float">
            <text:p>1126720</text:p>
          </table:table-cell>
          <table:table-cell office:value-type="float" office:value="419350" calcext:value-type="float">
            <text:p>419350</text:p>
          </table:table-cell>
          <table:table-cell office:value-type="float" office:value="444828" calcext:value-type="float">
            <text:p>444828</text:p>
          </table:table-cell>
          <table:table-cell office:value-type="float" office:value="165665" calcext:value-type="float">
            <text:p>165665</text:p>
          </table:table-cell>
          <table:table-cell office:value-type="float" office:value="548212" calcext:value-type="float">
            <text:p>548212</text:p>
          </table:table-cell>
          <table:table-cell office:value-type="float" office:value="204168" calcext:value-type="float">
            <text:p>204168</text:p>
          </table:table-cell>
          <table:table-cell table:number-columns-repeated="1637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9236" calcext:value-type="float">
            <text:p>489236</text:p>
          </table:table-cell>
          <table:table-cell office:value-type="float" office:value="182330" calcext:value-type="float">
            <text:p>182330</text:p>
          </table:table-cell>
          <table:table-cell office:value-type="float" office:value="1224394" calcext:value-type="float">
            <text:p>1224394</text:p>
          </table:table-cell>
          <table:table-cell office:value-type="float" office:value="455906" calcext:value-type="float">
            <text:p>455906</text:p>
          </table:table-cell>
          <table:table-cell office:value-type="float" office:value="6970658" calcext:value-type="float">
            <text:p>6970658</text:p>
          </table:table-cell>
          <table:table-cell office:value-type="float" office:value="2593384" calcext:value-type="float">
            <text:p>2593384</text:p>
          </table:table-cell>
          <table:table-cell office:value-type="float" office:value="1112376" calcext:value-type="float">
            <text:p>1112376</text:p>
          </table:table-cell>
          <table:table-cell office:value-type="float" office:value="414006" calcext:value-type="float">
            <text:p>414006</text:p>
          </table:table-cell>
          <table:table-cell office:value-type="float" office:value="445188" calcext:value-type="float">
            <text:p>445188</text:p>
          </table:table-cell>
          <table:table-cell office:value-type="float" office:value="165822" calcext:value-type="float">
            <text:p>165822</text:p>
          </table:table-cell>
          <table:table-cell office:value-type="float" office:value="537964" calcext:value-type="float">
            <text:p>537964</text:p>
          </table:table-cell>
          <table:table-cell office:value-type="float" office:value="200341" calcext:value-type="float">
            <text:p>200341</text:p>
          </table:table-cell>
          <table:table-cell table:number-columns-repeated="1637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30240" calcext:value-type="float">
            <text:p>430240</text:p>
          </table:table-cell>
          <table:table-cell office:value-type="float" office:value="160316" calcext:value-type="float">
            <text:p>160316</text:p>
          </table:table-cell>
          <table:table-cell office:value-type="float" office:value="1176926" calcext:value-type="float">
            <text:p>1176926</text:p>
          </table:table-cell>
          <table:table-cell office:value-type="float" office:value="438216" calcext:value-type="float">
            <text:p>438216</text:p>
          </table:table-cell>
          <table:table-cell office:value-type="float" office:value="6097924" calcext:value-type="float">
            <text:p>6097924</text:p>
          </table:table-cell>
          <table:table-cell office:value-type="float" office:value="2268704" calcext:value-type="float">
            <text:p>2268704</text:p>
          </table:table-cell>
          <table:table-cell office:value-type="float" office:value="1133550" calcext:value-type="float">
            <text:p>1133550</text:p>
          </table:table-cell>
          <table:table-cell office:value-type="float" office:value="421886" calcext:value-type="float">
            <text:p>421886</text:p>
          </table:table-cell>
          <table:table-cell office:value-type="float" office:value="439510" calcext:value-type="float">
            <text:p>439510</text:p>
          </table:table-cell>
          <table:table-cell office:value-type="float" office:value="163685" calcext:value-type="float">
            <text:p>163685</text:p>
          </table:table-cell>
          <table:table-cell office:value-type="float" office:value="549028" calcext:value-type="float">
            <text:p>549028</text:p>
          </table:table-cell>
          <table:table-cell office:value-type="float" office:value="204469" calcext:value-type="float">
            <text:p>204469</text:p>
          </table:table-cell>
          <table:table-cell table:number-columns-repeated="1637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17822" calcext:value-type="float">
            <text:p>417822</text:p>
          </table:table-cell>
          <table:table-cell office:value-type="float" office:value="155693" calcext:value-type="float">
            <text:p>155693</text:p>
          </table:table-cell>
          <table:table-cell office:value-type="float" office:value="1095002" calcext:value-type="float">
            <text:p>1095002</text:p>
          </table:table-cell>
          <table:table-cell office:value-type="float" office:value="407866" calcext:value-type="float">
            <text:p>407866</text:p>
          </table:table-cell>
          <table:table-cell office:value-type="float" office:value="2077866" calcext:value-type="float">
            <text:p>2077866</text:p>
          </table:table-cell>
          <table:table-cell office:value-type="float" office:value="773189" calcext:value-type="float">
            <text:p>773189</text:p>
          </table:table-cell>
          <table:table-cell office:value-type="float" office:value="1063238" calcext:value-type="float">
            <text:p>1063238</text:p>
          </table:table-cell>
          <table:table-cell office:value-type="float" office:value="395727" calcext:value-type="float">
            <text:p>395727</text:p>
          </table:table-cell>
          <table:table-cell office:value-type="float" office:value="423068" calcext:value-type="float">
            <text:p>423068</text:p>
          </table:table-cell>
          <table:table-cell office:value-type="float" office:value="157564" calcext:value-type="float">
            <text:p>157564</text:p>
          </table:table-cell>
          <table:table-cell office:value-type="float" office:value="517510" calcext:value-type="float">
            <text:p>517510</text:p>
          </table:table-cell>
          <table:table-cell office:value-type="float" office:value="192733" calcext:value-type="float">
            <text:p>192733</text:p>
          </table:table-cell>
          <table:table-cell table:number-columns-repeated="1637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14742" calcext:value-type="float">
            <text:p>514742</text:p>
          </table:table-cell>
          <table:table-cell office:value-type="float" office:value="191999" calcext:value-type="float">
            <text:p>191999</text:p>
          </table:table-cell>
          <table:table-cell office:value-type="float" office:value="1391830" calcext:value-type="float">
            <text:p>1391830</text:p>
          </table:table-cell>
          <table:table-cell office:value-type="float" office:value="518294" calcext:value-type="float">
            <text:p>518294</text:p>
          </table:table-cell>
          <table:table-cell office:value-type="float" office:value="7143250" calcext:value-type="float">
            <text:p>7143250</text:p>
          </table:table-cell>
          <table:table-cell office:value-type="float" office:value="2657848" calcext:value-type="float">
            <text:p>2657848</text:p>
          </table:table-cell>
          <table:table-cell office:value-type="float" office:value="1334772" calcext:value-type="float">
            <text:p>1334772</text:p>
          </table:table-cell>
          <table:table-cell office:value-type="float" office:value="496999" calcext:value-type="float">
            <text:p>496999</text:p>
          </table:table-cell>
          <table:table-cell office:value-type="float" office:value="524526" calcext:value-type="float">
            <text:p>524526</text:p>
          </table:table-cell>
          <table:table-cell office:value-type="float" office:value="195582" calcext:value-type="float">
            <text:p>195582</text:p>
          </table:table-cell>
          <table:table-cell office:value-type="float" office:value="536390" calcext:value-type="float">
            <text:p>536390</text:p>
          </table:table-cell>
          <table:table-cell office:value-type="float" office:value="199753" calcext:value-type="float">
            <text:p>199753</text:p>
          </table:table-cell>
          <table:table-cell table:number-columns-repeated="1637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0832" calcext:value-type="float">
            <text:p>500832</text:p>
          </table:table-cell>
          <table:table-cell office:value-type="float" office:value="186861" calcext:value-type="float">
            <text:p>186861</text:p>
          </table:table-cell>
          <table:table-cell office:value-type="float" office:value="1355940" calcext:value-type="float">
            <text:p>1355940</text:p>
          </table:table-cell>
          <table:table-cell office:value-type="float" office:value="504832" calcext:value-type="float">
            <text:p>504832</text:p>
          </table:table-cell>
          <table:table-cell office:value-type="float" office:value="3220296" calcext:value-type="float">
            <text:p>3220296</text:p>
          </table:table-cell>
          <table:table-cell office:value-type="float" office:value="1198617" calcext:value-type="float">
            <text:p>1198617</text:p>
          </table:table-cell>
          <table:table-cell office:value-type="float" office:value="1329072" calcext:value-type="float">
            <text:p>1329072</text:p>
          </table:table-cell>
          <table:table-cell office:value-type="float" office:value="497688" calcext:value-type="float">
            <text:p>497688</text:p>
          </table:table-cell>
          <table:table-cell office:value-type="float" office:value="524992" calcext:value-type="float">
            <text:p>524992</text:p>
          </table:table-cell>
          <table:table-cell office:value-type="float" office:value="195715" calcext:value-type="float">
            <text:p>195715</text:p>
          </table:table-cell>
          <table:table-cell office:value-type="float" office:value="627290" calcext:value-type="float">
            <text:p>627290</text:p>
          </table:table-cell>
          <table:table-cell office:value-type="float" office:value="233840" calcext:value-type="float">
            <text:p>233840</text:p>
          </table:table-cell>
          <table:table-cell table:number-columns-repeated="1637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6714" calcext:value-type="float">
            <text:p>496714</text:p>
          </table:table-cell>
          <table:table-cell office:value-type="float" office:value="185343" calcext:value-type="float">
            <text:p>185343</text:p>
          </table:table-cell>
          <table:table-cell office:value-type="float" office:value="1497165" calcext:value-type="float">
            <text:p>1497165</text:p>
          </table:table-cell>
          <table:table-cell office:value-type="float" office:value="557832" calcext:value-type="float">
            <text:p>557832</text:p>
          </table:table-cell>
          <table:table-cell office:value-type="float" office:value="1578422" calcext:value-type="float">
            <text:p>1578422</text:p>
          </table:table-cell>
          <table:table-cell office:value-type="float" office:value="587453" calcext:value-type="float">
            <text:p>587453</text:p>
          </table:table-cell>
          <table:table-cell office:value-type="float" office:value="1129884" calcext:value-type="float">
            <text:p>1129884</text:p>
          </table:table-cell>
          <table:table-cell office:value-type="float" office:value="420614" calcext:value-type="float">
            <text:p>420614</text:p>
          </table:table-cell>
          <table:table-cell office:value-type="float" office:value="433654" calcext:value-type="float">
            <text:p>433654</text:p>
          </table:table-cell>
          <table:table-cell office:value-type="float" office:value="161496" calcext:value-type="float">
            <text:p>161496</text:p>
          </table:table-cell>
          <table:table-cell office:value-type="float" office:value="513458" calcext:value-type="float">
            <text:p>513458</text:p>
          </table:table-cell>
          <table:table-cell office:value-type="float" office:value="191262" calcext:value-type="float">
            <text:p>191262</text:p>
          </table:table-cell>
          <table:table-cell table:number-columns-repeated="1637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2956" calcext:value-type="float">
            <text:p>502956</text:p>
          </table:table-cell>
          <table:table-cell office:value-type="float" office:value="187646" calcext:value-type="float">
            <text:p>187646</text:p>
          </table:table-cell>
          <table:table-cell office:value-type="float" office:value="1363546" calcext:value-type="float">
            <text:p>1363546</text:p>
          </table:table-cell>
          <table:table-cell office:value-type="float" office:value="507698" calcext:value-type="float">
            <text:p>507698</text:p>
          </table:table-cell>
          <table:table-cell office:value-type="float" office:value="4055218" calcext:value-type="float">
            <text:p>4055218</text:p>
          </table:table-cell>
          <table:table-cell office:value-type="float" office:value="1509182" calcext:value-type="float">
            <text:p>1509182</text:p>
          </table:table-cell>
          <table:table-cell office:value-type="float" office:value="1327180" calcext:value-type="float">
            <text:p>1327180</text:p>
          </table:table-cell>
          <table:table-cell office:value-type="float" office:value="494157" calcext:value-type="float">
            <text:p>494157</text:p>
          </table:table-cell>
          <table:table-cell office:value-type="float" office:value="523948" calcext:value-type="float">
            <text:p>523948</text:p>
          </table:table-cell>
          <table:table-cell office:value-type="float" office:value="195346" calcext:value-type="float">
            <text:p>195346</text:p>
          </table:table-cell>
          <table:table-cell office:value-type="float" office:value="650470" calcext:value-type="float">
            <text:p>650470</text:p>
          </table:table-cell>
          <table:table-cell office:value-type="float" office:value="242560" calcext:value-type="float">
            <text:p>242560</text:p>
          </table:table-cell>
          <table:table-cell table:number-columns-repeated="163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46426" calcext:value-type="float">
            <text:p>546426</text:p>
          </table:table-cell>
          <table:table-cell office:value-type="float" office:value="203892" calcext:value-type="float">
            <text:p>203892</text:p>
          </table:table-cell>
          <table:table-cell office:value-type="float" office:value="1503556" calcext:value-type="float">
            <text:p>1503556</text:p>
          </table:table-cell>
          <table:table-cell office:value-type="float" office:value="559827" calcext:value-type="float">
            <text:p>559827</text:p>
          </table:table-cell>
          <table:table-cell office:value-type="float" office:value="2173740" calcext:value-type="float">
            <text:p>2173740</text:p>
          </table:table-cell>
          <table:table-cell office:value-type="float" office:value="809330" calcext:value-type="float">
            <text:p>809330</text:p>
          </table:table-cell>
          <table:table-cell office:value-type="float" office:value="1477752" calcext:value-type="float">
            <text:p>1477752</text:p>
          </table:table-cell>
          <table:table-cell office:value-type="float" office:value="550261" calcext:value-type="float">
            <text:p>550261</text:p>
          </table:table-cell>
          <table:table-cell office:value-type="float" office:value="580008" calcext:value-type="float">
            <text:p>580008</text:p>
          </table:table-cell>
          <table:table-cell office:value-type="float" office:value="216972" calcext:value-type="float">
            <text:p>216972</text:p>
          </table:table-cell>
          <table:table-cell office:value-type="float" office:value="659982" calcext:value-type="float">
            <text:p>659982</text:p>
          </table:table-cell>
          <table:table-cell office:value-type="float" office:value="245997" calcext:value-type="float">
            <text:p>245997</text:p>
          </table:table-cell>
          <table:table-cell table:number-columns-repeated="1637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53254" calcext:value-type="float">
            <text:p>553254</text:p>
          </table:table-cell>
          <table:table-cell office:value-type="float" office:value="206413" calcext:value-type="float">
            <text:p>206413</text:p>
          </table:table-cell>
          <table:table-cell office:value-type="float" office:value="1441682" calcext:value-type="float">
            <text:p>1441682</text:p>
          </table:table-cell>
          <table:table-cell office:value-type="float" office:value="536787" calcext:value-type="float">
            <text:p>536787</text:p>
          </table:table-cell>
          <table:table-cell office:value-type="float" office:value="2803254" calcext:value-type="float">
            <text:p>2803254</text:p>
          </table:table-cell>
          <table:table-cell office:value-type="float" office:value="1043446" calcext:value-type="float">
            <text:p>1043446</text:p>
          </table:table-cell>
          <table:table-cell office:value-type="float" office:value="1587881" calcext:value-type="float">
            <text:p>1587881</text:p>
          </table:table-cell>
          <table:table-cell office:value-type="float" office:value="591774" calcext:value-type="float">
            <text:p>591774</text:p>
          </table:table-cell>
          <table:table-cell office:value-type="float" office:value="443944" calcext:value-type="float">
            <text:p>443944</text:p>
          </table:table-cell>
          <table:table-cell office:value-type="float" office:value="165537" calcext:value-type="float">
            <text:p>165537</text:p>
          </table:table-cell>
          <table:table-cell office:value-type="float" office:value="604598" calcext:value-type="float">
            <text:p>604598</text:p>
          </table:table-cell>
          <table:table-cell office:value-type="float" office:value="225119" calcext:value-type="float">
            <text:p>225119</text:p>
          </table:table-cell>
          <table:table-cell table:number-columns-repeated="1637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0532" calcext:value-type="float">
            <text:p>530532</text:p>
          </table:table-cell>
          <table:table-cell office:value-type="float" office:value="197922" calcext:value-type="float">
            <text:p>197922</text:p>
          </table:table-cell>
          <table:table-cell office:value-type="float" office:value="1457050" calcext:value-type="float">
            <text:p>1457050</text:p>
          </table:table-cell>
          <table:table-cell office:value-type="float" office:value="542497" calcext:value-type="float">
            <text:p>542497</text:p>
          </table:table-cell>
          <table:table-cell office:value-type="float" office:value="5323946" calcext:value-type="float">
            <text:p>5323946</text:p>
          </table:table-cell>
          <table:table-cell office:value-type="float" office:value="1980990" calcext:value-type="float">
            <text:p>1980990</text:p>
          </table:table-cell>
          <table:table-cell office:value-type="float" office:value="1397180" calcext:value-type="float">
            <text:p>1397180</text:p>
          </table:table-cell>
          <table:table-cell office:value-type="float" office:value="520231" calcext:value-type="float">
            <text:p>520231</text:p>
          </table:table-cell>
          <table:table-cell office:value-type="float" office:value="562540" calcext:value-type="float">
            <text:p>562540</text:p>
          </table:table-cell>
          <table:table-cell office:value-type="float" office:value="209709" calcext:value-type="float">
            <text:p>209709</text:p>
          </table:table-cell>
          <table:table-cell office:value-type="float" office:value="663308" calcext:value-type="float">
            <text:p>663308</text:p>
          </table:table-cell>
          <table:table-cell office:value-type="float" office:value="247253" calcext:value-type="float">
            <text:p>247253</text:p>
          </table:table-cell>
          <table:table-cell table:number-columns-repeated="1637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61674" calcext:value-type="float">
            <text:p>561674</text:p>
          </table:table-cell>
          <table:table-cell office:value-type="float" office:value="209524" calcext:value-type="float">
            <text:p>209524</text:p>
          </table:table-cell>
          <table:table-cell office:value-type="float" office:value="1543896" calcext:value-type="float">
            <text:p>1543896</text:p>
          </table:table-cell>
          <table:table-cell office:value-type="float" office:value="574825" calcext:value-type="float">
            <text:p>574825</text:p>
          </table:table-cell>
          <table:table-cell office:value-type="float" office:value="2117866" calcext:value-type="float">
            <text:p>2117866</text:p>
          </table:table-cell>
          <table:table-cell office:value-type="float" office:value="788414" calcext:value-type="float">
            <text:p>788414</text:p>
          </table:table-cell>
          <table:table-cell office:value-type="float" office:value="1394254" calcext:value-type="float">
            <text:p>1394254</text:p>
          </table:table-cell>
          <table:table-cell office:value-type="float" office:value="519111" calcext:value-type="float">
            <text:p>519111</text:p>
          </table:table-cell>
          <table:table-cell office:value-type="float" office:value="549764" calcext:value-type="float">
            <text:p>549764</text:p>
          </table:table-cell>
          <table:table-cell office:value-type="float" office:value="204951" calcext:value-type="float">
            <text:p>204951</text:p>
          </table:table-cell>
          <table:table-cell office:value-type="float" office:value="684900" calcext:value-type="float">
            <text:p>684900</text:p>
          </table:table-cell>
          <table:table-cell office:value-type="float" office:value="255620" calcext:value-type="float">
            <text:p>255620</text:p>
          </table:table-cell>
          <table:table-cell table:number-columns-repeated="1637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46516" calcext:value-type="float">
            <text:p>546516</text:p>
          </table:table-cell>
          <table:table-cell office:value-type="float" office:value="203955" calcext:value-type="float">
            <text:p>203955</text:p>
          </table:table-cell>
          <table:table-cell office:value-type="float" office:value="1600206" calcext:value-type="float">
            <text:p>1600206</text:p>
          </table:table-cell>
          <table:table-cell office:value-type="float" office:value="595721" calcext:value-type="float">
            <text:p>595721</text:p>
          </table:table-cell>
          <table:table-cell office:value-type="float" office:value="4304601" calcext:value-type="float">
            <text:p>4304601</text:p>
          </table:table-cell>
          <table:table-cell office:value-type="float" office:value="1602586" calcext:value-type="float">
            <text:p>1602586</text:p>
          </table:table-cell>
          <table:table-cell office:value-type="float" office:value="1246798" calcext:value-type="float">
            <text:p>1246798</text:p>
          </table:table-cell>
          <table:table-cell office:value-type="float" office:value="471054" calcext:value-type="float">
            <text:p>471054</text:p>
          </table:table-cell>
          <table:table-cell office:value-type="float" office:value="466036" calcext:value-type="float">
            <text:p>466036</text:p>
          </table:table-cell>
          <table:table-cell office:value-type="float" office:value="173573" calcext:value-type="float">
            <text:p>173573</text:p>
          </table:table-cell>
          <table:table-cell office:value-type="float" office:value="545886" calcext:value-type="float">
            <text:p>545886</text:p>
          </table:table-cell>
          <table:table-cell office:value-type="float" office:value="203297" calcext:value-type="float">
            <text:p>203297</text:p>
          </table:table-cell>
          <table:table-cell table:number-columns-repeated="1637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59184" calcext:value-type="float">
            <text:p>559184</text:p>
          </table:table-cell>
          <table:table-cell office:value-type="float" office:value="208665" calcext:value-type="float">
            <text:p>208665</text:p>
          </table:table-cell>
          <table:table-cell office:value-type="float" office:value="1528276" calcext:value-type="float">
            <text:p>1528276</text:p>
          </table:table-cell>
          <table:table-cell office:value-type="float" office:value="569338" calcext:value-type="float">
            <text:p>569338</text:p>
          </table:table-cell>
          <table:table-cell office:value-type="float" office:value="2182274" calcext:value-type="float">
            <text:p>2182274</text:p>
          </table:table-cell>
          <table:table-cell office:value-type="float" office:value="812348" calcext:value-type="float">
            <text:p>812348</text:p>
          </table:table-cell>
          <table:table-cell office:value-type="float" office:value="1486376" calcext:value-type="float">
            <text:p>1486376</text:p>
          </table:table-cell>
          <table:table-cell office:value-type="float" office:value="553428" calcext:value-type="float">
            <text:p>553428</text:p>
          </table:table-cell>
          <table:table-cell office:value-type="float" office:value="579694" calcext:value-type="float">
            <text:p>579694</text:p>
          </table:table-cell>
          <table:table-cell office:value-type="float" office:value="216111" calcext:value-type="float">
            <text:p>216111</text:p>
          </table:table-cell>
          <table:table-cell office:value-type="float" office:value="662772" calcext:value-type="float">
            <text:p>662772</text:p>
          </table:table-cell>
          <table:table-cell office:value-type="float" office:value="247057" calcext:value-type="float">
            <text:p>247057</text:p>
          </table:table-cell>
          <table:table-cell table:number-columns-repeated="1637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57060" calcext:value-type="float">
            <text:p>557060</text:p>
          </table:table-cell>
          <table:table-cell office:value-type="float" office:value="207886" calcext:value-type="float">
            <text:p>207886</text:p>
          </table:table-cell>
          <table:table-cell office:value-type="float" office:value="1542930" calcext:value-type="float">
            <text:p>1542930</text:p>
          </table:table-cell>
          <table:table-cell office:value-type="float" office:value="574619" calcext:value-type="float">
            <text:p>574619</text:p>
          </table:table-cell>
          <table:table-cell office:value-type="float" office:value="8457914" calcext:value-type="float">
            <text:p>8457914</text:p>
          </table:table-cell>
          <table:table-cell office:value-type="float" office:value="3147074" calcext:value-type="float">
            <text:p>3147074</text:p>
          </table:table-cell>
          <table:table-cell office:value-type="float" office:value="1468658" calcext:value-type="float">
            <text:p>1468658</text:p>
          </table:table-cell>
          <table:table-cell office:value-type="float" office:value="546830" calcext:value-type="float">
            <text:p>546830</text:p>
          </table:table-cell>
          <table:table-cell office:value-type="float" office:value="579894" calcext:value-type="float">
            <text:p>579894</text:p>
          </table:table-cell>
          <table:table-cell office:value-type="float" office:value="216274" calcext:value-type="float">
            <text:p>216274</text:p>
          </table:table-cell>
          <table:table-cell office:value-type="float" office:value="720108" calcext:value-type="float">
            <text:p>720108</text:p>
          </table:table-cell>
          <table:table-cell office:value-type="float" office:value="269331" calcext:value-type="float">
            <text:p>269331</text:p>
          </table:table-cell>
          <table:table-cell table:number-columns-repeated="1637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33360" calcext:value-type="float">
            <text:p>433360</text:p>
          </table:table-cell>
          <table:table-cell office:value-type="float" office:value="161492" calcext:value-type="float">
            <text:p>161492</text:p>
          </table:table-cell>
          <table:table-cell office:value-type="float" office:value="1185778" calcext:value-type="float">
            <text:p>1185778</text:p>
          </table:table-cell>
          <table:table-cell office:value-type="float" office:value="441381" calcext:value-type="float">
            <text:p>441381</text:p>
          </table:table-cell>
          <table:table-cell office:value-type="float" office:value="3519742" calcext:value-type="float">
            <text:p>3519742</text:p>
          </table:table-cell>
          <table:table-cell office:value-type="float" office:value="1309693" calcext:value-type="float">
            <text:p>1309693</text:p>
          </table:table-cell>
          <table:table-cell office:value-type="float" office:value="1122418" calcext:value-type="float">
            <text:p>1122418</text:p>
          </table:table-cell>
          <table:table-cell office:value-type="float" office:value="417747" calcext:value-type="float">
            <text:p>417747</text:p>
          </table:table-cell>
          <table:table-cell office:value-type="float" office:value="439206" calcext:value-type="float">
            <text:p>439206</text:p>
          </table:table-cell>
          <table:table-cell office:value-type="float" office:value="163648" calcext:value-type="float">
            <text:p>163648</text:p>
          </table:table-cell>
          <table:table-cell office:value-type="float" office:value="549694" calcext:value-type="float">
            <text:p>549694</text:p>
          </table:table-cell>
          <table:table-cell office:value-type="float" office:value="204699" calcext:value-type="float">
            <text:p>204699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3168" calcext:value-type="float">
            <text:p>523168</text:p>
          </table:table-cell>
          <table:table-cell office:value-type="float" office:value="195249" calcext:value-type="float">
            <text:p>195249</text:p>
          </table:table-cell>
          <table:table-cell office:value-type="float" office:value="1429710" calcext:value-type="float">
            <text:p>1429710</text:p>
          </table:table-cell>
          <table:table-cell office:value-type="float" office:value="532316" calcext:value-type="float">
            <text:p>532316</text:p>
          </table:table-cell>
          <table:table-cell office:value-type="float" office:value="3289204" calcext:value-type="float">
            <text:p>3289204</text:p>
          </table:table-cell>
          <table:table-cell office:value-type="float" office:value="1224220" calcext:value-type="float">
            <text:p>1224220</text:p>
          </table:table-cell>
          <table:table-cell office:value-type="float" office:value="1394444" calcext:value-type="float">
            <text:p>1394444</text:p>
          </table:table-cell>
          <table:table-cell office:value-type="float" office:value="519201" calcext:value-type="float">
            <text:p>519201</text:p>
          </table:table-cell>
          <table:table-cell office:value-type="float" office:value="551576" calcext:value-type="float">
            <text:p>551576</text:p>
          </table:table-cell>
          <table:table-cell office:value-type="float" office:value="205653" calcext:value-type="float">
            <text:p>205653</text:p>
          </table:table-cell>
          <table:table-cell office:value-type="float" office:value="592104" calcext:value-type="float">
            <text:p>592104</text:p>
          </table:table-cell>
          <table:table-cell office:value-type="float" office:value="220611" calcext:value-type="float">
            <text:p>220611</text:p>
          </table:table-cell>
          <table:table-cell table:number-columns-repeated="1637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32942" calcext:value-type="float">
            <text:p>532942</text:p>
          </table:table-cell>
          <table:table-cell office:value-type="float" office:value="198868" calcext:value-type="float">
            <text:p>198868</text:p>
          </table:table-cell>
          <table:table-cell office:value-type="float" office:value="1468228" calcext:value-type="float">
            <text:p>1468228</text:p>
          </table:table-cell>
          <table:table-cell office:value-type="float" office:value="546634" calcext:value-type="float">
            <text:p>546634</text:p>
          </table:table-cell>
          <table:table-cell office:value-type="float" office:value="2196642" calcext:value-type="float">
            <text:p>2196642</text:p>
          </table:table-cell>
          <table:table-cell office:value-type="float" office:value="817928" calcext:value-type="float">
            <text:p>817928</text:p>
          </table:table-cell>
          <table:table-cell office:value-type="float" office:value="1414457" calcext:value-type="float">
            <text:p>1414457</text:p>
          </table:table-cell>
          <table:table-cell office:value-type="float" office:value="540247" calcext:value-type="float">
            <text:p>540247</text:p>
          </table:table-cell>
          <table:table-cell office:value-type="float" office:value="535622" calcext:value-type="float">
            <text:p>535622</text:p>
          </table:table-cell>
          <table:table-cell office:value-type="float" office:value="200030" calcext:value-type="float">
            <text:p>200030</text:p>
          </table:table-cell>
          <table:table-cell office:value-type="float" office:value="637538" calcext:value-type="float">
            <text:p>637538</text:p>
          </table:table-cell>
          <table:table-cell office:value-type="float" office:value="237428" calcext:value-type="float">
            <text:p>237428</text:p>
          </table:table-cell>
          <table:table-cell table:number-columns-repeated="1637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6046" calcext:value-type="float">
            <text:p>486046</text:p>
          </table:table-cell>
          <table:table-cell office:value-type="float" office:value="181208" calcext:value-type="float">
            <text:p>181208</text:p>
          </table:table-cell>
          <table:table-cell office:value-type="float" office:value="1303316" calcext:value-type="float">
            <text:p>1303316</text:p>
          </table:table-cell>
          <table:table-cell office:value-type="float" office:value="485169" calcext:value-type="float">
            <text:p>485169</text:p>
          </table:table-cell>
          <table:table-cell office:value-type="float" office:value="1789400" calcext:value-type="float">
            <text:p>1789400</text:p>
          </table:table-cell>
          <table:table-cell office:value-type="float" office:value="666637" calcext:value-type="float">
            <text:p>666637</text:p>
          </table:table-cell>
          <table:table-cell office:value-type="float" office:value="1185764" calcext:value-type="float">
            <text:p>1185764</text:p>
          </table:table-cell>
          <table:table-cell office:value-type="float" office:value="441354" calcext:value-type="float">
            <text:p>441354</text:p>
          </table:table-cell>
          <table:table-cell office:value-type="float" office:value="466940" calcext:value-type="float">
            <text:p>466940</text:p>
          </table:table-cell>
          <table:table-cell office:value-type="float" office:value="173909" calcext:value-type="float">
            <text:p>173909</text:p>
          </table:table-cell>
          <table:table-cell office:value-type="float" office:value="600936" calcext:value-type="float">
            <text:p>600936</text:p>
          </table:table-cell>
          <table:table-cell office:value-type="float" office:value="223814" calcext:value-type="float">
            <text:p>223814</text:p>
          </table:table-cell>
          <table:table-cell table:number-columns-repeated="1637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51584" calcext:value-type="float">
            <text:p>551584</text:p>
          </table:table-cell>
          <table:table-cell office:value-type="float" office:value="205790" calcext:value-type="float">
            <text:p>205790</text:p>
          </table:table-cell>
          <table:table-cell office:value-type="float" office:value="1513624" calcext:value-type="float">
            <text:p>1513624</text:p>
          </table:table-cell>
          <table:table-cell office:value-type="float" office:value="563565" calcext:value-type="float">
            <text:p>563565</text:p>
          </table:table-cell>
          <table:table-cell office:value-type="float" office:value="2823102" calcext:value-type="float">
            <text:p>2823102</text:p>
          </table:table-cell>
          <table:table-cell office:value-type="float" office:value="1050944" calcext:value-type="float">
            <text:p>1050944</text:p>
          </table:table-cell>
          <table:table-cell office:value-type="float" office:value="1479698" calcext:value-type="float">
            <text:p>1479698</text:p>
          </table:table-cell>
          <table:table-cell office:value-type="float" office:value="550977" calcext:value-type="float">
            <text:p>550977</text:p>
          </table:table-cell>
          <table:table-cell office:value-type="float" office:value="580636" calcext:value-type="float">
            <text:p>580636</text:p>
          </table:table-cell>
          <table:table-cell office:value-type="float" office:value="216452" calcext:value-type="float">
            <text:p>216452</text:p>
          </table:table-cell>
          <table:table-cell office:value-type="float" office:value="619372" calcext:value-type="float">
            <text:p>619372</text:p>
          </table:table-cell>
          <table:table-cell office:value-type="float" office:value="230786" calcext:value-type="float">
            <text:p>230786</text:p>
          </table:table-cell>
          <table:table-cell table:number-columns-repeated="1637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80966" calcext:value-type="float">
            <text:p>580966</text:p>
          </table:table-cell>
          <table:table-cell office:value-type="float" office:value="216789" calcext:value-type="float">
            <text:p>216789</text:p>
          </table:table-cell>
          <table:table-cell office:value-type="float" office:value="1523900" calcext:value-type="float">
            <text:p>1523900</text:p>
          </table:table-cell>
          <table:table-cell office:value-type="float" office:value="567356" calcext:value-type="float">
            <text:p>567356</text:p>
          </table:table-cell>
          <table:table-cell office:value-type="float" office:value="3407072" calcext:value-type="float">
            <text:p>3407072</text:p>
          </table:table-cell>
          <table:table-cell office:value-type="float" office:value="1268061" calcext:value-type="float">
            <text:p>1268061</text:p>
          </table:table-cell>
          <table:table-cell office:value-type="float" office:value="1479218" calcext:value-type="float">
            <text:p>1479218</text:p>
          </table:table-cell>
          <table:table-cell office:value-type="float" office:value="550738" calcext:value-type="float">
            <text:p>550738</text:p>
          </table:table-cell>
          <table:table-cell office:value-type="float" office:value="579058" calcext:value-type="float">
            <text:p>579058</text:p>
          </table:table-cell>
          <table:table-cell office:value-type="float" office:value="215866" calcext:value-type="float">
            <text:p>215866</text:p>
          </table:table-cell>
          <table:table-cell office:value-type="float" office:value="722228" calcext:value-type="float">
            <text:p>722228</text:p>
          </table:table-cell>
          <table:table-cell office:value-type="float" office:value="269255" calcext:value-type="float">
            <text:p>269255</text:p>
          </table:table-cell>
          <table:table-cell table:number-columns-repeated="1637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60040" calcext:value-type="float">
            <text:p>460040</text:p>
          </table:table-cell>
          <table:table-cell office:value-type="float" office:value="171490" calcext:value-type="float">
            <text:p>171490</text:p>
          </table:table-cell>
          <table:table-cell office:value-type="float" office:value="1229434" calcext:value-type="float">
            <text:p>1229434</text:p>
          </table:table-cell>
          <table:table-cell office:value-type="float" office:value="457777" calcext:value-type="float">
            <text:p>457777</text:p>
          </table:table-cell>
          <table:table-cell office:value-type="float" office:value="1798036" calcext:value-type="float">
            <text:p>1798036</text:p>
          </table:table-cell>
          <table:table-cell office:value-type="float" office:value="669269" calcext:value-type="float">
            <text:p>669269</text:p>
          </table:table-cell>
          <table:table-cell office:value-type="float" office:value="1173444" calcext:value-type="float">
            <text:p>1173444</text:p>
          </table:table-cell>
          <table:table-cell office:value-type="float" office:value="436739" calcext:value-type="float">
            <text:p>436739</text:p>
          </table:table-cell>
          <table:table-cell office:value-type="float" office:value="475868" calcext:value-type="float">
            <text:p>475868</text:p>
          </table:table-cell>
          <table:table-cell office:value-type="float" office:value="177409" calcext:value-type="float">
            <text:p>177409</text:p>
          </table:table-cell>
          <table:table-cell office:value-type="float" office:value="572472" calcext:value-type="float">
            <text:p>572472</text:p>
          </table:table-cell>
          <table:table-cell office:value-type="float" office:value="213232" calcext:value-type="float">
            <text:p>213232</text:p>
          </table:table-cell>
          <table:table-cell table:number-columns-repeated="1637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53900" calcext:value-type="float">
            <text:p>553900</text:p>
          </table:table-cell>
          <table:table-cell office:value-type="float" office:value="206700" calcext:value-type="float">
            <text:p>206700</text:p>
          </table:table-cell>
          <table:table-cell office:value-type="float" office:value="1526458" calcext:value-type="float">
            <text:p>1526458</text:p>
          </table:table-cell>
          <table:table-cell office:value-type="float" office:value="568405" calcext:value-type="float">
            <text:p>568405</text:p>
          </table:table-cell>
          <table:table-cell office:value-type="float" office:value="5559646" calcext:value-type="float">
            <text:p>5559646</text:p>
          </table:table-cell>
          <table:table-cell office:value-type="float" office:value="2068897" calcext:value-type="float">
            <text:p>2068897</text:p>
          </table:table-cell>
          <table:table-cell office:value-type="float" office:value="1393314" calcext:value-type="float">
            <text:p>1393314</text:p>
          </table:table-cell>
          <table:table-cell office:value-type="float" office:value="518779" calcext:value-type="float">
            <text:p>518779</text:p>
          </table:table-cell>
          <table:table-cell office:value-type="float" office:value="559758" calcext:value-type="float">
            <text:p>559758</text:p>
          </table:table-cell>
          <table:table-cell office:value-type="float" office:value="208692" calcext:value-type="float">
            <text:p>208692</text:p>
          </table:table-cell>
          <table:table-cell office:value-type="float" office:value="575880" calcext:value-type="float">
            <text:p>575880</text:p>
          </table:table-cell>
          <table:table-cell office:value-type="float" office:value="214457" calcext:value-type="float">
            <text:p>214457</text:p>
          </table:table-cell>
          <table:table-cell table:number-columns-repeated="1637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29632" calcext:value-type="float">
            <text:p>529632</text:p>
          </table:table-cell>
          <table:table-cell office:value-type="float" office:value="197647" calcext:value-type="float">
            <text:p>197647</text:p>
          </table:table-cell>
          <table:table-cell office:value-type="float" office:value="1431236" calcext:value-type="float">
            <text:p>1431236</text:p>
          </table:table-cell>
          <table:table-cell office:value-type="float" office:value="532860" calcext:value-type="float">
            <text:p>532860</text:p>
          </table:table-cell>
          <table:table-cell office:value-type="float" office:value="6108410" calcext:value-type="float">
            <text:p>6108410</text:p>
          </table:table-cell>
          <table:table-cell office:value-type="float" office:value="2273129" calcext:value-type="float">
            <text:p>2273129</text:p>
          </table:table-cell>
          <table:table-cell office:value-type="float" office:value="1395930" calcext:value-type="float">
            <text:p>1395930</text:p>
          </table:table-cell>
          <table:table-cell office:value-type="float" office:value="519730" calcext:value-type="float">
            <text:p>519730</text:p>
          </table:table-cell>
          <table:table-cell office:value-type="float" office:value="555290" calcext:value-type="float">
            <text:p>555290</text:p>
          </table:table-cell>
          <table:table-cell office:value-type="float" office:value="207007" calcext:value-type="float">
            <text:p>207007</text:p>
          </table:table-cell>
          <table:table-cell office:value-type="float" office:value="680230" calcext:value-type="float">
            <text:p>680230</text:p>
          </table:table-cell>
          <table:table-cell office:value-type="float" office:value="253603" calcext:value-type="float">
            <text:p>253603</text:p>
          </table:table-cell>
          <table:table-cell table:number-columns-repeated="1637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62606" calcext:value-type="float">
            <text:p>562606</text:p>
          </table:table-cell>
          <table:table-cell office:value-type="float" office:value="209884" calcext:value-type="float">
            <text:p>209884</text:p>
          </table:table-cell>
          <table:table-cell office:value-type="float" office:value="1539946" calcext:value-type="float">
            <text:p>1539946</text:p>
          </table:table-cell>
          <table:table-cell office:value-type="float" office:value="575455" calcext:value-type="float">
            <text:p>575455</text:p>
          </table:table-cell>
          <table:table-cell office:value-type="float" office:value="2891176" calcext:value-type="float">
            <text:p>2891176</text:p>
          </table:table-cell>
          <table:table-cell office:value-type="float" office:value="1076045" calcext:value-type="float">
            <text:p>1076045</text:p>
          </table:table-cell>
          <table:table-cell office:value-type="float" office:value="1394828" calcext:value-type="float">
            <text:p>1394828</text:p>
          </table:table-cell>
          <table:table-cell office:value-type="float" office:value="519366" calcext:value-type="float">
            <text:p>519366</text:p>
          </table:table-cell>
          <table:table-cell office:value-type="float" office:value="551970" calcext:value-type="float">
            <text:p>551970</text:p>
          </table:table-cell>
          <table:table-cell office:value-type="float" office:value="205785" calcext:value-type="float">
            <text:p>205785</text:p>
          </table:table-cell>
          <table:table-cell office:value-type="float" office:value="623808" calcext:value-type="float">
            <text:p>623808</text:p>
          </table:table-cell>
          <table:table-cell office:value-type="float" office:value="232351" calcext:value-type="float">
            <text:p>232351</text:p>
          </table:table-cell>
          <table:table-cell table:number-columns-repeated="1637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0048" calcext:value-type="float">
            <text:p>520048</text:p>
          </table:table-cell>
          <table:table-cell office:value-type="float" office:value="194030" calcext:value-type="float">
            <text:p>194030</text:p>
          </table:table-cell>
          <table:table-cell office:value-type="float" office:value="1449838" calcext:value-type="float">
            <text:p>1449838</text:p>
          </table:table-cell>
          <table:table-cell office:value-type="float" office:value="539779" calcext:value-type="float">
            <text:p>539779</text:p>
          </table:table-cell>
          <table:table-cell office:value-type="float" office:value="5379963" calcext:value-type="float">
            <text:p>5379963</text:p>
          </table:table-cell>
          <table:table-cell office:value-type="float" office:value="2002302" calcext:value-type="float">
            <text:p>2002302</text:p>
          </table:table-cell>
          <table:table-cell office:value-type="float" office:value="1186794" calcext:value-type="float">
            <text:p>1186794</text:p>
          </table:table-cell>
          <table:table-cell office:value-type="float" office:value="441995" calcext:value-type="float">
            <text:p>441995</text:p>
          </table:table-cell>
          <table:table-cell office:value-type="float" office:value="474996" calcext:value-type="float">
            <text:p>474996</text:p>
          </table:table-cell>
          <table:table-cell office:value-type="float" office:value="176893" calcext:value-type="float">
            <text:p>176893</text:p>
          </table:table-cell>
          <table:table-cell office:value-type="float" office:value="542160" calcext:value-type="float">
            <text:p>542160</text:p>
          </table:table-cell>
          <table:table-cell office:value-type="float" office:value="201913" calcext:value-type="float">
            <text:p>201913</text:p>
          </table:table-cell>
          <table:table-cell table:number-columns-repeated="1637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33556" calcext:value-type="float">
            <text:p>433556</text:p>
          </table:table-cell>
          <table:table-cell office:value-type="float" office:value="161560" calcext:value-type="float">
            <text:p>161560</text:p>
          </table:table-cell>
          <table:table-cell office:value-type="float" office:value="1157332" calcext:value-type="float">
            <text:p>1157332</text:p>
          </table:table-cell>
          <table:table-cell office:value-type="float" office:value="431056" calcext:value-type="float">
            <text:p>431056</text:p>
          </table:table-cell>
          <table:table-cell office:value-type="float" office:value="14547328" calcext:value-type="float">
            <text:p>14547328</text:p>
          </table:table-cell>
          <table:table-cell office:value-type="float" office:value="5411946" calcext:value-type="float">
            <text:p>5411946</text:p>
          </table:table-cell>
          <table:table-cell office:value-type="float" office:value="1114938" calcext:value-type="float">
            <text:p>1114938</text:p>
          </table:table-cell>
          <table:table-cell office:value-type="float" office:value="414964" calcext:value-type="float">
            <text:p>414964</text:p>
          </table:table-cell>
          <table:table-cell office:value-type="float" office:value="443852" calcext:value-type="float">
            <text:p>443852</text:p>
          </table:table-cell>
          <table:table-cell office:value-type="float" office:value="165300" calcext:value-type="float">
            <text:p>165300</text:p>
          </table:table-cell>
          <table:table-cell office:value-type="float" office:value="535240" calcext:value-type="float">
            <text:p>535240</text:p>
          </table:table-cell>
          <table:table-cell office:value-type="float" office:value="199354" calcext:value-type="float">
            <text:p>199354</text:p>
          </table:table-cell>
          <table:table-cell table:number-columns-repeated="1637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51570" calcext:value-type="float">
            <text:p>451570</text:p>
          </table:table-cell>
          <table:table-cell office:value-type="float" office:value="168257" calcext:value-type="float">
            <text:p>168257</text:p>
          </table:table-cell>
          <table:table-cell office:value-type="float" office:value="1323704" calcext:value-type="float">
            <text:p>1323704</text:p>
          </table:table-cell>
          <table:table-cell office:value-type="float" office:value="492860" calcext:value-type="float">
            <text:p>492860</text:p>
          </table:table-cell>
          <table:table-cell office:value-type="float" office:value="1729066" calcext:value-type="float">
            <text:p>1729066</text:p>
          </table:table-cell>
          <table:table-cell office:value-type="float" office:value="643440" calcext:value-type="float">
            <text:p>643440</text:p>
          </table:table-cell>
          <table:table-cell office:value-type="float" office:value="1182570" calcext:value-type="float">
            <text:p>1182570</text:p>
          </table:table-cell>
          <table:table-cell office:value-type="float" office:value="440154" calcext:value-type="float">
            <text:p>440154</text:p>
          </table:table-cell>
          <table:table-cell office:value-type="float" office:value="479024" calcext:value-type="float">
            <text:p>479024</text:p>
          </table:table-cell>
          <table:table-cell office:value-type="float" office:value="178391" calcext:value-type="float">
            <text:p>178391</text:p>
          </table:table-cell>
          <table:table-cell office:value-type="float" office:value="557978" calcext:value-type="float">
            <text:p>557978</text:p>
          </table:table-cell>
          <table:table-cell office:value-type="float" office:value="207781" calcext:value-type="float">
            <text:p>207781</text:p>
          </table:table-cell>
          <table:table-cell table:number-columns-repeated="1637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180" calcext:value-type="float">
            <text:p>525180</text:p>
          </table:table-cell>
          <table:table-cell office:value-type="float" office:value="195981" calcext:value-type="float">
            <text:p>195981</text:p>
          </table:table-cell>
          <table:table-cell office:value-type="float" office:value="1428556" calcext:value-type="float">
            <text:p>1428556</text:p>
          </table:table-cell>
          <table:table-cell office:value-type="float" office:value="531875" calcext:value-type="float">
            <text:p>531875</text:p>
          </table:table-cell>
          <table:table-cell office:value-type="float" office:value="5251840" calcext:value-type="float">
            <text:p>5251840</text:p>
          </table:table-cell>
          <table:table-cell office:value-type="float" office:value="1954343" calcext:value-type="float">
            <text:p>1954343</text:p>
          </table:table-cell>
          <table:table-cell office:value-type="float" office:value="1406252" calcext:value-type="float">
            <text:p>1406252</text:p>
          </table:table-cell>
          <table:table-cell office:value-type="float" office:value="523670" calcext:value-type="float">
            <text:p>523670</text:p>
          </table:table-cell>
          <table:table-cell office:value-type="float" office:value="549708" calcext:value-type="float">
            <text:p>549708</text:p>
          </table:table-cell>
          <table:table-cell office:value-type="float" office:value="204936" calcext:value-type="float">
            <text:p>204936</text:p>
          </table:table-cell>
          <table:table-cell office:value-type="float" office:value="535674" calcext:value-type="float">
            <text:p>535674</text:p>
          </table:table-cell>
          <table:table-cell office:value-type="float" office:value="199539" calcext:value-type="float">
            <text:p>199539</text:p>
          </table:table-cell>
          <table:table-cell table:number-columns-repeated="1637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9540" calcext:value-type="float">
            <text:p>429540</text:p>
          </table:table-cell>
          <table:table-cell office:value-type="float" office:value="160075" calcext:value-type="float">
            <text:p>160075</text:p>
          </table:table-cell>
          <table:table-cell office:value-type="float" office:value="1176484" calcext:value-type="float">
            <text:p>1176484</text:p>
          </table:table-cell>
          <table:table-cell office:value-type="float" office:value="437924" calcext:value-type="float">
            <text:p>437924</text:p>
          </table:table-cell>
          <table:table-cell office:value-type="float" office:value="2172398" calcext:value-type="float">
            <text:p>2172398</text:p>
          </table:table-cell>
          <table:table-cell office:value-type="float" office:value="808360" calcext:value-type="float">
            <text:p>808360</text:p>
          </table:table-cell>
          <table:table-cell office:value-type="float" office:value="1119128" calcext:value-type="float">
            <text:p>1119128</text:p>
          </table:table-cell>
          <table:table-cell office:value-type="float" office:value="416542" calcext:value-type="float">
            <text:p>416542</text:p>
          </table:table-cell>
          <table:table-cell office:value-type="float" office:value="447132" calcext:value-type="float">
            <text:p>447132</text:p>
          </table:table-cell>
          <table:table-cell office:value-type="float" office:value="166538" calcext:value-type="float">
            <text:p>166538</text:p>
          </table:table-cell>
          <table:table-cell office:value-type="float" office:value="549548" calcext:value-type="float">
            <text:p>549548</text:p>
          </table:table-cell>
          <table:table-cell office:value-type="float" office:value="204652" calcext:value-type="float">
            <text:p>204652</text:p>
          </table:table-cell>
          <table:table-cell table:number-columns-repeated="1637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99678" calcext:value-type="float">
            <text:p>499678</text:p>
          </table:table-cell>
          <table:table-cell office:value-type="float" office:value="186443" calcext:value-type="float">
            <text:p>186443</text:p>
          </table:table-cell>
          <table:table-cell office:value-type="float" office:value="1365374" calcext:value-type="float">
            <text:p>1365374</text:p>
          </table:table-cell>
          <table:table-cell office:value-type="float" office:value="508338" calcext:value-type="float">
            <text:p>508338</text:p>
          </table:table-cell>
          <table:table-cell office:value-type="float" office:value="1982022" calcext:value-type="float">
            <text:p>1982022</text:p>
          </table:table-cell>
          <table:table-cell office:value-type="float" office:value="738713" calcext:value-type="float">
            <text:p>738713</text:p>
          </table:table-cell>
          <table:table-cell office:value-type="float" office:value="1554915" calcext:value-type="float">
            <text:p>1554915</text:p>
          </table:table-cell>
          <table:table-cell office:value-type="float" office:value="579597" calcext:value-type="float">
            <text:p>579597</text:p>
          </table:table-cell>
          <table:table-cell office:value-type="float" office:value="455442" calcext:value-type="float">
            <text:p>455442</text:p>
          </table:table-cell>
          <table:table-cell office:value-type="float" office:value="169768" calcext:value-type="float">
            <text:p>169768</text:p>
          </table:table-cell>
          <table:table-cell office:value-type="float" office:value="568946" calcext:value-type="float">
            <text:p>568946</text:p>
          </table:table-cell>
          <table:table-cell office:value-type="float" office:value="211937" calcext:value-type="float">
            <text:p>211937</text:p>
          </table:table-cell>
          <table:table-cell table:number-columns-repeated="1637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33918" calcext:value-type="float">
            <text:p>533918</text:p>
          </table:table-cell>
          <table:table-cell office:value-type="float" office:value="199365" calcext:value-type="float">
            <text:p>199365</text:p>
          </table:table-cell>
          <table:table-cell office:value-type="float" office:value="1361464" calcext:value-type="float">
            <text:p>1361464</text:p>
          </table:table-cell>
          <table:table-cell office:value-type="float" office:value="506919" calcext:value-type="float">
            <text:p>506919</text:p>
          </table:table-cell>
          <table:table-cell office:value-type="float" office:value="1971518" calcext:value-type="float">
            <text:p>1971518</text:p>
          </table:table-cell>
          <table:table-cell office:value-type="float" office:value="734183" calcext:value-type="float">
            <text:p>734183</text:p>
          </table:table-cell>
          <table:table-cell office:value-type="float" office:value="1328178" calcext:value-type="float">
            <text:p>1328178</text:p>
          </table:table-cell>
          <table:table-cell office:value-type="float" office:value="494514" calcext:value-type="float">
            <text:p>494514</text:p>
          </table:table-cell>
          <table:table-cell office:value-type="float" office:value="534994" calcext:value-type="float">
            <text:p>534994</text:p>
          </table:table-cell>
          <table:table-cell office:value-type="float" office:value="199438" calcext:value-type="float">
            <text:p>199438</text:p>
          </table:table-cell>
          <table:table-cell office:value-type="float" office:value="577146" calcext:value-type="float">
            <text:p>577146</text:p>
          </table:table-cell>
          <table:table-cell office:value-type="float" office:value="214957" calcext:value-type="float">
            <text:p>214957</text:p>
          </table:table-cell>
          <table:table-cell table:number-columns-repeated="1637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36935" calcext:value-type="float">
            <text:p>736935</text:p>
          </table:table-cell>
          <table:table-cell office:value-type="float" office:value="275155" calcext:value-type="float">
            <text:p>275155</text:p>
          </table:table-cell>
          <table:table-cell office:value-type="float" office:value="1269826" calcext:value-type="float">
            <text:p>1269826</text:p>
          </table:table-cell>
          <table:table-cell office:value-type="float" office:value="472803" calcext:value-type="float">
            <text:p>472803</text:p>
          </table:table-cell>
          <table:table-cell office:value-type="float" office:value="1764836" calcext:value-type="float">
            <text:p>1764836</text:p>
          </table:table-cell>
          <table:table-cell office:value-type="float" office:value="656850" calcext:value-type="float">
            <text:p>656850</text:p>
          </table:table-cell>
          <table:table-cell office:value-type="float" office:value="1128288" calcext:value-type="float">
            <text:p>1128288</text:p>
          </table:table-cell>
          <table:table-cell office:value-type="float" office:value="419940" calcext:value-type="float">
            <text:p>419940</text:p>
          </table:table-cell>
          <table:table-cell office:value-type="float" office:value="455714" calcext:value-type="float">
            <text:p>455714</text:p>
          </table:table-cell>
          <table:table-cell office:value-type="float" office:value="169721" calcext:value-type="float">
            <text:p>169721</text:p>
          </table:table-cell>
          <table:table-cell office:value-type="float" office:value="538100" calcext:value-type="float">
            <text:p>538100</text:p>
          </table:table-cell>
          <table:table-cell office:value-type="float" office:value="200435" calcext:value-type="float">
            <text:p>200435</text:p>
          </table:table-cell>
          <table:table-cell table:number-columns-repeated="1637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65150" calcext:value-type="float">
            <text:p>565150</text:p>
          </table:table-cell>
          <table:table-cell office:value-type="float" office:value="210903" calcext:value-type="float">
            <text:p>210903</text:p>
          </table:table-cell>
          <table:table-cell office:value-type="float" office:value="1446349" calcext:value-type="float">
            <text:p>1446349</text:p>
          </table:table-cell>
          <table:table-cell office:value-type="float" office:value="539208" calcext:value-type="float">
            <text:p>539208</text:p>
          </table:table-cell>
          <table:table-cell office:value-type="float" office:value="3238900" calcext:value-type="float">
            <text:p>3238900</text:p>
          </table:table-cell>
          <table:table-cell office:value-type="float" office:value="1205325" calcext:value-type="float">
            <text:p>1205325</text:p>
          </table:table-cell>
          <table:table-cell office:value-type="float" office:value="1123868" calcext:value-type="float">
            <text:p>1123868</text:p>
          </table:table-cell>
          <table:table-cell office:value-type="float" office:value="418287" calcext:value-type="float">
            <text:p>418287</text:p>
          </table:table-cell>
          <table:table-cell office:value-type="float" office:value="468976" calcext:value-type="float">
            <text:p>468976</text:p>
          </table:table-cell>
          <table:table-cell office:value-type="float" office:value="174650" calcext:value-type="float">
            <text:p>174650</text:p>
          </table:table-cell>
          <table:table-cell office:value-type="float" office:value="550956" calcext:value-type="float">
            <text:p>550956</text:p>
          </table:table-cell>
          <table:table-cell office:value-type="float" office:value="205201" calcext:value-type="float">
            <text:p>205201</text:p>
          </table:table-cell>
          <table:table-cell table:number-columns-repeated="1637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16710" calcext:value-type="float">
            <text:p>516710</text:p>
          </table:table-cell>
          <table:table-cell office:value-type="float" office:value="192841" calcext:value-type="float">
            <text:p>192841</text:p>
          </table:table-cell>
          <table:table-cell office:value-type="float" office:value="1454230" calcext:value-type="float">
            <text:p>1454230</text:p>
          </table:table-cell>
          <table:table-cell office:value-type="float" office:value="541470" calcext:value-type="float">
            <text:p>541470</text:p>
          </table:table-cell>
          <table:table-cell office:value-type="float" office:value="2032184" calcext:value-type="float">
            <text:p>2032184</text:p>
          </table:table-cell>
          <table:table-cell office:value-type="float" office:value="756439" calcext:value-type="float">
            <text:p>756439</text:p>
          </table:table-cell>
          <table:table-cell office:value-type="float" office:value="1347088" calcext:value-type="float">
            <text:p>1347088</text:p>
          </table:table-cell>
          <table:table-cell office:value-type="float" office:value="501650" calcext:value-type="float">
            <text:p>501650</text:p>
          </table:table-cell>
          <table:table-cell office:value-type="float" office:value="520762" calcext:value-type="float">
            <text:p>520762</text:p>
          </table:table-cell>
          <table:table-cell office:value-type="float" office:value="194142" calcext:value-type="float">
            <text:p>194142</text:p>
          </table:table-cell>
          <table:table-cell office:value-type="float" office:value="627196" calcext:value-type="float">
            <text:p>627196</text:p>
          </table:table-cell>
          <table:table-cell office:value-type="float" office:value="233793" calcext:value-type="float">
            <text:p>233793</text:p>
          </table:table-cell>
          <table:table-cell table:number-columns-repeated="1637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66192" calcext:value-type="float">
            <text:p>566192</text:p>
          </table:table-cell>
          <table:table-cell office:value-type="float" office:value="212060" calcext:value-type="float">
            <text:p>212060</text:p>
          </table:table-cell>
          <table:table-cell office:value-type="float" office:value="1470906" calcext:value-type="float">
            <text:p>1470906</text:p>
          </table:table-cell>
          <table:table-cell office:value-type="float" office:value="547716" calcext:value-type="float">
            <text:p>547716</text:p>
          </table:table-cell>
          <table:table-cell office:value-type="float" office:value="2801936" calcext:value-type="float">
            <text:p>2801936</text:p>
          </table:table-cell>
          <table:table-cell office:value-type="float" office:value="1042964" calcext:value-type="float">
            <text:p>1042964</text:p>
          </table:table-cell>
          <table:table-cell office:value-type="float" office:value="1393626" calcext:value-type="float">
            <text:p>1393626</text:p>
          </table:table-cell>
          <table:table-cell office:value-type="float" office:value="518871" calcext:value-type="float">
            <text:p>518871</text:p>
          </table:table-cell>
          <table:table-cell office:value-type="float" office:value="597283" calcext:value-type="float">
            <text:p>597283</text:p>
          </table:table-cell>
          <table:table-cell office:value-type="float" office:value="223875" calcext:value-type="float">
            <text:p>223875</text:p>
          </table:table-cell>
          <table:table-cell office:value-type="float" office:value="586718" calcext:value-type="float">
            <text:p>586718</text:p>
          </table:table-cell>
          <table:table-cell office:value-type="float" office:value="218529" calcext:value-type="float">
            <text:p>218529</text:p>
          </table:table-cell>
          <table:table-cell table:number-columns-repeated="1637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2780" calcext:value-type="float">
            <text:p>522780</text:p>
          </table:table-cell>
          <table:table-cell office:value-type="float" office:value="195072" calcext:value-type="float">
            <text:p>195072</text:p>
          </table:table-cell>
          <table:table-cell office:value-type="float" office:value="1446760" calcext:value-type="float">
            <text:p>1446760</text:p>
          </table:table-cell>
          <table:table-cell office:value-type="float" office:value="538709" calcext:value-type="float">
            <text:p>538709</text:p>
          </table:table-cell>
          <table:table-cell office:value-type="float" office:value="2060264" calcext:value-type="float">
            <text:p>2060264</text:p>
          </table:table-cell>
          <table:table-cell office:value-type="float" office:value="767007" calcext:value-type="float">
            <text:p>767007</text:p>
          </table:table-cell>
          <table:table-cell office:value-type="float" office:value="1402628" calcext:value-type="float">
            <text:p>1402628</text:p>
          </table:table-cell>
          <table:table-cell office:value-type="float" office:value="522251" calcext:value-type="float">
            <text:p>522251</text:p>
          </table:table-cell>
          <table:table-cell office:value-type="float" office:value="751913" calcext:value-type="float">
            <text:p>751913</text:p>
          </table:table-cell>
          <table:table-cell office:value-type="float" office:value="280677" calcext:value-type="float">
            <text:p>280677</text:p>
          </table:table-cell>
          <table:table-cell office:value-type="float" office:value="565778" calcext:value-type="float">
            <text:p>565778</text:p>
          </table:table-cell>
          <table:table-cell office:value-type="float" office:value="210784" calcext:value-type="float">
            <text:p>210784</text:p>
          </table:table-cell>
          <table:table-cell table:number-columns-repeated="1637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47539" calcext:value-type="float">
            <text:p>747539</text:p>
          </table:table-cell>
          <table:table-cell office:value-type="float" office:value="279239" calcext:value-type="float">
            <text:p>279239</text:p>
          </table:table-cell>
          <table:table-cell office:value-type="float" office:value="1194168" calcext:value-type="float">
            <text:p>1194168</text:p>
          </table:table-cell>
          <table:table-cell office:value-type="float" office:value="444657" calcext:value-type="float">
            <text:p>444657</text:p>
          </table:table-cell>
          <table:table-cell office:value-type="float" office:value="2246270" calcext:value-type="float">
            <text:p>2246270</text:p>
          </table:table-cell>
          <table:table-cell office:value-type="float" office:value="835960" calcext:value-type="float">
            <text:p>835960</text:p>
          </table:table-cell>
          <table:table-cell office:value-type="float" office:value="1186172" calcext:value-type="float">
            <text:p>1186172</text:p>
          </table:table-cell>
          <table:table-cell office:value-type="float" office:value="441568" calcext:value-type="float">
            <text:p>441568</text:p>
          </table:table-cell>
          <table:table-cell office:value-type="float" office:value="484368" calcext:value-type="float">
            <text:p>484368</text:p>
          </table:table-cell>
          <table:table-cell office:value-type="float" office:value="180425" calcext:value-type="float">
            <text:p>180425</text:p>
          </table:table-cell>
          <table:table-cell office:value-type="float" office:value="595016" calcext:value-type="float">
            <text:p>595016</text:p>
          </table:table-cell>
          <table:table-cell office:value-type="float" office:value="221675" calcext:value-type="float">
            <text:p>221675</text:p>
          </table:table-cell>
          <table:table-cell table:number-columns-repeated="1637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20259" calcext:value-type="float">
            <text:p>720259</text:p>
          </table:table-cell>
          <table:table-cell office:value-type="float" office:value="268932" calcext:value-type="float">
            <text:p>268932</text:p>
          </table:table-cell>
          <table:table-cell office:value-type="float" office:value="1196644" calcext:value-type="float">
            <text:p>1196644</text:p>
          </table:table-cell>
          <table:table-cell office:value-type="float" office:value="445659" calcext:value-type="float">
            <text:p>445659</text:p>
          </table:table-cell>
          <table:table-cell office:value-type="float" office:value="2644514" calcext:value-type="float">
            <text:p>2644514</text:p>
          </table:table-cell>
          <table:table-cell office:value-type="float" office:value="984056" calcext:value-type="float">
            <text:p>984056</text:p>
          </table:table-cell>
          <table:table-cell office:value-type="float" office:value="1161692" calcext:value-type="float">
            <text:p>1161692</text:p>
          </table:table-cell>
          <table:table-cell office:value-type="float" office:value="432358" calcext:value-type="float">
            <text:p>432358</text:p>
          </table:table-cell>
          <table:table-cell office:value-type="float" office:value="447096" calcext:value-type="float">
            <text:p>447096</text:p>
          </table:table-cell>
          <table:table-cell office:value-type="float" office:value="166531" calcext:value-type="float">
            <text:p>166531</text:p>
          </table:table-cell>
          <table:table-cell office:value-type="float" office:value="539860" calcext:value-type="float">
            <text:p>539860</text:p>
          </table:table-cell>
          <table:table-cell office:value-type="float" office:value="201056" calcext:value-type="float">
            <text:p>201056</text:p>
          </table:table-cell>
          <table:table-cell table:number-columns-repeated="1637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78184" calcext:value-type="float">
            <text:p>578184</text:p>
          </table:table-cell>
          <table:table-cell office:value-type="float" office:value="215795" calcext:value-type="float">
            <text:p>215795</text:p>
          </table:table-cell>
          <table:table-cell office:value-type="float" office:value="1613424" calcext:value-type="float">
            <text:p>1613424</text:p>
          </table:table-cell>
          <table:table-cell office:value-type="float" office:value="600937" calcext:value-type="float">
            <text:p>600937</text:p>
          </table:table-cell>
          <table:table-cell office:value-type="float" office:value="5190422" calcext:value-type="float">
            <text:p>5190422</text:p>
          </table:table-cell>
          <table:table-cell office:value-type="float" office:value="1931578" calcext:value-type="float">
            <text:p>1931578</text:p>
          </table:table-cell>
          <table:table-cell office:value-type="float" office:value="1466884" calcext:value-type="float">
            <text:p>1466884</text:p>
          </table:table-cell>
          <table:table-cell office:value-type="float" office:value="546169" calcext:value-type="float">
            <text:p>546169</text:p>
          </table:table-cell>
          <table:table-cell office:value-type="float" office:value="593180" calcext:value-type="float">
            <text:p>593180</text:p>
          </table:table-cell>
          <table:table-cell office:value-type="float" office:value="221287" calcext:value-type="float">
            <text:p>221287</text:p>
          </table:table-cell>
          <table:table-cell office:value-type="float" office:value="560086" calcext:value-type="float">
            <text:p>560086</text:p>
          </table:table-cell>
          <table:table-cell office:value-type="float" office:value="208590" calcext:value-type="float">
            <text:p>208590</text:p>
          </table:table-cell>
          <table:table-cell table:number-columns-repeated="1637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54624" calcext:value-type="float">
            <text:p>554624</text:p>
          </table:table-cell>
          <table:table-cell office:value-type="float" office:value="206939" calcext:value-type="float">
            <text:p>206939</text:p>
          </table:table-cell>
          <table:table-cell office:value-type="float" office:value="1534862" calcext:value-type="float">
            <text:p>1534862</text:p>
          </table:table-cell>
          <table:table-cell office:value-type="float" office:value="571603" calcext:value-type="float">
            <text:p>571603</text:p>
          </table:table-cell>
          <table:table-cell office:value-type="float" office:value="1995267" calcext:value-type="float">
            <text:p>1995267</text:p>
          </table:table-cell>
          <table:table-cell office:value-type="float" office:value="743289" calcext:value-type="float">
            <text:p>743289</text:p>
          </table:table-cell>
          <table:table-cell office:value-type="float" office:value="1234432" calcext:value-type="float">
            <text:p>1234432</text:p>
          </table:table-cell>
          <table:table-cell office:value-type="float" office:value="459545" calcext:value-type="float">
            <text:p>459545</text:p>
          </table:table-cell>
          <table:table-cell office:value-type="float" office:value="490462" calcext:value-type="float">
            <text:p>490462</text:p>
          </table:table-cell>
          <table:table-cell office:value-type="float" office:value="182650" calcext:value-type="float">
            <text:p>182650</text:p>
          </table:table-cell>
          <table:table-cell office:value-type="float" office:value="560160" calcext:value-type="float">
            <text:p>560160</text:p>
          </table:table-cell>
          <table:table-cell office:value-type="float" office:value="208598" calcext:value-type="float">
            <text:p>208598</text:p>
          </table:table-cell>
          <table:table-cell table:number-columns-repeated="1637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61896" calcext:value-type="float">
            <text:p>461896</text:p>
          </table:table-cell>
          <table:table-cell office:value-type="float" office:value="172380" calcext:value-type="float">
            <text:p>172380</text:p>
          </table:table-cell>
          <table:table-cell office:value-type="float" office:value="1234394" calcext:value-type="float">
            <text:p>1234394</text:p>
          </table:table-cell>
          <table:table-cell office:value-type="float" office:value="459583" calcext:value-type="float">
            <text:p>459583</text:p>
          </table:table-cell>
          <table:table-cell office:value-type="float" office:value="3966358" calcext:value-type="float">
            <text:p>3966358</text:p>
          </table:table-cell>
          <table:table-cell office:value-type="float" office:value="1476196" calcext:value-type="float">
            <text:p>1476196</text:p>
          </table:table-cell>
          <table:table-cell office:value-type="float" office:value="1233444" calcext:value-type="float">
            <text:p>1233444</text:p>
          </table:table-cell>
          <table:table-cell office:value-type="float" office:value="459074" calcext:value-type="float">
            <text:p>459074</text:p>
          </table:table-cell>
          <table:table-cell office:value-type="float" office:value="505886" calcext:value-type="float">
            <text:p>505886</text:p>
          </table:table-cell>
          <table:table-cell office:value-type="float" office:value="188569" calcext:value-type="float">
            <text:p>188569</text:p>
          </table:table-cell>
          <table:table-cell office:value-type="float" office:value="610268" calcext:value-type="float">
            <text:p>610268</text:p>
          </table:table-cell>
          <table:table-cell office:value-type="float" office:value="227457" calcext:value-type="float">
            <text:p>227457</text:p>
          </table:table-cell>
          <table:table-cell table:number-columns-repeated="1637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82594" calcext:value-type="float">
            <text:p>582594</text:p>
          </table:table-cell>
          <table:table-cell office:value-type="float" office:value="217383" calcext:value-type="float">
            <text:p>217383</text:p>
          </table:table-cell>
          <table:table-cell office:value-type="float" office:value="1615364" calcext:value-type="float">
            <text:p>1615364</text:p>
          </table:table-cell>
          <table:table-cell office:value-type="float" office:value="601435" calcext:value-type="float">
            <text:p>601435</text:p>
          </table:table-cell>
          <table:table-cell office:value-type="float" office:value="6105514" calcext:value-type="float">
            <text:p>6105514</text:p>
          </table:table-cell>
          <table:table-cell office:value-type="float" office:value="2271818" calcext:value-type="float">
            <text:p>2271818</text:p>
          </table:table-cell>
          <table:table-cell office:value-type="float" office:value="1466654" calcext:value-type="float">
            <text:p>1466654</text:p>
          </table:table-cell>
          <table:table-cell office:value-type="float" office:value="546058" calcext:value-type="float">
            <text:p>546058</text:p>
          </table:table-cell>
          <table:table-cell office:value-type="float" office:value="592228" calcext:value-type="float">
            <text:p>592228</text:p>
          </table:table-cell>
          <table:table-cell office:value-type="float" office:value="220789" calcext:value-type="float">
            <text:p>220789</text:p>
          </table:table-cell>
          <table:table-cell office:value-type="float" office:value="584418" calcext:value-type="float">
            <text:p>584418</text:p>
          </table:table-cell>
          <table:table-cell office:value-type="float" office:value="217656" calcext:value-type="float">
            <text:p>217656</text:p>
          </table:table-cell>
          <table:table-cell table:number-columns-repeated="1637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58258" calcext:value-type="float">
            <text:p>558258</text:p>
          </table:table-cell>
          <table:table-cell office:value-type="float" office:value="208293" calcext:value-type="float">
            <text:p>208293</text:p>
          </table:table-cell>
          <table:table-cell office:value-type="float" office:value="1701093" calcext:value-type="float">
            <text:p>1701093</text:p>
          </table:table-cell>
          <table:table-cell office:value-type="float" office:value="633802" calcext:value-type="float">
            <text:p>633802</text:p>
          </table:table-cell>
          <table:table-cell office:value-type="float" office:value="1691826" calcext:value-type="float">
            <text:p>1691826</text:p>
          </table:table-cell>
          <table:table-cell office:value-type="float" office:value="629952" calcext:value-type="float">
            <text:p>629952</text:p>
          </table:table-cell>
          <table:table-cell office:value-type="float" office:value="1204342" calcext:value-type="float">
            <text:p>1204342</text:p>
          </table:table-cell>
          <table:table-cell office:value-type="float" office:value="448324" calcext:value-type="float">
            <text:p>448324</text:p>
          </table:table-cell>
          <table:table-cell office:value-type="float" office:value="483578" calcext:value-type="float">
            <text:p>483578</text:p>
          </table:table-cell>
          <table:table-cell office:value-type="float" office:value="180126" calcext:value-type="float">
            <text:p>180126</text:p>
          </table:table-cell>
          <table:table-cell office:value-type="float" office:value="568792" calcext:value-type="float">
            <text:p>568792</text:p>
          </table:table-cell>
          <table:table-cell office:value-type="float" office:value="211819" calcext:value-type="float">
            <text:p>211819</text:p>
          </table:table-cell>
          <table:table-cell table:number-columns-repeated="1637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1710" calcext:value-type="float">
            <text:p>451710</text:p>
          </table:table-cell>
          <table:table-cell office:value-type="float" office:value="168336" calcext:value-type="float">
            <text:p>168336</text:p>
          </table:table-cell>
          <table:table-cell office:value-type="float" office:value="1266030" calcext:value-type="float">
            <text:p>1266030</text:p>
          </table:table-cell>
          <table:table-cell office:value-type="float" office:value="471430" calcext:value-type="float">
            <text:p>471430</text:p>
          </table:table-cell>
          <table:table-cell office:value-type="float" office:value="1707794" calcext:value-type="float">
            <text:p>1707794</text:p>
          </table:table-cell>
          <table:table-cell office:value-type="float" office:value="635569" calcext:value-type="float">
            <text:p>635569</text:p>
          </table:table-cell>
          <table:table-cell office:value-type="float" office:value="1181726" calcext:value-type="float">
            <text:p>1181726</text:p>
          </table:table-cell>
          <table:table-cell office:value-type="float" office:value="439831" calcext:value-type="float">
            <text:p>439831</text:p>
          </table:table-cell>
          <table:table-cell office:value-type="float" office:value="463326" calcext:value-type="float">
            <text:p>463326</text:p>
          </table:table-cell>
          <table:table-cell office:value-type="float" office:value="172566" calcext:value-type="float">
            <text:p>172566</text:p>
          </table:table-cell>
          <table:table-cell office:value-type="float" office:value="594020" calcext:value-type="float">
            <text:p>594020</text:p>
          </table:table-cell>
          <table:table-cell office:value-type="float" office:value="221232" calcext:value-type="float">
            <text:p>221232</text:p>
          </table:table-cell>
          <table:table-cell table:number-columns-repeated="1637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58068" calcext:value-type="float">
            <text:p>458068</text:p>
          </table:table-cell>
          <table:table-cell office:value-type="float" office:value="170776" calcext:value-type="float">
            <text:p>170776</text:p>
          </table:table-cell>
          <table:table-cell office:value-type="float" office:value="1217950" calcext:value-type="float">
            <text:p>1217950</text:p>
          </table:table-cell>
          <table:table-cell office:value-type="float" office:value="453373" calcext:value-type="float">
            <text:p>453373</text:p>
          </table:table-cell>
          <table:table-cell office:value-type="float" office:value="2295880" calcext:value-type="float">
            <text:p>2295880</text:p>
          </table:table-cell>
          <table:table-cell office:value-type="float" office:value="854340" calcext:value-type="float">
            <text:p>854340</text:p>
          </table:table-cell>
          <table:table-cell office:value-type="float" office:value="1194398" calcext:value-type="float">
            <text:p>1194398</text:p>
          </table:table-cell>
          <table:table-cell office:value-type="float" office:value="444585" calcext:value-type="float">
            <text:p>444585</text:p>
          </table:table-cell>
          <table:table-cell office:value-type="float" office:value="470786" calcext:value-type="float">
            <text:p>470786</text:p>
          </table:table-cell>
          <table:table-cell office:value-type="float" office:value="175333" calcext:value-type="float">
            <text:p>175333</text:p>
          </table:table-cell>
          <table:table-cell office:value-type="float" office:value="550026" calcext:value-type="float">
            <text:p>550026</text:p>
          </table:table-cell>
          <table:table-cell office:value-type="float" office:value="204853" calcext:value-type="float">
            <text:p>204853</text:p>
          </table:table-cell>
          <table:table-cell table:number-columns-repeated="1637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8124" calcext:value-type="float">
            <text:p>528124</text:p>
          </table:table-cell>
          <table:table-cell office:value-type="float" office:value="197039" calcext:value-type="float">
            <text:p>197039</text:p>
          </table:table-cell>
          <table:table-cell office:value-type="float" office:value="1444178" calcext:value-type="float">
            <text:p>1444178</text:p>
          </table:table-cell>
          <table:table-cell office:value-type="float" office:value="537726" calcext:value-type="float">
            <text:p>537726</text:p>
          </table:table-cell>
          <table:table-cell office:value-type="float" office:value="2064788" calcext:value-type="float">
            <text:p>2064788</text:p>
          </table:table-cell>
          <table:table-cell office:value-type="float" office:value="768687" calcext:value-type="float">
            <text:p>768687</text:p>
          </table:table-cell>
          <table:table-cell office:value-type="float" office:value="1411080" calcext:value-type="float">
            <text:p>1411080</text:p>
          </table:table-cell>
          <table:table-cell office:value-type="float" office:value="525388" calcext:value-type="float">
            <text:p>525388</text:p>
          </table:table-cell>
          <table:table-cell office:value-type="float" office:value="556078" calcext:value-type="float">
            <text:p>556078</text:p>
          </table:table-cell>
          <table:table-cell office:value-type="float" office:value="207299" calcext:value-type="float">
            <text:p>207299</text:p>
          </table:table-cell>
          <table:table-cell office:value-type="float" office:value="592174" calcext:value-type="float">
            <text:p>592174</text:p>
          </table:table-cell>
          <table:table-cell office:value-type="float" office:value="220537" calcext:value-type="float">
            <text:p>220537</text:p>
          </table:table-cell>
          <table:table-cell table:number-columns-repeated="1637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9602" calcext:value-type="float">
            <text:p>489602</text:p>
          </table:table-cell>
          <table:table-cell office:value-type="float" office:value="182445" calcext:value-type="float">
            <text:p>182445</text:p>
          </table:table-cell>
          <table:table-cell office:value-type="float" office:value="1247198" calcext:value-type="float">
            <text:p>1247198</text:p>
          </table:table-cell>
          <table:table-cell office:value-type="float" office:value="464376" calcext:value-type="float">
            <text:p>464376</text:p>
          </table:table-cell>
          <table:table-cell office:value-type="float" office:value="6520484" calcext:value-type="float">
            <text:p>6520484</text:p>
          </table:table-cell>
          <table:table-cell office:value-type="float" office:value="2426104" calcext:value-type="float">
            <text:p>2426104</text:p>
          </table:table-cell>
          <table:table-cell office:value-type="float" office:value="1171096" calcext:value-type="float">
            <text:p>1171096</text:p>
          </table:table-cell>
          <table:table-cell office:value-type="float" office:value="435861" calcext:value-type="float">
            <text:p>435861</text:p>
          </table:table-cell>
          <table:table-cell office:value-type="float" office:value="467536" calcext:value-type="float">
            <text:p>467536</text:p>
          </table:table-cell>
          <table:table-cell office:value-type="float" office:value="174125" calcext:value-type="float">
            <text:p>174125</text:p>
          </table:table-cell>
          <table:table-cell office:value-type="float" office:value="557540" calcext:value-type="float">
            <text:p>557540</text:p>
          </table:table-cell>
          <table:table-cell office:value-type="float" office:value="207614" calcext:value-type="float">
            <text:p>207614</text:p>
          </table:table-cell>
          <table:table-cell table:number-columns-repeated="1637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5070" calcext:value-type="float">
            <text:p>445070</text:p>
          </table:table-cell>
          <table:table-cell office:value-type="float" office:value="165828" calcext:value-type="float">
            <text:p>165828</text:p>
          </table:table-cell>
          <table:table-cell office:value-type="float" office:value="1210358" calcext:value-type="float">
            <text:p>1210358</text:p>
          </table:table-cell>
          <table:table-cell office:value-type="float" office:value="450679" calcext:value-type="float">
            <text:p>450679</text:p>
          </table:table-cell>
          <table:table-cell office:value-type="float" office:value="6096252" calcext:value-type="float">
            <text:p>6096252</text:p>
          </table:table-cell>
          <table:table-cell office:value-type="float" office:value="2268203" calcext:value-type="float">
            <text:p>2268203</text:p>
          </table:table-cell>
          <table:table-cell office:value-type="float" office:value="1125362" calcext:value-type="float">
            <text:p>1125362</text:p>
          </table:table-cell>
          <table:table-cell office:value-type="float" office:value="418852" calcext:value-type="float">
            <text:p>418852</text:p>
          </table:table-cell>
          <table:table-cell office:value-type="float" office:value="448548" calcext:value-type="float">
            <text:p>448548</text:p>
          </table:table-cell>
          <table:table-cell office:value-type="float" office:value="167068" calcext:value-type="float">
            <text:p>167068</text:p>
          </table:table-cell>
          <table:table-cell office:value-type="float" office:value="549534" calcext:value-type="float">
            <text:p>549534</text:p>
          </table:table-cell>
          <table:table-cell office:value-type="float" office:value="204688" calcext:value-type="float">
            <text:p>204688</text:p>
          </table:table-cell>
          <table:table-cell table:number-columns-repeated="1637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23484" calcext:value-type="float">
            <text:p>523484</text:p>
          </table:table-cell>
          <table:table-cell office:value-type="float" office:value="195328" calcext:value-type="float">
            <text:p>195328</text:p>
          </table:table-cell>
          <table:table-cell office:value-type="float" office:value="1452794" calcext:value-type="float">
            <text:p>1452794</text:p>
          </table:table-cell>
          <table:table-cell office:value-type="float" office:value="540881" calcext:value-type="float">
            <text:p>540881</text:p>
          </table:table-cell>
          <table:table-cell office:value-type="float" office:value="2075564" calcext:value-type="float">
            <text:p>2075564</text:p>
          </table:table-cell>
          <table:table-cell office:value-type="float" office:value="772747" calcext:value-type="float">
            <text:p>772747</text:p>
          </table:table-cell>
          <table:table-cell office:value-type="float" office:value="1407328" calcext:value-type="float">
            <text:p>1407328</text:p>
          </table:table-cell>
          <table:table-cell office:value-type="float" office:value="524010" calcext:value-type="float">
            <text:p>524010</text:p>
          </table:table-cell>
          <table:table-cell office:value-type="float" office:value="553036" calcext:value-type="float">
            <text:p>553036</text:p>
          </table:table-cell>
          <table:table-cell office:value-type="float" office:value="206171" calcext:value-type="float">
            <text:p>206171</text:p>
          </table:table-cell>
          <table:table-cell office:value-type="float" office:value="560130" calcext:value-type="float">
            <text:p>560130</text:p>
          </table:table-cell>
          <table:table-cell office:value-type="float" office:value="208632" calcext:value-type="float">
            <text:p>208632</text:p>
          </table:table-cell>
          <table:table-cell table:number-columns-repeated="1637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27606" calcext:value-type="float">
            <text:p>527606</text:p>
          </table:table-cell>
          <table:table-cell office:value-type="float" office:value="196833" calcext:value-type="float">
            <text:p>196833</text:p>
          </table:table-cell>
          <table:table-cell office:value-type="float" office:value="1464106" calcext:value-type="float">
            <text:p>1464106</text:p>
          </table:table-cell>
          <table:table-cell office:value-type="float" office:value="545173" calcext:value-type="float">
            <text:p>545173</text:p>
          </table:table-cell>
          <table:table-cell office:value-type="float" office:value="7467794" calcext:value-type="float">
            <text:p>7467794</text:p>
          </table:table-cell>
          <table:table-cell office:value-type="float" office:value="2778584" calcext:value-type="float">
            <text:p>2778584</text:p>
          </table:table-cell>
          <table:table-cell office:value-type="float" office:value="1327358" calcext:value-type="float">
            <text:p>1327358</text:p>
          </table:table-cell>
          <table:table-cell office:value-type="float" office:value="494235" calcext:value-type="float">
            <text:p>494235</text:p>
          </table:table-cell>
          <table:table-cell office:value-type="float" office:value="525908" calcext:value-type="float">
            <text:p>525908</text:p>
          </table:table-cell>
          <table:table-cell office:value-type="float" office:value="196051" calcext:value-type="float">
            <text:p>196051</text:p>
          </table:table-cell>
          <table:table-cell office:value-type="float" office:value="629632" calcext:value-type="float">
            <text:p>629632</text:p>
          </table:table-cell>
          <table:table-cell office:value-type="float" office:value="234712" calcext:value-type="float">
            <text:p>234712</text:p>
          </table:table-cell>
          <table:table-cell table:number-columns-repeated="1637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2790" calcext:value-type="float">
            <text:p>412790</text:p>
          </table:table-cell>
          <table:table-cell office:value-type="float" office:value="153820" calcext:value-type="float">
            <text:p>153820</text:p>
          </table:table-cell>
          <table:table-cell office:value-type="float" office:value="1146500" calcext:value-type="float">
            <text:p>1146500</text:p>
          </table:table-cell>
          <table:table-cell office:value-type="float" office:value="427051" calcext:value-type="float">
            <text:p>427051</text:p>
          </table:table-cell>
          <table:table-cell office:value-type="float" office:value="4678008" calcext:value-type="float">
            <text:p>4678008</text:p>
          </table:table-cell>
          <table:table-cell office:value-type="float" office:value="1740612" calcext:value-type="float">
            <text:p>1740612</text:p>
          </table:table-cell>
          <table:table-cell office:value-type="float" office:value="1130384" calcext:value-type="float">
            <text:p>1130384</text:p>
          </table:table-cell>
          <table:table-cell office:value-type="float" office:value="420716" calcext:value-type="float">
            <text:p>420716</text:p>
          </table:table-cell>
          <table:table-cell office:value-type="float" office:value="448628" calcext:value-type="float">
            <text:p>448628</text:p>
          </table:table-cell>
          <table:table-cell office:value-type="float" office:value="167081" calcext:value-type="float">
            <text:p>167081</text:p>
          </table:table-cell>
          <table:table-cell office:value-type="float" office:value="548918" calcext:value-type="float">
            <text:p>548918</text:p>
          </table:table-cell>
          <table:table-cell office:value-type="float" office:value="204425" calcext:value-type="float">
            <text:p>204425</text:p>
          </table:table-cell>
          <table:table-cell table:number-columns-repeated="1637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68274" calcext:value-type="float">
            <text:p>568274</text:p>
          </table:table-cell>
          <table:table-cell office:value-type="float" office:value="211997" calcext:value-type="float">
            <text:p>211997</text:p>
          </table:table-cell>
          <table:table-cell office:value-type="float" office:value="1450688" calcext:value-type="float">
            <text:p>1450688</text:p>
          </table:table-cell>
          <table:table-cell office:value-type="float" office:value="540112" calcext:value-type="float">
            <text:p>540112</text:p>
          </table:table-cell>
          <table:table-cell office:value-type="float" office:value="7413251" calcext:value-type="float">
            <text:p>7413251</text:p>
          </table:table-cell>
          <table:table-cell office:value-type="float" office:value="2758895" calcext:value-type="float">
            <text:p>2758895</text:p>
          </table:table-cell>
          <table:table-cell office:value-type="float" office:value="1144692" calcext:value-type="float">
            <text:p>1144692</text:p>
          </table:table-cell>
          <table:table-cell office:value-type="float" office:value="426127" calcext:value-type="float">
            <text:p>426127</text:p>
          </table:table-cell>
          <table:table-cell office:value-type="float" office:value="484648" calcext:value-type="float">
            <text:p>484648</text:p>
          </table:table-cell>
          <table:table-cell office:value-type="float" office:value="180485" calcext:value-type="float">
            <text:p>180485</text:p>
          </table:table-cell>
          <table:table-cell office:value-type="float" office:value="564998" calcext:value-type="float">
            <text:p>564998</text:p>
          </table:table-cell>
          <table:table-cell office:value-type="float" office:value="210532" calcext:value-type="float">
            <text:p>210532</text:p>
          </table:table-cell>
          <table:table-cell table:number-columns-repeated="1637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46204" calcext:value-type="float">
            <text:p>546204</text:p>
          </table:table-cell>
          <table:table-cell office:value-type="float" office:value="203988" calcext:value-type="float">
            <text:p>203988</text:p>
          </table:table-cell>
          <table:table-cell office:value-type="float" office:value="1437470" calcext:value-type="float">
            <text:p>1437470</text:p>
          </table:table-cell>
          <table:table-cell office:value-type="float" office:value="535252" calcext:value-type="float">
            <text:p>535252</text:p>
          </table:table-cell>
          <table:table-cell office:value-type="float" office:value="4103414" calcext:value-type="float">
            <text:p>4103414</text:p>
          </table:table-cell>
          <table:table-cell office:value-type="float" office:value="1529282" calcext:value-type="float">
            <text:p>1529282</text:p>
          </table:table-cell>
          <table:table-cell office:value-type="float" office:value="1396900" calcext:value-type="float">
            <text:p>1396900</text:p>
          </table:table-cell>
          <table:table-cell office:value-type="float" office:value="520110" calcext:value-type="float">
            <text:p>520110</text:p>
          </table:table-cell>
          <table:table-cell office:value-type="float" office:value="551140" calcext:value-type="float">
            <text:p>551140</text:p>
          </table:table-cell>
          <table:table-cell office:value-type="float" office:value="205487" calcext:value-type="float">
            <text:p>205487</text:p>
          </table:table-cell>
          <table:table-cell office:value-type="float" office:value="676530" calcext:value-type="float">
            <text:p>676530</text:p>
          </table:table-cell>
          <table:table-cell office:value-type="float" office:value="252229" calcext:value-type="float">
            <text:p>252229</text:p>
          </table:table-cell>
          <table:table-cell table:number-columns-repeated="1637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2316" calcext:value-type="float">
            <text:p>482316</text:p>
          </table:table-cell>
          <table:table-cell office:value-type="float" office:value="179942" calcext:value-type="float">
            <text:p>179942</text:p>
          </table:table-cell>
          <table:table-cell office:value-type="float" office:value="1224754" calcext:value-type="float">
            <text:p>1224754</text:p>
          </table:table-cell>
          <table:table-cell office:value-type="float" office:value="456038" calcext:value-type="float">
            <text:p>456038</text:p>
          </table:table-cell>
          <table:table-cell office:value-type="float" office:value="1788196" calcext:value-type="float">
            <text:p>1788196</text:p>
          </table:table-cell>
          <table:table-cell office:value-type="float" office:value="665650" calcext:value-type="float">
            <text:p>665650</text:p>
          </table:table-cell>
          <table:table-cell office:value-type="float" office:value="1167944" calcext:value-type="float">
            <text:p>1167944</text:p>
          </table:table-cell>
          <table:table-cell office:value-type="float" office:value="434683" calcext:value-type="float">
            <text:p>434683</text:p>
          </table:table-cell>
          <table:table-cell office:value-type="float" office:value="449276" calcext:value-type="float">
            <text:p>449276</text:p>
          </table:table-cell>
          <table:table-cell office:value-type="float" office:value="167317" calcext:value-type="float">
            <text:p>167317</text:p>
          </table:table-cell>
          <table:table-cell office:value-type="float" office:value="549916" calcext:value-type="float">
            <text:p>549916</text:p>
          </table:table-cell>
          <table:table-cell office:value-type="float" office:value="204783" calcext:value-type="float">
            <text:p>204783</text:p>
          </table:table-cell>
          <table:table-cell table:number-columns-repeated="1637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24740" calcext:value-type="float">
            <text:p>524740</text:p>
          </table:table-cell>
          <table:table-cell office:value-type="float" office:value="195794" calcext:value-type="float">
            <text:p>195794</text:p>
          </table:table-cell>
          <table:table-cell office:value-type="float" office:value="1523890" calcext:value-type="float">
            <text:p>1523890</text:p>
          </table:table-cell>
          <table:table-cell office:value-type="float" office:value="567360" calcext:value-type="float">
            <text:p>567360</text:p>
          </table:table-cell>
          <table:table-cell office:value-type="float" office:value="2794958" calcext:value-type="float">
            <text:p>2794958</text:p>
          </table:table-cell>
          <table:table-cell office:value-type="float" office:value="1040307" calcext:value-type="float">
            <text:p>1040307</text:p>
          </table:table-cell>
          <table:table-cell office:value-type="float" office:value="1393806" calcext:value-type="float">
            <text:p>1393806</text:p>
          </table:table-cell>
          <table:table-cell office:value-type="float" office:value="518952" calcext:value-type="float">
            <text:p>518952</text:p>
          </table:table-cell>
          <table:table-cell office:value-type="float" office:value="568982" calcext:value-type="float">
            <text:p>568982</text:p>
          </table:table-cell>
          <table:table-cell office:value-type="float" office:value="212119" calcext:value-type="float">
            <text:p>212119</text:p>
          </table:table-cell>
          <table:table-cell office:value-type="float" office:value="538218" calcext:value-type="float">
            <text:p>538218</text:p>
          </table:table-cell>
          <table:table-cell office:value-type="float" office:value="200453" calcext:value-type="float">
            <text:p>200453</text:p>
          </table:table-cell>
          <table:table-cell table:number-columns-repeated="1637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62730" calcext:value-type="float">
            <text:p>562730</text:p>
          </table:table-cell>
          <table:table-cell office:value-type="float" office:value="209931" calcext:value-type="float">
            <text:p>209931</text:p>
          </table:table-cell>
          <table:table-cell office:value-type="float" office:value="1496930" calcext:value-type="float">
            <text:p>1496930</text:p>
          </table:table-cell>
          <table:table-cell office:value-type="float" office:value="557326" calcext:value-type="float">
            <text:p>557326</text:p>
          </table:table-cell>
          <table:table-cell office:value-type="float" office:value="7667040" calcext:value-type="float">
            <text:p>7667040</text:p>
          </table:table-cell>
          <table:table-cell office:value-type="float" office:value="2852814" calcext:value-type="float">
            <text:p>2852814</text:p>
          </table:table-cell>
          <table:table-cell office:value-type="float" office:value="1401968" calcext:value-type="float">
            <text:p>1401968</text:p>
          </table:table-cell>
          <table:table-cell office:value-type="float" office:value="521981" calcext:value-type="float">
            <text:p>521981</text:p>
          </table:table-cell>
          <table:table-cell office:value-type="float" office:value="550902" calcext:value-type="float">
            <text:p>550902</text:p>
          </table:table-cell>
          <table:table-cell office:value-type="float" office:value="205368" calcext:value-type="float">
            <text:p>205368</text:p>
          </table:table-cell>
          <table:table-cell office:value-type="float" office:value="629736" calcext:value-type="float">
            <text:p>629736</text:p>
          </table:table-cell>
          <table:table-cell office:value-type="float" office:value="234729" calcext:value-type="float">
            <text:p>234729</text:p>
          </table:table-cell>
          <table:table-cell table:number-columns-repeated="1637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34534" calcext:value-type="float">
            <text:p>434534</text:p>
          </table:table-cell>
          <table:table-cell office:value-type="float" office:value="161925" calcext:value-type="float">
            <text:p>161925</text:p>
          </table:table-cell>
          <table:table-cell office:value-type="float" office:value="1182538" calcext:value-type="float">
            <text:p>1182538</text:p>
          </table:table-cell>
          <table:table-cell office:value-type="float" office:value="440372" calcext:value-type="float">
            <text:p>440372</text:p>
          </table:table-cell>
          <table:table-cell office:value-type="float" office:value="3349300" calcext:value-type="float">
            <text:p>3349300</text:p>
          </table:table-cell>
          <table:table-cell office:value-type="float" office:value="1246175" calcext:value-type="float">
            <text:p>1246175</text:p>
          </table:table-cell>
          <table:table-cell office:value-type="float" office:value="1119512" calcext:value-type="float">
            <text:p>1119512</text:p>
          </table:table-cell>
          <table:table-cell office:value-type="float" office:value="416672" calcext:value-type="float">
            <text:p>416672</text:p>
          </table:table-cell>
          <table:table-cell office:value-type="float" office:value="442410" calcext:value-type="float">
            <text:p>442410</text:p>
          </table:table-cell>
          <table:table-cell office:value-type="float" office:value="164766" calcext:value-type="float">
            <text:p>164766</text:p>
          </table:table-cell>
          <table:table-cell office:value-type="float" office:value="538162" calcext:value-type="float">
            <text:p>538162</text:p>
          </table:table-cell>
          <table:table-cell office:value-type="float" office:value="200410" calcext:value-type="float">
            <text:p>200410</text:p>
          </table:table-cell>
          <table:table-cell table:number-columns-repeated="1637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56406" calcext:value-type="float">
            <text:p>556406</text:p>
          </table:table-cell>
          <table:table-cell office:value-type="float" office:value="207592" calcext:value-type="float">
            <text:p>207592</text:p>
          </table:table-cell>
          <table:table-cell office:value-type="float" office:value="1527834" calcext:value-type="float">
            <text:p>1527834</text:p>
          </table:table-cell>
          <table:table-cell office:value-type="float" office:value="568862" calcext:value-type="float">
            <text:p>568862</text:p>
          </table:table-cell>
          <table:table-cell office:value-type="float" office:value="2137450" calcext:value-type="float">
            <text:p>2137450</text:p>
          </table:table-cell>
          <table:table-cell office:value-type="float" office:value="795669" calcext:value-type="float">
            <text:p>795669</text:p>
          </table:table-cell>
          <table:table-cell office:value-type="float" office:value="1405706" calcext:value-type="float">
            <text:p>1405706</text:p>
          </table:table-cell>
          <table:table-cell office:value-type="float" office:value="523387" calcext:value-type="float">
            <text:p>523387</text:p>
          </table:table-cell>
          <table:table-cell office:value-type="float" office:value="552330" calcext:value-type="float">
            <text:p>552330</text:p>
          </table:table-cell>
          <table:table-cell office:value-type="float" office:value="205904" calcext:value-type="float">
            <text:p>205904</text:p>
          </table:table-cell>
          <table:table-cell office:value-type="float" office:value="557550" calcext:value-type="float">
            <text:p>557550</text:p>
          </table:table-cell>
          <table:table-cell office:value-type="float" office:value="207633" calcext:value-type="float">
            <text:p>207633</text:p>
          </table:table-cell>
          <table:table-cell table:number-columns-repeated="1637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34286" calcext:value-type="float">
            <text:p>634286</text:p>
          </table:table-cell>
          <table:table-cell office:value-type="float" office:value="237066" calcext:value-type="float">
            <text:p>237066</text:p>
          </table:table-cell>
          <table:table-cell office:value-type="float" office:value="1456904" calcext:value-type="float">
            <text:p>1456904</text:p>
          </table:table-cell>
          <table:table-cell office:value-type="float" office:value="542464" calcext:value-type="float">
            <text:p>542464</text:p>
          </table:table-cell>
          <table:table-cell office:value-type="float" office:value="3256840" calcext:value-type="float">
            <text:p>3256840</text:p>
          </table:table-cell>
          <table:table-cell office:value-type="float" office:value="1212028" calcext:value-type="float">
            <text:p>1212028</text:p>
          </table:table-cell>
          <table:table-cell office:value-type="float" office:value="1403710" calcext:value-type="float">
            <text:p>1403710</text:p>
          </table:table-cell>
          <table:table-cell office:value-type="float" office:value="522635" calcext:value-type="float">
            <text:p>522635</text:p>
          </table:table-cell>
          <table:table-cell office:value-type="float" office:value="548604" calcext:value-type="float">
            <text:p>548604</text:p>
          </table:table-cell>
          <table:table-cell office:value-type="float" office:value="204513" calcext:value-type="float">
            <text:p>204513</text:p>
          </table:table-cell>
          <table:table-cell office:value-type="float" office:value="629982" calcext:value-type="float">
            <text:p>629982</text:p>
          </table:table-cell>
          <table:table-cell office:value-type="float" office:value="234831" calcext:value-type="float">
            <text:p>234831</text:p>
          </table:table-cell>
          <table:table-cell table:number-columns-repeated="1637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0070" calcext:value-type="float">
            <text:p>510070</text:p>
          </table:table-cell>
          <table:table-cell office:value-type="float" office:value="190311" calcext:value-type="float">
            <text:p>190311</text:p>
          </table:table-cell>
          <table:table-cell office:value-type="float" office:value="1756285" calcext:value-type="float">
            <text:p>1756285</text:p>
          </table:table-cell>
          <table:table-cell office:value-type="float" office:value="654222" calcext:value-type="float">
            <text:p>654222</text:p>
          </table:table-cell>
          <table:table-cell office:value-type="float" office:value="1692662" calcext:value-type="float">
            <text:p>1692662</text:p>
          </table:table-cell>
          <table:table-cell office:value-type="float" office:value="630206" calcext:value-type="float">
            <text:p>630206</text:p>
          </table:table-cell>
          <table:table-cell office:value-type="float" office:value="1085438" calcext:value-type="float">
            <text:p>1085438</text:p>
          </table:table-cell>
          <table:table-cell office:value-type="float" office:value="403985" calcext:value-type="float">
            <text:p>403985</text:p>
          </table:table-cell>
          <table:table-cell office:value-type="float" office:value="443218" calcext:value-type="float">
            <text:p>443218</text:p>
          </table:table-cell>
          <table:table-cell office:value-type="float" office:value="165064" calcext:value-type="float">
            <text:p>165064</text:p>
          </table:table-cell>
          <table:table-cell office:value-type="float" office:value="546820" calcext:value-type="float">
            <text:p>546820</text:p>
          </table:table-cell>
          <table:table-cell office:value-type="float" office:value="203653" calcext:value-type="float">
            <text:p>203653</text:p>
          </table:table-cell>
          <table:table-cell table:number-columns-repeated="1637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16616" calcext:value-type="float">
            <text:p>516616</text:p>
          </table:table-cell>
          <table:table-cell office:value-type="float" office:value="192845" calcext:value-type="float">
            <text:p>192845</text:p>
          </table:table-cell>
          <table:table-cell office:value-type="float" office:value="1444040" calcext:value-type="float">
            <text:p>1444040</text:p>
          </table:table-cell>
          <table:table-cell office:value-type="float" office:value="537653" calcext:value-type="float">
            <text:p>537653</text:p>
          </table:table-cell>
          <table:table-cell office:value-type="float" office:value="2790686" calcext:value-type="float">
            <text:p>2790686</text:p>
          </table:table-cell>
          <table:table-cell office:value-type="float" office:value="1038731" calcext:value-type="float">
            <text:p>1038731</text:p>
          </table:table-cell>
          <table:table-cell office:value-type="float" office:value="1393290" calcext:value-type="float">
            <text:p>1393290</text:p>
          </table:table-cell>
          <table:table-cell office:value-type="float" office:value="518735" calcext:value-type="float">
            <text:p>518735</text:p>
          </table:table-cell>
          <table:table-cell office:value-type="float" office:value="520704" calcext:value-type="float">
            <text:p>520704</text:p>
          </table:table-cell>
          <table:table-cell office:value-type="float" office:value="194119" calcext:value-type="float">
            <text:p>194119</text:p>
          </table:table-cell>
          <table:table-cell office:value-type="float" office:value="657700" calcext:value-type="float">
            <text:p>657700</text:p>
          </table:table-cell>
          <table:table-cell office:value-type="float" office:value="248531" calcext:value-type="float">
            <text:p>248531</text:p>
          </table:table-cell>
          <table:table-cell table:number-columns-repeated="1637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60214" calcext:value-type="float">
            <text:p>460214</text:p>
          </table:table-cell>
          <table:table-cell office:value-type="float" office:value="171698" calcext:value-type="float">
            <text:p>171698</text:p>
          </table:table-cell>
          <table:table-cell office:value-type="float" office:value="1280956" calcext:value-type="float">
            <text:p>1280956</text:p>
          </table:table-cell>
          <table:table-cell office:value-type="float" office:value="476973" calcext:value-type="float">
            <text:p>476973</text:p>
          </table:table-cell>
          <table:table-cell office:value-type="float" office:value="2289424" calcext:value-type="float">
            <text:p>2289424</text:p>
          </table:table-cell>
          <table:table-cell office:value-type="float" office:value="852126" calcext:value-type="float">
            <text:p>852126</text:p>
          </table:table-cell>
          <table:table-cell office:value-type="float" office:value="1221986" calcext:value-type="float">
            <text:p>1221986</text:p>
          </table:table-cell>
          <table:table-cell office:value-type="float" office:value="454851" calcext:value-type="float">
            <text:p>454851</text:p>
          </table:table-cell>
          <table:table-cell office:value-type="float" office:value="466466" calcext:value-type="float">
            <text:p>466466</text:p>
          </table:table-cell>
          <table:table-cell office:value-type="float" office:value="173724" calcext:value-type="float">
            <text:p>173724</text:p>
          </table:table-cell>
          <table:table-cell office:value-type="float" office:value="536310" calcext:value-type="float">
            <text:p>536310</text:p>
          </table:table-cell>
          <table:table-cell office:value-type="float" office:value="199689" calcext:value-type="float">
            <text:p>199689</text:p>
          </table:table-cell>
          <table:table-cell table:number-columns-repeated="1637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50752" calcext:value-type="float">
            <text:p>550752</text:p>
          </table:table-cell>
          <table:table-cell office:value-type="float" office:value="205493" calcext:value-type="float">
            <text:p>205493</text:p>
          </table:table-cell>
          <table:table-cell office:value-type="float" office:value="1523560" calcext:value-type="float">
            <text:p>1523560</text:p>
          </table:table-cell>
          <table:table-cell office:value-type="float" office:value="567265" calcext:value-type="float">
            <text:p>567265</text:p>
          </table:table-cell>
          <table:table-cell office:value-type="float" office:value="6504107" calcext:value-type="float">
            <text:p>6504107</text:p>
          </table:table-cell>
          <table:table-cell office:value-type="float" office:value="2420522" calcext:value-type="float">
            <text:p>2420522</text:p>
          </table:table-cell>
          <table:table-cell office:value-type="float" office:value="1210230" calcext:value-type="float">
            <text:p>1210230</text:p>
          </table:table-cell>
          <table:table-cell office:value-type="float" office:value="450434" calcext:value-type="float">
            <text:p>450434</text:p>
          </table:table-cell>
          <table:table-cell office:value-type="float" office:value="491294" calcext:value-type="float">
            <text:p>491294</text:p>
          </table:table-cell>
          <table:table-cell office:value-type="float" office:value="182978" calcext:value-type="float">
            <text:p>182978</text:p>
          </table:table-cell>
          <table:table-cell office:value-type="float" office:value="614144" calcext:value-type="float">
            <text:p>614144</text:p>
          </table:table-cell>
          <table:table-cell office:value-type="float" office:value="228704" calcext:value-type="float">
            <text:p>228704</text:p>
          </table:table-cell>
          <table:table-cell table:number-columns-repeated="1637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30402" calcext:value-type="float">
            <text:p>530402</text:p>
          </table:table-cell>
          <table:table-cell office:value-type="float" office:value="197938" calcext:value-type="float">
            <text:p>197938</text:p>
          </table:table-cell>
          <table:table-cell office:value-type="float" office:value="1440876" calcext:value-type="float">
            <text:p>1440876</text:p>
          </table:table-cell>
          <table:table-cell office:value-type="float" office:value="536448" calcext:value-type="float">
            <text:p>536448</text:p>
          </table:table-cell>
          <table:table-cell office:value-type="float" office:value="6062956" calcext:value-type="float">
            <text:p>6062956</text:p>
          </table:table-cell>
          <table:table-cell office:value-type="float" office:value="2256105" calcext:value-type="float">
            <text:p>2256105</text:p>
          </table:table-cell>
          <table:table-cell office:value-type="float" office:value="1394126" calcext:value-type="float">
            <text:p>1394126</text:p>
          </table:table-cell>
          <table:table-cell office:value-type="float" office:value="519058" calcext:value-type="float">
            <text:p>519058</text:p>
          </table:table-cell>
          <table:table-cell office:value-type="float" office:value="554562" calcext:value-type="float">
            <text:p>554562</text:p>
          </table:table-cell>
          <table:table-cell office:value-type="float" office:value="206739" calcext:value-type="float">
            <text:p>206739</text:p>
          </table:table-cell>
          <table:table-cell office:value-type="float" office:value="545766" calcext:value-type="float">
            <text:p>545766</text:p>
          </table:table-cell>
          <table:table-cell office:value-type="float" office:value="203252" calcext:value-type="float">
            <text:p>203252</text:p>
          </table:table-cell>
          <table:table-cell table:number-columns-repeated="1637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47844" calcext:value-type="float">
            <text:p>547844</text:p>
          </table:table-cell>
          <table:table-cell office:value-type="float" office:value="204439" calcext:value-type="float">
            <text:p>204439</text:p>
          </table:table-cell>
          <table:table-cell office:value-type="float" office:value="1541168" calcext:value-type="float">
            <text:p>1541168</text:p>
          </table:table-cell>
          <table:table-cell office:value-type="float" office:value="573887" calcext:value-type="float">
            <text:p>573887</text:p>
          </table:table-cell>
          <table:table-cell office:value-type="float" office:value="2938202" calcext:value-type="float">
            <text:p>2938202</text:p>
          </table:table-cell>
          <table:table-cell office:value-type="float" office:value="1093595" calcext:value-type="float">
            <text:p>1093595</text:p>
          </table:table-cell>
          <table:table-cell office:value-type="float" office:value="1477538" calcext:value-type="float">
            <text:p>1477538</text:p>
          </table:table-cell>
          <table:table-cell office:value-type="float" office:value="550134" calcext:value-type="float">
            <text:p>550134</text:p>
          </table:table-cell>
          <table:table-cell office:value-type="float" office:value="580230" calcext:value-type="float">
            <text:p>580230</text:p>
          </table:table-cell>
          <table:table-cell office:value-type="float" office:value="216340" calcext:value-type="float">
            <text:p>216340</text:p>
          </table:table-cell>
          <table:table-cell office:value-type="float" office:value="855344" calcext:value-type="float">
            <text:p>855344</text:p>
          </table:table-cell>
          <table:table-cell office:value-type="float" office:value="319105" calcext:value-type="float">
            <text:p>319105</text:p>
          </table:table-cell>
          <table:table-cell table:number-columns-repeated="1637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51839" calcext:value-type="float">
            <text:p>851839</text:p>
          </table:table-cell>
          <table:table-cell office:value-type="float" office:value="318702" calcext:value-type="float">
            <text:p>318702</text:p>
          </table:table-cell>
          <table:table-cell office:value-type="float" office:value="1285644" calcext:value-type="float">
            <text:p>1285644</text:p>
          </table:table-cell>
          <table:table-cell office:value-type="float" office:value="478746" calcext:value-type="float">
            <text:p>478746</text:p>
          </table:table-cell>
          <table:table-cell office:value-type="float" office:value="2430520" calcext:value-type="float">
            <text:p>2430520</text:p>
          </table:table-cell>
          <table:table-cell office:value-type="float" office:value="904667" calcext:value-type="float">
            <text:p>904667</text:p>
          </table:table-cell>
          <table:table-cell office:value-type="float" office:value="1184456" calcext:value-type="float">
            <text:p>1184456</text:p>
          </table:table-cell>
          <table:table-cell office:value-type="float" office:value="440841" calcext:value-type="float">
            <text:p>440841</text:p>
          </table:table-cell>
          <table:table-cell office:value-type="float" office:value="481026" calcext:value-type="float">
            <text:p>481026</text:p>
          </table:table-cell>
          <table:table-cell office:value-type="float" office:value="179383" calcext:value-type="float">
            <text:p>179383</text:p>
          </table:table-cell>
          <table:table-cell office:value-type="float" office:value="597692" calcext:value-type="float">
            <text:p>597692</text:p>
          </table:table-cell>
          <table:table-cell office:value-type="float" office:value="222613" calcext:value-type="float">
            <text:p>222613</text:p>
          </table:table-cell>
          <table:table-cell table:number-columns-repeated="1637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66152" calcext:value-type="float">
            <text:p>466152</text:p>
          </table:table-cell>
          <table:table-cell office:value-type="float" office:value="173680" calcext:value-type="float">
            <text:p>173680</text:p>
          </table:table-cell>
          <table:table-cell office:value-type="float" office:value="1318352" calcext:value-type="float">
            <text:p>1318352</text:p>
          </table:table-cell>
          <table:table-cell office:value-type="float" office:value="490874" calcext:value-type="float">
            <text:p>490874</text:p>
          </table:table-cell>
          <table:table-cell office:value-type="float" office:value="2017346" calcext:value-type="float">
            <text:p>2017346</text:p>
          </table:table-cell>
          <table:table-cell office:value-type="float" office:value="758022" calcext:value-type="float">
            <text:p>758022</text:p>
          </table:table-cell>
          <table:table-cell office:value-type="float" office:value="1209872" calcext:value-type="float">
            <text:p>1209872</text:p>
          </table:table-cell>
          <table:table-cell office:value-type="float" office:value="450366" calcext:value-type="float">
            <text:p>450366</text:p>
          </table:table-cell>
          <table:table-cell office:value-type="float" office:value="482962" calcext:value-type="float">
            <text:p>482962</text:p>
          </table:table-cell>
          <table:table-cell office:value-type="float" office:value="180232" calcext:value-type="float">
            <text:p>180232</text:p>
          </table:table-cell>
          <table:table-cell office:value-type="float" office:value="653610" calcext:value-type="float">
            <text:p>653610</text:p>
          </table:table-cell>
          <table:table-cell office:value-type="float" office:value="243548" calcext:value-type="float">
            <text:p>243548</text:p>
          </table:table-cell>
          <table:table-cell table:number-columns-repeated="1637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2708" calcext:value-type="float">
            <text:p>802708</text:p>
          </table:table-cell>
          <table:table-cell office:value-type="float" office:value="299458" calcext:value-type="float">
            <text:p>299458</text:p>
          </table:table-cell>
          <table:table-cell office:value-type="float" office:value="1626514" calcext:value-type="float">
            <text:p>1626514</text:p>
          </table:table-cell>
          <table:table-cell office:value-type="float" office:value="605771" calcext:value-type="float">
            <text:p>605771</text:p>
          </table:table-cell>
          <table:table-cell office:value-type="float" office:value="2960468" calcext:value-type="float">
            <text:p>2960468</text:p>
          </table:table-cell>
          <table:table-cell office:value-type="float" office:value="1102105" calcext:value-type="float">
            <text:p>1102105</text:p>
          </table:table-cell>
          <table:table-cell office:value-type="float" office:value="1659510" calcext:value-type="float">
            <text:p>1659510</text:p>
          </table:table-cell>
          <table:table-cell office:value-type="float" office:value="618129" calcext:value-type="float">
            <text:p>618129</text:p>
          </table:table-cell>
          <table:table-cell office:value-type="float" office:value="650194" calcext:value-type="float">
            <text:p>650194</text:p>
          </table:table-cell>
          <table:table-cell office:value-type="float" office:value="242379" calcext:value-type="float">
            <text:p>242379</text:p>
          </table:table-cell>
          <table:table-cell office:value-type="float" office:value="844920" calcext:value-type="float">
            <text:p>844920</text:p>
          </table:table-cell>
          <table:table-cell office:value-type="float" office:value="315076" calcext:value-type="float">
            <text:p>315076</text:p>
          </table:table-cell>
          <table:table-cell table:number-columns-repeated="1637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42334" calcext:value-type="float">
            <text:p>642334</text:p>
          </table:table-cell>
          <table:table-cell office:value-type="float" office:value="239325" calcext:value-type="float">
            <text:p>239325</text:p>
          </table:table-cell>
          <table:table-cell office:value-type="float" office:value="1754508" calcext:value-type="float">
            <text:p>1754508</text:p>
          </table:table-cell>
          <table:table-cell office:value-type="float" office:value="653392" calcext:value-type="float">
            <text:p>653392</text:p>
          </table:table-cell>
          <table:table-cell office:value-type="float" office:value="5102046" calcext:value-type="float">
            <text:p>5102046</text:p>
          </table:table-cell>
          <table:table-cell office:value-type="float" office:value="1898545" calcext:value-type="float">
            <text:p>1898545</text:p>
          </table:table-cell>
          <table:table-cell office:value-type="float" office:value="1563192" calcext:value-type="float">
            <text:p>1563192</text:p>
          </table:table-cell>
          <table:table-cell office:value-type="float" office:value="581803" calcext:value-type="float">
            <text:p>581803</text:p>
          </table:table-cell>
          <table:table-cell office:value-type="float" office:value="593268" calcext:value-type="float">
            <text:p>593268</text:p>
          </table:table-cell>
          <table:table-cell office:value-type="float" office:value="220966" calcext:value-type="float">
            <text:p>220966</text:p>
          </table:table-cell>
          <table:table-cell office:value-type="float" office:value="630700" calcext:value-type="float">
            <text:p>630700</text:p>
          </table:table-cell>
          <table:table-cell office:value-type="float" office:value="234883" calcext:value-type="float">
            <text:p>234883</text:p>
          </table:table-cell>
          <table:table-cell table:number-columns-repeated="1637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1548" calcext:value-type="float">
            <text:p>591548</text:p>
          </table:table-cell>
          <table:table-cell office:value-type="float" office:value="220683" calcext:value-type="float">
            <text:p>220683</text:p>
          </table:table-cell>
          <table:table-cell office:value-type="float" office:value="1613962" calcext:value-type="float">
            <text:p>1613962</text:p>
          </table:table-cell>
          <table:table-cell office:value-type="float" office:value="600892" calcext:value-type="float">
            <text:p>600892</text:p>
          </table:table-cell>
          <table:table-cell office:value-type="float" office:value="5623927" calcext:value-type="float">
            <text:p>5623927</text:p>
          </table:table-cell>
          <table:table-cell office:value-type="float" office:value="2093473" calcext:value-type="float">
            <text:p>2093473</text:p>
          </table:table-cell>
          <table:table-cell office:value-type="float" office:value="1310384" calcext:value-type="float">
            <text:p>1310384</text:p>
          </table:table-cell>
          <table:table-cell office:value-type="float" office:value="488051" calcext:value-type="float">
            <text:p>488051</text:p>
          </table:table-cell>
          <table:table-cell office:value-type="float" office:value="558784" calcext:value-type="float">
            <text:p>558784</text:p>
          </table:table-cell>
          <table:table-cell office:value-type="float" office:value="208104" calcext:value-type="float">
            <text:p>208104</text:p>
          </table:table-cell>
          <table:table-cell office:value-type="float" office:value="610504" calcext:value-type="float">
            <text:p>610504</text:p>
          </table:table-cell>
          <table:table-cell office:value-type="float" office:value="227344" calcext:value-type="float">
            <text:p>227344</text:p>
          </table:table-cell>
          <table:table-cell table:number-columns-repeated="1637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39736" calcext:value-type="float">
            <text:p>639736</text:p>
          </table:table-cell>
          <table:table-cell office:value-type="float" office:value="238705" calcext:value-type="float">
            <text:p>238705</text:p>
          </table:table-cell>
          <table:table-cell office:value-type="float" office:value="1728790" calcext:value-type="float">
            <text:p>1728790</text:p>
          </table:table-cell>
          <table:table-cell office:value-type="float" office:value="643670" calcext:value-type="float">
            <text:p>643670</text:p>
          </table:table-cell>
          <table:table-cell office:value-type="float" office:value="6751116" calcext:value-type="float">
            <text:p>6751116</text:p>
          </table:table-cell>
          <table:table-cell office:value-type="float" office:value="2512059" calcext:value-type="float">
            <text:p>2512059</text:p>
          </table:table-cell>
          <table:table-cell office:value-type="float" office:value="1600507" calcext:value-type="float">
            <text:p>1600507</text:p>
          </table:table-cell>
          <table:table-cell office:value-type="float" office:value="596846" calcext:value-type="float">
            <text:p>596846</text:p>
          </table:table-cell>
          <table:table-cell office:value-type="float" office:value="507500" calcext:value-type="float">
            <text:p>507500</text:p>
          </table:table-cell>
          <table:table-cell office:value-type="float" office:value="189003" calcext:value-type="float">
            <text:p>189003</text:p>
          </table:table-cell>
          <table:table-cell office:value-type="float" office:value="577886" calcext:value-type="float">
            <text:p>577886</text:p>
          </table:table-cell>
          <table:table-cell office:value-type="float" office:value="215176" calcext:value-type="float">
            <text:p>215176</text:p>
          </table:table-cell>
          <table:table-cell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3156" calcext:value-type="float">
            <text:p>593156</text:p>
          </table:table-cell>
          <table:table-cell office:value-type="float" office:value="221430" calcext:value-type="float">
            <text:p>221430</text:p>
          </table:table-cell>
          <table:table-cell office:value-type="float" office:value="1630918" calcext:value-type="float">
            <text:p>1630918</text:p>
          </table:table-cell>
          <table:table-cell office:value-type="float" office:value="607437" calcext:value-type="float">
            <text:p>607437</text:p>
          </table:table-cell>
          <table:table-cell office:value-type="float" office:value="2838360" calcext:value-type="float">
            <text:p>2838360</text:p>
          </table:table-cell>
          <table:table-cell office:value-type="float" office:value="1056851" calcext:value-type="float">
            <text:p>1056851</text:p>
          </table:table-cell>
          <table:table-cell office:value-type="float" office:value="1552598" calcext:value-type="float">
            <text:p>1552598</text:p>
          </table:table-cell>
          <table:table-cell office:value-type="float" office:value="578182" calcext:value-type="float">
            <text:p>578182</text:p>
          </table:table-cell>
          <table:table-cell office:value-type="float" office:value="621320" calcext:value-type="float">
            <text:p>621320</text:p>
          </table:table-cell>
          <table:table-cell office:value-type="float" office:value="231612" calcext:value-type="float">
            <text:p>231612</text:p>
          </table:table-cell>
          <table:table-cell office:value-type="float" office:value="764280" calcext:value-type="float">
            <text:p>764280</text:p>
          </table:table-cell>
          <table:table-cell office:value-type="float" office:value="284898" calcext:value-type="float">
            <text:p>284898</text:p>
          </table:table-cell>
          <table:table-cell table:number-columns-repeated="1637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41564" calcext:value-type="float">
            <text:p>641564</text:p>
          </table:table-cell>
          <table:table-cell office:value-type="float" office:value="239447" calcext:value-type="float">
            <text:p>239447</text:p>
          </table:table-cell>
          <table:table-cell office:value-type="float" office:value="1703778" calcext:value-type="float">
            <text:p>1703778</text:p>
          </table:table-cell>
          <table:table-cell office:value-type="float" office:value="634354" calcext:value-type="float">
            <text:p>634354</text:p>
          </table:table-cell>
          <table:table-cell office:value-type="float" office:value="4749682" calcext:value-type="float">
            <text:p>4749682</text:p>
          </table:table-cell>
          <table:table-cell office:value-type="float" office:value="1767653" calcext:value-type="float">
            <text:p>1767653</text:p>
          </table:table-cell>
          <table:table-cell office:value-type="float" office:value="1573478" calcext:value-type="float">
            <text:p>1573478</text:p>
          </table:table-cell>
          <table:table-cell office:value-type="float" office:value="588108" calcext:value-type="float">
            <text:p>588108</text:p>
          </table:table-cell>
          <table:table-cell office:value-type="float" office:value="624838" calcext:value-type="float">
            <text:p>624838</text:p>
          </table:table-cell>
          <table:table-cell office:value-type="float" office:value="232923" calcext:value-type="float">
            <text:p>232923</text:p>
          </table:table-cell>
          <table:table-cell office:value-type="float" office:value="803284" calcext:value-type="float">
            <text:p>803284</text:p>
          </table:table-cell>
          <table:table-cell office:value-type="float" office:value="299751" calcext:value-type="float">
            <text:p>299751</text:p>
          </table:table-cell>
          <table:table-cell table:number-columns-repeated="1637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59346" calcext:value-type="float">
            <text:p>559346</text:p>
          </table:table-cell>
          <table:table-cell office:value-type="float" office:value="208423" calcext:value-type="float">
            <text:p>208423</text:p>
          </table:table-cell>
          <table:table-cell office:value-type="float" office:value="1545442" calcext:value-type="float">
            <text:p>1545442</text:p>
          </table:table-cell>
          <table:table-cell office:value-type="float" office:value="575674" calcext:value-type="float">
            <text:p>575674</text:p>
          </table:table-cell>
          <table:table-cell office:value-type="float" office:value="4226530" calcext:value-type="float">
            <text:p>4226530</text:p>
          </table:table-cell>
          <table:table-cell office:value-type="float" office:value="1572796" calcext:value-type="float">
            <text:p>1572796</text:p>
          </table:table-cell>
          <table:table-cell office:value-type="float" office:value="1398116" calcext:value-type="float">
            <text:p>1398116</text:p>
          </table:table-cell>
          <table:table-cell office:value-type="float" office:value="520536" calcext:value-type="float">
            <text:p>520536</text:p>
          </table:table-cell>
          <table:table-cell office:value-type="float" office:value="564316" calcext:value-type="float">
            <text:p>564316</text:p>
          </table:table-cell>
          <table:table-cell office:value-type="float" office:value="210351" calcext:value-type="float">
            <text:p>210351</text:p>
          </table:table-cell>
          <table:table-cell office:value-type="float" office:value="653354" calcext:value-type="float">
            <text:p>653354</text:p>
          </table:table-cell>
          <table:table-cell office:value-type="float" office:value="243520" calcext:value-type="float">
            <text:p>243520</text:p>
          </table:table-cell>
          <table:table-cell table:number-columns-repeated="1637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47378" calcext:value-type="float">
            <text:p>647378</text:p>
          </table:table-cell>
          <table:table-cell office:value-type="float" office:value="241575" calcext:value-type="float">
            <text:p>241575</text:p>
          </table:table-cell>
          <table:table-cell office:value-type="float" office:value="1706328" calcext:value-type="float">
            <text:p>1706328</text:p>
          </table:table-cell>
          <table:table-cell office:value-type="float" office:value="635580" calcext:value-type="float">
            <text:p>635580</text:p>
          </table:table-cell>
          <table:table-cell office:value-type="float" office:value="2316448" calcext:value-type="float">
            <text:p>2316448</text:p>
          </table:table-cell>
          <table:table-cell office:value-type="float" office:value="862477" calcext:value-type="float">
            <text:p>862477</text:p>
          </table:table-cell>
          <table:table-cell office:value-type="float" office:value="2279814" calcext:value-type="float">
            <text:p>2279814</text:p>
          </table:table-cell>
          <table:table-cell office:value-type="float" office:value="849369" calcext:value-type="float">
            <text:p>849369</text:p>
          </table:table-cell>
          <table:table-cell office:value-type="float" office:value="610886" calcext:value-type="float">
            <text:p>610886</text:p>
          </table:table-cell>
          <table:table-cell office:value-type="float" office:value="227734" calcext:value-type="float">
            <text:p>227734</text:p>
          </table:table-cell>
          <table:table-cell office:value-type="float" office:value="885880" calcext:value-type="float">
            <text:p>885880</text:p>
          </table:table-cell>
          <table:table-cell office:value-type="float" office:value="330186" calcext:value-type="float">
            <text:p>330186</text:p>
          </table:table-cell>
          <table:table-cell table:number-columns-repeated="1637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79668" calcext:value-type="float">
            <text:p>879668</text:p>
          </table:table-cell>
          <table:table-cell office:value-type="float" office:value="328122" calcext:value-type="float">
            <text:p>328122</text:p>
          </table:table-cell>
          <table:table-cell office:value-type="float" office:value="2224678" calcext:value-type="float">
            <text:p>2224678</text:p>
          </table:table-cell>
          <table:table-cell office:value-type="float" office:value="828310" calcext:value-type="float">
            <text:p>828310</text:p>
          </table:table-cell>
          <table:table-cell office:value-type="float" office:value="6912305" calcext:value-type="float">
            <text:p>6912305</text:p>
          </table:table-cell>
          <table:table-cell office:value-type="float" office:value="2573094" calcext:value-type="float">
            <text:p>2573094</text:p>
          </table:table-cell>
          <table:table-cell office:value-type="float" office:value="1394876" calcext:value-type="float">
            <text:p>1394876</text:p>
          </table:table-cell>
          <table:table-cell office:value-type="float" office:value="519392" calcext:value-type="float">
            <text:p>519392</text:p>
          </table:table-cell>
          <table:table-cell office:value-type="float" office:value="561146" calcext:value-type="float">
            <text:p>561146</text:p>
          </table:table-cell>
          <table:table-cell office:value-type="float" office:value="208974" calcext:value-type="float">
            <text:p>208974</text:p>
          </table:table-cell>
          <table:table-cell office:value-type="float" office:value="626716" calcext:value-type="float">
            <text:p>626716</text:p>
          </table:table-cell>
          <table:table-cell office:value-type="float" office:value="233430" calcext:value-type="float">
            <text:p>233430</text:p>
          </table:table-cell>
          <table:table-cell table:number-columns-repeated="1637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47722" calcext:value-type="float">
            <text:p>647722</text:p>
          </table:table-cell>
          <table:table-cell office:value-type="float" office:value="241796" calcext:value-type="float">
            <text:p>241796</text:p>
          </table:table-cell>
          <table:table-cell office:value-type="float" office:value="1769400" calcext:value-type="float">
            <text:p>1769400</text:p>
          </table:table-cell>
          <table:table-cell office:value-type="float" office:value="658904" calcext:value-type="float">
            <text:p>658904</text:p>
          </table:table-cell>
          <table:table-cell office:value-type="float" office:value="2443970" calcext:value-type="float">
            <text:p>2443970</text:p>
          </table:table-cell>
          <table:table-cell office:value-type="float" office:value="910142" calcext:value-type="float">
            <text:p>910142</text:p>
          </table:table-cell>
          <table:table-cell office:value-type="float" office:value="1765936" calcext:value-type="float">
            <text:p>1765936</text:p>
          </table:table-cell>
          <table:table-cell office:value-type="float" office:value="657714" calcext:value-type="float">
            <text:p>657714</text:p>
          </table:table-cell>
          <table:table-cell office:value-type="float" office:value="694390" calcext:value-type="float">
            <text:p>694390</text:p>
          </table:table-cell>
          <table:table-cell office:value-type="float" office:value="258882" calcext:value-type="float">
            <text:p>258882</text:p>
          </table:table-cell>
          <table:table-cell office:value-type="float" office:value="799366" calcext:value-type="float">
            <text:p>799366</text:p>
          </table:table-cell>
          <table:table-cell office:value-type="float" office:value="297758" calcext:value-type="float">
            <text:p>297758</text:p>
          </table:table-cell>
          <table:table-cell table:number-columns-repeated="1637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31666" calcext:value-type="float">
            <text:p>631666</text:p>
          </table:table-cell>
          <table:table-cell office:value-type="float" office:value="235685" calcext:value-type="float">
            <text:p>235685</text:p>
          </table:table-cell>
          <table:table-cell office:value-type="float" office:value="1727838" calcext:value-type="float">
            <text:p>1727838</text:p>
          </table:table-cell>
          <table:table-cell office:value-type="float" office:value="643343" calcext:value-type="float">
            <text:p>643343</text:p>
          </table:table-cell>
          <table:table-cell office:value-type="float" office:value="5132638" calcext:value-type="float">
            <text:p>5132638</text:p>
          </table:table-cell>
          <table:table-cell office:value-type="float" office:value="1910076" calcext:value-type="float">
            <text:p>1910076</text:p>
          </table:table-cell>
          <table:table-cell office:value-type="float" office:value="1560430" calcext:value-type="float">
            <text:p>1560430</text:p>
          </table:table-cell>
          <table:table-cell office:value-type="float" office:value="581107" calcext:value-type="float">
            <text:p>581107</text:p>
          </table:table-cell>
          <table:table-cell office:value-type="float" office:value="616482" calcext:value-type="float">
            <text:p>616482</text:p>
          </table:table-cell>
          <table:table-cell office:value-type="float" office:value="229825" calcext:value-type="float">
            <text:p>229825</text:p>
          </table:table-cell>
          <table:table-cell office:value-type="float" office:value="717700" calcext:value-type="float">
            <text:p>717700</text:p>
          </table:table-cell>
          <table:table-cell office:value-type="float" office:value="267524" calcext:value-type="float">
            <text:p>267524</text:p>
          </table:table-cell>
          <table:table-cell table:number-columns-repeated="1637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83686" calcext:value-type="float">
            <text:p>683686</text:p>
          </table:table-cell>
          <table:table-cell office:value-type="float" office:value="255111" calcext:value-type="float">
            <text:p>255111</text:p>
          </table:table-cell>
          <table:table-cell office:value-type="float" office:value="1747050" calcext:value-type="float">
            <text:p>1747050</text:p>
          </table:table-cell>
          <table:table-cell office:value-type="float" office:value="650595" calcext:value-type="float">
            <text:p>650595</text:p>
          </table:table-cell>
          <table:table-cell office:value-type="float" office:value="2475824" calcext:value-type="float">
            <text:p>2475824</text:p>
          </table:table-cell>
          <table:table-cell office:value-type="float" office:value="921782" calcext:value-type="float">
            <text:p>921782</text:p>
          </table:table-cell>
          <table:table-cell office:value-type="float" office:value="1779758" calcext:value-type="float">
            <text:p>1779758</text:p>
          </table:table-cell>
          <table:table-cell office:value-type="float" office:value="662831" calcext:value-type="float">
            <text:p>662831</text:p>
          </table:table-cell>
          <table:table-cell office:value-type="float" office:value="713882" calcext:value-type="float">
            <text:p>713882</text:p>
          </table:table-cell>
          <table:table-cell office:value-type="float" office:value="266148" calcext:value-type="float">
            <text:p>266148</text:p>
          </table:table-cell>
          <table:table-cell office:value-type="float" office:value="761102" calcext:value-type="float">
            <text:p>761102</text:p>
          </table:table-cell>
          <table:table-cell office:value-type="float" office:value="283666" calcext:value-type="float">
            <text:p>283666</text:p>
          </table:table-cell>
          <table:table-cell table:number-columns-repeated="1637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81448" calcext:value-type="float">
            <text:p>481448</text:p>
          </table:table-cell>
          <table:table-cell office:value-type="float" office:value="179527" calcext:value-type="float">
            <text:p>179527</text:p>
          </table:table-cell>
          <table:table-cell office:value-type="float" office:value="1293340" calcext:value-type="float">
            <text:p>1293340</text:p>
          </table:table-cell>
          <table:table-cell office:value-type="float" office:value="481679" calcext:value-type="float">
            <text:p>481679</text:p>
          </table:table-cell>
          <table:table-cell office:value-type="float" office:value="4665656" calcext:value-type="float">
            <text:p>4665656</text:p>
          </table:table-cell>
          <table:table-cell office:value-type="float" office:value="1736094" calcext:value-type="float">
            <text:p>1736094</text:p>
          </table:table-cell>
          <table:table-cell office:value-type="float" office:value="1247640" calcext:value-type="float">
            <text:p>1247640</text:p>
          </table:table-cell>
          <table:table-cell office:value-type="float" office:value="464429" calcext:value-type="float">
            <text:p>464429</text:p>
          </table:table-cell>
          <table:table-cell office:value-type="float" office:value="509974" calcext:value-type="float">
            <text:p>509974</text:p>
          </table:table-cell>
          <table:table-cell office:value-type="float" office:value="190058" calcext:value-type="float">
            <text:p>190058</text:p>
          </table:table-cell>
          <table:table-cell office:value-type="float" office:value="591162" calcext:value-type="float">
            <text:p>591162</text:p>
          </table:table-cell>
          <table:table-cell office:value-type="float" office:value="220279" calcext:value-type="float">
            <text:p>220279</text:p>
          </table:table-cell>
          <table:table-cell table:number-columns-repeated="1637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71284" calcext:value-type="float">
            <text:p>671284</text:p>
          </table:table-cell>
          <table:table-cell office:value-type="float" office:value="250621" calcext:value-type="float">
            <text:p>250621</text:p>
          </table:table-cell>
          <table:table-cell office:value-type="float" office:value="1691776" calcext:value-type="float">
            <text:p>1691776</text:p>
          </table:table-cell>
          <table:table-cell office:value-type="float" office:value="629942" calcext:value-type="float">
            <text:p>629942</text:p>
          </table:table-cell>
          <table:table-cell office:value-type="float" office:value="2572450" calcext:value-type="float">
            <text:p>2572450</text:p>
          </table:table-cell>
          <table:table-cell office:value-type="float" office:value="957775" calcext:value-type="float">
            <text:p>957775</text:p>
          </table:table-cell>
          <table:table-cell office:value-type="float" office:value="1865409" calcext:value-type="float">
            <text:p>1865409</text:p>
          </table:table-cell>
          <table:table-cell office:value-type="float" office:value="695757" calcext:value-type="float">
            <text:p>695757</text:p>
          </table:table-cell>
          <table:table-cell office:value-type="float" office:value="560480" calcext:value-type="float">
            <text:p>560480</text:p>
          </table:table-cell>
          <table:table-cell office:value-type="float" office:value="208783" calcext:value-type="float">
            <text:p>208783</text:p>
          </table:table-cell>
          <table:table-cell office:value-type="float" office:value="607574" calcext:value-type="float">
            <text:p>607574</text:p>
          </table:table-cell>
          <table:table-cell office:value-type="float" office:value="226337" calcext:value-type="float">
            <text:p>226337</text:p>
          </table:table-cell>
          <table:table-cell table:number-columns-repeated="1637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54588" calcext:value-type="float">
            <text:p>554588</text:p>
          </table:table-cell>
          <table:table-cell office:value-type="float" office:value="206873" calcext:value-type="float">
            <text:p>206873</text:p>
          </table:table-cell>
          <table:table-cell office:value-type="float" office:value="1530212" calcext:value-type="float">
            <text:p>1530212</text:p>
          </table:table-cell>
          <table:table-cell office:value-type="float" office:value="569917" calcext:value-type="float">
            <text:p>569917</text:p>
          </table:table-cell>
          <table:table-cell office:value-type="float" office:value="2155684" calcext:value-type="float">
            <text:p>2155684</text:p>
          </table:table-cell>
          <table:table-cell office:value-type="float" office:value="802389" calcext:value-type="float">
            <text:p>802389</text:p>
          </table:table-cell>
          <table:table-cell office:value-type="float" office:value="1486646" calcext:value-type="float">
            <text:p>1486646</text:p>
          </table:table-cell>
          <table:table-cell office:value-type="float" office:value="553604" calcext:value-type="float">
            <text:p>553604</text:p>
          </table:table-cell>
          <table:table-cell office:value-type="float" office:value="585046" calcext:value-type="float">
            <text:p>585046</text:p>
          </table:table-cell>
          <table:table-cell office:value-type="float" office:value="218158" calcext:value-type="float">
            <text:p>218158</text:p>
          </table:table-cell>
          <table:table-cell office:value-type="float" office:value="700312" calcext:value-type="float">
            <text:p>700312</text:p>
          </table:table-cell>
          <table:table-cell office:value-type="float" office:value="261092" calcext:value-type="float">
            <text:p>261092</text:p>
          </table:table-cell>
          <table:table-cell table:number-columns-repeated="1637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18972" calcext:value-type="float">
            <text:p>618972</text:p>
          </table:table-cell>
          <table:table-cell office:value-type="float" office:value="230971" calcext:value-type="float">
            <text:p>230971</text:p>
          </table:table-cell>
          <table:table-cell office:value-type="float" office:value="1660638" calcext:value-type="float">
            <text:p>1660638</text:p>
          </table:table-cell>
          <table:table-cell office:value-type="float" office:value="618776" calcext:value-type="float">
            <text:p>618776</text:p>
          </table:table-cell>
          <table:table-cell office:value-type="float" office:value="2428716" calcext:value-type="float">
            <text:p>2428716</text:p>
          </table:table-cell>
          <table:table-cell office:value-type="float" office:value="904285" calcext:value-type="float">
            <text:p>904285</text:p>
          </table:table-cell>
          <table:table-cell office:value-type="float" office:value="1575028" calcext:value-type="float">
            <text:p>1575028</text:p>
          </table:table-cell>
          <table:table-cell office:value-type="float" office:value="586478" calcext:value-type="float">
            <text:p>586478</text:p>
          </table:table-cell>
          <table:table-cell office:value-type="float" office:value="612982" calcext:value-type="float">
            <text:p>612982</text:p>
          </table:table-cell>
          <table:table-cell office:value-type="float" office:value="228537" calcext:value-type="float">
            <text:p>228537</text:p>
          </table:table-cell>
          <table:table-cell office:value-type="float" office:value="616332" calcext:value-type="float">
            <text:p>616332</text:p>
          </table:table-cell>
          <table:table-cell office:value-type="float" office:value="229540" calcext:value-type="float">
            <text:p>229540</text:p>
          </table:table-cell>
          <table:table-cell table:number-columns-repeated="1637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59708" calcext:value-type="float">
            <text:p>559708</text:p>
          </table:table-cell>
          <table:table-cell office:value-type="float" office:value="208843" calcext:value-type="float">
            <text:p>208843</text:p>
          </table:table-cell>
          <table:table-cell office:value-type="float" office:value="1536866" calcext:value-type="float">
            <text:p>1536866</text:p>
          </table:table-cell>
          <table:table-cell office:value-type="float" office:value="572193" calcext:value-type="float">
            <text:p>572193</text:p>
          </table:table-cell>
          <table:table-cell office:value-type="float" office:value="3626301" calcext:value-type="float">
            <text:p>3626301</text:p>
          </table:table-cell>
          <table:table-cell office:value-type="float" office:value="1350141" calcext:value-type="float">
            <text:p>1350141</text:p>
          </table:table-cell>
          <table:table-cell office:value-type="float" office:value="1169616" calcext:value-type="float">
            <text:p>1169616</text:p>
          </table:table-cell>
          <table:table-cell office:value-type="float" office:value="435528" calcext:value-type="float">
            <text:p>435528</text:p>
          </table:table-cell>
          <table:table-cell office:value-type="float" office:value="493768" calcext:value-type="float">
            <text:p>493768</text:p>
          </table:table-cell>
          <table:table-cell office:value-type="float" office:value="183881" calcext:value-type="float">
            <text:p>183881</text:p>
          </table:table-cell>
          <table:table-cell office:value-type="float" office:value="568780" calcext:value-type="float">
            <text:p>568780</text:p>
          </table:table-cell>
          <table:table-cell office:value-type="float" office:value="211805" calcext:value-type="float">
            <text:p>211805</text:p>
          </table:table-cell>
          <table:table-cell table:number-columns-repeated="1637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30664" calcext:value-type="float">
            <text:p>630664</text:p>
          </table:table-cell>
          <table:table-cell office:value-type="float" office:value="235347" calcext:value-type="float">
            <text:p>235347</text:p>
          </table:table-cell>
          <table:table-cell office:value-type="float" office:value="1835572" calcext:value-type="float">
            <text:p>1835572</text:p>
          </table:table-cell>
          <table:table-cell office:value-type="float" office:value="683441" calcext:value-type="float">
            <text:p>683441</text:p>
          </table:table-cell>
          <table:table-cell office:value-type="float" office:value="4806550" calcext:value-type="float">
            <text:p>4806550</text:p>
          </table:table-cell>
          <table:table-cell office:value-type="float" office:value="1788644" calcext:value-type="float">
            <text:p>1788644</text:p>
          </table:table-cell>
          <table:table-cell office:value-type="float" office:value="1703766" calcext:value-type="float">
            <text:p>1703766</text:p>
          </table:table-cell>
          <table:table-cell office:value-type="float" office:value="634712" calcext:value-type="float">
            <text:p>634712</text:p>
          </table:table-cell>
          <table:table-cell office:value-type="float" office:value="628460" calcext:value-type="float">
            <text:p>628460</text:p>
          </table:table-cell>
          <table:table-cell office:value-type="float" office:value="234271" calcext:value-type="float">
            <text:p>234271</text:p>
          </table:table-cell>
          <table:table-cell office:value-type="float" office:value="619680" calcext:value-type="float">
            <text:p>619680</text:p>
          </table:table-cell>
          <table:table-cell office:value-type="float" office:value="230935" calcext:value-type="float">
            <text:p>230935</text:p>
          </table:table-cell>
          <table:table-cell table:number-columns-repeated="1637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69380" calcext:value-type="float">
            <text:p>569380</text:p>
          </table:table-cell>
          <table:table-cell office:value-type="float" office:value="212405" calcext:value-type="float">
            <text:p>212405</text:p>
          </table:table-cell>
          <table:table-cell office:value-type="float" office:value="1665594" calcext:value-type="float">
            <text:p>1665594</text:p>
          </table:table-cell>
          <table:table-cell office:value-type="float" office:value="620261" calcext:value-type="float">
            <text:p>620261</text:p>
          </table:table-cell>
          <table:table-cell office:value-type="float" office:value="2421092" calcext:value-type="float">
            <text:p>2421092</text:p>
          </table:table-cell>
          <table:table-cell office:value-type="float" office:value="901437" calcext:value-type="float">
            <text:p>901437</text:p>
          </table:table-cell>
          <table:table-cell office:value-type="float" office:value="2364572" calcext:value-type="float">
            <text:p>2364572</text:p>
          </table:table-cell>
          <table:table-cell office:value-type="float" office:value="880735" calcext:value-type="float">
            <text:p>880735</text:p>
          </table:table-cell>
          <table:table-cell office:value-type="float" office:value="619066" calcext:value-type="float">
            <text:p>619066</text:p>
          </table:table-cell>
          <table:table-cell office:value-type="float" office:value="230771" calcext:value-type="float">
            <text:p>230771</text:p>
          </table:table-cell>
          <table:table-cell office:value-type="float" office:value="734334" calcext:value-type="float">
            <text:p>734334</text:p>
          </table:table-cell>
          <table:table-cell office:value-type="float" office:value="273566" calcext:value-type="float">
            <text:p>273566</text:p>
          </table:table-cell>
          <table:table-cell table:number-columns-repeated="1637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11774" calcext:value-type="float">
            <text:p>511774</text:p>
          </table:table-cell>
          <table:table-cell office:value-type="float" office:value="190767" calcext:value-type="float">
            <text:p>190767</text:p>
          </table:table-cell>
          <table:table-cell office:value-type="float" office:value="1546066" calcext:value-type="float">
            <text:p>1546066</text:p>
          </table:table-cell>
          <table:table-cell office:value-type="float" office:value="575824" calcext:value-type="float">
            <text:p>575824</text:p>
          </table:table-cell>
          <table:table-cell office:value-type="float" office:value="3594010" calcext:value-type="float">
            <text:p>3594010</text:p>
          </table:table-cell>
          <table:table-cell office:value-type="float" office:value="1337537" calcext:value-type="float">
            <text:p>1337537</text:p>
          </table:table-cell>
          <table:table-cell office:value-type="float" office:value="1251024" calcext:value-type="float">
            <text:p>1251024</text:p>
          </table:table-cell>
          <table:table-cell office:value-type="float" office:value="465661" calcext:value-type="float">
            <text:p>465661</text:p>
          </table:table-cell>
          <table:table-cell office:value-type="float" office:value="491878" calcext:value-type="float">
            <text:p>491878</text:p>
          </table:table-cell>
          <table:table-cell office:value-type="float" office:value="183204" calcext:value-type="float">
            <text:p>183204</text:p>
          </table:table-cell>
          <table:table-cell office:value-type="float" office:value="600954" calcext:value-type="float">
            <text:p>600954</text:p>
          </table:table-cell>
          <table:table-cell office:value-type="float" office:value="223846" calcext:value-type="float">
            <text:p>223846</text:p>
          </table:table-cell>
          <table:table-cell table:number-columns-repeated="1637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81650" calcext:value-type="float">
            <text:p>1281650</text:p>
          </table:table-cell>
          <table:table-cell office:value-type="float" office:value="477535" calcext:value-type="float">
            <text:p>477535</text:p>
          </table:table-cell>
          <table:table-cell office:value-type="float" office:value="1534074" calcext:value-type="float">
            <text:p>1534074</text:p>
          </table:table-cell>
          <table:table-cell office:value-type="float" office:value="571324" calcext:value-type="float">
            <text:p>571324</text:p>
          </table:table-cell>
          <table:table-cell office:value-type="float" office:value="2309648" calcext:value-type="float">
            <text:p>2309648</text:p>
          </table:table-cell>
          <table:table-cell office:value-type="float" office:value="859927" calcext:value-type="float">
            <text:p>859927</text:p>
          </table:table-cell>
          <table:table-cell office:value-type="float" office:value="1580174" calcext:value-type="float">
            <text:p>1580174</text:p>
          </table:table-cell>
          <table:table-cell office:value-type="float" office:value="588810" calcext:value-type="float">
            <text:p>588810</text:p>
          </table:table-cell>
          <table:table-cell office:value-type="float" office:value="619596" calcext:value-type="float">
            <text:p>619596</text:p>
          </table:table-cell>
          <table:table-cell office:value-type="float" office:value="230967" calcext:value-type="float">
            <text:p>230967</text:p>
          </table:table-cell>
          <table:table-cell office:value-type="float" office:value="626532" calcext:value-type="float">
            <text:p>626532</text:p>
          </table:table-cell>
          <table:table-cell office:value-type="float" office:value="233354" calcext:value-type="float">
            <text:p>233354</text:p>
          </table:table-cell>
          <table:table-cell table:number-columns-repeated="1637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55100" calcext:value-type="float">
            <text:p>755100</text:p>
          </table:table-cell>
          <table:table-cell office:value-type="float" office:value="281736" calcext:value-type="float">
            <text:p>281736</text:p>
          </table:table-cell>
          <table:table-cell office:value-type="float" office:value="1895301" calcext:value-type="float">
            <text:p>1895301</text:p>
          </table:table-cell>
          <table:table-cell office:value-type="float" office:value="706196" calcext:value-type="float">
            <text:p>706196</text:p>
          </table:table-cell>
          <table:table-cell office:value-type="float" office:value="1945856" calcext:value-type="float">
            <text:p>1945856</text:p>
          </table:table-cell>
          <table:table-cell office:value-type="float" office:value="724475" calcext:value-type="float">
            <text:p>724475</text:p>
          </table:table-cell>
          <table:table-cell office:value-type="float" office:value="1256756" calcext:value-type="float">
            <text:p>1256756</text:p>
          </table:table-cell>
          <table:table-cell office:value-type="float" office:value="467760" calcext:value-type="float">
            <text:p>467760</text:p>
          </table:table-cell>
          <table:table-cell office:value-type="float" office:value="512342" calcext:value-type="float">
            <text:p>512342</text:p>
          </table:table-cell>
          <table:table-cell office:value-type="float" office:value="190832" calcext:value-type="float">
            <text:p>190832</text:p>
          </table:table-cell>
          <table:table-cell office:value-type="float" office:value="606514" calcext:value-type="float">
            <text:p>606514</text:p>
          </table:table-cell>
          <table:table-cell office:value-type="float" office:value="225889" calcext:value-type="float">
            <text:p>225889</text:p>
          </table:table-cell>
          <table:table-cell table:number-columns-repeated="1637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68466" calcext:value-type="float">
            <text:p>468466</text:p>
          </table:table-cell>
          <table:table-cell office:value-type="float" office:value="174562" calcext:value-type="float">
            <text:p>174562</text:p>
          </table:table-cell>
          <table:table-cell office:value-type="float" office:value="1271908" calcext:value-type="float">
            <text:p>1271908</text:p>
          </table:table-cell>
          <table:table-cell office:value-type="float" office:value="473498" calcext:value-type="float">
            <text:p>473498</text:p>
          </table:table-cell>
          <table:table-cell office:value-type="float" office:value="3148274" calcext:value-type="float">
            <text:p>3148274</text:p>
          </table:table-cell>
          <table:table-cell office:value-type="float" office:value="1171773" calcext:value-type="float">
            <text:p>1171773</text:p>
          </table:table-cell>
          <table:table-cell office:value-type="float" office:value="1172148" calcext:value-type="float">
            <text:p>1172148</text:p>
          </table:table-cell>
          <table:table-cell office:value-type="float" office:value="436266" calcext:value-type="float">
            <text:p>436266</text:p>
          </table:table-cell>
          <table:table-cell office:value-type="float" office:value="530746" calcext:value-type="float">
            <text:p>530746</text:p>
          </table:table-cell>
          <table:table-cell office:value-type="float" office:value="197886" calcext:value-type="float">
            <text:p>197886</text:p>
          </table:table-cell>
          <table:table-cell office:value-type="float" office:value="628742" calcext:value-type="float">
            <text:p>628742</text:p>
          </table:table-cell>
          <table:table-cell office:value-type="float" office:value="234258" calcext:value-type="float">
            <text:p>234258</text:p>
          </table:table-cell>
          <table:table-cell table:number-columns-repeated="1637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57920" calcext:value-type="float">
            <text:p>657920</text:p>
          </table:table-cell>
          <table:table-cell office:value-type="float" office:value="245555" calcext:value-type="float">
            <text:p>245555</text:p>
          </table:table-cell>
          <table:table-cell office:value-type="float" office:value="1831688" calcext:value-type="float">
            <text:p>1831688</text:p>
          </table:table-cell>
          <table:table-cell office:value-type="float" office:value="682152" calcext:value-type="float">
            <text:p>682152</text:p>
          </table:table-cell>
          <table:table-cell office:value-type="float" office:value="3258602" calcext:value-type="float">
            <text:p>3258602</text:p>
          </table:table-cell>
          <table:table-cell office:value-type="float" office:value="1212925" calcext:value-type="float">
            <text:p>1212925</text:p>
          </table:table-cell>
          <table:table-cell office:value-type="float" office:value="1638299" calcext:value-type="float">
            <text:p>1638299</text:p>
          </table:table-cell>
          <table:table-cell office:value-type="float" office:value="610953" calcext:value-type="float">
            <text:p>610953</text:p>
          </table:table-cell>
          <table:table-cell office:value-type="float" office:value="528226" calcext:value-type="float">
            <text:p>528226</text:p>
          </table:table-cell>
          <table:table-cell office:value-type="float" office:value="196728" calcext:value-type="float">
            <text:p>196728</text:p>
          </table:table-cell>
          <table:table-cell office:value-type="float" office:value="615984" calcext:value-type="float">
            <text:p>615984</text:p>
          </table:table-cell>
          <table:table-cell office:value-type="float" office:value="229561" calcext:value-type="float">
            <text:p>229561</text:p>
          </table:table-cell>
          <table:table-cell table:number-columns-repeated="1637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34990" calcext:value-type="float">
            <text:p>1334990</text:p>
          </table:table-cell>
          <table:table-cell office:value-type="float" office:value="497347" calcext:value-type="float">
            <text:p>497347</text:p>
          </table:table-cell>
          <table:table-cell office:value-type="float" office:value="1516296" calcext:value-type="float">
            <text:p>1516296</text:p>
          </table:table-cell>
          <table:table-cell office:value-type="float" office:value="564554" calcext:value-type="float">
            <text:p>564554</text:p>
          </table:table-cell>
          <table:table-cell office:value-type="float" office:value="3044660" calcext:value-type="float">
            <text:p>3044660</text:p>
          </table:table-cell>
          <table:table-cell office:value-type="float" office:value="1133445" calcext:value-type="float">
            <text:p>1133445</text:p>
          </table:table-cell>
          <table:table-cell office:value-type="float" office:value="1470192" calcext:value-type="float">
            <text:p>1470192</text:p>
          </table:table-cell>
          <table:table-cell office:value-type="float" office:value="547387" calcext:value-type="float">
            <text:p>547387</text:p>
          </table:table-cell>
          <table:table-cell office:value-type="float" office:value="581206" calcext:value-type="float">
            <text:p>581206</text:p>
          </table:table-cell>
          <table:table-cell office:value-type="float" office:value="216663" calcext:value-type="float">
            <text:p>216663</text:p>
          </table:table-cell>
          <table:table-cell office:value-type="float" office:value="702558" calcext:value-type="float">
            <text:p>702558</text:p>
          </table:table-cell>
          <table:table-cell office:value-type="float" office:value="262057" calcext:value-type="float">
            <text:p>262057</text:p>
          </table:table-cell>
          <table:table-cell table:number-columns-repeated="1637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84482" calcext:value-type="float">
            <text:p>484482</text:p>
          </table:table-cell>
          <table:table-cell office:value-type="float" office:value="180522" calcext:value-type="float">
            <text:p>180522</text:p>
          </table:table-cell>
          <table:table-cell office:value-type="float" office:value="1354570" calcext:value-type="float">
            <text:p>1354570</text:p>
          </table:table-cell>
          <table:table-cell office:value-type="float" office:value="504377" calcext:value-type="float">
            <text:p>504377</text:p>
          </table:table-cell>
          <table:table-cell office:value-type="float" office:value="1880048" calcext:value-type="float">
            <text:p>1880048</text:p>
          </table:table-cell>
          <table:table-cell office:value-type="float" office:value="704811" calcext:value-type="float">
            <text:p>704811</text:p>
          </table:table-cell>
          <table:table-cell office:value-type="float" office:value="1244938" calcext:value-type="float">
            <text:p>1244938</text:p>
          </table:table-cell>
          <table:table-cell office:value-type="float" office:value="463357" calcext:value-type="float">
            <text:p>463357</text:p>
          </table:table-cell>
          <table:table-cell office:value-type="float" office:value="486326" calcext:value-type="float">
            <text:p>486326</text:p>
          </table:table-cell>
          <table:table-cell office:value-type="float" office:value="181134" calcext:value-type="float">
            <text:p>181134</text:p>
          </table:table-cell>
          <table:table-cell office:value-type="float" office:value="603556" calcext:value-type="float">
            <text:p>603556</text:p>
          </table:table-cell>
          <table:table-cell office:value-type="float" office:value="224797" calcext:value-type="float">
            <text:p>224797</text:p>
          </table:table-cell>
          <table:table-cell table:number-columns-repeated="1637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82450" calcext:value-type="float">
            <text:p>582450</text:p>
          </table:table-cell>
          <table:table-cell office:value-type="float" office:value="217347" calcext:value-type="float">
            <text:p>217347</text:p>
          </table:table-cell>
          <table:table-cell office:value-type="float" office:value="1527134" calcext:value-type="float">
            <text:p>1527134</text:p>
          </table:table-cell>
          <table:table-cell office:value-type="float" office:value="568634" calcext:value-type="float">
            <text:p>568634</text:p>
          </table:table-cell>
          <table:table-cell office:value-type="float" office:value="2780401" calcext:value-type="float">
            <text:p>2780401</text:p>
          </table:table-cell>
          <table:table-cell office:value-type="float" office:value="1035813" calcext:value-type="float">
            <text:p>1035813</text:p>
          </table:table-cell>
          <table:table-cell office:value-type="float" office:value="1211398" calcext:value-type="float">
            <text:p>1211398</text:p>
          </table:table-cell>
          <table:table-cell office:value-type="float" office:value="451119" calcext:value-type="float">
            <text:p>451119</text:p>
          </table:table-cell>
          <table:table-cell office:value-type="float" office:value="487796" calcext:value-type="float">
            <text:p>487796</text:p>
          </table:table-cell>
          <table:table-cell office:value-type="float" office:value="181727" calcext:value-type="float">
            <text:p>181727</text:p>
          </table:table-cell>
          <table:table-cell office:value-type="float" office:value="571246" calcext:value-type="float">
            <text:p>571246</text:p>
          </table:table-cell>
          <table:table-cell office:value-type="float" office:value="212737" calcext:value-type="float">
            <text:p>212737</text:p>
          </table:table-cell>
          <table:table-cell table:number-columns-repeated="1637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35434" calcext:value-type="float">
            <text:p>635434</text:p>
          </table:table-cell>
          <table:table-cell office:value-type="float" office:value="237076" calcext:value-type="float">
            <text:p>237076</text:p>
          </table:table-cell>
          <table:table-cell office:value-type="float" office:value="1731526" calcext:value-type="float">
            <text:p>1731526</text:p>
          </table:table-cell>
          <table:table-cell office:value-type="float" office:value="644695" calcext:value-type="float">
            <text:p>644695</text:p>
          </table:table-cell>
          <table:table-cell office:value-type="float" office:value="2277134" calcext:value-type="float">
            <text:p>2277134</text:p>
          </table:table-cell>
          <table:table-cell office:value-type="float" office:value="847664" calcext:value-type="float">
            <text:p>847664</text:p>
          </table:table-cell>
          <table:table-cell office:value-type="float" office:value="1563212" calcext:value-type="float">
            <text:p>1563212</text:p>
          </table:table-cell>
          <table:table-cell office:value-type="float" office:value="582031" calcext:value-type="float">
            <text:p>582031</text:p>
          </table:table-cell>
          <table:table-cell office:value-type="float" office:value="611264" calcext:value-type="float">
            <text:p>611264</text:p>
          </table:table-cell>
          <table:table-cell office:value-type="float" office:value="227876" calcext:value-type="float">
            <text:p>227876</text:p>
          </table:table-cell>
          <table:table-cell office:value-type="float" office:value="588974" calcext:value-type="float">
            <text:p>588974</text:p>
          </table:table-cell>
          <table:table-cell office:value-type="float" office:value="219341" calcext:value-type="float">
            <text:p>219341</text:p>
          </table:table-cell>
          <table:table-cell table:number-columns-repeated="1637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65442" calcext:value-type="float">
            <text:p>465442</text:p>
          </table:table-cell>
          <table:table-cell office:value-type="float" office:value="173438" calcext:value-type="float">
            <text:p>173438</text:p>
          </table:table-cell>
          <table:table-cell office:value-type="float" office:value="1219728" calcext:value-type="float">
            <text:p>1219728</text:p>
          </table:table-cell>
          <table:table-cell office:value-type="float" office:value="454188" calcext:value-type="float">
            <text:p>454188</text:p>
          </table:table-cell>
          <table:table-cell office:value-type="float" office:value="3794196" calcext:value-type="float">
            <text:p>3794196</text:p>
          </table:table-cell>
          <table:table-cell office:value-type="float" office:value="1411938" calcext:value-type="float">
            <text:p>1411938</text:p>
          </table:table-cell>
          <table:table-cell office:value-type="float" office:value="1182350" calcext:value-type="float">
            <text:p>1182350</text:p>
          </table:table-cell>
          <table:table-cell office:value-type="float" office:value="440048" calcext:value-type="float">
            <text:p>440048</text:p>
          </table:table-cell>
          <table:table-cell office:value-type="float" office:value="487428" calcext:value-type="float">
            <text:p>487428</text:p>
          </table:table-cell>
          <table:table-cell office:value-type="float" office:value="181718" calcext:value-type="float">
            <text:p>181718</text:p>
          </table:table-cell>
          <table:table-cell office:value-type="float" office:value="590140" calcext:value-type="float">
            <text:p>590140</text:p>
          </table:table-cell>
          <table:table-cell office:value-type="float" office:value="219752" calcext:value-type="float">
            <text:p>219752</text:p>
          </table:table-cell>
          <table:table-cell table:number-columns-repeated="1637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18256" calcext:value-type="float">
            <text:p>618256</text:p>
          </table:table-cell>
          <table:table-cell office:value-type="float" office:value="230662" calcext:value-type="float">
            <text:p>230662</text:p>
          </table:table-cell>
          <table:table-cell office:value-type="float" office:value="1633888" calcext:value-type="float">
            <text:p>1633888</text:p>
          </table:table-cell>
          <table:table-cell office:value-type="float" office:value="608402" calcext:value-type="float">
            <text:p>608402</text:p>
          </table:table-cell>
          <table:table-cell office:value-type="float" office:value="4438302" calcext:value-type="float">
            <text:p>4438302</text:p>
          </table:table-cell>
          <table:table-cell office:value-type="float" office:value="1651793" calcext:value-type="float">
            <text:p>1651793</text:p>
          </table:table-cell>
          <table:table-cell office:value-type="float" office:value="1652059" calcext:value-type="float">
            <text:p>1652059</text:p>
          </table:table-cell>
          <table:table-cell office:value-type="float" office:value="615882" calcext:value-type="float">
            <text:p>615882</text:p>
          </table:table-cell>
          <table:table-cell office:value-type="float" office:value="520550" calcext:value-type="float">
            <text:p>520550</text:p>
          </table:table-cell>
          <table:table-cell office:value-type="float" office:value="194016" calcext:value-type="float">
            <text:p>194016</text:p>
          </table:table-cell>
          <table:table-cell office:value-type="float" office:value="606720" calcext:value-type="float">
            <text:p>606720</text:p>
          </table:table-cell>
          <table:table-cell office:value-type="float" office:value="225976" calcext:value-type="float">
            <text:p>225976</text:p>
          </table:table-cell>
          <table:table-cell table:number-columns-repeated="1637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54902" calcext:value-type="float">
            <text:p>554902</text:p>
          </table:table-cell>
          <table:table-cell office:value-type="float" office:value="207051" calcext:value-type="float">
            <text:p>207051</text:p>
          </table:table-cell>
          <table:table-cell office:value-type="float" office:value="1606940" calcext:value-type="float">
            <text:p>1606940</text:p>
          </table:table-cell>
          <table:table-cell office:value-type="float" office:value="598392" calcext:value-type="float">
            <text:p>598392</text:p>
          </table:table-cell>
          <table:table-cell office:value-type="float" office:value="3279398" calcext:value-type="float">
            <text:p>3279398</text:p>
          </table:table-cell>
          <table:table-cell office:value-type="float" office:value="1220858" calcext:value-type="float">
            <text:p>1220858</text:p>
          </table:table-cell>
          <table:table-cell office:value-type="float" office:value="1595054" calcext:value-type="float">
            <text:p>1595054</text:p>
          </table:table-cell>
          <table:table-cell office:value-type="float" office:value="594065" calcext:value-type="float">
            <text:p>594065</text:p>
          </table:table-cell>
          <table:table-cell office:value-type="float" office:value="611224" calcext:value-type="float">
            <text:p>611224</text:p>
          </table:table-cell>
          <table:table-cell office:value-type="float" office:value="227941" calcext:value-type="float">
            <text:p>227941</text:p>
          </table:table-cell>
          <table:table-cell office:value-type="float" office:value="1027935" calcext:value-type="float">
            <text:p>1027935</text:p>
          </table:table-cell>
          <table:table-cell office:value-type="float" office:value="383702" calcext:value-type="float">
            <text:p>383702</text:p>
          </table:table-cell>
          <table:table-cell table:number-columns-repeated="1637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14520" calcext:value-type="float">
            <text:p>614520</text:p>
          </table:table-cell>
          <table:table-cell office:value-type="float" office:value="229332" calcext:value-type="float">
            <text:p>229332</text:p>
          </table:table-cell>
          <table:table-cell office:value-type="float" office:value="1640046" calcext:value-type="float">
            <text:p>1640046</text:p>
          </table:table-cell>
          <table:table-cell office:value-type="float" office:value="610621" calcext:value-type="float">
            <text:p>610621</text:p>
          </table:table-cell>
          <table:table-cell office:value-type="float" office:value="2288580" calcext:value-type="float">
            <text:p>2288580</text:p>
          </table:table-cell>
          <table:table-cell office:value-type="float" office:value="852799" calcext:value-type="float">
            <text:p>852799</text:p>
          </table:table-cell>
          <table:table-cell office:value-type="float" office:value="1559728" calcext:value-type="float">
            <text:p>1559728</text:p>
          </table:table-cell>
          <table:table-cell office:value-type="float" office:value="580713" calcext:value-type="float">
            <text:p>580713</text:p>
          </table:table-cell>
          <table:table-cell office:value-type="float" office:value="616620" calcext:value-type="float">
            <text:p>616620</text:p>
          </table:table-cell>
          <table:table-cell office:value-type="float" office:value="229860" calcext:value-type="float">
            <text:p>229860</text:p>
          </table:table-cell>
          <table:table-cell office:value-type="float" office:value="699308" calcext:value-type="float">
            <text:p>699308</text:p>
          </table:table-cell>
          <table:table-cell office:value-type="float" office:value="260648" calcext:value-type="float">
            <text:p>260648</text:p>
          </table:table-cell>
          <table:table-cell table:number-columns-repeated="1637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55918" calcext:value-type="float">
            <text:p>555918</text:p>
          </table:table-cell>
          <table:table-cell office:value-type="float" office:value="207627" calcext:value-type="float">
            <text:p>207627</text:p>
          </table:table-cell>
          <table:table-cell office:value-type="float" office:value="1551082" calcext:value-type="float">
            <text:p>1551082</text:p>
          </table:table-cell>
          <table:table-cell office:value-type="float" office:value="577623" calcext:value-type="float">
            <text:p>577623</text:p>
          </table:table-cell>
          <table:table-cell office:value-type="float" office:value="2184630" calcext:value-type="float">
            <text:p>2184630</text:p>
          </table:table-cell>
          <table:table-cell office:value-type="float" office:value="813387" calcext:value-type="float">
            <text:p>813387</text:p>
          </table:table-cell>
          <table:table-cell office:value-type="float" office:value="1481092" calcext:value-type="float">
            <text:p>1481092</text:p>
          </table:table-cell>
          <table:table-cell office:value-type="float" office:value="551594" calcext:value-type="float">
            <text:p>551594</text:p>
          </table:table-cell>
          <table:table-cell office:value-type="float" office:value="575884" calcext:value-type="float">
            <text:p>575884</text:p>
          </table:table-cell>
          <table:table-cell office:value-type="float" office:value="214689" calcext:value-type="float">
            <text:p>214689</text:p>
          </table:table-cell>
          <table:table-cell office:value-type="float" office:value="693286" calcext:value-type="float">
            <text:p>693286</text:p>
          </table:table-cell>
          <table:table-cell office:value-type="float" office:value="258436" calcext:value-type="float">
            <text:p>258436</text:p>
          </table:table-cell>
          <table:table-cell table:number-columns-repeated="1637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5334" calcext:value-type="float">
            <text:p>595334</text:p>
          </table:table-cell>
          <table:table-cell office:value-type="float" office:value="222188" calcext:value-type="float">
            <text:p>222188</text:p>
          </table:table-cell>
          <table:table-cell office:value-type="float" office:value="1661923" calcext:value-type="float">
            <text:p>1661923</text:p>
          </table:table-cell>
          <table:table-cell office:value-type="float" office:value="619654" calcext:value-type="float">
            <text:p>619654</text:p>
          </table:table-cell>
          <table:table-cell office:value-type="float" office:value="4104464" calcext:value-type="float">
            <text:p>4104464</text:p>
          </table:table-cell>
          <table:table-cell office:value-type="float" office:value="1527448" calcext:value-type="float">
            <text:p>1527448</text:p>
          </table:table-cell>
          <table:table-cell office:value-type="float" office:value="1236372" calcext:value-type="float">
            <text:p>1236372</text:p>
          </table:table-cell>
          <table:table-cell office:value-type="float" office:value="460177" calcext:value-type="float">
            <text:p>460177</text:p>
          </table:table-cell>
          <table:table-cell office:value-type="float" office:value="512954" calcext:value-type="float">
            <text:p>512954</text:p>
          </table:table-cell>
          <table:table-cell office:value-type="float" office:value="191104" calcext:value-type="float">
            <text:p>191104</text:p>
          </table:table-cell>
          <table:table-cell office:value-type="float" office:value="610038" calcext:value-type="float">
            <text:p>610038</text:p>
          </table:table-cell>
          <table:table-cell office:value-type="float" office:value="227184" calcext:value-type="float">
            <text:p>227184</text:p>
          </table:table-cell>
          <table:table-cell table:number-columns-repeated="1637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07500" calcext:value-type="float">
            <text:p>607500</text:p>
          </table:table-cell>
          <table:table-cell office:value-type="float" office:value="226710" calcext:value-type="float">
            <text:p>226710</text:p>
          </table:table-cell>
          <table:table-cell office:value-type="float" office:value="1636232" calcext:value-type="float">
            <text:p>1636232</text:p>
          </table:table-cell>
          <table:table-cell office:value-type="float" office:value="609572" calcext:value-type="float">
            <text:p>609572</text:p>
          </table:table-cell>
          <table:table-cell office:value-type="float" office:value="2346652" calcext:value-type="float">
            <text:p>2346652</text:p>
          </table:table-cell>
          <table:table-cell office:value-type="float" office:value="873684" calcext:value-type="float">
            <text:p>873684</text:p>
          </table:table-cell>
          <table:table-cell office:value-type="float" office:value="1549450" calcext:value-type="float">
            <text:p>1549450</text:p>
          </table:table-cell>
          <table:table-cell office:value-type="float" office:value="576938" calcext:value-type="float">
            <text:p>576938</text:p>
          </table:table-cell>
          <table:table-cell office:value-type="float" office:value="633392" calcext:value-type="float">
            <text:p>633392</text:p>
          </table:table-cell>
          <table:table-cell office:value-type="float" office:value="236418" calcext:value-type="float">
            <text:p>236418</text:p>
          </table:table-cell>
          <table:table-cell office:value-type="float" office:value="736838" calcext:value-type="float">
            <text:p>736838</text:p>
          </table:table-cell>
          <table:table-cell office:value-type="float" office:value="274692" calcext:value-type="float">
            <text:p>274692</text:p>
          </table:table-cell>
          <table:table-cell table:number-columns-repeated="1637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2982" calcext:value-type="float">
            <text:p>592982</text:p>
          </table:table-cell>
          <table:table-cell office:value-type="float" office:value="221322" calcext:value-type="float">
            <text:p>221322</text:p>
          </table:table-cell>
          <table:table-cell office:value-type="float" office:value="1595636" calcext:value-type="float">
            <text:p>1595636</text:p>
          </table:table-cell>
          <table:table-cell office:value-type="float" office:value="594098" calcext:value-type="float">
            <text:p>594098</text:p>
          </table:table-cell>
          <table:table-cell office:value-type="float" office:value="3730525" calcext:value-type="float">
            <text:p>3730525</text:p>
          </table:table-cell>
          <table:table-cell office:value-type="float" office:value="1389002" calcext:value-type="float">
            <text:p>1389002</text:p>
          </table:table-cell>
          <table:table-cell office:value-type="float" office:value="1304114" calcext:value-type="float">
            <text:p>1304114</text:p>
          </table:table-cell>
          <table:table-cell office:value-type="float" office:value="485607" calcext:value-type="float">
            <text:p>485607</text:p>
          </table:table-cell>
          <table:table-cell office:value-type="float" office:value="547918" calcext:value-type="float">
            <text:p>547918</text:p>
          </table:table-cell>
          <table:table-cell office:value-type="float" office:value="204122" calcext:value-type="float">
            <text:p>204122</text:p>
          </table:table-cell>
          <table:table-cell office:value-type="float" office:value="649446" calcext:value-type="float">
            <text:p>649446</text:p>
          </table:table-cell>
          <table:table-cell office:value-type="float" office:value="241928" calcext:value-type="float">
            <text:p>241928</text:p>
          </table:table-cell>
          <table:table-cell table:number-columns-repeated="1637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25008" calcext:value-type="float">
            <text:p>625008</text:p>
          </table:table-cell>
          <table:table-cell office:value-type="float" office:value="233322" calcext:value-type="float">
            <text:p>233322</text:p>
          </table:table-cell>
          <table:table-cell office:value-type="float" office:value="1702442" calcext:value-type="float">
            <text:p>1702442</text:p>
          </table:table-cell>
          <table:table-cell office:value-type="float" office:value="633997" calcext:value-type="float">
            <text:p>633997</text:p>
          </table:table-cell>
          <table:table-cell office:value-type="float" office:value="9357101" calcext:value-type="float">
            <text:p>9357101</text:p>
          </table:table-cell>
          <table:table-cell office:value-type="float" office:value="3482584" calcext:value-type="float">
            <text:p>3482584</text:p>
          </table:table-cell>
          <table:table-cell office:value-type="float" office:value="1315070" calcext:value-type="float">
            <text:p>1315070</text:p>
          </table:table-cell>
          <table:table-cell office:value-type="float" office:value="489680" calcext:value-type="float">
            <text:p>489680</text:p>
          </table:table-cell>
          <table:table-cell office:value-type="float" office:value="577454" calcext:value-type="float">
            <text:p>577454</text:p>
          </table:table-cell>
          <table:table-cell office:value-type="float" office:value="215067" calcext:value-type="float">
            <text:p>215067</text:p>
          </table:table-cell>
          <table:table-cell office:value-type="float" office:value="647964" calcext:value-type="float">
            <text:p>647964</text:p>
          </table:table-cell>
          <table:table-cell office:value-type="float" office:value="241450" calcext:value-type="float">
            <text:p>241450</text:p>
          </table:table-cell>
          <table:table-cell table:number-columns-repeated="1637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2346" calcext:value-type="float">
            <text:p>592346</text:p>
          </table:table-cell>
          <table:table-cell office:value-type="float" office:value="221030" calcext:value-type="float">
            <text:p>221030</text:p>
          </table:table-cell>
          <table:table-cell office:value-type="float" office:value="1593248" calcext:value-type="float">
            <text:p>1593248</text:p>
          </table:table-cell>
          <table:table-cell office:value-type="float" office:value="593175" calcext:value-type="float">
            <text:p>593175</text:p>
          </table:table-cell>
          <table:table-cell office:value-type="float" office:value="3083650" calcext:value-type="float">
            <text:p>3083650</text:p>
          </table:table-cell>
          <table:table-cell office:value-type="float" office:value="1147854" calcext:value-type="float">
            <text:p>1147854</text:p>
          </table:table-cell>
          <table:table-cell office:value-type="float" office:value="1897839" calcext:value-type="float">
            <text:p>1897839</text:p>
          </table:table-cell>
          <table:table-cell office:value-type="float" office:value="707635" calcext:value-type="float">
            <text:p>707635</text:p>
          </table:table-cell>
          <table:table-cell office:value-type="float" office:value="487316" calcext:value-type="float">
            <text:p>487316</text:p>
          </table:table-cell>
          <table:table-cell office:value-type="float" office:value="181496" calcext:value-type="float">
            <text:p>181496</text:p>
          </table:table-cell>
          <table:table-cell office:value-type="float" office:value="609638" calcext:value-type="float">
            <text:p>609638</text:p>
          </table:table-cell>
          <table:table-cell office:value-type="float" office:value="227010" calcext:value-type="float">
            <text:p>227010</text:p>
          </table:table-cell>
          <table:table-cell table:number-columns-repeated="1637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04668" calcext:value-type="float">
            <text:p>604668</text:p>
          </table:table-cell>
          <table:table-cell office:value-type="float" office:value="225569" calcext:value-type="float">
            <text:p>225569</text:p>
          </table:table-cell>
          <table:table-cell office:value-type="float" office:value="1599940" calcext:value-type="float">
            <text:p>1599940</text:p>
          </table:table-cell>
          <table:table-cell office:value-type="float" office:value="595821" calcext:value-type="float">
            <text:p>595821</text:p>
          </table:table-cell>
          <table:table-cell office:value-type="float" office:value="7104018" calcext:value-type="float">
            <text:p>7104018</text:p>
          </table:table-cell>
          <table:table-cell office:value-type="float" office:value="2643480" calcext:value-type="float">
            <text:p>2643480</text:p>
          </table:table-cell>
          <table:table-cell office:value-type="float" office:value="1616130" calcext:value-type="float">
            <text:p>1616130</text:p>
          </table:table-cell>
          <table:table-cell office:value-type="float" office:value="601715" calcext:value-type="float">
            <text:p>601715</text:p>
          </table:table-cell>
          <table:table-cell office:value-type="float" office:value="695520" calcext:value-type="float">
            <text:p>695520</text:p>
          </table:table-cell>
          <table:table-cell office:value-type="float" office:value="259233" calcext:value-type="float">
            <text:p>259233</text:p>
          </table:table-cell>
          <table:table-cell office:value-type="float" office:value="630084" calcext:value-type="float">
            <text:p>630084</text:p>
          </table:table-cell>
          <table:table-cell office:value-type="float" office:value="234624" calcext:value-type="float">
            <text:p>234624</text:p>
          </table:table-cell>
          <table:table-cell table:number-columns-repeated="1637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77288" calcext:value-type="float">
            <text:p>477288</text:p>
          </table:table-cell>
          <table:table-cell office:value-type="float" office:value="177938" calcext:value-type="float">
            <text:p>177938</text:p>
          </table:table-cell>
          <table:table-cell office:value-type="float" office:value="1329394" calcext:value-type="float">
            <text:p>1329394</text:p>
          </table:table-cell>
          <table:table-cell office:value-type="float" office:value="494875" calcext:value-type="float">
            <text:p>494875</text:p>
          </table:table-cell>
          <table:table-cell office:value-type="float" office:value="3084854" calcext:value-type="float">
            <text:p>3084854</text:p>
          </table:table-cell>
          <table:table-cell office:value-type="float" office:value="1148075" calcext:value-type="float">
            <text:p>1148075</text:p>
          </table:table-cell>
          <table:table-cell office:value-type="float" office:value="1235776" calcext:value-type="float">
            <text:p>1235776</text:p>
          </table:table-cell>
          <table:table-cell office:value-type="float" office:value="459943" calcext:value-type="float">
            <text:p>459943</text:p>
          </table:table-cell>
          <table:table-cell office:value-type="float" office:value="509110" calcext:value-type="float">
            <text:p>509110</text:p>
          </table:table-cell>
          <table:table-cell office:value-type="float" office:value="189696" calcext:value-type="float">
            <text:p>189696</text:p>
          </table:table-cell>
          <table:table-cell office:value-type="float" office:value="663134" calcext:value-type="float">
            <text:p>663134</text:p>
          </table:table-cell>
          <table:table-cell office:value-type="float" office:value="247203" calcext:value-type="float">
            <text:p>247203</text:p>
          </table:table-cell>
          <table:table-cell table:number-columns-repeated="1637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04396" calcext:value-type="float">
            <text:p>504396</text:p>
          </table:table-cell>
          <table:table-cell office:value-type="float" office:value="187970" calcext:value-type="float">
            <text:p>187970</text:p>
          </table:table-cell>
          <table:table-cell office:value-type="float" office:value="1423866" calcext:value-type="float">
            <text:p>1423866</text:p>
          </table:table-cell>
          <table:table-cell office:value-type="float" office:value="530060" calcext:value-type="float">
            <text:p>530060</text:p>
          </table:table-cell>
          <table:table-cell office:value-type="float" office:value="2459120" calcext:value-type="float">
            <text:p>2459120</text:p>
          </table:table-cell>
          <table:table-cell office:value-type="float" office:value="915197" calcext:value-type="float">
            <text:p>915197</text:p>
          </table:table-cell>
          <table:table-cell office:value-type="float" office:value="1306512" calcext:value-type="float">
            <text:p>1306512</text:p>
          </table:table-cell>
          <table:table-cell office:value-type="float" office:value="486250" calcext:value-type="float">
            <text:p>486250</text:p>
          </table:table-cell>
          <table:table-cell office:value-type="float" office:value="498700" calcext:value-type="float">
            <text:p>498700</text:p>
          </table:table-cell>
          <table:table-cell office:value-type="float" office:value="185774" calcext:value-type="float">
            <text:p>185774</text:p>
          </table:table-cell>
          <table:table-cell office:value-type="float" office:value="617096" calcext:value-type="float">
            <text:p>617096</text:p>
          </table:table-cell>
          <table:table-cell office:value-type="float" office:value="229824" calcext:value-type="float">
            <text:p>229824</text:p>
          </table:table-cell>
          <table:table-cell table:number-columns-repeated="1637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0984" calcext:value-type="float">
            <text:p>590984</text:p>
          </table:table-cell>
          <table:table-cell office:value-type="float" office:value="220526" calcext:value-type="float">
            <text:p>220526</text:p>
          </table:table-cell>
          <table:table-cell office:value-type="float" office:value="1615166" calcext:value-type="float">
            <text:p>1615166</text:p>
          </table:table-cell>
          <table:table-cell office:value-type="float" office:value="601369" calcext:value-type="float">
            <text:p>601369</text:p>
          </table:table-cell>
          <table:table-cell office:value-type="float" office:value="7079964" calcext:value-type="float">
            <text:p>7079964</text:p>
          </table:table-cell>
          <table:table-cell office:value-type="float" office:value="2634382" calcext:value-type="float">
            <text:p>2634382</text:p>
          </table:table-cell>
          <table:table-cell office:value-type="float" office:value="1460489" calcext:value-type="float">
            <text:p>1460489</text:p>
          </table:table-cell>
          <table:table-cell office:value-type="float" office:value="544824" calcext:value-type="float">
            <text:p>544824</text:p>
          </table:table-cell>
          <table:table-cell office:value-type="float" office:value="500184" calcext:value-type="float">
            <text:p>500184</text:p>
          </table:table-cell>
          <table:table-cell office:value-type="float" office:value="186292" calcext:value-type="float">
            <text:p>186292</text:p>
          </table:table-cell>
          <table:table-cell office:value-type="float" office:value="573044" calcext:value-type="float">
            <text:p>573044</text:p>
          </table:table-cell>
          <table:table-cell office:value-type="float" office:value="213434" calcext:value-type="float">
            <text:p>213434</text:p>
          </table:table-cell>
          <table:table-cell table:number-columns-repeated="1637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3042" calcext:value-type="float">
            <text:p>613042</text:p>
          </table:table-cell>
          <table:table-cell office:value-type="float" office:value="228749" calcext:value-type="float">
            <text:p>228749</text:p>
          </table:table-cell>
          <table:table-cell office:value-type="float" office:value="1660318" calcext:value-type="float">
            <text:p>1660318</text:p>
          </table:table-cell>
          <table:table-cell office:value-type="float" office:value="618157" calcext:value-type="float">
            <text:p>618157</text:p>
          </table:table-cell>
          <table:table-cell office:value-type="float" office:value="3132068" calcext:value-type="float">
            <text:p>3132068</text:p>
          </table:table-cell>
          <table:table-cell office:value-type="float" office:value="1165844" calcext:value-type="float">
            <text:p>1165844</text:p>
          </table:table-cell>
          <table:table-cell office:value-type="float" office:value="1550056" calcext:value-type="float">
            <text:p>1550056</text:p>
          </table:table-cell>
          <table:table-cell office:value-type="float" office:value="577657" calcext:value-type="float">
            <text:p>577657</text:p>
          </table:table-cell>
          <table:table-cell office:value-type="float" office:value="612278" calcext:value-type="float">
            <text:p>612278</text:p>
          </table:table-cell>
          <table:table-cell office:value-type="float" office:value="228247" calcext:value-type="float">
            <text:p>228247</text:p>
          </table:table-cell>
          <table:table-cell office:value-type="float" office:value="691882" calcext:value-type="float">
            <text:p>691882</text:p>
          </table:table-cell>
          <table:table-cell office:value-type="float" office:value="257900" calcext:value-type="float">
            <text:p>257900</text:p>
          </table:table-cell>
          <table:table-cell table:number-columns-repeated="1637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52438" calcext:value-type="float">
            <text:p>552438</text:p>
          </table:table-cell>
          <table:table-cell office:value-type="float" office:value="206094" calcext:value-type="float">
            <text:p>206094</text:p>
          </table:table-cell>
          <table:table-cell office:value-type="float" office:value="1644902" calcext:value-type="float">
            <text:p>1644902</text:p>
          </table:table-cell>
          <table:table-cell office:value-type="float" office:value="612718" calcext:value-type="float">
            <text:p>612718</text:p>
          </table:table-cell>
          <table:table-cell office:value-type="float" office:value="5207525" calcext:value-type="float">
            <text:p>5207525</text:p>
          </table:table-cell>
          <table:table-cell office:value-type="float" office:value="1938969" calcext:value-type="float">
            <text:p>1938969</text:p>
          </table:table-cell>
          <table:table-cell office:value-type="float" office:value="1335438" calcext:value-type="float">
            <text:p>1335438</text:p>
          </table:table-cell>
          <table:table-cell office:value-type="float" office:value="497012" calcext:value-type="float">
            <text:p>497012</text:p>
          </table:table-cell>
          <table:table-cell office:value-type="float" office:value="604880" calcext:value-type="float">
            <text:p>604880</text:p>
          </table:table-cell>
          <table:table-cell office:value-type="float" office:value="225320" calcext:value-type="float">
            <text:p>225320</text:p>
          </table:table-cell>
          <table:table-cell office:value-type="float" office:value="599520" calcext:value-type="float">
            <text:p>599520</text:p>
          </table:table-cell>
          <table:table-cell office:value-type="float" office:value="223268" calcext:value-type="float">
            <text:p>223268</text:p>
          </table:table-cell>
          <table:table-cell table:number-columns-repeated="1637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04499" calcext:value-type="float">
            <text:p>804499</text:p>
          </table:table-cell>
          <table:table-cell office:value-type="float" office:value="300809" calcext:value-type="float">
            <text:p>300809</text:p>
          </table:table-cell>
          <table:table-cell office:value-type="float" office:value="1396032" calcext:value-type="float">
            <text:p>1396032</text:p>
          </table:table-cell>
          <table:table-cell office:value-type="float" office:value="519716" calcext:value-type="float">
            <text:p>519716</text:p>
          </table:table-cell>
          <table:table-cell office:value-type="float" office:value="4706622" calcext:value-type="float">
            <text:p>4706622</text:p>
          </table:table-cell>
          <table:table-cell office:value-type="float" office:value="1751294" calcext:value-type="float">
            <text:p>1751294</text:p>
          </table:table-cell>
          <table:table-cell office:value-type="float" office:value="1240444" calcext:value-type="float">
            <text:p>1240444</text:p>
          </table:table-cell>
          <table:table-cell office:value-type="float" office:value="461669" calcext:value-type="float">
            <text:p>461669</text:p>
          </table:table-cell>
          <table:table-cell office:value-type="float" office:value="529560" calcext:value-type="float">
            <text:p>529560</text:p>
          </table:table-cell>
          <table:table-cell office:value-type="float" office:value="197356" calcext:value-type="float">
            <text:p>197356</text:p>
          </table:table-cell>
          <table:table-cell office:value-type="float" office:value="596288" calcext:value-type="float">
            <text:p>596288</text:p>
          </table:table-cell>
          <table:table-cell office:value-type="float" office:value="222243" calcext:value-type="float">
            <text:p>222243</text:p>
          </table:table-cell>
          <table:table-cell table:number-columns-repeated="1637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69812" calcext:value-type="float">
            <text:p>569812</text:p>
          </table:table-cell>
          <table:table-cell office:value-type="float" office:value="212731" calcext:value-type="float">
            <text:p>212731</text:p>
          </table:table-cell>
          <table:table-cell office:value-type="float" office:value="1573962" calcext:value-type="float">
            <text:p>1573962</text:p>
          </table:table-cell>
          <table:table-cell office:value-type="float" office:value="586260" calcext:value-type="float">
            <text:p>586260</text:p>
          </table:table-cell>
          <table:table-cell office:value-type="float" office:value="2193684" calcext:value-type="float">
            <text:p>2193684</text:p>
          </table:table-cell>
          <table:table-cell office:value-type="float" office:value="816737" calcext:value-type="float">
            <text:p>816737</text:p>
          </table:table-cell>
          <table:table-cell office:value-type="float" office:value="1467922" calcext:value-type="float">
            <text:p>1467922</text:p>
          </table:table-cell>
          <table:table-cell office:value-type="float" office:value="546723" calcext:value-type="float">
            <text:p>546723</text:p>
          </table:table-cell>
          <table:table-cell office:value-type="float" office:value="595594" calcext:value-type="float">
            <text:p>595594</text:p>
          </table:table-cell>
          <table:table-cell office:value-type="float" office:value="222310" calcext:value-type="float">
            <text:p>222310</text:p>
          </table:table-cell>
          <table:table-cell office:value-type="float" office:value="701884" calcext:value-type="float">
            <text:p>701884</text:p>
          </table:table-cell>
          <table:table-cell office:value-type="float" office:value="261729" calcext:value-type="float">
            <text:p>261729</text:p>
          </table:table-cell>
          <table:table-cell table:number-columns-repeated="1637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88194" calcext:value-type="float">
            <text:p>588194</text:p>
          </table:table-cell>
          <table:table-cell office:value-type="float" office:value="219444" calcext:value-type="float">
            <text:p>219444</text:p>
          </table:table-cell>
          <table:table-cell office:value-type="float" office:value="1617920" calcext:value-type="float">
            <text:p>1617920</text:p>
          </table:table-cell>
          <table:table-cell office:value-type="float" office:value="602466" calcext:value-type="float">
            <text:p>602466</text:p>
          </table:table-cell>
          <table:table-cell office:value-type="float" office:value="2279864" calcext:value-type="float">
            <text:p>2279864</text:p>
          </table:table-cell>
          <table:table-cell office:value-type="float" office:value="848636" calcext:value-type="float">
            <text:p>848636</text:p>
          </table:table-cell>
          <table:table-cell office:value-type="float" office:value="1563670" calcext:value-type="float">
            <text:p>1563670</text:p>
          </table:table-cell>
          <table:table-cell office:value-type="float" office:value="582230" calcext:value-type="float">
            <text:p>582230</text:p>
          </table:table-cell>
          <table:table-cell office:value-type="float" office:value="611690" calcext:value-type="float">
            <text:p>611690</text:p>
          </table:table-cell>
          <table:table-cell office:value-type="float" office:value="228166" calcext:value-type="float">
            <text:p>228166</text:p>
          </table:table-cell>
          <table:table-cell office:value-type="float" office:value="709152" calcext:value-type="float">
            <text:p>709152</text:p>
          </table:table-cell>
          <table:table-cell office:value-type="float" office:value="264627" calcext:value-type="float">
            <text:p>264627</text:p>
          </table:table-cell>
          <table:table-cell table:number-columns-repeated="1637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54654" calcext:value-type="float">
            <text:p>554654</text:p>
          </table:table-cell>
          <table:table-cell office:value-type="float" office:value="206920" calcext:value-type="float">
            <text:p>206920</text:p>
          </table:table-cell>
          <table:table-cell office:value-type="float" office:value="1651514" calcext:value-type="float">
            <text:p>1651514</text:p>
          </table:table-cell>
          <table:table-cell office:value-type="float" office:value="615145" calcext:value-type="float">
            <text:p>615145</text:p>
          </table:table-cell>
          <table:table-cell office:value-type="float" office:value="3051016" calcext:value-type="float">
            <text:p>3051016</text:p>
          </table:table-cell>
          <table:table-cell office:value-type="float" office:value="1135720" calcext:value-type="float">
            <text:p>1135720</text:p>
          </table:table-cell>
          <table:table-cell office:value-type="float" office:value="1593526" calcext:value-type="float">
            <text:p>1593526</text:p>
          </table:table-cell>
          <table:table-cell office:value-type="float" office:value="593289" calcext:value-type="float">
            <text:p>593289</text:p>
          </table:table-cell>
          <table:table-cell office:value-type="float" office:value="683460" calcext:value-type="float">
            <text:p>683460</text:p>
          </table:table-cell>
          <table:table-cell office:value-type="float" office:value="258091" calcext:value-type="float">
            <text:p>258091</text:p>
          </table:table-cell>
          <table:table-cell office:value-type="float" office:value="630984" calcext:value-type="float">
            <text:p>630984</text:p>
          </table:table-cell>
          <table:table-cell office:value-type="float" office:value="235023" calcext:value-type="float">
            <text:p>235023</text:p>
          </table:table-cell>
          <table:table-cell table:number-columns-repeated="1637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25568" calcext:value-type="float">
            <text:p>625568</text:p>
          </table:table-cell>
          <table:table-cell office:value-type="float" office:value="233381" calcext:value-type="float">
            <text:p>233381</text:p>
          </table:table-cell>
          <table:table-cell office:value-type="float" office:value="1634278" calcext:value-type="float">
            <text:p>1634278</text:p>
          </table:table-cell>
          <table:table-cell office:value-type="float" office:value="608536" calcext:value-type="float">
            <text:p>608536</text:p>
          </table:table-cell>
          <table:table-cell office:value-type="float" office:value="3908458" calcext:value-type="float">
            <text:p>3908458</text:p>
          </table:table-cell>
          <table:table-cell office:value-type="float" office:value="1454636" calcext:value-type="float">
            <text:p>1454636</text:p>
          </table:table-cell>
          <table:table-cell office:value-type="float" office:value="1608326" calcext:value-type="float">
            <text:p>1608326</text:p>
          </table:table-cell>
          <table:table-cell office:value-type="float" office:value="598888" calcext:value-type="float">
            <text:p>598888</text:p>
          </table:table-cell>
          <table:table-cell office:value-type="float" office:value="612724" calcext:value-type="float">
            <text:p>612724</text:p>
          </table:table-cell>
          <table:table-cell office:value-type="float" office:value="228442" calcext:value-type="float">
            <text:p>228442</text:p>
          </table:table-cell>
          <table:table-cell office:value-type="float" office:value="719412" calcext:value-type="float">
            <text:p>719412</text:p>
          </table:table-cell>
          <table:table-cell office:value-type="float" office:value="268272" calcext:value-type="float">
            <text:p>268272</text:p>
          </table:table-cell>
          <table:table-cell table:number-columns-repeated="1637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89582" calcext:value-type="float">
            <text:p>589582</text:p>
          </table:table-cell>
          <table:table-cell office:value-type="float" office:value="220127" calcext:value-type="float">
            <text:p>220127</text:p>
          </table:table-cell>
          <table:table-cell office:value-type="float" office:value="1638730" calcext:value-type="float">
            <text:p>1638730</text:p>
          </table:table-cell>
          <table:table-cell office:value-type="float" office:value="610297" calcext:value-type="float">
            <text:p>610297</text:p>
          </table:table-cell>
          <table:table-cell office:value-type="float" office:value="3609616" calcext:value-type="float">
            <text:p>3609616</text:p>
          </table:table-cell>
          <table:table-cell office:value-type="float" office:value="1343496" calcext:value-type="float">
            <text:p>1343496</text:p>
          </table:table-cell>
          <table:table-cell office:value-type="float" office:value="1597928" calcext:value-type="float">
            <text:p>1597928</text:p>
          </table:table-cell>
          <table:table-cell office:value-type="float" office:value="595089" calcext:value-type="float">
            <text:p>595089</text:p>
          </table:table-cell>
          <table:table-cell office:value-type="float" office:value="611602" calcext:value-type="float">
            <text:p>611602</text:p>
          </table:table-cell>
          <table:table-cell office:value-type="float" office:value="228135" calcext:value-type="float">
            <text:p>228135</text:p>
          </table:table-cell>
          <table:table-cell office:value-type="float" office:value="826536" calcext:value-type="float">
            <text:p>826536</text:p>
          </table:table-cell>
          <table:table-cell office:value-type="float" office:value="308225" calcext:value-type="float">
            <text:p>308225</text:p>
          </table:table-cell>
          <table:table-cell table:number-columns-repeated="1637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16256" calcext:value-type="float">
            <text:p>616256</text:p>
          </table:table-cell>
          <table:table-cell office:value-type="float" office:value="229981" calcext:value-type="float">
            <text:p>229981</text:p>
          </table:table-cell>
          <table:table-cell office:value-type="float" office:value="1725822" calcext:value-type="float">
            <text:p>1725822</text:p>
          </table:table-cell>
          <table:table-cell office:value-type="float" office:value="642648" calcext:value-type="float">
            <text:p>642648</text:p>
          </table:table-cell>
          <table:table-cell office:value-type="float" office:value="2974078" calcext:value-type="float">
            <text:p>2974078</text:p>
          </table:table-cell>
          <table:table-cell office:value-type="float" office:value="1107038" calcext:value-type="float">
            <text:p>1107038</text:p>
          </table:table-cell>
          <table:table-cell office:value-type="float" office:value="1552406" calcext:value-type="float">
            <text:p>1552406</text:p>
          </table:table-cell>
          <table:table-cell office:value-type="float" office:value="578043" calcext:value-type="float">
            <text:p>578043</text:p>
          </table:table-cell>
          <table:table-cell office:value-type="float" office:value="601052" calcext:value-type="float">
            <text:p>601052</text:p>
          </table:table-cell>
          <table:table-cell office:value-type="float" office:value="224055" calcext:value-type="float">
            <text:p>224055</text:p>
          </table:table-cell>
          <table:table-cell office:value-type="float" office:value="697732" calcext:value-type="float">
            <text:p>697732</text:p>
          </table:table-cell>
          <table:table-cell office:value-type="float" office:value="260059" calcext:value-type="float">
            <text:p>260059</text:p>
          </table:table-cell>
          <table:table-cell table:number-columns-repeated="1637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97740" calcext:value-type="float">
            <text:p>497740</text:p>
          </table:table-cell>
          <table:table-cell office:value-type="float" office:value="185556" calcext:value-type="float">
            <text:p>185556</text:p>
          </table:table-cell>
          <table:table-cell office:value-type="float" office:value="1344950" calcext:value-type="float">
            <text:p>1344950</text:p>
          </table:table-cell>
          <table:table-cell office:value-type="float" office:value="500803" calcext:value-type="float">
            <text:p>500803</text:p>
          </table:table-cell>
          <table:table-cell office:value-type="float" office:value="1856734" calcext:value-type="float">
            <text:p>1856734</text:p>
          </table:table-cell>
          <table:table-cell office:value-type="float" office:value="691283" calcext:value-type="float">
            <text:p>691283</text:p>
          </table:table-cell>
          <table:table-cell office:value-type="float" office:value="1234202" calcext:value-type="float">
            <text:p>1234202</text:p>
          </table:table-cell>
          <table:table-cell office:value-type="float" office:value="459364" calcext:value-type="float">
            <text:p>459364</text:p>
          </table:table-cell>
          <table:table-cell office:value-type="float" office:value="486482" calcext:value-type="float">
            <text:p>486482</text:p>
          </table:table-cell>
          <table:table-cell office:value-type="float" office:value="181222" calcext:value-type="float">
            <text:p>181222</text:p>
          </table:table-cell>
          <table:table-cell office:value-type="float" office:value="605938" calcext:value-type="float">
            <text:p>605938</text:p>
          </table:table-cell>
          <table:table-cell office:value-type="float" office:value="225651" calcext:value-type="float">
            <text:p>225651</text:p>
          </table:table-cell>
          <table:table-cell table:number-columns-repeated="1637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85972" calcext:value-type="float">
            <text:p>585972</text:p>
          </table:table-cell>
          <table:table-cell office:value-type="float" office:value="218611" calcext:value-type="float">
            <text:p>218611</text:p>
          </table:table-cell>
          <table:table-cell office:value-type="float" office:value="1568812" calcext:value-type="float">
            <text:p>1568812</text:p>
          </table:table-cell>
          <table:table-cell office:value-type="float" office:value="584151" calcext:value-type="float">
            <text:p>584151</text:p>
          </table:table-cell>
          <table:table-cell office:value-type="float" office:value="6300565" calcext:value-type="float">
            <text:p>6300565</text:p>
          </table:table-cell>
          <table:table-cell office:value-type="float" office:value="2345173" calcext:value-type="float">
            <text:p>2345173</text:p>
          </table:table-cell>
          <table:table-cell office:value-type="float" office:value="1175180" calcext:value-type="float">
            <text:p>1175180</text:p>
          </table:table-cell>
          <table:table-cell office:value-type="float" office:value="437596" calcext:value-type="float">
            <text:p>437596</text:p>
          </table:table-cell>
          <table:table-cell office:value-type="float" office:value="511234" calcext:value-type="float">
            <text:p>511234</text:p>
          </table:table-cell>
          <table:table-cell office:value-type="float" office:value="190384" calcext:value-type="float">
            <text:p>190384</text:p>
          </table:table-cell>
          <table:table-cell office:value-type="float" office:value="615620" calcext:value-type="float">
            <text:p>615620</text:p>
          </table:table-cell>
          <table:table-cell office:value-type="float" office:value="229280" calcext:value-type="float">
            <text:p>229280</text:p>
          </table:table-cell>
          <table:table-cell table:number-columns-repeated="1637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22118" calcext:value-type="float">
            <text:p>522118</text:p>
          </table:table-cell>
          <table:table-cell office:value-type="float" office:value="194635" calcext:value-type="float">
            <text:p>194635</text:p>
          </table:table-cell>
          <table:table-cell office:value-type="float" office:value="1520352" calcext:value-type="float">
            <text:p>1520352</text:p>
          </table:table-cell>
          <table:table-cell office:value-type="float" office:value="566032" calcext:value-type="float">
            <text:p>566032</text:p>
          </table:table-cell>
          <table:table-cell office:value-type="float" office:value="10086452" calcext:value-type="float">
            <text:p>10086452</text:p>
          </table:table-cell>
          <table:table-cell office:value-type="float" office:value="3752743" calcext:value-type="float">
            <text:p>3752743</text:p>
          </table:table-cell>
          <table:table-cell office:value-type="float" office:value="1252990" calcext:value-type="float">
            <text:p>1252990</text:p>
          </table:table-cell>
          <table:table-cell office:value-type="float" office:value="466373" calcext:value-type="float">
            <text:p>466373</text:p>
          </table:table-cell>
          <table:table-cell office:value-type="float" office:value="497932" calcext:value-type="float">
            <text:p>497932</text:p>
          </table:table-cell>
          <table:table-cell office:value-type="float" office:value="185451" calcext:value-type="float">
            <text:p>185451</text:p>
          </table:table-cell>
          <table:table-cell office:value-type="float" office:value="598594" calcext:value-type="float">
            <text:p>598594</text:p>
          </table:table-cell>
          <table:table-cell office:value-type="float" office:value="223074" calcext:value-type="float">
            <text:p>223074</text:p>
          </table:table-cell>
          <table:table-cell table:number-columns-repeated="1637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4524" calcext:value-type="float">
            <text:p>454524</text:p>
          </table:table-cell>
          <table:table-cell office:value-type="float" office:value="169380" calcext:value-type="float">
            <text:p>169380</text:p>
          </table:table-cell>
          <table:table-cell office:value-type="float" office:value="1274402" calcext:value-type="float">
            <text:p>1274402</text:p>
          </table:table-cell>
          <table:table-cell office:value-type="float" office:value="474508" calcext:value-type="float">
            <text:p>474508</text:p>
          </table:table-cell>
          <table:table-cell office:value-type="float" office:value="2761462" calcext:value-type="float">
            <text:p>2761462</text:p>
          </table:table-cell>
          <table:table-cell office:value-type="float" office:value="1027723" calcext:value-type="float">
            <text:p>1027723</text:p>
          </table:table-cell>
          <table:table-cell office:value-type="float" office:value="1172100" calcext:value-type="float">
            <text:p>1172100</text:p>
          </table:table-cell>
          <table:table-cell office:value-type="float" office:value="436320" calcext:value-type="float">
            <text:p>436320</text:p>
          </table:table-cell>
          <table:table-cell office:value-type="float" office:value="523516" calcext:value-type="float">
            <text:p>523516</text:p>
          </table:table-cell>
          <table:table-cell office:value-type="float" office:value="195154" calcext:value-type="float">
            <text:p>195154</text:p>
          </table:table-cell>
          <table:table-cell office:value-type="float" office:value="611340" calcext:value-type="float">
            <text:p>611340</text:p>
          </table:table-cell>
          <table:table-cell office:value-type="float" office:value="227750" calcext:value-type="float">
            <text:p>227750</text:p>
          </table:table-cell>
          <table:table-cell table:number-columns-repeated="1637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5892" calcext:value-type="float">
            <text:p>625892</text:p>
          </table:table-cell>
          <table:table-cell office:value-type="float" office:value="233541" calcext:value-type="float">
            <text:p>233541</text:p>
          </table:table-cell>
          <table:table-cell office:value-type="float" office:value="1632526" calcext:value-type="float">
            <text:p>1632526</text:p>
          </table:table-cell>
          <table:table-cell office:value-type="float" office:value="608027" calcext:value-type="float">
            <text:p>608027</text:p>
          </table:table-cell>
          <table:table-cell office:value-type="float" office:value="4091592" calcext:value-type="float">
            <text:p>4091592</text:p>
          </table:table-cell>
          <table:table-cell office:value-type="float" office:value="1522800" calcext:value-type="float">
            <text:p>1522800</text:p>
          </table:table-cell>
          <table:table-cell office:value-type="float" office:value="1739649" calcext:value-type="float">
            <text:p>1739649</text:p>
          </table:table-cell>
          <table:table-cell office:value-type="float" office:value="648387" calcext:value-type="float">
            <text:p>648387</text:p>
          </table:table-cell>
          <table:table-cell office:value-type="float" office:value="518886" calcext:value-type="float">
            <text:p>518886</text:p>
          </table:table-cell>
          <table:table-cell office:value-type="float" office:value="193268" calcext:value-type="float">
            <text:p>193268</text:p>
          </table:table-cell>
          <table:table-cell office:value-type="float" office:value="573506" calcext:value-type="float">
            <text:p>573506</text:p>
          </table:table-cell>
          <table:table-cell office:value-type="float" office:value="213848" calcext:value-type="float">
            <text:p>213848</text:p>
          </table:table-cell>
          <table:table-cell table:number-columns-repeated="1637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88706" calcext:value-type="float">
            <text:p>488706</text:p>
          </table:table-cell>
          <table:table-cell office:value-type="float" office:value="182103" calcext:value-type="float">
            <text:p>182103</text:p>
          </table:table-cell>
          <table:table-cell office:value-type="float" office:value="1228098" calcext:value-type="float">
            <text:p>1228098</text:p>
          </table:table-cell>
          <table:table-cell office:value-type="float" office:value="457282" calcext:value-type="float">
            <text:p>457282</text:p>
          </table:table-cell>
          <table:table-cell office:value-type="float" office:value="2195158" calcext:value-type="float">
            <text:p>2195158</text:p>
          </table:table-cell>
          <table:table-cell office:value-type="float" office:value="816920" calcext:value-type="float">
            <text:p>816920</text:p>
          </table:table-cell>
          <table:table-cell office:value-type="float" office:value="1172736" calcext:value-type="float">
            <text:p>1172736</text:p>
          </table:table-cell>
          <table:table-cell office:value-type="float" office:value="436482" calcext:value-type="float">
            <text:p>436482</text:p>
          </table:table-cell>
          <table:table-cell office:value-type="float" office:value="467418" calcext:value-type="float">
            <text:p>467418</text:p>
          </table:table-cell>
          <table:table-cell office:value-type="float" office:value="174097" calcext:value-type="float">
            <text:p>174097</text:p>
          </table:table-cell>
          <table:table-cell office:value-type="float" office:value="594922" calcext:value-type="float">
            <text:p>594922</text:p>
          </table:table-cell>
          <table:table-cell office:value-type="float" office:value="221634" calcext:value-type="float">
            <text:p>221634</text:p>
          </table:table-cell>
          <table:table-cell table:number-columns-repeated="1637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32844" calcext:value-type="float">
            <text:p>532844</text:p>
          </table:table-cell>
          <table:table-cell office:value-type="float" office:value="198552" calcext:value-type="float">
            <text:p>198552</text:p>
          </table:table-cell>
          <table:table-cell office:value-type="float" office:value="1469532" calcext:value-type="float">
            <text:p>1469532</text:p>
          </table:table-cell>
          <table:table-cell office:value-type="float" office:value="547120" calcext:value-type="float">
            <text:p>547120</text:p>
          </table:table-cell>
          <table:table-cell office:value-type="float" office:value="5219614" calcext:value-type="float">
            <text:p>5219614</text:p>
          </table:table-cell>
          <table:table-cell office:value-type="float" office:value="1942115" calcext:value-type="float">
            <text:p>1942115</text:p>
          </table:table-cell>
          <table:table-cell office:value-type="float" office:value="1390928" calcext:value-type="float">
            <text:p>1390928</text:p>
          </table:table-cell>
          <table:table-cell office:value-type="float" office:value="517676" calcext:value-type="float">
            <text:p>517676</text:p>
          </table:table-cell>
          <table:table-cell office:value-type="float" office:value="534916" calcext:value-type="float">
            <text:p>534916</text:p>
          </table:table-cell>
          <table:table-cell office:value-type="float" office:value="199226" calcext:value-type="float">
            <text:p>199226</text:p>
          </table:table-cell>
          <table:table-cell office:value-type="float" office:value="606248" calcext:value-type="float">
            <text:p>606248</text:p>
          </table:table-cell>
          <table:table-cell office:value-type="float" office:value="225772" calcext:value-type="float">
            <text:p>225772</text:p>
          </table:table-cell>
          <table:table-cell table:number-columns-repeated="1637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71668" calcext:value-type="float">
            <text:p>571668</text:p>
          </table:table-cell>
          <table:table-cell office:value-type="float" office:value="213371" calcext:value-type="float">
            <text:p>213371</text:p>
          </table:table-cell>
          <table:table-cell office:value-type="float" office:value="1524696" calcext:value-type="float">
            <text:p>1524696</text:p>
          </table:table-cell>
          <table:table-cell office:value-type="float" office:value="567656" calcext:value-type="float">
            <text:p>567656</text:p>
          </table:table-cell>
          <table:table-cell office:value-type="float" office:value="7001161" calcext:value-type="float">
            <text:p>7001161</text:p>
          </table:table-cell>
          <table:table-cell office:value-type="float" office:value="2605794" calcext:value-type="float">
            <text:p>2605794</text:p>
          </table:table-cell>
          <table:table-cell office:value-type="float" office:value="1286674" calcext:value-type="float">
            <text:p>1286674</text:p>
          </table:table-cell>
          <table:table-cell office:value-type="float" office:value="479185" calcext:value-type="float">
            <text:p>479185</text:p>
          </table:table-cell>
          <table:table-cell office:value-type="float" office:value="490370" calcext:value-type="float">
            <text:p>490370</text:p>
          </table:table-cell>
          <table:table-cell office:value-type="float" office:value="182617" calcext:value-type="float">
            <text:p>182617</text:p>
          </table:table-cell>
          <table:table-cell office:value-type="float" office:value="610558" calcext:value-type="float">
            <text:p>610558</text:p>
          </table:table-cell>
          <table:table-cell office:value-type="float" office:value="227382" calcext:value-type="float">
            <text:p>227382</text:p>
          </table:table-cell>
          <table:table-cell table:number-columns-repeated="1637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9956" calcext:value-type="float">
            <text:p>619956</text:p>
          </table:table-cell>
          <table:table-cell office:value-type="float" office:value="231319" calcext:value-type="float">
            <text:p>231319</text:p>
          </table:table-cell>
          <table:table-cell office:value-type="float" office:value="1704214" calcext:value-type="float">
            <text:p>1704214</text:p>
          </table:table-cell>
          <table:table-cell office:value-type="float" office:value="634621" calcext:value-type="float">
            <text:p>634621</text:p>
          </table:table-cell>
          <table:table-cell office:value-type="float" office:value="3775516" calcext:value-type="float">
            <text:p>3775516</text:p>
          </table:table-cell>
          <table:table-cell office:value-type="float" office:value="1405158" calcext:value-type="float">
            <text:p>1405158</text:p>
          </table:table-cell>
          <table:table-cell office:value-type="float" office:value="1565010" calcext:value-type="float">
            <text:p>1565010</text:p>
          </table:table-cell>
          <table:table-cell office:value-type="float" office:value="582723" calcext:value-type="float">
            <text:p>582723</text:p>
          </table:table-cell>
          <table:table-cell office:value-type="float" office:value="616712" calcext:value-type="float">
            <text:p>616712</text:p>
          </table:table-cell>
          <table:table-cell office:value-type="float" office:value="229898" calcext:value-type="float">
            <text:p>229898</text:p>
          </table:table-cell>
          <table:table-cell office:value-type="float" office:value="654966" calcext:value-type="float">
            <text:p>654966</text:p>
          </table:table-cell>
          <table:table-cell office:value-type="float" office:value="244087" calcext:value-type="float">
            <text:p>244087</text:p>
          </table:table-cell>
          <table:table-cell table:number-columns-repeated="1637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51336" calcext:value-type="float">
            <text:p>551336</text:p>
          </table:table-cell>
          <table:table-cell office:value-type="float" office:value="206067" calcext:value-type="float">
            <text:p>206067</text:p>
          </table:table-cell>
          <table:table-cell office:value-type="float" office:value="1597354" calcext:value-type="float">
            <text:p>1597354</text:p>
          </table:table-cell>
          <table:table-cell office:value-type="float" office:value="594994" calcext:value-type="float">
            <text:p>594994</text:p>
          </table:table-cell>
          <table:table-cell office:value-type="float" office:value="5980856" calcext:value-type="float">
            <text:p>5980856</text:p>
          </table:table-cell>
          <table:table-cell office:value-type="float" office:value="2225603" calcext:value-type="float">
            <text:p>2225603</text:p>
          </table:table-cell>
          <table:table-cell office:value-type="float" office:value="1563616" calcext:value-type="float">
            <text:p>1563616</text:p>
          </table:table-cell>
          <table:table-cell office:value-type="float" office:value="582305" calcext:value-type="float">
            <text:p>582305</text:p>
          </table:table-cell>
          <table:table-cell office:value-type="float" office:value="610470" calcext:value-type="float">
            <text:p>610470</text:p>
          </table:table-cell>
          <table:table-cell office:value-type="float" office:value="227575" calcext:value-type="float">
            <text:p>227575</text:p>
          </table:table-cell>
          <table:table-cell office:value-type="float" office:value="694134" calcext:value-type="float">
            <text:p>694134</text:p>
          </table:table-cell>
          <table:table-cell office:value-type="float" office:value="258785" calcext:value-type="float">
            <text:p>258785</text:p>
          </table:table-cell>
          <table:table-cell table:number-columns-repeated="1637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5930" calcext:value-type="float">
            <text:p>485930</text:p>
          </table:table-cell>
          <table:table-cell office:value-type="float" office:value="181157" calcext:value-type="float">
            <text:p>181157</text:p>
          </table:table-cell>
          <table:table-cell office:value-type="float" office:value="1349430" calcext:value-type="float">
            <text:p>1349430</text:p>
          </table:table-cell>
          <table:table-cell office:value-type="float" office:value="502654" calcext:value-type="float">
            <text:p>502654</text:p>
          </table:table-cell>
          <table:table-cell office:value-type="float" office:value="2308696" calcext:value-type="float">
            <text:p>2308696</text:p>
          </table:table-cell>
          <table:table-cell office:value-type="float" office:value="859269" calcext:value-type="float">
            <text:p>859269</text:p>
          </table:table-cell>
          <table:table-cell office:value-type="float" office:value="1255160" calcext:value-type="float">
            <text:p>1255160</text:p>
          </table:table-cell>
          <table:table-cell office:value-type="float" office:value="467202" calcext:value-type="float">
            <text:p>467202</text:p>
          </table:table-cell>
          <table:table-cell office:value-type="float" office:value="500978" calcext:value-type="float">
            <text:p>500978</text:p>
          </table:table-cell>
          <table:table-cell office:value-type="float" office:value="186573" calcext:value-type="float">
            <text:p>186573</text:p>
          </table:table-cell>
          <table:table-cell office:value-type="float" office:value="574338" calcext:value-type="float">
            <text:p>574338</text:p>
          </table:table-cell>
          <table:table-cell office:value-type="float" office:value="213905" calcext:value-type="float">
            <text:p>213905</text:p>
          </table:table-cell>
          <table:table-cell table:number-columns-repeated="1637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02660" calcext:value-type="float">
            <text:p>602660</text:p>
          </table:table-cell>
          <table:table-cell office:value-type="float" office:value="224884" calcext:value-type="float">
            <text:p>224884</text:p>
          </table:table-cell>
          <table:table-cell office:value-type="float" office:value="1595018" calcext:value-type="float">
            <text:p>1595018</text:p>
          </table:table-cell>
          <table:table-cell office:value-type="float" office:value="593932" calcext:value-type="float">
            <text:p>593932</text:p>
          </table:table-cell>
          <table:table-cell office:value-type="float" office:value="3942010" calcext:value-type="float">
            <text:p>3942010</text:p>
          </table:table-cell>
          <table:table-cell office:value-type="float" office:value="1467146" calcext:value-type="float">
            <text:p>1467146</text:p>
          </table:table-cell>
          <table:table-cell office:value-type="float" office:value="1550694" calcext:value-type="float">
            <text:p>1550694</text:p>
          </table:table-cell>
          <table:table-cell office:value-type="float" office:value="577344" calcext:value-type="float">
            <text:p>577344</text:p>
          </table:table-cell>
          <table:table-cell office:value-type="float" office:value="608822" calcext:value-type="float">
            <text:p>608822</text:p>
          </table:table-cell>
          <table:table-cell office:value-type="float" office:value="227013" calcext:value-type="float">
            <text:p>227013</text:p>
          </table:table-cell>
          <table:table-cell office:value-type="float" office:value="650086" calcext:value-type="float">
            <text:p>650086</text:p>
          </table:table-cell>
          <table:table-cell office:value-type="float" office:value="242205" calcext:value-type="float">
            <text:p>242205</text:p>
          </table:table-cell>
          <table:table-cell table:number-columns-repeated="1637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82692" calcext:value-type="float">
            <text:p>582692</text:p>
          </table:table-cell>
          <table:table-cell office:value-type="float" office:value="217402" calcext:value-type="float">
            <text:p>217402</text:p>
          </table:table-cell>
          <table:table-cell office:value-type="float" office:value="1618208" calcext:value-type="float">
            <text:p>1618208</text:p>
          </table:table-cell>
          <table:table-cell office:value-type="float" office:value="603044" calcext:value-type="float">
            <text:p>603044</text:p>
          </table:table-cell>
          <table:table-cell office:value-type="float" office:value="19542735" calcext:value-type="float">
            <text:p>19542735</text:p>
          </table:table-cell>
          <table:table-cell office:value-type="float" office:value="7271299" calcext:value-type="float">
            <text:p>7271299</text:p>
          </table:table-cell>
          <table:table-cell office:value-type="float" office:value="1215690" calcext:value-type="float">
            <text:p>1215690</text:p>
          </table:table-cell>
          <table:table-cell office:value-type="float" office:value="452611" calcext:value-type="float">
            <text:p>452611</text:p>
          </table:table-cell>
          <table:table-cell office:value-type="float" office:value="545094" calcext:value-type="float">
            <text:p>545094</text:p>
          </table:table-cell>
          <table:table-cell office:value-type="float" office:value="203109" calcext:value-type="float">
            <text:p>203109</text:p>
          </table:table-cell>
          <table:table-cell office:value-type="float" office:value="582282" calcext:value-type="float">
            <text:p>582282</text:p>
          </table:table-cell>
          <table:table-cell office:value-type="float" office:value="216908" calcext:value-type="float">
            <text:p>216908</text:p>
          </table:table-cell>
          <table:table-cell table:number-columns-repeated="1637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22928" calcext:value-type="float">
            <text:p>522928</text:p>
          </table:table-cell>
          <table:table-cell office:value-type="float" office:value="195015" calcext:value-type="float">
            <text:p>195015</text:p>
          </table:table-cell>
          <table:table-cell office:value-type="float" office:value="1449590" calcext:value-type="float">
            <text:p>1449590</text:p>
          </table:table-cell>
          <table:table-cell office:value-type="float" office:value="539840" calcext:value-type="float">
            <text:p>539840</text:p>
          </table:table-cell>
          <table:table-cell office:value-type="float" office:value="3126042" calcext:value-type="float">
            <text:p>3126042</text:p>
          </table:table-cell>
          <table:table-cell office:value-type="float" office:value="1163458" calcext:value-type="float">
            <text:p>1163458</text:p>
          </table:table-cell>
          <table:table-cell office:value-type="float" office:value="1299600" calcext:value-type="float">
            <text:p>1299600</text:p>
          </table:table-cell>
          <table:table-cell office:value-type="float" office:value="483762" calcext:value-type="float">
            <text:p>483762</text:p>
          </table:table-cell>
          <table:table-cell office:value-type="float" office:value="501410" calcext:value-type="float">
            <text:p>501410</text:p>
          </table:table-cell>
          <table:table-cell office:value-type="float" office:value="186735" calcext:value-type="float">
            <text:p>186735</text:p>
          </table:table-cell>
          <table:table-cell office:value-type="float" office:value="607736" calcext:value-type="float">
            <text:p>607736</text:p>
          </table:table-cell>
          <table:table-cell office:value-type="float" office:value="226332" calcext:value-type="float">
            <text:p>226332</text:p>
          </table:table-cell>
          <table:table-cell table:number-columns-repeated="1637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83604" calcext:value-type="float">
            <text:p>483604</text:p>
          </table:table-cell>
          <table:table-cell office:value-type="float" office:value="180185" calcext:value-type="float">
            <text:p>180185</text:p>
          </table:table-cell>
          <table:table-cell office:value-type="float" office:value="1238944" calcext:value-type="float">
            <text:p>1238944</text:p>
          </table:table-cell>
          <table:table-cell office:value-type="float" office:value="461274" calcext:value-type="float">
            <text:p>461274</text:p>
          </table:table-cell>
          <table:table-cell office:value-type="float" office:value="6402926" calcext:value-type="float">
            <text:p>6402926</text:p>
          </table:table-cell>
          <table:table-cell office:value-type="float" office:value="2382355" calcext:value-type="float">
            <text:p>2382355</text:p>
          </table:table-cell>
          <table:table-cell office:value-type="float" office:value="1195272" calcext:value-type="float">
            <text:p>1195272</text:p>
          </table:table-cell>
          <table:table-cell office:value-type="float" office:value="445093" calcext:value-type="float">
            <text:p>445093</text:p>
          </table:table-cell>
          <table:table-cell office:value-type="float" office:value="473060" calcext:value-type="float">
            <text:p>473060</text:p>
          </table:table-cell>
          <table:table-cell office:value-type="float" office:value="176192" calcext:value-type="float">
            <text:p>176192</text:p>
          </table:table-cell>
          <table:table-cell office:value-type="float" office:value="600752" calcext:value-type="float">
            <text:p>600752</text:p>
          </table:table-cell>
          <table:table-cell office:value-type="float" office:value="223865" calcext:value-type="float">
            <text:p>223865</text:p>
          </table:table-cell>
          <table:table-cell table:number-columns-repeated="1637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28344" calcext:value-type="float">
            <text:p>528344</text:p>
          </table:table-cell>
          <table:table-cell office:value-type="float" office:value="196893" calcext:value-type="float">
            <text:p>196893</text:p>
          </table:table-cell>
          <table:table-cell office:value-type="float" office:value="1447132" calcext:value-type="float">
            <text:p>1447132</text:p>
          </table:table-cell>
          <table:table-cell office:value-type="float" office:value="538771" calcext:value-type="float">
            <text:p>538771</text:p>
          </table:table-cell>
          <table:table-cell office:value-type="float" office:value="3783058" calcext:value-type="float">
            <text:p>3783058</text:p>
          </table:table-cell>
          <table:table-cell office:value-type="float" office:value="1407743" calcext:value-type="float">
            <text:p>1407743</text:p>
          </table:table-cell>
          <table:table-cell office:value-type="float" office:value="1249532" calcext:value-type="float">
            <text:p>1249532</text:p>
          </table:table-cell>
          <table:table-cell office:value-type="float" office:value="465068" calcext:value-type="float">
            <text:p>465068</text:p>
          </table:table-cell>
          <table:table-cell office:value-type="float" office:value="519416" calcext:value-type="float">
            <text:p>519416</text:p>
          </table:table-cell>
          <table:table-cell office:value-type="float" office:value="193478" calcext:value-type="float">
            <text:p>193478</text:p>
          </table:table-cell>
          <table:table-cell office:value-type="float" office:value="699090" calcext:value-type="float">
            <text:p>699090</text:p>
          </table:table-cell>
          <table:table-cell office:value-type="float" office:value="260394" calcext:value-type="float">
            <text:p>260394</text:p>
          </table:table-cell>
          <table:table-cell table:number-columns-repeated="1637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94360" calcext:value-type="float">
            <text:p>594360</text:p>
          </table:table-cell>
          <table:table-cell office:value-type="float" office:value="221758" calcext:value-type="float">
            <text:p>221758</text:p>
          </table:table-cell>
          <table:table-cell office:value-type="float" office:value="1620800" calcext:value-type="float">
            <text:p>1620800</text:p>
          </table:table-cell>
          <table:table-cell office:value-type="float" office:value="603565" calcext:value-type="float">
            <text:p>603565</text:p>
          </table:table-cell>
          <table:table-cell office:value-type="float" office:value="2961760" calcext:value-type="float">
            <text:p>2961760</text:p>
          </table:table-cell>
          <table:table-cell office:value-type="float" office:value="1102543" calcext:value-type="float">
            <text:p>1102543</text:p>
          </table:table-cell>
          <table:table-cell office:value-type="float" office:value="1559248" calcext:value-type="float">
            <text:p>1559248</text:p>
          </table:table-cell>
          <table:table-cell office:value-type="float" office:value="581368" calcext:value-type="float">
            <text:p>581368</text:p>
          </table:table-cell>
          <table:table-cell office:value-type="float" office:value="616488" calcext:value-type="float">
            <text:p>616488</text:p>
          </table:table-cell>
          <table:table-cell office:value-type="float" office:value="229794" calcext:value-type="float">
            <text:p>229794</text:p>
          </table:table-cell>
          <table:table-cell office:value-type="float" office:value="754758" calcext:value-type="float">
            <text:p>754758</text:p>
          </table:table-cell>
          <table:table-cell office:value-type="float" office:value="281964" calcext:value-type="float">
            <text:p>281964</text:p>
          </table:table-cell>
          <table:table-cell table:number-columns-repeated="1637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11480" calcext:value-type="float">
            <text:p>611480</text:p>
          </table:table-cell>
          <table:table-cell office:value-type="float" office:value="228168" calcext:value-type="float">
            <text:p>228168</text:p>
          </table:table-cell>
          <table:table-cell office:value-type="float" office:value="1596502" calcext:value-type="float">
            <text:p>1596502</text:p>
          </table:table-cell>
          <table:table-cell office:value-type="float" office:value="594457" calcext:value-type="float">
            <text:p>594457</text:p>
          </table:table-cell>
          <table:table-cell office:value-type="float" office:value="4733082" calcext:value-type="float">
            <text:p>4733082</text:p>
          </table:table-cell>
          <table:table-cell office:value-type="float" office:value="1761366" calcext:value-type="float">
            <text:p>1761366</text:p>
          </table:table-cell>
          <table:table-cell office:value-type="float" office:value="1548772" calcext:value-type="float">
            <text:p>1548772</text:p>
          </table:table-cell>
          <table:table-cell office:value-type="float" office:value="576625" calcext:value-type="float">
            <text:p>576625</text:p>
          </table:table-cell>
          <table:table-cell office:value-type="float" office:value="618952" calcext:value-type="float">
            <text:p>618952</text:p>
          </table:table-cell>
          <table:table-cell office:value-type="float" office:value="230781" calcext:value-type="float">
            <text:p>230781</text:p>
          </table:table-cell>
          <table:table-cell office:value-type="float" office:value="695690" calcext:value-type="float">
            <text:p>695690</text:p>
          </table:table-cell>
          <table:table-cell office:value-type="float" office:value="259517" calcext:value-type="float">
            <text:p>259517</text:p>
          </table:table-cell>
          <table:table-cell table:number-columns-repeated="1637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58888" calcext:value-type="float">
            <text:p>558888</text:p>
          </table:table-cell>
          <table:table-cell office:value-type="float" office:value="208269" calcext:value-type="float">
            <text:p>208269</text:p>
          </table:table-cell>
          <table:table-cell office:value-type="float" office:value="1392950" calcext:value-type="float">
            <text:p>1392950</text:p>
          </table:table-cell>
          <table:table-cell office:value-type="float" office:value="518727" calcext:value-type="float">
            <text:p>518727</text:p>
          </table:table-cell>
          <table:table-cell office:value-type="float" office:value="1936878" calcext:value-type="float">
            <text:p>1936878</text:p>
          </table:table-cell>
          <table:table-cell office:value-type="float" office:value="721036" calcext:value-type="float">
            <text:p>721036</text:p>
          </table:table-cell>
          <table:table-cell office:value-type="float" office:value="1243608" calcext:value-type="float">
            <text:p>1243608</text:p>
          </table:table-cell>
          <table:table-cell office:value-type="float" office:value="462856" calcext:value-type="float">
            <text:p>462856</text:p>
          </table:table-cell>
          <table:table-cell office:value-type="float" office:value="495752" calcext:value-type="float">
            <text:p>495752</text:p>
          </table:table-cell>
          <table:table-cell office:value-type="float" office:value="184649" calcext:value-type="float">
            <text:p>184649</text:p>
          </table:table-cell>
          <table:table-cell office:value-type="float" office:value="606958" calcext:value-type="float">
            <text:p>606958</text:p>
          </table:table-cell>
          <table:table-cell office:value-type="float" office:value="226069" calcext:value-type="float">
            <text:p>226069</text:p>
          </table:table-cell>
          <table:table-cell table:number-columns-repeated="1637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92282" calcext:value-type="float">
            <text:p>592282</text:p>
          </table:table-cell>
          <table:table-cell office:value-type="float" office:value="220976" calcext:value-type="float">
            <text:p>220976</text:p>
          </table:table-cell>
          <table:table-cell office:value-type="float" office:value="1632650" calcext:value-type="float">
            <text:p>1632650</text:p>
          </table:table-cell>
          <table:table-cell office:value-type="float" office:value="607946" calcext:value-type="float">
            <text:p>607946</text:p>
          </table:table-cell>
          <table:table-cell office:value-type="float" office:value="5176843" calcext:value-type="float">
            <text:p>5176843</text:p>
          </table:table-cell>
          <table:table-cell office:value-type="float" office:value="1927434" calcext:value-type="float">
            <text:p>1927434</text:p>
          </table:table-cell>
          <table:table-cell office:value-type="float" office:value="1243004" calcext:value-type="float">
            <text:p>1243004</text:p>
          </table:table-cell>
          <table:table-cell office:value-type="float" office:value="462652" calcext:value-type="float">
            <text:p>462652</text:p>
          </table:table-cell>
          <table:table-cell office:value-type="float" office:value="551328" calcext:value-type="float">
            <text:p>551328</text:p>
          </table:table-cell>
          <table:table-cell office:value-type="float" office:value="205351" calcext:value-type="float">
            <text:p>205351</text:p>
          </table:table-cell>
          <table:table-cell office:value-type="float" office:value="686420" calcext:value-type="float">
            <text:p>686420</text:p>
          </table:table-cell>
          <table:table-cell office:value-type="float" office:value="255730" calcext:value-type="float">
            <text:p>255730</text:p>
          </table:table-cell>
          <table:table-cell table:number-columns-repeated="1637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21940" calcext:value-type="float">
            <text:p>621940</text:p>
          </table:table-cell>
          <table:table-cell office:value-type="float" office:value="232102" calcext:value-type="float">
            <text:p>232102</text:p>
          </table:table-cell>
          <table:table-cell office:value-type="float" office:value="1803548" calcext:value-type="float">
            <text:p>1803548</text:p>
          </table:table-cell>
          <table:table-cell office:value-type="float" office:value="671420" calcext:value-type="float">
            <text:p>671420</text:p>
          </table:table-cell>
          <table:table-cell office:value-type="float" office:value="3109850" calcext:value-type="float">
            <text:p>3109850</text:p>
          </table:table-cell>
          <table:table-cell office:value-type="float" office:value="1157737" calcext:value-type="float">
            <text:p>1157737</text:p>
          </table:table-cell>
          <table:table-cell office:value-type="float" office:value="1561010" calcext:value-type="float">
            <text:p>1561010</text:p>
          </table:table-cell>
          <table:table-cell office:value-type="float" office:value="581218" calcext:value-type="float">
            <text:p>581218</text:p>
          </table:table-cell>
          <table:table-cell office:value-type="float" office:value="922142" calcext:value-type="float">
            <text:p>922142</text:p>
          </table:table-cell>
          <table:table-cell office:value-type="float" office:value="343779" calcext:value-type="float">
            <text:p>343779</text:p>
          </table:table-cell>
          <table:table-cell office:value-type="float" office:value="653558" calcext:value-type="float">
            <text:p>653558</text:p>
          </table:table-cell>
          <table:table-cell office:value-type="float" office:value="243405" calcext:value-type="float">
            <text:p>243405</text:p>
          </table:table-cell>
          <table:table-cell table:number-columns-repeated="1637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84938" calcext:value-type="float">
            <text:p>584938</text:p>
          </table:table-cell>
          <table:table-cell office:value-type="float" office:value="218259" calcext:value-type="float">
            <text:p>218259</text:p>
          </table:table-cell>
          <table:table-cell office:value-type="float" office:value="1766622" calcext:value-type="float">
            <text:p>1766622</text:p>
          </table:table-cell>
          <table:table-cell office:value-type="float" office:value="658239" calcext:value-type="float">
            <text:p>658239</text:p>
          </table:table-cell>
          <table:table-cell office:value-type="float" office:value="2871152" calcext:value-type="float">
            <text:p>2871152</text:p>
          </table:table-cell>
          <table:table-cell office:value-type="float" office:value="1068737" calcext:value-type="float">
            <text:p>1068737</text:p>
          </table:table-cell>
          <table:table-cell office:value-type="float" office:value="1467896" calcext:value-type="float">
            <text:p>1467896</text:p>
          </table:table-cell>
          <table:table-cell office:value-type="float" office:value="546562" calcext:value-type="float">
            <text:p>546562</text:p>
          </table:table-cell>
          <table:table-cell office:value-type="float" office:value="636778" calcext:value-type="float">
            <text:p>636778</text:p>
          </table:table-cell>
          <table:table-cell office:value-type="float" office:value="237527" calcext:value-type="float">
            <text:p>237527</text:p>
          </table:table-cell>
          <table:table-cell office:value-type="float" office:value="604254" calcext:value-type="float">
            <text:p>604254</text:p>
          </table:table-cell>
          <table:table-cell office:value-type="float" office:value="225048" calcext:value-type="float">
            <text:p>225048</text:p>
          </table:table-cell>
          <table:table-cell table:number-columns-repeated="1637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61846" calcext:value-type="float">
            <text:p>561846</text:p>
          </table:table-cell>
          <table:table-cell office:value-type="float" office:value="209614" calcext:value-type="float">
            <text:p>209614</text:p>
          </table:table-cell>
          <table:table-cell office:value-type="float" office:value="1508288" calcext:value-type="float">
            <text:p>1508288</text:p>
          </table:table-cell>
          <table:table-cell office:value-type="float" office:value="561596" calcext:value-type="float">
            <text:p>561596</text:p>
          </table:table-cell>
          <table:table-cell office:value-type="float" office:value="4819764" calcext:value-type="float">
            <text:p>4819764</text:p>
          </table:table-cell>
          <table:table-cell office:value-type="float" office:value="1793634" calcext:value-type="float">
            <text:p>1793634</text:p>
          </table:table-cell>
          <table:table-cell office:value-type="float" office:value="1478730" calcext:value-type="float">
            <text:p>1478730</text:p>
          </table:table-cell>
          <table:table-cell office:value-type="float" office:value="550711" calcext:value-type="float">
            <text:p>550711</text:p>
          </table:table-cell>
          <table:table-cell office:value-type="float" office:value="582180" calcext:value-type="float">
            <text:p>582180</text:p>
          </table:table-cell>
          <table:table-cell office:value-type="float" office:value="217027" calcext:value-type="float">
            <text:p>217027</text:p>
          </table:table-cell>
          <table:table-cell office:value-type="float" office:value="755528" calcext:value-type="float">
            <text:p>755528</text:p>
          </table:table-cell>
          <table:table-cell office:value-type="float" office:value="281721" calcext:value-type="float">
            <text:p>281721</text:p>
          </table:table-cell>
          <table:table-cell table:number-columns-repeated="1637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60478" calcext:value-type="float">
            <text:p>560478</text:p>
          </table:table-cell>
          <table:table-cell office:value-type="float" office:value="209224" calcext:value-type="float">
            <text:p>209224</text:p>
          </table:table-cell>
          <table:table-cell office:value-type="float" office:value="1594356" calcext:value-type="float">
            <text:p>1594356</text:p>
          </table:table-cell>
          <table:table-cell office:value-type="float" office:value="593667" calcext:value-type="float">
            <text:p>593667</text:p>
          </table:table-cell>
          <table:table-cell office:value-type="float" office:value="8658267" calcext:value-type="float">
            <text:p>8658267</text:p>
          </table:table-cell>
          <table:table-cell office:value-type="float" office:value="3222122" calcext:value-type="float">
            <text:p>3222122</text:p>
          </table:table-cell>
          <table:table-cell office:value-type="float" office:value="1249928" calcext:value-type="float">
            <text:p>1249928</text:p>
          </table:table-cell>
          <table:table-cell office:value-type="float" office:value="465396" calcext:value-type="float">
            <text:p>465396</text:p>
          </table:table-cell>
          <table:table-cell office:value-type="float" office:value="524266" calcext:value-type="float">
            <text:p>524266</text:p>
          </table:table-cell>
          <table:table-cell office:value-type="float" office:value="195331" calcext:value-type="float">
            <text:p>195331</text:p>
          </table:table-cell>
          <table:table-cell office:value-type="float" office:value="576248" calcext:value-type="float">
            <text:p>576248</text:p>
          </table:table-cell>
          <table:table-cell office:value-type="float" office:value="214693" calcext:value-type="float">
            <text:p>214693</text:p>
          </table:table-cell>
          <table:table-cell table:number-columns-repeated="1637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03206" calcext:value-type="float">
            <text:p>503206</text:p>
          </table:table-cell>
          <table:table-cell office:value-type="float" office:value="187508" calcext:value-type="float">
            <text:p>187508</text:p>
          </table:table-cell>
          <table:table-cell office:value-type="float" office:value="1324980" calcext:value-type="float">
            <text:p>1324980</text:p>
          </table:table-cell>
          <table:table-cell office:value-type="float" office:value="493390" calcext:value-type="float">
            <text:p>493390</text:p>
          </table:table-cell>
          <table:table-cell office:value-type="float" office:value="1818662" calcext:value-type="float">
            <text:p>1818662</text:p>
          </table:table-cell>
          <table:table-cell office:value-type="float" office:value="676943" calcext:value-type="float">
            <text:p>676943</text:p>
          </table:table-cell>
          <table:table-cell office:value-type="float" office:value="1347110" calcext:value-type="float">
            <text:p>1347110</text:p>
          </table:table-cell>
          <table:table-cell office:value-type="float" office:value="501421" calcext:value-type="float">
            <text:p>501421</text:p>
          </table:table-cell>
          <table:table-cell office:value-type="float" office:value="525504" calcext:value-type="float">
            <text:p>525504</text:p>
          </table:table-cell>
          <table:table-cell office:value-type="float" office:value="195714" calcext:value-type="float">
            <text:p>195714</text:p>
          </table:table-cell>
          <table:table-cell office:value-type="float" office:value="610816" calcext:value-type="float">
            <text:p>610816</text:p>
          </table:table-cell>
          <table:table-cell office:value-type="float" office:value="227539" calcext:value-type="float">
            <text:p>227539</text:p>
          </table:table-cell>
          <table:table-cell table:number-columns-repeated="1637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89894" calcext:value-type="float">
            <text:p>489894</text:p>
          </table:table-cell>
          <table:table-cell office:value-type="float" office:value="182564" calcext:value-type="float">
            <text:p>182564</text:p>
          </table:table-cell>
          <table:table-cell office:value-type="float" office:value="1456420" calcext:value-type="float">
            <text:p>1456420</text:p>
          </table:table-cell>
          <table:table-cell office:value-type="float" office:value="542316" calcext:value-type="float">
            <text:p>542316</text:p>
          </table:table-cell>
          <table:table-cell office:value-type="float" office:value="7899070" calcext:value-type="float">
            <text:p>7899070</text:p>
          </table:table-cell>
          <table:table-cell office:value-type="float" office:value="2938965" calcext:value-type="float">
            <text:p>2938965</text:p>
          </table:table-cell>
          <table:table-cell office:value-type="float" office:value="1352820" calcext:value-type="float">
            <text:p>1352820</text:p>
          </table:table-cell>
          <table:table-cell office:value-type="float" office:value="503585" calcext:value-type="float">
            <text:p>503585</text:p>
          </table:table-cell>
          <table:table-cell office:value-type="float" office:value="557350" calcext:value-type="float">
            <text:p>557350</text:p>
          </table:table-cell>
          <table:table-cell office:value-type="float" office:value="207612" calcext:value-type="float">
            <text:p>207612</text:p>
          </table:table-cell>
          <table:table-cell office:value-type="float" office:value="660482" calcext:value-type="float">
            <text:p>660482</text:p>
          </table:table-cell>
          <table:table-cell office:value-type="float" office:value="246488" calcext:value-type="float">
            <text:p>246488</text:p>
          </table:table-cell>
          <table:table-cell table:number-columns-repeated="1637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23332" calcext:value-type="float">
            <text:p>623332</text:p>
          </table:table-cell>
          <table:table-cell office:value-type="float" office:value="232535" calcext:value-type="float">
            <text:p>232535</text:p>
          </table:table-cell>
          <table:table-cell office:value-type="float" office:value="1711611" calcext:value-type="float">
            <text:p>1711611</text:p>
          </table:table-cell>
          <table:table-cell office:value-type="float" office:value="638437" calcext:value-type="float">
            <text:p>638437</text:p>
          </table:table-cell>
          <table:table-cell office:value-type="float" office:value="5582432" calcext:value-type="float">
            <text:p>5582432</text:p>
          </table:table-cell>
          <table:table-cell office:value-type="float" office:value="2077291" calcext:value-type="float">
            <text:p>2077291</text:p>
          </table:table-cell>
          <table:table-cell office:value-type="float" office:value="1281950" calcext:value-type="float">
            <text:p>1281950</text:p>
          </table:table-cell>
          <table:table-cell office:value-type="float" office:value="477167" calcext:value-type="float">
            <text:p>477167</text:p>
          </table:table-cell>
          <table:table-cell office:value-type="float" office:value="524124" calcext:value-type="float">
            <text:p>524124</text:p>
          </table:table-cell>
          <table:table-cell office:value-type="float" office:value="195181" calcext:value-type="float">
            <text:p>195181</text:p>
          </table:table-cell>
          <table:table-cell office:value-type="float" office:value="620766" calcext:value-type="float">
            <text:p>620766</text:p>
          </table:table-cell>
          <table:table-cell office:value-type="float" office:value="231346" calcext:value-type="float">
            <text:p>231346</text:p>
          </table:table-cell>
          <table:table-cell table:number-columns-repeated="1637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0720" calcext:value-type="float">
            <text:p>550720</text:p>
          </table:table-cell>
          <table:table-cell office:value-type="float" office:value="205520" calcext:value-type="float">
            <text:p>205520</text:p>
          </table:table-cell>
          <table:table-cell office:value-type="float" office:value="1538862" calcext:value-type="float">
            <text:p>1538862</text:p>
          </table:table-cell>
          <table:table-cell office:value-type="float" office:value="573079" calcext:value-type="float">
            <text:p>573079</text:p>
          </table:table-cell>
          <table:table-cell office:value-type="float" office:value="4099889" calcext:value-type="float">
            <text:p>4099889</text:p>
          </table:table-cell>
          <table:table-cell office:value-type="float" office:value="1526542" calcext:value-type="float">
            <text:p>1526542</text:p>
          </table:table-cell>
          <table:table-cell office:value-type="float" office:value="1281526" calcext:value-type="float">
            <text:p>1281526</text:p>
          </table:table-cell>
          <table:table-cell office:value-type="float" office:value="477231" calcext:value-type="float">
            <text:p>477231</text:p>
          </table:table-cell>
          <table:table-cell office:value-type="float" office:value="513322" calcext:value-type="float">
            <text:p>513322</text:p>
          </table:table-cell>
          <table:table-cell office:value-type="float" office:value="191175" calcext:value-type="float">
            <text:p>191175</text:p>
          </table:table-cell>
          <table:table-cell office:value-type="float" office:value="604294" calcext:value-type="float">
            <text:p>604294</text:p>
          </table:table-cell>
          <table:table-cell office:value-type="float" office:value="225031" calcext:value-type="float">
            <text:p>225031</text:p>
          </table:table-cell>
          <table:table-cell table:number-columns-repeated="1637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23262" calcext:value-type="float">
            <text:p>623262</text:p>
          </table:table-cell>
          <table:table-cell office:value-type="float" office:value="232504" calcext:value-type="float">
            <text:p>232504</text:p>
          </table:table-cell>
          <table:table-cell office:value-type="float" office:value="1724040" calcext:value-type="float">
            <text:p>1724040</text:p>
          </table:table-cell>
          <table:table-cell office:value-type="float" office:value="641936" calcext:value-type="float">
            <text:p>641936</text:p>
          </table:table-cell>
          <table:table-cell office:value-type="float" office:value="5994068" calcext:value-type="float">
            <text:p>5994068</text:p>
          </table:table-cell>
          <table:table-cell office:value-type="float" office:value="2230383" calcext:value-type="float">
            <text:p>2230383</text:p>
          </table:table-cell>
          <table:table-cell office:value-type="float" office:value="1549070" calcext:value-type="float">
            <text:p>1549070</text:p>
          </table:table-cell>
          <table:table-cell office:value-type="float" office:value="576739" calcext:value-type="float">
            <text:p>576739</text:p>
          </table:table-cell>
          <table:table-cell office:value-type="float" office:value="666632" calcext:value-type="float">
            <text:p>666632</text:p>
          </table:table-cell>
          <table:table-cell office:value-type="float" office:value="248631" calcext:value-type="float">
            <text:p>248631</text:p>
          </table:table-cell>
          <table:table-cell office:value-type="float" office:value="585726" calcext:value-type="float">
            <text:p>585726</text:p>
          </table:table-cell>
          <table:table-cell office:value-type="float" office:value="218114" calcext:value-type="float">
            <text:p>218114</text:p>
          </table:table-cell>
          <table:table-cell table:number-columns-repeated="1637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82072" calcext:value-type="float">
            <text:p>582072</text:p>
          </table:table-cell>
          <table:table-cell office:value-type="float" office:value="217155" calcext:value-type="float">
            <text:p>217155</text:p>
          </table:table-cell>
          <table:table-cell office:value-type="float" office:value="1624962" calcext:value-type="float">
            <text:p>1624962</text:p>
          </table:table-cell>
          <table:table-cell office:value-type="float" office:value="605042" calcext:value-type="float">
            <text:p>605042</text:p>
          </table:table-cell>
          <table:table-cell office:value-type="float" office:value="5473574" calcext:value-type="float">
            <text:p>5473574</text:p>
          </table:table-cell>
          <table:table-cell office:value-type="float" office:value="2037073" calcext:value-type="float">
            <text:p>2037073</text:p>
          </table:table-cell>
          <table:table-cell office:value-type="float" office:value="1557834" calcext:value-type="float">
            <text:p>1557834</text:p>
          </table:table-cell>
          <table:table-cell office:value-type="float" office:value="580004" calcext:value-type="float">
            <text:p>580004</text:p>
          </table:table-cell>
          <table:table-cell office:value-type="float" office:value="632316" calcext:value-type="float">
            <text:p>632316</text:p>
          </table:table-cell>
          <table:table-cell office:value-type="float" office:value="235913" calcext:value-type="float">
            <text:p>235913</text:p>
          </table:table-cell>
          <table:table-cell office:value-type="float" office:value="736816" calcext:value-type="float">
            <text:p>736816</text:p>
          </table:table-cell>
          <table:table-cell office:value-type="float" office:value="274768" calcext:value-type="float">
            <text:p>274768</text:p>
          </table:table-cell>
          <table:table-cell table:number-columns-repeated="1637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07412" calcext:value-type="float">
            <text:p>507412</text:p>
          </table:table-cell>
          <table:table-cell office:value-type="float" office:value="189082" calcext:value-type="float">
            <text:p>189082</text:p>
          </table:table-cell>
          <table:table-cell office:value-type="float" office:value="1303900" calcext:value-type="float">
            <text:p>1303900</text:p>
          </table:table-cell>
          <table:table-cell office:value-type="float" office:value="485485" calcext:value-type="float">
            <text:p>485485</text:p>
          </table:table-cell>
          <table:table-cell office:value-type="float" office:value="2917806" calcext:value-type="float">
            <text:p>2917806</text:p>
          </table:table-cell>
          <table:table-cell office:value-type="float" office:value="1085696" calcext:value-type="float">
            <text:p>1085696</text:p>
          </table:table-cell>
          <table:table-cell office:value-type="float" office:value="1184544" calcext:value-type="float">
            <text:p>1184544</text:p>
          </table:table-cell>
          <table:table-cell office:value-type="float" office:value="440881" calcext:value-type="float">
            <text:p>440881</text:p>
          </table:table-cell>
          <table:table-cell office:value-type="float" office:value="466260" calcext:value-type="float">
            <text:p>466260</text:p>
          </table:table-cell>
          <table:table-cell office:value-type="float" office:value="173705" calcext:value-type="float">
            <text:p>173705</text:p>
          </table:table-cell>
          <table:table-cell office:value-type="float" office:value="586776" calcext:value-type="float">
            <text:p>586776</text:p>
          </table:table-cell>
          <table:table-cell office:value-type="float" office:value="218590" calcext:value-type="float">
            <text:p>218590</text:p>
          </table:table-cell>
          <table:table-cell table:number-columns-repeated="1637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61804" calcext:value-type="float">
            <text:p>561804</text:p>
          </table:table-cell>
          <table:table-cell office:value-type="float" office:value="209688" calcext:value-type="float">
            <text:p>209688</text:p>
          </table:table-cell>
          <table:table-cell office:value-type="float" office:value="1534186" calcext:value-type="float">
            <text:p>1534186</text:p>
          </table:table-cell>
          <table:table-cell office:value-type="float" office:value="571260" calcext:value-type="float">
            <text:p>571260</text:p>
          </table:table-cell>
          <table:table-cell office:value-type="float" office:value="3568774" calcext:value-type="float">
            <text:p>3568774</text:p>
          </table:table-cell>
          <table:table-cell office:value-type="float" office:value="1328259" calcext:value-type="float">
            <text:p>1328259</text:p>
          </table:table-cell>
          <table:table-cell office:value-type="float" office:value="1487472" calcext:value-type="float">
            <text:p>1487472</text:p>
          </table:table-cell>
          <table:table-cell office:value-type="float" office:value="553975" calcext:value-type="float">
            <text:p>553975</text:p>
          </table:table-cell>
          <table:table-cell office:value-type="float" office:value="581272" calcext:value-type="float">
            <text:p>581272</text:p>
          </table:table-cell>
          <table:table-cell office:value-type="float" office:value="216718" calcext:value-type="float">
            <text:p>216718</text:p>
          </table:table-cell>
          <table:table-cell office:value-type="float" office:value="765194" calcext:value-type="float">
            <text:p>765194</text:p>
          </table:table-cell>
          <table:table-cell office:value-type="float" office:value="285539" calcext:value-type="float">
            <text:p>285539</text:p>
          </table:table-cell>
          <table:table-cell table:number-columns-repeated="1637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19434" calcext:value-type="float">
            <text:p>619434</text:p>
          </table:table-cell>
          <table:table-cell office:value-type="float" office:value="231209" calcext:value-type="float">
            <text:p>231209</text:p>
          </table:table-cell>
          <table:table-cell office:value-type="float" office:value="1602602" calcext:value-type="float">
            <text:p>1602602</text:p>
          </table:table-cell>
          <table:table-cell office:value-type="float" office:value="596674" calcext:value-type="float">
            <text:p>596674</text:p>
          </table:table-cell>
          <table:table-cell office:value-type="float" office:value="2309146" calcext:value-type="float">
            <text:p>2309146</text:p>
          </table:table-cell>
          <table:table-cell office:value-type="float" office:value="859849" calcext:value-type="float">
            <text:p>859849</text:p>
          </table:table-cell>
          <table:table-cell office:value-type="float" office:value="1556436" calcext:value-type="float">
            <text:p>1556436</text:p>
          </table:table-cell>
          <table:table-cell office:value-type="float" office:value="579498" calcext:value-type="float">
            <text:p>579498</text:p>
          </table:table-cell>
          <table:table-cell office:value-type="float" office:value="611232" calcext:value-type="float">
            <text:p>611232</text:p>
          </table:table-cell>
          <table:table-cell office:value-type="float" office:value="227861" calcext:value-type="float">
            <text:p>227861</text:p>
          </table:table-cell>
          <table:table-cell office:value-type="float" office:value="693778" calcext:value-type="float">
            <text:p>693778</text:p>
          </table:table-cell>
          <table:table-cell office:value-type="float" office:value="258704" calcext:value-type="float">
            <text:p>258704</text:p>
          </table:table-cell>
          <table:table-cell table:number-columns-repeated="1637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26488" calcext:value-type="float">
            <text:p>526488</text:p>
          </table:table-cell>
          <table:table-cell office:value-type="float" office:value="196274" calcext:value-type="float">
            <text:p>196274</text:p>
          </table:table-cell>
          <table:table-cell office:value-type="float" office:value="1318804" calcext:value-type="float">
            <text:p>1318804</text:p>
          </table:table-cell>
          <table:table-cell office:value-type="float" office:value="490989" calcext:value-type="float">
            <text:p>490989</text:p>
          </table:table-cell>
          <table:table-cell office:value-type="float" office:value="6461234" calcext:value-type="float">
            <text:p>6461234</text:p>
          </table:table-cell>
          <table:table-cell office:value-type="float" office:value="2403922" calcext:value-type="float">
            <text:p>2403922</text:p>
          </table:table-cell>
          <table:table-cell office:value-type="float" office:value="1328768" calcext:value-type="float">
            <text:p>1328768</text:p>
          </table:table-cell>
          <table:table-cell office:value-type="float" office:value="494609" calcext:value-type="float">
            <text:p>494609</text:p>
          </table:table-cell>
          <table:table-cell office:value-type="float" office:value="495186" calcext:value-type="float">
            <text:p>495186</text:p>
          </table:table-cell>
          <table:table-cell office:value-type="float" office:value="184502" calcext:value-type="float">
            <text:p>184502</text:p>
          </table:table-cell>
          <table:table-cell office:value-type="float" office:value="613458" calcext:value-type="float">
            <text:p>613458</text:p>
          </table:table-cell>
          <table:table-cell office:value-type="float" office:value="228450" calcext:value-type="float">
            <text:p>228450</text:p>
          </table:table-cell>
          <table:table-cell table:number-columns-repeated="1637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79178" calcext:value-type="float">
            <text:p>579178</text:p>
          </table:table-cell>
          <table:table-cell office:value-type="float" office:value="216088" calcext:value-type="float">
            <text:p>216088</text:p>
          </table:table-cell>
          <table:table-cell office:value-type="float" office:value="1624586" calcext:value-type="float">
            <text:p>1624586</text:p>
          </table:table-cell>
          <table:table-cell office:value-type="float" office:value="604921" calcext:value-type="float">
            <text:p>604921</text:p>
          </table:table-cell>
          <table:table-cell office:value-type="float" office:value="5438619" calcext:value-type="float">
            <text:p>5438619</text:p>
          </table:table-cell>
          <table:table-cell office:value-type="float" office:value="2024795" calcext:value-type="float">
            <text:p>2024795</text:p>
          </table:table-cell>
          <table:table-cell office:value-type="float" office:value="1175748" calcext:value-type="float">
            <text:p>1175748</text:p>
          </table:table-cell>
          <table:table-cell office:value-type="float" office:value="437600" calcext:value-type="float">
            <text:p>437600</text:p>
          </table:table-cell>
          <table:table-cell office:value-type="float" office:value="500376" calcext:value-type="float">
            <text:p>500376</text:p>
          </table:table-cell>
          <table:table-cell office:value-type="float" office:value="186349" calcext:value-type="float">
            <text:p>186349</text:p>
          </table:table-cell>
          <table:table-cell office:value-type="float" office:value="581414" calcext:value-type="float">
            <text:p>581414</text:p>
          </table:table-cell>
          <table:table-cell office:value-type="float" office:value="216648" calcext:value-type="float">
            <text:p>216648</text:p>
          </table:table-cell>
          <table:table-cell table:number-columns-repeated="1637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67104" calcext:value-type="float">
            <text:p>567104</text:p>
          </table:table-cell>
          <table:table-cell office:value-type="float" office:value="211614" calcext:value-type="float">
            <text:p>211614</text:p>
          </table:table-cell>
          <table:table-cell office:value-type="float" office:value="1628672" calcext:value-type="float">
            <text:p>1628672</text:p>
          </table:table-cell>
          <table:table-cell office:value-type="float" office:value="606375" calcext:value-type="float">
            <text:p>606375</text:p>
          </table:table-cell>
          <table:table-cell office:value-type="float" office:value="2441408" calcext:value-type="float">
            <text:p>2441408</text:p>
          </table:table-cell>
          <table:table-cell office:value-type="float" office:value="908952" calcext:value-type="float">
            <text:p>908952</text:p>
          </table:table-cell>
          <table:table-cell office:value-type="float" office:value="1551880" calcext:value-type="float">
            <text:p>1551880</text:p>
          </table:table-cell>
          <table:table-cell office:value-type="float" office:value="577903" calcext:value-type="float">
            <text:p>577903</text:p>
          </table:table-cell>
          <table:table-cell office:value-type="float" office:value="584418" calcext:value-type="float">
            <text:p>584418</text:p>
          </table:table-cell>
          <table:table-cell office:value-type="float" office:value="217874" calcext:value-type="float">
            <text:p>217874</text:p>
          </table:table-cell>
          <table:table-cell office:value-type="float" office:value="650962" calcext:value-type="float">
            <text:p>650962</text:p>
          </table:table-cell>
          <table:table-cell office:value-type="float" office:value="242408" calcext:value-type="float">
            <text:p>242408</text:p>
          </table:table-cell>
          <table:table-cell table:number-columns-repeated="1637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47010" calcext:value-type="float">
            <text:p>647010</text:p>
          </table:table-cell>
          <table:table-cell office:value-type="float" office:value="241453" calcext:value-type="float">
            <text:p>241453</text:p>
          </table:table-cell>
          <table:table-cell office:value-type="float" office:value="1623626" calcext:value-type="float">
            <text:p>1623626</text:p>
          </table:table-cell>
          <table:table-cell office:value-type="float" office:value="604486" calcext:value-type="float">
            <text:p>604486</text:p>
          </table:table-cell>
          <table:table-cell office:value-type="float" office:value="4923346" calcext:value-type="float">
            <text:p>4923346</text:p>
          </table:table-cell>
          <table:table-cell office:value-type="float" office:value="1832180" calcext:value-type="float">
            <text:p>1832180</text:p>
          </table:table-cell>
          <table:table-cell office:value-type="float" office:value="1475310" calcext:value-type="float">
            <text:p>1475310</text:p>
          </table:table-cell>
          <table:table-cell office:value-type="float" office:value="549290" calcext:value-type="float">
            <text:p>549290</text:p>
          </table:table-cell>
          <table:table-cell office:value-type="float" office:value="579642" calcext:value-type="float">
            <text:p>579642</text:p>
          </table:table-cell>
          <table:table-cell office:value-type="float" office:value="216085" calcext:value-type="float">
            <text:p>216085</text:p>
          </table:table-cell>
          <table:table-cell office:value-type="float" office:value="695538" calcext:value-type="float">
            <text:p>695538</text:p>
          </table:table-cell>
          <table:table-cell office:value-type="float" office:value="259773" calcext:value-type="float">
            <text:p>259773</text:p>
          </table:table-cell>
          <table:table-cell table:number-columns-repeated="1637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90124" calcext:value-type="float">
            <text:p>490124</text:p>
          </table:table-cell>
          <table:table-cell office:value-type="float" office:value="182634" calcext:value-type="float">
            <text:p>182634</text:p>
          </table:table-cell>
          <table:table-cell office:value-type="float" office:value="1298118" calcext:value-type="float">
            <text:p>1298118</text:p>
          </table:table-cell>
          <table:table-cell office:value-type="float" office:value="483358" calcext:value-type="float">
            <text:p>483358</text:p>
          </table:table-cell>
          <table:table-cell office:value-type="float" office:value="2805532" calcext:value-type="float">
            <text:p>2805532</text:p>
          </table:table-cell>
          <table:table-cell office:value-type="float" office:value="1044152" calcext:value-type="float">
            <text:p>1044152</text:p>
          </table:table-cell>
          <table:table-cell office:value-type="float" office:value="1189776" calcext:value-type="float">
            <text:p>1189776</text:p>
          </table:table-cell>
          <table:table-cell office:value-type="float" office:value="442883" calcext:value-type="float">
            <text:p>442883</text:p>
          </table:table-cell>
          <table:table-cell office:value-type="float" office:value="469344" calcext:value-type="float">
            <text:p>469344</text:p>
          </table:table-cell>
          <table:table-cell office:value-type="float" office:value="174795" calcext:value-type="float">
            <text:p>174795</text:p>
          </table:table-cell>
          <table:table-cell office:value-type="float" office:value="632036" calcext:value-type="float">
            <text:p>632036</text:p>
          </table:table-cell>
          <table:table-cell office:value-type="float" office:value="235528" calcext:value-type="float">
            <text:p>235528</text:p>
          </table:table-cell>
          <table:table-cell table:number-columns-repeated="1637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54096" calcext:value-type="float">
            <text:p>554096</text:p>
          </table:table-cell>
          <table:table-cell office:value-type="float" office:value="206756" calcext:value-type="float">
            <text:p>206756</text:p>
          </table:table-cell>
          <table:table-cell office:value-type="float" office:value="1540752" calcext:value-type="float">
            <text:p>1540752</text:p>
          </table:table-cell>
          <table:table-cell office:value-type="float" office:value="573712" calcext:value-type="float">
            <text:p>573712</text:p>
          </table:table-cell>
          <table:table-cell office:value-type="float" office:value="3420104" calcext:value-type="float">
            <text:p>3420104</text:p>
          </table:table-cell>
          <table:table-cell office:value-type="float" office:value="1272953" calcext:value-type="float">
            <text:p>1272953</text:p>
          </table:table-cell>
          <table:table-cell office:value-type="float" office:value="1480390" calcext:value-type="float">
            <text:p>1480390</text:p>
          </table:table-cell>
          <table:table-cell office:value-type="float" office:value="551192" calcext:value-type="float">
            <text:p>551192</text:p>
          </table:table-cell>
          <table:table-cell office:value-type="float" office:value="580080" calcext:value-type="float">
            <text:p>580080</text:p>
          </table:table-cell>
          <table:table-cell office:value-type="float" office:value="216246" calcext:value-type="float">
            <text:p>216246</text:p>
          </table:table-cell>
          <table:table-cell office:value-type="float" office:value="587112" calcext:value-type="float">
            <text:p>587112</text:p>
          </table:table-cell>
          <table:table-cell office:value-type="float" office:value="218664" calcext:value-type="float">
            <text:p>218664</text:p>
          </table:table-cell>
          <table:table-cell table:number-columns-repeated="1637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94220" calcext:value-type="float">
            <text:p>594220</text:p>
          </table:table-cell>
          <table:table-cell office:value-type="float" office:value="221787" calcext:value-type="float">
            <text:p>221787</text:p>
          </table:table-cell>
          <table:table-cell office:value-type="float" office:value="1594012" calcext:value-type="float">
            <text:p>1594012</text:p>
          </table:table-cell>
          <table:table-cell office:value-type="float" office:value="593466" calcext:value-type="float">
            <text:p>593466</text:p>
          </table:table-cell>
          <table:table-cell office:value-type="float" office:value="3128518" calcext:value-type="float">
            <text:p>3128518</text:p>
          </table:table-cell>
          <table:table-cell office:value-type="float" office:value="1164547" calcext:value-type="float">
            <text:p>1164547</text:p>
          </table:table-cell>
          <table:table-cell office:value-type="float" office:value="1551550" calcext:value-type="float">
            <text:p>1551550</text:p>
          </table:table-cell>
          <table:table-cell office:value-type="float" office:value="577692" calcext:value-type="float">
            <text:p>577692</text:p>
          </table:table-cell>
          <table:table-cell office:value-type="float" office:value="613748" calcext:value-type="float">
            <text:p>613748</text:p>
          </table:table-cell>
          <table:table-cell office:value-type="float" office:value="228792" calcext:value-type="float">
            <text:p>228792</text:p>
          </table:table-cell>
          <table:table-cell office:value-type="float" office:value="611366" calcext:value-type="float">
            <text:p>611366</text:p>
          </table:table-cell>
          <table:table-cell office:value-type="float" office:value="227665" calcext:value-type="float">
            <text:p>227665</text:p>
          </table:table-cell>
          <table:table-cell table:number-columns-repeated="1637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29802" calcext:value-type="float">
            <text:p>529802</text:p>
          </table:table-cell>
          <table:table-cell office:value-type="float" office:value="197427" calcext:value-type="float">
            <text:p>197427</text:p>
          </table:table-cell>
          <table:table-cell office:value-type="float" office:value="1360180" calcext:value-type="float">
            <text:p>1360180</text:p>
          </table:table-cell>
          <table:table-cell office:value-type="float" office:value="506553" calcext:value-type="float">
            <text:p>506553</text:p>
          </table:table-cell>
          <table:table-cell office:value-type="float" office:value="4070516" calcext:value-type="float">
            <text:p>4070516</text:p>
          </table:table-cell>
          <table:table-cell office:value-type="float" office:value="1514795" calcext:value-type="float">
            <text:p>1514795</text:p>
          </table:table-cell>
          <table:table-cell office:value-type="float" office:value="1233812" calcext:value-type="float">
            <text:p>1233812</text:p>
          </table:table-cell>
          <table:table-cell office:value-type="float" office:value="459199" calcext:value-type="float">
            <text:p>459199</text:p>
          </table:table-cell>
          <table:table-cell office:value-type="float" office:value="503622" calcext:value-type="float">
            <text:p>503622</text:p>
          </table:table-cell>
          <table:table-cell office:value-type="float" office:value="187553" calcext:value-type="float">
            <text:p>187553</text:p>
          </table:table-cell>
          <table:table-cell office:value-type="float" office:value="590694" calcext:value-type="float">
            <text:p>590694</text:p>
          </table:table-cell>
          <table:table-cell office:value-type="float" office:value="220078" calcext:value-type="float">
            <text:p>220078</text:p>
          </table:table-cell>
          <table:table-cell table:number-columns-repeated="1637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68380" calcext:value-type="float">
            <text:p>468380</text:p>
          </table:table-cell>
          <table:table-cell office:value-type="float" office:value="174515" calcext:value-type="float">
            <text:p>174515</text:p>
          </table:table-cell>
          <table:table-cell office:value-type="float" office:value="1232236" calcext:value-type="float">
            <text:p>1232236</text:p>
          </table:table-cell>
          <table:table-cell office:value-type="float" office:value="458876" calcext:value-type="float">
            <text:p>458876</text:p>
          </table:table-cell>
          <table:table-cell office:value-type="float" office:value="2668873" calcext:value-type="float">
            <text:p>2668873</text:p>
          </table:table-cell>
          <table:table-cell office:value-type="float" office:value="994207" calcext:value-type="float">
            <text:p>994207</text:p>
          </table:table-cell>
          <table:table-cell office:value-type="float" office:value="1812805" calcext:value-type="float">
            <text:p>1812805</text:p>
          </table:table-cell>
          <table:table-cell office:value-type="float" office:value="675900" calcext:value-type="float">
            <text:p>675900</text:p>
          </table:table-cell>
          <table:table-cell office:value-type="float" office:value="518446" calcext:value-type="float">
            <text:p>518446</text:p>
          </table:table-cell>
          <table:table-cell office:value-type="float" office:value="193196" calcext:value-type="float">
            <text:p>193196</text:p>
          </table:table-cell>
          <table:table-cell office:value-type="float" office:value="656950" calcext:value-type="float">
            <text:p>656950</text:p>
          </table:table-cell>
          <table:table-cell office:value-type="float" office:value="244685" calcext:value-type="float">
            <text:p>244685</text:p>
          </table:table-cell>
          <table:table-cell table:number-columns-repeated="1637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82840" calcext:value-type="float">
            <text:p>582840</text:p>
          </table:table-cell>
          <table:table-cell office:value-type="float" office:value="217486" calcext:value-type="float">
            <text:p>217486</text:p>
          </table:table-cell>
          <table:table-cell office:value-type="float" office:value="1551576" calcext:value-type="float">
            <text:p>1551576</text:p>
          </table:table-cell>
          <table:table-cell office:value-type="float" office:value="577673" calcext:value-type="float">
            <text:p>577673</text:p>
          </table:table-cell>
          <table:table-cell office:value-type="float" office:value="2157360" calcext:value-type="float">
            <text:p>2157360</text:p>
          </table:table-cell>
          <table:table-cell office:value-type="float" office:value="803058" calcext:value-type="float">
            <text:p>803058</text:p>
          </table:table-cell>
          <table:table-cell office:value-type="float" office:value="1480294" calcext:value-type="float">
            <text:p>1480294</text:p>
          </table:table-cell>
          <table:table-cell office:value-type="float" office:value="551181" calcext:value-type="float">
            <text:p>551181</text:p>
          </table:table-cell>
          <table:table-cell office:value-type="float" office:value="581054" calcext:value-type="float">
            <text:p>581054</text:p>
          </table:table-cell>
          <table:table-cell office:value-type="float" office:value="216634" calcext:value-type="float">
            <text:p>216634</text:p>
          </table:table-cell>
          <table:table-cell office:value-type="float" office:value="606258" calcext:value-type="float">
            <text:p>606258</text:p>
          </table:table-cell>
          <table:table-cell office:value-type="float" office:value="225758" calcext:value-type="float">
            <text:p>225758</text:p>
          </table:table-cell>
          <table:table-cell table:number-columns-repeated="1637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71305" calcext:value-type="float">
            <text:p>1271305</text:p>
          </table:table-cell>
          <table:table-cell office:value-type="float" office:value="474201" calcext:value-type="float">
            <text:p>474201</text:p>
          </table:table-cell>
          <table:table-cell office:value-type="float" office:value="1551082" calcext:value-type="float">
            <text:p>1551082</text:p>
          </table:table-cell>
          <table:table-cell office:value-type="float" office:value="577479" calcext:value-type="float">
            <text:p>577479</text:p>
          </table:table-cell>
          <table:table-cell office:value-type="float" office:value="1826398" calcext:value-type="float">
            <text:p>1826398</text:p>
          </table:table-cell>
          <table:table-cell office:value-type="float" office:value="679868" calcext:value-type="float">
            <text:p>679868</text:p>
          </table:table-cell>
          <table:table-cell office:value-type="float" office:value="1360402" calcext:value-type="float">
            <text:p>1360402</text:p>
          </table:table-cell>
          <table:table-cell office:value-type="float" office:value="506376" calcext:value-type="float">
            <text:p>506376</text:p>
          </table:table-cell>
          <table:table-cell office:value-type="float" office:value="536042" calcext:value-type="float">
            <text:p>536042</text:p>
          </table:table-cell>
          <table:table-cell office:value-type="float" office:value="199702" calcext:value-type="float">
            <text:p>199702</text:p>
          </table:table-cell>
          <table:table-cell office:value-type="float" office:value="728618" calcext:value-type="float">
            <text:p>728618</text:p>
          </table:table-cell>
          <table:table-cell office:value-type="float" office:value="271403" calcext:value-type="float">
            <text:p>271403</text:p>
          </table:table-cell>
          <table:table-cell table:number-columns-repeated="1637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82786" calcext:value-type="float">
            <text:p>582786</text:p>
          </table:table-cell>
          <table:table-cell office:value-type="float" office:value="217442" calcext:value-type="float">
            <text:p>217442</text:p>
          </table:table-cell>
          <table:table-cell office:value-type="float" office:value="1771491" calcext:value-type="float">
            <text:p>1771491</text:p>
          </table:table-cell>
          <table:table-cell office:value-type="float" office:value="660180" calcext:value-type="float">
            <text:p>660180</text:p>
          </table:table-cell>
          <table:table-cell office:value-type="float" office:value="2772628" calcext:value-type="float">
            <text:p>2772628</text:p>
          </table:table-cell>
          <table:table-cell office:value-type="float" office:value="1031939" calcext:value-type="float">
            <text:p>1031939</text:p>
          </table:table-cell>
          <table:table-cell office:value-type="float" office:value="1175706" calcext:value-type="float">
            <text:p>1175706</text:p>
          </table:table-cell>
          <table:table-cell office:value-type="float" office:value="437591" calcext:value-type="float">
            <text:p>437591</text:p>
          </table:table-cell>
          <table:table-cell office:value-type="float" office:value="493770" calcext:value-type="float">
            <text:p>493770</text:p>
          </table:table-cell>
          <table:table-cell office:value-type="float" office:value="183897" calcext:value-type="float">
            <text:p>183897</text:p>
          </table:table-cell>
          <table:table-cell office:value-type="float" office:value="572408" calcext:value-type="float">
            <text:p>572408</text:p>
          </table:table-cell>
          <table:table-cell office:value-type="float" office:value="213291" calcext:value-type="float">
            <text:p>213291</text:p>
          </table:table-cell>
          <table:table-cell table:number-columns-repeated="1637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61192" calcext:value-type="float">
            <text:p>561192</text:p>
          </table:table-cell>
          <table:table-cell office:value-type="float" office:value="209418" calcext:value-type="float">
            <text:p>209418</text:p>
          </table:table-cell>
          <table:table-cell office:value-type="float" office:value="1544134" calcext:value-type="float">
            <text:p>1544134</text:p>
          </table:table-cell>
          <table:table-cell office:value-type="float" office:value="574957" calcext:value-type="float">
            <text:p>574957</text:p>
          </table:table-cell>
          <table:table-cell office:value-type="float" office:value="3443756" calcext:value-type="float">
            <text:p>3443756</text:p>
          </table:table-cell>
          <table:table-cell office:value-type="float" office:value="1281667" calcext:value-type="float">
            <text:p>1281667</text:p>
          </table:table-cell>
          <table:table-cell office:value-type="float" office:value="1548410" calcext:value-type="float">
            <text:p>1548410</text:p>
          </table:table-cell>
          <table:table-cell office:value-type="float" office:value="576661" calcext:value-type="float">
            <text:p>576661</text:p>
          </table:table-cell>
          <table:table-cell office:value-type="float" office:value="614588" calcext:value-type="float">
            <text:p>614588</text:p>
          </table:table-cell>
          <table:table-cell office:value-type="float" office:value="229135" calcext:value-type="float">
            <text:p>229135</text:p>
          </table:table-cell>
          <table:table-cell office:value-type="float" office:value="639472" calcext:value-type="float">
            <text:p>639472</text:p>
          </table:table-cell>
          <table:table-cell office:value-type="float" office:value="238126" calcext:value-type="float">
            <text:p>238126</text:p>
          </table:table-cell>
          <table:table-cell table:number-columns-repeated="1637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52686" calcext:value-type="float">
            <text:p>552686</text:p>
          </table:table-cell>
          <table:table-cell office:value-type="float" office:value="206210" calcext:value-type="float">
            <text:p>206210</text:p>
          </table:table-cell>
          <table:table-cell office:value-type="float" office:value="1515884" calcext:value-type="float">
            <text:p>1515884</text:p>
          </table:table-cell>
          <table:table-cell office:value-type="float" office:value="564399" calcext:value-type="float">
            <text:p>564399</text:p>
          </table:table-cell>
          <table:table-cell office:value-type="float" office:value="3739936" calcext:value-type="float">
            <text:p>3739936</text:p>
          </table:table-cell>
          <table:table-cell office:value-type="float" office:value="1391933" calcext:value-type="float">
            <text:p>1391933</text:p>
          </table:table-cell>
          <table:table-cell office:value-type="float" office:value="1467542" calcext:value-type="float">
            <text:p>1467542</text:p>
          </table:table-cell>
          <table:table-cell office:value-type="float" office:value="546406" calcext:value-type="float">
            <text:p>546406</text:p>
          </table:table-cell>
          <table:table-cell office:value-type="float" office:value="590902" calcext:value-type="float">
            <text:p>590902</text:p>
          </table:table-cell>
          <table:table-cell office:value-type="float" office:value="220476" calcext:value-type="float">
            <text:p>220476</text:p>
          </table:table-cell>
          <table:table-cell office:value-type="float" office:value="617952" calcext:value-type="float">
            <text:p>617952</text:p>
          </table:table-cell>
          <table:table-cell office:value-type="float" office:value="230125" calcext:value-type="float">
            <text:p>230125</text:p>
          </table:table-cell>
          <table:table-cell table:number-columns-repeated="1637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9236" calcext:value-type="float">
            <text:p>519236</text:p>
          </table:table-cell>
          <table:table-cell office:value-type="float" office:value="193455" calcext:value-type="float">
            <text:p>193455</text:p>
          </table:table-cell>
          <table:table-cell office:value-type="float" office:value="1361524" calcext:value-type="float">
            <text:p>1361524</text:p>
          </table:table-cell>
          <table:table-cell office:value-type="float" office:value="507859" calcext:value-type="float">
            <text:p>507859</text:p>
          </table:table-cell>
          <table:table-cell office:value-type="float" office:value="2295252" calcext:value-type="float">
            <text:p>2295252</text:p>
          </table:table-cell>
          <table:table-cell office:value-type="float" office:value="854305" calcext:value-type="float">
            <text:p>854305</text:p>
          </table:table-cell>
          <table:table-cell office:value-type="float" office:value="1176114" calcext:value-type="float">
            <text:p>1176114</text:p>
          </table:table-cell>
          <table:table-cell office:value-type="float" office:value="437731" calcext:value-type="float">
            <text:p>437731</text:p>
          </table:table-cell>
          <table:table-cell office:value-type="float" office:value="498352" calcext:value-type="float">
            <text:p>498352</text:p>
          </table:table-cell>
          <table:table-cell office:value-type="float" office:value="185605" calcext:value-type="float">
            <text:p>185605</text:p>
          </table:table-cell>
          <table:table-cell office:value-type="float" office:value="624014" calcext:value-type="float">
            <text:p>624014</text:p>
          </table:table-cell>
          <table:table-cell office:value-type="float" office:value="232471" calcext:value-type="float">
            <text:p>232471</text:p>
          </table:table-cell>
          <table:table-cell table:number-columns-repeated="1637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52836" calcext:value-type="float">
            <text:p>552836</text:p>
          </table:table-cell>
          <table:table-cell office:value-type="float" office:value="206232" calcext:value-type="float">
            <text:p>206232</text:p>
          </table:table-cell>
          <table:table-cell office:value-type="float" office:value="1526276" calcext:value-type="float">
            <text:p>1526276</text:p>
          </table:table-cell>
          <table:table-cell office:value-type="float" office:value="568241" calcext:value-type="float">
            <text:p>568241</text:p>
          </table:table-cell>
          <table:table-cell office:value-type="float" office:value="6338745" calcext:value-type="float">
            <text:p>6338745</text:p>
          </table:table-cell>
          <table:table-cell office:value-type="float" office:value="2359224" calcext:value-type="float">
            <text:p>2359224</text:p>
          </table:table-cell>
          <table:table-cell office:value-type="float" office:value="1173270" calcext:value-type="float">
            <text:p>1173270</text:p>
          </table:table-cell>
          <table:table-cell office:value-type="float" office:value="436899" calcext:value-type="float">
            <text:p>436899</text:p>
          </table:table-cell>
          <table:table-cell office:value-type="float" office:value="489774" calcext:value-type="float">
            <text:p>489774</text:p>
          </table:table-cell>
          <table:table-cell office:value-type="float" office:value="182407" calcext:value-type="float">
            <text:p>182407</text:p>
          </table:table-cell>
          <table:table-cell office:value-type="float" office:value="573564" calcext:value-type="float">
            <text:p>573564</text:p>
          </table:table-cell>
          <table:table-cell office:value-type="float" office:value="213574" calcext:value-type="float">
            <text:p>213574</text:p>
          </table:table-cell>
          <table:table-cell table:number-columns-repeated="1637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59930" calcext:value-type="float">
            <text:p>559930</text:p>
          </table:table-cell>
          <table:table-cell office:value-type="float" office:value="208936" calcext:value-type="float">
            <text:p>208936</text:p>
          </table:table-cell>
          <table:table-cell office:value-type="float" office:value="1641140" calcext:value-type="float">
            <text:p>1641140</text:p>
          </table:table-cell>
          <table:table-cell office:value-type="float" office:value="611172" calcext:value-type="float">
            <text:p>611172</text:p>
          </table:table-cell>
          <table:table-cell office:value-type="float" office:value="2212106" calcext:value-type="float">
            <text:p>2212106</text:p>
          </table:table-cell>
          <table:table-cell office:value-type="float" office:value="823653" calcext:value-type="float">
            <text:p>823653</text:p>
          </table:table-cell>
          <table:table-cell office:value-type="float" office:value="1625444" calcext:value-type="float">
            <text:p>1625444</text:p>
          </table:table-cell>
          <table:table-cell office:value-type="float" office:value="605358" calcext:value-type="float">
            <text:p>605358</text:p>
          </table:table-cell>
          <table:table-cell office:value-type="float" office:value="632516" calcext:value-type="float">
            <text:p>632516</text:p>
          </table:table-cell>
          <table:table-cell office:value-type="float" office:value="235793" calcext:value-type="float">
            <text:p>235793</text:p>
          </table:table-cell>
          <table:table-cell office:value-type="float" office:value="615160" calcext:value-type="float">
            <text:p>615160</text:p>
          </table:table-cell>
          <table:table-cell office:value-type="float" office:value="229205" calcext:value-type="float">
            <text:p>229205</text:p>
          </table:table-cell>
          <table:table-cell table:number-columns-repeated="1637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79442" calcext:value-type="float">
            <text:p>579442</text:p>
          </table:table-cell>
          <table:table-cell office:value-type="float" office:value="216220" calcext:value-type="float">
            <text:p>216220</text:p>
          </table:table-cell>
          <table:table-cell office:value-type="float" office:value="1515814" calcext:value-type="float">
            <text:p>1515814</text:p>
          </table:table-cell>
          <table:table-cell office:value-type="float" office:value="564376" calcext:value-type="float">
            <text:p>564376</text:p>
          </table:table-cell>
          <table:table-cell office:value-type="float" office:value="3598074" calcext:value-type="float">
            <text:p>3598074</text:p>
          </table:table-cell>
          <table:table-cell office:value-type="float" office:value="1339368" calcext:value-type="float">
            <text:p>1339368</text:p>
          </table:table-cell>
          <table:table-cell office:value-type="float" office:value="1481256" calcext:value-type="float">
            <text:p>1481256</text:p>
          </table:table-cell>
          <table:table-cell office:value-type="float" office:value="551519" calcext:value-type="float">
            <text:p>551519</text:p>
          </table:table-cell>
          <table:table-cell office:value-type="float" office:value="582976" calcext:value-type="float">
            <text:p>582976</text:p>
          </table:table-cell>
          <table:table-cell office:value-type="float" office:value="217325" calcext:value-type="float">
            <text:p>217325</text:p>
          </table:table-cell>
          <table:table-cell office:value-type="float" office:value="719510" calcext:value-type="float">
            <text:p>719510</text:p>
          </table:table-cell>
          <table:table-cell office:value-type="float" office:value="268265" calcext:value-type="float">
            <text:p>268265</text:p>
          </table:table-cell>
          <table:table-cell table:number-columns-repeated="1637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00760" calcext:value-type="float">
            <text:p>500760</text:p>
          </table:table-cell>
          <table:table-cell office:value-type="float" office:value="186616" calcext:value-type="float">
            <text:p>186616</text:p>
          </table:table-cell>
          <table:table-cell office:value-type="float" office:value="1400706" calcext:value-type="float">
            <text:p>1400706</text:p>
          </table:table-cell>
          <table:table-cell office:value-type="float" office:value="521602" calcext:value-type="float">
            <text:p>521602</text:p>
          </table:table-cell>
          <table:table-cell office:value-type="float" office:value="2449968" calcext:value-type="float">
            <text:p>2449968</text:p>
          </table:table-cell>
          <table:table-cell office:value-type="float" office:value="911676" calcext:value-type="float">
            <text:p>911676</text:p>
          </table:table-cell>
          <table:table-cell office:value-type="float" office:value="1380558" calcext:value-type="float">
            <text:p>1380558</text:p>
          </table:table-cell>
          <table:table-cell office:value-type="float" office:value="513826" calcext:value-type="float">
            <text:p>513826</text:p>
          </table:table-cell>
          <table:table-cell office:value-type="float" office:value="562346" calcext:value-type="float">
            <text:p>562346</text:p>
          </table:table-cell>
          <table:table-cell office:value-type="float" office:value="209444" calcext:value-type="float">
            <text:p>209444</text:p>
          </table:table-cell>
          <table:table-cell office:value-type="float" office:value="656660" calcext:value-type="float">
            <text:p>656660</text:p>
          </table:table-cell>
          <table:table-cell office:value-type="float" office:value="244625" calcext:value-type="float">
            <text:p>244625</text:p>
          </table:table-cell>
          <table:table-cell table:number-columns-repeated="1637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41508" calcext:value-type="float">
            <text:p>641508</text:p>
          </table:table-cell>
          <table:table-cell office:value-type="float" office:value="239367" calcext:value-type="float">
            <text:p>239367</text:p>
          </table:table-cell>
          <table:table-cell office:value-type="float" office:value="1602892" calcext:value-type="float">
            <text:p>1602892</text:p>
          </table:table-cell>
          <table:table-cell office:value-type="float" office:value="596821" calcext:value-type="float">
            <text:p>596821</text:p>
          </table:table-cell>
          <table:table-cell office:value-type="float" office:value="2819248" calcext:value-type="float">
            <text:p>2819248</text:p>
          </table:table-cell>
          <table:table-cell office:value-type="float" office:value="1049306" calcext:value-type="float">
            <text:p>1049306</text:p>
          </table:table-cell>
          <table:table-cell office:value-type="float" office:value="1716401" calcext:value-type="float">
            <text:p>1716401</text:p>
          </table:table-cell>
          <table:table-cell office:value-type="float" office:value="640049" calcext:value-type="float">
            <text:p>640049</text:p>
          </table:table-cell>
          <table:table-cell office:value-type="float" office:value="497642" calcext:value-type="float">
            <text:p>497642</text:p>
          </table:table-cell>
          <table:table-cell office:value-type="float" office:value="185558" calcext:value-type="float">
            <text:p>185558</text:p>
          </table:table-cell>
          <table:table-cell office:value-type="float" office:value="611658" calcext:value-type="float">
            <text:p>611658</text:p>
          </table:table-cell>
          <table:table-cell office:value-type="float" office:value="227802" calcext:value-type="float">
            <text:p>227802</text:p>
          </table:table-cell>
          <table:table-cell table:number-columns-repeated="1637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88788" calcext:value-type="float">
            <text:p>588788</text:p>
          </table:table-cell>
          <table:table-cell office:value-type="float" office:value="219703" calcext:value-type="float">
            <text:p>219703</text:p>
          </table:table-cell>
          <table:table-cell office:value-type="float" office:value="1674988" calcext:value-type="float">
            <text:p>1674988</text:p>
          </table:table-cell>
          <table:table-cell office:value-type="float" office:value="623733" calcext:value-type="float">
            <text:p>623733</text:p>
          </table:table-cell>
          <table:table-cell office:value-type="float" office:value="3213666" calcext:value-type="float">
            <text:p>3213666</text:p>
          </table:table-cell>
          <table:table-cell office:value-type="float" office:value="1196187" calcext:value-type="float">
            <text:p>1196187</text:p>
          </table:table-cell>
          <table:table-cell office:value-type="float" office:value="1789388" calcext:value-type="float">
            <text:p>1789388</text:p>
          </table:table-cell>
          <table:table-cell office:value-type="float" office:value="666227" calcext:value-type="float">
            <text:p>666227</text:p>
          </table:table-cell>
          <table:table-cell office:value-type="float" office:value="744212" calcext:value-type="float">
            <text:p>744212</text:p>
          </table:table-cell>
          <table:table-cell office:value-type="float" office:value="277461" calcext:value-type="float">
            <text:p>277461</text:p>
          </table:table-cell>
          <table:table-cell office:value-type="float" office:value="795168" calcext:value-type="float">
            <text:p>795168</text:p>
          </table:table-cell>
          <table:table-cell office:value-type="float" office:value="296517" calcext:value-type="float">
            <text:p>296517</text:p>
          </table:table-cell>
          <table:table-cell table:number-columns-repeated="1637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68336" calcext:value-type="float">
            <text:p>468336</text:p>
          </table:table-cell>
          <table:table-cell office:value-type="float" office:value="174526" calcext:value-type="float">
            <text:p>174526</text:p>
          </table:table-cell>
          <table:table-cell office:value-type="float" office:value="1239622" calcext:value-type="float">
            <text:p>1239622</text:p>
          </table:table-cell>
          <table:table-cell office:value-type="float" office:value="461503" calcext:value-type="float">
            <text:p>461503</text:p>
          </table:table-cell>
          <table:table-cell office:value-type="float" office:value="2290362" calcext:value-type="float">
            <text:p>2290362</text:p>
          </table:table-cell>
          <table:table-cell office:value-type="float" office:value="852540" calcext:value-type="float">
            <text:p>852540</text:p>
          </table:table-cell>
          <table:table-cell office:value-type="float" office:value="1247482" calcext:value-type="float">
            <text:p>1247482</text:p>
          </table:table-cell>
          <table:table-cell office:value-type="float" office:value="464331" calcext:value-type="float">
            <text:p>464331</text:p>
          </table:table-cell>
          <table:table-cell office:value-type="float" office:value="469658" calcext:value-type="float">
            <text:p>469658</text:p>
          </table:table-cell>
          <table:table-cell office:value-type="float" office:value="174914" calcext:value-type="float">
            <text:p>174914</text:p>
          </table:table-cell>
          <table:table-cell office:value-type="float" office:value="581694" calcext:value-type="float">
            <text:p>581694</text:p>
          </table:table-cell>
          <table:table-cell office:value-type="float" office:value="216787" calcext:value-type="float">
            <text:p>216787</text:p>
          </table:table-cell>
          <table:table-cell table:number-columns-repeated="1637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91886" calcext:value-type="float">
            <text:p>491886</text:p>
          </table:table-cell>
          <table:table-cell office:value-type="float" office:value="183563" calcext:value-type="float">
            <text:p>183563</text:p>
          </table:table-cell>
          <table:table-cell office:value-type="float" office:value="1296540" calcext:value-type="float">
            <text:p>1296540</text:p>
          </table:table-cell>
          <table:table-cell office:value-type="float" office:value="482703" calcext:value-type="float">
            <text:p>482703</text:p>
          </table:table-cell>
          <table:table-cell office:value-type="float" office:value="2963614" calcext:value-type="float">
            <text:p>2963614</text:p>
          </table:table-cell>
          <table:table-cell office:value-type="float" office:value="1102926" calcext:value-type="float">
            <text:p>1102926</text:p>
          </table:table-cell>
          <table:table-cell office:value-type="float" office:value="1234332" calcext:value-type="float">
            <text:p>1234332</text:p>
          </table:table-cell>
          <table:table-cell office:value-type="float" office:value="459414" calcext:value-type="float">
            <text:p>459414</text:p>
          </table:table-cell>
          <table:table-cell office:value-type="float" office:value="510828" calcext:value-type="float">
            <text:p>510828</text:p>
          </table:table-cell>
          <table:table-cell office:value-type="float" office:value="190254" calcext:value-type="float">
            <text:p>190254</text:p>
          </table:table-cell>
          <table:table-cell office:value-type="float" office:value="642008" calcext:value-type="float">
            <text:p>642008</text:p>
          </table:table-cell>
          <table:table-cell office:value-type="float" office:value="239323" calcext:value-type="float">
            <text:p>239323</text:p>
          </table:table-cell>
          <table:table-cell table:number-columns-repeated="1637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84860" calcext:value-type="float">
            <text:p>484860</text:p>
          </table:table-cell>
          <table:table-cell office:value-type="float" office:value="180659" calcext:value-type="float">
            <text:p>180659</text:p>
          </table:table-cell>
          <table:table-cell office:value-type="float" office:value="1284666" calcext:value-type="float">
            <text:p>1284666</text:p>
          </table:table-cell>
          <table:table-cell office:value-type="float" office:value="478319" calcext:value-type="float">
            <text:p>478319</text:p>
          </table:table-cell>
          <table:table-cell office:value-type="float" office:value="3449044" calcext:value-type="float">
            <text:p>3449044</text:p>
          </table:table-cell>
          <table:table-cell office:value-type="float" office:value="1283563" calcext:value-type="float">
            <text:p>1283563</text:p>
          </table:table-cell>
          <table:table-cell office:value-type="float" office:value="1227010" calcext:value-type="float">
            <text:p>1227010</text:p>
          </table:table-cell>
          <table:table-cell office:value-type="float" office:value="456676" calcext:value-type="float">
            <text:p>456676</text:p>
          </table:table-cell>
          <table:table-cell office:value-type="float" office:value="466876" calcext:value-type="float">
            <text:p>466876</text:p>
          </table:table-cell>
          <table:table-cell office:value-type="float" office:value="173878" calcext:value-type="float">
            <text:p>173878</text:p>
          </table:table-cell>
          <table:table-cell office:value-type="float" office:value="598580" calcext:value-type="float">
            <text:p>598580</text:p>
          </table:table-cell>
          <table:table-cell office:value-type="float" office:value="223038" calcext:value-type="float">
            <text:p>223038</text:p>
          </table:table-cell>
          <table:table-cell table:number-columns-repeated="1637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27294" calcext:value-type="float">
            <text:p>527294</text:p>
          </table:table-cell>
          <table:table-cell office:value-type="float" office:value="196489" calcext:value-type="float">
            <text:p>196489</text:p>
          </table:table-cell>
          <table:table-cell office:value-type="float" office:value="1450818" calcext:value-type="float">
            <text:p>1450818</text:p>
          </table:table-cell>
          <table:table-cell office:value-type="float" office:value="540283" calcext:value-type="float">
            <text:p>540283</text:p>
          </table:table-cell>
          <table:table-cell office:value-type="float" office:value="3760082" calcext:value-type="float">
            <text:p>3760082</text:p>
          </table:table-cell>
          <table:table-cell office:value-type="float" office:value="1399446" calcext:value-type="float">
            <text:p>1399446</text:p>
          </table:table-cell>
          <table:table-cell office:value-type="float" office:value="1499246" calcext:value-type="float">
            <text:p>1499246</text:p>
          </table:table-cell>
          <table:table-cell office:value-type="float" office:value="558044" calcext:value-type="float">
            <text:p>558044</text:p>
          </table:table-cell>
          <table:table-cell office:value-type="float" office:value="591740" calcext:value-type="float">
            <text:p>591740</text:p>
          </table:table-cell>
          <table:table-cell office:value-type="float" office:value="220377" calcext:value-type="float">
            <text:p>220377</text:p>
          </table:table-cell>
          <table:table-cell office:value-type="float" office:value="637868" calcext:value-type="float">
            <text:p>637868</text:p>
          </table:table-cell>
          <table:table-cell office:value-type="float" office:value="237605" calcext:value-type="float">
            <text:p>237605</text:p>
          </table:table-cell>
          <table:table-cell table:number-columns-repeated="1637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7054" calcext:value-type="float">
            <text:p>457054</text:p>
          </table:table-cell>
          <table:table-cell office:value-type="float" office:value="170308" calcext:value-type="float">
            <text:p>170308</text:p>
          </table:table-cell>
          <table:table-cell office:value-type="float" office:value="1322620" calcext:value-type="float">
            <text:p>1322620</text:p>
          </table:table-cell>
          <table:table-cell office:value-type="float" office:value="492439" calcext:value-type="float">
            <text:p>492439</text:p>
          </table:table-cell>
          <table:table-cell office:value-type="float" office:value="6234456" calcext:value-type="float">
            <text:p>6234456</text:p>
          </table:table-cell>
          <table:table-cell office:value-type="float" office:value="2319505" calcext:value-type="float">
            <text:p>2319505</text:p>
          </table:table-cell>
          <table:table-cell office:value-type="float" office:value="1169958" calcext:value-type="float">
            <text:p>1169958</text:p>
          </table:table-cell>
          <table:table-cell office:value-type="float" office:value="435442" calcext:value-type="float">
            <text:p>435442</text:p>
          </table:table-cell>
          <table:table-cell office:value-type="float" office:value="475254" calcext:value-type="float">
            <text:p>475254</text:p>
          </table:table-cell>
          <table:table-cell office:value-type="float" office:value="176999" calcext:value-type="float">
            <text:p>176999</text:p>
          </table:table-cell>
          <table:table-cell office:value-type="float" office:value="574294" calcext:value-type="float">
            <text:p>574294</text:p>
          </table:table-cell>
          <table:table-cell office:value-type="float" office:value="213889" calcext:value-type="float">
            <text:p>213889</text:p>
          </table:table-cell>
          <table:table-cell table:number-columns-repeated="1637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55096" calcext:value-type="float">
            <text:p>555096</text:p>
          </table:table-cell>
          <table:table-cell office:value-type="float" office:value="207291" calcext:value-type="float">
            <text:p>207291</text:p>
          </table:table-cell>
          <table:table-cell office:value-type="float" office:value="1515182" calcext:value-type="float">
            <text:p>1515182</text:p>
          </table:table-cell>
          <table:table-cell office:value-type="float" office:value="564142" calcext:value-type="float">
            <text:p>564142</text:p>
          </table:table-cell>
          <table:table-cell office:value-type="float" office:value="3874073" calcext:value-type="float">
            <text:p>3874073</text:p>
          </table:table-cell>
          <table:table-cell office:value-type="float" office:value="1442810" calcext:value-type="float">
            <text:p>1442810</text:p>
          </table:table-cell>
          <table:table-cell office:value-type="float" office:value="1248746" calcext:value-type="float">
            <text:p>1248746</text:p>
          </table:table-cell>
          <table:table-cell office:value-type="float" office:value="464934" calcext:value-type="float">
            <text:p>464934</text:p>
          </table:table-cell>
          <table:table-cell office:value-type="float" office:value="581736" calcext:value-type="float">
            <text:p>581736</text:p>
          </table:table-cell>
          <table:table-cell office:value-type="float" office:value="216635" calcext:value-type="float">
            <text:p>216635</text:p>
          </table:table-cell>
          <table:table-cell office:value-type="float" office:value="643662" calcext:value-type="float">
            <text:p>643662</text:p>
          </table:table-cell>
          <table:table-cell office:value-type="float" office:value="239813" calcext:value-type="float">
            <text:p>239813</text:p>
          </table:table-cell>
          <table:table-cell table:number-columns-repeated="1637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51402" calcext:value-type="float">
            <text:p>551402</text:p>
          </table:table-cell>
          <table:table-cell office:value-type="float" office:value="205754" calcext:value-type="float">
            <text:p>205754</text:p>
          </table:table-cell>
          <table:table-cell office:value-type="float" office:value="1547444" calcext:value-type="float">
            <text:p>1547444</text:p>
          </table:table-cell>
          <table:table-cell office:value-type="float" office:value="576239" calcext:value-type="float">
            <text:p>576239</text:p>
          </table:table-cell>
          <table:table-cell office:value-type="float" office:value="7469386" calcext:value-type="float">
            <text:p>7469386</text:p>
          </table:table-cell>
          <table:table-cell office:value-type="float" office:value="2779232" calcext:value-type="float">
            <text:p>2779232</text:p>
          </table:table-cell>
          <table:table-cell office:value-type="float" office:value="1466588" calcext:value-type="float">
            <text:p>1466588</text:p>
          </table:table-cell>
          <table:table-cell office:value-type="float" office:value="546096" calcext:value-type="float">
            <text:p>546096</text:p>
          </table:table-cell>
          <table:table-cell office:value-type="float" office:value="579040" calcext:value-type="float">
            <text:p>579040</text:p>
          </table:table-cell>
          <table:table-cell office:value-type="float" office:value="215862" calcext:value-type="float">
            <text:p>215862</text:p>
          </table:table-cell>
          <table:table-cell office:value-type="float" office:value="618226" calcext:value-type="float">
            <text:p>618226</text:p>
          </table:table-cell>
          <table:table-cell office:value-type="float" office:value="230480" calcext:value-type="float">
            <text:p>230480</text:p>
          </table:table-cell>
          <table:table-cell table:number-columns-repeated="1637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75562" calcext:value-type="float">
            <text:p>575562</text:p>
          </table:table-cell>
          <table:table-cell office:value-type="float" office:value="214747" calcext:value-type="float">
            <text:p>214747</text:p>
          </table:table-cell>
          <table:table-cell office:value-type="float" office:value="1643404" calcext:value-type="float">
            <text:p>1643404</text:p>
          </table:table-cell>
          <table:table-cell office:value-type="float" office:value="611935" calcext:value-type="float">
            <text:p>611935</text:p>
          </table:table-cell>
          <table:table-cell office:value-type="float" office:value="2409566" calcext:value-type="float">
            <text:p>2409566</text:p>
          </table:table-cell>
          <table:table-cell office:value-type="float" office:value="896968" calcext:value-type="float">
            <text:p>896968</text:p>
          </table:table-cell>
          <table:table-cell office:value-type="float" office:value="1690934" calcext:value-type="float">
            <text:p>1690934</text:p>
          </table:table-cell>
          <table:table-cell office:value-type="float" office:value="629579" calcext:value-type="float">
            <text:p>629579</text:p>
          </table:table-cell>
          <table:table-cell office:value-type="float" office:value="757960" calcext:value-type="float">
            <text:p>757960</text:p>
          </table:table-cell>
          <table:table-cell office:value-type="float" office:value="282532" calcext:value-type="float">
            <text:p>282532</text:p>
          </table:table-cell>
          <table:table-cell office:value-type="float" office:value="736634" calcext:value-type="float">
            <text:p>736634</text:p>
          </table:table-cell>
          <table:table-cell office:value-type="float" office:value="275203" calcext:value-type="float">
            <text:p>275203</text:p>
          </table:table-cell>
          <table:table-cell table:number-columns-repeated="1637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61820" calcext:value-type="float">
            <text:p>461820</text:p>
          </table:table-cell>
          <table:table-cell office:value-type="float" office:value="172099" calcext:value-type="float">
            <text:p>172099</text:p>
          </table:table-cell>
          <table:table-cell office:value-type="float" office:value="1272134" calcext:value-type="float">
            <text:p>1272134</text:p>
          </table:table-cell>
          <table:table-cell office:value-type="float" office:value="473739" calcext:value-type="float">
            <text:p>473739</text:p>
          </table:table-cell>
          <table:table-cell office:value-type="float" office:value="1708978" calcext:value-type="float">
            <text:p>1708978</text:p>
          </table:table-cell>
          <table:table-cell office:value-type="float" office:value="635969" calcext:value-type="float">
            <text:p>635969</text:p>
          </table:table-cell>
          <table:table-cell office:value-type="float" office:value="1907258" calcext:value-type="float">
            <text:p>1907258</text:p>
          </table:table-cell>
          <table:table-cell office:value-type="float" office:value="709731" calcext:value-type="float">
            <text:p>709731</text:p>
          </table:table-cell>
          <table:table-cell office:value-type="float" office:value="474516" calcext:value-type="float">
            <text:p>474516</text:p>
          </table:table-cell>
          <table:table-cell office:value-type="float" office:value="176729" calcext:value-type="float">
            <text:p>176729</text:p>
          </table:table-cell>
          <table:table-cell office:value-type="float" office:value="586596" calcext:value-type="float">
            <text:p>586596</text:p>
          </table:table-cell>
          <table:table-cell office:value-type="float" office:value="218460" calcext:value-type="float">
            <text:p>218460</text:p>
          </table:table-cell>
          <table:table-cell table:number-columns-repeated="1637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58166" calcext:value-type="float">
            <text:p>558166</text:p>
          </table:table-cell>
          <table:table-cell office:value-type="float" office:value="208267" calcext:value-type="float">
            <text:p>208267</text:p>
          </table:table-cell>
          <table:table-cell office:value-type="float" office:value="1614670" calcext:value-type="float">
            <text:p>1614670</text:p>
          </table:table-cell>
          <table:table-cell office:value-type="float" office:value="601304" calcext:value-type="float">
            <text:p>601304</text:p>
          </table:table-cell>
          <table:table-cell office:value-type="float" office:value="3225700" calcext:value-type="float">
            <text:p>3225700</text:p>
          </table:table-cell>
          <table:table-cell office:value-type="float" office:value="1200683" calcext:value-type="float">
            <text:p>1200683</text:p>
          </table:table-cell>
          <table:table-cell office:value-type="float" office:value="1704810" calcext:value-type="float">
            <text:p>1704810</text:p>
          </table:table-cell>
          <table:table-cell office:value-type="float" office:value="634712" calcext:value-type="float">
            <text:p>634712</text:p>
          </table:table-cell>
          <table:table-cell office:value-type="float" office:value="987915" calcext:value-type="float">
            <text:p>987915</text:p>
          </table:table-cell>
          <table:table-cell office:value-type="float" office:value="369346" calcext:value-type="float">
            <text:p>369346</text:p>
          </table:table-cell>
          <table:table-cell office:value-type="float" office:value="620888" calcext:value-type="float">
            <text:p>620888</text:p>
          </table:table-cell>
          <table:table-cell office:value-type="float" office:value="231219" calcext:value-type="float">
            <text:p>231219</text:p>
          </table:table-cell>
          <table:table-cell table:number-columns-repeated="1637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83412" calcext:value-type="float">
            <text:p>583412</text:p>
          </table:table-cell>
          <table:table-cell office:value-type="float" office:value="217705" calcext:value-type="float">
            <text:p>217705</text:p>
          </table:table-cell>
          <table:table-cell office:value-type="float" office:value="1622250" calcext:value-type="float">
            <text:p>1622250</text:p>
          </table:table-cell>
          <table:table-cell office:value-type="float" office:value="603970" calcext:value-type="float">
            <text:p>603970</text:p>
          </table:table-cell>
          <table:table-cell office:value-type="float" office:value="2918460" calcext:value-type="float">
            <text:p>2918460</text:p>
          </table:table-cell>
          <table:table-cell office:value-type="float" office:value="1086351" calcext:value-type="float">
            <text:p>1086351</text:p>
          </table:table-cell>
          <table:table-cell office:value-type="float" office:value="1477168" calcext:value-type="float">
            <text:p>1477168</text:p>
          </table:table-cell>
          <table:table-cell office:value-type="float" office:value="549983" calcext:value-type="float">
            <text:p>549983</text:p>
          </table:table-cell>
          <table:table-cell office:value-type="float" office:value="576786" calcext:value-type="float">
            <text:p>576786</text:p>
          </table:table-cell>
          <table:table-cell office:value-type="float" office:value="215022" calcext:value-type="float">
            <text:p>215022</text:p>
          </table:table-cell>
          <table:table-cell office:value-type="float" office:value="737564" calcext:value-type="float">
            <text:p>737564</text:p>
          </table:table-cell>
          <table:table-cell office:value-type="float" office:value="275055" calcext:value-type="float">
            <text:p>275055</text:p>
          </table:table-cell>
          <table:table-cell table:number-columns-repeated="1637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34482" calcext:value-type="float">
            <text:p>534482</text:p>
          </table:table-cell>
          <table:table-cell office:value-type="float" office:value="199156" calcext:value-type="float">
            <text:p>199156</text:p>
          </table:table-cell>
          <table:table-cell office:value-type="float" office:value="1410238" calcext:value-type="float">
            <text:p>1410238</text:p>
          </table:table-cell>
          <table:table-cell office:value-type="float" office:value="525145" calcext:value-type="float">
            <text:p>525145</text:p>
          </table:table-cell>
          <table:table-cell office:value-type="float" office:value="2064690" calcext:value-type="float">
            <text:p>2064690</text:p>
          </table:table-cell>
          <table:table-cell office:value-type="float" office:value="768478" calcext:value-type="float">
            <text:p>768478</text:p>
          </table:table-cell>
          <table:table-cell office:value-type="float" office:value="1490760" calcext:value-type="float">
            <text:p>1490760</text:p>
          </table:table-cell>
          <table:table-cell office:value-type="float" office:value="554835" calcext:value-type="float">
            <text:p>554835</text:p>
          </table:table-cell>
          <table:table-cell office:value-type="float" office:value="585700" calcext:value-type="float">
            <text:p>585700</text:p>
          </table:table-cell>
          <table:table-cell office:value-type="float" office:value="218200" calcext:value-type="float">
            <text:p>218200</text:p>
          </table:table-cell>
          <table:table-cell office:value-type="float" office:value="639972" calcext:value-type="float">
            <text:p>639972</text:p>
          </table:table-cell>
          <table:table-cell office:value-type="float" office:value="238339" calcext:value-type="float">
            <text:p>238339</text:p>
          </table:table-cell>
          <table:table-cell table:number-columns-repeated="1637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53164" calcext:value-type="float">
            <text:p>553164</text:p>
          </table:table-cell>
          <table:table-cell office:value-type="float" office:value="206380" calcext:value-type="float">
            <text:p>206380</text:p>
          </table:table-cell>
          <table:table-cell office:value-type="float" office:value="1516748" calcext:value-type="float">
            <text:p>1516748</text:p>
          </table:table-cell>
          <table:table-cell office:value-type="float" office:value="564695" calcext:value-type="float">
            <text:p>564695</text:p>
          </table:table-cell>
          <table:table-cell office:value-type="float" office:value="5590982" calcext:value-type="float">
            <text:p>5590982</text:p>
          </table:table-cell>
          <table:table-cell office:value-type="float" office:value="2080585" calcext:value-type="float">
            <text:p>2080585</text:p>
          </table:table-cell>
          <table:table-cell office:value-type="float" office:value="1477512" calcext:value-type="float">
            <text:p>1477512</text:p>
          </table:table-cell>
          <table:table-cell office:value-type="float" office:value="550148" calcext:value-type="float">
            <text:p>550148</text:p>
          </table:table-cell>
          <table:table-cell office:value-type="float" office:value="579390" calcext:value-type="float">
            <text:p>579390</text:p>
          </table:table-cell>
          <table:table-cell office:value-type="float" office:value="215990" calcext:value-type="float">
            <text:p>215990</text:p>
          </table:table-cell>
          <table:table-cell office:value-type="float" office:value="736882" calcext:value-type="float">
            <text:p>736882</text:p>
          </table:table-cell>
          <table:table-cell office:value-type="float" office:value="274690" calcext:value-type="float">
            <text:p>274690</text:p>
          </table:table-cell>
          <table:table-cell table:number-columns-repeated="1637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8140" calcext:value-type="float">
            <text:p>748140</text:p>
          </table:table-cell>
          <table:table-cell office:value-type="float" office:value="278976" calcext:value-type="float">
            <text:p>278976</text:p>
          </table:table-cell>
          <table:table-cell office:value-type="float" office:value="1717210" calcext:value-type="float">
            <text:p>1717210</text:p>
          </table:table-cell>
          <table:table-cell office:value-type="float" office:value="639363" calcext:value-type="float">
            <text:p>639363</text:p>
          </table:table-cell>
          <table:table-cell office:value-type="float" office:value="4655634" calcext:value-type="float">
            <text:p>4655634</text:p>
          </table:table-cell>
          <table:table-cell office:value-type="float" office:value="1732476" calcext:value-type="float">
            <text:p>1732476</text:p>
          </table:table-cell>
          <table:table-cell office:value-type="float" office:value="1571438" calcext:value-type="float">
            <text:p>1571438</text:p>
          </table:table-cell>
          <table:table-cell office:value-type="float" office:value="585166" calcext:value-type="float">
            <text:p>585166</text:p>
          </table:table-cell>
          <table:table-cell office:value-type="float" office:value="613056" calcext:value-type="float">
            <text:p>613056</text:p>
          </table:table-cell>
          <table:table-cell office:value-type="float" office:value="228539" calcext:value-type="float">
            <text:p>228539</text:p>
          </table:table-cell>
          <table:table-cell office:value-type="float" office:value="665766" calcext:value-type="float">
            <text:p>665766</text:p>
          </table:table-cell>
          <table:table-cell office:value-type="float" office:value="248002" calcext:value-type="float">
            <text:p>248002</text:p>
          </table:table-cell>
          <table:table-cell table:number-columns-repeated="1637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78692" calcext:value-type="float">
            <text:p>578692</text:p>
          </table:table-cell>
          <table:table-cell office:value-type="float" office:value="215917" calcext:value-type="float">
            <text:p>215917</text:p>
          </table:table-cell>
          <table:table-cell office:value-type="float" office:value="2385269" calcext:value-type="float">
            <text:p>2385269</text:p>
          </table:table-cell>
          <table:table-cell office:value-type="float" office:value="888988" calcext:value-type="float">
            <text:p>888988</text:p>
          </table:table-cell>
          <table:table-cell office:value-type="float" office:value="5944016" calcext:value-type="float">
            <text:p>5944016</text:p>
          </table:table-cell>
          <table:table-cell office:value-type="float" office:value="2211672" calcext:value-type="float">
            <text:p>2211672</text:p>
          </table:table-cell>
          <table:table-cell office:value-type="float" office:value="1258756" calcext:value-type="float">
            <text:p>1258756</text:p>
          </table:table-cell>
          <table:table-cell office:value-type="float" office:value="468577" calcext:value-type="float">
            <text:p>468577</text:p>
          </table:table-cell>
          <table:table-cell office:value-type="float" office:value="513860" calcext:value-type="float">
            <text:p>513860</text:p>
          </table:table-cell>
          <table:table-cell office:value-type="float" office:value="191368" calcext:value-type="float">
            <text:p>191368</text:p>
          </table:table-cell>
          <table:table-cell office:value-type="float" office:value="609472" calcext:value-type="float">
            <text:p>609472</text:p>
          </table:table-cell>
          <table:table-cell office:value-type="float" office:value="226975" calcext:value-type="float">
            <text:p>226975</text:p>
          </table:table-cell>
          <table:table-cell table:number-columns-repeated="1637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97800" calcext:value-type="float">
            <text:p>497800</text:p>
          </table:table-cell>
          <table:table-cell office:value-type="float" office:value="185496" calcext:value-type="float">
            <text:p>185496</text:p>
          </table:table-cell>
          <table:table-cell office:value-type="float" office:value="1344602" calcext:value-type="float">
            <text:p>1344602</text:p>
          </table:table-cell>
          <table:table-cell office:value-type="float" office:value="502138" calcext:value-type="float">
            <text:p>502138</text:p>
          </table:table-cell>
          <table:table-cell office:value-type="float" office:value="3572676" calcext:value-type="float">
            <text:p>3572676</text:p>
          </table:table-cell>
          <table:table-cell office:value-type="float" office:value="1329323" calcext:value-type="float">
            <text:p>1329323</text:p>
          </table:table-cell>
          <table:table-cell office:value-type="float" office:value="1238696" calcext:value-type="float">
            <text:p>1238696</text:p>
          </table:table-cell>
          <table:table-cell office:value-type="float" office:value="461018" calcext:value-type="float">
            <text:p>461018</text:p>
          </table:table-cell>
          <table:table-cell office:value-type="float" office:value="486646" calcext:value-type="float">
            <text:p>486646</text:p>
          </table:table-cell>
          <table:table-cell office:value-type="float" office:value="181241" calcext:value-type="float">
            <text:p>181241</text:p>
          </table:table-cell>
          <table:table-cell office:value-type="float" office:value="575468" calcext:value-type="float">
            <text:p>575468</text:p>
          </table:table-cell>
          <table:table-cell office:value-type="float" office:value="214338" calcext:value-type="float">
            <text:p>214338</text:p>
          </table:table-cell>
          <table:table-cell table:number-columns-repeated="1637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90764" calcext:value-type="float">
            <text:p>490764</text:p>
          </table:table-cell>
          <table:table-cell office:value-type="float" office:value="182866" calcext:value-type="float">
            <text:p>182866</text:p>
          </table:table-cell>
          <table:table-cell office:value-type="float" office:value="1302350" calcext:value-type="float">
            <text:p>1302350</text:p>
          </table:table-cell>
          <table:table-cell office:value-type="float" office:value="484934" calcext:value-type="float">
            <text:p>484934</text:p>
          </table:table-cell>
          <table:table-cell office:value-type="float" office:value="5840516" calcext:value-type="float">
            <text:p>5840516</text:p>
          </table:table-cell>
          <table:table-cell office:value-type="float" office:value="2173056" calcext:value-type="float">
            <text:p>2173056</text:p>
          </table:table-cell>
          <table:table-cell office:value-type="float" office:value="1436514" calcext:value-type="float">
            <text:p>1436514</text:p>
          </table:table-cell>
          <table:table-cell office:value-type="float" office:value="534701" calcext:value-type="float">
            <text:p>534701</text:p>
          </table:table-cell>
          <table:table-cell office:value-type="float" office:value="494450" calcext:value-type="float">
            <text:p>494450</text:p>
          </table:table-cell>
          <table:table-cell office:value-type="float" office:value="184155" calcext:value-type="float">
            <text:p>184155</text:p>
          </table:table-cell>
          <table:table-cell office:value-type="float" office:value="612202" calcext:value-type="float">
            <text:p>612202</text:p>
          </table:table-cell>
          <table:table-cell office:value-type="float" office:value="228016" calcext:value-type="float">
            <text:p>228016</text:p>
          </table:table-cell>
          <table:table-cell table:number-columns-repeated="1637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88970" calcext:value-type="float">
            <text:p>588970</text:p>
          </table:table-cell>
          <table:table-cell office:value-type="float" office:value="220383" calcext:value-type="float">
            <text:p>220383</text:p>
          </table:table-cell>
          <table:table-cell office:value-type="float" office:value="1626402" calcext:value-type="float">
            <text:p>1626402</text:p>
          </table:table-cell>
          <table:table-cell office:value-type="float" office:value="605600" calcext:value-type="float">
            <text:p>605600</text:p>
          </table:table-cell>
          <table:table-cell office:value-type="float" office:value="2229530" calcext:value-type="float">
            <text:p>2229530</text:p>
          </table:table-cell>
          <table:table-cell office:value-type="float" office:value="830129" calcext:value-type="float">
            <text:p>830129</text:p>
          </table:table-cell>
          <table:table-cell office:value-type="float" office:value="1453207" calcext:value-type="float">
            <text:p>1453207</text:p>
          </table:table-cell>
          <table:table-cell office:value-type="float" office:value="541846" calcext:value-type="float">
            <text:p>541846</text:p>
          </table:table-cell>
          <table:table-cell office:value-type="float" office:value="495120" calcext:value-type="float">
            <text:p>495120</text:p>
          </table:table-cell>
          <table:table-cell office:value-type="float" office:value="184404" calcext:value-type="float">
            <text:p>184404</text:p>
          </table:table-cell>
          <table:table-cell office:value-type="float" office:value="574814" calcext:value-type="float">
            <text:p>574814</text:p>
          </table:table-cell>
          <table:table-cell office:value-type="float" office:value="214069" calcext:value-type="float">
            <text:p>214069</text:p>
          </table:table-cell>
          <table:table-cell table:number-columns-repeated="1637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66050" calcext:value-type="float">
            <text:p>566050</text:p>
          </table:table-cell>
          <table:table-cell office:value-type="float" office:value="211224" calcext:value-type="float">
            <text:p>211224</text:p>
          </table:table-cell>
          <table:table-cell office:value-type="float" office:value="1737518" calcext:value-type="float">
            <text:p>1737518</text:p>
          </table:table-cell>
          <table:table-cell office:value-type="float" office:value="647119" calcext:value-type="float">
            <text:p>647119</text:p>
          </table:table-cell>
          <table:table-cell office:value-type="float" office:value="3994961" calcext:value-type="float">
            <text:p>3994961</text:p>
          </table:table-cell>
          <table:table-cell office:value-type="float" office:value="1488086" calcext:value-type="float">
            <text:p>1488086</text:p>
          </table:table-cell>
          <table:table-cell office:value-type="float" office:value="1273026" calcext:value-type="float">
            <text:p>1273026</text:p>
          </table:table-cell>
          <table:table-cell office:value-type="float" office:value="473938" calcext:value-type="float">
            <text:p>473938</text:p>
          </table:table-cell>
          <table:table-cell office:value-type="float" office:value="522744" calcext:value-type="float">
            <text:p>522744</text:p>
          </table:table-cell>
          <table:table-cell office:value-type="float" office:value="194672" calcext:value-type="float">
            <text:p>194672</text:p>
          </table:table-cell>
          <table:table-cell office:value-type="float" office:value="664738" calcext:value-type="float">
            <text:p>664738</text:p>
          </table:table-cell>
          <table:table-cell office:value-type="float" office:value="247564" calcext:value-type="float">
            <text:p>247564</text:p>
          </table:table-cell>
          <table:table-cell table:number-columns-repeated="1637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82430" calcext:value-type="float">
            <text:p>582430</text:p>
          </table:table-cell>
          <table:table-cell office:value-type="float" office:value="217299" calcext:value-type="float">
            <text:p>217299</text:p>
          </table:table-cell>
          <table:table-cell office:value-type="float" office:value="1595226" calcext:value-type="float">
            <text:p>1595226</text:p>
          </table:table-cell>
          <table:table-cell office:value-type="float" office:value="594070" calcext:value-type="float">
            <text:p>594070</text:p>
          </table:table-cell>
          <table:table-cell office:value-type="float" office:value="5511162" calcext:value-type="float">
            <text:p>5511162</text:p>
          </table:table-cell>
          <table:table-cell office:value-type="float" office:value="2050881" calcext:value-type="float">
            <text:p>2050881</text:p>
          </table:table-cell>
          <table:table-cell office:value-type="float" office:value="1468028" calcext:value-type="float">
            <text:p>1468028</text:p>
          </table:table-cell>
          <table:table-cell office:value-type="float" office:value="546579" calcext:value-type="float">
            <text:p>546579</text:p>
          </table:table-cell>
          <table:table-cell office:value-type="float" office:value="594536" calcext:value-type="float">
            <text:p>594536</text:p>
          </table:table-cell>
          <table:table-cell office:value-type="float" office:value="221650" calcext:value-type="float">
            <text:p>221650</text:p>
          </table:table-cell>
          <table:table-cell office:value-type="float" office:value="588112" calcext:value-type="float">
            <text:p>588112</text:p>
          </table:table-cell>
          <table:table-cell office:value-type="float" office:value="219029" calcext:value-type="float">
            <text:p>219029</text:p>
          </table:table-cell>
          <table:table-cell table:number-columns-repeated="1637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81916" calcext:value-type="float">
            <text:p>581916</text:p>
          </table:table-cell>
          <table:table-cell office:value-type="float" office:value="217131" calcext:value-type="float">
            <text:p>217131</text:p>
          </table:table-cell>
          <table:table-cell office:value-type="float" office:value="1884000" calcext:value-type="float">
            <text:p>1884000</text:p>
          </table:table-cell>
          <table:table-cell office:value-type="float" office:value="702018" calcext:value-type="float">
            <text:p>702018</text:p>
          </table:table-cell>
          <table:table-cell office:value-type="float" office:value="5352836" calcext:value-type="float">
            <text:p>5352836</text:p>
          </table:table-cell>
          <table:table-cell office:value-type="float" office:value="1991997" calcext:value-type="float">
            <text:p>1991997</text:p>
          </table:table-cell>
          <table:table-cell office:value-type="float" office:value="1652460" calcext:value-type="float">
            <text:p>1652460</text:p>
          </table:table-cell>
          <table:table-cell office:value-type="float" office:value="615273" calcext:value-type="float">
            <text:p>615273</text:p>
          </table:table-cell>
          <table:table-cell office:value-type="float" office:value="641454" calcext:value-type="float">
            <text:p>641454</text:p>
          </table:table-cell>
          <table:table-cell office:value-type="float" office:value="239111" calcext:value-type="float">
            <text:p>239111</text:p>
          </table:table-cell>
          <table:table-cell office:value-type="float" office:value="741104" calcext:value-type="float">
            <text:p>741104</text:p>
          </table:table-cell>
          <table:table-cell office:value-type="float" office:value="276330" calcext:value-type="float">
            <text:p>276330</text:p>
          </table:table-cell>
          <table:table-cell table:number-columns-repeated="1637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55798" calcext:value-type="float">
            <text:p>555798</text:p>
          </table:table-cell>
          <table:table-cell office:value-type="float" office:value="207406" calcext:value-type="float">
            <text:p>207406</text:p>
          </table:table-cell>
          <table:table-cell office:value-type="float" office:value="1532472" calcext:value-type="float">
            <text:p>1532472</text:p>
          </table:table-cell>
          <table:table-cell office:value-type="float" office:value="570616" calcext:value-type="float">
            <text:p>570616</text:p>
          </table:table-cell>
          <table:table-cell office:value-type="float" office:value="5732022" calcext:value-type="float">
            <text:p>5732022</text:p>
          </table:table-cell>
          <table:table-cell office:value-type="float" office:value="2132998" calcext:value-type="float">
            <text:p>2132998</text:p>
          </table:table-cell>
          <table:table-cell office:value-type="float" office:value="1520976" calcext:value-type="float">
            <text:p>1520976</text:p>
          </table:table-cell>
          <table:table-cell office:value-type="float" office:value="566288" calcext:value-type="float">
            <text:p>566288</text:p>
          </table:table-cell>
          <table:table-cell office:value-type="float" office:value="582800" calcext:value-type="float">
            <text:p>582800</text:p>
          </table:table-cell>
          <table:table-cell office:value-type="float" office:value="217268" calcext:value-type="float">
            <text:p>217268</text:p>
          </table:table-cell>
          <table:table-cell office:value-type="float" office:value="584084" calcext:value-type="float">
            <text:p>584084</text:p>
          </table:table-cell>
          <table:table-cell office:value-type="float" office:value="217581" calcext:value-type="float">
            <text:p>217581</text:p>
          </table:table-cell>
          <table:table-cell table:number-columns-repeated="1637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74592" calcext:value-type="float">
            <text:p>474592</text:p>
          </table:table-cell>
          <table:table-cell office:value-type="float" office:value="176828" calcext:value-type="float">
            <text:p>176828</text:p>
          </table:table-cell>
          <table:table-cell office:value-type="float" office:value="1218014" calcext:value-type="float">
            <text:p>1218014</text:p>
          </table:table-cell>
          <table:table-cell office:value-type="float" office:value="453720" calcext:value-type="float">
            <text:p>453720</text:p>
          </table:table-cell>
          <table:table-cell office:value-type="float" office:value="5719204" calcext:value-type="float">
            <text:p>5719204</text:p>
          </table:table-cell>
          <table:table-cell office:value-type="float" office:value="2127998" calcext:value-type="float">
            <text:p>2127998</text:p>
          </table:table-cell>
          <table:table-cell office:value-type="float" office:value="1110234" calcext:value-type="float">
            <text:p>1110234</text:p>
          </table:table-cell>
          <table:table-cell office:value-type="float" office:value="413234" calcext:value-type="float">
            <text:p>413234</text:p>
          </table:table-cell>
          <table:table-cell office:value-type="float" office:value="443412" calcext:value-type="float">
            <text:p>443412</text:p>
          </table:table-cell>
          <table:table-cell office:value-type="float" office:value="165158" calcext:value-type="float">
            <text:p>165158</text:p>
          </table:table-cell>
          <table:table-cell office:value-type="float" office:value="533592" calcext:value-type="float">
            <text:p>533592</text:p>
          </table:table-cell>
          <table:table-cell office:value-type="float" office:value="198706" calcext:value-type="float">
            <text:p>198706</text:p>
          </table:table-cell>
          <table:table-cell table:number-columns-repeated="1637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4102" calcext:value-type="float">
            <text:p>444102</text:p>
          </table:table-cell>
          <table:table-cell office:value-type="float" office:value="165515" calcext:value-type="float">
            <text:p>165515</text:p>
          </table:table-cell>
          <table:table-cell office:value-type="float" office:value="1162644" calcext:value-type="float">
            <text:p>1162644</text:p>
          </table:table-cell>
          <table:table-cell office:value-type="float" office:value="432744" calcext:value-type="float">
            <text:p>432744</text:p>
          </table:table-cell>
          <table:table-cell office:value-type="float" office:value="2084448" calcext:value-type="float">
            <text:p>2084448</text:p>
          </table:table-cell>
          <table:table-cell office:value-type="float" office:value="775656" calcext:value-type="float">
            <text:p>775656</text:p>
          </table:table-cell>
          <table:table-cell office:value-type="float" office:value="1158630" calcext:value-type="float">
            <text:p>1158630</text:p>
          </table:table-cell>
          <table:table-cell office:value-type="float" office:value="431378" calcext:value-type="float">
            <text:p>431378</text:p>
          </table:table-cell>
          <table:table-cell office:value-type="float" office:value="446760" calcext:value-type="float">
            <text:p>446760</text:p>
          </table:table-cell>
          <table:table-cell office:value-type="float" office:value="166385" calcext:value-type="float">
            <text:p>166385</text:p>
          </table:table-cell>
          <table:table-cell office:value-type="float" office:value="556886" calcext:value-type="float">
            <text:p>556886</text:p>
          </table:table-cell>
          <table:table-cell office:value-type="float" office:value="207411" calcext:value-type="float">
            <text:p>207411</text:p>
          </table:table-cell>
          <table:table-cell table:number-columns-repeated="1637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23038" calcext:value-type="float">
            <text:p>523038</text:p>
          </table:table-cell>
          <table:table-cell office:value-type="float" office:value="195161" calcext:value-type="float">
            <text:p>195161</text:p>
          </table:table-cell>
          <table:table-cell office:value-type="float" office:value="1446478" calcext:value-type="float">
            <text:p>1446478</text:p>
          </table:table-cell>
          <table:table-cell office:value-type="float" office:value="538536" calcext:value-type="float">
            <text:p>538536</text:p>
          </table:table-cell>
          <table:table-cell office:value-type="float" office:value="3263654" calcext:value-type="float">
            <text:p>3263654</text:p>
          </table:table-cell>
          <table:table-cell office:value-type="float" office:value="1214852" calcext:value-type="float">
            <text:p>1214852</text:p>
          </table:table-cell>
          <table:table-cell office:value-type="float" office:value="1395182" calcext:value-type="float">
            <text:p>1395182</text:p>
          </table:table-cell>
          <table:table-cell office:value-type="float" office:value="519449" calcext:value-type="float">
            <text:p>519449</text:p>
          </table:table-cell>
          <table:table-cell office:value-type="float" office:value="549326" calcext:value-type="float">
            <text:p>549326</text:p>
          </table:table-cell>
          <table:table-cell office:value-type="float" office:value="204784" calcext:value-type="float">
            <text:p>204784</text:p>
          </table:table-cell>
          <table:table-cell office:value-type="float" office:value="681970" calcext:value-type="float">
            <text:p>681970</text:p>
          </table:table-cell>
          <table:table-cell office:value-type="float" office:value="254416" calcext:value-type="float">
            <text:p>254416</text:p>
          </table:table-cell>
          <table:table-cell table:number-columns-repeated="1637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29018" calcext:value-type="float">
            <text:p>529018</text:p>
          </table:table-cell>
          <table:table-cell office:value-type="float" office:value="197413" calcext:value-type="float">
            <text:p>197413</text:p>
          </table:table-cell>
          <table:table-cell office:value-type="float" office:value="1429400" calcext:value-type="float">
            <text:p>1429400</text:p>
          </table:table-cell>
          <table:table-cell office:value-type="float" office:value="532181" calcext:value-type="float">
            <text:p>532181</text:p>
          </table:table-cell>
          <table:table-cell office:value-type="float" office:value="2079534" calcext:value-type="float">
            <text:p>2079534</text:p>
          </table:table-cell>
          <table:table-cell office:value-type="float" office:value="774196" calcext:value-type="float">
            <text:p>774196</text:p>
          </table:table-cell>
          <table:table-cell office:value-type="float" office:value="1408160" calcext:value-type="float">
            <text:p>1408160</text:p>
          </table:table-cell>
          <table:table-cell office:value-type="float" office:value="524277" calcext:value-type="float">
            <text:p>524277</text:p>
          </table:table-cell>
          <table:table-cell office:value-type="float" office:value="549886" calcext:value-type="float">
            <text:p>549886</text:p>
          </table:table-cell>
          <table:table-cell office:value-type="float" office:value="204991" calcext:value-type="float">
            <text:p>204991</text:p>
          </table:table-cell>
          <table:table-cell office:value-type="float" office:value="661118" calcext:value-type="float">
            <text:p>661118</text:p>
          </table:table-cell>
          <table:table-cell office:value-type="float" office:value="246436" calcext:value-type="float">
            <text:p>246436</text:p>
          </table:table-cell>
          <table:table-cell table:number-columns-repeated="1637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0408" calcext:value-type="float">
            <text:p>520408</text:p>
          </table:table-cell>
          <table:table-cell office:value-type="float" office:value="194197" calcext:value-type="float">
            <text:p>194197</text:p>
          </table:table-cell>
          <table:table-cell office:value-type="float" office:value="1452450" calcext:value-type="float">
            <text:p>1452450</text:p>
          </table:table-cell>
          <table:table-cell office:value-type="float" office:value="540794" calcext:value-type="float">
            <text:p>540794</text:p>
          </table:table-cell>
          <table:table-cell office:value-type="float" office:value="3733517" calcext:value-type="float">
            <text:p>3733517</text:p>
          </table:table-cell>
          <table:table-cell office:value-type="float" office:value="1390299" calcext:value-type="float">
            <text:p>1390299</text:p>
          </table:table-cell>
          <table:table-cell office:value-type="float" office:value="1157358" calcext:value-type="float">
            <text:p>1157358</text:p>
          </table:table-cell>
          <table:table-cell office:value-type="float" office:value="430856" calcext:value-type="float">
            <text:p>430856</text:p>
          </table:table-cell>
          <table:table-cell office:value-type="float" office:value="460988" calcext:value-type="float">
            <text:p>460988</text:p>
          </table:table-cell>
          <table:table-cell office:value-type="float" office:value="171680" calcext:value-type="float">
            <text:p>171680</text:p>
          </table:table-cell>
          <table:table-cell office:value-type="float" office:value="544802" calcext:value-type="float">
            <text:p>544802</text:p>
          </table:table-cell>
          <table:table-cell office:value-type="float" office:value="202923" calcext:value-type="float">
            <text:p>202923</text:p>
          </table:table-cell>
          <table:table-cell table:number-columns-repeated="1637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64172" calcext:value-type="float">
            <text:p>564172</text:p>
          </table:table-cell>
          <table:table-cell office:value-type="float" office:value="210501" calcext:value-type="float">
            <text:p>210501</text:p>
          </table:table-cell>
          <table:table-cell office:value-type="float" office:value="1475884" calcext:value-type="float">
            <text:p>1475884</text:p>
          </table:table-cell>
          <table:table-cell office:value-type="float" office:value="549537" calcext:value-type="float">
            <text:p>549537</text:p>
          </table:table-cell>
          <table:table-cell office:value-type="float" office:value="6086583" calcext:value-type="float">
            <text:p>6086583</text:p>
          </table:table-cell>
          <table:table-cell office:value-type="float" office:value="2265176" calcext:value-type="float">
            <text:p>2265176</text:p>
          </table:table-cell>
          <table:table-cell office:value-type="float" office:value="1151016" calcext:value-type="float">
            <text:p>1151016</text:p>
          </table:table-cell>
          <table:table-cell office:value-type="float" office:value="428453" calcext:value-type="float">
            <text:p>428453</text:p>
          </table:table-cell>
          <table:table-cell office:value-type="float" office:value="464866" calcext:value-type="float">
            <text:p>464866</text:p>
          </table:table-cell>
          <table:table-cell office:value-type="float" office:value="173131" calcext:value-type="float">
            <text:p>173131</text:p>
          </table:table-cell>
          <table:table-cell office:value-type="float" office:value="519584" calcext:value-type="float">
            <text:p>519584</text:p>
          </table:table-cell>
          <table:table-cell office:value-type="float" office:value="193490" calcext:value-type="float">
            <text:p>193490</text:p>
          </table:table-cell>
          <table:table-cell table:number-columns-repeated="1637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55770" calcext:value-type="float">
            <text:p>555770</text:p>
          </table:table-cell>
          <table:table-cell office:value-type="float" office:value="207387" calcext:value-type="float">
            <text:p>207387</text:p>
          </table:table-cell>
          <table:table-cell office:value-type="float" office:value="1519476" calcext:value-type="float">
            <text:p>1519476</text:p>
          </table:table-cell>
          <table:table-cell office:value-type="float" office:value="565857" calcext:value-type="float">
            <text:p>565857</text:p>
          </table:table-cell>
          <table:table-cell office:value-type="float" office:value="2827572" calcext:value-type="float">
            <text:p>2827572</text:p>
          </table:table-cell>
          <table:table-cell office:value-type="float" office:value="1052510" calcext:value-type="float">
            <text:p>1052510</text:p>
          </table:table-cell>
          <table:table-cell office:value-type="float" office:value="1452512" calcext:value-type="float">
            <text:p>1452512</text:p>
          </table:table-cell>
          <table:table-cell office:value-type="float" office:value="540801" calcext:value-type="float">
            <text:p>540801</text:p>
          </table:table-cell>
          <table:table-cell office:value-type="float" office:value="549614" calcext:value-type="float">
            <text:p>549614</text:p>
          </table:table-cell>
          <table:table-cell office:value-type="float" office:value="204908" calcext:value-type="float">
            <text:p>204908</text:p>
          </table:table-cell>
          <table:table-cell office:value-type="float" office:value="676924" calcext:value-type="float">
            <text:p>676924</text:p>
          </table:table-cell>
          <table:table-cell office:value-type="float" office:value="252433" calcext:value-type="float">
            <text:p>252433</text:p>
          </table:table-cell>
          <table:table-cell table:number-columns-repeated="1637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95778" calcext:value-type="float">
            <text:p>495778</text:p>
          </table:table-cell>
          <table:table-cell office:value-type="float" office:value="184958" calcext:value-type="float">
            <text:p>184958</text:p>
          </table:table-cell>
          <table:table-cell office:value-type="float" office:value="1382148" calcext:value-type="float">
            <text:p>1382148</text:p>
          </table:table-cell>
          <table:table-cell office:value-type="float" office:value="514590" calcext:value-type="float">
            <text:p>514590</text:p>
          </table:table-cell>
          <table:table-cell office:value-type="float" office:value="5042933" calcext:value-type="float">
            <text:p>5042933</text:p>
          </table:table-cell>
          <table:table-cell office:value-type="float" office:value="1876904" calcext:value-type="float">
            <text:p>1876904</text:p>
          </table:table-cell>
          <table:table-cell office:value-type="float" office:value="1115690" calcext:value-type="float">
            <text:p>1115690</text:p>
          </table:table-cell>
          <table:table-cell office:value-type="float" office:value="415348" calcext:value-type="float">
            <text:p>415348</text:p>
          </table:table-cell>
          <table:table-cell office:value-type="float" office:value="437424" calcext:value-type="float">
            <text:p>437424</text:p>
          </table:table-cell>
          <table:table-cell office:value-type="float" office:value="162903" calcext:value-type="float">
            <text:p>162903</text:p>
          </table:table-cell>
          <table:table-cell office:value-type="float" office:value="555900" calcext:value-type="float">
            <text:p>555900</text:p>
          </table:table-cell>
          <table:table-cell office:value-type="float" office:value="207055" calcext:value-type="float">
            <text:p>207055</text:p>
          </table:table-cell>
          <table:table-cell table:number-columns-repeated="1637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24640" calcext:value-type="float">
            <text:p>524640</text:p>
          </table:table-cell>
          <table:table-cell office:value-type="float" office:value="195736" calcext:value-type="float">
            <text:p>195736</text:p>
          </table:table-cell>
          <table:table-cell office:value-type="float" office:value="1433836" calcext:value-type="float">
            <text:p>1433836</text:p>
          </table:table-cell>
          <table:table-cell office:value-type="float" office:value="533849" calcext:value-type="float">
            <text:p>533849</text:p>
          </table:table-cell>
          <table:table-cell office:value-type="float" office:value="3844238" calcext:value-type="float">
            <text:p>3844238</text:p>
          </table:table-cell>
          <table:table-cell office:value-type="float" office:value="1430730" calcext:value-type="float">
            <text:p>1430730</text:p>
          </table:table-cell>
          <table:table-cell office:value-type="float" office:value="1394192" calcext:value-type="float">
            <text:p>1394192</text:p>
          </table:table-cell>
          <table:table-cell office:value-type="float" office:value="519108" calcext:value-type="float">
            <text:p>519108</text:p>
          </table:table-cell>
          <table:table-cell office:value-type="float" office:value="571276" calcext:value-type="float">
            <text:p>571276</text:p>
          </table:table-cell>
          <table:table-cell office:value-type="float" office:value="212987" calcext:value-type="float">
            <text:p>212987</text:p>
          </table:table-cell>
          <table:table-cell office:value-type="float" office:value="659218" calcext:value-type="float">
            <text:p>659218</text:p>
          </table:table-cell>
          <table:table-cell office:value-type="float" office:value="246294" calcext:value-type="float">
            <text:p>246294</text:p>
          </table:table-cell>
          <table:table-cell table:number-columns-repeated="1637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86974" calcext:value-type="float">
            <text:p>586974</text:p>
          </table:table-cell>
          <table:table-cell office:value-type="float" office:value="218998" calcext:value-type="float">
            <text:p>218998</text:p>
          </table:table-cell>
          <table:table-cell office:value-type="float" office:value="1564362" calcext:value-type="float">
            <text:p>1564362</text:p>
          </table:table-cell>
          <table:table-cell office:value-type="float" office:value="582489" calcext:value-type="float">
            <text:p>582489</text:p>
          </table:table-cell>
          <table:table-cell office:value-type="float" office:value="4185326" calcext:value-type="float">
            <text:p>4185326</text:p>
          </table:table-cell>
          <table:table-cell office:value-type="float" office:value="1557533" calcext:value-type="float">
            <text:p>1557533</text:p>
          </table:table-cell>
          <table:table-cell office:value-type="float" office:value="1477756" calcext:value-type="float">
            <text:p>1477756</text:p>
          </table:table-cell>
          <table:table-cell office:value-type="float" office:value="550208" calcext:value-type="float">
            <text:p>550208</text:p>
          </table:table-cell>
          <table:table-cell office:value-type="float" office:value="579326" calcext:value-type="float">
            <text:p>579326</text:p>
          </table:table-cell>
          <table:table-cell office:value-type="float" office:value="215962" calcext:value-type="float">
            <text:p>215962</text:p>
          </table:table-cell>
          <table:table-cell office:value-type="float" office:value="664176" calcext:value-type="float">
            <text:p>664176</text:p>
          </table:table-cell>
          <table:table-cell office:value-type="float" office:value="247599" calcext:value-type="float">
            <text:p>247599</text:p>
          </table:table-cell>
          <table:table-cell table:number-columns-repeated="1637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73055" calcext:value-type="float">
            <text:p>873055</text:p>
          </table:table-cell>
          <table:table-cell office:value-type="float" office:value="326095" calcext:value-type="float">
            <text:p>326095</text:p>
          </table:table-cell>
          <table:table-cell office:value-type="float" office:value="1185932" calcext:value-type="float">
            <text:p>1185932</text:p>
          </table:table-cell>
          <table:table-cell office:value-type="float" office:value="441445" calcext:value-type="float">
            <text:p>441445</text:p>
          </table:table-cell>
          <table:table-cell office:value-type="float" office:value="7149342" calcext:value-type="float">
            <text:p>7149342</text:p>
          </table:table-cell>
          <table:table-cell office:value-type="float" office:value="2659955" calcext:value-type="float">
            <text:p>2659955</text:p>
          </table:table-cell>
          <table:table-cell office:value-type="float" office:value="1171402" calcext:value-type="float">
            <text:p>1171402</text:p>
          </table:table-cell>
          <table:table-cell office:value-type="float" office:value="436157" calcext:value-type="float">
            <text:p>436157</text:p>
          </table:table-cell>
          <table:table-cell office:value-type="float" office:value="490402" calcext:value-type="float">
            <text:p>490402</text:p>
          </table:table-cell>
          <table:table-cell office:value-type="float" office:value="182741" calcext:value-type="float">
            <text:p>182741</text:p>
          </table:table-cell>
          <table:table-cell office:value-type="float" office:value="585218" calcext:value-type="float">
            <text:p>585218</text:p>
          </table:table-cell>
          <table:table-cell office:value-type="float" office:value="217961" calcext:value-type="float">
            <text:p>217961</text:p>
          </table:table-cell>
          <table:table-cell table:number-columns-repeated="1637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54622" calcext:value-type="float">
            <text:p>554622</text:p>
          </table:table-cell>
          <table:table-cell office:value-type="float" office:value="206919" calcext:value-type="float">
            <text:p>206919</text:p>
          </table:table-cell>
          <table:table-cell office:value-type="float" office:value="1510744" calcext:value-type="float">
            <text:p>1510744</text:p>
          </table:table-cell>
          <table:table-cell office:value-type="float" office:value="562494" calcext:value-type="float">
            <text:p>562494</text:p>
          </table:table-cell>
          <table:table-cell office:value-type="float" office:value="2617783" calcext:value-type="float">
            <text:p>2617783</text:p>
          </table:table-cell>
          <table:table-cell office:value-type="float" office:value="974887" calcext:value-type="float">
            <text:p>974887</text:p>
          </table:table-cell>
          <table:table-cell office:value-type="float" office:value="1199756" calcext:value-type="float">
            <text:p>1199756</text:p>
          </table:table-cell>
          <table:table-cell office:value-type="float" office:value="446568" calcext:value-type="float">
            <text:p>446568</text:p>
          </table:table-cell>
          <table:table-cell office:value-type="float" office:value="481666" calcext:value-type="float">
            <text:p>481666</text:p>
          </table:table-cell>
          <table:table-cell office:value-type="float" office:value="179380" calcext:value-type="float">
            <text:p>179380</text:p>
          </table:table-cell>
          <table:table-cell office:value-type="float" office:value="551126" calcext:value-type="float">
            <text:p>551126</text:p>
          </table:table-cell>
          <table:table-cell office:value-type="float" office:value="205230" calcext:value-type="float">
            <text:p>205230</text:p>
          </table:table-cell>
          <table:table-cell table:number-columns-repeated="1637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04032" calcext:value-type="float">
            <text:p>604032</text:p>
          </table:table-cell>
          <table:table-cell office:value-type="float" office:value="225894" calcext:value-type="float">
            <text:p>225894</text:p>
          </table:table-cell>
          <table:table-cell office:value-type="float" office:value="1525964" calcext:value-type="float">
            <text:p>1525964</text:p>
          </table:table-cell>
          <table:table-cell office:value-type="float" office:value="568300" calcext:value-type="float">
            <text:p>568300</text:p>
          </table:table-cell>
          <table:table-cell office:value-type="float" office:value="2182886" calcext:value-type="float">
            <text:p>2182886</text:p>
          </table:table-cell>
          <table:table-cell office:value-type="float" office:value="812679" calcext:value-type="float">
            <text:p>812679</text:p>
          </table:table-cell>
          <table:table-cell office:value-type="float" office:value="1467762" calcext:value-type="float">
            <text:p>1467762</text:p>
          </table:table-cell>
          <table:table-cell office:value-type="float" office:value="546490" calcext:value-type="float">
            <text:p>546490</text:p>
          </table:table-cell>
          <table:table-cell office:value-type="float" office:value="575736" calcext:value-type="float">
            <text:p>575736</text:p>
          </table:table-cell>
          <table:table-cell office:value-type="float" office:value="214633" calcext:value-type="float">
            <text:p>214633</text:p>
          </table:table-cell>
          <table:table-cell office:value-type="float" office:value="657246" calcext:value-type="float">
            <text:p>657246</text:p>
          </table:table-cell>
          <table:table-cell office:value-type="float" office:value="245001" calcext:value-type="float">
            <text:p>245001</text:p>
          </table:table-cell>
          <table:table-cell table:number-columns-repeated="1637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20238" calcext:value-type="float">
            <text:p>520238</text:p>
          </table:table-cell>
          <table:table-cell office:value-type="float" office:value="194122" calcext:value-type="float">
            <text:p>194122</text:p>
          </table:table-cell>
          <table:table-cell office:value-type="float" office:value="1429196" calcext:value-type="float">
            <text:p>1429196</text:p>
          </table:table-cell>
          <table:table-cell office:value-type="float" office:value="532137" calcext:value-type="float">
            <text:p>532137</text:p>
          </table:table-cell>
          <table:table-cell office:value-type="float" office:value="3457899" calcext:value-type="float">
            <text:p>3457899</text:p>
          </table:table-cell>
          <table:table-cell office:value-type="float" office:value="1287312" calcext:value-type="float">
            <text:p>1287312</text:p>
          </table:table-cell>
          <table:table-cell office:value-type="float" office:value="1120760" calcext:value-type="float">
            <text:p>1120760</text:p>
          </table:table-cell>
          <table:table-cell office:value-type="float" office:value="417177" calcext:value-type="float">
            <text:p>417177</text:p>
          </table:table-cell>
          <table:table-cell office:value-type="float" office:value="473366" calcext:value-type="float">
            <text:p>473366</text:p>
          </table:table-cell>
          <table:table-cell office:value-type="float" office:value="176295" calcext:value-type="float">
            <text:p>176295</text:p>
          </table:table-cell>
          <table:table-cell office:value-type="float" office:value="544512" calcext:value-type="float">
            <text:p>544512</text:p>
          </table:table-cell>
          <table:table-cell office:value-type="float" office:value="202794" calcext:value-type="float">
            <text:p>202794</text:p>
          </table:table-cell>
          <table:table-cell table:number-columns-repeated="1637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50302" calcext:value-type="float">
            <text:p>550302</text:p>
          </table:table-cell>
          <table:table-cell office:value-type="float" office:value="205336" calcext:value-type="float">
            <text:p>205336</text:p>
          </table:table-cell>
          <table:table-cell office:value-type="float" office:value="1541200" calcext:value-type="float">
            <text:p>1541200</text:p>
          </table:table-cell>
          <table:table-cell office:value-type="float" office:value="573868" calcext:value-type="float">
            <text:p>573868</text:p>
          </table:table-cell>
          <table:table-cell office:value-type="float" office:value="5137142" calcext:value-type="float">
            <text:p>5137142</text:p>
          </table:table-cell>
          <table:table-cell office:value-type="float" office:value="1911596" calcext:value-type="float">
            <text:p>1911596</text:p>
          </table:table-cell>
          <table:table-cell office:value-type="float" office:value="1463784" calcext:value-type="float">
            <text:p>1463784</text:p>
          </table:table-cell>
          <table:table-cell office:value-type="float" office:value="544997" calcext:value-type="float">
            <text:p>544997</text:p>
          </table:table-cell>
          <table:table-cell office:value-type="float" office:value="551108" calcext:value-type="float">
            <text:p>551108</text:p>
          </table:table-cell>
          <table:table-cell office:value-type="float" office:value="205450" calcext:value-type="float">
            <text:p>205450</text:p>
          </table:table-cell>
          <table:table-cell office:value-type="float" office:value="908373" calcext:value-type="float">
            <text:p>908373</text:p>
          </table:table-cell>
          <table:table-cell office:value-type="float" office:value="339082" calcext:value-type="float">
            <text:p>339082</text:p>
          </table:table-cell>
          <table:table-cell table:number-columns-repeated="1637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53074" calcext:value-type="float">
            <text:p>553074</text:p>
          </table:table-cell>
          <table:table-cell office:value-type="float" office:value="206376" calcext:value-type="float">
            <text:p>206376</text:p>
          </table:table-cell>
          <table:table-cell office:value-type="float" office:value="1518870" calcext:value-type="float">
            <text:p>1518870</text:p>
          </table:table-cell>
          <table:table-cell office:value-type="float" office:value="565599" calcext:value-type="float">
            <text:p>565599</text:p>
          </table:table-cell>
          <table:table-cell office:value-type="float" office:value="2135962" calcext:value-type="float">
            <text:p>2135962</text:p>
          </table:table-cell>
          <table:table-cell office:value-type="float" office:value="795129" calcext:value-type="float">
            <text:p>795129</text:p>
          </table:table-cell>
          <table:table-cell office:value-type="float" office:value="1404454" calcext:value-type="float">
            <text:p>1404454</text:p>
          </table:table-cell>
          <table:table-cell office:value-type="float" office:value="522951" calcext:value-type="float">
            <text:p>522951</text:p>
          </table:table-cell>
          <table:table-cell office:value-type="float" office:value="551938" calcext:value-type="float">
            <text:p>551938</text:p>
          </table:table-cell>
          <table:table-cell office:value-type="float" office:value="205779" calcext:value-type="float">
            <text:p>205779</text:p>
          </table:table-cell>
          <table:table-cell office:value-type="float" office:value="627536" calcext:value-type="float">
            <text:p>627536</text:p>
          </table:table-cell>
          <table:table-cell office:value-type="float" office:value="233946" calcext:value-type="float">
            <text:p>233946</text:p>
          </table:table-cell>
          <table:table-cell table:number-columns-repeated="1637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42586" calcext:value-type="float">
            <text:p>442586</text:p>
          </table:table-cell>
          <table:table-cell office:value-type="float" office:value="165020" calcext:value-type="float">
            <text:p>165020</text:p>
          </table:table-cell>
          <table:table-cell office:value-type="float" office:value="1227408" calcext:value-type="float">
            <text:p>1227408</text:p>
          </table:table-cell>
          <table:table-cell office:value-type="float" office:value="457003" calcext:value-type="float">
            <text:p>457003</text:p>
          </table:table-cell>
          <table:table-cell office:value-type="float" office:value="2702712" calcext:value-type="float">
            <text:p>2702712</text:p>
          </table:table-cell>
          <table:table-cell office:value-type="float" office:value="1005668" calcext:value-type="float">
            <text:p>1005668</text:p>
          </table:table-cell>
          <table:table-cell office:value-type="float" office:value="1115238" calcext:value-type="float">
            <text:p>1115238</text:p>
          </table:table-cell>
          <table:table-cell office:value-type="float" office:value="415089" calcext:value-type="float">
            <text:p>415089</text:p>
          </table:table-cell>
          <table:table-cell office:value-type="float" office:value="443960" calcext:value-type="float">
            <text:p>443960</text:p>
          </table:table-cell>
          <table:table-cell office:value-type="float" office:value="165348" calcext:value-type="float">
            <text:p>165348</text:p>
          </table:table-cell>
          <table:table-cell office:value-type="float" office:value="551928" calcext:value-type="float">
            <text:p>551928</text:p>
          </table:table-cell>
          <table:table-cell office:value-type="float" office:value="205552" calcext:value-type="float">
            <text:p>205552</text:p>
          </table:table-cell>
          <table:table-cell table:number-columns-repeated="1637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23212" calcext:value-type="float">
            <text:p>523212</text:p>
          </table:table-cell>
          <table:table-cell office:value-type="float" office:value="195186" calcext:value-type="float">
            <text:p>195186</text:p>
          </table:table-cell>
          <table:table-cell office:value-type="float" office:value="1470168" calcext:value-type="float">
            <text:p>1470168</text:p>
          </table:table-cell>
          <table:table-cell office:value-type="float" office:value="547440" calcext:value-type="float">
            <text:p>547440</text:p>
          </table:table-cell>
          <table:table-cell office:value-type="float" office:value="3253118" calcext:value-type="float">
            <text:p>3253118</text:p>
          </table:table-cell>
          <table:table-cell office:value-type="float" office:value="1210812" calcext:value-type="float">
            <text:p>1210812</text:p>
          </table:table-cell>
          <table:table-cell office:value-type="float" office:value="1404228" calcext:value-type="float">
            <text:p>1404228</text:p>
          </table:table-cell>
          <table:table-cell office:value-type="float" office:value="522824" calcext:value-type="float">
            <text:p>522824</text:p>
          </table:table-cell>
          <table:table-cell office:value-type="float" office:value="549466" calcext:value-type="float">
            <text:p>549466</text:p>
          </table:table-cell>
          <table:table-cell office:value-type="float" office:value="204839" calcext:value-type="float">
            <text:p>204839</text:p>
          </table:table-cell>
          <table:table-cell office:value-type="float" office:value="558482" calcext:value-type="float">
            <text:p>558482</text:p>
          </table:table-cell>
          <table:table-cell office:value-type="float" office:value="207966" calcext:value-type="float">
            <text:p>207966</text:p>
          </table:table-cell>
          <table:table-cell table:number-columns-repeated="1637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24978" calcext:value-type="float">
            <text:p>524978</text:p>
          </table:table-cell>
          <table:table-cell office:value-type="float" office:value="195842" calcext:value-type="float">
            <text:p>195842</text:p>
          </table:table-cell>
          <table:table-cell office:value-type="float" office:value="1468896" calcext:value-type="float">
            <text:p>1468896</text:p>
          </table:table-cell>
          <table:table-cell office:value-type="float" office:value="546907" calcext:value-type="float">
            <text:p>546907</text:p>
          </table:table-cell>
          <table:table-cell office:value-type="float" office:value="2062138" calcext:value-type="float">
            <text:p>2062138</text:p>
          </table:table-cell>
          <table:table-cell office:value-type="float" office:value="767588" calcext:value-type="float">
            <text:p>767588</text:p>
          </table:table-cell>
          <table:table-cell office:value-type="float" office:value="1415934" calcext:value-type="float">
            <text:p>1415934</text:p>
          </table:table-cell>
          <table:table-cell office:value-type="float" office:value="527196" calcext:value-type="float">
            <text:p>527196</text:p>
          </table:table-cell>
          <table:table-cell office:value-type="float" office:value="552846" calcext:value-type="float">
            <text:p>552846</text:p>
          </table:table-cell>
          <table:table-cell office:value-type="float" office:value="206092" calcext:value-type="float">
            <text:p>206092</text:p>
          </table:table-cell>
          <table:table-cell office:value-type="float" office:value="661178" calcext:value-type="float">
            <text:p>661178</text:p>
          </table:table-cell>
          <table:table-cell office:value-type="float" office:value="246483" calcext:value-type="float">
            <text:p>246483</text:p>
          </table:table-cell>
          <table:table-cell table:number-columns-repeated="1637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22766" calcext:value-type="float">
            <text:p>522766</text:p>
          </table:table-cell>
          <table:table-cell office:value-type="float" office:value="195013" calcext:value-type="float">
            <text:p>195013</text:p>
          </table:table-cell>
          <table:table-cell office:value-type="float" office:value="1563897" calcext:value-type="float">
            <text:p>1563897</text:p>
          </table:table-cell>
          <table:table-cell office:value-type="float" office:value="582758" calcext:value-type="float">
            <text:p>582758</text:p>
          </table:table-cell>
          <table:table-cell office:value-type="float" office:value="10228182" calcext:value-type="float">
            <text:p>10228182</text:p>
          </table:table-cell>
          <table:table-cell office:value-type="float" office:value="3805457" calcext:value-type="float">
            <text:p>3805457</text:p>
          </table:table-cell>
          <table:table-cell office:value-type="float" office:value="1111298" calcext:value-type="float">
            <text:p>1111298</text:p>
          </table:table-cell>
          <table:table-cell office:value-type="float" office:value="413606" calcext:value-type="float">
            <text:p>413606</text:p>
          </table:table-cell>
          <table:table-cell office:value-type="float" office:value="454860" calcext:value-type="float">
            <text:p>454860</text:p>
          </table:table-cell>
          <table:table-cell office:value-type="float" office:value="169398" calcext:value-type="float">
            <text:p>169398</text:p>
          </table:table-cell>
          <table:table-cell office:value-type="float" office:value="549612" calcext:value-type="float">
            <text:p>549612</text:p>
          </table:table-cell>
          <table:table-cell office:value-type="float" office:value="204661" calcext:value-type="float">
            <text:p>204661</text:p>
          </table:table-cell>
          <table:table-cell table:number-columns-repeated="1637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56440" calcext:value-type="float">
            <text:p>556440</text:p>
          </table:table-cell>
          <table:table-cell office:value-type="float" office:value="207694" calcext:value-type="float">
            <text:p>207694</text:p>
          </table:table-cell>
          <table:table-cell office:value-type="float" office:value="1532112" calcext:value-type="float">
            <text:p>1532112</text:p>
          </table:table-cell>
          <table:table-cell office:value-type="float" office:value="570445" calcext:value-type="float">
            <text:p>570445</text:p>
          </table:table-cell>
          <table:table-cell office:value-type="float" office:value="2176586" calcext:value-type="float">
            <text:p>2176586</text:p>
          </table:table-cell>
          <table:table-cell office:value-type="float" office:value="810386" calcext:value-type="float">
            <text:p>810386</text:p>
          </table:table-cell>
          <table:table-cell office:value-type="float" office:value="1468002" calcext:value-type="float">
            <text:p>1468002</text:p>
          </table:table-cell>
          <table:table-cell office:value-type="float" office:value="546849" calcext:value-type="float">
            <text:p>546849</text:p>
          </table:table-cell>
          <table:table-cell office:value-type="float" office:value="624106" calcext:value-type="float">
            <text:p>624106</text:p>
          </table:table-cell>
          <table:table-cell office:value-type="float" office:value="232770" calcext:value-type="float">
            <text:p>232770</text:p>
          </table:table-cell>
          <table:table-cell office:value-type="float" office:value="588318" calcext:value-type="float">
            <text:p>588318</text:p>
          </table:table-cell>
          <table:table-cell office:value-type="float" office:value="219134" calcext:value-type="float">
            <text:p>219134</text:p>
          </table:table-cell>
          <table:table-cell table:number-columns-repeated="1637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39400" calcext:value-type="float">
            <text:p>539400</text:p>
          </table:table-cell>
          <table:table-cell office:value-type="float" office:value="201273" calcext:value-type="float">
            <text:p>201273</text:p>
          </table:table-cell>
          <table:table-cell office:value-type="float" office:value="1424680" calcext:value-type="float">
            <text:p>1424680</text:p>
          </table:table-cell>
          <table:table-cell office:value-type="float" office:value="530421" calcext:value-type="float">
            <text:p>530421</text:p>
          </table:table-cell>
          <table:table-cell office:value-type="float" office:value="4138866" calcext:value-type="float">
            <text:p>4138866</text:p>
          </table:table-cell>
          <table:table-cell office:value-type="float" office:value="1540344" calcext:value-type="float">
            <text:p>1540344</text:p>
          </table:table-cell>
          <table:table-cell office:value-type="float" office:value="1589417" calcext:value-type="float">
            <text:p>1589417</text:p>
          </table:table-cell>
          <table:table-cell office:value-type="float" office:value="592327" calcext:value-type="float">
            <text:p>592327</text:p>
          </table:table-cell>
          <table:table-cell office:value-type="float" office:value="467590" calcext:value-type="float">
            <text:p>467590</text:p>
          </table:table-cell>
          <table:table-cell office:value-type="float" office:value="174206" calcext:value-type="float">
            <text:p>174206</text:p>
          </table:table-cell>
          <table:table-cell office:value-type="float" office:value="558308" calcext:value-type="float">
            <text:p>558308</text:p>
          </table:table-cell>
          <table:table-cell office:value-type="float" office:value="207957" calcext:value-type="float">
            <text:p>207957</text:p>
          </table:table-cell>
          <table:table-cell table:number-columns-repeated="1637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61000" calcext:value-type="float">
            <text:p>461000</text:p>
          </table:table-cell>
          <table:table-cell office:value-type="float" office:value="171844" calcext:value-type="float">
            <text:p>171844</text:p>
          </table:table-cell>
          <table:table-cell office:value-type="float" office:value="1166098" calcext:value-type="float">
            <text:p>1166098</text:p>
          </table:table-cell>
          <table:table-cell office:value-type="float" office:value="434198" calcext:value-type="float">
            <text:p>434198</text:p>
          </table:table-cell>
          <table:table-cell office:value-type="float" office:value="1712054" calcext:value-type="float">
            <text:p>1712054</text:p>
          </table:table-cell>
          <table:table-cell office:value-type="float" office:value="637370" calcext:value-type="float">
            <text:p>637370</text:p>
          </table:table-cell>
          <table:table-cell office:value-type="float" office:value="1177962" calcext:value-type="float">
            <text:p>1177962</text:p>
          </table:table-cell>
          <table:table-cell office:value-type="float" office:value="438417" calcext:value-type="float">
            <text:p>438417</text:p>
          </table:table-cell>
          <table:table-cell office:value-type="float" office:value="463220" calcext:value-type="float">
            <text:p>463220</text:p>
          </table:table-cell>
          <table:table-cell office:value-type="float" office:value="172535" calcext:value-type="float">
            <text:p>172535</text:p>
          </table:table-cell>
          <table:table-cell office:value-type="float" office:value="617570" calcext:value-type="float">
            <text:p>617570</text:p>
          </table:table-cell>
          <table:table-cell office:value-type="float" office:value="230146" calcext:value-type="float">
            <text:p>230146</text:p>
          </table:table-cell>
          <table:table-cell table:number-columns-repeated="1637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62630" calcext:value-type="float">
            <text:p>462630</text:p>
          </table:table-cell>
          <table:table-cell office:value-type="float" office:value="172385" calcext:value-type="float">
            <text:p>172385</text:p>
          </table:table-cell>
          <table:table-cell office:value-type="float" office:value="1239294" calcext:value-type="float">
            <text:p>1239294</text:p>
          </table:table-cell>
          <table:table-cell office:value-type="float" office:value="461627" calcext:value-type="float">
            <text:p>461627</text:p>
          </table:table-cell>
          <table:table-cell office:value-type="float" office:value="3277510" calcext:value-type="float">
            <text:p>3277510</text:p>
          </table:table-cell>
          <table:table-cell office:value-type="float" office:value="1219541" calcext:value-type="float">
            <text:p>1219541</text:p>
          </table:table-cell>
          <table:table-cell office:value-type="float" office:value="1269780" calcext:value-type="float">
            <text:p>1269780</text:p>
          </table:table-cell>
          <table:table-cell office:value-type="float" office:value="472592" calcext:value-type="float">
            <text:p>472592</text:p>
          </table:table-cell>
          <table:table-cell office:value-type="float" office:value="580922" calcext:value-type="float">
            <text:p>580922</text:p>
          </table:table-cell>
          <table:table-cell office:value-type="float" office:value="216385" calcext:value-type="float">
            <text:p>216385</text:p>
          </table:table-cell>
          <table:table-cell office:value-type="float" office:value="632610" calcext:value-type="float">
            <text:p>632610</text:p>
          </table:table-cell>
          <table:table-cell office:value-type="float" office:value="235633" calcext:value-type="float">
            <text:p>235633</text:p>
          </table:table-cell>
          <table:table-cell table:number-columns-repeated="1637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53454" calcext:value-type="float">
            <text:p>553454</text:p>
          </table:table-cell>
          <table:table-cell office:value-type="float" office:value="206482" calcext:value-type="float">
            <text:p>206482</text:p>
          </table:table-cell>
          <table:table-cell office:value-type="float" office:value="1559480" calcext:value-type="float">
            <text:p>1559480</text:p>
          </table:table-cell>
          <table:table-cell office:value-type="float" office:value="580629" calcext:value-type="float">
            <text:p>580629</text:p>
          </table:table-cell>
          <table:table-cell office:value-type="float" office:value="5745014" calcext:value-type="float">
            <text:p>5745014</text:p>
          </table:table-cell>
          <table:table-cell office:value-type="float" office:value="2137837" calcext:value-type="float">
            <text:p>2137837</text:p>
          </table:table-cell>
          <table:table-cell office:value-type="float" office:value="2134382" calcext:value-type="float">
            <text:p>2134382</text:p>
          </table:table-cell>
          <table:table-cell office:value-type="float" office:value="794632" calcext:value-type="float">
            <text:p>794632</text:p>
          </table:table-cell>
          <table:table-cell office:value-type="float" office:value="579188" calcext:value-type="float">
            <text:p>579188</text:p>
          </table:table-cell>
          <table:table-cell office:value-type="float" office:value="215961" calcext:value-type="float">
            <text:p>215961</text:p>
          </table:table-cell>
          <table:table-cell office:value-type="float" office:value="758596" calcext:value-type="float">
            <text:p>758596</text:p>
          </table:table-cell>
          <table:table-cell office:value-type="float" office:value="282982" calcext:value-type="float">
            <text:p>282982</text:p>
          </table:table-cell>
          <table:table-cell table:number-columns-repeated="1637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78424" calcext:value-type="float">
            <text:p>578424</text:p>
          </table:table-cell>
          <table:table-cell office:value-type="float" office:value="215817" calcext:value-type="float">
            <text:p>215817</text:p>
          </table:table-cell>
          <table:table-cell office:value-type="float" office:value="1703836" calcext:value-type="float">
            <text:p>1703836</text:p>
          </table:table-cell>
          <table:table-cell office:value-type="float" office:value="634399" calcext:value-type="float">
            <text:p>634399</text:p>
          </table:table-cell>
          <table:table-cell office:value-type="float" office:value="2473024" calcext:value-type="float">
            <text:p>2473024</text:p>
          </table:table-cell>
          <table:table-cell office:value-type="float" office:value="920624" calcext:value-type="float">
            <text:p>920624</text:p>
          </table:table-cell>
          <table:table-cell office:value-type="float" office:value="1764318" calcext:value-type="float">
            <text:p>1764318</text:p>
          </table:table-cell>
          <table:table-cell office:value-type="float" office:value="656905" calcext:value-type="float">
            <text:p>656905</text:p>
          </table:table-cell>
          <table:table-cell office:value-type="float" office:value="724376" calcext:value-type="float">
            <text:p>724376</text:p>
          </table:table-cell>
          <table:table-cell office:value-type="float" office:value="270019" calcext:value-type="float">
            <text:p>270019</text:p>
          </table:table-cell>
          <table:table-cell office:value-type="float" office:value="647036" calcext:value-type="float">
            <text:p>647036</text:p>
          </table:table-cell>
          <table:table-cell office:value-type="float" office:value="241044" calcext:value-type="float">
            <text:p>241044</text:p>
          </table:table-cell>
          <table:table-cell table:number-columns-repeated="1637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03734" calcext:value-type="float">
            <text:p>603734</text:p>
          </table:table-cell>
          <table:table-cell office:value-type="float" office:value="225226" calcext:value-type="float">
            <text:p>225226</text:p>
          </table:table-cell>
          <table:table-cell office:value-type="float" office:value="1612810" calcext:value-type="float">
            <text:p>1612810</text:p>
          </table:table-cell>
          <table:table-cell office:value-type="float" office:value="600547" calcext:value-type="float">
            <text:p>600547</text:p>
          </table:table-cell>
          <table:table-cell office:value-type="float" office:value="2317280" calcext:value-type="float">
            <text:p>2317280</text:p>
          </table:table-cell>
          <table:table-cell office:value-type="float" office:value="862792" calcext:value-type="float">
            <text:p>862792</text:p>
          </table:table-cell>
          <table:table-cell office:value-type="float" office:value="1549918" calcext:value-type="float">
            <text:p>1549918</text:p>
          </table:table-cell>
          <table:table-cell office:value-type="float" office:value="577062" calcext:value-type="float">
            <text:p>577062</text:p>
          </table:table-cell>
          <table:table-cell office:value-type="float" office:value="627060" calcext:value-type="float">
            <text:p>627060</text:p>
          </table:table-cell>
          <table:table-cell office:value-type="float" office:value="234568" calcext:value-type="float">
            <text:p>234568</text:p>
          </table:table-cell>
          <table:table-cell office:value-type="float" office:value="591786" calcext:value-type="float">
            <text:p>591786</text:p>
          </table:table-cell>
          <table:table-cell office:value-type="float" office:value="220380" calcext:value-type="float">
            <text:p>220380</text:p>
          </table:table-cell>
          <table:table-cell table:number-columns-repeated="1637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67330" calcext:value-type="float">
            <text:p>467330</text:p>
          </table:table-cell>
          <table:table-cell office:value-type="float" office:value="174186" calcext:value-type="float">
            <text:p>174186</text:p>
          </table:table-cell>
          <table:table-cell office:value-type="float" office:value="1323646" calcext:value-type="float">
            <text:p>1323646</text:p>
          </table:table-cell>
          <table:table-cell office:value-type="float" office:value="492879" calcext:value-type="float">
            <text:p>492879</text:p>
          </table:table-cell>
          <table:table-cell office:value-type="float" office:value="3791704" calcext:value-type="float">
            <text:p>3791704</text:p>
          </table:table-cell>
          <table:table-cell office:value-type="float" office:value="1411048" calcext:value-type="float">
            <text:p>1411048</text:p>
          </table:table-cell>
          <table:table-cell office:value-type="float" office:value="1385164" calcext:value-type="float">
            <text:p>1385164</text:p>
          </table:table-cell>
          <table:table-cell office:value-type="float" office:value="515537" calcext:value-type="float">
            <text:p>515537</text:p>
          </table:table-cell>
          <table:table-cell office:value-type="float" office:value="552000" calcext:value-type="float">
            <text:p>552000</text:p>
          </table:table-cell>
          <table:table-cell office:value-type="float" office:value="205585" calcext:value-type="float">
            <text:p>205585</text:p>
          </table:table-cell>
          <table:table-cell office:value-type="float" office:value="609940" calcext:value-type="float">
            <text:p>609940</text:p>
          </table:table-cell>
          <table:table-cell office:value-type="float" office:value="227195" calcext:value-type="float">
            <text:p>227195</text:p>
          </table:table-cell>
          <table:table-cell table:number-columns-repeated="1637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54722" calcext:value-type="float">
            <text:p>554722</text:p>
          </table:table-cell>
          <table:table-cell office:value-type="float" office:value="207005" calcext:value-type="float">
            <text:p>207005</text:p>
          </table:table-cell>
          <table:table-cell office:value-type="float" office:value="1635465" calcext:value-type="float">
            <text:p>1635465</text:p>
          </table:table-cell>
          <table:table-cell office:value-type="float" office:value="609438" calcext:value-type="float">
            <text:p>609438</text:p>
          </table:table-cell>
          <table:table-cell office:value-type="float" office:value="5288600" calcext:value-type="float">
            <text:p>5288600</text:p>
          </table:table-cell>
          <table:table-cell office:value-type="float" office:value="1967944" calcext:value-type="float">
            <text:p>1967944</text:p>
          </table:table-cell>
          <table:table-cell office:value-type="float" office:value="1167944" calcext:value-type="float">
            <text:p>1167944</text:p>
          </table:table-cell>
          <table:table-cell office:value-type="float" office:value="434694" calcext:value-type="float">
            <text:p>434694</text:p>
          </table:table-cell>
          <table:table-cell office:value-type="float" office:value="498774" calcext:value-type="float">
            <text:p>498774</text:p>
          </table:table-cell>
          <table:table-cell office:value-type="float" office:value="185774" calcext:value-type="float">
            <text:p>185774</text:p>
          </table:table-cell>
          <table:table-cell office:value-type="float" office:value="592646" calcext:value-type="float">
            <text:p>592646</text:p>
          </table:table-cell>
          <table:table-cell office:value-type="float" office:value="220894" calcext:value-type="float">
            <text:p>220894</text:p>
          </table:table-cell>
          <table:table-cell table:number-columns-repeated="1637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83018" calcext:value-type="float">
            <text:p>583018</text:p>
          </table:table-cell>
          <table:table-cell office:value-type="float" office:value="217558" calcext:value-type="float">
            <text:p>217558</text:p>
          </table:table-cell>
          <table:table-cell office:value-type="float" office:value="1714514" calcext:value-type="float">
            <text:p>1714514</text:p>
          </table:table-cell>
          <table:table-cell office:value-type="float" office:value="638451" calcext:value-type="float">
            <text:p>638451</text:p>
          </table:table-cell>
          <table:table-cell office:value-type="float" office:value="3006702" calcext:value-type="float">
            <text:p>3006702</text:p>
          </table:table-cell>
          <table:table-cell office:value-type="float" office:value="1119211" calcext:value-type="float">
            <text:p>1119211</text:p>
          </table:table-cell>
          <table:table-cell office:value-type="float" office:value="1560244" calcext:value-type="float">
            <text:p>1560244</text:p>
          </table:table-cell>
          <table:table-cell office:value-type="float" office:value="580896" calcext:value-type="float">
            <text:p>580896</text:p>
          </table:table-cell>
          <table:table-cell office:value-type="float" office:value="832599" calcext:value-type="float">
            <text:p>832599</text:p>
          </table:table-cell>
          <table:table-cell office:value-type="float" office:value="311072" calcext:value-type="float">
            <text:p>311072</text:p>
          </table:table-cell>
          <table:table-cell office:value-type="float" office:value="617406" calcext:value-type="float">
            <text:p>617406</text:p>
          </table:table-cell>
          <table:table-cell office:value-type="float" office:value="230084" calcext:value-type="float">
            <text:p>230084</text:p>
          </table:table-cell>
          <table:table-cell table:number-columns-repeated="1637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52062" calcext:value-type="float">
            <text:p>552062</text:p>
          </table:table-cell>
          <table:table-cell office:value-type="float" office:value="206003" calcext:value-type="float">
            <text:p>206003</text:p>
          </table:table-cell>
          <table:table-cell office:value-type="float" office:value="1531088" calcext:value-type="float">
            <text:p>1531088</text:p>
          </table:table-cell>
          <table:table-cell office:value-type="float" office:value="570167" calcext:value-type="float">
            <text:p>570167</text:p>
          </table:table-cell>
          <table:table-cell office:value-type="float" office:value="2173094" calcext:value-type="float">
            <text:p>2173094</text:p>
          </table:table-cell>
          <table:table-cell office:value-type="float" office:value="809099" calcext:value-type="float">
            <text:p>809099</text:p>
          </table:table-cell>
          <table:table-cell office:value-type="float" office:value="1466942" calcext:value-type="float">
            <text:p>1466942</text:p>
          </table:table-cell>
          <table:table-cell office:value-type="float" office:value="546189" calcext:value-type="float">
            <text:p>546189</text:p>
          </table:table-cell>
          <table:table-cell office:value-type="float" office:value="605486" calcext:value-type="float">
            <text:p>605486</text:p>
          </table:table-cell>
          <table:table-cell office:value-type="float" office:value="225736" calcext:value-type="float">
            <text:p>225736</text:p>
          </table:table-cell>
          <table:table-cell office:value-type="float" office:value="734228" calcext:value-type="float">
            <text:p>734228</text:p>
          </table:table-cell>
          <table:table-cell office:value-type="float" office:value="273708" calcext:value-type="float">
            <text:p>273708</text:p>
          </table:table-cell>
          <table:table-cell table:number-columns-repeated="1637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3644" calcext:value-type="float">
            <text:p>523644</text:p>
          </table:table-cell>
          <table:table-cell office:value-type="float" office:value="195226" calcext:value-type="float">
            <text:p>195226</text:p>
          </table:table-cell>
          <table:table-cell office:value-type="float" office:value="1289890" calcext:value-type="float">
            <text:p>1289890</text:p>
          </table:table-cell>
          <table:table-cell office:value-type="float" office:value="480407" calcext:value-type="float">
            <text:p>480407</text:p>
          </table:table-cell>
          <table:table-cell office:value-type="float" office:value="4077018" calcext:value-type="float">
            <text:p>4077018</text:p>
          </table:table-cell>
          <table:table-cell office:value-type="float" office:value="1517064" calcext:value-type="float">
            <text:p>1517064</text:p>
          </table:table-cell>
          <table:table-cell office:value-type="float" office:value="1232928" calcext:value-type="float">
            <text:p>1232928</text:p>
          </table:table-cell>
          <table:table-cell office:value-type="float" office:value="458867" calcext:value-type="float">
            <text:p>458867</text:p>
          </table:table-cell>
          <table:table-cell office:value-type="float" office:value="488396" calcext:value-type="float">
            <text:p>488396</text:p>
          </table:table-cell>
          <table:table-cell office:value-type="float" office:value="181921" calcext:value-type="float">
            <text:p>181921</text:p>
          </table:table-cell>
          <table:table-cell office:value-type="float" office:value="596482" calcext:value-type="float">
            <text:p>596482</text:p>
          </table:table-cell>
          <table:table-cell office:value-type="float" office:value="222169" calcext:value-type="float">
            <text:p>222169</text:p>
          </table:table-cell>
          <table:table-cell table:number-columns-repeated="1637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48120" calcext:value-type="float">
            <text:p>548120</text:p>
          </table:table-cell>
          <table:table-cell office:value-type="float" office:value="204480" calcext:value-type="float">
            <text:p>204480</text:p>
          </table:table-cell>
          <table:table-cell office:value-type="float" office:value="1536204" calcext:value-type="float">
            <text:p>1536204</text:p>
          </table:table-cell>
          <table:table-cell office:value-type="float" office:value="572078" calcext:value-type="float">
            <text:p>572078</text:p>
          </table:table-cell>
          <table:table-cell office:value-type="float" office:value="2929668" calcext:value-type="float">
            <text:p>2929668</text:p>
          </table:table-cell>
          <table:table-cell office:value-type="float" office:value="1091039" calcext:value-type="float">
            <text:p>1091039</text:p>
          </table:table-cell>
          <table:table-cell office:value-type="float" office:value="1480920" calcext:value-type="float">
            <text:p>1480920</text:p>
          </table:table-cell>
          <table:table-cell office:value-type="float" office:value="551390" calcext:value-type="float">
            <text:p>551390</text:p>
          </table:table-cell>
          <table:table-cell office:value-type="float" office:value="578130" calcext:value-type="float">
            <text:p>578130</text:p>
          </table:table-cell>
          <table:table-cell office:value-type="float" office:value="215518" calcext:value-type="float">
            <text:p>215518</text:p>
          </table:table-cell>
          <table:table-cell office:value-type="float" office:value="618968" calcext:value-type="float">
            <text:p>618968</text:p>
          </table:table-cell>
          <table:table-cell office:value-type="float" office:value="230538" calcext:value-type="float">
            <text:p>230538</text:p>
          </table:table-cell>
          <table:table-cell table:number-columns-repeated="1637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80090" calcext:value-type="float">
            <text:p>580090</text:p>
          </table:table-cell>
          <table:table-cell office:value-type="float" office:value="216558" calcext:value-type="float">
            <text:p>216558</text:p>
          </table:table-cell>
          <table:table-cell office:value-type="float" office:value="1542920" calcext:value-type="float">
            <text:p>1542920</text:p>
          </table:table-cell>
          <table:table-cell office:value-type="float" office:value="574465" calcext:value-type="float">
            <text:p>574465</text:p>
          </table:table-cell>
          <table:table-cell office:value-type="float" office:value="2284928" calcext:value-type="float">
            <text:p>2284928</text:p>
          </table:table-cell>
          <table:table-cell office:value-type="float" office:value="850528" calcext:value-type="float">
            <text:p>850528</text:p>
          </table:table-cell>
          <table:table-cell office:value-type="float" office:value="1558582" calcext:value-type="float">
            <text:p>1558582</text:p>
          </table:table-cell>
          <table:table-cell office:value-type="float" office:value="580295" calcext:value-type="float">
            <text:p>580295</text:p>
          </table:table-cell>
          <table:table-cell office:value-type="float" office:value="610120" calcext:value-type="float">
            <text:p>610120</text:p>
          </table:table-cell>
          <table:table-cell office:value-type="float" office:value="227450" calcext:value-type="float">
            <text:p>227450</text:p>
          </table:table-cell>
          <table:table-cell office:value-type="float" office:value="693274" calcext:value-type="float">
            <text:p>693274</text:p>
          </table:table-cell>
          <table:table-cell office:value-type="float" office:value="258420" calcext:value-type="float">
            <text:p>258420</text:p>
          </table:table-cell>
          <table:table-cell table:number-columns-repeated="1637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22922" calcext:value-type="float">
            <text:p>522922</text:p>
          </table:table-cell>
          <table:table-cell office:value-type="float" office:value="194974" calcext:value-type="float">
            <text:p>194974</text:p>
          </table:table-cell>
          <table:table-cell office:value-type="float" office:value="1407030" calcext:value-type="float">
            <text:p>1407030</text:p>
          </table:table-cell>
          <table:table-cell office:value-type="float" office:value="524074" calcext:value-type="float">
            <text:p>524074</text:p>
          </table:table-cell>
          <table:table-cell office:value-type="float" office:value="1889434" calcext:value-type="float">
            <text:p>1889434</text:p>
          </table:table-cell>
          <table:table-cell office:value-type="float" office:value="703292" calcext:value-type="float">
            <text:p>703292</text:p>
          </table:table-cell>
          <table:table-cell office:value-type="float" office:value="1452472" calcext:value-type="float">
            <text:p>1452472</text:p>
          </table:table-cell>
          <table:table-cell office:value-type="float" office:value="540614" calcext:value-type="float">
            <text:p>540614</text:p>
          </table:table-cell>
          <table:table-cell office:value-type="float" office:value="494436" calcext:value-type="float">
            <text:p>494436</text:p>
          </table:table-cell>
          <table:table-cell office:value-type="float" office:value="184151" calcext:value-type="float">
            <text:p>184151</text:p>
          </table:table-cell>
          <table:table-cell office:value-type="float" office:value="607906" calcext:value-type="float">
            <text:p>607906</text:p>
          </table:table-cell>
          <table:table-cell office:value-type="float" office:value="226351" calcext:value-type="float">
            <text:p>226351</text:p>
          </table:table-cell>
          <table:table-cell table:number-columns-repeated="1637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59142" calcext:value-type="float">
            <text:p>559142</text:p>
          </table:table-cell>
          <table:table-cell office:value-type="float" office:value="208602" calcext:value-type="float">
            <text:p>208602</text:p>
          </table:table-cell>
          <table:table-cell office:value-type="float" office:value="1570106" calcext:value-type="float">
            <text:p>1570106</text:p>
          </table:table-cell>
          <table:table-cell office:value-type="float" office:value="584566" calcext:value-type="float">
            <text:p>584566</text:p>
          </table:table-cell>
          <table:table-cell office:value-type="float" office:value="2317024" calcext:value-type="float">
            <text:p>2317024</text:p>
          </table:table-cell>
          <table:table-cell office:value-type="float" office:value="862694" calcext:value-type="float">
            <text:p>862694</text:p>
          </table:table-cell>
          <table:table-cell office:value-type="float" office:value="1662796" calcext:value-type="float">
            <text:p>1662796</text:p>
          </table:table-cell>
          <table:table-cell office:value-type="float" office:value="619153" calcext:value-type="float">
            <text:p>619153</text:p>
          </table:table-cell>
          <table:table-cell office:value-type="float" office:value="653542" calcext:value-type="float">
            <text:p>653542</text:p>
          </table:table-cell>
          <table:table-cell office:value-type="float" office:value="243644" calcext:value-type="float">
            <text:p>243644</text:p>
          </table:table-cell>
          <table:table-cell office:value-type="float" office:value="624046" calcext:value-type="float">
            <text:p>624046</text:p>
          </table:table-cell>
          <table:table-cell office:value-type="float" office:value="232426" calcext:value-type="float">
            <text:p>232426</text:p>
          </table:table-cell>
          <table:table-cell table:number-columns-repeated="1637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90282" calcext:value-type="float">
            <text:p>590282</text:p>
          </table:table-cell>
          <table:table-cell office:value-type="float" office:value="220202" calcext:value-type="float">
            <text:p>220202</text:p>
          </table:table-cell>
          <table:table-cell office:value-type="float" office:value="1639892" calcext:value-type="float">
            <text:p>1639892</text:p>
          </table:table-cell>
          <table:table-cell office:value-type="float" office:value="610580" calcext:value-type="float">
            <text:p>610580</text:p>
          </table:table-cell>
          <table:table-cell office:value-type="float" office:value="5653222" calcext:value-type="float">
            <text:p>5653222</text:p>
          </table:table-cell>
          <table:table-cell office:value-type="float" office:value="2103974" calcext:value-type="float">
            <text:p>2103974</text:p>
          </table:table-cell>
          <table:table-cell office:value-type="float" office:value="1475178" calcext:value-type="float">
            <text:p>1475178</text:p>
          </table:table-cell>
          <table:table-cell office:value-type="float" office:value="549252" calcext:value-type="float">
            <text:p>549252</text:p>
          </table:table-cell>
          <table:table-cell office:value-type="float" office:value="605198" calcext:value-type="float">
            <text:p>605198</text:p>
          </table:table-cell>
          <table:table-cell office:value-type="float" office:value="225960" calcext:value-type="float">
            <text:p>225960</text:p>
          </table:table-cell>
          <table:table-cell office:value-type="float" office:value="737598" calcext:value-type="float">
            <text:p>737598</text:p>
          </table:table-cell>
          <table:table-cell office:value-type="float" office:value="274945" calcext:value-type="float">
            <text:p>274945</text:p>
          </table:table-cell>
          <table:table-cell table:number-columns-repeated="1637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26758" calcext:value-type="float">
            <text:p>626758</text:p>
          </table:table-cell>
          <table:table-cell office:value-type="float" office:value="233979" calcext:value-type="float">
            <text:p>233979</text:p>
          </table:table-cell>
          <table:table-cell office:value-type="float" office:value="1718168" calcext:value-type="float">
            <text:p>1718168</text:p>
          </table:table-cell>
          <table:table-cell office:value-type="float" office:value="639905" calcext:value-type="float">
            <text:p>639905</text:p>
          </table:table-cell>
          <table:table-cell office:value-type="float" office:value="3284814" calcext:value-type="float">
            <text:p>3284814</text:p>
          </table:table-cell>
          <table:table-cell office:value-type="float" office:value="1223520" calcext:value-type="float">
            <text:p>1223520</text:p>
          </table:table-cell>
          <table:table-cell office:value-type="float" office:value="1567430" calcext:value-type="float">
            <text:p>1567430</text:p>
          </table:table-cell>
          <table:table-cell office:value-type="float" office:value="583770" calcext:value-type="float">
            <text:p>583770</text:p>
          </table:table-cell>
          <table:table-cell office:value-type="float" office:value="611246" calcext:value-type="float">
            <text:p>611246</text:p>
          </table:table-cell>
          <table:table-cell office:value-type="float" office:value="227867" calcext:value-type="float">
            <text:p>227867</text:p>
          </table:table-cell>
          <table:table-cell office:value-type="float" office:value="756766" calcext:value-type="float">
            <text:p>756766</text:p>
          </table:table-cell>
          <table:table-cell office:value-type="float" office:value="282242" calcext:value-type="float">
            <text:p>282242</text:p>
          </table:table-cell>
          <table:table-cell table:number-columns-repeated="1637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07650" calcext:value-type="float">
            <text:p>507650</text:p>
          </table:table-cell>
          <table:table-cell office:value-type="float" office:value="189155" calcext:value-type="float">
            <text:p>189155</text:p>
          </table:table-cell>
          <table:table-cell office:value-type="float" office:value="1327538" calcext:value-type="float">
            <text:p>1327538</text:p>
          </table:table-cell>
          <table:table-cell office:value-type="float" office:value="494407" calcext:value-type="float">
            <text:p>494407</text:p>
          </table:table-cell>
          <table:table-cell office:value-type="float" office:value="4581418" calcext:value-type="float">
            <text:p>4581418</text:p>
          </table:table-cell>
          <table:table-cell office:value-type="float" office:value="1704595" calcext:value-type="float">
            <text:p>1704595</text:p>
          </table:table-cell>
          <table:table-cell office:value-type="float" office:value="1202934" calcext:value-type="float">
            <text:p>1202934</text:p>
          </table:table-cell>
          <table:table-cell office:value-type="float" office:value="447751" calcext:value-type="float">
            <text:p>447751</text:p>
          </table:table-cell>
          <table:table-cell office:value-type="float" office:value="465876" calcext:value-type="float">
            <text:p>465876</text:p>
          </table:table-cell>
          <table:table-cell office:value-type="float" office:value="173503" calcext:value-type="float">
            <text:p>173503</text:p>
          </table:table-cell>
          <table:table-cell office:value-type="float" office:value="624952" calcext:value-type="float">
            <text:p>624952</text:p>
          </table:table-cell>
          <table:table-cell office:value-type="float" office:value="232722" calcext:value-type="float">
            <text:p>232722</text:p>
          </table:table-cell>
          <table:table-cell table:number-columns-repeated="1637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51080" calcext:value-type="float">
            <text:p>651080</text:p>
          </table:table-cell>
          <table:table-cell office:value-type="float" office:value="242965" calcext:value-type="float">
            <text:p>242965</text:p>
          </table:table-cell>
          <table:table-cell office:value-type="float" office:value="1686162" calcext:value-type="float">
            <text:p>1686162</text:p>
          </table:table-cell>
          <table:table-cell office:value-type="float" office:value="627761" calcext:value-type="float">
            <text:p>627761</text:p>
          </table:table-cell>
          <table:table-cell office:value-type="float" office:value="2944772" calcext:value-type="float">
            <text:p>2944772</text:p>
          </table:table-cell>
          <table:table-cell office:value-type="float" office:value="1096218" calcext:value-type="float">
            <text:p>1096218</text:p>
          </table:table-cell>
          <table:table-cell office:value-type="float" office:value="1565300" calcext:value-type="float">
            <text:p>1565300</text:p>
          </table:table-cell>
          <table:table-cell office:value-type="float" office:value="582824" calcext:value-type="float">
            <text:p>582824</text:p>
          </table:table-cell>
          <table:table-cell office:value-type="float" office:value="612834" calcext:value-type="float">
            <text:p>612834</text:p>
          </table:table-cell>
          <table:table-cell office:value-type="float" office:value="228473" calcext:value-type="float">
            <text:p>228473</text:p>
          </table:table-cell>
          <table:table-cell office:value-type="float" office:value="601314" calcext:value-type="float">
            <text:p>601314</text:p>
          </table:table-cell>
          <table:table-cell office:value-type="float" office:value="223966" calcext:value-type="float">
            <text:p>223966</text:p>
          </table:table-cell>
          <table:table-cell table:number-columns-repeated="1637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56990" calcext:value-type="float">
            <text:p>556990</text:p>
          </table:table-cell>
          <table:table-cell office:value-type="float" office:value="207838" calcext:value-type="float">
            <text:p>207838</text:p>
          </table:table-cell>
          <table:table-cell office:value-type="float" office:value="1504446" calcext:value-type="float">
            <text:p>1504446</text:p>
          </table:table-cell>
          <table:table-cell office:value-type="float" office:value="560177" calcext:value-type="float">
            <text:p>560177</text:p>
          </table:table-cell>
          <table:table-cell office:value-type="float" office:value="3614318" calcext:value-type="float">
            <text:p>3614318</text:p>
          </table:table-cell>
          <table:table-cell office:value-type="float" office:value="1345198" calcext:value-type="float">
            <text:p>1345198</text:p>
          </table:table-cell>
          <table:table-cell office:value-type="float" office:value="1481956" calcext:value-type="float">
            <text:p>1481956</text:p>
          </table:table-cell>
          <table:table-cell office:value-type="float" office:value="551760" calcext:value-type="float">
            <text:p>551760</text:p>
          </table:table-cell>
          <table:table-cell office:value-type="float" office:value="668030" calcext:value-type="float">
            <text:p>668030</text:p>
          </table:table-cell>
          <table:table-cell office:value-type="float" office:value="249067" calcext:value-type="float">
            <text:p>249067</text:p>
          </table:table-cell>
          <table:table-cell office:value-type="float" office:value="699410" calcext:value-type="float">
            <text:p>699410</text:p>
          </table:table-cell>
          <table:table-cell office:value-type="float" office:value="260705" calcext:value-type="float">
            <text:p>260705</text:p>
          </table:table-cell>
          <table:table-cell table:number-columns-repeated="1637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5654" calcext:value-type="float">
            <text:p>505654</text:p>
          </table:table-cell>
          <table:table-cell office:value-type="float" office:value="188414" calcext:value-type="float">
            <text:p>188414</text:p>
          </table:table-cell>
          <table:table-cell office:value-type="float" office:value="1363756" calcext:value-type="float">
            <text:p>1363756</text:p>
          </table:table-cell>
          <table:table-cell office:value-type="float" office:value="507803" calcext:value-type="float">
            <text:p>507803</text:p>
          </table:table-cell>
          <table:table-cell office:value-type="float" office:value="2508958" calcext:value-type="float">
            <text:p>2508958</text:p>
          </table:table-cell>
          <table:table-cell office:value-type="float" office:value="933807" calcext:value-type="float">
            <text:p>933807</text:p>
          </table:table-cell>
          <table:table-cell office:value-type="float" office:value="1236164" calcext:value-type="float">
            <text:p>1236164</text:p>
          </table:table-cell>
          <table:table-cell office:value-type="float" office:value="460087" calcext:value-type="float">
            <text:p>460087</text:p>
          </table:table-cell>
          <table:table-cell office:value-type="float" office:value="498350" calcext:value-type="float">
            <text:p>498350</text:p>
          </table:table-cell>
          <table:table-cell office:value-type="float" office:value="185604" calcext:value-type="float">
            <text:p>185604</text:p>
          </table:table-cell>
          <table:table-cell office:value-type="float" office:value="596920" calcext:value-type="float">
            <text:p>596920</text:p>
          </table:table-cell>
          <table:table-cell office:value-type="float" office:value="222431" calcext:value-type="float">
            <text:p>222431</text:p>
          </table:table-cell>
          <table:table-cell table:number-columns-repeated="1637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81716" calcext:value-type="float">
            <text:p>581716</text:p>
          </table:table-cell>
          <table:table-cell office:value-type="float" office:value="217133" calcext:value-type="float">
            <text:p>217133</text:p>
          </table:table-cell>
          <table:table-cell office:value-type="float" office:value="1519672" calcext:value-type="float">
            <text:p>1519672</text:p>
          </table:table-cell>
          <table:table-cell office:value-type="float" office:value="565803" calcext:value-type="float">
            <text:p>565803</text:p>
          </table:table-cell>
          <table:table-cell office:value-type="float" office:value="5153780" calcext:value-type="float">
            <text:p>5153780</text:p>
          </table:table-cell>
          <table:table-cell office:value-type="float" office:value="1917941" calcext:value-type="float">
            <text:p>1917941</text:p>
          </table:table-cell>
          <table:table-cell office:value-type="float" office:value="1696323" calcext:value-type="float">
            <text:p>1696323</text:p>
          </table:table-cell>
          <table:table-cell office:value-type="float" office:value="632622" calcext:value-type="float">
            <text:p>632622</text:p>
          </table:table-cell>
          <table:table-cell office:value-type="float" office:value="487696" calcext:value-type="float">
            <text:p>487696</text:p>
          </table:table-cell>
          <table:table-cell office:value-type="float" office:value="181683" calcext:value-type="float">
            <text:p>181683</text:p>
          </table:table-cell>
          <table:table-cell office:value-type="float" office:value="576690" calcext:value-type="float">
            <text:p>576690</text:p>
          </table:table-cell>
          <table:table-cell office:value-type="float" office:value="214762" calcext:value-type="float">
            <text:p>214762</text:p>
          </table:table-cell>
          <table:table-cell table:number-columns-repeated="1637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11738" calcext:value-type="float">
            <text:p>611738</text:p>
          </table:table-cell>
          <table:table-cell office:value-type="float" office:value="228231" calcext:value-type="float">
            <text:p>228231</text:p>
          </table:table-cell>
          <table:table-cell office:value-type="float" office:value="1744708" calcext:value-type="float">
            <text:p>1744708</text:p>
          </table:table-cell>
          <table:table-cell office:value-type="float" office:value="649719" calcext:value-type="float">
            <text:p>649719</text:p>
          </table:table-cell>
          <table:table-cell office:value-type="float" office:value="2957342" calcext:value-type="float">
            <text:p>2957342</text:p>
          </table:table-cell>
          <table:table-cell office:value-type="float" office:value="1100832" calcext:value-type="float">
            <text:p>1100832</text:p>
          </table:table-cell>
          <table:table-cell office:value-type="float" office:value="1574264" calcext:value-type="float">
            <text:p>1574264</text:p>
          </table:table-cell>
          <table:table-cell office:value-type="float" office:value="586222" calcext:value-type="float">
            <text:p>586222</text:p>
          </table:table-cell>
          <table:table-cell office:value-type="float" office:value="612110" calcext:value-type="float">
            <text:p>612110</text:p>
          </table:table-cell>
          <table:table-cell office:value-type="float" office:value="228214" calcext:value-type="float">
            <text:p>228214</text:p>
          </table:table-cell>
          <table:table-cell office:value-type="float" office:value="696956" calcext:value-type="float">
            <text:p>696956</text:p>
          </table:table-cell>
          <table:table-cell office:value-type="float" office:value="259812" calcext:value-type="float">
            <text:p>259812</text:p>
          </table:table-cell>
          <table:table-cell table:number-columns-repeated="1637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56990" calcext:value-type="float">
            <text:p>456990</text:p>
          </table:table-cell>
          <table:table-cell office:value-type="float" office:value="170519" calcext:value-type="float">
            <text:p>170519</text:p>
          </table:table-cell>
          <table:table-cell office:value-type="float" office:value="1264598" calcext:value-type="float">
            <text:p>1264598</text:p>
          </table:table-cell>
          <table:table-cell office:value-type="float" office:value="470839" calcext:value-type="float">
            <text:p>470839</text:p>
          </table:table-cell>
          <table:table-cell office:value-type="float" office:value="2398706" calcext:value-type="float">
            <text:p>2398706</text:p>
          </table:table-cell>
          <table:table-cell office:value-type="float" office:value="892688" calcext:value-type="float">
            <text:p>892688</text:p>
          </table:table-cell>
          <table:table-cell office:value-type="float" office:value="1168556" calcext:value-type="float">
            <text:p>1168556</text:p>
          </table:table-cell>
          <table:table-cell office:value-type="float" office:value="434908" calcext:value-type="float">
            <text:p>434908</text:p>
          </table:table-cell>
          <table:table-cell office:value-type="float" office:value="489416" calcext:value-type="float">
            <text:p>489416</text:p>
          </table:table-cell>
          <table:table-cell office:value-type="float" office:value="182275" calcext:value-type="float">
            <text:p>182275</text:p>
          </table:table-cell>
          <table:table-cell office:value-type="float" office:value="573054" calcext:value-type="float">
            <text:p>573054</text:p>
          </table:table-cell>
          <table:table-cell office:value-type="float" office:value="213458" calcext:value-type="float">
            <text:p>213458</text:p>
          </table:table-cell>
          <table:table-cell table:number-columns-repeated="1637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91548" calcext:value-type="float">
            <text:p>591548</text:p>
          </table:table-cell>
          <table:table-cell office:value-type="float" office:value="220809" calcext:value-type="float">
            <text:p>220809</text:p>
          </table:table-cell>
          <table:table-cell office:value-type="float" office:value="1540948" calcext:value-type="float">
            <text:p>1540948</text:p>
          </table:table-cell>
          <table:table-cell office:value-type="float" office:value="573725" calcext:value-type="float">
            <text:p>573725</text:p>
          </table:table-cell>
          <table:table-cell office:value-type="float" office:value="2287280" calcext:value-type="float">
            <text:p>2287280</text:p>
          </table:table-cell>
          <table:table-cell office:value-type="float" office:value="851575" calcext:value-type="float">
            <text:p>851575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609786" calcext:value-type="float">
            <text:p>609786</text:p>
          </table:table-cell>
          <table:table-cell office:value-type="float" office:value="647692" calcext:value-type="float">
            <text:p>647692</text:p>
          </table:table-cell>
          <table:table-cell office:value-type="float" office:value="241453" calcext:value-type="float">
            <text:p>241453</text:p>
          </table:table-cell>
          <table:table-cell office:value-type="float" office:value="633146" calcext:value-type="float">
            <text:p>633146</text:p>
          </table:table-cell>
          <table:table-cell office:value-type="float" office:value="235789" calcext:value-type="float">
            <text:p>235789</text:p>
          </table:table-cell>
          <table:table-cell table:number-columns-repeated="1637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70308" calcext:value-type="float">
            <text:p>570308</text:p>
          </table:table-cell>
          <table:table-cell office:value-type="float" office:value="212780" calcext:value-type="float">
            <text:p>212780</text:p>
          </table:table-cell>
          <table:table-cell office:value-type="float" office:value="1508444" calcext:value-type="float">
            <text:p>1508444</text:p>
          </table:table-cell>
          <table:table-cell office:value-type="float" office:value="561645" calcext:value-type="float">
            <text:p>561645</text:p>
          </table:table-cell>
          <table:table-cell office:value-type="float" office:value="7292494" calcext:value-type="float">
            <text:p>7292494</text:p>
          </table:table-cell>
          <table:table-cell office:value-type="float" office:value="2713556" calcext:value-type="float">
            <text:p>2713556</text:p>
          </table:table-cell>
          <table:table-cell office:value-type="float" office:value="1559816" calcext:value-type="float">
            <text:p>1559816</text:p>
          </table:table-cell>
          <table:table-cell office:value-type="float" office:value="580798" calcext:value-type="float">
            <text:p>580798</text:p>
          </table:table-cell>
          <table:table-cell office:value-type="float" office:value="613432" calcext:value-type="float">
            <text:p>613432</text:p>
          </table:table-cell>
          <table:table-cell office:value-type="float" office:value="228711" calcext:value-type="float">
            <text:p>228711</text:p>
          </table:table-cell>
          <table:table-cell office:value-type="float" office:value="697998" calcext:value-type="float">
            <text:p>697998</text:p>
          </table:table-cell>
          <table:table-cell office:value-type="float" office:value="260975" calcext:value-type="float">
            <text:p>260975</text:p>
          </table:table-cell>
          <table:table-cell table:number-columns-repeated="1637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16978" calcext:value-type="float">
            <text:p>616978</text:p>
          </table:table-cell>
          <table:table-cell office:value-type="float" office:value="230606" calcext:value-type="float">
            <text:p>230606</text:p>
          </table:table-cell>
          <table:table-cell office:value-type="float" office:value="1639446" calcext:value-type="float">
            <text:p>1639446</text:p>
          </table:table-cell>
          <table:table-cell office:value-type="float" office:value="610468" calcext:value-type="float">
            <text:p>610468</text:p>
          </table:table-cell>
          <table:table-cell office:value-type="float" office:value="4508906" calcext:value-type="float">
            <text:p>4508906</text:p>
          </table:table-cell>
          <table:table-cell office:value-type="float" office:value="1678011" calcext:value-type="float">
            <text:p>1678011</text:p>
          </table:table-cell>
          <table:table-cell office:value-type="float" office:value="1467624" calcext:value-type="float">
            <text:p>1467624</text:p>
          </table:table-cell>
          <table:table-cell office:value-type="float" office:value="546460" calcext:value-type="float">
            <text:p>546460</text:p>
          </table:table-cell>
          <table:table-cell office:value-type="float" office:value="582836" calcext:value-type="float">
            <text:p>582836</text:p>
          </table:table-cell>
          <table:table-cell office:value-type="float" office:value="218023" calcext:value-type="float">
            <text:p>218023</text:p>
          </table:table-cell>
          <table:table-cell office:value-type="float" office:value="706122" calcext:value-type="float">
            <text:p>706122</text:p>
          </table:table-cell>
          <table:table-cell office:value-type="float" office:value="263513" calcext:value-type="float">
            <text:p>263513</text:p>
          </table:table-cell>
          <table:table-cell table:number-columns-repeated="1637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54062" calcext:value-type="float">
            <text:p>454062</text:p>
          </table:table-cell>
          <table:table-cell office:value-type="float" office:value="169215" calcext:value-type="float">
            <text:p>169215</text:p>
          </table:table-cell>
          <table:table-cell office:value-type="float" office:value="1247456" calcext:value-type="float">
            <text:p>1247456</text:p>
          </table:table-cell>
          <table:table-cell office:value-type="float" office:value="464480" calcext:value-type="float">
            <text:p>464480</text:p>
          </table:table-cell>
          <table:table-cell office:value-type="float" office:value="1714022" calcext:value-type="float">
            <text:p>1714022</text:p>
          </table:table-cell>
          <table:table-cell office:value-type="float" office:value="637898" calcext:value-type="float">
            <text:p>637898</text:p>
          </table:table-cell>
          <table:table-cell office:value-type="float" office:value="1183592" calcext:value-type="float">
            <text:p>1183592</text:p>
          </table:table-cell>
          <table:table-cell office:value-type="float" office:value="440671" calcext:value-type="float">
            <text:p>440671</text:p>
          </table:table-cell>
          <table:table-cell office:value-type="float" office:value="474564" calcext:value-type="float">
            <text:p>474564</text:p>
          </table:table-cell>
          <table:table-cell office:value-type="float" office:value="176771" calcext:value-type="float">
            <text:p>176771</text:p>
          </table:table-cell>
          <table:table-cell office:value-type="float" office:value="569462" calcext:value-type="float">
            <text:p>569462</text:p>
          </table:table-cell>
          <table:table-cell office:value-type="float" office:value="212192" calcext:value-type="float">
            <text:p>212192</text:p>
          </table:table-cell>
          <table:table-cell table:number-columns-repeated="1637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74472" calcext:value-type="float">
            <text:p>574472</text:p>
          </table:table-cell>
          <table:table-cell office:value-type="float" office:value="214338" calcext:value-type="float">
            <text:p>214338</text:p>
          </table:table-cell>
          <table:table-cell office:value-type="float" office:value="1642144" calcext:value-type="float">
            <text:p>1642144</text:p>
          </table:table-cell>
          <table:table-cell office:value-type="float" office:value="611488" calcext:value-type="float">
            <text:p>611488</text:p>
          </table:table-cell>
          <table:table-cell office:value-type="float" office:value="2463052" calcext:value-type="float">
            <text:p>2463052</text:p>
          </table:table-cell>
          <table:table-cell office:value-type="float" office:value="916888" calcext:value-type="float">
            <text:p>916888</text:p>
          </table:table-cell>
          <table:table-cell office:value-type="float" office:value="1598194" calcext:value-type="float">
            <text:p>1598194</text:p>
          </table:table-cell>
          <table:table-cell office:value-type="float" office:value="595256" calcext:value-type="float">
            <text:p>595256</text:p>
          </table:table-cell>
          <table:table-cell office:value-type="float" office:value="607492" calcext:value-type="float">
            <text:p>607492</text:p>
          </table:table-cell>
          <table:table-cell office:value-type="float" office:value="226466" calcext:value-type="float">
            <text:p>226466</text:p>
          </table:table-cell>
          <table:table-cell office:value-type="float" office:value="579946" calcext:value-type="float">
            <text:p>579946</text:p>
          </table:table-cell>
          <table:table-cell office:value-type="float" office:value="216003" calcext:value-type="float">
            <text:p>216003</text:p>
          </table:table-cell>
          <table:table-cell table:number-columns-repeated="1637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72352" calcext:value-type="float">
            <text:p>572352</text:p>
          </table:table-cell>
          <table:table-cell office:value-type="float" office:value="213583" calcext:value-type="float">
            <text:p>213583</text:p>
          </table:table-cell>
          <table:table-cell office:value-type="float" office:value="1506090" calcext:value-type="float">
            <text:p>1506090</text:p>
          </table:table-cell>
          <table:table-cell office:value-type="float" office:value="560755" calcext:value-type="float">
            <text:p>560755</text:p>
          </table:table-cell>
          <table:table-cell office:value-type="float" office:value="3676536" calcext:value-type="float">
            <text:p>3676536</text:p>
          </table:table-cell>
          <table:table-cell office:value-type="float" office:value="1368346" calcext:value-type="float">
            <text:p>1368346</text:p>
          </table:table-cell>
          <table:table-cell office:value-type="float" office:value="1479302" calcext:value-type="float">
            <text:p>1479302</text:p>
          </table:table-cell>
          <table:table-cell office:value-type="float" office:value="550788" calcext:value-type="float">
            <text:p>550788</text:p>
          </table:table-cell>
          <table:table-cell office:value-type="float" office:value="577926" calcext:value-type="float">
            <text:p>577926</text:p>
          </table:table-cell>
          <table:table-cell office:value-type="float" office:value="215451" calcext:value-type="float">
            <text:p>215451</text:p>
          </table:table-cell>
          <table:table-cell office:value-type="float" office:value="711332" calcext:value-type="float">
            <text:p>711332</text:p>
          </table:table-cell>
          <table:table-cell office:value-type="float" office:value="265367" calcext:value-type="float">
            <text:p>265367</text:p>
          </table:table-cell>
          <table:table-cell table:number-columns-repeated="1637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97198" calcext:value-type="float">
            <text:p>497198</text:p>
          </table:table-cell>
          <table:table-cell office:value-type="float" office:value="185266" calcext:value-type="float">
            <text:p>185266</text:p>
          </table:table-cell>
          <table:table-cell office:value-type="float" office:value="1320366" calcext:value-type="float">
            <text:p>1320366</text:p>
          </table:table-cell>
          <table:table-cell office:value-type="float" office:value="491704" calcext:value-type="float">
            <text:p>491704</text:p>
          </table:table-cell>
          <table:table-cell office:value-type="float" office:value="2347454" calcext:value-type="float">
            <text:p>2347454</text:p>
          </table:table-cell>
          <table:table-cell office:value-type="float" office:value="873618" calcext:value-type="float">
            <text:p>873618</text:p>
          </table:table-cell>
          <table:table-cell office:value-type="float" office:value="1254368" calcext:value-type="float">
            <text:p>1254368</text:p>
          </table:table-cell>
          <table:table-cell office:value-type="float" office:value="466867" calcext:value-type="float">
            <text:p>466867</text:p>
          </table:table-cell>
          <table:table-cell office:value-type="float" office:value="489084" calcext:value-type="float">
            <text:p>489084</text:p>
          </table:table-cell>
          <table:table-cell office:value-type="float" office:value="182190" calcext:value-type="float">
            <text:p>182190</text:p>
          </table:table-cell>
          <table:table-cell office:value-type="float" office:value="558952" calcext:value-type="float">
            <text:p>558952</text:p>
          </table:table-cell>
          <table:table-cell office:value-type="float" office:value="208190" calcext:value-type="float">
            <text:p>208190</text:p>
          </table:table-cell>
          <table:table-cell table:number-columns-repeated="1637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49956" calcext:value-type="float">
            <text:p>549956</text:p>
          </table:table-cell>
          <table:table-cell office:value-type="float" office:value="205228" calcext:value-type="float">
            <text:p>205228</text:p>
          </table:table-cell>
          <table:table-cell office:value-type="float" office:value="1545876" calcext:value-type="float">
            <text:p>1545876</text:p>
          </table:table-cell>
          <table:table-cell office:value-type="float" office:value="575612" calcext:value-type="float">
            <text:p>575612</text:p>
          </table:table-cell>
          <table:table-cell office:value-type="float" office:value="2799336" calcext:value-type="float">
            <text:p>2799336</text:p>
          </table:table-cell>
          <table:table-cell office:value-type="float" office:value="1041938" calcext:value-type="float">
            <text:p>1041938</text:p>
          </table:table-cell>
          <table:table-cell office:value-type="float" office:value="1468252" calcext:value-type="float">
            <text:p>1468252</text:p>
          </table:table-cell>
          <table:table-cell office:value-type="float" office:value="546665" calcext:value-type="float">
            <text:p>546665</text:p>
          </table:table-cell>
          <table:table-cell office:value-type="float" office:value="607188" calcext:value-type="float">
            <text:p>607188</text:p>
          </table:table-cell>
          <table:table-cell office:value-type="float" office:value="226341" calcext:value-type="float">
            <text:p>226341</text:p>
          </table:table-cell>
          <table:table-cell office:value-type="float" office:value="599728" calcext:value-type="float">
            <text:p>599728</text:p>
          </table:table-cell>
          <table:table-cell office:value-type="float" office:value="223336" calcext:value-type="float">
            <text:p>223336</text:p>
          </table:table-cell>
          <table:table-cell table:number-columns-repeated="1637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04766" calcext:value-type="float">
            <text:p>504766</text:p>
          </table:table-cell>
          <table:table-cell office:value-type="float" office:value="188079" calcext:value-type="float">
            <text:p>188079</text:p>
          </table:table-cell>
          <table:table-cell office:value-type="float" office:value="1335420" calcext:value-type="float">
            <text:p>1335420</text:p>
          </table:table-cell>
          <table:table-cell office:value-type="float" office:value="497227" calcext:value-type="float">
            <text:p>497227</text:p>
          </table:table-cell>
          <table:table-cell office:value-type="float" office:value="3396884" calcext:value-type="float">
            <text:p>3396884</text:p>
          </table:table-cell>
          <table:table-cell office:value-type="float" office:value="1264102" calcext:value-type="float">
            <text:p>1264102</text:p>
          </table:table-cell>
          <table:table-cell office:value-type="float" office:value="1385228" calcext:value-type="float">
            <text:p>1385228</text:p>
          </table:table-cell>
          <table:table-cell office:value-type="float" office:value="515557" calcext:value-type="float">
            <text:p>515557</text:p>
          </table:table-cell>
          <table:table-cell office:value-type="float" office:value="523074" calcext:value-type="float">
            <text:p>523074</text:p>
          </table:table-cell>
          <table:table-cell office:value-type="float" office:value="194813" calcext:value-type="float">
            <text:p>194813</text:p>
          </table:table-cell>
          <table:table-cell office:value-type="float" office:value="607188" calcext:value-type="float">
            <text:p>607188</text:p>
          </table:table-cell>
          <table:table-cell office:value-type="float" office:value="226136" calcext:value-type="float">
            <text:p>226136</text:p>
          </table:table-cell>
          <table:table-cell table:number-columns-repeated="1637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55330" calcext:value-type="float">
            <text:p>555330</text:p>
          </table:table-cell>
          <table:table-cell office:value-type="float" office:value="207187" calcext:value-type="float">
            <text:p>207187</text:p>
          </table:table-cell>
          <table:table-cell office:value-type="float" office:value="1517520" calcext:value-type="float">
            <text:p>1517520</text:p>
          </table:table-cell>
          <table:table-cell office:value-type="float" office:value="565018" calcext:value-type="float">
            <text:p>565018</text:p>
          </table:table-cell>
          <table:table-cell office:value-type="float" office:value="3767512" calcext:value-type="float">
            <text:p>3767512</text:p>
          </table:table-cell>
          <table:table-cell office:value-type="float" office:value="1402201" calcext:value-type="float">
            <text:p>1402201</text:p>
          </table:table-cell>
          <table:table-cell office:value-type="float" office:value="1469322" calcext:value-type="float">
            <text:p>1469322</text:p>
          </table:table-cell>
          <table:table-cell office:value-type="float" office:value="547051" calcext:value-type="float">
            <text:p>547051</text:p>
          </table:table-cell>
          <table:table-cell office:value-type="float" office:value="600686" calcext:value-type="float">
            <text:p>600686</text:p>
          </table:table-cell>
          <table:table-cell office:value-type="float" office:value="223923" calcext:value-type="float">
            <text:p>223923</text:p>
          </table:table-cell>
          <table:table-cell office:value-type="float" office:value="615156" calcext:value-type="float">
            <text:p>615156</text:p>
          </table:table-cell>
          <table:table-cell office:value-type="float" office:value="229134" calcext:value-type="float">
            <text:p>229134</text:p>
          </table:table-cell>
          <table:table-cell table:number-columns-repeated="1637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77446" calcext:value-type="float">
            <text:p>577446</text:p>
          </table:table-cell>
          <table:table-cell office:value-type="float" office:value="215445" calcext:value-type="float">
            <text:p>215445</text:p>
          </table:table-cell>
          <table:table-cell office:value-type="float" office:value="1620880" calcext:value-type="float">
            <text:p>1620880</text:p>
          </table:table-cell>
          <table:table-cell office:value-type="float" office:value="603617" calcext:value-type="float">
            <text:p>603617</text:p>
          </table:table-cell>
          <table:table-cell office:value-type="float" office:value="5531894" calcext:value-type="float">
            <text:p>5531894</text:p>
          </table:table-cell>
          <table:table-cell office:value-type="float" office:value="2058669" calcext:value-type="float">
            <text:p>2058669</text:p>
          </table:table-cell>
          <table:table-cell office:value-type="float" office:value="1567280" calcext:value-type="float">
            <text:p>1567280</text:p>
          </table:table-cell>
          <table:table-cell office:value-type="float" office:value="583627" calcext:value-type="float">
            <text:p>583627</text:p>
          </table:table-cell>
          <table:table-cell office:value-type="float" office:value="617888" calcext:value-type="float">
            <text:p>617888</text:p>
          </table:table-cell>
          <table:table-cell office:value-type="float" office:value="230364" calcext:value-type="float">
            <text:p>230364</text:p>
          </table:table-cell>
          <table:table-cell office:value-type="float" office:value="587296" calcext:value-type="float">
            <text:p>587296</text:p>
          </table:table-cell>
          <table:table-cell office:value-type="float" office:value="218736" calcext:value-type="float">
            <text:p>218736</text:p>
          </table:table-cell>
          <table:table-cell table:number-columns-repeated="1637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55964" calcext:value-type="float">
            <text:p>555964</text:p>
          </table:table-cell>
          <table:table-cell office:value-type="float" office:value="207387" calcext:value-type="float">
            <text:p>207387</text:p>
          </table:table-cell>
          <table:table-cell office:value-type="float" office:value="1550164" calcext:value-type="float">
            <text:p>1550164</text:p>
          </table:table-cell>
          <table:table-cell office:value-type="float" office:value="577158" calcext:value-type="float">
            <text:p>577158</text:p>
          </table:table-cell>
          <table:table-cell office:value-type="float" office:value="2430993" calcext:value-type="float">
            <text:p>2430993</text:p>
          </table:table-cell>
          <table:table-cell office:value-type="float" office:value="905562" calcext:value-type="float">
            <text:p>905562</text:p>
          </table:table-cell>
          <table:table-cell office:value-type="float" office:value="1200170" calcext:value-type="float">
            <text:p>1200170</text:p>
          </table:table-cell>
          <table:table-cell office:value-type="float" office:value="446824" calcext:value-type="float">
            <text:p>446824</text:p>
          </table:table-cell>
          <table:table-cell office:value-type="float" office:value="492470" calcext:value-type="float">
            <text:p>492470</text:p>
          </table:table-cell>
          <table:table-cell office:value-type="float" office:value="183401" calcext:value-type="float">
            <text:p>183401</text:p>
          </table:table-cell>
          <table:table-cell office:value-type="float" office:value="585162" calcext:value-type="float">
            <text:p>585162</text:p>
          </table:table-cell>
          <table:table-cell office:value-type="float" office:value="217908" calcext:value-type="float">
            <text:p>217908</text:p>
          </table:table-cell>
          <table:table-cell table:number-columns-repeated="1637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16186" calcext:value-type="float">
            <text:p>616186</text:p>
          </table:table-cell>
          <table:table-cell office:value-type="float" office:value="229897" calcext:value-type="float">
            <text:p>229897</text:p>
          </table:table-cell>
          <table:table-cell office:value-type="float" office:value="1620750" calcext:value-type="float">
            <text:p>1620750</text:p>
          </table:table-cell>
          <table:table-cell office:value-type="float" office:value="603419" calcext:value-type="float">
            <text:p>603419</text:p>
          </table:table-cell>
          <table:table-cell office:value-type="float" office:value="2642729" calcext:value-type="float">
            <text:p>2642729</text:p>
          </table:table-cell>
          <table:table-cell office:value-type="float" office:value="985666" calcext:value-type="float">
            <text:p>985666</text:p>
          </table:table-cell>
          <table:table-cell office:value-type="float" office:value="1269484" calcext:value-type="float">
            <text:p>1269484</text:p>
          </table:table-cell>
          <table:table-cell office:value-type="float" office:value="472680" calcext:value-type="float">
            <text:p>472680</text:p>
          </table:table-cell>
          <table:table-cell office:value-type="float" office:value="515100" calcext:value-type="float">
            <text:p>515100</text:p>
          </table:table-cell>
          <table:table-cell office:value-type="float" office:value="191824" calcext:value-type="float">
            <text:p>191824</text:p>
          </table:table-cell>
          <table:table-cell office:value-type="float" office:value="611472" calcext:value-type="float">
            <text:p>611472</text:p>
          </table:table-cell>
          <table:table-cell office:value-type="float" office:value="227802" calcext:value-type="float">
            <text:p>227802</text:p>
          </table:table-cell>
          <table:table-cell table:number-columns-repeated="1637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61694" calcext:value-type="float">
            <text:p>561694</text:p>
          </table:table-cell>
          <table:table-cell office:value-type="float" office:value="209588" calcext:value-type="float">
            <text:p>209588</text:p>
          </table:table-cell>
          <table:table-cell office:value-type="float" office:value="1544554" calcext:value-type="float">
            <text:p>1544554</text:p>
          </table:table-cell>
          <table:table-cell office:value-type="float" office:value="575135" calcext:value-type="float">
            <text:p>575135</text:p>
          </table:table-cell>
          <table:table-cell office:value-type="float" office:value="3435500" calcext:value-type="float">
            <text:p>3435500</text:p>
          </table:table-cell>
          <table:table-cell office:value-type="float" office:value="1278658" calcext:value-type="float">
            <text:p>1278658</text:p>
          </table:table-cell>
          <table:table-cell office:value-type="float" office:value="2171582" calcext:value-type="float">
            <text:p>2171582</text:p>
          </table:table-cell>
          <table:table-cell office:value-type="float" office:value="808457" calcext:value-type="float">
            <text:p>808457</text:p>
          </table:table-cell>
          <table:table-cell office:value-type="float" office:value="579026" calcext:value-type="float">
            <text:p>579026</text:p>
          </table:table-cell>
          <table:table-cell office:value-type="float" office:value="215853" calcext:value-type="float">
            <text:p>215853</text:p>
          </table:table-cell>
          <table:table-cell office:value-type="float" office:value="894615" calcext:value-type="float">
            <text:p>894615</text:p>
          </table:table-cell>
          <table:table-cell office:value-type="float" office:value="334216" calcext:value-type="float">
            <text:p>334216</text:p>
          </table:table-cell>
          <table:table-cell table:number-columns-repeated="1637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92188" calcext:value-type="float">
            <text:p>592188</text:p>
          </table:table-cell>
          <table:table-cell office:value-type="float" office:value="220971" calcext:value-type="float">
            <text:p>220971</text:p>
          </table:table-cell>
          <table:table-cell office:value-type="float" office:value="1635646" calcext:value-type="float">
            <text:p>1635646</text:p>
          </table:table-cell>
          <table:table-cell office:value-type="float" office:value="609056" calcext:value-type="float">
            <text:p>609056</text:p>
          </table:table-cell>
          <table:table-cell office:value-type="float" office:value="2305968" calcext:value-type="float">
            <text:p>2305968</text:p>
          </table:table-cell>
          <table:table-cell office:value-type="float" office:value="858553" calcext:value-type="float">
            <text:p>858553</text:p>
          </table:table-cell>
          <table:table-cell office:value-type="float" office:value="1551248" calcext:value-type="float">
            <text:p>1551248</text:p>
          </table:table-cell>
          <table:table-cell office:value-type="float" office:value="577580" calcext:value-type="float">
            <text:p>577580</text:p>
          </table:table-cell>
          <table:table-cell office:value-type="float" office:value="586534" calcext:value-type="float">
            <text:p>586534</text:p>
          </table:table-cell>
          <table:table-cell office:value-type="float" office:value="218688" calcext:value-type="float">
            <text:p>218688</text:p>
          </table:table-cell>
          <table:table-cell office:value-type="float" office:value="719642" calcext:value-type="float">
            <text:p>719642</text:p>
          </table:table-cell>
          <table:table-cell office:value-type="float" office:value="268405" calcext:value-type="float">
            <text:p>268405</text:p>
          </table:table-cell>
          <table:table-cell table:number-columns-repeated="1637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54232" calcext:value-type="float">
            <text:p>554232</text:p>
          </table:table-cell>
          <table:table-cell office:value-type="float" office:value="206997" calcext:value-type="float">
            <text:p>206997</text:p>
          </table:table-cell>
          <table:table-cell office:value-type="float" office:value="1523528" calcext:value-type="float">
            <text:p>1523528</text:p>
          </table:table-cell>
          <table:table-cell office:value-type="float" office:value="567284" calcext:value-type="float">
            <text:p>567284</text:p>
          </table:table-cell>
          <table:table-cell office:value-type="float" office:value="2982335" calcext:value-type="float">
            <text:p>2982335</text:p>
          </table:table-cell>
          <table:table-cell office:value-type="float" office:value="1110445" calcext:value-type="float">
            <text:p>1110445</text:p>
          </table:table-cell>
          <table:table-cell office:value-type="float" office:value="1121170" calcext:value-type="float">
            <text:p>1121170</text:p>
          </table:table-cell>
          <table:table-cell office:value-type="float" office:value="417291" calcext:value-type="float">
            <text:p>417291</text:p>
          </table:table-cell>
          <table:table-cell office:value-type="float" office:value="461860" calcext:value-type="float">
            <text:p>461860</text:p>
          </table:table-cell>
          <table:table-cell office:value-type="float" office:value="172040" calcext:value-type="float">
            <text:p>172040</text:p>
          </table:table-cell>
          <table:table-cell office:value-type="float" office:value="573504" calcext:value-type="float">
            <text:p>573504</text:p>
          </table:table-cell>
          <table:table-cell office:value-type="float" office:value="213670" calcext:value-type="float">
            <text:p>213670</text:p>
          </table:table-cell>
          <table:table-cell table:number-columns-repeated="1637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63218" calcext:value-type="float">
            <text:p>563218</text:p>
          </table:table-cell>
          <table:table-cell office:value-type="float" office:value="210115" calcext:value-type="float">
            <text:p>210115</text:p>
          </table:table-cell>
          <table:table-cell office:value-type="float" office:value="1535996" calcext:value-type="float">
            <text:p>1535996</text:p>
          </table:table-cell>
          <table:table-cell office:value-type="float" office:value="572002" calcext:value-type="float">
            <text:p>572002</text:p>
          </table:table-cell>
          <table:table-cell office:value-type="float" office:value="4581692" calcext:value-type="float">
            <text:p>4581692</text:p>
          </table:table-cell>
          <table:table-cell office:value-type="float" office:value="1705100" calcext:value-type="float">
            <text:p>1705100</text:p>
          </table:table-cell>
          <table:table-cell office:value-type="float" office:value="1549054" calcext:value-type="float">
            <text:p>1549054</text:p>
          </table:table-cell>
          <table:table-cell office:value-type="float" office:value="576747" calcext:value-type="float">
            <text:p>576747</text:p>
          </table:table-cell>
          <table:table-cell office:value-type="float" office:value="627568" calcext:value-type="float">
            <text:p>627568</text:p>
          </table:table-cell>
          <table:table-cell office:value-type="float" office:value="233940" calcext:value-type="float">
            <text:p>233940</text:p>
          </table:table-cell>
          <table:table-cell office:value-type="float" office:value="594556" calcext:value-type="float">
            <text:p>594556</text:p>
          </table:table-cell>
          <table:table-cell office:value-type="float" office:value="221427" calcext:value-type="float">
            <text:p>221427</text:p>
          </table:table-cell>
          <table:table-cell table:number-columns-repeated="1637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63260" calcext:value-type="float">
            <text:p>563260</text:p>
          </table:table-cell>
          <table:table-cell office:value-type="float" office:value="210138" calcext:value-type="float">
            <text:p>210138</text:p>
          </table:table-cell>
          <table:table-cell office:value-type="float" office:value="1527094" calcext:value-type="float">
            <text:p>1527094</text:p>
          </table:table-cell>
          <table:table-cell office:value-type="float" office:value="568571" calcext:value-type="float">
            <text:p>568571</text:p>
          </table:table-cell>
          <table:table-cell office:value-type="float" office:value="4885728" calcext:value-type="float">
            <text:p>4885728</text:p>
          </table:table-cell>
          <table:table-cell office:value-type="float" office:value="1818117" calcext:value-type="float">
            <text:p>1818117</text:p>
          </table:table-cell>
          <table:table-cell office:value-type="float" office:value="1421608" calcext:value-type="float">
            <text:p>1421608</text:p>
          </table:table-cell>
          <table:table-cell office:value-type="float" office:value="529296" calcext:value-type="float">
            <text:p>529296</text:p>
          </table:table-cell>
          <table:table-cell office:value-type="float" office:value="620352" calcext:value-type="float">
            <text:p>620352</text:p>
          </table:table-cell>
          <table:table-cell office:value-type="float" office:value="231340" calcext:value-type="float">
            <text:p>231340</text:p>
          </table:table-cell>
          <table:table-cell office:value-type="float" office:value="699792" calcext:value-type="float">
            <text:p>699792</text:p>
          </table:table-cell>
          <table:table-cell office:value-type="float" office:value="260840" calcext:value-type="float">
            <text:p>260840</text:p>
          </table:table-cell>
          <table:table-cell table:number-columns-repeated="1637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81194" calcext:value-type="float">
            <text:p>481194</text:p>
          </table:table-cell>
          <table:table-cell office:value-type="float" office:value="179309" calcext:value-type="float">
            <text:p>179309</text:p>
          </table:table-cell>
          <table:table-cell office:value-type="float" office:value="1327410" calcext:value-type="float">
            <text:p>1327410</text:p>
          </table:table-cell>
          <table:table-cell office:value-type="float" office:value="494272" calcext:value-type="float">
            <text:p>494272</text:p>
          </table:table-cell>
          <table:table-cell office:value-type="float" office:value="2360936" calcext:value-type="float">
            <text:p>2360936</text:p>
          </table:table-cell>
          <table:table-cell office:value-type="float" office:value="878713" calcext:value-type="float">
            <text:p>878713</text:p>
          </table:table-cell>
          <table:table-cell office:value-type="float" office:value="1238942" calcext:value-type="float">
            <text:p>1238942</text:p>
          </table:table-cell>
          <table:table-cell office:value-type="float" office:value="461117" calcext:value-type="float">
            <text:p>461117</text:p>
          </table:table-cell>
          <table:table-cell office:value-type="float" office:value="492624" calcext:value-type="float">
            <text:p>492624</text:p>
          </table:table-cell>
          <table:table-cell office:value-type="float" office:value="183463" calcext:value-type="float">
            <text:p>183463</text:p>
          </table:table-cell>
          <table:table-cell office:value-type="float" office:value="568696" calcext:value-type="float">
            <text:p>568696</text:p>
          </table:table-cell>
          <table:table-cell office:value-type="float" office:value="211825" calcext:value-type="float">
            <text:p>211825</text:p>
          </table:table-cell>
          <table:table-cell table:number-columns-repeated="1637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53254" calcext:value-type="float">
            <text:p>553254</text:p>
          </table:table-cell>
          <table:table-cell office:value-type="float" office:value="206414" calcext:value-type="float">
            <text:p>206414</text:p>
          </table:table-cell>
          <table:table-cell office:value-type="float" office:value="1520568" calcext:value-type="float">
            <text:p>1520568</text:p>
          </table:table-cell>
          <table:table-cell office:value-type="float" office:value="566453" calcext:value-type="float">
            <text:p>566453</text:p>
          </table:table-cell>
          <table:table-cell office:value-type="float" office:value="5810046" calcext:value-type="float">
            <text:p>5810046</text:p>
          </table:table-cell>
          <table:table-cell office:value-type="float" office:value="2162059" calcext:value-type="float">
            <text:p>2162059</text:p>
          </table:table-cell>
          <table:table-cell office:value-type="float" office:value="1467036" calcext:value-type="float">
            <text:p>1467036</text:p>
          </table:table-cell>
          <table:table-cell office:value-type="float" office:value="546202" calcext:value-type="float">
            <text:p>546202</text:p>
          </table:table-cell>
          <table:table-cell office:value-type="float" office:value="579956" calcext:value-type="float">
            <text:p>579956</text:p>
          </table:table-cell>
          <table:table-cell office:value-type="float" office:value="216198" calcext:value-type="float">
            <text:p>216198</text:p>
          </table:table-cell>
          <table:table-cell office:value-type="float" office:value="577198" calcext:value-type="float">
            <text:p>577198</text:p>
          </table:table-cell>
          <table:table-cell office:value-type="float" office:value="214969" calcext:value-type="float">
            <text:p>214969</text:p>
          </table:table-cell>
          <table:table-cell table:number-columns-repeated="1637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95150" calcext:value-type="float">
            <text:p>495150</text:p>
          </table:table-cell>
          <table:table-cell office:value-type="float" office:value="184498" calcext:value-type="float">
            <text:p>184498</text:p>
          </table:table-cell>
          <table:table-cell office:value-type="float" office:value="1352900" calcext:value-type="float">
            <text:p>1352900</text:p>
          </table:table-cell>
          <table:table-cell office:value-type="float" office:value="503807" calcext:value-type="float">
            <text:p>503807</text:p>
          </table:table-cell>
          <table:table-cell office:value-type="float" office:value="1930342" calcext:value-type="float">
            <text:p>1930342</text:p>
          </table:table-cell>
          <table:table-cell office:value-type="float" office:value="718558" calcext:value-type="float">
            <text:p>718558</text:p>
          </table:table-cell>
          <table:table-cell office:value-type="float" office:value="1260850" calcext:value-type="float">
            <text:p>1260850</text:p>
          </table:table-cell>
          <table:table-cell office:value-type="float" office:value="469264" calcext:value-type="float">
            <text:p>469264</text:p>
          </table:table-cell>
          <table:table-cell office:value-type="float" office:value="500566" calcext:value-type="float">
            <text:p>500566</text:p>
          </table:table-cell>
          <table:table-cell office:value-type="float" office:value="186422" calcext:value-type="float">
            <text:p>186422</text:p>
          </table:table-cell>
          <table:table-cell office:value-type="float" office:value="588512" calcext:value-type="float">
            <text:p>588512</text:p>
          </table:table-cell>
          <table:table-cell office:value-type="float" office:value="219196" calcext:value-type="float">
            <text:p>219196</text:p>
          </table:table-cell>
          <table:table-cell table:number-columns-repeated="1637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83422" calcext:value-type="float">
            <text:p>483422</text:p>
          </table:table-cell>
          <table:table-cell office:value-type="float" office:value="180129" calcext:value-type="float">
            <text:p>180129</text:p>
          </table:table-cell>
          <table:table-cell office:value-type="float" office:value="1252050" calcext:value-type="float">
            <text:p>1252050</text:p>
          </table:table-cell>
          <table:table-cell office:value-type="float" office:value="466278" calcext:value-type="float">
            <text:p>466278</text:p>
          </table:table-cell>
          <table:table-cell office:value-type="float" office:value="1724666" calcext:value-type="float">
            <text:p>1724666</text:p>
          </table:table-cell>
          <table:table-cell office:value-type="float" office:value="641984" calcext:value-type="float">
            <text:p>641984</text:p>
          </table:table-cell>
          <table:table-cell office:value-type="float" office:value="1182916" calcext:value-type="float">
            <text:p>1182916</text:p>
          </table:table-cell>
          <table:table-cell office:value-type="float" office:value="440292" calcext:value-type="float">
            <text:p>440292</text:p>
          </table:table-cell>
          <table:table-cell office:value-type="float" office:value="468924" calcext:value-type="float">
            <text:p>468924</text:p>
          </table:table-cell>
          <table:table-cell office:value-type="float" office:value="174650" calcext:value-type="float">
            <text:p>174650</text:p>
          </table:table-cell>
          <table:table-cell office:value-type="float" office:value="573512" calcext:value-type="float">
            <text:p>573512</text:p>
          </table:table-cell>
          <table:table-cell office:value-type="float" office:value="213702" calcext:value-type="float">
            <text:p>213702</text:p>
          </table:table-cell>
          <table:table-cell table:number-columns-repeated="1637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56800" calcext:value-type="float">
            <text:p>556800</text:p>
          </table:table-cell>
          <table:table-cell office:value-type="float" office:value="207799" calcext:value-type="float">
            <text:p>207799</text:p>
          </table:table-cell>
          <table:table-cell office:value-type="float" office:value="1483361" calcext:value-type="float">
            <text:p>1483361</text:p>
          </table:table-cell>
          <table:table-cell office:value-type="float" office:value="553241" calcext:value-type="float">
            <text:p>553241</text:p>
          </table:table-cell>
          <table:table-cell office:value-type="float" office:value="4588300" calcext:value-type="float">
            <text:p>4588300</text:p>
          </table:table-cell>
          <table:table-cell office:value-type="float" office:value="1707295" calcext:value-type="float">
            <text:p>1707295</text:p>
          </table:table-cell>
          <table:table-cell office:value-type="float" office:value="1268206" calcext:value-type="float">
            <text:p>1268206</text:p>
          </table:table-cell>
          <table:table-cell office:value-type="float" office:value="472143" calcext:value-type="float">
            <text:p>472143</text:p>
          </table:table-cell>
          <table:table-cell office:value-type="float" office:value="514038" calcext:value-type="float">
            <text:p>514038</text:p>
          </table:table-cell>
          <table:table-cell office:value-type="float" office:value="191431" calcext:value-type="float">
            <text:p>191431</text:p>
          </table:table-cell>
          <table:table-cell office:value-type="float" office:value="608032" calcext:value-type="float">
            <text:p>608032</text:p>
          </table:table-cell>
          <table:table-cell office:value-type="float" office:value="226453" calcext:value-type="float">
            <text:p>226453</text:p>
          </table:table-cell>
          <table:table-cell table:number-columns-repeated="1637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62636" calcext:value-type="float">
            <text:p>562636</text:p>
          </table:table-cell>
          <table:table-cell office:value-type="float" office:value="209900" calcext:value-type="float">
            <text:p>209900</text:p>
          </table:table-cell>
          <table:table-cell office:value-type="float" office:value="1744323" calcext:value-type="float">
            <text:p>1744323</text:p>
          </table:table-cell>
          <table:table-cell office:value-type="float" office:value="650158" calcext:value-type="float">
            <text:p>650158</text:p>
          </table:table-cell>
          <table:table-cell office:value-type="float" office:value="2918056" calcext:value-type="float">
            <text:p>2918056</text:p>
          </table:table-cell>
          <table:table-cell office:value-type="float" office:value="1085975" calcext:value-type="float">
            <text:p>1085975</text:p>
          </table:table-cell>
          <table:table-cell office:value-type="float" office:value="1190018" calcext:value-type="float">
            <text:p>1190018</text:p>
          </table:table-cell>
          <table:table-cell office:value-type="float" office:value="442910" calcext:value-type="float">
            <text:p>442910</text:p>
          </table:table-cell>
          <table:table-cell office:value-type="float" office:value="486890" calcext:value-type="float">
            <text:p>486890</text:p>
          </table:table-cell>
          <table:table-cell office:value-type="float" office:value="181339" calcext:value-type="float">
            <text:p>181339</text:p>
          </table:table-cell>
          <table:table-cell office:value-type="float" office:value="571186" calcext:value-type="float">
            <text:p>571186</text:p>
          </table:table-cell>
          <table:table-cell office:value-type="float" office:value="212736" calcext:value-type="float">
            <text:p>212736</text:p>
          </table:table-cell>
          <table:table-cell table:number-columns-repeated="1637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55148" calcext:value-type="float">
            <text:p>555148</text:p>
          </table:table-cell>
          <table:table-cell office:value-type="float" office:value="207134" calcext:value-type="float">
            <text:p>207134</text:p>
          </table:table-cell>
          <table:table-cell office:value-type="float" office:value="1540324" calcext:value-type="float">
            <text:p>1540324</text:p>
          </table:table-cell>
          <table:table-cell office:value-type="float" office:value="573469" calcext:value-type="float">
            <text:p>573469</text:p>
          </table:table-cell>
          <table:table-cell office:value-type="float" office:value="2968500" calcext:value-type="float">
            <text:p>2968500</text:p>
          </table:table-cell>
          <table:table-cell office:value-type="float" office:value="1105020" calcext:value-type="float">
            <text:p>1105020</text:p>
          </table:table-cell>
          <table:table-cell office:value-type="float" office:value="1472344" calcext:value-type="float">
            <text:p>1472344</text:p>
          </table:table-cell>
          <table:table-cell office:value-type="float" office:value="548306" calcext:value-type="float">
            <text:p>548306</text:p>
          </table:table-cell>
          <table:table-cell office:value-type="float" office:value="581284" calcext:value-type="float">
            <text:p>581284</text:p>
          </table:table-cell>
          <table:table-cell office:value-type="float" office:value="216692" calcext:value-type="float">
            <text:p>216692</text:p>
          </table:table-cell>
          <table:table-cell office:value-type="float" office:value="619762" calcext:value-type="float">
            <text:p>619762</text:p>
          </table:table-cell>
          <table:table-cell office:value-type="float" office:value="230801" calcext:value-type="float">
            <text:p>230801</text:p>
          </table:table-cell>
          <table:table-cell table:number-columns-repeated="1637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87130" calcext:value-type="float">
            <text:p>587130</text:p>
          </table:table-cell>
          <table:table-cell office:value-type="float" office:value="219189" calcext:value-type="float">
            <text:p>219189</text:p>
          </table:table-cell>
          <table:table-cell office:value-type="float" office:value="1692670" calcext:value-type="float">
            <text:p>1692670</text:p>
          </table:table-cell>
          <table:table-cell office:value-type="float" office:value="630143" calcext:value-type="float">
            <text:p>630143</text:p>
          </table:table-cell>
          <table:table-cell office:value-type="float" office:value="2806834" calcext:value-type="float">
            <text:p>2806834</text:p>
          </table:table-cell>
          <table:table-cell office:value-type="float" office:value="1044845" calcext:value-type="float">
            <text:p>1044845</text:p>
          </table:table-cell>
          <table:table-cell office:value-type="float" office:value="1494884" calcext:value-type="float">
            <text:p>1494884</text:p>
          </table:table-cell>
          <table:table-cell office:value-type="float" office:value="556755" calcext:value-type="float">
            <text:p>556755</text:p>
          </table:table-cell>
          <table:table-cell office:value-type="float" office:value="583930" calcext:value-type="float">
            <text:p>583930</text:p>
          </table:table-cell>
          <table:table-cell office:value-type="float" office:value="217679" calcext:value-type="float">
            <text:p>217679</text:p>
          </table:table-cell>
          <table:table-cell office:value-type="float" office:value="605204" calcext:value-type="float">
            <text:p>605204</text:p>
          </table:table-cell>
          <table:table-cell office:value-type="float" office:value="225394" calcext:value-type="float">
            <text:p>225394</text:p>
          </table:table-cell>
          <table:table-cell table:number-columns-repeated="1637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95794" calcext:value-type="float">
            <text:p>495794</text:p>
          </table:table-cell>
          <table:table-cell office:value-type="float" office:value="184726" calcext:value-type="float">
            <text:p>184726</text:p>
          </table:table-cell>
          <table:table-cell office:value-type="float" office:value="1214594" calcext:value-type="float">
            <text:p>1214594</text:p>
          </table:table-cell>
          <table:table-cell office:value-type="float" office:value="452379" calcext:value-type="float">
            <text:p>452379</text:p>
          </table:table-cell>
          <table:table-cell office:value-type="float" office:value="5957296" calcext:value-type="float">
            <text:p>5957296</text:p>
          </table:table-cell>
          <table:table-cell office:value-type="float" office:value="2216572" calcext:value-type="float">
            <text:p>2216572</text:p>
          </table:table-cell>
          <table:table-cell office:value-type="float" office:value="1234632" calcext:value-type="float">
            <text:p>1234632</text:p>
          </table:table-cell>
          <table:table-cell office:value-type="float" office:value="459822" calcext:value-type="float">
            <text:p>459822</text:p>
          </table:table-cell>
          <table:table-cell office:value-type="float" office:value="496480" calcext:value-type="float">
            <text:p>496480</text:p>
          </table:table-cell>
          <table:table-cell office:value-type="float" office:value="185023" calcext:value-type="float">
            <text:p>185023</text:p>
          </table:table-cell>
          <table:table-cell office:value-type="float" office:value="606394" calcext:value-type="float">
            <text:p>606394</text:p>
          </table:table-cell>
          <table:table-cell office:value-type="float" office:value="225844" calcext:value-type="float">
            <text:p>225844</text:p>
          </table:table-cell>
          <table:table-cell table:number-columns-repeated="1637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62964" calcext:value-type="float">
            <text:p>562964</text:p>
          </table:table-cell>
          <table:table-cell office:value-type="float" office:value="210057" calcext:value-type="float">
            <text:p>210057</text:p>
          </table:table-cell>
          <table:table-cell office:value-type="float" office:value="1559368" calcext:value-type="float">
            <text:p>1559368</text:p>
          </table:table-cell>
          <table:table-cell office:value-type="float" office:value="580576" calcext:value-type="float">
            <text:p>580576</text:p>
          </table:table-cell>
          <table:table-cell office:value-type="float" office:value="4652540" calcext:value-type="float">
            <text:p>4652540</text:p>
          </table:table-cell>
          <table:table-cell office:value-type="float" office:value="1731576" calcext:value-type="float">
            <text:p>1731576</text:p>
          </table:table-cell>
          <table:table-cell office:value-type="float" office:value="1822555" calcext:value-type="float">
            <text:p>1822555</text:p>
          </table:table-cell>
          <table:table-cell office:value-type="float" office:value="679432" calcext:value-type="float">
            <text:p>679432</text:p>
          </table:table-cell>
          <table:table-cell office:value-type="float" office:value="522002" calcext:value-type="float">
            <text:p>522002</text:p>
          </table:table-cell>
          <table:table-cell office:value-type="float" office:value="194574" calcext:value-type="float">
            <text:p>194574</text:p>
          </table:table-cell>
          <table:table-cell office:value-type="float" office:value="679314" calcext:value-type="float">
            <text:p>679314</text:p>
          </table:table-cell>
          <table:table-cell office:value-type="float" office:value="253007" calcext:value-type="float">
            <text:p>253007</text:p>
          </table:table-cell>
          <table:table-cell table:number-columns-repeated="1637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78866" calcext:value-type="float">
            <text:p>478866</text:p>
          </table:table-cell>
          <table:table-cell office:value-type="float" office:value="178519" calcext:value-type="float">
            <text:p>178519</text:p>
          </table:table-cell>
          <table:table-cell office:value-type="float" office:value="1318586" calcext:value-type="float">
            <text:p>1318586</text:p>
          </table:table-cell>
          <table:table-cell office:value-type="float" office:value="490899" calcext:value-type="float">
            <text:p>490899</text:p>
          </table:table-cell>
          <table:table-cell office:value-type="float" office:value="9312310" calcext:value-type="float">
            <text:p>9312310</text:p>
          </table:table-cell>
          <table:table-cell office:value-type="float" office:value="3464667" calcext:value-type="float">
            <text:p>3464667</text:p>
          </table:table-cell>
          <table:table-cell office:value-type="float" office:value="1247180" calcext:value-type="float">
            <text:p>1247180</text:p>
          </table:table-cell>
          <table:table-cell office:value-type="float" office:value="464175" calcext:value-type="float">
            <text:p>464175</text:p>
          </table:table-cell>
          <table:table-cell office:value-type="float" office:value="491982" calcext:value-type="float">
            <text:p>491982</text:p>
          </table:table-cell>
          <table:table-cell office:value-type="float" office:value="183235" calcext:value-type="float">
            <text:p>183235</text:p>
          </table:table-cell>
          <table:table-cell office:value-type="float" office:value="586038" calcext:value-type="float">
            <text:p>586038</text:p>
          </table:table-cell>
          <table:table-cell office:value-type="float" office:value="218231" calcext:value-type="float">
            <text:p>218231</text:p>
          </table:table-cell>
          <table:table-cell table:number-columns-repeated="1637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63926" calcext:value-type="float">
            <text:p>463926</text:p>
          </table:table-cell>
          <table:table-cell office:value-type="float" office:value="172906" calcext:value-type="float">
            <text:p>172906</text:p>
          </table:table-cell>
          <table:table-cell office:value-type="float" office:value="1250998" calcext:value-type="float">
            <text:p>1250998</text:p>
          </table:table-cell>
          <table:table-cell office:value-type="float" office:value="465834" calcext:value-type="float">
            <text:p>465834</text:p>
          </table:table-cell>
          <table:table-cell office:value-type="float" office:value="1717650" calcext:value-type="float">
            <text:p>1717650</text:p>
          </table:table-cell>
          <table:table-cell office:value-type="float" office:value="639401" calcext:value-type="float">
            <text:p>639401</text:p>
          </table:table-cell>
          <table:table-cell office:value-type="float" office:value="1179266" calcext:value-type="float">
            <text:p>1179266</text:p>
          </table:table-cell>
          <table:table-cell office:value-type="float" office:value="438926" calcext:value-type="float">
            <text:p>438926</text:p>
          </table:table-cell>
          <table:table-cell office:value-type="float" office:value="468312" calcext:value-type="float">
            <text:p>468312</text:p>
          </table:table-cell>
          <table:table-cell office:value-type="float" office:value="174411" calcext:value-type="float">
            <text:p>174411</text:p>
          </table:table-cell>
          <table:table-cell office:value-type="float" office:value="583022" calcext:value-type="float">
            <text:p>583022</text:p>
          </table:table-cell>
          <table:table-cell office:value-type="float" office:value="217317" calcext:value-type="float">
            <text:p>217317</text:p>
          </table:table-cell>
          <table:table-cell table:number-columns-repeated="1637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74200" calcext:value-type="float">
            <text:p>574200</text:p>
          </table:table-cell>
          <table:table-cell office:value-type="float" office:value="214203" calcext:value-type="float">
            <text:p>214203</text:p>
          </table:table-cell>
          <table:table-cell office:value-type="float" office:value="1525674" calcext:value-type="float">
            <text:p>1525674</text:p>
          </table:table-cell>
          <table:table-cell office:value-type="float" office:value="568045" calcext:value-type="float">
            <text:p>568045</text:p>
          </table:table-cell>
          <table:table-cell office:value-type="float" office:value="5220922" calcext:value-type="float">
            <text:p>5220922</text:p>
          </table:table-cell>
          <table:table-cell office:value-type="float" office:value="1942748" calcext:value-type="float">
            <text:p>1942748</text:p>
          </table:table-cell>
          <table:table-cell office:value-type="float" office:value="1559178" calcext:value-type="float">
            <text:p>1559178</text:p>
          </table:table-cell>
          <table:table-cell office:value-type="float" office:value="580498" calcext:value-type="float">
            <text:p>580498</text:p>
          </table:table-cell>
          <table:table-cell office:value-type="float" office:value="827735" calcext:value-type="float">
            <text:p>827735</text:p>
          </table:table-cell>
          <table:table-cell office:value-type="float" office:value="309439" calcext:value-type="float">
            <text:p>309439</text:p>
          </table:table-cell>
          <table:table-cell office:value-type="float" office:value="589218" calcext:value-type="float">
            <text:p>589218</text:p>
          </table:table-cell>
          <table:table-cell office:value-type="float" office:value="219531" calcext:value-type="float">
            <text:p>219531</text:p>
          </table:table-cell>
          <table:table-cell table:number-columns-repeated="1637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66088" calcext:value-type="float">
            <text:p>466088</text:p>
          </table:table-cell>
          <table:table-cell office:value-type="float" office:value="173726" calcext:value-type="float">
            <text:p>173726</text:p>
          </table:table-cell>
          <table:table-cell office:value-type="float" office:value="1264654" calcext:value-type="float">
            <text:p>1264654</text:p>
          </table:table-cell>
          <table:table-cell office:value-type="float" office:value="471007" calcext:value-type="float">
            <text:p>471007</text:p>
          </table:table-cell>
          <table:table-cell office:value-type="float" office:value="10811570" calcext:value-type="float">
            <text:p>10811570</text:p>
          </table:table-cell>
          <table:table-cell office:value-type="float" office:value="4022411" calcext:value-type="float">
            <text:p>4022411</text:p>
          </table:table-cell>
          <table:table-cell office:value-type="float" office:value="1186250" calcext:value-type="float">
            <text:p>1186250</text:p>
          </table:table-cell>
          <table:table-cell office:value-type="float" office:value="441600" calcext:value-type="float">
            <text:p>441600</text:p>
          </table:table-cell>
          <table:table-cell office:value-type="float" office:value="467960" calcext:value-type="float">
            <text:p>467960</text:p>
          </table:table-cell>
          <table:table-cell office:value-type="float" office:value="174289" calcext:value-type="float">
            <text:p>174289</text:p>
          </table:table-cell>
          <table:table-cell office:value-type="float" office:value="571402" calcext:value-type="float">
            <text:p>571402</text:p>
          </table:table-cell>
          <table:table-cell office:value-type="float" office:value="212769" calcext:value-type="float">
            <text:p>212769</text:p>
          </table:table-cell>
          <table:table-cell table:number-columns-repeated="1637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8764" calcext:value-type="float">
            <text:p>618764</text:p>
          </table:table-cell>
          <table:table-cell office:value-type="float" office:value="230913" calcext:value-type="float">
            <text:p>230913</text:p>
          </table:table-cell>
          <table:table-cell office:value-type="float" office:value="1604660" calcext:value-type="float">
            <text:p>1604660</text:p>
          </table:table-cell>
          <table:table-cell office:value-type="float" office:value="597491" calcext:value-type="float">
            <text:p>597491</text:p>
          </table:table-cell>
          <table:table-cell office:value-type="float" office:value="2716475" calcext:value-type="float">
            <text:p>2716475</text:p>
          </table:table-cell>
          <table:table-cell office:value-type="float" office:value="1011788" calcext:value-type="float">
            <text:p>1011788</text:p>
          </table:table-cell>
          <table:table-cell office:value-type="float" office:value="1203754" calcext:value-type="float">
            <text:p>1203754</text:p>
          </table:table-cell>
          <table:table-cell office:value-type="float" office:value="448229" calcext:value-type="float">
            <text:p>448229</text:p>
          </table:table-cell>
          <table:table-cell office:value-type="float" office:value="494316" calcext:value-type="float">
            <text:p>494316</text:p>
          </table:table-cell>
          <table:table-cell office:value-type="float" office:value="184112" calcext:value-type="float">
            <text:p>184112</text:p>
          </table:table-cell>
          <table:table-cell office:value-type="float" office:value="580204" calcext:value-type="float">
            <text:p>580204</text:p>
          </table:table-cell>
          <table:table-cell office:value-type="float" office:value="216084" calcext:value-type="float">
            <text:p>216084</text:p>
          </table:table-cell>
          <table:table-cell table:number-columns-repeated="1637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53080" calcext:value-type="float">
            <text:p>553080</text:p>
          </table:table-cell>
          <table:table-cell office:value-type="float" office:value="206433" calcext:value-type="float">
            <text:p>206433</text:p>
          </table:table-cell>
          <table:table-cell office:value-type="float" office:value="1547768" calcext:value-type="float">
            <text:p>1547768</text:p>
          </table:table-cell>
          <table:table-cell office:value-type="float" office:value="576357" calcext:value-type="float">
            <text:p>576357</text:p>
          </table:table-cell>
          <table:table-cell office:value-type="float" office:value="2826706" calcext:value-type="float">
            <text:p>2826706</text:p>
          </table:table-cell>
          <table:table-cell office:value-type="float" office:value="1052180" calcext:value-type="float">
            <text:p>1052180</text:p>
          </table:table-cell>
          <table:table-cell office:value-type="float" office:value="1469676" calcext:value-type="float">
            <text:p>1469676</text:p>
          </table:table-cell>
          <table:table-cell office:value-type="float" office:value="547261" calcext:value-type="float">
            <text:p>547261</text:p>
          </table:table-cell>
          <table:table-cell office:value-type="float" office:value="593824" calcext:value-type="float">
            <text:p>593824</text:p>
          </table:table-cell>
          <table:table-cell office:value-type="float" office:value="221569" calcext:value-type="float">
            <text:p>221569</text:p>
          </table:table-cell>
          <table:table-cell office:value-type="float" office:value="698248" calcext:value-type="float">
            <text:p>698248</text:p>
          </table:table-cell>
          <table:table-cell office:value-type="float" office:value="260245" calcext:value-type="float">
            <text:p>260245</text:p>
          </table:table-cell>
          <table:table-cell table:number-columns-repeated="1637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83694" calcext:value-type="float">
            <text:p>583694</text:p>
          </table:table-cell>
          <table:table-cell office:value-type="float" office:value="217780" calcext:value-type="float">
            <text:p>217780</text:p>
          </table:table-cell>
          <table:table-cell office:value-type="float" office:value="1608906" calcext:value-type="float">
            <text:p>1608906</text:p>
          </table:table-cell>
          <table:table-cell office:value-type="float" office:value="599009" calcext:value-type="float">
            <text:p>599009</text:p>
          </table:table-cell>
          <table:table-cell office:value-type="float" office:value="2299614" calcext:value-type="float">
            <text:p>2299614</text:p>
          </table:table-cell>
          <table:table-cell office:value-type="float" office:value="856161" calcext:value-type="float">
            <text:p>856161</text:p>
          </table:table-cell>
          <table:table-cell office:value-type="float" office:value="1561910" calcext:value-type="float">
            <text:p>1561910</text:p>
          </table:table-cell>
          <table:table-cell office:value-type="float" office:value="581586" calcext:value-type="float">
            <text:p>581586</text:p>
          </table:table-cell>
          <table:table-cell office:value-type="float" office:value="611616" calcext:value-type="float">
            <text:p>611616</text:p>
          </table:table-cell>
          <table:table-cell office:value-type="float" office:value="228000" calcext:value-type="float">
            <text:p>228000</text:p>
          </table:table-cell>
          <table:table-cell office:value-type="float" office:value="643008" calcext:value-type="float">
            <text:p>643008</text:p>
          </table:table-cell>
          <table:table-cell office:value-type="float" office:value="239545" calcext:value-type="float">
            <text:p>239545</text:p>
          </table:table-cell>
          <table:table-cell table:number-columns-repeated="1637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49302" calcext:value-type="float">
            <text:p>549302</text:p>
          </table:table-cell>
          <table:table-cell office:value-type="float" office:value="204938" calcext:value-type="float">
            <text:p>204938</text:p>
          </table:table-cell>
          <table:table-cell office:value-type="float" office:value="1510026" calcext:value-type="float">
            <text:p>1510026</text:p>
          </table:table-cell>
          <table:table-cell office:value-type="float" office:value="562210" calcext:value-type="float">
            <text:p>562210</text:p>
          </table:table-cell>
          <table:table-cell office:value-type="float" office:value="2276505" calcext:value-type="float">
            <text:p>2276505</text:p>
          </table:table-cell>
          <table:table-cell office:value-type="float" office:value="847990" calcext:value-type="float">
            <text:p>847990</text:p>
          </table:table-cell>
          <table:table-cell office:value-type="float" office:value="1237024" calcext:value-type="float">
            <text:p>1237024</text:p>
          </table:table-cell>
          <table:table-cell office:value-type="float" office:value="460470" calcext:value-type="float">
            <text:p>460470</text:p>
          </table:table-cell>
          <table:table-cell office:value-type="float" office:value="490548" calcext:value-type="float">
            <text:p>490548</text:p>
          </table:table-cell>
          <table:table-cell office:value-type="float" office:value="182683" calcext:value-type="float">
            <text:p>182683</text:p>
          </table:table-cell>
          <table:table-cell office:value-type="float" office:value="575764" calcext:value-type="float">
            <text:p>575764</text:p>
          </table:table-cell>
          <table:table-cell office:value-type="float" office:value="214423" calcext:value-type="float">
            <text:p>214423</text:p>
          </table:table-cell>
          <table:table-cell table:number-columns-repeated="1637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4852" calcext:value-type="float">
            <text:p>554852</text:p>
          </table:table-cell>
          <table:table-cell office:value-type="float" office:value="207034" calcext:value-type="float">
            <text:p>207034</text:p>
          </table:table-cell>
          <table:table-cell office:value-type="float" office:value="1817659" calcext:value-type="float">
            <text:p>1817659</text:p>
          </table:table-cell>
          <table:table-cell office:value-type="float" office:value="677487" calcext:value-type="float">
            <text:p>677487</text:p>
          </table:table-cell>
          <table:table-cell office:value-type="float" office:value="2393008" calcext:value-type="float">
            <text:p>2393008</text:p>
          </table:table-cell>
          <table:table-cell office:value-type="float" office:value="891026" calcext:value-type="float">
            <text:p>891026</text:p>
          </table:table-cell>
          <table:table-cell office:value-type="float" office:value="1170446" calcext:value-type="float">
            <text:p>1170446</text:p>
          </table:table-cell>
          <table:table-cell office:value-type="float" office:value="435630" calcext:value-type="float">
            <text:p>435630</text:p>
          </table:table-cell>
          <table:table-cell office:value-type="float" office:value="481184" calcext:value-type="float">
            <text:p>481184</text:p>
          </table:table-cell>
          <table:table-cell office:value-type="float" office:value="179206" calcext:value-type="float">
            <text:p>179206</text:p>
          </table:table-cell>
          <table:table-cell office:value-type="float" office:value="577336" calcext:value-type="float">
            <text:p>577336</text:p>
          </table:table-cell>
          <table:table-cell office:value-type="float" office:value="214998" calcext:value-type="float">
            <text:p>214998</text:p>
          </table:table-cell>
          <table:table-cell table:number-columns-repeated="1637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46106" calcext:value-type="float">
            <text:p>646106</text:p>
          </table:table-cell>
          <table:table-cell office:value-type="float" office:value="241195" calcext:value-type="float">
            <text:p>241195</text:p>
          </table:table-cell>
          <table:table-cell office:value-type="float" office:value="1524814" calcext:value-type="float">
            <text:p>1524814</text:p>
          </table:table-cell>
          <table:table-cell office:value-type="float" office:value="567785" calcext:value-type="float">
            <text:p>567785</text:p>
          </table:table-cell>
          <table:table-cell office:value-type="float" office:value="5578810" calcext:value-type="float">
            <text:p>5578810</text:p>
          </table:table-cell>
          <table:table-cell office:value-type="float" office:value="2075965" calcext:value-type="float">
            <text:p>2075965</text:p>
          </table:table-cell>
          <table:table-cell office:value-type="float" office:value="1474670" calcext:value-type="float">
            <text:p>1474670</text:p>
          </table:table-cell>
          <table:table-cell office:value-type="float" office:value="549066" calcext:value-type="float">
            <text:p>549066</text:p>
          </table:table-cell>
          <table:table-cell office:value-type="float" office:value="582342" calcext:value-type="float">
            <text:p>582342</text:p>
          </table:table-cell>
          <table:table-cell office:value-type="float" office:value="217084" calcext:value-type="float">
            <text:p>217084</text:p>
          </table:table-cell>
          <table:table-cell office:value-type="float" office:value="578736" calcext:value-type="float">
            <text:p>578736</text:p>
          </table:table-cell>
          <table:table-cell office:value-type="float" office:value="215524" calcext:value-type="float">
            <text:p>215524</text:p>
          </table:table-cell>
          <table:table-cell table:number-columns-repeated="1637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52128" calcext:value-type="float">
            <text:p>552128</text:p>
          </table:table-cell>
          <table:table-cell office:value-type="float" office:value="206067" calcext:value-type="float">
            <text:p>206067</text:p>
          </table:table-cell>
          <table:table-cell office:value-type="float" office:value="1518398" calcext:value-type="float">
            <text:p>1518398</text:p>
          </table:table-cell>
          <table:table-cell office:value-type="float" office:value="565327" calcext:value-type="float">
            <text:p>565327</text:p>
          </table:table-cell>
          <table:table-cell office:value-type="float" office:value="3561780" calcext:value-type="float">
            <text:p>3561780</text:p>
          </table:table-cell>
          <table:table-cell office:value-type="float" office:value="1325774" calcext:value-type="float">
            <text:p>1325774</text:p>
          </table:table-cell>
          <table:table-cell office:value-type="float" office:value="1449990" calcext:value-type="float">
            <text:p>1449990</text:p>
          </table:table-cell>
          <table:table-cell office:value-type="float" office:value="539850" calcext:value-type="float">
            <text:p>539850</text:p>
          </table:table-cell>
          <table:table-cell office:value-type="float" office:value="550220" calcext:value-type="float">
            <text:p>550220</text:p>
          </table:table-cell>
          <table:table-cell office:value-type="float" office:value="205137" calcext:value-type="float">
            <text:p>205137</text:p>
          </table:table-cell>
          <table:table-cell office:value-type="float" office:value="674088" calcext:value-type="float">
            <text:p>674088</text:p>
          </table:table-cell>
          <table:table-cell office:value-type="float" office:value="251493" calcext:value-type="float">
            <text:p>251493</text:p>
          </table:table-cell>
          <table:table-cell table:number-columns-repeated="1637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20350" calcext:value-type="float">
            <text:p>520350</text:p>
          </table:table-cell>
          <table:table-cell office:value-type="float" office:value="194169" calcext:value-type="float">
            <text:p>194169</text:p>
          </table:table-cell>
          <table:table-cell office:value-type="float" office:value="1417241" calcext:value-type="float">
            <text:p>1417241</text:p>
          </table:table-cell>
          <table:table-cell office:value-type="float" office:value="528254" calcext:value-type="float">
            <text:p>528254</text:p>
          </table:table-cell>
          <table:table-cell office:value-type="float" office:value="2041720" calcext:value-type="float">
            <text:p>2041720</text:p>
          </table:table-cell>
          <table:table-cell office:value-type="float" office:value="760004" calcext:value-type="float">
            <text:p>760004</text:p>
          </table:table-cell>
          <table:table-cell office:value-type="float" office:value="1058228" calcext:value-type="float">
            <text:p>1058228</text:p>
          </table:table-cell>
          <table:table-cell office:value-type="float" office:value="393856" calcext:value-type="float">
            <text:p>393856</text:p>
          </table:table-cell>
          <table:table-cell office:value-type="float" office:value="441262" calcext:value-type="float">
            <text:p>441262</text:p>
          </table:table-cell>
          <table:table-cell office:value-type="float" office:value="164335" calcext:value-type="float">
            <text:p>164335</text:p>
          </table:table-cell>
          <table:table-cell office:value-type="float" office:value="524572" calcext:value-type="float">
            <text:p>524572</text:p>
          </table:table-cell>
          <table:table-cell office:value-type="float" office:value="195388" calcext:value-type="float">
            <text:p>195388</text:p>
          </table:table-cell>
          <table:table-cell table:number-columns-repeated="1637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25662" calcext:value-type="float">
            <text:p>525662</text:p>
          </table:table-cell>
          <table:table-cell office:value-type="float" office:value="196126" calcext:value-type="float">
            <text:p>196126</text:p>
          </table:table-cell>
          <table:table-cell office:value-type="float" office:value="1470234" calcext:value-type="float">
            <text:p>1470234</text:p>
          </table:table-cell>
          <table:table-cell office:value-type="float" office:value="547429" calcext:value-type="float">
            <text:p>547429</text:p>
          </table:table-cell>
          <table:table-cell office:value-type="float" office:value="1964708" calcext:value-type="float">
            <text:p>1964708</text:p>
          </table:table-cell>
          <table:table-cell office:value-type="float" office:value="731408" calcext:value-type="float">
            <text:p>731408</text:p>
          </table:table-cell>
          <table:table-cell office:value-type="float" office:value="1328650" calcext:value-type="float">
            <text:p>1328650</text:p>
          </table:table-cell>
          <table:table-cell office:value-type="float" office:value="494707" calcext:value-type="float">
            <text:p>494707</text:p>
          </table:table-cell>
          <table:table-cell office:value-type="float" office:value="524688" calcext:value-type="float">
            <text:p>524688</text:p>
          </table:table-cell>
          <table:table-cell office:value-type="float" office:value="195599" calcext:value-type="float">
            <text:p>195599</text:p>
          </table:table-cell>
          <table:table-cell office:value-type="float" office:value="627920" calcext:value-type="float">
            <text:p>627920</text:p>
          </table:table-cell>
          <table:table-cell office:value-type="float" office:value="234061" calcext:value-type="float">
            <text:p>234061</text:p>
          </table:table-cell>
          <table:table-cell table:number-columns-repeated="1637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3186" calcext:value-type="float">
            <text:p>453186</text:p>
          </table:table-cell>
          <table:table-cell office:value-type="float" office:value="168872" calcext:value-type="float">
            <text:p>168872</text:p>
          </table:table-cell>
          <table:table-cell office:value-type="float" office:value="1209270" calcext:value-type="float">
            <text:p>1209270</text:p>
          </table:table-cell>
          <table:table-cell office:value-type="float" office:value="450144" calcext:value-type="float">
            <text:p>450144</text:p>
          </table:table-cell>
          <table:table-cell office:value-type="float" office:value="4745520" calcext:value-type="float">
            <text:p>4745520</text:p>
          </table:table-cell>
          <table:table-cell office:value-type="float" office:value="1765631" calcext:value-type="float">
            <text:p>1765631</text:p>
          </table:table-cell>
          <table:table-cell office:value-type="float" office:value="1126438" calcext:value-type="float">
            <text:p>1126438</text:p>
          </table:table-cell>
          <table:table-cell office:value-type="float" office:value="419342" calcext:value-type="float">
            <text:p>419342</text:p>
          </table:table-cell>
          <table:table-cell office:value-type="float" office:value="442602" calcext:value-type="float">
            <text:p>442602</text:p>
          </table:table-cell>
          <table:table-cell office:value-type="float" office:value="164842" calcext:value-type="float">
            <text:p>164842</text:p>
          </table:table-cell>
          <table:table-cell office:value-type="float" office:value="562116" calcext:value-type="float">
            <text:p>562116</text:p>
          </table:table-cell>
          <table:table-cell office:value-type="float" office:value="209501" calcext:value-type="float">
            <text:p>209501</text:p>
          </table:table-cell>
          <table:table-cell table:number-columns-repeated="1637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31112" calcext:value-type="float">
            <text:p>531112</text:p>
          </table:table-cell>
          <table:table-cell office:value-type="float" office:value="198174" calcext:value-type="float">
            <text:p>198174</text:p>
          </table:table-cell>
          <table:table-cell office:value-type="float" office:value="1457270" calcext:value-type="float">
            <text:p>1457270</text:p>
          </table:table-cell>
          <table:table-cell office:value-type="float" office:value="542690" calcext:value-type="float">
            <text:p>542690</text:p>
          </table:table-cell>
          <table:table-cell office:value-type="float" office:value="9085439" calcext:value-type="float">
            <text:p>9085439</text:p>
          </table:table-cell>
          <table:table-cell office:value-type="float" office:value="3381145" calcext:value-type="float">
            <text:p>3381145</text:p>
          </table:table-cell>
          <table:table-cell office:value-type="float" office:value="1117252" calcext:value-type="float">
            <text:p>1117252</text:p>
          </table:table-cell>
          <table:table-cell office:value-type="float" office:value="416117" calcext:value-type="float">
            <text:p>416117</text:p>
          </table:table-cell>
          <table:table-cell office:value-type="float" office:value="477754" calcext:value-type="float">
            <text:p>477754</text:p>
          </table:table-cell>
          <table:table-cell office:value-type="float" office:value="177930" calcext:value-type="float">
            <text:p>177930</text:p>
          </table:table-cell>
          <table:table-cell office:value-type="float" office:value="576620" calcext:value-type="float">
            <text:p>576620</text:p>
          </table:table-cell>
          <table:table-cell office:value-type="float" office:value="214736" calcext:value-type="float">
            <text:p>214736</text:p>
          </table:table-cell>
          <table:table-cell table:number-columns-repeated="1637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57020" calcext:value-type="float">
            <text:p>457020</text:p>
          </table:table-cell>
          <table:table-cell office:value-type="float" office:value="170313" calcext:value-type="float">
            <text:p>170313</text:p>
          </table:table-cell>
          <table:table-cell office:value-type="float" office:value="1218352" calcext:value-type="float">
            <text:p>1218352</text:p>
          </table:table-cell>
          <table:table-cell office:value-type="float" office:value="453687" calcext:value-type="float">
            <text:p>453687</text:p>
          </table:table-cell>
          <table:table-cell office:value-type="float" office:value="3891062" calcext:value-type="float">
            <text:p>3891062</text:p>
          </table:table-cell>
          <table:table-cell office:value-type="float" office:value="1447793" calcext:value-type="float">
            <text:p>1447793</text:p>
          </table:table-cell>
          <table:table-cell office:value-type="float" office:value="1177436" calcext:value-type="float">
            <text:p>1177436</text:p>
          </table:table-cell>
          <table:table-cell office:value-type="float" office:value="438230" calcext:value-type="float">
            <text:p>438230</text:p>
          </table:table-cell>
          <table:table-cell office:value-type="float" office:value="487070" calcext:value-type="float">
            <text:p>487070</text:p>
          </table:table-cell>
          <table:table-cell office:value-type="float" office:value="181449" calcext:value-type="float">
            <text:p>181449</text:p>
          </table:table-cell>
          <table:table-cell office:value-type="float" office:value="550352" calcext:value-type="float">
            <text:p>550352</text:p>
          </table:table-cell>
          <table:table-cell office:value-type="float" office:value="204987" calcext:value-type="float">
            <text:p>204987</text:p>
          </table:table-cell>
          <table:table-cell table:number-columns-repeated="1637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49956" calcext:value-type="float">
            <text:p>549956</text:p>
          </table:table-cell>
          <table:table-cell office:value-type="float" office:value="205208" calcext:value-type="float">
            <text:p>205208</text:p>
          </table:table-cell>
          <table:table-cell office:value-type="float" office:value="1438700" calcext:value-type="float">
            <text:p>1438700</text:p>
          </table:table-cell>
          <table:table-cell office:value-type="float" office:value="535667" calcext:value-type="float">
            <text:p>535667</text:p>
          </table:table-cell>
          <table:table-cell office:value-type="float" office:value="2068116" calcext:value-type="float">
            <text:p>2068116</text:p>
          </table:table-cell>
          <table:table-cell office:value-type="float" office:value="769986" calcext:value-type="float">
            <text:p>769986</text:p>
          </table:table-cell>
          <table:table-cell office:value-type="float" office:value="1407548" calcext:value-type="float">
            <text:p>1407548</text:p>
          </table:table-cell>
          <table:table-cell office:value-type="float" office:value="524365" calcext:value-type="float">
            <text:p>524365</text:p>
          </table:table-cell>
          <table:table-cell office:value-type="float" office:value="567848" calcext:value-type="float">
            <text:p>567848</text:p>
          </table:table-cell>
          <table:table-cell office:value-type="float" office:value="211970" calcext:value-type="float">
            <text:p>211970</text:p>
          </table:table-cell>
          <table:table-cell office:value-type="float" office:value="643426" calcext:value-type="float">
            <text:p>643426</text:p>
          </table:table-cell>
          <table:table-cell office:value-type="float" office:value="239716" calcext:value-type="float">
            <text:p>239716</text:p>
          </table:table-cell>
          <table:table-cell table:number-columns-repeated="1637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478" calcext:value-type="float">
            <text:p>468478</text:p>
          </table:table-cell>
          <table:table-cell office:value-type="float" office:value="174578" calcext:value-type="float">
            <text:p>174578</text:p>
          </table:table-cell>
          <table:table-cell office:value-type="float" office:value="1231410" calcext:value-type="float">
            <text:p>1231410</text:p>
          </table:table-cell>
          <table:table-cell office:value-type="float" office:value="458388" calcext:value-type="float">
            <text:p>458388</text:p>
          </table:table-cell>
          <table:table-cell office:value-type="float" office:value="1722550" calcext:value-type="float">
            <text:p>1722550</text:p>
          </table:table-cell>
          <table:table-cell office:value-type="float" office:value="641053" calcext:value-type="float">
            <text:p>641053</text:p>
          </table:table-cell>
          <table:table-cell office:value-type="float" office:value="1178450" calcext:value-type="float">
            <text:p>1178450</text:p>
          </table:table-cell>
          <table:table-cell office:value-type="float" office:value="438606" calcext:value-type="float">
            <text:p>438606</text:p>
          </table:table-cell>
          <table:table-cell office:value-type="float" office:value="506574" calcext:value-type="float">
            <text:p>506574</text:p>
          </table:table-cell>
          <table:table-cell office:value-type="float" office:value="188709" calcext:value-type="float">
            <text:p>188709</text:p>
          </table:table-cell>
          <table:table-cell office:value-type="float" office:value="564928" calcext:value-type="float">
            <text:p>564928</text:p>
          </table:table-cell>
          <table:table-cell office:value-type="float" office:value="210467" calcext:value-type="float">
            <text:p>210467</text:p>
          </table:table-cell>
          <table:table-cell table:number-columns-repeated="1637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7768" calcext:value-type="float">
            <text:p>467768</text:p>
          </table:table-cell>
          <table:table-cell office:value-type="float" office:value="174285" calcext:value-type="float">
            <text:p>174285</text:p>
          </table:table-cell>
          <table:table-cell office:value-type="float" office:value="1259302" calcext:value-type="float">
            <text:p>1259302</text:p>
          </table:table-cell>
          <table:table-cell office:value-type="float" office:value="468921" calcext:value-type="float">
            <text:p>468921</text:p>
          </table:table-cell>
          <table:table-cell office:value-type="float" office:value="4009204" calcext:value-type="float">
            <text:p>4009204</text:p>
          </table:table-cell>
          <table:table-cell office:value-type="float" office:value="1491827" calcext:value-type="float">
            <text:p>1491827</text:p>
          </table:table-cell>
          <table:table-cell office:value-type="float" office:value="1125500" calcext:value-type="float">
            <text:p>1125500</text:p>
          </table:table-cell>
          <table:table-cell office:value-type="float" office:value="418899" calcext:value-type="float">
            <text:p>418899</text:p>
          </table:table-cell>
          <table:table-cell office:value-type="float" office:value="452754" calcext:value-type="float">
            <text:p>452754</text:p>
          </table:table-cell>
          <table:table-cell office:value-type="float" office:value="168616" calcext:value-type="float">
            <text:p>168616</text:p>
          </table:table-cell>
          <table:table-cell office:value-type="float" office:value="577528" calcext:value-type="float">
            <text:p>577528</text:p>
          </table:table-cell>
          <table:table-cell office:value-type="float" office:value="215103" calcext:value-type="float">
            <text:p>215103</text:p>
          </table:table-cell>
          <table:table-cell table:number-columns-repeated="1637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49790" calcext:value-type="float">
            <text:p>549790</text:p>
          </table:table-cell>
          <table:table-cell office:value-type="float" office:value="205098" calcext:value-type="float">
            <text:p>205098</text:p>
          </table:table-cell>
          <table:table-cell office:value-type="float" office:value="1602918" calcext:value-type="float">
            <text:p>1602918</text:p>
          </table:table-cell>
          <table:table-cell office:value-type="float" office:value="596893" calcext:value-type="float">
            <text:p>596893</text:p>
          </table:table-cell>
          <table:table-cell office:value-type="float" office:value="3910238" calcext:value-type="float">
            <text:p>3910238</text:p>
          </table:table-cell>
          <table:table-cell office:value-type="float" office:value="1455217" calcext:value-type="float">
            <text:p>1455217</text:p>
          </table:table-cell>
          <table:table-cell office:value-type="float" office:value="1747823" calcext:value-type="float">
            <text:p>1747823</text:p>
          </table:table-cell>
          <table:table-cell office:value-type="float" office:value="651578" calcext:value-type="float">
            <text:p>651578</text:p>
          </table:table-cell>
          <table:table-cell office:value-type="float" office:value="489312" calcext:value-type="float">
            <text:p>489312</text:p>
          </table:table-cell>
          <table:table-cell office:value-type="float" office:value="182422" calcext:value-type="float">
            <text:p>182422</text:p>
          </table:table-cell>
          <table:table-cell office:value-type="float" office:value="573426" calcext:value-type="float">
            <text:p>573426</text:p>
          </table:table-cell>
          <table:table-cell office:value-type="float" office:value="213575" calcext:value-type="float">
            <text:p>213575</text:p>
          </table:table-cell>
          <table:table-cell table:number-columns-repeated="1637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50738" calcext:value-type="float">
            <text:p>550738</text:p>
          </table:table-cell>
          <table:table-cell office:value-type="float" office:value="205485" calcext:value-type="float">
            <text:p>205485</text:p>
          </table:table-cell>
          <table:table-cell office:value-type="float" office:value="1522000" calcext:value-type="float">
            <text:p>1522000</text:p>
          </table:table-cell>
          <table:table-cell office:value-type="float" office:value="566774" calcext:value-type="float">
            <text:p>566774</text:p>
          </table:table-cell>
          <table:table-cell office:value-type="float" office:value="2941544" calcext:value-type="float">
            <text:p>2941544</text:p>
          </table:table-cell>
          <table:table-cell office:value-type="float" office:value="1094808" calcext:value-type="float">
            <text:p>1094808</text:p>
          </table:table-cell>
          <table:table-cell office:value-type="float" office:value="1431742" calcext:value-type="float">
            <text:p>1431742</text:p>
          </table:table-cell>
          <table:table-cell office:value-type="float" office:value="533088" calcext:value-type="float">
            <text:p>533088</text:p>
          </table:table-cell>
          <table:table-cell office:value-type="float" office:value="562658" calcext:value-type="float">
            <text:p>562658</text:p>
          </table:table-cell>
          <table:table-cell office:value-type="float" office:value="209781" calcext:value-type="float">
            <text:p>209781</text:p>
          </table:table-cell>
          <table:table-cell office:value-type="float" office:value="659318" calcext:value-type="float">
            <text:p>659318</text:p>
          </table:table-cell>
          <table:table-cell office:value-type="float" office:value="245750" calcext:value-type="float">
            <text:p>245750</text:p>
          </table:table-cell>
          <table:table-cell table:number-columns-repeated="1637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5992" calcext:value-type="float">
            <text:p>475992</text:p>
          </table:table-cell>
          <table:table-cell office:value-type="float" office:value="177361" calcext:value-type="float">
            <text:p>177361</text:p>
          </table:table-cell>
          <table:table-cell office:value-type="float" office:value="1177404" calcext:value-type="float">
            <text:p>1177404</text:p>
          </table:table-cell>
          <table:table-cell office:value-type="float" office:value="438420" calcext:value-type="float">
            <text:p>438420</text:p>
          </table:table-cell>
          <table:table-cell office:value-type="float" office:value="5211450" calcext:value-type="float">
            <text:p>5211450</text:p>
          </table:table-cell>
          <table:table-cell office:value-type="float" office:value="1939129" calcext:value-type="float">
            <text:p>1939129</text:p>
          </table:table-cell>
          <table:table-cell office:value-type="float" office:value="1237414" calcext:value-type="float">
            <text:p>1237414</text:p>
          </table:table-cell>
          <table:table-cell office:value-type="float" office:value="460544" calcext:value-type="float">
            <text:p>460544</text:p>
          </table:table-cell>
          <table:table-cell office:value-type="float" office:value="521040" calcext:value-type="float">
            <text:p>521040</text:p>
          </table:table-cell>
          <table:table-cell office:value-type="float" office:value="194094" calcext:value-type="float">
            <text:p>194094</text:p>
          </table:table-cell>
          <table:table-cell office:value-type="float" office:value="614330" calcext:value-type="float">
            <text:p>614330</text:p>
          </table:table-cell>
          <table:table-cell office:value-type="float" office:value="229003" calcext:value-type="float">
            <text:p>229003</text:p>
          </table:table-cell>
          <table:table-cell table:number-columns-repeated="1637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1406" calcext:value-type="float">
            <text:p>551406</text:p>
          </table:table-cell>
          <table:table-cell office:value-type="float" office:value="205708" calcext:value-type="float">
            <text:p>205708</text:p>
          </table:table-cell>
          <table:table-cell office:value-type="float" office:value="1519720" calcext:value-type="float">
            <text:p>1519720</text:p>
          </table:table-cell>
          <table:table-cell office:value-type="float" office:value="565832" calcext:value-type="float">
            <text:p>565832</text:p>
          </table:table-cell>
          <table:table-cell office:value-type="float" office:value="2961616" calcext:value-type="float">
            <text:p>2961616</text:p>
          </table:table-cell>
          <table:table-cell office:value-type="float" office:value="1102413" calcext:value-type="float">
            <text:p>1102413</text:p>
          </table:table-cell>
          <table:table-cell office:value-type="float" office:value="1467860" calcext:value-type="float">
            <text:p>1467860</text:p>
          </table:table-cell>
          <table:table-cell office:value-type="float" office:value="546550" calcext:value-type="float">
            <text:p>546550</text:p>
          </table:table-cell>
          <table:table-cell office:value-type="float" office:value="596758" calcext:value-type="float">
            <text:p>596758</text:p>
          </table:table-cell>
          <table:table-cell office:value-type="float" office:value="222461" calcext:value-type="float">
            <text:p>222461</text:p>
          </table:table-cell>
          <table:table-cell office:value-type="float" office:value="698594" calcext:value-type="float">
            <text:p>698594</text:p>
          </table:table-cell>
          <table:table-cell office:value-type="float" office:value="260436" calcext:value-type="float">
            <text:p>260436</text:p>
          </table:table-cell>
          <table:table-cell table:number-columns-repeated="1637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7954" calcext:value-type="float">
            <text:p>477954</text:p>
          </table:table-cell>
          <table:table-cell office:value-type="float" office:value="178172" calcext:value-type="float">
            <text:p>178172</text:p>
          </table:table-cell>
          <table:table-cell office:value-type="float" office:value="1235542" calcext:value-type="float">
            <text:p>1235542</text:p>
          </table:table-cell>
          <table:table-cell office:value-type="float" office:value="460123" calcext:value-type="float">
            <text:p>460123</text:p>
          </table:table-cell>
          <table:table-cell office:value-type="float" office:value="2379376" calcext:value-type="float">
            <text:p>2379376</text:p>
          </table:table-cell>
          <table:table-cell office:value-type="float" office:value="885476" calcext:value-type="float">
            <text:p>885476</text:p>
          </table:table-cell>
          <table:table-cell office:value-type="float" office:value="1245796" calcext:value-type="float">
            <text:p>1245796</text:p>
          </table:table-cell>
          <table:table-cell office:value-type="float" office:value="463694" calcext:value-type="float">
            <text:p>463694</text:p>
          </table:table-cell>
          <table:table-cell office:value-type="float" office:value="491242" calcext:value-type="float">
            <text:p>491242</text:p>
          </table:table-cell>
          <table:table-cell office:value-type="float" office:value="182957" calcext:value-type="float">
            <text:p>182957</text:p>
          </table:table-cell>
          <table:table-cell office:value-type="float" office:value="599176" calcext:value-type="float">
            <text:p>599176</text:p>
          </table:table-cell>
          <table:table-cell office:value-type="float" office:value="223128" calcext:value-type="float">
            <text:p>223128</text:p>
          </table:table-cell>
          <table:table-cell table:number-columns-repeated="1637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89084" calcext:value-type="float">
            <text:p>489084</text:p>
          </table:table-cell>
          <table:table-cell office:value-type="float" office:value="182250" calcext:value-type="float">
            <text:p>182250</text:p>
          </table:table-cell>
          <table:table-cell office:value-type="float" office:value="1313716" calcext:value-type="float">
            <text:p>1313716</text:p>
          </table:table-cell>
          <table:table-cell office:value-type="float" office:value="489166" calcext:value-type="float">
            <text:p>489166</text:p>
          </table:table-cell>
          <table:table-cell office:value-type="float" office:value="3021012" calcext:value-type="float">
            <text:p>3021012</text:p>
          </table:table-cell>
          <table:table-cell office:value-type="float" office:value="1124138" calcext:value-type="float">
            <text:p>1124138</text:p>
          </table:table-cell>
          <table:table-cell office:value-type="float" office:value="1232908" calcext:value-type="float">
            <text:p>1232908</text:p>
          </table:table-cell>
          <table:table-cell office:value-type="float" office:value="458884" calcext:value-type="float">
            <text:p>458884</text:p>
          </table:table-cell>
          <table:table-cell office:value-type="float" office:value="473794" calcext:value-type="float">
            <text:p>473794</text:p>
          </table:table-cell>
          <table:table-cell office:value-type="float" office:value="176456" calcext:value-type="float">
            <text:p>176456</text:p>
          </table:table-cell>
          <table:table-cell office:value-type="float" office:value="577866" calcext:value-type="float">
            <text:p>577866</text:p>
          </table:table-cell>
          <table:table-cell office:value-type="float" office:value="215250" calcext:value-type="float">
            <text:p>215250</text:p>
          </table:table-cell>
          <table:table-cell table:number-columns-repeated="1637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71300" calcext:value-type="float">
            <text:p>571300</text:p>
          </table:table-cell>
          <table:table-cell office:value-type="float" office:value="213235" calcext:value-type="float">
            <text:p>213235</text:p>
          </table:table-cell>
          <table:table-cell office:value-type="float" office:value="1519670" calcext:value-type="float">
            <text:p>1519670</text:p>
          </table:table-cell>
          <table:table-cell office:value-type="float" office:value="565819" calcext:value-type="float">
            <text:p>565819</text:p>
          </table:table-cell>
          <table:table-cell office:value-type="float" office:value="1946837" calcext:value-type="float">
            <text:p>1946837</text:p>
          </table:table-cell>
          <table:table-cell office:value-type="float" office:value="725458" calcext:value-type="float">
            <text:p>725458</text:p>
          </table:table-cell>
          <table:table-cell office:value-type="float" office:value="1214602" calcext:value-type="float">
            <text:p>1214602</text:p>
          </table:table-cell>
          <table:table-cell office:value-type="float" office:value="452078" calcext:value-type="float">
            <text:p>452078</text:p>
          </table:table-cell>
          <table:table-cell office:value-type="float" office:value="524204" calcext:value-type="float">
            <text:p>524204</text:p>
          </table:table-cell>
          <table:table-cell office:value-type="float" office:value="195693" calcext:value-type="float">
            <text:p>195693</text:p>
          </table:table-cell>
          <table:table-cell office:value-type="float" office:value="682800" calcext:value-type="float">
            <text:p>682800</text:p>
          </table:table-cell>
          <table:table-cell office:value-type="float" office:value="254358" calcext:value-type="float">
            <text:p>254358</text:p>
          </table:table-cell>
          <table:table-cell table:number-columns-repeated="1637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6946" calcext:value-type="float">
            <text:p>556946</text:p>
          </table:table-cell>
          <table:table-cell office:value-type="float" office:value="207931" calcext:value-type="float">
            <text:p>207931</text:p>
          </table:table-cell>
          <table:table-cell office:value-type="float" office:value="1569778" calcext:value-type="float">
            <text:p>1569778</text:p>
          </table:table-cell>
          <table:table-cell office:value-type="float" office:value="584630" calcext:value-type="float">
            <text:p>584630</text:p>
          </table:table-cell>
          <table:table-cell office:value-type="float" office:value="3424038" calcext:value-type="float">
            <text:p>3424038</text:p>
          </table:table-cell>
          <table:table-cell office:value-type="float" office:value="1274415" calcext:value-type="float">
            <text:p>1274415</text:p>
          </table:table-cell>
          <table:table-cell office:value-type="float" office:value="1478982" calcext:value-type="float">
            <text:p>1478982</text:p>
          </table:table-cell>
          <table:table-cell office:value-type="float" office:value="550784" calcext:value-type="float">
            <text:p>550784</text:p>
          </table:table-cell>
          <table:table-cell office:value-type="float" office:value="579646" calcext:value-type="float">
            <text:p>579646</text:p>
          </table:table-cell>
          <table:table-cell office:value-type="float" office:value="216101" calcext:value-type="float">
            <text:p>216101</text:p>
          </table:table-cell>
          <table:table-cell office:value-type="float" office:value="669008" calcext:value-type="float">
            <text:p>669008</text:p>
          </table:table-cell>
          <table:table-cell office:value-type="float" office:value="249366" calcext:value-type="float">
            <text:p>249366</text:p>
          </table:table-cell>
          <table:table-cell table:number-columns-repeated="1637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7212" calcext:value-type="float">
            <text:p>557212</text:p>
          </table:table-cell>
          <table:table-cell office:value-type="float" office:value="208095" calcext:value-type="float">
            <text:p>208095</text:p>
          </table:table-cell>
          <table:table-cell office:value-type="float" office:value="1419419" calcext:value-type="float">
            <text:p>1419419</text:p>
          </table:table-cell>
          <table:table-cell office:value-type="float" office:value="530778" calcext:value-type="float">
            <text:p>530778</text:p>
          </table:table-cell>
          <table:table-cell office:value-type="float" office:value="7222646" calcext:value-type="float">
            <text:p>7222646</text:p>
          </table:table-cell>
          <table:table-cell office:value-type="float" office:value="2687536" calcext:value-type="float">
            <text:p>2687536</text:p>
          </table:table-cell>
          <table:table-cell office:value-type="float" office:value="1178610" calcext:value-type="float">
            <text:p>1178610</text:p>
          </table:table-cell>
          <table:table-cell office:value-type="float" office:value="438667" calcext:value-type="float">
            <text:p>438667</text:p>
          </table:table-cell>
          <table:table-cell office:value-type="float" office:value="498390" calcext:value-type="float">
            <text:p>498390</text:p>
          </table:table-cell>
          <table:table-cell office:value-type="float" office:value="185618" calcext:value-type="float">
            <text:p>185618</text:p>
          </table:table-cell>
          <table:table-cell office:value-type="float" office:value="580948" calcext:value-type="float">
            <text:p>580948</text:p>
          </table:table-cell>
          <table:table-cell office:value-type="float" office:value="216372" calcext:value-type="float">
            <text:p>216372</text:p>
          </table:table-cell>
          <table:table-cell table:number-columns-repeated="1637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48840" calcext:value-type="float">
            <text:p>548840</text:p>
          </table:table-cell>
          <table:table-cell office:value-type="float" office:value="204793" calcext:value-type="float">
            <text:p>204793</text:p>
          </table:table-cell>
          <table:table-cell office:value-type="float" office:value="1496806" calcext:value-type="float">
            <text:p>1496806</text:p>
          </table:table-cell>
          <table:table-cell office:value-type="float" office:value="557278" calcext:value-type="float">
            <text:p>557278</text:p>
          </table:table-cell>
          <table:table-cell office:value-type="float" office:value="3434014" calcext:value-type="float">
            <text:p>3434014</text:p>
          </table:table-cell>
          <table:table-cell office:value-type="float" office:value="1278126" calcext:value-type="float">
            <text:p>1278126</text:p>
          </table:table-cell>
          <table:table-cell office:value-type="float" office:value="1467918" calcext:value-type="float">
            <text:p>1467918</text:p>
          </table:table-cell>
          <table:table-cell office:value-type="float" office:value="546528" calcext:value-type="float">
            <text:p>546528</text:p>
          </table:table-cell>
          <table:table-cell office:value-type="float" office:value="579552" calcext:value-type="float">
            <text:p>579552</text:p>
          </table:table-cell>
          <table:table-cell office:value-type="float" office:value="216050" calcext:value-type="float">
            <text:p>216050</text:p>
          </table:table-cell>
          <table:table-cell office:value-type="float" office:value="613602" calcext:value-type="float">
            <text:p>613602</text:p>
          </table:table-cell>
          <table:table-cell office:value-type="float" office:value="228564" calcext:value-type="float">
            <text:p>228564</text:p>
          </table:table-cell>
          <table:table-cell table:number-columns-repeated="1637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60364" calcext:value-type="float">
            <text:p>560364</text:p>
          </table:table-cell>
          <table:table-cell office:value-type="float" office:value="209063" calcext:value-type="float">
            <text:p>209063</text:p>
          </table:table-cell>
          <table:table-cell office:value-type="float" office:value="1523196" calcext:value-type="float">
            <text:p>1523196</text:p>
          </table:table-cell>
          <table:table-cell office:value-type="float" office:value="567179" calcext:value-type="float">
            <text:p>567179</text:p>
          </table:table-cell>
          <table:table-cell office:value-type="float" office:value="5376329" calcext:value-type="float">
            <text:p>5376329</text:p>
          </table:table-cell>
          <table:table-cell office:value-type="float" office:value="2002973" calcext:value-type="float">
            <text:p>2002973</text:p>
          </table:table-cell>
          <table:table-cell office:value-type="float" office:value="1243526" calcext:value-type="float">
            <text:p>1243526</text:p>
          </table:table-cell>
          <table:table-cell office:value-type="float" office:value="462854" calcext:value-type="float">
            <text:p>462854</text:p>
          </table:table-cell>
          <table:table-cell office:value-type="float" office:value="521834" calcext:value-type="float">
            <text:p>521834</text:p>
          </table:table-cell>
          <table:table-cell office:value-type="float" office:value="194338" calcext:value-type="float">
            <text:p>194338</text:p>
          </table:table-cell>
          <table:table-cell office:value-type="float" office:value="598960" calcext:value-type="float">
            <text:p>598960</text:p>
          </table:table-cell>
          <table:table-cell office:value-type="float" office:value="223030" calcext:value-type="float">
            <text:p>223030</text:p>
          </table:table-cell>
          <table:table-cell table:number-columns-repeated="1637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72554" calcext:value-type="float">
            <text:p>472554</text:p>
          </table:table-cell>
          <table:table-cell office:value-type="float" office:value="176141" calcext:value-type="float">
            <text:p>176141</text:p>
          </table:table-cell>
          <table:table-cell office:value-type="float" office:value="1252942" calcext:value-type="float">
            <text:p>1252942</text:p>
          </table:table-cell>
          <table:table-cell office:value-type="float" office:value="466682" calcext:value-type="float">
            <text:p>466682</text:p>
          </table:table-cell>
          <table:table-cell office:value-type="float" office:value="6131278" calcext:value-type="float">
            <text:p>6131278</text:p>
          </table:table-cell>
          <table:table-cell office:value-type="float" office:value="2281151" calcext:value-type="float">
            <text:p>2281151</text:p>
          </table:table-cell>
          <table:table-cell office:value-type="float" office:value="1189426" calcext:value-type="float">
            <text:p>1189426</text:p>
          </table:table-cell>
          <table:table-cell office:value-type="float" office:value="443423" calcext:value-type="float">
            <text:p>443423</text:p>
          </table:table-cell>
          <table:table-cell office:value-type="float" office:value="480652" calcext:value-type="float">
            <text:p>480652</text:p>
          </table:table-cell>
          <table:table-cell office:value-type="float" office:value="179002" calcext:value-type="float">
            <text:p>179002</text:p>
          </table:table-cell>
          <table:table-cell office:value-type="float" office:value="575730" calcext:value-type="float">
            <text:p>575730</text:p>
          </table:table-cell>
          <table:table-cell office:value-type="float" office:value="214522" calcext:value-type="float">
            <text:p>214522</text:p>
          </table:table-cell>
          <table:table-cell table:number-columns-repeated="1637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59212" calcext:value-type="float">
            <text:p>459212</text:p>
          </table:table-cell>
          <table:table-cell office:value-type="float" office:value="171114" calcext:value-type="float">
            <text:p>171114</text:p>
          </table:table-cell>
          <table:table-cell office:value-type="float" office:value="1278782" calcext:value-type="float">
            <text:p>1278782</text:p>
          </table:table-cell>
          <table:table-cell office:value-type="float" office:value="476107" calcext:value-type="float">
            <text:p>476107</text:p>
          </table:table-cell>
          <table:table-cell office:value-type="float" office:value="2369396" calcext:value-type="float">
            <text:p>2369396</text:p>
          </table:table-cell>
          <table:table-cell office:value-type="float" office:value="881749" calcext:value-type="float">
            <text:p>881749</text:p>
          </table:table-cell>
          <table:table-cell office:value-type="float" office:value="1256226" calcext:value-type="float">
            <text:p>1256226</text:p>
          </table:table-cell>
          <table:table-cell office:value-type="float" office:value="467558" calcext:value-type="float">
            <text:p>467558</text:p>
          </table:table-cell>
          <table:table-cell office:value-type="float" office:value="485330" calcext:value-type="float">
            <text:p>485330</text:p>
          </table:table-cell>
          <table:table-cell office:value-type="float" office:value="180748" calcext:value-type="float">
            <text:p>180748</text:p>
          </table:table-cell>
          <table:table-cell office:value-type="float" office:value="634134" calcext:value-type="float">
            <text:p>634134</text:p>
          </table:table-cell>
          <table:table-cell office:value-type="float" office:value="236157" calcext:value-type="float">
            <text:p>236157</text:p>
          </table:table-cell>
          <table:table-cell table:number-columns-repeated="1637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71604" calcext:value-type="float">
            <text:p>471604</text:p>
          </table:table-cell>
          <table:table-cell office:value-type="float" office:value="175834" calcext:value-type="float">
            <text:p>175834</text:p>
          </table:table-cell>
          <table:table-cell office:value-type="float" office:value="1312002" calcext:value-type="float">
            <text:p>1312002</text:p>
          </table:table-cell>
          <table:table-cell office:value-type="float" office:value="488457" calcext:value-type="float">
            <text:p>488457</text:p>
          </table:table-cell>
          <table:table-cell office:value-type="float" office:value="6856206" calcext:value-type="float">
            <text:p>6856206</text:p>
          </table:table-cell>
          <table:table-cell office:value-type="float" office:value="2550788" calcext:value-type="float">
            <text:p>2550788</text:p>
          </table:table-cell>
          <table:table-cell office:value-type="float" office:value="1214802" calcext:value-type="float">
            <text:p>1214802</text:p>
          </table:table-cell>
          <table:table-cell office:value-type="float" office:value="452171" calcext:value-type="float">
            <text:p>452171</text:p>
          </table:table-cell>
          <table:table-cell office:value-type="float" office:value="480608" calcext:value-type="float">
            <text:p>480608</text:p>
          </table:table-cell>
          <table:table-cell office:value-type="float" office:value="178989" calcext:value-type="float">
            <text:p>178989</text:p>
          </table:table-cell>
          <table:table-cell office:value-type="float" office:value="597680" calcext:value-type="float">
            <text:p>597680</text:p>
          </table:table-cell>
          <table:table-cell office:value-type="float" office:value="222616" calcext:value-type="float">
            <text:p>222616</text:p>
          </table:table-cell>
          <table:table-cell table:number-columns-repeated="1637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5306" calcext:value-type="float">
            <text:p>475306</text:p>
          </table:table-cell>
          <table:table-cell office:value-type="float" office:value="177117" calcext:value-type="float">
            <text:p>177117</text:p>
          </table:table-cell>
          <table:table-cell office:value-type="float" office:value="1231830" calcext:value-type="float">
            <text:p>1231830</text:p>
          </table:table-cell>
          <table:table-cell office:value-type="float" office:value="458698" calcext:value-type="float">
            <text:p>458698</text:p>
          </table:table-cell>
          <table:table-cell office:value-type="float" office:value="2312570" calcext:value-type="float">
            <text:p>2312570</text:p>
          </table:table-cell>
          <table:table-cell office:value-type="float" office:value="860525" calcext:value-type="float">
            <text:p>860525</text:p>
          </table:table-cell>
          <table:table-cell office:value-type="float" office:value="1166728" calcext:value-type="float">
            <text:p>1166728</text:p>
          </table:table-cell>
          <table:table-cell office:value-type="float" office:value="434238" calcext:value-type="float">
            <text:p>434238</text:p>
          </table:table-cell>
          <table:table-cell office:value-type="float" office:value="464766" calcext:value-type="float">
            <text:p>464766</text:p>
          </table:table-cell>
          <table:table-cell office:value-type="float" office:value="173121" calcext:value-type="float">
            <text:p>173121</text:p>
          </table:table-cell>
          <table:table-cell office:value-type="float" office:value="532238" calcext:value-type="float">
            <text:p>532238</text:p>
          </table:table-cell>
          <table:table-cell office:value-type="float" office:value="198193" calcext:value-type="float">
            <text:p>198193</text:p>
          </table:table-cell>
          <table:table-cell table:number-columns-repeated="1637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34426" calcext:value-type="float">
            <text:p>434426</text:p>
          </table:table-cell>
          <table:table-cell office:value-type="float" office:value="161973" calcext:value-type="float">
            <text:p>161973</text:p>
          </table:table-cell>
          <table:table-cell office:value-type="float" office:value="1171508" calcext:value-type="float">
            <text:p>1171508</text:p>
          </table:table-cell>
          <table:table-cell office:value-type="float" office:value="436138" calcext:value-type="float">
            <text:p>436138</text:p>
          </table:table-cell>
          <table:table-cell office:value-type="float" office:value="1624222" calcext:value-type="float">
            <text:p>1624222</text:p>
          </table:table-cell>
          <table:table-cell office:value-type="float" office:value="604422" calcext:value-type="float">
            <text:p>604422</text:p>
          </table:table-cell>
          <table:table-cell office:value-type="float" office:value="1125788" calcext:value-type="float">
            <text:p>1125788</text:p>
          </table:table-cell>
          <table:table-cell office:value-type="float" office:value="419002" calcext:value-type="float">
            <text:p>419002</text:p>
          </table:table-cell>
          <table:table-cell office:value-type="float" office:value="442694" calcext:value-type="float">
            <text:p>442694</text:p>
          </table:table-cell>
          <table:table-cell office:value-type="float" office:value="164879" calcext:value-type="float">
            <text:p>164879</text:p>
          </table:table-cell>
          <table:table-cell office:value-type="float" office:value="561620" calcext:value-type="float">
            <text:p>561620</text:p>
          </table:table-cell>
          <table:table-cell office:value-type="float" office:value="209207" calcext:value-type="float">
            <text:p>209207</text:p>
          </table:table-cell>
          <table:table-cell table:number-columns-repeated="1637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31424" calcext:value-type="float">
            <text:p>531424</text:p>
          </table:table-cell>
          <table:table-cell office:value-type="float" office:value="199197" calcext:value-type="float">
            <text:p>199197</text:p>
          </table:table-cell>
          <table:table-cell office:value-type="float" office:value="1494006" calcext:value-type="float">
            <text:p>1494006</text:p>
          </table:table-cell>
          <table:table-cell office:value-type="float" office:value="556232" calcext:value-type="float">
            <text:p>556232</text:p>
          </table:table-cell>
          <table:table-cell office:value-type="float" office:value="3830486" calcext:value-type="float">
            <text:p>3830486</text:p>
          </table:table-cell>
          <table:table-cell office:value-type="float" office:value="1425665" calcext:value-type="float">
            <text:p>1425665</text:p>
          </table:table-cell>
          <table:table-cell office:value-type="float" office:value="1580054" calcext:value-type="float">
            <text:p>1580054</text:p>
          </table:table-cell>
          <table:table-cell office:value-type="float" office:value="588331" calcext:value-type="float">
            <text:p>588331</text:p>
          </table:table-cell>
          <table:table-cell office:value-type="float" office:value="661844" calcext:value-type="float">
            <text:p>661844</text:p>
          </table:table-cell>
          <table:table-cell office:value-type="float" office:value="246955" calcext:value-type="float">
            <text:p>246955</text:p>
          </table:table-cell>
          <table:table-cell office:value-type="float" office:value="590288" calcext:value-type="float">
            <text:p>590288</text:p>
          </table:table-cell>
          <table:table-cell office:value-type="float" office:value="219819" calcext:value-type="float">
            <text:p>219819</text:p>
          </table:table-cell>
          <table:table-cell table:number-columns-repeated="1637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88858" calcext:value-type="float">
            <text:p>588858</text:p>
          </table:table-cell>
          <table:table-cell office:value-type="float" office:value="219705" calcext:value-type="float">
            <text:p>219705</text:p>
          </table:table-cell>
          <table:table-cell office:value-type="float" office:value="1884593" calcext:value-type="float">
            <text:p>1884593</text:p>
          </table:table-cell>
          <table:table-cell office:value-type="float" office:value="703174" calcext:value-type="float">
            <text:p>703174</text:p>
          </table:table-cell>
          <table:table-cell office:value-type="float" office:value="1871672" calcext:value-type="float">
            <text:p>1871672</text:p>
          </table:table-cell>
          <table:table-cell office:value-type="float" office:value="696860" calcext:value-type="float">
            <text:p>696860</text:p>
          </table:table-cell>
          <table:table-cell office:value-type="float" office:value="1240796" calcext:value-type="float">
            <text:p>1240796</text:p>
          </table:table-cell>
          <table:table-cell office:value-type="float" office:value="461839" calcext:value-type="float">
            <text:p>461839</text:p>
          </table:table-cell>
          <table:table-cell office:value-type="float" office:value="500604" calcext:value-type="float">
            <text:p>500604</text:p>
          </table:table-cell>
          <table:table-cell office:value-type="float" office:value="186433" calcext:value-type="float">
            <text:p>186433</text:p>
          </table:table-cell>
          <table:table-cell office:value-type="float" office:value="591966" calcext:value-type="float">
            <text:p>591966</text:p>
          </table:table-cell>
          <table:table-cell office:value-type="float" office:value="220470" calcext:value-type="float">
            <text:p>220470</text:p>
          </table:table-cell>
          <table:table-cell table:number-columns-repeated="1637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10744" calcext:value-type="float">
            <text:p>610744</text:p>
          </table:table-cell>
          <table:table-cell office:value-type="float" office:value="227972" calcext:value-type="float">
            <text:p>227972</text:p>
          </table:table-cell>
          <table:table-cell office:value-type="float" office:value="1592366" calcext:value-type="float">
            <text:p>1592366</text:p>
          </table:table-cell>
          <table:table-cell office:value-type="float" office:value="592903" calcext:value-type="float">
            <text:p>592903</text:p>
          </table:table-cell>
          <table:table-cell office:value-type="float" office:value="2793136" calcext:value-type="float">
            <text:p>2793136</text:p>
          </table:table-cell>
          <table:table-cell office:value-type="float" office:value="1039945" calcext:value-type="float">
            <text:p>1039945</text:p>
          </table:table-cell>
          <table:table-cell office:value-type="float" office:value="1484880" calcext:value-type="float">
            <text:p>1484880</text:p>
          </table:table-cell>
          <table:table-cell office:value-type="float" office:value="552915" calcext:value-type="float">
            <text:p>552915</text:p>
          </table:table-cell>
          <table:table-cell office:value-type="float" office:value="577450" calcext:value-type="float">
            <text:p>577450</text:p>
          </table:table-cell>
          <table:table-cell office:value-type="float" office:value="215389" calcext:value-type="float">
            <text:p>215389</text:p>
          </table:table-cell>
          <table:table-cell office:value-type="float" office:value="730458" calcext:value-type="float">
            <text:p>730458</text:p>
          </table:table-cell>
          <table:table-cell office:value-type="float" office:value="272466" calcext:value-type="float">
            <text:p>272466</text:p>
          </table:table-cell>
          <table:table-cell table:number-columns-repeated="1637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34072" calcext:value-type="float">
            <text:p>534072</text:p>
          </table:table-cell>
          <table:table-cell office:value-type="float" office:value="198998" calcext:value-type="float">
            <text:p>198998</text:p>
          </table:table-cell>
          <table:table-cell office:value-type="float" office:value="1310888" calcext:value-type="float">
            <text:p>1310888</text:p>
          </table:table-cell>
          <table:table-cell office:value-type="float" office:value="488212" calcext:value-type="float">
            <text:p>488212</text:p>
          </table:table-cell>
          <table:table-cell office:value-type="float" office:value="1812538" calcext:value-type="float">
            <text:p>1812538</text:p>
          </table:table-cell>
          <table:table-cell office:value-type="float" office:value="674666" calcext:value-type="float">
            <text:p>674666</text:p>
          </table:table-cell>
          <table:table-cell office:value-type="float" office:value="1250626" calcext:value-type="float">
            <text:p>1250626</text:p>
          </table:table-cell>
          <table:table-cell office:value-type="float" office:value="465646" calcext:value-type="float">
            <text:p>465646</text:p>
          </table:table-cell>
          <table:table-cell office:value-type="float" office:value="497214" calcext:value-type="float">
            <text:p>497214</text:p>
          </table:table-cell>
          <table:table-cell office:value-type="float" office:value="185181" calcext:value-type="float">
            <text:p>185181</text:p>
          </table:table-cell>
          <table:table-cell office:value-type="float" office:value="577838" calcext:value-type="float">
            <text:p>577838</text:p>
          </table:table-cell>
          <table:table-cell office:value-type="float" office:value="215344" calcext:value-type="float">
            <text:p>215344</text:p>
          </table:table-cell>
          <table:table-cell table:number-columns-repeated="1637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938" calcext:value-type="float">
            <text:p>556938</text:p>
          </table:table-cell>
          <table:table-cell office:value-type="float" office:value="207791" calcext:value-type="float">
            <text:p>207791</text:p>
          </table:table-cell>
          <table:table-cell office:value-type="float" office:value="1543706" calcext:value-type="float">
            <text:p>1543706</text:p>
          </table:table-cell>
          <table:table-cell office:value-type="float" office:value="574784" calcext:value-type="float">
            <text:p>574784</text:p>
          </table:table-cell>
          <table:table-cell office:value-type="float" office:value="10942341" calcext:value-type="float">
            <text:p>10942341</text:p>
          </table:table-cell>
          <table:table-cell office:value-type="float" office:value="4071713" calcext:value-type="float">
            <text:p>4071713</text:p>
          </table:table-cell>
          <table:table-cell office:value-type="float" office:value="1206282" calcext:value-type="float">
            <text:p>1206282</text:p>
          </table:table-cell>
          <table:table-cell office:value-type="float" office:value="449041" calcext:value-type="float">
            <text:p>449041</text:p>
          </table:table-cell>
          <table:table-cell office:value-type="float" office:value="518420" calcext:value-type="float">
            <text:p>518420</text:p>
          </table:table-cell>
          <table:table-cell office:value-type="float" office:value="193062" calcext:value-type="float">
            <text:p>193062</text:p>
          </table:table-cell>
          <table:table-cell office:value-type="float" office:value="615018" calcext:value-type="float">
            <text:p>615018</text:p>
          </table:table-cell>
          <table:table-cell office:value-type="float" office:value="229024" calcext:value-type="float">
            <text:p>229024</text:p>
          </table:table-cell>
          <table:table-cell table:number-columns-repeated="1637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27316" calcext:value-type="float">
            <text:p>627316</text:p>
          </table:table-cell>
          <table:table-cell office:value-type="float" office:value="234043" calcext:value-type="float">
            <text:p>234043</text:p>
          </table:table-cell>
          <table:table-cell office:value-type="float" office:value="1723126" calcext:value-type="float">
            <text:p>1723126</text:p>
          </table:table-cell>
          <table:table-cell office:value-type="float" office:value="641670" calcext:value-type="float">
            <text:p>641670</text:p>
          </table:table-cell>
          <table:table-cell office:value-type="float" office:value="15797533" calcext:value-type="float">
            <text:p>15797533</text:p>
          </table:table-cell>
          <table:table-cell office:value-type="float" office:value="5878304" calcext:value-type="float">
            <text:p>5878304</text:p>
          </table:table-cell>
          <table:table-cell office:value-type="float" office:value="1212544" calcext:value-type="float">
            <text:p>1212544</text:p>
          </table:table-cell>
          <table:table-cell office:value-type="float" office:value="451500" calcext:value-type="float">
            <text:p>451500</text:p>
          </table:table-cell>
          <table:table-cell office:value-type="float" office:value="531960" calcext:value-type="float">
            <text:p>531960</text:p>
          </table:table-cell>
          <table:table-cell office:value-type="float" office:value="198215" calcext:value-type="float">
            <text:p>198215</text:p>
          </table:table-cell>
          <table:table-cell office:value-type="float" office:value="692512" calcext:value-type="float">
            <text:p>692512</text:p>
          </table:table-cell>
          <table:table-cell office:value-type="float" office:value="257975" calcext:value-type="float">
            <text:p>257975</text:p>
          </table:table-cell>
          <table:table-cell table:number-columns-repeated="1637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08278" calcext:value-type="float">
            <text:p>608278</text:p>
          </table:table-cell>
          <table:table-cell office:value-type="float" office:value="226912" calcext:value-type="float">
            <text:p>226912</text:p>
          </table:table-cell>
          <table:table-cell office:value-type="float" office:value="1707032" calcext:value-type="float">
            <text:p>1707032</text:p>
          </table:table-cell>
          <table:table-cell office:value-type="float" office:value="635725" calcext:value-type="float">
            <text:p>635725</text:p>
          </table:table-cell>
          <table:table-cell office:value-type="float" office:value="2336232" calcext:value-type="float">
            <text:p>2336232</text:p>
          </table:table-cell>
          <table:table-cell office:value-type="float" office:value="869788" calcext:value-type="float">
            <text:p>869788</text:p>
          </table:table-cell>
          <table:table-cell office:value-type="float" office:value="1548906" calcext:value-type="float">
            <text:p>1548906</text:p>
          </table:table-cell>
          <table:table-cell office:value-type="float" office:value="576686" calcext:value-type="float">
            <text:p>576686</text:p>
          </table:table-cell>
          <table:table-cell office:value-type="float" office:value="620862" calcext:value-type="float">
            <text:p>620862</text:p>
          </table:table-cell>
          <table:table-cell office:value-type="float" office:value="231441" calcext:value-type="float">
            <text:p>231441</text:p>
          </table:table-cell>
          <table:table-cell office:value-type="float" office:value="583056" calcext:value-type="float">
            <text:p>583056</text:p>
          </table:table-cell>
          <table:table-cell office:value-type="float" office:value="217179" calcext:value-type="float">
            <text:p>217179</text:p>
          </table:table-cell>
          <table:table-cell table:number-columns-repeated="1637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9112" calcext:value-type="float">
            <text:p>559112</text:p>
          </table:table-cell>
          <table:table-cell office:value-type="float" office:value="208585" calcext:value-type="float">
            <text:p>208585</text:p>
          </table:table-cell>
          <table:table-cell office:value-type="float" office:value="1548290" calcext:value-type="float">
            <text:p>1548290</text:p>
          </table:table-cell>
          <table:table-cell office:value-type="float" office:value="576618" calcext:value-type="float">
            <text:p>576618</text:p>
          </table:table-cell>
          <table:table-cell office:value-type="float" office:value="2883692" calcext:value-type="float">
            <text:p>2883692</text:p>
          </table:table-cell>
          <table:table-cell office:value-type="float" office:value="1073342" calcext:value-type="float">
            <text:p>1073342</text:p>
          </table:table-cell>
          <table:table-cell office:value-type="float" office:value="1479518" calcext:value-type="float">
            <text:p>1479518</text:p>
          </table:table-cell>
          <table:table-cell office:value-type="float" office:value="550883" calcext:value-type="float">
            <text:p>550883</text:p>
          </table:table-cell>
          <table:table-cell office:value-type="float" office:value="601224" calcext:value-type="float">
            <text:p>601224</text:p>
          </table:table-cell>
          <table:table-cell office:value-type="float" office:value="224424" calcext:value-type="float">
            <text:p>224424</text:p>
          </table:table-cell>
          <table:table-cell office:value-type="float" office:value="696702" calcext:value-type="float">
            <text:p>696702</text:p>
          </table:table-cell>
          <table:table-cell office:value-type="float" office:value="259776" calcext:value-type="float">
            <text:p>259776</text:p>
          </table:table-cell>
          <table:table-cell table:number-columns-repeated="1637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54028" calcext:value-type="float">
            <text:p>554028</text:p>
          </table:table-cell>
          <table:table-cell office:value-type="float" office:value="206512" calcext:value-type="float">
            <text:p>206512</text:p>
          </table:table-cell>
          <table:table-cell office:value-type="float" office:value="1410778" calcext:value-type="float">
            <text:p>1410778</text:p>
          </table:table-cell>
          <table:table-cell office:value-type="float" office:value="525321" calcext:value-type="float">
            <text:p>525321</text:p>
          </table:table-cell>
          <table:table-cell office:value-type="float" office:value="2065540" calcext:value-type="float">
            <text:p>2065540</text:p>
          </table:table-cell>
          <table:table-cell office:value-type="float" office:value="768693" calcext:value-type="float">
            <text:p>768693</text:p>
          </table:table-cell>
          <table:table-cell office:value-type="float" office:value="1464504" calcext:value-type="float">
            <text:p>1464504</text:p>
          </table:table-cell>
          <table:table-cell office:value-type="float" office:value="545083" calcext:value-type="float">
            <text:p>545083</text:p>
          </table:table-cell>
          <table:table-cell office:value-type="float" office:value="598606" calcext:value-type="float">
            <text:p>598606</text:p>
          </table:table-cell>
          <table:table-cell office:value-type="float" office:value="222942" calcext:value-type="float">
            <text:p>222942</text:p>
          </table:table-cell>
          <table:table-cell office:value-type="float" office:value="645786" calcext:value-type="float">
            <text:p>645786</text:p>
          </table:table-cell>
          <table:table-cell office:value-type="float" office:value="240713" calcext:value-type="float">
            <text:p>240713</text:p>
          </table:table-cell>
          <table:table-cell table:number-columns-repeated="1637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1718" calcext:value-type="float">
            <text:p>571718</text:p>
          </table:table-cell>
          <table:table-cell office:value-type="float" office:value="213292" calcext:value-type="float">
            <text:p>213292</text:p>
          </table:table-cell>
          <table:table-cell office:value-type="float" office:value="1567394" calcext:value-type="float">
            <text:p>1567394</text:p>
          </table:table-cell>
          <table:table-cell office:value-type="float" office:value="583730" calcext:value-type="float">
            <text:p>583730</text:p>
          </table:table-cell>
          <table:table-cell office:value-type="float" office:value="10099501" calcext:value-type="float">
            <text:p>10099501</text:p>
          </table:table-cell>
          <table:table-cell office:value-type="float" office:value="3782193" calcext:value-type="float">
            <text:p>3782193</text:p>
          </table:table-cell>
          <table:table-cell office:value-type="float" office:value="1273374" calcext:value-type="float">
            <text:p>1273374</text:p>
          </table:table-cell>
          <table:table-cell office:value-type="float" office:value="474971" calcext:value-type="float">
            <text:p>474971</text:p>
          </table:table-cell>
          <table:table-cell office:value-type="float" office:value="513746" calcext:value-type="float">
            <text:p>513746</text:p>
          </table:table-cell>
          <table:table-cell office:value-type="float" office:value="191350" calcext:value-type="float">
            <text:p>191350</text:p>
          </table:table-cell>
          <table:table-cell office:value-type="float" office:value="595806" calcext:value-type="float">
            <text:p>595806</text:p>
          </table:table-cell>
          <table:table-cell office:value-type="float" office:value="221949" calcext:value-type="float">
            <text:p>221949</text:p>
          </table:table-cell>
          <table:table-cell table:number-columns-repeated="1637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87480" calcext:value-type="float">
            <text:p>587480</text:p>
          </table:table-cell>
          <table:table-cell office:value-type="float" office:value="219217" calcext:value-type="float">
            <text:p>219217</text:p>
          </table:table-cell>
          <table:table-cell office:value-type="float" office:value="1622706" calcext:value-type="float">
            <text:p>1622706</text:p>
          </table:table-cell>
          <table:table-cell office:value-type="float" office:value="604167" calcext:value-type="float">
            <text:p>604167</text:p>
          </table:table-cell>
          <table:table-cell office:value-type="float" office:value="2306000" calcext:value-type="float">
            <text:p>2306000</text:p>
          </table:table-cell>
          <table:table-cell office:value-type="float" office:value="858479" calcext:value-type="float">
            <text:p>858479</text:p>
          </table:table-cell>
          <table:table-cell office:value-type="float" office:value="1550688" calcext:value-type="float">
            <text:p>1550688</text:p>
          </table:table-cell>
          <table:table-cell office:value-type="float" office:value="577345" calcext:value-type="float">
            <text:p>577345</text:p>
          </table:table-cell>
          <table:table-cell office:value-type="float" office:value="627946" calcext:value-type="float">
            <text:p>627946</text:p>
          </table:table-cell>
          <table:table-cell office:value-type="float" office:value="234105" calcext:value-type="float">
            <text:p>234105</text:p>
          </table:table-cell>
          <table:table-cell office:value-type="float" office:value="586202" calcext:value-type="float">
            <text:p>586202</text:p>
          </table:table-cell>
          <table:table-cell office:value-type="float" office:value="218301" calcext:value-type="float">
            <text:p>218301</text:p>
          </table:table-cell>
          <table:table-cell table:number-columns-repeated="1637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06800" calcext:value-type="float">
            <text:p>606800</text:p>
          </table:table-cell>
          <table:table-cell office:value-type="float" office:value="226450" calcext:value-type="float">
            <text:p>226450</text:p>
          </table:table-cell>
          <table:table-cell office:value-type="float" office:value="1546342" calcext:value-type="float">
            <text:p>1546342</text:p>
          </table:table-cell>
          <table:table-cell office:value-type="float" office:value="575725" calcext:value-type="float">
            <text:p>575725</text:p>
          </table:table-cell>
          <table:table-cell office:value-type="float" office:value="5171922" calcext:value-type="float">
            <text:p>5171922</text:p>
          </table:table-cell>
          <table:table-cell office:value-type="float" office:value="1925313" calcext:value-type="float">
            <text:p>1925313</text:p>
          </table:table-cell>
          <table:table-cell office:value-type="float" office:value="1564262" calcext:value-type="float">
            <text:p>1564262</text:p>
          </table:table-cell>
          <table:table-cell office:value-type="float" office:value="582739" calcext:value-type="float">
            <text:p>582739</text:p>
          </table:table-cell>
          <table:table-cell office:value-type="float" office:value="619998" calcext:value-type="float">
            <text:p>619998</text:p>
          </table:table-cell>
          <table:table-cell office:value-type="float" office:value="231119" calcext:value-type="float">
            <text:p>231119</text:p>
          </table:table-cell>
          <table:table-cell office:value-type="float" office:value="738438" calcext:value-type="float">
            <text:p>738438</text:p>
          </table:table-cell>
          <table:table-cell office:value-type="float" office:value="275226" calcext:value-type="float">
            <text:p>275226</text:p>
          </table:table-cell>
          <table:table-cell table:number-columns-repeated="1637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61588" calcext:value-type="float">
            <text:p>561588</text:p>
          </table:table-cell>
          <table:table-cell office:value-type="float" office:value="209334" calcext:value-type="float">
            <text:p>209334</text:p>
          </table:table-cell>
          <table:table-cell office:value-type="float" office:value="1476028" calcext:value-type="float">
            <text:p>1476028</text:p>
          </table:table-cell>
          <table:table-cell office:value-type="float" office:value="549633" calcext:value-type="float">
            <text:p>549633</text:p>
          </table:table-cell>
          <table:table-cell office:value-type="float" office:value="4111072" calcext:value-type="float">
            <text:p>4111072</text:p>
          </table:table-cell>
          <table:table-cell office:value-type="float" office:value="1529610" calcext:value-type="float">
            <text:p>1529610</text:p>
          </table:table-cell>
          <table:table-cell office:value-type="float" office:value="1272900" calcext:value-type="float">
            <text:p>1272900</text:p>
          </table:table-cell>
          <table:table-cell office:value-type="float" office:value="473757" calcext:value-type="float">
            <text:p>473757</text:p>
          </table:table-cell>
          <table:table-cell office:value-type="float" office:value="498364" calcext:value-type="float">
            <text:p>498364</text:p>
          </table:table-cell>
          <table:table-cell office:value-type="float" office:value="185609" calcext:value-type="float">
            <text:p>185609</text:p>
          </table:table-cell>
          <table:table-cell office:value-type="float" office:value="605392" calcext:value-type="float">
            <text:p>605392</text:p>
          </table:table-cell>
          <table:table-cell office:value-type="float" office:value="225418" calcext:value-type="float">
            <text:p>225418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66186" calcext:value-type="float">
            <text:p>566186</text:p>
          </table:table-cell>
          <table:table-cell office:value-type="float" office:value="211994" calcext:value-type="float">
            <text:p>211994</text:p>
          </table:table-cell>
          <table:table-cell office:value-type="float" office:value="1672708" calcext:value-type="float">
            <text:p>1672708</text:p>
          </table:table-cell>
          <table:table-cell office:value-type="float" office:value="624247" calcext:value-type="float">
            <text:p>624247</text:p>
          </table:table-cell>
          <table:table-cell office:value-type="float" office:value="8601887" calcext:value-type="float">
            <text:p>8601887</text:p>
          </table:table-cell>
          <table:table-cell office:value-type="float" office:value="3201425" calcext:value-type="float">
            <text:p>3201425</text:p>
          </table:table-cell>
          <table:table-cell office:value-type="float" office:value="1282272" calcext:value-type="float">
            <text:p>1282272</text:p>
          </table:table-cell>
          <table:table-cell office:value-type="float" office:value="477423" calcext:value-type="float">
            <text:p>477423</text:p>
          </table:table-cell>
          <table:table-cell office:value-type="float" office:value="507622" calcext:value-type="float">
            <text:p>507622</text:p>
          </table:table-cell>
          <table:table-cell office:value-type="float" office:value="189064" calcext:value-type="float">
            <text:p>189064</text:p>
          </table:table-cell>
          <table:table-cell office:value-type="float" office:value="616742" calcext:value-type="float">
            <text:p>616742</text:p>
          </table:table-cell>
          <table:table-cell office:value-type="float" office:value="229660" calcext:value-type="float">
            <text:p>229660</text:p>
          </table:table-cell>
          <table:table-cell table:number-columns-repeated="1637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56556" calcext:value-type="float">
            <text:p>656556</text:p>
          </table:table-cell>
          <table:table-cell office:value-type="float" office:value="245884" calcext:value-type="float">
            <text:p>245884</text:p>
          </table:table-cell>
          <table:table-cell office:value-type="float" office:value="1593886" calcext:value-type="float">
            <text:p>1593886</text:p>
          </table:table-cell>
          <table:table-cell office:value-type="float" office:value="593622" calcext:value-type="float">
            <text:p>593622</text:p>
          </table:table-cell>
          <table:table-cell office:value-type="float" office:value="7226737" calcext:value-type="float">
            <text:p>7226737</text:p>
          </table:table-cell>
          <table:table-cell office:value-type="float" office:value="2689957" calcext:value-type="float">
            <text:p>2689957</text:p>
          </table:table-cell>
          <table:table-cell office:value-type="float" office:value="1201474" calcext:value-type="float">
            <text:p>1201474</text:p>
          </table:table-cell>
          <table:table-cell office:value-type="float" office:value="447349" calcext:value-type="float">
            <text:p>447349</text:p>
          </table:table-cell>
          <table:table-cell office:value-type="float" office:value="535228" calcext:value-type="float">
            <text:p>535228</text:p>
          </table:table-cell>
          <table:table-cell office:value-type="float" office:value="199347" calcext:value-type="float">
            <text:p>199347</text:p>
          </table:table-cell>
          <table:table-cell office:value-type="float" office:value="573850" calcext:value-type="float">
            <text:p>573850</text:p>
          </table:table-cell>
          <table:table-cell office:value-type="float" office:value="213762" calcext:value-type="float">
            <text:p>213762</text:p>
          </table:table-cell>
          <table:table-cell table:number-columns-repeated="1637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89724" calcext:value-type="float">
            <text:p>589724</text:p>
          </table:table-cell>
          <table:table-cell office:value-type="float" office:value="220056" calcext:value-type="float">
            <text:p>220056</text:p>
          </table:table-cell>
          <table:table-cell office:value-type="float" office:value="1719264" calcext:value-type="float">
            <text:p>1719264</text:p>
          </table:table-cell>
          <table:table-cell office:value-type="float" office:value="640324" calcext:value-type="float">
            <text:p>640324</text:p>
          </table:table-cell>
          <table:table-cell office:value-type="float" office:value="5797488" calcext:value-type="float">
            <text:p>5797488</text:p>
          </table:table-cell>
          <table:table-cell office:value-type="float" office:value="2157296" calcext:value-type="float">
            <text:p>2157296</text:p>
          </table:table-cell>
          <table:table-cell office:value-type="float" office:value="1677726" calcext:value-type="float">
            <text:p>1677726</text:p>
          </table:table-cell>
          <table:table-cell office:value-type="float" office:value="624674" calcext:value-type="float">
            <text:p>624674</text:p>
          </table:table-cell>
          <table:table-cell office:value-type="float" office:value="658616" calcext:value-type="float">
            <text:p>658616</text:p>
          </table:table-cell>
          <table:table-cell office:value-type="float" office:value="245668" calcext:value-type="float">
            <text:p>245668</text:p>
          </table:table-cell>
          <table:table-cell office:value-type="float" office:value="614308" calcext:value-type="float">
            <text:p>614308</text:p>
          </table:table-cell>
          <table:table-cell office:value-type="float" office:value="228790" calcext:value-type="float">
            <text:p>228790</text:p>
          </table:table-cell>
          <table:table-cell table:number-columns-repeated="1637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93566" calcext:value-type="float">
            <text:p>593566</text:p>
          </table:table-cell>
          <table:table-cell office:value-type="float" office:value="221405" calcext:value-type="float">
            <text:p>221405</text:p>
          </table:table-cell>
          <table:table-cell office:value-type="float" office:value="1605484" calcext:value-type="float">
            <text:p>1605484</text:p>
          </table:table-cell>
          <table:table-cell office:value-type="float" office:value="597732" calcext:value-type="float">
            <text:p>597732</text:p>
          </table:table-cell>
          <table:table-cell office:value-type="float" office:value="2309912" calcext:value-type="float">
            <text:p>2309912</text:p>
          </table:table-cell>
          <table:table-cell office:value-type="float" office:value="859847" calcext:value-type="float">
            <text:p>859847</text:p>
          </table:table-cell>
          <table:table-cell office:value-type="float" office:value="1579484" calcext:value-type="float">
            <text:p>1579484</text:p>
          </table:table-cell>
          <table:table-cell office:value-type="float" office:value="588355" calcext:value-type="float">
            <text:p>588355</text:p>
          </table:table-cell>
          <table:table-cell office:value-type="float" office:value="613844" calcext:value-type="float">
            <text:p>613844</text:p>
          </table:table-cell>
          <table:table-cell office:value-type="float" office:value="228836" calcext:value-type="float">
            <text:p>228836</text:p>
          </table:table-cell>
          <table:table-cell office:value-type="float" office:value="648294" calcext:value-type="float">
            <text:p>648294</text:p>
          </table:table-cell>
          <table:table-cell office:value-type="float" office:value="241608" calcext:value-type="float">
            <text:p>241608</text:p>
          </table:table-cell>
          <table:table-cell table:number-columns-repeated="1637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29530" calcext:value-type="float">
            <text:p>629530</text:p>
          </table:table-cell>
          <table:table-cell office:value-type="float" office:value="234553" calcext:value-type="float">
            <text:p>234553</text:p>
          </table:table-cell>
          <table:table-cell office:value-type="float" office:value="1549878" calcext:value-type="float">
            <text:p>1549878</text:p>
          </table:table-cell>
          <table:table-cell office:value-type="float" office:value="577251" calcext:value-type="float">
            <text:p>577251</text:p>
          </table:table-cell>
          <table:table-cell office:value-type="float" office:value="2596930" calcext:value-type="float">
            <text:p>2596930</text:p>
          </table:table-cell>
          <table:table-cell office:value-type="float" office:value="966507" calcext:value-type="float">
            <text:p>966507</text:p>
          </table:table-cell>
          <table:table-cell office:value-type="float" office:value="1354698" calcext:value-type="float">
            <text:p>1354698</text:p>
          </table:table-cell>
          <table:table-cell office:value-type="float" office:value="504205" calcext:value-type="float">
            <text:p>504205</text:p>
          </table:table-cell>
          <table:table-cell office:value-type="float" office:value="527354" calcext:value-type="float">
            <text:p>527354</text:p>
          </table:table-cell>
          <table:table-cell office:value-type="float" office:value="196397" calcext:value-type="float">
            <text:p>196397</text:p>
          </table:table-cell>
          <table:table-cell office:value-type="float" office:value="615044" calcext:value-type="float">
            <text:p>615044</text:p>
          </table:table-cell>
          <table:table-cell office:value-type="float" office:value="229033" calcext:value-type="float">
            <text:p>229033</text:p>
          </table:table-cell>
          <table:table-cell table:number-columns-repeated="1637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79304" calcext:value-type="float">
            <text:p>579304</text:p>
          </table:table-cell>
          <table:table-cell office:value-type="float" office:value="216166" calcext:value-type="float">
            <text:p>216166</text:p>
          </table:table-cell>
          <table:table-cell office:value-type="float" office:value="1642488" calcext:value-type="float">
            <text:p>1642488</text:p>
          </table:table-cell>
          <table:table-cell office:value-type="float" office:value="611506" calcext:value-type="float">
            <text:p>611506</text:p>
          </table:table-cell>
          <table:table-cell office:value-type="float" office:value="5847160" calcext:value-type="float">
            <text:p>5847160</text:p>
          </table:table-cell>
          <table:table-cell office:value-type="float" office:value="2176054" calcext:value-type="float">
            <text:p>2176054</text:p>
          </table:table-cell>
          <table:table-cell office:value-type="float" office:value="1534946" calcext:value-type="float">
            <text:p>1534946</text:p>
          </table:table-cell>
          <table:table-cell office:value-type="float" office:value="571648" calcext:value-type="float">
            <text:p>571648</text:p>
          </table:table-cell>
          <table:table-cell office:value-type="float" office:value="619084" calcext:value-type="float">
            <text:p>619084</text:p>
          </table:table-cell>
          <table:table-cell office:value-type="float" office:value="230778" calcext:value-type="float">
            <text:p>230778</text:p>
          </table:table-cell>
          <table:table-cell office:value-type="float" office:value="730904" calcext:value-type="float">
            <text:p>730904</text:p>
          </table:table-cell>
          <table:table-cell office:value-type="float" office:value="272168" calcext:value-type="float">
            <text:p>272168</text:p>
          </table:table-cell>
          <table:table-cell table:number-columns-repeated="1637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95498" calcext:value-type="float">
            <text:p>695498</text:p>
          </table:table-cell>
          <table:table-cell office:value-type="float" office:value="259513" calcext:value-type="float">
            <text:p>259513</text:p>
          </table:table-cell>
          <table:table-cell office:value-type="float" office:value="1866320" calcext:value-type="float">
            <text:p>1866320</text:p>
          </table:table-cell>
          <table:table-cell office:value-type="float" office:value="694904" calcext:value-type="float">
            <text:p>694904</text:p>
          </table:table-cell>
          <table:table-cell office:value-type="float" office:value="3911018" calcext:value-type="float">
            <text:p>3911018</text:p>
          </table:table-cell>
          <table:table-cell office:value-type="float" office:value="1455668" calcext:value-type="float">
            <text:p>1455668</text:p>
          </table:table-cell>
          <table:table-cell office:value-type="float" office:value="1563952" calcext:value-type="float">
            <text:p>1563952</text:p>
          </table:table-cell>
          <table:table-cell office:value-type="float" office:value="582450" calcext:value-type="float">
            <text:p>582450</text:p>
          </table:table-cell>
          <table:table-cell office:value-type="float" office:value="610802" calcext:value-type="float">
            <text:p>610802</text:p>
          </table:table-cell>
          <table:table-cell office:value-type="float" office:value="227698" calcext:value-type="float">
            <text:p>227698</text:p>
          </table:table-cell>
          <table:table-cell office:value-type="float" office:value="594522" calcext:value-type="float">
            <text:p>594522</text:p>
          </table:table-cell>
          <table:table-cell office:value-type="float" office:value="221411" calcext:value-type="float">
            <text:p>221411</text:p>
          </table:table-cell>
          <table:table-cell table:number-columns-repeated="1637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02956" calcext:value-type="float">
            <text:p>602956</text:p>
          </table:table-cell>
          <table:table-cell office:value-type="float" office:value="224916" calcext:value-type="float">
            <text:p>224916</text:p>
          </table:table-cell>
          <table:table-cell office:value-type="float" office:value="1656548" calcext:value-type="float">
            <text:p>1656548</text:p>
          </table:table-cell>
          <table:table-cell office:value-type="float" office:value="617095" calcext:value-type="float">
            <text:p>617095</text:p>
          </table:table-cell>
          <table:table-cell office:value-type="float" office:value="5432245" calcext:value-type="float">
            <text:p>5432245</text:p>
          </table:table-cell>
          <table:table-cell office:value-type="float" office:value="2022011" calcext:value-type="float">
            <text:p>2022011</text:p>
          </table:table-cell>
          <table:table-cell office:value-type="float" office:value="1263416" calcext:value-type="float">
            <text:p>1263416</text:p>
          </table:table-cell>
          <table:table-cell office:value-type="float" office:value="470387" calcext:value-type="float">
            <text:p>470387</text:p>
          </table:table-cell>
          <table:table-cell office:value-type="float" office:value="538480" calcext:value-type="float">
            <text:p>538480</text:p>
          </table:table-cell>
          <table:table-cell office:value-type="float" office:value="200534" calcext:value-type="float">
            <text:p>200534</text:p>
          </table:table-cell>
          <table:table-cell office:value-type="float" office:value="644770" calcext:value-type="float">
            <text:p>644770</text:p>
          </table:table-cell>
          <table:table-cell office:value-type="float" office:value="240103" calcext:value-type="float">
            <text:p>240103</text:p>
          </table:table-cell>
          <table:table-cell table:number-columns-repeated="1637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76962" calcext:value-type="float">
            <text:p>576962</text:p>
          </table:table-cell>
          <table:table-cell office:value-type="float" office:value="215320" calcext:value-type="float">
            <text:p>215320</text:p>
          </table:table-cell>
          <table:table-cell office:value-type="float" office:value="1623394" calcext:value-type="float">
            <text:p>1623394</text:p>
          </table:table-cell>
          <table:table-cell office:value-type="float" office:value="604419" calcext:value-type="float">
            <text:p>604419</text:p>
          </table:table-cell>
          <table:table-cell office:value-type="float" office:value="3733468" calcext:value-type="float">
            <text:p>3733468</text:p>
          </table:table-cell>
          <table:table-cell office:value-type="float" office:value="1389480" calcext:value-type="float">
            <text:p>1389480</text:p>
          </table:table-cell>
          <table:table-cell office:value-type="float" office:value="1486420" calcext:value-type="float">
            <text:p>1486420</text:p>
          </table:table-cell>
          <table:table-cell office:value-type="float" office:value="553487" calcext:value-type="float">
            <text:p>553487</text:p>
          </table:table-cell>
          <table:table-cell office:value-type="float" office:value="577688" calcext:value-type="float">
            <text:p>577688</text:p>
          </table:table-cell>
          <table:table-cell office:value-type="float" office:value="215356" calcext:value-type="float">
            <text:p>215356</text:p>
          </table:table-cell>
          <table:table-cell office:value-type="float" office:value="580812" calcext:value-type="float">
            <text:p>580812</text:p>
          </table:table-cell>
          <table:table-cell office:value-type="float" office:value="216349" calcext:value-type="float">
            <text:p>216349</text:p>
          </table:table-cell>
          <table:table-cell table:number-columns-repeated="1637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20290" calcext:value-type="float">
            <text:p>520290</text:p>
          </table:table-cell>
          <table:table-cell office:value-type="float" office:value="193854" calcext:value-type="float">
            <text:p>193854</text:p>
          </table:table-cell>
          <table:table-cell office:value-type="float" office:value="1240722" calcext:value-type="float">
            <text:p>1240722</text:p>
          </table:table-cell>
          <table:table-cell office:value-type="float" office:value="462060" calcext:value-type="float">
            <text:p>462060</text:p>
          </table:table-cell>
          <table:table-cell office:value-type="float" office:value="3299552" calcext:value-type="float">
            <text:p>3299552</text:p>
          </table:table-cell>
          <table:table-cell office:value-type="float" office:value="1227709" calcext:value-type="float">
            <text:p>1227709</text:p>
          </table:table-cell>
          <table:table-cell office:value-type="float" office:value="1252500" calcext:value-type="float">
            <text:p>1252500</text:p>
          </table:table-cell>
          <table:table-cell office:value-type="float" office:value="466171" calcext:value-type="float">
            <text:p>466171</text:p>
          </table:table-cell>
          <table:table-cell office:value-type="float" office:value="498516" calcext:value-type="float">
            <text:p>498516</text:p>
          </table:table-cell>
          <table:table-cell office:value-type="float" office:value="185689" calcext:value-type="float">
            <text:p>185689</text:p>
          </table:table-cell>
          <table:table-cell office:value-type="float" office:value="613918" calcext:value-type="float">
            <text:p>613918</text:p>
          </table:table-cell>
          <table:table-cell office:value-type="float" office:value="228652" calcext:value-type="float">
            <text:p>228652</text:p>
          </table:table-cell>
          <table:table-cell table:number-columns-repeated="1637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50362" calcext:value-type="float">
            <text:p>550362</text:p>
          </table:table-cell>
          <table:table-cell office:value-type="float" office:value="205099" calcext:value-type="float">
            <text:p>205099</text:p>
          </table:table-cell>
          <table:table-cell office:value-type="float" office:value="1300518" calcext:value-type="float">
            <text:p>1300518</text:p>
          </table:table-cell>
          <table:table-cell office:value-type="float" office:value="484215" calcext:value-type="float">
            <text:p>484215</text:p>
          </table:table-cell>
          <table:table-cell office:value-type="float" office:value="4710762" calcext:value-type="float">
            <text:p>4710762</text:p>
          </table:table-cell>
          <table:table-cell office:value-type="float" office:value="1752722" calcext:value-type="float">
            <text:p>1752722</text:p>
          </table:table-cell>
          <table:table-cell office:value-type="float" office:value="1169168" calcext:value-type="float">
            <text:p>1169168</text:p>
          </table:table-cell>
          <table:table-cell office:value-type="float" office:value="435139" calcext:value-type="float">
            <text:p>435139</text:p>
          </table:table-cell>
          <table:table-cell office:value-type="float" office:value="480422" calcext:value-type="float">
            <text:p>480422</text:p>
          </table:table-cell>
          <table:table-cell office:value-type="float" office:value="178926" calcext:value-type="float">
            <text:p>178926</text:p>
          </table:table-cell>
          <table:table-cell office:value-type="float" office:value="563954" calcext:value-type="float">
            <text:p>563954</text:p>
          </table:table-cell>
          <table:table-cell office:value-type="float" office:value="210114" calcext:value-type="float">
            <text:p>210114</text:p>
          </table:table-cell>
          <table:table-cell table:number-columns-repeated="1637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82074" calcext:value-type="float">
            <text:p>582074</text:p>
          </table:table-cell>
          <table:table-cell office:value-type="float" office:value="217144" calcext:value-type="float">
            <text:p>217144</text:p>
          </table:table-cell>
          <table:table-cell office:value-type="float" office:value="1650789" calcext:value-type="float">
            <text:p>1650789</text:p>
          </table:table-cell>
          <table:table-cell office:value-type="float" office:value="615816" calcext:value-type="float">
            <text:p>615816</text:p>
          </table:table-cell>
          <table:table-cell office:value-type="float" office:value="1868120" calcext:value-type="float">
            <text:p>1868120</text:p>
          </table:table-cell>
          <table:table-cell office:value-type="float" office:value="695497" calcext:value-type="float">
            <text:p>695497</text:p>
          </table:table-cell>
          <table:table-cell office:value-type="float" office:value="1255192" calcext:value-type="float">
            <text:p>1255192</text:p>
          </table:table-cell>
          <table:table-cell office:value-type="float" office:value="467214" calcext:value-type="float">
            <text:p>467214</text:p>
          </table:table-cell>
          <table:table-cell office:value-type="float" office:value="514996" calcext:value-type="float">
            <text:p>514996</text:p>
          </table:table-cell>
          <table:table-cell office:value-type="float" office:value="191796" calcext:value-type="float">
            <text:p>191796</text:p>
          </table:table-cell>
          <table:table-cell office:value-type="float" office:value="707862" calcext:value-type="float">
            <text:p>707862</text:p>
          </table:table-cell>
          <table:table-cell office:value-type="float" office:value="263637" calcext:value-type="float">
            <text:p>263637</text:p>
          </table:table-cell>
          <table:table-cell table:number-columns-repeated="1637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00494" calcext:value-type="float">
            <text:p>600494</text:p>
          </table:table-cell>
          <table:table-cell office:value-type="float" office:value="224012" calcext:value-type="float">
            <text:p>224012</text:p>
          </table:table-cell>
          <table:table-cell office:value-type="float" office:value="1616530" calcext:value-type="float">
            <text:p>1616530</text:p>
          </table:table-cell>
          <table:table-cell office:value-type="float" office:value="601878" calcext:value-type="float">
            <text:p>601878</text:p>
          </table:table-cell>
          <table:table-cell office:value-type="float" office:value="3617160" calcext:value-type="float">
            <text:p>3617160</text:p>
          </table:table-cell>
          <table:table-cell office:value-type="float" office:value="1346404" calcext:value-type="float">
            <text:p>1346404</text:p>
          </table:table-cell>
          <table:table-cell office:value-type="float" office:value="1487768" calcext:value-type="float">
            <text:p>1487768</text:p>
          </table:table-cell>
          <table:table-cell office:value-type="float" office:value="553937" calcext:value-type="float">
            <text:p>553937</text:p>
          </table:table-cell>
          <table:table-cell office:value-type="float" office:value="582088" calcext:value-type="float">
            <text:p>582088</text:p>
          </table:table-cell>
          <table:table-cell office:value-type="float" office:value="216992" calcext:value-type="float">
            <text:p>216992</text:p>
          </table:table-cell>
          <table:table-cell office:value-type="float" office:value="713124" calcext:value-type="float">
            <text:p>713124</text:p>
          </table:table-cell>
          <table:table-cell office:value-type="float" office:value="266087" calcext:value-type="float">
            <text:p>266087</text:p>
          </table:table-cell>
          <table:table-cell table:number-columns-repeated="1637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60188" calcext:value-type="float">
            <text:p>560188</text:p>
          </table:table-cell>
          <table:table-cell office:value-type="float" office:value="209043" calcext:value-type="float">
            <text:p>209043</text:p>
          </table:table-cell>
          <table:table-cell office:value-type="float" office:value="1418095" calcext:value-type="float">
            <text:p>1418095</text:p>
          </table:table-cell>
          <table:table-cell office:value-type="float" office:value="529138" calcext:value-type="float">
            <text:p>529138</text:p>
          </table:table-cell>
          <table:table-cell office:value-type="float" office:value="3330354" calcext:value-type="float">
            <text:p>3330354</text:p>
          </table:table-cell>
          <table:table-cell office:value-type="float" office:value="1239572" calcext:value-type="float">
            <text:p>1239572</text:p>
          </table:table-cell>
          <table:table-cell office:value-type="float" office:value="1182500" calcext:value-type="float">
            <text:p>1182500</text:p>
          </table:table-cell>
          <table:table-cell office:value-type="float" office:value="440128" calcext:value-type="float">
            <text:p>440128</text:p>
          </table:table-cell>
          <table:table-cell office:value-type="float" office:value="494010" calcext:value-type="float">
            <text:p>494010</text:p>
          </table:table-cell>
          <table:table-cell office:value-type="float" office:value="183972" calcext:value-type="float">
            <text:p>183972</text:p>
          </table:table-cell>
          <table:table-cell office:value-type="float" office:value="631666" calcext:value-type="float">
            <text:p>631666</text:p>
          </table:table-cell>
          <table:table-cell office:value-type="float" office:value="235351" calcext:value-type="float">
            <text:p>235351</text:p>
          </table:table-cell>
          <table:table-cell table:number-columns-repeated="1637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87094" calcext:value-type="float">
            <text:p>587094</text:p>
          </table:table-cell>
          <table:table-cell office:value-type="float" office:value="219017" calcext:value-type="float">
            <text:p>219017</text:p>
          </table:table-cell>
          <table:table-cell office:value-type="float" office:value="1876645" calcext:value-type="float">
            <text:p>1876645</text:p>
          </table:table-cell>
          <table:table-cell office:value-type="float" office:value="699706" calcext:value-type="float">
            <text:p>699706</text:p>
          </table:table-cell>
          <table:table-cell office:value-type="float" office:value="1844176" calcext:value-type="float">
            <text:p>1844176</text:p>
          </table:table-cell>
          <table:table-cell office:value-type="float" office:value="686501" calcext:value-type="float">
            <text:p>686501</text:p>
          </table:table-cell>
          <table:table-cell office:value-type="float" office:value="1206866" calcext:value-type="float">
            <text:p>1206866</text:p>
          </table:table-cell>
          <table:table-cell office:value-type="float" office:value="449204" calcext:value-type="float">
            <text:p>449204</text:p>
          </table:table-cell>
          <table:table-cell office:value-type="float" office:value="479186" calcext:value-type="float">
            <text:p>479186</text:p>
          </table:table-cell>
          <table:table-cell office:value-type="float" office:value="178458" calcext:value-type="float">
            <text:p>178458</text:p>
          </table:table-cell>
          <table:table-cell office:value-type="float" office:value="576558" calcext:value-type="float">
            <text:p>576558</text:p>
          </table:table-cell>
          <table:table-cell office:value-type="float" office:value="214724" calcext:value-type="float">
            <text:p>214724</text:p>
          </table:table-cell>
          <table:table-cell table:number-columns-repeated="1637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2440" calcext:value-type="float">
            <text:p>572440</text:p>
          </table:table-cell>
          <table:table-cell office:value-type="float" office:value="213621" calcext:value-type="float">
            <text:p>213621</text:p>
          </table:table-cell>
          <table:table-cell office:value-type="float" office:value="1489640" calcext:value-type="float">
            <text:p>1489640</text:p>
          </table:table-cell>
          <table:table-cell office:value-type="float" office:value="554653" calcext:value-type="float">
            <text:p>554653</text:p>
          </table:table-cell>
          <table:table-cell office:value-type="float" office:value="5401709" calcext:value-type="float">
            <text:p>5401709</text:p>
          </table:table-cell>
          <table:table-cell office:value-type="float" office:value="2010793" calcext:value-type="float">
            <text:p>2010793</text:p>
          </table:table-cell>
          <table:table-cell office:value-type="float" office:value="1250162" calcext:value-type="float">
            <text:p>1250162</text:p>
          </table:table-cell>
          <table:table-cell office:value-type="float" office:value="465451" calcext:value-type="float">
            <text:p>465451</text:p>
          </table:table-cell>
          <table:table-cell office:value-type="float" office:value="516138" calcext:value-type="float">
            <text:p>516138</text:p>
          </table:table-cell>
          <table:table-cell office:value-type="float" office:value="192269" calcext:value-type="float">
            <text:p>192269</text:p>
          </table:table-cell>
          <table:table-cell office:value-type="float" office:value="681712" calcext:value-type="float">
            <text:p>681712</text:p>
          </table:table-cell>
          <table:table-cell office:value-type="float" office:value="254001" calcext:value-type="float">
            <text:p>254001</text:p>
          </table:table-cell>
          <table:table-cell table:number-columns-repeated="1637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84436" calcext:value-type="float">
            <text:p>484436</text:p>
          </table:table-cell>
          <table:table-cell office:value-type="float" office:value="180707" calcext:value-type="float">
            <text:p>180707</text:p>
          </table:table-cell>
          <table:table-cell office:value-type="float" office:value="1376888" calcext:value-type="float">
            <text:p>1376888</text:p>
          </table:table-cell>
          <table:table-cell office:value-type="float" office:value="512542" calcext:value-type="float">
            <text:p>512542</text:p>
          </table:table-cell>
          <table:table-cell office:value-type="float" office:value="6524682" calcext:value-type="float">
            <text:p>6524682</text:p>
          </table:table-cell>
          <table:table-cell office:value-type="float" office:value="2427497" calcext:value-type="float">
            <text:p>2427497</text:p>
          </table:table-cell>
          <table:table-cell office:value-type="float" office:value="1192100" calcext:value-type="float">
            <text:p>1192100</text:p>
          </table:table-cell>
          <table:table-cell office:value-type="float" office:value="443709" calcext:value-type="float">
            <text:p>443709</text:p>
          </table:table-cell>
          <table:table-cell office:value-type="float" office:value="470744" calcext:value-type="float">
            <text:p>470744</text:p>
          </table:table-cell>
          <table:table-cell office:value-type="float" office:value="175311" calcext:value-type="float">
            <text:p>175311</text:p>
          </table:table-cell>
          <table:table-cell office:value-type="float" office:value="575218" calcext:value-type="float">
            <text:p>575218</text:p>
          </table:table-cell>
          <table:table-cell office:value-type="float" office:value="214271" calcext:value-type="float">
            <text:p>214271</text:p>
          </table:table-cell>
          <table:table-cell table:number-columns-repeated="1637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62186" calcext:value-type="float">
            <text:p>562186</text:p>
          </table:table-cell>
          <table:table-cell office:value-type="float" office:value="209737" calcext:value-type="float">
            <text:p>209737</text:p>
          </table:table-cell>
          <table:table-cell office:value-type="float" office:value="1511193" calcext:value-type="float">
            <text:p>1511193</text:p>
          </table:table-cell>
          <table:table-cell office:value-type="float" office:value="563359" calcext:value-type="float">
            <text:p>563359</text:p>
          </table:table-cell>
          <table:table-cell office:value-type="float" office:value="3284134" calcext:value-type="float">
            <text:p>3284134</text:p>
          </table:table-cell>
          <table:table-cell office:value-type="float" office:value="1222129" calcext:value-type="float">
            <text:p>1222129</text:p>
          </table:table-cell>
          <table:table-cell office:value-type="float" office:value="1214092" calcext:value-type="float">
            <text:p>1214092</text:p>
          </table:table-cell>
          <table:table-cell office:value-type="float" office:value="452079" calcext:value-type="float">
            <text:p>452079</text:p>
          </table:table-cell>
          <table:table-cell office:value-type="float" office:value="548118" calcext:value-type="float">
            <text:p>548118</text:p>
          </table:table-cell>
          <table:table-cell office:value-type="float" office:value="204167" calcext:value-type="float">
            <text:p>204167</text:p>
          </table:table-cell>
          <table:table-cell office:value-type="float" office:value="611732" calcext:value-type="float">
            <text:p>611732</text:p>
          </table:table-cell>
          <table:table-cell office:value-type="float" office:value="227941" calcext:value-type="float">
            <text:p>227941</text:p>
          </table:table-cell>
          <table:table-cell table:number-columns-repeated="1637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51780" calcext:value-type="float">
            <text:p>551780</text:p>
          </table:table-cell>
          <table:table-cell office:value-type="float" office:value="205896" calcext:value-type="float">
            <text:p>205896</text:p>
          </table:table-cell>
          <table:table-cell office:value-type="float" office:value="1695091" calcext:value-type="float">
            <text:p>1695091</text:p>
          </table:table-cell>
          <table:table-cell office:value-type="float" office:value="631763" calcext:value-type="float">
            <text:p>631763</text:p>
          </table:table-cell>
          <table:table-cell office:value-type="float" office:value="1811636" calcext:value-type="float">
            <text:p>1811636</text:p>
          </table:table-cell>
          <table:table-cell office:value-type="float" office:value="674473" calcext:value-type="float">
            <text:p>674473</text:p>
          </table:table-cell>
          <table:table-cell office:value-type="float" office:value="1180292" calcext:value-type="float">
            <text:p>1180292</text:p>
          </table:table-cell>
          <table:table-cell office:value-type="float" office:value="439294" calcext:value-type="float">
            <text:p>439294</text:p>
          </table:table-cell>
          <table:table-cell office:value-type="float" office:value="477954" calcext:value-type="float">
            <text:p>477954</text:p>
          </table:table-cell>
          <table:table-cell office:value-type="float" office:value="178003" calcext:value-type="float">
            <text:p>178003</text:p>
          </table:table-cell>
          <table:table-cell office:value-type="float" office:value="568132" calcext:value-type="float">
            <text:p>568132</text:p>
          </table:table-cell>
          <table:table-cell office:value-type="float" office:value="211581" calcext:value-type="float">
            <text:p>211581</text:p>
          </table:table-cell>
          <table:table-cell table:number-columns-repeated="1637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61116" calcext:value-type="float">
            <text:p>561116</text:p>
          </table:table-cell>
          <table:table-cell office:value-type="float" office:value="209346" calcext:value-type="float">
            <text:p>209346</text:p>
          </table:table-cell>
          <table:table-cell office:value-type="float" office:value="1542692" calcext:value-type="float">
            <text:p>1542692</text:p>
          </table:table-cell>
          <table:table-cell office:value-type="float" office:value="574446" calcext:value-type="float">
            <text:p>574446</text:p>
          </table:table-cell>
          <table:table-cell office:value-type="float" office:value="2274453" calcext:value-type="float">
            <text:p>2274453</text:p>
          </table:table-cell>
          <table:table-cell office:value-type="float" office:value="847328" calcext:value-type="float">
            <text:p>847328</text:p>
          </table:table-cell>
          <table:table-cell office:value-type="float" office:value="1216626" calcext:value-type="float">
            <text:p>1216626</text:p>
          </table:table-cell>
          <table:table-cell office:value-type="float" office:value="452891" calcext:value-type="float">
            <text:p>452891</text:p>
          </table:table-cell>
          <table:table-cell office:value-type="float" office:value="480404" calcext:value-type="float">
            <text:p>480404</text:p>
          </table:table-cell>
          <table:table-cell office:value-type="float" office:value="178913" calcext:value-type="float">
            <text:p>178913</text:p>
          </table:table-cell>
          <table:table-cell office:value-type="float" office:value="613936" calcext:value-type="float">
            <text:p>613936</text:p>
          </table:table-cell>
          <table:table-cell office:value-type="float" office:value="228618" calcext:value-type="float">
            <text:p>228618</text:p>
          </table:table-cell>
          <table:table-cell table:number-columns-repeated="1637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57688" calcext:value-type="float">
            <text:p>557688</text:p>
          </table:table-cell>
          <table:table-cell office:value-type="float" office:value="208118" calcext:value-type="float">
            <text:p>208118</text:p>
          </table:table-cell>
          <table:table-cell office:value-type="float" office:value="1513834" calcext:value-type="float">
            <text:p>1513834</text:p>
          </table:table-cell>
          <table:table-cell office:value-type="float" office:value="563634" calcext:value-type="float">
            <text:p>563634</text:p>
          </table:table-cell>
          <table:table-cell office:value-type="float" office:value="2173214" calcext:value-type="float">
            <text:p>2173214</text:p>
          </table:table-cell>
          <table:table-cell office:value-type="float" office:value="809103" calcext:value-type="float">
            <text:p>809103</text:p>
          </table:table-cell>
          <table:table-cell office:value-type="float" office:value="1537858" calcext:value-type="float">
            <text:p>1537858</text:p>
          </table:table-cell>
          <table:table-cell office:value-type="float" office:value="572840" calcext:value-type="float">
            <text:p>572840</text:p>
          </table:table-cell>
          <table:table-cell office:value-type="float" office:value="575118" calcext:value-type="float">
            <text:p>575118</text:p>
          </table:table-cell>
          <table:table-cell office:value-type="float" office:value="214401" calcext:value-type="float">
            <text:p>214401</text:p>
          </table:table-cell>
          <table:table-cell office:value-type="float" office:value="688874" calcext:value-type="float">
            <text:p>688874</text:p>
          </table:table-cell>
          <table:table-cell office:value-type="float" office:value="256792" calcext:value-type="float">
            <text:p>256792</text:p>
          </table:table-cell>
          <table:table-cell table:number-columns-repeated="1637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142" calcext:value-type="float">
            <text:p>522142</text:p>
          </table:table-cell>
          <table:table-cell office:value-type="float" office:value="194813" calcext:value-type="float">
            <text:p>194813</text:p>
          </table:table-cell>
          <table:table-cell office:value-type="float" office:value="1434258" calcext:value-type="float">
            <text:p>1434258</text:p>
          </table:table-cell>
          <table:table-cell office:value-type="float" office:value="533998" calcext:value-type="float">
            <text:p>533998</text:p>
          </table:table-cell>
          <table:table-cell office:value-type="float" office:value="3546664" calcext:value-type="float">
            <text:p>3546664</text:p>
          </table:table-cell>
          <table:table-cell office:value-type="float" office:value="1320081" calcext:value-type="float">
            <text:p>1320081</text:p>
          </table:table-cell>
          <table:table-cell office:value-type="float" office:value="1467388" calcext:value-type="float">
            <text:p>1467388</text:p>
          </table:table-cell>
          <table:table-cell office:value-type="float" office:value="546346" calcext:value-type="float">
            <text:p>546346</text:p>
          </table:table-cell>
          <table:table-cell office:value-type="float" office:value="580196" calcext:value-type="float">
            <text:p>580196</text:p>
          </table:table-cell>
          <table:table-cell office:value-type="float" office:value="216291" calcext:value-type="float">
            <text:p>216291</text:p>
          </table:table-cell>
          <table:table-cell office:value-type="float" office:value="657568" calcext:value-type="float">
            <text:p>657568</text:p>
          </table:table-cell>
          <table:table-cell office:value-type="float" office:value="244957" calcext:value-type="float">
            <text:p>244957</text:p>
          </table:table-cell>
          <table:table-cell table:number-columns-repeated="1637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45676" calcext:value-type="float">
            <text:p>645676</text:p>
          </table:table-cell>
          <table:table-cell office:value-type="float" office:value="241036" calcext:value-type="float">
            <text:p>241036</text:p>
          </table:table-cell>
          <table:table-cell office:value-type="float" office:value="1675222" calcext:value-type="float">
            <text:p>1675222</text:p>
          </table:table-cell>
          <table:table-cell office:value-type="float" office:value="623706" calcext:value-type="float">
            <text:p>623706</text:p>
          </table:table-cell>
          <table:table-cell office:value-type="float" office:value="2944688" calcext:value-type="float">
            <text:p>2944688</text:p>
          </table:table-cell>
          <table:table-cell office:value-type="float" office:value="1096734" calcext:value-type="float">
            <text:p>1096734</text:p>
          </table:table-cell>
          <table:table-cell office:value-type="float" office:value="1558786" calcext:value-type="float">
            <text:p>1558786</text:p>
          </table:table-cell>
          <table:table-cell office:value-type="float" office:value="580370" calcext:value-type="float">
            <text:p>580370</text:p>
          </table:table-cell>
          <table:table-cell office:value-type="float" office:value="613278" calcext:value-type="float">
            <text:p>613278</text:p>
          </table:table-cell>
          <table:table-cell office:value-type="float" office:value="228606" calcext:value-type="float">
            <text:p>228606</text:p>
          </table:table-cell>
          <table:table-cell office:value-type="float" office:value="719314" calcext:value-type="float">
            <text:p>719314</text:p>
          </table:table-cell>
          <table:table-cell office:value-type="float" office:value="268271" calcext:value-type="float">
            <text:p>268271</text:p>
          </table:table-cell>
          <table:table-cell table:number-columns-repeated="1637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51890" calcext:value-type="float">
            <text:p>551890</text:p>
          </table:table-cell>
          <table:table-cell office:value-type="float" office:value="206169" calcext:value-type="float">
            <text:p>206169</text:p>
          </table:table-cell>
          <table:table-cell office:value-type="float" office:value="1486344" calcext:value-type="float">
            <text:p>1486344</text:p>
          </table:table-cell>
          <table:table-cell office:value-type="float" office:value="553647" calcext:value-type="float">
            <text:p>553647</text:p>
          </table:table-cell>
          <table:table-cell office:value-type="float" office:value="6494252" calcext:value-type="float">
            <text:p>6494252</text:p>
          </table:table-cell>
          <table:table-cell office:value-type="float" office:value="2416546" calcext:value-type="float">
            <text:p>2416546</text:p>
          </table:table-cell>
          <table:table-cell office:value-type="float" office:value="1476728" calcext:value-type="float">
            <text:p>1476728</text:p>
          </table:table-cell>
          <table:table-cell office:value-type="float" office:value="549977" calcext:value-type="float">
            <text:p>549977</text:p>
          </table:table-cell>
          <table:table-cell office:value-type="float" office:value="622338" calcext:value-type="float">
            <text:p>622338</text:p>
          </table:table-cell>
          <table:table-cell office:value-type="float" office:value="231983" calcext:value-type="float">
            <text:p>231983</text:p>
          </table:table-cell>
          <table:table-cell office:value-type="float" office:value="708410" calcext:value-type="float">
            <text:p>708410</text:p>
          </table:table-cell>
          <table:table-cell office:value-type="float" office:value="263838" calcext:value-type="float">
            <text:p>263838</text:p>
          </table:table-cell>
          <table:table-cell table:number-columns-repeated="1637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92812" calcext:value-type="float">
            <text:p>592812</text:p>
          </table:table-cell>
          <table:table-cell office:value-type="float" office:value="221350" calcext:value-type="float">
            <text:p>221350</text:p>
          </table:table-cell>
          <table:table-cell office:value-type="float" office:value="1497602" calcext:value-type="float">
            <text:p>1497602</text:p>
          </table:table-cell>
          <table:table-cell office:value-type="float" office:value="557602" calcext:value-type="float">
            <text:p>557602</text:p>
          </table:table-cell>
          <table:table-cell office:value-type="float" office:value="2181374" calcext:value-type="float">
            <text:p>2181374</text:p>
          </table:table-cell>
          <table:table-cell office:value-type="float" office:value="812003" calcext:value-type="float">
            <text:p>812003</text:p>
          </table:table-cell>
          <table:table-cell office:value-type="float" office:value="1519716" calcext:value-type="float">
            <text:p>1519716</text:p>
          </table:table-cell>
          <table:table-cell office:value-type="float" office:value="565867" calcext:value-type="float">
            <text:p>565867</text:p>
          </table:table-cell>
          <table:table-cell office:value-type="float" office:value="761035" calcext:value-type="float">
            <text:p>761035</text:p>
          </table:table-cell>
          <table:table-cell office:value-type="float" office:value="284088" calcext:value-type="float">
            <text:p>284088</text:p>
          </table:table-cell>
          <table:table-cell office:value-type="float" office:value="580748" calcext:value-type="float">
            <text:p>580748</text:p>
          </table:table-cell>
          <table:table-cell office:value-type="float" office:value="216250" calcext:value-type="float">
            <text:p>216250</text:p>
          </table:table-cell>
          <table:table-cell table:number-columns-repeated="1637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1522" calcext:value-type="float">
            <text:p>561522</text:p>
          </table:table-cell>
          <table:table-cell office:value-type="float" office:value="209484" calcext:value-type="float">
            <text:p>209484</text:p>
          </table:table-cell>
          <table:table-cell office:value-type="float" office:value="1405101" calcext:value-type="float">
            <text:p>1405101</text:p>
          </table:table-cell>
          <table:table-cell office:value-type="float" office:value="524241" calcext:value-type="float">
            <text:p>524241</text:p>
          </table:table-cell>
          <table:table-cell office:value-type="float" office:value="2383066" calcext:value-type="float">
            <text:p>2383066</text:p>
          </table:table-cell>
          <table:table-cell office:value-type="float" office:value="887037" calcext:value-type="float">
            <text:p>887037</text:p>
          </table:table-cell>
          <table:table-cell office:value-type="float" office:value="1184590" calcext:value-type="float">
            <text:p>1184590</text:p>
          </table:table-cell>
          <table:table-cell office:value-type="float" office:value="440890" calcext:value-type="float">
            <text:p>440890</text:p>
          </table:table-cell>
          <table:table-cell office:value-type="float" office:value="501672" calcext:value-type="float">
            <text:p>501672</text:p>
          </table:table-cell>
          <table:table-cell office:value-type="float" office:value="186828" calcext:value-type="float">
            <text:p>186828</text:p>
          </table:table-cell>
          <table:table-cell office:value-type="float" office:value="609234" calcext:value-type="float">
            <text:p>609234</text:p>
          </table:table-cell>
          <table:table-cell office:value-type="float" office:value="227001" calcext:value-type="float">
            <text:p>227001</text:p>
          </table:table-cell>
          <table:table-cell table:number-columns-repeated="1637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84332" calcext:value-type="float">
            <text:p>484332</text:p>
          </table:table-cell>
          <table:table-cell office:value-type="float" office:value="180488" calcext:value-type="float">
            <text:p>180488</text:p>
          </table:table-cell>
          <table:table-cell office:value-type="float" office:value="1318286" calcext:value-type="float">
            <text:p>1318286</text:p>
          </table:table-cell>
          <table:table-cell office:value-type="float" office:value="490722" calcext:value-type="float">
            <text:p>490722</text:p>
          </table:table-cell>
          <table:table-cell office:value-type="float" office:value="3862448" calcext:value-type="float">
            <text:p>3862448</text:p>
          </table:table-cell>
          <table:table-cell office:value-type="float" office:value="1437111" calcext:value-type="float">
            <text:p>1437111</text:p>
          </table:table-cell>
          <table:table-cell office:value-type="float" office:value="1195866" calcext:value-type="float">
            <text:p>1195866</text:p>
          </table:table-cell>
          <table:table-cell office:value-type="float" office:value="445088" calcext:value-type="float">
            <text:p>445088</text:p>
          </table:table-cell>
          <table:table-cell office:value-type="float" office:value="466550" calcext:value-type="float">
            <text:p>466550</text:p>
          </table:table-cell>
          <table:table-cell office:value-type="float" office:value="173757" calcext:value-type="float">
            <text:p>173757</text:p>
          </table:table-cell>
          <table:table-cell office:value-type="float" office:value="589786" calcext:value-type="float">
            <text:p>589786</text:p>
          </table:table-cell>
          <table:table-cell office:value-type="float" office:value="219793" calcext:value-type="float">
            <text:p>219793</text:p>
          </table:table-cell>
          <table:table-cell table:number-columns-repeated="1637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2816" calcext:value-type="float">
            <text:p>582816</text:p>
          </table:table-cell>
          <table:table-cell office:value-type="float" office:value="217670" calcext:value-type="float">
            <text:p>217670</text:p>
          </table:table-cell>
          <table:table-cell office:value-type="float" office:value="1530944" calcext:value-type="float">
            <text:p>1530944</text:p>
          </table:table-cell>
          <table:table-cell office:value-type="float" office:value="570009" calcext:value-type="float">
            <text:p>570009</text:p>
          </table:table-cell>
          <table:table-cell office:value-type="float" office:value="4604845" calcext:value-type="float">
            <text:p>4604845</text:p>
          </table:table-cell>
          <table:table-cell office:value-type="float" office:value="1714346" calcext:value-type="float">
            <text:p>1714346</text:p>
          </table:table-cell>
          <table:table-cell office:value-type="float" office:value="1194340" calcext:value-type="float">
            <text:p>1194340</text:p>
          </table:table-cell>
          <table:table-cell office:value-type="float" office:value="444597" calcext:value-type="float">
            <text:p>444597</text:p>
          </table:table-cell>
          <table:table-cell office:value-type="float" office:value="589604" calcext:value-type="float">
            <text:p>589604</text:p>
          </table:table-cell>
          <table:table-cell office:value-type="float" office:value="219643" calcext:value-type="float">
            <text:p>219643</text:p>
          </table:table-cell>
          <table:table-cell office:value-type="float" office:value="696060" calcext:value-type="float">
            <text:p>696060</text:p>
          </table:table-cell>
          <table:table-cell office:value-type="float" office:value="259239" calcext:value-type="float">
            <text:p>259239</text:p>
          </table:table-cell>
          <table:table-cell table:number-columns-repeated="1637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06334" calcext:value-type="float">
            <text:p>506334</text:p>
          </table:table-cell>
          <table:table-cell office:value-type="float" office:value="188744" calcext:value-type="float">
            <text:p>188744</text:p>
          </table:table-cell>
          <table:table-cell office:value-type="float" office:value="1223060" calcext:value-type="float">
            <text:p>1223060</text:p>
          </table:table-cell>
          <table:table-cell office:value-type="float" office:value="455452" calcext:value-type="float">
            <text:p>455452</text:p>
          </table:table-cell>
          <table:table-cell office:value-type="float" office:value="2222496" calcext:value-type="float">
            <text:p>2222496</text:p>
          </table:table-cell>
          <table:table-cell office:value-type="float" office:value="827058" calcext:value-type="float">
            <text:p>827058</text:p>
          </table:table-cell>
          <table:table-cell office:value-type="float" office:value="1171402" calcext:value-type="float">
            <text:p>1171402</text:p>
          </table:table-cell>
          <table:table-cell office:value-type="float" office:value="435982" calcext:value-type="float">
            <text:p>435982</text:p>
          </table:table-cell>
          <table:table-cell office:value-type="float" office:value="468300" calcext:value-type="float">
            <text:p>468300</text:p>
          </table:table-cell>
          <table:table-cell office:value-type="float" office:value="174410" calcext:value-type="float">
            <text:p>174410</text:p>
          </table:table-cell>
          <table:table-cell office:value-type="float" office:value="564120" calcext:value-type="float">
            <text:p>564120</text:p>
          </table:table-cell>
          <table:table-cell office:value-type="float" office:value="210090" calcext:value-type="float">
            <text:p>210090</text:p>
          </table:table-cell>
          <table:table-cell table:number-columns-repeated="1637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96720" calcext:value-type="float">
            <text:p>596720</text:p>
          </table:table-cell>
          <table:table-cell office:value-type="float" office:value="222753" calcext:value-type="float">
            <text:p>222753</text:p>
          </table:table-cell>
          <table:table-cell office:value-type="float" office:value="1624652" calcext:value-type="float">
            <text:p>1624652</text:p>
          </table:table-cell>
          <table:table-cell office:value-type="float" office:value="605048" calcext:value-type="float">
            <text:p>605048</text:p>
          </table:table-cell>
          <table:table-cell office:value-type="float" office:value="12014009" calcext:value-type="float">
            <text:p>12014009</text:p>
          </table:table-cell>
          <table:table-cell office:value-type="float" office:value="4470870" calcext:value-type="float">
            <text:p>4470870</text:p>
          </table:table-cell>
          <table:table-cell office:value-type="float" office:value="1410612" calcext:value-type="float">
            <text:p>1410612</text:p>
          </table:table-cell>
          <table:table-cell office:value-type="float" office:value="525227" calcext:value-type="float">
            <text:p>525227</text:p>
          </table:table-cell>
          <table:table-cell office:value-type="float" office:value="588230" calcext:value-type="float">
            <text:p>588230</text:p>
          </table:table-cell>
          <table:table-cell office:value-type="float" office:value="219060" calcext:value-type="float">
            <text:p>219060</text:p>
          </table:table-cell>
          <table:table-cell office:value-type="float" office:value="615116" calcext:value-type="float">
            <text:p>615116</text:p>
          </table:table-cell>
          <table:table-cell office:value-type="float" office:value="229303" calcext:value-type="float">
            <text:p>229303</text:p>
          </table:table-cell>
          <table:table-cell table:number-columns-repeated="1637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60152" calcext:value-type="float">
            <text:p>460152</text:p>
          </table:table-cell>
          <table:table-cell office:value-type="float" office:value="171466" calcext:value-type="float">
            <text:p>171466</text:p>
          </table:table-cell>
          <table:table-cell office:value-type="float" office:value="1241958" calcext:value-type="float">
            <text:p>1241958</text:p>
          </table:table-cell>
          <table:table-cell office:value-type="float" office:value="462432" calcext:value-type="float">
            <text:p>462432</text:p>
          </table:table-cell>
          <table:table-cell office:value-type="float" office:value="2196110" calcext:value-type="float">
            <text:p>2196110</text:p>
          </table:table-cell>
          <table:table-cell office:value-type="float" office:value="817343" calcext:value-type="float">
            <text:p>817343</text:p>
          </table:table-cell>
          <table:table-cell office:value-type="float" office:value="1170274" calcext:value-type="float">
            <text:p>1170274</text:p>
          </table:table-cell>
          <table:table-cell office:value-type="float" office:value="435554" calcext:value-type="float">
            <text:p>435554</text:p>
          </table:table-cell>
          <table:table-cell office:value-type="float" office:value="470174" calcext:value-type="float">
            <text:p>470174</text:p>
          </table:table-cell>
          <table:table-cell office:value-type="float" office:value="175120" calcext:value-type="float">
            <text:p>175120</text:p>
          </table:table-cell>
          <table:table-cell office:value-type="float" office:value="586836" calcext:value-type="float">
            <text:p>586836</text:p>
          </table:table-cell>
          <table:table-cell office:value-type="float" office:value="218525" calcext:value-type="float">
            <text:p>218525</text:p>
          </table:table-cell>
          <table:table-cell table:number-columns-repeated="1637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52634" calcext:value-type="float">
            <text:p>652634</text:p>
          </table:table-cell>
          <table:table-cell office:value-type="float" office:value="243443" calcext:value-type="float">
            <text:p>243443</text:p>
          </table:table-cell>
          <table:table-cell office:value-type="float" office:value="1642198" calcext:value-type="float">
            <text:p>1642198</text:p>
          </table:table-cell>
          <table:table-cell office:value-type="float" office:value="611406" calcext:value-type="float">
            <text:p>611406</text:p>
          </table:table-cell>
          <table:table-cell office:value-type="float" office:value="4636930" calcext:value-type="float">
            <text:p>4636930</text:p>
          </table:table-cell>
          <table:table-cell office:value-type="float" office:value="1726195" calcext:value-type="float">
            <text:p>1726195</text:p>
          </table:table-cell>
          <table:table-cell office:value-type="float" office:value="1810519" calcext:value-type="float">
            <text:p>1810519</text:p>
          </table:table-cell>
          <table:table-cell office:value-type="float" office:value="675242" calcext:value-type="float">
            <text:p>675242</text:p>
          </table:table-cell>
          <table:table-cell office:value-type="float" office:value="531134" calcext:value-type="float">
            <text:p>531134</text:p>
          </table:table-cell>
          <table:table-cell office:value-type="float" office:value="197819" calcext:value-type="float">
            <text:p>197819</text:p>
          </table:table-cell>
          <table:table-cell office:value-type="float" office:value="576178" calcext:value-type="float">
            <text:p>576178</text:p>
          </table:table-cell>
          <table:table-cell office:value-type="float" office:value="214595" calcext:value-type="float">
            <text:p>214595</text:p>
          </table:table-cell>
          <table:table-cell table:number-columns-repeated="1637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42159" calcext:value-type="float">
            <text:p>1042159</text:p>
          </table:table-cell>
          <table:table-cell office:value-type="float" office:value="388844" calcext:value-type="float">
            <text:p>388844</text:p>
          </table:table-cell>
          <table:table-cell office:value-type="float" office:value="1310154" calcext:value-type="float">
            <text:p>1310154</text:p>
          </table:table-cell>
          <table:table-cell office:value-type="float" office:value="487699" calcext:value-type="float">
            <text:p>487699</text:p>
          </table:table-cell>
          <table:table-cell office:value-type="float" office:value="2822282" calcext:value-type="float">
            <text:p>2822282</text:p>
          </table:table-cell>
          <table:table-cell office:value-type="float" office:value="1050366" calcext:value-type="float">
            <text:p>1050366</text:p>
          </table:table-cell>
          <table:table-cell office:value-type="float" office:value="1240352" calcext:value-type="float">
            <text:p>1240352</text:p>
          </table:table-cell>
          <table:table-cell office:value-type="float" office:value="461665" calcext:value-type="float">
            <text:p>461665</text:p>
          </table:table-cell>
          <table:table-cell office:value-type="float" office:value="509140" calcext:value-type="float">
            <text:p>509140</text:p>
          </table:table-cell>
          <table:table-cell office:value-type="float" office:value="189663" calcext:value-type="float">
            <text:p>189663</text:p>
          </table:table-cell>
          <table:table-cell office:value-type="float" office:value="568452" calcext:value-type="float">
            <text:p>568452</text:p>
          </table:table-cell>
          <table:table-cell office:value-type="float" office:value="211695" calcext:value-type="float">
            <text:p>211695</text:p>
          </table:table-cell>
          <table:table-cell table:number-columns-repeated="1637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74166" calcext:value-type="float">
            <text:p>474166</text:p>
          </table:table-cell>
          <table:table-cell office:value-type="float" office:value="176749" calcext:value-type="float">
            <text:p>176749</text:p>
          </table:table-cell>
          <table:table-cell office:value-type="float" office:value="1247214" calcext:value-type="float">
            <text:p>1247214</text:p>
          </table:table-cell>
          <table:table-cell office:value-type="float" office:value="464369" calcext:value-type="float">
            <text:p>464369</text:p>
          </table:table-cell>
          <table:table-cell office:value-type="float" office:value="4132880" calcext:value-type="float">
            <text:p>4132880</text:p>
          </table:table-cell>
          <table:table-cell office:value-type="float" office:value="1537720" calcext:value-type="float">
            <text:p>1537720</text:p>
          </table:table-cell>
          <table:table-cell office:value-type="float" office:value="1342698" calcext:value-type="float">
            <text:p>1342698</text:p>
          </table:table-cell>
          <table:table-cell office:value-type="float" office:value="499729" calcext:value-type="float">
            <text:p>499729</text:p>
          </table:table-cell>
          <table:table-cell office:value-type="float" office:value="517846" calcext:value-type="float">
            <text:p>517846</text:p>
          </table:table-cell>
          <table:table-cell office:value-type="float" office:value="192880" calcext:value-type="float">
            <text:p>192880</text:p>
          </table:table-cell>
          <table:table-cell office:value-type="float" office:value="627450" calcext:value-type="float">
            <text:p>627450</text:p>
          </table:table-cell>
          <table:table-cell office:value-type="float" office:value="233627" calcext:value-type="float">
            <text:p>233627</text:p>
          </table:table-cell>
          <table:table-cell table:number-columns-repeated="1637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78734" calcext:value-type="float">
            <text:p>578734</text:p>
          </table:table-cell>
          <table:table-cell office:value-type="float" office:value="215916" calcext:value-type="float">
            <text:p>215916</text:p>
          </table:table-cell>
          <table:table-cell office:value-type="float" office:value="1600044" calcext:value-type="float">
            <text:p>1600044</text:p>
          </table:table-cell>
          <table:table-cell office:value-type="float" office:value="595709" calcext:value-type="float">
            <text:p>595709</text:p>
          </table:table-cell>
          <table:table-cell office:value-type="float" office:value="5474715" calcext:value-type="float">
            <text:p>5474715</text:p>
          </table:table-cell>
          <table:table-cell office:value-type="float" office:value="2037652" calcext:value-type="float">
            <text:p>2037652</text:p>
          </table:table-cell>
          <table:table-cell office:value-type="float" office:value="1215592" calcext:value-type="float">
            <text:p>1215592</text:p>
          </table:table-cell>
          <table:table-cell office:value-type="float" office:value="452513" calcext:value-type="float">
            <text:p>452513</text:p>
          </table:table-cell>
          <table:table-cell office:value-type="float" office:value="491374" calcext:value-type="float">
            <text:p>491374</text:p>
          </table:table-cell>
          <table:table-cell office:value-type="float" office:value="183128" calcext:value-type="float">
            <text:p>183128</text:p>
          </table:table-cell>
          <table:table-cell office:value-type="float" office:value="578068" calcext:value-type="float">
            <text:p>578068</text:p>
          </table:table-cell>
          <table:table-cell office:value-type="float" office:value="215294" calcext:value-type="float">
            <text:p>215294</text:p>
          </table:table-cell>
          <table:table-cell table:number-columns-repeated="1637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16870" calcext:value-type="float">
            <text:p>616870</text:p>
          </table:table-cell>
          <table:table-cell office:value-type="float" office:value="232302" calcext:value-type="float">
            <text:p>232302</text:p>
          </table:table-cell>
          <table:table-cell office:value-type="float" office:value="1636112" calcext:value-type="float">
            <text:p>1636112</text:p>
          </table:table-cell>
          <table:table-cell office:value-type="float" office:value="609180" calcext:value-type="float">
            <text:p>609180</text:p>
          </table:table-cell>
          <table:table-cell office:value-type="float" office:value="4678836" calcext:value-type="float">
            <text:p>4678836</text:p>
          </table:table-cell>
          <table:table-cell office:value-type="float" office:value="1741316" calcext:value-type="float">
            <text:p>1741316</text:p>
          </table:table-cell>
          <table:table-cell office:value-type="float" office:value="1659676" calcext:value-type="float">
            <text:p>1659676</text:p>
          </table:table-cell>
          <table:table-cell office:value-type="float" office:value="617949" calcext:value-type="float">
            <text:p>617949</text:p>
          </table:table-cell>
          <table:table-cell office:value-type="float" office:value="647400" calcext:value-type="float">
            <text:p>647400</text:p>
          </table:table-cell>
          <table:table-cell office:value-type="float" office:value="241371" calcext:value-type="float">
            <text:p>241371</text:p>
          </table:table-cell>
          <table:table-cell office:value-type="float" office:value="614016" calcext:value-type="float">
            <text:p>614016</text:p>
          </table:table-cell>
          <table:table-cell office:value-type="float" office:value="228635" calcext:value-type="float">
            <text:p>228635</text:p>
          </table:table-cell>
          <table:table-cell table:number-columns-repeated="1637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94848" calcext:value-type="float">
            <text:p>594848</text:p>
          </table:table-cell>
          <table:table-cell office:value-type="float" office:value="222601" calcext:value-type="float">
            <text:p>222601</text:p>
          </table:table-cell>
          <table:table-cell office:value-type="float" office:value="1559686" calcext:value-type="float">
            <text:p>1559686</text:p>
          </table:table-cell>
          <table:table-cell office:value-type="float" office:value="580701" calcext:value-type="float">
            <text:p>580701</text:p>
          </table:table-cell>
          <table:table-cell office:value-type="float" office:value="3492857" calcext:value-type="float">
            <text:p>3492857</text:p>
          </table:table-cell>
          <table:table-cell office:value-type="float" office:value="1300440" calcext:value-type="float">
            <text:p>1300440</text:p>
          </table:table-cell>
          <table:table-cell office:value-type="float" office:value="1179090" calcext:value-type="float">
            <text:p>1179090</text:p>
          </table:table-cell>
          <table:table-cell office:value-type="float" office:value="439083" calcext:value-type="float">
            <text:p>439083</text:p>
          </table:table-cell>
          <table:table-cell office:value-type="float" office:value="509058" calcext:value-type="float">
            <text:p>509058</text:p>
          </table:table-cell>
          <table:table-cell office:value-type="float" office:value="189825" calcext:value-type="float">
            <text:p>189825</text:p>
          </table:table-cell>
          <table:table-cell office:value-type="float" office:value="614354" calcext:value-type="float">
            <text:p>614354</text:p>
          </table:table-cell>
          <table:table-cell office:value-type="float" office:value="229005" calcext:value-type="float">
            <text:p>229005</text:p>
          </table:table-cell>
          <table:table-cell table:number-columns-repeated="1637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8386" calcext:value-type="float">
            <text:p>518386</text:p>
          </table:table-cell>
          <table:table-cell office:value-type="float" office:value="193160" calcext:value-type="float">
            <text:p>193160</text:p>
          </table:table-cell>
          <table:table-cell office:value-type="float" office:value="1443122" calcext:value-type="float">
            <text:p>1443122</text:p>
          </table:table-cell>
          <table:table-cell office:value-type="float" office:value="537262" calcext:value-type="float">
            <text:p>537262</text:p>
          </table:table-cell>
          <table:table-cell office:value-type="float" office:value="3006332" calcext:value-type="float">
            <text:p>3006332</text:p>
          </table:table-cell>
          <table:table-cell office:value-type="float" office:value="1118726" calcext:value-type="float">
            <text:p>1118726</text:p>
          </table:table-cell>
          <table:table-cell office:value-type="float" office:value="1237502" calcext:value-type="float">
            <text:p>1237502</text:p>
          </table:table-cell>
          <table:table-cell office:value-type="float" office:value="460577" calcext:value-type="float">
            <text:p>460577</text:p>
          </table:table-cell>
          <table:table-cell office:value-type="float" office:value="513680" calcext:value-type="float">
            <text:p>513680</text:p>
          </table:table-cell>
          <table:table-cell office:value-type="float" office:value="191338" calcext:value-type="float">
            <text:p>191338</text:p>
          </table:table-cell>
          <table:table-cell office:value-type="float" office:value="597412" calcext:value-type="float">
            <text:p>597412</text:p>
          </table:table-cell>
          <table:table-cell office:value-type="float" office:value="222515" calcext:value-type="float">
            <text:p>222515</text:p>
          </table:table-cell>
          <table:table-cell table:number-columns-repeated="1637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71762" calcext:value-type="float">
            <text:p>571762</text:p>
          </table:table-cell>
          <table:table-cell office:value-type="float" office:value="213304" calcext:value-type="float">
            <text:p>213304</text:p>
          </table:table-cell>
          <table:table-cell office:value-type="float" office:value="1521450" calcext:value-type="float">
            <text:p>1521450</text:p>
          </table:table-cell>
          <table:table-cell office:value-type="float" office:value="566493" calcext:value-type="float">
            <text:p>566493</text:p>
          </table:table-cell>
          <table:table-cell office:value-type="float" office:value="3606460" calcext:value-type="float">
            <text:p>3606460</text:p>
          </table:table-cell>
          <table:table-cell office:value-type="float" office:value="1342161" calcext:value-type="float">
            <text:p>1342161</text:p>
          </table:table-cell>
          <table:table-cell office:value-type="float" office:value="1483400" calcext:value-type="float">
            <text:p>1483400</text:p>
          </table:table-cell>
          <table:table-cell office:value-type="float" office:value="552317" calcext:value-type="float">
            <text:p>552317</text:p>
          </table:table-cell>
          <table:table-cell office:value-type="float" office:value="583224" calcext:value-type="float">
            <text:p>583224</text:p>
          </table:table-cell>
          <table:table-cell office:value-type="float" office:value="217418" calcext:value-type="float">
            <text:p>217418</text:p>
          </table:table-cell>
          <table:table-cell office:value-type="float" office:value="584682" calcext:value-type="float">
            <text:p>584682</text:p>
          </table:table-cell>
          <table:table-cell office:value-type="float" office:value="217787" calcext:value-type="float">
            <text:p>217787</text:p>
          </table:table-cell>
          <table:table-cell table:number-columns-repeated="1637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23878" calcext:value-type="float">
            <text:p>623878</text:p>
          </table:table-cell>
          <table:table-cell office:value-type="float" office:value="232803" calcext:value-type="float">
            <text:p>232803</text:p>
          </table:table-cell>
          <table:table-cell office:value-type="float" office:value="1884216" calcext:value-type="float">
            <text:p>1884216</text:p>
          </table:table-cell>
          <table:table-cell office:value-type="float" office:value="701644" calcext:value-type="float">
            <text:p>701644</text:p>
          </table:table-cell>
          <table:table-cell office:value-type="float" office:value="3826025" calcext:value-type="float">
            <text:p>3826025</text:p>
          </table:table-cell>
          <table:table-cell office:value-type="float" office:value="1424537" calcext:value-type="float">
            <text:p>1424537</text:p>
          </table:table-cell>
          <table:table-cell office:value-type="float" office:value="1440624" calcext:value-type="float">
            <text:p>1440624</text:p>
          </table:table-cell>
          <table:table-cell office:value-type="float" office:value="536425" calcext:value-type="float">
            <text:p>536425</text:p>
          </table:table-cell>
          <table:table-cell office:value-type="float" office:value="586702" calcext:value-type="float">
            <text:p>586702</text:p>
          </table:table-cell>
          <table:table-cell office:value-type="float" office:value="218499" calcext:value-type="float">
            <text:p>218499</text:p>
          </table:table-cell>
          <table:table-cell office:value-type="float" office:value="640284" calcext:value-type="float">
            <text:p>640284</text:p>
          </table:table-cell>
          <table:table-cell office:value-type="float" office:value="238464" calcext:value-type="float">
            <text:p>238464</text:p>
          </table:table-cell>
          <table:table-cell table:number-columns-repeated="1637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87174" calcext:value-type="float">
            <text:p>587174</text:p>
          </table:table-cell>
          <table:table-cell office:value-type="float" office:value="219105" calcext:value-type="float">
            <text:p>219105</text:p>
          </table:table-cell>
          <table:table-cell office:value-type="float" office:value="1623358" calcext:value-type="float">
            <text:p>1623358</text:p>
          </table:table-cell>
          <table:table-cell office:value-type="float" office:value="604465" calcext:value-type="float">
            <text:p>604465</text:p>
          </table:table-cell>
          <table:table-cell office:value-type="float" office:value="2843076" calcext:value-type="float">
            <text:p>2843076</text:p>
          </table:table-cell>
          <table:table-cell office:value-type="float" office:value="1058135" calcext:value-type="float">
            <text:p>1058135</text:p>
          </table:table-cell>
          <table:table-cell office:value-type="float" office:value="1467614" calcext:value-type="float">
            <text:p>1467614</text:p>
          </table:table-cell>
          <table:table-cell office:value-type="float" office:value="546496" calcext:value-type="float">
            <text:p>546496</text:p>
          </table:table-cell>
          <table:table-cell office:value-type="float" office:value="588670" calcext:value-type="float">
            <text:p>588670</text:p>
          </table:table-cell>
          <table:table-cell office:value-type="float" office:value="219448" calcext:value-type="float">
            <text:p>219448</text:p>
          </table:table-cell>
          <table:table-cell office:value-type="float" office:value="735142" calcext:value-type="float">
            <text:p>735142</text:p>
          </table:table-cell>
          <table:table-cell office:value-type="float" office:value="274040" calcext:value-type="float">
            <text:p>274040</text:p>
          </table:table-cell>
          <table:table-cell table:number-columns-repeated="1637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60046" calcext:value-type="float">
            <text:p>660046</text:p>
          </table:table-cell>
          <table:table-cell office:value-type="float" office:value="246313" calcext:value-type="float">
            <text:p>246313</text:p>
          </table:table-cell>
          <table:table-cell office:value-type="float" office:value="1874109" calcext:value-type="float">
            <text:p>1874109</text:p>
          </table:table-cell>
          <table:table-cell office:value-type="float" office:value="699131" calcext:value-type="float">
            <text:p>699131</text:p>
          </table:table-cell>
          <table:table-cell office:value-type="float" office:value="4539598" calcext:value-type="float">
            <text:p>4539598</text:p>
          </table:table-cell>
          <table:table-cell office:value-type="float" office:value="1689383" calcext:value-type="float">
            <text:p>1689383</text:p>
          </table:table-cell>
          <table:table-cell office:value-type="float" office:value="1233378" calcext:value-type="float">
            <text:p>1233378</text:p>
          </table:table-cell>
          <table:table-cell office:value-type="float" office:value="459054" calcext:value-type="float">
            <text:p>459054</text:p>
          </table:table-cell>
          <table:table-cell office:value-type="float" office:value="509896" calcext:value-type="float">
            <text:p>509896</text:p>
          </table:table-cell>
          <table:table-cell office:value-type="float" office:value="189908" calcext:value-type="float">
            <text:p>189908</text:p>
          </table:table-cell>
          <table:table-cell office:value-type="float" office:value="578320" calcext:value-type="float">
            <text:p>578320</text:p>
          </table:table-cell>
          <table:table-cell office:value-type="float" office:value="215379" calcext:value-type="float">
            <text:p>215379</text:p>
          </table:table-cell>
          <table:table-cell table:number-columns-repeated="1637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76760" calcext:value-type="float">
            <text:p>476760</text:p>
          </table:table-cell>
          <table:table-cell office:value-type="float" office:value="177679" calcext:value-type="float">
            <text:p>177679</text:p>
          </table:table-cell>
          <table:table-cell office:value-type="float" office:value="1246160" calcext:value-type="float">
            <text:p>1246160</text:p>
          </table:table-cell>
          <table:table-cell office:value-type="float" office:value="463955" calcext:value-type="float">
            <text:p>463955</text:p>
          </table:table-cell>
          <table:table-cell office:value-type="float" office:value="3294522" calcext:value-type="float">
            <text:p>3294522</text:p>
          </table:table-cell>
          <table:table-cell office:value-type="float" office:value="1225918" calcext:value-type="float">
            <text:p>1225918</text:p>
          </table:table-cell>
          <table:table-cell office:value-type="float" office:value="1168656" calcext:value-type="float">
            <text:p>1168656</text:p>
          </table:table-cell>
          <table:table-cell office:value-type="float" office:value="434956" calcext:value-type="float">
            <text:p>434956</text:p>
          </table:table-cell>
          <table:table-cell office:value-type="float" office:value="469928" calcext:value-type="float">
            <text:p>469928</text:p>
          </table:table-cell>
          <table:table-cell office:value-type="float" office:value="175015" calcext:value-type="float">
            <text:p>175015</text:p>
          </table:table-cell>
          <table:table-cell office:value-type="float" office:value="597444" calcext:value-type="float">
            <text:p>597444</text:p>
          </table:table-cell>
          <table:table-cell office:value-type="float" office:value="222526" calcext:value-type="float">
            <text:p>222526</text:p>
          </table:table-cell>
          <table:table-cell table:number-columns-repeated="1637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85944" calcext:value-type="float">
            <text:p>585944</text:p>
          </table:table-cell>
          <table:table-cell office:value-type="float" office:value="218667" calcext:value-type="float">
            <text:p>218667</text:p>
          </table:table-cell>
          <table:table-cell office:value-type="float" office:value="1626754" calcext:value-type="float">
            <text:p>1626754</text:p>
          </table:table-cell>
          <table:table-cell office:value-type="float" office:value="605676" calcext:value-type="float">
            <text:p>605676</text:p>
          </table:table-cell>
          <table:table-cell office:value-type="float" office:value="2288050" calcext:value-type="float">
            <text:p>2288050</text:p>
          </table:table-cell>
          <table:table-cell office:value-type="float" office:value="851809" calcext:value-type="float">
            <text:p>851809</text:p>
          </table:table-cell>
          <table:table-cell office:value-type="float" office:value="1548684" calcext:value-type="float">
            <text:p>1548684</text:p>
          </table:table-cell>
          <table:table-cell office:value-type="float" office:value="576593" calcext:value-type="float">
            <text:p>576593</text:p>
          </table:table-cell>
          <table:table-cell office:value-type="float" office:value="583290" calcext:value-type="float">
            <text:p>583290</text:p>
          </table:table-cell>
          <table:table-cell office:value-type="float" office:value="217495" calcext:value-type="float">
            <text:p>217495</text:p>
          </table:table-cell>
          <table:table-cell office:value-type="float" office:value="603238" calcext:value-type="float">
            <text:p>603238</text:p>
          </table:table-cell>
          <table:table-cell office:value-type="float" office:value="224697" calcext:value-type="float">
            <text:p>224697</text:p>
          </table:table-cell>
          <table:table-cell table:number-columns-repeated="1637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68846" calcext:value-type="float">
            <text:p>568846</text:p>
          </table:table-cell>
          <table:table-cell office:value-type="float" office:value="212242" calcext:value-type="float">
            <text:p>212242</text:p>
          </table:table-cell>
          <table:table-cell office:value-type="float" office:value="1634634" calcext:value-type="float">
            <text:p>1634634</text:p>
          </table:table-cell>
          <table:table-cell office:value-type="float" office:value="608612" calcext:value-type="float">
            <text:p>608612</text:p>
          </table:table-cell>
          <table:table-cell office:value-type="float" office:value="5178956" calcext:value-type="float">
            <text:p>5178956</text:p>
          </table:table-cell>
          <table:table-cell office:value-type="float" office:value="1927698" calcext:value-type="float">
            <text:p>1927698</text:p>
          </table:table-cell>
          <table:table-cell office:value-type="float" office:value="1466994" calcext:value-type="float">
            <text:p>1466994</text:p>
          </table:table-cell>
          <table:table-cell office:value-type="float" office:value="546180" calcext:value-type="float">
            <text:p>546180</text:p>
          </table:table-cell>
          <table:table-cell office:value-type="float" office:value="593556" calcext:value-type="float">
            <text:p>593556</text:p>
          </table:table-cell>
          <table:table-cell office:value-type="float" office:value="221339" calcext:value-type="float">
            <text:p>221339</text:p>
          </table:table-cell>
          <table:table-cell office:value-type="float" office:value="695076" calcext:value-type="float">
            <text:p>695076</text:p>
          </table:table-cell>
          <table:table-cell office:value-type="float" office:value="259100" calcext:value-type="float">
            <text:p>259100</text:p>
          </table:table-cell>
          <table:table-cell table:number-columns-repeated="1637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21536" calcext:value-type="float">
            <text:p>521536</text:p>
          </table:table-cell>
          <table:table-cell office:value-type="float" office:value="194345" calcext:value-type="float">
            <text:p>194345</text:p>
          </table:table-cell>
          <table:table-cell office:value-type="float" office:value="1417934" calcext:value-type="float">
            <text:p>1417934</text:p>
          </table:table-cell>
          <table:table-cell office:value-type="float" office:value="528056" calcext:value-type="float">
            <text:p>528056</text:p>
          </table:table-cell>
          <table:table-cell office:value-type="float" office:value="1874730" calcext:value-type="float">
            <text:p>1874730</text:p>
          </table:table-cell>
          <table:table-cell office:value-type="float" office:value="697797" calcext:value-type="float">
            <text:p>697797</text:p>
          </table:table-cell>
          <table:table-cell office:value-type="float" office:value="1239264" calcext:value-type="float">
            <text:p>1239264</text:p>
          </table:table-cell>
          <table:table-cell office:value-type="float" office:value="461244" calcext:value-type="float">
            <text:p>461244</text:p>
          </table:table-cell>
          <table:table-cell office:value-type="float" office:value="492606" calcext:value-type="float">
            <text:p>492606</text:p>
          </table:table-cell>
          <table:table-cell office:value-type="float" office:value="183463" calcext:value-type="float">
            <text:p>183463</text:p>
          </table:table-cell>
          <table:table-cell office:value-type="float" office:value="560066" calcext:value-type="float">
            <text:p>560066</text:p>
          </table:table-cell>
          <table:table-cell office:value-type="float" office:value="208564" calcext:value-type="float">
            <text:p>208564</text:p>
          </table:table-cell>
          <table:table-cell table:number-columns-repeated="1637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86728" calcext:value-type="float">
            <text:p>586728</text:p>
          </table:table-cell>
          <table:table-cell office:value-type="float" office:value="218918" calcext:value-type="float">
            <text:p>218918</text:p>
          </table:table-cell>
          <table:table-cell office:value-type="float" office:value="1514490" calcext:value-type="float">
            <text:p>1514490</text:p>
          </table:table-cell>
          <table:table-cell office:value-type="float" office:value="563852" calcext:value-type="float">
            <text:p>563852</text:p>
          </table:table-cell>
          <table:table-cell office:value-type="float" office:value="5151286" calcext:value-type="float">
            <text:p>5151286</text:p>
          </table:table-cell>
          <table:table-cell office:value-type="float" office:value="1917062" calcext:value-type="float">
            <text:p>1917062</text:p>
          </table:table-cell>
          <table:table-cell office:value-type="float" office:value="1562322" calcext:value-type="float">
            <text:p>1562322</text:p>
          </table:table-cell>
          <table:table-cell office:value-type="float" office:value="581952" calcext:value-type="float">
            <text:p>581952</text:p>
          </table:table-cell>
          <table:table-cell office:value-type="float" office:value="894385" calcext:value-type="float">
            <text:p>894385</text:p>
          </table:table-cell>
          <table:table-cell office:value-type="float" office:value="334077" calcext:value-type="float">
            <text:p>334077</text:p>
          </table:table-cell>
          <table:table-cell office:value-type="float" office:value="607268" calcext:value-type="float">
            <text:p>607268</text:p>
          </table:table-cell>
          <table:table-cell office:value-type="float" office:value="226229" calcext:value-type="float">
            <text:p>226229</text:p>
          </table:table-cell>
          <table:table-cell table:number-columns-repeated="1637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59192" calcext:value-type="float">
            <text:p>659192</text:p>
          </table:table-cell>
          <table:table-cell office:value-type="float" office:value="245939" calcext:value-type="float">
            <text:p>245939</text:p>
          </table:table-cell>
          <table:table-cell office:value-type="float" office:value="1725450" calcext:value-type="float">
            <text:p>1725450</text:p>
          </table:table-cell>
          <table:table-cell office:value-type="float" office:value="642490" calcext:value-type="float">
            <text:p>642490</text:p>
          </table:table-cell>
          <table:table-cell office:value-type="float" office:value="2364156" calcext:value-type="float">
            <text:p>2364156</text:p>
          </table:table-cell>
          <table:table-cell office:value-type="float" office:value="880029" calcext:value-type="float">
            <text:p>880029</text:p>
          </table:table-cell>
          <table:table-cell office:value-type="float" office:value="1560644" calcext:value-type="float">
            <text:p>1560644</text:p>
          </table:table-cell>
          <table:table-cell office:value-type="float" office:value="581103" calcext:value-type="float">
            <text:p>581103</text:p>
          </table:table-cell>
          <table:table-cell office:value-type="float" office:value="613674" calcext:value-type="float">
            <text:p>613674</text:p>
          </table:table-cell>
          <table:table-cell office:value-type="float" office:value="228793" calcext:value-type="float">
            <text:p>228793</text:p>
          </table:table-cell>
          <table:table-cell office:value-type="float" office:value="717040" calcext:value-type="float">
            <text:p>717040</text:p>
          </table:table-cell>
          <table:table-cell office:value-type="float" office:value="267467" calcext:value-type="float">
            <text:p>267467</text:p>
          </table:table-cell>
          <table:table-cell table:number-columns-repeated="1637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87564" calcext:value-type="float">
            <text:p>587564</text:p>
          </table:table-cell>
          <table:table-cell office:value-type="float" office:value="219242" calcext:value-type="float">
            <text:p>219242</text:p>
          </table:table-cell>
          <table:table-cell office:value-type="float" office:value="1549970" calcext:value-type="float">
            <text:p>1549970</text:p>
          </table:table-cell>
          <table:table-cell office:value-type="float" office:value="577227" calcext:value-type="float">
            <text:p>577227</text:p>
          </table:table-cell>
          <table:table-cell office:value-type="float" office:value="3649219" calcext:value-type="float">
            <text:p>3649219</text:p>
          </table:table-cell>
          <table:table-cell office:value-type="float" office:value="1358756" calcext:value-type="float">
            <text:p>1358756</text:p>
          </table:table-cell>
          <table:table-cell office:value-type="float" office:value="1182062" calcext:value-type="float">
            <text:p>1182062</text:p>
          </table:table-cell>
          <table:table-cell office:value-type="float" office:value="439948" calcext:value-type="float">
            <text:p>439948</text:p>
          </table:table-cell>
          <table:table-cell office:value-type="float" office:value="518782" calcext:value-type="float">
            <text:p>518782</text:p>
          </table:table-cell>
          <table:table-cell office:value-type="float" office:value="193309" calcext:value-type="float">
            <text:p>193309</text:p>
          </table:table-cell>
          <table:table-cell office:value-type="float" office:value="631462" calcext:value-type="float">
            <text:p>631462</text:p>
          </table:table-cell>
          <table:table-cell office:value-type="float" office:value="235173" calcext:value-type="float">
            <text:p>235173</text:p>
          </table:table-cell>
          <table:table-cell table:number-columns-repeated="1637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38778" calcext:value-type="float">
            <text:p>638778</text:p>
          </table:table-cell>
          <table:table-cell office:value-type="float" office:value="238380" calcext:value-type="float">
            <text:p>238380</text:p>
          </table:table-cell>
          <table:table-cell office:value-type="float" office:value="1677380" calcext:value-type="float">
            <text:p>1677380</text:p>
          </table:table-cell>
          <table:table-cell office:value-type="float" office:value="624547" calcext:value-type="float">
            <text:p>624547</text:p>
          </table:table-cell>
          <table:table-cell office:value-type="float" office:value="2282178" calcext:value-type="float">
            <text:p>2282178</text:p>
          </table:table-cell>
          <table:table-cell office:value-type="float" office:value="849675" calcext:value-type="float">
            <text:p>849675</text:p>
          </table:table-cell>
          <table:table-cell office:value-type="float" office:value="1561796" calcext:value-type="float">
            <text:p>1561796</text:p>
          </table:table-cell>
          <table:table-cell office:value-type="float" office:value="581495" calcext:value-type="float">
            <text:p>581495</text:p>
          </table:table-cell>
          <table:table-cell office:value-type="float" office:value="995953" calcext:value-type="float">
            <text:p>995953</text:p>
          </table:table-cell>
          <table:table-cell office:value-type="float" office:value="371648" calcext:value-type="float">
            <text:p>371648</text:p>
          </table:table-cell>
          <table:table-cell office:value-type="float" office:value="582962" calcext:value-type="float">
            <text:p>582962</text:p>
          </table:table-cell>
          <table:table-cell office:value-type="float" office:value="217111" calcext:value-type="float">
            <text:p>217111</text:p>
          </table:table-cell>
          <table:table-cell table:number-columns-repeated="1637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6814" calcext:value-type="float">
            <text:p>596814</text:p>
          </table:table-cell>
          <table:table-cell office:value-type="float" office:value="222681" calcext:value-type="float">
            <text:p>222681</text:p>
          </table:table-cell>
          <table:table-cell office:value-type="float" office:value="1598328" calcext:value-type="float">
            <text:p>1598328</text:p>
          </table:table-cell>
          <table:table-cell office:value-type="float" office:value="595100" calcext:value-type="float">
            <text:p>595100</text:p>
          </table:table-cell>
          <table:table-cell office:value-type="float" office:value="3451340" calcext:value-type="float">
            <text:p>3451340</text:p>
          </table:table-cell>
          <table:table-cell office:value-type="float" office:value="1284650" calcext:value-type="float">
            <text:p>1284650</text:p>
          </table:table-cell>
          <table:table-cell office:value-type="float" office:value="1481174" calcext:value-type="float">
            <text:p>1481174</text:p>
          </table:table-cell>
          <table:table-cell office:value-type="float" office:value="551602" calcext:value-type="float">
            <text:p>551602</text:p>
          </table:table-cell>
          <table:table-cell office:value-type="float" office:value="577774" calcext:value-type="float">
            <text:p>577774</text:p>
          </table:table-cell>
          <table:table-cell office:value-type="float" office:value="215413" calcext:value-type="float">
            <text:p>215413</text:p>
          </table:table-cell>
          <table:table-cell office:value-type="float" office:value="693464" calcext:value-type="float">
            <text:p>693464</text:p>
          </table:table-cell>
          <table:table-cell office:value-type="float" office:value="258513" calcext:value-type="float">
            <text:p>258513</text:p>
          </table:table-cell>
          <table:table-cell table:number-columns-repeated="1637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88964" calcext:value-type="float">
            <text:p>588964</text:p>
          </table:table-cell>
          <table:table-cell office:value-type="float" office:value="219728" calcext:value-type="float">
            <text:p>219728</text:p>
          </table:table-cell>
          <table:table-cell office:value-type="float" office:value="1600444" calcext:value-type="float">
            <text:p>1600444</text:p>
          </table:table-cell>
          <table:table-cell office:value-type="float" office:value="595900" calcext:value-type="float">
            <text:p>595900</text:p>
          </table:table-cell>
          <table:table-cell office:value-type="float" office:value="4592134" calcext:value-type="float">
            <text:p>4592134</text:p>
          </table:table-cell>
          <table:table-cell office:value-type="float" office:value="1708900" calcext:value-type="float">
            <text:p>1708900</text:p>
          </table:table-cell>
          <table:table-cell office:value-type="float" office:value="1564380" calcext:value-type="float">
            <text:p>1564380</text:p>
          </table:table-cell>
          <table:table-cell office:value-type="float" office:value="582876" calcext:value-type="float">
            <text:p>582876</text:p>
          </table:table-cell>
          <table:table-cell office:value-type="float" office:value="611964" calcext:value-type="float">
            <text:p>611964</text:p>
          </table:table-cell>
          <table:table-cell office:value-type="float" office:value="228131" calcext:value-type="float">
            <text:p>228131</text:p>
          </table:table-cell>
          <table:table-cell office:value-type="float" office:value="717228" calcext:value-type="float">
            <text:p>717228</text:p>
          </table:table-cell>
          <table:table-cell office:value-type="float" office:value="267431" calcext:value-type="float">
            <text:p>267431</text:p>
          </table:table-cell>
          <table:table-cell table:number-columns-repeated="1637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9882" calcext:value-type="float">
            <text:p>559882</text:p>
          </table:table-cell>
          <table:table-cell office:value-type="float" office:value="208964" calcext:value-type="float">
            <text:p>208964</text:p>
          </table:table-cell>
          <table:table-cell office:value-type="float" office:value="1562310" calcext:value-type="float">
            <text:p>1562310</text:p>
          </table:table-cell>
          <table:table-cell office:value-type="float" office:value="581932" calcext:value-type="float">
            <text:p>581932</text:p>
          </table:table-cell>
          <table:table-cell office:value-type="float" office:value="8039259" calcext:value-type="float">
            <text:p>8039259</text:p>
          </table:table-cell>
          <table:table-cell office:value-type="float" office:value="2992271" calcext:value-type="float">
            <text:p>2992271</text:p>
          </table:table-cell>
          <table:table-cell office:value-type="float" office:value="1258128" calcext:value-type="float">
            <text:p>1258128</text:p>
          </table:table-cell>
          <table:table-cell office:value-type="float" office:value="468626" calcext:value-type="float">
            <text:p>468626</text:p>
          </table:table-cell>
          <table:table-cell office:value-type="float" office:value="552654" calcext:value-type="float">
            <text:p>552654</text:p>
          </table:table-cell>
          <table:table-cell office:value-type="float" office:value="205964" calcext:value-type="float">
            <text:p>205964</text:p>
          </table:table-cell>
          <table:table-cell office:value-type="float" office:value="734146" calcext:value-type="float">
            <text:p>734146</text:p>
          </table:table-cell>
          <table:table-cell office:value-type="float" office:value="273564" calcext:value-type="float">
            <text:p>273564</text:p>
          </table:table-cell>
          <table:table-cell table:number-columns-repeated="1637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08324" calcext:value-type="float">
            <text:p>608324</text:p>
          </table:table-cell>
          <table:table-cell office:value-type="float" office:value="226923" calcext:value-type="float">
            <text:p>226923</text:p>
          </table:table-cell>
          <table:table-cell office:value-type="float" office:value="1649154" calcext:value-type="float">
            <text:p>1649154</text:p>
          </table:table-cell>
          <table:table-cell office:value-type="float" office:value="614056" calcext:value-type="float">
            <text:p>614056</text:p>
          </table:table-cell>
          <table:table-cell office:value-type="float" office:value="3372399" calcext:value-type="float">
            <text:p>3372399</text:p>
          </table:table-cell>
          <table:table-cell office:value-type="float" office:value="1255983" calcext:value-type="float">
            <text:p>1255983</text:p>
          </table:table-cell>
          <table:table-cell office:value-type="float" office:value="1263126" calcext:value-type="float">
            <text:p>1263126</text:p>
          </table:table-cell>
          <table:table-cell office:value-type="float" office:value="470327" calcext:value-type="float">
            <text:p>470327</text:p>
          </table:table-cell>
          <table:table-cell office:value-type="float" office:value="513094" calcext:value-type="float">
            <text:p>513094</text:p>
          </table:table-cell>
          <table:table-cell office:value-type="float" office:value="191081" calcext:value-type="float">
            <text:p>191081</text:p>
          </table:table-cell>
          <table:table-cell office:value-type="float" office:value="573292" calcext:value-type="float">
            <text:p>573292</text:p>
          </table:table-cell>
          <table:table-cell office:value-type="float" office:value="213510" calcext:value-type="float">
            <text:p>213510</text:p>
          </table:table-cell>
          <table:table-cell table:number-columns-repeated="1637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19866" calcext:value-type="float">
            <text:p>619866</text:p>
          </table:table-cell>
          <table:table-cell office:value-type="float" office:value="231351" calcext:value-type="float">
            <text:p>231351</text:p>
          </table:table-cell>
          <table:table-cell office:value-type="float" office:value="1632780" calcext:value-type="float">
            <text:p>1632780</text:p>
          </table:table-cell>
          <table:table-cell office:value-type="float" office:value="608098" calcext:value-type="float">
            <text:p>608098</text:p>
          </table:table-cell>
          <table:table-cell office:value-type="float" office:value="2312526" calcext:value-type="float">
            <text:p>2312526</text:p>
          </table:table-cell>
          <table:table-cell office:value-type="float" office:value="860936" calcext:value-type="float">
            <text:p>860936</text:p>
          </table:table-cell>
          <table:table-cell office:value-type="float" office:value="1563458" calcext:value-type="float">
            <text:p>1563458</text:p>
          </table:table-cell>
          <table:table-cell office:value-type="float" office:value="582116" calcext:value-type="float">
            <text:p>582116</text:p>
          </table:table-cell>
          <table:table-cell office:value-type="float" office:value="648550" calcext:value-type="float">
            <text:p>648550</text:p>
          </table:table-cell>
          <table:table-cell office:value-type="float" office:value="241765" calcext:value-type="float">
            <text:p>241765</text:p>
          </table:table-cell>
          <table:table-cell office:value-type="float" office:value="645318" calcext:value-type="float">
            <text:p>645318</text:p>
          </table:table-cell>
          <table:table-cell office:value-type="float" office:value="240316" calcext:value-type="float">
            <text:p>240316</text:p>
          </table:table-cell>
          <table:table-cell table:number-columns-repeated="1637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86392" calcext:value-type="float">
            <text:p>586392</text:p>
          </table:table-cell>
          <table:table-cell office:value-type="float" office:value="218857" calcext:value-type="float">
            <text:p>218857</text:p>
          </table:table-cell>
          <table:table-cell office:value-type="float" office:value="1569108" calcext:value-type="float">
            <text:p>1569108</text:p>
          </table:table-cell>
          <table:table-cell office:value-type="float" office:value="584241" calcext:value-type="float">
            <text:p>584241</text:p>
          </table:table-cell>
          <table:table-cell office:value-type="float" office:value="6403804" calcext:value-type="float">
            <text:p>6403804</text:p>
          </table:table-cell>
          <table:table-cell office:value-type="float" office:value="2382797" calcext:value-type="float">
            <text:p>2382797</text:p>
          </table:table-cell>
          <table:table-cell office:value-type="float" office:value="1482498" calcext:value-type="float">
            <text:p>1482498</text:p>
          </table:table-cell>
          <table:table-cell office:value-type="float" office:value="551998" calcext:value-type="float">
            <text:p>551998</text:p>
          </table:table-cell>
          <table:table-cell office:value-type="float" office:value="586068" calcext:value-type="float">
            <text:p>586068</text:p>
          </table:table-cell>
          <table:table-cell office:value-type="float" office:value="218487" calcext:value-type="float">
            <text:p>218487</text:p>
          </table:table-cell>
          <table:table-cell office:value-type="float" office:value="714088" calcext:value-type="float">
            <text:p>714088</text:p>
          </table:table-cell>
          <table:table-cell office:value-type="float" office:value="266224" calcext:value-type="float">
            <text:p>266224</text:p>
          </table:table-cell>
          <table:table-cell table:number-columns-repeated="1637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3744" calcext:value-type="float">
            <text:p>533744</text:p>
          </table:table-cell>
          <table:table-cell office:value-type="float" office:value="198930" calcext:value-type="float">
            <text:p>198930</text:p>
          </table:table-cell>
          <table:table-cell office:value-type="float" office:value="1289996" calcext:value-type="float">
            <text:p>1289996</text:p>
          </table:table-cell>
          <table:table-cell office:value-type="float" office:value="480429" calcext:value-type="float">
            <text:p>480429</text:p>
          </table:table-cell>
          <table:table-cell office:value-type="float" office:value="2051170" calcext:value-type="float">
            <text:p>2051170</text:p>
          </table:table-cell>
          <table:table-cell office:value-type="float" office:value="763508" calcext:value-type="float">
            <text:p>763508</text:p>
          </table:table-cell>
          <table:table-cell office:value-type="float" office:value="1286214" calcext:value-type="float">
            <text:p>1286214</text:p>
          </table:table-cell>
          <table:table-cell office:value-type="float" office:value="478709" calcext:value-type="float">
            <text:p>478709</text:p>
          </table:table-cell>
          <table:table-cell office:value-type="float" office:value="510184" calcext:value-type="float">
            <text:p>510184</text:p>
          </table:table-cell>
          <table:table-cell office:value-type="float" office:value="190009" calcext:value-type="float">
            <text:p>190009</text:p>
          </table:table-cell>
          <table:table-cell office:value-type="float" office:value="632736" calcext:value-type="float">
            <text:p>632736</text:p>
          </table:table-cell>
          <table:table-cell office:value-type="float" office:value="235847" calcext:value-type="float">
            <text:p>235847</text:p>
          </table:table-cell>
          <table:table-cell table:number-columns-repeated="1637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6742" calcext:value-type="float">
            <text:p>556742</text:p>
          </table:table-cell>
          <table:table-cell office:value-type="float" office:value="207714" calcext:value-type="float">
            <text:p>207714</text:p>
          </table:table-cell>
          <table:table-cell office:value-type="float" office:value="1540896" calcext:value-type="float">
            <text:p>1540896</text:p>
          </table:table-cell>
          <table:table-cell office:value-type="float" office:value="573696" calcext:value-type="float">
            <text:p>573696</text:p>
          </table:table-cell>
          <table:table-cell office:value-type="float" office:value="6893361" calcext:value-type="float">
            <text:p>6893361</text:p>
          </table:table-cell>
          <table:table-cell office:value-type="float" office:value="2565605" calcext:value-type="float">
            <text:p>2565605</text:p>
          </table:table-cell>
          <table:table-cell office:value-type="float" office:value="1266132" calcext:value-type="float">
            <text:p>1266132</text:p>
          </table:table-cell>
          <table:table-cell office:value-type="float" office:value="471260" calcext:value-type="float">
            <text:p>471260</text:p>
          </table:table-cell>
          <table:table-cell office:value-type="float" office:value="525738" calcext:value-type="float">
            <text:p>525738</text:p>
          </table:table-cell>
          <table:table-cell office:value-type="float" office:value="195863" calcext:value-type="float">
            <text:p>195863</text:p>
          </table:table-cell>
          <table:table-cell office:value-type="float" office:value="608448" calcext:value-type="float">
            <text:p>608448</text:p>
          </table:table-cell>
          <table:table-cell office:value-type="float" office:value="226681" calcext:value-type="float">
            <text:p>226681</text:p>
          </table:table-cell>
          <table:table-cell table:number-columns-repeated="1637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88122" calcext:value-type="float">
            <text:p>488122</text:p>
          </table:table-cell>
          <table:table-cell office:value-type="float" office:value="181897" calcext:value-type="float">
            <text:p>181897</text:p>
          </table:table-cell>
          <table:table-cell office:value-type="float" office:value="1403638" calcext:value-type="float">
            <text:p>1403638</text:p>
          </table:table-cell>
          <table:table-cell office:value-type="float" office:value="522638" calcext:value-type="float">
            <text:p>522638</text:p>
          </table:table-cell>
          <table:table-cell office:value-type="float" office:value="1967274" calcext:value-type="float">
            <text:p>1967274</text:p>
          </table:table-cell>
          <table:table-cell office:value-type="float" office:value="732118" calcext:value-type="float">
            <text:p>732118</text:p>
          </table:table-cell>
          <table:table-cell office:value-type="float" office:value="1402550" calcext:value-type="float">
            <text:p>1402550</text:p>
          </table:table-cell>
          <table:table-cell office:value-type="float" office:value="522030" calcext:value-type="float">
            <text:p>522030</text:p>
          </table:table-cell>
          <table:table-cell office:value-type="float" office:value="558944" calcext:value-type="float">
            <text:p>558944</text:p>
          </table:table-cell>
          <table:table-cell office:value-type="float" office:value="208163" calcext:value-type="float">
            <text:p>208163</text:p>
          </table:table-cell>
          <table:table-cell office:value-type="float" office:value="657976" calcext:value-type="float">
            <text:p>657976</text:p>
          </table:table-cell>
          <table:table-cell office:value-type="float" office:value="245236" calcext:value-type="float">
            <text:p>245236</text:p>
          </table:table-cell>
          <table:table-cell table:number-columns-repeated="1637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4748" calcext:value-type="float">
            <text:p>554748</text:p>
          </table:table-cell>
          <table:table-cell office:value-type="float" office:value="207006" calcext:value-type="float">
            <text:p>207006</text:p>
          </table:table-cell>
          <table:table-cell office:value-type="float" office:value="1764555" calcext:value-type="float">
            <text:p>1764555</text:p>
          </table:table-cell>
          <table:table-cell office:value-type="float" office:value="657659" calcext:value-type="float">
            <text:p>657659</text:p>
          </table:table-cell>
          <table:table-cell office:value-type="float" office:value="1775506" calcext:value-type="float">
            <text:p>1775506</text:p>
          </table:table-cell>
          <table:table-cell office:value-type="float" office:value="661461" calcext:value-type="float">
            <text:p>661461</text:p>
          </table:table-cell>
          <table:table-cell office:value-type="float" office:value="1202626" calcext:value-type="float">
            <text:p>1202626</text:p>
          </table:table-cell>
          <table:table-cell office:value-type="float" office:value="447635" calcext:value-type="float">
            <text:p>447635</text:p>
          </table:table-cell>
          <table:table-cell office:value-type="float" office:value="489558" calcext:value-type="float">
            <text:p>489558</text:p>
          </table:table-cell>
          <table:table-cell office:value-type="float" office:value="182313" calcext:value-type="float">
            <text:p>182313</text:p>
          </table:table-cell>
          <table:table-cell office:value-type="float" office:value="575324" calcext:value-type="float">
            <text:p>575324</text:p>
          </table:table-cell>
          <table:table-cell office:value-type="float" office:value="214249" calcext:value-type="float">
            <text:p>214249</text:p>
          </table:table-cell>
          <table:table-cell table:number-columns-repeated="1637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9346" calcext:value-type="float">
            <text:p>459346</text:p>
          </table:table-cell>
          <table:table-cell office:value-type="float" office:value="171177" calcext:value-type="float">
            <text:p>171177</text:p>
          </table:table-cell>
          <table:table-cell office:value-type="float" office:value="1257300" calcext:value-type="float">
            <text:p>1257300</text:p>
          </table:table-cell>
          <table:table-cell office:value-type="float" office:value="468269" calcext:value-type="float">
            <text:p>468269</text:p>
          </table:table-cell>
          <table:table-cell office:value-type="float" office:value="4507492" calcext:value-type="float">
            <text:p>4507492</text:p>
          </table:table-cell>
          <table:table-cell office:value-type="float" office:value="1677090" calcext:value-type="float">
            <text:p>1677090</text:p>
          </table:table-cell>
          <table:table-cell office:value-type="float" office:value="1242842" calcext:value-type="float">
            <text:p>1242842</text:p>
          </table:table-cell>
          <table:table-cell office:value-type="float" office:value="462569" calcext:value-type="float">
            <text:p>462569</text:p>
          </table:table-cell>
          <table:table-cell office:value-type="float" office:value="493216" calcext:value-type="float">
            <text:p>493216</text:p>
          </table:table-cell>
          <table:table-cell office:value-type="float" office:value="183690" calcext:value-type="float">
            <text:p>183690</text:p>
          </table:table-cell>
          <table:table-cell office:value-type="float" office:value="572140" calcext:value-type="float">
            <text:p>572140</text:p>
          </table:table-cell>
          <table:table-cell office:value-type="float" office:value="213099" calcext:value-type="float">
            <text:p>213099</text:p>
          </table:table-cell>
          <table:table-cell table:number-columns-repeated="1637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61972" calcext:value-type="float">
            <text:p>461972</text:p>
          </table:table-cell>
          <table:table-cell office:value-type="float" office:value="172193" calcext:value-type="float">
            <text:p>172193</text:p>
          </table:table-cell>
          <table:table-cell office:value-type="float" office:value="1264202" calcext:value-type="float">
            <text:p>1264202</text:p>
          </table:table-cell>
          <table:table-cell office:value-type="float" office:value="470618" calcext:value-type="float">
            <text:p>470618</text:p>
          </table:table-cell>
          <table:table-cell office:value-type="float" office:value="2222664" calcext:value-type="float">
            <text:p>2222664</text:p>
          </table:table-cell>
          <table:table-cell office:value-type="float" office:value="827122" calcext:value-type="float">
            <text:p>827122</text:p>
          </table:table-cell>
          <table:table-cell office:value-type="float" office:value="1170272" calcext:value-type="float">
            <text:p>1170272</text:p>
          </table:table-cell>
          <table:table-cell office:value-type="float" office:value="435562" calcext:value-type="float">
            <text:p>435562</text:p>
          </table:table-cell>
          <table:table-cell office:value-type="float" office:value="477414" calcext:value-type="float">
            <text:p>477414</text:p>
          </table:table-cell>
          <table:table-cell office:value-type="float" office:value="177811" calcext:value-type="float">
            <text:p>177811</text:p>
          </table:table-cell>
          <table:table-cell office:value-type="float" office:value="582304" calcext:value-type="float">
            <text:p>582304</text:p>
          </table:table-cell>
          <table:table-cell office:value-type="float" office:value="217026" calcext:value-type="float">
            <text:p>217026</text:p>
          </table:table-cell>
          <table:table-cell table:number-columns-repeated="1637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52874" calcext:value-type="float">
            <text:p>552874</text:p>
          </table:table-cell>
          <table:table-cell office:value-type="float" office:value="206263" calcext:value-type="float">
            <text:p>206263</text:p>
          </table:table-cell>
          <table:table-cell office:value-type="float" office:value="1546826" calcext:value-type="float">
            <text:p>1546826</text:p>
          </table:table-cell>
          <table:table-cell office:value-type="float" office:value="576070" calcext:value-type="float">
            <text:p>576070</text:p>
          </table:table-cell>
          <table:table-cell office:value-type="float" office:value="3579376" calcext:value-type="float">
            <text:p>3579376</text:p>
          </table:table-cell>
          <table:table-cell office:value-type="float" office:value="1332404" calcext:value-type="float">
            <text:p>1332404</text:p>
          </table:table-cell>
          <table:table-cell office:value-type="float" office:value="1482320" calcext:value-type="float">
            <text:p>1482320</text:p>
          </table:table-cell>
          <table:table-cell office:value-type="float" office:value="551984" calcext:value-type="float">
            <text:p>551984</text:p>
          </table:table-cell>
          <table:table-cell office:value-type="float" office:value="593096" calcext:value-type="float">
            <text:p>593096</text:p>
          </table:table-cell>
          <table:table-cell office:value-type="float" office:value="221234" calcext:value-type="float">
            <text:p>221234</text:p>
          </table:table-cell>
          <table:table-cell office:value-type="float" office:value="660654" calcext:value-type="float">
            <text:p>660654</text:p>
          </table:table-cell>
          <table:table-cell office:value-type="float" office:value="246125" calcext:value-type="float">
            <text:p>246125</text:p>
          </table:table-cell>
          <table:table-cell table:number-columns-repeated="1637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85812" calcext:value-type="float">
            <text:p>585812</text:p>
          </table:table-cell>
          <table:table-cell office:value-type="float" office:value="218595" calcext:value-type="float">
            <text:p>218595</text:p>
          </table:table-cell>
          <table:table-cell office:value-type="float" office:value="1628334" calcext:value-type="float">
            <text:p>1628334</text:p>
          </table:table-cell>
          <table:table-cell office:value-type="float" office:value="606346" calcext:value-type="float">
            <text:p>606346</text:p>
          </table:table-cell>
          <table:table-cell office:value-type="float" office:value="3004262" calcext:value-type="float">
            <text:p>3004262</text:p>
          </table:table-cell>
          <table:table-cell office:value-type="float" office:value="1118206" calcext:value-type="float">
            <text:p>1118206</text:p>
          </table:table-cell>
          <table:table-cell office:value-type="float" office:value="1507520" calcext:value-type="float">
            <text:p>1507520</text:p>
          </table:table-cell>
          <table:table-cell office:value-type="float" office:value="561330" calcext:value-type="float">
            <text:p>561330</text:p>
          </table:table-cell>
          <table:table-cell office:value-type="float" office:value="595458" calcext:value-type="float">
            <text:p>595458</text:p>
          </table:table-cell>
          <table:table-cell office:value-type="float" office:value="221984" calcext:value-type="float">
            <text:p>221984</text:p>
          </table:table-cell>
          <table:table-cell office:value-type="float" office:value="702038" calcext:value-type="float">
            <text:p>702038</text:p>
          </table:table-cell>
          <table:table-cell office:value-type="float" office:value="261715" calcext:value-type="float">
            <text:p>261715</text:p>
          </table:table-cell>
          <table:table-cell table:number-columns-repeated="1637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84798" calcext:value-type="float">
            <text:p>484798</text:p>
          </table:table-cell>
          <table:table-cell office:value-type="float" office:value="180685" calcext:value-type="float">
            <text:p>180685</text:p>
          </table:table-cell>
          <table:table-cell office:value-type="float" office:value="1336740" calcext:value-type="float">
            <text:p>1336740</text:p>
          </table:table-cell>
          <table:table-cell office:value-type="float" office:value="497729" calcext:value-type="float">
            <text:p>497729</text:p>
          </table:table-cell>
          <table:table-cell office:value-type="float" office:value="3606922" calcext:value-type="float">
            <text:p>3606922</text:p>
          </table:table-cell>
          <table:table-cell office:value-type="float" office:value="1342313" calcext:value-type="float">
            <text:p>1342313</text:p>
          </table:table-cell>
          <table:table-cell office:value-type="float" office:value="1368636" calcext:value-type="float">
            <text:p>1368636</text:p>
          </table:table-cell>
          <table:table-cell office:value-type="float" office:value="509425" calcext:value-type="float">
            <text:p>509425</text:p>
          </table:table-cell>
          <table:table-cell office:value-type="float" office:value="523264" calcext:value-type="float">
            <text:p>523264</text:p>
          </table:table-cell>
          <table:table-cell office:value-type="float" office:value="194871" calcext:value-type="float">
            <text:p>194871</text:p>
          </table:table-cell>
          <table:table-cell office:value-type="float" office:value="782302" calcext:value-type="float">
            <text:p>782302</text:p>
          </table:table-cell>
          <table:table-cell office:value-type="float" office:value="291375" calcext:value-type="float">
            <text:p>291375</text:p>
          </table:table-cell>
          <table:table-cell table:number-columns-repeated="1637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05514" calcext:value-type="float">
            <text:p>605514</text:p>
          </table:table-cell>
          <table:table-cell office:value-type="float" office:value="225925" calcext:value-type="float">
            <text:p>225925</text:p>
          </table:table-cell>
          <table:table-cell office:value-type="float" office:value="1779275" calcext:value-type="float">
            <text:p>1779275</text:p>
          </table:table-cell>
          <table:table-cell office:value-type="float" office:value="663059" calcext:value-type="float">
            <text:p>663059</text:p>
          </table:table-cell>
          <table:table-cell office:value-type="float" office:value="2262332" calcext:value-type="float">
            <text:p>2262332</text:p>
          </table:table-cell>
          <table:table-cell office:value-type="float" office:value="842149" calcext:value-type="float">
            <text:p>842149</text:p>
          </table:table-cell>
          <table:table-cell office:value-type="float" office:value="1200940" calcext:value-type="float">
            <text:p>1200940</text:p>
          </table:table-cell>
          <table:table-cell office:value-type="float" office:value="446986" calcext:value-type="float">
            <text:p>446986</text:p>
          </table:table-cell>
          <table:table-cell office:value-type="float" office:value="507178" calcext:value-type="float">
            <text:p>507178</text:p>
          </table:table-cell>
          <table:table-cell office:value-type="float" office:value="188883" calcext:value-type="float">
            <text:p>188883</text:p>
          </table:table-cell>
          <table:table-cell office:value-type="float" office:value="573102" calcext:value-type="float">
            <text:p>573102</text:p>
          </table:table-cell>
          <table:table-cell office:value-type="float" office:value="213458" calcext:value-type="float">
            <text:p>213458</text:p>
          </table:table-cell>
          <table:table-cell table:number-columns-repeated="1637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9522" calcext:value-type="float">
            <text:p>579522</text:p>
          </table:table-cell>
          <table:table-cell office:value-type="float" office:value="216279" calcext:value-type="float">
            <text:p>216279</text:p>
          </table:table-cell>
          <table:table-cell office:value-type="float" office:value="1620136" calcext:value-type="float">
            <text:p>1620136</text:p>
          </table:table-cell>
          <table:table-cell office:value-type="float" office:value="603395" calcext:value-type="float">
            <text:p>603395</text:p>
          </table:table-cell>
          <table:table-cell office:value-type="float" office:value="4875210" calcext:value-type="float">
            <text:p>4875210</text:p>
          </table:table-cell>
          <table:table-cell office:value-type="float" office:value="1814273" calcext:value-type="float">
            <text:p>1814273</text:p>
          </table:table-cell>
          <table:table-cell office:value-type="float" office:value="1492448" calcext:value-type="float">
            <text:p>1492448</text:p>
          </table:table-cell>
          <table:table-cell office:value-type="float" office:value="555846" calcext:value-type="float">
            <text:p>555846</text:p>
          </table:table-cell>
          <table:table-cell office:value-type="float" office:value="598976" calcext:value-type="float">
            <text:p>598976</text:p>
          </table:table-cell>
          <table:table-cell office:value-type="float" office:value="223292" calcext:value-type="float">
            <text:p>223292</text:p>
          </table:table-cell>
          <table:table-cell office:value-type="float" office:value="641490" calcext:value-type="float">
            <text:p>641490</text:p>
          </table:table-cell>
          <table:table-cell office:value-type="float" office:value="239032" calcext:value-type="float">
            <text:p>239032</text:p>
          </table:table-cell>
          <table:table-cell table:number-columns-repeated="1637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49898" calcext:value-type="float">
            <text:p>549898</text:p>
          </table:table-cell>
          <table:table-cell office:value-type="float" office:value="205122" calcext:value-type="float">
            <text:p>205122</text:p>
          </table:table-cell>
          <table:table-cell office:value-type="float" office:value="1538962" calcext:value-type="float">
            <text:p>1538962</text:p>
          </table:table-cell>
          <table:table-cell office:value-type="float" office:value="573110" calcext:value-type="float">
            <text:p>573110</text:p>
          </table:table-cell>
          <table:table-cell office:value-type="float" office:value="4475690" calcext:value-type="float">
            <text:p>4475690</text:p>
          </table:table-cell>
          <table:table-cell office:value-type="float" office:value="1665579" calcext:value-type="float">
            <text:p>1665579</text:p>
          </table:table-cell>
          <table:table-cell office:value-type="float" office:value="1480738" calcext:value-type="float">
            <text:p>1480738</text:p>
          </table:table-cell>
          <table:table-cell office:value-type="float" office:value="551345" calcext:value-type="float">
            <text:p>551345</text:p>
          </table:table-cell>
          <table:table-cell office:value-type="float" office:value="582442" calcext:value-type="float">
            <text:p>582442</text:p>
          </table:table-cell>
          <table:table-cell office:value-type="float" office:value="217124" calcext:value-type="float">
            <text:p>217124</text:p>
          </table:table-cell>
          <table:table-cell office:value-type="float" office:value="798760" calcext:value-type="float">
            <text:p>798760</text:p>
          </table:table-cell>
          <table:table-cell office:value-type="float" office:value="297661" calcext:value-type="float">
            <text:p>297661</text:p>
          </table:table-cell>
          <table:table-cell table:number-columns-repeated="1637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8040" calcext:value-type="float">
            <text:p>538040</text:p>
          </table:table-cell>
          <table:table-cell office:value-type="float" office:value="200593" calcext:value-type="float">
            <text:p>200593</text:p>
          </table:table-cell>
          <table:table-cell office:value-type="float" office:value="1427668" calcext:value-type="float">
            <text:p>1427668</text:p>
          </table:table-cell>
          <table:table-cell office:value-type="float" office:value="531505" calcext:value-type="float">
            <text:p>531505</text:p>
          </table:table-cell>
          <table:table-cell office:value-type="float" office:value="2069778" calcext:value-type="float">
            <text:p>2069778</text:p>
          </table:table-cell>
          <table:table-cell office:value-type="float" office:value="770432" calcext:value-type="float">
            <text:p>770432</text:p>
          </table:table-cell>
          <table:table-cell office:value-type="float" office:value="1540388" calcext:value-type="float">
            <text:p>1540388</text:p>
          </table:table-cell>
          <table:table-cell office:value-type="float" office:value="573476" calcext:value-type="float">
            <text:p>573476</text:p>
          </table:table-cell>
          <table:table-cell office:value-type="float" office:value="586136" calcext:value-type="float">
            <text:p>586136</text:p>
          </table:table-cell>
          <table:table-cell office:value-type="float" office:value="218295" calcext:value-type="float">
            <text:p>218295</text:p>
          </table:table-cell>
          <table:table-cell office:value-type="float" office:value="693040" calcext:value-type="float">
            <text:p>693040</text:p>
          </table:table-cell>
          <table:table-cell office:value-type="float" office:value="258301" calcext:value-type="float">
            <text:p>258301</text:p>
          </table:table-cell>
          <table:table-cell table:number-columns-repeated="1637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83642" calcext:value-type="float">
            <text:p>583642</text:p>
          </table:table-cell>
          <table:table-cell office:value-type="float" office:value="218401" calcext:value-type="float">
            <text:p>218401</text:p>
          </table:table-cell>
          <table:table-cell office:value-type="float" office:value="1538936" calcext:value-type="float">
            <text:p>1538936</text:p>
          </table:table-cell>
          <table:table-cell office:value-type="float" office:value="573011" calcext:value-type="float">
            <text:p>573011</text:p>
          </table:table-cell>
          <table:table-cell office:value-type="float" office:value="4479942" calcext:value-type="float">
            <text:p>4479942</text:p>
          </table:table-cell>
          <table:table-cell office:value-type="float" office:value="1667188" calcext:value-type="float">
            <text:p>1667188</text:p>
          </table:table-cell>
          <table:table-cell office:value-type="float" office:value="1510291" calcext:value-type="float">
            <text:p>1510291</text:p>
          </table:table-cell>
          <table:table-cell office:value-type="float" office:value="563199" calcext:value-type="float">
            <text:p>563199</text:p>
          </table:table-cell>
          <table:table-cell office:value-type="float" office:value="495454" calcext:value-type="float">
            <text:p>495454</text:p>
          </table:table-cell>
          <table:table-cell office:value-type="float" office:value="184645" calcext:value-type="float">
            <text:p>184645</text:p>
          </table:table-cell>
          <table:table-cell office:value-type="float" office:value="575640" calcext:value-type="float">
            <text:p>575640</text:p>
          </table:table-cell>
          <table:table-cell office:value-type="float" office:value="214636" calcext:value-type="float">
            <text:p>214636</text:p>
          </table:table-cell>
          <table:table-cell table:number-columns-repeated="1637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5930" calcext:value-type="float">
            <text:p>455930</text:p>
          </table:table-cell>
          <table:table-cell office:value-type="float" office:value="169896" calcext:value-type="float">
            <text:p>169896</text:p>
          </table:table-cell>
          <table:table-cell office:value-type="float" office:value="1243148" calcext:value-type="float">
            <text:p>1243148</text:p>
          </table:table-cell>
          <table:table-cell office:value-type="float" office:value="462888" calcext:value-type="float">
            <text:p>462888</text:p>
          </table:table-cell>
          <table:table-cell office:value-type="float" office:value="4074210" calcext:value-type="float">
            <text:p>4074210</text:p>
          </table:table-cell>
          <table:table-cell office:value-type="float" office:value="1515937" calcext:value-type="float">
            <text:p>1515937</text:p>
          </table:table-cell>
          <table:table-cell office:value-type="float" office:value="1324470" calcext:value-type="float">
            <text:p>1324470</text:p>
          </table:table-cell>
          <table:table-cell office:value-type="float" office:value="493033" calcext:value-type="float">
            <text:p>493033</text:p>
          </table:table-cell>
          <table:table-cell office:value-type="float" office:value="521364" calcext:value-type="float">
            <text:p>521364</text:p>
          </table:table-cell>
          <table:table-cell office:value-type="float" office:value="194165" calcext:value-type="float">
            <text:p>194165</text:p>
          </table:table-cell>
          <table:table-cell office:value-type="float" office:value="598594" calcext:value-type="float">
            <text:p>598594</text:p>
          </table:table-cell>
          <table:table-cell office:value-type="float" office:value="223022" calcext:value-type="float">
            <text:p>223022</text:p>
          </table:table-cell>
          <table:table-cell table:number-columns-repeated="1637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74142" calcext:value-type="float">
            <text:p>474142</text:p>
          </table:table-cell>
          <table:table-cell office:value-type="float" office:value="176741" calcext:value-type="float">
            <text:p>176741</text:p>
          </table:table-cell>
          <table:table-cell office:value-type="float" office:value="1251102" calcext:value-type="float">
            <text:p>1251102</text:p>
          </table:table-cell>
          <table:table-cell office:value-type="float" office:value="465976" calcext:value-type="float">
            <text:p>465976</text:p>
          </table:table-cell>
          <table:table-cell office:value-type="float" office:value="2671368" calcext:value-type="float">
            <text:p>2671368</text:p>
          </table:table-cell>
          <table:table-cell office:value-type="float" office:value="994015" calcext:value-type="float">
            <text:p>994015</text:p>
          </table:table-cell>
          <table:table-cell office:value-type="float" office:value="1170244" calcext:value-type="float">
            <text:p>1170244</text:p>
          </table:table-cell>
          <table:table-cell office:value-type="float" office:value="435729" calcext:value-type="float">
            <text:p>435729</text:p>
          </table:table-cell>
          <table:table-cell office:value-type="float" office:value="472880" calcext:value-type="float">
            <text:p>472880</text:p>
          </table:table-cell>
          <table:table-cell office:value-type="float" office:value="176130" calcext:value-type="float">
            <text:p>176130</text:p>
          </table:table-cell>
          <table:table-cell office:value-type="float" office:value="553430" calcext:value-type="float">
            <text:p>553430</text:p>
          </table:table-cell>
          <table:table-cell office:value-type="float" office:value="206119" calcext:value-type="float">
            <text:p>206119</text:p>
          </table:table-cell>
          <table:table-cell table:number-columns-repeated="1637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83728" calcext:value-type="float">
            <text:p>583728</text:p>
          </table:table-cell>
          <table:table-cell office:value-type="float" office:value="217811" calcext:value-type="float">
            <text:p>217811</text:p>
          </table:table-cell>
          <table:table-cell office:value-type="float" office:value="1435477" calcext:value-type="float">
            <text:p>1435477</text:p>
          </table:table-cell>
          <table:table-cell office:value-type="float" office:value="535929" calcext:value-type="float">
            <text:p>535929</text:p>
          </table:table-cell>
          <table:table-cell office:value-type="float" office:value="1781532" calcext:value-type="float">
            <text:p>1781532</text:p>
          </table:table-cell>
          <table:table-cell office:value-type="float" office:value="663223" calcext:value-type="float">
            <text:p>663223</text:p>
          </table:table-cell>
          <table:table-cell office:value-type="float" office:value="1168006" calcext:value-type="float">
            <text:p>1168006</text:p>
          </table:table-cell>
          <table:table-cell office:value-type="float" office:value="434719" calcext:value-type="float">
            <text:p>434719</text:p>
          </table:table-cell>
          <table:table-cell office:value-type="float" office:value="485070" calcext:value-type="float">
            <text:p>485070</text:p>
          </table:table-cell>
          <table:table-cell office:value-type="float" office:value="180656" calcext:value-type="float">
            <text:p>180656</text:p>
          </table:table-cell>
          <table:table-cell office:value-type="float" office:value="595196" calcext:value-type="float">
            <text:p>595196</text:p>
          </table:table-cell>
          <table:table-cell office:value-type="float" office:value="221776" calcext:value-type="float">
            <text:p>221776</text:p>
          </table:table-cell>
          <table:table-cell table:number-columns-repeated="1637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1170" calcext:value-type="float">
            <text:p>551170</text:p>
          </table:table-cell>
          <table:table-cell office:value-type="float" office:value="205668" calcext:value-type="float">
            <text:p>205668</text:p>
          </table:table-cell>
          <table:table-cell office:value-type="float" office:value="1533060" calcext:value-type="float">
            <text:p>1533060</text:p>
          </table:table-cell>
          <table:table-cell office:value-type="float" office:value="570765" calcext:value-type="float">
            <text:p>570765</text:p>
          </table:table-cell>
          <table:table-cell office:value-type="float" office:value="5244176" calcext:value-type="float">
            <text:p>5244176</text:p>
          </table:table-cell>
          <table:table-cell office:value-type="float" office:value="1951436" calcext:value-type="float">
            <text:p>1951436</text:p>
          </table:table-cell>
          <table:table-cell office:value-type="float" office:value="1502590" calcext:value-type="float">
            <text:p>1502590</text:p>
          </table:table-cell>
          <table:table-cell office:value-type="float" office:value="559457" calcext:value-type="float">
            <text:p>559457</text:p>
          </table:table-cell>
          <table:table-cell office:value-type="float" office:value="551892" calcext:value-type="float">
            <text:p>551892</text:p>
          </table:table-cell>
          <table:table-cell office:value-type="float" office:value="205747" calcext:value-type="float">
            <text:p>205747</text:p>
          </table:table-cell>
          <table:table-cell office:value-type="float" office:value="721174" calcext:value-type="float">
            <text:p>721174</text:p>
          </table:table-cell>
          <table:table-cell office:value-type="float" office:value="269222" calcext:value-type="float">
            <text:p>269222</text:p>
          </table:table-cell>
          <table:table-cell table:number-columns-repeated="1637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57890" calcext:value-type="float">
            <text:p>557890</text:p>
          </table:table-cell>
          <table:table-cell office:value-type="float" office:value="208126" calcext:value-type="float">
            <text:p>208126</text:p>
          </table:table-cell>
          <table:table-cell office:value-type="float" office:value="2210533" calcext:value-type="float">
            <text:p>2210533</text:p>
          </table:table-cell>
          <table:table-cell office:value-type="float" office:value="823764" calcext:value-type="float">
            <text:p>823764</text:p>
          </table:table-cell>
          <table:table-cell office:value-type="float" office:value="4819802" calcext:value-type="float">
            <text:p>4819802</text:p>
          </table:table-cell>
          <table:table-cell office:value-type="float" office:value="1793620" calcext:value-type="float">
            <text:p>1793620</text:p>
          </table:table-cell>
          <table:table-cell office:value-type="float" office:value="1263120" calcext:value-type="float">
            <text:p>1263120</text:p>
          </table:table-cell>
          <table:table-cell office:value-type="float" office:value="470121" calcext:value-type="float">
            <text:p>470121</text:p>
          </table:table-cell>
          <table:table-cell office:value-type="float" office:value="545484" calcext:value-type="float">
            <text:p>545484</text:p>
          </table:table-cell>
          <table:table-cell office:value-type="float" office:value="203172" calcext:value-type="float">
            <text:p>203172</text:p>
          </table:table-cell>
          <table:table-cell office:value-type="float" office:value="626168" calcext:value-type="float">
            <text:p>626168</text:p>
          </table:table-cell>
          <table:table-cell office:value-type="float" office:value="233288" calcext:value-type="float">
            <text:p>233288</text:p>
          </table:table-cell>
          <table:table-cell table:number-columns-repeated="1637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52610" calcext:value-type="float">
            <text:p>552610</text:p>
          </table:table-cell>
          <table:table-cell office:value-type="float" office:value="206171" calcext:value-type="float">
            <text:p>206171</text:p>
          </table:table-cell>
          <table:table-cell office:value-type="float" office:value="1535556" calcext:value-type="float">
            <text:p>1535556</text:p>
          </table:table-cell>
          <table:table-cell office:value-type="float" office:value="571928" calcext:value-type="float">
            <text:p>571928</text:p>
          </table:table-cell>
          <table:table-cell office:value-type="float" office:value="4809343" calcext:value-type="float">
            <text:p>4809343</text:p>
          </table:table-cell>
          <table:table-cell office:value-type="float" office:value="1790505" calcext:value-type="float">
            <text:p>1790505</text:p>
          </table:table-cell>
          <table:table-cell office:value-type="float" office:value="1888868" calcext:value-type="float">
            <text:p>1888868</text:p>
          </table:table-cell>
          <table:table-cell office:value-type="float" office:value="703082" calcext:value-type="float">
            <text:p>703082</text:p>
          </table:table-cell>
          <table:table-cell office:value-type="float" office:value="495976" calcext:value-type="float">
            <text:p>495976</text:p>
          </table:table-cell>
          <table:table-cell office:value-type="float" office:value="184712" calcext:value-type="float">
            <text:p>184712</text:p>
          </table:table-cell>
          <table:table-cell office:value-type="float" office:value="605842" calcext:value-type="float">
            <text:p>605842</text:p>
          </table:table-cell>
          <table:table-cell office:value-type="float" office:value="225612" calcext:value-type="float">
            <text:p>225612</text:p>
          </table:table-cell>
          <table:table-cell table:number-columns-repeated="1637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16324" calcext:value-type="float">
            <text:p>516324</text:p>
          </table:table-cell>
          <table:table-cell office:value-type="float" office:value="192462" calcext:value-type="float">
            <text:p>192462</text:p>
          </table:table-cell>
          <table:table-cell office:value-type="float" office:value="1234046" calcext:value-type="float">
            <text:p>1234046</text:p>
          </table:table-cell>
          <table:table-cell office:value-type="float" office:value="459493" calcext:value-type="float">
            <text:p>459493</text:p>
          </table:table-cell>
          <table:table-cell office:value-type="float" office:value="1817676" calcext:value-type="float">
            <text:p>1817676</text:p>
          </table:table-cell>
          <table:table-cell office:value-type="float" office:value="676460" calcext:value-type="float">
            <text:p>676460</text:p>
          </table:table-cell>
          <table:table-cell office:value-type="float" office:value="1272282" calcext:value-type="float">
            <text:p>1272282</text:p>
          </table:table-cell>
          <table:table-cell office:value-type="float" office:value="473532" calcext:value-type="float">
            <text:p>473532</text:p>
          </table:table-cell>
          <table:table-cell office:value-type="float" office:value="512632" calcext:value-type="float">
            <text:p>512632</text:p>
          </table:table-cell>
          <table:table-cell office:value-type="float" office:value="190930" calcext:value-type="float">
            <text:p>190930</text:p>
          </table:table-cell>
          <table:table-cell office:value-type="float" office:value="674500" calcext:value-type="float">
            <text:p>674500</text:p>
          </table:table-cell>
          <table:table-cell office:value-type="float" office:value="251345" calcext:value-type="float">
            <text:p>251345</text:p>
          </table:table-cell>
          <table:table-cell table:number-columns-repeated="1637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57942" calcext:value-type="float">
            <text:p>457942</text:p>
          </table:table-cell>
          <table:table-cell office:value-type="float" office:value="170731" calcext:value-type="float">
            <text:p>170731</text:p>
          </table:table-cell>
          <table:table-cell office:value-type="float" office:value="1255976" calcext:value-type="float">
            <text:p>1255976</text:p>
          </table:table-cell>
          <table:table-cell office:value-type="float" office:value="467855" calcext:value-type="float">
            <text:p>467855</text:p>
          </table:table-cell>
          <table:table-cell office:value-type="float" office:value="1750654" calcext:value-type="float">
            <text:p>1750654</text:p>
          </table:table-cell>
          <table:table-cell office:value-type="float" office:value="651477" calcext:value-type="float">
            <text:p>651477</text:p>
          </table:table-cell>
          <table:table-cell office:value-type="float" office:value="1177200" calcext:value-type="float">
            <text:p>1177200</text:p>
          </table:table-cell>
          <table:table-cell office:value-type="float" office:value="438133" calcext:value-type="float">
            <text:p>438133</text:p>
          </table:table-cell>
          <table:table-cell office:value-type="float" office:value="485850" calcext:value-type="float">
            <text:p>485850</text:p>
          </table:table-cell>
          <table:table-cell office:value-type="float" office:value="180947" calcext:value-type="float">
            <text:p>180947</text:p>
          </table:table-cell>
          <table:table-cell office:value-type="float" office:value="1274472" calcext:value-type="float">
            <text:p>1274472</text:p>
          </table:table-cell>
          <table:table-cell office:value-type="float" office:value="474391" calcext:value-type="float">
            <text:p>474391</text:p>
          </table:table-cell>
          <table:table-cell table:number-columns-repeated="1637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60530" calcext:value-type="float">
            <text:p>560530</text:p>
          </table:table-cell>
          <table:table-cell office:value-type="float" office:value="209101" calcext:value-type="float">
            <text:p>209101</text:p>
          </table:table-cell>
          <table:table-cell office:value-type="float" office:value="1557976" calcext:value-type="float">
            <text:p>1557976</text:p>
          </table:table-cell>
          <table:table-cell office:value-type="float" office:value="580178" calcext:value-type="float">
            <text:p>580178</text:p>
          </table:table-cell>
          <table:table-cell office:value-type="float" office:value="3711517" calcext:value-type="float">
            <text:p>3711517</text:p>
          </table:table-cell>
          <table:table-cell office:value-type="float" office:value="1381986" calcext:value-type="float">
            <text:p>1381986</text:p>
          </table:table-cell>
          <table:table-cell office:value-type="float" office:value="1254188" calcext:value-type="float">
            <text:p>1254188</text:p>
          </table:table-cell>
          <table:table-cell office:value-type="float" office:value="467018" calcext:value-type="float">
            <text:p>467018</text:p>
          </table:table-cell>
          <table:table-cell office:value-type="float" office:value="587674" calcext:value-type="float">
            <text:p>587674</text:p>
          </table:table-cell>
          <table:table-cell office:value-type="float" office:value="218921" calcext:value-type="float">
            <text:p>218921</text:p>
          </table:table-cell>
          <table:table-cell office:value-type="float" office:value="607424" calcext:value-type="float">
            <text:p>607424</text:p>
          </table:table-cell>
          <table:table-cell office:value-type="float" office:value="226270" calcext:value-type="float">
            <text:p>226270</text:p>
          </table:table-cell>
          <table:table-cell table:number-columns-repeated="1637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93620" calcext:value-type="float">
            <text:p>493620</text:p>
          </table:table-cell>
          <table:table-cell office:value-type="float" office:value="183952" calcext:value-type="float">
            <text:p>183952</text:p>
          </table:table-cell>
          <table:table-cell office:value-type="float" office:value="1299242" calcext:value-type="float">
            <text:p>1299242</text:p>
          </table:table-cell>
          <table:table-cell office:value-type="float" office:value="483769" calcext:value-type="float">
            <text:p>483769</text:p>
          </table:table-cell>
          <table:table-cell office:value-type="float" office:value="9912032" calcext:value-type="float">
            <text:p>9912032</text:p>
          </table:table-cell>
          <table:table-cell office:value-type="float" office:value="3687875" calcext:value-type="float">
            <text:p>3687875</text:p>
          </table:table-cell>
          <table:table-cell office:value-type="float" office:value="1208176" calcext:value-type="float">
            <text:p>1208176</text:p>
          </table:table-cell>
          <table:table-cell office:value-type="float" office:value="449746" calcext:value-type="float">
            <text:p>449746</text:p>
          </table:table-cell>
          <table:table-cell office:value-type="float" office:value="480438" calcext:value-type="float">
            <text:p>480438</text:p>
          </table:table-cell>
          <table:table-cell office:value-type="float" office:value="178925" calcext:value-type="float">
            <text:p>178925</text:p>
          </table:table-cell>
          <table:table-cell office:value-type="float" office:value="602632" calcext:value-type="float">
            <text:p>602632</text:p>
          </table:table-cell>
          <table:table-cell office:value-type="float" office:value="224580" calcext:value-type="float">
            <text:p>224580</text:p>
          </table:table-cell>
          <table:table-cell table:number-columns-repeated="1637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69240" calcext:value-type="float">
            <text:p>469240</text:p>
          </table:table-cell>
          <table:table-cell office:value-type="float" office:value="174850" calcext:value-type="float">
            <text:p>174850</text:p>
          </table:table-cell>
          <table:table-cell office:value-type="float" office:value="1296098" calcext:value-type="float">
            <text:p>1296098</text:p>
          </table:table-cell>
          <table:table-cell office:value-type="float" office:value="482656" calcext:value-type="float">
            <text:p>482656</text:p>
          </table:table-cell>
          <table:table-cell office:value-type="float" office:value="2913966" calcext:value-type="float">
            <text:p>2913966</text:p>
          </table:table-cell>
          <table:table-cell office:value-type="float" office:value="1084427" calcext:value-type="float">
            <text:p>1084427</text:p>
          </table:table-cell>
          <table:table-cell office:value-type="float" office:value="1204918" calcext:value-type="float">
            <text:p>1204918</text:p>
          </table:table-cell>
          <table:table-cell office:value-type="float" office:value="448513" calcext:value-type="float">
            <text:p>448513</text:p>
          </table:table-cell>
          <table:table-cell office:value-type="float" office:value="498608" calcext:value-type="float">
            <text:p>498608</text:p>
          </table:table-cell>
          <table:table-cell office:value-type="float" office:value="185705" calcext:value-type="float">
            <text:p>185705</text:p>
          </table:table-cell>
          <table:table-cell office:value-type="float" office:value="634542" calcext:value-type="float">
            <text:p>634542</text:p>
          </table:table-cell>
          <table:table-cell office:value-type="float" office:value="236584" calcext:value-type="float">
            <text:p>236584</text:p>
          </table:table-cell>
          <table:table-cell table:number-columns-repeated="1637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51582" calcext:value-type="float">
            <text:p>551582</text:p>
          </table:table-cell>
          <table:table-cell office:value-type="float" office:value="206382" calcext:value-type="float">
            <text:p>206382</text:p>
          </table:table-cell>
          <table:table-cell office:value-type="float" office:value="1511238" calcext:value-type="float">
            <text:p>1511238</text:p>
          </table:table-cell>
          <table:table-cell office:value-type="float" office:value="562775" calcext:value-type="float">
            <text:p>562775</text:p>
          </table:table-cell>
          <table:table-cell office:value-type="float" office:value="2169046" calcext:value-type="float">
            <text:p>2169046</text:p>
          </table:table-cell>
          <table:table-cell office:value-type="float" office:value="807452" calcext:value-type="float">
            <text:p>807452</text:p>
          </table:table-cell>
          <table:table-cell office:value-type="float" office:value="1543573" calcext:value-type="float">
            <text:p>1543573</text:p>
          </table:table-cell>
          <table:table-cell office:value-type="float" office:value="575248" calcext:value-type="float">
            <text:p>575248</text:p>
          </table:table-cell>
          <table:table-cell office:value-type="float" office:value="490634" calcext:value-type="float">
            <text:p>490634</text:p>
          </table:table-cell>
          <table:table-cell office:value-type="float" office:value="182931" calcext:value-type="float">
            <text:p>182931</text:p>
          </table:table-cell>
          <table:table-cell office:value-type="float" office:value="576702" calcext:value-type="float">
            <text:p>576702</text:p>
          </table:table-cell>
          <table:table-cell office:value-type="float" office:value="214786" calcext:value-type="float">
            <text:p>214786</text:p>
          </table:table-cell>
          <table:table-cell table:number-columns-repeated="1637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58246" calcext:value-type="float">
            <text:p>558246</text:p>
          </table:table-cell>
          <table:table-cell office:value-type="float" office:value="208332" calcext:value-type="float">
            <text:p>208332</text:p>
          </table:table-cell>
          <table:table-cell office:value-type="float" office:value="1531868" calcext:value-type="float">
            <text:p>1531868</text:p>
          </table:table-cell>
          <table:table-cell office:value-type="float" office:value="570517" calcext:value-type="float">
            <text:p>570517</text:p>
          </table:table-cell>
          <table:table-cell office:value-type="float" office:value="2870650" calcext:value-type="float">
            <text:p>2870650</text:p>
          </table:table-cell>
          <table:table-cell office:value-type="float" office:value="1068558" calcext:value-type="float">
            <text:p>1068558</text:p>
          </table:table-cell>
          <table:table-cell office:value-type="float" office:value="1425052" calcext:value-type="float">
            <text:p>1425052</text:p>
          </table:table-cell>
          <table:table-cell office:value-type="float" office:value="530713" calcext:value-type="float">
            <text:p>530713</text:p>
          </table:table-cell>
          <table:table-cell office:value-type="float" office:value="572496" calcext:value-type="float">
            <text:p>572496</text:p>
          </table:table-cell>
          <table:table-cell office:value-type="float" office:value="213571" calcext:value-type="float">
            <text:p>213571</text:p>
          </table:table-cell>
          <table:table-cell office:value-type="float" office:value="660270" calcext:value-type="float">
            <text:p>660270</text:p>
          </table:table-cell>
          <table:table-cell office:value-type="float" office:value="246134" calcext:value-type="float">
            <text:p>246134</text:p>
          </table:table-cell>
          <table:table-cell table:number-columns-repeated="1637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38436" calcext:value-type="float">
            <text:p>438436</text:p>
          </table:table-cell>
          <table:table-cell office:value-type="float" office:value="163569" calcext:value-type="float">
            <text:p>163569</text:p>
          </table:table-cell>
          <table:table-cell office:value-type="float" office:value="1211118" calcext:value-type="float">
            <text:p>1211118</text:p>
          </table:table-cell>
          <table:table-cell office:value-type="float" office:value="450814" calcext:value-type="float">
            <text:p>450814</text:p>
          </table:table-cell>
          <table:table-cell office:value-type="float" office:value="2168130" calcext:value-type="float">
            <text:p>2168130</text:p>
          </table:table-cell>
          <table:table-cell office:value-type="float" office:value="806794" calcext:value-type="float">
            <text:p>806794</text:p>
          </table:table-cell>
          <table:table-cell office:value-type="float" office:value="1154778" calcext:value-type="float">
            <text:p>1154778</text:p>
          </table:table-cell>
          <table:table-cell office:value-type="float" office:value="429803" calcext:value-type="float">
            <text:p>429803</text:p>
          </table:table-cell>
          <table:table-cell office:value-type="float" office:value="437238" calcext:value-type="float">
            <text:p>437238</text:p>
          </table:table-cell>
          <table:table-cell office:value-type="float" office:value="162842" calcext:value-type="float">
            <text:p>162842</text:p>
          </table:table-cell>
          <table:table-cell office:value-type="float" office:value="577698" calcext:value-type="float">
            <text:p>577698</text:p>
          </table:table-cell>
          <table:table-cell office:value-type="float" office:value="215290" calcext:value-type="float">
            <text:p>215290</text:p>
          </table:table-cell>
          <table:table-cell table:number-columns-repeated="1637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57170" calcext:value-type="float">
            <text:p>457170</text:p>
          </table:table-cell>
          <table:table-cell office:value-type="float" office:value="170369" calcext:value-type="float">
            <text:p>170369</text:p>
          </table:table-cell>
          <table:table-cell office:value-type="float" office:value="1273278" calcext:value-type="float">
            <text:p>1273278</text:p>
          </table:table-cell>
          <table:table-cell office:value-type="float" office:value="473933" calcext:value-type="float">
            <text:p>473933</text:p>
          </table:table-cell>
          <table:table-cell office:value-type="float" office:value="3271088" calcext:value-type="float">
            <text:p>3271088</text:p>
          </table:table-cell>
          <table:table-cell office:value-type="float" office:value="1217334" calcext:value-type="float">
            <text:p>1217334</text:p>
          </table:table-cell>
          <table:table-cell office:value-type="float" office:value="1171100" calcext:value-type="float">
            <text:p>1171100</text:p>
          </table:table-cell>
          <table:table-cell office:value-type="float" office:value="435858" calcext:value-type="float">
            <text:p>435858</text:p>
          </table:table-cell>
          <table:table-cell office:value-type="float" office:value="465550" calcext:value-type="float">
            <text:p>465550</text:p>
          </table:table-cell>
          <table:table-cell office:value-type="float" office:value="173384" calcext:value-type="float">
            <text:p>173384</text:p>
          </table:table-cell>
          <table:table-cell office:value-type="float" office:value="544918" calcext:value-type="float">
            <text:p>544918</text:p>
          </table:table-cell>
          <table:table-cell office:value-type="float" office:value="202901" calcext:value-type="float">
            <text:p>202901</text:p>
          </table:table-cell>
          <table:table-cell table:number-columns-repeated="1637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39040" calcext:value-type="float">
            <text:p>539040</text:p>
          </table:table-cell>
          <table:table-cell office:value-type="float" office:value="201323" calcext:value-type="float">
            <text:p>201323</text:p>
          </table:table-cell>
          <table:table-cell office:value-type="float" office:value="1487716" calcext:value-type="float">
            <text:p>1487716</text:p>
          </table:table-cell>
          <table:table-cell office:value-type="float" office:value="553933" calcext:value-type="float">
            <text:p>553933</text:p>
          </table:table-cell>
          <table:table-cell office:value-type="float" office:value="4715436" calcext:value-type="float">
            <text:p>4715436</text:p>
          </table:table-cell>
          <table:table-cell office:value-type="float" office:value="1754713" calcext:value-type="float">
            <text:p>1754713</text:p>
          </table:table-cell>
          <table:table-cell office:value-type="float" office:value="1393360" calcext:value-type="float">
            <text:p>1393360</text:p>
          </table:table-cell>
          <table:table-cell office:value-type="float" office:value="518795" calcext:value-type="float">
            <text:p>518795</text:p>
          </table:table-cell>
          <table:table-cell office:value-type="float" office:value="566288" calcext:value-type="float">
            <text:p>566288</text:p>
          </table:table-cell>
          <table:table-cell office:value-type="float" office:value="211113" calcext:value-type="float">
            <text:p>211113</text:p>
          </table:table-cell>
          <table:table-cell office:value-type="float" office:value="555648" calcext:value-type="float">
            <text:p>555648</text:p>
          </table:table-cell>
          <table:table-cell office:value-type="float" office:value="206956" calcext:value-type="float">
            <text:p>206956</text:p>
          </table:table-cell>
          <table:table-cell table:number-columns-repeated="1637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60922" calcext:value-type="float">
            <text:p>560922</text:p>
          </table:table-cell>
          <table:table-cell office:value-type="float" office:value="209329" calcext:value-type="float">
            <text:p>209329</text:p>
          </table:table-cell>
          <table:table-cell office:value-type="float" office:value="1527810" calcext:value-type="float">
            <text:p>1527810</text:p>
          </table:table-cell>
          <table:table-cell office:value-type="float" office:value="568885" calcext:value-type="float">
            <text:p>568885</text:p>
          </table:table-cell>
          <table:table-cell office:value-type="float" office:value="7961880" calcext:value-type="float">
            <text:p>7961880</text:p>
          </table:table-cell>
          <table:table-cell office:value-type="float" office:value="2962540" calcext:value-type="float">
            <text:p>2962540</text:p>
          </table:table-cell>
          <table:table-cell office:value-type="float" office:value="1399954" calcext:value-type="float">
            <text:p>1399954</text:p>
          </table:table-cell>
          <table:table-cell office:value-type="float" office:value="521242" calcext:value-type="float">
            <text:p>521242</text:p>
          </table:table-cell>
          <table:table-cell office:value-type="float" office:value="557894" calcext:value-type="float">
            <text:p>557894</text:p>
          </table:table-cell>
          <table:table-cell office:value-type="float" office:value="207975" calcext:value-type="float">
            <text:p>207975</text:p>
          </table:table-cell>
          <table:table-cell office:value-type="float" office:value="699982" calcext:value-type="float">
            <text:p>699982</text:p>
          </table:table-cell>
          <table:table-cell office:value-type="float" office:value="261038" calcext:value-type="float">
            <text:p>261038</text:p>
          </table:table-cell>
          <table:table-cell table:number-columns-repeated="1637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07430" calcext:value-type="float">
            <text:p>507430</text:p>
          </table:table-cell>
          <table:table-cell office:value-type="float" office:value="189083" calcext:value-type="float">
            <text:p>189083</text:p>
          </table:table-cell>
          <table:table-cell office:value-type="float" office:value="1391532" calcext:value-type="float">
            <text:p>1391532</text:p>
          </table:table-cell>
          <table:table-cell office:value-type="float" office:value="518157" calcext:value-type="float">
            <text:p>518157</text:p>
          </table:table-cell>
          <table:table-cell office:value-type="float" office:value="6954864" calcext:value-type="float">
            <text:p>6954864</text:p>
          </table:table-cell>
          <table:table-cell office:value-type="float" office:value="2588358" calcext:value-type="float">
            <text:p>2588358</text:p>
          </table:table-cell>
          <table:table-cell office:value-type="float" office:value="1238100" calcext:value-type="float">
            <text:p>1238100</text:p>
          </table:table-cell>
          <table:table-cell office:value-type="float" office:value="460837" calcext:value-type="float">
            <text:p>460837</text:p>
          </table:table-cell>
          <table:table-cell office:value-type="float" office:value="474728" calcext:value-type="float">
            <text:p>474728</text:p>
          </table:table-cell>
          <table:table-cell office:value-type="float" office:value="176853" calcext:value-type="float">
            <text:p>176853</text:p>
          </table:table-cell>
          <table:table-cell office:value-type="float" office:value="579598" calcext:value-type="float">
            <text:p>579598</text:p>
          </table:table-cell>
          <table:table-cell office:value-type="float" office:value="216049" calcext:value-type="float">
            <text:p>216049</text:p>
          </table:table-cell>
          <table:table-cell table:number-columns-repeated="1637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6168" calcext:value-type="float">
            <text:p>586168</text:p>
          </table:table-cell>
          <table:table-cell office:value-type="float" office:value="218779" calcext:value-type="float">
            <text:p>218779</text:p>
          </table:table-cell>
          <table:table-cell office:value-type="float" office:value="1567694" calcext:value-type="float">
            <text:p>1567694</text:p>
          </table:table-cell>
          <table:table-cell office:value-type="float" office:value="583664" calcext:value-type="float">
            <text:p>583664</text:p>
          </table:table-cell>
          <table:table-cell office:value-type="float" office:value="2212971" calcext:value-type="float">
            <text:p>2212971</text:p>
          </table:table-cell>
          <table:table-cell office:value-type="float" office:value="824554" calcext:value-type="float">
            <text:p>824554</text:p>
          </table:table-cell>
          <table:table-cell office:value-type="float" office:value="1219960" calcext:value-type="float">
            <text:p>1219960</text:p>
          </table:table-cell>
          <table:table-cell office:value-type="float" office:value="454370" calcext:value-type="float">
            <text:p>454370</text:p>
          </table:table-cell>
          <table:table-cell office:value-type="float" office:value="487046" calcext:value-type="float">
            <text:p>487046</text:p>
          </table:table-cell>
          <table:table-cell office:value-type="float" office:value="181387" calcext:value-type="float">
            <text:p>181387</text:p>
          </table:table-cell>
          <table:table-cell office:value-type="float" office:value="639032" calcext:value-type="float">
            <text:p>639032</text:p>
          </table:table-cell>
          <table:table-cell office:value-type="float" office:value="238012" calcext:value-type="float">
            <text:p>238012</text:p>
          </table:table-cell>
          <table:table-cell table:number-columns-repeated="1637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44306" calcext:value-type="float">
            <text:p>644306</text:p>
          </table:table-cell>
          <table:table-cell office:value-type="float" office:value="240405" calcext:value-type="float">
            <text:p>240405</text:p>
          </table:table-cell>
          <table:table-cell office:value-type="float" office:value="1663912" calcext:value-type="float">
            <text:p>1663912</text:p>
          </table:table-cell>
          <table:table-cell office:value-type="float" office:value="619548" calcext:value-type="float">
            <text:p>619548</text:p>
          </table:table-cell>
          <table:table-cell office:value-type="float" office:value="3106654" calcext:value-type="float">
            <text:p>3106654</text:p>
          </table:table-cell>
          <table:table-cell office:value-type="float" office:value="1156415" calcext:value-type="float">
            <text:p>1156415</text:p>
          </table:table-cell>
          <table:table-cell office:value-type="float" office:value="1560742" calcext:value-type="float">
            <text:p>1560742</text:p>
          </table:table-cell>
          <table:table-cell office:value-type="float" office:value="581138" calcext:value-type="float">
            <text:p>581138</text:p>
          </table:table-cell>
          <table:table-cell office:value-type="float" office:value="596204" calcext:value-type="float">
            <text:p>596204</text:p>
          </table:table-cell>
          <table:table-cell office:value-type="float" office:value="222291" calcext:value-type="float">
            <text:p>222291</text:p>
          </table:table-cell>
          <table:table-cell office:value-type="float" office:value="716718" calcext:value-type="float">
            <text:p>716718</text:p>
          </table:table-cell>
          <table:table-cell office:value-type="float" office:value="267201" calcext:value-type="float">
            <text:p>267201</text:p>
          </table:table-cell>
          <table:table-cell table:number-columns-repeated="1637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02542" calcext:value-type="float">
            <text:p>502542</text:p>
          </table:table-cell>
          <table:table-cell office:value-type="float" office:value="187332" calcext:value-type="float">
            <text:p>187332</text:p>
          </table:table-cell>
          <table:table-cell office:value-type="float" office:value="1271764" calcext:value-type="float">
            <text:p>1271764</text:p>
          </table:table-cell>
          <table:table-cell office:value-type="float" office:value="473513" calcext:value-type="float">
            <text:p>473513</text:p>
          </table:table-cell>
          <table:table-cell office:value-type="float" office:value="2898926" calcext:value-type="float">
            <text:p>2898926</text:p>
          </table:table-cell>
          <table:table-cell office:value-type="float" office:value="1078638" calcext:value-type="float">
            <text:p>1078638</text:p>
          </table:table-cell>
          <table:table-cell office:value-type="float" office:value="1162440" calcext:value-type="float">
            <text:p>1162440</text:p>
          </table:table-cell>
          <table:table-cell office:value-type="float" office:value="432641" calcext:value-type="float">
            <text:p>432641</text:p>
          </table:table-cell>
          <table:table-cell office:value-type="float" office:value="468044" calcext:value-type="float">
            <text:p>468044</text:p>
          </table:table-cell>
          <table:table-cell office:value-type="float" office:value="174315" calcext:value-type="float">
            <text:p>174315</text:p>
          </table:table-cell>
          <table:table-cell office:value-type="float" office:value="574568" calcext:value-type="float">
            <text:p>574568</text:p>
          </table:table-cell>
          <table:table-cell office:value-type="float" office:value="214132" calcext:value-type="float">
            <text:p>214132</text:p>
          </table:table-cell>
          <table:table-cell table:number-columns-repeated="1637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29382" calcext:value-type="float">
            <text:p>529382</text:p>
          </table:table-cell>
          <table:table-cell office:value-type="float" office:value="197574" calcext:value-type="float">
            <text:p>197574</text:p>
          </table:table-cell>
          <table:table-cell office:value-type="float" office:value="1475968" calcext:value-type="float">
            <text:p>1475968</text:p>
          </table:table-cell>
          <table:table-cell office:value-type="float" office:value="549515" calcext:value-type="float">
            <text:p>549515</text:p>
          </table:table-cell>
          <table:table-cell office:value-type="float" office:value="3807683" calcext:value-type="float">
            <text:p>3807683</text:p>
          </table:table-cell>
          <table:table-cell office:value-type="float" office:value="1417509" calcext:value-type="float">
            <text:p>1417509</text:p>
          </table:table-cell>
          <table:table-cell office:value-type="float" office:value="1123514" calcext:value-type="float">
            <text:p>1123514</text:p>
          </table:table-cell>
          <table:table-cell office:value-type="float" office:value="418442" calcext:value-type="float">
            <text:p>418442</text:p>
          </table:table-cell>
          <table:table-cell office:value-type="float" office:value="463204" calcext:value-type="float">
            <text:p>463204</text:p>
          </table:table-cell>
          <table:table-cell office:value-type="float" office:value="172540" calcext:value-type="float">
            <text:p>172540</text:p>
          </table:table-cell>
          <table:table-cell office:value-type="float" office:value="546534" calcext:value-type="float">
            <text:p>546534</text:p>
          </table:table-cell>
          <table:table-cell office:value-type="float" office:value="203542" calcext:value-type="float">
            <text:p>203542</text:p>
          </table:table-cell>
          <table:table-cell table:number-columns-repeated="1637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26434" calcext:value-type="float">
            <text:p>526434</text:p>
          </table:table-cell>
          <table:table-cell office:value-type="float" office:value="196455" calcext:value-type="float">
            <text:p>196455</text:p>
          </table:table-cell>
          <table:table-cell office:value-type="float" office:value="1473968" calcext:value-type="float">
            <text:p>1473968</text:p>
          </table:table-cell>
          <table:table-cell office:value-type="float" office:value="548837" calcext:value-type="float">
            <text:p>548837</text:p>
          </table:table-cell>
          <table:table-cell office:value-type="float" office:value="3383838" calcext:value-type="float">
            <text:p>3383838</text:p>
          </table:table-cell>
          <table:table-cell office:value-type="float" office:value="1259377" calcext:value-type="float">
            <text:p>1259377</text:p>
          </table:table-cell>
          <table:table-cell office:value-type="float" office:value="1411970" calcext:value-type="float">
            <text:p>1411970</text:p>
          </table:table-cell>
          <table:table-cell office:value-type="float" office:value="525760" calcext:value-type="float">
            <text:p>525760</text:p>
          </table:table-cell>
          <table:table-cell office:value-type="float" office:value="549932" calcext:value-type="float">
            <text:p>549932</text:p>
          </table:table-cell>
          <table:table-cell office:value-type="float" office:value="205016" calcext:value-type="float">
            <text:p>205016</text:p>
          </table:table-cell>
          <table:table-cell office:value-type="float" office:value="661280" calcext:value-type="float">
            <text:p>661280</text:p>
          </table:table-cell>
          <table:table-cell office:value-type="float" office:value="246509" calcext:value-type="float">
            <text:p>246509</text:p>
          </table:table-cell>
          <table:table-cell table:number-columns-repeated="1637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0584" calcext:value-type="float">
            <text:p>580584</text:p>
          </table:table-cell>
          <table:table-cell office:value-type="float" office:value="216629" calcext:value-type="float">
            <text:p>216629</text:p>
          </table:table-cell>
          <table:table-cell office:value-type="float" office:value="1524500" calcext:value-type="float">
            <text:p>1524500</text:p>
          </table:table-cell>
          <table:table-cell office:value-type="float" office:value="567605" calcext:value-type="float">
            <text:p>567605</text:p>
          </table:table-cell>
          <table:table-cell office:value-type="float" office:value="2170764" calcext:value-type="float">
            <text:p>2170764</text:p>
          </table:table-cell>
          <table:table-cell office:value-type="float" office:value="808220" calcext:value-type="float">
            <text:p>808220</text:p>
          </table:table-cell>
          <table:table-cell office:value-type="float" office:value="1412332" calcext:value-type="float">
            <text:p>1412332</text:p>
          </table:table-cell>
          <table:table-cell office:value-type="float" office:value="525842" calcext:value-type="float">
            <text:p>525842</text:p>
          </table:table-cell>
          <table:table-cell office:value-type="float" office:value="563514" calcext:value-type="float">
            <text:p>563514</text:p>
          </table:table-cell>
          <table:table-cell office:value-type="float" office:value="210087" calcext:value-type="float">
            <text:p>210087</text:p>
          </table:table-cell>
          <table:table-cell office:value-type="float" office:value="660812" calcext:value-type="float">
            <text:p>660812</text:p>
          </table:table-cell>
          <table:table-cell office:value-type="float" office:value="246334" calcext:value-type="float">
            <text:p>246334</text:p>
          </table:table-cell>
          <table:table-cell table:number-columns-repeated="1637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54042" calcext:value-type="float">
            <text:p>554042</text:p>
          </table:table-cell>
          <table:table-cell office:value-type="float" office:value="206690" calcext:value-type="float">
            <text:p>206690</text:p>
          </table:table-cell>
          <table:table-cell office:value-type="float" office:value="1522428" calcext:value-type="float">
            <text:p>1522428</text:p>
          </table:table-cell>
          <table:table-cell office:value-type="float" office:value="566866" calcext:value-type="float">
            <text:p>566866</text:p>
          </table:table-cell>
          <table:table-cell office:value-type="float" office:value="2791302" calcext:value-type="float">
            <text:p>2791302</text:p>
          </table:table-cell>
          <table:table-cell office:value-type="float" office:value="1038920" calcext:value-type="float">
            <text:p>1038920</text:p>
          </table:table-cell>
          <table:table-cell office:value-type="float" office:value="1463991" calcext:value-type="float">
            <text:p>1463991</text:p>
          </table:table-cell>
          <table:table-cell office:value-type="float" office:value="545549" calcext:value-type="float">
            <text:p>545549</text:p>
          </table:table-cell>
          <table:table-cell office:value-type="float" office:value="476860" calcext:value-type="float">
            <text:p>476860</text:p>
          </table:table-cell>
          <table:table-cell office:value-type="float" office:value="177601" calcext:value-type="float">
            <text:p>177601</text:p>
          </table:table-cell>
          <table:table-cell office:value-type="float" office:value="546756" calcext:value-type="float">
            <text:p>546756</text:p>
          </table:table-cell>
          <table:table-cell office:value-type="float" office:value="203606" calcext:value-type="float">
            <text:p>203606</text:p>
          </table:table-cell>
          <table:table-cell table:number-columns-repeated="1637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37362" calcext:value-type="float">
            <text:p>537362</text:p>
          </table:table-cell>
          <table:table-cell office:value-type="float" office:value="200492" calcext:value-type="float">
            <text:p>200492</text:p>
          </table:table-cell>
          <table:table-cell office:value-type="float" office:value="1470714" calcext:value-type="float">
            <text:p>1470714</text:p>
          </table:table-cell>
          <table:table-cell office:value-type="float" office:value="547573" calcext:value-type="float">
            <text:p>547573</text:p>
          </table:table-cell>
          <table:table-cell office:value-type="float" office:value="2069144" calcext:value-type="float">
            <text:p>2069144</text:p>
          </table:table-cell>
          <table:table-cell office:value-type="float" office:value="770193" calcext:value-type="float">
            <text:p>770193</text:p>
          </table:table-cell>
          <table:table-cell office:value-type="float" office:value="1440238" calcext:value-type="float">
            <text:p>1440238</text:p>
          </table:table-cell>
          <table:table-cell office:value-type="float" office:value="536375" calcext:value-type="float">
            <text:p>536375</text:p>
          </table:table-cell>
          <table:table-cell office:value-type="float" office:value="554494" calcext:value-type="float">
            <text:p>554494</text:p>
          </table:table-cell>
          <table:table-cell office:value-type="float" office:value="206708" calcext:value-type="float">
            <text:p>206708</text:p>
          </table:table-cell>
          <table:table-cell office:value-type="float" office:value="683840" calcext:value-type="float">
            <text:p>683840</text:p>
          </table:table-cell>
          <table:table-cell office:value-type="float" office:value="255023" calcext:value-type="float">
            <text:p>255023</text:p>
          </table:table-cell>
          <table:table-cell table:number-columns-repeated="1637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55120" calcext:value-type="float">
            <text:p>455120</text:p>
          </table:table-cell>
          <table:table-cell office:value-type="float" office:value="169701" calcext:value-type="float">
            <text:p>169701</text:p>
          </table:table-cell>
          <table:table-cell office:value-type="float" office:value="1158304" calcext:value-type="float">
            <text:p>1158304</text:p>
          </table:table-cell>
          <table:table-cell office:value-type="float" office:value="431257" calcext:value-type="float">
            <text:p>431257</text:p>
          </table:table-cell>
          <table:table-cell office:value-type="float" office:value="4750184" calcext:value-type="float">
            <text:p>4750184</text:p>
          </table:table-cell>
          <table:table-cell office:value-type="float" office:value="1767365" calcext:value-type="float">
            <text:p>1767365</text:p>
          </table:table-cell>
          <table:table-cell office:value-type="float" office:value="1113432" calcext:value-type="float">
            <text:p>1113432</text:p>
          </table:table-cell>
          <table:table-cell office:value-type="float" office:value="414396" calcext:value-type="float">
            <text:p>414396</text:p>
          </table:table-cell>
          <table:table-cell office:value-type="float" office:value="449932" calcext:value-type="float">
            <text:p>449932</text:p>
          </table:table-cell>
          <table:table-cell office:value-type="float" office:value="167579" calcext:value-type="float">
            <text:p>167579</text:p>
          </table:table-cell>
          <table:table-cell office:value-type="float" office:value="552102" calcext:value-type="float">
            <text:p>552102</text:p>
          </table:table-cell>
          <table:table-cell office:value-type="float" office:value="205626" calcext:value-type="float">
            <text:p>205626</text:p>
          </table:table-cell>
          <table:table-cell table:number-columns-repeated="1637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42234" calcext:value-type="float">
            <text:p>542234</text:p>
          </table:table-cell>
          <table:table-cell office:value-type="float" office:value="202325" calcext:value-type="float">
            <text:p>202325</text:p>
          </table:table-cell>
          <table:table-cell office:value-type="float" office:value="1446110" calcext:value-type="float">
            <text:p>1446110</text:p>
          </table:table-cell>
          <table:table-cell office:value-type="float" office:value="538422" calcext:value-type="float">
            <text:p>538422</text:p>
          </table:table-cell>
          <table:table-cell office:value-type="float" office:value="2071034" calcext:value-type="float">
            <text:p>2071034</text:p>
          </table:table-cell>
          <table:table-cell office:value-type="float" office:value="771300" calcext:value-type="float">
            <text:p>771300</text:p>
          </table:table-cell>
          <table:table-cell office:value-type="float" office:value="1395092" calcext:value-type="float">
            <text:p>1395092</text:p>
          </table:table-cell>
          <table:table-cell office:value-type="float" office:value="519420" calcext:value-type="float">
            <text:p>519420</text:p>
          </table:table-cell>
          <table:table-cell office:value-type="float" office:value="593936" calcext:value-type="float">
            <text:p>593936</text:p>
          </table:table-cell>
          <table:table-cell office:value-type="float" office:value="221432" calcext:value-type="float">
            <text:p>221432</text:p>
          </table:table-cell>
          <table:table-cell office:value-type="float" office:value="655516" calcext:value-type="float">
            <text:p>655516</text:p>
          </table:table-cell>
          <table:table-cell office:value-type="float" office:value="244337" calcext:value-type="float">
            <text:p>244337</text:p>
          </table:table-cell>
          <table:table-cell table:number-columns-repeated="1637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34046" calcext:value-type="float">
            <text:p>434046</text:p>
          </table:table-cell>
          <table:table-cell office:value-type="float" office:value="161845" calcext:value-type="float">
            <text:p>161845</text:p>
          </table:table-cell>
          <table:table-cell office:value-type="float" office:value="1230512" calcext:value-type="float">
            <text:p>1230512</text:p>
          </table:table-cell>
          <table:table-cell office:value-type="float" office:value="458506" calcext:value-type="float">
            <text:p>458506</text:p>
          </table:table-cell>
          <table:table-cell office:value-type="float" office:value="2234284" calcext:value-type="float">
            <text:p>2234284</text:p>
          </table:table-cell>
          <table:table-cell office:value-type="float" office:value="831411" calcext:value-type="float">
            <text:p>831411</text:p>
          </table:table-cell>
          <table:table-cell office:value-type="float" office:value="1117004" calcext:value-type="float">
            <text:p>1117004</text:p>
          </table:table-cell>
          <table:table-cell office:value-type="float" office:value="415737" calcext:value-type="float">
            <text:p>415737</text:p>
          </table:table-cell>
          <table:table-cell office:value-type="float" office:value="455872" calcext:value-type="float">
            <text:p>455872</text:p>
          </table:table-cell>
          <table:table-cell office:value-type="float" office:value="169798" calcext:value-type="float">
            <text:p>169798</text:p>
          </table:table-cell>
          <table:table-cell office:value-type="float" office:value="537872" calcext:value-type="float">
            <text:p>537872</text:p>
          </table:table-cell>
          <table:table-cell office:value-type="float" office:value="200310" calcext:value-type="float">
            <text:p>200310</text:p>
          </table:table-cell>
          <table:table-cell table:number-columns-repeated="1637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19726" calcext:value-type="float">
            <text:p>519726</text:p>
          </table:table-cell>
          <table:table-cell office:value-type="float" office:value="193891" calcext:value-type="float">
            <text:p>193891</text:p>
          </table:table-cell>
          <table:table-cell office:value-type="float" office:value="1471320" calcext:value-type="float">
            <text:p>1471320</text:p>
          </table:table-cell>
          <table:table-cell office:value-type="float" office:value="547798" calcext:value-type="float">
            <text:p>547798</text:p>
          </table:table-cell>
          <table:table-cell office:value-type="float" office:value="3957479" calcext:value-type="float">
            <text:p>3957479</text:p>
          </table:table-cell>
          <table:table-cell office:value-type="float" office:value="1473328" calcext:value-type="float">
            <text:p>1473328</text:p>
          </table:table-cell>
          <table:table-cell office:value-type="float" office:value="1139424" calcext:value-type="float">
            <text:p>1139424</text:p>
          </table:table-cell>
          <table:table-cell office:value-type="float" office:value="424134" calcext:value-type="float">
            <text:p>424134</text:p>
          </table:table-cell>
          <table:table-cell office:value-type="float" office:value="460978" calcext:value-type="float">
            <text:p>460978</text:p>
          </table:table-cell>
          <table:table-cell office:value-type="float" office:value="171702" calcext:value-type="float">
            <text:p>171702</text:p>
          </table:table-cell>
          <table:table-cell office:value-type="float" office:value="545302" calcext:value-type="float">
            <text:p>545302</text:p>
          </table:table-cell>
          <table:table-cell office:value-type="float" office:value="203096" calcext:value-type="float">
            <text:p>203096</text:p>
          </table:table-cell>
          <table:table-cell table:number-columns-repeated="1637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3422" calcext:value-type="float">
            <text:p>523422</text:p>
          </table:table-cell>
          <table:table-cell office:value-type="float" office:value="195339" calcext:value-type="float">
            <text:p>195339</text:p>
          </table:table-cell>
          <table:table-cell office:value-type="float" office:value="1465342" calcext:value-type="float">
            <text:p>1465342</text:p>
          </table:table-cell>
          <table:table-cell office:value-type="float" office:value="545651" calcext:value-type="float">
            <text:p>545651</text:p>
          </table:table-cell>
          <table:table-cell office:value-type="float" office:value="8118540" calcext:value-type="float">
            <text:p>8118540</text:p>
          </table:table-cell>
          <table:table-cell office:value-type="float" office:value="3020712" calcext:value-type="float">
            <text:p>3020712</text:p>
          </table:table-cell>
          <table:table-cell office:value-type="float" office:value="1279659" calcext:value-type="float">
            <text:p>1279659</text:p>
          </table:table-cell>
          <table:table-cell office:value-type="float" office:value="478177" calcext:value-type="float">
            <text:p>478177</text:p>
          </table:table-cell>
          <table:table-cell office:value-type="float" office:value="513860" calcext:value-type="float">
            <text:p>513860</text:p>
          </table:table-cell>
          <table:table-cell office:value-type="float" office:value="191426" calcext:value-type="float">
            <text:p>191426</text:p>
          </table:table-cell>
          <table:table-cell office:value-type="float" office:value="543890" calcext:value-type="float">
            <text:p>543890</text:p>
          </table:table-cell>
          <table:table-cell office:value-type="float" office:value="202550" calcext:value-type="float">
            <text:p>202550</text:p>
          </table:table-cell>
          <table:table-cell table:number-columns-repeated="1637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27730" calcext:value-type="float">
            <text:p>527730</text:p>
          </table:table-cell>
          <table:table-cell office:value-type="float" office:value="196907" calcext:value-type="float">
            <text:p>196907</text:p>
          </table:table-cell>
          <table:table-cell office:value-type="float" office:value="1465572" calcext:value-type="float">
            <text:p>1465572</text:p>
          </table:table-cell>
          <table:table-cell office:value-type="float" office:value="545634" calcext:value-type="float">
            <text:p>545634</text:p>
          </table:table-cell>
          <table:table-cell office:value-type="float" office:value="3482600" calcext:value-type="float">
            <text:p>3482600</text:p>
          </table:table-cell>
          <table:table-cell office:value-type="float" office:value="1296254" calcext:value-type="float">
            <text:p>1296254</text:p>
          </table:table-cell>
          <table:table-cell office:value-type="float" office:value="1481016" calcext:value-type="float">
            <text:p>1481016</text:p>
          </table:table-cell>
          <table:table-cell office:value-type="float" office:value="552946" calcext:value-type="float">
            <text:p>552946</text:p>
          </table:table-cell>
          <table:table-cell office:value-type="float" office:value="595930" calcext:value-type="float">
            <text:p>595930</text:p>
          </table:table-cell>
          <table:table-cell office:value-type="float" office:value="222155" calcext:value-type="float">
            <text:p>222155</text:p>
          </table:table-cell>
          <table:table-cell office:value-type="float" office:value="738222" calcext:value-type="float">
            <text:p>738222</text:p>
          </table:table-cell>
          <table:table-cell office:value-type="float" office:value="275248" calcext:value-type="float">
            <text:p>275248</text:p>
          </table:table-cell>
          <table:table-cell table:number-columns-repeated="1637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61336" calcext:value-type="float">
            <text:p>561336</text:p>
          </table:table-cell>
          <table:table-cell office:value-type="float" office:value="209465" calcext:value-type="float">
            <text:p>209465</text:p>
          </table:table-cell>
          <table:table-cell office:value-type="float" office:value="1514954" calcext:value-type="float">
            <text:p>1514954</text:p>
          </table:table-cell>
          <table:table-cell office:value-type="float" office:value="564027" calcext:value-type="float">
            <text:p>564027</text:p>
          </table:table-cell>
          <table:table-cell office:value-type="float" office:value="4381241" calcext:value-type="float">
            <text:p>4381241</text:p>
          </table:table-cell>
          <table:table-cell office:value-type="float" office:value="1631487" calcext:value-type="float">
            <text:p>1631487</text:p>
          </table:table-cell>
          <table:table-cell office:value-type="float" office:value="1181138" calcext:value-type="float">
            <text:p>1181138</text:p>
          </table:table-cell>
          <table:table-cell office:value-type="float" office:value="439816" calcext:value-type="float">
            <text:p>439816</text:p>
          </table:table-cell>
          <table:table-cell office:value-type="float" office:value="529914" calcext:value-type="float">
            <text:p>529914</text:p>
          </table:table-cell>
          <table:table-cell office:value-type="float" office:value="197388" calcext:value-type="float">
            <text:p>197388</text:p>
          </table:table-cell>
          <table:table-cell office:value-type="float" office:value="599280" calcext:value-type="float">
            <text:p>599280</text:p>
          </table:table-cell>
          <table:table-cell office:value-type="float" office:value="223296" calcext:value-type="float">
            <text:p>223296</text:p>
          </table:table-cell>
          <table:table-cell table:number-columns-repeated="1637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55164" calcext:value-type="float">
            <text:p>455164</text:p>
          </table:table-cell>
          <table:table-cell office:value-type="float" office:value="169617" calcext:value-type="float">
            <text:p>169617</text:p>
          </table:table-cell>
          <table:table-cell office:value-type="float" office:value="1274096" calcext:value-type="float">
            <text:p>1274096</text:p>
          </table:table-cell>
          <table:table-cell office:value-type="float" office:value="474390" calcext:value-type="float">
            <text:p>474390</text:p>
          </table:table-cell>
          <table:table-cell office:value-type="float" office:value="2341578" calcext:value-type="float">
            <text:p>2341578</text:p>
          </table:table-cell>
          <table:table-cell office:value-type="float" office:value="871694" calcext:value-type="float">
            <text:p>871694</text:p>
          </table:table-cell>
          <table:table-cell office:value-type="float" office:value="1136762" calcext:value-type="float">
            <text:p>1136762</text:p>
          </table:table-cell>
          <table:table-cell office:value-type="float" office:value="423091" calcext:value-type="float">
            <text:p>423091</text:p>
          </table:table-cell>
          <table:table-cell office:value-type="float" office:value="481542" calcext:value-type="float">
            <text:p>481542</text:p>
          </table:table-cell>
          <table:table-cell office:value-type="float" office:value="179382" calcext:value-type="float">
            <text:p>179382</text:p>
          </table:table-cell>
          <table:table-cell office:value-type="float" office:value="616862" calcext:value-type="float">
            <text:p>616862</text:p>
          </table:table-cell>
          <table:table-cell office:value-type="float" office:value="229930" calcext:value-type="float">
            <text:p>229930</text:p>
          </table:table-cell>
          <table:table-cell table:number-columns-repeated="1637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56854" calcext:value-type="float">
            <text:p>556854</text:p>
          </table:table-cell>
          <table:table-cell office:value-type="float" office:value="207744" calcext:value-type="float">
            <text:p>207744</text:p>
          </table:table-cell>
          <table:table-cell office:value-type="float" office:value="1584952" calcext:value-type="float">
            <text:p>1584952</text:p>
          </table:table-cell>
          <table:table-cell office:value-type="float" office:value="590222" calcext:value-type="float">
            <text:p>590222</text:p>
          </table:table-cell>
          <table:table-cell office:value-type="float" office:value="2161860" calcext:value-type="float">
            <text:p>2161860</text:p>
          </table:table-cell>
          <table:table-cell office:value-type="float" office:value="804704" calcext:value-type="float">
            <text:p>804704</text:p>
          </table:table-cell>
          <table:table-cell office:value-type="float" office:value="1480514" calcext:value-type="float">
            <text:p>1480514</text:p>
          </table:table-cell>
          <table:table-cell office:value-type="float" office:value="551267" calcext:value-type="float">
            <text:p>551267</text:p>
          </table:table-cell>
          <table:table-cell office:value-type="float" office:value="583138" calcext:value-type="float">
            <text:p>583138</text:p>
          </table:table-cell>
          <table:table-cell office:value-type="float" office:value="217408" calcext:value-type="float">
            <text:p>217408</text:p>
          </table:table-cell>
          <table:table-cell office:value-type="float" office:value="680656" calcext:value-type="float">
            <text:p>680656</text:p>
          </table:table-cell>
          <table:table-cell office:value-type="float" office:value="253794" calcext:value-type="float">
            <text:p>253794</text:p>
          </table:table-cell>
          <table:table-cell table:number-columns-repeated="1637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66832" calcext:value-type="float">
            <text:p>666832</text:p>
          </table:table-cell>
          <table:table-cell office:value-type="float" office:value="248642" calcext:value-type="float">
            <text:p>248642</text:p>
          </table:table-cell>
          <table:table-cell office:value-type="float" office:value="1720272" calcext:value-type="float">
            <text:p>1720272</text:p>
          </table:table-cell>
          <table:table-cell office:value-type="float" office:value="640808" calcext:value-type="float">
            <text:p>640808</text:p>
          </table:table-cell>
          <table:table-cell office:value-type="float" office:value="11486960" calcext:value-type="float">
            <text:p>11486960</text:p>
          </table:table-cell>
          <table:table-cell office:value-type="float" office:value="4273819" calcext:value-type="float">
            <text:p>4273819</text:p>
          </table:table-cell>
          <table:table-cell office:value-type="float" office:value="1394174" calcext:value-type="float">
            <text:p>1394174</text:p>
          </table:table-cell>
          <table:table-cell office:value-type="float" office:value="519360" calcext:value-type="float">
            <text:p>519360</text:p>
          </table:table-cell>
          <table:table-cell office:value-type="float" office:value="549586" calcext:value-type="float">
            <text:p>549586</text:p>
          </table:table-cell>
          <table:table-cell office:value-type="float" office:value="204882" calcext:value-type="float">
            <text:p>204882</text:p>
          </table:table-cell>
          <table:table-cell office:value-type="float" office:value="663614" calcext:value-type="float">
            <text:p>663614</text:p>
          </table:table-cell>
          <table:table-cell office:value-type="float" office:value="247362" calcext:value-type="float">
            <text:p>247362</text:p>
          </table:table-cell>
          <table:table-cell table:number-columns-repeated="1637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25350" calcext:value-type="float">
            <text:p>525350</text:p>
          </table:table-cell>
          <table:table-cell office:value-type="float" office:value="196033" calcext:value-type="float">
            <text:p>196033</text:p>
          </table:table-cell>
          <table:table-cell office:value-type="float" office:value="1479454" calcext:value-type="float">
            <text:p>1479454</text:p>
          </table:table-cell>
          <table:table-cell office:value-type="float" office:value="550874" calcext:value-type="float">
            <text:p>550874</text:p>
          </table:table-cell>
          <table:table-cell office:value-type="float" office:value="2064072" calcext:value-type="float">
            <text:p>2064072</text:p>
          </table:table-cell>
          <table:table-cell office:value-type="float" office:value="768489" calcext:value-type="float">
            <text:p>768489</text:p>
          </table:table-cell>
          <table:table-cell office:value-type="float" office:value="1394834" calcext:value-type="float">
            <text:p>1394834</text:p>
          </table:table-cell>
          <table:table-cell office:value-type="float" office:value="519319" calcext:value-type="float">
            <text:p>519319</text:p>
          </table:table-cell>
          <table:table-cell office:value-type="float" office:value="550368" calcext:value-type="float">
            <text:p>550368</text:p>
          </table:table-cell>
          <table:table-cell office:value-type="float" office:value="205174" calcext:value-type="float">
            <text:p>205174</text:p>
          </table:table-cell>
          <table:table-cell office:value-type="float" office:value="557746" calcext:value-type="float">
            <text:p>557746</text:p>
          </table:table-cell>
          <table:table-cell office:value-type="float" office:value="207831" calcext:value-type="float">
            <text:p>207831</text:p>
          </table:table-cell>
          <table:table-cell table:number-columns-repeated="1637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25454" calcext:value-type="float">
            <text:p>525454</text:p>
          </table:table-cell>
          <table:table-cell office:value-type="float" office:value="196089" calcext:value-type="float">
            <text:p>196089</text:p>
          </table:table-cell>
          <table:table-cell office:value-type="float" office:value="1453312" calcext:value-type="float">
            <text:p>1453312</text:p>
          </table:table-cell>
          <table:table-cell office:value-type="float" office:value="541944" calcext:value-type="float">
            <text:p>541944</text:p>
          </table:table-cell>
          <table:table-cell office:value-type="float" office:value="2046502" calcext:value-type="float">
            <text:p>2046502</text:p>
          </table:table-cell>
          <table:table-cell office:value-type="float" office:value="761796" calcext:value-type="float">
            <text:p>761796</text:p>
          </table:table-cell>
          <table:table-cell office:value-type="float" office:value="1416380" calcext:value-type="float">
            <text:p>1416380</text:p>
          </table:table-cell>
          <table:table-cell office:value-type="float" office:value="527366" calcext:value-type="float">
            <text:p>527366</text:p>
          </table:table-cell>
          <table:table-cell office:value-type="float" office:value="552456" calcext:value-type="float">
            <text:p>552456</text:p>
          </table:table-cell>
          <table:table-cell office:value-type="float" office:value="205949" calcext:value-type="float">
            <text:p>205949</text:p>
          </table:table-cell>
          <table:table-cell office:value-type="float" office:value="661954" calcext:value-type="float">
            <text:p>661954</text:p>
          </table:table-cell>
          <table:table-cell office:value-type="float" office:value="246765" calcext:value-type="float">
            <text:p>246765</text:p>
          </table:table-cell>
          <table:table-cell table:number-columns-repeated="1637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35550" calcext:value-type="float">
            <text:p>535550</text:p>
          </table:table-cell>
          <table:table-cell office:value-type="float" office:value="199839" calcext:value-type="float">
            <text:p>199839</text:p>
          </table:table-cell>
          <table:table-cell office:value-type="float" office:value="1630089" calcext:value-type="float">
            <text:p>1630089</text:p>
          </table:table-cell>
          <table:table-cell office:value-type="float" office:value="607351" calcext:value-type="float">
            <text:p>607351</text:p>
          </table:table-cell>
          <table:table-cell office:value-type="float" office:value="6557018" calcext:value-type="float">
            <text:p>6557018</text:p>
          </table:table-cell>
          <table:table-cell office:value-type="float" office:value="2439678" calcext:value-type="float">
            <text:p>2439678</text:p>
          </table:table-cell>
          <table:table-cell office:value-type="float" office:value="1092782" calcext:value-type="float">
            <text:p>1092782</text:p>
          </table:table-cell>
          <table:table-cell office:value-type="float" office:value="406744" calcext:value-type="float">
            <text:p>406744</text:p>
          </table:table-cell>
          <table:table-cell office:value-type="float" office:value="440148" calcext:value-type="float">
            <text:p>440148</text:p>
          </table:table-cell>
          <table:table-cell office:value-type="float" office:value="164035" calcext:value-type="float">
            <text:p>164035</text:p>
          </table:table-cell>
          <table:table-cell office:value-type="float" office:value="548598" calcext:value-type="float">
            <text:p>548598</text:p>
          </table:table-cell>
          <table:table-cell office:value-type="float" office:value="204301" calcext:value-type="float">
            <text:p>204301</text:p>
          </table:table-cell>
          <table:table-cell table:number-columns-repeated="1637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23476" calcext:value-type="float">
            <text:p>523476</text:p>
          </table:table-cell>
          <table:table-cell office:value-type="float" office:value="195289" calcext:value-type="float">
            <text:p>195289</text:p>
          </table:table-cell>
          <table:table-cell office:value-type="float" office:value="1460816" calcext:value-type="float">
            <text:p>1460816</text:p>
          </table:table-cell>
          <table:table-cell office:value-type="float" office:value="543981" calcext:value-type="float">
            <text:p>543981</text:p>
          </table:table-cell>
          <table:table-cell office:value-type="float" office:value="4574890" calcext:value-type="float">
            <text:p>4574890</text:p>
          </table:table-cell>
          <table:table-cell office:value-type="float" office:value="1702408" calcext:value-type="float">
            <text:p>1702408</text:p>
          </table:table-cell>
          <table:table-cell office:value-type="float" office:value="1454293" calcext:value-type="float">
            <text:p>1454293</text:p>
          </table:table-cell>
          <table:table-cell office:value-type="float" office:value="541962" calcext:value-type="float">
            <text:p>541962</text:p>
          </table:table-cell>
          <table:table-cell office:value-type="float" office:value="467898" calcext:value-type="float">
            <text:p>467898</text:p>
          </table:table-cell>
          <table:table-cell office:value-type="float" office:value="174269" calcext:value-type="float">
            <text:p>174269</text:p>
          </table:table-cell>
          <table:table-cell office:value-type="float" office:value="550048" calcext:value-type="float">
            <text:p>550048</text:p>
          </table:table-cell>
          <table:table-cell office:value-type="float" office:value="204826" calcext:value-type="float">
            <text:p>204826</text:p>
          </table:table-cell>
          <table:table-cell table:number-columns-repeated="1637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24398" calcext:value-type="float">
            <text:p>524398</text:p>
          </table:table-cell>
          <table:table-cell office:value-type="float" office:value="195666" calcext:value-type="float">
            <text:p>195666</text:p>
          </table:table-cell>
          <table:table-cell office:value-type="float" office:value="1474882" calcext:value-type="float">
            <text:p>1474882</text:p>
          </table:table-cell>
          <table:table-cell office:value-type="float" office:value="549203" calcext:value-type="float">
            <text:p>549203</text:p>
          </table:table-cell>
          <table:table-cell office:value-type="float" office:value="8419110" calcext:value-type="float">
            <text:p>8419110</text:p>
          </table:table-cell>
          <table:table-cell office:value-type="float" office:value="3132532" calcext:value-type="float">
            <text:p>3132532</text:p>
          </table:table-cell>
          <table:table-cell office:value-type="float" office:value="1410422" calcext:value-type="float">
            <text:p>1410422</text:p>
          </table:table-cell>
          <table:table-cell office:value-type="float" office:value="525162" calcext:value-type="float">
            <text:p>525162</text:p>
          </table:table-cell>
          <table:table-cell office:value-type="float" office:value="550482" calcext:value-type="float">
            <text:p>550482</text:p>
          </table:table-cell>
          <table:table-cell office:value-type="float" office:value="205253" calcext:value-type="float">
            <text:p>205253</text:p>
          </table:table-cell>
          <table:table-cell office:value-type="float" office:value="559090" calcext:value-type="float">
            <text:p>559090</text:p>
          </table:table-cell>
          <table:table-cell office:value-type="float" office:value="208203" calcext:value-type="float">
            <text:p>208203</text:p>
          </table:table-cell>
          <table:table-cell table:number-columns-repeated="1637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22850" calcext:value-type="float">
            <text:p>522850</text:p>
          </table:table-cell>
          <table:table-cell office:value-type="float" office:value="195085" calcext:value-type="float">
            <text:p>195085</text:p>
          </table:table-cell>
          <table:table-cell office:value-type="float" office:value="1464954" calcext:value-type="float">
            <text:p>1464954</text:p>
          </table:table-cell>
          <table:table-cell office:value-type="float" office:value="545494" calcext:value-type="float">
            <text:p>545494</text:p>
          </table:table-cell>
          <table:table-cell office:value-type="float" office:value="4330226" calcext:value-type="float">
            <text:p>4330226</text:p>
          </table:table-cell>
          <table:table-cell office:value-type="float" office:value="1611518" calcext:value-type="float">
            <text:p>1611518</text:p>
          </table:table-cell>
          <table:table-cell office:value-type="float" office:value="1411116" calcext:value-type="float">
            <text:p>1411116</text:p>
          </table:table-cell>
          <table:table-cell office:value-type="float" office:value="525416" calcext:value-type="float">
            <text:p>525416</text:p>
          </table:table-cell>
          <table:table-cell office:value-type="float" office:value="550608" calcext:value-type="float">
            <text:p>550608</text:p>
          </table:table-cell>
          <table:table-cell office:value-type="float" office:value="205260" calcext:value-type="float">
            <text:p>205260</text:p>
          </table:table-cell>
          <table:table-cell office:value-type="float" office:value="656480" calcext:value-type="float">
            <text:p>656480</text:p>
          </table:table-cell>
          <table:table-cell office:value-type="float" office:value="244707" calcext:value-type="float">
            <text:p>244707</text:p>
          </table:table-cell>
          <table:table-cell table:number-columns-repeated="1637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35252" calcext:value-type="float">
            <text:p>535252</text:p>
          </table:table-cell>
          <table:table-cell office:value-type="float" office:value="199668" calcext:value-type="float">
            <text:p>199668</text:p>
          </table:table-cell>
          <table:table-cell office:value-type="float" office:value="1580959" calcext:value-type="float">
            <text:p>1580959</text:p>
          </table:table-cell>
          <table:table-cell office:value-type="float" office:value="589085" calcext:value-type="float">
            <text:p>589085</text:p>
          </table:table-cell>
          <table:table-cell office:value-type="float" office:value="3680414" calcext:value-type="float">
            <text:p>3680414</text:p>
          </table:table-cell>
          <table:table-cell office:value-type="float" office:value="1369636" calcext:value-type="float">
            <text:p>1369636</text:p>
          </table:table-cell>
          <table:table-cell office:value-type="float" office:value="1113072" calcext:value-type="float">
            <text:p>1113072</text:p>
          </table:table-cell>
          <table:table-cell office:value-type="float" office:value="414305" calcext:value-type="float">
            <text:p>414305</text:p>
          </table:table-cell>
          <table:table-cell office:value-type="float" office:value="442056" calcext:value-type="float">
            <text:p>442056</text:p>
          </table:table-cell>
          <table:table-cell office:value-type="float" office:value="164697" calcext:value-type="float">
            <text:p>164697</text:p>
          </table:table-cell>
          <table:table-cell office:value-type="float" office:value="557448" calcext:value-type="float">
            <text:p>557448</text:p>
          </table:table-cell>
          <table:table-cell office:value-type="float" office:value="207744" calcext:value-type="float">
            <text:p>207744</text:p>
          </table:table-cell>
          <table:table-cell table:number-columns-repeated="1637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22784" calcext:value-type="float">
            <text:p>522784</text:p>
          </table:table-cell>
          <table:table-cell office:value-type="float" office:value="195052" calcext:value-type="float">
            <text:p>195052</text:p>
          </table:table-cell>
          <table:table-cell office:value-type="float" office:value="1467672" calcext:value-type="float">
            <text:p>1467672</text:p>
          </table:table-cell>
          <table:table-cell office:value-type="float" office:value="546420" calcext:value-type="float">
            <text:p>546420</text:p>
          </table:table-cell>
          <table:table-cell office:value-type="float" office:value="2791150" calcext:value-type="float">
            <text:p>2791150</text:p>
          </table:table-cell>
          <table:table-cell office:value-type="float" office:value="1038979" calcext:value-type="float">
            <text:p>1038979</text:p>
          </table:table-cell>
          <table:table-cell office:value-type="float" office:value="1413646" calcext:value-type="float">
            <text:p>1413646</text:p>
          </table:table-cell>
          <table:table-cell office:value-type="float" office:value="526370" calcext:value-type="float">
            <text:p>526370</text:p>
          </table:table-cell>
          <table:table-cell office:value-type="float" office:value="540468" calcext:value-type="float">
            <text:p>540468</text:p>
          </table:table-cell>
          <table:table-cell office:value-type="float" office:value="201480" calcext:value-type="float">
            <text:p>201480</text:p>
          </table:table-cell>
          <table:table-cell office:value-type="float" office:value="628578" calcext:value-type="float">
            <text:p>628578</text:p>
          </table:table-cell>
          <table:table-cell office:value-type="float" office:value="234332" calcext:value-type="float">
            <text:p>234332</text:p>
          </table:table-cell>
          <table:table-cell table:number-columns-repeated="1637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63566" calcext:value-type="float">
            <text:p>463566</text:p>
          </table:table-cell>
          <table:table-cell office:value-type="float" office:value="172735" calcext:value-type="float">
            <text:p>172735</text:p>
          </table:table-cell>
          <table:table-cell office:value-type="float" office:value="1279220" calcext:value-type="float">
            <text:p>1279220</text:p>
          </table:table-cell>
          <table:table-cell office:value-type="float" office:value="476443" calcext:value-type="float">
            <text:p>476443</text:p>
          </table:table-cell>
          <table:table-cell office:value-type="float" office:value="8203124" calcext:value-type="float">
            <text:p>8203124</text:p>
          </table:table-cell>
          <table:table-cell office:value-type="float" office:value="3052016" calcext:value-type="float">
            <text:p>3052016</text:p>
          </table:table-cell>
          <table:table-cell office:value-type="float" office:value="1111868" calcext:value-type="float">
            <text:p>1111868</text:p>
          </table:table-cell>
          <table:table-cell office:value-type="float" office:value="413833" calcext:value-type="float">
            <text:p>413833</text:p>
          </table:table-cell>
          <table:table-cell office:value-type="float" office:value="443976" calcext:value-type="float">
            <text:p>443976</text:p>
          </table:table-cell>
          <table:table-cell office:value-type="float" office:value="165370" calcext:value-type="float">
            <text:p>165370</text:p>
          </table:table-cell>
          <table:table-cell office:value-type="float" office:value="532878" calcext:value-type="float">
            <text:p>532878</text:p>
          </table:table-cell>
          <table:table-cell office:value-type="float" office:value="198443" calcext:value-type="float">
            <text:p>198443</text:p>
          </table:table-cell>
          <table:table-cell table:number-columns-repeated="1637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40650" calcext:value-type="float">
            <text:p>440650</text:p>
          </table:table-cell>
          <table:table-cell office:value-type="float" office:value="164187" calcext:value-type="float">
            <text:p>164187</text:p>
          </table:table-cell>
          <table:table-cell office:value-type="float" office:value="1187364" calcext:value-type="float">
            <text:p>1187364</text:p>
          </table:table-cell>
          <table:table-cell office:value-type="float" office:value="442102" calcext:value-type="float">
            <text:p>442102</text:p>
          </table:table-cell>
          <table:table-cell office:value-type="float" office:value="1627224" calcext:value-type="float">
            <text:p>1627224</text:p>
          </table:table-cell>
          <table:table-cell office:value-type="float" office:value="605737" calcext:value-type="float">
            <text:p>605737</text:p>
          </table:table-cell>
          <table:table-cell office:value-type="float" office:value="1119620" calcext:value-type="float">
            <text:p>1119620</text:p>
          </table:table-cell>
          <table:table-cell office:value-type="float" office:value="416717" calcext:value-type="float">
            <text:p>416717</text:p>
          </table:table-cell>
          <table:table-cell office:value-type="float" office:value="450786" calcext:value-type="float">
            <text:p>450786</text:p>
          </table:table-cell>
          <table:table-cell office:value-type="float" office:value="167968" calcext:value-type="float">
            <text:p>167968</text:p>
          </table:table-cell>
          <table:table-cell office:value-type="float" office:value="537342" calcext:value-type="float">
            <text:p>537342</text:p>
          </table:table-cell>
          <table:table-cell office:value-type="float" office:value="200135" calcext:value-type="float">
            <text:p>200135</text:p>
          </table:table-cell>
          <table:table-cell table:number-columns-repeated="1637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45390" calcext:value-type="float">
            <text:p>545390</text:p>
          </table:table-cell>
          <table:table-cell office:value-type="float" office:value="203564" calcext:value-type="float">
            <text:p>203564</text:p>
          </table:table-cell>
          <table:table-cell office:value-type="float" office:value="1425224" calcext:value-type="float">
            <text:p>1425224</text:p>
          </table:table-cell>
          <table:table-cell office:value-type="float" office:value="530638" calcext:value-type="float">
            <text:p>530638</text:p>
          </table:table-cell>
          <table:table-cell office:value-type="float" office:value="2073514" calcext:value-type="float">
            <text:p>2073514</text:p>
          </table:table-cell>
          <table:table-cell office:value-type="float" office:value="771985" calcext:value-type="float">
            <text:p>771985</text:p>
          </table:table-cell>
          <table:table-cell office:value-type="float" office:value="1433660" calcext:value-type="float">
            <text:p>1433660</text:p>
          </table:table-cell>
          <table:table-cell office:value-type="float" office:value="533919" calcext:value-type="float">
            <text:p>533919</text:p>
          </table:table-cell>
          <table:table-cell office:value-type="float" office:value="551620" calcext:value-type="float">
            <text:p>551620</text:p>
          </table:table-cell>
          <table:table-cell office:value-type="float" office:value="205721" calcext:value-type="float">
            <text:p>205721</text:p>
          </table:table-cell>
          <table:table-cell office:value-type="float" office:value="658072" calcext:value-type="float">
            <text:p>658072</text:p>
          </table:table-cell>
          <table:table-cell office:value-type="float" office:value="245307" calcext:value-type="float">
            <text:p>245307</text:p>
          </table:table-cell>
          <table:table-cell table:number-columns-repeated="1637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31868" calcext:value-type="float">
            <text:p>531868</text:p>
          </table:table-cell>
          <table:table-cell office:value-type="float" office:value="198441" calcext:value-type="float">
            <text:p>198441</text:p>
          </table:table-cell>
          <table:table-cell office:value-type="float" office:value="1465998" calcext:value-type="float">
            <text:p>1465998</text:p>
          </table:table-cell>
          <table:table-cell office:value-type="float" office:value="545865" calcext:value-type="float">
            <text:p>545865</text:p>
          </table:table-cell>
          <table:table-cell office:value-type="float" office:value="4427976" calcext:value-type="float">
            <text:p>4427976</text:p>
          </table:table-cell>
          <table:table-cell office:value-type="float" office:value="1647687" calcext:value-type="float">
            <text:p>1647687</text:p>
          </table:table-cell>
          <table:table-cell office:value-type="float" office:value="1410458" calcext:value-type="float">
            <text:p>1410458</text:p>
          </table:table-cell>
          <table:table-cell office:value-type="float" office:value="525861" calcext:value-type="float">
            <text:p>525861</text:p>
          </table:table-cell>
          <table:table-cell office:value-type="float" office:value="550268" calcext:value-type="float">
            <text:p>550268</text:p>
          </table:table-cell>
          <table:table-cell office:value-type="float" office:value="205208" calcext:value-type="float">
            <text:p>205208</text:p>
          </table:table-cell>
          <table:table-cell office:value-type="float" office:value="662288" calcext:value-type="float">
            <text:p>662288</text:p>
          </table:table-cell>
          <table:table-cell office:value-type="float" office:value="246872" calcext:value-type="float">
            <text:p>246872</text:p>
          </table:table-cell>
          <table:table-cell table:number-columns-repeated="1637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17856" calcext:value-type="float">
            <text:p>717856</text:p>
          </table:table-cell>
          <table:table-cell office:value-type="float" office:value="267614" calcext:value-type="float">
            <text:p>267614</text:p>
          </table:table-cell>
          <table:table-cell office:value-type="float" office:value="1434642" calcext:value-type="float">
            <text:p>1434642</text:p>
          </table:table-cell>
          <table:table-cell office:value-type="float" office:value="534130" calcext:value-type="float">
            <text:p>534130</text:p>
          </table:table-cell>
          <table:table-cell office:value-type="float" office:value="2655842" calcext:value-type="float">
            <text:p>2655842</text:p>
          </table:table-cell>
          <table:table-cell office:value-type="float" office:value="988637" calcext:value-type="float">
            <text:p>988637</text:p>
          </table:table-cell>
          <table:table-cell office:value-type="float" office:value="1404062" calcext:value-type="float">
            <text:p>1404062</text:p>
          </table:table-cell>
          <table:table-cell office:value-type="float" office:value="522805" calcext:value-type="float">
            <text:p>522805</text:p>
          </table:table-cell>
          <table:table-cell office:value-type="float" office:value="573426" calcext:value-type="float">
            <text:p>573426</text:p>
          </table:table-cell>
          <table:table-cell office:value-type="float" office:value="213758" calcext:value-type="float">
            <text:p>213758</text:p>
          </table:table-cell>
          <table:table-cell office:value-type="float" office:value="587218" calcext:value-type="float">
            <text:p>587218</text:p>
          </table:table-cell>
          <table:table-cell office:value-type="float" office:value="218680" calcext:value-type="float">
            <text:p>218680</text:p>
          </table:table-cell>
          <table:table-cell table:number-columns-repeated="1637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51798" calcext:value-type="float">
            <text:p>551798</text:p>
          </table:table-cell>
          <table:table-cell office:value-type="float" office:value="205849" calcext:value-type="float">
            <text:p>205849</text:p>
          </table:table-cell>
          <table:table-cell office:value-type="float" office:value="1584838" calcext:value-type="float">
            <text:p>1584838</text:p>
          </table:table-cell>
          <table:table-cell office:value-type="float" office:value="590183" calcext:value-type="float">
            <text:p>590183</text:p>
          </table:table-cell>
          <table:table-cell office:value-type="float" office:value="3710884" calcext:value-type="float">
            <text:p>3710884</text:p>
          </table:table-cell>
          <table:table-cell office:value-type="float" office:value="1381181" calcext:value-type="float">
            <text:p>1381181</text:p>
          </table:table-cell>
          <table:table-cell office:value-type="float" office:value="1475600" calcext:value-type="float">
            <text:p>1475600</text:p>
          </table:table-cell>
          <table:table-cell office:value-type="float" office:value="549394" calcext:value-type="float">
            <text:p>549394</text:p>
          </table:table-cell>
          <table:table-cell office:value-type="float" office:value="580696" calcext:value-type="float">
            <text:p>580696</text:p>
          </table:table-cell>
          <table:table-cell office:value-type="float" office:value="216483" calcext:value-type="float">
            <text:p>216483</text:p>
          </table:table-cell>
          <table:table-cell office:value-type="float" office:value="660882" calcext:value-type="float">
            <text:p>660882</text:p>
          </table:table-cell>
          <table:table-cell office:value-type="float" office:value="246311" calcext:value-type="float">
            <text:p>246311</text:p>
          </table:table-cell>
          <table:table-cell table:number-columns-repeated="1637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8302" calcext:value-type="float">
            <text:p>458302</text:p>
          </table:table-cell>
          <table:table-cell office:value-type="float" office:value="170768" calcext:value-type="float">
            <text:p>170768</text:p>
          </table:table-cell>
          <table:table-cell office:value-type="float" office:value="1195938" calcext:value-type="float">
            <text:p>1195938</text:p>
          </table:table-cell>
          <table:table-cell office:value-type="float" office:value="445154" calcext:value-type="float">
            <text:p>445154</text:p>
          </table:table-cell>
          <table:table-cell office:value-type="float" office:value="4720312" calcext:value-type="float">
            <text:p>4720312</text:p>
          </table:table-cell>
          <table:table-cell office:value-type="float" office:value="1756229" calcext:value-type="float">
            <text:p>1756229</text:p>
          </table:table-cell>
          <table:table-cell office:value-type="float" office:value="1129026" calcext:value-type="float">
            <text:p>1129026</text:p>
          </table:table-cell>
          <table:table-cell office:value-type="float" office:value="420339" calcext:value-type="float">
            <text:p>420339</text:p>
          </table:table-cell>
          <table:table-cell office:value-type="float" office:value="442034" calcext:value-type="float">
            <text:p>442034</text:p>
          </table:table-cell>
          <table:table-cell office:value-type="float" office:value="164625" calcext:value-type="float">
            <text:p>164625</text:p>
          </table:table-cell>
          <table:table-cell office:value-type="float" office:value="536440" calcext:value-type="float">
            <text:p>536440</text:p>
          </table:table-cell>
          <table:table-cell office:value-type="float" office:value="199776" calcext:value-type="float">
            <text:p>199776</text:p>
          </table:table-cell>
          <table:table-cell table:number-columns-repeated="1637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21434" calcext:value-type="float">
            <text:p>521434</text:p>
          </table:table-cell>
          <table:table-cell office:value-type="float" office:value="194615" calcext:value-type="float">
            <text:p>194615</text:p>
          </table:table-cell>
          <table:table-cell office:value-type="float" office:value="1495372" calcext:value-type="float">
            <text:p>1495372</text:p>
          </table:table-cell>
          <table:table-cell office:value-type="float" office:value="557661" calcext:value-type="float">
            <text:p>557661</text:p>
          </table:table-cell>
          <table:table-cell office:value-type="float" office:value="6500200" calcext:value-type="float">
            <text:p>6500200</text:p>
          </table:table-cell>
          <table:table-cell office:value-type="float" office:value="2418754" calcext:value-type="float">
            <text:p>2418754</text:p>
          </table:table-cell>
          <table:table-cell office:value-type="float" office:value="1602795" calcext:value-type="float">
            <text:p>1602795</text:p>
          </table:table-cell>
          <table:table-cell office:value-type="float" office:value="597206" calcext:value-type="float">
            <text:p>597206</text:p>
          </table:table-cell>
          <table:table-cell office:value-type="float" office:value="481290" calcext:value-type="float">
            <text:p>481290</text:p>
          </table:table-cell>
          <table:table-cell office:value-type="float" office:value="179453" calcext:value-type="float">
            <text:p>179453</text:p>
          </table:table-cell>
          <table:table-cell office:value-type="float" office:value="547006" calcext:value-type="float">
            <text:p>547006</text:p>
          </table:table-cell>
          <table:table-cell office:value-type="float" office:value="203724" calcext:value-type="float">
            <text:p>203724</text:p>
          </table:table-cell>
          <table:table-cell table:number-columns-repeated="1637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20942" calcext:value-type="float">
            <text:p>520942</text:p>
          </table:table-cell>
          <table:table-cell office:value-type="float" office:value="194424" calcext:value-type="float">
            <text:p>194424</text:p>
          </table:table-cell>
          <table:table-cell office:value-type="float" office:value="1518444" calcext:value-type="float">
            <text:p>1518444</text:p>
          </table:table-cell>
          <table:table-cell office:value-type="float" office:value="565494" calcext:value-type="float">
            <text:p>565494</text:p>
          </table:table-cell>
          <table:table-cell office:value-type="float" office:value="2245474" calcext:value-type="float">
            <text:p>2245474</text:p>
          </table:table-cell>
          <table:table-cell office:value-type="float" office:value="835938" calcext:value-type="float">
            <text:p>835938</text:p>
          </table:table-cell>
          <table:table-cell office:value-type="float" office:value="1396306" calcext:value-type="float">
            <text:p>1396306</text:p>
          </table:table-cell>
          <table:table-cell office:value-type="float" office:value="519910" calcext:value-type="float">
            <text:p>519910</text:p>
          </table:table-cell>
          <table:table-cell office:value-type="float" office:value="527862" calcext:value-type="float">
            <text:p>527862</text:p>
          </table:table-cell>
          <table:table-cell office:value-type="float" office:value="196788" calcext:value-type="float">
            <text:p>196788</text:p>
          </table:table-cell>
          <table:table-cell office:value-type="float" office:value="628152" calcext:value-type="float">
            <text:p>628152</text:p>
          </table:table-cell>
          <table:table-cell office:value-type="float" office:value="234153" calcext:value-type="float">
            <text:p>234153</text:p>
          </table:table-cell>
          <table:table-cell table:number-columns-repeated="1637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26408" calcext:value-type="float">
            <text:p>426408</text:p>
          </table:table-cell>
          <table:table-cell office:value-type="float" office:value="158895" calcext:value-type="float">
            <text:p>158895</text:p>
          </table:table-cell>
          <table:table-cell office:value-type="float" office:value="1122788" calcext:value-type="float">
            <text:p>1122788</text:p>
          </table:table-cell>
          <table:table-cell office:value-type="float" office:value="417903" calcext:value-type="float">
            <text:p>417903</text:p>
          </table:table-cell>
          <table:table-cell office:value-type="float" office:value="1559232" calcext:value-type="float">
            <text:p>1559232</text:p>
          </table:table-cell>
          <table:table-cell office:value-type="float" office:value="580243" calcext:value-type="float">
            <text:p>580243</text:p>
          </table:table-cell>
          <table:table-cell office:value-type="float" office:value="1090388" calcext:value-type="float">
            <text:p>1090388</text:p>
          </table:table-cell>
          <table:table-cell office:value-type="float" office:value="405823" calcext:value-type="float">
            <text:p>405823</text:p>
          </table:table-cell>
          <table:table-cell office:value-type="float" office:value="422970" calcext:value-type="float">
            <text:p>422970</text:p>
          </table:table-cell>
          <table:table-cell office:value-type="float" office:value="157527" calcext:value-type="float">
            <text:p>157527</text:p>
          </table:table-cell>
          <table:table-cell office:value-type="float" office:value="586428" calcext:value-type="float">
            <text:p>586428</text:p>
          </table:table-cell>
          <table:table-cell office:value-type="float" office:value="218400" calcext:value-type="float">
            <text:p>218400</text:p>
          </table:table-cell>
          <table:table-cell table:number-columns-repeated="1637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29328" calcext:value-type="float">
            <text:p>529328</text:p>
          </table:table-cell>
          <table:table-cell office:value-type="float" office:value="197482" calcext:value-type="float">
            <text:p>197482</text:p>
          </table:table-cell>
          <table:table-cell office:value-type="float" office:value="1447860" calcext:value-type="float">
            <text:p>1447860</text:p>
          </table:table-cell>
          <table:table-cell office:value-type="float" office:value="539097" calcext:value-type="float">
            <text:p>539097</text:p>
          </table:table-cell>
          <table:table-cell office:value-type="float" office:value="4853006" calcext:value-type="float">
            <text:p>4853006</text:p>
          </table:table-cell>
          <table:table-cell office:value-type="float" office:value="1805991" calcext:value-type="float">
            <text:p>1805991</text:p>
          </table:table-cell>
          <table:table-cell office:value-type="float" office:value="1404206" calcext:value-type="float">
            <text:p>1404206</text:p>
          </table:table-cell>
          <table:table-cell office:value-type="float" office:value="522838" calcext:value-type="float">
            <text:p>522838</text:p>
          </table:table-cell>
          <table:table-cell office:value-type="float" office:value="553272" calcext:value-type="float">
            <text:p>553272</text:p>
          </table:table-cell>
          <table:table-cell office:value-type="float" office:value="206250" calcext:value-type="float">
            <text:p>206250</text:p>
          </table:table-cell>
          <table:table-cell office:value-type="float" office:value="555392" calcext:value-type="float">
            <text:p>555392</text:p>
          </table:table-cell>
          <table:table-cell office:value-type="float" office:value="206836" calcext:value-type="float">
            <text:p>206836</text:p>
          </table:table-cell>
          <table:table-cell table:number-columns-repeated="1637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49020" calcext:value-type="float">
            <text:p>549020</text:p>
          </table:table-cell>
          <table:table-cell office:value-type="float" office:value="204811" calcext:value-type="float">
            <text:p>204811</text:p>
          </table:table-cell>
          <table:table-cell office:value-type="float" office:value="1452272" calcext:value-type="float">
            <text:p>1452272</text:p>
          </table:table-cell>
          <table:table-cell office:value-type="float" office:value="540693" calcext:value-type="float">
            <text:p>540693</text:p>
          </table:table-cell>
          <table:table-cell office:value-type="float" office:value="3427434" calcext:value-type="float">
            <text:p>3427434</text:p>
          </table:table-cell>
          <table:table-cell office:value-type="float" office:value="1275896" calcext:value-type="float">
            <text:p>1275896</text:p>
          </table:table-cell>
          <table:table-cell office:value-type="float" office:value="1395034" calcext:value-type="float">
            <text:p>1395034</text:p>
          </table:table-cell>
          <table:table-cell office:value-type="float" office:value="519417" calcext:value-type="float">
            <text:p>519417</text:p>
          </table:table-cell>
          <table:table-cell office:value-type="float" office:value="549756" calcext:value-type="float">
            <text:p>549756</text:p>
          </table:table-cell>
          <table:table-cell office:value-type="float" office:value="204974" calcext:value-type="float">
            <text:p>204974</text:p>
          </table:table-cell>
          <table:table-cell office:value-type="float" office:value="677350" calcext:value-type="float">
            <text:p>677350</text:p>
          </table:table-cell>
          <table:table-cell office:value-type="float" office:value="252608" calcext:value-type="float">
            <text:p>252608</text:p>
          </table:table-cell>
          <table:table-cell table:number-columns-repeated="1637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34208" calcext:value-type="float">
            <text:p>434208</text:p>
          </table:table-cell>
          <table:table-cell office:value-type="float" office:value="161943" calcext:value-type="float">
            <text:p>161943</text:p>
          </table:table-cell>
          <table:table-cell office:value-type="float" office:value="1144522" calcext:value-type="float">
            <text:p>1144522</text:p>
          </table:table-cell>
          <table:table-cell office:value-type="float" office:value="426067" calcext:value-type="float">
            <text:p>426067</text:p>
          </table:table-cell>
          <table:table-cell office:value-type="float" office:value="3515628" calcext:value-type="float">
            <text:p>3515628</text:p>
          </table:table-cell>
          <table:table-cell office:value-type="float" office:value="1308082" calcext:value-type="float">
            <text:p>1308082</text:p>
          </table:table-cell>
          <table:table-cell office:value-type="float" office:value="1130630" calcext:value-type="float">
            <text:p>1130630</text:p>
          </table:table-cell>
          <table:table-cell office:value-type="float" office:value="421012" calcext:value-type="float">
            <text:p>421012</text:p>
          </table:table-cell>
          <table:table-cell office:value-type="float" office:value="447292" calcext:value-type="float">
            <text:p>447292</text:p>
          </table:table-cell>
          <table:table-cell office:value-type="float" office:value="166604" calcext:value-type="float">
            <text:p>166604</text:p>
          </table:table-cell>
          <table:table-cell office:value-type="float" office:value="565424" calcext:value-type="float">
            <text:p>565424</text:p>
          </table:table-cell>
          <table:table-cell office:value-type="float" office:value="210600" calcext:value-type="float">
            <text:p>210600</text:p>
          </table:table-cell>
          <table:table-cell table:number-columns-repeated="1637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26250" calcext:value-type="float">
            <text:p>526250</text:p>
          </table:table-cell>
          <table:table-cell office:value-type="float" office:value="196448" calcext:value-type="float">
            <text:p>196448</text:p>
          </table:table-cell>
          <table:table-cell office:value-type="float" office:value="1462978" calcext:value-type="float">
            <text:p>1462978</text:p>
          </table:table-cell>
          <table:table-cell office:value-type="float" office:value="544669" calcext:value-type="float">
            <text:p>544669</text:p>
          </table:table-cell>
          <table:table-cell office:value-type="float" office:value="2680446" calcext:value-type="float">
            <text:p>2680446</text:p>
          </table:table-cell>
          <table:table-cell office:value-type="float" office:value="997764" calcext:value-type="float">
            <text:p>997764</text:p>
          </table:table-cell>
          <table:table-cell office:value-type="float" office:value="1412430" calcext:value-type="float">
            <text:p>1412430</text:p>
          </table:table-cell>
          <table:table-cell office:value-type="float" office:value="526002" calcext:value-type="float">
            <text:p>526002</text:p>
          </table:table-cell>
          <table:table-cell office:value-type="float" office:value="549108" calcext:value-type="float">
            <text:p>549108</text:p>
          </table:table-cell>
          <table:table-cell office:value-type="float" office:value="204746" calcext:value-type="float">
            <text:p>204746</text:p>
          </table:table-cell>
          <table:table-cell office:value-type="float" office:value="583282" calcext:value-type="float">
            <text:p>583282</text:p>
          </table:table-cell>
          <table:table-cell office:value-type="float" office:value="217342" calcext:value-type="float">
            <text:p>217342</text:p>
          </table:table-cell>
          <table:table-cell table:number-columns-repeated="1637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52426" calcext:value-type="float">
            <text:p>552426</text:p>
          </table:table-cell>
          <table:table-cell office:value-type="float" office:value="206452" calcext:value-type="float">
            <text:p>206452</text:p>
          </table:table-cell>
          <table:table-cell office:value-type="float" office:value="1525158" calcext:value-type="float">
            <text:p>1525158</text:p>
          </table:table-cell>
          <table:table-cell office:value-type="float" office:value="567827" calcext:value-type="float">
            <text:p>567827</text:p>
          </table:table-cell>
          <table:table-cell office:value-type="float" office:value="3426490" calcext:value-type="float">
            <text:p>3426490</text:p>
          </table:table-cell>
          <table:table-cell office:value-type="float" office:value="1275465" calcext:value-type="float">
            <text:p>1275465</text:p>
          </table:table-cell>
          <table:table-cell office:value-type="float" office:value="1467510" calcext:value-type="float">
            <text:p>1467510</text:p>
          </table:table-cell>
          <table:table-cell office:value-type="float" office:value="546371" calcext:value-type="float">
            <text:p>546371</text:p>
          </table:table-cell>
          <table:table-cell office:value-type="float" office:value="579040" calcext:value-type="float">
            <text:p>579040</text:p>
          </table:table-cell>
          <table:table-cell office:value-type="float" office:value="215855" calcext:value-type="float">
            <text:p>215855</text:p>
          </table:table-cell>
          <table:table-cell office:value-type="float" office:value="593312" calcext:value-type="float">
            <text:p>593312</text:p>
          </table:table-cell>
          <table:table-cell office:value-type="float" office:value="221024" calcext:value-type="float">
            <text:p>221024</text:p>
          </table:table-cell>
          <table:table-cell table:number-columns-repeated="1637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91882" calcext:value-type="float">
            <text:p>491882</text:p>
          </table:table-cell>
          <table:table-cell office:value-type="float" office:value="183493" calcext:value-type="float">
            <text:p>183493</text:p>
          </table:table-cell>
          <table:table-cell office:value-type="float" office:value="1298378" calcext:value-type="float">
            <text:p>1298378</text:p>
          </table:table-cell>
          <table:table-cell office:value-type="float" office:value="483480" calcext:value-type="float">
            <text:p>483480</text:p>
          </table:table-cell>
          <table:table-cell office:value-type="float" office:value="2333152" calcext:value-type="float">
            <text:p>2333152</text:p>
          </table:table-cell>
          <table:table-cell office:value-type="float" office:value="868392" calcext:value-type="float">
            <text:p>868392</text:p>
          </table:table-cell>
          <table:table-cell office:value-type="float" office:value="1242780" calcext:value-type="float">
            <text:p>1242780</text:p>
          </table:table-cell>
          <table:table-cell office:value-type="float" office:value="462583" calcext:value-type="float">
            <text:p>462583</text:p>
          </table:table-cell>
          <table:table-cell office:value-type="float" office:value="499378" calcext:value-type="float">
            <text:p>499378</text:p>
          </table:table-cell>
          <table:table-cell office:value-type="float" office:value="186021" calcext:value-type="float">
            <text:p>186021</text:p>
          </table:table-cell>
          <table:table-cell office:value-type="float" office:value="611292" calcext:value-type="float">
            <text:p>611292</text:p>
          </table:table-cell>
          <table:table-cell office:value-type="float" office:value="227749" calcext:value-type="float">
            <text:p>227749</text:p>
          </table:table-cell>
          <table:table-cell table:number-columns-repeated="1637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21116" calcext:value-type="float">
            <text:p>621116</text:p>
          </table:table-cell>
          <table:table-cell office:value-type="float" office:value="231767" calcext:value-type="float">
            <text:p>231767</text:p>
          </table:table-cell>
          <table:table-cell office:value-type="float" office:value="1603888" calcext:value-type="float">
            <text:p>1603888</text:p>
          </table:table-cell>
          <table:table-cell office:value-type="float" office:value="597138" calcext:value-type="float">
            <text:p>597138</text:p>
          </table:table-cell>
          <table:table-cell office:value-type="float" office:value="5418643" calcext:value-type="float">
            <text:p>5418643</text:p>
          </table:table-cell>
          <table:table-cell office:value-type="float" office:value="2017165" calcext:value-type="float">
            <text:p>2017165</text:p>
          </table:table-cell>
          <table:table-cell office:value-type="float" office:value="1284460" calcext:value-type="float">
            <text:p>1284460</text:p>
          </table:table-cell>
          <table:table-cell office:value-type="float" office:value="478265" calcext:value-type="float">
            <text:p>478265</text:p>
          </table:table-cell>
          <table:table-cell office:value-type="float" office:value="531754" calcext:value-type="float">
            <text:p>531754</text:p>
          </table:table-cell>
          <table:table-cell office:value-type="float" office:value="198018" calcext:value-type="float">
            <text:p>198018</text:p>
          </table:table-cell>
          <table:table-cell office:value-type="float" office:value="610224" calcext:value-type="float">
            <text:p>610224</text:p>
          </table:table-cell>
          <table:table-cell office:value-type="float" office:value="227236" calcext:value-type="float">
            <text:p>227236</text:p>
          </table:table-cell>
          <table:table-cell table:number-columns-repeated="1637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81212" calcext:value-type="float">
            <text:p>581212</text:p>
          </table:table-cell>
          <table:table-cell office:value-type="float" office:value="216814" calcext:value-type="float">
            <text:p>216814</text:p>
          </table:table-cell>
          <table:table-cell office:value-type="float" office:value="1621422" calcext:value-type="float">
            <text:p>1621422</text:p>
          </table:table-cell>
          <table:table-cell office:value-type="float" office:value="603698" calcext:value-type="float">
            <text:p>603698</text:p>
          </table:table-cell>
          <table:table-cell office:value-type="float" office:value="3722870" calcext:value-type="float">
            <text:p>3722870</text:p>
          </table:table-cell>
          <table:table-cell office:value-type="float" office:value="1385545" calcext:value-type="float">
            <text:p>1385545</text:p>
          </table:table-cell>
          <table:table-cell office:value-type="float" office:value="1479472" calcext:value-type="float">
            <text:p>1479472</text:p>
          </table:table-cell>
          <table:table-cell office:value-type="float" office:value="550935" calcext:value-type="float">
            <text:p>550935</text:p>
          </table:table-cell>
          <table:table-cell office:value-type="float" office:value="578998" calcext:value-type="float">
            <text:p>578998</text:p>
          </table:table-cell>
          <table:table-cell office:value-type="float" office:value="215840" calcext:value-type="float">
            <text:p>215840</text:p>
          </table:table-cell>
          <table:table-cell office:value-type="float" office:value="789974" calcext:value-type="float">
            <text:p>789974</text:p>
          </table:table-cell>
          <table:table-cell office:value-type="float" office:value="294751" calcext:value-type="float">
            <text:p>294751</text:p>
          </table:table-cell>
          <table:table-cell table:number-columns-repeated="1637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12092" calcext:value-type="float">
            <text:p>512092</text:p>
          </table:table-cell>
          <table:table-cell office:value-type="float" office:value="190827" calcext:value-type="float">
            <text:p>190827</text:p>
          </table:table-cell>
          <table:table-cell office:value-type="float" office:value="1337040" calcext:value-type="float">
            <text:p>1337040</text:p>
          </table:table-cell>
          <table:table-cell office:value-type="float" office:value="497886" calcext:value-type="float">
            <text:p>497886</text:p>
          </table:table-cell>
          <table:table-cell office:value-type="float" office:value="1850578" calcext:value-type="float">
            <text:p>1850578</text:p>
          </table:table-cell>
          <table:table-cell office:value-type="float" office:value="688872" calcext:value-type="float">
            <text:p>688872</text:p>
          </table:table-cell>
          <table:table-cell office:value-type="float" office:value="1265134" calcext:value-type="float">
            <text:p>1265134</text:p>
          </table:table-cell>
          <table:table-cell office:value-type="float" office:value="470853" calcext:value-type="float">
            <text:p>470853</text:p>
          </table:table-cell>
          <table:table-cell office:value-type="float" office:value="493840" calcext:value-type="float">
            <text:p>493840</text:p>
          </table:table-cell>
          <table:table-cell office:value-type="float" office:value="183939" calcext:value-type="float">
            <text:p>183939</text:p>
          </table:table-cell>
          <table:table-cell office:value-type="float" office:value="602304" calcext:value-type="float">
            <text:p>602304</text:p>
          </table:table-cell>
          <table:table-cell office:value-type="float" office:value="224435" calcext:value-type="float">
            <text:p>224435</text:p>
          </table:table-cell>
          <table:table-cell table:number-columns-repeated="1637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26798" calcext:value-type="float">
            <text:p>526798</text:p>
          </table:table-cell>
          <table:table-cell office:value-type="float" office:value="196327" calcext:value-type="float">
            <text:p>196327</text:p>
          </table:table-cell>
          <table:table-cell office:value-type="float" office:value="1272230" calcext:value-type="float">
            <text:p>1272230</text:p>
          </table:table-cell>
          <table:table-cell office:value-type="float" office:value="473680" calcext:value-type="float">
            <text:p>473680</text:p>
          </table:table-cell>
          <table:table-cell office:value-type="float" office:value="1717240" calcext:value-type="float">
            <text:p>1717240</text:p>
          </table:table-cell>
          <table:table-cell office:value-type="float" office:value="639245" calcext:value-type="float">
            <text:p>639245</text:p>
          </table:table-cell>
          <table:table-cell office:value-type="float" office:value="1169700" calcext:value-type="float">
            <text:p>1169700</text:p>
          </table:table-cell>
          <table:table-cell office:value-type="float" office:value="435341" calcext:value-type="float">
            <text:p>435341</text:p>
          </table:table-cell>
          <table:table-cell office:value-type="float" office:value="473762" calcext:value-type="float">
            <text:p>473762</text:p>
          </table:table-cell>
          <table:table-cell office:value-type="float" office:value="176450" calcext:value-type="float">
            <text:p>176450</text:p>
          </table:table-cell>
          <table:table-cell office:value-type="float" office:value="589888" calcext:value-type="float">
            <text:p>589888</text:p>
          </table:table-cell>
          <table:table-cell office:value-type="float" office:value="219784" calcext:value-type="float">
            <text:p>219784</text:p>
          </table:table-cell>
          <table:table-cell table:number-columns-repeated="1637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85400" calcext:value-type="float">
            <text:p>585400</text:p>
          </table:table-cell>
          <table:table-cell office:value-type="float" office:value="218395" calcext:value-type="float">
            <text:p>218395</text:p>
          </table:table-cell>
          <table:table-cell office:value-type="float" office:value="1521616" calcext:value-type="float">
            <text:p>1521616</text:p>
          </table:table-cell>
          <table:table-cell office:value-type="float" office:value="566554" calcext:value-type="float">
            <text:p>566554</text:p>
          </table:table-cell>
          <table:table-cell office:value-type="float" office:value="3418298" calcext:value-type="float">
            <text:p>3418298</text:p>
          </table:table-cell>
          <table:table-cell office:value-type="float" office:value="1272279" calcext:value-type="float">
            <text:p>1272279</text:p>
          </table:table-cell>
          <table:table-cell office:value-type="float" office:value="1488116" calcext:value-type="float">
            <text:p>1488116</text:p>
          </table:table-cell>
          <table:table-cell office:value-type="float" office:value="554227" calcext:value-type="float">
            <text:p>554227</text:p>
          </table:table-cell>
          <table:table-cell office:value-type="float" office:value="580166" calcext:value-type="float">
            <text:p>580166</text:p>
          </table:table-cell>
          <table:table-cell office:value-type="float" office:value="216276" calcext:value-type="float">
            <text:p>216276</text:p>
          </table:table-cell>
          <table:table-cell office:value-type="float" office:value="584266" calcext:value-type="float">
            <text:p>584266</text:p>
          </table:table-cell>
          <table:table-cell office:value-type="float" office:value="217625" calcext:value-type="float">
            <text:p>217625</text:p>
          </table:table-cell>
          <table:table-cell table:number-columns-repeated="1637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68926" calcext:value-type="float">
            <text:p>568926</text:p>
          </table:table-cell>
          <table:table-cell office:value-type="float" office:value="212302" calcext:value-type="float">
            <text:p>212302</text:p>
          </table:table-cell>
          <table:table-cell office:value-type="float" office:value="1435816" calcext:value-type="float">
            <text:p>1435816</text:p>
          </table:table-cell>
          <table:table-cell office:value-type="float" office:value="534578" calcext:value-type="float">
            <text:p>534578</text:p>
          </table:table-cell>
          <table:table-cell office:value-type="float" office:value="2805788" calcext:value-type="float">
            <text:p>2805788</text:p>
          </table:table-cell>
          <table:table-cell office:value-type="float" office:value="1044419" calcext:value-type="float">
            <text:p>1044419</text:p>
          </table:table-cell>
          <table:table-cell office:value-type="float" office:value="1403816" calcext:value-type="float">
            <text:p>1403816</text:p>
          </table:table-cell>
          <table:table-cell office:value-type="float" office:value="522727" calcext:value-type="float">
            <text:p>522727</text:p>
          </table:table-cell>
          <table:table-cell office:value-type="float" office:value="554664" calcext:value-type="float">
            <text:p>554664</text:p>
          </table:table-cell>
          <table:table-cell office:value-type="float" office:value="206809" calcext:value-type="float">
            <text:p>206809</text:p>
          </table:table-cell>
          <table:table-cell office:value-type="float" office:value="570724" calcext:value-type="float">
            <text:p>570724</text:p>
          </table:table-cell>
          <table:table-cell office:value-type="float" office:value="212582" calcext:value-type="float">
            <text:p>212582</text:p>
          </table:table-cell>
          <table:table-cell table:number-columns-repeated="1637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88312" calcext:value-type="float">
            <text:p>488312</text:p>
          </table:table-cell>
          <table:table-cell office:value-type="float" office:value="181996" calcext:value-type="float">
            <text:p>181996</text:p>
          </table:table-cell>
          <table:table-cell office:value-type="float" office:value="1228034" calcext:value-type="float">
            <text:p>1228034</text:p>
          </table:table-cell>
          <table:table-cell office:value-type="float" office:value="457415" calcext:value-type="float">
            <text:p>457415</text:p>
          </table:table-cell>
          <table:table-cell office:value-type="float" office:value="1746830" calcext:value-type="float">
            <text:p>1746830</text:p>
          </table:table-cell>
          <table:table-cell office:value-type="float" office:value="650315" calcext:value-type="float">
            <text:p>650315</text:p>
          </table:table-cell>
          <table:table-cell office:value-type="float" office:value="1171566" calcext:value-type="float">
            <text:p>1171566</text:p>
          </table:table-cell>
          <table:table-cell office:value-type="float" office:value="436043" calcext:value-type="float">
            <text:p>436043</text:p>
          </table:table-cell>
          <table:table-cell office:value-type="float" office:value="469330" calcext:value-type="float">
            <text:p>469330</text:p>
          </table:table-cell>
          <table:table-cell office:value-type="float" office:value="174795" calcext:value-type="float">
            <text:p>174795</text:p>
          </table:table-cell>
          <table:table-cell office:value-type="float" office:value="542290" calcext:value-type="float">
            <text:p>542290</text:p>
          </table:table-cell>
          <table:table-cell office:value-type="float" office:value="201960" calcext:value-type="float">
            <text:p>201960</text:p>
          </table:table-cell>
          <table:table-cell table:number-columns-repeated="1637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46754" calcext:value-type="float">
            <text:p>546754</text:p>
          </table:table-cell>
          <table:table-cell office:value-type="float" office:value="204046" calcext:value-type="float">
            <text:p>204046</text:p>
          </table:table-cell>
          <table:table-cell office:value-type="float" office:value="1458588" calcext:value-type="float">
            <text:p>1458588</text:p>
          </table:table-cell>
          <table:table-cell office:value-type="float" office:value="543101" calcext:value-type="float">
            <text:p>543101</text:p>
          </table:table-cell>
          <table:table-cell office:value-type="float" office:value="8833125" calcext:value-type="float">
            <text:p>8833125</text:p>
          </table:table-cell>
          <table:table-cell office:value-type="float" office:value="3286941" calcext:value-type="float">
            <text:p>3286941</text:p>
          </table:table-cell>
          <table:table-cell office:value-type="float" office:value="1136030" calcext:value-type="float">
            <text:p>1136030</text:p>
          </table:table-cell>
          <table:table-cell office:value-type="float" office:value="423009" calcext:value-type="float">
            <text:p>423009</text:p>
          </table:table-cell>
          <table:table-cell office:value-type="float" office:value="458306" calcext:value-type="float">
            <text:p>458306</text:p>
          </table:table-cell>
          <table:table-cell office:value-type="float" office:value="170680" calcext:value-type="float">
            <text:p>170680</text:p>
          </table:table-cell>
          <table:table-cell office:value-type="float" office:value="519528" calcext:value-type="float">
            <text:p>519528</text:p>
          </table:table-cell>
          <table:table-cell office:value-type="float" office:value="193450" calcext:value-type="float">
            <text:p>193450</text:p>
          </table:table-cell>
          <table:table-cell table:number-columns-repeated="1637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07772" calcext:value-type="float">
            <text:p>507772</text:p>
          </table:table-cell>
          <table:table-cell office:value-type="float" office:value="189462" calcext:value-type="float">
            <text:p>189462</text:p>
          </table:table-cell>
          <table:table-cell office:value-type="float" office:value="1420550" calcext:value-type="float">
            <text:p>1420550</text:p>
          </table:table-cell>
          <table:table-cell office:value-type="float" office:value="528887" calcext:value-type="float">
            <text:p>528887</text:p>
          </table:table-cell>
          <table:table-cell office:value-type="float" office:value="2062046" calcext:value-type="float">
            <text:p>2062046</text:p>
          </table:table-cell>
          <table:table-cell office:value-type="float" office:value="767754" calcext:value-type="float">
            <text:p>767754</text:p>
          </table:table-cell>
          <table:table-cell office:value-type="float" office:value="1346964" calcext:value-type="float">
            <text:p>1346964</text:p>
          </table:table-cell>
          <table:table-cell office:value-type="float" office:value="501534" calcext:value-type="float">
            <text:p>501534</text:p>
          </table:table-cell>
          <table:table-cell office:value-type="float" office:value="524064" calcext:value-type="float">
            <text:p>524064</text:p>
          </table:table-cell>
          <table:table-cell office:value-type="float" office:value="195392" calcext:value-type="float">
            <text:p>195392</text:p>
          </table:table-cell>
          <table:table-cell office:value-type="float" office:value="626024" calcext:value-type="float">
            <text:p>626024</text:p>
          </table:table-cell>
          <table:table-cell office:value-type="float" office:value="233357" calcext:value-type="float">
            <text:p>233357</text:p>
          </table:table-cell>
          <table:table-cell table:number-columns-repeated="1637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93670" calcext:value-type="float">
            <text:p>493670</text:p>
          </table:table-cell>
          <table:table-cell office:value-type="float" office:value="184179" calcext:value-type="float">
            <text:p>184179</text:p>
          </table:table-cell>
          <table:table-cell office:value-type="float" office:value="1416128" calcext:value-type="float">
            <text:p>1416128</text:p>
          </table:table-cell>
          <table:table-cell office:value-type="float" office:value="527228" calcext:value-type="float">
            <text:p>527228</text:p>
          </table:table-cell>
          <table:table-cell office:value-type="float" office:value="2503657" calcext:value-type="float">
            <text:p>2503657</text:p>
          </table:table-cell>
          <table:table-cell office:value-type="float" office:value="932555" calcext:value-type="float">
            <text:p>932555</text:p>
          </table:table-cell>
          <table:table-cell office:value-type="float" office:value="1077644" calcext:value-type="float">
            <text:p>1077644</text:p>
          </table:table-cell>
          <table:table-cell office:value-type="float" office:value="401167" calcext:value-type="float">
            <text:p>401167</text:p>
          </table:table-cell>
          <table:table-cell office:value-type="float" office:value="458814" calcext:value-type="float">
            <text:p>458814</text:p>
          </table:table-cell>
          <table:table-cell office:value-type="float" office:value="170873" calcext:value-type="float">
            <text:p>170873</text:p>
          </table:table-cell>
          <table:table-cell office:value-type="float" office:value="574092" calcext:value-type="float">
            <text:p>574092</text:p>
          </table:table-cell>
          <table:table-cell office:value-type="float" office:value="213803" calcext:value-type="float">
            <text:p>213803</text:p>
          </table:table-cell>
          <table:table-cell table:number-columns-repeated="1637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58980" calcext:value-type="float">
            <text:p>558980</text:p>
          </table:table-cell>
          <table:table-cell office:value-type="float" office:value="208557" calcext:value-type="float">
            <text:p>208557</text:p>
          </table:table-cell>
          <table:table-cell office:value-type="float" office:value="1531368" calcext:value-type="float">
            <text:p>1531368</text:p>
          </table:table-cell>
          <table:table-cell office:value-type="float" office:value="570201" calcext:value-type="float">
            <text:p>570201</text:p>
          </table:table-cell>
          <table:table-cell office:value-type="float" office:value="3990744" calcext:value-type="float">
            <text:p>3990744</text:p>
          </table:table-cell>
          <table:table-cell office:value-type="float" office:value="1485187" calcext:value-type="float">
            <text:p>1485187</text:p>
          </table:table-cell>
          <table:table-cell office:value-type="float" office:value="1399994" calcext:value-type="float">
            <text:p>1399994</text:p>
          </table:table-cell>
          <table:table-cell office:value-type="float" office:value="521286" calcext:value-type="float">
            <text:p>521286</text:p>
          </table:table-cell>
          <table:table-cell office:value-type="float" office:value="551500" calcext:value-type="float">
            <text:p>551500</text:p>
          </table:table-cell>
          <table:table-cell office:value-type="float" office:value="205600" calcext:value-type="float">
            <text:p>205600</text:p>
          </table:table-cell>
          <table:table-cell office:value-type="float" office:value="659270" calcext:value-type="float">
            <text:p>659270</text:p>
          </table:table-cell>
          <table:table-cell office:value-type="float" office:value="245751" calcext:value-type="float">
            <text:p>245751</text:p>
          </table:table-cell>
          <table:table-cell table:number-columns-repeated="1637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76386" calcext:value-type="float">
            <text:p>576386</text:p>
          </table:table-cell>
          <table:table-cell office:value-type="float" office:value="215077" calcext:value-type="float">
            <text:p>215077</text:p>
          </table:table-cell>
          <table:table-cell office:value-type="float" office:value="1510514" calcext:value-type="float">
            <text:p>1510514</text:p>
          </table:table-cell>
          <table:table-cell office:value-type="float" office:value="562432" calcext:value-type="float">
            <text:p>562432</text:p>
          </table:table-cell>
          <table:table-cell office:value-type="float" office:value="4104334" calcext:value-type="float">
            <text:p>4104334</text:p>
          </table:table-cell>
          <table:table-cell office:value-type="float" office:value="1527488" calcext:value-type="float">
            <text:p>1527488</text:p>
          </table:table-cell>
          <table:table-cell office:value-type="float" office:value="1394154" calcext:value-type="float">
            <text:p>1394154</text:p>
          </table:table-cell>
          <table:table-cell office:value-type="float" office:value="519068" calcext:value-type="float">
            <text:p>519068</text:p>
          </table:table-cell>
          <table:table-cell office:value-type="float" office:value="552210" calcext:value-type="float">
            <text:p>552210</text:p>
          </table:table-cell>
          <table:table-cell office:value-type="float" office:value="205857" calcext:value-type="float">
            <text:p>205857</text:p>
          </table:table-cell>
          <table:table-cell office:value-type="float" office:value="663602" calcext:value-type="float">
            <text:p>663602</text:p>
          </table:table-cell>
          <table:table-cell office:value-type="float" office:value="247393" calcext:value-type="float">
            <text:p>247393</text:p>
          </table:table-cell>
          <table:table-cell table:number-columns-repeated="1637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39986" calcext:value-type="float">
            <text:p>539986</text:p>
          </table:table-cell>
          <table:table-cell office:value-type="float" office:value="201553" calcext:value-type="float">
            <text:p>201553</text:p>
          </table:table-cell>
          <table:table-cell office:value-type="float" office:value="1434756" calcext:value-type="float">
            <text:p>1434756</text:p>
          </table:table-cell>
          <table:table-cell office:value-type="float" office:value="534176" calcext:value-type="float">
            <text:p>534176</text:p>
          </table:table-cell>
          <table:table-cell office:value-type="float" office:value="2461473" calcext:value-type="float">
            <text:p>2461473</text:p>
          </table:table-cell>
          <table:table-cell office:value-type="float" office:value="916855" calcext:value-type="float">
            <text:p>916855</text:p>
          </table:table-cell>
          <table:table-cell office:value-type="float" office:value="1174486" calcext:value-type="float">
            <text:p>1174486</text:p>
          </table:table-cell>
          <table:table-cell office:value-type="float" office:value="437243" calcext:value-type="float">
            <text:p>437243</text:p>
          </table:table-cell>
          <table:table-cell office:value-type="float" office:value="463594" calcext:value-type="float">
            <text:p>463594</text:p>
          </table:table-cell>
          <table:table-cell office:value-type="float" office:value="172650" calcext:value-type="float">
            <text:p>172650</text:p>
          </table:table-cell>
          <table:table-cell office:value-type="float" office:value="528194" calcext:value-type="float">
            <text:p>528194</text:p>
          </table:table-cell>
          <table:table-cell office:value-type="float" office:value="196839" calcext:value-type="float">
            <text:p>196839</text:p>
          </table:table-cell>
          <table:table-cell table:number-columns-repeated="1637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70436" calcext:value-type="float">
            <text:p>570436</text:p>
          </table:table-cell>
          <table:table-cell office:value-type="float" office:value="212879" calcext:value-type="float">
            <text:p>212879</text:p>
          </table:table-cell>
          <table:table-cell office:value-type="float" office:value="1438234" calcext:value-type="float">
            <text:p>1438234</text:p>
          </table:table-cell>
          <table:table-cell office:value-type="float" office:value="535466" calcext:value-type="float">
            <text:p>535466</text:p>
          </table:table-cell>
          <table:table-cell office:value-type="float" office:value="2062362" calcext:value-type="float">
            <text:p>2062362</text:p>
          </table:table-cell>
          <table:table-cell office:value-type="float" office:value="767866" calcext:value-type="float">
            <text:p>767866</text:p>
          </table:table-cell>
          <table:table-cell office:value-type="float" office:value="1399740" calcext:value-type="float">
            <text:p>1399740</text:p>
          </table:table-cell>
          <table:table-cell office:value-type="float" office:value="521171" calcext:value-type="float">
            <text:p>521171</text:p>
          </table:table-cell>
          <table:table-cell office:value-type="float" office:value="553482" calcext:value-type="float">
            <text:p>553482</text:p>
          </table:table-cell>
          <table:table-cell office:value-type="float" office:value="206375" calcext:value-type="float">
            <text:p>206375</text:p>
          </table:table-cell>
          <table:table-cell office:value-type="float" office:value="629778" calcext:value-type="float">
            <text:p>629778</text:p>
          </table:table-cell>
          <table:table-cell office:value-type="float" office:value="234781" calcext:value-type="float">
            <text:p>234781</text:p>
          </table:table-cell>
          <table:table-cell table:number-columns-repeated="1637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22692" calcext:value-type="float">
            <text:p>422692</text:p>
          </table:table-cell>
          <table:table-cell office:value-type="float" office:value="157590" calcext:value-type="float">
            <text:p>157590</text:p>
          </table:table-cell>
          <table:table-cell office:value-type="float" office:value="1115450" calcext:value-type="float">
            <text:p>1115450</text:p>
          </table:table-cell>
          <table:table-cell office:value-type="float" office:value="415376" calcext:value-type="float">
            <text:p>415376</text:p>
          </table:table-cell>
          <table:table-cell office:value-type="float" office:value="4850186" calcext:value-type="float">
            <text:p>4850186</text:p>
          </table:table-cell>
          <table:table-cell office:value-type="float" office:value="1804781" calcext:value-type="float">
            <text:p>1804781</text:p>
          </table:table-cell>
          <table:table-cell office:value-type="float" office:value="1092624" calcext:value-type="float">
            <text:p>1092624</text:p>
          </table:table-cell>
          <table:table-cell office:value-type="float" office:value="406708" calcext:value-type="float">
            <text:p>406708</text:p>
          </table:table-cell>
          <table:table-cell office:value-type="float" office:value="432892" calcext:value-type="float">
            <text:p>432892</text:p>
          </table:table-cell>
          <table:table-cell office:value-type="float" office:value="161214" calcext:value-type="float">
            <text:p>161214</text:p>
          </table:table-cell>
          <table:table-cell office:value-type="float" office:value="526982" calcext:value-type="float">
            <text:p>526982</text:p>
          </table:table-cell>
          <table:table-cell office:value-type="float" office:value="196294" calcext:value-type="float">
            <text:p>196294</text:p>
          </table:table-cell>
          <table:table-cell table:number-columns-repeated="1637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78362" calcext:value-type="float">
            <text:p>578362</text:p>
          </table:table-cell>
          <table:table-cell office:value-type="float" office:value="215808" calcext:value-type="float">
            <text:p>215808</text:p>
          </table:table-cell>
          <table:table-cell office:value-type="float" office:value="1505726" calcext:value-type="float">
            <text:p>1505726</text:p>
          </table:table-cell>
          <table:table-cell office:value-type="float" office:value="560660" calcext:value-type="float">
            <text:p>560660</text:p>
          </table:table-cell>
          <table:table-cell office:value-type="float" office:value="2916020" calcext:value-type="float">
            <text:p>2916020</text:p>
          </table:table-cell>
          <table:table-cell office:value-type="float" office:value="1085488" calcext:value-type="float">
            <text:p>1085488</text:p>
          </table:table-cell>
          <table:table-cell office:value-type="float" office:value="1407350" calcext:value-type="float">
            <text:p>1407350</text:p>
          </table:table-cell>
          <table:table-cell office:value-type="float" office:value="524071" calcext:value-type="float">
            <text:p>524071</text:p>
          </table:table-cell>
          <table:table-cell office:value-type="float" office:value="553110" calcext:value-type="float">
            <text:p>553110</text:p>
          </table:table-cell>
          <table:table-cell office:value-type="float" office:value="206220" calcext:value-type="float">
            <text:p>206220</text:p>
          </table:table-cell>
          <table:table-cell office:value-type="float" office:value="561986" calcext:value-type="float">
            <text:p>561986</text:p>
          </table:table-cell>
          <table:table-cell office:value-type="float" office:value="209395" calcext:value-type="float">
            <text:p>209395</text:p>
          </table:table-cell>
          <table:table-cell table:number-columns-repeated="1637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63384" calcext:value-type="float">
            <text:p>563384</text:p>
          </table:table-cell>
          <table:table-cell office:value-type="float" office:value="210262" calcext:value-type="float">
            <text:p>210262</text:p>
          </table:table-cell>
          <table:table-cell office:value-type="float" office:value="1540366" calcext:value-type="float">
            <text:p>1540366</text:p>
          </table:table-cell>
          <table:table-cell office:value-type="float" office:value="573498" calcext:value-type="float">
            <text:p>573498</text:p>
          </table:table-cell>
          <table:table-cell office:value-type="float" office:value="4190504" calcext:value-type="float">
            <text:p>4190504</text:p>
          </table:table-cell>
          <table:table-cell office:value-type="float" office:value="1559542" calcext:value-type="float">
            <text:p>1559542</text:p>
          </table:table-cell>
          <table:table-cell office:value-type="float" office:value="1404620" calcext:value-type="float">
            <text:p>1404620</text:p>
          </table:table-cell>
          <table:table-cell office:value-type="float" office:value="522981" calcext:value-type="float">
            <text:p>522981</text:p>
          </table:table-cell>
          <table:table-cell office:value-type="float" office:value="552662" calcext:value-type="float">
            <text:p>552662</text:p>
          </table:table-cell>
          <table:table-cell office:value-type="float" office:value="206023" calcext:value-type="float">
            <text:p>206023</text:p>
          </table:table-cell>
          <table:table-cell office:value-type="float" office:value="657674" calcext:value-type="float">
            <text:p>657674</text:p>
          </table:table-cell>
          <table:table-cell office:value-type="float" office:value="245165" calcext:value-type="float">
            <text:p>245165</text:p>
          </table:table-cell>
          <table:table-cell table:number-columns-repeated="1637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17548" calcext:value-type="float">
            <text:p>417548</text:p>
          </table:table-cell>
          <table:table-cell office:value-type="float" office:value="155597" calcext:value-type="float">
            <text:p>155597</text:p>
          </table:table-cell>
          <table:table-cell office:value-type="float" office:value="1131750" calcext:value-type="float">
            <text:p>1131750</text:p>
          </table:table-cell>
          <table:table-cell office:value-type="float" office:value="421462" calcext:value-type="float">
            <text:p>421462</text:p>
          </table:table-cell>
          <table:table-cell office:value-type="float" office:value="7469314" calcext:value-type="float">
            <text:p>7469314</text:p>
          </table:table-cell>
          <table:table-cell office:value-type="float" office:value="2778880" calcext:value-type="float">
            <text:p>2778880</text:p>
          </table:table-cell>
          <table:table-cell office:value-type="float" office:value="1124366" calcext:value-type="float">
            <text:p>1124366</text:p>
          </table:table-cell>
          <table:table-cell office:value-type="float" office:value="418494" calcext:value-type="float">
            <text:p>418494</text:p>
          </table:table-cell>
          <table:table-cell office:value-type="float" office:value="446644" calcext:value-type="float">
            <text:p>446644</text:p>
          </table:table-cell>
          <table:table-cell office:value-type="float" office:value="166345" calcext:value-type="float">
            <text:p>166345</text:p>
          </table:table-cell>
          <table:table-cell office:value-type="float" office:value="521216" calcext:value-type="float">
            <text:p>521216</text:p>
          </table:table-cell>
          <table:table-cell office:value-type="float" office:value="194131" calcext:value-type="float">
            <text:p>194131</text:p>
          </table:table-cell>
          <table:table-cell table:number-columns-repeated="1637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08608" calcext:value-type="float">
            <text:p>508608</text:p>
          </table:table-cell>
          <table:table-cell office:value-type="float" office:value="189782" calcext:value-type="float">
            <text:p>189782</text:p>
          </table:table-cell>
          <table:table-cell office:value-type="float" office:value="1358844" calcext:value-type="float">
            <text:p>1358844</text:p>
          </table:table-cell>
          <table:table-cell office:value-type="float" office:value="505911" calcext:value-type="float">
            <text:p>505911</text:p>
          </table:table-cell>
          <table:table-cell office:value-type="float" office:value="1962870" calcext:value-type="float">
            <text:p>1962870</text:p>
          </table:table-cell>
          <table:table-cell office:value-type="float" office:value="730641" calcext:value-type="float">
            <text:p>730641</text:p>
          </table:table-cell>
          <table:table-cell office:value-type="float" office:value="1327246" calcext:value-type="float">
            <text:p>1327246</text:p>
          </table:table-cell>
          <table:table-cell office:value-type="float" office:value="494152" calcext:value-type="float">
            <text:p>494152</text:p>
          </table:table-cell>
          <table:table-cell office:value-type="float" office:value="535850" calcext:value-type="float">
            <text:p>535850</text:p>
          </table:table-cell>
          <table:table-cell office:value-type="float" office:value="199774" calcext:value-type="float">
            <text:p>199774</text:p>
          </table:table-cell>
          <table:table-cell office:value-type="float" office:value="556810" calcext:value-type="float">
            <text:p>556810</text:p>
          </table:table-cell>
          <table:table-cell office:value-type="float" office:value="207396" calcext:value-type="float">
            <text:p>207396</text:p>
          </table:table-cell>
          <table:table-cell table:number-columns-repeated="1637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52856" calcext:value-type="float">
            <text:p>452856</text:p>
          </table:table-cell>
          <table:table-cell office:value-type="float" office:value="168759" calcext:value-type="float">
            <text:p>168759</text:p>
          </table:table-cell>
          <table:table-cell office:value-type="float" office:value="1112422" calcext:value-type="float">
            <text:p>1112422</text:p>
          </table:table-cell>
          <table:table-cell office:value-type="float" office:value="414076" calcext:value-type="float">
            <text:p>414076</text:p>
          </table:table-cell>
          <table:table-cell office:value-type="float" office:value="1568192" calcext:value-type="float">
            <text:p>1568192</text:p>
          </table:table-cell>
          <table:table-cell office:value-type="float" office:value="583579" calcext:value-type="float">
            <text:p>583579</text:p>
          </table:table-cell>
          <table:table-cell office:value-type="float" office:value="1078192" calcext:value-type="float">
            <text:p>1078192</text:p>
          </table:table-cell>
          <table:table-cell office:value-type="float" office:value="401279" calcext:value-type="float">
            <text:p>401279</text:p>
          </table:table-cell>
          <table:table-cell office:value-type="float" office:value="433626" calcext:value-type="float">
            <text:p>433626</text:p>
          </table:table-cell>
          <table:table-cell office:value-type="float" office:value="161492" calcext:value-type="float">
            <text:p>161492</text:p>
          </table:table-cell>
          <table:table-cell office:value-type="float" office:value="526832" calcext:value-type="float">
            <text:p>526832</text:p>
          </table:table-cell>
          <table:table-cell office:value-type="float" office:value="196193" calcext:value-type="float">
            <text:p>196193</text:p>
          </table:table-cell>
          <table:table-cell table:number-columns-repeated="1637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98172" calcext:value-type="float">
            <text:p>498172</text:p>
          </table:table-cell>
          <table:table-cell office:value-type="float" office:value="185862" calcext:value-type="float">
            <text:p>185862</text:p>
          </table:table-cell>
          <table:table-cell office:value-type="float" office:value="1389406" calcext:value-type="float">
            <text:p>1389406</text:p>
          </table:table-cell>
          <table:table-cell office:value-type="float" office:value="517522" calcext:value-type="float">
            <text:p>517522</text:p>
          </table:table-cell>
          <table:table-cell office:value-type="float" office:value="2660030" calcext:value-type="float">
            <text:p>2660030</text:p>
          </table:table-cell>
          <table:table-cell office:value-type="float" office:value="990012" calcext:value-type="float">
            <text:p>990012</text:p>
          </table:table-cell>
          <table:table-cell office:value-type="float" office:value="1335275" calcext:value-type="float">
            <text:p>1335275</text:p>
          </table:table-cell>
          <table:table-cell office:value-type="float" office:value="497632" calcext:value-type="float">
            <text:p>497632</text:p>
          </table:table-cell>
          <table:table-cell office:value-type="float" office:value="446370" calcext:value-type="float">
            <text:p>446370</text:p>
          </table:table-cell>
          <table:table-cell office:value-type="float" office:value="166265" calcext:value-type="float">
            <text:p>166265</text:p>
          </table:table-cell>
          <table:table-cell office:value-type="float" office:value="524420" calcext:value-type="float">
            <text:p>524420</text:p>
          </table:table-cell>
          <table:table-cell office:value-type="float" office:value="195331" calcext:value-type="float">
            <text:p>195331</text:p>
          </table:table-cell>
          <table:table-cell table:number-columns-repeated="1637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05144" calcext:value-type="float">
            <text:p>505144</text:p>
          </table:table-cell>
          <table:table-cell office:value-type="float" office:value="188461" calcext:value-type="float">
            <text:p>188461</text:p>
          </table:table-cell>
          <table:table-cell office:value-type="float" office:value="1377458" calcext:value-type="float">
            <text:p>1377458</text:p>
          </table:table-cell>
          <table:table-cell office:value-type="float" office:value="512839" calcext:value-type="float">
            <text:p>512839</text:p>
          </table:table-cell>
          <table:table-cell office:value-type="float" office:value="3354090" calcext:value-type="float">
            <text:p>3354090</text:p>
          </table:table-cell>
          <table:table-cell office:value-type="float" office:value="1248395" calcext:value-type="float">
            <text:p>1248395</text:p>
          </table:table-cell>
          <table:table-cell office:value-type="float" office:value="1413198" calcext:value-type="float">
            <text:p>1413198</text:p>
          </table:table-cell>
          <table:table-cell office:value-type="float" office:value="526690" calcext:value-type="float">
            <text:p>526690</text:p>
          </table:table-cell>
          <table:table-cell office:value-type="float" office:value="561340" calcext:value-type="float">
            <text:p>561340</text:p>
          </table:table-cell>
          <table:table-cell office:value-type="float" office:value="209251" calcext:value-type="float">
            <text:p>209251</text:p>
          </table:table-cell>
          <table:table-cell office:value-type="float" office:value="735020" calcext:value-type="float">
            <text:p>735020</text:p>
          </table:table-cell>
          <table:table-cell office:value-type="float" office:value="274004" calcext:value-type="float">
            <text:p>274004</text:p>
          </table:table-cell>
          <table:table-cell table:number-columns-repeated="1637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63604" calcext:value-type="float">
            <text:p>563604</text:p>
          </table:table-cell>
          <table:table-cell office:value-type="float" office:value="210309" calcext:value-type="float">
            <text:p>210309</text:p>
          </table:table-cell>
          <table:table-cell office:value-type="float" office:value="1599116" calcext:value-type="float">
            <text:p>1599116</text:p>
          </table:table-cell>
          <table:table-cell office:value-type="float" office:value="595789" calcext:value-type="float">
            <text:p>595789</text:p>
          </table:table-cell>
          <table:table-cell office:value-type="float" office:value="2140001" calcext:value-type="float">
            <text:p>2140001</text:p>
          </table:table-cell>
          <table:table-cell office:value-type="float" office:value="797656" calcext:value-type="float">
            <text:p>797656</text:p>
          </table:table-cell>
          <table:table-cell office:value-type="float" office:value="1220724" calcext:value-type="float">
            <text:p>1220724</text:p>
          </table:table-cell>
          <table:table-cell office:value-type="float" office:value="454595" calcext:value-type="float">
            <text:p>454595</text:p>
          </table:table-cell>
          <table:table-cell office:value-type="float" office:value="498888" calcext:value-type="float">
            <text:p>498888</text:p>
          </table:table-cell>
          <table:table-cell office:value-type="float" office:value="185843" calcext:value-type="float">
            <text:p>185843</text:p>
          </table:table-cell>
          <table:table-cell office:value-type="float" office:value="579756" calcext:value-type="float">
            <text:p>579756</text:p>
          </table:table-cell>
          <table:table-cell office:value-type="float" office:value="215905" calcext:value-type="float">
            <text:p>215905</text:p>
          </table:table-cell>
          <table:table-cell table:number-columns-repeated="1637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59106" calcext:value-type="float">
            <text:p>559106</text:p>
          </table:table-cell>
          <table:table-cell office:value-type="float" office:value="208593" calcext:value-type="float">
            <text:p>208593</text:p>
          </table:table-cell>
          <table:table-cell office:value-type="float" office:value="1547474" calcext:value-type="float">
            <text:p>1547474</text:p>
          </table:table-cell>
          <table:table-cell office:value-type="float" office:value="576327" calcext:value-type="float">
            <text:p>576327</text:p>
          </table:table-cell>
          <table:table-cell office:value-type="float" office:value="2163766" calcext:value-type="float">
            <text:p>2163766</text:p>
          </table:table-cell>
          <table:table-cell office:value-type="float" office:value="805478" calcext:value-type="float">
            <text:p>805478</text:p>
          </table:table-cell>
          <table:table-cell office:value-type="float" office:value="1466504" calcext:value-type="float">
            <text:p>1466504</text:p>
          </table:table-cell>
          <table:table-cell office:value-type="float" office:value="546009" calcext:value-type="float">
            <text:p>546009</text:p>
          </table:table-cell>
          <table:table-cell office:value-type="float" office:value="577918" calcext:value-type="float">
            <text:p>577918</text:p>
          </table:table-cell>
          <table:table-cell office:value-type="float" office:value="215509" calcext:value-type="float">
            <text:p>215509</text:p>
          </table:table-cell>
          <table:table-cell office:value-type="float" office:value="628782" calcext:value-type="float">
            <text:p>628782</text:p>
          </table:table-cell>
          <table:table-cell office:value-type="float" office:value="234537" calcext:value-type="float">
            <text:p>234537</text:p>
          </table:table-cell>
          <table:table-cell table:number-columns-repeated="1637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95624" calcext:value-type="float">
            <text:p>595624</text:p>
          </table:table-cell>
          <table:table-cell office:value-type="float" office:value="222250" calcext:value-type="float">
            <text:p>222250</text:p>
          </table:table-cell>
          <table:table-cell office:value-type="float" office:value="1658365" calcext:value-type="float">
            <text:p>1658365</text:p>
          </table:table-cell>
          <table:table-cell office:value-type="float" office:value="618180" calcext:value-type="float">
            <text:p>618180</text:p>
          </table:table-cell>
          <table:table-cell office:value-type="float" office:value="1974824" calcext:value-type="float">
            <text:p>1974824</text:p>
          </table:table-cell>
          <table:table-cell office:value-type="float" office:value="735184" calcext:value-type="float">
            <text:p>735184</text:p>
          </table:table-cell>
          <table:table-cell office:value-type="float" office:value="1245980" calcext:value-type="float">
            <text:p>1245980</text:p>
          </table:table-cell>
          <table:table-cell office:value-type="float" office:value="463788" calcext:value-type="float">
            <text:p>463788</text:p>
          </table:table-cell>
          <table:table-cell office:value-type="float" office:value="513304" calcext:value-type="float">
            <text:p>513304</text:p>
          </table:table-cell>
          <table:table-cell office:value-type="float" office:value="191405" calcext:value-type="float">
            <text:p>191405</text:p>
          </table:table-cell>
          <table:table-cell office:value-type="float" office:value="619372" calcext:value-type="float">
            <text:p>619372</text:p>
          </table:table-cell>
          <table:table-cell office:value-type="float" office:value="230674" calcext:value-type="float">
            <text:p>230674</text:p>
          </table:table-cell>
          <table:table-cell table:number-columns-repeated="1637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65572" calcext:value-type="float">
            <text:p>465572</text:p>
          </table:table-cell>
          <table:table-cell office:value-type="float" office:value="173521" calcext:value-type="float">
            <text:p>173521</text:p>
          </table:table-cell>
          <table:table-cell office:value-type="float" office:value="1220620" calcext:value-type="float">
            <text:p>1220620</text:p>
          </table:table-cell>
          <table:table-cell office:value-type="float" office:value="454525" calcext:value-type="float">
            <text:p>454525</text:p>
          </table:table-cell>
          <table:table-cell office:value-type="float" office:value="3737574" calcext:value-type="float">
            <text:p>3737574</text:p>
          </table:table-cell>
          <table:table-cell office:value-type="float" office:value="1390886" calcext:value-type="float">
            <text:p>1390886</text:p>
          </table:table-cell>
          <table:table-cell office:value-type="float" office:value="1174416" calcext:value-type="float">
            <text:p>1174416</text:p>
          </table:table-cell>
          <table:table-cell office:value-type="float" office:value="437106" calcext:value-type="float">
            <text:p>437106</text:p>
          </table:table-cell>
          <table:table-cell office:value-type="float" office:value="468440" calcext:value-type="float">
            <text:p>468440</text:p>
          </table:table-cell>
          <table:table-cell office:value-type="float" office:value="174467" calcext:value-type="float">
            <text:p>174467</text:p>
          </table:table-cell>
          <table:table-cell office:value-type="float" office:value="571536" calcext:value-type="float">
            <text:p>571536</text:p>
          </table:table-cell>
          <table:table-cell office:value-type="float" office:value="212842" calcext:value-type="float">
            <text:p>212842</text:p>
          </table:table-cell>
          <table:table-cell table:number-columns-repeated="1637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19680" calcext:value-type="float">
            <text:p>619680</text:p>
          </table:table-cell>
          <table:table-cell office:value-type="float" office:value="231264" calcext:value-type="float">
            <text:p>231264</text:p>
          </table:table-cell>
          <table:table-cell office:value-type="float" office:value="1545876" calcext:value-type="float">
            <text:p>1545876</text:p>
          </table:table-cell>
          <table:table-cell office:value-type="float" office:value="575553" calcext:value-type="float">
            <text:p>575553</text:p>
          </table:table-cell>
          <table:table-cell office:value-type="float" office:value="4353746" calcext:value-type="float">
            <text:p>4353746</text:p>
          </table:table-cell>
          <table:table-cell office:value-type="float" office:value="1620272" calcext:value-type="float">
            <text:p>1620272</text:p>
          </table:table-cell>
          <table:table-cell office:value-type="float" office:value="1467352" calcext:value-type="float">
            <text:p>1467352</text:p>
          </table:table-cell>
          <table:table-cell office:value-type="float" office:value="546321" calcext:value-type="float">
            <text:p>546321</text:p>
          </table:table-cell>
          <table:table-cell office:value-type="float" office:value="638923" calcext:value-type="float">
            <text:p>638923</text:p>
          </table:table-cell>
          <table:table-cell office:value-type="float" office:value="239144" calcext:value-type="float">
            <text:p>239144</text:p>
          </table:table-cell>
          <table:table-cell office:value-type="float" office:value="611742" calcext:value-type="float">
            <text:p>611742</text:p>
          </table:table-cell>
          <table:table-cell office:value-type="float" office:value="227832" calcext:value-type="float">
            <text:p>227832</text:p>
          </table:table-cell>
          <table:table-cell table:number-columns-repeated="1637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26122" calcext:value-type="float">
            <text:p>526122</text:p>
          </table:table-cell>
          <table:table-cell office:value-type="float" office:value="196329" calcext:value-type="float">
            <text:p>196329</text:p>
          </table:table-cell>
          <table:table-cell office:value-type="float" office:value="1519380" calcext:value-type="float">
            <text:p>1519380</text:p>
          </table:table-cell>
          <table:table-cell office:value-type="float" office:value="565745" calcext:value-type="float">
            <text:p>565745</text:p>
          </table:table-cell>
          <table:table-cell office:value-type="float" office:value="2936818" calcext:value-type="float">
            <text:p>2936818</text:p>
          </table:table-cell>
          <table:table-cell office:value-type="float" office:value="1093204" calcext:value-type="float">
            <text:p>1093204</text:p>
          </table:table-cell>
          <table:table-cell office:value-type="float" office:value="1469384" calcext:value-type="float">
            <text:p>1469384</text:p>
          </table:table-cell>
          <table:table-cell office:value-type="float" office:value="547074" calcext:value-type="float">
            <text:p>547074</text:p>
          </table:table-cell>
          <table:table-cell office:value-type="float" office:value="578862" calcext:value-type="float">
            <text:p>578862</text:p>
          </table:table-cell>
          <table:table-cell office:value-type="float" office:value="215796" calcext:value-type="float">
            <text:p>215796</text:p>
          </table:table-cell>
          <table:table-cell office:value-type="float" office:value="683136" calcext:value-type="float">
            <text:p>683136</text:p>
          </table:table-cell>
          <table:table-cell office:value-type="float" office:value="254717" calcext:value-type="float">
            <text:p>254717</text:p>
          </table:table-cell>
          <table:table-cell table:number-columns-repeated="1637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57476" calcext:value-type="float">
            <text:p>457476</text:p>
          </table:table-cell>
          <table:table-cell office:value-type="float" office:value="170539" calcext:value-type="float">
            <text:p>170539</text:p>
          </table:table-cell>
          <table:table-cell office:value-type="float" office:value="1210792" calcext:value-type="float">
            <text:p>1210792</text:p>
          </table:table-cell>
          <table:table-cell office:value-type="float" office:value="450855" calcext:value-type="float">
            <text:p>450855</text:p>
          </table:table-cell>
          <table:table-cell office:value-type="float" office:value="4887122" calcext:value-type="float">
            <text:p>4887122</text:p>
          </table:table-cell>
          <table:table-cell office:value-type="float" office:value="1818511" calcext:value-type="float">
            <text:p>1818511</text:p>
          </table:table-cell>
          <table:table-cell office:value-type="float" office:value="1172444" calcext:value-type="float">
            <text:p>1172444</text:p>
          </table:table-cell>
          <table:table-cell office:value-type="float" office:value="436358" calcext:value-type="float">
            <text:p>436358</text:p>
          </table:table-cell>
          <table:table-cell office:value-type="float" office:value="499740" calcext:value-type="float">
            <text:p>499740</text:p>
          </table:table-cell>
          <table:table-cell office:value-type="float" office:value="186160" calcext:value-type="float">
            <text:p>186160</text:p>
          </table:table-cell>
          <table:table-cell office:value-type="float" office:value="538182" calcext:value-type="float">
            <text:p>538182</text:p>
          </table:table-cell>
          <table:table-cell office:value-type="float" office:value="200419" calcext:value-type="float">
            <text:p>200419</text:p>
          </table:table-cell>
          <table:table-cell table:number-columns-repeated="1637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52980" calcext:value-type="float">
            <text:p>552980</text:p>
          </table:table-cell>
          <table:table-cell office:value-type="float" office:value="206348" calcext:value-type="float">
            <text:p>206348</text:p>
          </table:table-cell>
          <table:table-cell office:value-type="float" office:value="1443336" calcext:value-type="float">
            <text:p>1443336</text:p>
          </table:table-cell>
          <table:table-cell office:value-type="float" office:value="537425" calcext:value-type="float">
            <text:p>537425</text:p>
          </table:table-cell>
          <table:table-cell office:value-type="float" office:value="7283267" calcext:value-type="float">
            <text:p>7283267</text:p>
          </table:table-cell>
          <table:table-cell office:value-type="float" office:value="2710419" calcext:value-type="float">
            <text:p>2710419</text:p>
          </table:table-cell>
          <table:table-cell office:value-type="float" office:value="1114478" calcext:value-type="float">
            <text:p>1114478</text:p>
          </table:table-cell>
          <table:table-cell office:value-type="float" office:value="414822" calcext:value-type="float">
            <text:p>414822</text:p>
          </table:table-cell>
          <table:table-cell office:value-type="float" office:value="470680" calcext:value-type="float">
            <text:p>470680</text:p>
          </table:table-cell>
          <table:table-cell office:value-type="float" office:value="175295" calcext:value-type="float">
            <text:p>175295</text:p>
          </table:table-cell>
          <table:table-cell office:value-type="float" office:value="549040" calcext:value-type="float">
            <text:p>549040</text:p>
          </table:table-cell>
          <table:table-cell office:value-type="float" office:value="204467" calcext:value-type="float">
            <text:p>204467</text:p>
          </table:table-cell>
          <table:table-cell table:number-columns-repeated="1637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44524" calcext:value-type="float">
            <text:p>444524</text:p>
          </table:table-cell>
          <table:table-cell office:value-type="float" office:value="165636" calcext:value-type="float">
            <text:p>165636</text:p>
          </table:table-cell>
          <table:table-cell office:value-type="float" office:value="1198802" calcext:value-type="float">
            <text:p>1198802</text:p>
          </table:table-cell>
          <table:table-cell office:value-type="float" office:value="446528" calcext:value-type="float">
            <text:p>446528</text:p>
          </table:table-cell>
          <table:table-cell office:value-type="float" office:value="3122462" calcext:value-type="float">
            <text:p>3122462</text:p>
          </table:table-cell>
          <table:table-cell office:value-type="float" office:value="1161804" calcext:value-type="float">
            <text:p>1161804</text:p>
          </table:table-cell>
          <table:table-cell office:value-type="float" office:value="1105614" calcext:value-type="float">
            <text:p>1105614</text:p>
          </table:table-cell>
          <table:table-cell office:value-type="float" office:value="411499" calcext:value-type="float">
            <text:p>411499</text:p>
          </table:table-cell>
          <table:table-cell office:value-type="float" office:value="452596" calcext:value-type="float">
            <text:p>452596</text:p>
          </table:table-cell>
          <table:table-cell office:value-type="float" office:value="168555" calcext:value-type="float">
            <text:p>168555</text:p>
          </table:table-cell>
          <table:table-cell office:value-type="float" office:value="558430" calcext:value-type="float">
            <text:p>558430</text:p>
          </table:table-cell>
          <table:table-cell office:value-type="float" office:value="207961" calcext:value-type="float">
            <text:p>207961</text:p>
          </table:table-cell>
          <table:table-cell table:number-columns-repeated="1637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44886" calcext:value-type="float">
            <text:p>444886</text:p>
          </table:table-cell>
          <table:table-cell office:value-type="float" office:value="165766" calcext:value-type="float">
            <text:p>165766</text:p>
          </table:table-cell>
          <table:table-cell office:value-type="float" office:value="1214522" calcext:value-type="float">
            <text:p>1214522</text:p>
          </table:table-cell>
          <table:table-cell office:value-type="float" office:value="452335" calcext:value-type="float">
            <text:p>452335</text:p>
          </table:table-cell>
          <table:table-cell office:value-type="float" office:value="2090108" calcext:value-type="float">
            <text:p>2090108</text:p>
          </table:table-cell>
          <table:table-cell office:value-type="float" office:value="777741" calcext:value-type="float">
            <text:p>777741</text:p>
          </table:table-cell>
          <table:table-cell office:value-type="float" office:value="1117236" calcext:value-type="float">
            <text:p>1117236</text:p>
          </table:table-cell>
          <table:table-cell office:value-type="float" office:value="415814" calcext:value-type="float">
            <text:p>415814</text:p>
          </table:table-cell>
          <table:table-cell office:value-type="float" office:value="446960" calcext:value-type="float">
            <text:p>446960</text:p>
          </table:table-cell>
          <table:table-cell office:value-type="float" office:value="166467" calcext:value-type="float">
            <text:p>166467</text:p>
          </table:table-cell>
          <table:table-cell office:value-type="float" office:value="549242" calcext:value-type="float">
            <text:p>549242</text:p>
          </table:table-cell>
          <table:table-cell office:value-type="float" office:value="204693" calcext:value-type="float">
            <text:p>204693</text:p>
          </table:table-cell>
          <table:table-cell table:number-columns-repeated="1637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17450" calcext:value-type="float">
            <text:p>517450</text:p>
          </table:table-cell>
          <table:table-cell office:value-type="float" office:value="193115" calcext:value-type="float">
            <text:p>193115</text:p>
          </table:table-cell>
          <table:table-cell office:value-type="float" office:value="1465736" calcext:value-type="float">
            <text:p>1465736</text:p>
          </table:table-cell>
          <table:table-cell office:value-type="float" office:value="545785" calcext:value-type="float">
            <text:p>545785</text:p>
          </table:table-cell>
          <table:table-cell office:value-type="float" office:value="4563576" calcext:value-type="float">
            <text:p>4563576</text:p>
          </table:table-cell>
          <table:table-cell office:value-type="float" office:value="1698329" calcext:value-type="float">
            <text:p>1698329</text:p>
          </table:table-cell>
          <table:table-cell office:value-type="float" office:value="1504297" calcext:value-type="float">
            <text:p>1504297</text:p>
          </table:table-cell>
          <table:table-cell office:value-type="float" office:value="560543" calcext:value-type="float">
            <text:p>560543</text:p>
          </table:table-cell>
          <table:table-cell office:value-type="float" office:value="468386" calcext:value-type="float">
            <text:p>468386</text:p>
          </table:table-cell>
          <table:table-cell office:value-type="float" office:value="174468" calcext:value-type="float">
            <text:p>174468</text:p>
          </table:table-cell>
          <table:table-cell office:value-type="float" office:value="576296" calcext:value-type="float">
            <text:p>576296</text:p>
          </table:table-cell>
          <table:table-cell office:value-type="float" office:value="214623" calcext:value-type="float">
            <text:p>214623</text:p>
          </table:table-cell>
          <table:table-cell table:number-columns-repeated="1637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80556" calcext:value-type="float">
            <text:p>580556</text:p>
          </table:table-cell>
          <table:table-cell office:value-type="float" office:value="216603" calcext:value-type="float">
            <text:p>216603</text:p>
          </table:table-cell>
          <table:table-cell office:value-type="float" office:value="1454535" calcext:value-type="float">
            <text:p>1454535</text:p>
          </table:table-cell>
          <table:table-cell office:value-type="float" office:value="542091" calcext:value-type="float">
            <text:p>542091</text:p>
          </table:table-cell>
          <table:table-cell office:value-type="float" office:value="1791026" calcext:value-type="float">
            <text:p>1791026</text:p>
          </table:table-cell>
          <table:table-cell office:value-type="float" office:value="666594" calcext:value-type="float">
            <text:p>666594</text:p>
          </table:table-cell>
          <table:table-cell office:value-type="float" office:value="1167264" calcext:value-type="float">
            <text:p>1167264</text:p>
          </table:table-cell>
          <table:table-cell office:value-type="float" office:value="434440" calcext:value-type="float">
            <text:p>434440</text:p>
          </table:table-cell>
          <table:table-cell office:value-type="float" office:value="483986" calcext:value-type="float">
            <text:p>483986</text:p>
          </table:table-cell>
          <table:table-cell office:value-type="float" office:value="180253" calcext:value-type="float">
            <text:p>180253</text:p>
          </table:table-cell>
          <table:table-cell office:value-type="float" office:value="545226" calcext:value-type="float">
            <text:p>545226</text:p>
          </table:table-cell>
          <table:table-cell office:value-type="float" office:value="203032" calcext:value-type="float">
            <text:p>203032</text:p>
          </table:table-cell>
          <table:table-cell table:number-columns-repeated="1637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32338" calcext:value-type="float">
            <text:p>532338</text:p>
          </table:table-cell>
          <table:table-cell office:value-type="float" office:value="198582" calcext:value-type="float">
            <text:p>198582</text:p>
          </table:table-cell>
          <table:table-cell office:value-type="float" office:value="1457866" calcext:value-type="float">
            <text:p>1457866</text:p>
          </table:table-cell>
          <table:table-cell office:value-type="float" office:value="542779" calcext:value-type="float">
            <text:p>542779</text:p>
          </table:table-cell>
          <table:table-cell office:value-type="float" office:value="2804250" calcext:value-type="float">
            <text:p>2804250</text:p>
          </table:table-cell>
          <table:table-cell office:value-type="float" office:value="1043826" calcext:value-type="float">
            <text:p>1043826</text:p>
          </table:table-cell>
          <table:table-cell office:value-type="float" office:value="1393318" calcext:value-type="float">
            <text:p>1393318</text:p>
          </table:table-cell>
          <table:table-cell office:value-type="float" office:value="518768" calcext:value-type="float">
            <text:p>518768</text:p>
          </table:table-cell>
          <table:table-cell office:value-type="float" office:value="559970" calcext:value-type="float">
            <text:p>559970</text:p>
          </table:table-cell>
          <table:table-cell office:value-type="float" office:value="208923" calcext:value-type="float">
            <text:p>208923</text:p>
          </table:table-cell>
          <table:table-cell office:value-type="float" office:value="630212" calcext:value-type="float">
            <text:p>630212</text:p>
          </table:table-cell>
          <table:table-cell office:value-type="float" office:value="234948" calcext:value-type="float">
            <text:p>234948</text:p>
          </table:table-cell>
          <table:table-cell table:number-columns-repeated="1637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42654" calcext:value-type="float">
            <text:p>542654</text:p>
          </table:table-cell>
          <table:table-cell office:value-type="float" office:value="202568" calcext:value-type="float">
            <text:p>202568</text:p>
          </table:table-cell>
          <table:table-cell office:value-type="float" office:value="1371946" calcext:value-type="float">
            <text:p>1371946</text:p>
          </table:table-cell>
          <table:table-cell office:value-type="float" office:value="510808" calcext:value-type="float">
            <text:p>510808</text:p>
          </table:table-cell>
          <table:table-cell office:value-type="float" office:value="3787004" calcext:value-type="float">
            <text:p>3787004</text:p>
          </table:table-cell>
          <table:table-cell office:value-type="float" office:value="1409381" calcext:value-type="float">
            <text:p>1409381</text:p>
          </table:table-cell>
          <table:table-cell office:value-type="float" office:value="1327986" calcext:value-type="float">
            <text:p>1327986</text:p>
          </table:table-cell>
          <table:table-cell office:value-type="float" office:value="494472" calcext:value-type="float">
            <text:p>494472</text:p>
          </table:table-cell>
          <table:table-cell office:value-type="float" office:value="529930" calcext:value-type="float">
            <text:p>529930</text:p>
          </table:table-cell>
          <table:table-cell office:value-type="float" office:value="197547" calcext:value-type="float">
            <text:p>197547</text:p>
          </table:table-cell>
          <table:table-cell office:value-type="float" office:value="637388" calcext:value-type="float">
            <text:p>637388</text:p>
          </table:table-cell>
          <table:table-cell office:value-type="float" office:value="237558" calcext:value-type="float">
            <text:p>237558</text:p>
          </table:table-cell>
          <table:table-cell table:number-columns-repeated="1637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63898" calcext:value-type="float">
            <text:p>463898</text:p>
          </table:table-cell>
          <table:table-cell office:value-type="float" office:value="172872" calcext:value-type="float">
            <text:p>172872</text:p>
          </table:table-cell>
          <table:table-cell office:value-type="float" office:value="1272688" calcext:value-type="float">
            <text:p>1272688</text:p>
          </table:table-cell>
          <table:table-cell office:value-type="float" office:value="473855" calcext:value-type="float">
            <text:p>473855</text:p>
          </table:table-cell>
          <table:table-cell office:value-type="float" office:value="1697710" calcext:value-type="float">
            <text:p>1697710</text:p>
          </table:table-cell>
          <table:table-cell office:value-type="float" office:value="631773" calcext:value-type="float">
            <text:p>631773</text:p>
          </table:table-cell>
          <table:table-cell office:value-type="float" office:value="1135106" calcext:value-type="float">
            <text:p>1135106</text:p>
          </table:table-cell>
          <table:table-cell office:value-type="float" office:value="422471" calcext:value-type="float">
            <text:p>422471</text:p>
          </table:table-cell>
          <table:table-cell office:value-type="float" office:value="440546" calcext:value-type="float">
            <text:p>440546</text:p>
          </table:table-cell>
          <table:table-cell office:value-type="float" office:value="164076" calcext:value-type="float">
            <text:p>164076</text:p>
          </table:table-cell>
          <table:table-cell office:value-type="float" office:value="570622" calcext:value-type="float">
            <text:p>570622</text:p>
          </table:table-cell>
          <table:table-cell office:value-type="float" office:value="212537" calcext:value-type="float">
            <text:p>212537</text:p>
          </table:table-cell>
          <table:table-cell table:number-columns-repeated="1637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60004" calcext:value-type="float">
            <text:p>560004</text:p>
          </table:table-cell>
          <table:table-cell office:value-type="float" office:value="208997" calcext:value-type="float">
            <text:p>208997</text:p>
          </table:table-cell>
          <table:table-cell office:value-type="float" office:value="1536132" calcext:value-type="float">
            <text:p>1536132</text:p>
          </table:table-cell>
          <table:table-cell office:value-type="float" office:value="571934" calcext:value-type="float">
            <text:p>571934</text:p>
          </table:table-cell>
          <table:table-cell office:value-type="float" office:value="2159304" calcext:value-type="float">
            <text:p>2159304</text:p>
          </table:table-cell>
          <table:table-cell office:value-type="float" office:value="803725" calcext:value-type="float">
            <text:p>803725</text:p>
          </table:table-cell>
          <table:table-cell office:value-type="float" office:value="1502958" calcext:value-type="float">
            <text:p>1502958</text:p>
          </table:table-cell>
          <table:table-cell office:value-type="float" office:value="559564" calcext:value-type="float">
            <text:p>559564</text:p>
          </table:table-cell>
          <table:table-cell office:value-type="float" office:value="583802" calcext:value-type="float">
            <text:p>583802</text:p>
          </table:table-cell>
          <table:table-cell office:value-type="float" office:value="217631" calcext:value-type="float">
            <text:p>217631</text:p>
          </table:table-cell>
          <table:table-cell office:value-type="float" office:value="558630" calcext:value-type="float">
            <text:p>558630</text:p>
          </table:table-cell>
          <table:table-cell office:value-type="float" office:value="208022" calcext:value-type="float">
            <text:p>208022</text:p>
          </table:table-cell>
          <table:table-cell table:number-columns-repeated="1637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50360" calcext:value-type="float">
            <text:p>550360</text:p>
          </table:table-cell>
          <table:table-cell office:value-type="float" office:value="205586" calcext:value-type="float">
            <text:p>205586</text:p>
          </table:table-cell>
          <table:table-cell office:value-type="float" office:value="1442528" calcext:value-type="float">
            <text:p>1442528</text:p>
          </table:table-cell>
          <table:table-cell office:value-type="float" office:value="537067" calcext:value-type="float">
            <text:p>537067</text:p>
          </table:table-cell>
          <table:table-cell office:value-type="float" office:value="4978006" calcext:value-type="float">
            <text:p>4978006</text:p>
          </table:table-cell>
          <table:table-cell office:value-type="float" office:value="1852449" calcext:value-type="float">
            <text:p>1852449</text:p>
          </table:table-cell>
          <table:table-cell office:value-type="float" office:value="1327802" calcext:value-type="float">
            <text:p>1327802</text:p>
          </table:table-cell>
          <table:table-cell office:value-type="float" office:value="494361" calcext:value-type="float">
            <text:p>494361</text:p>
          </table:table-cell>
          <table:table-cell office:value-type="float" office:value="529964" calcext:value-type="float">
            <text:p>529964</text:p>
          </table:table-cell>
          <table:table-cell office:value-type="float" office:value="197582" calcext:value-type="float">
            <text:p>197582</text:p>
          </table:table-cell>
          <table:table-cell office:value-type="float" office:value="628048" calcext:value-type="float">
            <text:p>628048</text:p>
          </table:table-cell>
          <table:table-cell office:value-type="float" office:value="234107" calcext:value-type="float">
            <text:p>234107</text:p>
          </table:table-cell>
          <table:table-cell table:number-columns-repeated="1637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3802" calcext:value-type="float">
            <text:p>443802</text:p>
          </table:table-cell>
          <table:table-cell office:value-type="float" office:value="165406" calcext:value-type="float">
            <text:p>165406</text:p>
          </table:table-cell>
          <table:table-cell office:value-type="float" office:value="1180064" calcext:value-type="float">
            <text:p>1180064</text:p>
          </table:table-cell>
          <table:table-cell office:value-type="float" office:value="439296" calcext:value-type="float">
            <text:p>439296</text:p>
          </table:table-cell>
          <table:table-cell office:value-type="float" office:value="8376674" calcext:value-type="float">
            <text:p>8376674</text:p>
          </table:table-cell>
          <table:table-cell office:value-type="float" office:value="3116472" calcext:value-type="float">
            <text:p>3116472</text:p>
          </table:table-cell>
          <table:table-cell office:value-type="float" office:value="1146946" calcext:value-type="float">
            <text:p>1146946</text:p>
          </table:table-cell>
          <table:table-cell office:value-type="float" office:value="426920" calcext:value-type="float">
            <text:p>426920</text:p>
          </table:table-cell>
          <table:table-cell office:value-type="float" office:value="442078" calcext:value-type="float">
            <text:p>442078</text:p>
          </table:table-cell>
          <table:table-cell office:value-type="float" office:value="164648" calcext:value-type="float">
            <text:p>164648</text:p>
          </table:table-cell>
          <table:table-cell office:value-type="float" office:value="519872" calcext:value-type="float">
            <text:p>519872</text:p>
          </table:table-cell>
          <table:table-cell office:value-type="float" office:value="193640" calcext:value-type="float">
            <text:p>193640</text:p>
          </table:table-cell>
          <table:table-cell table:number-columns-repeated="1637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30908" calcext:value-type="float">
            <text:p>530908</text:p>
          </table:table-cell>
          <table:table-cell office:value-type="float" office:value="198116" calcext:value-type="float">
            <text:p>198116</text:p>
          </table:table-cell>
          <table:table-cell office:value-type="float" office:value="1440238" calcext:value-type="float">
            <text:p>1440238</text:p>
          </table:table-cell>
          <table:table-cell office:value-type="float" office:value="536217" calcext:value-type="float">
            <text:p>536217</text:p>
          </table:table-cell>
          <table:table-cell office:value-type="float" office:value="3326436" calcext:value-type="float">
            <text:p>3326436</text:p>
          </table:table-cell>
          <table:table-cell office:value-type="float" office:value="1238082" calcext:value-type="float">
            <text:p>1238082</text:p>
          </table:table-cell>
          <table:table-cell office:value-type="float" office:value="1366948" calcext:value-type="float">
            <text:p>1366948</text:p>
          </table:table-cell>
          <table:table-cell office:value-type="float" office:value="508991" calcext:value-type="float">
            <text:p>508991</text:p>
          </table:table-cell>
          <table:table-cell office:value-type="float" office:value="524202" calcext:value-type="float">
            <text:p>524202</text:p>
          </table:table-cell>
          <table:table-cell office:value-type="float" office:value="195417" calcext:value-type="float">
            <text:p>195417</text:p>
          </table:table-cell>
          <table:table-cell office:value-type="float" office:value="630710" calcext:value-type="float">
            <text:p>630710</text:p>
          </table:table-cell>
          <table:table-cell office:value-type="float" office:value="235114" calcext:value-type="float">
            <text:p>235114</text:p>
          </table:table-cell>
          <table:table-cell table:number-columns-repeated="1637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04336" calcext:value-type="float">
            <text:p>504336</text:p>
          </table:table-cell>
          <table:table-cell office:value-type="float" office:value="188221" calcext:value-type="float">
            <text:p>188221</text:p>
          </table:table-cell>
          <table:table-cell office:value-type="float" office:value="1392334" calcext:value-type="float">
            <text:p>1392334</text:p>
          </table:table-cell>
          <table:table-cell office:value-type="float" office:value="519074" calcext:value-type="float">
            <text:p>519074</text:p>
          </table:table-cell>
          <table:table-cell office:value-type="float" office:value="3375132" calcext:value-type="float">
            <text:p>3375132</text:p>
          </table:table-cell>
          <table:table-cell office:value-type="float" office:value="1256160" calcext:value-type="float">
            <text:p>1256160</text:p>
          </table:table-cell>
          <table:table-cell office:value-type="float" office:value="1341048" calcext:value-type="float">
            <text:p>1341048</text:p>
          </table:table-cell>
          <table:table-cell office:value-type="float" office:value="499376" calcext:value-type="float">
            <text:p>499376</text:p>
          </table:table-cell>
          <table:table-cell office:value-type="float" office:value="525840" calcext:value-type="float">
            <text:p>525840</text:p>
          </table:table-cell>
          <table:table-cell office:value-type="float" office:value="196056" calcext:value-type="float">
            <text:p>196056</text:p>
          </table:table-cell>
          <table:table-cell office:value-type="float" office:value="630190" calcext:value-type="float">
            <text:p>630190</text:p>
          </table:table-cell>
          <table:table-cell office:value-type="float" office:value="234936" calcext:value-type="float">
            <text:p>234936</text:p>
          </table:table-cell>
          <table:table-cell table:number-columns-repeated="1637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02905" calcext:value-type="float">
            <text:p>702905</text:p>
          </table:table-cell>
          <table:table-cell office:value-type="float" office:value="262407" calcext:value-type="float">
            <text:p>262407</text:p>
          </table:table-cell>
          <table:table-cell office:value-type="float" office:value="1127048" calcext:value-type="float">
            <text:p>1127048</text:p>
          </table:table-cell>
          <table:table-cell office:value-type="float" office:value="419733" calcext:value-type="float">
            <text:p>419733</text:p>
          </table:table-cell>
          <table:table-cell office:value-type="float" office:value="2664516" calcext:value-type="float">
            <text:p>2664516</text:p>
          </table:table-cell>
          <table:table-cell office:value-type="float" office:value="991512" calcext:value-type="float">
            <text:p>991512</text:p>
          </table:table-cell>
          <table:table-cell office:value-type="float" office:value="1137318" calcext:value-type="float">
            <text:p>1137318</text:p>
          </table:table-cell>
          <table:table-cell office:value-type="float" office:value="423305" calcext:value-type="float">
            <text:p>423305</text:p>
          </table:table-cell>
          <table:table-cell office:value-type="float" office:value="447296" calcext:value-type="float">
            <text:p>447296</text:p>
          </table:table-cell>
          <table:table-cell office:value-type="float" office:value="166643" calcext:value-type="float">
            <text:p>166643</text:p>
          </table:table-cell>
          <table:table-cell office:value-type="float" office:value="541718" calcext:value-type="float">
            <text:p>541718</text:p>
          </table:table-cell>
          <table:table-cell office:value-type="float" office:value="201730" calcext:value-type="float">
            <text:p>201730</text:p>
          </table:table-cell>
          <table:table-cell table:number-columns-repeated="1637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30564" calcext:value-type="float">
            <text:p>430564</text:p>
          </table:table-cell>
          <table:table-cell office:value-type="float" office:value="160451" calcext:value-type="float">
            <text:p>160451</text:p>
          </table:table-cell>
          <table:table-cell office:value-type="float" office:value="1165372" calcext:value-type="float">
            <text:p>1165372</text:p>
          </table:table-cell>
          <table:table-cell office:value-type="float" office:value="433902" calcext:value-type="float">
            <text:p>433902</text:p>
          </table:table-cell>
          <table:table-cell office:value-type="float" office:value="2235240" calcext:value-type="float">
            <text:p>2235240</text:p>
          </table:table-cell>
          <table:table-cell office:value-type="float" office:value="831746" calcext:value-type="float">
            <text:p>831746</text:p>
          </table:table-cell>
          <table:table-cell office:value-type="float" office:value="1121810" calcext:value-type="float">
            <text:p>1121810</text:p>
          </table:table-cell>
          <table:table-cell office:value-type="float" office:value="417556" calcext:value-type="float">
            <text:p>417556</text:p>
          </table:table-cell>
          <table:table-cell office:value-type="float" office:value="437642" calcext:value-type="float">
            <text:p>437642</text:p>
          </table:table-cell>
          <table:table-cell office:value-type="float" office:value="163003" calcext:value-type="float">
            <text:p>163003</text:p>
          </table:table-cell>
          <table:table-cell office:value-type="float" office:value="552450" calcext:value-type="float">
            <text:p>552450</text:p>
          </table:table-cell>
          <table:table-cell office:value-type="float" office:value="205793" calcext:value-type="float">
            <text:p>205793</text:p>
          </table:table-cell>
          <table:table-cell table:number-columns-repeated="1637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43498" calcext:value-type="float">
            <text:p>443498</text:p>
          </table:table-cell>
          <table:table-cell office:value-type="float" office:value="165271" calcext:value-type="float">
            <text:p>165271</text:p>
          </table:table-cell>
          <table:table-cell office:value-type="float" office:value="1165228" calcext:value-type="float">
            <text:p>1165228</text:p>
          </table:table-cell>
          <table:table-cell office:value-type="float" office:value="433899" calcext:value-type="float">
            <text:p>433899</text:p>
          </table:table-cell>
          <table:table-cell office:value-type="float" office:value="4541446" calcext:value-type="float">
            <text:p>4541446</text:p>
          </table:table-cell>
          <table:table-cell office:value-type="float" office:value="1689647" calcext:value-type="float">
            <text:p>1689647</text:p>
          </table:table-cell>
          <table:table-cell office:value-type="float" office:value="1114444" calcext:value-type="float">
            <text:p>1114444</text:p>
          </table:table-cell>
          <table:table-cell office:value-type="float" office:value="414784" calcext:value-type="float">
            <text:p>414784</text:p>
          </table:table-cell>
          <table:table-cell office:value-type="float" office:value="439434" calcext:value-type="float">
            <text:p>439434</text:p>
          </table:table-cell>
          <table:table-cell office:value-type="float" office:value="163681" calcext:value-type="float">
            <text:p>163681</text:p>
          </table:table-cell>
          <table:table-cell office:value-type="float" office:value="541594" calcext:value-type="float">
            <text:p>541594</text:p>
          </table:table-cell>
          <table:table-cell office:value-type="float" office:value="201692" calcext:value-type="float">
            <text:p>201692</text:p>
          </table:table-cell>
          <table:table-cell table:number-columns-repeated="1637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52746" calcext:value-type="float">
            <text:p>552746</text:p>
          </table:table-cell>
          <table:table-cell office:value-type="float" office:value="206219" calcext:value-type="float">
            <text:p>206219</text:p>
          </table:table-cell>
          <table:table-cell office:value-type="float" office:value="1537312" calcext:value-type="float">
            <text:p>1537312</text:p>
          </table:table-cell>
          <table:table-cell office:value-type="float" office:value="572462" calcext:value-type="float">
            <text:p>572462</text:p>
          </table:table-cell>
          <table:table-cell office:value-type="float" office:value="2175358" calcext:value-type="float">
            <text:p>2175358</text:p>
          </table:table-cell>
          <table:table-cell office:value-type="float" office:value="809902" calcext:value-type="float">
            <text:p>809902</text:p>
          </table:table-cell>
          <table:table-cell office:value-type="float" office:value="1467136" calcext:value-type="float">
            <text:p>1467136</text:p>
          </table:table-cell>
          <table:table-cell office:value-type="float" office:value="546248" calcext:value-type="float">
            <text:p>546248</text:p>
          </table:table-cell>
          <table:table-cell office:value-type="float" office:value="593182" calcext:value-type="float">
            <text:p>593182</text:p>
          </table:table-cell>
          <table:table-cell office:value-type="float" office:value="221151" calcext:value-type="float">
            <text:p>221151</text:p>
          </table:table-cell>
          <table:table-cell office:value-type="float" office:value="631916" calcext:value-type="float">
            <text:p>631916</text:p>
          </table:table-cell>
          <table:table-cell office:value-type="float" office:value="238404" calcext:value-type="float">
            <text:p>238404</text:p>
          </table:table-cell>
          <table:table-cell table:number-columns-repeated="1637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26554" calcext:value-type="float">
            <text:p>526554</text:p>
          </table:table-cell>
          <table:table-cell office:value-type="float" office:value="197394" calcext:value-type="float">
            <text:p>197394</text:p>
          </table:table-cell>
          <table:table-cell office:value-type="float" office:value="1462640" calcext:value-type="float">
            <text:p>1462640</text:p>
          </table:table-cell>
          <table:table-cell office:value-type="float" office:value="544676" calcext:value-type="float">
            <text:p>544676</text:p>
          </table:table-cell>
          <table:table-cell office:value-type="float" office:value="2223350" calcext:value-type="float">
            <text:p>2223350</text:p>
          </table:table-cell>
          <table:table-cell office:value-type="float" office:value="827589" calcext:value-type="float">
            <text:p>827589</text:p>
          </table:table-cell>
          <table:table-cell office:value-type="float" office:value="1405760" calcext:value-type="float">
            <text:p>1405760</text:p>
          </table:table-cell>
          <table:table-cell office:value-type="float" office:value="523395" calcext:value-type="float">
            <text:p>523395</text:p>
          </table:table-cell>
          <table:table-cell office:value-type="float" office:value="551544" calcext:value-type="float">
            <text:p>551544</text:p>
          </table:table-cell>
          <table:table-cell office:value-type="float" office:value="205608" calcext:value-type="float">
            <text:p>205608</text:p>
          </table:table-cell>
          <table:table-cell office:value-type="float" office:value="658828" calcext:value-type="float">
            <text:p>658828</text:p>
          </table:table-cell>
          <table:table-cell office:value-type="float" office:value="245609" calcext:value-type="float">
            <text:p>245609</text:p>
          </table:table-cell>
          <table:table-cell table:number-columns-repeated="1637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54174" calcext:value-type="float">
            <text:p>554174</text:p>
          </table:table-cell>
          <table:table-cell office:value-type="float" office:value="206886" calcext:value-type="float">
            <text:p>206886</text:p>
          </table:table-cell>
          <table:table-cell office:value-type="float" office:value="1609243" calcext:value-type="float">
            <text:p>1609243</text:p>
          </table:table-cell>
          <table:table-cell office:value-type="float" office:value="599609" calcext:value-type="float">
            <text:p>599609</text:p>
          </table:table-cell>
          <table:table-cell office:value-type="float" office:value="4863976" calcext:value-type="float">
            <text:p>4863976</text:p>
          </table:table-cell>
          <table:table-cell office:value-type="float" office:value="1809735" calcext:value-type="float">
            <text:p>1809735</text:p>
          </table:table-cell>
          <table:table-cell office:value-type="float" office:value="1076776" calcext:value-type="float">
            <text:p>1076776</text:p>
          </table:table-cell>
          <table:table-cell office:value-type="float" office:value="400766" calcext:value-type="float">
            <text:p>400766</text:p>
          </table:table-cell>
          <table:table-cell office:value-type="float" office:value="528402" calcext:value-type="float">
            <text:p>528402</text:p>
          </table:table-cell>
          <table:table-cell office:value-type="float" office:value="196850" calcext:value-type="float">
            <text:p>196850</text:p>
          </table:table-cell>
          <table:table-cell office:value-type="float" office:value="559576" calcext:value-type="float">
            <text:p>559576</text:p>
          </table:table-cell>
          <table:table-cell office:value-type="float" office:value="208408" calcext:value-type="float">
            <text:p>208408</text:p>
          </table:table-cell>
          <table:table-cell table:number-columns-repeated="1637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50470" calcext:value-type="float">
            <text:p>450470</text:p>
          </table:table-cell>
          <table:table-cell office:value-type="float" office:value="167855" calcext:value-type="float">
            <text:p>167855</text:p>
          </table:table-cell>
          <table:table-cell office:value-type="float" office:value="1179266" calcext:value-type="float">
            <text:p>1179266</text:p>
          </table:table-cell>
          <table:table-cell office:value-type="float" office:value="439059" calcext:value-type="float">
            <text:p>439059</text:p>
          </table:table-cell>
          <table:table-cell office:value-type="float" office:value="1632302" calcext:value-type="float">
            <text:p>1632302</text:p>
          </table:table-cell>
          <table:table-cell office:value-type="float" office:value="607459" calcext:value-type="float">
            <text:p>607459</text:p>
          </table:table-cell>
          <table:table-cell office:value-type="float" office:value="1137844" calcext:value-type="float">
            <text:p>1137844</text:p>
          </table:table-cell>
          <table:table-cell office:value-type="float" office:value="423530" calcext:value-type="float">
            <text:p>423530</text:p>
          </table:table-cell>
          <table:table-cell office:value-type="float" office:value="447098" calcext:value-type="float">
            <text:p>447098</text:p>
          </table:table-cell>
          <table:table-cell office:value-type="float" office:value="166510" calcext:value-type="float">
            <text:p>166510</text:p>
          </table:table-cell>
          <table:table-cell office:value-type="float" office:value="548826" calcext:value-type="float">
            <text:p>548826</text:p>
          </table:table-cell>
          <table:table-cell office:value-type="float" office:value="204433" calcext:value-type="float">
            <text:p>204433</text:p>
          </table:table-cell>
          <table:table-cell table:number-columns-repeated="1637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87709" calcext:value-type="float">
            <text:p>687709</text:p>
          </table:table-cell>
          <table:table-cell office:value-type="float" office:value="256775" calcext:value-type="float">
            <text:p>256775</text:p>
          </table:table-cell>
          <table:table-cell office:value-type="float" office:value="1191588" calcext:value-type="float">
            <text:p>1191588</text:p>
          </table:table-cell>
          <table:table-cell office:value-type="float" office:value="443715" calcext:value-type="float">
            <text:p>443715</text:p>
          </table:table-cell>
          <table:table-cell office:value-type="float" office:value="3654380" calcext:value-type="float">
            <text:p>3654380</text:p>
          </table:table-cell>
          <table:table-cell office:value-type="float" office:value="1359716" calcext:value-type="float">
            <text:p>1359716</text:p>
          </table:table-cell>
          <table:table-cell office:value-type="float" office:value="1111236" calcext:value-type="float">
            <text:p>1111236</text:p>
          </table:table-cell>
          <table:table-cell office:value-type="float" office:value="413592" calcext:value-type="float">
            <text:p>413592</text:p>
          </table:table-cell>
          <table:table-cell office:value-type="float" office:value="450512" calcext:value-type="float">
            <text:p>450512</text:p>
          </table:table-cell>
          <table:table-cell office:value-type="float" office:value="167798" calcext:value-type="float">
            <text:p>167798</text:p>
          </table:table-cell>
          <table:table-cell office:value-type="float" office:value="542202" calcext:value-type="float">
            <text:p>542202</text:p>
          </table:table-cell>
          <table:table-cell office:value-type="float" office:value="201908" calcext:value-type="float">
            <text:p>201908</text:p>
          </table:table-cell>
          <table:table-cell table:number-columns-repeated="1637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48186" calcext:value-type="float">
            <text:p>548186</text:p>
          </table:table-cell>
          <table:table-cell office:value-type="float" office:value="204514" calcext:value-type="float">
            <text:p>204514</text:p>
          </table:table-cell>
          <table:table-cell office:value-type="float" office:value="1540592" calcext:value-type="float">
            <text:p>1540592</text:p>
          </table:table-cell>
          <table:table-cell office:value-type="float" office:value="573697" calcext:value-type="float">
            <text:p>573697</text:p>
          </table:table-cell>
          <table:table-cell office:value-type="float" office:value="2404609" calcext:value-type="float">
            <text:p>2404609</text:p>
          </table:table-cell>
          <table:table-cell office:value-type="float" office:value="895863" calcext:value-type="float">
            <text:p>895863</text:p>
          </table:table-cell>
          <table:table-cell office:value-type="float" office:value="1170024" calcext:value-type="float">
            <text:p>1170024</text:p>
          </table:table-cell>
          <table:table-cell office:value-type="float" office:value="435658" calcext:value-type="float">
            <text:p>435658</text:p>
          </table:table-cell>
          <table:table-cell office:value-type="float" office:value="471682" calcext:value-type="float">
            <text:p>471682</text:p>
          </table:table-cell>
          <table:table-cell office:value-type="float" office:value="175668" calcext:value-type="float">
            <text:p>175668</text:p>
          </table:table-cell>
          <table:table-cell office:value-type="float" office:value="549434" calcext:value-type="float">
            <text:p>549434</text:p>
          </table:table-cell>
          <table:table-cell office:value-type="float" office:value="204726" calcext:value-type="float">
            <text:p>204726</text:p>
          </table:table-cell>
          <table:table-cell table:number-columns-repeated="1637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38518" calcext:value-type="float">
            <text:p>538518</text:p>
          </table:table-cell>
          <table:table-cell office:value-type="float" office:value="200945" calcext:value-type="float">
            <text:p>200945</text:p>
          </table:table-cell>
          <table:table-cell office:value-type="float" office:value="1461086" calcext:value-type="float">
            <text:p>1461086</text:p>
          </table:table-cell>
          <table:table-cell office:value-type="float" office:value="544053" calcext:value-type="float">
            <text:p>544053</text:p>
          </table:table-cell>
          <table:table-cell office:value-type="float" office:value="2637229" calcext:value-type="float">
            <text:p>2637229</text:p>
          </table:table-cell>
          <table:table-cell office:value-type="float" office:value="982166" calcext:value-type="float">
            <text:p>982166</text:p>
          </table:table-cell>
          <table:table-cell office:value-type="float" office:value="1062728" calcext:value-type="float">
            <text:p>1062728</text:p>
          </table:table-cell>
          <table:table-cell office:value-type="float" office:value="395577" calcext:value-type="float">
            <text:p>395577</text:p>
          </table:table-cell>
          <table:table-cell office:value-type="float" office:value="502858" calcext:value-type="float">
            <text:p>502858</text:p>
          </table:table-cell>
          <table:table-cell office:value-type="float" office:value="187384" calcext:value-type="float">
            <text:p>187384</text:p>
          </table:table-cell>
          <table:table-cell office:value-type="float" office:value="524980" calcext:value-type="float">
            <text:p>524980</text:p>
          </table:table-cell>
          <table:table-cell office:value-type="float" office:value="195534" calcext:value-type="float">
            <text:p>195534</text:p>
          </table:table-cell>
          <table:table-cell table:number-columns-repeated="1637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03734" calcext:value-type="float">
            <text:p>503734</text:p>
          </table:table-cell>
          <table:table-cell office:value-type="float" office:value="187983" calcext:value-type="float">
            <text:p>187983</text:p>
          </table:table-cell>
          <table:table-cell office:value-type="float" office:value="1377840" calcext:value-type="float">
            <text:p>1377840</text:p>
          </table:table-cell>
          <table:table-cell office:value-type="float" office:value="513105" calcext:value-type="float">
            <text:p>513105</text:p>
          </table:table-cell>
          <table:table-cell office:value-type="float" office:value="3090410" calcext:value-type="float">
            <text:p>3090410</text:p>
          </table:table-cell>
          <table:table-cell office:value-type="float" office:value="1150193" calcext:value-type="float">
            <text:p>1150193</text:p>
          </table:table-cell>
          <table:table-cell office:value-type="float" office:value="1327710" calcext:value-type="float">
            <text:p>1327710</text:p>
          </table:table-cell>
          <table:table-cell office:value-type="float" office:value="494332" calcext:value-type="float">
            <text:p>494332</text:p>
          </table:table-cell>
          <table:table-cell office:value-type="float" office:value="529774" calcext:value-type="float">
            <text:p>529774</text:p>
          </table:table-cell>
          <table:table-cell office:value-type="float" office:value="197652" calcext:value-type="float">
            <text:p>197652</text:p>
          </table:table-cell>
          <table:table-cell office:value-type="float" office:value="624782" calcext:value-type="float">
            <text:p>624782</text:p>
          </table:table-cell>
          <table:table-cell office:value-type="float" office:value="232941" calcext:value-type="float">
            <text:p>232941</text:p>
          </table:table-cell>
          <table:table-cell table:number-columns-repeated="1637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48240" calcext:value-type="float">
            <text:p>448240</text:p>
          </table:table-cell>
          <table:table-cell office:value-type="float" office:value="167030" calcext:value-type="float">
            <text:p>167030</text:p>
          </table:table-cell>
          <table:table-cell office:value-type="float" office:value="1117800" calcext:value-type="float">
            <text:p>1117800</text:p>
          </table:table-cell>
          <table:table-cell office:value-type="float" office:value="416238" calcext:value-type="float">
            <text:p>416238</text:p>
          </table:table-cell>
          <table:table-cell office:value-type="float" office:value="1669254" calcext:value-type="float">
            <text:p>1669254</text:p>
          </table:table-cell>
          <table:table-cell office:value-type="float" office:value="621212" calcext:value-type="float">
            <text:p>621212</text:p>
          </table:table-cell>
          <table:table-cell office:value-type="float" office:value="1120030" calcext:value-type="float">
            <text:p>1120030</text:p>
          </table:table-cell>
          <table:table-cell office:value-type="float" office:value="416884" calcext:value-type="float">
            <text:p>416884</text:p>
          </table:table-cell>
          <table:table-cell office:value-type="float" office:value="446600" calcext:value-type="float">
            <text:p>446600</text:p>
          </table:table-cell>
          <table:table-cell office:value-type="float" office:value="166339" calcext:value-type="float">
            <text:p>166339</text:p>
          </table:table-cell>
          <table:table-cell office:value-type="float" office:value="546542" calcext:value-type="float">
            <text:p>546542</text:p>
          </table:table-cell>
          <table:table-cell office:value-type="float" office:value="203527" calcext:value-type="float">
            <text:p>203527</text:p>
          </table:table-cell>
          <table:table-cell table:number-columns-repeated="1637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72106" calcext:value-type="float">
            <text:p>472106</text:p>
          </table:table-cell>
          <table:table-cell office:value-type="float" office:value="175994" calcext:value-type="float">
            <text:p>175994</text:p>
          </table:table-cell>
          <table:table-cell office:value-type="float" office:value="1274002" calcext:value-type="float">
            <text:p>1274002</text:p>
          </table:table-cell>
          <table:table-cell office:value-type="float" office:value="474236" calcext:value-type="float">
            <text:p>474236</text:p>
          </table:table-cell>
          <table:table-cell office:value-type="float" office:value="5100276" calcext:value-type="float">
            <text:p>5100276</text:p>
          </table:table-cell>
          <table:table-cell office:value-type="float" office:value="1897643" calcext:value-type="float">
            <text:p>1897643</text:p>
          </table:table-cell>
          <table:table-cell office:value-type="float" office:value="1203538" calcext:value-type="float">
            <text:p>1203538</text:p>
          </table:table-cell>
          <table:table-cell office:value-type="float" office:value="447973" calcext:value-type="float">
            <text:p>447973</text:p>
          </table:table-cell>
          <table:table-cell office:value-type="float" office:value="477880" calcext:value-type="float">
            <text:p>477880</text:p>
          </table:table-cell>
          <table:table-cell office:value-type="float" office:value="177971" calcext:value-type="float">
            <text:p>177971</text:p>
          </table:table-cell>
          <table:table-cell office:value-type="float" office:value="571120" calcext:value-type="float">
            <text:p>571120</text:p>
          </table:table-cell>
          <table:table-cell office:value-type="float" office:value="212742" calcext:value-type="float">
            <text:p>212742</text:p>
          </table:table-cell>
          <table:table-cell table:number-columns-repeated="1637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51592" calcext:value-type="float">
            <text:p>551592</text:p>
          </table:table-cell>
          <table:table-cell office:value-type="float" office:value="205832" calcext:value-type="float">
            <text:p>205832</text:p>
          </table:table-cell>
          <table:table-cell office:value-type="float" office:value="1518650" calcext:value-type="float">
            <text:p>1518650</text:p>
          </table:table-cell>
          <table:table-cell office:value-type="float" office:value="565478" calcext:value-type="float">
            <text:p>565478</text:p>
          </table:table-cell>
          <table:table-cell office:value-type="float" office:value="2147968" calcext:value-type="float">
            <text:p>2147968</text:p>
          </table:table-cell>
          <table:table-cell office:value-type="float" office:value="799720" calcext:value-type="float">
            <text:p>799720</text:p>
          </table:table-cell>
          <table:table-cell office:value-type="float" office:value="1401172" calcext:value-type="float">
            <text:p>1401172</text:p>
          </table:table-cell>
          <table:table-cell office:value-type="float" office:value="521752" calcext:value-type="float">
            <text:p>521752</text:p>
          </table:table-cell>
          <table:table-cell office:value-type="float" office:value="547502" calcext:value-type="float">
            <text:p>547502</text:p>
          </table:table-cell>
          <table:table-cell office:value-type="float" office:value="204140" calcext:value-type="float">
            <text:p>204140</text:p>
          </table:table-cell>
          <table:table-cell office:value-type="float" office:value="656544" calcext:value-type="float">
            <text:p>656544</text:p>
          </table:table-cell>
          <table:table-cell office:value-type="float" office:value="244773" calcext:value-type="float">
            <text:p>244773</text:p>
          </table:table-cell>
          <table:table-cell table:number-columns-repeated="1637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20644" calcext:value-type="float">
            <text:p>520644</text:p>
          </table:table-cell>
          <table:table-cell office:value-type="float" office:value="194204" calcext:value-type="float">
            <text:p>194204</text:p>
          </table:table-cell>
          <table:table-cell office:value-type="float" office:value="1503746" calcext:value-type="float">
            <text:p>1503746</text:p>
          </table:table-cell>
          <table:table-cell office:value-type="float" office:value="559910" calcext:value-type="float">
            <text:p>559910</text:p>
          </table:table-cell>
          <table:table-cell office:value-type="float" office:value="2067844" calcext:value-type="float">
            <text:p>2067844</text:p>
          </table:table-cell>
          <table:table-cell office:value-type="float" office:value="769813" calcext:value-type="float">
            <text:p>769813</text:p>
          </table:table-cell>
          <table:table-cell office:value-type="float" office:value="1394002" calcext:value-type="float">
            <text:p>1394002</text:p>
          </table:table-cell>
          <table:table-cell office:value-type="float" office:value="519034" calcext:value-type="float">
            <text:p>519034</text:p>
          </table:table-cell>
          <table:table-cell office:value-type="float" office:value="549168" calcext:value-type="float">
            <text:p>549168</text:p>
          </table:table-cell>
          <table:table-cell office:value-type="float" office:value="204756" calcext:value-type="float">
            <text:p>204756</text:p>
          </table:table-cell>
          <table:table-cell office:value-type="float" office:value="629396" calcext:value-type="float">
            <text:p>629396</text:p>
          </table:table-cell>
          <table:table-cell office:value-type="float" office:value="234608" calcext:value-type="float">
            <text:p>234608</text:p>
          </table:table-cell>
          <table:table-cell table:number-columns-repeated="1637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59860" calcext:value-type="float">
            <text:p>559860</text:p>
          </table:table-cell>
          <table:table-cell office:value-type="float" office:value="208874" calcext:value-type="float">
            <text:p>208874</text:p>
          </table:table-cell>
          <table:table-cell office:value-type="float" office:value="1439674" calcext:value-type="float">
            <text:p>1439674</text:p>
          </table:table-cell>
          <table:table-cell office:value-type="float" office:value="536020" calcext:value-type="float">
            <text:p>536020</text:p>
          </table:table-cell>
          <table:table-cell office:value-type="float" office:value="7075017" calcext:value-type="float">
            <text:p>7075017</text:p>
          </table:table-cell>
          <table:table-cell office:value-type="float" office:value="2633127" calcext:value-type="float">
            <text:p>2633127</text:p>
          </table:table-cell>
          <table:table-cell office:value-type="float" office:value="1116254" calcext:value-type="float">
            <text:p>1116254</text:p>
          </table:table-cell>
          <table:table-cell office:value-type="float" office:value="415652" calcext:value-type="float">
            <text:p>415652</text:p>
          </table:table-cell>
          <table:table-cell office:value-type="float" office:value="463784" calcext:value-type="float">
            <text:p>463784</text:p>
          </table:table-cell>
          <table:table-cell office:value-type="float" office:value="172741" calcext:value-type="float">
            <text:p>172741</text:p>
          </table:table-cell>
          <table:table-cell office:value-type="float" office:value="544118" calcext:value-type="float">
            <text:p>544118</text:p>
          </table:table-cell>
          <table:table-cell office:value-type="float" office:value="202628" calcext:value-type="float">
            <text:p>202628</text:p>
          </table:table-cell>
          <table:table-cell table:number-columns-repeated="1637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93932" calcext:value-type="float">
            <text:p>493932</text:p>
          </table:table-cell>
          <table:table-cell office:value-type="float" office:value="184333" calcext:value-type="float">
            <text:p>184333</text:p>
          </table:table-cell>
          <table:table-cell office:value-type="float" office:value="1242498" calcext:value-type="float">
            <text:p>1242498</text:p>
          </table:table-cell>
          <table:table-cell office:value-type="float" office:value="462629" calcext:value-type="float">
            <text:p>462629</text:p>
          </table:table-cell>
          <table:table-cell office:value-type="float" office:value="6700562" calcext:value-type="float">
            <text:p>6700562</text:p>
          </table:table-cell>
          <table:table-cell office:value-type="float" office:value="2493112" calcext:value-type="float">
            <text:p>2493112</text:p>
          </table:table-cell>
          <table:table-cell office:value-type="float" office:value="1172344" calcext:value-type="float">
            <text:p>1172344</text:p>
          </table:table-cell>
          <table:table-cell office:value-type="float" office:value="436324" calcext:value-type="float">
            <text:p>436324</text:p>
          </table:table-cell>
          <table:table-cell office:value-type="float" office:value="460926" calcext:value-type="float">
            <text:p>460926</text:p>
          </table:table-cell>
          <table:table-cell office:value-type="float" office:value="171677" calcext:value-type="float">
            <text:p>171677</text:p>
          </table:table-cell>
          <table:table-cell office:value-type="float" office:value="573336" calcext:value-type="float">
            <text:p>573336</text:p>
          </table:table-cell>
          <table:table-cell office:value-type="float" office:value="213515" calcext:value-type="float">
            <text:p>213515</text:p>
          </table:table-cell>
          <table:table-cell table:number-columns-repeated="1637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24740" calcext:value-type="float">
            <text:p>524740</text:p>
          </table:table-cell>
          <table:table-cell office:value-type="float" office:value="195802" calcext:value-type="float">
            <text:p>195802</text:p>
          </table:table-cell>
          <table:table-cell office:value-type="float" office:value="1466138" calcext:value-type="float">
            <text:p>1466138</text:p>
          </table:table-cell>
          <table:table-cell office:value-type="float" office:value="545931" calcext:value-type="float">
            <text:p>545931</text:p>
          </table:table-cell>
          <table:table-cell office:value-type="float" office:value="4255392" calcext:value-type="float">
            <text:p>4255392</text:p>
          </table:table-cell>
          <table:table-cell office:value-type="float" office:value="1583645" calcext:value-type="float">
            <text:p>1583645</text:p>
          </table:table-cell>
          <table:table-cell office:value-type="float" office:value="1512249" calcext:value-type="float">
            <text:p>1512249</text:p>
          </table:table-cell>
          <table:table-cell office:value-type="float" office:value="563747" calcext:value-type="float">
            <text:p>563747</text:p>
          </table:table-cell>
          <table:table-cell office:value-type="float" office:value="467296" calcext:value-type="float">
            <text:p>467296</text:p>
          </table:table-cell>
          <table:table-cell office:value-type="float" office:value="174279" calcext:value-type="float">
            <text:p>174279</text:p>
          </table:table-cell>
          <table:table-cell office:value-type="float" office:value="581632" calcext:value-type="float">
            <text:p>581632</text:p>
          </table:table-cell>
          <table:table-cell office:value-type="float" office:value="216587" calcext:value-type="float">
            <text:p>216587</text:p>
          </table:table-cell>
          <table:table-cell table:number-columns-repeated="1637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37310" calcext:value-type="float">
            <text:p>537310</text:p>
          </table:table-cell>
          <table:table-cell office:value-type="float" office:value="200455" calcext:value-type="float">
            <text:p>200455</text:p>
          </table:table-cell>
          <table:table-cell office:value-type="float" office:value="1459034" calcext:value-type="float">
            <text:p>1459034</text:p>
          </table:table-cell>
          <table:table-cell office:value-type="float" office:value="543282" calcext:value-type="float">
            <text:p>543282</text:p>
          </table:table-cell>
          <table:table-cell office:value-type="float" office:value="3979432" calcext:value-type="float">
            <text:p>3979432</text:p>
          </table:table-cell>
          <table:table-cell office:value-type="float" office:value="1480890" calcext:value-type="float">
            <text:p>1480890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522270" calcext:value-type="float">
            <text:p>522270</text:p>
          </table:table-cell>
          <table:table-cell office:value-type="float" office:value="551030" calcext:value-type="float">
            <text:p>551030</text:p>
          </table:table-cell>
          <table:table-cell office:value-type="float" office:value="205414" calcext:value-type="float">
            <text:p>205414</text:p>
          </table:table-cell>
          <table:table-cell office:value-type="float" office:value="632204" calcext:value-type="float">
            <text:p>632204</text:p>
          </table:table-cell>
          <table:table-cell office:value-type="float" office:value="235639" calcext:value-type="float">
            <text:p>235639</text:p>
          </table:table-cell>
          <table:table-cell table:number-columns-repeated="1637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22780" calcext:value-type="float">
            <text:p>422780</text:p>
          </table:table-cell>
          <table:table-cell office:value-type="float" office:value="157542" calcext:value-type="float">
            <text:p>157542</text:p>
          </table:table-cell>
          <table:table-cell office:value-type="float" office:value="1083966" calcext:value-type="float">
            <text:p>1083966</text:p>
          </table:table-cell>
          <table:table-cell office:value-type="float" office:value="403487" calcext:value-type="float">
            <text:p>403487</text:p>
          </table:table-cell>
          <table:table-cell office:value-type="float" office:value="2531012" calcext:value-type="float">
            <text:p>2531012</text:p>
          </table:table-cell>
          <table:table-cell office:value-type="float" office:value="941933" calcext:value-type="float">
            <text:p>941933</text:p>
          </table:table-cell>
          <table:table-cell office:value-type="float" office:value="1082222" calcext:value-type="float">
            <text:p>1082222</text:p>
          </table:table-cell>
          <table:table-cell office:value-type="float" office:value="402799" calcext:value-type="float">
            <text:p>402799</text:p>
          </table:table-cell>
          <table:table-cell office:value-type="float" office:value="418090" calcext:value-type="float">
            <text:p>418090</text:p>
          </table:table-cell>
          <table:table-cell office:value-type="float" office:value="155715" calcext:value-type="float">
            <text:p>155715</text:p>
          </table:table-cell>
          <table:table-cell office:value-type="float" office:value="569020" calcext:value-type="float">
            <text:p>569020</text:p>
          </table:table-cell>
          <table:table-cell office:value-type="float" office:value="212086" calcext:value-type="float">
            <text:p>212086</text:p>
          </table:table-cell>
          <table:table-cell table:number-columns-repeated="1637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24062" calcext:value-type="float">
            <text:p>524062</text:p>
          </table:table-cell>
          <table:table-cell office:value-type="float" office:value="195532" calcext:value-type="float">
            <text:p>195532</text:p>
          </table:table-cell>
          <table:table-cell office:value-type="float" office:value="1480658" calcext:value-type="float">
            <text:p>1480658</text:p>
          </table:table-cell>
          <table:table-cell office:value-type="float" office:value="551261" calcext:value-type="float">
            <text:p>551261</text:p>
          </table:table-cell>
          <table:table-cell office:value-type="float" office:value="6151200" calcext:value-type="float">
            <text:p>6151200</text:p>
          </table:table-cell>
          <table:table-cell office:value-type="float" office:value="2289072" calcext:value-type="float">
            <text:p>2289072</text:p>
          </table:table-cell>
          <table:table-cell office:value-type="float" office:value="1392946" calcext:value-type="float">
            <text:p>1392946</text:p>
          </table:table-cell>
          <table:table-cell office:value-type="float" office:value="518617" calcext:value-type="float">
            <text:p>518617</text:p>
          </table:table-cell>
          <table:table-cell office:value-type="float" office:value="550760" calcext:value-type="float">
            <text:p>550760</text:p>
          </table:table-cell>
          <table:table-cell office:value-type="float" office:value="205319" calcext:value-type="float">
            <text:p>205319</text:p>
          </table:table-cell>
          <table:table-cell office:value-type="float" office:value="536284" calcext:value-type="float">
            <text:p>536284</text:p>
          </table:table-cell>
          <table:table-cell office:value-type="float" office:value="199740" calcext:value-type="float">
            <text:p>199740</text:p>
          </table:table-cell>
          <table:table-cell table:number-columns-repeated="1637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06148" calcext:value-type="float">
            <text:p>506148</text:p>
          </table:table-cell>
          <table:table-cell office:value-type="float" office:value="188841" calcext:value-type="float">
            <text:p>188841</text:p>
          </table:table-cell>
          <table:table-cell office:value-type="float" office:value="1401202" calcext:value-type="float">
            <text:p>1401202</text:p>
          </table:table-cell>
          <table:table-cell office:value-type="float" office:value="521856" calcext:value-type="float">
            <text:p>521856</text:p>
          </table:table-cell>
          <table:table-cell office:value-type="float" office:value="2218005" calcext:value-type="float">
            <text:p>2218005</text:p>
          </table:table-cell>
          <table:table-cell office:value-type="float" office:value="826191" calcext:value-type="float">
            <text:p>826191</text:p>
          </table:table-cell>
          <table:table-cell office:value-type="float" office:value="1079362" calcext:value-type="float">
            <text:p>1079362</text:p>
          </table:table-cell>
          <table:table-cell office:value-type="float" office:value="401777" calcext:value-type="float">
            <text:p>401777</text:p>
          </table:table-cell>
          <table:table-cell office:value-type="float" office:value="454138" calcext:value-type="float">
            <text:p>454138</text:p>
          </table:table-cell>
          <table:table-cell office:value-type="float" office:value="169118" calcext:value-type="float">
            <text:p>169118</text:p>
          </table:table-cell>
          <table:table-cell office:value-type="float" office:value="571874" calcext:value-type="float">
            <text:p>571874</text:p>
          </table:table-cell>
          <table:table-cell office:value-type="float" office:value="212951" calcext:value-type="float">
            <text:p>212951</text:p>
          </table:table-cell>
          <table:table-cell table:number-columns-repeated="1637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27638" calcext:value-type="float">
            <text:p>527638</text:p>
          </table:table-cell>
          <table:table-cell office:value-type="float" office:value="196876" calcext:value-type="float">
            <text:p>196876</text:p>
          </table:table-cell>
          <table:table-cell office:value-type="float" office:value="1583527" calcext:value-type="float">
            <text:p>1583527</text:p>
          </table:table-cell>
          <table:table-cell office:value-type="float" office:value="590047" calcext:value-type="float">
            <text:p>590047</text:p>
          </table:table-cell>
          <table:table-cell office:value-type="float" office:value="4243376" calcext:value-type="float">
            <text:p>4243376</text:p>
          </table:table-cell>
          <table:table-cell office:value-type="float" office:value="1578907" calcext:value-type="float">
            <text:p>1578907</text:p>
          </table:table-cell>
          <table:table-cell office:value-type="float" office:value="1111500" calcext:value-type="float">
            <text:p>1111500</text:p>
          </table:table-cell>
          <table:table-cell office:value-type="float" office:value="413713" calcext:value-type="float">
            <text:p>413713</text:p>
          </table:table-cell>
          <table:table-cell office:value-type="float" office:value="463668" calcext:value-type="float">
            <text:p>463668</text:p>
          </table:table-cell>
          <table:table-cell office:value-type="float" office:value="172672" calcext:value-type="float">
            <text:p>172672</text:p>
          </table:table-cell>
          <table:table-cell office:value-type="float" office:value="522242" calcext:value-type="float">
            <text:p>522242</text:p>
          </table:table-cell>
          <table:table-cell office:value-type="float" office:value="194513" calcext:value-type="float">
            <text:p>194513</text:p>
          </table:table-cell>
          <table:table-cell table:number-columns-repeated="1637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40942" calcext:value-type="float">
            <text:p>440942</text:p>
          </table:table-cell>
          <table:table-cell office:value-type="float" office:value="164326" calcext:value-type="float">
            <text:p>164326</text:p>
          </table:table-cell>
          <table:table-cell office:value-type="float" office:value="1205022" calcext:value-type="float">
            <text:p>1205022</text:p>
          </table:table-cell>
          <table:table-cell office:value-type="float" office:value="448689" calcext:value-type="float">
            <text:p>448689</text:p>
          </table:table-cell>
          <table:table-cell office:value-type="float" office:value="2226364" calcext:value-type="float">
            <text:p>2226364</text:p>
          </table:table-cell>
          <table:table-cell office:value-type="float" office:value="828456" calcext:value-type="float">
            <text:p>828456</text:p>
          </table:table-cell>
          <table:table-cell office:value-type="float" office:value="1117650" calcext:value-type="float">
            <text:p>1117650</text:p>
          </table:table-cell>
          <table:table-cell office:value-type="float" office:value="415978" calcext:value-type="float">
            <text:p>415978</text:p>
          </table:table-cell>
          <table:table-cell office:value-type="float" office:value="491510" calcext:value-type="float">
            <text:p>491510</text:p>
          </table:table-cell>
          <table:table-cell office:value-type="float" office:value="183065" calcext:value-type="float">
            <text:p>183065</text:p>
          </table:table-cell>
          <table:table-cell office:value-type="float" office:value="547082" calcext:value-type="float">
            <text:p>547082</text:p>
          </table:table-cell>
          <table:table-cell office:value-type="float" office:value="203767" calcext:value-type="float">
            <text:p>203767</text:p>
          </table:table-cell>
          <table:table-cell table:number-columns-repeated="1637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67998" calcext:value-type="float">
            <text:p>467998</text:p>
          </table:table-cell>
          <table:table-cell office:value-type="float" office:value="174398" calcext:value-type="float">
            <text:p>174398</text:p>
          </table:table-cell>
          <table:table-cell office:value-type="float" office:value="1243220" calcext:value-type="float">
            <text:p>1243220</text:p>
          </table:table-cell>
          <table:table-cell office:value-type="float" office:value="462775" calcext:value-type="float">
            <text:p>462775</text:p>
          </table:table-cell>
          <table:table-cell office:value-type="float" office:value="3362110" calcext:value-type="float">
            <text:p>3362110</text:p>
          </table:table-cell>
          <table:table-cell office:value-type="float" office:value="1250983" calcext:value-type="float">
            <text:p>1250983</text:p>
          </table:table-cell>
          <table:table-cell office:value-type="float" office:value="1136652" calcext:value-type="float">
            <text:p>1136652</text:p>
          </table:table-cell>
          <table:table-cell office:value-type="float" office:value="423073" calcext:value-type="float">
            <text:p>423073</text:p>
          </table:table-cell>
          <table:table-cell office:value-type="float" office:value="447160" calcext:value-type="float">
            <text:p>447160</text:p>
          </table:table-cell>
          <table:table-cell office:value-type="float" office:value="166747" calcext:value-type="float">
            <text:p>166747</text:p>
          </table:table-cell>
          <table:table-cell office:value-type="float" office:value="549312" calcext:value-type="float">
            <text:p>549312</text:p>
          </table:table-cell>
          <table:table-cell office:value-type="float" office:value="204552" calcext:value-type="float">
            <text:p>204552</text:p>
          </table:table-cell>
          <table:table-cell table:number-columns-repeated="1637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53326" calcext:value-type="float">
            <text:p>453326</text:p>
          </table:table-cell>
          <table:table-cell office:value-type="float" office:value="168912" calcext:value-type="float">
            <text:p>168912</text:p>
          </table:table-cell>
          <table:table-cell office:value-type="float" office:value="1248836" calcext:value-type="float">
            <text:p>1248836</text:p>
          </table:table-cell>
          <table:table-cell office:value-type="float" office:value="465054" calcext:value-type="float">
            <text:p>465054</text:p>
          </table:table-cell>
          <table:table-cell office:value-type="float" office:value="1675186" calcext:value-type="float">
            <text:p>1675186</text:p>
          </table:table-cell>
          <table:table-cell office:value-type="float" office:value="623541" calcext:value-type="float">
            <text:p>623541</text:p>
          </table:table-cell>
          <table:table-cell office:value-type="float" office:value="1126488" calcext:value-type="float">
            <text:p>1126488</text:p>
          </table:table-cell>
          <table:table-cell office:value-type="float" office:value="419265" calcext:value-type="float">
            <text:p>419265</text:p>
          </table:table-cell>
          <table:table-cell office:value-type="float" office:value="452116" calcext:value-type="float">
            <text:p>452116</text:p>
          </table:table-cell>
          <table:table-cell office:value-type="float" office:value="168385" calcext:value-type="float">
            <text:p>168385</text:p>
          </table:table-cell>
          <table:table-cell office:value-type="float" office:value="563384" calcext:value-type="float">
            <text:p>563384</text:p>
          </table:table-cell>
          <table:table-cell office:value-type="float" office:value="209805" calcext:value-type="float">
            <text:p>209805</text:p>
          </table:table-cell>
          <table:table-cell table:number-columns-repeated="1637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46792" calcext:value-type="float">
            <text:p>546792</text:p>
          </table:table-cell>
          <table:table-cell office:value-type="float" office:value="204287" calcext:value-type="float">
            <text:p>204287</text:p>
          </table:table-cell>
          <table:table-cell office:value-type="float" office:value="1508286" calcext:value-type="float">
            <text:p>1508286</text:p>
          </table:table-cell>
          <table:table-cell office:value-type="float" office:value="561548" calcext:value-type="float">
            <text:p>561548</text:p>
          </table:table-cell>
          <table:table-cell office:value-type="float" office:value="2137494" calcext:value-type="float">
            <text:p>2137494</text:p>
          </table:table-cell>
          <table:table-cell office:value-type="float" office:value="795792" calcext:value-type="float">
            <text:p>795792</text:p>
          </table:table-cell>
          <table:table-cell office:value-type="float" office:value="1405242" calcext:value-type="float">
            <text:p>1405242</text:p>
          </table:table-cell>
          <table:table-cell office:value-type="float" office:value="523208" calcext:value-type="float">
            <text:p>523208</text:p>
          </table:table-cell>
          <table:table-cell office:value-type="float" office:value="547448" calcext:value-type="float">
            <text:p>547448</text:p>
          </table:table-cell>
          <table:table-cell office:value-type="float" office:value="204085" calcext:value-type="float">
            <text:p>204085</text:p>
          </table:table-cell>
          <table:table-cell office:value-type="float" office:value="554414" calcext:value-type="float">
            <text:p>554414</text:p>
          </table:table-cell>
          <table:table-cell office:value-type="float" office:value="206456" calcext:value-type="float">
            <text:p>206456</text:p>
          </table:table-cell>
          <table:table-cell table:number-columns-repeated="1637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00700" calcext:value-type="float">
            <text:p>500700</text:p>
          </table:table-cell>
          <table:table-cell office:value-type="float" office:value="186837" calcext:value-type="float">
            <text:p>186837</text:p>
          </table:table-cell>
          <table:table-cell office:value-type="float" office:value="1418510" calcext:value-type="float">
            <text:p>1418510</text:p>
          </table:table-cell>
          <table:table-cell office:value-type="float" office:value="528237" calcext:value-type="float">
            <text:p>528237</text:p>
          </table:table-cell>
          <table:table-cell office:value-type="float" office:value="7971162" calcext:value-type="float">
            <text:p>7971162</text:p>
          </table:table-cell>
          <table:table-cell office:value-type="float" office:value="2965837" calcext:value-type="float">
            <text:p>2965837</text:p>
          </table:table-cell>
          <table:table-cell office:value-type="float" office:value="1326556" calcext:value-type="float">
            <text:p>1326556</text:p>
          </table:table-cell>
          <table:table-cell office:value-type="float" office:value="493924" calcext:value-type="float">
            <text:p>493924</text:p>
          </table:table-cell>
          <table:table-cell office:value-type="float" office:value="534780" calcext:value-type="float">
            <text:p>534780</text:p>
          </table:table-cell>
          <table:table-cell office:value-type="float" office:value="199544" calcext:value-type="float">
            <text:p>199544</text:p>
          </table:table-cell>
          <table:table-cell office:value-type="float" office:value="628890" calcext:value-type="float">
            <text:p>628890</text:p>
          </table:table-cell>
          <table:table-cell office:value-type="float" office:value="234488" calcext:value-type="float">
            <text:p>234488</text:p>
          </table:table-cell>
          <table:table-cell table:number-columns-repeated="1637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1714" calcext:value-type="float">
            <text:p>461714</text:p>
          </table:table-cell>
          <table:table-cell office:value-type="float" office:value="172105" calcext:value-type="float">
            <text:p>172105</text:p>
          </table:table-cell>
          <table:table-cell office:value-type="float" office:value="1161534" calcext:value-type="float">
            <text:p>1161534</text:p>
          </table:table-cell>
          <table:table-cell office:value-type="float" office:value="432474" calcext:value-type="float">
            <text:p>432474</text:p>
          </table:table-cell>
          <table:table-cell office:value-type="float" office:value="2744070" calcext:value-type="float">
            <text:p>2744070</text:p>
          </table:table-cell>
          <table:table-cell office:value-type="float" office:value="1021019" calcext:value-type="float">
            <text:p>1021019</text:p>
          </table:table-cell>
          <table:table-cell office:value-type="float" office:value="1135498" calcext:value-type="float">
            <text:p>1135498</text:p>
          </table:table-cell>
          <table:table-cell office:value-type="float" office:value="422624" calcext:value-type="float">
            <text:p>422624</text:p>
          </table:table-cell>
          <table:table-cell office:value-type="float" office:value="443816" calcext:value-type="float">
            <text:p>443816</text:p>
          </table:table-cell>
          <table:table-cell office:value-type="float" office:value="165325" calcext:value-type="float">
            <text:p>165325</text:p>
          </table:table-cell>
          <table:table-cell office:value-type="float" office:value="552708" calcext:value-type="float">
            <text:p>552708</text:p>
          </table:table-cell>
          <table:table-cell office:value-type="float" office:value="205867" calcext:value-type="float">
            <text:p>205867</text:p>
          </table:table-cell>
          <table:table-cell table:number-columns-repeated="1637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60894" calcext:value-type="float">
            <text:p>560894</text:p>
          </table:table-cell>
          <table:table-cell office:value-type="float" office:value="209327" calcext:value-type="float">
            <text:p>209327</text:p>
          </table:table-cell>
          <table:table-cell office:value-type="float" office:value="1553110" calcext:value-type="float">
            <text:p>1553110</text:p>
          </table:table-cell>
          <table:table-cell office:value-type="float" office:value="578472" calcext:value-type="float">
            <text:p>578472</text:p>
          </table:table-cell>
          <table:table-cell office:value-type="float" office:value="4763926" calcext:value-type="float">
            <text:p>4763926</text:p>
          </table:table-cell>
          <table:table-cell office:value-type="float" office:value="1773004" calcext:value-type="float">
            <text:p>1773004</text:p>
          </table:table-cell>
          <table:table-cell office:value-type="float" office:value="1478286" calcext:value-type="float">
            <text:p>1478286</text:p>
          </table:table-cell>
          <table:table-cell office:value-type="float" office:value="550546" calcext:value-type="float">
            <text:p>550546</text:p>
          </table:table-cell>
          <table:table-cell office:value-type="float" office:value="584446" calcext:value-type="float">
            <text:p>584446</text:p>
          </table:table-cell>
          <table:table-cell office:value-type="float" office:value="217870" calcext:value-type="float">
            <text:p>217870</text:p>
          </table:table-cell>
          <table:table-cell office:value-type="float" office:value="590316" calcext:value-type="float">
            <text:p>590316</text:p>
          </table:table-cell>
          <table:table-cell office:value-type="float" office:value="219868" calcext:value-type="float">
            <text:p>219868</text:p>
          </table:table-cell>
          <table:table-cell table:number-columns-repeated="1637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51262" calcext:value-type="float">
            <text:p>651262</text:p>
          </table:table-cell>
          <table:table-cell office:value-type="float" office:value="243009" calcext:value-type="float">
            <text:p>243009</text:p>
          </table:table-cell>
          <table:table-cell office:value-type="float" office:value="1861148" calcext:value-type="float">
            <text:p>1861148</text:p>
          </table:table-cell>
          <table:table-cell office:value-type="float" office:value="692856" calcext:value-type="float">
            <text:p>692856</text:p>
          </table:table-cell>
          <table:table-cell office:value-type="float" office:value="4726924" calcext:value-type="float">
            <text:p>4726924</text:p>
          </table:table-cell>
          <table:table-cell office:value-type="float" office:value="1759154" calcext:value-type="float">
            <text:p>1759154</text:p>
          </table:table-cell>
          <table:table-cell office:value-type="float" office:value="1557354" calcext:value-type="float">
            <text:p>1557354</text:p>
          </table:table-cell>
          <table:table-cell office:value-type="float" office:value="579849" calcext:value-type="float">
            <text:p>579849</text:p>
          </table:table-cell>
          <table:table-cell office:value-type="float" office:value="612346" calcext:value-type="float">
            <text:p>612346</text:p>
          </table:table-cell>
          <table:table-cell office:value-type="float" office:value="228273" calcext:value-type="float">
            <text:p>228273</text:p>
          </table:table-cell>
          <table:table-cell office:value-type="float" office:value="695726" calcext:value-type="float">
            <text:p>695726</text:p>
          </table:table-cell>
          <table:table-cell office:value-type="float" office:value="259359" calcext:value-type="float">
            <text:p>259359</text:p>
          </table:table-cell>
          <table:table-cell table:number-columns-repeated="1637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59160" calcext:value-type="float">
            <text:p>559160</text:p>
          </table:table-cell>
          <table:table-cell office:value-type="float" office:value="208641" calcext:value-type="float">
            <text:p>208641</text:p>
          </table:table-cell>
          <table:table-cell office:value-type="float" office:value="1734345" calcext:value-type="float">
            <text:p>1734345</text:p>
          </table:table-cell>
          <table:table-cell office:value-type="float" office:value="646388" calcext:value-type="float">
            <text:p>646388</text:p>
          </table:table-cell>
          <table:table-cell office:value-type="float" office:value="5669192" calcext:value-type="float">
            <text:p>5669192</text:p>
          </table:table-cell>
          <table:table-cell office:value-type="float" office:value="2109519" calcext:value-type="float">
            <text:p>2109519</text:p>
          </table:table-cell>
          <table:table-cell office:value-type="float" office:value="1189140" calcext:value-type="float">
            <text:p>1189140</text:p>
          </table:table-cell>
          <table:table-cell office:value-type="float" office:value="442639" calcext:value-type="float">
            <text:p>442639</text:p>
          </table:table-cell>
          <table:table-cell office:value-type="float" office:value="484680" calcext:value-type="float">
            <text:p>484680</text:p>
          </table:table-cell>
          <table:table-cell office:value-type="float" office:value="180511" calcext:value-type="float">
            <text:p>180511</text:p>
          </table:table-cell>
          <table:table-cell office:value-type="float" office:value="598966" calcext:value-type="float">
            <text:p>598966</text:p>
          </table:table-cell>
          <table:table-cell office:value-type="float" office:value="223045" calcext:value-type="float">
            <text:p>223045</text:p>
          </table:table-cell>
          <table:table-cell table:number-columns-repeated="1637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65424" calcext:value-type="float">
            <text:p>465424</text:p>
          </table:table-cell>
          <table:table-cell office:value-type="float" office:value="173429" calcext:value-type="float">
            <text:p>173429</text:p>
          </table:table-cell>
          <table:table-cell office:value-type="float" office:value="1248248" calcext:value-type="float">
            <text:p>1248248</text:p>
          </table:table-cell>
          <table:table-cell office:value-type="float" office:value="464603" calcext:value-type="float">
            <text:p>464603</text:p>
          </table:table-cell>
          <table:table-cell office:value-type="float" office:value="1770220" calcext:value-type="float">
            <text:p>1770220</text:p>
          </table:table-cell>
          <table:table-cell office:value-type="float" office:value="659016" calcext:value-type="float">
            <text:p>659016</text:p>
          </table:table-cell>
          <table:table-cell office:value-type="float" office:value="1230120" calcext:value-type="float">
            <text:p>1230120</text:p>
          </table:table-cell>
          <table:table-cell office:value-type="float" office:value="457836" calcext:value-type="float">
            <text:p>457836</text:p>
          </table:table-cell>
          <table:table-cell office:value-type="float" office:value="463822" calcext:value-type="float">
            <text:p>463822</text:p>
          </table:table-cell>
          <table:table-cell office:value-type="float" office:value="172948" calcext:value-type="float">
            <text:p>172948</text:p>
          </table:table-cell>
          <table:table-cell office:value-type="float" office:value="580042" calcext:value-type="float">
            <text:p>580042</text:p>
          </table:table-cell>
          <table:table-cell office:value-type="float" office:value="216091" calcext:value-type="float">
            <text:p>216091</text:p>
          </table:table-cell>
          <table:table-cell table:number-columns-repeated="1637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79622" calcext:value-type="float">
            <text:p>579622</text:p>
          </table:table-cell>
          <table:table-cell office:value-type="float" office:value="217156" calcext:value-type="float">
            <text:p>217156</text:p>
          </table:table-cell>
          <table:table-cell office:value-type="float" office:value="1505498" calcext:value-type="float">
            <text:p>1505498</text:p>
          </table:table-cell>
          <table:table-cell office:value-type="float" office:value="560513" calcext:value-type="float">
            <text:p>560513</text:p>
          </table:table-cell>
          <table:table-cell office:value-type="float" office:value="2981282" calcext:value-type="float">
            <text:p>2981282</text:p>
          </table:table-cell>
          <table:table-cell office:value-type="float" office:value="1109735" calcext:value-type="float">
            <text:p>1109735</text:p>
          </table:table-cell>
          <table:table-cell office:value-type="float" office:value="1478778" calcext:value-type="float">
            <text:p>1478778</text:p>
          </table:table-cell>
          <table:table-cell office:value-type="float" office:value="550596" calcext:value-type="float">
            <text:p>550596</text:p>
          </table:table-cell>
          <table:table-cell office:value-type="float" office:value="577588" calcext:value-type="float">
            <text:p>577588</text:p>
          </table:table-cell>
          <table:table-cell office:value-type="float" office:value="215956" calcext:value-type="float">
            <text:p>215956</text:p>
          </table:table-cell>
          <table:table-cell office:value-type="float" office:value="551656" calcext:value-type="float">
            <text:p>551656</text:p>
          </table:table-cell>
          <table:table-cell office:value-type="float" office:value="205439" calcext:value-type="float">
            <text:p>205439</text:p>
          </table:table-cell>
          <table:table-cell table:number-columns-repeated="1637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58822" calcext:value-type="float">
            <text:p>558822</text:p>
          </table:table-cell>
          <table:table-cell office:value-type="float" office:value="208514" calcext:value-type="float">
            <text:p>208514</text:p>
          </table:table-cell>
          <table:table-cell office:value-type="float" office:value="1561598" calcext:value-type="float">
            <text:p>1561598</text:p>
          </table:table-cell>
          <table:table-cell office:value-type="float" office:value="581636" calcext:value-type="float">
            <text:p>581636</text:p>
          </table:table-cell>
          <table:table-cell office:value-type="float" office:value="3765791" calcext:value-type="float">
            <text:p>3765791</text:p>
          </table:table-cell>
          <table:table-cell office:value-type="float" office:value="1401968" calcext:value-type="float">
            <text:p>1401968</text:p>
          </table:table-cell>
          <table:table-cell office:value-type="float" office:value="1175202" calcext:value-type="float">
            <text:p>1175202</text:p>
          </table:table-cell>
          <table:table-cell office:value-type="float" office:value="437445" calcext:value-type="float">
            <text:p>437445</text:p>
          </table:table-cell>
          <table:table-cell office:value-type="float" office:value="517082" calcext:value-type="float">
            <text:p>517082</text:p>
          </table:table-cell>
          <table:table-cell office:value-type="float" office:value="192697" calcext:value-type="float">
            <text:p>192697</text:p>
          </table:table-cell>
          <table:table-cell office:value-type="float" office:value="631346" calcext:value-type="float">
            <text:p>631346</text:p>
          </table:table-cell>
          <table:table-cell office:value-type="float" office:value="235161" calcext:value-type="float">
            <text:p>235161</text:p>
          </table:table-cell>
          <table:table-cell table:number-columns-repeated="1637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42290" calcext:value-type="float">
            <text:p>442290</text:p>
          </table:table-cell>
          <table:table-cell office:value-type="float" office:value="164814" calcext:value-type="float">
            <text:p>164814</text:p>
          </table:table-cell>
          <table:table-cell office:value-type="float" office:value="1159380" calcext:value-type="float">
            <text:p>1159380</text:p>
          </table:table-cell>
          <table:table-cell office:value-type="float" office:value="431548" calcext:value-type="float">
            <text:p>431548</text:p>
          </table:table-cell>
          <table:table-cell office:value-type="float" office:value="2703158" calcext:value-type="float">
            <text:p>2703158</text:p>
          </table:table-cell>
          <table:table-cell office:value-type="float" office:value="1005794" calcext:value-type="float">
            <text:p>1005794</text:p>
          </table:table-cell>
          <table:table-cell office:value-type="float" office:value="1136502" calcext:value-type="float">
            <text:p>1136502</text:p>
          </table:table-cell>
          <table:table-cell office:value-type="float" office:value="423010" calcext:value-type="float">
            <text:p>423010</text:p>
          </table:table-cell>
          <table:table-cell office:value-type="float" office:value="443940" calcext:value-type="float">
            <text:p>443940</text:p>
          </table:table-cell>
          <table:table-cell office:value-type="float" office:value="165358" calcext:value-type="float">
            <text:p>165358</text:p>
          </table:table-cell>
          <table:table-cell office:value-type="float" office:value="534154" calcext:value-type="float">
            <text:p>534154</text:p>
          </table:table-cell>
          <table:table-cell office:value-type="float" office:value="198916" calcext:value-type="float">
            <text:p>198916</text:p>
          </table:table-cell>
          <table:table-cell table:number-columns-repeated="1637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48324" calcext:value-type="float">
            <text:p>448324</text:p>
          </table:table-cell>
          <table:table-cell office:value-type="float" office:value="167051" calcext:value-type="float">
            <text:p>167051</text:p>
          </table:table-cell>
          <table:table-cell office:value-type="float" office:value="1223660" calcext:value-type="float">
            <text:p>1223660</text:p>
          </table:table-cell>
          <table:table-cell office:value-type="float" office:value="455480" calcext:value-type="float">
            <text:p>455480</text:p>
          </table:table-cell>
          <table:table-cell office:value-type="float" office:value="2750412" calcext:value-type="float">
            <text:p>2750412</text:p>
          </table:table-cell>
          <table:table-cell office:value-type="float" office:value="1023419" calcext:value-type="float">
            <text:p>1023419</text:p>
          </table:table-cell>
          <table:table-cell office:value-type="float" office:value="1188722" calcext:value-type="float">
            <text:p>1188722</text:p>
          </table:table-cell>
          <table:table-cell office:value-type="float" office:value="442454" calcext:value-type="float">
            <text:p>442454</text:p>
          </table:table-cell>
          <table:table-cell office:value-type="float" office:value="467062" calcext:value-type="float">
            <text:p>467062</text:p>
          </table:table-cell>
          <table:table-cell office:value-type="float" office:value="173952" calcext:value-type="float">
            <text:p>173952</text:p>
          </table:table-cell>
          <table:table-cell office:value-type="float" office:value="544760" calcext:value-type="float">
            <text:p>544760</text:p>
          </table:table-cell>
          <table:table-cell office:value-type="float" office:value="202879" calcext:value-type="float">
            <text:p>202879</text:p>
          </table:table-cell>
          <table:table-cell table:number-columns-repeated="1637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53398" calcext:value-type="float">
            <text:p>453398</text:p>
          </table:table-cell>
          <table:table-cell office:value-type="float" office:value="168953" calcext:value-type="float">
            <text:p>168953</text:p>
          </table:table-cell>
          <table:table-cell office:value-type="float" office:value="1195810" calcext:value-type="float">
            <text:p>1195810</text:p>
          </table:table-cell>
          <table:table-cell office:value-type="float" office:value="445101" calcext:value-type="float">
            <text:p>445101</text:p>
          </table:table-cell>
          <table:table-cell office:value-type="float" office:value="5484764" calcext:value-type="float">
            <text:p>5484764</text:p>
          </table:table-cell>
          <table:table-cell office:value-type="float" office:value="2040580" calcext:value-type="float">
            <text:p>2040580</text:p>
          </table:table-cell>
          <table:table-cell office:value-type="float" office:value="1064018" calcext:value-type="float">
            <text:p>1064018</text:p>
          </table:table-cell>
          <table:table-cell office:value-type="float" office:value="396021" calcext:value-type="float">
            <text:p>396021</text:p>
          </table:table-cell>
          <table:table-cell office:value-type="float" office:value="426134" calcext:value-type="float">
            <text:p>426134</text:p>
          </table:table-cell>
          <table:table-cell office:value-type="float" office:value="158753" calcext:value-type="float">
            <text:p>158753</text:p>
          </table:table-cell>
          <table:table-cell office:value-type="float" office:value="513678" calcext:value-type="float">
            <text:p>513678</text:p>
          </table:table-cell>
          <table:table-cell office:value-type="float" office:value="191307" calcext:value-type="float">
            <text:p>191307</text:p>
          </table:table-cell>
          <table:table-cell table:number-columns-repeated="1637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00058" calcext:value-type="float">
            <text:p>500058</text:p>
          </table:table-cell>
          <table:table-cell office:value-type="float" office:value="186558" calcext:value-type="float">
            <text:p>186558</text:p>
          </table:table-cell>
          <table:table-cell office:value-type="float" office:value="1365660" calcext:value-type="float">
            <text:p>1365660</text:p>
          </table:table-cell>
          <table:table-cell office:value-type="float" office:value="508448" calcext:value-type="float">
            <text:p>508448</text:p>
          </table:table-cell>
          <table:table-cell office:value-type="float" office:value="3383804" calcext:value-type="float">
            <text:p>3383804</text:p>
          </table:table-cell>
          <table:table-cell office:value-type="float" office:value="1259350" calcext:value-type="float">
            <text:p>1259350</text:p>
          </table:table-cell>
          <table:table-cell office:value-type="float" office:value="1328506" calcext:value-type="float">
            <text:p>1328506</text:p>
          </table:table-cell>
          <table:table-cell office:value-type="float" office:value="494632" calcext:value-type="float">
            <text:p>494632</text:p>
          </table:table-cell>
          <table:table-cell office:value-type="float" office:value="523262" calcext:value-type="float">
            <text:p>523262</text:p>
          </table:table-cell>
          <table:table-cell office:value-type="float" office:value="195071" calcext:value-type="float">
            <text:p>195071</text:p>
          </table:table-cell>
          <table:table-cell office:value-type="float" office:value="631362" calcext:value-type="float">
            <text:p>631362</text:p>
          </table:table-cell>
          <table:table-cell office:value-type="float" office:value="235382" calcext:value-type="float">
            <text:p>235382</text:p>
          </table:table-cell>
          <table:table-cell table:number-columns-repeated="1637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00118" calcext:value-type="float">
            <text:p>500118</text:p>
          </table:table-cell>
          <table:table-cell office:value-type="float" office:value="187353" calcext:value-type="float">
            <text:p>187353</text:p>
          </table:table-cell>
          <table:table-cell office:value-type="float" office:value="1430264" calcext:value-type="float">
            <text:p>1430264</text:p>
          </table:table-cell>
          <table:table-cell office:value-type="float" office:value="532775" calcext:value-type="float">
            <text:p>532775</text:p>
          </table:table-cell>
          <table:table-cell office:value-type="float" office:value="3355772" calcext:value-type="float">
            <text:p>3355772</text:p>
          </table:table-cell>
          <table:table-cell office:value-type="float" office:value="1248985" calcext:value-type="float">
            <text:p>1248985</text:p>
          </table:table-cell>
          <table:table-cell office:value-type="float" office:value="1338554" calcext:value-type="float">
            <text:p>1338554</text:p>
          </table:table-cell>
          <table:table-cell office:value-type="float" office:value="498443" calcext:value-type="float">
            <text:p>498443</text:p>
          </table:table-cell>
          <table:table-cell office:value-type="float" office:value="523192" calcext:value-type="float">
            <text:p>523192</text:p>
          </table:table-cell>
          <table:table-cell office:value-type="float" office:value="195040" calcext:value-type="float">
            <text:p>195040</text:p>
          </table:table-cell>
          <table:table-cell office:value-type="float" office:value="632704" calcext:value-type="float">
            <text:p>632704</text:p>
          </table:table-cell>
          <table:table-cell office:value-type="float" office:value="235872" calcext:value-type="float">
            <text:p>235872</text:p>
          </table:table-cell>
          <table:table-cell table:number-columns-repeated="1637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98834" calcext:value-type="float">
            <text:p>498834</text:p>
          </table:table-cell>
          <table:table-cell office:value-type="float" office:value="186119" calcext:value-type="float">
            <text:p>186119</text:p>
          </table:table-cell>
          <table:table-cell office:value-type="float" office:value="1410242" calcext:value-type="float">
            <text:p>1410242</text:p>
          </table:table-cell>
          <table:table-cell office:value-type="float" office:value="525239" calcext:value-type="float">
            <text:p>525239</text:p>
          </table:table-cell>
          <table:table-cell office:value-type="float" office:value="6582967" calcext:value-type="float">
            <text:p>6582967</text:p>
          </table:table-cell>
          <table:table-cell office:value-type="float" office:value="2450035" calcext:value-type="float">
            <text:p>2450035</text:p>
          </table:table-cell>
          <table:table-cell office:value-type="float" office:value="1061046" calcext:value-type="float">
            <text:p>1061046</text:p>
          </table:table-cell>
          <table:table-cell office:value-type="float" office:value="395117" calcext:value-type="float">
            <text:p>395117</text:p>
          </table:table-cell>
          <table:table-cell office:value-type="float" office:value="459518" calcext:value-type="float">
            <text:p>459518</text:p>
          </table:table-cell>
          <table:table-cell office:value-type="float" office:value="171138" calcext:value-type="float">
            <text:p>171138</text:p>
          </table:table-cell>
          <table:table-cell office:value-type="float" office:value="545760" calcext:value-type="float">
            <text:p>545760</text:p>
          </table:table-cell>
          <table:table-cell office:value-type="float" office:value="203264" calcext:value-type="float">
            <text:p>203264</text:p>
          </table:table-cell>
          <table:table-cell table:number-columns-repeated="1637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55690" calcext:value-type="float">
            <text:p>555690</text:p>
          </table:table-cell>
          <table:table-cell office:value-type="float" office:value="207312" calcext:value-type="float">
            <text:p>207312</text:p>
          </table:table-cell>
          <table:table-cell office:value-type="float" office:value="1576094" calcext:value-type="float">
            <text:p>1576094</text:p>
          </table:table-cell>
          <table:table-cell office:value-type="float" office:value="589038" calcext:value-type="float">
            <text:p>589038</text:p>
          </table:table-cell>
          <table:table-cell office:value-type="float" office:value="3442912" calcext:value-type="float">
            <text:p>3442912</text:p>
          </table:table-cell>
          <table:table-cell office:value-type="float" office:value="1281461" calcext:value-type="float">
            <text:p>1281461</text:p>
          </table:table-cell>
          <table:table-cell office:value-type="float" office:value="1476518" calcext:value-type="float">
            <text:p>1476518</text:p>
          </table:table-cell>
          <table:table-cell office:value-type="float" office:value="549748" calcext:value-type="float">
            <text:p>549748</text:p>
          </table:table-cell>
          <table:table-cell office:value-type="float" office:value="578674" calcext:value-type="float">
            <text:p>578674</text:p>
          </table:table-cell>
          <table:table-cell office:value-type="float" office:value="215766" calcext:value-type="float">
            <text:p>215766</text:p>
          </table:table-cell>
          <table:table-cell office:value-type="float" office:value="659882" calcext:value-type="float">
            <text:p>659882</text:p>
          </table:table-cell>
          <table:table-cell office:value-type="float" office:value="246003" calcext:value-type="float">
            <text:p>246003</text:p>
          </table:table-cell>
          <table:table-cell table:number-columns-repeated="1637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32848" calcext:value-type="float">
            <text:p>532848</text:p>
          </table:table-cell>
          <table:table-cell office:value-type="float" office:value="198776" calcext:value-type="float">
            <text:p>198776</text:p>
          </table:table-cell>
          <table:table-cell office:value-type="float" office:value="1498212" calcext:value-type="float">
            <text:p>1498212</text:p>
          </table:table-cell>
          <table:table-cell office:value-type="float" office:value="557913" calcext:value-type="float">
            <text:p>557913</text:p>
          </table:table-cell>
          <table:table-cell office:value-type="float" office:value="2335005" calcext:value-type="float">
            <text:p>2335005</text:p>
          </table:table-cell>
          <table:table-cell office:value-type="float" office:value="870233" calcext:value-type="float">
            <text:p>870233</text:p>
          </table:table-cell>
          <table:table-cell office:value-type="float" office:value="1124560" calcext:value-type="float">
            <text:p>1124560</text:p>
          </table:table-cell>
          <table:table-cell office:value-type="float" office:value="418862" calcext:value-type="float">
            <text:p>418862</text:p>
          </table:table-cell>
          <table:table-cell office:value-type="float" office:value="465360" calcext:value-type="float">
            <text:p>465360</text:p>
          </table:table-cell>
          <table:table-cell office:value-type="float" office:value="173314" calcext:value-type="float">
            <text:p>173314</text:p>
          </table:table-cell>
          <table:table-cell office:value-type="float" office:value="548498" calcext:value-type="float">
            <text:p>548498</text:p>
          </table:table-cell>
          <table:table-cell office:value-type="float" office:value="204241" calcext:value-type="float">
            <text:p>204241</text:p>
          </table:table-cell>
          <table:table-cell table:number-columns-repeated="1637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53196" calcext:value-type="float">
            <text:p>553196</text:p>
          </table:table-cell>
          <table:table-cell office:value-type="float" office:value="206799" calcext:value-type="float">
            <text:p>206799</text:p>
          </table:table-cell>
          <table:table-cell office:value-type="float" office:value="1545618" calcext:value-type="float">
            <text:p>1545618</text:p>
          </table:table-cell>
          <table:table-cell office:value-type="float" office:value="575526" calcext:value-type="float">
            <text:p>575526</text:p>
          </table:table-cell>
          <table:table-cell office:value-type="float" office:value="7368524" calcext:value-type="float">
            <text:p>7368524</text:p>
          </table:table-cell>
          <table:table-cell office:value-type="float" office:value="2741760" calcext:value-type="float">
            <text:p>2741760</text:p>
          </table:table-cell>
          <table:table-cell office:value-type="float" office:value="1395518" calcext:value-type="float">
            <text:p>1395518</text:p>
          </table:table-cell>
          <table:table-cell office:value-type="float" office:value="519574" calcext:value-type="float">
            <text:p>519574</text:p>
          </table:table-cell>
          <table:table-cell office:value-type="float" office:value="557226" calcext:value-type="float">
            <text:p>557226</text:p>
          </table:table-cell>
          <table:table-cell office:value-type="float" office:value="207724" calcext:value-type="float">
            <text:p>207724</text:p>
          </table:table-cell>
          <table:table-cell office:value-type="float" office:value="554534" calcext:value-type="float">
            <text:p>554534</text:p>
          </table:table-cell>
          <table:table-cell office:value-type="float" office:value="206565" calcext:value-type="float">
            <text:p>206565</text:p>
          </table:table-cell>
          <table:table-cell table:number-columns-repeated="1637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48166" calcext:value-type="float">
            <text:p>548166</text:p>
          </table:table-cell>
          <table:table-cell office:value-type="float" office:value="204513" calcext:value-type="float">
            <text:p>204513</text:p>
          </table:table-cell>
          <table:table-cell office:value-type="float" office:value="1534700" calcext:value-type="float">
            <text:p>1534700</text:p>
          </table:table-cell>
          <table:table-cell office:value-type="float" office:value="571497" calcext:value-type="float">
            <text:p>571497</text:p>
          </table:table-cell>
          <table:table-cell office:value-type="float" office:value="2939314" calcext:value-type="float">
            <text:p>2939314</text:p>
          </table:table-cell>
          <table:table-cell office:value-type="float" office:value="1094030" calcext:value-type="float">
            <text:p>1094030</text:p>
          </table:table-cell>
          <table:table-cell office:value-type="float" office:value="1466528" calcext:value-type="float">
            <text:p>1466528</text:p>
          </table:table-cell>
          <table:table-cell office:value-type="float" office:value="546038" calcext:value-type="float">
            <text:p>546038</text:p>
          </table:table-cell>
          <table:table-cell office:value-type="float" office:value="586878" calcext:value-type="float">
            <text:p>586878</text:p>
          </table:table-cell>
          <table:table-cell office:value-type="float" office:value="218837" calcext:value-type="float">
            <text:p>218837</text:p>
          </table:table-cell>
          <table:table-cell office:value-type="float" office:value="660496" calcext:value-type="float">
            <text:p>660496</text:p>
          </table:table-cell>
          <table:table-cell office:value-type="float" office:value="246215" calcext:value-type="float">
            <text:p>246215</text:p>
          </table:table-cell>
          <table:table-cell table:number-columns-repeated="1637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47076" calcext:value-type="float">
            <text:p>547076</text:p>
          </table:table-cell>
          <table:table-cell office:value-type="float" office:value="204085" calcext:value-type="float">
            <text:p>204085</text:p>
          </table:table-cell>
          <table:table-cell office:value-type="float" office:value="1532784" calcext:value-type="float">
            <text:p>1532784</text:p>
          </table:table-cell>
          <table:table-cell office:value-type="float" office:value="570859" calcext:value-type="float">
            <text:p>570859</text:p>
          </table:table-cell>
          <table:table-cell office:value-type="float" office:value="3733909" calcext:value-type="float">
            <text:p>3733909</text:p>
          </table:table-cell>
          <table:table-cell office:value-type="float" office:value="1389957" calcext:value-type="float">
            <text:p>1389957</text:p>
          </table:table-cell>
          <table:table-cell office:value-type="float" office:value="1112838" calcext:value-type="float">
            <text:p>1112838</text:p>
          </table:table-cell>
          <table:table-cell office:value-type="float" office:value="414239" calcext:value-type="float">
            <text:p>414239</text:p>
          </table:table-cell>
          <table:table-cell office:value-type="float" office:value="472094" calcext:value-type="float">
            <text:p>472094</text:p>
          </table:table-cell>
          <table:table-cell office:value-type="float" office:value="175866" calcext:value-type="float">
            <text:p>175866</text:p>
          </table:table-cell>
          <table:table-cell office:value-type="float" office:value="579450" calcext:value-type="float">
            <text:p>579450</text:p>
          </table:table-cell>
          <table:table-cell office:value-type="float" office:value="215923" calcext:value-type="float">
            <text:p>215923</text:p>
          </table:table-cell>
          <table:table-cell table:number-columns-repeated="1637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39550" calcext:value-type="float">
            <text:p>539550</text:p>
          </table:table-cell>
          <table:table-cell office:value-type="float" office:value="201367" calcext:value-type="float">
            <text:p>201367</text:p>
          </table:table-cell>
          <table:table-cell office:value-type="float" office:value="1453342" calcext:value-type="float">
            <text:p>1453342</text:p>
          </table:table-cell>
          <table:table-cell office:value-type="float" office:value="541093" calcext:value-type="float">
            <text:p>541093</text:p>
          </table:table-cell>
          <table:table-cell office:value-type="float" office:value="5987544" calcext:value-type="float">
            <text:p>5987544</text:p>
          </table:table-cell>
          <table:table-cell office:value-type="float" office:value="2228006" calcext:value-type="float">
            <text:p>2228006</text:p>
          </table:table-cell>
          <table:table-cell office:value-type="float" office:value="1328108" calcext:value-type="float">
            <text:p>1328108</text:p>
          </table:table-cell>
          <table:table-cell office:value-type="float" office:value="494514" calcext:value-type="float">
            <text:p>494514</text:p>
          </table:table-cell>
          <table:table-cell office:value-type="float" office:value="521366" calcext:value-type="float">
            <text:p>521366</text:p>
          </table:table-cell>
          <table:table-cell office:value-type="float" office:value="194374" calcext:value-type="float">
            <text:p>194374</text:p>
          </table:table-cell>
          <table:table-cell office:value-type="float" office:value="556902" calcext:value-type="float">
            <text:p>556902</text:p>
          </table:table-cell>
          <table:table-cell office:value-type="float" office:value="207390" calcext:value-type="float">
            <text:p>207390</text:p>
          </table:table-cell>
          <table:table-cell table:number-columns-repeated="1637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92918" calcext:value-type="float">
            <text:p>592918</text:p>
          </table:table-cell>
          <table:table-cell office:value-type="float" office:value="221810" calcext:value-type="float">
            <text:p>221810</text:p>
          </table:table-cell>
          <table:table-cell office:value-type="float" office:value="1616944" calcext:value-type="float">
            <text:p>1616944</text:p>
          </table:table-cell>
          <table:table-cell office:value-type="float" office:value="601973" calcext:value-type="float">
            <text:p>601973</text:p>
          </table:table-cell>
          <table:table-cell office:value-type="float" office:value="2186153" calcext:value-type="float">
            <text:p>2186153</text:p>
          </table:table-cell>
          <table:table-cell office:value-type="float" office:value="814224" calcext:value-type="float">
            <text:p>814224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428602" calcext:value-type="float">
            <text:p>428602</text:p>
          </table:table-cell>
          <table:table-cell office:value-type="float" office:value="462942" calcext:value-type="float">
            <text:p>462942</text:p>
          </table:table-cell>
          <table:table-cell office:value-type="float" office:value="172401" calcext:value-type="float">
            <text:p>172401</text:p>
          </table:table-cell>
          <table:table-cell office:value-type="float" office:value="603768" calcext:value-type="float">
            <text:p>603768</text:p>
          </table:table-cell>
          <table:table-cell office:value-type="float" office:value="224844" calcext:value-type="float">
            <text:p>224844</text:p>
          </table:table-cell>
          <table:table-cell table:number-columns-repeated="1637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28800" calcext:value-type="float">
            <text:p>528800</text:p>
          </table:table-cell>
          <table:table-cell office:value-type="float" office:value="197320" calcext:value-type="float">
            <text:p>197320</text:p>
          </table:table-cell>
          <table:table-cell office:value-type="float" office:value="1483838" calcext:value-type="float">
            <text:p>1483838</text:p>
          </table:table-cell>
          <table:table-cell office:value-type="float" office:value="552600" calcext:value-type="float">
            <text:p>552600</text:p>
          </table:table-cell>
          <table:table-cell office:value-type="float" office:value="2342091" calcext:value-type="float">
            <text:p>2342091</text:p>
          </table:table-cell>
          <table:table-cell office:value-type="float" office:value="872372" calcext:value-type="float">
            <text:p>872372</text:p>
          </table:table-cell>
          <table:table-cell office:value-type="float" office:value="1176500" calcext:value-type="float">
            <text:p>1176500</text:p>
          </table:table-cell>
          <table:table-cell office:value-type="float" office:value="437940" calcext:value-type="float">
            <text:p>437940</text:p>
          </table:table-cell>
          <table:table-cell office:value-type="float" office:value="467534" calcext:value-type="float">
            <text:p>467534</text:p>
          </table:table-cell>
          <table:table-cell office:value-type="float" office:value="174116" calcext:value-type="float">
            <text:p>174116</text:p>
          </table:table-cell>
          <table:table-cell office:value-type="float" office:value="520772" calcext:value-type="float">
            <text:p>520772</text:p>
          </table:table-cell>
          <table:table-cell office:value-type="float" office:value="193933" calcext:value-type="float">
            <text:p>193933</text:p>
          </table:table-cell>
          <table:table-cell table:number-columns-repeated="1637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23696" calcext:value-type="float">
            <text:p>523696</text:p>
          </table:table-cell>
          <table:table-cell office:value-type="float" office:value="195415" calcext:value-type="float">
            <text:p>195415</text:p>
          </table:table-cell>
          <table:table-cell office:value-type="float" office:value="1443528" calcext:value-type="float">
            <text:p>1443528</text:p>
          </table:table-cell>
          <table:table-cell office:value-type="float" office:value="537447" calcext:value-type="float">
            <text:p>537447</text:p>
          </table:table-cell>
          <table:table-cell office:value-type="float" office:value="4247368" calcext:value-type="float">
            <text:p>4247368</text:p>
          </table:table-cell>
          <table:table-cell office:value-type="float" office:value="1580602" calcext:value-type="float">
            <text:p>1580602</text:p>
          </table:table-cell>
          <table:table-cell office:value-type="float" office:value="1368744" calcext:value-type="float">
            <text:p>1368744</text:p>
          </table:table-cell>
          <table:table-cell office:value-type="float" office:value="509782" calcext:value-type="float">
            <text:p>509782</text:p>
          </table:table-cell>
          <table:table-cell office:value-type="float" office:value="719897" calcext:value-type="float">
            <text:p>719897</text:p>
          </table:table-cell>
          <table:table-cell office:value-type="float" office:value="268719" calcext:value-type="float">
            <text:p>268719</text:p>
          </table:table-cell>
          <table:table-cell office:value-type="float" office:value="545990" calcext:value-type="float">
            <text:p>545990</text:p>
          </table:table-cell>
          <table:table-cell office:value-type="float" office:value="203339" calcext:value-type="float">
            <text:p>203339</text:p>
          </table:table-cell>
          <table:table-cell table:number-columns-repeated="1637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30452" calcext:value-type="float">
            <text:p>530452</text:p>
          </table:table-cell>
          <table:table-cell office:value-type="float" office:value="197938" calcext:value-type="float">
            <text:p>197938</text:p>
          </table:table-cell>
          <table:table-cell office:value-type="float" office:value="1516214" calcext:value-type="float">
            <text:p>1516214</text:p>
          </table:table-cell>
          <table:table-cell office:value-type="float" office:value="564800" calcext:value-type="float">
            <text:p>564800</text:p>
          </table:table-cell>
          <table:table-cell office:value-type="float" office:value="2929676" calcext:value-type="float">
            <text:p>2929676</text:p>
          </table:table-cell>
          <table:table-cell office:value-type="float" office:value="1090529" calcext:value-type="float">
            <text:p>1090529</text:p>
          </table:table-cell>
          <table:table-cell office:value-type="float" office:value="1421658" calcext:value-type="float">
            <text:p>1421658</text:p>
          </table:table-cell>
          <table:table-cell office:value-type="float" office:value="529306" calcext:value-type="float">
            <text:p>529306</text:p>
          </table:table-cell>
          <table:table-cell office:value-type="float" office:value="548056" calcext:value-type="float">
            <text:p>548056</text:p>
          </table:table-cell>
          <table:table-cell office:value-type="float" office:value="204335" calcext:value-type="float">
            <text:p>204335</text:p>
          </table:table-cell>
          <table:table-cell office:value-type="float" office:value="703080" calcext:value-type="float">
            <text:p>703080</text:p>
          </table:table-cell>
          <table:table-cell office:value-type="float" office:value="262149" calcext:value-type="float">
            <text:p>262149</text:p>
          </table:table-cell>
          <table:table-cell table:number-columns-repeated="1637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20510" calcext:value-type="float">
            <text:p>520510</text:p>
          </table:table-cell>
          <table:table-cell office:value-type="float" office:value="194787" calcext:value-type="float">
            <text:p>194787</text:p>
          </table:table-cell>
          <table:table-cell office:value-type="float" office:value="1453344" calcext:value-type="float">
            <text:p>1453344</text:p>
          </table:table-cell>
          <table:table-cell office:value-type="float" office:value="541143" calcext:value-type="float">
            <text:p>541143</text:p>
          </table:table-cell>
          <table:table-cell office:value-type="float" office:value="4561195" calcext:value-type="float">
            <text:p>4561195</text:p>
          </table:table-cell>
          <table:table-cell office:value-type="float" office:value="1697861" calcext:value-type="float">
            <text:p>1697861</text:p>
          </table:table-cell>
          <table:table-cell office:value-type="float" office:value="1114660" calcext:value-type="float">
            <text:p>1114660</text:p>
          </table:table-cell>
          <table:table-cell office:value-type="float" office:value="414985" calcext:value-type="float">
            <text:p>414985</text:p>
          </table:table-cell>
          <table:table-cell office:value-type="float" office:value="472632" calcext:value-type="float">
            <text:p>472632</text:p>
          </table:table-cell>
          <table:table-cell office:value-type="float" office:value="176060" calcext:value-type="float">
            <text:p>176060</text:p>
          </table:table-cell>
          <table:table-cell office:value-type="float" office:value="595568" calcext:value-type="float">
            <text:p>595568</text:p>
          </table:table-cell>
          <table:table-cell office:value-type="float" office:value="221782" calcext:value-type="float">
            <text:p>221782</text:p>
          </table:table-cell>
          <table:table-cell table:number-columns-repeated="1637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25154" calcext:value-type="float">
            <text:p>525154</text:p>
          </table:table-cell>
          <table:table-cell office:value-type="float" office:value="195979" calcext:value-type="float">
            <text:p>195979</text:p>
          </table:table-cell>
          <table:table-cell office:value-type="float" office:value="1444090" calcext:value-type="float">
            <text:p>1444090</text:p>
          </table:table-cell>
          <table:table-cell office:value-type="float" office:value="537734" calcext:value-type="float">
            <text:p>537734</text:p>
          </table:table-cell>
          <table:table-cell office:value-type="float" office:value="2677990" calcext:value-type="float">
            <text:p>2677990</text:p>
          </table:table-cell>
          <table:table-cell office:value-type="float" office:value="996829" calcext:value-type="float">
            <text:p>996829</text:p>
          </table:table-cell>
          <table:table-cell office:value-type="float" office:value="1404520" calcext:value-type="float">
            <text:p>1404520</text:p>
          </table:table-cell>
          <table:table-cell office:value-type="float" office:value="522964" calcext:value-type="float">
            <text:p>522964</text:p>
          </table:table-cell>
          <table:table-cell office:value-type="float" office:value="552698" calcext:value-type="float">
            <text:p>552698</text:p>
          </table:table-cell>
          <table:table-cell office:value-type="float" office:value="206036" calcext:value-type="float">
            <text:p>206036</text:p>
          </table:table-cell>
          <table:table-cell office:value-type="float" office:value="631326" calcext:value-type="float">
            <text:p>631326</text:p>
          </table:table-cell>
          <table:table-cell office:value-type="float" office:value="235324" calcext:value-type="float">
            <text:p>235324</text:p>
          </table:table-cell>
          <table:table-cell table:number-columns-repeated="1637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12956" calcext:value-type="float">
            <text:p>412956</text:p>
          </table:table-cell>
          <table:table-cell office:value-type="float" office:value="153884" calcext:value-type="float">
            <text:p>153884</text:p>
          </table:table-cell>
          <table:table-cell office:value-type="float" office:value="1130288" calcext:value-type="float">
            <text:p>1130288</text:p>
          </table:table-cell>
          <table:table-cell office:value-type="float" office:value="421109" calcext:value-type="float">
            <text:p>421109</text:p>
          </table:table-cell>
          <table:table-cell office:value-type="float" office:value="1558098" calcext:value-type="float">
            <text:p>1558098</text:p>
          </table:table-cell>
          <table:table-cell office:value-type="float" office:value="580069" calcext:value-type="float">
            <text:p>580069</text:p>
          </table:table-cell>
          <table:table-cell office:value-type="float" office:value="1101118" calcext:value-type="float">
            <text:p>1101118</text:p>
          </table:table-cell>
          <table:table-cell office:value-type="float" office:value="409855" calcext:value-type="float">
            <text:p>409855</text:p>
          </table:table-cell>
          <table:table-cell office:value-type="float" office:value="425480" calcext:value-type="float">
            <text:p>425480</text:p>
          </table:table-cell>
          <table:table-cell office:value-type="float" office:value="158459" calcext:value-type="float">
            <text:p>158459</text:p>
          </table:table-cell>
          <table:table-cell office:value-type="float" office:value="522580" calcext:value-type="float">
            <text:p>522580</text:p>
          </table:table-cell>
          <table:table-cell office:value-type="float" office:value="194697" calcext:value-type="float">
            <text:p>194697</text:p>
          </table:table-cell>
          <table:table-cell table:number-columns-repeated="1637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42280" calcext:value-type="float">
            <text:p>542280</text:p>
          </table:table-cell>
          <table:table-cell office:value-type="float" office:value="202484" calcext:value-type="float">
            <text:p>202484</text:p>
          </table:table-cell>
          <table:table-cell office:value-type="float" office:value="1369298" calcext:value-type="float">
            <text:p>1369298</text:p>
          </table:table-cell>
          <table:table-cell office:value-type="float" office:value="509803" calcext:value-type="float">
            <text:p>509803</text:p>
          </table:table-cell>
          <table:table-cell office:value-type="float" office:value="3788820" calcext:value-type="float">
            <text:p>3788820</text:p>
          </table:table-cell>
          <table:table-cell office:value-type="float" office:value="1410059" calcext:value-type="float">
            <text:p>1410059</text:p>
          </table:table-cell>
          <table:table-cell office:value-type="float" office:value="1328252" calcext:value-type="float">
            <text:p>1328252</text:p>
          </table:table-cell>
          <table:table-cell office:value-type="float" office:value="494542" calcext:value-type="float">
            <text:p>494542</text:p>
          </table:table-cell>
          <table:table-cell office:value-type="float" office:value="529036" calcext:value-type="float">
            <text:p>529036</text:p>
          </table:table-cell>
          <table:table-cell office:value-type="float" office:value="197220" calcext:value-type="float">
            <text:p>197220</text:p>
          </table:table-cell>
          <table:table-cell office:value-type="float" office:value="530886" calcext:value-type="float">
            <text:p>530886</text:p>
          </table:table-cell>
          <table:table-cell office:value-type="float" office:value="197696" calcext:value-type="float">
            <text:p>197696</text:p>
          </table:table-cell>
          <table:table-cell table:number-columns-repeated="1637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15170" calcext:value-type="float">
            <text:p>615170</text:p>
          </table:table-cell>
          <table:table-cell office:value-type="float" office:value="229503" calcext:value-type="float">
            <text:p>229503</text:p>
          </table:table-cell>
          <table:table-cell office:value-type="float" office:value="1539728" calcext:value-type="float">
            <text:p>1539728</text:p>
          </table:table-cell>
          <table:table-cell office:value-type="float" office:value="573436" calcext:value-type="float">
            <text:p>573436</text:p>
          </table:table-cell>
          <table:table-cell office:value-type="float" office:value="6294660" calcext:value-type="float">
            <text:p>6294660</text:p>
          </table:table-cell>
          <table:table-cell office:value-type="float" office:value="2342284" calcext:value-type="float">
            <text:p>2342284</text:p>
          </table:table-cell>
          <table:table-cell office:value-type="float" office:value="1400746" calcext:value-type="float">
            <text:p>1400746</text:p>
          </table:table-cell>
          <table:table-cell office:value-type="float" office:value="521530" calcext:value-type="float">
            <text:p>521530</text:p>
          </table:table-cell>
          <table:table-cell office:value-type="float" office:value="551212" calcext:value-type="float">
            <text:p>551212</text:p>
          </table:table-cell>
          <table:table-cell office:value-type="float" office:value="205486" calcext:value-type="float">
            <text:p>205486</text:p>
          </table:table-cell>
          <table:table-cell office:value-type="float" office:value="662846" calcext:value-type="float">
            <text:p>662846</text:p>
          </table:table-cell>
          <table:table-cell office:value-type="float" office:value="247094" calcext:value-type="float">
            <text:p>247094</text:p>
          </table:table-cell>
          <table:table-cell table:number-columns-repeated="1637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21228" calcext:value-type="float">
            <text:p>421228</text:p>
          </table:table-cell>
          <table:table-cell office:value-type="float" office:value="156952" calcext:value-type="float">
            <text:p>156952</text:p>
          </table:table-cell>
          <table:table-cell office:value-type="float" office:value="1131210" calcext:value-type="float">
            <text:p>1131210</text:p>
          </table:table-cell>
          <table:table-cell office:value-type="float" office:value="421086" calcext:value-type="float">
            <text:p>421086</text:p>
          </table:table-cell>
          <table:table-cell office:value-type="float" office:value="1598718" calcext:value-type="float">
            <text:p>1598718</text:p>
          </table:table-cell>
          <table:table-cell office:value-type="float" office:value="594932" calcext:value-type="float">
            <text:p>594932</text:p>
          </table:table-cell>
          <table:table-cell office:value-type="float" office:value="1181716" calcext:value-type="float">
            <text:p>1181716</text:p>
          </table:table-cell>
          <table:table-cell office:value-type="float" office:value="439845" calcext:value-type="float">
            <text:p>439845</text:p>
          </table:table-cell>
          <table:table-cell office:value-type="float" office:value="440730" calcext:value-type="float">
            <text:p>440730</text:p>
          </table:table-cell>
          <table:table-cell office:value-type="float" office:value="164137" calcext:value-type="float">
            <text:p>164137</text:p>
          </table:table-cell>
          <table:table-cell office:value-type="float" office:value="567008" calcext:value-type="float">
            <text:p>567008</text:p>
          </table:table-cell>
          <table:table-cell office:value-type="float" office:value="211268" calcext:value-type="float">
            <text:p>211268</text:p>
          </table:table-cell>
          <table:table-cell table:number-columns-repeated="1637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53242" calcext:value-type="float">
            <text:p>553242</text:p>
          </table:table-cell>
          <table:table-cell office:value-type="float" office:value="206421" calcext:value-type="float">
            <text:p>206421</text:p>
          </table:table-cell>
          <table:table-cell office:value-type="float" office:value="1577114" calcext:value-type="float">
            <text:p>1577114</text:p>
          </table:table-cell>
          <table:table-cell office:value-type="float" office:value="587338" calcext:value-type="float">
            <text:p>587338</text:p>
          </table:table-cell>
          <table:table-cell office:value-type="float" office:value="4181092" calcext:value-type="float">
            <text:p>4181092</text:p>
          </table:table-cell>
          <table:table-cell office:value-type="float" office:value="1556047" calcext:value-type="float">
            <text:p>1556047</text:p>
          </table:table-cell>
          <table:table-cell office:value-type="float" office:value="1496330" calcext:value-type="float">
            <text:p>1496330</text:p>
          </table:table-cell>
          <table:table-cell office:value-type="float" office:value="557290" calcext:value-type="float">
            <text:p>557290</text:p>
          </table:table-cell>
          <table:table-cell office:value-type="float" office:value="579046" calcext:value-type="float">
            <text:p>579046</text:p>
          </table:table-cell>
          <table:table-cell office:value-type="float" office:value="215862" calcext:value-type="float">
            <text:p>215862</text:p>
          </table:table-cell>
          <table:table-cell office:value-type="float" office:value="558768" calcext:value-type="float">
            <text:p>558768</text:p>
          </table:table-cell>
          <table:table-cell office:value-type="float" office:value="208082" calcext:value-type="float">
            <text:p>208082</text:p>
          </table:table-cell>
          <table:table-cell table:number-columns-repeated="1637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43382" calcext:value-type="float">
            <text:p>543382</text:p>
          </table:table-cell>
          <table:table-cell office:value-type="float" office:value="202765" calcext:value-type="float">
            <text:p>202765</text:p>
          </table:table-cell>
          <table:table-cell office:value-type="float" office:value="1438856" calcext:value-type="float">
            <text:p>1438856</text:p>
          </table:table-cell>
          <table:table-cell office:value-type="float" office:value="535742" calcext:value-type="float">
            <text:p>535742</text:p>
          </table:table-cell>
          <table:table-cell office:value-type="float" office:value="2789818" calcext:value-type="float">
            <text:p>2789818</text:p>
          </table:table-cell>
          <table:table-cell office:value-type="float" office:value="1038402" calcext:value-type="float">
            <text:p>1038402</text:p>
          </table:table-cell>
          <table:table-cell office:value-type="float" office:value="1404946" calcext:value-type="float">
            <text:p>1404946</text:p>
          </table:table-cell>
          <table:table-cell office:value-type="float" office:value="523160" calcext:value-type="float">
            <text:p>523160</text:p>
          </table:table-cell>
          <table:table-cell office:value-type="float" office:value="545890" calcext:value-type="float">
            <text:p>545890</text:p>
          </table:table-cell>
          <table:table-cell office:value-type="float" office:value="203507" calcext:value-type="float">
            <text:p>203507</text:p>
          </table:table-cell>
          <table:table-cell office:value-type="float" office:value="633490" calcext:value-type="float">
            <text:p>633490</text:p>
          </table:table-cell>
          <table:table-cell office:value-type="float" office:value="236726" calcext:value-type="float">
            <text:p>236726</text:p>
          </table:table-cell>
          <table:table-cell table:number-columns-repeated="1637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57606" calcext:value-type="float">
            <text:p>557606</text:p>
          </table:table-cell>
          <table:table-cell office:value-type="float" office:value="208457" calcext:value-type="float">
            <text:p>208457</text:p>
          </table:table-cell>
          <table:table-cell office:value-type="float" office:value="1532867" calcext:value-type="float">
            <text:p>1532867</text:p>
          </table:table-cell>
          <table:table-cell office:value-type="float" office:value="574495" calcext:value-type="float">
            <text:p>574495</text:p>
          </table:table-cell>
          <table:table-cell office:value-type="float" office:value="2416712" calcext:value-type="float">
            <text:p>2416712</text:p>
          </table:table-cell>
          <table:table-cell office:value-type="float" office:value="899731" calcext:value-type="float">
            <text:p>899731</text:p>
          </table:table-cell>
          <table:table-cell office:value-type="float" office:value="1172660" calcext:value-type="float">
            <text:p>1172660</text:p>
          </table:table-cell>
          <table:table-cell office:value-type="float" office:value="436472" calcext:value-type="float">
            <text:p>436472</text:p>
          </table:table-cell>
          <table:table-cell office:value-type="float" office:value="489222" calcext:value-type="float">
            <text:p>489222</text:p>
          </table:table-cell>
          <table:table-cell office:value-type="float" office:value="182194" calcext:value-type="float">
            <text:p>182194</text:p>
          </table:table-cell>
          <table:table-cell office:value-type="float" office:value="654502" calcext:value-type="float">
            <text:p>654502</text:p>
          </table:table-cell>
          <table:table-cell office:value-type="float" office:value="243725" calcext:value-type="float">
            <text:p>243725</text:p>
          </table:table-cell>
          <table:table-cell table:number-columns-repeated="1637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75196" calcext:value-type="float">
            <text:p>475196</text:p>
          </table:table-cell>
          <table:table-cell office:value-type="float" office:value="177071" calcext:value-type="float">
            <text:p>177071</text:p>
          </table:table-cell>
          <table:table-cell office:value-type="float" office:value="1227090" calcext:value-type="float">
            <text:p>1227090</text:p>
          </table:table-cell>
          <table:table-cell office:value-type="float" office:value="456854" calcext:value-type="float">
            <text:p>456854</text:p>
          </table:table-cell>
          <table:table-cell office:value-type="float" office:value="2312902" calcext:value-type="float">
            <text:p>2312902</text:p>
          </table:table-cell>
          <table:table-cell office:value-type="float" office:value="860748" calcext:value-type="float">
            <text:p>860748</text:p>
          </table:table-cell>
          <table:table-cell office:value-type="float" office:value="1242780" calcext:value-type="float">
            <text:p>1242780</text:p>
          </table:table-cell>
          <table:table-cell office:value-type="float" office:value="462563" calcext:value-type="float">
            <text:p>462563</text:p>
          </table:table-cell>
          <table:table-cell office:value-type="float" office:value="466996" calcext:value-type="float">
            <text:p>466996</text:p>
          </table:table-cell>
          <table:table-cell office:value-type="float" office:value="173928" calcext:value-type="float">
            <text:p>173928</text:p>
          </table:table-cell>
          <table:table-cell office:value-type="float" office:value="582586" calcext:value-type="float">
            <text:p>582586</text:p>
          </table:table-cell>
          <table:table-cell office:value-type="float" office:value="217098" calcext:value-type="float">
            <text:p>217098</text:p>
          </table:table-cell>
          <table:table-cell table:number-columns-repeated="1637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84778" calcext:value-type="float">
            <text:p>584778</text:p>
          </table:table-cell>
          <table:table-cell office:value-type="float" office:value="218169" calcext:value-type="float">
            <text:p>218169</text:p>
          </table:table-cell>
          <table:table-cell office:value-type="float" office:value="1631032" calcext:value-type="float">
            <text:p>1631032</text:p>
          </table:table-cell>
          <table:table-cell office:value-type="float" office:value="607386" calcext:value-type="float">
            <text:p>607386</text:p>
          </table:table-cell>
          <table:table-cell office:value-type="float" office:value="3448994" calcext:value-type="float">
            <text:p>3448994</text:p>
          </table:table-cell>
          <table:table-cell office:value-type="float" office:value="1283711" calcext:value-type="float">
            <text:p>1283711</text:p>
          </table:table-cell>
          <table:table-cell office:value-type="float" office:value="1476094" calcext:value-type="float">
            <text:p>1476094</text:p>
          </table:table-cell>
          <table:table-cell office:value-type="float" office:value="549754" calcext:value-type="float">
            <text:p>549754</text:p>
          </table:table-cell>
          <table:table-cell office:value-type="float" office:value="580644" calcext:value-type="float">
            <text:p>580644</text:p>
          </table:table-cell>
          <table:table-cell office:value-type="float" office:value="216457" calcext:value-type="float">
            <text:p>216457</text:p>
          </table:table-cell>
          <table:table-cell office:value-type="float" office:value="582908" calcext:value-type="float">
            <text:p>582908</text:p>
          </table:table-cell>
          <table:table-cell office:value-type="float" office:value="217235" calcext:value-type="float">
            <text:p>217235</text:p>
          </table:table-cell>
          <table:table-cell table:number-columns-repeated="1637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24596" calcext:value-type="float">
            <text:p>524596</text:p>
          </table:table-cell>
          <table:table-cell office:value-type="float" office:value="195793" calcext:value-type="float">
            <text:p>195793</text:p>
          </table:table-cell>
          <table:table-cell office:value-type="float" office:value="1502122" calcext:value-type="float">
            <text:p>1502122</text:p>
          </table:table-cell>
          <table:table-cell office:value-type="float" office:value="559368" calcext:value-type="float">
            <text:p>559368</text:p>
          </table:table-cell>
          <table:table-cell office:value-type="float" office:value="2874647" calcext:value-type="float">
            <text:p>2874647</text:p>
          </table:table-cell>
          <table:table-cell office:value-type="float" office:value="1070445" calcext:value-type="float">
            <text:p>1070445</text:p>
          </table:table-cell>
          <table:table-cell office:value-type="float" office:value="1122682" calcext:value-type="float">
            <text:p>1122682</text:p>
          </table:table-cell>
          <table:table-cell office:value-type="float" office:value="417862" calcext:value-type="float">
            <text:p>417862</text:p>
          </table:table-cell>
          <table:table-cell office:value-type="float" office:value="466614" calcext:value-type="float">
            <text:p>466614</text:p>
          </table:table-cell>
          <table:table-cell office:value-type="float" office:value="173780" calcext:value-type="float">
            <text:p>173780</text:p>
          </table:table-cell>
          <table:table-cell office:value-type="float" office:value="517412" calcext:value-type="float">
            <text:p>517412</text:p>
          </table:table-cell>
          <table:table-cell office:value-type="float" office:value="192682" calcext:value-type="float">
            <text:p>192682</text:p>
          </table:table-cell>
          <table:table-cell table:number-columns-repeated="1637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09348" calcext:value-type="float">
            <text:p>509348</text:p>
          </table:table-cell>
          <table:table-cell office:value-type="float" office:value="190483" calcext:value-type="float">
            <text:p>190483</text:p>
          </table:table-cell>
          <table:table-cell office:value-type="float" office:value="1528811" calcext:value-type="float">
            <text:p>1528811</text:p>
          </table:table-cell>
          <table:table-cell office:value-type="float" office:value="569656" calcext:value-type="float">
            <text:p>569656</text:p>
          </table:table-cell>
          <table:table-cell office:value-type="float" office:value="1606134" calcext:value-type="float">
            <text:p>1606134</text:p>
          </table:table-cell>
          <table:table-cell office:value-type="float" office:value="597813" calcext:value-type="float">
            <text:p>597813</text:p>
          </table:table-cell>
          <table:table-cell office:value-type="float" office:value="1061856" calcext:value-type="float">
            <text:p>1061856</text:p>
          </table:table-cell>
          <table:table-cell office:value-type="float" office:value="395229" calcext:value-type="float">
            <text:p>395229</text:p>
          </table:table-cell>
          <table:table-cell office:value-type="float" office:value="501644" calcext:value-type="float">
            <text:p>501644</text:p>
          </table:table-cell>
          <table:table-cell office:value-type="float" office:value="186808" calcext:value-type="float">
            <text:p>186808</text:p>
          </table:table-cell>
          <table:table-cell office:value-type="float" office:value="574140" calcext:value-type="float">
            <text:p>574140</text:p>
          </table:table-cell>
          <table:table-cell office:value-type="float" office:value="213865" calcext:value-type="float">
            <text:p>213865</text:p>
          </table:table-cell>
          <table:table-cell table:number-columns-repeated="1637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29648" calcext:value-type="float">
            <text:p>529648</text:p>
          </table:table-cell>
          <table:table-cell office:value-type="float" office:value="197691" calcext:value-type="float">
            <text:p>197691</text:p>
          </table:table-cell>
          <table:table-cell office:value-type="float" office:value="1501718" calcext:value-type="float">
            <text:p>1501718</text:p>
          </table:table-cell>
          <table:table-cell office:value-type="float" office:value="559247" calcext:value-type="float">
            <text:p>559247</text:p>
          </table:table-cell>
          <table:table-cell office:value-type="float" office:value="1983776" calcext:value-type="float">
            <text:p>1983776</text:p>
          </table:table-cell>
          <table:table-cell office:value-type="float" office:value="738609" calcext:value-type="float">
            <text:p>738609</text:p>
          </table:table-cell>
          <table:table-cell office:value-type="float" office:value="1328460" calcext:value-type="float">
            <text:p>1328460</text:p>
          </table:table-cell>
          <table:table-cell office:value-type="float" office:value="494664" calcext:value-type="float">
            <text:p>494664</text:p>
          </table:table-cell>
          <table:table-cell office:value-type="float" office:value="521436" calcext:value-type="float">
            <text:p>521436</text:p>
          </table:table-cell>
          <table:table-cell office:value-type="float" office:value="194416" calcext:value-type="float">
            <text:p>194416</text:p>
          </table:table-cell>
          <table:table-cell office:value-type="float" office:value="626780" calcext:value-type="float">
            <text:p>626780</text:p>
          </table:table-cell>
          <table:table-cell office:value-type="float" office:value="233656" calcext:value-type="float">
            <text:p>233656</text:p>
          </table:table-cell>
          <table:table-cell table:number-columns-repeated="1637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60482" calcext:value-type="float">
            <text:p>460482</text:p>
          </table:table-cell>
          <table:table-cell office:value-type="float" office:value="171585" calcext:value-type="float">
            <text:p>171585</text:p>
          </table:table-cell>
          <table:table-cell office:value-type="float" office:value="1157070" calcext:value-type="float">
            <text:p>1157070</text:p>
          </table:table-cell>
          <table:table-cell office:value-type="float" office:value="430700" calcext:value-type="float">
            <text:p>430700</text:p>
          </table:table-cell>
          <table:table-cell office:value-type="float" office:value="6260440" calcext:value-type="float">
            <text:p>6260440</text:p>
          </table:table-cell>
          <table:table-cell office:value-type="float" office:value="2329122" calcext:value-type="float">
            <text:p>2329122</text:p>
          </table:table-cell>
          <table:table-cell office:value-type="float" office:value="1111976" calcext:value-type="float">
            <text:p>1111976</text:p>
          </table:table-cell>
          <table:table-cell office:value-type="float" office:value="413866" calcext:value-type="float">
            <text:p>413866</text:p>
          </table:table-cell>
          <table:table-cell office:value-type="float" office:value="448088" calcext:value-type="float">
            <text:p>448088</text:p>
          </table:table-cell>
          <table:table-cell office:value-type="float" office:value="166943" calcext:value-type="float">
            <text:p>166943</text:p>
          </table:table-cell>
          <table:table-cell office:value-type="float" office:value="558676" calcext:value-type="float">
            <text:p>558676</text:p>
          </table:table-cell>
          <table:table-cell office:value-type="float" office:value="208050" calcext:value-type="float">
            <text:p>208050</text:p>
          </table:table-cell>
          <table:table-cell table:number-columns-repeated="1637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48862" calcext:value-type="float">
            <text:p>548862</text:p>
          </table:table-cell>
          <table:table-cell office:value-type="float" office:value="204824" calcext:value-type="float">
            <text:p>204824</text:p>
          </table:table-cell>
          <table:table-cell office:value-type="float" office:value="1531172" calcext:value-type="float">
            <text:p>1531172</text:p>
          </table:table-cell>
          <table:table-cell office:value-type="float" office:value="570171" calcext:value-type="float">
            <text:p>570171</text:p>
          </table:table-cell>
          <table:table-cell office:value-type="float" office:value="2194184" calcext:value-type="float">
            <text:p>2194184</text:p>
          </table:table-cell>
          <table:table-cell office:value-type="float" office:value="816973" calcext:value-type="float">
            <text:p>816973</text:p>
          </table:table-cell>
          <table:table-cell office:value-type="float" office:value="1406628" calcext:value-type="float">
            <text:p>1406628</text:p>
          </table:table-cell>
          <table:table-cell office:value-type="float" office:value="523729" calcext:value-type="float">
            <text:p>523729</text:p>
          </table:table-cell>
          <table:table-cell office:value-type="float" office:value="551416" calcext:value-type="float">
            <text:p>551416</text:p>
          </table:table-cell>
          <table:table-cell office:value-type="float" office:value="206265" calcext:value-type="float">
            <text:p>206265</text:p>
          </table:table-cell>
          <table:table-cell office:value-type="float" office:value="556938" calcext:value-type="float">
            <text:p>556938</text:p>
          </table:table-cell>
          <table:table-cell office:value-type="float" office:value="207457" calcext:value-type="float">
            <text:p>207457</text:p>
          </table:table-cell>
          <table:table-cell table:number-columns-repeated="1637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47742" calcext:value-type="float">
            <text:p>547742</text:p>
          </table:table-cell>
          <table:table-cell office:value-type="float" office:value="204598" calcext:value-type="float">
            <text:p>204598</text:p>
          </table:table-cell>
          <table:table-cell office:value-type="float" office:value="1431320" calcext:value-type="float">
            <text:p>1431320</text:p>
          </table:table-cell>
          <table:table-cell office:value-type="float" office:value="532902" calcext:value-type="float">
            <text:p>532902</text:p>
          </table:table-cell>
          <table:table-cell office:value-type="float" office:value="2055440" calcext:value-type="float">
            <text:p>2055440</text:p>
          </table:table-cell>
          <table:table-cell office:value-type="float" office:value="765261" calcext:value-type="float">
            <text:p>765261</text:p>
          </table:table-cell>
          <table:table-cell office:value-type="float" office:value="1393702" calcext:value-type="float">
            <text:p>1393702</text:p>
          </table:table-cell>
          <table:table-cell office:value-type="float" office:value="518902" calcext:value-type="float">
            <text:p>518902</text:p>
          </table:table-cell>
          <table:table-cell office:value-type="float" office:value="564450" calcext:value-type="float">
            <text:p>564450</text:p>
          </table:table-cell>
          <table:table-cell office:value-type="float" office:value="210510" calcext:value-type="float">
            <text:p>210510</text:p>
          </table:table-cell>
          <table:table-cell office:value-type="float" office:value="658832" calcext:value-type="float">
            <text:p>658832</text:p>
          </table:table-cell>
          <table:table-cell office:value-type="float" office:value="245576" calcext:value-type="float">
            <text:p>245576</text:p>
          </table:table-cell>
          <table:table-cell table:number-columns-repeated="1637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11833" calcext:value-type="float">
            <text:p>711833</text:p>
          </table:table-cell>
          <table:table-cell office:value-type="float" office:value="266284" calcext:value-type="float">
            <text:p>266284</text:p>
          </table:table-cell>
          <table:table-cell office:value-type="float" office:value="1276642" calcext:value-type="float">
            <text:p>1276642</text:p>
          </table:table-cell>
          <table:table-cell office:value-type="float" office:value="475183" calcext:value-type="float">
            <text:p>475183</text:p>
          </table:table-cell>
          <table:table-cell office:value-type="float" office:value="2851546" calcext:value-type="float">
            <text:p>2851546</text:p>
          </table:table-cell>
          <table:table-cell office:value-type="float" office:value="1061130" calcext:value-type="float">
            <text:p>1061130</text:p>
          </table:table-cell>
          <table:table-cell office:value-type="float" office:value="1233808" calcext:value-type="float">
            <text:p>1233808</text:p>
          </table:table-cell>
          <table:table-cell office:value-type="float" office:value="459202" calcext:value-type="float">
            <text:p>459202</text:p>
          </table:table-cell>
          <table:table-cell office:value-type="float" office:value="470814" calcext:value-type="float">
            <text:p>470814</text:p>
          </table:table-cell>
          <table:table-cell office:value-type="float" office:value="175375" calcext:value-type="float">
            <text:p>175375</text:p>
          </table:table-cell>
          <table:table-cell office:value-type="float" office:value="546770" calcext:value-type="float">
            <text:p>546770</text:p>
          </table:table-cell>
          <table:table-cell office:value-type="float" office:value="203662" calcext:value-type="float">
            <text:p>203662</text:p>
          </table:table-cell>
          <table:table-cell table:number-columns-repeated="1637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47328" calcext:value-type="float">
            <text:p>547328</text:p>
          </table:table-cell>
          <table:table-cell office:value-type="float" office:value="204203" calcext:value-type="float">
            <text:p>204203</text:p>
          </table:table-cell>
          <table:table-cell office:value-type="float" office:value="1561372" calcext:value-type="float">
            <text:p>1561372</text:p>
          </table:table-cell>
          <table:table-cell office:value-type="float" office:value="581403" calcext:value-type="float">
            <text:p>581403</text:p>
          </table:table-cell>
          <table:table-cell office:value-type="float" office:value="6100178" calcext:value-type="float">
            <text:p>6100178</text:p>
          </table:table-cell>
          <table:table-cell office:value-type="float" office:value="2269928" calcext:value-type="float">
            <text:p>2269928</text:p>
          </table:table-cell>
          <table:table-cell office:value-type="float" office:value="1393224" calcext:value-type="float">
            <text:p>1393224</text:p>
          </table:table-cell>
          <table:table-cell office:value-type="float" office:value="518720" calcext:value-type="float">
            <text:p>518720</text:p>
          </table:table-cell>
          <table:table-cell office:value-type="float" office:value="561954" calcext:value-type="float">
            <text:p>561954</text:p>
          </table:table-cell>
          <table:table-cell office:value-type="float" office:value="209486" calcext:value-type="float">
            <text:p>209486</text:p>
          </table:table-cell>
          <table:table-cell office:value-type="float" office:value="556998" calcext:value-type="float">
            <text:p>556998</text:p>
          </table:table-cell>
          <table:table-cell office:value-type="float" office:value="207456" calcext:value-type="float">
            <text:p>207456</text:p>
          </table:table-cell>
          <table:table-cell table:number-columns-repeated="1637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33918" calcext:value-type="float">
            <text:p>533918</text:p>
          </table:table-cell>
          <table:table-cell office:value-type="float" office:value="199325" calcext:value-type="float">
            <text:p>199325</text:p>
          </table:table-cell>
          <table:table-cell office:value-type="float" office:value="1439936" calcext:value-type="float">
            <text:p>1439936</text:p>
          </table:table-cell>
          <table:table-cell office:value-type="float" office:value="536101" calcext:value-type="float">
            <text:p>536101</text:p>
          </table:table-cell>
          <table:table-cell office:value-type="float" office:value="4316909" calcext:value-type="float">
            <text:p>4316909</text:p>
          </table:table-cell>
          <table:table-cell office:value-type="float" office:value="1606869" calcext:value-type="float">
            <text:p>1606869</text:p>
          </table:table-cell>
          <table:table-cell office:value-type="float" office:value="1116476" calcext:value-type="float">
            <text:p>1116476</text:p>
          </table:table-cell>
          <table:table-cell office:value-type="float" office:value="415561" calcext:value-type="float">
            <text:p>415561</text:p>
          </table:table-cell>
          <table:table-cell office:value-type="float" office:value="483908" calcext:value-type="float">
            <text:p>483908</text:p>
          </table:table-cell>
          <table:table-cell office:value-type="float" office:value="180252" calcext:value-type="float">
            <text:p>180252</text:p>
          </table:table-cell>
          <table:table-cell office:value-type="float" office:value="548412" calcext:value-type="float">
            <text:p>548412</text:p>
          </table:table-cell>
          <table:table-cell office:value-type="float" office:value="204387" calcext:value-type="float">
            <text:p>204387</text:p>
          </table:table-cell>
          <table:table-cell table:number-columns-repeated="1637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59157" calcext:value-type="float">
            <text:p>559157</text:p>
          </table:table-cell>
          <table:table-cell office:value-type="float" office:value="208975" calcext:value-type="float">
            <text:p>208975</text:p>
          </table:table-cell>
          <table:table-cell office:value-type="float" office:value="1183854" calcext:value-type="float">
            <text:p>1183854</text:p>
          </table:table-cell>
          <table:table-cell office:value-type="float" office:value="440716" calcext:value-type="float">
            <text:p>440716</text:p>
          </table:table-cell>
          <table:table-cell office:value-type="float" office:value="3214014" calcext:value-type="float">
            <text:p>3214014</text:p>
          </table:table-cell>
          <table:table-cell office:value-type="float" office:value="1195872" calcext:value-type="float">
            <text:p>1195872</text:p>
          </table:table-cell>
          <table:table-cell office:value-type="float" office:value="1127838" calcext:value-type="float">
            <text:p>1127838</text:p>
          </table:table-cell>
          <table:table-cell office:value-type="float" office:value="419765" calcext:value-type="float">
            <text:p>419765</text:p>
          </table:table-cell>
          <table:table-cell office:value-type="float" office:value="451370" calcext:value-type="float">
            <text:p>451370</text:p>
          </table:table-cell>
          <table:table-cell office:value-type="float" office:value="168269" calcext:value-type="float">
            <text:p>168269</text:p>
          </table:table-cell>
          <table:table-cell office:value-type="float" office:value="539946" calcext:value-type="float">
            <text:p>539946</text:p>
          </table:table-cell>
          <table:table-cell office:value-type="float" office:value="201059" calcext:value-type="float">
            <text:p>201059</text:p>
          </table:table-cell>
          <table:table-cell table:number-columns-repeated="1637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71010" calcext:value-type="float">
            <text:p>471010</text:p>
          </table:table-cell>
          <table:table-cell office:value-type="float" office:value="175515" calcext:value-type="float">
            <text:p>175515</text:p>
          </table:table-cell>
          <table:table-cell office:value-type="float" office:value="1227488" calcext:value-type="float">
            <text:p>1227488</text:p>
          </table:table-cell>
          <table:table-cell office:value-type="float" office:value="457113" calcext:value-type="float">
            <text:p>457113</text:p>
          </table:table-cell>
          <table:table-cell office:value-type="float" office:value="4308486" calcext:value-type="float">
            <text:p>4308486</text:p>
          </table:table-cell>
          <table:table-cell office:value-type="float" office:value="1603077" calcext:value-type="float">
            <text:p>1603077</text:p>
          </table:table-cell>
          <table:table-cell office:value-type="float" office:value="1110720" calcext:value-type="float">
            <text:p>1110720</text:p>
          </table:table-cell>
          <table:table-cell office:value-type="float" office:value="413398" calcext:value-type="float">
            <text:p>413398</text:p>
          </table:table-cell>
          <table:table-cell office:value-type="float" office:value="496244" calcext:value-type="float">
            <text:p>496244</text:p>
          </table:table-cell>
          <table:table-cell office:value-type="float" office:value="184845" calcext:value-type="float">
            <text:p>184845</text:p>
          </table:table-cell>
          <table:table-cell office:value-type="float" office:value="520092" calcext:value-type="float">
            <text:p>520092</text:p>
          </table:table-cell>
          <table:table-cell office:value-type="float" office:value="193708" calcext:value-type="float">
            <text:p>193708</text:p>
          </table:table-cell>
          <table:table-cell table:number-columns-repeated="1637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54730" calcext:value-type="float">
            <text:p>554730</text:p>
          </table:table-cell>
          <table:table-cell office:value-type="float" office:value="207000" calcext:value-type="float">
            <text:p>207000</text:p>
          </table:table-cell>
          <table:table-cell office:value-type="float" office:value="1458572" calcext:value-type="float">
            <text:p>1458572</text:p>
          </table:table-cell>
          <table:table-cell office:value-type="float" office:value="543073" calcext:value-type="float">
            <text:p>543073</text:p>
          </table:table-cell>
          <table:table-cell office:value-type="float" office:value="2653670" calcext:value-type="float">
            <text:p>2653670</text:p>
          </table:table-cell>
          <table:table-cell office:value-type="float" office:value="988528" calcext:value-type="float">
            <text:p>988528</text:p>
          </table:table-cell>
          <table:table-cell office:value-type="float" office:value="1406380" calcext:value-type="float">
            <text:p>1406380</text:p>
          </table:table-cell>
          <table:table-cell office:value-type="float" office:value="523650" calcext:value-type="float">
            <text:p>523650</text:p>
          </table:table-cell>
          <table:table-cell office:value-type="float" office:value="542236" calcext:value-type="float">
            <text:p>542236</text:p>
          </table:table-cell>
          <table:table-cell office:value-type="float" office:value="202150" calcext:value-type="float">
            <text:p>202150</text:p>
          </table:table-cell>
          <table:table-cell office:value-type="float" office:value="528818" calcext:value-type="float">
            <text:p>528818</text:p>
          </table:table-cell>
          <table:table-cell office:value-type="float" office:value="196931" calcext:value-type="float">
            <text:p>196931</text:p>
          </table:table-cell>
          <table:table-cell table:number-columns-repeated="1637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32172" calcext:value-type="float">
            <text:p>532172</text:p>
          </table:table-cell>
          <table:table-cell office:value-type="float" office:value="198555" calcext:value-type="float">
            <text:p>198555</text:p>
          </table:table-cell>
          <table:table-cell office:value-type="float" office:value="1450246" calcext:value-type="float">
            <text:p>1450246</text:p>
          </table:table-cell>
          <table:table-cell office:value-type="float" office:value="540051" calcext:value-type="float">
            <text:p>540051</text:p>
          </table:table-cell>
          <table:table-cell office:value-type="float" office:value="11704147" calcext:value-type="float">
            <text:p>11704147</text:p>
          </table:table-cell>
          <table:table-cell office:value-type="float" office:value="4355005" calcext:value-type="float">
            <text:p>4355005</text:p>
          </table:table-cell>
          <table:table-cell office:value-type="float" office:value="1074008" calcext:value-type="float">
            <text:p>1074008</text:p>
          </table:table-cell>
          <table:table-cell office:value-type="float" office:value="399912" calcext:value-type="float">
            <text:p>399912</text:p>
          </table:table-cell>
          <table:table-cell office:value-type="float" office:value="443180" calcext:value-type="float">
            <text:p>443180</text:p>
          </table:table-cell>
          <table:table-cell office:value-type="float" office:value="165196" calcext:value-type="float">
            <text:p>165196</text:p>
          </table:table-cell>
          <table:table-cell office:value-type="float" office:value="534008" calcext:value-type="float">
            <text:p>534008</text:p>
          </table:table-cell>
          <table:table-cell office:value-type="float" office:value="198851" calcext:value-type="float">
            <text:p>198851</text:p>
          </table:table-cell>
          <table:table-cell table:number-columns-repeated="1637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85141" calcext:value-type="float">
            <text:p>685141</text:p>
          </table:table-cell>
          <table:table-cell office:value-type="float" office:value="255810" calcext:value-type="float">
            <text:p>255810</text:p>
          </table:table-cell>
          <table:table-cell office:value-type="float" office:value="1115954" calcext:value-type="float">
            <text:p>1115954</text:p>
          </table:table-cell>
          <table:table-cell office:value-type="float" office:value="415401" calcext:value-type="float">
            <text:p>415401</text:p>
          </table:table-cell>
          <table:table-cell office:value-type="float" office:value="1619316" calcext:value-type="float">
            <text:p>1619316</text:p>
          </table:table-cell>
          <table:table-cell office:value-type="float" office:value="602709" calcext:value-type="float">
            <text:p>602709</text:p>
          </table:table-cell>
          <table:table-cell office:value-type="float" office:value="1058500" calcext:value-type="float">
            <text:p>1058500</text:p>
          </table:table-cell>
          <table:table-cell office:value-type="float" office:value="393962" calcext:value-type="float">
            <text:p>393962</text:p>
          </table:table-cell>
          <table:table-cell office:value-type="float" office:value="441124" calcext:value-type="float">
            <text:p>441124</text:p>
          </table:table-cell>
          <table:table-cell office:value-type="float" office:value="164320" calcext:value-type="float">
            <text:p>164320</text:p>
          </table:table-cell>
          <table:table-cell office:value-type="float" office:value="519772" calcext:value-type="float">
            <text:p>519772</text:p>
          </table:table-cell>
          <table:table-cell office:value-type="float" office:value="193570" calcext:value-type="float">
            <text:p>193570</text:p>
          </table:table-cell>
          <table:table-cell table:number-columns-repeated="1637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07064" calcext:value-type="float">
            <text:p>507064</text:p>
          </table:table-cell>
          <table:table-cell office:value-type="float" office:value="189202" calcext:value-type="float">
            <text:p>189202</text:p>
          </table:table-cell>
          <table:table-cell office:value-type="float" office:value="1404686" calcext:value-type="float">
            <text:p>1404686</text:p>
          </table:table-cell>
          <table:table-cell office:value-type="float" office:value="523044" calcext:value-type="float">
            <text:p>523044</text:p>
          </table:table-cell>
          <table:table-cell office:value-type="float" office:value="1952618" calcext:value-type="float">
            <text:p>1952618</text:p>
          </table:table-cell>
          <table:table-cell office:value-type="float" office:value="726797" calcext:value-type="float">
            <text:p>726797</text:p>
          </table:table-cell>
          <table:table-cell office:value-type="float" office:value="1336702" calcext:value-type="float">
            <text:p>1336702</text:p>
          </table:table-cell>
          <table:table-cell office:value-type="float" office:value="497715" calcext:value-type="float">
            <text:p>497715</text:p>
          </table:table-cell>
          <table:table-cell office:value-type="float" office:value="528276" calcext:value-type="float">
            <text:p>528276</text:p>
          </table:table-cell>
          <table:table-cell office:value-type="float" office:value="196951" calcext:value-type="float">
            <text:p>196951</text:p>
          </table:table-cell>
          <table:table-cell office:value-type="float" office:value="634990" calcext:value-type="float">
            <text:p>634990</text:p>
          </table:table-cell>
          <table:table-cell office:value-type="float" office:value="237451" calcext:value-type="float">
            <text:p>237451</text:p>
          </table:table-cell>
          <table:table-cell table:number-columns-repeated="1637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12982" calcext:value-type="float">
            <text:p>412982</text:p>
          </table:table-cell>
          <table:table-cell office:value-type="float" office:value="153889" calcext:value-type="float">
            <text:p>153889</text:p>
          </table:table-cell>
          <table:table-cell office:value-type="float" office:value="1156136" calcext:value-type="float">
            <text:p>1156136</text:p>
          </table:table-cell>
          <table:table-cell office:value-type="float" office:value="430632" calcext:value-type="float">
            <text:p>430632</text:p>
          </table:table-cell>
          <table:table-cell office:value-type="float" office:value="2668984" calcext:value-type="float">
            <text:p>2668984</text:p>
          </table:table-cell>
          <table:table-cell office:value-type="float" office:value="993135" calcext:value-type="float">
            <text:p>993135</text:p>
          </table:table-cell>
          <table:table-cell office:value-type="float" office:value="1140822" calcext:value-type="float">
            <text:p>1140822</text:p>
          </table:table-cell>
          <table:table-cell office:value-type="float" office:value="424654" calcext:value-type="float">
            <text:p>424654</text:p>
          </table:table-cell>
          <table:table-cell office:value-type="float" office:value="447576" calcext:value-type="float">
            <text:p>447576</text:p>
          </table:table-cell>
          <table:table-cell office:value-type="float" office:value="166687" calcext:value-type="float">
            <text:p>166687</text:p>
          </table:table-cell>
          <table:table-cell office:value-type="float" office:value="554102" calcext:value-type="float">
            <text:p>554102</text:p>
          </table:table-cell>
          <table:table-cell office:value-type="float" office:value="206347" calcext:value-type="float">
            <text:p>206347</text:p>
          </table:table-cell>
          <table:table-cell table:number-columns-repeated="1637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0838" calcext:value-type="float">
            <text:p>540838</text:p>
          </table:table-cell>
          <table:table-cell office:value-type="float" office:value="201791" calcext:value-type="float">
            <text:p>201791</text:p>
          </table:table-cell>
          <table:table-cell office:value-type="float" office:value="1520608" calcext:value-type="float">
            <text:p>1520608</text:p>
          </table:table-cell>
          <table:table-cell office:value-type="float" office:value="566141" calcext:value-type="float">
            <text:p>566141</text:p>
          </table:table-cell>
          <table:table-cell office:value-type="float" office:value="3574360" calcext:value-type="float">
            <text:p>3574360</text:p>
          </table:table-cell>
          <table:table-cell office:value-type="float" office:value="1330945" calcext:value-type="float">
            <text:p>1330945</text:p>
          </table:table-cell>
          <table:table-cell office:value-type="float" office:value="1394814" calcext:value-type="float">
            <text:p>1394814</text:p>
          </table:table-cell>
          <table:table-cell office:value-type="float" office:value="519310" calcext:value-type="float">
            <text:p>519310</text:p>
          </table:table-cell>
          <table:table-cell office:value-type="float" office:value="557156" calcext:value-type="float">
            <text:p>557156</text:p>
          </table:table-cell>
          <table:table-cell office:value-type="float" office:value="207865" calcext:value-type="float">
            <text:p>207865</text:p>
          </table:table-cell>
          <table:table-cell office:value-type="float" office:value="554368" calcext:value-type="float">
            <text:p>554368</text:p>
          </table:table-cell>
          <table:table-cell office:value-type="float" office:value="206506" calcext:value-type="float">
            <text:p>206506</text:p>
          </table:table-cell>
          <table:table-cell table:number-columns-repeated="1637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14710" calcext:value-type="float">
            <text:p>414710</text:p>
          </table:table-cell>
          <table:table-cell office:value-type="float" office:value="154620" calcext:value-type="float">
            <text:p>154620</text:p>
          </table:table-cell>
          <table:table-cell office:value-type="float" office:value="1175568" calcext:value-type="float">
            <text:p>1175568</text:p>
          </table:table-cell>
          <table:table-cell office:value-type="float" office:value="437676" calcext:value-type="float">
            <text:p>437676</text:p>
          </table:table-cell>
          <table:table-cell office:value-type="float" office:value="4049018" calcext:value-type="float">
            <text:p>4049018</text:p>
          </table:table-cell>
          <table:table-cell office:value-type="float" office:value="1506617" calcext:value-type="float">
            <text:p>1506617</text:p>
          </table:table-cell>
          <table:table-cell office:value-type="float" office:value="1152028" calcext:value-type="float">
            <text:p>1152028</text:p>
          </table:table-cell>
          <table:table-cell office:value-type="float" office:value="428772" calcext:value-type="float">
            <text:p>428772</text:p>
          </table:table-cell>
          <table:table-cell office:value-type="float" office:value="481626" calcext:value-type="float">
            <text:p>481626</text:p>
          </table:table-cell>
          <table:table-cell office:value-type="float" office:value="179386" calcext:value-type="float">
            <text:p>179386</text:p>
          </table:table-cell>
          <table:table-cell office:value-type="float" office:value="617138" calcext:value-type="float">
            <text:p>617138</text:p>
          </table:table-cell>
          <table:table-cell office:value-type="float" office:value="229990" calcext:value-type="float">
            <text:p>229990</text:p>
          </table:table-cell>
          <table:table-cell table:number-columns-repeated="1637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54586" calcext:value-type="float">
            <text:p>554586</text:p>
          </table:table-cell>
          <table:table-cell office:value-type="float" office:value="207636" calcext:value-type="float">
            <text:p>207636</text:p>
          </table:table-cell>
          <table:table-cell office:value-type="float" office:value="1551546" calcext:value-type="float">
            <text:p>1551546</text:p>
          </table:table-cell>
          <table:table-cell office:value-type="float" office:value="577672" calcext:value-type="float">
            <text:p>577672</text:p>
          </table:table-cell>
          <table:table-cell office:value-type="float" office:value="6661528" calcext:value-type="float">
            <text:p>6661528</text:p>
          </table:table-cell>
          <table:table-cell office:value-type="float" office:value="2478806" calcext:value-type="float">
            <text:p>2478806</text:p>
          </table:table-cell>
          <table:table-cell office:value-type="float" office:value="1621633" calcext:value-type="float">
            <text:p>1621633</text:p>
          </table:table-cell>
          <table:table-cell office:value-type="float" office:value="604450" calcext:value-type="float">
            <text:p>604450</text:p>
          </table:table-cell>
          <table:table-cell office:value-type="float" office:value="500384" calcext:value-type="float">
            <text:p>500384</text:p>
          </table:table-cell>
          <table:table-cell office:value-type="float" office:value="186578" calcext:value-type="float">
            <text:p>186578</text:p>
          </table:table-cell>
          <table:table-cell office:value-type="float" office:value="546334" calcext:value-type="float">
            <text:p>546334</text:p>
          </table:table-cell>
          <table:table-cell office:value-type="float" office:value="203432" calcext:value-type="float">
            <text:p>203432</text:p>
          </table:table-cell>
          <table:table-cell table:number-columns-repeated="1637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63904" calcext:value-type="float">
            <text:p>563904</text:p>
          </table:table-cell>
          <table:table-cell office:value-type="float" office:value="210390" calcext:value-type="float">
            <text:p>210390</text:p>
          </table:table-cell>
          <table:table-cell office:value-type="float" office:value="1633078" calcext:value-type="float">
            <text:p>1633078</text:p>
          </table:table-cell>
          <table:table-cell office:value-type="float" office:value="608090" calcext:value-type="float">
            <text:p>608090</text:p>
          </table:table-cell>
          <table:table-cell office:value-type="float" office:value="5757740" calcext:value-type="float">
            <text:p>5757740</text:p>
          </table:table-cell>
          <table:table-cell office:value-type="float" office:value="2142472" calcext:value-type="float">
            <text:p>2142472</text:p>
          </table:table-cell>
          <table:table-cell office:value-type="float" office:value="1467946" calcext:value-type="float">
            <text:p>1467946</text:p>
          </table:table-cell>
          <table:table-cell office:value-type="float" office:value="546548" calcext:value-type="float">
            <text:p>546548</text:p>
          </table:table-cell>
          <table:table-cell office:value-type="float" office:value="600326" calcext:value-type="float">
            <text:p>600326</text:p>
          </table:table-cell>
          <table:table-cell office:value-type="float" office:value="223783" calcext:value-type="float">
            <text:p>223783</text:p>
          </table:table-cell>
          <table:table-cell office:value-type="float" office:value="584654" calcext:value-type="float">
            <text:p>584654</text:p>
          </table:table-cell>
          <table:table-cell office:value-type="float" office:value="217735" calcext:value-type="float">
            <text:p>217735</text:p>
          </table:table-cell>
          <table:table-cell table:number-columns-repeated="1637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78872" calcext:value-type="float">
            <text:p>578872</text:p>
          </table:table-cell>
          <table:table-cell office:value-type="float" office:value="216015" calcext:value-type="float">
            <text:p>216015</text:p>
          </table:table-cell>
          <table:table-cell office:value-type="float" office:value="1509306" calcext:value-type="float">
            <text:p>1509306</text:p>
          </table:table-cell>
          <table:table-cell office:value-type="float" office:value="562040" calcext:value-type="float">
            <text:p>562040</text:p>
          </table:table-cell>
          <table:table-cell office:value-type="float" office:value="2941100" calcext:value-type="float">
            <text:p>2941100</text:p>
          </table:table-cell>
          <table:table-cell office:value-type="float" office:value="1094803" calcext:value-type="float">
            <text:p>1094803</text:p>
          </table:table-cell>
          <table:table-cell office:value-type="float" office:value="1478280" calcext:value-type="float">
            <text:p>1478280</text:p>
          </table:table-cell>
          <table:table-cell office:value-type="float" office:value="550407" calcext:value-type="float">
            <text:p>550407</text:p>
          </table:table-cell>
          <table:table-cell office:value-type="float" office:value="577358" calcext:value-type="float">
            <text:p>577358</text:p>
          </table:table-cell>
          <table:table-cell office:value-type="float" office:value="215253" calcext:value-type="float">
            <text:p>215253</text:p>
          </table:table-cell>
          <table:table-cell office:value-type="float" office:value="659206" calcext:value-type="float">
            <text:p>659206</text:p>
          </table:table-cell>
          <table:table-cell office:value-type="float" office:value="245715" calcext:value-type="float">
            <text:p>245715</text:p>
          </table:table-cell>
          <table:table-cell table:number-columns-repeated="1637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68298" calcext:value-type="float">
            <text:p>468298</text:p>
          </table:table-cell>
          <table:table-cell office:value-type="float" office:value="174586" calcext:value-type="float">
            <text:p>174586</text:p>
          </table:table-cell>
          <table:table-cell office:value-type="float" office:value="1276794" calcext:value-type="float">
            <text:p>1276794</text:p>
          </table:table-cell>
          <table:table-cell office:value-type="float" office:value="475411" calcext:value-type="float">
            <text:p>475411</text:p>
          </table:table-cell>
          <table:table-cell office:value-type="float" office:value="2288194" calcext:value-type="float">
            <text:p>2288194</text:p>
          </table:table-cell>
          <table:table-cell office:value-type="float" office:value="851438" calcext:value-type="float">
            <text:p>851438</text:p>
          </table:table-cell>
          <table:table-cell office:value-type="float" office:value="1190670" calcext:value-type="float">
            <text:p>1190670</text:p>
          </table:table-cell>
          <table:table-cell office:value-type="float" office:value="443150" calcext:value-type="float">
            <text:p>443150</text:p>
          </table:table-cell>
          <table:table-cell office:value-type="float" office:value="464886" calcext:value-type="float">
            <text:p>464886</text:p>
          </table:table-cell>
          <table:table-cell office:value-type="float" office:value="173164" calcext:value-type="float">
            <text:p>173164</text:p>
          </table:table-cell>
          <table:table-cell office:value-type="float" office:value="563668" calcext:value-type="float">
            <text:p>563668</text:p>
          </table:table-cell>
          <table:table-cell office:value-type="float" office:value="209928" calcext:value-type="float">
            <text:p>209928</text:p>
          </table:table-cell>
          <table:table-cell table:number-columns-repeated="1637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29736" calcext:value-type="float">
            <text:p>529736</text:p>
          </table:table-cell>
          <table:table-cell office:value-type="float" office:value="197821" calcext:value-type="float">
            <text:p>197821</text:p>
          </table:table-cell>
          <table:table-cell office:value-type="float" office:value="1968548" calcext:value-type="float">
            <text:p>1968548</text:p>
          </table:table-cell>
          <table:table-cell office:value-type="float" office:value="733037" calcext:value-type="float">
            <text:p>733037</text:p>
          </table:table-cell>
          <table:table-cell office:value-type="float" office:value="2152834" calcext:value-type="float">
            <text:p>2152834</text:p>
          </table:table-cell>
          <table:table-cell office:value-type="float" office:value="801554" calcext:value-type="float">
            <text:p>801554</text:p>
          </table:table-cell>
          <table:table-cell office:value-type="float" office:value="1396582" calcext:value-type="float">
            <text:p>1396582</text:p>
          </table:table-cell>
          <table:table-cell office:value-type="float" office:value="519977" calcext:value-type="float">
            <text:p>519977</text:p>
          </table:table-cell>
          <table:table-cell office:value-type="float" office:value="552842" calcext:value-type="float">
            <text:p>552842</text:p>
          </table:table-cell>
          <table:table-cell office:value-type="float" office:value="206100" calcext:value-type="float">
            <text:p>206100</text:p>
          </table:table-cell>
          <table:table-cell office:value-type="float" office:value="590254" calcext:value-type="float">
            <text:p>590254</text:p>
          </table:table-cell>
          <table:table-cell office:value-type="float" office:value="219816" calcext:value-type="float">
            <text:p>219816</text:p>
          </table:table-cell>
          <table:table-cell table:number-columns-repeated="1637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54648" calcext:value-type="float">
            <text:p>554648</text:p>
          </table:table-cell>
          <table:table-cell office:value-type="float" office:value="206985" calcext:value-type="float">
            <text:p>206985</text:p>
          </table:table-cell>
          <table:table-cell office:value-type="float" office:value="1517014" calcext:value-type="float">
            <text:p>1517014</text:p>
          </table:table-cell>
          <table:table-cell office:value-type="float" office:value="564793" calcext:value-type="float">
            <text:p>564793</text:p>
          </table:table-cell>
          <table:table-cell office:value-type="float" office:value="2948252" calcext:value-type="float">
            <text:p>2948252</text:p>
          </table:table-cell>
          <table:table-cell office:value-type="float" office:value="1097446" calcext:value-type="float">
            <text:p>1097446</text:p>
          </table:table-cell>
          <table:table-cell office:value-type="float" office:value="1474854" calcext:value-type="float">
            <text:p>1474854</text:p>
          </table:table-cell>
          <table:table-cell office:value-type="float" office:value="549131" calcext:value-type="float">
            <text:p>549131</text:p>
          </table:table-cell>
          <table:table-cell office:value-type="float" office:value="577408" calcext:value-type="float">
            <text:p>577408</text:p>
          </table:table-cell>
          <table:table-cell office:value-type="float" office:value="215251" calcext:value-type="float">
            <text:p>215251</text:p>
          </table:table-cell>
          <table:table-cell office:value-type="float" office:value="678502" calcext:value-type="float">
            <text:p>678502</text:p>
          </table:table-cell>
          <table:table-cell office:value-type="float" office:value="252949" calcext:value-type="float">
            <text:p>252949</text:p>
          </table:table-cell>
          <table:table-cell table:number-columns-repeated="1637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75990" calcext:value-type="float">
            <text:p>475990</text:p>
          </table:table-cell>
          <table:table-cell office:value-type="float" office:value="177355" calcext:value-type="float">
            <text:p>177355</text:p>
          </table:table-cell>
          <table:table-cell office:value-type="float" office:value="1154680" calcext:value-type="float">
            <text:p>1154680</text:p>
          </table:table-cell>
          <table:table-cell office:value-type="float" office:value="429968" calcext:value-type="float">
            <text:p>429968</text:p>
          </table:table-cell>
          <table:table-cell office:value-type="float" office:value="1679954" calcext:value-type="float">
            <text:p>1679954</text:p>
          </table:table-cell>
          <table:table-cell office:value-type="float" office:value="625187" calcext:value-type="float">
            <text:p>625187</text:p>
          </table:table-cell>
          <table:table-cell office:value-type="float" office:value="1115916" calcext:value-type="float">
            <text:p>1115916</text:p>
          </table:table-cell>
          <table:table-cell office:value-type="float" office:value="415348" calcext:value-type="float">
            <text:p>415348</text:p>
          </table:table-cell>
          <table:table-cell office:value-type="float" office:value="447180" calcext:value-type="float">
            <text:p>447180</text:p>
          </table:table-cell>
          <table:table-cell office:value-type="float" office:value="166545" calcext:value-type="float">
            <text:p>166545</text:p>
          </table:table-cell>
          <table:table-cell office:value-type="float" office:value="542522" calcext:value-type="float">
            <text:p>542522</text:p>
          </table:table-cell>
          <table:table-cell office:value-type="float" office:value="202049" calcext:value-type="float">
            <text:p>202049</text:p>
          </table:table-cell>
          <table:table-cell table:number-columns-repeated="1637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17444" calcext:value-type="float">
            <text:p>517444</text:p>
          </table:table-cell>
          <table:table-cell office:value-type="float" office:value="193036" calcext:value-type="float">
            <text:p>193036</text:p>
          </table:table-cell>
          <table:table-cell office:value-type="float" office:value="1449494" calcext:value-type="float">
            <text:p>1449494</text:p>
          </table:table-cell>
          <table:table-cell office:value-type="float" office:value="539737" calcext:value-type="float">
            <text:p>539737</text:p>
          </table:table-cell>
          <table:table-cell office:value-type="float" office:value="2070142" calcext:value-type="float">
            <text:p>2070142</text:p>
          </table:table-cell>
          <table:table-cell office:value-type="float" office:value="770643" calcext:value-type="float">
            <text:p>770643</text:p>
          </table:table-cell>
          <table:table-cell office:value-type="float" office:value="1394544" calcext:value-type="float">
            <text:p>1394544</text:p>
          </table:table-cell>
          <table:table-cell office:value-type="float" office:value="519253" calcext:value-type="float">
            <text:p>519253</text:p>
          </table:table-cell>
          <table:table-cell office:value-type="float" office:value="549504" calcext:value-type="float">
            <text:p>549504</text:p>
          </table:table-cell>
          <table:table-cell office:value-type="float" office:value="204850" calcext:value-type="float">
            <text:p>204850</text:p>
          </table:table-cell>
          <table:table-cell office:value-type="float" office:value="733508" calcext:value-type="float">
            <text:p>733508</text:p>
          </table:table-cell>
          <table:table-cell office:value-type="float" office:value="273504" calcext:value-type="float">
            <text:p>273504</text:p>
          </table:table-cell>
          <table:table-cell table:number-columns-repeated="1637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5254" calcext:value-type="float">
            <text:p>445254</text:p>
          </table:table-cell>
          <table:table-cell office:value-type="float" office:value="165934" calcext:value-type="float">
            <text:p>165934</text:p>
          </table:table-cell>
          <table:table-cell office:value-type="float" office:value="1184996" calcext:value-type="float">
            <text:p>1184996</text:p>
          </table:table-cell>
          <table:table-cell office:value-type="float" office:value="441280" calcext:value-type="float">
            <text:p>441280</text:p>
          </table:table-cell>
          <table:table-cell office:value-type="float" office:value="2200906" calcext:value-type="float">
            <text:p>2200906</text:p>
          </table:table-cell>
          <table:table-cell office:value-type="float" office:value="818998" calcext:value-type="float">
            <text:p>818998</text:p>
          </table:table-cell>
          <table:table-cell office:value-type="float" office:value="1179738" calcext:value-type="float">
            <text:p>1179738</text:p>
          </table:table-cell>
          <table:table-cell office:value-type="float" office:value="439075" calcext:value-type="float">
            <text:p>439075</text:p>
          </table:table-cell>
          <table:table-cell office:value-type="float" office:value="475452" calcext:value-type="float">
            <text:p>475452</text:p>
          </table:table-cell>
          <table:table-cell office:value-type="float" office:value="177111" calcext:value-type="float">
            <text:p>177111</text:p>
          </table:table-cell>
          <table:table-cell office:value-type="float" office:value="566358" calcext:value-type="float">
            <text:p>566358</text:p>
          </table:table-cell>
          <table:table-cell office:value-type="float" office:value="210935" calcext:value-type="float">
            <text:p>210935</text:p>
          </table:table-cell>
          <table:table-cell table:number-columns-repeated="1637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60622" calcext:value-type="float">
            <text:p>560622</text:p>
          </table:table-cell>
          <table:table-cell office:value-type="float" office:value="209138" calcext:value-type="float">
            <text:p>209138</text:p>
          </table:table-cell>
          <table:table-cell office:value-type="float" office:value="1472112" calcext:value-type="float">
            <text:p>1472112</text:p>
          </table:table-cell>
          <table:table-cell office:value-type="float" office:value="548123" calcext:value-type="float">
            <text:p>548123</text:p>
          </table:table-cell>
          <table:table-cell office:value-type="float" office:value="9221505" calcext:value-type="float">
            <text:p>9221505</text:p>
          </table:table-cell>
          <table:table-cell office:value-type="float" office:value="3431538" calcext:value-type="float">
            <text:p>3431538</text:p>
          </table:table-cell>
          <table:table-cell office:value-type="float" office:value="1114922" calcext:value-type="float">
            <text:p>1114922</text:p>
          </table:table-cell>
          <table:table-cell office:value-type="float" office:value="415122" calcext:value-type="float">
            <text:p>415122</text:p>
          </table:table-cell>
          <table:table-cell office:value-type="float" office:value="468572" calcext:value-type="float">
            <text:p>468572</text:p>
          </table:table-cell>
          <table:table-cell office:value-type="float" office:value="174502" calcext:value-type="float">
            <text:p>174502</text:p>
          </table:table-cell>
          <table:table-cell office:value-type="float" office:value="551006" calcext:value-type="float">
            <text:p>551006</text:p>
          </table:table-cell>
          <table:table-cell office:value-type="float" office:value="205190" calcext:value-type="float">
            <text:p>205190</text:p>
          </table:table-cell>
          <table:table-cell table:number-columns-repeated="1637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19960" calcext:value-type="float">
            <text:p>519960</text:p>
          </table:table-cell>
          <table:table-cell office:value-type="float" office:value="194046" calcext:value-type="float">
            <text:p>194046</text:p>
          </table:table-cell>
          <table:table-cell office:value-type="float" office:value="1433896" calcext:value-type="float">
            <text:p>1433896</text:p>
          </table:table-cell>
          <table:table-cell office:value-type="float" office:value="533931" calcext:value-type="float">
            <text:p>533931</text:p>
          </table:table-cell>
          <table:table-cell office:value-type="float" office:value="4246860" calcext:value-type="float">
            <text:p>4246860</text:p>
          </table:table-cell>
          <table:table-cell office:value-type="float" office:value="1580565" calcext:value-type="float">
            <text:p>1580565</text:p>
          </table:table-cell>
          <table:table-cell office:value-type="float" office:value="1412992" calcext:value-type="float">
            <text:p>1412992</text:p>
          </table:table-cell>
          <table:table-cell office:value-type="float" office:value="526094" calcext:value-type="float">
            <text:p>526094</text:p>
          </table:table-cell>
          <table:table-cell office:value-type="float" office:value="551094" calcext:value-type="float">
            <text:p>551094</text:p>
          </table:table-cell>
          <table:table-cell office:value-type="float" office:value="205439" calcext:value-type="float">
            <text:p>205439</text:p>
          </table:table-cell>
          <table:table-cell office:value-type="float" office:value="551524" calcext:value-type="float">
            <text:p>551524</text:p>
          </table:table-cell>
          <table:table-cell office:value-type="float" office:value="205576" calcext:value-type="float">
            <text:p>205576</text:p>
          </table:table-cell>
          <table:table-cell table:number-columns-repeated="1637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73502" calcext:value-type="float">
            <text:p>573502</text:p>
          </table:table-cell>
          <table:table-cell office:value-type="float" office:value="213943" calcext:value-type="float">
            <text:p>213943</text:p>
          </table:table-cell>
          <table:table-cell office:value-type="float" office:value="1516778" calcext:value-type="float">
            <text:p>1516778</text:p>
          </table:table-cell>
          <table:table-cell office:value-type="float" office:value="564748" calcext:value-type="float">
            <text:p>564748</text:p>
          </table:table-cell>
          <table:table-cell office:value-type="float" office:value="6212404" calcext:value-type="float">
            <text:p>6212404</text:p>
          </table:table-cell>
          <table:table-cell office:value-type="float" office:value="2311535" calcext:value-type="float">
            <text:p>2311535</text:p>
          </table:table-cell>
          <table:table-cell office:value-type="float" office:value="1467768" calcext:value-type="float">
            <text:p>1467768</text:p>
          </table:table-cell>
          <table:table-cell office:value-type="float" office:value="546470" calcext:value-type="float">
            <text:p>546470</text:p>
          </table:table-cell>
          <table:table-cell office:value-type="float" office:value="590320" calcext:value-type="float">
            <text:p>590320</text:p>
          </table:table-cell>
          <table:table-cell office:value-type="float" office:value="220225" calcext:value-type="float">
            <text:p>220225</text:p>
          </table:table-cell>
          <table:table-cell office:value-type="float" office:value="818079" calcext:value-type="float">
            <text:p>818079</text:p>
          </table:table-cell>
          <table:table-cell office:value-type="float" office:value="305324" calcext:value-type="float">
            <text:p>305324</text:p>
          </table:table-cell>
          <table:table-cell table:number-columns-repeated="1637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25560" calcext:value-type="float">
            <text:p>525560</text:p>
          </table:table-cell>
          <table:table-cell office:value-type="float" office:value="196079" calcext:value-type="float">
            <text:p>196079</text:p>
          </table:table-cell>
          <table:table-cell office:value-type="float" office:value="1436432" calcext:value-type="float">
            <text:p>1436432</text:p>
          </table:table-cell>
          <table:table-cell office:value-type="float" office:value="534904" calcext:value-type="float">
            <text:p>534904</text:p>
          </table:table-cell>
          <table:table-cell office:value-type="float" office:value="3050443" calcext:value-type="float">
            <text:p>3050443</text:p>
          </table:table-cell>
          <table:table-cell office:value-type="float" office:value="1135716" calcext:value-type="float">
            <text:p>1135716</text:p>
          </table:table-cell>
          <table:table-cell office:value-type="float" office:value="1088016" calcext:value-type="float">
            <text:p>1088016</text:p>
          </table:table-cell>
          <table:table-cell office:value-type="float" office:value="404987" calcext:value-type="float">
            <text:p>404987</text:p>
          </table:table-cell>
          <table:table-cell office:value-type="float" office:value="436926" calcext:value-type="float">
            <text:p>436926</text:p>
          </table:table-cell>
          <table:table-cell office:value-type="float" office:value="162720" calcext:value-type="float">
            <text:p>162720</text:p>
          </table:table-cell>
          <table:table-cell office:value-type="float" office:value="521242" calcext:value-type="float">
            <text:p>521242</text:p>
          </table:table-cell>
          <table:table-cell office:value-type="float" office:value="194132" calcext:value-type="float">
            <text:p>194132</text:p>
          </table:table-cell>
          <table:table-cell table:number-columns-repeated="1637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06304" calcext:value-type="float">
            <text:p>506304</text:p>
          </table:table-cell>
          <table:table-cell office:value-type="float" office:value="188945" calcext:value-type="float">
            <text:p>188945</text:p>
          </table:table-cell>
          <table:table-cell office:value-type="float" office:value="1399042" calcext:value-type="float">
            <text:p>1399042</text:p>
          </table:table-cell>
          <table:table-cell office:value-type="float" office:value="520931" calcext:value-type="float">
            <text:p>520931</text:p>
          </table:table-cell>
          <table:table-cell office:value-type="float" office:value="4473570" calcext:value-type="float">
            <text:p>4473570</text:p>
          </table:table-cell>
          <table:table-cell office:value-type="float" office:value="1664810" calcext:value-type="float">
            <text:p>1664810</text:p>
          </table:table-cell>
          <table:table-cell office:value-type="float" office:value="1337312" calcext:value-type="float">
            <text:p>1337312</text:p>
          </table:table-cell>
          <table:table-cell office:value-type="float" office:value="497918" calcext:value-type="float">
            <text:p>497918</text:p>
          </table:table-cell>
          <table:table-cell office:value-type="float" office:value="522718" calcext:value-type="float">
            <text:p>522718</text:p>
          </table:table-cell>
          <table:table-cell office:value-type="float" office:value="194883" calcext:value-type="float">
            <text:p>194883</text:p>
          </table:table-cell>
          <table:table-cell office:value-type="float" office:value="626550" calcext:value-type="float">
            <text:p>626550</text:p>
          </table:table-cell>
          <table:table-cell office:value-type="float" office:value="233561" calcext:value-type="float">
            <text:p>233561</text:p>
          </table:table-cell>
          <table:table-cell table:number-columns-repeated="1637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47670" calcext:value-type="float">
            <text:p>547670</text:p>
          </table:table-cell>
          <table:table-cell office:value-type="float" office:value="204336" calcext:value-type="float">
            <text:p>204336</text:p>
          </table:table-cell>
          <table:table-cell office:value-type="float" office:value="1519844" calcext:value-type="float">
            <text:p>1519844</text:p>
          </table:table-cell>
          <table:table-cell office:value-type="float" office:value="565936" calcext:value-type="float">
            <text:p>565936</text:p>
          </table:table-cell>
          <table:table-cell office:value-type="float" office:value="2831370" calcext:value-type="float">
            <text:p>2831370</text:p>
          </table:table-cell>
          <table:table-cell office:value-type="float" office:value="1053816" calcext:value-type="float">
            <text:p>1053816</text:p>
          </table:table-cell>
          <table:table-cell office:value-type="float" office:value="1394416" calcext:value-type="float">
            <text:p>1394416</text:p>
          </table:table-cell>
          <table:table-cell office:value-type="float" office:value="519173" calcext:value-type="float">
            <text:p>519173</text:p>
          </table:table-cell>
          <table:table-cell office:value-type="float" office:value="554392" calcext:value-type="float">
            <text:p>554392</text:p>
          </table:table-cell>
          <table:table-cell office:value-type="float" office:value="206665" calcext:value-type="float">
            <text:p>206665</text:p>
          </table:table-cell>
          <table:table-cell office:value-type="float" office:value="682338" calcext:value-type="float">
            <text:p>682338</text:p>
          </table:table-cell>
          <table:table-cell office:value-type="float" office:value="254438" calcext:value-type="float">
            <text:p>254438</text:p>
          </table:table-cell>
          <table:table-cell table:number-columns-repeated="1637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24914" calcext:value-type="float">
            <text:p>524914</text:p>
          </table:table-cell>
          <table:table-cell office:value-type="float" office:value="195886" calcext:value-type="float">
            <text:p>195886</text:p>
          </table:table-cell>
          <table:table-cell office:value-type="float" office:value="1333257" calcext:value-type="float">
            <text:p>1333257</text:p>
          </table:table-cell>
          <table:table-cell office:value-type="float" office:value="496869" calcext:value-type="float">
            <text:p>496869</text:p>
          </table:table-cell>
          <table:table-cell office:value-type="float" office:value="1610926" calcext:value-type="float">
            <text:p>1610926</text:p>
          </table:table-cell>
          <table:table-cell office:value-type="float" office:value="599553" calcext:value-type="float">
            <text:p>599553</text:p>
          </table:table-cell>
          <table:table-cell office:value-type="float" office:value="1064818" calcext:value-type="float">
            <text:p>1064818</text:p>
          </table:table-cell>
          <table:table-cell office:value-type="float" office:value="396316" calcext:value-type="float">
            <text:p>396316</text:p>
          </table:table-cell>
          <table:table-cell office:value-type="float" office:value="453228" calcext:value-type="float">
            <text:p>453228</text:p>
          </table:table-cell>
          <table:table-cell office:value-type="float" office:value="168787" calcext:value-type="float">
            <text:p>168787</text:p>
          </table:table-cell>
          <table:table-cell office:value-type="float" office:value="518532" calcext:value-type="float">
            <text:p>518532</text:p>
          </table:table-cell>
          <table:table-cell office:value-type="float" office:value="193214" calcext:value-type="float">
            <text:p>193214</text:p>
          </table:table-cell>
          <table:table-cell table:number-columns-repeated="1637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61118" calcext:value-type="float">
            <text:p>561118</text:p>
          </table:table-cell>
          <table:table-cell office:value-type="float" office:value="209357" calcext:value-type="float">
            <text:p>209357</text:p>
          </table:table-cell>
          <table:table-cell office:value-type="float" office:value="1523680" calcext:value-type="float">
            <text:p>1523680</text:p>
          </table:table-cell>
          <table:table-cell office:value-type="float" office:value="567453" calcext:value-type="float">
            <text:p>567453</text:p>
          </table:table-cell>
          <table:table-cell office:value-type="float" office:value="2796564" calcext:value-type="float">
            <text:p>2796564</text:p>
          </table:table-cell>
          <table:table-cell office:value-type="float" office:value="1040932" calcext:value-type="float">
            <text:p>1040932</text:p>
          </table:table-cell>
          <table:table-cell office:value-type="float" office:value="1441024" calcext:value-type="float">
            <text:p>1441024</text:p>
          </table:table-cell>
          <table:table-cell office:value-type="float" office:value="536507" calcext:value-type="float">
            <text:p>536507</text:p>
          </table:table-cell>
          <table:table-cell office:value-type="float" office:value="552966" calcext:value-type="float">
            <text:p>552966</text:p>
          </table:table-cell>
          <table:table-cell office:value-type="float" office:value="206141" calcext:value-type="float">
            <text:p>206141</text:p>
          </table:table-cell>
          <table:table-cell office:value-type="float" office:value="675750" calcext:value-type="float">
            <text:p>675750</text:p>
          </table:table-cell>
          <table:table-cell office:value-type="float" office:value="251985" calcext:value-type="float">
            <text:p>251985</text:p>
          </table:table-cell>
          <table:table-cell table:number-columns-repeated="1637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90868" calcext:value-type="float">
            <text:p>490868</text:p>
          </table:table-cell>
          <table:table-cell office:value-type="float" office:value="184589" calcext:value-type="float">
            <text:p>184589</text:p>
          </table:table-cell>
          <table:table-cell office:value-type="float" office:value="1222300" calcext:value-type="float">
            <text:p>1222300</text:p>
          </table:table-cell>
          <table:table-cell office:value-type="float" office:value="455087" calcext:value-type="float">
            <text:p>455087</text:p>
          </table:table-cell>
          <table:table-cell office:value-type="float" office:value="1808274" calcext:value-type="float">
            <text:p>1808274</text:p>
          </table:table-cell>
          <table:table-cell office:value-type="float" office:value="672933" calcext:value-type="float">
            <text:p>672933</text:p>
          </table:table-cell>
          <table:table-cell office:value-type="float" office:value="1218302" calcext:value-type="float">
            <text:p>1218302</text:p>
          </table:table-cell>
          <table:table-cell office:value-type="float" office:value="453435" calcext:value-type="float">
            <text:p>453435</text:p>
          </table:table-cell>
          <table:table-cell office:value-type="float" office:value="471202" calcext:value-type="float">
            <text:p>471202</text:p>
          </table:table-cell>
          <table:table-cell office:value-type="float" office:value="175531" calcext:value-type="float">
            <text:p>175531</text:p>
          </table:table-cell>
          <table:table-cell office:value-type="float" office:value="542596" calcext:value-type="float">
            <text:p>542596</text:p>
          </table:table-cell>
          <table:table-cell office:value-type="float" office:value="202060" calcext:value-type="float">
            <text:p>202060</text:p>
          </table:table-cell>
          <table:table-cell table:number-columns-repeated="1637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46806" calcext:value-type="float">
            <text:p>546806</text:p>
          </table:table-cell>
          <table:table-cell office:value-type="float" office:value="204074" calcext:value-type="float">
            <text:p>204074</text:p>
          </table:table-cell>
          <table:table-cell office:value-type="float" office:value="1438020" calcext:value-type="float">
            <text:p>1438020</text:p>
          </table:table-cell>
          <table:table-cell office:value-type="float" office:value="535385" calcext:value-type="float">
            <text:p>535385</text:p>
          </table:table-cell>
          <table:table-cell office:value-type="float" office:value="2080524" calcext:value-type="float">
            <text:p>2080524</text:p>
          </table:table-cell>
          <table:table-cell office:value-type="float" office:value="774926" calcext:value-type="float">
            <text:p>774926</text:p>
          </table:table-cell>
          <table:table-cell office:value-type="float" office:value="1394918" calcext:value-type="float">
            <text:p>1394918</text:p>
          </table:table-cell>
          <table:table-cell office:value-type="float" office:value="519374" calcext:value-type="float">
            <text:p>519374</text:p>
          </table:table-cell>
          <table:table-cell office:value-type="float" office:value="561252" calcext:value-type="float">
            <text:p>561252</text:p>
          </table:table-cell>
          <table:table-cell office:value-type="float" office:value="209286" calcext:value-type="float">
            <text:p>209286</text:p>
          </table:table-cell>
          <table:table-cell office:value-type="float" office:value="558828" calcext:value-type="float">
            <text:p>558828</text:p>
          </table:table-cell>
          <table:table-cell office:value-type="float" office:value="208121" calcext:value-type="float">
            <text:p>208121</text:p>
          </table:table-cell>
          <table:table-cell table:number-columns-repeated="1637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68230" calcext:value-type="float">
            <text:p>468230</text:p>
          </table:table-cell>
          <table:table-cell office:value-type="float" office:value="174570" calcext:value-type="float">
            <text:p>174570</text:p>
          </table:table-cell>
          <table:table-cell office:value-type="float" office:value="1220702" calcext:value-type="float">
            <text:p>1220702</text:p>
          </table:table-cell>
          <table:table-cell office:value-type="float" office:value="454493" calcext:value-type="float">
            <text:p>454493</text:p>
          </table:table-cell>
          <table:table-cell office:value-type="float" office:value="1729592" calcext:value-type="float">
            <text:p>1729592</text:p>
          </table:table-cell>
          <table:table-cell office:value-type="float" office:value="643637" calcext:value-type="float">
            <text:p>643637</text:p>
          </table:table-cell>
          <table:table-cell office:value-type="float" office:value="1169142" calcext:value-type="float">
            <text:p>1169142</text:p>
          </table:table-cell>
          <table:table-cell office:value-type="float" office:value="435141" calcext:value-type="float">
            <text:p>435141</text:p>
          </table:table-cell>
          <table:table-cell office:value-type="float" office:value="474300" calcext:value-type="float">
            <text:p>474300</text:p>
          </table:table-cell>
          <table:table-cell office:value-type="float" office:value="176673" calcext:value-type="float">
            <text:p>176673</text:p>
          </table:table-cell>
          <table:table-cell office:value-type="float" office:value="547230" calcext:value-type="float">
            <text:p>547230</text:p>
          </table:table-cell>
          <table:table-cell office:value-type="float" office:value="203802" calcext:value-type="float">
            <text:p>203802</text:p>
          </table:table-cell>
          <table:table-cell table:number-columns-repeated="1637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51554" calcext:value-type="float">
            <text:p>551554</text:p>
          </table:table-cell>
          <table:table-cell office:value-type="float" office:value="205785" calcext:value-type="float">
            <text:p>205785</text:p>
          </table:table-cell>
          <table:table-cell office:value-type="float" office:value="1432588" calcext:value-type="float">
            <text:p>1432588</text:p>
          </table:table-cell>
          <table:table-cell office:value-type="float" office:value="533421" calcext:value-type="float">
            <text:p>533421</text:p>
          </table:table-cell>
          <table:table-cell office:value-type="float" office:value="9410560" calcext:value-type="float">
            <text:p>9410560</text:p>
          </table:table-cell>
          <table:table-cell office:value-type="float" office:value="3501538" calcext:value-type="float">
            <text:p>3501538</text:p>
          </table:table-cell>
          <table:table-cell office:value-type="float" office:value="1358883" calcext:value-type="float">
            <text:p>1358883</text:p>
          </table:table-cell>
          <table:table-cell office:value-type="float" office:value="506467" calcext:value-type="float">
            <text:p>506467</text:p>
          </table:table-cell>
          <table:table-cell office:value-type="float" office:value="478668" calcext:value-type="float">
            <text:p>478668</text:p>
          </table:table-cell>
          <table:table-cell office:value-type="float" office:value="178270" calcext:value-type="float">
            <text:p>178270</text:p>
          </table:table-cell>
          <table:table-cell office:value-type="float" office:value="538212" calcext:value-type="float">
            <text:p>538212</text:p>
          </table:table-cell>
          <table:table-cell office:value-type="float" office:value="200420" calcext:value-type="float">
            <text:p>200420</text:p>
          </table:table-cell>
          <table:table-cell table:number-columns-repeated="1637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25428" calcext:value-type="float">
            <text:p>525428</text:p>
          </table:table-cell>
          <table:table-cell office:value-type="float" office:value="196072" calcext:value-type="float">
            <text:p>196072</text:p>
          </table:table-cell>
          <table:table-cell office:value-type="float" office:value="1460850" calcext:value-type="float">
            <text:p>1460850</text:p>
          </table:table-cell>
          <table:table-cell office:value-type="float" office:value="544059" calcext:value-type="float">
            <text:p>544059</text:p>
          </table:table-cell>
          <table:table-cell office:value-type="float" office:value="3821599" calcext:value-type="float">
            <text:p>3821599</text:p>
          </table:table-cell>
          <table:table-cell office:value-type="float" office:value="1422585" calcext:value-type="float">
            <text:p>1422585</text:p>
          </table:table-cell>
          <table:table-cell office:value-type="float" office:value="1142780" calcext:value-type="float">
            <text:p>1142780</text:p>
          </table:table-cell>
          <table:table-cell office:value-type="float" office:value="425343" calcext:value-type="float">
            <text:p>425343</text:p>
          </table:table-cell>
          <table:table-cell office:value-type="float" office:value="476478" calcext:value-type="float">
            <text:p>476478</text:p>
          </table:table-cell>
          <table:table-cell office:value-type="float" office:value="177526" calcext:value-type="float">
            <text:p>177526</text:p>
          </table:table-cell>
          <table:table-cell office:value-type="float" office:value="543008" calcext:value-type="float">
            <text:p>543008</text:p>
          </table:table-cell>
          <table:table-cell office:value-type="float" office:value="202244" calcext:value-type="float">
            <text:p>202244</text:p>
          </table:table-cell>
          <table:table-cell table:number-columns-repeated="1637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38620" calcext:value-type="float">
            <text:p>438620</text:p>
          </table:table-cell>
          <table:table-cell office:value-type="float" office:value="163451" calcext:value-type="float">
            <text:p>163451</text:p>
          </table:table-cell>
          <table:table-cell office:value-type="float" office:value="1179196" calcext:value-type="float">
            <text:p>1179196</text:p>
          </table:table-cell>
          <table:table-cell office:value-type="float" office:value="438935" calcext:value-type="float">
            <text:p>438935</text:p>
          </table:table-cell>
          <table:table-cell office:value-type="float" office:value="1642166" calcext:value-type="float">
            <text:p>1642166</text:p>
          </table:table-cell>
          <table:table-cell office:value-type="float" office:value="611145" calcext:value-type="float">
            <text:p>611145</text:p>
          </table:table-cell>
          <table:table-cell office:value-type="float" office:value="1117550" calcext:value-type="float">
            <text:p>1117550</text:p>
          </table:table-cell>
          <table:table-cell office:value-type="float" office:value="415934" calcext:value-type="float">
            <text:p>415934</text:p>
          </table:table-cell>
          <table:table-cell office:value-type="float" office:value="446228" calcext:value-type="float">
            <text:p>446228</text:p>
          </table:table-cell>
          <table:table-cell office:value-type="float" office:value="166200" calcext:value-type="float">
            <text:p>166200</text:p>
          </table:table-cell>
          <table:table-cell office:value-type="float" office:value="543926" calcext:value-type="float">
            <text:p>543926</text:p>
          </table:table-cell>
          <table:table-cell office:value-type="float" office:value="202564" calcext:value-type="float">
            <text:p>202564</text:p>
          </table:table-cell>
          <table:table-cell table:number-columns-repeated="1637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18208" calcext:value-type="float">
            <text:p>518208</text:p>
          </table:table-cell>
          <table:table-cell office:value-type="float" office:value="193355" calcext:value-type="float">
            <text:p>193355</text:p>
          </table:table-cell>
          <table:table-cell office:value-type="float" office:value="1430940" calcext:value-type="float">
            <text:p>1430940</text:p>
          </table:table-cell>
          <table:table-cell office:value-type="float" office:value="532826" calcext:value-type="float">
            <text:p>532826</text:p>
          </table:table-cell>
          <table:table-cell office:value-type="float" office:value="3299634" calcext:value-type="float">
            <text:p>3299634</text:p>
          </table:table-cell>
          <table:table-cell office:value-type="float" office:value="1228083" calcext:value-type="float">
            <text:p>1228083</text:p>
          </table:table-cell>
          <table:table-cell office:value-type="float" office:value="1326896" calcext:value-type="float">
            <text:p>1326896</text:p>
          </table:table-cell>
          <table:table-cell office:value-type="float" office:value="494661" calcext:value-type="float">
            <text:p>494661</text:p>
          </table:table-cell>
          <table:table-cell office:value-type="float" office:value="523780" calcext:value-type="float">
            <text:p>523780</text:p>
          </table:table-cell>
          <table:table-cell office:value-type="float" office:value="195265" calcext:value-type="float">
            <text:p>195265</text:p>
          </table:table-cell>
          <table:table-cell office:value-type="float" office:value="640970" calcext:value-type="float">
            <text:p>640970</text:p>
          </table:table-cell>
          <table:table-cell office:value-type="float" office:value="238966" calcext:value-type="float">
            <text:p>238966</text:p>
          </table:table-cell>
          <table:table-cell table:number-columns-repeated="1637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14378" calcext:value-type="float">
            <text:p>514378</text:p>
          </table:table-cell>
          <table:table-cell office:value-type="float" office:value="191924" calcext:value-type="float">
            <text:p>191924</text:p>
          </table:table-cell>
          <table:table-cell office:value-type="float" office:value="1407754" calcext:value-type="float">
            <text:p>1407754</text:p>
          </table:table-cell>
          <table:table-cell office:value-type="float" office:value="524174" calcext:value-type="float">
            <text:p>524174</text:p>
          </table:table-cell>
          <table:table-cell office:value-type="float" office:value="1991946" calcext:value-type="float">
            <text:p>1991946</text:p>
          </table:table-cell>
          <table:table-cell office:value-type="float" office:value="741519" calcext:value-type="float">
            <text:p>741519</text:p>
          </table:table-cell>
          <table:table-cell office:value-type="float" office:value="1327546" calcext:value-type="float">
            <text:p>1327546</text:p>
          </table:table-cell>
          <table:table-cell office:value-type="float" office:value="494269" calcext:value-type="float">
            <text:p>494269</text:p>
          </table:table-cell>
          <table:table-cell office:value-type="float" office:value="521296" calcext:value-type="float">
            <text:p>521296</text:p>
          </table:table-cell>
          <table:table-cell office:value-type="float" office:value="194335" calcext:value-type="float">
            <text:p>194335</text:p>
          </table:table-cell>
          <table:table-cell office:value-type="float" office:value="663322" calcext:value-type="float">
            <text:p>663322</text:p>
          </table:table-cell>
          <table:table-cell office:value-type="float" office:value="248317" calcext:value-type="float">
            <text:p>248317</text:p>
          </table:table-cell>
          <table:table-cell table:number-columns-repeated="1637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37098" calcext:value-type="float">
            <text:p>537098</text:p>
          </table:table-cell>
          <table:table-cell office:value-type="float" office:value="200395" calcext:value-type="float">
            <text:p>200395</text:p>
          </table:table-cell>
          <table:table-cell office:value-type="float" office:value="1359072" calcext:value-type="float">
            <text:p>1359072</text:p>
          </table:table-cell>
          <table:table-cell office:value-type="float" office:value="506030" calcext:value-type="float">
            <text:p>506030</text:p>
          </table:table-cell>
          <table:table-cell office:value-type="float" office:value="3800396" calcext:value-type="float">
            <text:p>3800396</text:p>
          </table:table-cell>
          <table:table-cell office:value-type="float" office:value="1414375" calcext:value-type="float">
            <text:p>1414375</text:p>
          </table:table-cell>
          <table:table-cell office:value-type="float" office:value="1465673" calcext:value-type="float">
            <text:p>1465673</text:p>
          </table:table-cell>
          <table:table-cell office:value-type="float" office:value="546213" calcext:value-type="float">
            <text:p>546213</text:p>
          </table:table-cell>
          <table:table-cell office:value-type="float" office:value="451386" calcext:value-type="float">
            <text:p>451386</text:p>
          </table:table-cell>
          <table:table-cell office:value-type="float" office:value="168113" calcext:value-type="float">
            <text:p>168113</text:p>
          </table:table-cell>
          <table:table-cell office:value-type="float" office:value="526718" calcext:value-type="float">
            <text:p>526718</text:p>
          </table:table-cell>
          <table:table-cell office:value-type="float" office:value="196129" calcext:value-type="float">
            <text:p>196129</text:p>
          </table:table-cell>
          <table:table-cell table:number-columns-repeated="1637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49954" calcext:value-type="float">
            <text:p>549954</text:p>
          </table:table-cell>
          <table:table-cell office:value-type="float" office:value="205188" calcext:value-type="float">
            <text:p>205188</text:p>
          </table:table-cell>
          <table:table-cell office:value-type="float" office:value="1556520" calcext:value-type="float">
            <text:p>1556520</text:p>
          </table:table-cell>
          <table:table-cell office:value-type="float" office:value="579580" calcext:value-type="float">
            <text:p>579580</text:p>
          </table:table-cell>
          <table:table-cell office:value-type="float" office:value="6062820" calcext:value-type="float">
            <text:p>6062820</text:p>
          </table:table-cell>
          <table:table-cell office:value-type="float" office:value="2256024" calcext:value-type="float">
            <text:p>2256024</text:p>
          </table:table-cell>
          <table:table-cell office:value-type="float" office:value="1407468" calcext:value-type="float">
            <text:p>1407468</text:p>
          </table:table-cell>
          <table:table-cell office:value-type="float" office:value="524328" calcext:value-type="float">
            <text:p>524328</text:p>
          </table:table-cell>
          <table:table-cell office:value-type="float" office:value="556332" calcext:value-type="float">
            <text:p>556332</text:p>
          </table:table-cell>
          <table:table-cell office:value-type="float" office:value="207389" calcext:value-type="float">
            <text:p>207389</text:p>
          </table:table-cell>
          <table:table-cell office:value-type="float" office:value="662008" calcext:value-type="float">
            <text:p>662008</text:p>
          </table:table-cell>
          <table:table-cell office:value-type="float" office:value="246770" calcext:value-type="float">
            <text:p>246770</text:p>
          </table:table-cell>
          <table:table-cell table:number-columns-repeated="1637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80080" calcext:value-type="float">
            <text:p>580080</text:p>
          </table:table-cell>
          <table:table-cell office:value-type="float" office:value="216568" calcext:value-type="float">
            <text:p>216568</text:p>
          </table:table-cell>
          <table:table-cell office:value-type="float" office:value="1495786" calcext:value-type="float">
            <text:p>1495786</text:p>
          </table:table-cell>
          <table:table-cell office:value-type="float" office:value="556921" calcext:value-type="float">
            <text:p>556921</text:p>
          </table:table-cell>
          <table:table-cell office:value-type="float" office:value="10561688" calcext:value-type="float">
            <text:p>10561688</text:p>
          </table:table-cell>
          <table:table-cell office:value-type="float" office:value="3929645" calcext:value-type="float">
            <text:p>3929645</text:p>
          </table:table-cell>
          <table:table-cell office:value-type="float" office:value="1399314" calcext:value-type="float">
            <text:p>1399314</text:p>
          </table:table-cell>
          <table:table-cell office:value-type="float" office:value="521001" calcext:value-type="float">
            <text:p>521001</text:p>
          </table:table-cell>
          <table:table-cell office:value-type="float" office:value="548942" calcext:value-type="float">
            <text:p>548942</text:p>
          </table:table-cell>
          <table:table-cell office:value-type="float" office:value="204644" calcext:value-type="float">
            <text:p>204644</text:p>
          </table:table-cell>
          <table:table-cell office:value-type="float" office:value="654360" calcext:value-type="float">
            <text:p>654360</text:p>
          </table:table-cell>
          <table:table-cell office:value-type="float" office:value="243933" calcext:value-type="float">
            <text:p>243933</text:p>
          </table:table-cell>
          <table:table-cell table:number-columns-repeated="1637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24220" calcext:value-type="float">
            <text:p>424220</text:p>
          </table:table-cell>
          <table:table-cell office:value-type="float" office:value="158083" calcext:value-type="float">
            <text:p>158083</text:p>
          </table:table-cell>
          <table:table-cell office:value-type="float" office:value="1163952" calcext:value-type="float">
            <text:p>1163952</text:p>
          </table:table-cell>
          <table:table-cell office:value-type="float" office:value="433235" calcext:value-type="float">
            <text:p>433235</text:p>
          </table:table-cell>
          <table:table-cell office:value-type="float" office:value="2075296" calcext:value-type="float">
            <text:p>2075296</text:p>
          </table:table-cell>
          <table:table-cell office:value-type="float" office:value="772226" calcext:value-type="float">
            <text:p>772226</text:p>
          </table:table-cell>
          <table:table-cell office:value-type="float" office:value="1061878" calcext:value-type="float">
            <text:p>1061878</text:p>
          </table:table-cell>
          <table:table-cell office:value-type="float" office:value="395217" calcext:value-type="float">
            <text:p>395217</text:p>
          </table:table-cell>
          <table:table-cell office:value-type="float" office:value="416664" calcext:value-type="float">
            <text:p>416664</text:p>
          </table:table-cell>
          <table:table-cell office:value-type="float" office:value="155183" calcext:value-type="float">
            <text:p>155183</text:p>
          </table:table-cell>
          <table:table-cell office:value-type="float" office:value="558800" calcext:value-type="float">
            <text:p>558800</text:p>
          </table:table-cell>
          <table:table-cell office:value-type="float" office:value="208106" calcext:value-type="float">
            <text:p>208106</text:p>
          </table:table-cell>
          <table:table-cell table:number-columns-repeated="1637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32910" calcext:value-type="float">
            <text:p>532910</text:p>
          </table:table-cell>
          <table:table-cell office:value-type="float" office:value="198857" calcext:value-type="float">
            <text:p>198857</text:p>
          </table:table-cell>
          <table:table-cell office:value-type="float" office:value="1439036" calcext:value-type="float">
            <text:p>1439036</text:p>
          </table:table-cell>
          <table:table-cell office:value-type="float" office:value="535765" calcext:value-type="float">
            <text:p>535765</text:p>
          </table:table-cell>
          <table:table-cell office:value-type="float" office:value="3537072" calcext:value-type="float">
            <text:p>3537072</text:p>
          </table:table-cell>
          <table:table-cell office:value-type="float" office:value="1316436" calcext:value-type="float">
            <text:p>1316436</text:p>
          </table:table-cell>
          <table:table-cell office:value-type="float" office:value="1393092" calcext:value-type="float">
            <text:p>1393092</text:p>
          </table:table-cell>
          <table:table-cell office:value-type="float" office:value="518671" calcext:value-type="float">
            <text:p>518671</text:p>
          </table:table-cell>
          <table:table-cell office:value-type="float" office:value="551436" calcext:value-type="float">
            <text:p>551436</text:p>
          </table:table-cell>
          <table:table-cell office:value-type="float" office:value="205583" calcext:value-type="float">
            <text:p>205583</text:p>
          </table:table-cell>
          <table:table-cell office:value-type="float" office:value="600786" calcext:value-type="float">
            <text:p>600786</text:p>
          </table:table-cell>
          <table:table-cell office:value-type="float" office:value="223732" calcext:value-type="float">
            <text:p>223732</text:p>
          </table:table-cell>
          <table:table-cell table:number-columns-repeated="1637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41254" calcext:value-type="float">
            <text:p>541254</text:p>
          </table:table-cell>
          <table:table-cell office:value-type="float" office:value="201951" calcext:value-type="float">
            <text:p>201951</text:p>
          </table:table-cell>
          <table:table-cell office:value-type="float" office:value="1443738" calcext:value-type="float">
            <text:p>1443738</text:p>
          </table:table-cell>
          <table:table-cell office:value-type="float" office:value="537513" calcext:value-type="float">
            <text:p>537513</text:p>
          </table:table-cell>
          <table:table-cell office:value-type="float" office:value="3396548" calcext:value-type="float">
            <text:p>3396548</text:p>
          </table:table-cell>
          <table:table-cell office:value-type="float" office:value="1264221" calcext:value-type="float">
            <text:p>1264221</text:p>
          </table:table-cell>
          <table:table-cell office:value-type="float" office:value="1395196" calcext:value-type="float">
            <text:p>1395196</text:p>
          </table:table-cell>
          <table:table-cell office:value-type="float" office:value="519458" calcext:value-type="float">
            <text:p>519458</text:p>
          </table:table-cell>
          <table:table-cell office:value-type="float" office:value="549610" calcext:value-type="float">
            <text:p>549610</text:p>
          </table:table-cell>
          <table:table-cell office:value-type="float" office:value="204886" calcext:value-type="float">
            <text:p>204886</text:p>
          </table:table-cell>
          <table:table-cell office:value-type="float" office:value="678988" calcext:value-type="float">
            <text:p>678988</text:p>
          </table:table-cell>
          <table:table-cell office:value-type="float" office:value="253205" calcext:value-type="float">
            <text:p>253205</text:p>
          </table:table-cell>
          <table:table-cell table:number-columns-repeated="1637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06385" calcext:value-type="float">
            <text:p>706385</text:p>
          </table:table-cell>
          <table:table-cell office:value-type="float" office:value="263747" calcext:value-type="float">
            <text:p>263747</text:p>
          </table:table-cell>
          <table:table-cell office:value-type="float" office:value="1191878" calcext:value-type="float">
            <text:p>1191878</text:p>
          </table:table-cell>
          <table:table-cell office:value-type="float" office:value="443693" calcext:value-type="float">
            <text:p>443693</text:p>
          </table:table-cell>
          <table:table-cell office:value-type="float" office:value="1734230" calcext:value-type="float">
            <text:p>1734230</text:p>
          </table:table-cell>
          <table:table-cell office:value-type="float" office:value="645410" calcext:value-type="float">
            <text:p>645410</text:p>
          </table:table-cell>
          <table:table-cell office:value-type="float" office:value="1112806" calcext:value-type="float">
            <text:p>1112806</text:p>
          </table:table-cell>
          <table:table-cell office:value-type="float" office:value="414174" calcext:value-type="float">
            <text:p>414174</text:p>
          </table:table-cell>
          <table:table-cell office:value-type="float" office:value="462238" calcext:value-type="float">
            <text:p>462238</text:p>
          </table:table-cell>
          <table:table-cell office:value-type="float" office:value="172169" calcext:value-type="float">
            <text:p>172169</text:p>
          </table:table-cell>
          <table:table-cell office:value-type="float" office:value="541578" calcext:value-type="float">
            <text:p>541578</text:p>
          </table:table-cell>
          <table:table-cell office:value-type="float" office:value="201688" calcext:value-type="float">
            <text:p>201688</text:p>
          </table:table-cell>
          <table:table-cell table:number-columns-repeated="1637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49200" calcext:value-type="float">
            <text:p>749200</text:p>
          </table:table-cell>
          <table:table-cell office:value-type="float" office:value="279309" calcext:value-type="float">
            <text:p>279309</text:p>
          </table:table-cell>
          <table:table-cell office:value-type="float" office:value="1523946" calcext:value-type="float">
            <text:p>1523946</text:p>
          </table:table-cell>
          <table:table-cell office:value-type="float" office:value="567466" calcext:value-type="float">
            <text:p>567466</text:p>
          </table:table-cell>
          <table:table-cell office:value-type="float" office:value="2158626" calcext:value-type="float">
            <text:p>2158626</text:p>
          </table:table-cell>
          <table:table-cell office:value-type="float" office:value="804330" calcext:value-type="float">
            <text:p>804330</text:p>
          </table:table-cell>
          <table:table-cell office:value-type="float" office:value="1475374" calcext:value-type="float">
            <text:p>1475374</text:p>
          </table:table-cell>
          <table:table-cell office:value-type="float" office:value="549359" calcext:value-type="float">
            <text:p>549359</text:p>
          </table:table-cell>
          <table:table-cell office:value-type="float" office:value="579432" calcext:value-type="float">
            <text:p>579432</text:p>
          </table:table-cell>
          <table:table-cell office:value-type="float" office:value="216015" calcext:value-type="float">
            <text:p>216015</text:p>
          </table:table-cell>
          <table:table-cell office:value-type="float" office:value="661388" calcext:value-type="float">
            <text:p>661388</text:p>
          </table:table-cell>
          <table:table-cell office:value-type="float" office:value="246747" calcext:value-type="float">
            <text:p>246747</text:p>
          </table:table-cell>
          <table:table-cell table:number-columns-repeated="1637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58464" calcext:value-type="float">
            <text:p>558464</text:p>
          </table:table-cell>
          <table:table-cell office:value-type="float" office:value="210591" calcext:value-type="float">
            <text:p>210591</text:p>
          </table:table-cell>
          <table:table-cell office:value-type="float" office:value="1560922" calcext:value-type="float">
            <text:p>1560922</text:p>
          </table:table-cell>
          <table:table-cell office:value-type="float" office:value="581323" calcext:value-type="float">
            <text:p>581323</text:p>
          </table:table-cell>
          <table:table-cell office:value-type="float" office:value="2083996" calcext:value-type="float">
            <text:p>2083996</text:p>
          </table:table-cell>
          <table:table-cell office:value-type="float" office:value="775803" calcext:value-type="float">
            <text:p>775803</text:p>
          </table:table-cell>
          <table:table-cell office:value-type="float" office:value="1404212" calcext:value-type="float">
            <text:p>1404212</text:p>
          </table:table-cell>
          <table:table-cell office:value-type="float" office:value="522835" calcext:value-type="float">
            <text:p>522835</text:p>
          </table:table-cell>
          <table:table-cell office:value-type="float" office:value="551622" calcext:value-type="float">
            <text:p>551622</text:p>
          </table:table-cell>
          <table:table-cell office:value-type="float" office:value="206566" calcext:value-type="float">
            <text:p>206566</text:p>
          </table:table-cell>
          <table:table-cell office:value-type="float" office:value="661386" calcext:value-type="float">
            <text:p>661386</text:p>
          </table:table-cell>
          <table:table-cell office:value-type="float" office:value="246654" calcext:value-type="float">
            <text:p>246654</text:p>
          </table:table-cell>
          <table:table-cell table:number-columns-repeated="1637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28790" calcext:value-type="float">
            <text:p>528790</text:p>
          </table:table-cell>
          <table:table-cell office:value-type="float" office:value="197340" calcext:value-type="float">
            <text:p>197340</text:p>
          </table:table-cell>
          <table:table-cell office:value-type="float" office:value="1459154" calcext:value-type="float">
            <text:p>1459154</text:p>
          </table:table-cell>
          <table:table-cell office:value-type="float" office:value="543372" calcext:value-type="float">
            <text:p>543372</text:p>
          </table:table-cell>
          <table:table-cell office:value-type="float" office:value="3458619" calcext:value-type="float">
            <text:p>3458619</text:p>
          </table:table-cell>
          <table:table-cell office:value-type="float" office:value="1287623" calcext:value-type="float">
            <text:p>1287623</text:p>
          </table:table-cell>
          <table:table-cell office:value-type="float" office:value="1152254" calcext:value-type="float">
            <text:p>1152254</text:p>
          </table:table-cell>
          <table:table-cell office:value-type="float" office:value="428875" calcext:value-type="float">
            <text:p>428875</text:p>
          </table:table-cell>
          <table:table-cell office:value-type="float" office:value="477140" calcext:value-type="float">
            <text:p>477140</text:p>
          </table:table-cell>
          <table:table-cell office:value-type="float" office:value="177702" calcext:value-type="float">
            <text:p>177702</text:p>
          </table:table-cell>
          <table:table-cell office:value-type="float" office:value="600282" calcext:value-type="float">
            <text:p>600282</text:p>
          </table:table-cell>
          <table:table-cell office:value-type="float" office:value="223543" calcext:value-type="float">
            <text:p>223543</text:p>
          </table:table-cell>
          <table:table-cell table:number-columns-repeated="1637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49842" calcext:value-type="float">
            <text:p>549842</text:p>
          </table:table-cell>
          <table:table-cell office:value-type="float" office:value="205104" calcext:value-type="float">
            <text:p>205104</text:p>
          </table:table-cell>
          <table:table-cell office:value-type="float" office:value="1536366" calcext:value-type="float">
            <text:p>1536366</text:p>
          </table:table-cell>
          <table:table-cell office:value-type="float" office:value="572123" calcext:value-type="float">
            <text:p>572123</text:p>
          </table:table-cell>
          <table:table-cell office:value-type="float" office:value="2958196" calcext:value-type="float">
            <text:p>2958196</text:p>
          </table:table-cell>
          <table:table-cell office:value-type="float" office:value="1101123" calcext:value-type="float">
            <text:p>1101123</text:p>
          </table:table-cell>
          <table:table-cell office:value-type="float" office:value="1467684" calcext:value-type="float">
            <text:p>1467684</text:p>
          </table:table-cell>
          <table:table-cell office:value-type="float" office:value="546828" calcext:value-type="float">
            <text:p>546828</text:p>
          </table:table-cell>
          <table:table-cell office:value-type="float" office:value="592062" calcext:value-type="float">
            <text:p>592062</text:p>
          </table:table-cell>
          <table:table-cell office:value-type="float" office:value="220823" calcext:value-type="float">
            <text:p>220823</text:p>
          </table:table-cell>
          <table:table-cell office:value-type="float" office:value="658462" calcext:value-type="float">
            <text:p>658462</text:p>
          </table:table-cell>
          <table:table-cell office:value-type="float" office:value="245468" calcext:value-type="float">
            <text:p>245468</text:p>
          </table:table-cell>
          <table:table-cell table:number-columns-repeated="1637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56498" calcext:value-type="float">
            <text:p>556498</text:p>
          </table:table-cell>
          <table:table-cell office:value-type="float" office:value="207602" calcext:value-type="float">
            <text:p>207602</text:p>
          </table:table-cell>
          <table:table-cell office:value-type="float" office:value="1521322" calcext:value-type="float">
            <text:p>1521322</text:p>
          </table:table-cell>
          <table:table-cell office:value-type="float" office:value="566449" calcext:value-type="float">
            <text:p>566449</text:p>
          </table:table-cell>
          <table:table-cell office:value-type="float" office:value="7312462" calcext:value-type="float">
            <text:p>7312462</text:p>
          </table:table-cell>
          <table:table-cell office:value-type="float" office:value="2720904" calcext:value-type="float">
            <text:p>2720904</text:p>
          </table:table-cell>
          <table:table-cell office:value-type="float" office:value="1401626" calcext:value-type="float">
            <text:p>1401626</text:p>
          </table:table-cell>
          <table:table-cell office:value-type="float" office:value="521897" calcext:value-type="float">
            <text:p>521897</text:p>
          </table:table-cell>
          <table:table-cell office:value-type="float" office:value="547744" calcext:value-type="float">
            <text:p>547744</text:p>
          </table:table-cell>
          <table:table-cell office:value-type="float" office:value="204196" calcext:value-type="float">
            <text:p>204196</text:p>
          </table:table-cell>
          <table:table-cell office:value-type="float" office:value="657138" calcext:value-type="float">
            <text:p>657138</text:p>
          </table:table-cell>
          <table:table-cell office:value-type="float" office:value="244952" calcext:value-type="float">
            <text:p>244952</text:p>
          </table:table-cell>
          <table:table-cell table:number-columns-repeated="1637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3990" calcext:value-type="float">
            <text:p>543990</text:p>
          </table:table-cell>
          <table:table-cell office:value-type="float" office:value="203006" calcext:value-type="float">
            <text:p>203006</text:p>
          </table:table-cell>
          <table:table-cell office:value-type="float" office:value="1565007" calcext:value-type="float">
            <text:p>1565007</text:p>
          </table:table-cell>
          <table:table-cell office:value-type="float" office:value="583145" calcext:value-type="float">
            <text:p>583145</text:p>
          </table:table-cell>
          <table:table-cell office:value-type="float" office:value="3729522" calcext:value-type="float">
            <text:p>3729522</text:p>
          </table:table-cell>
          <table:table-cell office:value-type="float" office:value="1387741" calcext:value-type="float">
            <text:p>1387741</text:p>
          </table:table-cell>
          <table:table-cell office:value-type="float" office:value="1068420" calcext:value-type="float">
            <text:p>1068420</text:p>
          </table:table-cell>
          <table:table-cell office:value-type="float" office:value="397656" calcext:value-type="float">
            <text:p>397656</text:p>
          </table:table-cell>
          <table:table-cell office:value-type="float" office:value="438274" calcext:value-type="float">
            <text:p>438274</text:p>
          </table:table-cell>
          <table:table-cell office:value-type="float" office:value="163216" calcext:value-type="float">
            <text:p>163216</text:p>
          </table:table-cell>
          <table:table-cell office:value-type="float" office:value="545574" calcext:value-type="float">
            <text:p>545574</text:p>
          </table:table-cell>
          <table:table-cell office:value-type="float" office:value="203165" calcext:value-type="float">
            <text:p>203165</text:p>
          </table:table-cell>
          <table:table-cell table:number-columns-repeated="1637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28412" calcext:value-type="float">
            <text:p>528412</text:p>
          </table:table-cell>
          <table:table-cell office:value-type="float" office:value="197168" calcext:value-type="float">
            <text:p>197168</text:p>
          </table:table-cell>
          <table:table-cell office:value-type="float" office:value="1463454" calcext:value-type="float">
            <text:p>1463454</text:p>
          </table:table-cell>
          <table:table-cell office:value-type="float" office:value="544986" calcext:value-type="float">
            <text:p>544986</text:p>
          </table:table-cell>
          <table:table-cell office:value-type="float" office:value="2052668" calcext:value-type="float">
            <text:p>2052668</text:p>
          </table:table-cell>
          <table:table-cell office:value-type="float" office:value="764092" calcext:value-type="float">
            <text:p>764092</text:p>
          </table:table-cell>
          <table:table-cell office:value-type="float" office:value="1408166" calcext:value-type="float">
            <text:p>1408166</text:p>
          </table:table-cell>
          <table:table-cell office:value-type="float" office:value="524332" calcext:value-type="float">
            <text:p>524332</text:p>
          </table:table-cell>
          <table:table-cell office:value-type="float" office:value="551540" calcext:value-type="float">
            <text:p>551540</text:p>
          </table:table-cell>
          <table:table-cell office:value-type="float" office:value="205608" calcext:value-type="float">
            <text:p>205608</text:p>
          </table:table-cell>
          <table:table-cell office:value-type="float" office:value="674332" calcext:value-type="float">
            <text:p>674332</text:p>
          </table:table-cell>
          <table:table-cell office:value-type="float" office:value="251419" calcext:value-type="float">
            <text:p>251419</text:p>
          </table:table-cell>
          <table:table-cell table:number-columns-repeated="1637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26902" calcext:value-type="float">
            <text:p>526902</text:p>
          </table:table-cell>
          <table:table-cell office:value-type="float" office:value="196763" calcext:value-type="float">
            <text:p>196763</text:p>
          </table:table-cell>
          <table:table-cell office:value-type="float" office:value="1434996" calcext:value-type="float">
            <text:p>1434996</text:p>
          </table:table-cell>
          <table:table-cell office:value-type="float" office:value="534266" calcext:value-type="float">
            <text:p>534266</text:p>
          </table:table-cell>
          <table:table-cell office:value-type="float" office:value="7657290" calcext:value-type="float">
            <text:p>7657290</text:p>
          </table:table-cell>
          <table:table-cell office:value-type="float" office:value="2849157" calcext:value-type="float">
            <text:p>2849157</text:p>
          </table:table-cell>
          <table:table-cell office:value-type="float" office:value="1333766" calcext:value-type="float">
            <text:p>1333766</text:p>
          </table:table-cell>
          <table:table-cell office:value-type="float" office:value="496639" calcext:value-type="float">
            <text:p>496639</text:p>
          </table:table-cell>
          <table:table-cell office:value-type="float" office:value="525280" calcext:value-type="float">
            <text:p>525280</text:p>
          </table:table-cell>
          <table:table-cell office:value-type="float" office:value="195819" calcext:value-type="float">
            <text:p>195819</text:p>
          </table:table-cell>
          <table:table-cell office:value-type="float" office:value="628044" calcext:value-type="float">
            <text:p>628044</text:p>
          </table:table-cell>
          <table:table-cell office:value-type="float" office:value="234099" calcext:value-type="float">
            <text:p>234099</text:p>
          </table:table-cell>
          <table:table-cell table:number-columns-repeated="1637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69972" calcext:value-type="float">
            <text:p>469972</text:p>
          </table:table-cell>
          <table:table-cell office:value-type="float" office:value="175119" calcext:value-type="float">
            <text:p>175119</text:p>
          </table:table-cell>
          <table:table-cell office:value-type="float" office:value="1248378" calcext:value-type="float">
            <text:p>1248378</text:p>
          </table:table-cell>
          <table:table-cell office:value-type="float" office:value="464685" calcext:value-type="float">
            <text:p>464685</text:p>
          </table:table-cell>
          <table:table-cell office:value-type="float" office:value="2319750" calcext:value-type="float">
            <text:p>2319750</text:p>
          </table:table-cell>
          <table:table-cell office:value-type="float" office:value="863180" calcext:value-type="float">
            <text:p>863180</text:p>
          </table:table-cell>
          <table:table-cell office:value-type="float" office:value="1163800" calcext:value-type="float">
            <text:p>1163800</text:p>
          </table:table-cell>
          <table:table-cell office:value-type="float" office:value="433150" calcext:value-type="float">
            <text:p>433150</text:p>
          </table:table-cell>
          <table:table-cell office:value-type="float" office:value="441374" calcext:value-type="float">
            <text:p>441374</text:p>
          </table:table-cell>
          <table:table-cell office:value-type="float" office:value="164395" calcext:value-type="float">
            <text:p>164395</text:p>
          </table:table-cell>
          <table:table-cell office:value-type="float" office:value="533396" calcext:value-type="float">
            <text:p>533396</text:p>
          </table:table-cell>
          <table:table-cell office:value-type="float" office:value="198672" calcext:value-type="float">
            <text:p>198672</text:p>
          </table:table-cell>
          <table:table-cell table:number-columns-repeated="1637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30968" calcext:value-type="float">
            <text:p>530968</text:p>
          </table:table-cell>
          <table:table-cell office:value-type="float" office:value="198105" calcext:value-type="float">
            <text:p>198105</text:p>
          </table:table-cell>
          <table:table-cell office:value-type="float" office:value="1464674" calcext:value-type="float">
            <text:p>1464674</text:p>
          </table:table-cell>
          <table:table-cell office:value-type="float" office:value="545367" calcext:value-type="float">
            <text:p>545367</text:p>
          </table:table-cell>
          <table:table-cell office:value-type="float" office:value="4700804" calcext:value-type="float">
            <text:p>4700804</text:p>
          </table:table-cell>
          <table:table-cell office:value-type="float" office:value="1749181" calcext:value-type="float">
            <text:p>1749181</text:p>
          </table:table-cell>
          <table:table-cell office:value-type="float" office:value="1419494" calcext:value-type="float">
            <text:p>1419494</text:p>
          </table:table-cell>
          <table:table-cell office:value-type="float" office:value="528560" calcext:value-type="float">
            <text:p>528560</text:p>
          </table:table-cell>
          <table:table-cell office:value-type="float" office:value="550926" calcext:value-type="float">
            <text:p>550926</text:p>
          </table:table-cell>
          <table:table-cell office:value-type="float" office:value="205379" calcext:value-type="float">
            <text:p>205379</text:p>
          </table:table-cell>
          <table:table-cell office:value-type="float" office:value="555604" calcext:value-type="float">
            <text:p>555604</text:p>
          </table:table-cell>
          <table:table-cell office:value-type="float" office:value="206947" calcext:value-type="float">
            <text:p>206947</text:p>
          </table:table-cell>
          <table:table-cell table:number-columns-repeated="1637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88326" calcext:value-type="float">
            <text:p>588326</text:p>
          </table:table-cell>
          <table:table-cell office:value-type="float" office:value="219538" calcext:value-type="float">
            <text:p>219538</text:p>
          </table:table-cell>
          <table:table-cell office:value-type="float" office:value="1506520" calcext:value-type="float">
            <text:p>1506520</text:p>
          </table:table-cell>
          <table:table-cell office:value-type="float" office:value="562871" calcext:value-type="float">
            <text:p>562871</text:p>
          </table:table-cell>
          <table:table-cell office:value-type="float" office:value="2065512" calcext:value-type="float">
            <text:p>2065512</text:p>
          </table:table-cell>
          <table:table-cell office:value-type="float" office:value="769028" calcext:value-type="float">
            <text:p>769028</text:p>
          </table:table-cell>
          <table:table-cell office:value-type="float" office:value="1404764" calcext:value-type="float">
            <text:p>1404764</text:p>
          </table:table-cell>
          <table:table-cell office:value-type="float" office:value="523011" calcext:value-type="float">
            <text:p>523011</text:p>
          </table:table-cell>
          <table:table-cell office:value-type="float" office:value="551174" calcext:value-type="float">
            <text:p>551174</text:p>
          </table:table-cell>
          <table:table-cell office:value-type="float" office:value="205482" calcext:value-type="float">
            <text:p>205482</text:p>
          </table:table-cell>
          <table:table-cell office:value-type="float" office:value="663416" calcext:value-type="float">
            <text:p>663416</text:p>
          </table:table-cell>
          <table:table-cell office:value-type="float" office:value="247304" calcext:value-type="float">
            <text:p>247304</text:p>
          </table:table-cell>
          <table:table-cell table:number-columns-repeated="1637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41248" calcext:value-type="float">
            <text:p>541248</text:p>
          </table:table-cell>
          <table:table-cell office:value-type="float" office:value="201947" calcext:value-type="float">
            <text:p>201947</text:p>
          </table:table-cell>
          <table:table-cell office:value-type="float" office:value="1746047" calcext:value-type="float">
            <text:p>1746047</text:p>
          </table:table-cell>
          <table:table-cell office:value-type="float" office:value="650496" calcext:value-type="float">
            <text:p>650496</text:p>
          </table:table-cell>
          <table:table-cell office:value-type="float" office:value="5292962" calcext:value-type="float">
            <text:p>5292962</text:p>
          </table:table-cell>
          <table:table-cell office:value-type="float" office:value="1969525" calcext:value-type="float">
            <text:p>1969525</text:p>
          </table:table-cell>
          <table:table-cell office:value-type="float" office:value="1111044" calcext:value-type="float">
            <text:p>1111044</text:p>
          </table:table-cell>
          <table:table-cell office:value-type="float" office:value="413518" calcext:value-type="float">
            <text:p>413518</text:p>
          </table:table-cell>
          <table:table-cell office:value-type="float" office:value="458076" calcext:value-type="float">
            <text:p>458076</text:p>
          </table:table-cell>
          <table:table-cell office:value-type="float" office:value="170605" calcext:value-type="float">
            <text:p>170605</text:p>
          </table:table-cell>
          <table:table-cell office:value-type="float" office:value="547908" calcext:value-type="float">
            <text:p>547908</text:p>
          </table:table-cell>
          <table:table-cell office:value-type="float" office:value="204067" calcext:value-type="float">
            <text:p>204067</text:p>
          </table:table-cell>
          <table:table-cell table:number-columns-repeated="1637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50962" calcext:value-type="float">
            <text:p>550962</text:p>
          </table:table-cell>
          <table:table-cell office:value-type="float" office:value="205529" calcext:value-type="float">
            <text:p>205529</text:p>
          </table:table-cell>
          <table:table-cell office:value-type="float" office:value="1535548" calcext:value-type="float">
            <text:p>1535548</text:p>
          </table:table-cell>
          <table:table-cell office:value-type="float" office:value="571890" calcext:value-type="float">
            <text:p>571890</text:p>
          </table:table-cell>
          <table:table-cell office:value-type="float" office:value="5763932" calcext:value-type="float">
            <text:p>5763932</text:p>
          </table:table-cell>
          <table:table-cell office:value-type="float" office:value="2144889" calcext:value-type="float">
            <text:p>2144889</text:p>
          </table:table-cell>
          <table:table-cell office:value-type="float" office:value="1477320" calcext:value-type="float">
            <text:p>1477320</text:p>
          </table:table-cell>
          <table:table-cell office:value-type="float" office:value="550054" calcext:value-type="float">
            <text:p>550054</text:p>
          </table:table-cell>
          <table:table-cell office:value-type="float" office:value="579904" calcext:value-type="float">
            <text:p>579904</text:p>
          </table:table-cell>
          <table:table-cell office:value-type="float" office:value="216179" calcext:value-type="float">
            <text:p>216179</text:p>
          </table:table-cell>
          <table:table-cell office:value-type="float" office:value="561200" calcext:value-type="float">
            <text:p>561200</text:p>
          </table:table-cell>
          <table:table-cell office:value-type="float" office:value="209026" calcext:value-type="float">
            <text:p>209026</text:p>
          </table:table-cell>
          <table:table-cell table:number-columns-repeated="1637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24226" calcext:value-type="float">
            <text:p>524226</text:p>
          </table:table-cell>
          <table:table-cell office:value-type="float" office:value="195609" calcext:value-type="float">
            <text:p>195609</text:p>
          </table:table-cell>
          <table:table-cell office:value-type="float" office:value="1453996" calcext:value-type="float">
            <text:p>1453996</text:p>
          </table:table-cell>
          <table:table-cell office:value-type="float" office:value="541491" calcext:value-type="float">
            <text:p>541491</text:p>
          </table:table-cell>
          <table:table-cell office:value-type="float" office:value="2687468" calcext:value-type="float">
            <text:p>2687468</text:p>
          </table:table-cell>
          <table:table-cell office:value-type="float" office:value="1002355" calcext:value-type="float">
            <text:p>1002355</text:p>
          </table:table-cell>
          <table:table-cell office:value-type="float" office:value="1395082" calcext:value-type="float">
            <text:p>1395082</text:p>
          </table:table-cell>
          <table:table-cell office:value-type="float" office:value="519493" calcext:value-type="float">
            <text:p>519493</text:p>
          </table:table-cell>
          <table:table-cell office:value-type="float" office:value="552142" calcext:value-type="float">
            <text:p>552142</text:p>
          </table:table-cell>
          <table:table-cell office:value-type="float" office:value="205859" calcext:value-type="float">
            <text:p>205859</text:p>
          </table:table-cell>
          <table:table-cell office:value-type="float" office:value="676036" calcext:value-type="float">
            <text:p>676036</text:p>
          </table:table-cell>
          <table:table-cell office:value-type="float" office:value="254669" calcext:value-type="float">
            <text:p>254669</text:p>
          </table:table-cell>
          <table:table-cell table:number-columns-repeated="1637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20157" calcext:value-type="float">
            <text:p>720157</text:p>
          </table:table-cell>
          <table:table-cell office:value-type="float" office:value="268834" calcext:value-type="float">
            <text:p>268834</text:p>
          </table:table-cell>
          <table:table-cell office:value-type="float" office:value="1121830" calcext:value-type="float">
            <text:p>1121830</text:p>
          </table:table-cell>
          <table:table-cell office:value-type="float" office:value="417567" calcext:value-type="float">
            <text:p>417567</text:p>
          </table:table-cell>
          <table:table-cell office:value-type="float" office:value="7653152" calcext:value-type="float">
            <text:p>7653152</text:p>
          </table:table-cell>
          <table:table-cell office:value-type="float" office:value="2847256" calcext:value-type="float">
            <text:p>2847256</text:p>
          </table:table-cell>
          <table:table-cell office:value-type="float" office:value="1057074" calcext:value-type="float">
            <text:p>1057074</text:p>
          </table:table-cell>
          <table:table-cell office:value-type="float" office:value="393433" calcext:value-type="float">
            <text:p>393433</text:p>
          </table:table-cell>
          <table:table-cell office:value-type="float" office:value="440880" calcext:value-type="float">
            <text:p>440880</text:p>
          </table:table-cell>
          <table:table-cell office:value-type="float" office:value="164344" calcext:value-type="float">
            <text:p>164344</text:p>
          </table:table-cell>
          <table:table-cell office:value-type="float" office:value="519464" calcext:value-type="float">
            <text:p>519464</text:p>
          </table:table-cell>
          <table:table-cell office:value-type="float" office:value="193454" calcext:value-type="float">
            <text:p>193454</text:p>
          </table:table-cell>
          <table:table-cell table:number-columns-repeated="1637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42290" calcext:value-type="float">
            <text:p>542290</text:p>
          </table:table-cell>
          <table:table-cell office:value-type="float" office:value="202386" calcext:value-type="float">
            <text:p>202386</text:p>
          </table:table-cell>
          <table:table-cell office:value-type="float" office:value="1448054" calcext:value-type="float">
            <text:p>1448054</text:p>
          </table:table-cell>
          <table:table-cell office:value-type="float" office:value="539349" calcext:value-type="float">
            <text:p>539349</text:p>
          </table:table-cell>
          <table:table-cell office:value-type="float" office:value="3535944" calcext:value-type="float">
            <text:p>3535944</text:p>
          </table:table-cell>
          <table:table-cell office:value-type="float" office:value="1316065" calcext:value-type="float">
            <text:p>1316065</text:p>
          </table:table-cell>
          <table:table-cell office:value-type="float" office:value="1404254" calcext:value-type="float">
            <text:p>1404254</text:p>
          </table:table-cell>
          <table:table-cell office:value-type="float" office:value="522872" calcext:value-type="float">
            <text:p>522872</text:p>
          </table:table-cell>
          <table:table-cell office:value-type="float" office:value="526008" calcext:value-type="float">
            <text:p>526008</text:p>
          </table:table-cell>
          <table:table-cell office:value-type="float" office:value="196127" calcext:value-type="float">
            <text:p>196127</text:p>
          </table:table-cell>
          <table:table-cell office:value-type="float" office:value="530302" calcext:value-type="float">
            <text:p>530302</text:p>
          </table:table-cell>
          <table:table-cell office:value-type="float" office:value="197501" calcext:value-type="float">
            <text:p>197501</text:p>
          </table:table-cell>
          <table:table-cell table:number-columns-repeated="1637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5930" calcext:value-type="float">
            <text:p>495930</text:p>
          </table:table-cell>
          <table:table-cell office:value-type="float" office:value="185017" calcext:value-type="float">
            <text:p>185017</text:p>
          </table:table-cell>
          <table:table-cell office:value-type="float" office:value="1394404" calcext:value-type="float">
            <text:p>1394404</text:p>
          </table:table-cell>
          <table:table-cell office:value-type="float" office:value="519222" calcext:value-type="float">
            <text:p>519222</text:p>
          </table:table-cell>
          <table:table-cell office:value-type="float" office:value="2706526" calcext:value-type="float">
            <text:p>2706526</text:p>
          </table:table-cell>
          <table:table-cell office:value-type="float" office:value="1007439" calcext:value-type="float">
            <text:p>1007439</text:p>
          </table:table-cell>
          <table:table-cell office:value-type="float" office:value="1331116" calcext:value-type="float">
            <text:p>1331116</text:p>
          </table:table-cell>
          <table:table-cell office:value-type="float" office:value="495598" calcext:value-type="float">
            <text:p>495598</text:p>
          </table:table-cell>
          <table:table-cell office:value-type="float" office:value="526632" calcext:value-type="float">
            <text:p>526632</text:p>
          </table:table-cell>
          <table:table-cell office:value-type="float" office:value="196332" calcext:value-type="float">
            <text:p>196332</text:p>
          </table:table-cell>
          <table:table-cell office:value-type="float" office:value="644054" calcext:value-type="float">
            <text:p>644054</text:p>
          </table:table-cell>
          <table:table-cell office:value-type="float" office:value="240178" calcext:value-type="float">
            <text:p>240178</text:p>
          </table:table-cell>
          <table:table-cell table:number-columns-repeated="1637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62653" calcext:value-type="float">
            <text:p>862653</text:p>
          </table:table-cell>
          <table:table-cell office:value-type="float" office:value="322527" calcext:value-type="float">
            <text:p>322527</text:p>
          </table:table-cell>
          <table:table-cell office:value-type="float" office:value="1182606" calcext:value-type="float">
            <text:p>1182606</text:p>
          </table:table-cell>
          <table:table-cell office:value-type="float" office:value="440305" calcext:value-type="float">
            <text:p>440305</text:p>
          </table:table-cell>
          <table:table-cell office:value-type="float" office:value="5939656" calcext:value-type="float">
            <text:p>5939656</text:p>
          </table:table-cell>
          <table:table-cell office:value-type="float" office:value="2210055" calcext:value-type="float">
            <text:p>2210055</text:p>
          </table:table-cell>
          <table:table-cell office:value-type="float" office:value="1247694" calcext:value-type="float">
            <text:p>1247694</text:p>
          </table:table-cell>
          <table:table-cell office:value-type="float" office:value="464372" calcext:value-type="float">
            <text:p>464372</text:p>
          </table:table-cell>
          <table:table-cell office:value-type="float" office:value="505462" calcext:value-type="float">
            <text:p>505462</text:p>
          </table:table-cell>
          <table:table-cell office:value-type="float" office:value="188309" calcext:value-type="float">
            <text:p>188309</text:p>
          </table:table-cell>
          <table:table-cell office:value-type="float" office:value="583402" calcext:value-type="float">
            <text:p>583402</text:p>
          </table:table-cell>
          <table:table-cell office:value-type="float" office:value="217294" calcext:value-type="float">
            <text:p>217294</text:p>
          </table:table-cell>
          <table:table-cell table:number-columns-repeated="1637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73198" calcext:value-type="float">
            <text:p>573198</text:p>
          </table:table-cell>
          <table:table-cell office:value-type="float" office:value="213857" calcext:value-type="float">
            <text:p>213857</text:p>
          </table:table-cell>
          <table:table-cell office:value-type="float" office:value="1512060" calcext:value-type="float">
            <text:p>1512060</text:p>
          </table:table-cell>
          <table:table-cell office:value-type="float" office:value="563037" calcext:value-type="float">
            <text:p>563037</text:p>
          </table:table-cell>
          <table:table-cell office:value-type="float" office:value="2956736" calcext:value-type="float">
            <text:p>2956736</text:p>
          </table:table-cell>
          <table:table-cell office:value-type="float" office:value="1100613" calcext:value-type="float">
            <text:p>1100613</text:p>
          </table:table-cell>
          <table:table-cell office:value-type="float" office:value="1466488" calcext:value-type="float">
            <text:p>1466488</text:p>
          </table:table-cell>
          <table:table-cell office:value-type="float" office:value="546063" calcext:value-type="float">
            <text:p>546063</text:p>
          </table:table-cell>
          <table:table-cell office:value-type="float" office:value="578546" calcext:value-type="float">
            <text:p>578546</text:p>
          </table:table-cell>
          <table:table-cell office:value-type="float" office:value="215703" calcext:value-type="float">
            <text:p>215703</text:p>
          </table:table-cell>
          <table:table-cell office:value-type="float" office:value="559794" calcext:value-type="float">
            <text:p>559794</text:p>
          </table:table-cell>
          <table:table-cell office:value-type="float" office:value="208608" calcext:value-type="float">
            <text:p>208608</text:p>
          </table:table-cell>
          <table:table-cell table:number-columns-repeated="1637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43676" calcext:value-type="float">
            <text:p>543676</text:p>
          </table:table-cell>
          <table:table-cell office:value-type="float" office:value="202899" calcext:value-type="float">
            <text:p>202899</text:p>
          </table:table-cell>
          <table:table-cell office:value-type="float" office:value="1445402" calcext:value-type="float">
            <text:p>1445402</text:p>
          </table:table-cell>
          <table:table-cell office:value-type="float" office:value="538161" calcext:value-type="float">
            <text:p>538161</text:p>
          </table:table-cell>
          <table:table-cell office:value-type="float" office:value="5295303" calcext:value-type="float">
            <text:p>5295303</text:p>
          </table:table-cell>
          <table:table-cell office:value-type="float" office:value="1971119" calcext:value-type="float">
            <text:p>1971119</text:p>
          </table:table-cell>
          <table:table-cell office:value-type="float" office:value="1168422" calcext:value-type="float">
            <text:p>1168422</text:p>
          </table:table-cell>
          <table:table-cell office:value-type="float" office:value="435104" calcext:value-type="float">
            <text:p>435104</text:p>
          </table:table-cell>
          <table:table-cell office:value-type="float" office:value="461434" calcext:value-type="float">
            <text:p>461434</text:p>
          </table:table-cell>
          <table:table-cell office:value-type="float" office:value="171844" calcext:value-type="float">
            <text:p>171844</text:p>
          </table:table-cell>
          <table:table-cell office:value-type="float" office:value="603514" calcext:value-type="float">
            <text:p>603514</text:p>
          </table:table-cell>
          <table:table-cell office:value-type="float" office:value="224780" calcext:value-type="float">
            <text:p>224780</text:p>
          </table:table-cell>
          <table:table-cell table:number-columns-repeated="1637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68672" calcext:value-type="float">
            <text:p>468672</text:p>
          </table:table-cell>
          <table:table-cell office:value-type="float" office:value="174658" calcext:value-type="float">
            <text:p>174658</text:p>
          </table:table-cell>
          <table:table-cell office:value-type="float" office:value="1241376" calcext:value-type="float">
            <text:p>1241376</text:p>
          </table:table-cell>
          <table:table-cell office:value-type="float" office:value="462064" calcext:value-type="float">
            <text:p>462064</text:p>
          </table:table-cell>
          <table:table-cell office:value-type="float" office:value="2771312" calcext:value-type="float">
            <text:p>2771312</text:p>
          </table:table-cell>
          <table:table-cell office:value-type="float" office:value="1031168" calcext:value-type="float">
            <text:p>1031168</text:p>
          </table:table-cell>
          <table:table-cell office:value-type="float" office:value="1179858" calcext:value-type="float">
            <text:p>1179858</text:p>
          </table:table-cell>
          <table:table-cell office:value-type="float" office:value="439120" calcext:value-type="float">
            <text:p>439120</text:p>
          </table:table-cell>
          <table:table-cell office:value-type="float" office:value="463726" calcext:value-type="float">
            <text:p>463726</text:p>
          </table:table-cell>
          <table:table-cell office:value-type="float" office:value="172723" calcext:value-type="float">
            <text:p>172723</text:p>
          </table:table-cell>
          <table:table-cell office:value-type="float" office:value="552272" calcext:value-type="float">
            <text:p>552272</text:p>
          </table:table-cell>
          <table:table-cell office:value-type="float" office:value="205702" calcext:value-type="float">
            <text:p>205702</text:p>
          </table:table-cell>
          <table:table-cell table:number-columns-repeated="1637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25458" calcext:value-type="float">
            <text:p>525458</text:p>
          </table:table-cell>
          <table:table-cell office:value-type="float" office:value="196103" calcext:value-type="float">
            <text:p>196103</text:p>
          </table:table-cell>
          <table:table-cell office:value-type="float" office:value="1470618" calcext:value-type="float">
            <text:p>1470618</text:p>
          </table:table-cell>
          <table:table-cell office:value-type="float" office:value="547594" calcext:value-type="float">
            <text:p>547594</text:p>
          </table:table-cell>
          <table:table-cell office:value-type="float" office:value="2801192" calcext:value-type="float">
            <text:p>2801192</text:p>
          </table:table-cell>
          <table:table-cell office:value-type="float" office:value="1042680" calcext:value-type="float">
            <text:p>1042680</text:p>
          </table:table-cell>
          <table:table-cell office:value-type="float" office:value="1393234" calcext:value-type="float">
            <text:p>1393234</text:p>
          </table:table-cell>
          <table:table-cell office:value-type="float" office:value="518722" calcext:value-type="float">
            <text:p>518722</text:p>
          </table:table-cell>
          <table:table-cell office:value-type="float" office:value="562122" calcext:value-type="float">
            <text:p>562122</text:p>
          </table:table-cell>
          <table:table-cell office:value-type="float" office:value="209550" calcext:value-type="float">
            <text:p>209550</text:p>
          </table:table-cell>
          <table:table-cell office:value-type="float" office:value="555706" calcext:value-type="float">
            <text:p>555706</text:p>
          </table:table-cell>
          <table:table-cell office:value-type="float" office:value="206943" calcext:value-type="float">
            <text:p>206943</text:p>
          </table:table-cell>
          <table:table-cell table:number-columns-repeated="16371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20292" calcext:value-type="float">
            <text:p>520292</text:p>
          </table:table-cell>
          <table:table-cell office:value-type="float" office:value="194184" calcext:value-type="float">
            <text:p>194184</text:p>
          </table:table-cell>
          <table:table-cell office:value-type="float" office:value="1381266" calcext:value-type="float">
            <text:p>1381266</text:p>
          </table:table-cell>
          <table:table-cell office:value-type="float" office:value="514255" calcext:value-type="float">
            <text:p>514255</text:p>
          </table:table-cell>
          <table:table-cell office:value-type="float" office:value="10805818" calcext:value-type="float">
            <text:p>10805818</text:p>
          </table:table-cell>
          <table:table-cell office:value-type="float" office:value="4020417" calcext:value-type="float">
            <text:p>4020417</text:p>
          </table:table-cell>
          <table:table-cell office:value-type="float" office:value="1334084" calcext:value-type="float">
            <text:p>1334084</text:p>
          </table:table-cell>
          <table:table-cell office:value-type="float" office:value="496743" calcext:value-type="float">
            <text:p>496743</text:p>
          </table:table-cell>
          <table:table-cell office:value-type="float" office:value="523632" calcext:value-type="float">
            <text:p>523632</text:p>
          </table:table-cell>
          <table:table-cell office:value-type="float" office:value="195207" calcext:value-type="float">
            <text:p>195207</text:p>
          </table:table-cell>
          <table:table-cell office:value-type="float" office:value="629888" calcext:value-type="float">
            <text:p>629888</text:p>
          </table:table-cell>
          <table:table-cell office:value-type="float" office:value="234814" calcext:value-type="float">
            <text:p>234814</text:p>
          </table:table-cell>
          <table:table-cell table:number-columns-repeated="1637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14680" calcext:value-type="float">
            <text:p>414680</text:p>
          </table:table-cell>
          <table:table-cell office:value-type="float" office:value="154522" calcext:value-type="float">
            <text:p>154522</text:p>
          </table:table-cell>
          <table:table-cell office:value-type="float" office:value="1117448" calcext:value-type="float">
            <text:p>1117448</text:p>
          </table:table-cell>
          <table:table-cell office:value-type="float" office:value="415951" calcext:value-type="float">
            <text:p>415951</text:p>
          </table:table-cell>
          <table:table-cell office:value-type="float" office:value="2154468" calcext:value-type="float">
            <text:p>2154468</text:p>
          </table:table-cell>
          <table:table-cell office:value-type="float" office:value="801767" calcext:value-type="float">
            <text:p>801767</text:p>
          </table:table-cell>
          <table:table-cell office:value-type="float" office:value="1091990" calcext:value-type="float">
            <text:p>1091990</text:p>
          </table:table-cell>
          <table:table-cell office:value-type="float" office:value="406419" calcext:value-type="float">
            <text:p>406419</text:p>
          </table:table-cell>
          <table:table-cell office:value-type="float" office:value="481500" calcext:value-type="float">
            <text:p>481500</text:p>
          </table:table-cell>
          <table:table-cell office:value-type="float" office:value="179324" calcext:value-type="float">
            <text:p>179324</text:p>
          </table:table-cell>
          <table:table-cell office:value-type="float" office:value="565300" calcext:value-type="float">
            <text:p>565300</text:p>
          </table:table-cell>
          <table:table-cell office:value-type="float" office:value="210786" calcext:value-type="float">
            <text:p>210786</text:p>
          </table:table-cell>
          <table:table-cell table:number-columns-repeated="1637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33044" calcext:value-type="float">
            <text:p>533044</text:p>
          </table:table-cell>
          <table:table-cell office:value-type="float" office:value="199150" calcext:value-type="float">
            <text:p>199150</text:p>
          </table:table-cell>
          <table:table-cell office:value-type="float" office:value="1514960" calcext:value-type="float">
            <text:p>1514960</text:p>
          </table:table-cell>
          <table:table-cell office:value-type="float" office:value="564038" calcext:value-type="float">
            <text:p>564038</text:p>
          </table:table-cell>
          <table:table-cell office:value-type="float" office:value="4256894" calcext:value-type="float">
            <text:p>4256894</text:p>
          </table:table-cell>
          <table:table-cell office:value-type="float" office:value="1584273" calcext:value-type="float">
            <text:p>1584273</text:p>
          </table:table-cell>
          <table:table-cell office:value-type="float" office:value="1476894" calcext:value-type="float">
            <text:p>1476894</text:p>
          </table:table-cell>
          <table:table-cell office:value-type="float" office:value="549896" calcext:value-type="float">
            <text:p>549896</text:p>
          </table:table-cell>
          <table:table-cell office:value-type="float" office:value="582374" calcext:value-type="float">
            <text:p>582374</text:p>
          </table:table-cell>
          <table:table-cell office:value-type="float" office:value="217140" calcext:value-type="float">
            <text:p>217140</text:p>
          </table:table-cell>
          <table:table-cell office:value-type="float" office:value="594886" calcext:value-type="float">
            <text:p>594886</text:p>
          </table:table-cell>
          <table:table-cell office:value-type="float" office:value="221655" calcext:value-type="float">
            <text:p>221655</text:p>
          </table:table-cell>
          <table:table-cell table:number-columns-repeated="1637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65564" calcext:value-type="float">
            <text:p>565564</text:p>
          </table:table-cell>
          <table:table-cell office:value-type="float" office:value="211415" calcext:value-type="float">
            <text:p>211415</text:p>
          </table:table-cell>
          <table:table-cell office:value-type="float" office:value="1557022" calcext:value-type="float">
            <text:p>1557022</text:p>
          </table:table-cell>
          <table:table-cell office:value-type="float" office:value="579809" calcext:value-type="float">
            <text:p>579809</text:p>
          </table:table-cell>
          <table:table-cell office:value-type="float" office:value="2779614" calcext:value-type="float">
            <text:p>2779614</text:p>
          </table:table-cell>
          <table:table-cell office:value-type="float" office:value="1034674" calcext:value-type="float">
            <text:p>1034674</text:p>
          </table:table-cell>
          <table:table-cell office:value-type="float" office:value="1403872" calcext:value-type="float">
            <text:p>1403872</text:p>
          </table:table-cell>
          <table:table-cell office:value-type="float" office:value="522678" calcext:value-type="float">
            <text:p>522678</text:p>
          </table:table-cell>
          <table:table-cell office:value-type="float" office:value="555478" calcext:value-type="float">
            <text:p>555478</text:p>
          </table:table-cell>
          <table:table-cell office:value-type="float" office:value="207095" calcext:value-type="float">
            <text:p>207095</text:p>
          </table:table-cell>
          <table:table-cell office:value-type="float" office:value="670986" calcext:value-type="float">
            <text:p>670986</text:p>
          </table:table-cell>
          <table:table-cell office:value-type="float" office:value="250255" calcext:value-type="float">
            <text:p>250255</text:p>
          </table:table-cell>
          <table:table-cell table:number-columns-repeated="1637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98472" calcext:value-type="float">
            <text:p>498472</text:p>
          </table:table-cell>
          <table:table-cell office:value-type="float" office:value="185743" calcext:value-type="float">
            <text:p>185743</text:p>
          </table:table-cell>
          <table:table-cell office:value-type="float" office:value="1315642" calcext:value-type="float">
            <text:p>1315642</text:p>
          </table:table-cell>
          <table:table-cell office:value-type="float" office:value="489888" calcext:value-type="float">
            <text:p>489888</text:p>
          </table:table-cell>
          <table:table-cell office:value-type="float" office:value="2318460" calcext:value-type="float">
            <text:p>2318460</text:p>
          </table:table-cell>
          <table:table-cell office:value-type="float" office:value="862727" calcext:value-type="float">
            <text:p>862727</text:p>
          </table:table-cell>
          <table:table-cell office:value-type="float" office:value="1254154" calcext:value-type="float">
            <text:p>1254154</text:p>
          </table:table-cell>
          <table:table-cell office:value-type="float" office:value="466779" calcext:value-type="float">
            <text:p>466779</text:p>
          </table:table-cell>
          <table:table-cell office:value-type="float" office:value="467214" calcext:value-type="float">
            <text:p>467214</text:p>
          </table:table-cell>
          <table:table-cell office:value-type="float" office:value="174025" calcext:value-type="float">
            <text:p>174025</text:p>
          </table:table-cell>
          <table:table-cell office:value-type="float" office:value="572202" calcext:value-type="float">
            <text:p>572202</text:p>
          </table:table-cell>
          <table:table-cell office:value-type="float" office:value="213121" calcext:value-type="float">
            <text:p>213121</text:p>
          </table:table-cell>
          <table:table-cell table:number-columns-repeated="1637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53856" calcext:value-type="float">
            <text:p>553856</text:p>
          </table:table-cell>
          <table:table-cell office:value-type="float" office:value="206597" calcext:value-type="float">
            <text:p>206597</text:p>
          </table:table-cell>
          <table:table-cell office:value-type="float" office:value="2178118" calcext:value-type="float">
            <text:p>2178118</text:p>
          </table:table-cell>
          <table:table-cell office:value-type="float" office:value="810854" calcext:value-type="float">
            <text:p>810854</text:p>
          </table:table-cell>
          <table:table-cell office:value-type="float" office:value="3604788" calcext:value-type="float">
            <text:p>3604788</text:p>
          </table:table-cell>
          <table:table-cell office:value-type="float" office:value="1341823" calcext:value-type="float">
            <text:p>1341823</text:p>
          </table:table-cell>
          <table:table-cell office:value-type="float" office:value="1394522" calcext:value-type="float">
            <text:p>1394522</text:p>
          </table:table-cell>
          <table:table-cell office:value-type="float" office:value="519219" calcext:value-type="float">
            <text:p>519219</text:p>
          </table:table-cell>
          <table:table-cell office:value-type="float" office:value="555342" calcext:value-type="float">
            <text:p>555342</text:p>
          </table:table-cell>
          <table:table-cell office:value-type="float" office:value="207021" calcext:value-type="float">
            <text:p>207021</text:p>
          </table:table-cell>
          <table:table-cell office:value-type="float" office:value="587244" calcext:value-type="float">
            <text:p>587244</text:p>
          </table:table-cell>
          <table:table-cell office:value-type="float" office:value="218736" calcext:value-type="float">
            <text:p>218736</text:p>
          </table:table-cell>
          <table:table-cell table:number-columns-repeated="1637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64268" calcext:value-type="float">
            <text:p>564268</text:p>
          </table:table-cell>
          <table:table-cell office:value-type="float" office:value="210531" calcext:value-type="float">
            <text:p>210531</text:p>
          </table:table-cell>
          <table:table-cell office:value-type="float" office:value="1576058" calcext:value-type="float">
            <text:p>1576058</text:p>
          </table:table-cell>
          <table:table-cell office:value-type="float" office:value="586791" calcext:value-type="float">
            <text:p>586791</text:p>
          </table:table-cell>
          <table:table-cell office:value-type="float" office:value="3707168" calcext:value-type="float">
            <text:p>3707168</text:p>
          </table:table-cell>
          <table:table-cell office:value-type="float" office:value="1379713" calcext:value-type="float">
            <text:p>1379713</text:p>
          </table:table-cell>
          <table:table-cell office:value-type="float" office:value="1467612" calcext:value-type="float">
            <text:p>1467612</text:p>
          </table:table-cell>
          <table:table-cell office:value-type="float" office:value="546431" calcext:value-type="float">
            <text:p>546431</text:p>
          </table:table-cell>
          <table:table-cell office:value-type="float" office:value="594006" calcext:value-type="float">
            <text:p>594006</text:p>
          </table:table-cell>
          <table:table-cell office:value-type="float" office:value="221470" calcext:value-type="float">
            <text:p>221470</text:p>
          </table:table-cell>
          <table:table-cell office:value-type="float" office:value="697310" calcext:value-type="float">
            <text:p>697310</text:p>
          </table:table-cell>
          <table:table-cell office:value-type="float" office:value="259925" calcext:value-type="float">
            <text:p>259925</text:p>
          </table:table-cell>
          <table:table-cell table:number-columns-repeated="1637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67194" calcext:value-type="float">
            <text:p>467194</text:p>
          </table:table-cell>
          <table:table-cell office:value-type="float" office:value="174153" calcext:value-type="float">
            <text:p>174153</text:p>
          </table:table-cell>
          <table:table-cell office:value-type="float" office:value="1252986" calcext:value-type="float">
            <text:p>1252986</text:p>
          </table:table-cell>
          <table:table-cell office:value-type="float" office:value="466455" calcext:value-type="float">
            <text:p>466455</text:p>
          </table:table-cell>
          <table:table-cell office:value-type="float" office:value="3011154" calcext:value-type="float">
            <text:p>3011154</text:p>
          </table:table-cell>
          <table:table-cell office:value-type="float" office:value="1120382" calcext:value-type="float">
            <text:p>1120382</text:p>
          </table:table-cell>
          <table:table-cell office:value-type="float" office:value="1138622" calcext:value-type="float">
            <text:p>1138622</text:p>
          </table:table-cell>
          <table:table-cell office:value-type="float" office:value="423792" calcext:value-type="float">
            <text:p>423792</text:p>
          </table:table-cell>
          <table:table-cell office:value-type="float" office:value="472006" calcext:value-type="float">
            <text:p>472006</text:p>
          </table:table-cell>
          <table:table-cell office:value-type="float" office:value="175825" calcext:value-type="float">
            <text:p>175825</text:p>
          </table:table-cell>
          <table:table-cell office:value-type="float" office:value="577374" calcext:value-type="float">
            <text:p>577374</text:p>
          </table:table-cell>
          <table:table-cell office:value-type="float" office:value="215007" calcext:value-type="float">
            <text:p>215007</text:p>
          </table:table-cell>
          <table:table-cell table:number-columns-repeated="1637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56894" calcext:value-type="float">
            <text:p>556894</text:p>
          </table:table-cell>
          <table:table-cell office:value-type="float" office:value="208600" calcext:value-type="float">
            <text:p>208600</text:p>
          </table:table-cell>
          <table:table-cell office:value-type="float" office:value="1532708" calcext:value-type="float">
            <text:p>1532708</text:p>
          </table:table-cell>
          <table:table-cell office:value-type="float" office:value="570638" calcext:value-type="float">
            <text:p>570638</text:p>
          </table:table-cell>
          <table:table-cell office:value-type="float" office:value="4206662" calcext:value-type="float">
            <text:p>4206662</text:p>
          </table:table-cell>
          <table:table-cell office:value-type="float" office:value="1565583" calcext:value-type="float">
            <text:p>1565583</text:p>
          </table:table-cell>
          <table:table-cell office:value-type="float" office:value="1469928" calcext:value-type="float">
            <text:p>1469928</text:p>
          </table:table-cell>
          <table:table-cell office:value-type="float" office:value="547286" calcext:value-type="float">
            <text:p>547286</text:p>
          </table:table-cell>
          <table:table-cell office:value-type="float" office:value="799675" calcext:value-type="float">
            <text:p>799675</text:p>
          </table:table-cell>
          <table:table-cell office:value-type="float" office:value="298675" calcext:value-type="float">
            <text:p>298675</text:p>
          </table:table-cell>
          <table:table-cell office:value-type="float" office:value="592828" calcext:value-type="float">
            <text:p>592828</text:p>
          </table:table-cell>
          <table:table-cell office:value-type="float" office:value="220813" calcext:value-type="float">
            <text:p>220813</text:p>
          </table:table-cell>
          <table:table-cell table:number-columns-repeated="1637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59092" calcext:value-type="float">
            <text:p>559092</text:p>
          </table:table-cell>
          <table:table-cell office:value-type="float" office:value="208567" calcext:value-type="float">
            <text:p>208567</text:p>
          </table:table-cell>
          <table:table-cell office:value-type="float" office:value="1502230" calcext:value-type="float">
            <text:p>1502230</text:p>
          </table:table-cell>
          <table:table-cell office:value-type="float" office:value="559296" calcext:value-type="float">
            <text:p>559296</text:p>
          </table:table-cell>
          <table:table-cell office:value-type="float" office:value="5254176" calcext:value-type="float">
            <text:p>5254176</text:p>
          </table:table-cell>
          <table:table-cell office:value-type="float" office:value="1955216" calcext:value-type="float">
            <text:p>1955216</text:p>
          </table:table-cell>
          <table:table-cell office:value-type="float" office:value="1402268" calcext:value-type="float">
            <text:p>1402268</text:p>
          </table:table-cell>
          <table:table-cell office:value-type="float" office:value="522096" calcext:value-type="float">
            <text:p>522096</text:p>
          </table:table-cell>
          <table:table-cell office:value-type="float" office:value="551050" calcext:value-type="float">
            <text:p>551050</text:p>
          </table:table-cell>
          <table:table-cell office:value-type="float" office:value="205426" calcext:value-type="float">
            <text:p>205426</text:p>
          </table:table-cell>
          <table:table-cell office:value-type="float" office:value="662706" calcext:value-type="float">
            <text:p>662706</text:p>
          </table:table-cell>
          <table:table-cell office:value-type="float" office:value="247016" calcext:value-type="float">
            <text:p>247016</text:p>
          </table:table-cell>
          <table:table-cell table:number-columns-repeated="1637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28166" calcext:value-type="float">
            <text:p>528166</text:p>
          </table:table-cell>
          <table:table-cell office:value-type="float" office:value="196825" calcext:value-type="float">
            <text:p>196825</text:p>
          </table:table-cell>
          <table:table-cell office:value-type="float" office:value="1219308" calcext:value-type="float">
            <text:p>1219308</text:p>
          </table:table-cell>
          <table:table-cell office:value-type="float" office:value="454079" calcext:value-type="float">
            <text:p>454079</text:p>
          </table:table-cell>
          <table:table-cell office:value-type="float" office:value="1722206" calcext:value-type="float">
            <text:p>1722206</text:p>
          </table:table-cell>
          <table:table-cell office:value-type="float" office:value="640904" calcext:value-type="float">
            <text:p>640904</text:p>
          </table:table-cell>
          <table:table-cell office:value-type="float" office:value="1178794" calcext:value-type="float">
            <text:p>1178794</text:p>
          </table:table-cell>
          <table:table-cell office:value-type="float" office:value="438735" calcext:value-type="float">
            <text:p>438735</text:p>
          </table:table-cell>
          <table:table-cell office:value-type="float" office:value="471646" calcext:value-type="float">
            <text:p>471646</text:p>
          </table:table-cell>
          <table:table-cell office:value-type="float" office:value="175658" calcext:value-type="float">
            <text:p>175658</text:p>
          </table:table-cell>
          <table:table-cell office:value-type="float" office:value="570280" calcext:value-type="float">
            <text:p>570280</text:p>
          </table:table-cell>
          <table:table-cell office:value-type="float" office:value="212502" calcext:value-type="float">
            <text:p>212502</text:p>
          </table:table-cell>
          <table:table-cell table:number-columns-repeated="1637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76914" calcext:value-type="float">
            <text:p>576914</text:p>
          </table:table-cell>
          <table:table-cell office:value-type="float" office:value="215280" calcext:value-type="float">
            <text:p>215280</text:p>
          </table:table-cell>
          <table:table-cell office:value-type="float" office:value="1517546" calcext:value-type="float">
            <text:p>1517546</text:p>
          </table:table-cell>
          <table:table-cell office:value-type="float" office:value="564990" calcext:value-type="float">
            <text:p>564990</text:p>
          </table:table-cell>
          <table:table-cell office:value-type="float" office:value="7698241" calcext:value-type="float">
            <text:p>7698241</text:p>
          </table:table-cell>
          <table:table-cell office:value-type="float" office:value="2864958" calcext:value-type="float">
            <text:p>2864958</text:p>
          </table:table-cell>
          <table:table-cell office:value-type="float" office:value="1155324" calcext:value-type="float">
            <text:p>1155324</text:p>
          </table:table-cell>
          <table:table-cell office:value-type="float" office:value="430028" calcext:value-type="float">
            <text:p>430028</text:p>
          </table:table-cell>
          <table:table-cell office:value-type="float" office:value="456422" calcext:value-type="float">
            <text:p>456422</text:p>
          </table:table-cell>
          <table:table-cell office:value-type="float" office:value="170040" calcext:value-type="float">
            <text:p>170040</text:p>
          </table:table-cell>
          <table:table-cell office:value-type="float" office:value="601362" calcext:value-type="float">
            <text:p>601362</text:p>
          </table:table-cell>
          <table:table-cell office:value-type="float" office:value="223938" calcext:value-type="float">
            <text:p>223938</text:p>
          </table:table-cell>
          <table:table-cell table:number-columns-repeated="1637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50040" calcext:value-type="float">
            <text:p>550040</text:p>
          </table:table-cell>
          <table:table-cell office:value-type="float" office:value="205240" calcext:value-type="float">
            <text:p>205240</text:p>
          </table:table-cell>
          <table:table-cell office:value-type="float" office:value="1515814" calcext:value-type="float">
            <text:p>1515814</text:p>
          </table:table-cell>
          <table:table-cell office:value-type="float" office:value="564388" calcext:value-type="float">
            <text:p>564388</text:p>
          </table:table-cell>
          <table:table-cell office:value-type="float" office:value="2157352" calcext:value-type="float">
            <text:p>2157352</text:p>
          </table:table-cell>
          <table:table-cell office:value-type="float" office:value="803206" calcext:value-type="float">
            <text:p>803206</text:p>
          </table:table-cell>
          <table:table-cell office:value-type="float" office:value="1404530" calcext:value-type="float">
            <text:p>1404530</text:p>
          </table:table-cell>
          <table:table-cell office:value-type="float" office:value="522974" calcext:value-type="float">
            <text:p>522974</text:p>
          </table:table-cell>
          <table:table-cell office:value-type="float" office:value="548138" calcext:value-type="float">
            <text:p>548138</text:p>
          </table:table-cell>
          <table:table-cell office:value-type="float" office:value="204371" calcext:value-type="float">
            <text:p>204371</text:p>
          </table:table-cell>
          <table:table-cell office:value-type="float" office:value="658758" calcext:value-type="float">
            <text:p>658758</text:p>
          </table:table-cell>
          <table:table-cell office:value-type="float" office:value="245568" calcext:value-type="float">
            <text:p>245568</text:p>
          </table:table-cell>
          <table:table-cell table:number-columns-repeated="1637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31432" calcext:value-type="float">
            <text:p>431432</text:p>
          </table:table-cell>
          <table:table-cell office:value-type="float" office:value="160765" calcext:value-type="float">
            <text:p>160765</text:p>
          </table:table-cell>
          <table:table-cell office:value-type="float" office:value="1214056" calcext:value-type="float">
            <text:p>1214056</text:p>
          </table:table-cell>
          <table:table-cell office:value-type="float" office:value="451951" calcext:value-type="float">
            <text:p>451951</text:p>
          </table:table-cell>
          <table:table-cell office:value-type="float" office:value="2178518" calcext:value-type="float">
            <text:p>2178518</text:p>
          </table:table-cell>
          <table:table-cell office:value-type="float" office:value="810777" calcext:value-type="float">
            <text:p>810777</text:p>
          </table:table-cell>
          <table:table-cell office:value-type="float" office:value="1139012" calcext:value-type="float">
            <text:p>1139012</text:p>
          </table:table-cell>
          <table:table-cell office:value-type="float" office:value="423934" calcext:value-type="float">
            <text:p>423934</text:p>
          </table:table-cell>
          <table:table-cell office:value-type="float" office:value="441682" calcext:value-type="float">
            <text:p>441682</text:p>
          </table:table-cell>
          <table:table-cell office:value-type="float" office:value="164508" calcext:value-type="float">
            <text:p>164508</text:p>
          </table:table-cell>
          <table:table-cell office:value-type="float" office:value="648614" calcext:value-type="float">
            <text:p>648614</text:p>
          </table:table-cell>
          <table:table-cell office:value-type="float" office:value="241546" calcext:value-type="float">
            <text:p>241546</text:p>
          </table:table-cell>
          <table:table-cell table:number-columns-repeated="1637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54478" calcext:value-type="float">
            <text:p>554478</text:p>
          </table:table-cell>
          <table:table-cell office:value-type="float" office:value="206911" calcext:value-type="float">
            <text:p>206911</text:p>
          </table:table-cell>
          <table:table-cell office:value-type="float" office:value="1493342" calcext:value-type="float">
            <text:p>1493342</text:p>
          </table:table-cell>
          <table:table-cell office:value-type="float" office:value="556017" calcext:value-type="float">
            <text:p>556017</text:p>
          </table:table-cell>
          <table:table-cell office:value-type="float" office:value="7604396" calcext:value-type="float">
            <text:p>7604396</text:p>
          </table:table-cell>
          <table:table-cell office:value-type="float" office:value="2829542" calcext:value-type="float">
            <text:p>2829542</text:p>
          </table:table-cell>
          <table:table-cell office:value-type="float" office:value="1500519" calcext:value-type="float">
            <text:p>1500519</text:p>
          </table:table-cell>
          <table:table-cell office:value-type="float" office:value="559208" calcext:value-type="float">
            <text:p>559208</text:p>
          </table:table-cell>
          <table:table-cell office:value-type="float" office:value="466694" calcext:value-type="float">
            <text:p>466694</text:p>
          </table:table-cell>
          <table:table-cell office:value-type="float" office:value="173851" calcext:value-type="float">
            <text:p>173851</text:p>
          </table:table-cell>
          <table:table-cell office:value-type="float" office:value="549132" calcext:value-type="float">
            <text:p>549132</text:p>
          </table:table-cell>
          <table:table-cell office:value-type="float" office:value="204486" calcext:value-type="float">
            <text:p>204486</text:p>
          </table:table-cell>
          <table:table-cell table:number-columns-repeated="1637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23858" calcext:value-type="float">
            <text:p>523858</text:p>
          </table:table-cell>
          <table:table-cell office:value-type="float" office:value="195459" calcext:value-type="float">
            <text:p>195459</text:p>
          </table:table-cell>
          <table:table-cell office:value-type="float" office:value="1476850" calcext:value-type="float">
            <text:p>1476850</text:p>
          </table:table-cell>
          <table:table-cell office:value-type="float" office:value="550716" calcext:value-type="float">
            <text:p>550716</text:p>
          </table:table-cell>
          <table:table-cell office:value-type="float" office:value="10578554" calcext:value-type="float">
            <text:p>10578554</text:p>
          </table:table-cell>
          <table:table-cell office:value-type="float" office:value="3935792" calcext:value-type="float">
            <text:p>3935792</text:p>
          </table:table-cell>
          <table:table-cell office:value-type="float" office:value="1355355" calcext:value-type="float">
            <text:p>1355355</text:p>
          </table:table-cell>
          <table:table-cell office:value-type="float" office:value="505124" calcext:value-type="float">
            <text:p>505124</text:p>
          </table:table-cell>
          <table:table-cell office:value-type="float" office:value="502358" calcext:value-type="float">
            <text:p>502358</text:p>
          </table:table-cell>
          <table:table-cell office:value-type="float" office:value="187242" calcext:value-type="float">
            <text:p>187242</text:p>
          </table:table-cell>
          <table:table-cell office:value-type="float" office:value="529672" calcext:value-type="float">
            <text:p>529672</text:p>
          </table:table-cell>
          <table:table-cell office:value-type="float" office:value="197256" calcext:value-type="float">
            <text:p>197256</text:p>
          </table:table-cell>
          <table:table-cell table:number-columns-repeated="1637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62540" calcext:value-type="float">
            <text:p>462540</text:p>
          </table:table-cell>
          <table:table-cell office:value-type="float" office:value="172369" calcext:value-type="float">
            <text:p>172369</text:p>
          </table:table-cell>
          <table:table-cell office:value-type="float" office:value="1229248" calcext:value-type="float">
            <text:p>1229248</text:p>
          </table:table-cell>
          <table:table-cell office:value-type="float" office:value="457612" calcext:value-type="float">
            <text:p>457612</text:p>
          </table:table-cell>
          <table:table-cell office:value-type="float" office:value="1727178" calcext:value-type="float">
            <text:p>1727178</text:p>
          </table:table-cell>
          <table:table-cell office:value-type="float" office:value="642770" calcext:value-type="float">
            <text:p>642770</text:p>
          </table:table-cell>
          <table:table-cell office:value-type="float" office:value="1188632" calcext:value-type="float">
            <text:p>1188632</text:p>
          </table:table-cell>
          <table:table-cell office:value-type="float" office:value="442402" calcext:value-type="float">
            <text:p>442402</text:p>
          </table:table-cell>
          <table:table-cell office:value-type="float" office:value="474154" calcext:value-type="float">
            <text:p>474154</text:p>
          </table:table-cell>
          <table:table-cell office:value-type="float" office:value="176593" calcext:value-type="float">
            <text:p>176593</text:p>
          </table:table-cell>
          <table:table-cell office:value-type="float" office:value="604520" calcext:value-type="float">
            <text:p>604520</text:p>
          </table:table-cell>
          <table:table-cell office:value-type="float" office:value="225103" calcext:value-type="float">
            <text:p>225103</text:p>
          </table:table-cell>
          <table:table-cell table:number-columns-repeated="1637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58264" calcext:value-type="float">
            <text:p>558264</text:p>
          </table:table-cell>
          <table:table-cell office:value-type="float" office:value="208337" calcext:value-type="float">
            <text:p>208337</text:p>
          </table:table-cell>
          <table:table-cell office:value-type="float" office:value="1526668" calcext:value-type="float">
            <text:p>1526668</text:p>
          </table:table-cell>
          <table:table-cell office:value-type="float" office:value="568665" calcext:value-type="float">
            <text:p>568665</text:p>
          </table:table-cell>
          <table:table-cell office:value-type="float" office:value="2162176" calcext:value-type="float">
            <text:p>2162176</text:p>
          </table:table-cell>
          <table:table-cell office:value-type="float" office:value="804897" calcext:value-type="float">
            <text:p>804897</text:p>
          </table:table-cell>
          <table:table-cell office:value-type="float" office:value="1474020" calcext:value-type="float">
            <text:p>1474020</text:p>
          </table:table-cell>
          <table:table-cell office:value-type="float" office:value="548810" calcext:value-type="float">
            <text:p>548810</text:p>
          </table:table-cell>
          <table:table-cell office:value-type="float" office:value="550118" calcext:value-type="float">
            <text:p>550118</text:p>
          </table:table-cell>
          <table:table-cell office:value-type="float" office:value="205086" calcext:value-type="float">
            <text:p>205086</text:p>
          </table:table-cell>
          <table:table-cell office:value-type="float" office:value="555634" calcext:value-type="float">
            <text:p>555634</text:p>
          </table:table-cell>
          <table:table-cell office:value-type="float" office:value="206942" calcext:value-type="float">
            <text:p>206942</text:p>
          </table:table-cell>
          <table:table-cell table:number-columns-repeated="16371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17550" calcext:value-type="float">
            <text:p>517550</text:p>
          </table:table-cell>
          <table:table-cell office:value-type="float" office:value="193219" calcext:value-type="float">
            <text:p>193219</text:p>
          </table:table-cell>
          <table:table-cell office:value-type="float" office:value="1357608" calcext:value-type="float">
            <text:p>1357608</text:p>
          </table:table-cell>
          <table:table-cell office:value-type="float" office:value="505539" calcext:value-type="float">
            <text:p>505539</text:p>
          </table:table-cell>
          <table:table-cell office:value-type="float" office:value="5872806" calcext:value-type="float">
            <text:p>5872806</text:p>
          </table:table-cell>
          <table:table-cell office:value-type="float" office:value="2185334" calcext:value-type="float">
            <text:p>2185334</text:p>
          </table:table-cell>
          <table:table-cell office:value-type="float" office:value="1338124" calcext:value-type="float">
            <text:p>1338124</text:p>
          </table:table-cell>
          <table:table-cell office:value-type="float" office:value="498241" calcext:value-type="float">
            <text:p>498241</text:p>
          </table:table-cell>
          <table:table-cell office:value-type="float" office:value="525062" calcext:value-type="float">
            <text:p>525062</text:p>
          </table:table-cell>
          <table:table-cell office:value-type="float" office:value="195739" calcext:value-type="float">
            <text:p>195739</text:p>
          </table:table-cell>
          <table:table-cell office:value-type="float" office:value="628440" calcext:value-type="float">
            <text:p>628440</text:p>
          </table:table-cell>
          <table:table-cell office:value-type="float" office:value="234297" calcext:value-type="float">
            <text:p>234297</text:p>
          </table:table-cell>
          <table:table-cell table:number-columns-repeated="1637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21980" calcext:value-type="float">
            <text:p>421980</text:p>
          </table:table-cell>
          <table:table-cell office:value-type="float" office:value="157233" calcext:value-type="float">
            <text:p>157233</text:p>
          </table:table-cell>
          <table:table-cell office:value-type="float" office:value="1223972" calcext:value-type="float">
            <text:p>1223972</text:p>
          </table:table-cell>
          <table:table-cell office:value-type="float" office:value="455542" calcext:value-type="float">
            <text:p>455542</text:p>
          </table:table-cell>
          <table:table-cell office:value-type="float" office:value="2099880" calcext:value-type="float">
            <text:p>2099880</text:p>
          </table:table-cell>
          <table:table-cell office:value-type="float" office:value="781364" calcext:value-type="float">
            <text:p>781364</text:p>
          </table:table-cell>
          <table:table-cell office:value-type="float" office:value="1077388" calcext:value-type="float">
            <text:p>1077388</text:p>
          </table:table-cell>
          <table:table-cell office:value-type="float" office:value="400985" calcext:value-type="float">
            <text:p>400985</text:p>
          </table:table-cell>
          <table:table-cell office:value-type="float" office:value="420078" calcext:value-type="float">
            <text:p>420078</text:p>
          </table:table-cell>
          <table:table-cell office:value-type="float" office:value="156447" calcext:value-type="float">
            <text:p>156447</text:p>
          </table:table-cell>
          <table:table-cell office:value-type="float" office:value="518098" calcext:value-type="float">
            <text:p>518098</text:p>
          </table:table-cell>
          <table:table-cell office:value-type="float" office:value="192928" calcext:value-type="float">
            <text:p>192928</text:p>
          </table:table-cell>
          <table:table-cell table:number-columns-repeated="1637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98216" calcext:value-type="float">
            <text:p>498216</text:p>
          </table:table-cell>
          <table:table-cell office:value-type="float" office:value="185884" calcext:value-type="float">
            <text:p>185884</text:p>
          </table:table-cell>
          <table:table-cell office:value-type="float" office:value="1366088" calcext:value-type="float">
            <text:p>1366088</text:p>
          </table:table-cell>
          <table:table-cell office:value-type="float" office:value="508605" calcext:value-type="float">
            <text:p>508605</text:p>
          </table:table-cell>
          <table:table-cell office:value-type="float" office:value="4650110" calcext:value-type="float">
            <text:p>4650110</text:p>
          </table:table-cell>
          <table:table-cell office:value-type="float" office:value="1730484" calcext:value-type="float">
            <text:p>1730484</text:p>
          </table:table-cell>
          <table:table-cell office:value-type="float" office:value="1338628" calcext:value-type="float">
            <text:p>1338628</text:p>
          </table:table-cell>
          <table:table-cell office:value-type="float" office:value="498421" calcext:value-type="float">
            <text:p>498421</text:p>
          </table:table-cell>
          <table:table-cell office:value-type="float" office:value="526152" calcext:value-type="float">
            <text:p>526152</text:p>
          </table:table-cell>
          <table:table-cell office:value-type="float" office:value="196149" calcext:value-type="float">
            <text:p>196149</text:p>
          </table:table-cell>
          <table:table-cell office:value-type="float" office:value="897759" calcext:value-type="float">
            <text:p>897759</text:p>
          </table:table-cell>
          <table:table-cell office:value-type="float" office:value="334953" calcext:value-type="float">
            <text:p>334953</text:p>
          </table:table-cell>
          <table:table-cell table:number-columns-repeated="1637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92494" calcext:value-type="float">
            <text:p>492494</text:p>
          </table:table-cell>
          <table:table-cell office:value-type="float" office:value="183721" calcext:value-type="float">
            <text:p>183721</text:p>
          </table:table-cell>
          <table:table-cell office:value-type="float" office:value="1363962" calcext:value-type="float">
            <text:p>1363962</text:p>
          </table:table-cell>
          <table:table-cell office:value-type="float" office:value="507815" calcext:value-type="float">
            <text:p>507815</text:p>
          </table:table-cell>
          <table:table-cell office:value-type="float" office:value="4491392" calcext:value-type="float">
            <text:p>4491392</text:p>
          </table:table-cell>
          <table:table-cell office:value-type="float" office:value="1671418" calcext:value-type="float">
            <text:p>1671418</text:p>
          </table:table-cell>
          <table:table-cell office:value-type="float" office:value="1346128" calcext:value-type="float">
            <text:p>1346128</text:p>
          </table:table-cell>
          <table:table-cell office:value-type="float" office:value="501319" calcext:value-type="float">
            <text:p>501319</text:p>
          </table:table-cell>
          <table:table-cell office:value-type="float" office:value="525148" calcext:value-type="float">
            <text:p>525148</text:p>
          </table:table-cell>
          <table:table-cell office:value-type="float" office:value="195771" calcext:value-type="float">
            <text:p>195771</text:p>
          </table:table-cell>
          <table:table-cell office:value-type="float" office:value="634600" calcext:value-type="float">
            <text:p>634600</text:p>
          </table:table-cell>
          <table:table-cell office:value-type="float" office:value="236574" calcext:value-type="float">
            <text:p>236574</text:p>
          </table:table-cell>
          <table:table-cell table:number-columns-repeated="1637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00272" calcext:value-type="float">
            <text:p>500272</text:p>
          </table:table-cell>
          <table:table-cell office:value-type="float" office:value="186649" calcext:value-type="float">
            <text:p>186649</text:p>
          </table:table-cell>
          <table:table-cell office:value-type="float" office:value="1390554" calcext:value-type="float">
            <text:p>1390554</text:p>
          </table:table-cell>
          <table:table-cell office:value-type="float" office:value="517758" calcext:value-type="float">
            <text:p>517758</text:p>
          </table:table-cell>
          <table:table-cell office:value-type="float" office:value="1874637" calcext:value-type="float">
            <text:p>1874637</text:p>
          </table:table-cell>
          <table:table-cell office:value-type="float" office:value="698287" calcext:value-type="float">
            <text:p>698287</text:p>
          </table:table-cell>
          <table:table-cell office:value-type="float" office:value="1106122" calcext:value-type="float">
            <text:p>1106122</text:p>
          </table:table-cell>
          <table:table-cell office:value-type="float" office:value="411731" calcext:value-type="float">
            <text:p>411731</text:p>
          </table:table-cell>
          <table:table-cell office:value-type="float" office:value="450374" calcext:value-type="float">
            <text:p>450374</text:p>
          </table:table-cell>
          <table:table-cell office:value-type="float" office:value="167721" calcext:value-type="float">
            <text:p>167721</text:p>
          </table:table-cell>
          <table:table-cell office:value-type="float" office:value="568584" calcext:value-type="float">
            <text:p>568584</text:p>
          </table:table-cell>
          <table:table-cell office:value-type="float" office:value="211752" calcext:value-type="float">
            <text:p>211752</text:p>
          </table:table-cell>
          <table:table-cell table:number-columns-repeated="1637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34174" calcext:value-type="float">
            <text:p>534174</text:p>
          </table:table-cell>
          <table:table-cell office:value-type="float" office:value="199445" calcext:value-type="float">
            <text:p>199445</text:p>
          </table:table-cell>
          <table:table-cell office:value-type="float" office:value="1571546" calcext:value-type="float">
            <text:p>1571546</text:p>
          </table:table-cell>
          <table:table-cell office:value-type="float" office:value="585103" calcext:value-type="float">
            <text:p>585103</text:p>
          </table:table-cell>
          <table:table-cell office:value-type="float" office:value="4587560" calcext:value-type="float">
            <text:p>4587560</text:p>
          </table:table-cell>
          <table:table-cell office:value-type="float" office:value="1707021" calcext:value-type="float">
            <text:p>1707021</text:p>
          </table:table-cell>
          <table:table-cell office:value-type="float" office:value="1327254" calcext:value-type="float">
            <text:p>1327254</text:p>
          </table:table-cell>
          <table:table-cell office:value-type="float" office:value="494173" calcext:value-type="float">
            <text:p>494173</text:p>
          </table:table-cell>
          <table:table-cell office:value-type="float" office:value="537208" calcext:value-type="float">
            <text:p>537208</text:p>
          </table:table-cell>
          <table:table-cell office:value-type="float" office:value="200278" calcext:value-type="float">
            <text:p>200278</text:p>
          </table:table-cell>
          <table:table-cell office:value-type="float" office:value="644682" calcext:value-type="float">
            <text:p>644682</text:p>
          </table:table-cell>
          <table:table-cell office:value-type="float" office:value="240333" calcext:value-type="float">
            <text:p>240333</text:p>
          </table:table-cell>
          <table:table-cell table:number-columns-repeated="1637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40492" calcext:value-type="float">
            <text:p>440492</text:p>
          </table:table-cell>
          <table:table-cell office:value-type="float" office:value="164148" calcext:value-type="float">
            <text:p>164148</text:p>
          </table:table-cell>
          <table:table-cell office:value-type="float" office:value="1234082" calcext:value-type="float">
            <text:p>1234082</text:p>
          </table:table-cell>
          <table:table-cell office:value-type="float" office:value="459574" calcext:value-type="float">
            <text:p>459574</text:p>
          </table:table-cell>
          <table:table-cell office:value-type="float" office:value="9873724" calcext:value-type="float">
            <text:p>9873724</text:p>
          </table:table-cell>
          <table:table-cell office:value-type="float" office:value="3673407" calcext:value-type="float">
            <text:p>3673407</text:p>
          </table:table-cell>
          <table:table-cell office:value-type="float" office:value="1133250" calcext:value-type="float">
            <text:p>1133250</text:p>
          </table:table-cell>
          <table:table-cell office:value-type="float" office:value="421768" calcext:value-type="float">
            <text:p>421768</text:p>
          </table:table-cell>
          <table:table-cell office:value-type="float" office:value="451592" calcext:value-type="float">
            <text:p>451592</text:p>
          </table:table-cell>
          <table:table-cell office:value-type="float" office:value="168193" calcext:value-type="float">
            <text:p>168193</text:p>
          </table:table-cell>
          <table:table-cell office:value-type="float" office:value="549696" calcext:value-type="float">
            <text:p>549696</text:p>
          </table:table-cell>
          <table:table-cell office:value-type="float" office:value="204775" calcext:value-type="float">
            <text:p>204775</text:p>
          </table:table-cell>
          <table:table-cell table:number-columns-repeated="1637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51532" calcext:value-type="float">
            <text:p>551532</text:p>
          </table:table-cell>
          <table:table-cell office:value-type="float" office:value="205996" calcext:value-type="float">
            <text:p>205996</text:p>
          </table:table-cell>
          <table:table-cell office:value-type="float" office:value="1448649" calcext:value-type="float">
            <text:p>1448649</text:p>
          </table:table-cell>
          <table:table-cell office:value-type="float" office:value="539885" calcext:value-type="float">
            <text:p>539885</text:p>
          </table:table-cell>
          <table:table-cell office:value-type="float" office:value="3659276" calcext:value-type="float">
            <text:p>3659276</text:p>
          </table:table-cell>
          <table:table-cell office:value-type="float" office:value="1361594" calcext:value-type="float">
            <text:p>1361594</text:p>
          </table:table-cell>
          <table:table-cell office:value-type="float" office:value="1112140" calcext:value-type="float">
            <text:p>1112140</text:p>
          </table:table-cell>
          <table:table-cell office:value-type="float" office:value="413973" calcext:value-type="float">
            <text:p>413973</text:p>
          </table:table-cell>
          <table:table-cell office:value-type="float" office:value="459700" calcext:value-type="float">
            <text:p>459700</text:p>
          </table:table-cell>
          <table:table-cell office:value-type="float" office:value="171209" calcext:value-type="float">
            <text:p>171209</text:p>
          </table:table-cell>
          <table:table-cell office:value-type="float" office:value="520284" calcext:value-type="float">
            <text:p>520284</text:p>
          </table:table-cell>
          <table:table-cell office:value-type="float" office:value="193778" calcext:value-type="float">
            <text:p>193778</text:p>
          </table:table-cell>
          <table:table-cell table:number-columns-repeated="1637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23630" calcext:value-type="float">
            <text:p>523630</text:p>
          </table:table-cell>
          <table:table-cell office:value-type="float" office:value="195497" calcext:value-type="float">
            <text:p>195497</text:p>
          </table:table-cell>
          <table:table-cell office:value-type="float" office:value="1435672" calcext:value-type="float">
            <text:p>1435672</text:p>
          </table:table-cell>
          <table:table-cell office:value-type="float" office:value="534516" calcext:value-type="float">
            <text:p>534516</text:p>
          </table:table-cell>
          <table:table-cell office:value-type="float" office:value="2669112" calcext:value-type="float">
            <text:p>2669112</text:p>
          </table:table-cell>
          <table:table-cell office:value-type="float" office:value="993556" calcext:value-type="float">
            <text:p>993556</text:p>
          </table:table-cell>
          <table:table-cell office:value-type="float" office:value="1430412" calcext:value-type="float">
            <text:p>1430412</text:p>
          </table:table-cell>
          <table:table-cell office:value-type="float" office:value="532574" calcext:value-type="float">
            <text:p>532574</text:p>
          </table:table-cell>
          <table:table-cell office:value-type="float" office:value="530572" calcext:value-type="float">
            <text:p>530572</text:p>
          </table:table-cell>
          <table:table-cell office:value-type="float" office:value="197795" calcext:value-type="float">
            <text:p>197795</text:p>
          </table:table-cell>
          <table:table-cell office:value-type="float" office:value="628618" calcext:value-type="float">
            <text:p>628618</text:p>
          </table:table-cell>
          <table:table-cell office:value-type="float" office:value="234300" calcext:value-type="float">
            <text:p>234300</text:p>
          </table:table-cell>
          <table:table-cell table:number-columns-repeated="1637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52020" calcext:value-type="float">
            <text:p>552020</text:p>
          </table:table-cell>
          <table:table-cell office:value-type="float" office:value="206000" calcext:value-type="float">
            <text:p>206000</text:p>
          </table:table-cell>
          <table:table-cell office:value-type="float" office:value="1540896" calcext:value-type="float">
            <text:p>1540896</text:p>
          </table:table-cell>
          <table:table-cell office:value-type="float" office:value="573816" calcext:value-type="float">
            <text:p>573816</text:p>
          </table:table-cell>
          <table:table-cell office:value-type="float" office:value="2653576" calcext:value-type="float">
            <text:p>2653576</text:p>
          </table:table-cell>
          <table:table-cell office:value-type="float" office:value="987768" calcext:value-type="float">
            <text:p>987768</text:p>
          </table:table-cell>
          <table:table-cell office:value-type="float" office:value="1393462" calcext:value-type="float">
            <text:p>1393462</text:p>
          </table:table-cell>
          <table:table-cell office:value-type="float" office:value="518812" calcext:value-type="float">
            <text:p>518812</text:p>
          </table:table-cell>
          <table:table-cell office:value-type="float" office:value="566638" calcext:value-type="float">
            <text:p>566638</text:p>
          </table:table-cell>
          <table:table-cell office:value-type="float" office:value="211282" calcext:value-type="float">
            <text:p>211282</text:p>
          </table:table-cell>
          <table:table-cell office:value-type="float" office:value="657972" calcext:value-type="float">
            <text:p>657972</text:p>
          </table:table-cell>
          <table:table-cell office:value-type="float" office:value="245273" calcext:value-type="float">
            <text:p>245273</text:p>
          </table:table-cell>
          <table:table-cell table:number-columns-repeated="1637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21316" calcext:value-type="float">
            <text:p>521316</text:p>
          </table:table-cell>
          <table:table-cell office:value-type="float" office:value="194488" calcext:value-type="float">
            <text:p>194488</text:p>
          </table:table-cell>
          <table:table-cell office:value-type="float" office:value="1419186" calcext:value-type="float">
            <text:p>1419186</text:p>
          </table:table-cell>
          <table:table-cell office:value-type="float" office:value="528390" calcext:value-type="float">
            <text:p>528390</text:p>
          </table:table-cell>
          <table:table-cell office:value-type="float" office:value="3745385" calcext:value-type="float">
            <text:p>3745385</text:p>
          </table:table-cell>
          <table:table-cell office:value-type="float" office:value="1394390" calcext:value-type="float">
            <text:p>1394390</text:p>
          </table:table-cell>
          <table:table-cell office:value-type="float" office:value="1124534" calcext:value-type="float">
            <text:p>1124534</text:p>
          </table:table-cell>
          <table:table-cell office:value-type="float" office:value="418553" calcext:value-type="float">
            <text:p>418553</text:p>
          </table:table-cell>
          <table:table-cell office:value-type="float" office:value="470582" calcext:value-type="float">
            <text:p>470582</text:p>
          </table:table-cell>
          <table:table-cell office:value-type="float" office:value="175251" calcext:value-type="float">
            <text:p>175251</text:p>
          </table:table-cell>
          <table:table-cell office:value-type="float" office:value="545732" calcext:value-type="float">
            <text:p>545732</text:p>
          </table:table-cell>
          <table:table-cell office:value-type="float" office:value="203249" calcext:value-type="float">
            <text:p>203249</text:p>
          </table:table-cell>
          <table:table-cell table:number-columns-repeated="1637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38796" calcext:value-type="float">
            <text:p>538796</text:p>
          </table:table-cell>
          <table:table-cell office:value-type="float" office:value="201263" calcext:value-type="float">
            <text:p>201263</text:p>
          </table:table-cell>
          <table:table-cell office:value-type="float" office:value="1478242" calcext:value-type="float">
            <text:p>1478242</text:p>
          </table:table-cell>
          <table:table-cell office:value-type="float" office:value="552288" calcext:value-type="float">
            <text:p>552288</text:p>
          </table:table-cell>
          <table:table-cell office:value-type="float" office:value="5439970" calcext:value-type="float">
            <text:p>5439970</text:p>
          </table:table-cell>
          <table:table-cell office:value-type="float" office:value="2024266" calcext:value-type="float">
            <text:p>2024266</text:p>
          </table:table-cell>
          <table:table-cell office:value-type="float" office:value="1402442" calcext:value-type="float">
            <text:p>1402442</text:p>
          </table:table-cell>
          <table:table-cell office:value-type="float" office:value="522174" calcext:value-type="float">
            <text:p>522174</text:p>
          </table:table-cell>
          <table:table-cell office:value-type="float" office:value="552292" calcext:value-type="float">
            <text:p>552292</text:p>
          </table:table-cell>
          <table:table-cell office:value-type="float" office:value="205891" calcext:value-type="float">
            <text:p>205891</text:p>
          </table:table-cell>
          <table:table-cell office:value-type="float" office:value="662866" calcext:value-type="float">
            <text:p>662866</text:p>
          </table:table-cell>
          <table:table-cell office:value-type="float" office:value="247079" calcext:value-type="float">
            <text:p>247079</text:p>
          </table:table-cell>
          <table:table-cell table:number-columns-repeated="1637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49440" calcext:value-type="float">
            <text:p>549440</text:p>
          </table:table-cell>
          <table:table-cell office:value-type="float" office:value="205110" calcext:value-type="float">
            <text:p>205110</text:p>
          </table:table-cell>
          <table:table-cell office:value-type="float" office:value="1495728" calcext:value-type="float">
            <text:p>1495728</text:p>
          </table:table-cell>
          <table:table-cell office:value-type="float" office:value="556871" calcext:value-type="float">
            <text:p>556871</text:p>
          </table:table-cell>
          <table:table-cell office:value-type="float" office:value="13863780" calcext:value-type="float">
            <text:p>13863780</text:p>
          </table:table-cell>
          <table:table-cell office:value-type="float" office:value="5158032" calcext:value-type="float">
            <text:p>5158032</text:p>
          </table:table-cell>
          <table:table-cell office:value-type="float" office:value="1411662" calcext:value-type="float">
            <text:p>1411662</text:p>
          </table:table-cell>
          <table:table-cell office:value-type="float" office:value="525608" calcext:value-type="float">
            <text:p>525608</text:p>
          </table:table-cell>
          <table:table-cell office:value-type="float" office:value="552056" calcext:value-type="float">
            <text:p>552056</text:p>
          </table:table-cell>
          <table:table-cell office:value-type="float" office:value="205797" calcext:value-type="float">
            <text:p>205797</text:p>
          </table:table-cell>
          <table:table-cell office:value-type="float" office:value="627288" calcext:value-type="float">
            <text:p>627288</text:p>
          </table:table-cell>
          <table:table-cell office:value-type="float" office:value="233807" calcext:value-type="float">
            <text:p>233807</text:p>
          </table:table-cell>
          <table:table-cell table:number-columns-repeated="1637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73378" calcext:value-type="float">
            <text:p>573378</text:p>
          </table:table-cell>
          <table:table-cell office:value-type="float" office:value="213869" calcext:value-type="float">
            <text:p>213869</text:p>
          </table:table-cell>
          <table:table-cell office:value-type="float" office:value="1467906" calcext:value-type="float">
            <text:p>1467906</text:p>
          </table:table-cell>
          <table:table-cell office:value-type="float" office:value="546652" calcext:value-type="float">
            <text:p>546652</text:p>
          </table:table-cell>
          <table:table-cell office:value-type="float" office:value="8852206" calcext:value-type="float">
            <text:p>8852206</text:p>
          </table:table-cell>
          <table:table-cell office:value-type="float" office:value="3293640" calcext:value-type="float">
            <text:p>3293640</text:p>
          </table:table-cell>
          <table:table-cell office:value-type="float" office:value="1395166" calcext:value-type="float">
            <text:p>1395166</text:p>
          </table:table-cell>
          <table:table-cell office:value-type="float" office:value="519454" calcext:value-type="float">
            <text:p>519454</text:p>
          </table:table-cell>
          <table:table-cell office:value-type="float" office:value="563482" calcext:value-type="float">
            <text:p>563482</text:p>
          </table:table-cell>
          <table:table-cell office:value-type="float" office:value="210075" calcext:value-type="float">
            <text:p>210075</text:p>
          </table:table-cell>
          <table:table-cell office:value-type="float" office:value="657298" calcext:value-type="float">
            <text:p>657298</text:p>
          </table:table-cell>
          <table:table-cell office:value-type="float" office:value="245037" calcext:value-type="float">
            <text:p>245037</text:p>
          </table:table-cell>
          <table:table-cell table:number-columns-repeated="16371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40310" calcext:value-type="float">
            <text:p>440310</text:p>
          </table:table-cell>
          <table:table-cell office:value-type="float" office:value="164085" calcext:value-type="float">
            <text:p>164085</text:p>
          </table:table-cell>
          <table:table-cell office:value-type="float" office:value="1103768" calcext:value-type="float">
            <text:p>1103768</text:p>
          </table:table-cell>
          <table:table-cell office:value-type="float" office:value="410870" calcext:value-type="float">
            <text:p>410870</text:p>
          </table:table-cell>
          <table:table-cell office:value-type="float" office:value="7455340" calcext:value-type="float">
            <text:p>7455340</text:p>
          </table:table-cell>
          <table:table-cell office:value-type="float" office:value="2773662" calcext:value-type="float">
            <text:p>2773662</text:p>
          </table:table-cell>
          <table:table-cell office:value-type="float" office:value="1116014" calcext:value-type="float">
            <text:p>1116014</text:p>
          </table:table-cell>
          <table:table-cell office:value-type="float" office:value="415369" calcext:value-type="float">
            <text:p>415369</text:p>
          </table:table-cell>
          <table:table-cell office:value-type="float" office:value="447746" calcext:value-type="float">
            <text:p>447746</text:p>
          </table:table-cell>
          <table:table-cell office:value-type="float" office:value="166755" calcext:value-type="float">
            <text:p>166755</text:p>
          </table:table-cell>
          <table:table-cell office:value-type="float" office:value="547640" calcext:value-type="float">
            <text:p>547640</text:p>
          </table:table-cell>
          <table:table-cell office:value-type="float" office:value="204076" calcext:value-type="float">
            <text:p>204076</text:p>
          </table:table-cell>
          <table:table-cell table:number-columns-repeated="16371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25708" calcext:value-type="float">
            <text:p>525708</text:p>
          </table:table-cell>
          <table:table-cell office:value-type="float" office:value="196137" calcext:value-type="float">
            <text:p>196137</text:p>
          </table:table-cell>
          <table:table-cell office:value-type="float" office:value="1466158" calcext:value-type="float">
            <text:p>1466158</text:p>
          </table:table-cell>
          <table:table-cell office:value-type="float" office:value="545890" calcext:value-type="float">
            <text:p>545890</text:p>
          </table:table-cell>
          <table:table-cell office:value-type="float" office:value="2793826" calcext:value-type="float">
            <text:p>2793826</text:p>
          </table:table-cell>
          <table:table-cell office:value-type="float" office:value="1039799" calcext:value-type="float">
            <text:p>1039799</text:p>
          </table:table-cell>
          <table:table-cell office:value-type="float" office:value="1406296" calcext:value-type="float">
            <text:p>1406296</text:p>
          </table:table-cell>
          <table:table-cell office:value-type="float" office:value="523709" calcext:value-type="float">
            <text:p>523709</text:p>
          </table:table-cell>
          <table:table-cell office:value-type="float" office:value="554096" calcext:value-type="float">
            <text:p>554096</text:p>
          </table:table-cell>
          <table:table-cell office:value-type="float" office:value="206603" calcext:value-type="float">
            <text:p>206603</text:p>
          </table:table-cell>
          <table:table-cell office:value-type="float" office:value="662282" calcext:value-type="float">
            <text:p>662282</text:p>
          </table:table-cell>
          <table:table-cell office:value-type="float" office:value="246869" calcext:value-type="float">
            <text:p>246869</text:p>
          </table:table-cell>
          <table:table-cell table:number-columns-repeated="1637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22844" calcext:value-type="float">
            <text:p>522844</text:p>
          </table:table-cell>
          <table:table-cell office:value-type="float" office:value="195088" calcext:value-type="float">
            <text:p>195088</text:p>
          </table:table-cell>
          <table:table-cell office:value-type="float" office:value="1480302" calcext:value-type="float">
            <text:p>1480302</text:p>
          </table:table-cell>
          <table:table-cell office:value-type="float" office:value="552333" calcext:value-type="float">
            <text:p>552333</text:p>
          </table:table-cell>
          <table:table-cell office:value-type="float" office:value="2138020" calcext:value-type="float">
            <text:p>2138020</text:p>
          </table:table-cell>
          <table:table-cell office:value-type="float" office:value="795853" calcext:value-type="float">
            <text:p>795853</text:p>
          </table:table-cell>
          <table:table-cell office:value-type="float" office:value="1394480" calcext:value-type="float">
            <text:p>1394480</text:p>
          </table:table-cell>
          <table:table-cell office:value-type="float" office:value="519192" calcext:value-type="float">
            <text:p>519192</text:p>
          </table:table-cell>
          <table:table-cell office:value-type="float" office:value="549456" calcext:value-type="float">
            <text:p>549456</text:p>
          </table:table-cell>
          <table:table-cell office:value-type="float" office:value="204853" calcext:value-type="float">
            <text:p>204853</text:p>
          </table:table-cell>
          <table:table-cell office:value-type="float" office:value="683134" calcext:value-type="float">
            <text:p>683134</text:p>
          </table:table-cell>
          <table:table-cell office:value-type="float" office:value="254711" calcext:value-type="float">
            <text:p>254711</text:p>
          </table:table-cell>
          <table:table-cell table:number-columns-repeated="16371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48798" calcext:value-type="float">
            <text:p>548798</text:p>
          </table:table-cell>
          <table:table-cell office:value-type="float" office:value="204789" calcext:value-type="float">
            <text:p>204789</text:p>
          </table:table-cell>
          <table:table-cell office:value-type="float" office:value="1441414" calcext:value-type="float">
            <text:p>1441414</text:p>
          </table:table-cell>
          <table:table-cell office:value-type="float" office:value="536663" calcext:value-type="float">
            <text:p>536663</text:p>
          </table:table-cell>
          <table:table-cell office:value-type="float" office:value="2360351" calcext:value-type="float">
            <text:p>2360351</text:p>
          </table:table-cell>
          <table:table-cell office:value-type="float" office:value="879048" calcext:value-type="float">
            <text:p>879048</text:p>
          </table:table-cell>
          <table:table-cell office:value-type="float" office:value="1118816" calcext:value-type="float">
            <text:p>1118816</text:p>
          </table:table-cell>
          <table:table-cell office:value-type="float" office:value="416471" calcext:value-type="float">
            <text:p>416471</text:p>
          </table:table-cell>
          <table:table-cell office:value-type="float" office:value="532580" calcext:value-type="float">
            <text:p>532580</text:p>
          </table:table-cell>
          <table:table-cell office:value-type="float" office:value="199261" calcext:value-type="float">
            <text:p>199261</text:p>
          </table:table-cell>
          <table:table-cell office:value-type="float" office:value="595354" calcext:value-type="float">
            <text:p>595354</text:p>
          </table:table-cell>
          <table:table-cell office:value-type="float" office:value="221698" calcext:value-type="float">
            <text:p>221698</text:p>
          </table:table-cell>
          <table:table-cell table:number-columns-repeated="16371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37526" calcext:value-type="float">
            <text:p>537526</text:p>
          </table:table-cell>
          <table:table-cell office:value-type="float" office:value="200584" calcext:value-type="float">
            <text:p>200584</text:p>
          </table:table-cell>
          <table:table-cell office:value-type="float" office:value="1470618" calcext:value-type="float">
            <text:p>1470618</text:p>
          </table:table-cell>
          <table:table-cell office:value-type="float" office:value="547617" calcext:value-type="float">
            <text:p>547617</text:p>
          </table:table-cell>
          <table:table-cell office:value-type="float" office:value="2053930" calcext:value-type="float">
            <text:p>2053930</text:p>
          </table:table-cell>
          <table:table-cell office:value-type="float" office:value="764514" calcext:value-type="float">
            <text:p>764514</text:p>
          </table:table-cell>
          <table:table-cell office:value-type="float" office:value="1404256" calcext:value-type="float">
            <text:p>1404256</text:p>
          </table:table-cell>
          <table:table-cell office:value-type="float" office:value="522880" calcext:value-type="float">
            <text:p>522880</text:p>
          </table:table-cell>
          <table:table-cell office:value-type="float" office:value="549948" calcext:value-type="float">
            <text:p>549948</text:p>
          </table:table-cell>
          <table:table-cell office:value-type="float" office:value="205015" calcext:value-type="float">
            <text:p>205015</text:p>
          </table:table-cell>
          <table:table-cell office:value-type="float" office:value="548290" calcext:value-type="float">
            <text:p>548290</text:p>
          </table:table-cell>
          <table:table-cell office:value-type="float" office:value="204188" calcext:value-type="float">
            <text:p>204188</text:p>
          </table:table-cell>
          <table:table-cell table:number-columns-repeated="16371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58696" calcext:value-type="float">
            <text:p>458696</text:p>
          </table:table-cell>
          <table:table-cell office:value-type="float" office:value="170928" calcext:value-type="float">
            <text:p>170928</text:p>
          </table:table-cell>
          <table:table-cell office:value-type="float" office:value="1289250" calcext:value-type="float">
            <text:p>1289250</text:p>
          </table:table-cell>
          <table:table-cell office:value-type="float" office:value="480086" calcext:value-type="float">
            <text:p>480086</text:p>
          </table:table-cell>
          <table:table-cell office:value-type="float" office:value="3337520" calcext:value-type="float">
            <text:p>3337520</text:p>
          </table:table-cell>
          <table:table-cell office:value-type="float" office:value="1242086" calcext:value-type="float">
            <text:p>1242086</text:p>
          </table:table-cell>
          <table:table-cell office:value-type="float" office:value="1109312" calcext:value-type="float">
            <text:p>1109312</text:p>
          </table:table-cell>
          <table:table-cell office:value-type="float" office:value="412874" calcext:value-type="float">
            <text:p>412874</text:p>
          </table:table-cell>
          <table:table-cell office:value-type="float" office:value="470816" calcext:value-type="float">
            <text:p>470816</text:p>
          </table:table-cell>
          <table:table-cell office:value-type="float" office:value="175378" calcext:value-type="float">
            <text:p>175378</text:p>
          </table:table-cell>
          <table:table-cell office:value-type="float" office:value="550742" calcext:value-type="float">
            <text:p>550742</text:p>
          </table:table-cell>
          <table:table-cell office:value-type="float" office:value="205092" calcext:value-type="float">
            <text:p>205092</text:p>
          </table:table-cell>
          <table:table-cell table:number-columns-repeated="1637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54956" calcext:value-type="float">
            <text:p>554956</text:p>
          </table:table-cell>
          <table:table-cell office:value-type="float" office:value="207339" calcext:value-type="float">
            <text:p>207339</text:p>
          </table:table-cell>
          <table:table-cell office:value-type="float" office:value="1440140" calcext:value-type="float">
            <text:p>1440140</text:p>
          </table:table-cell>
          <table:table-cell office:value-type="float" office:value="536178" calcext:value-type="float">
            <text:p>536178</text:p>
          </table:table-cell>
          <table:table-cell office:value-type="float" office:value="2803156" calcext:value-type="float">
            <text:p>2803156</text:p>
          </table:table-cell>
          <table:table-cell office:value-type="float" office:value="1043438" calcext:value-type="float">
            <text:p>1043438</text:p>
          </table:table-cell>
          <table:table-cell office:value-type="float" office:value="1603795" calcext:value-type="float">
            <text:p>1603795</text:p>
          </table:table-cell>
          <table:table-cell office:value-type="float" office:value="597746" calcext:value-type="float">
            <text:p>597746</text:p>
          </table:table-cell>
          <table:table-cell office:value-type="float" office:value="467040" calcext:value-type="float">
            <text:p>467040</text:p>
          </table:table-cell>
          <table:table-cell office:value-type="float" office:value="174090" calcext:value-type="float">
            <text:p>174090</text:p>
          </table:table-cell>
          <table:table-cell office:value-type="float" office:value="558396" calcext:value-type="float">
            <text:p>558396</text:p>
          </table:table-cell>
          <table:table-cell office:value-type="float" office:value="207941" calcext:value-type="float">
            <text:p>207941</text:p>
          </table:table-cell>
          <table:table-cell table:number-columns-repeated="1637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51146" calcext:value-type="float">
            <text:p>551146</text:p>
          </table:table-cell>
          <table:table-cell office:value-type="float" office:value="205642" calcext:value-type="float">
            <text:p>205642</text:p>
          </table:table-cell>
          <table:table-cell office:value-type="float" office:value="1558030" calcext:value-type="float">
            <text:p>1558030</text:p>
          </table:table-cell>
          <table:table-cell office:value-type="float" office:value="580127" calcext:value-type="float">
            <text:p>580127</text:p>
          </table:table-cell>
          <table:table-cell office:value-type="float" office:value="8876600" calcext:value-type="float">
            <text:p>8876600</text:p>
          </table:table-cell>
          <table:table-cell office:value-type="float" office:value="3302792" calcext:value-type="float">
            <text:p>3302792</text:p>
          </table:table-cell>
          <table:table-cell office:value-type="float" office:value="1394688" calcext:value-type="float">
            <text:p>1394688</text:p>
          </table:table-cell>
          <table:table-cell office:value-type="float" office:value="519305" calcext:value-type="float">
            <text:p>519305</text:p>
          </table:table-cell>
          <table:table-cell office:value-type="float" office:value="583594" calcext:value-type="float">
            <text:p>583594</text:p>
          </table:table-cell>
          <table:table-cell office:value-type="float" office:value="217751" calcext:value-type="float">
            <text:p>217751</text:p>
          </table:table-cell>
          <table:table-cell office:value-type="float" office:value="875337" calcext:value-type="float">
            <text:p>875337</text:p>
          </table:table-cell>
          <table:table-cell office:value-type="float" office:value="326616" calcext:value-type="float">
            <text:p>326616</text:p>
          </table:table-cell>
          <table:table-cell table:number-columns-repeated="1637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25742" calcext:value-type="float">
            <text:p>525742</text:p>
          </table:table-cell>
          <table:table-cell office:value-type="float" office:value="196210" calcext:value-type="float">
            <text:p>196210</text:p>
          </table:table-cell>
          <table:table-cell office:value-type="float" office:value="1447088" calcext:value-type="float">
            <text:p>1447088</text:p>
          </table:table-cell>
          <table:table-cell office:value-type="float" office:value="538841" calcext:value-type="float">
            <text:p>538841</text:p>
          </table:table-cell>
          <table:table-cell office:value-type="float" office:value="7868956" calcext:value-type="float">
            <text:p>7868956</text:p>
          </table:table-cell>
          <table:table-cell office:value-type="float" office:value="2927902" calcext:value-type="float">
            <text:p>2927902</text:p>
          </table:table-cell>
          <table:table-cell office:value-type="float" office:value="1328762" calcext:value-type="float">
            <text:p>1328762</text:p>
          </table:table-cell>
          <table:table-cell office:value-type="float" office:value="494725" calcext:value-type="float">
            <text:p>494725</text:p>
          </table:table-cell>
          <table:table-cell office:value-type="float" office:value="525046" calcext:value-type="float">
            <text:p>525046</text:p>
          </table:table-cell>
          <table:table-cell office:value-type="float" office:value="195731" calcext:value-type="float">
            <text:p>195731</text:p>
          </table:table-cell>
          <table:table-cell office:value-type="float" office:value="654202" calcext:value-type="float">
            <text:p>654202</text:p>
          </table:table-cell>
          <table:table-cell office:value-type="float" office:value="243941" calcext:value-type="float">
            <text:p>243941</text:p>
          </table:table-cell>
          <table:table-cell table:number-columns-repeated="16371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15554" calcext:value-type="float">
            <text:p>415554</text:p>
          </table:table-cell>
          <table:table-cell office:value-type="float" office:value="154852" calcext:value-type="float">
            <text:p>154852</text:p>
          </table:table-cell>
          <table:table-cell office:value-type="float" office:value="1158782" calcext:value-type="float">
            <text:p>1158782</text:p>
          </table:table-cell>
          <table:table-cell office:value-type="float" office:value="431320" calcext:value-type="float">
            <text:p>431320</text:p>
          </table:table-cell>
          <table:table-cell office:value-type="float" office:value="2085094" calcext:value-type="float">
            <text:p>2085094</text:p>
          </table:table-cell>
          <table:table-cell office:value-type="float" office:value="775891" calcext:value-type="float">
            <text:p>775891</text:p>
          </table:table-cell>
          <table:table-cell office:value-type="float" office:value="1060754" calcext:value-type="float">
            <text:p>1060754</text:p>
          </table:table-cell>
          <table:table-cell office:value-type="float" office:value="394789" calcext:value-type="float">
            <text:p>394789</text:p>
          </table:table-cell>
          <table:table-cell office:value-type="float" office:value="420024" calcext:value-type="float">
            <text:p>420024</text:p>
          </table:table-cell>
          <table:table-cell office:value-type="float" office:value="156444" calcext:value-type="float">
            <text:p>156444</text:p>
          </table:table-cell>
          <table:table-cell office:value-type="float" office:value="509868" calcext:value-type="float">
            <text:p>509868</text:p>
          </table:table-cell>
          <table:table-cell office:value-type="float" office:value="190006" calcext:value-type="float">
            <text:p>190006</text:p>
          </table:table-cell>
          <table:table-cell table:number-columns-repeated="16371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24384" calcext:value-type="float">
            <text:p>524384</text:p>
          </table:table-cell>
          <table:table-cell office:value-type="float" office:value="195659" calcext:value-type="float">
            <text:p>195659</text:p>
          </table:table-cell>
          <table:table-cell office:value-type="float" office:value="1440446" calcext:value-type="float">
            <text:p>1440446</text:p>
          </table:table-cell>
          <table:table-cell office:value-type="float" office:value="536295" calcext:value-type="float">
            <text:p>536295</text:p>
          </table:table-cell>
          <table:table-cell office:value-type="float" office:value="9345352" calcext:value-type="float">
            <text:p>9345352</text:p>
          </table:table-cell>
          <table:table-cell office:value-type="float" office:value="3477142" calcext:value-type="float">
            <text:p>3477142</text:p>
          </table:table-cell>
          <table:table-cell office:value-type="float" office:value="1393952" calcext:value-type="float">
            <text:p>1393952</text:p>
          </table:table-cell>
          <table:table-cell office:value-type="float" office:value="518989" calcext:value-type="float">
            <text:p>518989</text:p>
          </table:table-cell>
          <table:table-cell office:value-type="float" office:value="563214" calcext:value-type="float">
            <text:p>563214</text:p>
          </table:table-cell>
          <table:table-cell office:value-type="float" office:value="210096" calcext:value-type="float">
            <text:p>210096</text:p>
          </table:table-cell>
          <table:table-cell office:value-type="float" office:value="653618" calcext:value-type="float">
            <text:p>653618</text:p>
          </table:table-cell>
          <table:table-cell office:value-type="float" office:value="243434" calcext:value-type="float">
            <text:p>243434</text:p>
          </table:table-cell>
          <table:table-cell table:number-columns-repeated="16371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22094" calcext:value-type="float">
            <text:p>522094</text:p>
          </table:table-cell>
          <table:table-cell office:value-type="float" office:value="194806" calcext:value-type="float">
            <text:p>194806</text:p>
          </table:table-cell>
          <table:table-cell office:value-type="float" office:value="1458596" calcext:value-type="float">
            <text:p>1458596</text:p>
          </table:table-cell>
          <table:table-cell office:value-type="float" office:value="543288" calcext:value-type="float">
            <text:p>543288</text:p>
          </table:table-cell>
          <table:table-cell office:value-type="float" office:value="4703620" calcext:value-type="float">
            <text:p>4703620</text:p>
          </table:table-cell>
          <table:table-cell office:value-type="float" office:value="1750230" calcext:value-type="float">
            <text:p>1750230</text:p>
          </table:table-cell>
          <table:table-cell office:value-type="float" office:value="1400660" calcext:value-type="float">
            <text:p>1400660</text:p>
          </table:table-cell>
          <table:table-cell office:value-type="float" office:value="521506" calcext:value-type="float">
            <text:p>521506</text:p>
          </table:table-cell>
          <table:table-cell office:value-type="float" office:value="549436" calcext:value-type="float">
            <text:p>549436</text:p>
          </table:table-cell>
          <table:table-cell office:value-type="float" office:value="204827" calcext:value-type="float">
            <text:p>204827</text:p>
          </table:table-cell>
          <table:table-cell office:value-type="float" office:value="656654" calcext:value-type="float">
            <text:p>656654</text:p>
          </table:table-cell>
          <table:table-cell office:value-type="float" office:value="244775" calcext:value-type="float">
            <text:p>244775</text:p>
          </table:table-cell>
          <table:table-cell table:number-columns-repeated="1637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26452" calcext:value-type="float">
            <text:p>426452</text:p>
          </table:table-cell>
          <table:table-cell office:value-type="float" office:value="158897" calcext:value-type="float">
            <text:p>158897</text:p>
          </table:table-cell>
          <table:table-cell office:value-type="float" office:value="1119990" calcext:value-type="float">
            <text:p>1119990</text:p>
          </table:table-cell>
          <table:table-cell office:value-type="float" office:value="416944" calcext:value-type="float">
            <text:p>416944</text:p>
          </table:table-cell>
          <table:table-cell office:value-type="float" office:value="1559712" calcext:value-type="float">
            <text:p>1559712</text:p>
          </table:table-cell>
          <table:table-cell office:value-type="float" office:value="580576" calcext:value-type="float">
            <text:p>580576</text:p>
          </table:table-cell>
          <table:table-cell office:value-type="float" office:value="1076282" calcext:value-type="float">
            <text:p>1076282</text:p>
          </table:table-cell>
          <table:table-cell office:value-type="float" office:value="400589" calcext:value-type="float">
            <text:p>400589</text:p>
          </table:table-cell>
          <table:table-cell office:value-type="float" office:value="420126" calcext:value-type="float">
            <text:p>420126</text:p>
          </table:table-cell>
          <table:table-cell office:value-type="float" office:value="156468" calcext:value-type="float">
            <text:p>156468</text:p>
          </table:table-cell>
          <table:table-cell office:value-type="float" office:value="518598" calcext:value-type="float">
            <text:p>518598</text:p>
          </table:table-cell>
          <table:table-cell office:value-type="float" office:value="193151" calcext:value-type="float">
            <text:p>193151</text:p>
          </table:table-cell>
          <table:table-cell table:number-columns-repeated="16371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68490" calcext:value-type="float">
            <text:p>568490</text:p>
          </table:table-cell>
          <table:table-cell office:value-type="float" office:value="212278" calcext:value-type="float">
            <text:p>212278</text:p>
          </table:table-cell>
          <table:table-cell office:value-type="float" office:value="1456292" calcext:value-type="float">
            <text:p>1456292</text:p>
          </table:table-cell>
          <table:table-cell office:value-type="float" office:value="542180" calcext:value-type="float">
            <text:p>542180</text:p>
          </table:table-cell>
          <table:table-cell office:value-type="float" office:value="12272759" calcext:value-type="float">
            <text:p>12272759</text:p>
          </table:table-cell>
          <table:table-cell office:value-type="float" office:value="4587943" calcext:value-type="float">
            <text:p>4587943</text:p>
          </table:table-cell>
          <table:table-cell office:value-type="float" office:value="1173188" calcext:value-type="float">
            <text:p>1173188</text:p>
          </table:table-cell>
          <table:table-cell office:value-type="float" office:value="438203" calcext:value-type="float">
            <text:p>438203</text:p>
          </table:table-cell>
          <table:table-cell office:value-type="float" office:value="500756" calcext:value-type="float">
            <text:p>500756</text:p>
          </table:table-cell>
          <table:table-cell office:value-type="float" office:value="186511" calcext:value-type="float">
            <text:p>186511</text:p>
          </table:table-cell>
          <table:table-cell office:value-type="float" office:value="574230" calcext:value-type="float">
            <text:p>574230</text:p>
          </table:table-cell>
          <table:table-cell office:value-type="float" office:value="213851" calcext:value-type="float">
            <text:p>213851</text:p>
          </table:table-cell>
          <table:table-cell table:number-columns-repeated="16371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49286" calcext:value-type="float">
            <text:p>549286</text:p>
          </table:table-cell>
          <table:table-cell office:value-type="float" office:value="204974" calcext:value-type="float">
            <text:p>204974</text:p>
          </table:table-cell>
          <table:table-cell office:value-type="float" office:value="2187929" calcext:value-type="float">
            <text:p>2187929</text:p>
          </table:table-cell>
          <table:table-cell office:value-type="float" office:value="815791" calcext:value-type="float">
            <text:p>815791</text:p>
          </table:table-cell>
          <table:table-cell office:value-type="float" office:value="2409030" calcext:value-type="float">
            <text:p>2409030</text:p>
          </table:table-cell>
          <table:table-cell office:value-type="float" office:value="896785" calcext:value-type="float">
            <text:p>896785</text:p>
          </table:table-cell>
          <table:table-cell office:value-type="float" office:value="1218906" calcext:value-type="float">
            <text:p>1218906</text:p>
          </table:table-cell>
          <table:table-cell office:value-type="float" office:value="453652" calcext:value-type="float">
            <text:p>453652</text:p>
          </table:table-cell>
          <table:table-cell office:value-type="float" office:value="506336" calcext:value-type="float">
            <text:p>506336</text:p>
          </table:table-cell>
          <table:table-cell office:value-type="float" office:value="188573" calcext:value-type="float">
            <text:p>188573</text:p>
          </table:table-cell>
          <table:table-cell office:value-type="float" office:value="630274" calcext:value-type="float">
            <text:p>630274</text:p>
          </table:table-cell>
          <table:table-cell office:value-type="float" office:value="234748" calcext:value-type="float">
            <text:p>234748</text:p>
          </table:table-cell>
          <table:table-cell table:number-columns-repeated="16371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49772" calcext:value-type="float">
            <text:p>549772</text:p>
          </table:table-cell>
          <table:table-cell office:value-type="float" office:value="205425" calcext:value-type="float">
            <text:p>205425</text:p>
          </table:table-cell>
          <table:table-cell office:value-type="float" office:value="1530556" calcext:value-type="float">
            <text:p>1530556</text:p>
          </table:table-cell>
          <table:table-cell office:value-type="float" office:value="569922" calcext:value-type="float">
            <text:p>569922</text:p>
          </table:table-cell>
          <table:table-cell office:value-type="float" office:value="4197364" calcext:value-type="float">
            <text:p>4197364</text:p>
          </table:table-cell>
          <table:table-cell office:value-type="float" office:value="1562081" calcext:value-type="float">
            <text:p>1562081</text:p>
          </table:table-cell>
          <table:table-cell office:value-type="float" office:value="1476946" calcext:value-type="float">
            <text:p>1476946</text:p>
          </table:table-cell>
          <table:table-cell office:value-type="float" office:value="549898" calcext:value-type="float">
            <text:p>549898</text:p>
          </table:table-cell>
          <table:table-cell office:value-type="float" office:value="592806" calcext:value-type="float">
            <text:p>592806</text:p>
          </table:table-cell>
          <table:table-cell office:value-type="float" office:value="220983" calcext:value-type="float">
            <text:p>220983</text:p>
          </table:table-cell>
          <table:table-cell office:value-type="float" office:value="694624" calcext:value-type="float">
            <text:p>694624</text:p>
          </table:table-cell>
          <table:table-cell office:value-type="float" office:value="258943" calcext:value-type="float">
            <text:p>258943</text:p>
          </table:table-cell>
          <table:table-cell table:number-columns-repeated="16371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55876" calcext:value-type="float">
            <text:p>555876</text:p>
          </table:table-cell>
          <table:table-cell office:value-type="float" office:value="207429" calcext:value-type="float">
            <text:p>207429</text:p>
          </table:table-cell>
          <table:table-cell office:value-type="float" office:value="1518064" calcext:value-type="float">
            <text:p>1518064</text:p>
          </table:table-cell>
          <table:table-cell office:value-type="float" office:value="565255" calcext:value-type="float">
            <text:p>565255</text:p>
          </table:table-cell>
          <table:table-cell office:value-type="float" office:value="4034597" calcext:value-type="float">
            <text:p>4034597</text:p>
          </table:table-cell>
          <table:table-cell office:value-type="float" office:value="1502061" calcext:value-type="float">
            <text:p>1502061</text:p>
          </table:table-cell>
          <table:table-cell office:value-type="float" office:value="1172720" calcext:value-type="float">
            <text:p>1172720</text:p>
          </table:table-cell>
          <table:table-cell office:value-type="float" office:value="436497" calcext:value-type="float">
            <text:p>436497</text:p>
          </table:table-cell>
          <table:table-cell office:value-type="float" office:value="483850" calcext:value-type="float">
            <text:p>483850</text:p>
          </table:table-cell>
          <table:table-cell office:value-type="float" office:value="180224" calcext:value-type="float">
            <text:p>180224</text:p>
          </table:table-cell>
          <table:table-cell office:value-type="float" office:value="572784" calcext:value-type="float">
            <text:p>572784</text:p>
          </table:table-cell>
          <table:table-cell office:value-type="float" office:value="213304" calcext:value-type="float">
            <text:p>213304</text:p>
          </table:table-cell>
          <table:table-cell table:number-columns-repeated="1637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55840" calcext:value-type="float">
            <text:p>555840</text:p>
          </table:table-cell>
          <table:table-cell office:value-type="float" office:value="207401" calcext:value-type="float">
            <text:p>207401</text:p>
          </table:table-cell>
          <table:table-cell office:value-type="float" office:value="1534994" calcext:value-type="float">
            <text:p>1534994</text:p>
          </table:table-cell>
          <table:table-cell office:value-type="float" office:value="571493" calcext:value-type="float">
            <text:p>571493</text:p>
          </table:table-cell>
          <table:table-cell office:value-type="float" office:value="2166140" calcext:value-type="float">
            <text:p>2166140</text:p>
          </table:table-cell>
          <table:table-cell office:value-type="float" office:value="806335" calcext:value-type="float">
            <text:p>806335</text:p>
          </table:table-cell>
          <table:table-cell office:value-type="float" office:value="1476832" calcext:value-type="float">
            <text:p>1476832</text:p>
          </table:table-cell>
          <table:table-cell office:value-type="float" office:value="549896" calcext:value-type="float">
            <text:p>549896</text:p>
          </table:table-cell>
          <table:table-cell office:value-type="float" office:value="581324" calcext:value-type="float">
            <text:p>581324</text:p>
          </table:table-cell>
          <table:table-cell office:value-type="float" office:value="216742" calcext:value-type="float">
            <text:p>216742</text:p>
          </table:table-cell>
          <table:table-cell office:value-type="float" office:value="668072" calcext:value-type="float">
            <text:p>668072</text:p>
          </table:table-cell>
          <table:table-cell office:value-type="float" office:value="249005" calcext:value-type="float">
            <text:p>249005</text:p>
          </table:table-cell>
          <table:table-cell table:number-columns-repeated="16371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33796" calcext:value-type="float">
            <text:p>533796</text:p>
          </table:table-cell>
          <table:table-cell office:value-type="float" office:value="199164" calcext:value-type="float">
            <text:p>199164</text:p>
          </table:table-cell>
          <table:table-cell office:value-type="float" office:value="1420014" calcext:value-type="float">
            <text:p>1420014</text:p>
          </table:table-cell>
          <table:table-cell office:value-type="float" office:value="528707" calcext:value-type="float">
            <text:p>528707</text:p>
          </table:table-cell>
          <table:table-cell office:value-type="float" office:value="2066366" calcext:value-type="float">
            <text:p>2066366</text:p>
          </table:table-cell>
          <table:table-cell office:value-type="float" office:value="769328" calcext:value-type="float">
            <text:p>769328</text:p>
          </table:table-cell>
          <table:table-cell office:value-type="float" office:value="1403646" calcext:value-type="float">
            <text:p>1403646</text:p>
          </table:table-cell>
          <table:table-cell office:value-type="float" office:value="522618" calcext:value-type="float">
            <text:p>522618</text:p>
          </table:table-cell>
          <table:table-cell office:value-type="float" office:value="556506" calcext:value-type="float">
            <text:p>556506</text:p>
          </table:table-cell>
          <table:table-cell office:value-type="float" office:value="207453" calcext:value-type="float">
            <text:p>207453</text:p>
          </table:table-cell>
          <table:table-cell office:value-type="float" office:value="665382" calcext:value-type="float">
            <text:p>665382</text:p>
          </table:table-cell>
          <table:table-cell office:value-type="float" office:value="248353" calcext:value-type="float">
            <text:p>248353</text:p>
          </table:table-cell>
          <table:table-cell table:number-columns-repeated="16371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25968" calcext:value-type="float">
            <text:p>525968</text:p>
          </table:table-cell>
          <table:table-cell office:value-type="float" office:value="196201" calcext:value-type="float">
            <text:p>196201</text:p>
          </table:table-cell>
          <table:table-cell office:value-type="float" office:value="1464808" calcext:value-type="float">
            <text:p>1464808</text:p>
          </table:table-cell>
          <table:table-cell office:value-type="float" office:value="545381" calcext:value-type="float">
            <text:p>545381</text:p>
          </table:table-cell>
          <table:table-cell office:value-type="float" office:value="6848105" calcext:value-type="float">
            <text:p>6848105</text:p>
          </table:table-cell>
          <table:table-cell office:value-type="float" office:value="2548527" calcext:value-type="float">
            <text:p>2548527</text:p>
          </table:table-cell>
          <table:table-cell office:value-type="float" office:value="1137552" calcext:value-type="float">
            <text:p>1137552</text:p>
          </table:table-cell>
          <table:table-cell office:value-type="float" office:value="423416" calcext:value-type="float">
            <text:p>423416</text:p>
          </table:table-cell>
          <table:table-cell office:value-type="float" office:value="467666" calcext:value-type="float">
            <text:p>467666</text:p>
          </table:table-cell>
          <table:table-cell office:value-type="float" office:value="174171" calcext:value-type="float">
            <text:p>174171</text:p>
          </table:table-cell>
          <table:table-cell office:value-type="float" office:value="543756" calcext:value-type="float">
            <text:p>543756</text:p>
          </table:table-cell>
          <table:table-cell office:value-type="float" office:value="202501" calcext:value-type="float">
            <text:p>202501</text:p>
          </table:table-cell>
          <table:table-cell table:number-columns-repeated="16371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18652" calcext:value-type="float">
            <text:p>518652</text:p>
          </table:table-cell>
          <table:table-cell office:value-type="float" office:value="193498" calcext:value-type="float">
            <text:p>193498</text:p>
          </table:table-cell>
          <table:table-cell office:value-type="float" office:value="1456052" calcext:value-type="float">
            <text:p>1456052</text:p>
          </table:table-cell>
          <table:table-cell office:value-type="float" office:value="542395" calcext:value-type="float">
            <text:p>542395</text:p>
          </table:table-cell>
          <table:table-cell office:value-type="float" office:value="3519052" calcext:value-type="float">
            <text:p>3519052</text:p>
          </table:table-cell>
          <table:table-cell office:value-type="float" office:value="1309730" calcext:value-type="float">
            <text:p>1309730</text:p>
          </table:table-cell>
          <table:table-cell office:value-type="float" office:value="1393460" calcext:value-type="float">
            <text:p>1393460</text:p>
          </table:table-cell>
          <table:table-cell office:value-type="float" office:value="518810" calcext:value-type="float">
            <text:p>518810</text:p>
          </table:table-cell>
          <table:table-cell office:value-type="float" office:value="597146" calcext:value-type="float">
            <text:p>597146</text:p>
          </table:table-cell>
          <table:table-cell office:value-type="float" office:value="222763" calcext:value-type="float">
            <text:p>222763</text:p>
          </table:table-cell>
          <table:table-cell office:value-type="float" office:value="554352" calcext:value-type="float">
            <text:p>554352</text:p>
          </table:table-cell>
          <table:table-cell office:value-type="float" office:value="206471" calcext:value-type="float">
            <text:p>206471</text:p>
          </table:table-cell>
          <table:table-cell table:number-columns-repeated="16371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22098" calcext:value-type="float">
            <text:p>522098</text:p>
          </table:table-cell>
          <table:table-cell office:value-type="float" office:value="194807" calcext:value-type="float">
            <text:p>194807</text:p>
          </table:table-cell>
          <table:table-cell office:value-type="float" office:value="1446008" calcext:value-type="float">
            <text:p>1446008</text:p>
          </table:table-cell>
          <table:table-cell office:value-type="float" office:value="538484" calcext:value-type="float">
            <text:p>538484</text:p>
          </table:table-cell>
          <table:table-cell office:value-type="float" office:value="2077198" calcext:value-type="float">
            <text:p>2077198</text:p>
          </table:table-cell>
          <table:table-cell office:value-type="float" office:value="773356" calcext:value-type="float">
            <text:p>773356</text:p>
          </table:table-cell>
          <table:table-cell office:value-type="float" office:value="1395968" calcext:value-type="float">
            <text:p>1395968</text:p>
          </table:table-cell>
          <table:table-cell office:value-type="float" office:value="519739" calcext:value-type="float">
            <text:p>519739</text:p>
          </table:table-cell>
          <table:table-cell office:value-type="float" office:value="552006" calcext:value-type="float">
            <text:p>552006</text:p>
          </table:table-cell>
          <table:table-cell office:value-type="float" office:value="205779" calcext:value-type="float">
            <text:p>205779</text:p>
          </table:table-cell>
          <table:table-cell office:value-type="float" office:value="662682" calcext:value-type="float">
            <text:p>662682</text:p>
          </table:table-cell>
          <table:table-cell office:value-type="float" office:value="247054" calcext:value-type="float">
            <text:p>247054</text:p>
          </table:table-cell>
          <table:table-cell table:number-columns-repeated="1637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48456" calcext:value-type="float">
            <text:p>548456</text:p>
          </table:table-cell>
          <table:table-cell office:value-type="float" office:value="204644" calcext:value-type="float">
            <text:p>204644</text:p>
          </table:table-cell>
          <table:table-cell office:value-type="float" office:value="1519456" calcext:value-type="float">
            <text:p>1519456</text:p>
          </table:table-cell>
          <table:table-cell office:value-type="float" office:value="565708" calcext:value-type="float">
            <text:p>565708</text:p>
          </table:table-cell>
          <table:table-cell office:value-type="float" office:value="4817179" calcext:value-type="float">
            <text:p>4817179</text:p>
          </table:table-cell>
          <table:table-cell office:value-type="float" office:value="1793100" calcext:value-type="float">
            <text:p>1793100</text:p>
          </table:table-cell>
          <table:table-cell office:value-type="float" office:value="1233200" calcext:value-type="float">
            <text:p>1233200</text:p>
          </table:table-cell>
          <table:table-cell office:value-type="float" office:value="459026" calcext:value-type="float">
            <text:p>459026</text:p>
          </table:table-cell>
          <table:table-cell office:value-type="float" office:value="489454" calcext:value-type="float">
            <text:p>489454</text:p>
          </table:table-cell>
          <table:table-cell office:value-type="float" office:value="182277" calcext:value-type="float">
            <text:p>182277</text:p>
          </table:table-cell>
          <table:table-cell office:value-type="float" office:value="573860" calcext:value-type="float">
            <text:p>573860</text:p>
          </table:table-cell>
          <table:table-cell office:value-type="float" office:value="213720" calcext:value-type="float">
            <text:p>213720</text:p>
          </table:table-cell>
          <table:table-cell table:number-columns-repeated="16371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54296" calcext:value-type="float">
            <text:p>554296</text:p>
          </table:table-cell>
          <table:table-cell office:value-type="float" office:value="206845" calcext:value-type="float">
            <text:p>206845</text:p>
          </table:table-cell>
          <table:table-cell office:value-type="float" office:value="1539150" calcext:value-type="float">
            <text:p>1539150</text:p>
          </table:table-cell>
          <table:table-cell office:value-type="float" office:value="573118" calcext:value-type="float">
            <text:p>573118</text:p>
          </table:table-cell>
          <table:table-cell office:value-type="float" office:value="2937502" calcext:value-type="float">
            <text:p>2937502</text:p>
          </table:table-cell>
          <table:table-cell office:value-type="float" office:value="1093286" calcext:value-type="float">
            <text:p>1093286</text:p>
          </table:table-cell>
          <table:table-cell office:value-type="float" office:value="1487032" calcext:value-type="float">
            <text:p>1487032</text:p>
          </table:table-cell>
          <table:table-cell office:value-type="float" office:value="555105" calcext:value-type="float">
            <text:p>555105</text:p>
          </table:table-cell>
          <table:table-cell office:value-type="float" office:value="585230" calcext:value-type="float">
            <text:p>585230</text:p>
          </table:table-cell>
          <table:table-cell office:value-type="float" office:value="218159" calcext:value-type="float">
            <text:p>218159</text:p>
          </table:table-cell>
          <table:table-cell office:value-type="float" office:value="553832" calcext:value-type="float">
            <text:p>553832</text:p>
          </table:table-cell>
          <table:table-cell office:value-type="float" office:value="206242" calcext:value-type="float">
            <text:p>206242</text:p>
          </table:table-cell>
          <table:table-cell table:number-columns-repeated="16371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50676" calcext:value-type="float">
            <text:p>550676</text:p>
          </table:table-cell>
          <table:table-cell office:value-type="float" office:value="205465" calcext:value-type="float">
            <text:p>205465</text:p>
          </table:table-cell>
          <table:table-cell office:value-type="float" office:value="1434436" calcext:value-type="float">
            <text:p>1434436</text:p>
          </table:table-cell>
          <table:table-cell office:value-type="float" office:value="534073" calcext:value-type="float">
            <text:p>534073</text:p>
          </table:table-cell>
          <table:table-cell office:value-type="float" office:value="4120416" calcext:value-type="float">
            <text:p>4120416</text:p>
          </table:table-cell>
          <table:table-cell office:value-type="float" office:value="1533565" calcext:value-type="float">
            <text:p>1533565</text:p>
          </table:table-cell>
          <table:table-cell office:value-type="float" office:value="1394832" calcext:value-type="float">
            <text:p>1394832</text:p>
          </table:table-cell>
          <table:table-cell office:value-type="float" office:value="519320" calcext:value-type="float">
            <text:p>519320</text:p>
          </table:table-cell>
          <table:table-cell office:value-type="float" office:value="551060" calcext:value-type="float">
            <text:p>551060</text:p>
          </table:table-cell>
          <table:table-cell office:value-type="float" office:value="205430" calcext:value-type="float">
            <text:p>205430</text:p>
          </table:table-cell>
          <table:table-cell office:value-type="float" office:value="676476" calcext:value-type="float">
            <text:p>676476</text:p>
          </table:table-cell>
          <table:table-cell office:value-type="float" office:value="252286" calcext:value-type="float">
            <text:p>252286</text:p>
          </table:table-cell>
          <table:table-cell table:number-columns-repeated="16371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44326" calcext:value-type="float">
            <text:p>444326</text:p>
          </table:table-cell>
          <table:table-cell office:value-type="float" office:value="165635" calcext:value-type="float">
            <text:p>165635</text:p>
          </table:table-cell>
          <table:table-cell office:value-type="float" office:value="1169816" calcext:value-type="float">
            <text:p>1169816</text:p>
          </table:table-cell>
          <table:table-cell office:value-type="float" office:value="435428" calcext:value-type="float">
            <text:p>435428</text:p>
          </table:table-cell>
          <table:table-cell office:value-type="float" office:value="2211408" calcext:value-type="float">
            <text:p>2211408</text:p>
          </table:table-cell>
          <table:table-cell office:value-type="float" office:value="822894" calcext:value-type="float">
            <text:p>822894</text:p>
          </table:table-cell>
          <table:table-cell office:value-type="float" office:value="1132160" calcext:value-type="float">
            <text:p>1132160</text:p>
          </table:table-cell>
          <table:table-cell office:value-type="float" office:value="421374" calcext:value-type="float">
            <text:p>421374</text:p>
          </table:table-cell>
          <table:table-cell office:value-type="float" office:value="444504" calcext:value-type="float">
            <text:p>444504</text:p>
          </table:table-cell>
          <table:table-cell office:value-type="float" office:value="165548" calcext:value-type="float">
            <text:p>165548</text:p>
          </table:table-cell>
          <table:table-cell office:value-type="float" office:value="544176" calcext:value-type="float">
            <text:p>544176</text:p>
          </table:table-cell>
          <table:table-cell office:value-type="float" office:value="202668" calcext:value-type="float">
            <text:p>202668</text:p>
          </table:table-cell>
          <table:table-cell table:number-columns-repeated="1637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31062" calcext:value-type="float">
            <text:p>531062</text:p>
          </table:table-cell>
          <table:table-cell office:value-type="float" office:value="198184" calcext:value-type="float">
            <text:p>198184</text:p>
          </table:table-cell>
          <table:table-cell office:value-type="float" office:value="1425298" calcext:value-type="float">
            <text:p>1425298</text:p>
          </table:table-cell>
          <table:table-cell office:value-type="float" office:value="530674" calcext:value-type="float">
            <text:p>530674</text:p>
          </table:table-cell>
          <table:table-cell office:value-type="float" office:value="4116670" calcext:value-type="float">
            <text:p>4116670</text:p>
          </table:table-cell>
          <table:table-cell office:value-type="float" office:value="1532070" calcext:value-type="float">
            <text:p>1532070</text:p>
          </table:table-cell>
          <table:table-cell office:value-type="float" office:value="1393686" calcext:value-type="float">
            <text:p>1393686</text:p>
          </table:table-cell>
          <table:table-cell office:value-type="float" office:value="518892" calcext:value-type="float">
            <text:p>518892</text:p>
          </table:table-cell>
          <table:table-cell office:value-type="float" office:value="561146" calcext:value-type="float">
            <text:p>561146</text:p>
          </table:table-cell>
          <table:table-cell office:value-type="float" office:value="209385" calcext:value-type="float">
            <text:p>209385</text:p>
          </table:table-cell>
          <table:table-cell office:value-type="float" office:value="557050" calcext:value-type="float">
            <text:p>557050</text:p>
          </table:table-cell>
          <table:table-cell office:value-type="float" office:value="207465" calcext:value-type="float">
            <text:p>207465</text:p>
          </table:table-cell>
          <table:table-cell table:number-columns-repeated="1637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54632" calcext:value-type="float">
            <text:p>554632</text:p>
          </table:table-cell>
          <table:table-cell office:value-type="float" office:value="206924" calcext:value-type="float">
            <text:p>206924</text:p>
          </table:table-cell>
          <table:table-cell office:value-type="float" office:value="1512834" calcext:value-type="float">
            <text:p>1512834</text:p>
          </table:table-cell>
          <table:table-cell office:value-type="float" office:value="563309" calcext:value-type="float">
            <text:p>563309</text:p>
          </table:table-cell>
          <table:table-cell office:value-type="float" office:value="2932624" calcext:value-type="float">
            <text:p>2932624</text:p>
          </table:table-cell>
          <table:table-cell office:value-type="float" office:value="1091659" calcext:value-type="float">
            <text:p>1091659</text:p>
          </table:table-cell>
          <table:table-cell office:value-type="float" office:value="1393940" calcext:value-type="float">
            <text:p>1393940</text:p>
          </table:table-cell>
          <table:table-cell office:value-type="float" office:value="518991" calcext:value-type="float">
            <text:p>518991</text:p>
          </table:table-cell>
          <table:table-cell office:value-type="float" office:value="557478" calcext:value-type="float">
            <text:p>557478</text:p>
          </table:table-cell>
          <table:table-cell office:value-type="float" office:value="207948" calcext:value-type="float">
            <text:p>207948</text:p>
          </table:table-cell>
          <table:table-cell office:value-type="float" office:value="702266" calcext:value-type="float">
            <text:p>702266</text:p>
          </table:table-cell>
          <table:table-cell office:value-type="float" office:value="262691" calcext:value-type="float">
            <text:p>262691</text:p>
          </table:table-cell>
          <table:table-cell table:number-columns-repeated="16371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23188" calcext:value-type="float">
            <text:p>523188</text:p>
          </table:table-cell>
          <table:table-cell office:value-type="float" office:value="195225" calcext:value-type="float">
            <text:p>195225</text:p>
          </table:table-cell>
          <table:table-cell office:value-type="float" office:value="1437742" calcext:value-type="float">
            <text:p>1437742</text:p>
          </table:table-cell>
          <table:table-cell office:value-type="float" office:value="535332" calcext:value-type="float">
            <text:p>535332</text:p>
          </table:table-cell>
          <table:table-cell office:value-type="float" office:value="3039763" calcext:value-type="float">
            <text:p>3039763</text:p>
          </table:table-cell>
          <table:table-cell office:value-type="float" office:value="1133424" calcext:value-type="float">
            <text:p>1133424</text:p>
          </table:table-cell>
          <table:table-cell office:value-type="float" office:value="1129982" calcext:value-type="float">
            <text:p>1129982</text:p>
          </table:table-cell>
          <table:table-cell office:value-type="float" office:value="420633" calcext:value-type="float">
            <text:p>420633</text:p>
          </table:table-cell>
          <table:table-cell office:value-type="float" office:value="466304" calcext:value-type="float">
            <text:p>466304</text:p>
          </table:table-cell>
          <table:table-cell office:value-type="float" office:value="173683" calcext:value-type="float">
            <text:p>173683</text:p>
          </table:table-cell>
          <table:table-cell office:value-type="float" office:value="548060" calcext:value-type="float">
            <text:p>548060</text:p>
          </table:table-cell>
          <table:table-cell office:value-type="float" office:value="204073" calcext:value-type="float">
            <text:p>204073</text:p>
          </table:table-cell>
          <table:table-cell table:number-columns-repeated="16371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24026" calcext:value-type="float">
            <text:p>524026</text:p>
          </table:table-cell>
          <table:table-cell office:value-type="float" office:value="195504" calcext:value-type="float">
            <text:p>195504</text:p>
          </table:table-cell>
          <table:table-cell office:value-type="float" office:value="1456516" calcext:value-type="float">
            <text:p>1456516</text:p>
          </table:table-cell>
          <table:table-cell office:value-type="float" office:value="543078" calcext:value-type="float">
            <text:p>543078</text:p>
          </table:table-cell>
          <table:table-cell office:value-type="float" office:value="2653054" calcext:value-type="float">
            <text:p>2653054</text:p>
          </table:table-cell>
          <table:table-cell office:value-type="float" office:value="987483" calcext:value-type="float">
            <text:p>987483</text:p>
          </table:table-cell>
          <table:table-cell office:value-type="float" office:value="1394082" calcext:value-type="float">
            <text:p>1394082</text:p>
          </table:table-cell>
          <table:table-cell office:value-type="float" office:value="519043" calcext:value-type="float">
            <text:p>519043</text:p>
          </table:table-cell>
          <table:table-cell office:value-type="float" office:value="549502" calcext:value-type="float">
            <text:p>549502</text:p>
          </table:table-cell>
          <table:table-cell office:value-type="float" office:value="204848" calcext:value-type="float">
            <text:p>204848</text:p>
          </table:table-cell>
          <table:table-cell office:value-type="float" office:value="671968" calcext:value-type="float">
            <text:p>671968</text:p>
          </table:table-cell>
          <table:table-cell office:value-type="float" office:value="250560" calcext:value-type="float">
            <text:p>250560</text:p>
          </table:table-cell>
          <table:table-cell table:number-columns-repeated="16371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24174" calcext:value-type="float">
            <text:p>424174</text:p>
          </table:table-cell>
          <table:table-cell office:value-type="float" office:value="158053" calcext:value-type="float">
            <text:p>158053</text:p>
          </table:table-cell>
          <table:table-cell office:value-type="float" office:value="1135156" calcext:value-type="float">
            <text:p>1135156</text:p>
          </table:table-cell>
          <table:table-cell office:value-type="float" office:value="422519" calcext:value-type="float">
            <text:p>422519</text:p>
          </table:table-cell>
          <table:table-cell office:value-type="float" office:value="1553178" calcext:value-type="float">
            <text:p>1553178</text:p>
          </table:table-cell>
          <table:table-cell office:value-type="float" office:value="577992" calcext:value-type="float">
            <text:p>577992</text:p>
          </table:table-cell>
          <table:table-cell office:value-type="float" office:value="1083302" calcext:value-type="float">
            <text:p>1083302</text:p>
          </table:table-cell>
          <table:table-cell office:value-type="float" office:value="403190" calcext:value-type="float">
            <text:p>403190</text:p>
          </table:table-cell>
          <table:table-cell office:value-type="float" office:value="422600" calcext:value-type="float">
            <text:p>422600</text:p>
          </table:table-cell>
          <table:table-cell office:value-type="float" office:value="157399" calcext:value-type="float">
            <text:p>157399</text:p>
          </table:table-cell>
          <table:table-cell office:value-type="float" office:value="538546" calcext:value-type="float">
            <text:p>538546</text:p>
          </table:table-cell>
          <table:table-cell office:value-type="float" office:value="200544" calcext:value-type="float">
            <text:p>200544</text:p>
          </table:table-cell>
          <table:table-cell table:number-columns-repeated="16371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61000" calcext:value-type="float">
            <text:p>561000</text:p>
          </table:table-cell>
          <table:table-cell office:value-type="float" office:value="209395" calcext:value-type="float">
            <text:p>209395</text:p>
          </table:table-cell>
          <table:table-cell office:value-type="float" office:value="1649920" calcext:value-type="float">
            <text:p>1649920</text:p>
          </table:table-cell>
          <table:table-cell office:value-type="float" office:value="614362" calcext:value-type="float">
            <text:p>614362</text:p>
          </table:table-cell>
          <table:table-cell office:value-type="float" office:value="2085860" calcext:value-type="float">
            <text:p>2085860</text:p>
          </table:table-cell>
          <table:table-cell office:value-type="float" office:value="776574" calcext:value-type="float">
            <text:p>776574</text:p>
          </table:table-cell>
          <table:table-cell office:value-type="float" office:value="1405748" calcext:value-type="float">
            <text:p>1405748</text:p>
          </table:table-cell>
          <table:table-cell office:value-type="float" office:value="524657" calcext:value-type="float">
            <text:p>524657</text:p>
          </table:table-cell>
          <table:table-cell office:value-type="float" office:value="551090" calcext:value-type="float">
            <text:p>551090</text:p>
          </table:table-cell>
          <table:table-cell office:value-type="float" office:value="205442" calcext:value-type="float">
            <text:p>205442</text:p>
          </table:table-cell>
          <table:table-cell office:value-type="float" office:value="567808" calcext:value-type="float">
            <text:p>567808</text:p>
          </table:table-cell>
          <table:table-cell office:value-type="float" office:value="211462" calcext:value-type="float">
            <text:p>211462</text:p>
          </table:table-cell>
          <table:table-cell table:number-columns-repeated="1637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41494" calcext:value-type="float">
            <text:p>541494</text:p>
          </table:table-cell>
          <table:table-cell office:value-type="float" office:value="201997" calcext:value-type="float">
            <text:p>201997</text:p>
          </table:table-cell>
          <table:table-cell office:value-type="float" office:value="1461334" calcext:value-type="float">
            <text:p>1461334</text:p>
          </table:table-cell>
          <table:table-cell office:value-type="float" office:value="544211" calcext:value-type="float">
            <text:p>544211</text:p>
          </table:table-cell>
          <table:table-cell office:value-type="float" office:value="7347830" calcext:value-type="float">
            <text:p>7347830</text:p>
          </table:table-cell>
          <table:table-cell office:value-type="float" office:value="2733961" calcext:value-type="float">
            <text:p>2733961</text:p>
          </table:table-cell>
          <table:table-cell office:value-type="float" office:value="1357412" calcext:value-type="float">
            <text:p>1357412</text:p>
          </table:table-cell>
          <table:table-cell office:value-type="float" office:value="505385" calcext:value-type="float">
            <text:p>505385</text:p>
          </table:table-cell>
          <table:table-cell office:value-type="float" office:value="523298" calcext:value-type="float">
            <text:p>523298</text:p>
          </table:table-cell>
          <table:table-cell office:value-type="float" office:value="195081" calcext:value-type="float">
            <text:p>195081</text:p>
          </table:table-cell>
          <table:table-cell office:value-type="float" office:value="642860" calcext:value-type="float">
            <text:p>642860</text:p>
          </table:table-cell>
          <table:table-cell office:value-type="float" office:value="239727" calcext:value-type="float">
            <text:p>239727</text:p>
          </table:table-cell>
          <table:table-cell table:number-columns-repeated="1637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40144" calcext:value-type="float">
            <text:p>440144</text:p>
          </table:table-cell>
          <table:table-cell office:value-type="float" office:value="163997" calcext:value-type="float">
            <text:p>163997</text:p>
          </table:table-cell>
          <table:table-cell office:value-type="float" office:value="1099206" calcext:value-type="float">
            <text:p>1099206</text:p>
          </table:table-cell>
          <table:table-cell office:value-type="float" office:value="409408" calcext:value-type="float">
            <text:p>409408</text:p>
          </table:table-cell>
          <table:table-cell office:value-type="float" office:value="2045272" calcext:value-type="float">
            <text:p>2045272</text:p>
          </table:table-cell>
          <table:table-cell office:value-type="float" office:value="761071" calcext:value-type="float">
            <text:p>761071</text:p>
          </table:table-cell>
          <table:table-cell office:value-type="float" office:value="1064548" calcext:value-type="float">
            <text:p>1064548</text:p>
          </table:table-cell>
          <table:table-cell office:value-type="float" office:value="396217" calcext:value-type="float">
            <text:p>396217</text:p>
          </table:table-cell>
          <table:table-cell office:value-type="float" office:value="427064" calcext:value-type="float">
            <text:p>427064</text:p>
          </table:table-cell>
          <table:table-cell office:value-type="float" office:value="159062" calcext:value-type="float">
            <text:p>159062</text:p>
          </table:table-cell>
          <table:table-cell office:value-type="float" office:value="524094" calcext:value-type="float">
            <text:p>524094</text:p>
          </table:table-cell>
          <table:table-cell office:value-type="float" office:value="195183" calcext:value-type="float">
            <text:p>195183</text:p>
          </table:table-cell>
          <table:table-cell table:number-columns-repeated="16371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30428" calcext:value-type="float">
            <text:p>530428</text:p>
          </table:table-cell>
          <table:table-cell office:value-type="float" office:value="197900" calcext:value-type="float">
            <text:p>197900</text:p>
          </table:table-cell>
          <table:table-cell office:value-type="float" office:value="1496394" calcext:value-type="float">
            <text:p>1496394</text:p>
          </table:table-cell>
          <table:table-cell office:value-type="float" office:value="557195" calcext:value-type="float">
            <text:p>557195</text:p>
          </table:table-cell>
          <table:table-cell office:value-type="float" office:value="6340050" calcext:value-type="float">
            <text:p>6340050</text:p>
          </table:table-cell>
          <table:table-cell office:value-type="float" office:value="2359086" calcext:value-type="float">
            <text:p>2359086</text:p>
          </table:table-cell>
          <table:table-cell office:value-type="float" office:value="1336110" calcext:value-type="float">
            <text:p>1336110</text:p>
          </table:table-cell>
          <table:table-cell office:value-type="float" office:value="497587" calcext:value-type="float">
            <text:p>497587</text:p>
          </table:table-cell>
          <table:table-cell office:value-type="float" office:value="524336" calcext:value-type="float">
            <text:p>524336</text:p>
          </table:table-cell>
          <table:table-cell office:value-type="float" office:value="195467" calcext:value-type="float">
            <text:p>195467</text:p>
          </table:table-cell>
          <table:table-cell office:value-type="float" office:value="604818" calcext:value-type="float">
            <text:p>604818</text:p>
          </table:table-cell>
          <table:table-cell office:value-type="float" office:value="225302" calcext:value-type="float">
            <text:p>225302</text:p>
          </table:table-cell>
          <table:table-cell table:number-columns-repeated="16371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40042" calcext:value-type="float">
            <text:p>540042</text:p>
          </table:table-cell>
          <table:table-cell office:value-type="float" office:value="201457" calcext:value-type="float">
            <text:p>201457</text:p>
          </table:table-cell>
          <table:table-cell office:value-type="float" office:value="1486684" calcext:value-type="float">
            <text:p>1486684</text:p>
          </table:table-cell>
          <table:table-cell office:value-type="float" office:value="553523" calcext:value-type="float">
            <text:p>553523</text:p>
          </table:table-cell>
          <table:table-cell office:value-type="float" office:value="3491102" calcext:value-type="float">
            <text:p>3491102</text:p>
          </table:table-cell>
          <table:table-cell office:value-type="float" office:value="1300750" calcext:value-type="float">
            <text:p>1300750</text:p>
          </table:table-cell>
          <table:table-cell office:value-type="float" office:value="1394228" calcext:value-type="float">
            <text:p>1394228</text:p>
          </table:table-cell>
          <table:table-cell office:value-type="float" office:value="519118" calcext:value-type="float">
            <text:p>519118</text:p>
          </table:table-cell>
          <table:table-cell office:value-type="float" office:value="548162" calcext:value-type="float">
            <text:p>548162</text:p>
          </table:table-cell>
          <table:table-cell office:value-type="float" office:value="204376" calcext:value-type="float">
            <text:p>204376</text:p>
          </table:table-cell>
          <table:table-cell office:value-type="float" office:value="644302" calcext:value-type="float">
            <text:p>644302</text:p>
          </table:table-cell>
          <table:table-cell office:value-type="float" office:value="240318" calcext:value-type="float">
            <text:p>240318</text:p>
          </table:table-cell>
          <table:table-cell table:number-columns-repeated="16371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26665" calcext:value-type="float">
            <text:p>726665</text:p>
          </table:table-cell>
          <table:table-cell office:value-type="float" office:value="271898" calcext:value-type="float">
            <text:p>271898</text:p>
          </table:table-cell>
          <table:table-cell office:value-type="float" office:value="1138334" calcext:value-type="float">
            <text:p>1138334</text:p>
          </table:table-cell>
          <table:table-cell office:value-type="float" office:value="423724" calcext:value-type="float">
            <text:p>423724</text:p>
          </table:table-cell>
          <table:table-cell office:value-type="float" office:value="1651872" calcext:value-type="float">
            <text:p>1651872</text:p>
          </table:table-cell>
          <table:table-cell office:value-type="float" office:value="614831" calcext:value-type="float">
            <text:p>614831</text:p>
          </table:table-cell>
          <table:table-cell office:value-type="float" office:value="1063066" calcext:value-type="float">
            <text:p>1063066</text:p>
          </table:table-cell>
          <table:table-cell office:value-type="float" office:value="395653" calcext:value-type="float">
            <text:p>395653</text:p>
          </table:table-cell>
          <table:table-cell office:value-type="float" office:value="431910" calcext:value-type="float">
            <text:p>431910</text:p>
          </table:table-cell>
          <table:table-cell office:value-type="float" office:value="160907" calcext:value-type="float">
            <text:p>160907</text:p>
          </table:table-cell>
          <table:table-cell office:value-type="float" office:value="517770" calcext:value-type="float">
            <text:p>517770</text:p>
          </table:table-cell>
          <table:table-cell office:value-type="float" office:value="192846" calcext:value-type="float">
            <text:p>192846</text:p>
          </table:table-cell>
          <table:table-cell table:number-columns-repeated="1637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30200" calcext:value-type="float">
            <text:p>530200</text:p>
          </table:table-cell>
          <table:table-cell office:value-type="float" office:value="197840" calcext:value-type="float">
            <text:p>197840</text:p>
          </table:table-cell>
          <table:table-cell office:value-type="float" office:value="1466294" calcext:value-type="float">
            <text:p>1466294</text:p>
          </table:table-cell>
          <table:table-cell office:value-type="float" office:value="545931" calcext:value-type="float">
            <text:p>545931</text:p>
          </table:table-cell>
          <table:table-cell office:value-type="float" office:value="4374982" calcext:value-type="float">
            <text:p>4374982</text:p>
          </table:table-cell>
          <table:table-cell office:value-type="float" office:value="1627959" calcext:value-type="float">
            <text:p>1627959</text:p>
          </table:table-cell>
          <table:table-cell office:value-type="float" office:value="1350224" calcext:value-type="float">
            <text:p>1350224</text:p>
          </table:table-cell>
          <table:table-cell office:value-type="float" office:value="502783" calcext:value-type="float">
            <text:p>502783</text:p>
          </table:table-cell>
          <table:table-cell office:value-type="float" office:value="524796" calcext:value-type="float">
            <text:p>524796</text:p>
          </table:table-cell>
          <table:table-cell office:value-type="float" office:value="195642" calcext:value-type="float">
            <text:p>195642</text:p>
          </table:table-cell>
          <table:table-cell office:value-type="float" office:value="629706" calcext:value-type="float">
            <text:p>629706</text:p>
          </table:table-cell>
          <table:table-cell office:value-type="float" office:value="234726" calcext:value-type="float">
            <text:p>234726</text:p>
          </table:table-cell>
          <table:table-cell table:number-columns-repeated="16371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15434" calcext:value-type="float">
            <text:p>415434</text:p>
          </table:table-cell>
          <table:table-cell office:value-type="float" office:value="154941" calcext:value-type="float">
            <text:p>154941</text:p>
          </table:table-cell>
          <table:table-cell office:value-type="float" office:value="1134636" calcext:value-type="float">
            <text:p>1134636</text:p>
          </table:table-cell>
          <table:table-cell office:value-type="float" office:value="422364" calcext:value-type="float">
            <text:p>422364</text:p>
          </table:table-cell>
          <table:table-cell office:value-type="float" office:value="4350412" calcext:value-type="float">
            <text:p>4350412</text:p>
          </table:table-cell>
          <table:table-cell office:value-type="float" office:value="1618650" calcext:value-type="float">
            <text:p>1618650</text:p>
          </table:table-cell>
          <table:table-cell office:value-type="float" office:value="1181530" calcext:value-type="float">
            <text:p>1181530</text:p>
          </table:table-cell>
          <table:table-cell office:value-type="float" office:value="439776" calcext:value-type="float">
            <text:p>439776</text:p>
          </table:table-cell>
          <table:table-cell office:value-type="float" office:value="462892" calcext:value-type="float">
            <text:p>462892</text:p>
          </table:table-cell>
          <table:table-cell office:value-type="float" office:value="172390" calcext:value-type="float">
            <text:p>172390</text:p>
          </table:table-cell>
          <table:table-cell office:value-type="float" office:value="538764" calcext:value-type="float">
            <text:p>538764</text:p>
          </table:table-cell>
          <table:table-cell office:value-type="float" office:value="200733" calcext:value-type="float">
            <text:p>200733</text:p>
          </table:table-cell>
          <table:table-cell table:number-columns-repeated="16371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37688" calcext:value-type="float">
            <text:p>537688</text:p>
          </table:table-cell>
          <table:table-cell office:value-type="float" office:value="200563" calcext:value-type="float">
            <text:p>200563</text:p>
          </table:table-cell>
          <table:table-cell office:value-type="float" office:value="1440444" calcext:value-type="float">
            <text:p>1440444</text:p>
          </table:table-cell>
          <table:table-cell office:value-type="float" office:value="536291" calcext:value-type="float">
            <text:p>536291</text:p>
          </table:table-cell>
          <table:table-cell office:value-type="float" office:value="2075782" calcext:value-type="float">
            <text:p>2075782</text:p>
          </table:table-cell>
          <table:table-cell office:value-type="float" office:value="772832" calcext:value-type="float">
            <text:p>772832</text:p>
          </table:table-cell>
          <table:table-cell office:value-type="float" office:value="1641111" calcext:value-type="float">
            <text:p>1641111</text:p>
          </table:table-cell>
          <table:table-cell office:value-type="float" office:value="611640" calcext:value-type="float">
            <text:p>611640</text:p>
          </table:table-cell>
          <table:table-cell office:value-type="float" office:value="476628" calcext:value-type="float">
            <text:p>476628</text:p>
          </table:table-cell>
          <table:table-cell office:value-type="float" office:value="177864" calcext:value-type="float">
            <text:p>177864</text:p>
          </table:table-cell>
          <table:table-cell office:value-type="float" office:value="524104" calcext:value-type="float">
            <text:p>524104</text:p>
          </table:table-cell>
          <table:table-cell office:value-type="float" office:value="195155" calcext:value-type="float">
            <text:p>195155</text:p>
          </table:table-cell>
          <table:table-cell table:number-columns-repeated="16371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59314" calcext:value-type="float">
            <text:p>559314</text:p>
          </table:table-cell>
          <table:table-cell office:value-type="float" office:value="208737" calcext:value-type="float">
            <text:p>208737</text:p>
          </table:table-cell>
          <table:table-cell office:value-type="float" office:value="1398116" calcext:value-type="float">
            <text:p>1398116</text:p>
          </table:table-cell>
          <table:table-cell office:value-type="float" office:value="520537" calcext:value-type="float">
            <text:p>520537</text:p>
          </table:table-cell>
          <table:table-cell office:value-type="float" office:value="3789314" calcext:value-type="float">
            <text:p>3789314</text:p>
          </table:table-cell>
          <table:table-cell office:value-type="float" office:value="1410230" calcext:value-type="float">
            <text:p>1410230</text:p>
          </table:table-cell>
          <table:table-cell office:value-type="float" office:value="1328874" calcext:value-type="float">
            <text:p>1328874</text:p>
          </table:table-cell>
          <table:table-cell office:value-type="float" office:value="494793" calcext:value-type="float">
            <text:p>494793</text:p>
          </table:table-cell>
          <table:table-cell office:value-type="float" office:value="528634" calcext:value-type="float">
            <text:p>528634</text:p>
          </table:table-cell>
          <table:table-cell office:value-type="float" office:value="197065" calcext:value-type="float">
            <text:p>197065</text:p>
          </table:table-cell>
          <table:table-cell office:value-type="float" office:value="631296" calcext:value-type="float">
            <text:p>631296</text:p>
          </table:table-cell>
          <table:table-cell office:value-type="float" office:value="235333" calcext:value-type="float">
            <text:p>235333</text:p>
          </table:table-cell>
          <table:table-cell table:number-columns-repeated="16371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42358" calcext:value-type="float">
            <text:p>442358</text:p>
          </table:table-cell>
          <table:table-cell office:value-type="float" office:value="165001" calcext:value-type="float">
            <text:p>165001</text:p>
          </table:table-cell>
          <table:table-cell office:value-type="float" office:value="1215380" calcext:value-type="float">
            <text:p>1215380</text:p>
          </table:table-cell>
          <table:table-cell office:value-type="float" office:value="452382" calcext:value-type="float">
            <text:p>452382</text:p>
          </table:table-cell>
          <table:table-cell office:value-type="float" office:value="4156044" calcext:value-type="float">
            <text:p>4156044</text:p>
          </table:table-cell>
          <table:table-cell office:value-type="float" office:value="1546283" calcext:value-type="float">
            <text:p>1546283</text:p>
          </table:table-cell>
          <table:table-cell office:value-type="float" office:value="1125800" calcext:value-type="float">
            <text:p>1125800</text:p>
          </table:table-cell>
          <table:table-cell office:value-type="float" office:value="419013" calcext:value-type="float">
            <text:p>419013</text:p>
          </table:table-cell>
          <table:table-cell office:value-type="float" office:value="438938" calcext:value-type="float">
            <text:p>438938</text:p>
          </table:table-cell>
          <table:table-cell office:value-type="float" office:value="163490" calcext:value-type="float">
            <text:p>163490</text:p>
          </table:table-cell>
          <table:table-cell office:value-type="float" office:value="541678" calcext:value-type="float">
            <text:p>541678</text:p>
          </table:table-cell>
          <table:table-cell office:value-type="float" office:value="201697" calcext:value-type="float">
            <text:p>201697</text:p>
          </table:table-cell>
          <table:table-cell table:number-columns-repeated="16371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39262" calcext:value-type="float">
            <text:p>539262</text:p>
          </table:table-cell>
          <table:table-cell office:value-type="float" office:value="201158" calcext:value-type="float">
            <text:p>201158</text:p>
          </table:table-cell>
          <table:table-cell office:value-type="float" office:value="1447616" calcext:value-type="float">
            <text:p>1447616</text:p>
          </table:table-cell>
          <table:table-cell office:value-type="float" office:value="539056" calcext:value-type="float">
            <text:p>539056</text:p>
          </table:table-cell>
          <table:table-cell office:value-type="float" office:value="7366590" calcext:value-type="float">
            <text:p>7366590</text:p>
          </table:table-cell>
          <table:table-cell office:value-type="float" office:value="2741110" calcext:value-type="float">
            <text:p>2741110</text:p>
          </table:table-cell>
          <table:table-cell office:value-type="float" office:value="1453147" calcext:value-type="float">
            <text:p>1453147</text:p>
          </table:table-cell>
          <table:table-cell office:value-type="float" office:value="542078" calcext:value-type="float">
            <text:p>542078</text:p>
          </table:table-cell>
          <table:table-cell office:value-type="float" office:value="470492" calcext:value-type="float">
            <text:p>470492</text:p>
          </table:table-cell>
          <table:table-cell office:value-type="float" office:value="175232" calcext:value-type="float">
            <text:p>175232</text:p>
          </table:table-cell>
          <table:table-cell office:value-type="float" office:value="544396" calcext:value-type="float">
            <text:p>544396</text:p>
          </table:table-cell>
          <table:table-cell office:value-type="float" office:value="202742" calcext:value-type="float">
            <text:p>202742</text:p>
          </table:table-cell>
          <table:table-cell table:number-columns-repeated="16371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47558" calcext:value-type="float">
            <text:p>547558</text:p>
          </table:table-cell>
          <table:table-cell office:value-type="float" office:value="204221" calcext:value-type="float">
            <text:p>204221</text:p>
          </table:table-cell>
          <table:table-cell office:value-type="float" office:value="1575946" calcext:value-type="float">
            <text:p>1575946</text:p>
          </table:table-cell>
          <table:table-cell office:value-type="float" office:value="586810" calcext:value-type="float">
            <text:p>586810</text:p>
          </table:table-cell>
          <table:table-cell office:value-type="float" office:value="7767648" calcext:value-type="float">
            <text:p>7767648</text:p>
          </table:table-cell>
          <table:table-cell office:value-type="float" office:value="2890268" calcext:value-type="float">
            <text:p>2890268</text:p>
          </table:table-cell>
          <table:table-cell office:value-type="float" office:value="1396192" calcext:value-type="float">
            <text:p>1396192</text:p>
          </table:table-cell>
          <table:table-cell office:value-type="float" office:value="519837" calcext:value-type="float">
            <text:p>519837</text:p>
          </table:table-cell>
          <table:table-cell office:value-type="float" office:value="561248" calcext:value-type="float">
            <text:p>561248</text:p>
          </table:table-cell>
          <table:table-cell office:value-type="float" office:value="209249" calcext:value-type="float">
            <text:p>209249</text:p>
          </table:table-cell>
          <table:table-cell office:value-type="float" office:value="550856" calcext:value-type="float">
            <text:p>550856</text:p>
          </table:table-cell>
          <table:table-cell office:value-type="float" office:value="205153" calcext:value-type="float">
            <text:p>205153</text:p>
          </table:table-cell>
          <table:table-cell table:number-columns-repeated="16371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59916" calcext:value-type="float">
            <text:p>559916</text:p>
          </table:table-cell>
          <table:table-cell office:value-type="float" office:value="208892" calcext:value-type="float">
            <text:p>208892</text:p>
          </table:table-cell>
          <table:table-cell office:value-type="float" office:value="1516378" calcext:value-type="float">
            <text:p>1516378</text:p>
          </table:table-cell>
          <table:table-cell office:value-type="float" office:value="564559" calcext:value-type="float">
            <text:p>564559</text:p>
          </table:table-cell>
          <table:table-cell office:value-type="float" office:value="7253316" calcext:value-type="float">
            <text:p>7253316</text:p>
          </table:table-cell>
          <table:table-cell office:value-type="float" office:value="2698904" calcext:value-type="float">
            <text:p>2698904</text:p>
          </table:table-cell>
          <table:table-cell office:value-type="float" office:value="1403144" calcext:value-type="float">
            <text:p>1403144</text:p>
          </table:table-cell>
          <table:table-cell office:value-type="float" office:value="522413" calcext:value-type="float">
            <text:p>522413</text:p>
          </table:table-cell>
          <table:table-cell office:value-type="float" office:value="550170" calcext:value-type="float">
            <text:p>550170</text:p>
          </table:table-cell>
          <table:table-cell office:value-type="float" office:value="205128" calcext:value-type="float">
            <text:p>205128</text:p>
          </table:table-cell>
          <table:table-cell office:value-type="float" office:value="659952" calcext:value-type="float">
            <text:p>659952</text:p>
          </table:table-cell>
          <table:table-cell office:value-type="float" office:value="245985" calcext:value-type="float">
            <text:p>245985</text:p>
          </table:table-cell>
          <table:table-cell table:number-columns-repeated="16371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56008" calcext:value-type="float">
            <text:p>456008</text:p>
          </table:table-cell>
          <table:table-cell office:value-type="float" office:value="169903" calcext:value-type="float">
            <text:p>169903</text:p>
          </table:table-cell>
          <table:table-cell office:value-type="float" office:value="1209726" calcext:value-type="float">
            <text:p>1209726</text:p>
          </table:table-cell>
          <table:table-cell office:value-type="float" office:value="450265" calcext:value-type="float">
            <text:p>450265</text:p>
          </table:table-cell>
          <table:table-cell office:value-type="float" office:value="3618460" calcext:value-type="float">
            <text:p>3618460</text:p>
          </table:table-cell>
          <table:table-cell office:value-type="float" office:value="1346567" calcext:value-type="float">
            <text:p>1346567</text:p>
          </table:table-cell>
          <table:table-cell office:value-type="float" office:value="1111542" calcext:value-type="float">
            <text:p>1111542</text:p>
          </table:table-cell>
          <table:table-cell office:value-type="float" office:value="413706" calcext:value-type="float">
            <text:p>413706</text:p>
          </table:table-cell>
          <table:table-cell office:value-type="float" office:value="464634" calcext:value-type="float">
            <text:p>464634</text:p>
          </table:table-cell>
          <table:table-cell office:value-type="float" office:value="173088" calcext:value-type="float">
            <text:p>173088</text:p>
          </table:table-cell>
          <table:table-cell office:value-type="float" office:value="561762" calcext:value-type="float">
            <text:p>561762</text:p>
          </table:table-cell>
          <table:table-cell office:value-type="float" office:value="209170" calcext:value-type="float">
            <text:p>209170</text:p>
          </table:table-cell>
          <table:table-cell table:number-columns-repeated="16371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03738" calcext:value-type="float">
            <text:p>603738</text:p>
          </table:table-cell>
          <table:table-cell office:value-type="float" office:value="225261" calcext:value-type="float">
            <text:p>225261</text:p>
          </table:table-cell>
          <table:table-cell office:value-type="float" office:value="1683588" calcext:value-type="float">
            <text:p>1683588</text:p>
          </table:table-cell>
          <table:table-cell office:value-type="float" office:value="630628" calcext:value-type="float">
            <text:p>630628</text:p>
          </table:table-cell>
          <table:table-cell office:value-type="float" office:value="2368578" calcext:value-type="float">
            <text:p>2368578</text:p>
          </table:table-cell>
          <table:table-cell office:value-type="float" office:value="882385" calcext:value-type="float">
            <text:p>882385</text:p>
          </table:table-cell>
          <table:table-cell office:value-type="float" office:value="1518782" calcext:value-type="float">
            <text:p>1518782</text:p>
          </table:table-cell>
          <table:table-cell office:value-type="float" office:value="565470" calcext:value-type="float">
            <text:p>565470</text:p>
          </table:table-cell>
          <table:table-cell office:value-type="float" office:value="578210" calcext:value-type="float">
            <text:p>578210</text:p>
          </table:table-cell>
          <table:table-cell office:value-type="float" office:value="215550" calcext:value-type="float">
            <text:p>215550</text:p>
          </table:table-cell>
          <table:table-cell office:value-type="float" office:value="592544" calcext:value-type="float">
            <text:p>592544</text:p>
          </table:table-cell>
          <table:table-cell office:value-type="float" office:value="220854" calcext:value-type="float">
            <text:p>220854</text:p>
          </table:table-cell>
          <table:table-cell table:number-columns-repeated="16371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56176" calcext:value-type="float">
            <text:p>556176</text:p>
          </table:table-cell>
          <table:table-cell office:value-type="float" office:value="207522" calcext:value-type="float">
            <text:p>207522</text:p>
          </table:table-cell>
          <table:table-cell office:value-type="float" office:value="1564870" calcext:value-type="float">
            <text:p>1564870</text:p>
          </table:table-cell>
          <table:table-cell office:value-type="float" office:value="582745" calcext:value-type="float">
            <text:p>582745</text:p>
          </table:table-cell>
          <table:table-cell office:value-type="float" office:value="3564364" calcext:value-type="float">
            <text:p>3564364</text:p>
          </table:table-cell>
          <table:table-cell office:value-type="float" office:value="1326594" calcext:value-type="float">
            <text:p>1326594</text:p>
          </table:table-cell>
          <table:table-cell office:value-type="float" office:value="1393812" calcext:value-type="float">
            <text:p>1393812</text:p>
          </table:table-cell>
          <table:table-cell office:value-type="float" office:value="518947" calcext:value-type="float">
            <text:p>518947</text:p>
          </table:table-cell>
          <table:table-cell office:value-type="float" office:value="560590" calcext:value-type="float">
            <text:p>560590</text:p>
          </table:table-cell>
          <table:table-cell office:value-type="float" office:value="209540" calcext:value-type="float">
            <text:p>209540</text:p>
          </table:table-cell>
          <table:table-cell office:value-type="float" office:value="664428" calcext:value-type="float">
            <text:p>664428</text:p>
          </table:table-cell>
          <table:table-cell office:value-type="float" office:value="247686" calcext:value-type="float">
            <text:p>247686</text:p>
          </table:table-cell>
          <table:table-cell table:number-columns-repeated="16371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73284" calcext:value-type="float">
            <text:p>473284</text:p>
          </table:table-cell>
          <table:table-cell office:value-type="float" office:value="176355" calcext:value-type="float">
            <text:p>176355</text:p>
          </table:table-cell>
          <table:table-cell office:value-type="float" office:value="1240254" calcext:value-type="float">
            <text:p>1240254</text:p>
          </table:table-cell>
          <table:table-cell office:value-type="float" office:value="461892" calcext:value-type="float">
            <text:p>461892</text:p>
          </table:table-cell>
          <table:table-cell office:value-type="float" office:value="2885702" calcext:value-type="float">
            <text:p>2885702</text:p>
          </table:table-cell>
          <table:table-cell office:value-type="float" office:value="1073758" calcext:value-type="float">
            <text:p>1073758</text:p>
          </table:table-cell>
          <table:table-cell office:value-type="float" office:value="1177390" calcext:value-type="float">
            <text:p>1177390</text:p>
          </table:table-cell>
          <table:table-cell office:value-type="float" office:value="438212" calcext:value-type="float">
            <text:p>438212</text:p>
          </table:table-cell>
          <table:table-cell office:value-type="float" office:value="467768" calcext:value-type="float">
            <text:p>467768</text:p>
          </table:table-cell>
          <table:table-cell office:value-type="float" office:value="174226" calcext:value-type="float">
            <text:p>174226</text:p>
          </table:table-cell>
          <table:table-cell office:value-type="float" office:value="577248" calcext:value-type="float">
            <text:p>577248</text:p>
          </table:table-cell>
          <table:table-cell office:value-type="float" office:value="215093" calcext:value-type="float">
            <text:p>215093</text:p>
          </table:table-cell>
          <table:table-cell table:number-columns-repeated="1637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30606" calcext:value-type="float">
            <text:p>530606</text:p>
          </table:table-cell>
          <table:table-cell office:value-type="float" office:value="197963" calcext:value-type="float">
            <text:p>197963</text:p>
          </table:table-cell>
          <table:table-cell office:value-type="float" office:value="1453578" calcext:value-type="float">
            <text:p>1453578</text:p>
          </table:table-cell>
          <table:table-cell office:value-type="float" office:value="541198" calcext:value-type="float">
            <text:p>541198</text:p>
          </table:table-cell>
          <table:table-cell office:value-type="float" office:value="3391994" calcext:value-type="float">
            <text:p>3391994</text:p>
          </table:table-cell>
          <table:table-cell office:value-type="float" office:value="1262476" calcext:value-type="float">
            <text:p>1262476</text:p>
          </table:table-cell>
          <table:table-cell office:value-type="float" office:value="1757665" calcext:value-type="float">
            <text:p>1757665</text:p>
          </table:table-cell>
          <table:table-cell office:value-type="float" office:value="654859" calcext:value-type="float">
            <text:p>654859</text:p>
          </table:table-cell>
          <table:table-cell office:value-type="float" office:value="473290" calcext:value-type="float">
            <text:p>473290</text:p>
          </table:table-cell>
          <table:table-cell office:value-type="float" office:value="176275" calcext:value-type="float">
            <text:p>176275</text:p>
          </table:table-cell>
          <table:table-cell office:value-type="float" office:value="547192" calcext:value-type="float">
            <text:p>547192</text:p>
          </table:table-cell>
          <table:table-cell office:value-type="float" office:value="203784" calcext:value-type="float">
            <text:p>203784</text:p>
          </table:table-cell>
          <table:table-cell table:number-columns-repeated="1637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37398" calcext:value-type="float">
            <text:p>437398</text:p>
          </table:table-cell>
          <table:table-cell office:value-type="float" office:value="162987" calcext:value-type="float">
            <text:p>162987</text:p>
          </table:table-cell>
          <table:table-cell office:value-type="float" office:value="1158770" calcext:value-type="float">
            <text:p>1158770</text:p>
          </table:table-cell>
          <table:table-cell office:value-type="float" office:value="431442" calcext:value-type="float">
            <text:p>431442</text:p>
          </table:table-cell>
          <table:table-cell office:value-type="float" office:value="4642718" calcext:value-type="float">
            <text:p>4642718</text:p>
          </table:table-cell>
          <table:table-cell office:value-type="float" office:value="1727374" calcext:value-type="float">
            <text:p>1727374</text:p>
          </table:table-cell>
          <table:table-cell office:value-type="float" office:value="1129214" calcext:value-type="float">
            <text:p>1129214</text:p>
          </table:table-cell>
          <table:table-cell office:value-type="float" office:value="420313" calcext:value-type="float">
            <text:p>420313</text:p>
          </table:table-cell>
          <table:table-cell office:value-type="float" office:value="452446" calcext:value-type="float">
            <text:p>452446</text:p>
          </table:table-cell>
          <table:table-cell office:value-type="float" office:value="168500" calcext:value-type="float">
            <text:p>168500</text:p>
          </table:table-cell>
          <table:table-cell office:value-type="float" office:value="548668" calcext:value-type="float">
            <text:p>548668</text:p>
          </table:table-cell>
          <table:table-cell office:value-type="float" office:value="204351" calcext:value-type="float">
            <text:p>204351</text:p>
          </table:table-cell>
          <table:table-cell table:number-columns-repeated="16371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51302" calcext:value-type="float">
            <text:p>551302</text:p>
          </table:table-cell>
          <table:table-cell office:value-type="float" office:value="205674" calcext:value-type="float">
            <text:p>205674</text:p>
          </table:table-cell>
          <table:table-cell office:value-type="float" office:value="1519314" calcext:value-type="float">
            <text:p>1519314</text:p>
          </table:table-cell>
          <table:table-cell office:value-type="float" office:value="565649" calcext:value-type="float">
            <text:p>565649</text:p>
          </table:table-cell>
          <table:table-cell office:value-type="float" office:value="2159798" calcext:value-type="float">
            <text:p>2159798</text:p>
          </table:table-cell>
          <table:table-cell office:value-type="float" office:value="804133" calcext:value-type="float">
            <text:p>804133</text:p>
          </table:table-cell>
          <table:table-cell office:value-type="float" office:value="1407916" calcext:value-type="float">
            <text:p>1407916</text:p>
          </table:table-cell>
          <table:table-cell office:value-type="float" office:value="524208" calcext:value-type="float">
            <text:p>524208</text:p>
          </table:table-cell>
          <table:table-cell office:value-type="float" office:value="552660" calcext:value-type="float">
            <text:p>552660</text:p>
          </table:table-cell>
          <table:table-cell office:value-type="float" office:value="206032" calcext:value-type="float">
            <text:p>206032</text:p>
          </table:table-cell>
          <table:table-cell office:value-type="float" office:value="552936" calcext:value-type="float">
            <text:p>552936</text:p>
          </table:table-cell>
          <table:table-cell office:value-type="float" office:value="205947" calcext:value-type="float">
            <text:p>205947</text:p>
          </table:table-cell>
          <table:table-cell table:number-columns-repeated="1637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30196" calcext:value-type="float">
            <text:p>530196</text:p>
          </table:table-cell>
          <table:table-cell office:value-type="float" office:value="197822" calcext:value-type="float">
            <text:p>197822</text:p>
          </table:table-cell>
          <table:table-cell office:value-type="float" office:value="1459426" calcext:value-type="float">
            <text:p>1459426</text:p>
          </table:table-cell>
          <table:table-cell office:value-type="float" office:value="543528" calcext:value-type="float">
            <text:p>543528</text:p>
          </table:table-cell>
          <table:table-cell office:value-type="float" office:value="3950752" calcext:value-type="float">
            <text:p>3950752</text:p>
          </table:table-cell>
          <table:table-cell office:value-type="float" office:value="1470282" calcext:value-type="float">
            <text:p>1470282</text:p>
          </table:table-cell>
          <table:table-cell office:value-type="float" office:value="1336184" calcext:value-type="float">
            <text:p>1336184</text:p>
          </table:table-cell>
          <table:table-cell office:value-type="float" office:value="497515" calcext:value-type="float">
            <text:p>497515</text:p>
          </table:table-cell>
          <table:table-cell office:value-type="float" office:value="523228" calcext:value-type="float">
            <text:p>523228</text:p>
          </table:table-cell>
          <table:table-cell office:value-type="float" office:value="195082" calcext:value-type="float">
            <text:p>195082</text:p>
          </table:table-cell>
          <table:table-cell office:value-type="float" office:value="523722" calcext:value-type="float">
            <text:p>523722</text:p>
          </table:table-cell>
          <table:table-cell office:value-type="float" office:value="195031" calcext:value-type="float">
            <text:p>195031</text:p>
          </table:table-cell>
          <table:table-cell table:number-columns-repeated="16371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52284" calcext:value-type="float">
            <text:p>452284</text:p>
          </table:table-cell>
          <table:table-cell office:value-type="float" office:value="168556" calcext:value-type="float">
            <text:p>168556</text:p>
          </table:table-cell>
          <table:table-cell office:value-type="float" office:value="1249756" calcext:value-type="float">
            <text:p>1249756</text:p>
          </table:table-cell>
          <table:table-cell office:value-type="float" office:value="465335" calcext:value-type="float">
            <text:p>465335</text:p>
          </table:table-cell>
          <table:table-cell office:value-type="float" office:value="5007284" calcext:value-type="float">
            <text:p>5007284</text:p>
          </table:table-cell>
          <table:table-cell office:value-type="float" office:value="1862986" calcext:value-type="float">
            <text:p>1862986</text:p>
          </table:table-cell>
          <table:table-cell office:value-type="float" office:value="1158102" calcext:value-type="float">
            <text:p>1158102</text:p>
          </table:table-cell>
          <table:table-cell office:value-type="float" office:value="431028" calcext:value-type="float">
            <text:p>431028</text:p>
          </table:table-cell>
          <table:table-cell office:value-type="float" office:value="438378" calcext:value-type="float">
            <text:p>438378</text:p>
          </table:table-cell>
          <table:table-cell office:value-type="float" office:value="163267" calcext:value-type="float">
            <text:p>163267</text:p>
          </table:table-cell>
          <table:table-cell office:value-type="float" office:value="538278" calcext:value-type="float">
            <text:p>538278</text:p>
          </table:table-cell>
          <table:table-cell office:value-type="float" office:value="200466" calcext:value-type="float">
            <text:p>200466</text:p>
          </table:table-cell>
          <table:table-cell table:number-columns-repeated="16371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62866" calcext:value-type="float">
            <text:p>562866</text:p>
          </table:table-cell>
          <table:table-cell office:value-type="float" office:value="209954" calcext:value-type="float">
            <text:p>209954</text:p>
          </table:table-cell>
          <table:table-cell office:value-type="float" office:value="1675539" calcext:value-type="float">
            <text:p>1675539</text:p>
          </table:table-cell>
          <table:table-cell office:value-type="float" office:value="624319" calcext:value-type="float">
            <text:p>624319</text:p>
          </table:table-cell>
          <table:table-cell office:value-type="float" office:value="2347664" calcext:value-type="float">
            <text:p>2347664</text:p>
          </table:table-cell>
          <table:table-cell office:value-type="float" office:value="873779" calcext:value-type="float">
            <text:p>873779</text:p>
          </table:table-cell>
          <table:table-cell office:value-type="float" office:value="1174568" calcext:value-type="float">
            <text:p>1174568</text:p>
          </table:table-cell>
          <table:table-cell office:value-type="float" office:value="437158" calcext:value-type="float">
            <text:p>437158</text:p>
          </table:table-cell>
          <table:table-cell office:value-type="float" office:value="491696" calcext:value-type="float">
            <text:p>491696</text:p>
          </table:table-cell>
          <table:table-cell office:value-type="float" office:value="183120" calcext:value-type="float">
            <text:p>183120</text:p>
          </table:table-cell>
          <table:table-cell office:value-type="float" office:value="576918" calcext:value-type="float">
            <text:p>576918</text:p>
          </table:table-cell>
          <table:table-cell office:value-type="float" office:value="214815" calcext:value-type="float">
            <text:p>214815</text:p>
          </table:table-cell>
          <table:table-cell table:number-columns-repeated="16371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96354" calcext:value-type="float">
            <text:p>596354</text:p>
          </table:table-cell>
          <table:table-cell office:value-type="float" office:value="222537" calcext:value-type="float">
            <text:p>222537</text:p>
          </table:table-cell>
          <table:table-cell office:value-type="float" office:value="1520772" calcext:value-type="float">
            <text:p>1520772</text:p>
          </table:table-cell>
          <table:table-cell office:value-type="float" office:value="566195" calcext:value-type="float">
            <text:p>566195</text:p>
          </table:table-cell>
          <table:table-cell office:value-type="float" office:value="2137944" calcext:value-type="float">
            <text:p>2137944</text:p>
          </table:table-cell>
          <table:table-cell office:value-type="float" office:value="795958" calcext:value-type="float">
            <text:p>795958</text:p>
          </table:table-cell>
          <table:table-cell office:value-type="float" office:value="1406542" calcext:value-type="float">
            <text:p>1406542</text:p>
          </table:table-cell>
          <table:table-cell office:value-type="float" office:value="523943" calcext:value-type="float">
            <text:p>523943</text:p>
          </table:table-cell>
          <table:table-cell office:value-type="float" office:value="550260" calcext:value-type="float">
            <text:p>550260</text:p>
          </table:table-cell>
          <table:table-cell office:value-type="float" office:value="205140" calcext:value-type="float">
            <text:p>205140</text:p>
          </table:table-cell>
          <table:table-cell office:value-type="float" office:value="659802" calcext:value-type="float">
            <text:p>659802</text:p>
          </table:table-cell>
          <table:table-cell office:value-type="float" office:value="245987" calcext:value-type="float">
            <text:p>245987</text:p>
          </table:table-cell>
          <table:table-cell table:number-columns-repeated="16371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50400" calcext:value-type="float">
            <text:p>550400</text:p>
          </table:table-cell>
          <table:table-cell office:value-type="float" office:value="205398" calcext:value-type="float">
            <text:p>205398</text:p>
          </table:table-cell>
          <table:table-cell office:value-type="float" office:value="1529528" calcext:value-type="float">
            <text:p>1529528</text:p>
          </table:table-cell>
          <table:table-cell office:value-type="float" office:value="569622" calcext:value-type="float">
            <text:p>569622</text:p>
          </table:table-cell>
          <table:table-cell office:value-type="float" office:value="5500928" calcext:value-type="float">
            <text:p>5500928</text:p>
          </table:table-cell>
          <table:table-cell office:value-type="float" office:value="2047016" calcext:value-type="float">
            <text:p>2047016</text:p>
          </table:table-cell>
          <table:table-cell office:value-type="float" office:value="1395090" calcext:value-type="float">
            <text:p>1395090</text:p>
          </table:table-cell>
          <table:table-cell office:value-type="float" office:value="519416" calcext:value-type="float">
            <text:p>519416</text:p>
          </table:table-cell>
          <table:table-cell office:value-type="float" office:value="567504" calcext:value-type="float">
            <text:p>567504</text:p>
          </table:table-cell>
          <table:table-cell office:value-type="float" office:value="211697" calcext:value-type="float">
            <text:p>211697</text:p>
          </table:table-cell>
          <table:table-cell office:value-type="float" office:value="676490" calcext:value-type="float">
            <text:p>676490</text:p>
          </table:table-cell>
          <table:table-cell office:value-type="float" office:value="254285" calcext:value-type="float">
            <text:p>254285</text:p>
          </table:table-cell>
          <table:table-cell table:number-columns-repeated="1637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06558" calcext:value-type="float">
            <text:p>506558</text:p>
          </table:table-cell>
          <table:table-cell office:value-type="float" office:value="189003" calcext:value-type="float">
            <text:p>189003</text:p>
          </table:table-cell>
          <table:table-cell office:value-type="float" office:value="1443328" calcext:value-type="float">
            <text:p>1443328</text:p>
          </table:table-cell>
          <table:table-cell office:value-type="float" office:value="537409" calcext:value-type="float">
            <text:p>537409</text:p>
          </table:table-cell>
          <table:table-cell office:value-type="float" office:value="3272845" calcext:value-type="float">
            <text:p>3272845</text:p>
          </table:table-cell>
          <table:table-cell office:value-type="float" office:value="1218528" calcext:value-type="float">
            <text:p>1218528</text:p>
          </table:table-cell>
          <table:table-cell office:value-type="float" office:value="1068004" calcext:value-type="float">
            <text:p>1068004</text:p>
          </table:table-cell>
          <table:table-cell office:value-type="float" office:value="397509" calcext:value-type="float">
            <text:p>397509</text:p>
          </table:table-cell>
          <table:table-cell office:value-type="float" office:value="447196" calcext:value-type="float">
            <text:p>447196</text:p>
          </table:table-cell>
          <table:table-cell office:value-type="float" office:value="166571" calcext:value-type="float">
            <text:p>166571</text:p>
          </table:table-cell>
          <table:table-cell office:value-type="float" office:value="523340" calcext:value-type="float">
            <text:p>523340</text:p>
          </table:table-cell>
          <table:table-cell office:value-type="float" office:value="194896" calcext:value-type="float">
            <text:p>194896</text:p>
          </table:table-cell>
          <table:table-cell table:number-columns-repeated="1637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22234" calcext:value-type="float">
            <text:p>522234</text:p>
          </table:table-cell>
          <table:table-cell office:value-type="float" office:value="194856" calcext:value-type="float">
            <text:p>194856</text:p>
          </table:table-cell>
          <table:table-cell office:value-type="float" office:value="1466418" calcext:value-type="float">
            <text:p>1466418</text:p>
          </table:table-cell>
          <table:table-cell office:value-type="float" office:value="546142" calcext:value-type="float">
            <text:p>546142</text:p>
          </table:table-cell>
          <table:table-cell office:value-type="float" office:value="2651220" calcext:value-type="float">
            <text:p>2651220</text:p>
          </table:table-cell>
          <table:table-cell office:value-type="float" office:value="986808" calcext:value-type="float">
            <text:p>986808</text:p>
          </table:table-cell>
          <table:table-cell office:value-type="float" office:value="1394608" calcext:value-type="float">
            <text:p>1394608</text:p>
          </table:table-cell>
          <table:table-cell office:value-type="float" office:value="519261" calcext:value-type="float">
            <text:p>519261</text:p>
          </table:table-cell>
          <table:table-cell office:value-type="float" office:value="556174" calcext:value-type="float">
            <text:p>556174</text:p>
          </table:table-cell>
          <table:table-cell office:value-type="float" office:value="207381" calcext:value-type="float">
            <text:p>207381</text:p>
          </table:table-cell>
          <table:table-cell office:value-type="float" office:value="650430" calcext:value-type="float">
            <text:p>650430</text:p>
          </table:table-cell>
          <table:table-cell office:value-type="float" office:value="246611" calcext:value-type="float">
            <text:p>246611</text:p>
          </table:table-cell>
          <table:table-cell table:number-columns-repeated="16371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51702" calcext:value-type="float">
            <text:p>551702</text:p>
          </table:table-cell>
          <table:table-cell office:value-type="float" office:value="205764" calcext:value-type="float">
            <text:p>205764</text:p>
          </table:table-cell>
          <table:table-cell office:value-type="float" office:value="1611878" calcext:value-type="float">
            <text:p>1611878</text:p>
          </table:table-cell>
          <table:table-cell office:value-type="float" office:value="604869" calcext:value-type="float">
            <text:p>604869</text:p>
          </table:table-cell>
          <table:table-cell office:value-type="float" office:value="9993060" calcext:value-type="float">
            <text:p>9993060</text:p>
          </table:table-cell>
          <table:table-cell office:value-type="float" office:value="3718202" calcext:value-type="float">
            <text:p>3718202</text:p>
          </table:table-cell>
          <table:table-cell office:value-type="float" office:value="1448624" calcext:value-type="float">
            <text:p>1448624</text:p>
          </table:table-cell>
          <table:table-cell office:value-type="float" office:value="539349" calcext:value-type="float">
            <text:p>539349</text:p>
          </table:table-cell>
          <table:table-cell office:value-type="float" office:value="649040" calcext:value-type="float">
            <text:p>649040</text:p>
          </table:table-cell>
          <table:table-cell office:value-type="float" office:value="242086" calcext:value-type="float">
            <text:p>242086</text:p>
          </table:table-cell>
          <table:table-cell office:value-type="float" office:value="680586" calcext:value-type="float">
            <text:p>680586</text:p>
          </table:table-cell>
          <table:table-cell office:value-type="float" office:value="253797" calcext:value-type="float">
            <text:p>253797</text:p>
          </table:table-cell>
          <table:table-cell table:number-columns-repeated="16371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60258" calcext:value-type="float">
            <text:p>460258</text:p>
          </table:table-cell>
          <table:table-cell office:value-type="float" office:value="171516" calcext:value-type="float">
            <text:p>171516</text:p>
          </table:table-cell>
          <table:table-cell office:value-type="float" office:value="1159928" calcext:value-type="float">
            <text:p>1159928</text:p>
          </table:table-cell>
          <table:table-cell office:value-type="float" office:value="431850" calcext:value-type="float">
            <text:p>431850</text:p>
          </table:table-cell>
          <table:table-cell office:value-type="float" office:value="4249980" calcext:value-type="float">
            <text:p>4249980</text:p>
          </table:table-cell>
          <table:table-cell office:value-type="float" office:value="1581407" calcext:value-type="float">
            <text:p>1581407</text:p>
          </table:table-cell>
          <table:table-cell office:value-type="float" office:value="1139444" calcext:value-type="float">
            <text:p>1139444</text:p>
          </table:table-cell>
          <table:table-cell office:value-type="float" office:value="424075" calcext:value-type="float">
            <text:p>424075</text:p>
          </table:table-cell>
          <table:table-cell office:value-type="float" office:value="445188" calcext:value-type="float">
            <text:p>445188</text:p>
          </table:table-cell>
          <table:table-cell office:value-type="float" office:value="165813" calcext:value-type="float">
            <text:p>165813</text:p>
          </table:table-cell>
          <table:table-cell office:value-type="float" office:value="547068" calcext:value-type="float">
            <text:p>547068</text:p>
          </table:table-cell>
          <table:table-cell office:value-type="float" office:value="203726" calcext:value-type="float">
            <text:p>203726</text:p>
          </table:table-cell>
          <table:table-cell table:number-columns-repeated="16371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77684" calcext:value-type="float">
            <text:p>577684</text:p>
          </table:table-cell>
          <table:table-cell office:value-type="float" office:value="215534" calcext:value-type="float">
            <text:p>215534</text:p>
          </table:table-cell>
          <table:table-cell office:value-type="float" office:value="1519464" calcext:value-type="float">
            <text:p>1519464</text:p>
          </table:table-cell>
          <table:table-cell office:value-type="float" office:value="565771" calcext:value-type="float">
            <text:p>565771</text:p>
          </table:table-cell>
          <table:table-cell office:value-type="float" office:value="2771288" calcext:value-type="float">
            <text:p>2771288</text:p>
          </table:table-cell>
          <table:table-cell office:value-type="float" office:value="1031566" calcext:value-type="float">
            <text:p>1031566</text:p>
          </table:table-cell>
          <table:table-cell office:value-type="float" office:value="1412248" calcext:value-type="float">
            <text:p>1412248</text:p>
          </table:table-cell>
          <table:table-cell office:value-type="float" office:value="525855" calcext:value-type="float">
            <text:p>525855</text:p>
          </table:table-cell>
          <table:table-cell office:value-type="float" office:value="550150" calcext:value-type="float">
            <text:p>550150</text:p>
          </table:table-cell>
          <table:table-cell office:value-type="float" office:value="205088" calcext:value-type="float">
            <text:p>205088</text:p>
          </table:table-cell>
          <table:table-cell office:value-type="float" office:value="553798" calcext:value-type="float">
            <text:p>553798</text:p>
          </table:table-cell>
          <table:table-cell office:value-type="float" office:value="206274" calcext:value-type="float">
            <text:p>206274</text:p>
          </table:table-cell>
          <table:table-cell table:number-columns-repeated="1637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26132" calcext:value-type="float">
            <text:p>526132</text:p>
          </table:table-cell>
          <table:table-cell office:value-type="float" office:value="196326" calcext:value-type="float">
            <text:p>196326</text:p>
          </table:table-cell>
          <table:table-cell office:value-type="float" office:value="1439768" calcext:value-type="float">
            <text:p>1439768</text:p>
          </table:table-cell>
          <table:table-cell office:value-type="float" office:value="536067" calcext:value-type="float">
            <text:p>536067</text:p>
          </table:table-cell>
          <table:table-cell office:value-type="float" office:value="10866212" calcext:value-type="float">
            <text:p>10866212</text:p>
          </table:table-cell>
          <table:table-cell office:value-type="float" office:value="4042801" calcext:value-type="float">
            <text:p>4042801</text:p>
          </table:table-cell>
          <table:table-cell office:value-type="float" office:value="1392774" calcext:value-type="float">
            <text:p>1392774</text:p>
          </table:table-cell>
          <table:table-cell office:value-type="float" office:value="518556" calcext:value-type="float">
            <text:p>518556</text:p>
          </table:table-cell>
          <table:table-cell office:value-type="float" office:value="563878" calcext:value-type="float">
            <text:p>563878</text:p>
          </table:table-cell>
          <table:table-cell office:value-type="float" office:value="210203" calcext:value-type="float">
            <text:p>210203</text:p>
          </table:table-cell>
          <table:table-cell office:value-type="float" office:value="773981" calcext:value-type="float">
            <text:p>773981</text:p>
          </table:table-cell>
          <table:table-cell office:value-type="float" office:value="289075" calcext:value-type="float">
            <text:p>289075</text:p>
          </table:table-cell>
          <table:table-cell table:number-columns-repeated="1637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26050" calcext:value-type="float">
            <text:p>526050</text:p>
          </table:table-cell>
          <table:table-cell office:value-type="float" office:value="196387" calcext:value-type="float">
            <text:p>196387</text:p>
          </table:table-cell>
          <table:table-cell office:value-type="float" office:value="1502170" calcext:value-type="float">
            <text:p>1502170</text:p>
          </table:table-cell>
          <table:table-cell office:value-type="float" office:value="559801" calcext:value-type="float">
            <text:p>559801</text:p>
          </table:table-cell>
          <table:table-cell office:value-type="float" office:value="3007078" calcext:value-type="float">
            <text:p>3007078</text:p>
          </table:table-cell>
          <table:table-cell office:value-type="float" office:value="1119242" calcext:value-type="float">
            <text:p>1119242</text:p>
          </table:table-cell>
          <table:table-cell office:value-type="float" office:value="1487200" calcext:value-type="float">
            <text:p>1487200</text:p>
          </table:table-cell>
          <table:table-cell office:value-type="float" office:value="553868" calcext:value-type="float">
            <text:p>553868</text:p>
          </table:table-cell>
          <table:table-cell office:value-type="float" office:value="585024" calcext:value-type="float">
            <text:p>585024</text:p>
          </table:table-cell>
          <table:table-cell office:value-type="float" office:value="218086" calcext:value-type="float">
            <text:p>218086</text:p>
          </table:table-cell>
          <table:table-cell office:value-type="float" office:value="721164" calcext:value-type="float">
            <text:p>721164</text:p>
          </table:table-cell>
          <table:table-cell office:value-type="float" office:value="269071" calcext:value-type="float">
            <text:p>269071</text:p>
          </table:table-cell>
          <table:table-cell table:number-columns-repeated="16371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75506" calcext:value-type="float">
            <text:p>475506</text:p>
          </table:table-cell>
          <table:table-cell office:value-type="float" office:value="177287" calcext:value-type="float">
            <text:p>177287</text:p>
          </table:table-cell>
          <table:table-cell office:value-type="float" office:value="1288444" calcext:value-type="float">
            <text:p>1288444</text:p>
          </table:table-cell>
          <table:table-cell office:value-type="float" office:value="479776" calcext:value-type="float">
            <text:p>479776</text:p>
          </table:table-cell>
          <table:table-cell office:value-type="float" office:value="3060736" calcext:value-type="float">
            <text:p>3060736</text:p>
          </table:table-cell>
          <table:table-cell office:value-type="float" office:value="1139115" calcext:value-type="float">
            <text:p>1139115</text:p>
          </table:table-cell>
          <table:table-cell office:value-type="float" office:value="1311080" calcext:value-type="float">
            <text:p>1311080</text:p>
          </table:table-cell>
          <table:table-cell office:value-type="float" office:value="487978" calcext:value-type="float">
            <text:p>487978</text:p>
          </table:table-cell>
          <table:table-cell office:value-type="float" office:value="492420" calcext:value-type="float">
            <text:p>492420</text:p>
          </table:table-cell>
          <table:table-cell office:value-type="float" office:value="183392" calcext:value-type="float">
            <text:p>183392</text:p>
          </table:table-cell>
          <table:table-cell office:value-type="float" office:value="616626" calcext:value-type="float">
            <text:p>616626</text:p>
          </table:table-cell>
          <table:table-cell office:value-type="float" office:value="229639" calcext:value-type="float">
            <text:p>229639</text:p>
          </table:table-cell>
          <table:table-cell table:number-columns-repeated="1637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78406" calcext:value-type="float">
            <text:p>478406</text:p>
          </table:table-cell>
          <table:table-cell office:value-type="float" office:value="178264" calcext:value-type="float">
            <text:p>178264</text:p>
          </table:table-cell>
          <table:table-cell office:value-type="float" office:value="1258528" calcext:value-type="float">
            <text:p>1258528</text:p>
          </table:table-cell>
          <table:table-cell office:value-type="float" office:value="468503" calcext:value-type="float">
            <text:p>468503</text:p>
          </table:table-cell>
          <table:table-cell office:value-type="float" office:value="2220354" calcext:value-type="float">
            <text:p>2220354</text:p>
          </table:table-cell>
          <table:table-cell office:value-type="float" office:value="826247" calcext:value-type="float">
            <text:p>826247</text:p>
          </table:table-cell>
          <table:table-cell office:value-type="float" office:value="1165682" calcext:value-type="float">
            <text:p>1165682</text:p>
          </table:table-cell>
          <table:table-cell office:value-type="float" office:value="433902" calcext:value-type="float">
            <text:p>433902</text:p>
          </table:table-cell>
          <table:table-cell office:value-type="float" office:value="467214" calcext:value-type="float">
            <text:p>467214</text:p>
          </table:table-cell>
          <table:table-cell office:value-type="float" office:value="174008" calcext:value-type="float">
            <text:p>174008</text:p>
          </table:table-cell>
          <table:table-cell office:value-type="float" office:value="592066" calcext:value-type="float">
            <text:p>592066</text:p>
          </table:table-cell>
          <table:table-cell office:value-type="float" office:value="220633" calcext:value-type="float">
            <text:p>220633</text:p>
          </table:table-cell>
          <table:table-cell table:number-columns-repeated="16371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83194" calcext:value-type="float">
            <text:p>583194</text:p>
          </table:table-cell>
          <table:table-cell office:value-type="float" office:value="217576" calcext:value-type="float">
            <text:p>217576</text:p>
          </table:table-cell>
          <table:table-cell office:value-type="float" office:value="1519952" calcext:value-type="float">
            <text:p>1519952</text:p>
          </table:table-cell>
          <table:table-cell office:value-type="float" office:value="565940" calcext:value-type="float">
            <text:p>565940</text:p>
          </table:table-cell>
          <table:table-cell office:value-type="float" office:value="2166318" calcext:value-type="float">
            <text:p>2166318</text:p>
          </table:table-cell>
          <table:table-cell office:value-type="float" office:value="806541" calcext:value-type="float">
            <text:p>806541</text:p>
          </table:table-cell>
          <table:table-cell office:value-type="float" office:value="1466894" calcext:value-type="float">
            <text:p>1466894</text:p>
          </table:table-cell>
          <table:table-cell office:value-type="float" office:value="546151" calcext:value-type="float">
            <text:p>546151</text:p>
          </table:table-cell>
          <table:table-cell office:value-type="float" office:value="591712" calcext:value-type="float">
            <text:p>591712</text:p>
          </table:table-cell>
          <table:table-cell office:value-type="float" office:value="220602" calcext:value-type="float">
            <text:p>220602</text:p>
          </table:table-cell>
          <table:table-cell office:value-type="float" office:value="585080" calcext:value-type="float">
            <text:p>585080</text:p>
          </table:table-cell>
          <table:table-cell office:value-type="float" office:value="217873" calcext:value-type="float">
            <text:p>217873</text:p>
          </table:table-cell>
          <table:table-cell table:number-columns-repeated="16371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51758" calcext:value-type="float">
            <text:p>551758</text:p>
          </table:table-cell>
          <table:table-cell office:value-type="float" office:value="205906" calcext:value-type="float">
            <text:p>205906</text:p>
          </table:table-cell>
          <table:table-cell office:value-type="float" office:value="1523988" calcext:value-type="float">
            <text:p>1523988</text:p>
          </table:table-cell>
          <table:table-cell office:value-type="float" office:value="567485" calcext:value-type="float">
            <text:p>567485</text:p>
          </table:table-cell>
          <table:table-cell office:value-type="float" office:value="2983679" calcext:value-type="float">
            <text:p>2983679</text:p>
          </table:table-cell>
          <table:table-cell office:value-type="float" office:value="1111005" calcext:value-type="float">
            <text:p>1111005</text:p>
          </table:table-cell>
          <table:table-cell office:value-type="float" office:value="1177646" calcext:value-type="float">
            <text:p>1177646</text:p>
          </table:table-cell>
          <table:table-cell office:value-type="float" office:value="438514" calcext:value-type="float">
            <text:p>438514</text:p>
          </table:table-cell>
          <table:table-cell office:value-type="float" office:value="521634" calcext:value-type="float">
            <text:p>521634</text:p>
          </table:table-cell>
          <table:table-cell office:value-type="float" office:value="194300" calcext:value-type="float">
            <text:p>194300</text:p>
          </table:table-cell>
          <table:table-cell office:value-type="float" office:value="546696" calcext:value-type="float">
            <text:p>546696</text:p>
          </table:table-cell>
          <table:table-cell office:value-type="float" office:value="203592" calcext:value-type="float">
            <text:p>203592</text:p>
          </table:table-cell>
          <table:table-cell table:number-columns-repeated="16371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61400" calcext:value-type="float">
            <text:p>461400</text:p>
          </table:table-cell>
          <table:table-cell office:value-type="float" office:value="171947" calcext:value-type="float">
            <text:p>171947</text:p>
          </table:table-cell>
          <table:table-cell office:value-type="float" office:value="1217008" calcext:value-type="float">
            <text:p>1217008</text:p>
          </table:table-cell>
          <table:table-cell office:value-type="float" office:value="452996" calcext:value-type="float">
            <text:p>452996</text:p>
          </table:table-cell>
          <table:table-cell office:value-type="float" office:value="7045580" calcext:value-type="float">
            <text:p>7045580</text:p>
          </table:table-cell>
          <table:table-cell office:value-type="float" office:value="2621238" calcext:value-type="float">
            <text:p>2621238</text:p>
          </table:table-cell>
          <table:table-cell office:value-type="float" office:value="1107972" calcext:value-type="float">
            <text:p>1107972</text:p>
          </table:table-cell>
          <table:table-cell office:value-type="float" office:value="412376" calcext:value-type="float">
            <text:p>412376</text:p>
          </table:table-cell>
          <table:table-cell office:value-type="float" office:value="486420" calcext:value-type="float">
            <text:p>486420</text:p>
          </table:table-cell>
          <table:table-cell office:value-type="float" office:value="181190" calcext:value-type="float">
            <text:p>181190</text:p>
          </table:table-cell>
          <table:table-cell office:value-type="float" office:value="547110" calcext:value-type="float">
            <text:p>547110</text:p>
          </table:table-cell>
          <table:table-cell office:value-type="float" office:value="203736" calcext:value-type="float">
            <text:p>203736</text:p>
          </table:table-cell>
          <table:table-cell table:number-columns-repeated="16371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25076" calcext:value-type="float">
            <text:p>525076</text:p>
          </table:table-cell>
          <table:table-cell office:value-type="float" office:value="195976" calcext:value-type="float">
            <text:p>195976</text:p>
          </table:table-cell>
          <table:table-cell office:value-type="float" office:value="1438278" calcext:value-type="float">
            <text:p>1438278</text:p>
          </table:table-cell>
          <table:table-cell office:value-type="float" office:value="535493" calcext:value-type="float">
            <text:p>535493</text:p>
          </table:table-cell>
          <table:table-cell office:value-type="float" office:value="4835278" calcext:value-type="float">
            <text:p>4835278</text:p>
          </table:table-cell>
          <table:table-cell office:value-type="float" office:value="1799354" calcext:value-type="float">
            <text:p>1799354</text:p>
          </table:table-cell>
          <table:table-cell office:value-type="float" office:value="1348060" calcext:value-type="float">
            <text:p>1348060</text:p>
          </table:table-cell>
          <table:table-cell office:value-type="float" office:value="501953" calcext:value-type="float">
            <text:p>501953</text:p>
          </table:table-cell>
          <table:table-cell office:value-type="float" office:value="708361" calcext:value-type="float">
            <text:p>708361</text:p>
          </table:table-cell>
          <table:table-cell office:value-type="float" office:value="264424" calcext:value-type="float">
            <text:p>264424</text:p>
          </table:table-cell>
          <table:table-cell office:value-type="float" office:value="561868" calcext:value-type="float">
            <text:p>561868</text:p>
          </table:table-cell>
          <table:table-cell office:value-type="float" office:value="209317" calcext:value-type="float">
            <text:p>209317</text:p>
          </table:table-cell>
          <table:table-cell table:number-columns-repeated="16371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42448" calcext:value-type="float">
            <text:p>542448</text:p>
          </table:table-cell>
          <table:table-cell office:value-type="float" office:value="202398" calcext:value-type="float">
            <text:p>202398</text:p>
          </table:table-cell>
          <table:table-cell office:value-type="float" office:value="1359290" calcext:value-type="float">
            <text:p>1359290</text:p>
          </table:table-cell>
          <table:table-cell office:value-type="float" office:value="506178" calcext:value-type="float">
            <text:p>506178</text:p>
          </table:table-cell>
          <table:table-cell office:value-type="float" office:value="3271178" calcext:value-type="float">
            <text:p>3271178</text:p>
          </table:table-cell>
          <table:table-cell office:value-type="float" office:value="1217491" calcext:value-type="float">
            <text:p>1217491</text:p>
          </table:table-cell>
          <table:table-cell office:value-type="float" office:value="1335306" calcext:value-type="float">
            <text:p>1335306</text:p>
          </table:table-cell>
          <table:table-cell office:value-type="float" office:value="498061" calcext:value-type="float">
            <text:p>498061</text:p>
          </table:table-cell>
          <table:table-cell office:value-type="float" office:value="522116" calcext:value-type="float">
            <text:p>522116</text:p>
          </table:table-cell>
          <table:table-cell office:value-type="float" office:value="194677" calcext:value-type="float">
            <text:p>194677</text:p>
          </table:table-cell>
          <table:table-cell office:value-type="float" office:value="634586" calcext:value-type="float">
            <text:p>634586</text:p>
          </table:table-cell>
          <table:table-cell office:value-type="float" office:value="236541" calcext:value-type="float">
            <text:p>236541</text:p>
          </table:table-cell>
          <table:table-cell table:number-columns-repeated="16371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19672" calcext:value-type="float">
            <text:p>419672</text:p>
          </table:table-cell>
          <table:table-cell office:value-type="float" office:value="156365" calcext:value-type="float">
            <text:p>156365</text:p>
          </table:table-cell>
          <table:table-cell office:value-type="float" office:value="1115586" calcext:value-type="float">
            <text:p>1115586</text:p>
          </table:table-cell>
          <table:table-cell office:value-type="float" office:value="415259" calcext:value-type="float">
            <text:p>415259</text:p>
          </table:table-cell>
          <table:table-cell office:value-type="float" office:value="4959208" calcext:value-type="float">
            <text:p>4959208</text:p>
          </table:table-cell>
          <table:table-cell office:value-type="float" office:value="1845107" calcext:value-type="float">
            <text:p>1845107</text:p>
          </table:table-cell>
          <table:table-cell office:value-type="float" office:value="1066758" calcext:value-type="float">
            <text:p>1066758</text:p>
          </table:table-cell>
          <table:table-cell office:value-type="float" office:value="397055" calcext:value-type="float">
            <text:p>397055</text:p>
          </table:table-cell>
          <table:table-cell office:value-type="float" office:value="421534" calcext:value-type="float">
            <text:p>421534</text:p>
          </table:table-cell>
          <table:table-cell office:value-type="float" office:value="156987" calcext:value-type="float">
            <text:p>156987</text:p>
          </table:table-cell>
          <table:table-cell office:value-type="float" office:value="528272" calcext:value-type="float">
            <text:p>528272</text:p>
          </table:table-cell>
          <table:table-cell office:value-type="float" office:value="196740" calcext:value-type="float">
            <text:p>196740</text:p>
          </table:table-cell>
          <table:table-cell table:number-columns-repeated="1637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50210" calcext:value-type="float">
            <text:p>450210</text:p>
          </table:table-cell>
          <table:table-cell office:value-type="float" office:value="167741" calcext:value-type="float">
            <text:p>167741</text:p>
          </table:table-cell>
          <table:table-cell office:value-type="float" office:value="1112108" calcext:value-type="float">
            <text:p>1112108</text:p>
          </table:table-cell>
          <table:table-cell office:value-type="float" office:value="414117" calcext:value-type="float">
            <text:p>414117</text:p>
          </table:table-cell>
          <table:table-cell office:value-type="float" office:value="2933048" calcext:value-type="float">
            <text:p>2933048</text:p>
          </table:table-cell>
          <table:table-cell office:value-type="float" office:value="1091330" calcext:value-type="float">
            <text:p>1091330</text:p>
          </table:table-cell>
          <table:table-cell office:value-type="float" office:value="1063984" calcext:value-type="float">
            <text:p>1063984</text:p>
          </table:table-cell>
          <table:table-cell office:value-type="float" office:value="396002" calcext:value-type="float">
            <text:p>396002</text:p>
          </table:table-cell>
          <table:table-cell office:value-type="float" office:value="428852" calcext:value-type="float">
            <text:p>428852</text:p>
          </table:table-cell>
          <table:table-cell office:value-type="float" office:value="159727" calcext:value-type="float">
            <text:p>159727</text:p>
          </table:table-cell>
          <table:table-cell office:value-type="float" office:value="516840" calcext:value-type="float">
            <text:p>516840</text:p>
          </table:table-cell>
          <table:table-cell office:value-type="float" office:value="192477" calcext:value-type="float">
            <text:p>192477</text:p>
          </table:table-cell>
          <table:table-cell table:number-columns-repeated="16371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50284" calcext:value-type="float">
            <text:p>550284</text:p>
          </table:table-cell>
          <table:table-cell office:value-type="float" office:value="205409" calcext:value-type="float">
            <text:p>205409</text:p>
          </table:table-cell>
          <table:table-cell office:value-type="float" office:value="1530562" calcext:value-type="float">
            <text:p>1530562</text:p>
          </table:table-cell>
          <table:table-cell office:value-type="float" office:value="569838" calcext:value-type="float">
            <text:p>569838</text:p>
          </table:table-cell>
          <table:table-cell office:value-type="float" office:value="5540174" calcext:value-type="float">
            <text:p>5540174</text:p>
          </table:table-cell>
          <table:table-cell office:value-type="float" office:value="2061605" calcext:value-type="float">
            <text:p>2061605</text:p>
          </table:table-cell>
          <table:table-cell office:value-type="float" office:value="1402998" calcext:value-type="float">
            <text:p>1402998</text:p>
          </table:table-cell>
          <table:table-cell office:value-type="float" office:value="522397" calcext:value-type="float">
            <text:p>522397</text:p>
          </table:table-cell>
          <table:table-cell office:value-type="float" office:value="550094" calcext:value-type="float">
            <text:p>550094</text:p>
          </table:table-cell>
          <table:table-cell office:value-type="float" office:value="205070" calcext:value-type="float">
            <text:p>205070</text:p>
          </table:table-cell>
          <table:table-cell office:value-type="float" office:value="592294" calcext:value-type="float">
            <text:p>592294</text:p>
          </table:table-cell>
          <table:table-cell office:value-type="float" office:value="220701" calcext:value-type="float">
            <text:p>220701</text:p>
          </table:table-cell>
          <table:table-cell table:number-columns-repeated="16371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55806" calcext:value-type="float">
            <text:p>555806</text:p>
          </table:table-cell>
          <table:table-cell office:value-type="float" office:value="207352" calcext:value-type="float">
            <text:p>207352</text:p>
          </table:table-cell>
          <table:table-cell office:value-type="float" office:value="1537332" calcext:value-type="float">
            <text:p>1537332</text:p>
          </table:table-cell>
          <table:table-cell office:value-type="float" office:value="572404" calcext:value-type="float">
            <text:p>572404</text:p>
          </table:table-cell>
          <table:table-cell office:value-type="float" office:value="2658890" calcext:value-type="float">
            <text:p>2658890</text:p>
          </table:table-cell>
          <table:table-cell office:value-type="float" office:value="989592" calcext:value-type="float">
            <text:p>989592</text:p>
          </table:table-cell>
          <table:table-cell office:value-type="float" office:value="1393304" calcext:value-type="float">
            <text:p>1393304</text:p>
          </table:table-cell>
          <table:table-cell office:value-type="float" office:value="518746" calcext:value-type="float">
            <text:p>518746</text:p>
          </table:table-cell>
          <table:table-cell office:value-type="float" office:value="567806" calcext:value-type="float">
            <text:p>567806</text:p>
          </table:table-cell>
          <table:table-cell office:value-type="float" office:value="211694" calcext:value-type="float">
            <text:p>211694</text:p>
          </table:table-cell>
          <table:table-cell office:value-type="float" office:value="659558" calcext:value-type="float">
            <text:p>659558</text:p>
          </table:table-cell>
          <table:table-cell office:value-type="float" office:value="246087" calcext:value-type="float">
            <text:p>246087</text:p>
          </table:table-cell>
          <table:table-cell table:number-columns-repeated="16371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38436" calcext:value-type="float">
            <text:p>438436</text:p>
          </table:table-cell>
          <table:table-cell office:value-type="float" office:value="163452" calcext:value-type="float">
            <text:p>163452</text:p>
          </table:table-cell>
          <table:table-cell office:value-type="float" office:value="1217516" calcext:value-type="float">
            <text:p>1217516</text:p>
          </table:table-cell>
          <table:table-cell office:value-type="float" office:value="453120" calcext:value-type="float">
            <text:p>453120</text:p>
          </table:table-cell>
          <table:table-cell office:value-type="float" office:value="2179440" calcext:value-type="float">
            <text:p>2179440</text:p>
          </table:table-cell>
          <table:table-cell office:value-type="float" office:value="810979" calcext:value-type="float">
            <text:p>810979</text:p>
          </table:table-cell>
          <table:table-cell office:value-type="float" office:value="1127948" calcext:value-type="float">
            <text:p>1127948</text:p>
          </table:table-cell>
          <table:table-cell office:value-type="float" office:value="419941" calcext:value-type="float">
            <text:p>419941</text:p>
          </table:table-cell>
          <table:table-cell office:value-type="float" office:value="437120" calcext:value-type="float">
            <text:p>437120</text:p>
          </table:table-cell>
          <table:table-cell office:value-type="float" office:value="162809" calcext:value-type="float">
            <text:p>162809</text:p>
          </table:table-cell>
          <table:table-cell office:value-type="float" office:value="619090" calcext:value-type="float">
            <text:p>619090</text:p>
          </table:table-cell>
          <table:table-cell office:value-type="float" office:value="230549" calcext:value-type="float">
            <text:p>230549</text:p>
          </table:table-cell>
          <table:table-cell table:number-columns-repeated="16371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27336" calcext:value-type="float">
            <text:p>527336</text:p>
          </table:table-cell>
          <table:table-cell office:value-type="float" office:value="196760" calcext:value-type="float">
            <text:p>196760</text:p>
          </table:table-cell>
          <table:table-cell office:value-type="float" office:value="1468338" calcext:value-type="float">
            <text:p>1468338</text:p>
          </table:table-cell>
          <table:table-cell office:value-type="float" office:value="546670" calcext:value-type="float">
            <text:p>546670</text:p>
          </table:table-cell>
          <table:table-cell office:value-type="float" office:value="2660932" calcext:value-type="float">
            <text:p>2660932</text:p>
          </table:table-cell>
          <table:table-cell office:value-type="float" office:value="990531" calcext:value-type="float">
            <text:p>990531</text:p>
          </table:table-cell>
          <table:table-cell office:value-type="float" office:value="1410616" calcext:value-type="float">
            <text:p>1410616</text:p>
          </table:table-cell>
          <table:table-cell office:value-type="float" office:value="525239" calcext:value-type="float">
            <text:p>525239</text:p>
          </table:table-cell>
          <table:table-cell office:value-type="float" office:value="548700" calcext:value-type="float">
            <text:p>548700</text:p>
          </table:table-cell>
          <table:table-cell office:value-type="float" office:value="204580" calcext:value-type="float">
            <text:p>204580</text:p>
          </table:table-cell>
          <table:table-cell office:value-type="float" office:value="685652" calcext:value-type="float">
            <text:p>685652</text:p>
          </table:table-cell>
          <table:table-cell office:value-type="float" office:value="255690" calcext:value-type="float">
            <text:p>255690</text:p>
          </table:table-cell>
          <table:table-cell table:number-columns-repeated="1637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68406" calcext:value-type="float">
            <text:p>468406</text:p>
          </table:table-cell>
          <table:table-cell office:value-type="float" office:value="174531" calcext:value-type="float">
            <text:p>174531</text:p>
          </table:table-cell>
          <table:table-cell office:value-type="float" office:value="1302260" calcext:value-type="float">
            <text:p>1302260</text:p>
          </table:table-cell>
          <table:table-cell office:value-type="float" office:value="487981" calcext:value-type="float">
            <text:p>487981</text:p>
          </table:table-cell>
          <table:table-cell office:value-type="float" office:value="8439712" calcext:value-type="float">
            <text:p>8439712</text:p>
          </table:table-cell>
          <table:table-cell office:value-type="float" office:value="3140029" calcext:value-type="float">
            <text:p>3140029</text:p>
          </table:table-cell>
          <table:table-cell office:value-type="float" office:value="1226952" calcext:value-type="float">
            <text:p>1226952</text:p>
          </table:table-cell>
          <table:table-cell office:value-type="float" office:value="456649" calcext:value-type="float">
            <text:p>456649</text:p>
          </table:table-cell>
          <table:table-cell office:value-type="float" office:value="471396" calcext:value-type="float">
            <text:p>471396</text:p>
          </table:table-cell>
          <table:table-cell office:value-type="float" office:value="175569" calcext:value-type="float">
            <text:p>175569</text:p>
          </table:table-cell>
          <table:table-cell office:value-type="float" office:value="614462" calcext:value-type="float">
            <text:p>614462</text:p>
          </table:table-cell>
          <table:table-cell office:value-type="float" office:value="228803" calcext:value-type="float">
            <text:p>228803</text:p>
          </table:table-cell>
          <table:table-cell table:number-columns-repeated="16371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45704" calcext:value-type="float">
            <text:p>445704</text:p>
          </table:table-cell>
          <table:table-cell office:value-type="float" office:value="166097" calcext:value-type="float">
            <text:p>166097</text:p>
          </table:table-cell>
          <table:table-cell office:value-type="float" office:value="1274528" calcext:value-type="float">
            <text:p>1274528</text:p>
          </table:table-cell>
          <table:table-cell office:value-type="float" office:value="474399" calcext:value-type="float">
            <text:p>474399</text:p>
          </table:table-cell>
          <table:table-cell office:value-type="float" office:value="1875158" calcext:value-type="float">
            <text:p>1875158</text:p>
          </table:table-cell>
          <table:table-cell office:value-type="float" office:value="699798" calcext:value-type="float">
            <text:p>699798</text:p>
          </table:table-cell>
          <table:table-cell office:value-type="float" office:value="1191038" calcext:value-type="float">
            <text:p>1191038</text:p>
          </table:table-cell>
          <table:table-cell office:value-type="float" office:value="443291" calcext:value-type="float">
            <text:p>443291</text:p>
          </table:table-cell>
          <table:table-cell office:value-type="float" office:value="465514" calcext:value-type="float">
            <text:p>465514</text:p>
          </table:table-cell>
          <table:table-cell office:value-type="float" office:value="173374" calcext:value-type="float">
            <text:p>173374</text:p>
          </table:table-cell>
          <table:table-cell office:value-type="float" office:value="569092" calcext:value-type="float">
            <text:p>569092</text:p>
          </table:table-cell>
          <table:table-cell office:value-type="float" office:value="211918" calcext:value-type="float">
            <text:p>211918</text:p>
          </table:table-cell>
          <table:table-cell table:number-columns-repeated="16371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22688" calcext:value-type="float">
            <text:p>522688</text:p>
          </table:table-cell>
          <table:table-cell office:value-type="float" office:value="195007" calcext:value-type="float">
            <text:p>195007</text:p>
          </table:table-cell>
          <table:table-cell office:value-type="float" office:value="1451254" calcext:value-type="float">
            <text:p>1451254</text:p>
          </table:table-cell>
          <table:table-cell office:value-type="float" office:value="541322" calcext:value-type="float">
            <text:p>541322</text:p>
          </table:table-cell>
          <table:table-cell office:value-type="float" office:value="4845330" calcext:value-type="float">
            <text:p>4845330</text:p>
          </table:table-cell>
          <table:table-cell office:value-type="float" office:value="1802948" calcext:value-type="float">
            <text:p>1802948</text:p>
          </table:table-cell>
          <table:table-cell office:value-type="float" office:value="1404502" calcext:value-type="float">
            <text:p>1404502</text:p>
          </table:table-cell>
          <table:table-cell office:value-type="float" office:value="522937" calcext:value-type="float">
            <text:p>522937</text:p>
          </table:table-cell>
          <table:table-cell office:value-type="float" office:value="552988" calcext:value-type="float">
            <text:p>552988</text:p>
          </table:table-cell>
          <table:table-cell office:value-type="float" office:value="206149" calcext:value-type="float">
            <text:p>206149</text:p>
          </table:table-cell>
          <table:table-cell office:value-type="float" office:value="550366" calcext:value-type="float">
            <text:p>550366</text:p>
          </table:table-cell>
          <table:table-cell office:value-type="float" office:value="204976" calcext:value-type="float">
            <text:p>204976</text:p>
          </table:table-cell>
          <table:table-cell table:number-columns-repeated="16371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63894" calcext:value-type="float">
            <text:p>563894</text:p>
          </table:table-cell>
          <table:table-cell office:value-type="float" office:value="210430" calcext:value-type="float">
            <text:p>210430</text:p>
          </table:table-cell>
          <table:table-cell office:value-type="float" office:value="1498766" calcext:value-type="float">
            <text:p>1498766</text:p>
          </table:table-cell>
          <table:table-cell office:value-type="float" office:value="558005" calcext:value-type="float">
            <text:p>558005</text:p>
          </table:table-cell>
          <table:table-cell office:value-type="float" office:value="7145704" calcext:value-type="float">
            <text:p>7145704</text:p>
          </table:table-cell>
          <table:table-cell office:value-type="float" office:value="2658877" calcext:value-type="float">
            <text:p>2658877</text:p>
          </table:table-cell>
          <table:table-cell office:value-type="float" office:value="1402458" calcext:value-type="float">
            <text:p>1402458</text:p>
          </table:table-cell>
          <table:table-cell office:value-type="float" office:value="522192" calcext:value-type="float">
            <text:p>522192</text:p>
          </table:table-cell>
          <table:table-cell office:value-type="float" office:value="566094" calcext:value-type="float">
            <text:p>566094</text:p>
          </table:table-cell>
          <table:table-cell office:value-type="float" office:value="212543" calcext:value-type="float">
            <text:p>212543</text:p>
          </table:table-cell>
          <table:table-cell office:value-type="float" office:value="661808" calcext:value-type="float">
            <text:p>661808</text:p>
          </table:table-cell>
          <table:table-cell office:value-type="float" office:value="246730" calcext:value-type="float">
            <text:p>246730</text:p>
          </table:table-cell>
          <table:table-cell table:number-columns-repeated="16371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28352" calcext:value-type="float">
            <text:p>428352</text:p>
          </table:table-cell>
          <table:table-cell office:value-type="float" office:value="159633" calcext:value-type="float">
            <text:p>159633</text:p>
          </table:table-cell>
          <table:table-cell office:value-type="float" office:value="1162612" calcext:value-type="float">
            <text:p>1162612</text:p>
          </table:table-cell>
          <table:table-cell office:value-type="float" office:value="433017" calcext:value-type="float">
            <text:p>433017</text:p>
          </table:table-cell>
          <table:table-cell office:value-type="float" office:value="1675506" calcext:value-type="float">
            <text:p>1675506</text:p>
          </table:table-cell>
          <table:table-cell office:value-type="float" office:value="623527" calcext:value-type="float">
            <text:p>623527</text:p>
          </table:table-cell>
          <table:table-cell office:value-type="float" office:value="1171406" calcext:value-type="float">
            <text:p>1171406</text:p>
          </table:table-cell>
          <table:table-cell office:value-type="float" office:value="435972" calcext:value-type="float">
            <text:p>435972</text:p>
          </table:table-cell>
          <table:table-cell office:value-type="float" office:value="478536" calcext:value-type="float">
            <text:p>478536</text:p>
          </table:table-cell>
          <table:table-cell office:value-type="float" office:value="178231" calcext:value-type="float">
            <text:p>178231</text:p>
          </table:table-cell>
          <table:table-cell office:value-type="float" office:value="551016" calcext:value-type="float">
            <text:p>551016</text:p>
          </table:table-cell>
          <table:table-cell office:value-type="float" office:value="205192" calcext:value-type="float">
            <text:p>205192</text:p>
          </table:table-cell>
          <table:table-cell table:number-columns-repeated="1637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50228" calcext:value-type="float">
            <text:p>550228</text:p>
          </table:table-cell>
          <table:table-cell office:value-type="float" office:value="205304" calcext:value-type="float">
            <text:p>205304</text:p>
          </table:table-cell>
          <table:table-cell office:value-type="float" office:value="1505956" calcext:value-type="float">
            <text:p>1505956</text:p>
          </table:table-cell>
          <table:table-cell office:value-type="float" office:value="560683" calcext:value-type="float">
            <text:p>560683</text:p>
          </table:table-cell>
          <table:table-cell office:value-type="float" office:value="4331044" calcext:value-type="float">
            <text:p>4331044</text:p>
          </table:table-cell>
          <table:table-cell office:value-type="float" office:value="1611808" calcext:value-type="float">
            <text:p>1611808</text:p>
          </table:table-cell>
          <table:table-cell office:value-type="float" office:value="1403910" calcext:value-type="float">
            <text:p>1403910</text:p>
          </table:table-cell>
          <table:table-cell office:value-type="float" office:value="522698" calcext:value-type="float">
            <text:p>522698</text:p>
          </table:table-cell>
          <table:table-cell office:value-type="float" office:value="550480" calcext:value-type="float">
            <text:p>550480</text:p>
          </table:table-cell>
          <table:table-cell office:value-type="float" office:value="205220" calcext:value-type="float">
            <text:p>205220</text:p>
          </table:table-cell>
          <table:table-cell office:value-type="float" office:value="552326" calcext:value-type="float">
            <text:p>552326</text:p>
          </table:table-cell>
          <table:table-cell office:value-type="float" office:value="205715" calcext:value-type="float">
            <text:p>205715</text:p>
          </table:table-cell>
          <table:table-cell table:number-columns-repeated="16371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30294" calcext:value-type="float">
            <text:p>530294</text:p>
          </table:table-cell>
          <table:table-cell office:value-type="float" office:value="197848" calcext:value-type="float">
            <text:p>197848</text:p>
          </table:table-cell>
          <table:table-cell office:value-type="float" office:value="1507676" calcext:value-type="float">
            <text:p>1507676</text:p>
          </table:table-cell>
          <table:table-cell office:value-type="float" office:value="561323" calcext:value-type="float">
            <text:p>561323</text:p>
          </table:table-cell>
          <table:table-cell office:value-type="float" office:value="2836438" calcext:value-type="float">
            <text:p>2836438</text:p>
          </table:table-cell>
          <table:table-cell office:value-type="float" office:value="1055807" calcext:value-type="float">
            <text:p>1055807</text:p>
          </table:table-cell>
          <table:table-cell office:value-type="float" office:value="1394024" calcext:value-type="float">
            <text:p>1394024</text:p>
          </table:table-cell>
          <table:table-cell office:value-type="float" office:value="519020" calcext:value-type="float">
            <text:p>519020</text:p>
          </table:table-cell>
          <table:table-cell office:value-type="float" office:value="549872" calcext:value-type="float">
            <text:p>549872</text:p>
          </table:table-cell>
          <table:table-cell office:value-type="float" office:value="204988" calcext:value-type="float">
            <text:p>204988</text:p>
          </table:table-cell>
          <table:table-cell office:value-type="float" office:value="654990" calcext:value-type="float">
            <text:p>654990</text:p>
          </table:table-cell>
          <table:table-cell office:value-type="float" office:value="244392" calcext:value-type="float">
            <text:p>244392</text:p>
          </table:table-cell>
          <table:table-cell table:number-columns-repeated="16371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69175" calcext:value-type="float">
            <text:p>769175</text:p>
          </table:table-cell>
          <table:table-cell office:value-type="float" office:value="287525" calcext:value-type="float">
            <text:p>287525</text:p>
          </table:table-cell>
          <table:table-cell office:value-type="float" office:value="1132306" calcext:value-type="float">
            <text:p>1132306</text:p>
          </table:table-cell>
          <table:table-cell office:value-type="float" office:value="421471" calcext:value-type="float">
            <text:p>421471</text:p>
          </table:table-cell>
          <table:table-cell office:value-type="float" office:value="1592130" calcext:value-type="float">
            <text:p>1592130</text:p>
          </table:table-cell>
          <table:table-cell office:value-type="float" office:value="592592" calcext:value-type="float">
            <text:p>592592</text:p>
          </table:table-cell>
          <table:table-cell office:value-type="float" office:value="1081450" calcext:value-type="float">
            <text:p>1081450</text:p>
          </table:table-cell>
          <table:table-cell office:value-type="float" office:value="402506" calcext:value-type="float">
            <text:p>402506</text:p>
          </table:table-cell>
          <table:table-cell office:value-type="float" office:value="460792" calcext:value-type="float">
            <text:p>460792</text:p>
          </table:table-cell>
          <table:table-cell office:value-type="float" office:value="171636" calcext:value-type="float">
            <text:p>171636</text:p>
          </table:table-cell>
          <table:table-cell office:value-type="float" office:value="542554" calcext:value-type="float">
            <text:p>542554</text:p>
          </table:table-cell>
          <table:table-cell office:value-type="float" office:value="202035" calcext:value-type="float">
            <text:p>202035</text:p>
          </table:table-cell>
          <table:table-cell table:number-columns-repeated="16371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21468" calcext:value-type="float">
            <text:p>521468</text:p>
          </table:table-cell>
          <table:table-cell office:value-type="float" office:value="194564" calcext:value-type="float">
            <text:p>194564</text:p>
          </table:table-cell>
          <table:table-cell office:value-type="float" office:value="1461410" calcext:value-type="float">
            <text:p>1461410</text:p>
          </table:table-cell>
          <table:table-cell office:value-type="float" office:value="544223" calcext:value-type="float">
            <text:p>544223</text:p>
          </table:table-cell>
          <table:table-cell office:value-type="float" office:value="2059140" calcext:value-type="float">
            <text:p>2059140</text:p>
          </table:table-cell>
          <table:table-cell office:value-type="float" office:value="766648" calcext:value-type="float">
            <text:p>766648</text:p>
          </table:table-cell>
          <table:table-cell office:value-type="float" office:value="1393750" calcext:value-type="float">
            <text:p>1393750</text:p>
          </table:table-cell>
          <table:table-cell office:value-type="float" office:value="518939" calcext:value-type="float">
            <text:p>518939</text:p>
          </table:table-cell>
          <table:table-cell office:value-type="float" office:value="550146" calcext:value-type="float">
            <text:p>550146</text:p>
          </table:table-cell>
          <table:table-cell office:value-type="float" office:value="205114" calcext:value-type="float">
            <text:p>205114</text:p>
          </table:table-cell>
          <table:table-cell office:value-type="float" office:value="677214" calcext:value-type="float">
            <text:p>677214</text:p>
          </table:table-cell>
          <table:table-cell office:value-type="float" office:value="252525" calcext:value-type="float">
            <text:p>252525</text:p>
          </table:table-cell>
          <table:table-cell table:number-columns-repeated="16371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31394" calcext:value-type="float">
            <text:p>531394</text:p>
          </table:table-cell>
          <table:table-cell office:value-type="float" office:value="198304" calcext:value-type="float">
            <text:p>198304</text:p>
          </table:table-cell>
          <table:table-cell office:value-type="float" office:value="1372366" calcext:value-type="float">
            <text:p>1372366</text:p>
          </table:table-cell>
          <table:table-cell office:value-type="float" office:value="510945" calcext:value-type="float">
            <text:p>510945</text:p>
          </table:table-cell>
          <table:table-cell office:value-type="float" office:value="3796626" calcext:value-type="float">
            <text:p>3796626</text:p>
          </table:table-cell>
          <table:table-cell office:value-type="float" office:value="1412972" calcext:value-type="float">
            <text:p>1412972</text:p>
          </table:table-cell>
          <table:table-cell office:value-type="float" office:value="1327978" calcext:value-type="float">
            <text:p>1327978</text:p>
          </table:table-cell>
          <table:table-cell office:value-type="float" office:value="494504" calcext:value-type="float">
            <text:p>494504</text:p>
          </table:table-cell>
          <table:table-cell office:value-type="float" office:value="525704" calcext:value-type="float">
            <text:p>525704</text:p>
          </table:table-cell>
          <table:table-cell office:value-type="float" office:value="195974" calcext:value-type="float">
            <text:p>195974</text:p>
          </table:table-cell>
          <table:table-cell office:value-type="float" office:value="630836" calcext:value-type="float">
            <text:p>630836</text:p>
          </table:table-cell>
          <table:table-cell office:value-type="float" office:value="235181" calcext:value-type="float">
            <text:p>235181</text:p>
          </table:table-cell>
          <table:table-cell table:number-columns-repeated="16371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52298" calcext:value-type="float">
            <text:p>552298</text:p>
          </table:table-cell>
          <table:table-cell office:value-type="float" office:value="206204" calcext:value-type="float">
            <text:p>206204</text:p>
          </table:table-cell>
          <table:table-cell office:value-type="float" office:value="1417374" calcext:value-type="float">
            <text:p>1417374</text:p>
          </table:table-cell>
          <table:table-cell office:value-type="float" office:value="527712" calcext:value-type="float">
            <text:p>527712</text:p>
          </table:table-cell>
          <table:table-cell office:value-type="float" office:value="2088566" calcext:value-type="float">
            <text:p>2088566</text:p>
          </table:table-cell>
          <table:table-cell office:value-type="float" office:value="777605" calcext:value-type="float">
            <text:p>777605</text:p>
          </table:table-cell>
          <table:table-cell office:value-type="float" office:value="1395500" calcext:value-type="float">
            <text:p>1395500</text:p>
          </table:table-cell>
          <table:table-cell office:value-type="float" office:value="519595" calcext:value-type="float">
            <text:p>519595</text:p>
          </table:table-cell>
          <table:table-cell office:value-type="float" office:value="565970" calcext:value-type="float">
            <text:p>565970</text:p>
          </table:table-cell>
          <table:table-cell office:value-type="float" office:value="211040" calcext:value-type="float">
            <text:p>211040</text:p>
          </table:table-cell>
          <table:table-cell office:value-type="float" office:value="651384" calcext:value-type="float">
            <text:p>651384</text:p>
          </table:table-cell>
          <table:table-cell office:value-type="float" office:value="242823" calcext:value-type="float">
            <text:p>242823</text:p>
          </table:table-cell>
          <table:table-cell table:number-columns-repeated="16371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16540" calcext:value-type="float">
            <text:p>516540</text:p>
          </table:table-cell>
          <table:table-cell office:value-type="float" office:value="192737" calcext:value-type="float">
            <text:p>192737</text:p>
          </table:table-cell>
          <table:table-cell office:value-type="float" office:value="1661213" calcext:value-type="float">
            <text:p>1661213</text:p>
          </table:table-cell>
          <table:table-cell office:value-type="float" office:value="618907" calcext:value-type="float">
            <text:p>618907</text:p>
          </table:table-cell>
          <table:table-cell office:value-type="float" office:value="2025928" calcext:value-type="float">
            <text:p>2025928</text:p>
          </table:table-cell>
          <table:table-cell office:value-type="float" office:value="753985" calcext:value-type="float">
            <text:p>753985</text:p>
          </table:table-cell>
          <table:table-cell office:value-type="float" office:value="1134042" calcext:value-type="float">
            <text:p>1134042</text:p>
          </table:table-cell>
          <table:table-cell office:value-type="float" office:value="422137" calcext:value-type="float">
            <text:p>422137</text:p>
          </table:table-cell>
          <table:table-cell office:value-type="float" office:value="468966" calcext:value-type="float">
            <text:p>468966</text:p>
          </table:table-cell>
          <table:table-cell office:value-type="float" office:value="174731" calcext:value-type="float">
            <text:p>174731</text:p>
          </table:table-cell>
          <table:table-cell office:value-type="float" office:value="545740" calcext:value-type="float">
            <text:p>545740</text:p>
          </table:table-cell>
          <table:table-cell office:value-type="float" office:value="203302" calcext:value-type="float">
            <text:p>203302</text:p>
          </table:table-cell>
          <table:table-cell table:number-columns-repeated="16371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56722" calcext:value-type="float">
            <text:p>556722</text:p>
          </table:table-cell>
          <table:table-cell office:value-type="float" office:value="207735" calcext:value-type="float">
            <text:p>207735</text:p>
          </table:table-cell>
          <table:table-cell office:value-type="float" office:value="1449880" calcext:value-type="float">
            <text:p>1449880</text:p>
          </table:table-cell>
          <table:table-cell office:value-type="float" office:value="539839" calcext:value-type="float">
            <text:p>539839</text:p>
          </table:table-cell>
          <table:table-cell office:value-type="float" office:value="3043489" calcext:value-type="float">
            <text:p>3043489</text:p>
          </table:table-cell>
          <table:table-cell office:value-type="float" office:value="1133159" calcext:value-type="float">
            <text:p>1133159</text:p>
          </table:table-cell>
          <table:table-cell office:value-type="float" office:value="1142922" calcext:value-type="float">
            <text:p>1142922</text:p>
          </table:table-cell>
          <table:table-cell office:value-type="float" office:value="425497" calcext:value-type="float">
            <text:p>425497</text:p>
          </table:table-cell>
          <table:table-cell office:value-type="float" office:value="463496" calcext:value-type="float">
            <text:p>463496</text:p>
          </table:table-cell>
          <table:table-cell office:value-type="float" office:value="172626" calcext:value-type="float">
            <text:p>172626</text:p>
          </table:table-cell>
          <table:table-cell office:value-type="float" office:value="554324" calcext:value-type="float">
            <text:p>554324</text:p>
          </table:table-cell>
          <table:table-cell office:value-type="float" office:value="206519" calcext:value-type="float">
            <text:p>206519</text:p>
          </table:table-cell>
          <table:table-cell table:number-columns-repeated="1637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31610" calcext:value-type="float">
            <text:p>531610</text:p>
          </table:table-cell>
          <table:table-cell office:value-type="float" office:value="198390" calcext:value-type="float">
            <text:p>198390</text:p>
          </table:table-cell>
          <table:table-cell office:value-type="float" office:value="1419686" calcext:value-type="float">
            <text:p>1419686</text:p>
          </table:table-cell>
          <table:table-cell office:value-type="float" office:value="528571" calcext:value-type="float">
            <text:p>528571</text:p>
          </table:table-cell>
          <table:table-cell office:value-type="float" office:value="3389144" calcext:value-type="float">
            <text:p>3389144</text:p>
          </table:table-cell>
          <table:table-cell office:value-type="float" office:value="1261405" calcext:value-type="float">
            <text:p>1261405</text:p>
          </table:table-cell>
          <table:table-cell office:value-type="float" office:value="1382634" calcext:value-type="float">
            <text:p>1382634</text:p>
          </table:table-cell>
          <table:table-cell office:value-type="float" office:value="514796" calcext:value-type="float">
            <text:p>514796</text:p>
          </table:table-cell>
          <table:table-cell office:value-type="float" office:value="525488" calcext:value-type="float">
            <text:p>525488</text:p>
          </table:table-cell>
          <table:table-cell office:value-type="float" office:value="195921" calcext:value-type="float">
            <text:p>195921</text:p>
          </table:table-cell>
          <table:table-cell office:value-type="float" office:value="630998" calcext:value-type="float">
            <text:p>630998</text:p>
          </table:table-cell>
          <table:table-cell office:value-type="float" office:value="235219" calcext:value-type="float">
            <text:p>235219</text:p>
          </table:table-cell>
          <table:table-cell table:number-columns-repeated="1637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10362" calcext:value-type="float">
            <text:p>410362</text:p>
          </table:table-cell>
          <table:table-cell office:value-type="float" office:value="152998" calcext:value-type="float">
            <text:p>152998</text:p>
          </table:table-cell>
          <table:table-cell office:value-type="float" office:value="1158394" calcext:value-type="float">
            <text:p>1158394</text:p>
          </table:table-cell>
          <table:table-cell office:value-type="float" office:value="431399" calcext:value-type="float">
            <text:p>431399</text:p>
          </table:table-cell>
          <table:table-cell office:value-type="float" office:value="4831572" calcext:value-type="float">
            <text:p>4831572</text:p>
          </table:table-cell>
          <table:table-cell office:value-type="float" office:value="1797695" calcext:value-type="float">
            <text:p>1797695</text:p>
          </table:table-cell>
          <table:table-cell office:value-type="float" office:value="1068944" calcext:value-type="float">
            <text:p>1068944</text:p>
          </table:table-cell>
          <table:table-cell office:value-type="float" office:value="397868" calcext:value-type="float">
            <text:p>397868</text:p>
          </table:table-cell>
          <table:table-cell office:value-type="float" office:value="421514" calcext:value-type="float">
            <text:p>421514</text:p>
          </table:table-cell>
          <table:table-cell office:value-type="float" office:value="156992" calcext:value-type="float">
            <text:p>156992</text:p>
          </table:table-cell>
          <table:table-cell office:value-type="float" office:value="530232" calcext:value-type="float">
            <text:p>530232</text:p>
          </table:table-cell>
          <table:table-cell office:value-type="float" office:value="197617" calcext:value-type="float">
            <text:p>197617</text:p>
          </table:table-cell>
          <table:table-cell table:number-columns-repeated="1637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26414" calcext:value-type="float">
            <text:p>526414</text:p>
          </table:table-cell>
          <table:table-cell office:value-type="float" office:value="196438" calcext:value-type="float">
            <text:p>196438</text:p>
          </table:table-cell>
          <table:table-cell office:value-type="float" office:value="1368188" calcext:value-type="float">
            <text:p>1368188</text:p>
          </table:table-cell>
          <table:table-cell office:value-type="float" office:value="509387" calcext:value-type="float">
            <text:p>509387</text:p>
          </table:table-cell>
          <table:table-cell office:value-type="float" office:value="9203669" calcext:value-type="float">
            <text:p>9203669</text:p>
          </table:table-cell>
          <table:table-cell office:value-type="float" office:value="3425063" calcext:value-type="float">
            <text:p>3425063</text:p>
          </table:table-cell>
          <table:table-cell office:value-type="float" office:value="1076392" calcext:value-type="float">
            <text:p>1076392</text:p>
          </table:table-cell>
          <table:table-cell office:value-type="float" office:value="400637" calcext:value-type="float">
            <text:p>400637</text:p>
          </table:table-cell>
          <table:table-cell office:value-type="float" office:value="450734" calcext:value-type="float">
            <text:p>450734</text:p>
          </table:table-cell>
          <table:table-cell office:value-type="float" office:value="167856" calcext:value-type="float">
            <text:p>167856</text:p>
          </table:table-cell>
          <table:table-cell office:value-type="float" office:value="519786" calcext:value-type="float">
            <text:p>519786</text:p>
          </table:table-cell>
          <table:table-cell office:value-type="float" office:value="193679" calcext:value-type="float">
            <text:p>193679</text:p>
          </table:table-cell>
          <table:table-cell table:number-columns-repeated="16371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45794" calcext:value-type="float">
            <text:p>445794</text:p>
          </table:table-cell>
          <table:table-cell office:value-type="float" office:value="166121" calcext:value-type="float">
            <text:p>166121</text:p>
          </table:table-cell>
          <table:table-cell office:value-type="float" office:value="1217522" calcext:value-type="float">
            <text:p>1217522</text:p>
          </table:table-cell>
          <table:table-cell office:value-type="float" office:value="453283" calcext:value-type="float">
            <text:p>453283</text:p>
          </table:table-cell>
          <table:table-cell office:value-type="float" office:value="3179188" calcext:value-type="float">
            <text:p>3179188</text:p>
          </table:table-cell>
          <table:table-cell office:value-type="float" office:value="1182931" calcext:value-type="float">
            <text:p>1182931</text:p>
          </table:table-cell>
          <table:table-cell office:value-type="float" office:value="1185154" calcext:value-type="float">
            <text:p>1185154</text:p>
          </table:table-cell>
          <table:table-cell office:value-type="float" office:value="441113" calcext:value-type="float">
            <text:p>441113</text:p>
          </table:table-cell>
          <table:table-cell office:value-type="float" office:value="468692" calcext:value-type="float">
            <text:p>468692</text:p>
          </table:table-cell>
          <table:table-cell office:value-type="float" office:value="174554" calcext:value-type="float">
            <text:p>174554</text:p>
          </table:table-cell>
          <table:table-cell office:value-type="float" office:value="563352" calcext:value-type="float">
            <text:p>563352</text:p>
          </table:table-cell>
          <table:table-cell office:value-type="float" office:value="209785" calcext:value-type="float">
            <text:p>209785</text:p>
          </table:table-cell>
          <table:table-cell table:number-columns-repeated="16371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32752" calcext:value-type="float">
            <text:p>432752</text:p>
          </table:table-cell>
          <table:table-cell office:value-type="float" office:value="161270" calcext:value-type="float">
            <text:p>161270</text:p>
          </table:table-cell>
          <table:table-cell office:value-type="float" office:value="1161732" calcext:value-type="float">
            <text:p>1161732</text:p>
          </table:table-cell>
          <table:table-cell office:value-type="float" office:value="432719" calcext:value-type="float">
            <text:p>432719</text:p>
          </table:table-cell>
          <table:table-cell office:value-type="float" office:value="2190904" calcext:value-type="float">
            <text:p>2190904</text:p>
          </table:table-cell>
          <table:table-cell office:value-type="float" office:value="815408" calcext:value-type="float">
            <text:p>815408</text:p>
          </table:table-cell>
          <table:table-cell office:value-type="float" office:value="1126972" calcext:value-type="float">
            <text:p>1126972</text:p>
          </table:table-cell>
          <table:table-cell office:value-type="float" office:value="419603" calcext:value-type="float">
            <text:p>419603</text:p>
          </table:table-cell>
          <table:table-cell office:value-type="float" office:value="445550" calcext:value-type="float">
            <text:p>445550</text:p>
          </table:table-cell>
          <table:table-cell office:value-type="float" office:value="165931" calcext:value-type="float">
            <text:p>165931</text:p>
          </table:table-cell>
          <table:table-cell office:value-type="float" office:value="540580" calcext:value-type="float">
            <text:p>540580</text:p>
          </table:table-cell>
          <table:table-cell office:value-type="float" office:value="201288" calcext:value-type="float">
            <text:p>201288</text:p>
          </table:table-cell>
          <table:table-cell table:number-columns-repeated="16371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14516" calcext:value-type="float">
            <text:p>514516</text:p>
          </table:table-cell>
          <table:table-cell office:value-type="float" office:value="191968" calcext:value-type="float">
            <text:p>191968</text:p>
          </table:table-cell>
          <table:table-cell office:value-type="float" office:value="1510884" calcext:value-type="float">
            <text:p>1510884</text:p>
          </table:table-cell>
          <table:table-cell office:value-type="float" office:value="562508" calcext:value-type="float">
            <text:p>562508</text:p>
          </table:table-cell>
          <table:table-cell office:value-type="float" office:value="2202482" calcext:value-type="float">
            <text:p>2202482</text:p>
          </table:table-cell>
          <table:table-cell office:value-type="float" office:value="820051" calcext:value-type="float">
            <text:p>820051</text:p>
          </table:table-cell>
          <table:table-cell office:value-type="float" office:value="1486990" calcext:value-type="float">
            <text:p>1486990</text:p>
          </table:table-cell>
          <table:table-cell office:value-type="float" office:value="553636" calcext:value-type="float">
            <text:p>553636</text:p>
          </table:table-cell>
          <table:table-cell office:value-type="float" office:value="580632" calcext:value-type="float">
            <text:p>580632</text:p>
          </table:table-cell>
          <table:table-cell office:value-type="float" office:value="216450" calcext:value-type="float">
            <text:p>216450</text:p>
          </table:table-cell>
          <table:table-cell office:value-type="float" office:value="558472" calcext:value-type="float">
            <text:p>558472</text:p>
          </table:table-cell>
          <table:table-cell office:value-type="float" office:value="207983" calcext:value-type="float">
            <text:p>207983</text:p>
          </table:table-cell>
          <table:table-cell table:number-columns-repeated="16371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51562" calcext:value-type="float">
            <text:p>551562</text:p>
          </table:table-cell>
          <table:table-cell office:value-type="float" office:value="205812" calcext:value-type="float">
            <text:p>205812</text:p>
          </table:table-cell>
          <table:table-cell office:value-type="float" office:value="1537654" calcext:value-type="float">
            <text:p>1537654</text:p>
          </table:table-cell>
          <table:table-cell office:value-type="float" office:value="572564" calcext:value-type="float">
            <text:p>572564</text:p>
          </table:table-cell>
          <table:table-cell office:value-type="float" office:value="2962644" calcext:value-type="float">
            <text:p>2962644</text:p>
          </table:table-cell>
          <table:table-cell office:value-type="float" office:value="1102730" calcext:value-type="float">
            <text:p>1102730</text:p>
          </table:table-cell>
          <table:table-cell office:value-type="float" office:value="1409414" calcext:value-type="float">
            <text:p>1409414</text:p>
          </table:table-cell>
          <table:table-cell office:value-type="float" office:value="524747" calcext:value-type="float">
            <text:p>524747</text:p>
          </table:table-cell>
          <table:table-cell office:value-type="float" office:value="984407" calcext:value-type="float">
            <text:p>984407</text:p>
          </table:table-cell>
          <table:table-cell office:value-type="float" office:value="367278" calcext:value-type="float">
            <text:p>367278</text:p>
          </table:table-cell>
          <table:table-cell office:value-type="float" office:value="586578" calcext:value-type="float">
            <text:p>586578</text:p>
          </table:table-cell>
          <table:table-cell office:value-type="float" office:value="218420" calcext:value-type="float">
            <text:p>218420</text:p>
          </table:table-cell>
          <table:table-cell table:number-columns-repeated="16371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26994" calcext:value-type="float">
            <text:p>526994</text:p>
          </table:table-cell>
          <table:table-cell office:value-type="float" office:value="196615" calcext:value-type="float">
            <text:p>196615</text:p>
          </table:table-cell>
          <table:table-cell office:value-type="float" office:value="1450688" calcext:value-type="float">
            <text:p>1450688</text:p>
          </table:table-cell>
          <table:table-cell office:value-type="float" office:value="540107" calcext:value-type="float">
            <text:p>540107</text:p>
          </table:table-cell>
          <table:table-cell office:value-type="float" office:value="6047750" calcext:value-type="float">
            <text:p>6047750</text:p>
          </table:table-cell>
          <table:table-cell office:value-type="float" office:value="2250341" calcext:value-type="float">
            <text:p>2250341</text:p>
          </table:table-cell>
          <table:table-cell office:value-type="float" office:value="1393824" calcext:value-type="float">
            <text:p>1393824</text:p>
          </table:table-cell>
          <table:table-cell office:value-type="float" office:value="518942" calcext:value-type="float">
            <text:p>518942</text:p>
          </table:table-cell>
          <table:table-cell office:value-type="float" office:value="560292" calcext:value-type="float">
            <text:p>560292</text:p>
          </table:table-cell>
          <table:table-cell office:value-type="float" office:value="208871" calcext:value-type="float">
            <text:p>208871</text:p>
          </table:table-cell>
          <table:table-cell office:value-type="float" office:value="684854" calcext:value-type="float">
            <text:p>684854</text:p>
          </table:table-cell>
          <table:table-cell office:value-type="float" office:value="255346" calcext:value-type="float">
            <text:p>255346</text:p>
          </table:table-cell>
          <table:table-cell table:number-columns-repeated="16371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18472" calcext:value-type="float">
            <text:p>518472</text:p>
          </table:table-cell>
          <table:table-cell office:value-type="float" office:value="193526" calcext:value-type="float">
            <text:p>193526</text:p>
          </table:table-cell>
          <table:table-cell office:value-type="float" office:value="1376996" calcext:value-type="float">
            <text:p>1376996</text:p>
          </table:table-cell>
          <table:table-cell office:value-type="float" office:value="512667" calcext:value-type="float">
            <text:p>512667</text:p>
          </table:table-cell>
          <table:table-cell office:value-type="float" office:value="4257523" calcext:value-type="float">
            <text:p>4257523</text:p>
          </table:table-cell>
          <table:table-cell office:value-type="float" office:value="1584996" calcext:value-type="float">
            <text:p>1584996</text:p>
          </table:table-cell>
          <table:table-cell office:value-type="float" office:value="1067324" calcext:value-type="float">
            <text:p>1067324</text:p>
          </table:table-cell>
          <table:table-cell office:value-type="float" office:value="397281" calcext:value-type="float">
            <text:p>397281</text:p>
          </table:table-cell>
          <table:table-cell office:value-type="float" office:value="446274" calcext:value-type="float">
            <text:p>446274</text:p>
          </table:table-cell>
          <table:table-cell office:value-type="float" office:value="166236" calcext:value-type="float">
            <text:p>166236</text:p>
          </table:table-cell>
          <table:table-cell office:value-type="float" office:value="570936" calcext:value-type="float">
            <text:p>570936</text:p>
          </table:table-cell>
          <table:table-cell office:value-type="float" office:value="212637" calcext:value-type="float">
            <text:p>212637</text:p>
          </table:table-cell>
          <table:table-cell table:number-columns-repeated="16371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21764" calcext:value-type="float">
            <text:p>521764</text:p>
          </table:table-cell>
          <table:table-cell office:value-type="float" office:value="194658" calcext:value-type="float">
            <text:p>194658</text:p>
          </table:table-cell>
          <table:table-cell office:value-type="float" office:value="1464732" calcext:value-type="float">
            <text:p>1464732</text:p>
          </table:table-cell>
          <table:table-cell office:value-type="float" office:value="545409" calcext:value-type="float">
            <text:p>545409</text:p>
          </table:table-cell>
          <table:table-cell office:value-type="float" office:value="2651580" calcext:value-type="float">
            <text:p>2651580</text:p>
          </table:table-cell>
          <table:table-cell office:value-type="float" office:value="986972" calcext:value-type="float">
            <text:p>986972</text:p>
          </table:table-cell>
          <table:table-cell office:value-type="float" office:value="1397110" calcext:value-type="float">
            <text:p>1397110</text:p>
          </table:table-cell>
          <table:table-cell office:value-type="float" office:value="520418" calcext:value-type="float">
            <text:p>520418</text:p>
          </table:table-cell>
          <table:table-cell office:value-type="float" office:value="572440" calcext:value-type="float">
            <text:p>572440</text:p>
          </table:table-cell>
          <table:table-cell office:value-type="float" office:value="213425" calcext:value-type="float">
            <text:p>213425</text:p>
          </table:table-cell>
          <table:table-cell office:value-type="float" office:value="557378" calcext:value-type="float">
            <text:p>557378</text:p>
          </table:table-cell>
          <table:table-cell office:value-type="float" office:value="207586" calcext:value-type="float">
            <text:p>207586</text:p>
          </table:table-cell>
          <table:table-cell table:number-columns-repeated="16371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56192" calcext:value-type="float">
            <text:p>556192</text:p>
          </table:table-cell>
          <table:table-cell office:value-type="float" office:value="207536" calcext:value-type="float">
            <text:p>207536</text:p>
          </table:table-cell>
          <table:table-cell office:value-type="float" office:value="1425378" calcext:value-type="float">
            <text:p>1425378</text:p>
          </table:table-cell>
          <table:table-cell office:value-type="float" office:value="530683" calcext:value-type="float">
            <text:p>530683</text:p>
          </table:table-cell>
          <table:table-cell office:value-type="float" office:value="3157929" calcext:value-type="float">
            <text:p>3157929</text:p>
          </table:table-cell>
          <table:table-cell office:value-type="float" office:value="1175670" calcext:value-type="float">
            <text:p>1175670</text:p>
          </table:table-cell>
          <table:table-cell office:value-type="float" office:value="1173004" calcext:value-type="float">
            <text:p>1173004</text:p>
          </table:table-cell>
          <table:table-cell office:value-type="float" office:value="436670" calcext:value-type="float">
            <text:p>436670</text:p>
          </table:table-cell>
          <table:table-cell office:value-type="float" office:value="436628" calcext:value-type="float">
            <text:p>436628</text:p>
          </table:table-cell>
          <table:table-cell office:value-type="float" office:value="162615" calcext:value-type="float">
            <text:p>162615</text:p>
          </table:table-cell>
          <table:table-cell office:value-type="float" office:value="522988" calcext:value-type="float">
            <text:p>522988</text:p>
          </table:table-cell>
          <table:table-cell office:value-type="float" office:value="194792" calcext:value-type="float">
            <text:p>194792</text:p>
          </table:table-cell>
          <table:table-cell table:number-columns-repeated="16371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07692" calcext:value-type="float">
            <text:p>507692</text:p>
          </table:table-cell>
          <table:table-cell office:value-type="float" office:value="189411" calcext:value-type="float">
            <text:p>189411</text:p>
          </table:table-cell>
          <table:table-cell office:value-type="float" office:value="1366728" calcext:value-type="float">
            <text:p>1366728</text:p>
          </table:table-cell>
          <table:table-cell office:value-type="float" office:value="508841" calcext:value-type="float">
            <text:p>508841</text:p>
          </table:table-cell>
          <table:table-cell office:value-type="float" office:value="3812983" calcext:value-type="float">
            <text:p>3812983</text:p>
          </table:table-cell>
          <table:table-cell office:value-type="float" office:value="1419437" calcext:value-type="float">
            <text:p>1419437</text:p>
          </table:table-cell>
          <table:table-cell office:value-type="float" office:value="1058510" calcext:value-type="float">
            <text:p>1058510</text:p>
          </table:table-cell>
          <table:table-cell office:value-type="float" office:value="394007" calcext:value-type="float">
            <text:p>394007</text:p>
          </table:table-cell>
          <table:table-cell office:value-type="float" office:value="454964" calcext:value-type="float">
            <text:p>454964</text:p>
          </table:table-cell>
          <table:table-cell office:value-type="float" office:value="169494" calcext:value-type="float">
            <text:p>169494</text:p>
          </table:table-cell>
          <table:table-cell office:value-type="float" office:value="537756" calcext:value-type="float">
            <text:p>537756</text:p>
          </table:table-cell>
          <table:table-cell office:value-type="float" office:value="200253" calcext:value-type="float">
            <text:p>200253</text:p>
          </table:table-cell>
          <table:table-cell table:number-columns-repeated="1637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29918" calcext:value-type="float">
            <text:p>429918</text:p>
          </table:table-cell>
          <table:table-cell office:value-type="float" office:value="160302" calcext:value-type="float">
            <text:p>160302</text:p>
          </table:table-cell>
          <table:table-cell office:value-type="float" office:value="1140278" calcext:value-type="float">
            <text:p>1140278</text:p>
          </table:table-cell>
          <table:table-cell office:value-type="float" office:value="424667" calcext:value-type="float">
            <text:p>424667</text:p>
          </table:table-cell>
          <table:table-cell office:value-type="float" office:value="1602672" calcext:value-type="float">
            <text:p>1602672</text:p>
          </table:table-cell>
          <table:table-cell office:value-type="float" office:value="596409" calcext:value-type="float">
            <text:p>596409</text:p>
          </table:table-cell>
          <table:table-cell office:value-type="float" office:value="1127522" calcext:value-type="float">
            <text:p>1127522</text:p>
          </table:table-cell>
          <table:table-cell office:value-type="float" office:value="419799" calcext:value-type="float">
            <text:p>419799</text:p>
          </table:table-cell>
          <table:table-cell office:value-type="float" office:value="443300" calcext:value-type="float">
            <text:p>443300</text:p>
          </table:table-cell>
          <table:table-cell office:value-type="float" office:value="165116" calcext:value-type="float">
            <text:p>165116</text:p>
          </table:table-cell>
          <table:table-cell office:value-type="float" office:value="546384" calcext:value-type="float">
            <text:p>546384</text:p>
          </table:table-cell>
          <table:table-cell office:value-type="float" office:value="203504" calcext:value-type="float">
            <text:p>203504</text:p>
          </table:table-cell>
          <table:table-cell table:number-columns-repeated="16371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54454" calcext:value-type="float">
            <text:p>454454</text:p>
          </table:table-cell>
          <table:table-cell office:value-type="float" office:value="169490" calcext:value-type="float">
            <text:p>169490</text:p>
          </table:table-cell>
          <table:table-cell office:value-type="float" office:value="1151422" calcext:value-type="float">
            <text:p>1151422</text:p>
          </table:table-cell>
          <table:table-cell office:value-type="float" office:value="428606" calcext:value-type="float">
            <text:p>428606</text:p>
          </table:table-cell>
          <table:table-cell office:value-type="float" office:value="2251560" calcext:value-type="float">
            <text:p>2251560</text:p>
          </table:table-cell>
          <table:table-cell office:value-type="float" office:value="837865" calcext:value-type="float">
            <text:p>837865</text:p>
          </table:table-cell>
          <table:table-cell office:value-type="float" office:value="1075054" calcext:value-type="float">
            <text:p>1075054</text:p>
          </table:table-cell>
          <table:table-cell office:value-type="float" office:value="400118" calcext:value-type="float">
            <text:p>400118</text:p>
          </table:table-cell>
          <table:table-cell office:value-type="float" office:value="417576" calcext:value-type="float">
            <text:p>417576</text:p>
          </table:table-cell>
          <table:table-cell office:value-type="float" office:value="155525" calcext:value-type="float">
            <text:p>155525</text:p>
          </table:table-cell>
          <table:table-cell office:value-type="float" office:value="512708" calcext:value-type="float">
            <text:p>512708</text:p>
          </table:table-cell>
          <table:table-cell office:value-type="float" office:value="190939" calcext:value-type="float">
            <text:p>190939</text:p>
          </table:table-cell>
          <table:table-cell table:number-columns-repeated="16371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34906" calcext:value-type="float">
            <text:p>434906</text:p>
          </table:table-cell>
          <table:table-cell office:value-type="float" office:value="162083" calcext:value-type="float">
            <text:p>162083</text:p>
          </table:table-cell>
          <table:table-cell office:value-type="float" office:value="1187546" calcext:value-type="float">
            <text:p>1187546</text:p>
          </table:table-cell>
          <table:table-cell office:value-type="float" office:value="442287" calcext:value-type="float">
            <text:p>442287</text:p>
          </table:table-cell>
          <table:table-cell office:value-type="float" office:value="3256692" calcext:value-type="float">
            <text:p>3256692</text:p>
          </table:table-cell>
          <table:table-cell office:value-type="float" office:value="1211874" calcext:value-type="float">
            <text:p>1211874</text:p>
          </table:table-cell>
          <table:table-cell office:value-type="float" office:value="1171704" calcext:value-type="float">
            <text:p>1171704</text:p>
          </table:table-cell>
          <table:table-cell office:value-type="float" office:value="436095" calcext:value-type="float">
            <text:p>436095</text:p>
          </table:table-cell>
          <table:table-cell office:value-type="float" office:value="506492" calcext:value-type="float">
            <text:p>506492</text:p>
          </table:table-cell>
          <table:table-cell office:value-type="float" office:value="188633" calcext:value-type="float">
            <text:p>188633</text:p>
          </table:table-cell>
          <table:table-cell office:value-type="float" office:value="552024" calcext:value-type="float">
            <text:p>552024</text:p>
          </table:table-cell>
          <table:table-cell office:value-type="float" office:value="205563" calcext:value-type="float">
            <text:p>205563</text:p>
          </table:table-cell>
          <table:table-cell table:number-columns-repeated="16371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30272" calcext:value-type="float">
            <text:p>530272</text:p>
          </table:table-cell>
          <table:table-cell office:value-type="float" office:value="197867" calcext:value-type="float">
            <text:p>197867</text:p>
          </table:table-cell>
          <table:table-cell office:value-type="float" office:value="1435970" calcext:value-type="float">
            <text:p>1435970</text:p>
          </table:table-cell>
          <table:table-cell office:value-type="float" office:value="534624" calcext:value-type="float">
            <text:p>534624</text:p>
          </table:table-cell>
          <table:table-cell office:value-type="float" office:value="2085402" calcext:value-type="float">
            <text:p>2085402</text:p>
          </table:table-cell>
          <table:table-cell office:value-type="float" office:value="776380" calcext:value-type="float">
            <text:p>776380</text:p>
          </table:table-cell>
          <table:table-cell office:value-type="float" office:value="1417840" calcext:value-type="float">
            <text:p>1417840</text:p>
          </table:table-cell>
          <table:table-cell office:value-type="float" office:value="527883" calcext:value-type="float">
            <text:p>527883</text:p>
          </table:table-cell>
          <table:table-cell office:value-type="float" office:value="551330" calcext:value-type="float">
            <text:p>551330</text:p>
          </table:table-cell>
          <table:table-cell office:value-type="float" office:value="205532" calcext:value-type="float">
            <text:p>205532</text:p>
          </table:table-cell>
          <table:table-cell office:value-type="float" office:value="528918" calcext:value-type="float">
            <text:p>528918</text:p>
          </table:table-cell>
          <table:table-cell office:value-type="float" office:value="196971" calcext:value-type="float">
            <text:p>196971</text:p>
          </table:table-cell>
          <table:table-cell table:number-columns-repeated="16371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54168" calcext:value-type="float">
            <text:p>554168</text:p>
          </table:table-cell>
          <table:table-cell office:value-type="float" office:value="206725" calcext:value-type="float">
            <text:p>206725</text:p>
          </table:table-cell>
          <table:table-cell office:value-type="float" office:value="1545580" calcext:value-type="float">
            <text:p>1545580</text:p>
          </table:table-cell>
          <table:table-cell office:value-type="float" office:value="575452" calcext:value-type="float">
            <text:p>575452</text:p>
          </table:table-cell>
          <table:table-cell office:value-type="float" office:value="4033116" calcext:value-type="float">
            <text:p>4033116</text:p>
          </table:table-cell>
          <table:table-cell office:value-type="float" office:value="1500994" calcext:value-type="float">
            <text:p>1500994</text:p>
          </table:table-cell>
          <table:table-cell office:value-type="float" office:value="1475740" calcext:value-type="float">
            <text:p>1475740</text:p>
          </table:table-cell>
          <table:table-cell office:value-type="float" office:value="549487" calcext:value-type="float">
            <text:p>549487</text:p>
          </table:table-cell>
          <table:table-cell office:value-type="float" office:value="563732" calcext:value-type="float">
            <text:p>563732</text:p>
          </table:table-cell>
          <table:table-cell office:value-type="float" office:value="210155" calcext:value-type="float">
            <text:p>210155</text:p>
          </table:table-cell>
          <table:table-cell office:value-type="float" office:value="664186" calcext:value-type="float">
            <text:p>664186</text:p>
          </table:table-cell>
          <table:table-cell office:value-type="float" office:value="247564" calcext:value-type="float">
            <text:p>247564</text:p>
          </table:table-cell>
          <table:table-cell table:number-columns-repeated="16371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71032" calcext:value-type="float">
            <text:p>571032</text:p>
          </table:table-cell>
          <table:table-cell office:value-type="float" office:value="213027" calcext:value-type="float">
            <text:p>213027</text:p>
          </table:table-cell>
          <table:table-cell office:value-type="float" office:value="1465475" calcext:value-type="float">
            <text:p>1465475</text:p>
          </table:table-cell>
          <table:table-cell office:value-type="float" office:value="546116" calcext:value-type="float">
            <text:p>546116</text:p>
          </table:table-cell>
          <table:table-cell office:value-type="float" office:value="3209990" calcext:value-type="float">
            <text:p>3209990</text:p>
          </table:table-cell>
          <table:table-cell office:value-type="float" office:value="1194435" calcext:value-type="float">
            <text:p>1194435</text:p>
          </table:table-cell>
          <table:table-cell office:value-type="float" office:value="1123734" calcext:value-type="float">
            <text:p>1123734</text:p>
          </table:table-cell>
          <table:table-cell office:value-type="float" office:value="418262" calcext:value-type="float">
            <text:p>418262</text:p>
          </table:table-cell>
          <table:table-cell office:value-type="float" office:value="460184" calcext:value-type="float">
            <text:p>460184</text:p>
          </table:table-cell>
          <table:table-cell office:value-type="float" office:value="171393" calcext:value-type="float">
            <text:p>171393</text:p>
          </table:table-cell>
          <table:table-cell office:value-type="float" office:value="580086" calcext:value-type="float">
            <text:p>580086</text:p>
          </table:table-cell>
          <table:table-cell office:value-type="float" office:value="216566" calcext:value-type="float">
            <text:p>216566</text:p>
          </table:table-cell>
          <table:table-cell table:number-columns-repeated="16371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49128" calcext:value-type="float">
            <text:p>549128</text:p>
          </table:table-cell>
          <table:table-cell office:value-type="float" office:value="204901" calcext:value-type="float">
            <text:p>204901</text:p>
          </table:table-cell>
          <table:table-cell office:value-type="float" office:value="1537162" calcext:value-type="float">
            <text:p>1537162</text:p>
          </table:table-cell>
          <table:table-cell office:value-type="float" office:value="572531" calcext:value-type="float">
            <text:p>572531</text:p>
          </table:table-cell>
          <table:table-cell office:value-type="float" office:value="2797034" calcext:value-type="float">
            <text:p>2797034</text:p>
          </table:table-cell>
          <table:table-cell office:value-type="float" office:value="1041204" calcext:value-type="float">
            <text:p>1041204</text:p>
          </table:table-cell>
          <table:table-cell office:value-type="float" office:value="1468138" calcext:value-type="float">
            <text:p>1468138</text:p>
          </table:table-cell>
          <table:table-cell office:value-type="float" office:value="546626" calcext:value-type="float">
            <text:p>546626</text:p>
          </table:table-cell>
          <table:table-cell office:value-type="float" office:value="588496" calcext:value-type="float">
            <text:p>588496</text:p>
          </table:table-cell>
          <table:table-cell office:value-type="float" office:value="219401" calcext:value-type="float">
            <text:p>219401</text:p>
          </table:table-cell>
          <table:table-cell office:value-type="float" office:value="552492" calcext:value-type="float">
            <text:p>552492</text:p>
          </table:table-cell>
          <table:table-cell office:value-type="float" office:value="205769" calcext:value-type="float">
            <text:p>205769</text:p>
          </table:table-cell>
          <table:table-cell table:number-columns-repeated="1637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59546" calcext:value-type="float">
            <text:p>559546</text:p>
          </table:table-cell>
          <table:table-cell office:value-type="float" office:value="208786" calcext:value-type="float">
            <text:p>208786</text:p>
          </table:table-cell>
          <table:table-cell office:value-type="float" office:value="1549836" calcext:value-type="float">
            <text:p>1549836</text:p>
          </table:table-cell>
          <table:table-cell office:value-type="float" office:value="577143" calcext:value-type="float">
            <text:p>577143</text:p>
          </table:table-cell>
          <table:table-cell office:value-type="float" office:value="4188972" calcext:value-type="float">
            <text:p>4188972</text:p>
          </table:table-cell>
          <table:table-cell office:value-type="float" office:value="1558876" calcext:value-type="float">
            <text:p>1558876</text:p>
          </table:table-cell>
          <table:table-cell office:value-type="float" office:value="1509723" calcext:value-type="float">
            <text:p>1509723</text:p>
          </table:table-cell>
          <table:table-cell office:value-type="float" office:value="562732" calcext:value-type="float">
            <text:p>562732</text:p>
          </table:table-cell>
          <table:table-cell office:value-type="float" office:value="475032" calcext:value-type="float">
            <text:p>475032</text:p>
          </table:table-cell>
          <table:table-cell office:value-type="float" office:value="176923" calcext:value-type="float">
            <text:p>176923</text:p>
          </table:table-cell>
          <table:table-cell office:value-type="float" office:value="579838" calcext:value-type="float">
            <text:p>579838</text:p>
          </table:table-cell>
          <table:table-cell office:value-type="float" office:value="215944" calcext:value-type="float">
            <text:p>215944</text:p>
          </table:table-cell>
          <table:table-cell table:number-columns-repeated="1637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47580" calcext:value-type="float">
            <text:p>547580</text:p>
          </table:table-cell>
          <table:table-cell office:value-type="float" office:value="204293" calcext:value-type="float">
            <text:p>204293</text:p>
          </table:table-cell>
          <table:table-cell office:value-type="float" office:value="1569613" calcext:value-type="float">
            <text:p>1569613</text:p>
          </table:table-cell>
          <table:table-cell office:value-type="float" office:value="584945" calcext:value-type="float">
            <text:p>584945</text:p>
          </table:table-cell>
          <table:table-cell office:value-type="float" office:value="1787704" calcext:value-type="float">
            <text:p>1787704</text:p>
          </table:table-cell>
          <table:table-cell office:value-type="float" office:value="665399" calcext:value-type="float">
            <text:p>665399</text:p>
          </table:table-cell>
          <table:table-cell office:value-type="float" office:value="1174532" calcext:value-type="float">
            <text:p>1174532</text:p>
          </table:table-cell>
          <table:table-cell office:value-type="float" office:value="437147" calcext:value-type="float">
            <text:p>437147</text:p>
          </table:table-cell>
          <table:table-cell office:value-type="float" office:value="482042" calcext:value-type="float">
            <text:p>482042</text:p>
          </table:table-cell>
          <table:table-cell office:value-type="float" office:value="179532" calcext:value-type="float">
            <text:p>179532</text:p>
          </table:table-cell>
          <table:table-cell office:value-type="float" office:value="545530" calcext:value-type="float">
            <text:p>545530</text:p>
          </table:table-cell>
          <table:table-cell office:value-type="float" office:value="203181" calcext:value-type="float">
            <text:p>203181</text:p>
          </table:table-cell>
          <table:table-cell table:number-columns-repeated="16371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47342" calcext:value-type="float">
            <text:p>447342</text:p>
          </table:table-cell>
          <table:table-cell office:value-type="float" office:value="166783" calcext:value-type="float">
            <text:p>166783</text:p>
          </table:table-cell>
          <table:table-cell office:value-type="float" office:value="1180938" calcext:value-type="float">
            <text:p>1180938</text:p>
          </table:table-cell>
          <table:table-cell office:value-type="float" office:value="439588" calcext:value-type="float">
            <text:p>439588</text:p>
          </table:table-cell>
          <table:table-cell office:value-type="float" office:value="2205690" calcext:value-type="float">
            <text:p>2205690</text:p>
          </table:table-cell>
          <table:table-cell office:value-type="float" office:value="820821" calcext:value-type="float">
            <text:p>820821</text:p>
          </table:table-cell>
          <table:table-cell office:value-type="float" office:value="1122026" calcext:value-type="float">
            <text:p>1122026</text:p>
          </table:table-cell>
          <table:table-cell office:value-type="float" office:value="417609" calcext:value-type="float">
            <text:p>417609</text:p>
          </table:table-cell>
          <table:table-cell office:value-type="float" office:value="442394" calcext:value-type="float">
            <text:p>442394</text:p>
          </table:table-cell>
          <table:table-cell office:value-type="float" office:value="164781" calcext:value-type="float">
            <text:p>164781</text:p>
          </table:table-cell>
          <table:table-cell office:value-type="float" office:value="538054" calcext:value-type="float">
            <text:p>538054</text:p>
          </table:table-cell>
          <table:table-cell office:value-type="float" office:value="200374" calcext:value-type="float">
            <text:p>200374</text:p>
          </table:table-cell>
          <table:table-cell table:number-columns-repeated="1637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33252" calcext:value-type="float">
            <text:p>433252</text:p>
          </table:table-cell>
          <table:table-cell office:value-type="float" office:value="161555" calcext:value-type="float">
            <text:p>161555</text:p>
          </table:table-cell>
          <table:table-cell office:value-type="float" office:value="1162476" calcext:value-type="float">
            <text:p>1162476</text:p>
          </table:table-cell>
          <table:table-cell office:value-type="float" office:value="432707" calcext:value-type="float">
            <text:p>432707</text:p>
          </table:table-cell>
          <table:table-cell office:value-type="float" office:value="3989424" calcext:value-type="float">
            <text:p>3989424</text:p>
          </table:table-cell>
          <table:table-cell office:value-type="float" office:value="1484386" calcext:value-type="float">
            <text:p>1484386</text:p>
          </table:table-cell>
          <table:table-cell office:value-type="float" office:value="1110756" calcext:value-type="float">
            <text:p>1110756</text:p>
          </table:table-cell>
          <table:table-cell office:value-type="float" office:value="413401" calcext:value-type="float">
            <text:p>413401</text:p>
          </table:table-cell>
          <table:table-cell office:value-type="float" office:value="446624" calcext:value-type="float">
            <text:p>446624</text:p>
          </table:table-cell>
          <table:table-cell office:value-type="float" office:value="166342" calcext:value-type="float">
            <text:p>166342</text:p>
          </table:table-cell>
          <table:table-cell office:value-type="float" office:value="550910" calcext:value-type="float">
            <text:p>550910</text:p>
          </table:table-cell>
          <table:table-cell office:value-type="float" office:value="205176" calcext:value-type="float">
            <text:p>205176</text:p>
          </table:table-cell>
          <table:table-cell table:number-columns-repeated="16371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64014" calcext:value-type="float">
            <text:p>564014</text:p>
          </table:table-cell>
          <table:table-cell office:value-type="float" office:value="210538" calcext:value-type="float">
            <text:p>210538</text:p>
          </table:table-cell>
          <table:table-cell office:value-type="float" office:value="1487719" calcext:value-type="float">
            <text:p>1487719</text:p>
          </table:table-cell>
          <table:table-cell office:value-type="float" office:value="555176" calcext:value-type="float">
            <text:p>555176</text:p>
          </table:table-cell>
          <table:table-cell office:value-type="float" office:value="2374020" calcext:value-type="float">
            <text:p>2374020</text:p>
          </table:table-cell>
          <table:table-cell office:value-type="float" office:value="883764" calcext:value-type="float">
            <text:p>883764</text:p>
          </table:table-cell>
          <table:table-cell office:value-type="float" office:value="1168076" calcext:value-type="float">
            <text:p>1168076</text:p>
          </table:table-cell>
          <table:table-cell office:value-type="float" office:value="434737" calcext:value-type="float">
            <text:p>434737</text:p>
          </table:table-cell>
          <table:table-cell office:value-type="float" office:value="533564" calcext:value-type="float">
            <text:p>533564</text:p>
          </table:table-cell>
          <table:table-cell office:value-type="float" office:value="198933" calcext:value-type="float">
            <text:p>198933</text:p>
          </table:table-cell>
          <table:table-cell office:value-type="float" office:value="611570" calcext:value-type="float">
            <text:p>611570</text:p>
          </table:table-cell>
          <table:table-cell office:value-type="float" office:value="227858" calcext:value-type="float">
            <text:p>227858</text:p>
          </table:table-cell>
          <table:table-cell table:number-columns-repeated="1637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59972" calcext:value-type="float">
            <text:p>559972</text:p>
          </table:table-cell>
          <table:table-cell office:value-type="float" office:value="208906" calcext:value-type="float">
            <text:p>208906</text:p>
          </table:table-cell>
          <table:table-cell office:value-type="float" office:value="1540376" calcext:value-type="float">
            <text:p>1540376</text:p>
          </table:table-cell>
          <table:table-cell office:value-type="float" office:value="573491" calcext:value-type="float">
            <text:p>573491</text:p>
          </table:table-cell>
          <table:table-cell office:value-type="float" office:value="6321818" calcext:value-type="float">
            <text:p>6321818</text:p>
          </table:table-cell>
          <table:table-cell office:value-type="float" office:value="2352199" calcext:value-type="float">
            <text:p>2352199</text:p>
          </table:table-cell>
          <table:table-cell office:value-type="float" office:value="1414514" calcext:value-type="float">
            <text:p>1414514</text:p>
          </table:table-cell>
          <table:table-cell office:value-type="float" office:value="526684" calcext:value-type="float">
            <text:p>526684</text:p>
          </table:table-cell>
          <table:table-cell office:value-type="float" office:value="552836" calcext:value-type="float">
            <text:p>552836</text:p>
          </table:table-cell>
          <table:table-cell office:value-type="float" office:value="206101" calcext:value-type="float">
            <text:p>206101</text:p>
          </table:table-cell>
          <table:table-cell office:value-type="float" office:value="585060" calcext:value-type="float">
            <text:p>585060</text:p>
          </table:table-cell>
          <table:table-cell office:value-type="float" office:value="217895" calcext:value-type="float">
            <text:p>217895</text:p>
          </table:table-cell>
          <table:table-cell table:number-columns-repeated="16371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24404" calcext:value-type="float">
            <text:p>524404</text:p>
          </table:table-cell>
          <table:table-cell office:value-type="float" office:value="195714" calcext:value-type="float">
            <text:p>195714</text:p>
          </table:table-cell>
          <table:table-cell office:value-type="float" office:value="1482914" calcext:value-type="float">
            <text:p>1482914</text:p>
          </table:table-cell>
          <table:table-cell office:value-type="float" office:value="552203" calcext:value-type="float">
            <text:p>552203</text:p>
          </table:table-cell>
          <table:table-cell office:value-type="float" office:value="2119084" calcext:value-type="float">
            <text:p>2119084</text:p>
          </table:table-cell>
          <table:table-cell office:value-type="float" office:value="788940" calcext:value-type="float">
            <text:p>788940</text:p>
          </table:table-cell>
          <table:table-cell office:value-type="float" office:value="1394774" calcext:value-type="float">
            <text:p>1394774</text:p>
          </table:table-cell>
          <table:table-cell office:value-type="float" office:value="519331" calcext:value-type="float">
            <text:p>519331</text:p>
          </table:table-cell>
          <table:table-cell office:value-type="float" office:value="552724" calcext:value-type="float">
            <text:p>552724</text:p>
          </table:table-cell>
          <table:table-cell office:value-type="float" office:value="206075" calcext:value-type="float">
            <text:p>206075</text:p>
          </table:table-cell>
          <table:table-cell office:value-type="float" office:value="664204" calcext:value-type="float">
            <text:p>664204</text:p>
          </table:table-cell>
          <table:table-cell office:value-type="float" office:value="247605" calcext:value-type="float">
            <text:p>247605</text:p>
          </table:table-cell>
          <table:table-cell table:number-columns-repeated="16371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40586" calcext:value-type="float">
            <text:p>440586</text:p>
          </table:table-cell>
          <table:table-cell office:value-type="float" office:value="164272" calcext:value-type="float">
            <text:p>164272</text:p>
          </table:table-cell>
          <table:table-cell office:value-type="float" office:value="1183796" calcext:value-type="float">
            <text:p>1183796</text:p>
          </table:table-cell>
          <table:table-cell office:value-type="float" office:value="440875" calcext:value-type="float">
            <text:p>440875</text:p>
          </table:table-cell>
          <table:table-cell office:value-type="float" office:value="5648250" calcext:value-type="float">
            <text:p>5648250</text:p>
          </table:table-cell>
          <table:table-cell office:value-type="float" office:value="2101549" calcext:value-type="float">
            <text:p>2101549</text:p>
          </table:table-cell>
          <table:table-cell office:value-type="float" office:value="1116766" calcext:value-type="float">
            <text:p>1116766</text:p>
          </table:table-cell>
          <table:table-cell office:value-type="float" office:value="415680" calcext:value-type="float">
            <text:p>415680</text:p>
          </table:table-cell>
          <table:table-cell office:value-type="float" office:value="444172" calcext:value-type="float">
            <text:p>444172</text:p>
          </table:table-cell>
          <table:table-cell office:value-type="float" office:value="165420" calcext:value-type="float">
            <text:p>165420</text:p>
          </table:table-cell>
          <table:table-cell office:value-type="float" office:value="530988" calcext:value-type="float">
            <text:p>530988</text:p>
          </table:table-cell>
          <table:table-cell office:value-type="float" office:value="197829" calcext:value-type="float">
            <text:p>197829</text:p>
          </table:table-cell>
          <table:table-cell table:number-columns-repeated="1637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61078" calcext:value-type="float">
            <text:p>561078</text:p>
          </table:table-cell>
          <table:table-cell office:value-type="float" office:value="209353" calcext:value-type="float">
            <text:p>209353</text:p>
          </table:table-cell>
          <table:table-cell office:value-type="float" office:value="1548260" calcext:value-type="float">
            <text:p>1548260</text:p>
          </table:table-cell>
          <table:table-cell office:value-type="float" office:value="576476" calcext:value-type="float">
            <text:p>576476</text:p>
          </table:table-cell>
          <table:table-cell office:value-type="float" office:value="4473408" calcext:value-type="float">
            <text:p>4473408</text:p>
          </table:table-cell>
          <table:table-cell office:value-type="float" office:value="1664647" calcext:value-type="float">
            <text:p>1664647</text:p>
          </table:table-cell>
          <table:table-cell office:value-type="float" office:value="1473700" calcext:value-type="float">
            <text:p>1473700</text:p>
          </table:table-cell>
          <table:table-cell office:value-type="float" office:value="548698" calcext:value-type="float">
            <text:p>548698</text:p>
          </table:table-cell>
          <table:table-cell office:value-type="float" office:value="568020" calcext:value-type="float">
            <text:p>568020</text:p>
          </table:table-cell>
          <table:table-cell office:value-type="float" office:value="211749" calcext:value-type="float">
            <text:p>211749</text:p>
          </table:table-cell>
          <table:table-cell office:value-type="float" office:value="558664" calcext:value-type="float">
            <text:p>558664</text:p>
          </table:table-cell>
          <table:table-cell office:value-type="float" office:value="208062" calcext:value-type="float">
            <text:p>208062</text:p>
          </table:table-cell>
          <table:table-cell table:number-columns-repeated="16371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21120" calcext:value-type="float">
            <text:p>521120</text:p>
          </table:table-cell>
          <table:table-cell office:value-type="float" office:value="194435" calcext:value-type="float">
            <text:p>194435</text:p>
          </table:table-cell>
          <table:table-cell office:value-type="float" office:value="1476560" calcext:value-type="float">
            <text:p>1476560</text:p>
          </table:table-cell>
          <table:table-cell office:value-type="float" office:value="549780" calcext:value-type="float">
            <text:p>549780</text:p>
          </table:table-cell>
          <table:table-cell office:value-type="float" office:value="2655594" calcext:value-type="float">
            <text:p>2655594</text:p>
          </table:table-cell>
          <table:table-cell office:value-type="float" office:value="988395" calcext:value-type="float">
            <text:p>988395</text:p>
          </table:table-cell>
          <table:table-cell office:value-type="float" office:value="1395408" calcext:value-type="float">
            <text:p>1395408</text:p>
          </table:table-cell>
          <table:table-cell office:value-type="float" office:value="519536" calcext:value-type="float">
            <text:p>519536</text:p>
          </table:table-cell>
          <table:table-cell office:value-type="float" office:value="558008" calcext:value-type="float">
            <text:p>558008</text:p>
          </table:table-cell>
          <table:table-cell office:value-type="float" office:value="208025" calcext:value-type="float">
            <text:p>208025</text:p>
          </table:table-cell>
          <table:table-cell office:value-type="float" office:value="659808" calcext:value-type="float">
            <text:p>659808</text:p>
          </table:table-cell>
          <table:table-cell office:value-type="float" office:value="245904" calcext:value-type="float">
            <text:p>245904</text:p>
          </table:table-cell>
          <table:table-cell table:number-columns-repeated="16371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99258" calcext:value-type="float">
            <text:p>499258</text:p>
          </table:table-cell>
          <table:table-cell office:value-type="float" office:value="186342" calcext:value-type="float">
            <text:p>186342</text:p>
          </table:table-cell>
          <table:table-cell office:value-type="float" office:value="1394000" calcext:value-type="float">
            <text:p>1394000</text:p>
          </table:table-cell>
          <table:table-cell office:value-type="float" office:value="519057" calcext:value-type="float">
            <text:p>519057</text:p>
          </table:table-cell>
          <table:table-cell office:value-type="float" office:value="3880013" calcext:value-type="float">
            <text:p>3880013</text:p>
          </table:table-cell>
          <table:table-cell office:value-type="float" office:value="1444583" calcext:value-type="float">
            <text:p>1444583</text:p>
          </table:table-cell>
          <table:table-cell office:value-type="float" office:value="1066736" calcext:value-type="float">
            <text:p>1066736</text:p>
          </table:table-cell>
          <table:table-cell office:value-type="float" office:value="397044" calcext:value-type="float">
            <text:p>397044</text:p>
          </table:table-cell>
          <table:table-cell office:value-type="float" office:value="439950" calcext:value-type="float">
            <text:p>439950</text:p>
          </table:table-cell>
          <table:table-cell office:value-type="float" office:value="163970" calcext:value-type="float">
            <text:p>163970</text:p>
          </table:table-cell>
          <table:table-cell office:value-type="float" office:value="544944" calcext:value-type="float">
            <text:p>544944</text:p>
          </table:table-cell>
          <table:table-cell office:value-type="float" office:value="203047" calcext:value-type="float">
            <text:p>203047</text:p>
          </table:table-cell>
          <table:table-cell table:number-columns-repeated="16371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51484" calcext:value-type="float">
            <text:p>551484</text:p>
          </table:table-cell>
          <table:table-cell office:value-type="float" office:value="205784" calcext:value-type="float">
            <text:p>205784</text:p>
          </table:table-cell>
          <table:table-cell office:value-type="float" office:value="1538078" calcext:value-type="float">
            <text:p>1538078</text:p>
          </table:table-cell>
          <table:table-cell office:value-type="float" office:value="572659" calcext:value-type="float">
            <text:p>572659</text:p>
          </table:table-cell>
          <table:table-cell office:value-type="float" office:value="7941330" calcext:value-type="float">
            <text:p>7941330</text:p>
          </table:table-cell>
          <table:table-cell office:value-type="float" office:value="2954755" calcext:value-type="float">
            <text:p>2954755</text:p>
          </table:table-cell>
          <table:table-cell office:value-type="float" office:value="1403316" calcext:value-type="float">
            <text:p>1403316</text:p>
          </table:table-cell>
          <table:table-cell office:value-type="float" office:value="522479" calcext:value-type="float">
            <text:p>522479</text:p>
          </table:table-cell>
          <table:table-cell office:value-type="float" office:value="559310" calcext:value-type="float">
            <text:p>559310</text:p>
          </table:table-cell>
          <table:table-cell office:value-type="float" office:value="208598" calcext:value-type="float">
            <text:p>208598</text:p>
          </table:table-cell>
          <table:table-cell office:value-type="float" office:value="590874" calcext:value-type="float">
            <text:p>590874</text:p>
          </table:table-cell>
          <table:table-cell office:value-type="float" office:value="220109" calcext:value-type="float">
            <text:p>220109</text:p>
          </table:table-cell>
          <table:table-cell table:number-columns-repeated="16371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62268" calcext:value-type="float">
            <text:p>562268</text:p>
          </table:table-cell>
          <table:table-cell office:value-type="float" office:value="209849" calcext:value-type="float">
            <text:p>209849</text:p>
          </table:table-cell>
          <table:table-cell office:value-type="float" office:value="1535396" calcext:value-type="float">
            <text:p>1535396</text:p>
          </table:table-cell>
          <table:table-cell office:value-type="float" office:value="572074" calcext:value-type="float">
            <text:p>572074</text:p>
          </table:table-cell>
          <table:table-cell office:value-type="float" office:value="2827658" calcext:value-type="float">
            <text:p>2827658</text:p>
          </table:table-cell>
          <table:table-cell office:value-type="float" office:value="1052668" calcext:value-type="float">
            <text:p>1052668</text:p>
          </table:table-cell>
          <table:table-cell office:value-type="float" office:value="1445964" calcext:value-type="float">
            <text:p>1445964</text:p>
          </table:table-cell>
          <table:table-cell office:value-type="float" office:value="538362" calcext:value-type="float">
            <text:p>538362</text:p>
          </table:table-cell>
          <table:table-cell office:value-type="float" office:value="552470" calcext:value-type="float">
            <text:p>552470</text:p>
          </table:table-cell>
          <table:table-cell office:value-type="float" office:value="205954" calcext:value-type="float">
            <text:p>205954</text:p>
          </table:table-cell>
          <table:table-cell office:value-type="float" office:value="684830" calcext:value-type="float">
            <text:p>684830</text:p>
          </table:table-cell>
          <table:table-cell office:value-type="float" office:value="255368" calcext:value-type="float">
            <text:p>255368</text:p>
          </table:table-cell>
          <table:table-cell table:number-columns-repeated="1637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39071" calcext:value-type="float">
            <text:p>639071</text:p>
          </table:table-cell>
          <table:table-cell office:value-type="float" office:value="238874" calcext:value-type="float">
            <text:p>238874</text:p>
          </table:table-cell>
          <table:table-cell office:value-type="float" office:value="1196210" calcext:value-type="float">
            <text:p>1196210</text:p>
          </table:table-cell>
          <table:table-cell office:value-type="float" office:value="445458" calcext:value-type="float">
            <text:p>445458</text:p>
          </table:table-cell>
          <table:table-cell office:value-type="float" office:value="5599116" calcext:value-type="float">
            <text:p>5599116</text:p>
          </table:table-cell>
          <table:table-cell office:value-type="float" office:value="2083210" calcext:value-type="float">
            <text:p>2083210</text:p>
          </table:table-cell>
          <table:table-cell office:value-type="float" office:value="1132752" calcext:value-type="float">
            <text:p>1132752</text:p>
          </table:table-cell>
          <table:table-cell office:value-type="float" office:value="421648" calcext:value-type="float">
            <text:p>421648</text:p>
          </table:table-cell>
          <table:table-cell office:value-type="float" office:value="458028" calcext:value-type="float">
            <text:p>458028</text:p>
          </table:table-cell>
          <table:table-cell office:value-type="float" office:value="170700" calcext:value-type="float">
            <text:p>170700</text:p>
          </table:table-cell>
          <table:table-cell office:value-type="float" office:value="600768" calcext:value-type="float">
            <text:p>600768</text:p>
          </table:table-cell>
          <table:table-cell office:value-type="float" office:value="223777" calcext:value-type="float">
            <text:p>223777</text:p>
          </table:table-cell>
          <table:table-cell table:number-columns-repeated="16371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61288" calcext:value-type="float">
            <text:p>561288</text:p>
          </table:table-cell>
          <table:table-cell office:value-type="float" office:value="209434" calcext:value-type="float">
            <text:p>209434</text:p>
          </table:table-cell>
          <table:table-cell office:value-type="float" office:value="1528050" calcext:value-type="float">
            <text:p>1528050</text:p>
          </table:table-cell>
          <table:table-cell office:value-type="float" office:value="569061" calcext:value-type="float">
            <text:p>569061</text:p>
          </table:table-cell>
          <table:table-cell office:value-type="float" office:value="2177954" calcext:value-type="float">
            <text:p>2177954</text:p>
          </table:table-cell>
          <table:table-cell office:value-type="float" office:value="810846" calcext:value-type="float">
            <text:p>810846</text:p>
          </table:table-cell>
          <table:table-cell office:value-type="float" office:value="1467326" calcext:value-type="float">
            <text:p>1467326</text:p>
          </table:table-cell>
          <table:table-cell office:value-type="float" office:value="546307" calcext:value-type="float">
            <text:p>546307</text:p>
          </table:table-cell>
          <table:table-cell office:value-type="float" office:value="579700" calcext:value-type="float">
            <text:p>579700</text:p>
          </table:table-cell>
          <table:table-cell office:value-type="float" office:value="216123" calcext:value-type="float">
            <text:p>216123</text:p>
          </table:table-cell>
          <table:table-cell office:value-type="float" office:value="613736" calcext:value-type="float">
            <text:p>613736</text:p>
          </table:table-cell>
          <table:table-cell office:value-type="float" office:value="228543" calcext:value-type="float">
            <text:p>228543</text:p>
          </table:table-cell>
          <table:table-cell table:number-columns-repeated="16371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29422" calcext:value-type="float">
            <text:p>529422</text:p>
          </table:table-cell>
          <table:table-cell office:value-type="float" office:value="197589" calcext:value-type="float">
            <text:p>197589</text:p>
          </table:table-cell>
          <table:table-cell office:value-type="float" office:value="1448022" calcext:value-type="float">
            <text:p>1448022</text:p>
          </table:table-cell>
          <table:table-cell office:value-type="float" office:value="539112" calcext:value-type="float">
            <text:p>539112</text:p>
          </table:table-cell>
          <table:table-cell office:value-type="float" office:value="3014427" calcext:value-type="float">
            <text:p>3014427</text:p>
          </table:table-cell>
          <table:table-cell office:value-type="float" office:value="1122535" calcext:value-type="float">
            <text:p>1122535</text:p>
          </table:table-cell>
          <table:table-cell office:value-type="float" office:value="1132890" calcext:value-type="float">
            <text:p>1132890</text:p>
          </table:table-cell>
          <table:table-cell office:value-type="float" office:value="421879" calcext:value-type="float">
            <text:p>421879</text:p>
          </table:table-cell>
          <table:table-cell office:value-type="float" office:value="459808" calcext:value-type="float">
            <text:p>459808</text:p>
          </table:table-cell>
          <table:table-cell office:value-type="float" office:value="171263" calcext:value-type="float">
            <text:p>171263</text:p>
          </table:table-cell>
          <table:table-cell office:value-type="float" office:value="563054" calcext:value-type="float">
            <text:p>563054</text:p>
          </table:table-cell>
          <table:table-cell office:value-type="float" office:value="209815" calcext:value-type="float">
            <text:p>209815</text:p>
          </table:table-cell>
          <table:table-cell table:number-columns-repeated="16371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38734" calcext:value-type="float">
            <text:p>538734</text:p>
          </table:table-cell>
          <table:table-cell office:value-type="float" office:value="200966" calcext:value-type="float">
            <text:p>200966</text:p>
          </table:table-cell>
          <table:table-cell office:value-type="float" office:value="1441816" calcext:value-type="float">
            <text:p>1441816</text:p>
          </table:table-cell>
          <table:table-cell office:value-type="float" office:value="536798" calcext:value-type="float">
            <text:p>536798</text:p>
          </table:table-cell>
          <table:table-cell office:value-type="float" office:value="2796476" calcext:value-type="float">
            <text:p>2796476</text:p>
          </table:table-cell>
          <table:table-cell office:value-type="float" office:value="1040966" calcext:value-type="float">
            <text:p>1040966</text:p>
          </table:table-cell>
          <table:table-cell office:value-type="float" office:value="1443543" calcext:value-type="float">
            <text:p>1443543</text:p>
          </table:table-cell>
          <table:table-cell office:value-type="float" office:value="538175" calcext:value-type="float">
            <text:p>538175</text:p>
          </table:table-cell>
          <table:table-cell office:value-type="float" office:value="476446" calcext:value-type="float">
            <text:p>476446</text:p>
          </table:table-cell>
          <table:table-cell office:value-type="float" office:value="177622" calcext:value-type="float">
            <text:p>177622</text:p>
          </table:table-cell>
          <table:table-cell office:value-type="float" office:value="546398" calcext:value-type="float">
            <text:p>546398</text:p>
          </table:table-cell>
          <table:table-cell office:value-type="float" office:value="203485" calcext:value-type="float">
            <text:p>203485</text:p>
          </table:table-cell>
          <table:table-cell table:number-columns-repeated="16371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32832" calcext:value-type="float">
            <text:p>432832</text:p>
          </table:table-cell>
          <table:table-cell office:value-type="float" office:value="161288" calcext:value-type="float">
            <text:p>161288</text:p>
          </table:table-cell>
          <table:table-cell office:value-type="float" office:value="1190552" calcext:value-type="float">
            <text:p>1190552</text:p>
          </table:table-cell>
          <table:table-cell office:value-type="float" office:value="443172" calcext:value-type="float">
            <text:p>443172</text:p>
          </table:table-cell>
          <table:table-cell office:value-type="float" office:value="1633770" calcext:value-type="float">
            <text:p>1633770</text:p>
          </table:table-cell>
          <table:table-cell office:value-type="float" office:value="608083" calcext:value-type="float">
            <text:p>608083</text:p>
          </table:table-cell>
          <table:table-cell office:value-type="float" office:value="1141966" calcext:value-type="float">
            <text:p>1141966</text:p>
          </table:table-cell>
          <table:table-cell office:value-type="float" office:value="425052" calcext:value-type="float">
            <text:p>425052</text:p>
          </table:table-cell>
          <table:table-cell office:value-type="float" office:value="444840" calcext:value-type="float">
            <text:p>444840</text:p>
          </table:table-cell>
          <table:table-cell office:value-type="float" office:value="165672" calcext:value-type="float">
            <text:p>165672</text:p>
          </table:table-cell>
          <table:table-cell office:value-type="float" office:value="545594" calcext:value-type="float">
            <text:p>545594</text:p>
          </table:table-cell>
          <table:table-cell office:value-type="float" office:value="203268" calcext:value-type="float">
            <text:p>203268</text:p>
          </table:table-cell>
          <table:table-cell table:number-columns-repeated="16371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41212" calcext:value-type="float">
            <text:p>44121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185872" calcext:value-type="float">
            <text:p>1185872</text:p>
          </table:table-cell>
          <table:table-cell office:value-type="float" office:value="441401" calcext:value-type="float">
            <text:p>441401</text:p>
          </table:table-cell>
          <table:table-cell office:value-type="float" office:value="1677834" calcext:value-type="float">
            <text:p>1677834</text:p>
          </table:table-cell>
          <table:table-cell office:value-type="float" office:value="624425" calcext:value-type="float">
            <text:p>624425</text:p>
          </table:table-cell>
          <table:table-cell office:value-type="float" office:value="1180792" calcext:value-type="float">
            <text:p>1180792</text:p>
          </table:table-cell>
          <table:table-cell office:value-type="float" office:value="439573" calcext:value-type="float">
            <text:p>439573</text:p>
          </table:table-cell>
          <table:table-cell office:value-type="float" office:value="511858" calcext:value-type="float">
            <text:p>511858</text:p>
          </table:table-cell>
          <table:table-cell office:value-type="float" office:value="190793" calcext:value-type="float">
            <text:p>190793</text:p>
          </table:table-cell>
          <table:table-cell office:value-type="float" office:value="591682" calcext:value-type="float">
            <text:p>591682</text:p>
          </table:table-cell>
          <table:table-cell office:value-type="float" office:value="220416" calcext:value-type="float">
            <text:p>220416</text:p>
          </table:table-cell>
          <table:table-cell table:number-columns-repeated="16371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75878" calcext:value-type="float">
            <text:p>475878</text:p>
          </table:table-cell>
          <table:table-cell office:value-type="float" office:value="177482" calcext:value-type="float">
            <text:p>177482</text:p>
          </table:table-cell>
          <table:table-cell office:value-type="float" office:value="1161440" calcext:value-type="float">
            <text:p>1161440</text:p>
          </table:table-cell>
          <table:table-cell office:value-type="float" office:value="432335" calcext:value-type="float">
            <text:p>432335</text:p>
          </table:table-cell>
          <table:table-cell office:value-type="float" office:value="2655994" calcext:value-type="float">
            <text:p>2655994</text:p>
          </table:table-cell>
          <table:table-cell office:value-type="float" office:value="988301" calcext:value-type="float">
            <text:p>988301</text:p>
          </table:table-cell>
          <table:table-cell office:value-type="float" office:value="1109758" calcext:value-type="float">
            <text:p>1109758</text:p>
          </table:table-cell>
          <table:table-cell office:value-type="float" office:value="413139" calcext:value-type="float">
            <text:p>413139</text:p>
          </table:table-cell>
          <table:table-cell office:value-type="float" office:value="451080" calcext:value-type="float">
            <text:p>451080</text:p>
          </table:table-cell>
          <table:table-cell office:value-type="float" office:value="168028" calcext:value-type="float">
            <text:p>168028</text:p>
          </table:table-cell>
          <table:table-cell office:value-type="float" office:value="540824" calcext:value-type="float">
            <text:p>540824</text:p>
          </table:table-cell>
          <table:table-cell office:value-type="float" office:value="201424" calcext:value-type="float">
            <text:p>201424</text:p>
          </table:table-cell>
          <table:table-cell table:number-columns-repeated="1637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40402" calcext:value-type="float">
            <text:p>440402</text:p>
          </table:table-cell>
          <table:table-cell office:value-type="float" office:value="164090" calcext:value-type="float">
            <text:p>164090</text:p>
          </table:table-cell>
          <table:table-cell office:value-type="float" office:value="1208700" calcext:value-type="float">
            <text:p>1208700</text:p>
          </table:table-cell>
          <table:table-cell office:value-type="float" office:value="449974" calcext:value-type="float">
            <text:p>449974</text:p>
          </table:table-cell>
          <table:table-cell office:value-type="float" office:value="4051014" calcext:value-type="float">
            <text:p>4051014</text:p>
          </table:table-cell>
          <table:table-cell office:value-type="float" office:value="1507243" calcext:value-type="float">
            <text:p>1507243</text:p>
          </table:table-cell>
          <table:table-cell office:value-type="float" office:value="1157552" calcext:value-type="float">
            <text:p>1157552</text:p>
          </table:table-cell>
          <table:table-cell office:value-type="float" office:value="430840" calcext:value-type="float">
            <text:p>430840</text:p>
          </table:table-cell>
          <table:table-cell office:value-type="float" office:value="426580" calcext:value-type="float">
            <text:p>426580</text:p>
          </table:table-cell>
          <table:table-cell office:value-type="float" office:value="158869" calcext:value-type="float">
            <text:p>158869</text:p>
          </table:table-cell>
          <table:table-cell office:value-type="float" office:value="549384" calcext:value-type="float">
            <text:p>549384</text:p>
          </table:table-cell>
          <table:table-cell office:value-type="float" office:value="204666" calcext:value-type="float">
            <text:p>204666</text:p>
          </table:table-cell>
          <table:table-cell table:number-columns-repeated="16371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20880" calcext:value-type="float">
            <text:p>420880</text:p>
          </table:table-cell>
          <table:table-cell office:value-type="float" office:value="156930" calcext:value-type="float">
            <text:p>156930</text:p>
          </table:table-cell>
          <table:table-cell office:value-type="float" office:value="1137152" calcext:value-type="float">
            <text:p>1137152</text:p>
          </table:table-cell>
          <table:table-cell office:value-type="float" office:value="423505" calcext:value-type="float">
            <text:p>423505</text:p>
          </table:table-cell>
          <table:table-cell office:value-type="float" office:value="7579576" calcext:value-type="float">
            <text:p>7579576</text:p>
          </table:table-cell>
          <table:table-cell office:value-type="float" office:value="2819988" calcext:value-type="float">
            <text:p>2819988</text:p>
          </table:table-cell>
          <table:table-cell office:value-type="float" office:value="1114108" calcext:value-type="float">
            <text:p>1114108</text:p>
          </table:table-cell>
          <table:table-cell office:value-type="float" office:value="414659" calcext:value-type="float">
            <text:p>414659</text:p>
          </table:table-cell>
          <table:table-cell office:value-type="float" office:value="441468" calcext:value-type="float">
            <text:p>441468</text:p>
          </table:table-cell>
          <table:table-cell office:value-type="float" office:value="164448" calcext:value-type="float">
            <text:p>164448</text:p>
          </table:table-cell>
          <table:table-cell office:value-type="float" office:value="513334" calcext:value-type="float">
            <text:p>513334</text:p>
          </table:table-cell>
          <table:table-cell office:value-type="float" office:value="191160" calcext:value-type="float">
            <text:p>191160</text:p>
          </table:table-cell>
          <table:table-cell table:number-columns-repeated="16371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97942" calcext:value-type="float">
            <text:p>497942</text:p>
          </table:table-cell>
          <table:table-cell office:value-type="float" office:value="185784" calcext:value-type="float">
            <text:p>185784</text:p>
          </table:table-cell>
          <table:table-cell office:value-type="float" office:value="1369554" calcext:value-type="float">
            <text:p>1369554</text:p>
          </table:table-cell>
          <table:table-cell office:value-type="float" office:value="509914" calcext:value-type="float">
            <text:p>509914</text:p>
          </table:table-cell>
          <table:table-cell office:value-type="float" office:value="1969980" calcext:value-type="float">
            <text:p>1969980</text:p>
          </table:table-cell>
          <table:table-cell office:value-type="float" office:value="733439" calcext:value-type="float">
            <text:p>733439</text:p>
          </table:table-cell>
          <table:table-cell office:value-type="float" office:value="1337384" calcext:value-type="float">
            <text:p>1337384</text:p>
          </table:table-cell>
          <table:table-cell office:value-type="float" office:value="497983" calcext:value-type="float">
            <text:p>497983</text:p>
          </table:table-cell>
          <table:table-cell office:value-type="float" office:value="524926" calcext:value-type="float">
            <text:p>524926</text:p>
          </table:table-cell>
          <table:table-cell office:value-type="float" office:value="195688" calcext:value-type="float">
            <text:p>195688</text:p>
          </table:table-cell>
          <table:table-cell office:value-type="float" office:value="532640" calcext:value-type="float">
            <text:p>532640</text:p>
          </table:table-cell>
          <table:table-cell office:value-type="float" office:value="198380" calcext:value-type="float">
            <text:p>198380</text:p>
          </table:table-cell>
          <table:table-cell table:number-columns-repeated="16371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02494" calcext:value-type="float">
            <text:p>502494</text:p>
          </table:table-cell>
          <table:table-cell office:value-type="float" office:value="187499" calcext:value-type="float">
            <text:p>187499</text:p>
          </table:table-cell>
          <table:table-cell office:value-type="float" office:value="1364464" calcext:value-type="float">
            <text:p>1364464</text:p>
          </table:table-cell>
          <table:table-cell office:value-type="float" office:value="508001" calcext:value-type="float">
            <text:p>508001</text:p>
          </table:table-cell>
          <table:table-cell office:value-type="float" office:value="6186202" calcext:value-type="float">
            <text:p>6186202</text:p>
          </table:table-cell>
          <table:table-cell office:value-type="float" office:value="2301870" calcext:value-type="float">
            <text:p>2301870</text:p>
          </table:table-cell>
          <table:table-cell office:value-type="float" office:value="1327832" calcext:value-type="float">
            <text:p>1327832</text:p>
          </table:table-cell>
          <table:table-cell office:value-type="float" office:value="494373" calcext:value-type="float">
            <text:p>494373</text:p>
          </table:table-cell>
          <table:table-cell office:value-type="float" office:value="523458" calcext:value-type="float">
            <text:p>523458</text:p>
          </table:table-cell>
          <table:table-cell office:value-type="float" office:value="195750" calcext:value-type="float">
            <text:p>195750</text:p>
          </table:table-cell>
          <table:table-cell office:value-type="float" office:value="652260" calcext:value-type="float">
            <text:p>652260</text:p>
          </table:table-cell>
          <table:table-cell office:value-type="float" office:value="243372" calcext:value-type="float">
            <text:p>243372</text:p>
          </table:table-cell>
          <table:table-cell table:number-columns-repeated="16371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30724" calcext:value-type="float">
            <text:p>530724</text:p>
          </table:table-cell>
          <table:table-cell office:value-type="float" office:value="198017" calcext:value-type="float">
            <text:p>198017</text:p>
          </table:table-cell>
          <table:table-cell office:value-type="float" office:value="1456892" calcext:value-type="float">
            <text:p>1456892</text:p>
          </table:table-cell>
          <table:table-cell office:value-type="float" office:value="542407" calcext:value-type="float">
            <text:p>542407</text:p>
          </table:table-cell>
          <table:table-cell office:value-type="float" office:value="8234658" calcext:value-type="float">
            <text:p>8234658</text:p>
          </table:table-cell>
          <table:table-cell office:value-type="float" office:value="3063959" calcext:value-type="float">
            <text:p>3063959</text:p>
          </table:table-cell>
          <table:table-cell office:value-type="float" office:value="1403370" calcext:value-type="float">
            <text:p>1403370</text:p>
          </table:table-cell>
          <table:table-cell office:value-type="float" office:value="522522" calcext:value-type="float">
            <text:p>522522</text:p>
          </table:table-cell>
          <table:table-cell office:value-type="float" office:value="548290" calcext:value-type="float">
            <text:p>548290</text:p>
          </table:table-cell>
          <table:table-cell office:value-type="float" office:value="204395" calcext:value-type="float">
            <text:p>204395</text:p>
          </table:table-cell>
          <table:table-cell office:value-type="float" office:value="659862" calcext:value-type="float">
            <text:p>659862</text:p>
          </table:table-cell>
          <table:table-cell office:value-type="float" office:value="246107" calcext:value-type="float">
            <text:p>246107</text:p>
          </table:table-cell>
          <table:table-cell table:number-columns-repeated="16371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73692" calcext:value-type="float">
            <text:p>573692</text:p>
          </table:table-cell>
          <table:table-cell office:value-type="float" office:value="214051" calcext:value-type="float">
            <text:p>214051</text:p>
          </table:table-cell>
          <table:table-cell office:value-type="float" office:value="1525138" calcext:value-type="float">
            <text:p>1525138</text:p>
          </table:table-cell>
          <table:table-cell office:value-type="float" office:value="568603" calcext:value-type="float">
            <text:p>568603</text:p>
          </table:table-cell>
          <table:table-cell office:value-type="float" office:value="4202168" calcext:value-type="float">
            <text:p>4202168</text:p>
          </table:table-cell>
          <table:table-cell office:value-type="float" office:value="1563843" calcext:value-type="float">
            <text:p>1563843</text:p>
          </table:table-cell>
          <table:table-cell office:value-type="float" office:value="1395024" calcext:value-type="float">
            <text:p>1395024</text:p>
          </table:table-cell>
          <table:table-cell office:value-type="float" office:value="519389" calcext:value-type="float">
            <text:p>519389</text:p>
          </table:table-cell>
          <table:table-cell office:value-type="float" office:value="559500" calcext:value-type="float">
            <text:p>559500</text:p>
          </table:table-cell>
          <table:table-cell office:value-type="float" office:value="208574" calcext:value-type="float">
            <text:p>208574</text:p>
          </table:table-cell>
          <table:table-cell office:value-type="float" office:value="663508" calcext:value-type="float">
            <text:p>663508</text:p>
          </table:table-cell>
          <table:table-cell office:value-type="float" office:value="247566" calcext:value-type="float">
            <text:p>247566</text:p>
          </table:table-cell>
          <table:table-cell table:number-columns-repeated="1637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29274" calcext:value-type="float">
            <text:p>529274</text:p>
          </table:table-cell>
          <table:table-cell office:value-type="float" office:value="197466" calcext:value-type="float">
            <text:p>197466</text:p>
          </table:table-cell>
          <table:table-cell office:value-type="float" office:value="1447894" calcext:value-type="float">
            <text:p>1447894</text:p>
          </table:table-cell>
          <table:table-cell office:value-type="float" office:value="539061" calcext:value-type="float">
            <text:p>539061</text:p>
          </table:table-cell>
          <table:table-cell office:value-type="float" office:value="7399162" calcext:value-type="float">
            <text:p>7399162</text:p>
          </table:table-cell>
          <table:table-cell office:value-type="float" office:value="2753174" calcext:value-type="float">
            <text:p>2753174</text:p>
          </table:table-cell>
          <table:table-cell office:value-type="float" office:value="1405860" calcext:value-type="float">
            <text:p>1405860</text:p>
          </table:table-cell>
          <table:table-cell office:value-type="float" office:value="524602" calcext:value-type="float">
            <text:p>524602</text:p>
          </table:table-cell>
          <table:table-cell office:value-type="float" office:value="566602" calcext:value-type="float">
            <text:p>566602</text:p>
          </table:table-cell>
          <table:table-cell office:value-type="float" office:value="211211" calcext:value-type="float">
            <text:p>211211</text:p>
          </table:table-cell>
          <table:table-cell office:value-type="float" office:value="566698" calcext:value-type="float">
            <text:p>566698</text:p>
          </table:table-cell>
          <table:table-cell office:value-type="float" office:value="211067" calcext:value-type="float">
            <text:p>211067</text:p>
          </table:table-cell>
          <table:table-cell table:number-columns-repeated="16371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69634" calcext:value-type="float">
            <text:p>569634</text:p>
          </table:table-cell>
          <table:table-cell office:value-type="float" office:value="212627" calcext:value-type="float">
            <text:p>212627</text:p>
          </table:table-cell>
          <table:table-cell office:value-type="float" office:value="1509472" calcext:value-type="float">
            <text:p>1509472</text:p>
          </table:table-cell>
          <table:table-cell office:value-type="float" office:value="561989" calcext:value-type="float">
            <text:p>561989</text:p>
          </table:table-cell>
          <table:table-cell office:value-type="float" office:value="3307421" calcext:value-type="float">
            <text:p>3307421</text:p>
          </table:table-cell>
          <table:table-cell office:value-type="float" office:value="1231423" calcext:value-type="float">
            <text:p>1231423</text:p>
          </table:table-cell>
          <table:table-cell office:value-type="float" office:value="1205592" calcext:value-type="float">
            <text:p>1205592</text:p>
          </table:table-cell>
          <table:table-cell office:value-type="float" office:value="448772" calcext:value-type="float">
            <text:p>448772</text:p>
          </table:table-cell>
          <table:table-cell office:value-type="float" office:value="503958" calcext:value-type="float">
            <text:p>503958</text:p>
          </table:table-cell>
          <table:table-cell office:value-type="float" office:value="187744" calcext:value-type="float">
            <text:p>187744</text:p>
          </table:table-cell>
          <table:table-cell office:value-type="float" office:value="544060" calcext:value-type="float">
            <text:p>544060</text:p>
          </table:table-cell>
          <table:table-cell office:value-type="float" office:value="202607" calcext:value-type="float">
            <text:p>202607</text:p>
          </table:table-cell>
          <table:table-cell table:number-columns-repeated="1637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68714" calcext:value-type="float">
            <text:p>568714</text:p>
          </table:table-cell>
          <table:table-cell office:value-type="float" office:value="212169" calcext:value-type="float">
            <text:p>212169</text:p>
          </table:table-cell>
          <table:table-cell office:value-type="float" office:value="1539226" calcext:value-type="float">
            <text:p>1539226</text:p>
          </table:table-cell>
          <table:table-cell office:value-type="float" office:value="573148" calcext:value-type="float">
            <text:p>573148</text:p>
          </table:table-cell>
          <table:table-cell office:value-type="float" office:value="3258475" calcext:value-type="float">
            <text:p>3258475</text:p>
          </table:table-cell>
          <table:table-cell office:value-type="float" office:value="1213153" calcext:value-type="float">
            <text:p>1213153</text:p>
          </table:table-cell>
          <table:table-cell office:value-type="float" office:value="1155500" calcext:value-type="float">
            <text:p>1155500</text:p>
          </table:table-cell>
          <table:table-cell office:value-type="float" office:value="430555" calcext:value-type="float">
            <text:p>430555</text:p>
          </table:table-cell>
          <table:table-cell office:value-type="float" office:value="463470" calcext:value-type="float">
            <text:p>463470</text:p>
          </table:table-cell>
          <table:table-cell office:value-type="float" office:value="172609" calcext:value-type="float">
            <text:p>172609</text:p>
          </table:table-cell>
          <table:table-cell office:value-type="float" office:value="542790" calcext:value-type="float">
            <text:p>542790</text:p>
          </table:table-cell>
          <table:table-cell office:value-type="float" office:value="202158" calcext:value-type="float">
            <text:p>202158</text:p>
          </table:table-cell>
          <table:table-cell table:number-columns-repeated="16371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50488" calcext:value-type="float">
            <text:p>550488</text:p>
          </table:table-cell>
          <table:table-cell office:value-type="float" office:value="205371" calcext:value-type="float">
            <text:p>205371</text:p>
          </table:table-cell>
          <table:table-cell office:value-type="float" office:value="1562878" calcext:value-type="float">
            <text:p>1562878</text:p>
          </table:table-cell>
          <table:table-cell office:value-type="float" office:value="581917" calcext:value-type="float">
            <text:p>581917</text:p>
          </table:table-cell>
          <table:table-cell office:value-type="float" office:value="8983864" calcext:value-type="float">
            <text:p>8983864</text:p>
          </table:table-cell>
          <table:table-cell office:value-type="float" office:value="3342657" calcext:value-type="float">
            <text:p>3342657</text:p>
          </table:table-cell>
          <table:table-cell office:value-type="float" office:value="1416000" calcext:value-type="float">
            <text:p>1416000</text:p>
          </table:table-cell>
          <table:table-cell office:value-type="float" office:value="527197" calcext:value-type="float">
            <text:p>527197</text:p>
          </table:table-cell>
          <table:table-cell office:value-type="float" office:value="555268" calcext:value-type="float">
            <text:p>555268</text:p>
          </table:table-cell>
          <table:table-cell office:value-type="float" office:value="207035" calcext:value-type="float">
            <text:p>207035</text:p>
          </table:table-cell>
          <table:table-cell office:value-type="float" office:value="562412" calcext:value-type="float">
            <text:p>562412</text:p>
          </table:table-cell>
          <table:table-cell office:value-type="float" office:value="209592" calcext:value-type="float">
            <text:p>209592</text:p>
          </table:table-cell>
          <table:table-cell table:number-columns-repeated="1637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45816" calcext:value-type="float">
            <text:p>445816</text:p>
          </table:table-cell>
          <table:table-cell office:value-type="float" office:value="166145" calcext:value-type="float">
            <text:p>166145</text:p>
          </table:table-cell>
          <table:table-cell office:value-type="float" office:value="1258430" calcext:value-type="float">
            <text:p>1258430</text:p>
          </table:table-cell>
          <table:table-cell office:value-type="float" office:value="468416" calcext:value-type="float">
            <text:p>468416</text:p>
          </table:table-cell>
          <table:table-cell office:value-type="float" office:value="2198964" calcext:value-type="float">
            <text:p>2198964</text:p>
          </table:table-cell>
          <table:table-cell office:value-type="float" office:value="818257" calcext:value-type="float">
            <text:p>818257</text:p>
          </table:table-cell>
          <table:table-cell office:value-type="float" office:value="1292454" calcext:value-type="float">
            <text:p>1292454</text:p>
          </table:table-cell>
          <table:table-cell office:value-type="float" office:value="481287" calcext:value-type="float">
            <text:p>481287</text:p>
          </table:table-cell>
          <table:table-cell office:value-type="float" office:value="453800" calcext:value-type="float">
            <text:p>453800</text:p>
          </table:table-cell>
          <table:table-cell office:value-type="float" office:value="169015" calcext:value-type="float">
            <text:p>169015</text:p>
          </table:table-cell>
          <table:table-cell office:value-type="float" office:value="539366" calcext:value-type="float">
            <text:p>539366</text:p>
          </table:table-cell>
          <table:table-cell office:value-type="float" office:value="200862" calcext:value-type="float">
            <text:p>200862</text:p>
          </table:table-cell>
          <table:table-cell table:number-columns-repeated="1637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51258" calcext:value-type="float">
            <text:p>551258</text:p>
          </table:table-cell>
          <table:table-cell office:value-type="float" office:value="205827" calcext:value-type="float">
            <text:p>205827</text:p>
          </table:table-cell>
          <table:table-cell office:value-type="float" office:value="1541528" calcext:value-type="float">
            <text:p>1541528</text:p>
          </table:table-cell>
          <table:table-cell office:value-type="float" office:value="573969" calcext:value-type="float">
            <text:p>573969</text:p>
          </table:table-cell>
          <table:table-cell office:value-type="float" office:value="2179835" calcext:value-type="float">
            <text:p>2179835</text:p>
          </table:table-cell>
          <table:table-cell office:value-type="float" office:value="811986" calcext:value-type="float">
            <text:p>811986</text:p>
          </table:table-cell>
          <table:table-cell office:value-type="float" office:value="1201348" calcext:value-type="float">
            <text:p>1201348</text:p>
          </table:table-cell>
          <table:table-cell office:value-type="float" office:value="447204" calcext:value-type="float">
            <text:p>447204</text:p>
          </table:table-cell>
          <table:table-cell office:value-type="float" office:value="485106" calcext:value-type="float">
            <text:p>485106</text:p>
          </table:table-cell>
          <table:table-cell office:value-type="float" office:value="180662" calcext:value-type="float">
            <text:p>180662</text:p>
          </table:table-cell>
          <table:table-cell office:value-type="float" office:value="578806" calcext:value-type="float">
            <text:p>578806</text:p>
          </table:table-cell>
          <table:table-cell office:value-type="float" office:value="215687" calcext:value-type="float">
            <text:p>215687</text:p>
          </table:table-cell>
          <table:table-cell table:number-columns-repeated="16371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37006" calcext:value-type="float">
            <text:p>437006</text:p>
          </table:table-cell>
          <table:table-cell office:value-type="float" office:value="162841" calcext:value-type="float">
            <text:p>162841</text:p>
          </table:table-cell>
          <table:table-cell office:value-type="float" office:value="1163968" calcext:value-type="float">
            <text:p>1163968</text:p>
          </table:table-cell>
          <table:table-cell office:value-type="float" office:value="433340" calcext:value-type="float">
            <text:p>433340</text:p>
          </table:table-cell>
          <table:table-cell office:value-type="float" office:value="2547328" calcext:value-type="float">
            <text:p>2547328</text:p>
          </table:table-cell>
          <table:table-cell office:value-type="float" office:value="947880" calcext:value-type="float">
            <text:p>947880</text:p>
          </table:table-cell>
          <table:table-cell office:value-type="float" office:value="1127742" calcext:value-type="float">
            <text:p>1127742</text:p>
          </table:table-cell>
          <table:table-cell office:value-type="float" office:value="419799" calcext:value-type="float">
            <text:p>419799</text:p>
          </table:table-cell>
          <table:table-cell office:value-type="float" office:value="448238" calcext:value-type="float">
            <text:p>448238</text:p>
          </table:table-cell>
          <table:table-cell office:value-type="float" office:value="166936" calcext:value-type="float">
            <text:p>166936</text:p>
          </table:table-cell>
          <table:table-cell office:value-type="float" office:value="561780" calcext:value-type="float">
            <text:p>561780</text:p>
          </table:table-cell>
          <table:table-cell office:value-type="float" office:value="209323" calcext:value-type="float">
            <text:p>209323</text:p>
          </table:table-cell>
          <table:table-cell table:number-columns-repeated="16371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77432" calcext:value-type="float">
            <text:p>477432</text:p>
          </table:table-cell>
          <table:table-cell office:value-type="float" office:value="177983" calcext:value-type="float">
            <text:p>177983</text:p>
          </table:table-cell>
          <table:table-cell office:value-type="float" office:value="1243884" calcext:value-type="float">
            <text:p>1243884</text:p>
          </table:table-cell>
          <table:table-cell office:value-type="float" office:value="462994" calcext:value-type="float">
            <text:p>462994</text:p>
          </table:table-cell>
          <table:table-cell office:value-type="float" office:value="1718626" calcext:value-type="float">
            <text:p>1718626</text:p>
          </table:table-cell>
          <table:table-cell office:value-type="float" office:value="639572" calcext:value-type="float">
            <text:p>639572</text:p>
          </table:table-cell>
          <table:table-cell office:value-type="float" office:value="1112184" calcext:value-type="float">
            <text:p>1112184</text:p>
          </table:table-cell>
          <table:table-cell office:value-type="float" office:value="414008" calcext:value-type="float">
            <text:p>414008</text:p>
          </table:table-cell>
          <table:table-cell office:value-type="float" office:value="459596" calcext:value-type="float">
            <text:p>459596</text:p>
          </table:table-cell>
          <table:table-cell office:value-type="float" office:value="171370" calcext:value-type="float">
            <text:p>171370</text:p>
          </table:table-cell>
          <table:table-cell office:value-type="float" office:value="546136" calcext:value-type="float">
            <text:p>546136</text:p>
          </table:table-cell>
          <table:table-cell office:value-type="float" office:value="203404" calcext:value-type="float">
            <text:p>203404</text:p>
          </table:table-cell>
          <table:table-cell table:number-columns-repeated="1637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09314" calcext:value-type="float">
            <text:p>409314</text:p>
          </table:table-cell>
          <table:table-cell office:value-type="float" office:value="152556" calcext:value-type="float">
            <text:p>152556</text:p>
          </table:table-cell>
          <table:table-cell office:value-type="float" office:value="1179284" calcext:value-type="float">
            <text:p>1179284</text:p>
          </table:table-cell>
          <table:table-cell office:value-type="float" office:value="439239" calcext:value-type="float">
            <text:p>439239</text:p>
          </table:table-cell>
          <table:table-cell office:value-type="float" office:value="7114848" calcext:value-type="float">
            <text:p>7114848</text:p>
          </table:table-cell>
          <table:table-cell office:value-type="float" office:value="2646986" calcext:value-type="float">
            <text:p>2646986</text:p>
          </table:table-cell>
          <table:table-cell office:value-type="float" office:value="1061910" calcext:value-type="float">
            <text:p>1061910</text:p>
          </table:table-cell>
          <table:table-cell office:value-type="float" office:value="395242" calcext:value-type="float">
            <text:p>395242</text:p>
          </table:table-cell>
          <table:table-cell office:value-type="float" office:value="425826" calcext:value-type="float">
            <text:p>425826</text:p>
          </table:table-cell>
          <table:table-cell office:value-type="float" office:value="158588" calcext:value-type="float">
            <text:p>158588</text:p>
          </table:table-cell>
          <table:table-cell office:value-type="float" office:value="510230" calcext:value-type="float">
            <text:p>510230</text:p>
          </table:table-cell>
          <table:table-cell office:value-type="float" office:value="190129" calcext:value-type="float">
            <text:p>190129</text:p>
          </table:table-cell>
          <table:table-cell table:number-columns-repeated="16371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04624" calcext:value-type="float">
            <text:p>504624</text:p>
          </table:table-cell>
          <table:table-cell office:value-type="float" office:value="188254" calcext:value-type="float">
            <text:p>188254</text:p>
          </table:table-cell>
          <table:table-cell office:value-type="float" office:value="1369690" calcext:value-type="float">
            <text:p>1369690</text:p>
          </table:table-cell>
          <table:table-cell office:value-type="float" office:value="509992" calcext:value-type="float">
            <text:p>509992</text:p>
          </table:table-cell>
          <table:table-cell office:value-type="float" office:value="2012230" calcext:value-type="float">
            <text:p>2012230</text:p>
          </table:table-cell>
          <table:table-cell office:value-type="float" office:value="749133" calcext:value-type="float">
            <text:p>749133</text:p>
          </table:table-cell>
          <table:table-cell office:value-type="float" office:value="1414260" calcext:value-type="float">
            <text:p>1414260</text:p>
          </table:table-cell>
          <table:table-cell office:value-type="float" office:value="526566" calcext:value-type="float">
            <text:p>526566</text:p>
          </table:table-cell>
          <table:table-cell office:value-type="float" office:value="549444" calcext:value-type="float">
            <text:p>549444</text:p>
          </table:table-cell>
          <table:table-cell office:value-type="float" office:value="204832" calcext:value-type="float">
            <text:p>204832</text:p>
          </table:table-cell>
          <table:table-cell office:value-type="float" office:value="552124" calcext:value-type="float">
            <text:p>552124</text:p>
          </table:table-cell>
          <table:table-cell office:value-type="float" office:value="205632" calcext:value-type="float">
            <text:p>205632</text:p>
          </table:table-cell>
          <table:table-cell table:number-columns-repeated="16371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26800" calcext:value-type="float">
            <text:p>526800</text:p>
          </table:table-cell>
          <table:table-cell office:value-type="float" office:value="196556" calcext:value-type="float">
            <text:p>196556</text:p>
          </table:table-cell>
          <table:table-cell office:value-type="float" office:value="1470360" calcext:value-type="float">
            <text:p>1470360</text:p>
          </table:table-cell>
          <table:table-cell office:value-type="float" office:value="547459" calcext:value-type="float">
            <text:p>547459</text:p>
          </table:table-cell>
          <table:table-cell office:value-type="float" office:value="1975012" calcext:value-type="float">
            <text:p>1975012</text:p>
          </table:table-cell>
          <table:table-cell office:value-type="float" office:value="735192" calcext:value-type="float">
            <text:p>735192</text:p>
          </table:table-cell>
          <table:table-cell office:value-type="float" office:value="1337408" calcext:value-type="float">
            <text:p>1337408</text:p>
          </table:table-cell>
          <table:table-cell office:value-type="float" office:value="497950" calcext:value-type="float">
            <text:p>497950</text:p>
          </table:table-cell>
          <table:table-cell office:value-type="float" office:value="525300" calcext:value-type="float">
            <text:p>525300</text:p>
          </table:table-cell>
          <table:table-cell office:value-type="float" office:value="195828" calcext:value-type="float">
            <text:p>195828</text:p>
          </table:table-cell>
          <table:table-cell office:value-type="float" office:value="554448" calcext:value-type="float">
            <text:p>554448</text:p>
          </table:table-cell>
          <table:table-cell office:value-type="float" office:value="206479" calcext:value-type="float">
            <text:p>206479</text:p>
          </table:table-cell>
          <table:table-cell table:number-columns-repeated="16371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22068" calcext:value-type="float">
            <text:p>522068</text:p>
          </table:table-cell>
          <table:table-cell office:value-type="float" office:value="194792" calcext:value-type="float">
            <text:p>194792</text:p>
          </table:table-cell>
          <table:table-cell office:value-type="float" office:value="1518472" calcext:value-type="float">
            <text:p>1518472</text:p>
          </table:table-cell>
          <table:table-cell office:value-type="float" office:value="565449" calcext:value-type="float">
            <text:p>565449</text:p>
          </table:table-cell>
          <table:table-cell office:value-type="float" office:value="4185235" calcext:value-type="float">
            <text:p>4185235</text:p>
          </table:table-cell>
          <table:table-cell office:value-type="float" office:value="1557852" calcext:value-type="float">
            <text:p>1557852</text:p>
          </table:table-cell>
          <table:table-cell office:value-type="float" office:value="1163340" calcext:value-type="float">
            <text:p>1163340</text:p>
          </table:table-cell>
          <table:table-cell office:value-type="float" office:value="433087" calcext:value-type="float">
            <text:p>433087</text:p>
          </table:table-cell>
          <table:table-cell office:value-type="float" office:value="458162" calcext:value-type="float">
            <text:p>458162</text:p>
          </table:table-cell>
          <table:table-cell office:value-type="float" office:value="170622" calcext:value-type="float">
            <text:p>170622</text:p>
          </table:table-cell>
          <table:table-cell office:value-type="float" office:value="520508" calcext:value-type="float">
            <text:p>520508</text:p>
          </table:table-cell>
          <table:table-cell office:value-type="float" office:value="193854" calcext:value-type="float">
            <text:p>193854</text:p>
          </table:table-cell>
          <table:table-cell table:number-columns-repeated="1637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83731" calcext:value-type="float">
            <text:p>683731</text:p>
          </table:table-cell>
          <table:table-cell office:value-type="float" office:value="255545" calcext:value-type="float">
            <text:p>255545</text:p>
          </table:table-cell>
          <table:table-cell office:value-type="float" office:value="1189418" calcext:value-type="float">
            <text:p>1189418</text:p>
          </table:table-cell>
          <table:table-cell office:value-type="float" office:value="443147" calcext:value-type="float">
            <text:p>443147</text:p>
          </table:table-cell>
          <table:table-cell office:value-type="float" office:value="1571264" calcext:value-type="float">
            <text:p>1571264</text:p>
          </table:table-cell>
          <table:table-cell office:value-type="float" office:value="584787" calcext:value-type="float">
            <text:p>584787</text:p>
          </table:table-cell>
          <table:table-cell office:value-type="float" office:value="1086522" calcext:value-type="float">
            <text:p>1086522</text:p>
          </table:table-cell>
          <table:table-cell office:value-type="float" office:value="404509" calcext:value-type="float">
            <text:p>404509</text:p>
          </table:table-cell>
          <table:table-cell office:value-type="float" office:value="439646" calcext:value-type="float">
            <text:p>439646</text:p>
          </table:table-cell>
          <table:table-cell office:value-type="float" office:value="163774" calcext:value-type="float">
            <text:p>163774</text:p>
          </table:table-cell>
          <table:table-cell office:value-type="float" office:value="518630" calcext:value-type="float">
            <text:p>518630</text:p>
          </table:table-cell>
          <table:table-cell office:value-type="float" office:value="193155" calcext:value-type="float">
            <text:p>193155</text:p>
          </table:table-cell>
          <table:table-cell table:number-columns-repeated="16371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79878" calcext:value-type="float">
            <text:p>479878</text:p>
          </table:table-cell>
          <table:table-cell office:value-type="float" office:value="178812" calcext:value-type="float">
            <text:p>178812</text:p>
          </table:table-cell>
          <table:table-cell office:value-type="float" office:value="1291138" calcext:value-type="float">
            <text:p>1291138</text:p>
          </table:table-cell>
          <table:table-cell office:value-type="float" office:value="480604" calcext:value-type="float">
            <text:p>480604</text:p>
          </table:table-cell>
          <table:table-cell office:value-type="float" office:value="1717698" calcext:value-type="float">
            <text:p>1717698</text:p>
          </table:table-cell>
          <table:table-cell office:value-type="float" office:value="639205" calcext:value-type="float">
            <text:p>639205</text:p>
          </table:table-cell>
          <table:table-cell office:value-type="float" office:value="1200394" calcext:value-type="float">
            <text:p>1200394</text:p>
          </table:table-cell>
          <table:table-cell office:value-type="float" office:value="446806" calcext:value-type="float">
            <text:p>446806</text:p>
          </table:table-cell>
          <table:table-cell office:value-type="float" office:value="452150" calcext:value-type="float">
            <text:p>452150</text:p>
          </table:table-cell>
          <table:table-cell office:value-type="float" office:value="168390" calcext:value-type="float">
            <text:p>168390</text:p>
          </table:table-cell>
          <table:table-cell office:value-type="float" office:value="549038" calcext:value-type="float">
            <text:p>549038</text:p>
          </table:table-cell>
          <table:table-cell office:value-type="float" office:value="204469" calcext:value-type="float">
            <text:p>204469</text:p>
          </table:table-cell>
          <table:table-cell table:number-columns-repeated="1637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62016" calcext:value-type="float">
            <text:p>462016</text:p>
          </table:table-cell>
          <table:table-cell office:value-type="float" office:value="172180" calcext:value-type="float">
            <text:p>172180</text:p>
          </table:table-cell>
          <table:table-cell office:value-type="float" office:value="1238656" calcext:value-type="float">
            <text:p>1238656</text:p>
          </table:table-cell>
          <table:table-cell office:value-type="float" office:value="461045" calcext:value-type="float">
            <text:p>461045</text:p>
          </table:table-cell>
          <table:table-cell office:value-type="float" office:value="2681812" calcext:value-type="float">
            <text:p>2681812</text:p>
          </table:table-cell>
          <table:table-cell office:value-type="float" office:value="997887" calcext:value-type="float">
            <text:p>997887</text:p>
          </table:table-cell>
          <table:table-cell office:value-type="float" office:value="1189724" calcext:value-type="float">
            <text:p>1189724</text:p>
          </table:table-cell>
          <table:table-cell office:value-type="float" office:value="442815" calcext:value-type="float">
            <text:p>442815</text:p>
          </table:table-cell>
          <table:table-cell office:value-type="float" office:value="441696" calcext:value-type="float">
            <text:p>441696</text:p>
          </table:table-cell>
          <table:table-cell office:value-type="float" office:value="164519" calcext:value-type="float">
            <text:p>164519</text:p>
          </table:table-cell>
          <table:table-cell office:value-type="float" office:value="536794" calcext:value-type="float">
            <text:p>536794</text:p>
          </table:table-cell>
          <table:table-cell office:value-type="float" office:value="199896" calcext:value-type="float">
            <text:p>199896</text:p>
          </table:table-cell>
          <table:table-cell table:number-columns-repeated="16371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40500" calcext:value-type="float">
            <text:p>440500</text:p>
          </table:table-cell>
          <table:table-cell office:value-type="float" office:value="164179" calcext:value-type="float">
            <text:p>164179</text:p>
          </table:table-cell>
          <table:table-cell office:value-type="float" office:value="1166146" calcext:value-type="float">
            <text:p>1166146</text:p>
          </table:table-cell>
          <table:table-cell office:value-type="float" office:value="434083" calcext:value-type="float">
            <text:p>434083</text:p>
          </table:table-cell>
          <table:table-cell office:value-type="float" office:value="4752284" calcext:value-type="float">
            <text:p>4752284</text:p>
          </table:table-cell>
          <table:table-cell office:value-type="float" office:value="1768271" calcext:value-type="float">
            <text:p>1768271</text:p>
          </table:table-cell>
          <table:table-cell office:value-type="float" office:value="1056140" calcext:value-type="float">
            <text:p>1056140</text:p>
          </table:table-cell>
          <table:table-cell office:value-type="float" office:value="393086" calcext:value-type="float">
            <text:p>393086</text:p>
          </table:table-cell>
          <table:table-cell office:value-type="float" office:value="462300" calcext:value-type="float">
            <text:p>462300</text:p>
          </table:table-cell>
          <table:table-cell office:value-type="float" office:value="172204" calcext:value-type="float">
            <text:p>172204</text:p>
          </table:table-cell>
          <table:table-cell office:value-type="float" office:value="514684" calcext:value-type="float">
            <text:p>514684</text:p>
          </table:table-cell>
          <table:table-cell office:value-type="float" office:value="191779" calcext:value-type="float">
            <text:p>191779</text:p>
          </table:table-cell>
          <table:table-cell table:number-columns-repeated="16371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98664" calcext:value-type="float">
            <text:p>498664</text:p>
          </table:table-cell>
          <table:table-cell office:value-type="float" office:value="186048" calcext:value-type="float">
            <text:p>186048</text:p>
          </table:table-cell>
          <table:table-cell office:value-type="float" office:value="1371528" calcext:value-type="float">
            <text:p>1371528</text:p>
          </table:table-cell>
          <table:table-cell office:value-type="float" office:value="510825" calcext:value-type="float">
            <text:p>510825</text:p>
          </table:table-cell>
          <table:table-cell office:value-type="float" office:value="5191804" calcext:value-type="float">
            <text:p>5191804</text:p>
          </table:table-cell>
          <table:table-cell office:value-type="float" office:value="1931865" calcext:value-type="float">
            <text:p>1931865</text:p>
          </table:table-cell>
          <table:table-cell office:value-type="float" office:value="1329208" calcext:value-type="float">
            <text:p>1329208</text:p>
          </table:table-cell>
          <table:table-cell office:value-type="float" office:value="494930" calcext:value-type="float">
            <text:p>494930</text:p>
          </table:table-cell>
          <table:table-cell office:value-type="float" office:value="526664" calcext:value-type="float">
            <text:p>526664</text:p>
          </table:table-cell>
          <table:table-cell office:value-type="float" office:value="196333" calcext:value-type="float">
            <text:p>196333</text:p>
          </table:table-cell>
          <table:table-cell office:value-type="float" office:value="538582" calcext:value-type="float">
            <text:p>538582</text:p>
          </table:table-cell>
          <table:table-cell office:value-type="float" office:value="200592" calcext:value-type="float">
            <text:p>200592</text:p>
          </table:table-cell>
          <table:table-cell table:number-columns-repeated="1637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98528" calcext:value-type="float">
            <text:p>498528</text:p>
          </table:table-cell>
          <table:table-cell office:value-type="float" office:value="186074" calcext:value-type="float">
            <text:p>186074</text:p>
          </table:table-cell>
          <table:table-cell office:value-type="float" office:value="1388684" calcext:value-type="float">
            <text:p>1388684</text:p>
          </table:table-cell>
          <table:table-cell office:value-type="float" office:value="517159" calcext:value-type="float">
            <text:p>517159</text:p>
          </table:table-cell>
          <table:table-cell office:value-type="float" office:value="1943632" calcext:value-type="float">
            <text:p>1943632</text:p>
          </table:table-cell>
          <table:table-cell office:value-type="float" office:value="723488" calcext:value-type="float">
            <text:p>723488</text:p>
          </table:table-cell>
          <table:table-cell office:value-type="float" office:value="1339450" calcext:value-type="float">
            <text:p>1339450</text:p>
          </table:table-cell>
          <table:table-cell office:value-type="float" office:value="498729" calcext:value-type="float">
            <text:p>498729</text:p>
          </table:table-cell>
          <table:table-cell office:value-type="float" office:value="523902" calcext:value-type="float">
            <text:p>523902</text:p>
          </table:table-cell>
          <table:table-cell office:value-type="float" office:value="195333" calcext:value-type="float">
            <text:p>195333</text:p>
          </table:table-cell>
          <table:table-cell office:value-type="float" office:value="599178" calcext:value-type="float">
            <text:p>599178</text:p>
          </table:table-cell>
          <table:table-cell office:value-type="float" office:value="223325" calcext:value-type="float">
            <text:p>223325</text:p>
          </table:table-cell>
          <table:table-cell table:number-columns-repeated="16371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90082" calcext:value-type="float">
            <text:p>490082</text:p>
          </table:table-cell>
          <table:table-cell office:value-type="float" office:value="182940" calcext:value-type="float">
            <text:p>182940</text:p>
          </table:table-cell>
          <table:table-cell office:value-type="float" office:value="1406224" calcext:value-type="float">
            <text:p>1406224</text:p>
          </table:table-cell>
          <table:table-cell office:value-type="float" office:value="523776" calcext:value-type="float">
            <text:p>523776</text:p>
          </table:table-cell>
          <table:table-cell office:value-type="float" office:value="1851405" calcext:value-type="float">
            <text:p>1851405</text:p>
          </table:table-cell>
          <table:table-cell office:value-type="float" office:value="689682" calcext:value-type="float">
            <text:p>689682</text:p>
          </table:table-cell>
          <table:table-cell office:value-type="float" office:value="1111390" calcext:value-type="float">
            <text:p>1111390</text:p>
          </table:table-cell>
          <table:table-cell office:value-type="float" office:value="413898" calcext:value-type="float">
            <text:p>413898</text:p>
          </table:table-cell>
          <table:table-cell office:value-type="float" office:value="442648" calcext:value-type="float">
            <text:p>442648</text:p>
          </table:table-cell>
          <table:table-cell office:value-type="float" office:value="164851" calcext:value-type="float">
            <text:p>164851</text:p>
          </table:table-cell>
          <table:table-cell office:value-type="float" office:value="549576" calcext:value-type="float">
            <text:p>549576</text:p>
          </table:table-cell>
          <table:table-cell office:value-type="float" office:value="204696" calcext:value-type="float">
            <text:p>204696</text:p>
          </table:table-cell>
          <table:table-cell table:number-columns-repeated="16371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30294" calcext:value-type="float">
            <text:p>430294</text:p>
          </table:table-cell>
          <table:table-cell office:value-type="float" office:value="160346" calcext:value-type="float">
            <text:p>160346</text:p>
          </table:table-cell>
          <table:table-cell office:value-type="float" office:value="1152398" calcext:value-type="float">
            <text:p>1152398</text:p>
          </table:table-cell>
          <table:table-cell office:value-type="float" office:value="429032" calcext:value-type="float">
            <text:p>429032</text:p>
          </table:table-cell>
          <table:table-cell office:value-type="float" office:value="2729188" calcext:value-type="float">
            <text:p>2729188</text:p>
          </table:table-cell>
          <table:table-cell office:value-type="float" office:value="1015566" calcext:value-type="float">
            <text:p>1015566</text:p>
          </table:table-cell>
          <table:table-cell office:value-type="float" office:value="1181482" calcext:value-type="float">
            <text:p>1181482</text:p>
          </table:table-cell>
          <table:table-cell office:value-type="float" office:value="439745" calcext:value-type="float">
            <text:p>439745</text:p>
          </table:table-cell>
          <table:table-cell office:value-type="float" office:value="467500" calcext:value-type="float">
            <text:p>467500</text:p>
          </table:table-cell>
          <table:table-cell office:value-type="float" office:value="174125" calcext:value-type="float">
            <text:p>174125</text:p>
          </table:table-cell>
          <table:table-cell office:value-type="float" office:value="574200" calcext:value-type="float">
            <text:p>574200</text:p>
          </table:table-cell>
          <table:table-cell office:value-type="float" office:value="213853" calcext:value-type="float">
            <text:p>213853</text:p>
          </table:table-cell>
          <table:table-cell table:number-columns-repeated="16371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40214" calcext:value-type="float">
            <text:p>440214</text:p>
          </table:table-cell>
          <table:table-cell office:value-type="float" office:value="164028" calcext:value-type="float">
            <text:p>164028</text:p>
          </table:table-cell>
          <table:table-cell office:value-type="float" office:value="1157218" calcext:value-type="float">
            <text:p>1157218</text:p>
          </table:table-cell>
          <table:table-cell office:value-type="float" office:value="430786" calcext:value-type="float">
            <text:p>430786</text:p>
          </table:table-cell>
          <table:table-cell office:value-type="float" office:value="2112558" calcext:value-type="float">
            <text:p>2112558</text:p>
          </table:table-cell>
          <table:table-cell office:value-type="float" office:value="786126" calcext:value-type="float">
            <text:p>786126</text:p>
          </table:table-cell>
          <table:table-cell office:value-type="float" office:value="1115142" calcext:value-type="float">
            <text:p>1115142</text:p>
          </table:table-cell>
          <table:table-cell office:value-type="float" office:value="415038" calcext:value-type="float">
            <text:p>415038</text:p>
          </table:table-cell>
          <table:table-cell office:value-type="float" office:value="478656" calcext:value-type="float">
            <text:p>478656</text:p>
          </table:table-cell>
          <table:table-cell office:value-type="float" office:value="178311" calcext:value-type="float">
            <text:p>178311</text:p>
          </table:table-cell>
          <table:table-cell office:value-type="float" office:value="539140" calcext:value-type="float">
            <text:p>539140</text:p>
          </table:table-cell>
          <table:table-cell office:value-type="float" office:value="200775" calcext:value-type="float">
            <text:p>200775</text:p>
          </table:table-cell>
          <table:table-cell table:number-columns-repeated="16371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32192" calcext:value-type="float">
            <text:p>432192</text:p>
          </table:table-cell>
          <table:table-cell office:value-type="float" office:value="161046" calcext:value-type="float">
            <text:p>161046</text:p>
          </table:table-cell>
          <table:table-cell office:value-type="float" office:value="1112194" calcext:value-type="float">
            <text:p>1112194</text:p>
          </table:table-cell>
          <table:table-cell office:value-type="float" office:value="414014" calcext:value-type="float">
            <text:p>414014</text:p>
          </table:table-cell>
          <table:table-cell office:value-type="float" office:value="1970228" calcext:value-type="float">
            <text:p>1970228</text:p>
          </table:table-cell>
          <table:table-cell office:value-type="float" office:value="733136" calcext:value-type="float">
            <text:p>733136</text:p>
          </table:table-cell>
          <table:table-cell office:value-type="float" office:value="1080112" calcext:value-type="float">
            <text:p>1080112</text:p>
          </table:table-cell>
          <table:table-cell office:value-type="float" office:value="402029" calcext:value-type="float">
            <text:p>402029</text:p>
          </table:table-cell>
          <table:table-cell office:value-type="float" office:value="425912" calcext:value-type="float">
            <text:p>425912</text:p>
          </table:table-cell>
          <table:table-cell office:value-type="float" office:value="158622" calcext:value-type="float">
            <text:p>158622</text:p>
          </table:table-cell>
          <table:table-cell office:value-type="float" office:value="535872" calcext:value-type="float">
            <text:p>535872</text:p>
          </table:table-cell>
          <table:table-cell office:value-type="float" office:value="199585" calcext:value-type="float">
            <text:p>199585</text:p>
          </table:table-cell>
          <table:table-cell table:number-columns-repeated="16371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53066" calcext:value-type="float">
            <text:p>553066</text:p>
          </table:table-cell>
          <table:table-cell office:value-type="float" office:value="206328" calcext:value-type="float">
            <text:p>206328</text:p>
          </table:table-cell>
          <table:table-cell office:value-type="float" office:value="1599096" calcext:value-type="float">
            <text:p>1599096</text:p>
          </table:table-cell>
          <table:table-cell office:value-type="float" office:value="595454" calcext:value-type="float">
            <text:p>595454</text:p>
          </table:table-cell>
          <table:table-cell office:value-type="float" office:value="3476602" calcext:value-type="float">
            <text:p>3476602</text:p>
          </table:table-cell>
          <table:table-cell office:value-type="float" office:value="1293949" calcext:value-type="float">
            <text:p>1293949</text:p>
          </table:table-cell>
          <table:table-cell office:value-type="float" office:value="1394538" calcext:value-type="float">
            <text:p>1394538</text:p>
          </table:table-cell>
          <table:table-cell office:value-type="float" office:value="519208" calcext:value-type="float">
            <text:p>519208</text:p>
          </table:table-cell>
          <table:table-cell office:value-type="float" office:value="748889" calcext:value-type="float">
            <text:p>748889</text:p>
          </table:table-cell>
          <table:table-cell office:value-type="float" office:value="279679" calcext:value-type="float">
            <text:p>279679</text:p>
          </table:table-cell>
          <table:table-cell office:value-type="float" office:value="607834" calcext:value-type="float">
            <text:p>607834</text:p>
          </table:table-cell>
          <table:table-cell office:value-type="float" office:value="226561" calcext:value-type="float">
            <text:p>226561</text:p>
          </table:table-cell>
          <table:table-cell table:number-columns-repeated="16371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51994" calcext:value-type="float">
            <text:p>551994</text:p>
          </table:table-cell>
          <table:table-cell office:value-type="float" office:value="205999" calcext:value-type="float">
            <text:p>205999</text:p>
          </table:table-cell>
          <table:table-cell office:value-type="float" office:value="1474746" calcext:value-type="float">
            <text:p>1474746</text:p>
          </table:table-cell>
          <table:table-cell office:value-type="float" office:value="549071" calcext:value-type="float">
            <text:p>549071</text:p>
          </table:table-cell>
          <table:table-cell office:value-type="float" office:value="4791659" calcext:value-type="float">
            <text:p>4791659</text:p>
          </table:table-cell>
          <table:table-cell office:value-type="float" office:value="1783509" calcext:value-type="float">
            <text:p>1783509</text:p>
          </table:table-cell>
          <table:table-cell office:value-type="float" office:value="1113716" calcext:value-type="float">
            <text:p>1113716</text:p>
          </table:table-cell>
          <table:table-cell office:value-type="float" office:value="414558" calcext:value-type="float">
            <text:p>414558</text:p>
          </table:table-cell>
          <table:table-cell office:value-type="float" office:value="533666" calcext:value-type="float">
            <text:p>533666</text:p>
          </table:table-cell>
          <table:table-cell office:value-type="float" office:value="198861" calcext:value-type="float">
            <text:p>198861</text:p>
          </table:table-cell>
          <table:table-cell office:value-type="float" office:value="560452" calcext:value-type="float">
            <text:p>560452</text:p>
          </table:table-cell>
          <table:table-cell office:value-type="float" office:value="208731" calcext:value-type="float">
            <text:p>208731</text:p>
          </table:table-cell>
          <table:table-cell table:number-columns-repeated="16371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77378" calcext:value-type="float">
            <text:p>577378</text:p>
          </table:table-cell>
          <table:table-cell office:value-type="float" office:value="215462" calcext:value-type="float">
            <text:p>215462</text:p>
          </table:table-cell>
          <table:table-cell office:value-type="float" office:value="1513728" calcext:value-type="float">
            <text:p>1513728</text:p>
          </table:table-cell>
          <table:table-cell office:value-type="float" office:value="563571" calcext:value-type="float">
            <text:p>563571</text:p>
          </table:table-cell>
          <table:table-cell office:value-type="float" office:value="2714234" calcext:value-type="float">
            <text:p>2714234</text:p>
          </table:table-cell>
          <table:table-cell office:value-type="float" office:value="1010329" calcext:value-type="float">
            <text:p>1010329</text:p>
          </table:table-cell>
          <table:table-cell office:value-type="float" office:value="1405090" calcext:value-type="float">
            <text:p>1405090</text:p>
          </table:table-cell>
          <table:table-cell office:value-type="float" office:value="523164" calcext:value-type="float">
            <text:p>523164</text:p>
          </table:table-cell>
          <table:table-cell office:value-type="float" office:value="553648" calcext:value-type="float">
            <text:p>553648</text:p>
          </table:table-cell>
          <table:table-cell office:value-type="float" office:value="206392" calcext:value-type="float">
            <text:p>206392</text:p>
          </table:table-cell>
          <table:table-cell office:value-type="float" office:value="632410" calcext:value-type="float">
            <text:p>632410</text:p>
          </table:table-cell>
          <table:table-cell office:value-type="float" office:value="235796" calcext:value-type="float">
            <text:p>235796</text:p>
          </table:table-cell>
          <table:table-cell table:number-columns-repeated="16371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39392" calcext:value-type="float">
            <text:p>439392</text:p>
          </table:table-cell>
          <table:table-cell office:value-type="float" office:value="163719" calcext:value-type="float">
            <text:p>163719</text:p>
          </table:table-cell>
          <table:table-cell office:value-type="float" office:value="1155524" calcext:value-type="float">
            <text:p>1155524</text:p>
          </table:table-cell>
          <table:table-cell office:value-type="float" office:value="430121" calcext:value-type="float">
            <text:p>430121</text:p>
          </table:table-cell>
          <table:table-cell office:value-type="float" office:value="3323280" calcext:value-type="float">
            <text:p>3323280</text:p>
          </table:table-cell>
          <table:table-cell office:value-type="float" office:value="1236689" calcext:value-type="float">
            <text:p>1236689</text:p>
          </table:table-cell>
          <table:table-cell office:value-type="float" office:value="1167452" calcext:value-type="float">
            <text:p>1167452</text:p>
          </table:table-cell>
          <table:table-cell office:value-type="float" office:value="434496" calcext:value-type="float">
            <text:p>434496</text:p>
          </table:table-cell>
          <table:table-cell office:value-type="float" office:value="439318" calcext:value-type="float">
            <text:p>439318</text:p>
          </table:table-cell>
          <table:table-cell office:value-type="float" office:value="163621" calcext:value-type="float">
            <text:p>163621</text:p>
          </table:table-cell>
          <table:table-cell office:value-type="float" office:value="552556" calcext:value-type="float">
            <text:p>552556</text:p>
          </table:table-cell>
          <table:table-cell office:value-type="float" office:value="205782" calcext:value-type="float">
            <text:p>205782</text:p>
          </table:table-cell>
          <table:table-cell table:number-columns-repeated="16371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39044" calcext:value-type="float">
            <text:p>439044</text:p>
          </table:table-cell>
          <table:table-cell office:value-type="float" office:value="163605" calcext:value-type="float">
            <text:p>163605</text:p>
          </table:table-cell>
          <table:table-cell office:value-type="float" office:value="1175908" calcext:value-type="float">
            <text:p>1175908</text:p>
          </table:table-cell>
          <table:table-cell office:value-type="float" office:value="437873" calcext:value-type="float">
            <text:p>437873</text:p>
          </table:table-cell>
          <table:table-cell office:value-type="float" office:value="6109218" calcext:value-type="float">
            <text:p>6109218</text:p>
          </table:table-cell>
          <table:table-cell office:value-type="float" office:value="2273157" calcext:value-type="float">
            <text:p>2273157</text:p>
          </table:table-cell>
          <table:table-cell office:value-type="float" office:value="1169930" calcext:value-type="float">
            <text:p>1169930</text:p>
          </table:table-cell>
          <table:table-cell office:value-type="float" office:value="435429" calcext:value-type="float">
            <text:p>435429</text:p>
          </table:table-cell>
          <table:table-cell office:value-type="float" office:value="481600" calcext:value-type="float">
            <text:p>481600</text:p>
          </table:table-cell>
          <table:table-cell office:value-type="float" office:value="179450" calcext:value-type="float">
            <text:p>179450</text:p>
          </table:table-cell>
          <table:table-cell office:value-type="float" office:value="582360" calcext:value-type="float">
            <text:p>582360</text:p>
          </table:table-cell>
          <table:table-cell office:value-type="float" office:value="216948" calcext:value-type="float">
            <text:p>216948</text:p>
          </table:table-cell>
          <table:table-cell table:number-columns-repeated="1637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0658" calcext:value-type="float">
            <text:p>550658</text:p>
          </table:table-cell>
          <table:table-cell office:value-type="float" office:value="205417" calcext:value-type="float">
            <text:p>205417</text:p>
          </table:table-cell>
          <table:table-cell office:value-type="float" office:value="1539472" calcext:value-type="float">
            <text:p>1539472</text:p>
          </table:table-cell>
          <table:table-cell office:value-type="float" office:value="573476" calcext:value-type="float">
            <text:p>573476</text:p>
          </table:table-cell>
          <table:table-cell office:value-type="float" office:value="2811270" calcext:value-type="float">
            <text:p>2811270</text:p>
          </table:table-cell>
          <table:table-cell office:value-type="float" office:value="1046350" calcext:value-type="float">
            <text:p>1046350</text:p>
          </table:table-cell>
          <table:table-cell office:value-type="float" office:value="1469732" calcext:value-type="float">
            <text:p>1469732</text:p>
          </table:table-cell>
          <table:table-cell office:value-type="float" office:value="547299" calcext:value-type="float">
            <text:p>547299</text:p>
          </table:table-cell>
          <table:table-cell office:value-type="float" office:value="579770" calcext:value-type="float">
            <text:p>579770</text:p>
          </table:table-cell>
          <table:table-cell office:value-type="float" office:value="216129" calcext:value-type="float">
            <text:p>216129</text:p>
          </table:table-cell>
          <table:table-cell office:value-type="float" office:value="587880" calcext:value-type="float">
            <text:p>587880</text:p>
          </table:table-cell>
          <table:table-cell office:value-type="float" office:value="218991" calcext:value-type="float">
            <text:p>21899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001])" office:value-type="float" office:value="538985.924" calcext:value-type="float">
            <text:p>538985.924</text:p>
          </table:table-cell>
          <table:table-cell table:formula="of:=AVERAGE([.C2:.C1001])" office:value-type="float" office:value="201106.647" calcext:value-type="float">
            <text:p>201106.647</text:p>
          </table:table-cell>
          <table:table-cell table:formula="of:=AVERAGE([.D2:.D1001])" office:value-type="float" office:value="1443642.7" calcext:value-type="float">
            <text:p>1443642.7</text:p>
          </table:table-cell>
          <table:table-cell table:formula="of:=AVERAGE([.E2:.E1001])" office:value-type="float" office:value="537624.359" calcext:value-type="float">
            <text:p>537624.359</text:p>
          </table:table-cell>
          <table:table-cell table:formula="of:=AVERAGE([.F2:.F1001])" office:value-type="float" office:value="3861474.644" calcext:value-type="float">
            <text:p>3861474.644</text:p>
          </table:table-cell>
          <table:table-cell table:formula="of:=AVERAGE([.G2:.G1001])" office:value-type="float" office:value="1437185.007" calcext:value-type="float">
            <text:p>1437185.007</text:p>
          </table:table-cell>
          <table:table-cell table:formula="of:=AVERAGE([.H2:.H1001])" office:value-type="float" office:value="1326969.858" calcext:value-type="float">
            <text:p>1326969.858</text:p>
          </table:table-cell>
          <table:table-cell table:formula="of:=AVERAGE([.I2:.I1001])" office:value-type="float" office:value="494103.635" calcext:value-type="float">
            <text:p>494103.635</text:p>
          </table:table-cell>
          <table:table-cell table:formula="of:=AVERAGE([.J2:.J1001])" office:value-type="float" office:value="525819.9" calcext:value-type="float">
            <text:p>525819.9</text:p>
          </table:table-cell>
          <table:table-cell table:formula="of:=AVERAGE([.K2:.K1001])" office:value-type="float" office:value="195978.077" calcext:value-type="float">
            <text:p>195978.077</text:p>
          </table:table-cell>
          <table:table-cell table:formula="of:=AVERAGE([.L2:.L1001])" office:value-type="float" office:value="607668.955" calcext:value-type="float">
            <text:p>607668.955</text:p>
          </table:table-cell>
          <table:table-cell table:formula="of:=AVERAGE([.M2:.M1001])" office:value-type="float" office:value="226444.013" calcext:value-type="float">
            <text:p>226444.0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001])" office:value-type="float" office:value="538604" calcext:value-type="float">
            <text:p>538604</text:p>
          </table:table-cell>
          <table:table-cell table:formula="of:=MEDIAN([.C2:.C1001])" office:value-type="float" office:value="200977.5" calcext:value-type="float">
            <text:p>200977.5</text:p>
          </table:table-cell>
          <table:table-cell table:formula="of:=MEDIAN([.D2:.D1001])" office:value-type="float" office:value="1462682" calcext:value-type="float">
            <text:p>1462682</text:p>
          </table:table-cell>
          <table:table-cell table:formula="of:=MEDIAN([.E2:.E1001])" office:value-type="float" office:value="544672.5" calcext:value-type="float">
            <text:p>544672.5</text:p>
          </table:table-cell>
          <table:table-cell table:formula="of:=MEDIAN([.F2:.F1001])" office:value-type="float" office:value="3256766" calcext:value-type="float">
            <text:p>3256766</text:p>
          </table:table-cell>
          <table:table-cell table:formula="of:=MEDIAN([.G2:.G1001])" office:value-type="float" office:value="1211951" calcext:value-type="float">
            <text:p>1211951</text:p>
          </table:table-cell>
          <table:table-cell table:formula="of:=MEDIAN([.H2:.H1001])" office:value-type="float" office:value="1336147" calcext:value-type="float">
            <text:p>1336147</text:p>
          </table:table-cell>
          <table:table-cell table:formula="of:=MEDIAN([.I2:.I1001])" office:value-type="float" office:value="497701.5" calcext:value-type="float">
            <text:p>497701.5</text:p>
          </table:table-cell>
          <table:table-cell table:formula="of:=MEDIAN([.J2:.J1001])" office:value-type="float" office:value="523574" calcext:value-type="float">
            <text:p>523574</text:p>
          </table:table-cell>
          <table:table-cell table:formula="of:=MEDIAN([.K2:.K1001])" office:value-type="float" office:value="195236" calcext:value-type="float">
            <text:p>195236</text:p>
          </table:table-cell>
          <table:table-cell table:formula="of:=MEDIAN([.L2:.L1001])" office:value-type="float" office:value="592419" calcext:value-type="float">
            <text:p>592419</text:p>
          </table:table-cell>
          <table:table-cell table:formula="of:=MEDIAN([.M2:.M1001])" office:value-type="float" office:value="220757" calcext:value-type="float">
            <text:p>2207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S([.B2:.B1001])" office:value-type="float" office:value="79557.6295474509" calcext:value-type="float">
            <text:p>79557.6295474509</text:p>
          </table:table-cell>
          <table:table-cell table:formula="of:=COM.MICROSOFT.STDEV.S([.C2:.C1001])" office:value-type="float" office:value="29745.8092181812" calcext:value-type="float">
            <text:p>29745.8092181812</text:p>
          </table:table-cell>
          <table:table-cell table:formula="of:=COM.MICROSOFT.STDEV.S([.D2:.D1001])" office:value-type="float" office:value="172834.963868771" calcext:value-type="float">
            <text:p>172834.963868771</text:p>
          </table:table-cell>
          <table:table-cell table:formula="of:=COM.MICROSOFT.STDEV.S([.E2:.E1001])" office:value-type="float" office:value="64413.6636212009" calcext:value-type="float">
            <text:p>64413.6636212009</text:p>
          </table:table-cell>
          <table:table-cell table:formula="of:=COM.MICROSOFT.STDEV.S([.F2:.F1001])" office:value-type="float" office:value="2130213.1356473" calcext:value-type="float">
            <text:p>2130213.1356473</text:p>
          </table:table-cell>
          <table:table-cell table:formula="of:=COM.MICROSOFT.STDEV.S([.G2:.G1001])" office:value-type="float" office:value="792655.642816433" calcext:value-type="float">
            <text:p>792655.642816433</text:p>
          </table:table-cell>
          <table:table-cell table:formula="of:=COM.MICROSOFT.STDEV.S([.H2:.H1001])" office:value-type="float" office:value="179396.662762612" calcext:value-type="float">
            <text:p>179396.662762612</text:p>
          </table:table-cell>
          <table:table-cell table:formula="of:=COM.MICROSOFT.STDEV.S([.I2:.I1001])" office:value-type="float" office:value="66923.149678543" calcext:value-type="float">
            <text:p>66923.149678543</text:p>
          </table:table-cell>
          <table:table-cell table:formula="of:=COM.MICROSOFT.STDEV.S([.J2:.J1001])" office:value-type="float" office:value="69804.0675477883" calcext:value-type="float">
            <text:p>69804.0675477883</text:p>
          </table:table-cell>
          <table:table-cell table:formula="of:=COM.MICROSOFT.STDEV.S([.K2:.K1001])" office:value-type="float" office:value="26130.5471186462" calcext:value-type="float">
            <text:p>26130.5471186462</text:p>
          </table:table-cell>
          <table:table-cell table:formula="of:=COM.MICROSOFT.STDEV.S([.L2:.L1001])" office:value-type="float" office:value="68505.1604878234" calcext:value-type="float">
            <text:p>68505.1604878234</text:p>
          </table:table-cell>
          <table:table-cell table:formula="of:=COM.MICROSOFT.STDEV.S([.M2:.M1001])" office:value-type="float" office:value="25662.4228617246" calcext:value-type="float">
            <text:p>25662.422861724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MPLE SIZE</text:p>
          </table:table-cell>
          <table:table-cell table:formula="of:=COUNT([.B2:.B1001])" office:value-type="float" office:value="1000" calcext:value-type="float">
            <text:p>1000</text:p>
          </table:table-cell>
          <table:table-cell table:formula="of:=COUNT([.C2:.C1001])" office:value-type="float" office:value="1000" calcext:value-type="float">
            <text:p>1000</text:p>
          </table:table-cell>
          <table:table-cell table:formula="of:=COUNT([.D2:.D1001])" office:value-type="float" office:value="1000" calcext:value-type="float">
            <text:p>1000</text:p>
          </table:table-cell>
          <table:table-cell table:formula="of:=COUNT([.E2:.E1001])" office:value-type="float" office:value="1000" calcext:value-type="float">
            <text:p>1000</text:p>
          </table:table-cell>
          <table:table-cell table:formula="of:=COUNT([.F2:.F1001])" office:value-type="float" office:value="1000" calcext:value-type="float">
            <text:p>1000</text:p>
          </table:table-cell>
          <table:table-cell table:formula="of:=COUNT([.G2:.G1001])" office:value-type="float" office:value="1000" calcext:value-type="float">
            <text:p>1000</text:p>
          </table:table-cell>
          <table:table-cell table:formula="of:=COUNT([.H2:.H1001])" office:value-type="float" office:value="1000" calcext:value-type="float">
            <text:p>1000</text:p>
          </table:table-cell>
          <table:table-cell table:formula="of:=COUNT([.I2:.I1001])" office:value-type="float" office:value="1000" calcext:value-type="float">
            <text:p>1000</text:p>
          </table:table-cell>
          <table:table-cell table:formula="of:=COUNT([.J2:.J1001])" office:value-type="float" office:value="1000" calcext:value-type="float">
            <text:p>1000</text:p>
          </table:table-cell>
          <table:table-cell table:formula="of:=COUNT([.K2:.K1001])" office:value-type="float" office:value="1000" calcext:value-type="float">
            <text:p>1000</text:p>
          </table:table-cell>
          <table:table-cell table:formula="of:=COUNT([.L2:.L1001])" office:value-type="float" office:value="1000" calcext:value-type="float">
            <text:p>1000</text:p>
          </table:table-cell>
          <table:table-cell table:formula="of:=COUNT([.M2:.M1001])" office:value-type="float" office:value="1000" calcext:value-type="float">
            <text:p>10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GIN ERROR</text:p>
          </table:table-cell>
          <table:table-cell table:formula="of:=1.96 * [.B1004] / SQRT([.B1005])" office:value-type="float" office:value="4931.03296643157" calcext:value-type="float">
            <text:p>4931.03296643157</text:p>
          </table:table-cell>
          <table:table-cell table:formula="of:=1.96 * [.C1004] / SQRT([.C1005])" office:value-type="float" office:value="1843.66435629599" calcext:value-type="float">
            <text:p>1843.66435629599</text:p>
          </table:table-cell>
          <table:table-cell table:formula="of:=1.96 * [.D1004] / SQRT([.D1005])" office:value-type="float" office:value="10712.4220447092" calcext:value-type="float">
            <text:p>10712.4220447092</text:p>
          </table:table-cell>
          <table:table-cell table:formula="of:=1.96 * [.E1004] / SQRT([.E1005])" office:value-type="float" office:value="3992.40023378692" calcext:value-type="float">
            <text:p>3992.40023378692</text:p>
          </table:table-cell>
          <table:table-cell table:formula="of:=1.96 * [.F1004] / SQRT([.F1005])" office:value-type="float" office:value="132031.978040992" calcext:value-type="float">
            <text:p>132031.978040992</text:p>
          </table:table-cell>
          <table:table-cell table:formula="of:=1.96 * [.G1004] / SQRT([.G1005])" office:value-type="float" office:value="49129.3057371023" calcext:value-type="float">
            <text:p>49129.3057371023</text:p>
          </table:table-cell>
          <table:table-cell table:formula="of:=1.96 * [.H1004] / SQRT([.H1005])" office:value-type="float" office:value="11119.1203556742" calcext:value-type="float">
            <text:p>11119.1203556742</text:p>
          </table:table-cell>
          <table:table-cell table:formula="of:=1.96 * [.I1004] / SQRT([.I1005])" office:value-type="float" office:value="4147.9397910606" calcext:value-type="float">
            <text:p>4147.9397910606</text:p>
          </table:table-cell>
          <table:table-cell table:formula="of:=1.96 * [.J1004] / SQRT([.J1005])" office:value-type="float" office:value="4326.50093054701" calcext:value-type="float">
            <text:p>4326.50093054701</text:p>
          </table:table-cell>
          <table:table-cell table:formula="of:=1.96 * [.K1004] / SQRT([.K1005])" office:value-type="float" office:value="1619.58808986494" calcext:value-type="float">
            <text:p>1619.58808986494</text:p>
          </table:table-cell>
          <table:table-cell table:formula="of:=1.96 * [.L1004] / SQRT([.L1005])" office:value-type="float" office:value="4245.99383689111" calcext:value-type="float">
            <text:p>4245.99383689111</text:p>
          </table:table-cell>
          <table:table-cell table:formula="of:=1.96 * [.M1004] / SQRT([.M1005])" office:value-type="float" office:value="1590.57344781995" calcext:value-type="float">
            <text:p>1590.573447819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95% CI</text:p>
          </table:table-cell>
          <table:table-cell table:formula="of:=&quot;[&quot; &amp; ROUND([.B1002]-[.B1006];2) &amp; &quot;, &quot; &amp; ROUND([.B1002]+[.B1006];2) &amp; &quot;]&quot;" office:value-type="string" office:string-value="[534054.89, 543916.96]" calcext:value-type="string">
            <text:p>[534054.89, 543916.96]</text:p>
          </table:table-cell>
          <table:table-cell table:formula="of:=&quot;[&quot; &amp; ROUND([.C1002]-[.C1006];2) &amp; &quot;, &quot; &amp; ROUND([.C1002]+[.C1006];2) &amp; &quot;]&quot;" office:value-type="string" office:string-value="[199262.98, 202950.31]" calcext:value-type="string">
            <text:p>[199262.98, 202950.31]</text:p>
          </table:table-cell>
          <table:table-cell table:formula="of:=&quot;[&quot; &amp; ROUND([.D1002]-[.D1006];2) &amp; &quot;, &quot; &amp; ROUND([.D1002]+[.D1006];2) &amp; &quot;]&quot;" office:value-type="string" office:string-value="[1432930.28, 1454355.12]" calcext:value-type="string">
            <text:p>[1432930.28, 1454355.12]</text:p>
          </table:table-cell>
          <table:table-cell table:formula="of:=&quot;[&quot; &amp; ROUND([.E1002]-[.E1006];2) &amp; &quot;, &quot; &amp; ROUND([.E1002]+[.E1006];2) &amp; &quot;]&quot;" office:value-type="string" office:string-value="[533631.96, 541616.76]" calcext:value-type="string">
            <text:p>[533631.96, 541616.76]</text:p>
          </table:table-cell>
          <table:table-cell table:formula="of:=&quot;[&quot; &amp; ROUND([.F1002]-[.F1006];2) &amp; &quot;, &quot; &amp; ROUND([.F1002]+[.F1006];2) &amp; &quot;]&quot;" office:value-type="string" office:string-value="[3729442.67, 3993506.62]" calcext:value-type="string">
            <text:p>[3729442.67, 3993506.62]</text:p>
          </table:table-cell>
          <table:table-cell table:formula="of:=&quot;[&quot; &amp; ROUND([.G1002]-[.G1006];2) &amp; &quot;, &quot; &amp; ROUND([.G1002]+[.G1006];2) &amp; &quot;]&quot;" office:value-type="string" office:string-value="[1388055.7, 1486314.31]" calcext:value-type="string">
            <text:p>[1388055.7, 1486314.31]</text:p>
          </table:table-cell>
          <table:table-cell table:formula="of:=&quot;[&quot; &amp; ROUND([.H1002]-[.H1006];2) &amp; &quot;, &quot; &amp; ROUND([.H1002]+[.H1006];2) &amp; &quot;]&quot;" office:value-type="string" office:string-value="[1315850.74, 1338088.98]" calcext:value-type="string">
            <text:p>[1315850.74, 1338088.98]</text:p>
          </table:table-cell>
          <table:table-cell table:formula="of:=&quot;[&quot; &amp; ROUND([.I1002]-[.I1006];2) &amp; &quot;, &quot; &amp; ROUND([.I1002]+[.I1006];2) &amp; &quot;]&quot;" office:value-type="string" office:string-value="[489955.7, 498251.57]" calcext:value-type="string">
            <text:p>[489955.7, 498251.57]</text:p>
          </table:table-cell>
          <table:table-cell table:formula="of:=&quot;[&quot; &amp; ROUND([.J1002]-[.J1006];2) &amp; &quot;, &quot; &amp; ROUND([.J1002]+[.J1006];2) &amp; &quot;]&quot;" office:value-type="string" office:string-value="[521493.4, 530146.4]" calcext:value-type="string">
            <text:p>[521493.4, 530146.4]</text:p>
          </table:table-cell>
          <table:table-cell table:formula="of:=&quot;[&quot; &amp; ROUND([.K1002]-[.K1006];2) &amp; &quot;, &quot; &amp; ROUND([.K1002]+[.K1006];2) &amp; &quot;]&quot;" office:value-type="string" office:string-value="[194358.49, 197597.67]" calcext:value-type="string">
            <text:p>[194358.49, 197597.67]</text:p>
          </table:table-cell>
          <table:table-cell table:formula="of:=&quot;[&quot; &amp; ROUND([.L1002]-[.L1006];2) &amp; &quot;, &quot; &amp; ROUND([.L1002]+[.L1006];2) &amp; &quot;]&quot;" office:value-type="string" office:string-value="[603422.96, 611914.95]" calcext:value-type="string">
            <text:p>[603422.96, 611914.95]</text:p>
          </table:table-cell>
          <table:table-cell table:formula="of:=&quot;[&quot; &amp; ROUND([.M1002]-[.M1006];2) &amp; &quot;, &quot; &amp; ROUND([.M1002]+[.M1006];2) &amp; &quot;]&quot;" office:value-type="string" office:string-value="[224853.44, 228034.59]" calcext:value-type="string">
            <text:p>[224853.44, 228034.59]</text:p>
          </table:table-cell>
          <table:table-cell table:number-columns-repeated="16371"/>
        </table:table-row>
        <table:table-row table:style-name="ro1" table:number-rows-repeated="1047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17:32:27.2808579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5T17:31:45.866706708</dc:date>
    <meta:editing-duration>PT7M2S</meta:editing-duration>
    <meta:editing-cycles>1</meta:editing-cycles>
    <meta:generator>LibreOffice/24.2.7.2$Linux_X86_64 LibreOffice_project/420$Build-2</meta:generator>
    <meta:document-statistic meta:table-count="1" meta:cell-count="13091" meta:object-count="0"/>
  </office:meta>
</office:document-meta>
</file>